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7c6" officeooo:paragraph-rsid="001ae7c6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3918ee" officeooo:paragraph-rsid="004e2a5b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4e2a5b" officeooo:paragraph-rsid="004e2a5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fo:language="en" fo:country="US" officeooo:rsid="00185b13" officeooo:paragraph-rsid="001ea63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fo:language="en" fo:country="US" officeooo:rsid="008578d0" officeooo:paragraph-rsid="008578d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officeooo:paragraph-rsid="008578d0"/>
    </style:style>
    <style:style style:name="P7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1ae7c6" style:font-size-asian="10.5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1ae7c6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228a03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d0530" officeooo:paragraph-rsid="001f872b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85b13" officeooo:paragraph-rsid="001ea639" style:font-size-asian="10.5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Liberation Serif" fo:font-size="12pt" fo:language="en" fo:country="US" officeooo:rsid="00185b13" officeooo:paragraph-rsid="001ea639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f872b" officeooo:paragraph-rsid="001f872b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12dca" officeooo:paragraph-rsid="00212dca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28a03" officeooo:paragraph-rsid="001ae7c6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49e960" style:font-size-asian="10.5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80e5c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9f41d" style:font-size-asian="10.5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d798e" officeooo:paragraph-rsid="002d798e" style:font-size-asian="10.5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368c79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1f872b" style:font-size-asian="10.5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1d0530" style:font-size-asian="10.5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f4ba" officeooo:paragraph-rsid="0036f4ba" style:font-size-asian="10.5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37a803" style:font-size-asian="10.5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29f41d" style:font-size-asian="10.5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4b899f" style:font-size-asian="10.5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4d7fdd" style:font-size-asian="10.5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af253" officeooo:paragraph-rsid="003af253" style:font-size-asian="10.5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3cdaed" style:font-size-asian="10.5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6e3332" style:font-size-asian="10.5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9a130f" style:font-size-asian="10.5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9ab2" officeooo:paragraph-rsid="003d9ab2" style:font-size-asian="10.5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3f0d05" style:font-size-asian="10.5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37a803" style:font-size-asian="10.5pt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404c9d" style:font-size-asian="10.5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1ae7c6" style:font-size-asian="10.5pt" style:font-size-complex="12pt"/>
    </style:style>
    <style:style style:name="P3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442b94" style:font-size-asian="10.5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4490ff" style:font-size-asian="10.5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b899f" officeooo:paragraph-rsid="004b899f" style:font-size-asian="10.5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918ee" officeooo:paragraph-rsid="004e2a5b" style:font-size-asian="10.5pt" style:font-size-complex="12pt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918ee" officeooo:paragraph-rsid="003918ee" style:font-size-asian="10.5pt" style:font-size-complex="12pt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4e2a5b" style:font-size-asian="10.5pt" style:font-size-complex="12pt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50267e" style:font-size-asian="10.5pt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6bfb6" officeooo:paragraph-rsid="0026bfb6" style:font-size-asian="10.5pt" style:font-size-complex="12pt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0267e" officeooo:paragraph-rsid="0050267e" style:font-size-asian="10.5pt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06008" officeooo:paragraph-rsid="00506008" style:font-size-asian="10.5pt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b746a" officeooo:paragraph-rsid="001b746a" style:font-size-asian="10.5pt" style:font-size-complex="12pt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04a6d" officeooo:paragraph-rsid="00604a6d" style:font-size-asian="10.5pt" style:font-size-complex="12pt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24018" officeooo:paragraph-rsid="0023c4e1" style:font-size-asian="10.5pt" style:font-size-complex="12pt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6d275" officeooo:paragraph-rsid="0066d275" style:font-size-asian="10.5pt" style:font-size-complex="12pt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6d275" officeooo:paragraph-rsid="00671aef" style:font-size-asian="10.5pt" style:font-size-complex="12pt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71aef" officeooo:paragraph-rsid="00671aef" style:font-size-asian="10.5pt" style:font-size-complex="12pt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e3f31" officeooo:paragraph-rsid="006e3f31" style:font-size-asian="10.5pt" style:font-size-complex="12pt"/>
    </style:style>
    <style:style style:name="P5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43a58" officeooo:paragraph-rsid="00743a58" style:font-size-asian="10.5pt" style:font-size-complex="12pt"/>
    </style:style>
    <style:style style:name="P5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53aab" officeooo:paragraph-rsid="00753aab" style:font-size-asian="10.5pt" style:font-size-complex="12pt"/>
    </style:style>
    <style:style style:name="P5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734ac" officeooo:paragraph-rsid="007734ac" style:font-size-asian="10.5pt" style:font-size-complex="12pt"/>
    </style:style>
    <style:style style:name="P5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76c60" officeooo:paragraph-rsid="00776c60" style:font-size-asian="10.5pt" style:font-size-complex="12pt"/>
    </style:style>
    <style:style style:name="P6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8fc22" officeooo:paragraph-rsid="0078fc22" style:font-size-asian="10.5pt" style:font-size-complex="12pt"/>
    </style:style>
    <style:style style:name="P6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41626" officeooo:paragraph-rsid="00841626" style:font-size-asian="10.5pt" style:font-size-complex="12pt"/>
    </style:style>
    <style:style style:name="P6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8b062" officeooo:paragraph-rsid="0088b062" style:font-size-asian="10.5pt" style:font-size-complex="12pt"/>
    </style:style>
    <style:style style:name="P6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97ede" officeooo:paragraph-rsid="00897ede" style:font-size-asian="10.5pt" style:font-size-complex="12pt"/>
    </style:style>
    <style:style style:name="P6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97ede" officeooo:paragraph-rsid="008ec8c5" style:font-size-asian="10.5pt" style:font-size-complex="12pt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5919b" officeooo:paragraph-rsid="0095919b" style:font-size-asian="10.5pt" style:font-size-complex="12pt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2b1ca" officeooo:paragraph-rsid="0092b1ca" style:font-size-asian="10.5pt" style:font-size-complex="12pt"/>
    </style:style>
    <style:style style:name="P6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2b1ca" officeooo:paragraph-rsid="00afbb9b" style:font-size-asian="10.5pt" style:font-size-complex="12pt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aa7846" officeooo:paragraph-rsid="00aa7846" style:font-size-asian="10.5pt" style:font-size-complex="12pt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44f4f" officeooo:paragraph-rsid="00b44f4f" style:font-size-asian="10.5pt" style:font-size-complex="12pt"/>
    </style:style>
    <style:style style:name="P7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fb65f" officeooo:paragraph-rsid="00bfb65f" style:font-size-asian="10.5pt" style:font-size-complex="12pt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cdaed" officeooo:paragraph-rsid="003cdaed" style:font-size-asian="10.5pt" style:font-style-asian="italic" style:font-size-complex="12pt" style:font-style-complex="italic"/>
    </style:style>
    <style:style style:name="P7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cdaed" officeooo:paragraph-rsid="006e3f31" style:font-size-asian="10.5pt" style:font-style-asian="italic" style:font-size-complex="12pt" style:font-style-complex="italic"/>
    </style:style>
    <style:style style:name="P7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4b899f" style:font-size-asian="10.5pt" style:font-style-asian="italic" style:font-size-complex="12pt" style:font-style-complex="italic"/>
    </style:style>
    <style:style style:name="P7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4d7fdd" style:font-size-asian="10.5pt" style:font-style-asian="italic" style:font-size-complex="12pt" style:font-style-complex="italic"/>
    </style:style>
    <style:style style:name="P75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a8a6d5" style:font-size-asian="10.5pt" style:font-style-asian="italic" style:font-size-complex="12pt" style:font-style-complex="italic"/>
    </style:style>
    <style:style style:name="P76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6d275" officeooo:paragraph-rsid="0066d275" style:font-size-asian="10.5pt" style:font-style-asian="italic" style:font-size-complex="12pt" style:font-style-complex="italic"/>
    </style:style>
    <style:style style:name="P77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6d275" officeooo:paragraph-rsid="00671aef" style:font-size-asian="10.5pt" style:font-style-asian="italic" style:font-size-complex="12pt" style:font-style-complex="italic"/>
    </style:style>
    <style:style style:name="P7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71aef" officeooo:paragraph-rsid="00671aef" style:font-size-asian="10.5pt" style:font-style-asian="italic" style:font-size-complex="12pt" style:font-style-complex="italic"/>
    </style:style>
    <style:style style:name="P79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90f653" officeooo:paragraph-rsid="0090f653" style:font-size-asian="10.5pt" style:font-style-asian="italic" style:font-size-complex="12pt" style:font-style-complex="italic"/>
    </style:style>
    <style:style style:name="P80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966d48" officeooo:paragraph-rsid="00966d48" style:font-size-asian="10.5pt" style:font-style-asian="italic" style:font-size-complex="12pt" style:font-style-complex="italic"/>
    </style:style>
    <style:style style:name="P8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a8a6d5" officeooo:paragraph-rsid="00a8a6d5" style:font-size-asian="10.5pt" style:font-style-asian="italic" style:font-size-complex="12pt" style:font-style-complex="italic"/>
    </style:style>
    <style:style style:name="P8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b899f" officeooo:paragraph-rsid="004b899f" style:font-size-asian="10.5pt" style:font-style-asian="normal" style:font-size-complex="12pt" style:font-style-complex="normal"/>
    </style:style>
    <style:style style:name="P8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66d275" officeooo:paragraph-rsid="00671aef" style:font-size-asian="10.5pt" style:font-style-asian="normal" style:font-size-complex="12pt" style:font-style-complex="normal"/>
    </style:style>
    <style:style style:name="P8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671aef" officeooo:paragraph-rsid="00671aef" style:font-size-asian="10.5pt" style:font-style-asian="normal" style:font-size-complex="12pt" style:font-style-complex="normal"/>
    </style:style>
    <style:style style:name="P85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897ede" officeooo:paragraph-rsid="00897ede" style:font-size-asian="10.5pt" style:font-style-asian="normal" style:font-size-complex="12pt" style:font-style-complex="normal"/>
    </style:style>
    <style:style style:name="P86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90f653" officeooo:paragraph-rsid="0090f653" style:font-size-asian="10.5pt" style:font-style-asian="normal" style:font-size-complex="12pt" style:font-style-complex="normal"/>
    </style:style>
    <style:style style:name="P87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966d48" officeooo:paragraph-rsid="00966d48" style:font-size-asian="10.5pt" style:font-style-asian="normal" style:font-size-complex="12pt" style:font-style-complex="normal"/>
    </style:style>
    <style:style style:name="P8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a8a6d5" officeooo:paragraph-rsid="00a8a6d5" style:font-size-asian="10.5pt" style:font-style-asian="normal" style:font-size-complex="12pt" style:font-style-complex="normal"/>
    </style:style>
    <style:style style:name="P89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b172be" officeooo:paragraph-rsid="00b172be" style:font-size-asian="10.5pt" style:font-style-asian="normal" style:font-size-complex="12pt" style:font-style-complex="normal"/>
    </style:style>
    <style:style style:name="P90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b44af9" officeooo:paragraph-rsid="00b172be" style:font-size-asian="10.5pt" style:font-style-asian="normal" style:font-size-complex="12pt" style:font-style-complex="normal"/>
    </style:style>
    <style:style style:name="P91" style:family="paragraph" style:parent-style-name="Text_20_body">
      <style:paragraph-properties fo:text-align="center" style:justify-single-word="false"/>
      <style:text-properties officeooo:paragraph-rsid="001ae7c6"/>
    </style:style>
    <style:style style:name="P92" style:family="paragraph" style:parent-style-name="Text_20_body">
      <style:text-properties officeooo:paragraph-rsid="001e16ea"/>
    </style:style>
    <style:style style:name="P93" style:family="paragraph" style:parent-style-name="Text_20_body">
      <style:text-properties officeooo:rsid="019ddc74" officeooo:paragraph-rsid="001e16ea"/>
    </style:style>
    <style:style style:name="P94" style:family="paragraph" style:parent-style-name="Title">
      <style:text-properties officeooo:paragraph-rsid="00841626"/>
    </style:style>
    <style:style style:name="P95" style:family="paragraph" style:parent-style-name="Text_20_body" style:list-style-name="L1">
      <style:text-properties officeooo:paragraph-rsid="001e16ea"/>
    </style:style>
    <style:style style:name="P96" style:family="paragraph" style:parent-style-name="Text_20_body" style:list-style-name="L1">
      <style:paragraph-properties fo:text-align="justify" style:justify-single-word="false"/>
      <style:text-properties style:font-name="Liberation Serif" fo:font-size="12pt" fo:language="en" fo:country="US" officeooo:rsid="001ae7c6" officeooo:paragraph-rsid="001e16ea" style:font-size-asian="10.5pt" style:font-size-complex="12pt"/>
    </style:style>
    <style:style style:name="P97" style:family="paragraph" style:parent-style-name="Text_20_body" style:list-style-name="L1">
      <style:paragraph-properties fo:text-align="justify" style:justify-single-word="false"/>
      <style:text-properties style:font-name="Liberation Serif" fo:font-size="12pt" fo:language="en" fo:country="US" officeooo:rsid="00841626" officeooo:paragraph-rsid="00841626" style:font-size-asian="10.5pt" style:font-size-complex="12pt"/>
    </style:style>
    <style:style style:name="P98" style:family="paragraph" style:parent-style-name="Text_20_body" style:list-style-name="L2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99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624018" officeooo:paragraph-rsid="00624018" style:font-size-asian="10.5pt" style:font-size-complex="12pt"/>
    </style:style>
    <style:style style:name="P100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101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23c4e1" officeooo:paragraph-rsid="00a6e9a0" style:font-size-asian="10.5pt" style:font-size-complex="12pt"/>
    </style:style>
    <style:style style:name="P102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a6e9a0" officeooo:paragraph-rsid="00a6e9a0" style:font-size-asian="10.5pt" style:font-size-complex="12pt"/>
    </style:style>
    <style:style style:name="P103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bfa3b4" officeooo:paragraph-rsid="00a6e9a0" style:font-size-asian="10.5pt" style:font-size-complex="12pt"/>
    </style:style>
    <style:style style:name="P10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e3f31" officeooo:paragraph-rsid="006e3f31" style:font-size-asian="10.5pt" style:font-size-complex="12pt"/>
    </style:style>
    <style:style style:name="P10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15347" officeooo:paragraph-rsid="006e3f31" style:font-size-asian="10.5pt" style:font-size-complex="12pt"/>
    </style:style>
    <style:style style:name="P10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15347" officeooo:paragraph-rsid="00c15347" style:font-size-asian="10.5pt" style:font-size-complex="12pt"/>
    </style:style>
    <style:style style:name="P10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225e5" officeooo:paragraph-rsid="00c225e5" style:font-size-asian="10.5pt" style:font-size-complex="12pt"/>
    </style:style>
    <style:style style:name="P10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26867" officeooo:paragraph-rsid="00c26867" style:font-size-asian="10.5pt" style:font-size-complex="12pt"/>
    </style:style>
    <style:style style:name="P10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45f37" officeooo:paragraph-rsid="00c45f37" style:font-size-asian="10.5pt" style:font-size-complex="12pt"/>
    </style:style>
    <style:style style:name="P110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c15347" officeooo:paragraph-rsid="006e3f31" style:font-size-asian="10.5pt" style:font-style-asian="italic" style:font-size-complex="12pt" style:font-style-complex="italic"/>
    </style:style>
    <style:style style:name="P11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c225e5" officeooo:paragraph-rsid="00c225e5" style:font-size-asian="10.5pt" style:font-style-asian="italic" style:font-size-complex="12pt" style:font-style-complex="italic"/>
    </style:style>
    <style:style style:name="P11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c26867" officeooo:paragraph-rsid="00c26867" style:font-size-asian="10.5pt" style:font-style-asian="italic" style:font-size-complex="12pt" style:font-style-complex="italic"/>
    </style:style>
    <style:style style:name="P11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c15347" officeooo:paragraph-rsid="00c15347" style:font-size-asian="10.5pt" style:font-style-asian="normal" style:font-size-complex="12pt" style:font-style-complex="normal"/>
    </style:style>
    <style:style style:name="P114" style:family="paragraph" style:parent-style-name="Text_20_body" style:list-style-name="L2">
      <style:text-properties officeooo:rsid="019ddc74" officeooo:paragraph-rsid="001e16ea"/>
    </style:style>
    <style:style style:name="P115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6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7" style:family="paragraph" style:parent-style-name="Heading_20_1" style:list-style-name=""/>
    <style:style style:name="P118" style:family="paragraph" style:parent-style-name="Heading_20_1">
      <style:paragraph-properties fo:break-before="page"/>
    </style:style>
    <style:style style:name="P119" style:family="paragraph" style:parent-style-name="Index_20_Separator">
      <style:paragraph-properties>
        <style:tab-stops/>
      </style:paragraph-properties>
    </style:style>
    <style:style style:name="T1" style:family="text">
      <style:text-properties officeooo:rsid="0032ab1f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 fo:font-weight="bold" officeooo:rsid="00749e07" style:font-weight-asian="bold" style:font-weight-complex="bold"/>
    </style:style>
    <style:style style:name="T4" style:family="text">
      <style:text-properties style:text-position="super 58%" fo:font-weight="bold" officeooo:rsid="001e16ea" style:font-weight-asian="bold" style:font-weight-complex="bold"/>
    </style:style>
    <style:style style:name="T5" style:family="text">
      <style:text-properties style:text-position="super 58%" fo:font-weight="bold" officeooo:rsid="007b6295" style:font-weight-asian="bold" style:font-weight-complex="bold"/>
    </style:style>
    <style:style style:name="T6" style:family="text">
      <style:text-properties style:text-position="super 58%" fo:font-weight="bold" officeooo:rsid="008578d0" style:font-weight-asian="bold" style:font-weight-complex="bold"/>
    </style:style>
    <style:style style:name="T7" style:family="text">
      <style:text-properties officeooo:rsid="00184249"/>
    </style:style>
    <style:style style:name="T8" style:family="text">
      <style:text-properties officeooo:rsid="001e16ea"/>
    </style:style>
    <style:style style:name="T9" style:family="text">
      <style:text-properties officeooo:rsid="0016dcb2"/>
    </style:style>
    <style:style style:name="T10" style:family="text">
      <style:text-properties officeooo:rsid="002af49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af49a" style:font-weight-asian="bold" style:font-weight-complex="bold"/>
    </style:style>
    <style:style style:name="T13" style:family="text">
      <style:text-properties fo:font-weight="bold" officeooo:rsid="001f5ebc" style:font-weight-asian="bold" style:font-weight-complex="bold"/>
    </style:style>
    <style:style style:name="T14" style:family="text">
      <style:text-properties fo:font-weight="bold" officeooo:rsid="007cf8cf" style:font-weight-asian="bold" style:font-weight-complex="bold"/>
    </style:style>
    <style:style style:name="T15" style:family="text">
      <style:text-properties fo:font-weight="bold" officeooo:rsid="0037a73d" style:font-weight-asian="bold" style:font-weight-complex="bold"/>
    </style:style>
    <style:style style:name="T16" style:family="text">
      <style:text-properties officeooo:rsid="00368c79"/>
    </style:style>
    <style:style style:name="T17" style:family="text">
      <style:text-properties officeooo:rsid="0036f4ba"/>
    </style:style>
    <style:style style:name="T18" style:family="text">
      <style:text-properties officeooo:rsid="0037a73d"/>
    </style:style>
    <style:style style:name="T19" style:family="text">
      <style:text-properties officeooo:rsid="0037a803"/>
    </style:style>
    <style:style style:name="T20" style:family="text">
      <style:text-properties officeooo:rsid="003918ee"/>
    </style:style>
    <style:style style:name="T21" style:family="text">
      <style:text-properties officeooo:rsid="003d9ab2"/>
    </style:style>
    <style:style style:name="T22" style:family="text">
      <style:text-properties fo:font-style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04c9d" style:font-style-asian="italic" style:font-style-complex="italic"/>
    </style:style>
    <style:style style:name="T25" style:family="text">
      <style:text-properties fo:font-style="italic" officeooo:rsid="0037a73d" style:font-style-asian="italic" style:font-style-complex="italic"/>
    </style:style>
    <style:style style:name="T26" style:family="text">
      <style:text-properties fo:font-style="italic" officeooo:rsid="0044ef6e" style:font-style-asian="italic" style:font-style-complex="italic"/>
    </style:style>
    <style:style style:name="T27" style:family="text">
      <style:text-properties fo:font-style="italic" officeooo:rsid="004b899f" style:font-style-asian="italic" style:font-style-complex="italic"/>
    </style:style>
    <style:style style:name="T28" style:family="text">
      <style:text-properties fo:font-style="italic" officeooo:rsid="004c2d5a" style:font-style-asian="italic" style:font-style-complex="italic"/>
    </style:style>
    <style:style style:name="T29" style:family="text">
      <style:text-properties fo:font-style="italic" officeooo:rsid="0066d275" style:font-style-asian="italic" style:font-style-complex="italic"/>
    </style:style>
    <style:style style:name="T30" style:family="text">
      <style:text-properties fo:font-style="italic" officeooo:rsid="006e3332" style:font-style-asian="italic" style:font-style-complex="italic"/>
    </style:style>
    <style:style style:name="T31" style:family="text">
      <style:text-properties fo:font-style="italic" officeooo:rsid="0090f653" style:font-style-asian="italic" style:font-style-complex="italic"/>
    </style:style>
    <style:style style:name="T32" style:family="text">
      <style:text-properties fo:font-style="italic" officeooo:rsid="0092b1ca" style:font-style-asian="italic" style:font-style-complex="italic"/>
    </style:style>
    <style:style style:name="T33" style:family="text">
      <style:text-properties fo:font-style="italic" officeooo:rsid="009a130f" style:font-style-asian="italic" style:font-style-complex="italic"/>
    </style:style>
    <style:style style:name="T34" style:family="text">
      <style:text-properties officeooo:rsid="00404c9d"/>
    </style:style>
    <style:style style:name="T35" style:family="text">
      <style:text-properties officeooo:rsid="004490ff"/>
    </style:style>
    <style:style style:name="T36" style:family="text">
      <style:text-properties officeooo:rsid="0044ef6e"/>
    </style:style>
    <style:style style:name="T37" style:family="text">
      <style:text-properties officeooo:rsid="0048f9db"/>
    </style:style>
    <style:style style:name="T38" style:family="text">
      <style:text-properties officeooo:rsid="0049e960"/>
    </style:style>
    <style:style style:name="T39" style:family="text">
      <style:text-properties officeooo:rsid="004d7fdd"/>
    </style:style>
    <style:style style:name="T40" style:family="text">
      <style:text-properties officeooo:rsid="004e0c01"/>
    </style:style>
    <style:style style:name="T41" style:family="text">
      <style:text-properties officeooo:rsid="004e2a5b"/>
    </style:style>
    <style:style style:name="T42" style:family="text">
      <style:text-properties officeooo:rsid="0050267e"/>
    </style:style>
    <style:style style:name="T43" style:family="text">
      <style:text-properties officeooo:rsid="00518c1c"/>
    </style:style>
    <style:style style:name="T44" style:family="text">
      <style:text-properties officeooo:rsid="00579a99"/>
    </style:style>
    <style:style style:name="T45" style:family="text">
      <style:text-properties officeooo:rsid="00624018"/>
    </style:style>
    <style:style style:name="T46" style:family="text">
      <style:text-properties officeooo:rsid="0066d275"/>
    </style:style>
    <style:style style:name="T47" style:family="text">
      <style:text-properties officeooo:rsid="00671aef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66d275" style:font-style-asian="normal" style:font-style-complex="normal"/>
    </style:style>
    <style:style style:name="T50" style:family="text">
      <style:text-properties fo:font-style="normal" officeooo:rsid="006e3332" style:font-style-asian="normal" style:font-style-complex="normal"/>
    </style:style>
    <style:style style:name="T51" style:family="text">
      <style:text-properties fo:font-style="normal" officeooo:rsid="004b899f" style:font-style-asian="normal" style:font-style-complex="normal"/>
    </style:style>
    <style:style style:name="T52" style:family="text">
      <style:text-properties officeooo:rsid="006a9067"/>
    </style:style>
    <style:style style:name="T53" style:family="text">
      <style:text-properties officeooo:rsid="006e3332"/>
    </style:style>
    <style:style style:name="T54" style:family="text">
      <style:text-properties officeooo:rsid="006e3f31"/>
    </style:style>
    <style:style style:name="T55" style:family="text">
      <style:text-properties officeooo:rsid="0070a716"/>
    </style:style>
    <style:style style:name="T56" style:family="text">
      <style:text-properties officeooo:rsid="00753aab"/>
    </style:style>
    <style:style style:name="T57" style:family="text">
      <style:text-properties officeooo:rsid="007b6295"/>
    </style:style>
    <style:style style:name="T58" style:family="text">
      <style:text-properties officeooo:rsid="007cf8cf"/>
    </style:style>
    <style:style style:name="T59" style:family="text">
      <style:text-properties officeooo:rsid="00841626"/>
    </style:style>
    <style:style style:name="T60" style:family="text">
      <style:text-properties style:font-name="Liberation Serif" fo:font-size="12pt" fo:language="en" fo:country="US" officeooo:rsid="008578d0" style:font-size-asian="10.5pt" style:font-size-complex="12pt"/>
    </style:style>
    <style:style style:name="T61" style:family="text">
      <style:text-properties style:font-name="Liberation Serif" fo:font-size="12pt" fo:language="en" fo:country="US" fo:font-weight="bold" officeooo:rsid="008578d0" style:font-size-asian="10.5pt" style:font-weight-asian="bold" style:font-size-complex="12pt" style:font-weight-complex="bold"/>
    </style:style>
    <style:style style:name="T62" style:family="text">
      <style:text-properties style:font-name="Liberation Serif" fo:font-size="12pt" fo:language="en" fo:country="US" fo:font-style="italic" officeooo:rsid="008578d0" style:font-size-asian="10.5pt" style:font-size-complex="12pt"/>
    </style:style>
    <style:style style:name="T63" style:family="text">
      <style:text-properties style:text-position="0% 100%" fo:font-weight="bold" style:font-weight-asian="bold" style:font-weight-complex="bold"/>
    </style:style>
    <style:style style:name="T64" style:family="text">
      <style:text-properties officeooo:rsid="008a73ed"/>
    </style:style>
    <style:style style:name="T65" style:family="text">
      <style:text-properties officeooo:rsid="008afc92"/>
    </style:style>
    <style:style style:name="T66" style:family="text">
      <style:text-properties officeooo:rsid="008b1f78"/>
    </style:style>
    <style:style style:name="T67" style:family="text">
      <style:text-properties officeooo:rsid="008ec8c5"/>
    </style:style>
    <style:style style:name="T68" style:family="text">
      <style:text-properties officeooo:rsid="0092b1ca"/>
    </style:style>
    <style:style style:name="T69" style:family="text">
      <style:text-properties officeooo:rsid="009467a3"/>
    </style:style>
    <style:style style:name="T70" style:family="text">
      <style:text-properties officeooo:rsid="0095919b"/>
    </style:style>
    <style:style style:name="T71" style:family="text">
      <style:text-properties officeooo:rsid="0097447a"/>
    </style:style>
    <style:style style:name="T72" style:family="text">
      <style:text-properties officeooo:rsid="009911b8"/>
    </style:style>
    <style:style style:name="T73" style:family="text">
      <style:text-properties officeooo:rsid="009e5bbe"/>
    </style:style>
    <style:style style:name="T74" style:family="text">
      <style:text-properties officeooo:rsid="009ffcae"/>
    </style:style>
    <style:style style:name="T75" style:family="text">
      <style:text-properties officeooo:rsid="00a0f60c"/>
    </style:style>
    <style:style style:name="T76" style:family="text">
      <style:text-properties officeooo:rsid="00a2a0bc"/>
    </style:style>
    <style:style style:name="T77" style:family="text">
      <style:text-properties officeooo:rsid="00a57203"/>
    </style:style>
    <style:style style:name="T78" style:family="text">
      <style:text-properties officeooo:rsid="00a6e9a0"/>
    </style:style>
    <style:style style:name="T79" style:family="text">
      <style:text-properties officeooo:rsid="00a8a6d5"/>
    </style:style>
    <style:style style:name="T80" style:family="text">
      <style:text-properties officeooo:rsid="004b899f"/>
    </style:style>
    <style:style style:name="T81" style:family="text">
      <style:text-properties officeooo:rsid="004c2d5a"/>
    </style:style>
    <style:style style:name="T82" style:family="text">
      <style:text-properties officeooo:rsid="00aa7846"/>
    </style:style>
    <style:style style:name="T83" style:family="text">
      <style:text-properties officeooo:rsid="00ac2655"/>
    </style:style>
    <style:style style:name="T84" style:family="text">
      <style:text-properties officeooo:rsid="00b330e6"/>
    </style:style>
    <style:style style:name="T85" style:family="text">
      <style:text-properties officeooo:rsid="00b44f4f"/>
    </style:style>
    <style:style style:name="T86" style:family="text">
      <style:text-properties officeooo:rsid="00be04f3"/>
    </style:style>
    <style:style style:name="T87" style:family="text">
      <style:text-properties officeooo:rsid="00bfa3b4"/>
    </style:style>
    <style:style style:name="T88" style:family="text">
      <style:text-properties officeooo:rsid="00bfb65f"/>
    </style:style>
    <style:style style:name="T89" style:family="text">
      <style:text-properties officeooo:rsid="00c15347"/>
    </style:style>
    <style:style style:name="T90" style:family="text">
      <style:text-properties officeooo:rsid="00c225e5"/>
    </style:style>
    <style:style style:name="T91" style:family="text">
      <style:text-properties officeooo:rsid="00c5a19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p_concordance.sdi"/>
      <text:p text:style-name="P94"><text:alphabetical-index-mark-start text:id="IMark64405080"/><text:alphabetical-index-mark-start text:id="IMark64405672"/><text:alphabetical-index-mark-start text:id="IMark65569272"/><text:alphabetical-index-mark-start text:id="IMark62297672"/><text:alphabetical-index-mark-start text:id="IMark65818536"/><text:alphabetical-index-mark-start text:id="IMark58951240"/><text:alphabetical-index-mark-start text:id="IMark54508408"/><text:alphabetical-index-mark-start text:id="IMark71213400"/><text:alphabetical-index-mark-start text:id="IMark71289896"/><text:alphabetical-index-mark-start text:id="IMark65731480"/><text:alphabetical-index-mark-start text:id="IMark61458824"/><text:alphabetical-index-mark-start text:id="IMark71479560"/><text:alphabetical-index-mark-start text:id="IMark66190504"/><text:alphabetical-index-mark-start text:id="IMark63283704"/><text:alphabetical-index-mark-start text:id="IMark54558040"/><text:alphabetical-index-mark-start text:id="IMark63369224"/><text:alphabetical-index-mark-start text:id="IMark60547832"/><text:alphabetical-index-mark-start text:id="IMark71531352"/><text:alphabetical-index-mark-start text:id="IMark54754008"/><text:alphabetical-index-mark-start text:id="IMark54814152"/><text:alphabetical-index-mark-start text:id="IMark66015496"/><text:alphabetical-index-mark-start text:id="IMark63203992"/><text:alphabetical-index-mark-start text:id="IMark64223992"/><text:alphabetical-index-mark-start text:id="IMark39528232"/><text:span text:style-name="T16">Sql</text:span><text:alphabetical-index-mark-end text:id="IMark39528232"/><text:alphabetical-index-mark-end text:id="IMark64223992"/><text:alphabetical-index-mark-end text:id="IMark63203992"/><text:alphabetical-index-mark-end text:id="IMark66015496"/><text:alphabetical-index-mark-end text:id="IMark54814152"/><text:alphabetical-index-mark-end text:id="IMark54754008"/><text:alphabetical-index-mark-end text:id="IMark71531352"/><text:alphabetical-index-mark-end text:id="IMark60547832"/><text:alphabetical-index-mark-end text:id="IMark63369224"/><text:alphabetical-index-mark-end text:id="IMark54558040"/><text:alphabetical-index-mark-end text:id="IMark63283704"/><text:alphabetical-index-mark-end text:id="IMark66190504"/><text:alphabetical-index-mark-end text:id="IMark71479560"/><text:alphabetical-index-mark-end text:id="IMark61458824"/><text:alphabetical-index-mark-end text:id="IMark65731480"/><text:alphabetical-index-mark-end text:id="IMark71289896"/><text:alphabetical-index-mark-end text:id="IMark71213400"/><text:alphabetical-index-mark-end text:id="IMark54508408"/><text:alphabetical-index-mark-end text:id="IMark58951240"/><text:alphabetical-index-mark-end text:id="IMark65818536"/><text:alphabetical-index-mark-end text:id="IMark62297672"/><text:alphabetical-index-mark-end text:id="IMark65569272"/><text:alphabetical-index-mark-end text:id="IMark64405672"/><text:alphabetical-index-mark-end text:id="IMark64405080"/><text:span text:style-name="T16">p -</text:span> Simple <text:alphabetical-index-mark-start text:id="IMark62843736"/><text:alphabetical-index-mark-start text:id="IMark68121224"/><text:alphabetical-index-mark-start text:id="IMark67736984"/><text:alphabetical-index-mark-start text:id="IMark62105016"/><text:alphabetical-index-mark-start text:id="IMark62446072"/><text:alphabetical-index-mark-start text:id="IMark39565608"/><text:alphabetical-index-mark-start text:id="IMark38928520"/><text:alphabetical-index-mark-start text:id="IMark68103320"/><text:alphabetical-index-mark-start text:id="IMark65812376"/><text:alphabetical-index-mark-start text:id="IMark67337064"/><text:alphabetical-index-mark-start text:id="IMark68048120"/><text:alphabetical-index-mark-start text:id="IMark67637880"/>terminal<text:alphabetical-index-mark-end text:id="IMark67637880"/><text:alphabetical-index-mark-end text:id="IMark68048120"/><text:alphabetical-index-mark-end text:id="IMark67337064"/><text:alphabetical-index-mark-end text:id="IMark65812376"/><text:alphabetical-index-mark-end text:id="IMark68103320"/><text:alphabetical-index-mark-end text:id="IMark38928520"/><text:alphabetical-index-mark-end text:id="IMark39565608"/><text:alphabetical-index-mark-end text:id="IMark62446072"/><text:alphabetical-index-mark-end text:id="IMark62105016"/><text:alphabetical-index-mark-end text:id="IMark67736984"/><text:alphabetical-index-mark-end text:id="IMark68121224"/><text:alphabetical-index-mark-end text:id="IMark62843736"/> <text:alphabetical-index-mark-start text:id="IMark67268744"/><text:alphabetical-index-mark-start text:id="IMark66137112"/><text:alphabetical-index-mark-start text:id="IMark70951304"/><text:alphabetical-index-mark-start text:id="IMark65926440"/><text:alphabetical-index-mark-start text:id="IMark67831528"/><text:alphabetical-index-mark-start text:id="IMark68182376"/><text:alphabetical-index-mark-start text:id="IMark60800440"/><text:alphabetical-index-mark-start text:id="IMark36884520"/><text:alphabetical-index-mark-start text:id="IMark67550248"/><text:alphabetical-index-mark-start text:id="IMark66401352"/><text:alphabetical-index-mark-start text:id="IMark54673016"/><text:alphabetical-index-mark-start text:id="IMark64563560"/>query<text:alphabetical-index-mark-end text:id="IMark64563560"/><text:alphabetical-index-mark-end text:id="IMark54673016"/><text:alphabetical-index-mark-end text:id="IMark66401352"/><text:alphabetical-index-mark-end text:id="IMark67550248"/><text:alphabetical-index-mark-end text:id="IMark36884520"/><text:alphabetical-index-mark-end text:id="IMark60800440"/><text:alphabetical-index-mark-end text:id="IMark68182376"/><text:alphabetical-index-mark-end text:id="IMark67831528"/><text:alphabetical-index-mark-end text:id="IMark65926440"/><text:alphabetical-index-mark-end text:id="IMark70951304"/><text:alphabetical-index-mark-end text:id="IMark66137112"/><text:alphabetical-index-mark-end text:id="IMark67268744"/> and <text:alphabetical-index-mark-start text:id="IMark67907864"/><text:alphabetical-index-mark-start text:id="IMark60995432"/><text:alphabetical-index-mark-start text:id="IMark61569656"/><text:alphabetical-index-mark-start text:id="IMark60641880"/><text:alphabetical-index-mark-start text:id="IMark59450920"/><text:alphabetical-index-mark-start text:id="IMark63713800"/><text:alphabetical-index-mark-start text:id="IMark59387880"/><text:alphabetical-index-mark-start text:id="IMark62975160"/><text:alphabetical-index-mark-start text:id="IMark60998152"/><text:alphabetical-index-mark-start text:id="IMark60141304"/><text:alphabetical-index-mark-start text:id="IMark66695672"/><text:alphabetical-index-mark-start text:id="IMark62301496"/>.<text:alphabetical-index-mark-start text:id="IMark68152280"/><text:alphabetical-index-mark-start text:id="IMark59617304"/><text:alphabetical-index-mark-start text:id="IMark62155384"/><text:alphabetical-index-mark-start text:id="IMark60996376"/><text:alphabetical-index-mark-start text:id="IMark59831656"/><text:alphabetical-index-mark-start text:id="IMark61081096"/><text:alphabetical-index-mark-start text:id="IMark60549192"/><text:alphabetical-index-mark-start text:id="IMark63694856"/><text:alphabetical-index-mark-start text:id="IMark59489560"/><text:alphabetical-index-mark-start text:id="IMark61043832"/><text:alphabetical-index-mark-start text:id="IMark60577144"/><text:alphabetical-index-mark-start text:id="IMark60915592"/><text:alphabetical-index-mark-start text:id="IMark60585832"/><text:alphabetical-index-mark-start text:id="IMark60587080"/><text:alphabetical-index-mark-start text:id="IMark61057240"/><text:alphabetical-index-mark-start text:id="IMark60954376"/><text:alphabetical-index-mark-start text:id="IMark61655208"/><text:alphabetical-index-mark-start text:id="IMark63322696"/><text:alphabetical-index-mark-start text:id="IMark54393848"/><text:alphabetical-index-mark-start text:id="IMark60705448"/><text:alphabetical-index-mark-start text:id="IMark61200136"/><text:alphabetical-index-mark-start text:id="IMark60921448"/><text:alphabetical-index-mark-start text:id="IMark59424824"/><text:alphabetical-index-mark-start text:id="IMark60655528"/>sql<text:alphabetical-index-mark-end text:id="IMark60655528"/><text:alphabetical-index-mark-end text:id="IMark59424824"/><text:alphabetical-index-mark-end text:id="IMark60921448"/><text:alphabetical-index-mark-end text:id="IMark61200136"/><text:alphabetical-index-mark-end text:id="IMark60705448"/><text:alphabetical-index-mark-end text:id="IMark54393848"/><text:alphabetical-index-mark-end text:id="IMark63322696"/><text:alphabetical-index-mark-end text:id="IMark61655208"/><text:alphabetical-index-mark-end text:id="IMark60954376"/><text:alphabetical-index-mark-end text:id="IMark61057240"/><text:alphabetical-index-mark-end text:id="IMark60587080"/><text:alphabetical-index-mark-end text:id="IMark60585832"/><text:alphabetical-index-mark-end text:id="IMark60915592"/><text:alphabetical-index-mark-end text:id="IMark60577144"/><text:alphabetical-index-mark-end text:id="IMark61043832"/><text:alphabetical-index-mark-end text:id="IMark59489560"/><text:alphabetical-index-mark-end text:id="IMark63694856"/><text:alphabetical-index-mark-end text:id="IMark60549192"/><text:alphabetical-index-mark-end text:id="IMark61081096"/><text:alphabetical-index-mark-end text:id="IMark59831656"/><text:alphabetical-index-mark-end text:id="IMark60996376"/><text:alphabetical-index-mark-end text:id="IMark62155384"/><text:alphabetical-index-mark-end text:id="IMark59617304"/><text:alphabetical-index-mark-end text:id="IMark68152280"/><text:alphabetical-index-mark-end text:id="IMark62301496"/><text:alphabetical-index-mark-end text:id="IMark66695672"/><text:alphabetical-index-mark-end text:id="IMark60141304"/><text:alphabetical-index-mark-end text:id="IMark60998152"/><text:alphabetical-index-mark-end text:id="IMark62975160"/><text:alphabetical-index-mark-end text:id="IMark59387880"/><text:alphabetical-index-mark-end text:id="IMark63713800"/><text:alphabetical-index-mark-end text:id="IMark59450920"/><text:alphabetical-index-mark-end text:id="IMark60641880"/><text:alphabetical-index-mark-end text:id="IMark61569656"/><text:alphabetical-index-mark-end text:id="IMark60995432"/><text:alphabetical-index-mark-end text:id="IMark67907864"/> <text:alphabetical-index-mark-start text:id="IMark63359720"/><text:alphabetical-index-mark-start text:id="IMark60694328"/><text:alphabetical-index-mark-start text:id="IMark60976152"/><text:alphabetical-index-mark-start text:id="IMark61143896"/><text:alphabetical-index-mark-start text:id="IMark63492840"/><text:alphabetical-index-mark-start text:id="IMark55138440"/><text:alphabetical-index-mark-start text:id="IMark60589560"/><text:alphabetical-index-mark-start text:id="IMark65817336"/><text:alphabetical-index-mark-start text:id="IMark65969720"/><text:alphabetical-index-mark-start text:id="IMark65733192"/><text:alphabetical-index-mark-start text:id="IMark56398584"/><text:alphabetical-index-mark-start text:id="IMark67353304"/>file<text:alphabetical-index-mark-end text:id="IMark67353304"/><text:alphabetical-index-mark-end text:id="IMark56398584"/><text:alphabetical-index-mark-end text:id="IMark65733192"/><text:alphabetical-index-mark-end text:id="IMark65969720"/><text:alphabetical-index-mark-end text:id="IMark65817336"/><text:alphabetical-index-mark-end text:id="IMark60589560"/><text:alphabetical-index-mark-end text:id="IMark55138440"/><text:alphabetical-index-mark-end text:id="IMark63492840"/><text:alphabetical-index-mark-end text:id="IMark61143896"/><text:alphabetical-index-mark-end text:id="IMark60976152"/><text:alphabetical-index-mark-end text:id="IMark60694328"/><text:alphabetical-index-mark-end text:id="IMark63359720"/> processing for <text:alphabetical-index-mark-start text:id="IMark66301272"/><text:alphabetical-index-mark-start text:id="IMark67035560"/><text:alphabetical-index-mark-start text:id="IMark70900872"/><text:alphabetical-index-mark-start text:id="IMark58784056"/><text:alphabetical-index-mark-start text:id="IMark71081832"/><text:alphabetical-index-mark-start text:id="IMark60519576"/><text:alphabetical-index-mark-start text:id="IMark60520568"/><text:alphabetical-index-mark-start text:id="IMark63255544"/><text:alphabetical-index-mark-start text:id="IMark62547304"/><text:alphabetical-index-mark-start text:id="IMark62548296"/><text:alphabetical-index-mark-start text:id="IMark38779224"/><text:alphabetical-index-mark-start text:id="IMark66411944"/><text:alphabetical-index-mark-start text:id="IMark39803224"/><text:alphabetical-index-mark-start text:id="IMark61465960"/><text:alphabetical-index-mark-start text:id="IMark66778392"/><text:alphabetical-index-mark-start text:id="IMark71285064"/><text:alphabetical-index-mark-start text:id="IMark71322200"/><text:alphabetical-index-mark-start text:id="IMark63139256"/><text:alphabetical-index-mark-start text:id="IMark38414792"/><text:alphabetical-index-mark-start text:id="IMark68084520"/><text:alphabetical-index-mark-start text:id="IMark63416424"/><text:alphabetical-index-mark-start text:id="IMark68448744"/><text:alphabetical-index-mark-start text:id="IMark63290024"/><text:alphabetical-index-mark-start text:id="IMark62897160"/><text:alphabetical-index-mark-start text:id="IMark61650152"/><text:alphabetical-index-mark-start text:id="IMark71067720"/><text:alphabetical-index-mark-start text:id="IMark61934392"/><text:alphabetical-index-mark-start text:id="IMark67299832"/><text:alphabetical-index-mark-start text:id="IMark67031048"/><text:alphabetical-index-mark-start text:id="IMark68049064"/><text:alphabetical-index-mark-start text:id="IMark65446184"/><text:alphabetical-index-mark-start text:id="IMark59137032"/><text:alphabetical-index-mark-start text:id="IMark67310200"/><text:alphabetical-index-mark-start text:id="IMark63656648"/><text:alphabetical-index-mark-start text:id="IMark62203048"/><text:alphabetical-index-mark-start text:id="IMark61452712"/>Sql<text:alphabetical-index-mark-end text:id="IMark61452712"/><text:alphabetical-index-mark-end text:id="IMark62203048"/><text:alphabetical-index-mark-end text:id="IMark63656648"/><text:alphabetical-index-mark-end text:id="IMark67310200"/><text:alphabetical-index-mark-end text:id="IMark59137032"/><text:alphabetical-index-mark-end text:id="IMark65446184"/><text:alphabetical-index-mark-end text:id="IMark68049064"/><text:alphabetical-index-mark-end text:id="IMark67031048"/><text:alphabetical-index-mark-end text:id="IMark67299832"/><text:alphabetical-index-mark-end text:id="IMark61934392"/><text:alphabetical-index-mark-end text:id="IMark71067720"/><text:alphabetical-index-mark-end text:id="IMark61650152"/><text:alphabetical-index-mark-end text:id="IMark62897160"/><text:alphabetical-index-mark-end text:id="IMark63290024"/><text:alphabetical-index-mark-end text:id="IMark68448744"/><text:alphabetical-index-mark-end text:id="IMark63416424"/><text:alphabetical-index-mark-end text:id="IMark68084520"/><text:alphabetical-index-mark-end text:id="IMark38414792"/><text:alphabetical-index-mark-end text:id="IMark63139256"/><text:alphabetical-index-mark-end text:id="IMark71322200"/><text:alphabetical-index-mark-end text:id="IMark71285064"/><text:alphabetical-index-mark-end text:id="IMark66778392"/><text:alphabetical-index-mark-end text:id="IMark61465960"/><text:alphabetical-index-mark-end text:id="IMark39803224"/>ite<text:alphabetical-index-mark-end text:id="IMark66411944"/><text:alphabetical-index-mark-end text:id="IMark38779224"/><text:alphabetical-index-mark-end text:id="IMark62548296"/><text:alphabetical-index-mark-end text:id="IMark62547304"/><text:alphabetical-index-mark-end text:id="IMark63255544"/><text:alphabetical-index-mark-end text:id="IMark60520568"/><text:alphabetical-index-mark-end text:id="IMark60519576"/><text:alphabetical-index-mark-end text:id="IMark71081832"/><text:alphabetical-index-mark-end text:id="IMark58784056"/><text:alphabetical-index-mark-end text:id="IMark70900872"/><text:alphabetical-index-mark-end text:id="IMark67035560"/><text:alphabetical-index-mark-end text:id="IMark66301272"/>3 <text:span text:style-name="T59">and </text:span><text:alphabetical-index-mark-start text:id="IMark64723352"/><text:alphabetical-index-mark-start text:id="IMark54210072"/><text:alphabetical-index-mark-start text:id="IMark66966472"/><text:alphabetical-index-mark-start text:id="IMark66042040"/><text:alphabetical-index-mark-start text:id="IMark59433336"/><text:span text:style-name="T59">HDF5</text:span><text:alphabetical-index-mark-end text:id="IMark59433336"/><text:alphabetical-index-mark-end text:id="IMark66042040"/><text:alphabetical-index-mark-end text:id="IMark66966472"/><text:alphabetical-index-mark-end text:id="IMark54210072"/><text:alphabetical-index-mark-end text:id="IMark64723352"/><text:span text:style-name="T59"> </text:span><text:alphabetical-index-mark-start text:id="IMark60679160"/><text:alphabetical-index-mark-start text:id="IMark60232120"/><text:alphabetical-index-mark-start text:id="IMark60713016"/><text:alphabetical-index-mark-start text:id="IMark71309368"/><text:alphabetical-index-mark-start text:id="IMark60898136"/><text:span text:style-name="T59">database</text:span><text:alphabetical-index-mark-end text:id="IMark60898136"/><text:alphabetical-index-mark-end text:id="IMark71309368"/><text:alphabetical-index-mark-end text:id="IMark60713016"/><text:alphabetical-index-mark-end text:id="IMark60232120"/><text:alphabetical-index-mark-end text:id="IMark60679160"/><text:span text:style-name="T59">s.</text:span></text:p>
      <text:p text:style-name="Text_20_body"/>
      <text:p text:style-name="P91">Pablo <text:alphabetical-index-mark-start text:id="IMark71309368"/><text:alphabetical-index-mark-start text:id="IMark68104920"/><text:alphabetical-index-mark-start text:id="IMark60633480"/><text:alphabetical-index-mark-start text:id="IMark71481880"/><text:alphabetical-index-mark-start text:id="IMark67735592"/><text:alphabetical-index-mark-start text:id="IMark60704600"/><text:alphabetical-index-mark-start text:id="IMark61415992"/><text:alphabetical-index-mark-start text:id="IMark61893464"/><text:alphabetical-index-mark-start text:id="IMark59492744"/><text:alphabetical-index-mark-start text:id="IMark60909720"/><text:alphabetical-index-mark-start text:id="IMark60674184"/><text:alphabetical-index-mark-start text:id="IMark61465960"/><text:alphabetical-index-mark-start text:id="IMark64439688"/><text:alphabetical-index-mark-start text:id="IMark64494648"/><text:alphabetical-index-mark-start text:id="IMark68070440"/><text:alphabetical-index-mark-start text:id="IMark60655976"/><text:alphabetical-index-mark-start text:id="IMark67013912"/><text:alphabetical-index-mark-start text:id="IMark64076936"/><text:alphabetical-index-mark-start text:id="IMark60921032"/><text:alphabetical-index-mark-start text:id="IMark54393432"/><text:alphabetical-index-mark-start text:id="IMark62301080"/><text:alphabetical-index-mark-start text:id="IMark63713384"/>Edronkin<text:alphabetical-index-mark-end text:id="IMark63713384"/><text:alphabetical-index-mark-end text:id="IMark62301080"/><text:alphabetical-index-mark-end text:id="IMark54393432"/><text:alphabetical-index-mark-end text:id="IMark60921032"/><text:alphabetical-index-mark-end text:id="IMark64076936"/><text:alphabetical-index-mark-end text:id="IMark67013912"/><text:alphabetical-index-mark-end text:id="IMark60655976"/><text:alphabetical-index-mark-end text:id="IMark68070440"/><text:alphabetical-index-mark-end text:id="IMark64494648"/><text:alphabetical-index-mark-end text:id="IMark64439688"/><text:alphabetical-index-mark-end text:id="IMark61465960"/><text:alphabetical-index-mark-end text:id="IMark60674184"/><text:alphabetical-index-mark-end text:id="IMark60909720"/><text:alphabetical-index-mark-end text:id="IMark59492744"/><text:alphabetical-index-mark-end text:id="IMark61893464"/><text:alphabetical-index-mark-end text:id="IMark61415992"/><text:alphabetical-index-mark-end text:id="IMark60704600"/><text:alphabetical-index-mark-end text:id="IMark67735592"/><text:alphabetical-index-mark-end text:id="IMark71481880"/><text:alphabetical-index-mark-end text:id="IMark60633480"/><text:alphabetical-index-mark-end text:id="IMark68104920"/><text:alphabetical-index-mark-end text:id="IMark71309368"/>, <text:span text:style-name="T1">2019</text:span></text:p>
      <text:p text:style-name="P7"><text:a xlink:type="simple" xlink:href="https://orcid.org/0000-0001-8690-7030" text:style-name="Internet_20_link" text:visited-style-name="Visited_20_Internet_20_Link">https://</text:a><text:alphabetical-index-mark-start text:id="IMark67735592"/><text:alphabetical-index-mark-start text:id="IMark63713384"/><text:alphabetical-index-mark-start text:id="IMark60713016"/><text:alphabetical-index-mark-start text:id="IMark71481880"/><text:alphabetical-index-mark-start text:id="IMark71309368"/><text:alphabetical-index-mark-start text:id="IMark68104920"/><text:alphabetical-index-mark-start text:id="IMark60633480"/><text:alphabetical-index-mark-start text:id="IMark60704600"/><text:alphabetical-index-mark-start text:id="IMark61415992"/><text:alphabetical-index-mark-start text:id="IMark61893464"/><text:alphabetical-index-mark-start text:id="IMark59492744"/><text:alphabetical-index-mark-start text:id="IMark60909720"/><text:alphabetical-index-mark-start text:id="IMark60674184"/><text:alphabetical-index-mark-start text:id="IMark61465960"/><text:alphabetical-index-mark-start text:id="IMark64494648"/><text:alphabetical-index-mark-start text:id="IMark64723640"/><text:alphabetical-index-mark-start text:id="IMark67352840"/><text:alphabetical-index-mark-start text:id="IMark65969256"/><text:alphabetical-index-mark-start text:id="IMark60525288"/><text:alphabetical-index-mark-start text:id="IMark60012024"/><text:alphabetical-index-mark-start text:id="IMark60530728"/><text:alphabetical-index-mark-start text:id="IMark59480104"/><text:alphabetical-index-mark-start text:id="IMark60663224"/><text:alphabetical-index-mark-start text:id="IMark60655064"/><text:alphabetical-index-mark-start text:id="IMark60650984"/><text:alphabetical-index-mark-start text:id="IMark70925688"/><text:alphabetical-index-mark-start text:id="IMark64563096"/><text:alphabetical-index-mark-start text:id="IMark67549784"/><text:alphabetical-index-mark-start text:id="IMark67831064"/><text:alphabetical-index-mark-start text:id="IMark67297608"/><text:alphabetical-index-mark-start text:id="IMark60761016"/><text:alphabetical-index-mark-start text:id="IMark62999016"/><text:alphabetical-index-mark-start text:id="IMark68047656"/><text:a xlink:type="simple" xlink:href="https://orcid.org/0000-0001-8690-7030" text:style-name="Internet_20_link" text:visited-style-name="Visited_20_Internet_20_Link">orcid</text:a><text:alphabetical-index-mark-end text:id="IMark68047656"/><text:alphabetical-index-mark-end text:id="IMark62999016"/><text:alphabetical-index-mark-end text:id="IMark60761016"/><text:alphabetical-index-mark-end text:id="IMark67297608"/><text:alphabetical-index-mark-end text:id="IMark67831064"/><text:alphabetical-index-mark-end text:id="IMark67549784"/><text:alphabetical-index-mark-end text:id="IMark64563096"/><text:alphabetical-index-mark-end text:id="IMark70925688"/><text:alphabetical-index-mark-end text:id="IMark60650984"/><text:alphabetical-index-mark-end text:id="IMark60655064"/><text:alphabetical-index-mark-end text:id="IMark60663224"/><text:alphabetical-index-mark-end text:id="IMark59480104"/><text:alphabetical-index-mark-end text:id="IMark60530728"/><text:alphabetical-index-mark-end text:id="IMark60012024"/><text:alphabetical-index-mark-end text:id="IMark60525288"/><text:alphabetical-index-mark-end text:id="IMark65969256"/><text:alphabetical-index-mark-end text:id="IMark67352840"/><text:alphabetical-index-mark-end text:id="IMark64723640"/><text:alphabetical-index-mark-end text:id="IMark64494648"/><text:alphabetical-index-mark-end text:id="IMark61465960"/><text:alphabetical-index-mark-end text:id="IMark60674184"/><text:alphabetical-index-mark-end text:id="IMark60909720"/><text:alphabetical-index-mark-end text:id="IMark59492744"/><text:alphabetical-index-mark-end text:id="IMark61893464"/><text:alphabetical-index-mark-end text:id="IMark61415992"/><text:alphabetical-index-mark-end text:id="IMark60704600"/><text:alphabetical-index-mark-end text:id="IMark60633480"/><text:alphabetical-index-mark-end text:id="IMark68104920"/><text:alphabetical-index-mark-end text:id="IMark71309368"/><text:alphabetical-index-mark-end text:id="IMark71481880"/><text:alphabetical-index-mark-end text:id="IMark60713016"/><text:alphabetical-index-mark-end text:id="IMark63713384"/><text:alphabetical-index-mark-end text:id="IMark67735592"/><text:a xlink:type="simple" xlink:href="https://orcid.org/0000-0001-8690-7030" text:style-name="Internet_20_link" text:visited-style-name="Visited_20_Internet_20_Link">.org/0000-0001-8690-7030</text:a></text:p>
      <text:p text:style-name="P7"/>
      <text:h text:style-name="Heading_20_1" text:outline-level="1"><text:bookmark-start text:name="__RefHeading___Toc941_76759228"/>Abstract.<text:bookmark-end text:name="__RefHeading___Toc941_76759228"/></text:h>
      <text:p text:style-name="P8"/>
      <text:p text:style-name="P23"><text:alphabetical-index-mark-start text:id="IMark71481880"/><text:alphabetical-index-mark-start text:id="IMark71309368"/><text:alphabetical-index-mark-start text:id="IMark68047656"/><text:alphabetical-index-mark-start text:id="IMark71296984"/><text:alphabetical-index-mark-start text:id="IMark67735592"/><text:alphabetical-index-mark-start text:id="IMark63713384"/><text:alphabetical-index-mark-start text:id="IMark60713016"/><text:alphabetical-index-mark-start text:id="IMark64494648"/><text:alphabetical-index-mark-start text:id="IMark67267816"/><text:alphabetical-index-mark-start text:id="IMark65811912"/><text:alphabetical-index-mark-start text:id="IMark70950840"/><text:alphabetical-index-mark-start text:id="IMark60625752"/><text:alphabetical-index-mark-start text:id="IMark60956680"/><text:alphabetical-index-mark-start text:id="IMark60231192"/><text:alphabetical-index-mark-start text:id="IMark65732808"/><text:alphabetical-index-mark-start text:id="IMark71236728"/><text:alphabetical-index-mark-start text:id="IMark60539048"/><text:alphabetical-index-mark-start text:id="IMark67734840"/><text:alphabetical-index-mark-start text:id="IMark60923832"/><text:alphabetical-index-mark-start text:id="IMark71734200"/><text:alphabetical-index-mark-start text:id="IMark66400888"/><text:alphabetical-index-mark-start text:id="IMark39763864"/><text:alphabetical-index-mark-start text:id="IMark62104552"/><text:alphabetical-index-mark-start text:id="IMark60494008"/>Sql<text:alphabetical-index-mark-end text:id="IMark60494008"/><text:alphabetical-index-mark-end text:id="IMark62104552"/><text:alphabetical-index-mark-end text:id="IMark39763864"/><text:alphabetical-index-mark-end text:id="IMark66400888"/><text:alphabetical-index-mark-end text:id="IMark71734200"/><text:alphabetical-index-mark-end text:id="IMark60923832"/><text:alphabetical-index-mark-end text:id="IMark67734840"/><text:alphabetical-index-mark-end text:id="IMark60539048"/><text:alphabetical-index-mark-end text:id="IMark71236728"/><text:alphabetical-index-mark-end text:id="IMark65732808"/><text:alphabetical-index-mark-end text:id="IMark60231192"/><text:alphabetical-index-mark-end text:id="IMark60956680"/><text:alphabetical-index-mark-end text:id="IMark60625752"/><text:alphabetical-index-mark-end text:id="IMark70950840"/><text:alphabetical-index-mark-end text:id="IMark65811912"/><text:alphabetical-index-mark-end text:id="IMark67267816"/><text:alphabetical-index-mark-end text:id="IMark64494648"/><text:alphabetical-index-mark-end text:id="IMark60713016"/><text:alphabetical-index-mark-end text:id="IMark63713384"/><text:alphabetical-index-mark-end text:id="IMark67735592"/><text:alphabetical-index-mark-end text:id="IMark71296984"/><text:alphabetical-index-mark-end text:id="IMark68047656"/><text:alphabetical-index-mark-end text:id="IMark71309368"/><text:alphabetical-index-mark-end text:id="IMark71481880"/>p is a very small <text:alphabetical-index-mark-start text:id="IMark63484312"/><text:alphabetical-index-mark-start text:id="IMark68182840"/><text:alphabetical-index-mark-start text:id="IMark67550712"/><text:alphabetical-index-mark-start text:id="IMark67831992"/><text:alphabetical-index-mark-start text:id="IMark62975448"/><text:alphabetical-index-mark-start text:id="IMark66695960"/><text:alphabetical-index-mark-start text:id="IMark60954664"/><text:alphabetical-index-mark-start text:id="IMark54394136"/><text:alphabetical-index-mark-start text:id="IMark60921736"/><text:alphabetical-index-mark-start text:id="IMark62203784"/><text:alphabetical-index-mark-start text:id="IMark64404856"/><text:alphabetical-index-mark-start text:id="IMark67337288"/>program<text:alphabetical-index-mark-end text:id="IMark67337288"/><text:alphabetical-index-mark-end text:id="IMark64404856"/><text:alphabetical-index-mark-end text:id="IMark62203784"/><text:alphabetical-index-mark-end text:id="IMark60921736"/><text:alphabetical-index-mark-end text:id="IMark54394136"/><text:alphabetical-index-mark-end text:id="IMark60954664"/><text:alphabetical-index-mark-end text:id="IMark66695960"/><text:alphabetical-index-mark-end text:id="IMark62975448"/><text:alphabetical-index-mark-end text:id="IMark67831992"/><text:alphabetical-index-mark-end text:id="IMark67550712"/><text:alphabetical-index-mark-end text:id="IMark68182840"/><text:alphabetical-index-mark-end text:id="IMark63484312"/> written in C++ that allows the user to send <text:alphabetical-index-mark-start text:id="IMark60712632"/><text:alphabetical-index-mark-start text:id="IMark60704088"/><text:alphabetical-index-mark-start text:id="IMark59491816"/><text:alphabetical-index-mark-start text:id="IMark61465496"/><text:alphabetical-index-mark-start text:id="IMark54558328"/><text:alphabetical-index-mark-start text:id="IMark60548584"/><text:alphabetical-index-mark-start text:id="IMark60548680"/><text:alphabetical-index-mark-start text:id="IMark66016248"/><text:alphabetical-index-mark-start text:id="IMark66016344"/><text:alphabetical-index-mark-start text:id="IMark66302024"/><text:alphabetical-index-mark-start text:id="IMark66302120"/><text:alphabetical-index-mark-start text:id="IMark39803976"/><text:alphabetical-index-mark-start text:id="IMark68084808"/><text:alphabetical-index-mark-start text:id="IMark68449496"/><text:alphabetical-index-mark-start text:id="IMark71285352"/><text:alphabetical-index-mark-start text:id="IMark60691192"/><text:alphabetical-index-mark-start text:id="IMark59830440"/><text:alphabetical-index-mark-start text:id="IMark63360008"/><text:alphabetical-index-mark-start text:id="IMark60694808"/><text:alphabetical-index-mark-start text:id="IMark61144184"/><text:alphabetical-index-mark-start text:id="IMark63493128"/><text:alphabetical-index-mark-start text:id="IMark55138920"/><text:alphabetical-index-mark-start text:id="IMark65817624"/><text:alphabetical-index-mark-start text:id="IMark68153032"/>SQL<text:alphabetical-index-mark-end text:id="IMark68153032"/><text:alphabetical-index-mark-end text:id="IMark65817624"/><text:alphabetical-index-mark-end text:id="IMark55138920"/><text:alphabetical-index-mark-end text:id="IMark63493128"/><text:alphabetical-index-mark-end text:id="IMark61144184"/><text:alphabetical-index-mark-end text:id="IMark60694808"/><text:alphabetical-index-mark-end text:id="IMark63360008"/><text:alphabetical-index-mark-end text:id="IMark59830440"/><text:alphabetical-index-mark-end text:id="IMark60691192"/><text:alphabetical-index-mark-end text:id="IMark71285352"/><text:alphabetical-index-mark-end text:id="IMark68449496"/><text:alphabetical-index-mark-end text:id="IMark68084808"/><text:alphabetical-index-mark-end text:id="IMark39803976"/><text:alphabetical-index-mark-end text:id="IMark66302120"/><text:alphabetical-index-mark-end text:id="IMark66302024"/><text:alphabetical-index-mark-end text:id="IMark66016344"/><text:alphabetical-index-mark-end text:id="IMark66016248"/><text:alphabetical-index-mark-end text:id="IMark60548680"/><text:alphabetical-index-mark-end text:id="IMark60548584"/><text:alphabetical-index-mark-end text:id="IMark54558328"/><text:alphabetical-index-mark-end text:id="IMark61465496"/><text:alphabetical-index-mark-end text:id="IMark59491816"/><text:alphabetical-index-mark-end text:id="IMark60704088"/><text:alphabetical-index-mark-end text:id="IMark60712632"/> <text:alphabetical-index-mark-start text:id="IMark63417176"/><text:alphabetical-index-mark-start text:id="IMark63290728"/><text:alphabetical-index-mark-start text:id="IMark67300360"/><text:alphabetical-index-mark-start text:id="IMark64253528"/><text:alphabetical-index-mark-start text:id="IMark67031752"/><text:alphabetical-index-mark-start text:id="IMark68049768"/><text:alphabetical-index-mark-start text:id="IMark65446888"/><text:alphabetical-index-mark-start text:id="IMark59137736"/><text:alphabetical-index-mark-start text:id="IMark67310904"/><text:alphabetical-index-mark-start text:id="IMark63657352"/><text:alphabetical-index-mark-start text:id="IMark61650856"/><text:alphabetical-index-mark-start text:id="IMark71068424"/>queries<text:alphabetical-index-mark-end text:id="IMark71068424"/><text:alphabetical-index-mark-end text:id="IMark61650856"/><text:alphabetical-index-mark-end text:id="IMark63657352"/><text:alphabetical-index-mark-end text:id="IMark67310904"/><text:alphabetical-index-mark-end text:id="IMark59137736"/><text:alphabetical-index-mark-end text:id="IMark65446888"/><text:alphabetical-index-mark-end text:id="IMark68049768"/><text:alphabetical-index-mark-end text:id="IMark67031752"/><text:alphabetical-index-mark-end text:id="IMark64253528"/><text:alphabetical-index-mark-end text:id="IMark67300360"/><text:alphabetical-index-mark-end text:id="IMark63290728"/><text:alphabetical-index-mark-end text:id="IMark63417176"/> to a <text:alphabetical-index-mark-start text:id="IMark66711048"/><text:alphabetical-index-mark-start text:id="IMark60462776"/><text:alphabetical-index-mark-start text:id="IMark61862760"/><text:alphabetical-index-mark-start text:id="IMark66956632"/><text:alphabetical-index-mark-start text:id="IMark64652824"/><text:alphabetical-index-mark-start text:id="IMark62779800"/><text:alphabetical-index-mark-start text:id="IMark60864360"/><text:alphabetical-index-mark-start text:id="IMark65905544"/><text:alphabetical-index-mark-start text:id="IMark62635000"/><text:alphabetical-index-mark-start text:id="IMark64577480"/><text:alphabetical-index-mark-start text:id="IMark61760536"/><text:alphabetical-index-mark-start text:id="IMark60521448"/><text:alphabetical-index-mark-start text:id="IMark59370456"/><text:alphabetical-index-mark-start text:id="IMark67295832"/><text:alphabetical-index-mark-start text:id="IMark64574440"/><text:alphabetical-index-mark-start text:id="IMark61582824"/><text:alphabetical-index-mark-start text:id="IMark68481736"/><text:alphabetical-index-mark-start text:id="IMark33973032"/><text:alphabetical-index-mark-start text:id="IMark71551800"/><text:alphabetical-index-mark-start text:id="IMark61444696"/><text:alphabetical-index-mark-start text:id="IMark39848744"/><text:alphabetical-index-mark-start text:id="IMark39759304"/><text:alphabetical-index-mark-start text:id="IMark39541032"/><text:alphabetical-index-mark-start text:id="IMark53933736"/><text:alphabetical-index-mark-start text:id="IMark60607144"/><text:alphabetical-index-mark-start text:id="IMark62671112"/><text:alphabetical-index-mark-start text:id="IMark71406568"/><text:alphabetical-index-mark-start text:id="IMark66898536"/><text:alphabetical-index-mark-start text:id="IMark60756552"/><text:alphabetical-index-mark-start text:id="IMark61713912"/><text:alphabetical-index-mark-start text:id="IMark64523096"/><text:alphabetical-index-mark-start text:id="IMark71558952"/><text:alphabetical-index-mark-start text:id="IMark54711368"/><text:alphabetical-index-mark-start text:id="IMark61248808"/><text:alphabetical-index-mark-start text:id="IMark62669304"/><text:alphabetical-index-mark-start text:id="IMark60924680"/>Sql<text:alphabetical-index-mark-end text:id="IMark60924680"/><text:alphabetical-index-mark-end text:id="IMark62669304"/><text:alphabetical-index-mark-end text:id="IMark61248808"/><text:alphabetical-index-mark-end text:id="IMark54711368"/><text:alphabetical-index-mark-end text:id="IMark71558952"/><text:alphabetical-index-mark-end text:id="IMark64523096"/><text:alphabetical-index-mark-end text:id="IMark61713912"/><text:alphabetical-index-mark-end text:id="IMark60756552"/><text:alphabetical-index-mark-end text:id="IMark66898536"/><text:alphabetical-index-mark-end text:id="IMark71406568"/><text:alphabetical-index-mark-end text:id="IMark62671112"/><text:alphabetical-index-mark-end text:id="IMark60607144"/><text:alphabetical-index-mark-end text:id="IMark53933736"/><text:alphabetical-index-mark-end text:id="IMark39541032"/><text:alphabetical-index-mark-end text:id="IMark39759304"/><text:alphabetical-index-mark-end text:id="IMark39848744"/><text:alphabetical-index-mark-end text:id="IMark61444696"/><text:alphabetical-index-mark-end text:id="IMark71551800"/><text:alphabetical-index-mark-end text:id="IMark33973032"/><text:alphabetical-index-mark-end text:id="IMark68481736"/><text:alphabetical-index-mark-end text:id="IMark61582824"/><text:alphabetical-index-mark-end text:id="IMark64574440"/><text:alphabetical-index-mark-end text:id="IMark67295832"/><text:alphabetical-index-mark-end text:id="IMark59370456"/>ite<text:alphabetical-index-mark-end text:id="IMark60521448"/><text:alphabetical-index-mark-end text:id="IMark61760536"/><text:alphabetical-index-mark-end text:id="IMark64577480"/><text:alphabetical-index-mark-end text:id="IMark62635000"/><text:alphabetical-index-mark-end text:id="IMark65905544"/><text:alphabetical-index-mark-end text:id="IMark60864360"/><text:alphabetical-index-mark-end text:id="IMark62779800"/><text:alphabetical-index-mark-end text:id="IMark64652824"/><text:alphabetical-index-mark-end text:id="IMark66956632"/><text:alphabetical-index-mark-end text:id="IMark61862760"/><text:alphabetical-index-mark-end text:id="IMark60462776"/><text:alphabetical-index-mark-end text:id="IMark66711048"/>3 <text:span text:style-name="T59">or </text:span><text:alphabetical-index-mark-start text:id="IMark39615000"/><text:alphabetical-index-mark-start text:id="IMark54080264"/><text:alphabetical-index-mark-start text:id="IMark67645336"/><text:alphabetical-index-mark-start text:id="IMark54886536"/><text:alphabetical-index-mark-start text:id="IMark58784984"/><text:span text:style-name="T59">HDF5</text:span><text:alphabetical-index-mark-end text:id="IMark58784984"/><text:alphabetical-index-mark-end text:id="IMark54886536"/><text:alphabetical-index-mark-end text:id="IMark67645336"/><text:alphabetical-index-mark-end text:id="IMark54080264"/><text:alphabetical-index-mark-end text:id="IMark39615000"/> <text:alphabetical-index-mark-start text:id="IMark59054232"/><text:alphabetical-index-mark-start text:id="IMark59055464"/><text:alphabetical-index-mark-start text:id="IMark62909368"/><text:alphabetical-index-mark-start text:id="IMark63280840"/><text:alphabetical-index-mark-start text:id="IMark66236504"/><text:alphabetical-index-mark-start text:id="IMark60997736"/><text:alphabetical-index-mark-start text:id="IMark62664152"/><text:alphabetical-index-mark-start text:id="IMark71684712"/><text:alphabetical-index-mark-start text:id="IMark71563000"/><text:alphabetical-index-mark-start text:id="IMark67013912"/><text:alphabetical-index-mark-start text:id="IMark61479320"/><text:alphabetical-index-mark-start text:id="IMark65024552"/>database<text:alphabetical-index-mark-end text:id="IMark65024552"/><text:alphabetical-index-mark-end text:id="IMark61479320"/><text:alphabetical-index-mark-end text:id="IMark67013912"/><text:alphabetical-index-mark-end text:id="IMark71563000"/><text:alphabetical-index-mark-end text:id="IMark71684712"/><text:alphabetical-index-mark-end text:id="IMark62664152"/><text:alphabetical-index-mark-end text:id="IMark60997736"/><text:alphabetical-index-mark-end text:id="IMark66236504"/><text:alphabetical-index-mark-end text:id="IMark63280840"/><text:alphabetical-index-mark-end text:id="IMark62909368"/><text:alphabetical-index-mark-end text:id="IMark59055464"/><text:alphabetical-index-mark-end text:id="IMark59054232"/> from a <text:alphabetical-index-mark-start text:id="IMark70891016"/><text:alphabetical-index-mark-start text:id="IMark62925960"/><text:alphabetical-index-mark-start text:id="IMark60921032"/><text:alphabetical-index-mark-start text:id="IMark60671560"/><text:alphabetical-index-mark-start text:id="IMark54393464"/><text:alphabetical-index-mark-start text:id="IMark64323928"/><text:alphabetical-index-mark-start text:id="IMark64325208"/><text:alphabetical-index-mark-start text:id="IMark65815480"/><text:alphabetical-index-mark-start text:id="IMark63108360"/><text:alphabetical-index-mark-start text:id="IMark59734856"/><text:alphabetical-index-mark-start text:id="IMark59736184"/><text:alphabetical-index-mark-start text:id="IMark66766696"/>common<text:alphabetical-index-mark-end text:id="IMark66766696"/><text:alphabetical-index-mark-end text:id="IMark59736184"/><text:alphabetical-index-mark-end text:id="IMark59734856"/><text:alphabetical-index-mark-end text:id="IMark63108360"/><text:alphabetical-index-mark-end text:id="IMark65815480"/><text:alphabetical-index-mark-end text:id="IMark64325208"/><text:alphabetical-index-mark-end text:id="IMark64323928"/><text:alphabetical-index-mark-end text:id="IMark54393464"/><text:alphabetical-index-mark-end text:id="IMark60671560"/><text:alphabetical-index-mark-end text:id="IMark60921032"/><text:alphabetical-index-mark-end text:id="IMark62925960"/><text:alphabetical-index-mark-end text:id="IMark70891016"/> <text:alphabetical-index-mark-start text:id="IMark54066968"/><text:alphabetical-index-mark-start text:id="IMark70970280"/><text:alphabetical-index-mark-start text:id="IMark70971576"/><text:alphabetical-index-mark-start text:id="IMark54200392"/><text:alphabetical-index-mark-start text:id="IMark60610120"/><text:alphabetical-index-mark-start text:id="IMark32146712"/><text:alphabetical-index-mark-start text:id="IMark32148040"/><text:alphabetical-index-mark-start text:id="IMark71736392"/><text:alphabetical-index-mark-start text:id="IMark68532824"/><text:alphabetical-index-mark-start text:id="IMark71549256"/><text:alphabetical-index-mark-start text:id="IMark71550584"/><text:alphabetical-index-mark-start text:id="IMark63219096"/>terminal<text:alphabetical-index-mark-end text:id="IMark63219096"/><text:alphabetical-index-mark-end text:id="IMark71550584"/><text:alphabetical-index-mark-end text:id="IMark71549256"/><text:alphabetical-index-mark-end text:id="IMark68532824"/><text:alphabetical-index-mark-end text:id="IMark71736392"/><text:alphabetical-index-mark-end text:id="IMark32148040"/><text:alphabetical-index-mark-end text:id="IMark32146712"/><text:alphabetical-index-mark-end text:id="IMark60610120"/><text:alphabetical-index-mark-end text:id="IMark54200392"/><text:alphabetical-index-mark-end text:id="IMark70971576"/><text:alphabetical-index-mark-end text:id="IMark70970280"/><text:alphabetical-index-mark-end text:id="IMark54066968"/> <text:span text:style-name="T76">or shell</text:span>.</text:p>
      <text:p text:style-name="P23"/>
      <text:p text:style-name="P58">It is not meant as a substitution of <text:alphabetical-index-mark-start text:id="IMark68047656"/><text:alphabetical-index-mark-start text:id="IMark71296984"/><text:alphabetical-index-mark-start text:id="IMark67735592"/><text:alphabetical-index-mark-start text:id="IMark63713384"/><text:alphabetical-index-mark-start text:id="IMark60713016"/><text:alphabetical-index-mark-start text:id="IMark71642872"/><text:alphabetical-index-mark-start text:id="IMark60712632"/><text:alphabetical-index-mark-start text:id="IMark66711048"/><text:alphabetical-index-mark-start text:id="IMark71309368"/><text:alphabetical-index-mark-start text:id="IMark71481880"/><text:alphabetical-index-mark-start text:id="IMark71478632"/><text:alphabetical-index-mark-start text:id="IMark68070440"/><text:alphabetical-index-mark-start text:id="IMark61338184"/><text:alphabetical-index-mark-start text:id="IMark61415992"/><text:alphabetical-index-mark-start text:id="IMark61465960"/><text:alphabetical-index-mark-start text:id="IMark64564008"/><text:alphabetical-index-mark-start text:id="IMark64253528"/><text:alphabetical-index-mark-start text:id="IMark65722856"/><text:alphabetical-index-mark-start text:id="IMark71502792"/><text:alphabetical-index-mark-start text:id="IMark60675688"/><text:alphabetical-index-mark-start text:id="IMark60641464"/>Sql<text:alphabetical-index-mark-end text:id="IMark60641464"/><text:alphabetical-index-mark-end text:id="IMark60675688"/><text:alphabetical-index-mark-end text:id="IMark71502792"/><text:alphabetical-index-mark-end text:id="IMark65722856"/><text:alphabetical-index-mark-end text:id="IMark64253528"/><text:alphabetical-index-mark-end text:id="IMark64564008"/><text:alphabetical-index-mark-end text:id="IMark61465960"/><text:alphabetical-index-mark-end text:id="IMark61415992"/><text:alphabetical-index-mark-end text:id="IMark61338184"/><text:alphabetical-index-mark-end text:id="IMark68070440"/><text:alphabetical-index-mark-end text:id="IMark71478632"/><text:alphabetical-index-mark-end text:id="IMark71481880"/><text:alphabetical-index-mark-end text:id="IMark71309368"/><text:alphabetical-index-mark-end text:id="IMark66711048"/>ite<text:alphabetical-index-mark-end text:id="IMark60712632"/><text:alphabetical-index-mark-end text:id="IMark71642872"/><text:alphabetical-index-mark-end text:id="IMark60713016"/><text:alphabetical-index-mark-end text:id="IMark63713384"/><text:alphabetical-index-mark-end text:id="IMark67735592"/><text:alphabetical-index-mark-end text:id="IMark71296984"/><text:alphabetical-index-mark-end text:id="IMark68047656"/>3’s <text:alphabetical-index-mark-start text:id="IMark68587384"/><text:alphabetical-index-mark-start text:id="IMark71009656"/><text:alphabetical-index-mark-start text:id="IMark66444808"/><text:alphabetical-index-mark-start text:id="IMark60688472"/><text:alphabetical-index-mark-start text:id="IMark61248344"/><text:alphabetical-index-mark-start text:id="IMark64522632"/><text:alphabetical-index-mark-start text:id="IMark66898072"/>dot<text:alphabetical-index-mark-end text:id="IMark66898072"/><text:alphabetical-index-mark-end text:id="IMark64522632"/><text:alphabetical-index-mark-end text:id="IMark61248344"/><text:alphabetical-index-mark-end text:id="IMark60688472"/><text:alphabetical-index-mark-end text:id="IMark66444808"/><text:alphabetical-index-mark-end text:id="IMark71009656"/><text:alphabetical-index-mark-end text:id="IMark68587384"/> <text:alphabetical-index-mark-start text:id="IMark60863896"/><text:alphabetical-index-mark-start text:id="IMark66956168"/><text:alphabetical-index-mark-start text:id="IMark61670392"/><text:alphabetical-index-mark-start text:id="IMark67343224"/><text:alphabetical-index-mark-start text:id="IMark65406024"/><text:alphabetical-index-mark-start text:id="IMark61934680"/><text:alphabetical-index-mark-start text:id="IMark71082120"/>command<text:alphabetical-index-mark-end text:id="IMark71082120"/><text:alphabetical-index-mark-end text:id="IMark61934680"/><text:alphabetical-index-mark-end text:id="IMark65406024"/><text:alphabetical-index-mark-end text:id="IMark67343224"/><text:alphabetical-index-mark-end text:id="IMark61670392"/><text:alphabetical-index-mark-end text:id="IMark66956168"/><text:alphabetical-index-mark-end text:id="IMark60863896"/>s <text:span text:style-name="T59">or </text:span><text:alphabetical-index-mark-start text:id="IMark39803512"/><text:alphabetical-index-mark-start text:id="IMark60548120"/><text:alphabetical-index-mark-start text:id="IMark60673256"/><text:alphabetical-index-mark-start text:id="IMark71479848"/><text:alphabetical-index-mark-start text:id="IMark61963160"/><text:span text:style-name="T59">HDF5</text:span><text:alphabetical-index-mark-end text:id="IMark61963160"/><text:alphabetical-index-mark-end text:id="IMark71479848"/><text:alphabetical-index-mark-end text:id="IMark60673256"/><text:alphabetical-index-mark-end text:id="IMark60548120"/><text:alphabetical-index-mark-end text:id="IMark39803512"/><text:span text:style-name="T59"> </text:span><text:alphabetical-index-mark-start text:id="IMark66041576"/><text:alphabetical-index-mark-start text:id="IMark62571640"/><text:alphabetical-index-mark-start text:id="IMark68165000"/><text:alphabetical-index-mark-start text:id="IMark56398120"/><text:alphabetical-index-mark-start text:id="IMark68181912"/><text:span text:style-name="T59">database</text:span><text:alphabetical-index-mark-end text:id="IMark68181912"/><text:alphabetical-index-mark-end text:id="IMark56398120"/><text:alphabetical-index-mark-end text:id="IMark68165000"/><text:alphabetical-index-mark-end text:id="IMark62571640"/><text:alphabetical-index-mark-end text:id="IMark66041576"/><text:span text:style-name="T59"> editors</text:span>, but rather as a complement. In some cases, using those <text:alphabetical-index-mark-start text:id="IMark68673544"/><text:alphabetical-index-mark-start text:id="IMark68532360"/><text:alphabetical-index-mark-start text:id="IMark60082520"/><text:alphabetical-index-mark-start text:id="IMark60071928"/><text:alphabetical-index-mark-start text:id="IMark59164600"/><text:alphabetical-index-mark-start text:id="IMark70890552"/><text:alphabetical-index-mark-start text:id="IMark63010136"/>command<text:alphabetical-index-mark-end text:id="IMark63010136"/><text:alphabetical-index-mark-end text:id="IMark70890552"/><text:alphabetical-index-mark-end text:id="IMark59164600"/><text:alphabetical-index-mark-end text:id="IMark60071928"/><text:alphabetical-index-mark-end text:id="IMark60082520"/><text:alphabetical-index-mark-end text:id="IMark68532360"/><text:alphabetical-index-mark-end text:id="IMark68673544"/>s <text:span text:style-name="T59">and </text:span><text:alphabetical-index-mark-start text:id="IMark65815896"/><text:alphabetical-index-mark-start text:id="IMark63176344"/><text:alphabetical-index-mark-start text:id="IMark67550712"/><text:alphabetical-index-mark-start text:id="IMark65025464"/><text:alphabetical-index-mark-start text:id="IMark61003336"/><text:span text:style-name="T59">program</text:span><text:alphabetical-index-mark-end text:id="IMark61003336"/><text:alphabetical-index-mark-end text:id="IMark65025464"/><text:alphabetical-index-mark-end text:id="IMark67550712"/><text:alphabetical-index-mark-end text:id="IMark63176344"/><text:alphabetical-index-mark-end text:id="IMark65815896"/><text:span text:style-name="T59">s</text:span> might prove more convenient, while in others, using <text:alphabetical-index-mark-start text:id="IMark63322984"/><text:alphabetical-index-mark-start text:id="IMark59388168"/><text:alphabetical-index-mark-start text:id="IMark61453400"/><text:alphabetical-index-mark-start text:id="IMark61655496"/><text:alphabetical-index-mark-start text:id="IMark66820056"/><text:alphabetical-index-mark-start text:id="IMark58799256"/><text:alphabetical-index-mark-start text:id="IMark54374872"/><text:alphabetical-index-mark-start text:id="IMark54558616"/><text:alphabetical-index-mark-start text:id="IMark64384248"/><text:alphabetical-index-mark-start text:id="IMark71270984"/><text:alphabetical-index-mark-start text:id="IMark59617944"/><text:alphabetical-index-mark-start text:id="IMark65535656"/><text:alphabetical-index-mark-start text:id="IMark54825016"/><text:alphabetical-index-mark-start text:id="IMark64224280"/>sql<text:alphabetical-index-mark-end text:id="IMark64224280"/><text:alphabetical-index-mark-end text:id="IMark54825016"/><text:alphabetical-index-mark-end text:id="IMark65535656"/><text:alphabetical-index-mark-end text:id="IMark59617944"/><text:alphabetical-index-mark-end text:id="IMark71270984"/><text:alphabetical-index-mark-end text:id="IMark64384248"/><text:alphabetical-index-mark-end text:id="IMark54558616"/><text:alphabetical-index-mark-end text:id="IMark54374872"/><text:alphabetical-index-mark-end text:id="IMark58799256"/><text:alphabetical-index-mark-end text:id="IMark66820056"/><text:alphabetical-index-mark-end text:id="IMark61655496"/><text:alphabetical-index-mark-end text:id="IMark61453400"/><text:alphabetical-index-mark-end text:id="IMark59388168"/><text:alphabetical-index-mark-end text:id="IMark63322984"/>p may have its own <text:alphabetical-index-mark-start text:id="IMark62974744"/><text:alphabetical-index-mark-start text:id="IMark38928104"/><text:alphabetical-index-mark-start text:id="IMark39759592"/><text:alphabetical-index-mark-start text:id="IMark61199752"/><text:alphabetical-index-mark-start text:id="IMark54333416"/><text:alphabetical-index-mark-start text:id="IMark54104936"/><text:alphabetical-index-mark-start text:id="IMark66898824"/>advantage<text:alphabetical-index-mark-end text:id="IMark66898824"/><text:alphabetical-index-mark-end text:id="IMark54104936"/><text:alphabetical-index-mark-end text:id="IMark54333416"/><text:alphabetical-index-mark-end text:id="IMark61199752"/><text:alphabetical-index-mark-end text:id="IMark39759592"/><text:alphabetical-index-mark-end text:id="IMark38928104"/><text:alphabetical-index-mark-end text:id="IMark62974744"/>s.</text:p>
      <text:p text:style-name="P8"/>
      <text:p text:style-name="P8"/>
      <text:h text:style-name="Heading_20_1" text:outline-level="1"><text:bookmark-start text:name="__RefHeading___Toc943_76759228"/>Keywords.<text:bookmark-end text:name="__RefHeading___Toc943_76759228"/></text:h>
      <text:p text:style-name="P8"/>
      <text:p text:style-name="P21"><text:alphabetical-index-mark-start text:id="IMark71309368"/><text:alphabetical-index-mark-start text:id="IMark71481880"/><text:alphabetical-index-mark-start text:id="IMark61249560"/><text:alphabetical-index-mark-start text:id="IMark64224280"/><text:alphabetical-index-mark-start text:id="IMark68047656"/><text:alphabetical-index-mark-start text:id="IMark54079880"/><text:alphabetical-index-mark-start text:id="IMark67735592"/><text:alphabetical-index-mark-start text:id="IMark71296984"/><text:alphabetical-index-mark-start text:id="IMark63713384"/><text:alphabetical-index-mark-start text:id="IMark60713016"/><text:alphabetical-index-mark-start text:id="IMark71642872"/><text:alphabetical-index-mark-start text:id="IMark66711048"/><text:alphabetical-index-mark-start text:id="IMark60712632"/><text:alphabetical-index-mark-start text:id="IMark62204072"/><text:alphabetical-index-mark-start text:id="IMark64384536"/><text:alphabetical-index-mark-start text:id="IMark61465960"/><text:alphabetical-index-mark-start text:id="IMark64564008"/><text:alphabetical-index-mark-start text:id="IMark64253528"/><text:alphabetical-index-mark-start text:id="IMark65722856"/><text:alphabetical-index-mark-start text:id="IMark63177016"/><text:alphabetical-index-mark-start text:id="IMark63492664"/><text:alphabetical-index-mark-start text:id="IMark60996664"/><text:alphabetical-index-mark-start text:id="IMark61044120"/><text:alphabetical-index-mark-start text:id="IMark71502792"/><text:alphabetical-index-mark-start text:id="IMark66778680"/><text:alphabetical-index-mark-start text:id="IMark66710584"/><text:alphabetical-index-mark-start text:id="IMark67343976"/><text:alphabetical-index-mark-start text:id="IMark65905080"/><text:alphabetical-index-mark-start text:id="IMark67295368"/><text:alphabetical-index-mark-start text:id="IMark61444232"/><text:alphabetical-index-mark-start text:id="IMark62670648"/><text:alphabetical-index-mark-start text:id="IMark62668840"/><text:alphabetical-index-mark-start text:id="IMark71010408"/><text:alphabetical-index-mark-start text:id="IMark71765640"/><text:alphabetical-index-mark-start text:id="IMark65664824"/><text:alphabetical-index-mark-start text:id="IMark71536200"/>Sql<text:alphabetical-index-mark-end text:id="IMark71536200"/><text:alphabetical-index-mark-end text:id="IMark65664824"/><text:alphabetical-index-mark-end text:id="IMark71765640"/><text:alphabetical-index-mark-end text:id="IMark71010408"/><text:alphabetical-index-mark-end text:id="IMark62668840"/><text:alphabetical-index-mark-end text:id="IMark62670648"/><text:alphabetical-index-mark-end text:id="IMark61444232"/><text:alphabetical-index-mark-end text:id="IMark67295368"/><text:alphabetical-index-mark-end text:id="IMark65905080"/><text:alphabetical-index-mark-end text:id="IMark67343976"/><text:alphabetical-index-mark-end text:id="IMark66710584"/><text:alphabetical-index-mark-end text:id="IMark66778680"/><text:alphabetical-index-mark-end text:id="IMark71502792"/><text:alphabetical-index-mark-end text:id="IMark61044120"/><text:alphabetical-index-mark-end text:id="IMark60996664"/><text:alphabetical-index-mark-end text:id="IMark63492664"/><text:alphabetical-index-mark-end text:id="IMark63177016"/><text:alphabetical-index-mark-end text:id="IMark65722856"/><text:alphabetical-index-mark-end text:id="IMark64253528"/><text:alphabetical-index-mark-end text:id="IMark64564008"/><text:alphabetical-index-mark-end text:id="IMark61465960"/><text:alphabetical-index-mark-end text:id="IMark64384536"/><text:alphabetical-index-mark-end text:id="IMark62204072"/><text:alphabetical-index-mark-end text:id="IMark60712632"/>ite<text:alphabetical-index-mark-end text:id="IMark66711048"/><text:alphabetical-index-mark-end text:id="IMark71642872"/><text:alphabetical-index-mark-end text:id="IMark60713016"/><text:alphabetical-index-mark-end text:id="IMark63713384"/><text:alphabetical-index-mark-end text:id="IMark71296984"/><text:alphabetical-index-mark-end text:id="IMark67735592"/><text:alphabetical-index-mark-end text:id="IMark54079880"/><text:alphabetical-index-mark-end text:id="IMark68047656"/><text:alphabetical-index-mark-end text:id="IMark64224280"/><text:alphabetical-index-mark-end text:id="IMark61249560"/><text:alphabetical-index-mark-end text:id="IMark71481880"/><text:alphabetical-index-mark-end text:id="IMark71309368"/>, <text:alphabetical-index-mark-start text:id="IMark39541320"/><text:alphabetical-index-mark-start text:id="IMark33973320"/><text:alphabetical-index-mark-start text:id="IMark64574728"/><text:alphabetical-index-mark-start text:id="IMark71562024"/><text:alphabetical-index-mark-start text:id="IMark62635288"/><text:alphabetical-index-mark-start text:id="IMark62780088"/><text:alphabetical-index-mark-start text:id="IMark60463064"/><text:alphabetical-index-mark-start text:id="IMark61479608"/><text:alphabetical-index-mark-start text:id="IMark65908616"/><text:alphabetical-index-mark-start text:id="IMark63176168"/><text:alphabetical-index-mark-start text:id="IMark65025464"/><text:alphabetical-index-mark-start text:id="IMark60689224"/><text:alphabetical-index-mark-start text:id="IMark60889048"/><text:alphabetical-index-mark-start text:id="IMark65970008"/><text:alphabetical-index-mark-start text:id="IMark61057528"/><text:alphabetical-index-mark-start text:id="IMark61569944"/><text:alphabetical-index-mark-start text:id="IMark59451208"/><text:alphabetical-index-mark-start text:id="IMark59492104"/><text:alphabetical-index-mark-start text:id="IMark58271192"/><text:alphabetical-index-mark-start text:id="IMark54814728"/><text:alphabetical-index-mark-start text:id="IMark68085096"/><text:alphabetical-index-mark-start text:id="IMark60589672"/><text:alphabetical-index-mark-start text:id="IMark65817800"/><text:alphabetical-index-mark-start text:id="IMark60909720"/>sql<text:alphabetical-index-mark-end text:id="IMark60909720"/><text:alphabetical-index-mark-end text:id="IMark65817800"/><text:alphabetical-index-mark-end text:id="IMark60589672"/><text:alphabetical-index-mark-end text:id="IMark68085096"/><text:alphabetical-index-mark-end text:id="IMark54814728"/><text:alphabetical-index-mark-end text:id="IMark58271192"/><text:alphabetical-index-mark-end text:id="IMark59492104"/><text:alphabetical-index-mark-end text:id="IMark59451208"/><text:alphabetical-index-mark-end text:id="IMark61569944"/><text:alphabetical-index-mark-end text:id="IMark61057528"/><text:alphabetical-index-mark-end text:id="IMark65970008"/><text:alphabetical-index-mark-end text:id="IMark60889048"/><text:alphabetical-index-mark-end text:id="IMark60689224"/><text:alphabetical-index-mark-end text:id="IMark65025464"/><text:alphabetical-index-mark-end text:id="IMark63176168"/><text:alphabetical-index-mark-end text:id="IMark65908616"/><text:alphabetical-index-mark-end text:id="IMark61479608"/><text:alphabetical-index-mark-end text:id="IMark60463064"/><text:alphabetical-index-mark-end text:id="IMark62780088"/><text:alphabetical-index-mark-end text:id="IMark62635288"/><text:alphabetical-index-mark-end text:id="IMark71562024"/><text:alphabetical-index-mark-end text:id="IMark64574728"/><text:alphabetical-index-mark-end text:id="IMark33973320"/><text:alphabetical-index-mark-end text:id="IMark39541320"/>p, <text:alphabetical-index-mark-start text:id="IMark63109112"/><text:alphabetical-index-mark-start text:id="IMark55138920"/><text:alphabetical-index-mark-start text:id="IMark59832408"/><text:alphabetical-index-mark-start text:id="IMark32147240"/><text:alphabetical-index-mark-start text:id="IMark71549720"/><text:alphabetical-index-mark-start text:id="IMark62926712"/><text:alphabetical-index-mark-start text:id="IMark59735800"/><text:alphabetical-index-mark-start text:id="IMark71563752"/><text:alphabetical-index-mark-start text:id="IMark54887288"/><text:alphabetical-index-mark-start text:id="IMark58785000"/><text:alphabetical-index-mark-start text:id="IMark68533576"/><text:alphabetical-index-mark-start text:id="IMark60610872"/><text:alphabetical-index-mark-start text:id="IMark68440856"/><text:alphabetical-index-mark-start text:id="IMark68442184"/><text:alphabetical-index-mark-start text:id="IMark64816536"/><text:alphabetical-index-mark-start text:id="IMark64817112"/><text:alphabetical-index-mark-start text:id="IMark68521752"/><text:alphabetical-index-mark-start text:id="IMark68523080"/><text:alphabetical-index-mark-start text:id="IMark63075512"/><text:alphabetical-index-mark-start text:id="IMark63076088"/><text:alphabetical-index-mark-start text:id="IMark55127464"/><text:alphabetical-index-mark-start text:id="IMark55128792"/><text:alphabetical-index-mark-start text:id="IMark63345400"/><text:alphabetical-index-mark-start text:id="IMark60154504"/><text:alphabetical-index-mark-start text:id="IMark66303240"/><text:alphabetical-index-mark-start text:id="IMark66304568"/><text:alphabetical-index-mark-start text:id="IMark64915992"/><text:alphabetical-index-mark-start text:id="IMark67740920"/><text:alphabetical-index-mark-start text:id="IMark60599384"/><text:alphabetical-index-mark-start text:id="IMark60600712"/><text:alphabetical-index-mark-start text:id="IMark66092648"/><text:alphabetical-index-mark-start text:id="IMark65018696"/><text:alphabetical-index-mark-start text:id="IMark66406136"/><text:alphabetical-index-mark-start text:id="IMark66407464"/><text:alphabetical-index-mark-start text:id="IMark64507832"/><text:alphabetical-index-mark-start text:id="IMark64508440"/>sql<text:alphabetical-index-mark-end text:id="IMark64508440"/><text:alphabetical-index-mark-end text:id="IMark64507832"/><text:alphabetical-index-mark-end text:id="IMark66407464"/><text:alphabetical-index-mark-end text:id="IMark66406136"/><text:alphabetical-index-mark-end text:id="IMark65018696"/><text:alphabetical-index-mark-end text:id="IMark66092648"/><text:alphabetical-index-mark-end text:id="IMark60600712"/><text:alphabetical-index-mark-end text:id="IMark60599384"/><text:alphabetical-index-mark-end text:id="IMark67740920"/><text:alphabetical-index-mark-end text:id="IMark64915992"/><text:alphabetical-index-mark-end text:id="IMark66304568"/><text:alphabetical-index-mark-end text:id="IMark66303240"/><text:alphabetical-index-mark-end text:id="IMark60154504"/><text:alphabetical-index-mark-end text:id="IMark63345400"/><text:alphabetical-index-mark-end text:id="IMark55128792"/><text:alphabetical-index-mark-end text:id="IMark55127464"/><text:alphabetical-index-mark-end text:id="IMark63076088"/><text:alphabetical-index-mark-end text:id="IMark63075512"/><text:alphabetical-index-mark-end text:id="IMark68523080"/><text:alphabetical-index-mark-end text:id="IMark68521752"/><text:alphabetical-index-mark-end text:id="IMark64817112"/><text:alphabetical-index-mark-end text:id="IMark64816536"/><text:alphabetical-index-mark-end text:id="IMark68442184"/><text:alphabetical-index-mark-end text:id="IMark68440856"/>ite<text:alphabetical-index-mark-end text:id="IMark60610872"/><text:alphabetical-index-mark-end text:id="IMark68533576"/><text:alphabetical-index-mark-end text:id="IMark58785000"/><text:alphabetical-index-mark-end text:id="IMark54887288"/><text:alphabetical-index-mark-end text:id="IMark71563752"/><text:alphabetical-index-mark-end text:id="IMark59735800"/><text:alphabetical-index-mark-end text:id="IMark62926712"/><text:alphabetical-index-mark-end text:id="IMark71549720"/><text:alphabetical-index-mark-end text:id="IMark32147240"/><text:alphabetical-index-mark-end text:id="IMark59832408"/><text:alphabetical-index-mark-end text:id="IMark55138920"/><text:alphabetical-index-mark-end text:id="IMark63109112"/>3, data, <text:alphabetical-index-mark-start text:id="IMark68111944"/><text:alphabetical-index-mark-start text:id="IMark61585832"/><text:alphabetical-index-mark-start text:id="IMark63811912"/><text:alphabetical-index-mark-start text:id="IMark63812968"/><text:alphabetical-index-mark-start text:id="IMark61314584"/><text:alphabetical-index-mark-start text:id="IMark61204936"/><text:alphabetical-index-mark-start text:id="IMark63756184"/><text:alphabetical-index-mark-start text:id="IMark63757512"/><text:alphabetical-index-mark-start text:id="IMark61146104"/><text:alphabetical-index-mark-start text:id="IMark61844776"/><text:alphabetical-index-mark-start text:id="IMark61846104"/><text:alphabetical-index-mark-start text:id="IMark63823720"/>database<text:alphabetical-index-mark-end text:id="IMark63823720"/><text:alphabetical-index-mark-end text:id="IMark61846104"/><text:alphabetical-index-mark-end text:id="IMark61844776"/><text:alphabetical-index-mark-end text:id="IMark61146104"/><text:alphabetical-index-mark-end text:id="IMark63757512"/><text:alphabetical-index-mark-end text:id="IMark63756184"/><text:alphabetical-index-mark-end text:id="IMark61204936"/><text:alphabetical-index-mark-end text:id="IMark61314584"/><text:alphabetical-index-mark-end text:id="IMark63812968"/><text:alphabetical-index-mark-end text:id="IMark63811912"/><text:alphabetical-index-mark-end text:id="IMark61585832"/><text:alphabetical-index-mark-end text:id="IMark68111944"/>, <text:alphabetical-index-mark-start text:id="IMark61389384"/><text:alphabetical-index-mark-start text:id="IMark61324600"/><text:alphabetical-index-mark-start text:id="IMark60132248"/><text:alphabetical-index-mark-start text:id="IMark60133576"/><text:alphabetical-index-mark-start text:id="IMark63031496"/><text:alphabetical-index-mark-start text:id="IMark61332008"/><text:alphabetical-index-mark-start text:id="IMark61333336"/><text:alphabetical-index-mark-start text:id="IMark62299528"/><text:alphabetical-index-mark-start text:id="IMark54468760"/><text:alphabetical-index-mark-start text:id="IMark54470088"/><text:alphabetical-index-mark-start text:id="IMark70878264"/><text:alphabetical-index-mark-start text:id="IMark62454952"/><text:alphabetical-index-mark-start text:id="IMark62456280"/><text:alphabetical-index-mark-start text:id="IMark62342760"/><text:alphabetical-index-mark-start text:id="IMark59344056"/><text:alphabetical-index-mark-start text:id="IMark59345384"/><text:alphabetical-index-mark-start text:id="IMark58863912"/><text:alphabetical-index-mark-start text:id="IMark63597368"/><text:alphabetical-index-mark-start text:id="IMark63598424"/><text:alphabetical-index-mark-start text:id="IMark63599000"/><text:alphabetical-index-mark-start text:id="IMark60957608"/><text:alphabetical-index-mark-start text:id="IMark63568232"/><text:alphabetical-index-mark-start text:id="IMark61850456"/><text:alphabetical-index-mark-start text:id="IMark71715192"/>sql<text:alphabetical-index-mark-end text:id="IMark71715192"/><text:alphabetical-index-mark-end text:id="IMark61850456"/><text:alphabetical-index-mark-end text:id="IMark63568232"/><text:alphabetical-index-mark-end text:id="IMark60957608"/><text:alphabetical-index-mark-end text:id="IMark63599000"/><text:alphabetical-index-mark-end text:id="IMark63598424"/><text:alphabetical-index-mark-end text:id="IMark63597368"/><text:alphabetical-index-mark-end text:id="IMark58863912"/><text:alphabetical-index-mark-end text:id="IMark59345384"/><text:alphabetical-index-mark-end text:id="IMark59344056"/><text:alphabetical-index-mark-end text:id="IMark62342760"/><text:alphabetical-index-mark-end text:id="IMark62456280"/><text:alphabetical-index-mark-end text:id="IMark62454952"/><text:alphabetical-index-mark-end text:id="IMark70878264"/><text:alphabetical-index-mark-end text:id="IMark54470088"/><text:alphabetical-index-mark-end text:id="IMark54468760"/><text:alphabetical-index-mark-end text:id="IMark62299528"/><text:alphabetical-index-mark-end text:id="IMark61333336"/><text:alphabetical-index-mark-end text:id="IMark61332008"/><text:alphabetical-index-mark-end text:id="IMark63031496"/><text:alphabetical-index-mark-end text:id="IMark60133576"/><text:alphabetical-index-mark-end text:id="IMark60132248"/><text:alphabetical-index-mark-end text:id="IMark61324600"/><text:alphabetical-index-mark-end text:id="IMark61389384"/>, <text:alphabetical-index-mark-start text:id="IMark68438216"/><text:alphabetical-index-mark-start text:id="IMark60679912"/><text:alphabetical-index-mark-start text:id="IMark33283272"/><text:alphabetical-index-mark-start text:id="IMark58731224"/><text:alphabetical-index-mark-start text:id="IMark66191256"/><text:span text:style-name="T59">hdf5</text:span><text:alphabetical-index-mark-end text:id="IMark66191256"/><text:alphabetical-index-mark-end text:id="IMark58731224"/><text:alphabetical-index-mark-end text:id="IMark33283272"/><text:alphabetical-index-mark-end text:id="IMark60679912"/><text:alphabetical-index-mark-end text:id="IMark68438216"/><text:span text:style-name="T59">, </text:span><text:alphabetical-index-mark-start text:id="IMark66074360"/><text:alphabetical-index-mark-start text:id="IMark60896520"/><text:alphabetical-index-mark-start text:id="IMark72861800"/><text:alphabetical-index-mark-start text:id="IMark58088120"/><text:alphabetical-index-mark-start text:id="IMark63284456"/><text:span text:style-name="T59">hdfql</text:span><text:alphabetical-index-mark-end text:id="IMark63284456"/><text:alphabetical-index-mark-end text:id="IMark58088120"/><text:alphabetical-index-mark-end text:id="IMark72861800"/><text:alphabetical-index-mark-end text:id="IMark60896520"/><text:alphabetical-index-mark-end text:id="IMark66074360"/></text:p>
      <text:p text:style-name="P8"/>
      <text:p text:style-name="P8"/>
      <text:h text:style-name="Heading_20_1" text:outline-level="1"><text:bookmark-start text:name="__RefHeading___Toc945_76759228"/>Acknowledgements.<text:bookmark-end text:name="__RefHeading___Toc945_76759228"/></text:h>
      <text:p text:style-name="P8"/>
      <text:p text:style-name="P92"><text:span text:style-name="T7">This </text:span><text:alphabetical-index-mark-start text:id="IMark60713016"/><text:alphabetical-index-mark-start text:id="IMark71642872"/><text:span text:style-name="T7">project</text:span><text:alphabetical-index-mark-end text:id="IMark71642872"/><text:alphabetical-index-mark-end text:id="IMark60713016"/><text:span text:style-name="T7"> could not have taken place without the work done by</text:span>:</text:p>
      <text:list xml:id="list588186429878823709" text:style-name="L1">
        <text:list-header>
          <text:p text:style-name="P95"/>
        </text:list-header>
        <text:list-item>
          <text:p text:style-name="P96">The <text:alphabetical-index-mark-start text:id="IMark66191256"/><text:alphabetical-index-mark-start text:id="IMark63284456"/><text:alphabetical-index-mark-start text:id="IMark71481880"/><text:alphabetical-index-mark-start text:id="IMark71309368"/><text:alphabetical-index-mark-start text:id="IMark61249560"/><text:alphabetical-index-mark-start text:id="IMark54079880"/><text:alphabetical-index-mark-start text:id="IMark63713384"/><text:alphabetical-index-mark-start text:id="IMark71296984"/><text:alphabetical-index-mark-start text:id="IMark60713016"/><text:alphabetical-index-mark-start text:id="IMark71642872"/>develop<text:alphabetical-index-mark-end text:id="IMark71642872"/><text:alphabetical-index-mark-end text:id="IMark60713016"/>er<text:alphabetical-index-mark-end text:id="IMark71296984"/><text:alphabetical-index-mark-end text:id="IMark63713384"/><text:alphabetical-index-mark-end text:id="IMark54079880"/><text:alphabetical-index-mark-end text:id="IMark61249560"/><text:alphabetical-index-mark-end text:id="IMark71309368"/><text:alphabetical-index-mark-end text:id="IMark71481880"/><text:alphabetical-index-mark-end text:id="IMark63284456"/><text:alphabetical-index-mark-end text:id="IMark66191256"/>s of <text:alphabetical-index-mark-start text:id="IMark33951816"/><text:alphabetical-index-mark-start text:id="IMark33955176"/><text:alphabetical-index-mark-start text:id="IMark60737864"/><text:alphabetical-index-mark-start text:id="IMark65769704"/><text:alphabetical-index-mark-start text:id="IMark61849992"/><text:alphabetical-index-mark-start text:id="IMark62342296"/><text:alphabetical-index-mark-start text:id="IMark62299064"/><text:alphabetical-index-mark-start text:id="IMark61324136"/><text:alphabetical-index-mark-start text:id="IMark61388168"/><text:alphabetical-index-mark-start text:id="IMark62047912"/><text:alphabetical-index-mark-start text:id="IMark64903240"/><text:alphabetical-index-mark-start text:id="IMark66111544"/><text:alphabetical-index-mark-start text:id="IMark62848152"/><text:alphabetical-index-mark-start text:id="IMark61148600"/><text:alphabetical-index-mark-start text:id="IMark61204472"/><text:alphabetical-index-mark-start text:id="IMark68111480"/><text:alphabetical-index-mark-start text:id="IMark54467096"/><text:alphabetical-index-mark-start text:id="IMark54465592"/><text:alphabetical-index-mark-start text:id="IMark33088120"/><text:alphabetical-index-mark-start text:id="IMark33382200"/><text:alphabetical-index-mark-start text:id="IMark61591880"/><text:alphabetical-index-mark-start text:id="IMark63540648"/><text:alphabetical-index-mark-start text:id="IMark66580488"/><text:alphabetical-index-mark-start text:id="IMark65693656"/><text:alphabetical-index-mark-start text:id="IMark64749144"/><text:alphabetical-index-mark-start text:id="IMark59895128"/><text:alphabetical-index-mark-start text:id="IMark66118472"/><text:alphabetical-index-mark-start text:id="IMark64525256"/><text:alphabetical-index-mark-start text:id="IMark60154040"/><text:alphabetical-index-mark-start text:id="IMark60610408"/><text:alphabetical-index-mark-start text:id="IMark71563288"/><text:alphabetical-index-mark-start text:id="IMark59831944"/><text:alphabetical-index-mark-start text:id="IMark64073464"/><text:alphabetical-index-mark-start text:id="IMark63281128"/><text:alphabetical-index-mark-start text:id="IMark56903352"/><text:alphabetical-index-mark-start text:id="IMark67645624"/><text:alphabetical-index-mark-start text:id="IMark65814536"/><text:alphabetical-index-mark-start text:id="IMark54199448"/><text:alphabetical-index-mark-start text:id="IMark71531640"/><text:alphabetical-index-mark-start text:id="IMark54823624"/><text:alphabetical-index-mark-start text:id="IMark62663240"/><text:alphabetical-index-mark-start text:id="IMark60670648"/><text:alphabetical-index-mark-start text:id="IMark64577768"/><text:alphabetical-index-mark-start text:id="IMark71552088"/><text:alphabetical-index-mark-start text:id="IMark64523384"/><text:alphabetical-index-mark-start text:id="IMark66765800"/>Sql<text:alphabetical-index-mark-end text:id="IMark66765800"/><text:alphabetical-index-mark-end text:id="IMark64523384"/><text:alphabetical-index-mark-end text:id="IMark71552088"/><text:alphabetical-index-mark-end text:id="IMark64577768"/><text:alphabetical-index-mark-end text:id="IMark60670648"/><text:alphabetical-index-mark-end text:id="IMark62663240"/><text:alphabetical-index-mark-end text:id="IMark54823624"/><text:alphabetical-index-mark-end text:id="IMark71531640"/><text:alphabetical-index-mark-end text:id="IMark54199448"/><text:alphabetical-index-mark-end text:id="IMark65814536"/><text:alphabetical-index-mark-end text:id="IMark67645624"/><text:alphabetical-index-mark-end text:id="IMark56903352"/><text:alphabetical-index-mark-end text:id="IMark63281128"/><text:alphabetical-index-mark-end text:id="IMark64073464"/><text:alphabetical-index-mark-end text:id="IMark59831944"/><text:alphabetical-index-mark-end text:id="IMark71563288"/><text:alphabetical-index-mark-end text:id="IMark60610408"/><text:alphabetical-index-mark-end text:id="IMark60154040"/><text:alphabetical-index-mark-end text:id="IMark64525256"/><text:alphabetical-index-mark-end text:id="IMark66118472"/><text:alphabetical-index-mark-end text:id="IMark59895128"/><text:alphabetical-index-mark-end text:id="IMark64749144"/><text:alphabetical-index-mark-end text:id="IMark65693656"/><text:alphabetical-index-mark-end text:id="IMark66580488"/><text:alphabetical-index-mark-end text:id="IMark63540648"/>ite<text:alphabetical-index-mark-end text:id="IMark61591880"/><text:alphabetical-index-mark-end text:id="IMark33382200"/><text:alphabetical-index-mark-end text:id="IMark33088120"/><text:alphabetical-index-mark-end text:id="IMark54465592"/><text:alphabetical-index-mark-end text:id="IMark54467096"/><text:alphabetical-index-mark-end text:id="IMark68111480"/><text:alphabetical-index-mark-end text:id="IMark61204472"/><text:alphabetical-index-mark-end text:id="IMark61148600"/><text:alphabetical-index-mark-end text:id="IMark62848152"/><text:alphabetical-index-mark-end text:id="IMark66111544"/><text:alphabetical-index-mark-end text:id="IMark64903240"/><text:alphabetical-index-mark-end text:id="IMark62047912"/>3<text:alphabetical-index-mark-end text:id="IMark61388168"/><text:alphabetical-index-mark-end text:id="IMark61324136"/><text:alphabetical-index-mark-end text:id="IMark62299064"/><text:alphabetical-index-mark-end text:id="IMark62342296"/><text:alphabetical-index-mark-end text:id="IMark61849992"/><text:alphabetical-index-mark-end text:id="IMark65769704"/><text:alphabetical-index-mark-end text:id="IMark60737864"/><text:alphabetical-index-mark-end text:id="IMark33955176"/><text:alphabetical-index-mark-end text:id="IMark33951816"/><text:span text:style-name="T3">[6.</text:span><text:span text:style-name="T4">1</text:span><text:span text:style-name="T3">.]</text:span>.</text:p>
          <text:p text:style-name="P96"/>
        </text:list-item>
        <text:list-item>
          <text:p text:style-name="P97"><text:soft-page-break/>The developers of <text:alphabetical-index-mark-start text:id="IMark68047656"/><text:alphabetical-index-mark-start text:id="IMark64224280"/><text:alphabetical-index-mark-start text:id="IMark62204072"/><text:alphabetical-index-mark-start text:id="IMark66191256"/><text:alphabetical-index-mark-start text:id="IMark63284456"/>HDF5<text:alphabetical-index-mark-end text:id="IMark63284456"/><text:alphabetical-index-mark-end text:id="IMark66191256"/><text:alphabetical-index-mark-end text:id="IMark62204072"/><text:alphabetical-index-mark-end text:id="IMark64224280"/><text:alphabetical-index-mark-end text:id="IMark68047656"/><text:span text:style-name="T2">[6.</text:span><text:span text:style-name="T6">3</text:span><text:span text:style-name="T2">.]</text:span><text:span text:style-name="T63">.</text:span></text:p>
          <text:p text:style-name="P97"/>
        </text:list-item>
        <text:list-item>
          <text:p text:style-name="P97">The developers of <text:alphabetical-index-mark-start text:id="IMark60712632"/><text:alphabetical-index-mark-start text:id="IMark60519016"/><text:alphabetical-index-mark-start text:id="IMark67735592"/><text:alphabetical-index-mark-start text:id="IMark66711048"/><text:alphabetical-index-mark-start text:id="IMark63397000"/>HDFql<text:alphabetical-index-mark-end text:id="IMark63397000"/><text:alphabetical-index-mark-end text:id="IMark66711048"/><text:alphabetical-index-mark-end text:id="IMark67735592"/><text:alphabetical-index-mark-end text:id="IMark60519016"/><text:alphabetical-index-mark-end text:id="IMark60712632"/><text:span text:style-name="T2">[6.</text:span><text:span text:style-name="T6">4</text:span><text:span text:style-name="T2">.]</text:span>.</text:p>
        </text:list-item>
      </text:list>
      <text:p text:style-name="P8"/>
      <text:p text:style-name="P8"/>
      <text:h text:style-name="Heading_20_1" text:outline-level="1"><text:bookmark-start text:name="__RefHeading___Toc947_76759228"/><text:alphabetical-index-mark-start text:id="IMark71296984"/><text:alphabetical-index-mark-start text:id="IMark60713016"/><text:alphabetical-index-mark-start text:id="IMark62456568"/><text:alphabetical-index-mark-start text:id="IMark64384536"/><text:alphabetical-index-mark-start text:id="IMark71271272"/><text:alphabetical-index-mark-start text:id="IMark61249560"/><text:alphabetical-index-mark-start text:id="IMark60712632"/><text:alphabetical-index-mark-start text:id="IMark60519016"/><text:alphabetical-index-mark-start text:id="IMark67735592"/><text:alphabetical-index-mark-start text:id="IMark66711048"/><text:alphabetical-index-mark-start text:id="IMark63397000"/><text:alphabetical-index-mark-start text:id="IMark71309368"/>License<text:alphabetical-index-mark-end text:id="IMark71309368"/><text:alphabetical-index-mark-end text:id="IMark63397000"/><text:alphabetical-index-mark-end text:id="IMark66711048"/><text:alphabetical-index-mark-end text:id="IMark67735592"/><text:alphabetical-index-mark-end text:id="IMark60519016"/><text:alphabetical-index-mark-end text:id="IMark60712632"/><text:alphabetical-index-mark-end text:id="IMark61249560"/><text:alphabetical-index-mark-end text:id="IMark71271272"/><text:alphabetical-index-mark-end text:id="IMark64384536"/><text:alphabetical-index-mark-end text:id="IMark62456568"/><text:alphabetical-index-mark-end text:id="IMark60713016"/><text:alphabetical-index-mark-end text:id="IMark71296984"/> <text:span text:style-name="T8">and </text:span>info <text:span text:style-name="T8">for contributors.</text:span><text:bookmark-end text:name="__RefHeading___Toc947_76759228"/></text:h>
      <text:p text:style-name="P8"/>
      <text:p text:style-name="P93">Please read the following <text:alphabetical-index-mark-start text:id="IMark71481880"/><text:alphabetical-index-mark-start text:id="IMark63284456"/><text:alphabetical-index-mark-start text:id="IMark63713384"/><text:alphabetical-index-mark-start text:id="IMark54079880"/><text:alphabetical-index-mark-start text:id="IMark64904072"/><text:alphabetical-index-mark-start text:id="IMark71296984"/><text:alphabetical-index-mark-start text:id="IMark60713016"/><text:alphabetical-index-mark-start text:id="IMark62456568"/><text:alphabetical-index-mark-start text:id="IMark64384536"/><text:alphabetical-index-mark-start text:id="IMark71271272"/><text:alphabetical-index-mark-start text:id="IMark61249560"/><text:alphabetical-index-mark-start text:id="IMark60712632"/><text:alphabetical-index-mark-start text:id="IMark60519016"/><text:alphabetical-index-mark-start text:id="IMark67735592"/><text:alphabetical-index-mark-start text:id="IMark66711048"/><text:alphabetical-index-mark-start text:id="IMark63397000"/><text:alphabetical-index-mark-start text:id="IMark71309368"/><text:alphabetical-index-mark-start text:id="IMark71642872"/><text:alphabetical-index-mark-start text:id="IMark64224280"/><text:alphabetical-index-mark-start text:id="IMark68047656"/>fil<text:alphabetical-index-mark-start text:id="IMark62204072"/>e<text:alphabetical-index-mark-end text:id="IMark68047656"/><text:alphabetical-index-mark-end text:id="IMark64224280"/><text:alphabetical-index-mark-end text:id="IMark71642872"/><text:alphabetical-index-mark-end text:id="IMark71309368"/><text:alphabetical-index-mark-end text:id="IMark63397000"/><text:alphabetical-index-mark-end text:id="IMark66711048"/><text:alphabetical-index-mark-end text:id="IMark67735592"/><text:alphabetical-index-mark-end text:id="IMark60519016"/><text:alphabetical-index-mark-end text:id="IMark60712632"/><text:alphabetical-index-mark-end text:id="IMark61249560"/><text:alphabetical-index-mark-end text:id="IMark71271272"/><text:alphabetical-index-mark-end text:id="IMark64384536"/><text:alphabetical-index-mark-end text:id="IMark62456568"/><text:alphabetical-index-mark-end text:id="IMark60713016"/><text:alphabetical-index-mark-end text:id="IMark71296984"/><text:alphabetical-index-mark-end text:id="IMark64904072"/><text:alphabetical-index-mark-end text:id="IMark54079880"/><text:alphabetical-index-mark-end text:id="IMark63713384"/><text:alphabetical-index-mark-end text:id="IMark63284456"/><text:alphabetical-index-mark-end text:id="IMark71481880"/>s<text:alphabetical-index-mark-end text:id="IMark62204072"/> included with this <text:alphabetical-index-mark-start text:id="IMark66191256"/><text:alphabetical-index-mark-start text:id="IMark60756168"/>project<text:alphabetical-index-mark-end text:id="IMark60756168"/><text:alphabetical-index-mark-end text:id="IMark66191256"/>:</text:p>
      <text:p text:style-name="P93"/>
      <text:list xml:id="list8381802849091010910" text:style-name="L2">
        <text:list-item>
          <text:p text:style-name="P114"><text:alphabetical-index-mark-start text:id="IMark71481880"/><text:alphabetical-index-mark-start text:id="IMark63284456"/><text:alphabetical-index-mark-start text:id="IMark63713384"/><text:alphabetical-index-mark-start text:id="IMark54079880"/><text:alphabetical-index-mark-start text:id="IMark64904072"/><text:alphabetical-index-mark-start text:id="IMark71296984"/><text:alphabetical-index-mark-start text:id="IMark60713016"/>README<text:alphabetical-index-mark-end text:id="IMark60713016"/><text:alphabetical-index-mark-end text:id="IMark71296984"/><text:alphabetical-index-mark-end text:id="IMark64904072"/><text:alphabetical-index-mark-end text:id="IMark54079880"/><text:alphabetical-index-mark-end text:id="IMark63713384"/><text:alphabetical-index-mark-end text:id="IMark63284456"/><text:alphabetical-index-mark-end text:id="IMark71481880"/>.md: contains info on <text:alphabetical-index-mark-start text:id="IMark62456568"/><text:alphabetical-index-mark-start text:id="IMark64384536"/><text:alphabetical-index-mark-start text:id="IMark71271272"/><text:alphabetical-index-mark-start text:id="IMark61249560"/><text:alphabetical-index-mark-start text:id="IMark60712632"/><text:alphabetical-index-mark-start text:id="IMark60519016"/>setting<text:alphabetical-index-mark-end text:id="IMark60519016"/><text:alphabetical-index-mark-end text:id="IMark60712632"/><text:alphabetical-index-mark-end text:id="IMark61249560"/><text:alphabetical-index-mark-end text:id="IMark71271272"/><text:alphabetical-index-mark-end text:id="IMark64384536"/><text:alphabetical-index-mark-end text:id="IMark62456568"/> up your <text:alphabetical-index-mark-start text:id="IMark67735592"/><text:alphabetical-index-mark-start text:id="IMark66711048"/><text:alphabetical-index-mark-start text:id="IMark63397000"/><text:alphabetical-index-mark-start text:id="IMark71309368"/><text:alphabetical-index-mark-start text:id="IMark71642872"/><text:alphabetical-index-mark-start text:id="IMark64224280"/><text:alphabetical-index-mark-start text:id="IMark68047656"/><text:alphabetical-index-mark-start text:id="IMark64817112"/><text:alphabetical-index-mark-start text:id="IMark63076088"/><text:alphabetical-index-mark-start text:id="IMark62204072"/><text:alphabetical-index-mark-start text:id="IMark66191256"/><text:alphabetical-index-mark-start text:id="IMark63599000"/><text:alphabetical-index-mark-start text:id="IMark62670056"/><text:alphabetical-index-mark-start text:id="IMark53933352"/><text:alphabetical-index-mark-start text:id="IMark60908872"/><text:alphabetical-index-mark-start text:id="IMark61478488"/><text:alphabetical-index-mark-start text:id="IMark54079496"/><text:alphabetical-index-mark-start text:id="IMark59972872"/><text:alphabetical-index-mark-start text:id="IMark60607512"/><text:alphabetical-index-mark-start text:id="IMark63218232"/><text:alphabetical-index-mark-start text:id="IMark61149432"/><text:alphabetical-index-mark-start text:id="IMark67108088"/><text:alphabetical-index-mark-start text:id="IMark39630248"/><text:alphabetical-index-mark-start text:id="IMark63756936"/><text:alphabetical-index-mark-start text:id="IMark61845480"/><text:alphabetical-index-mark-start text:id="IMark55138920"/><text:alphabetical-index-mark-start text:id="IMark71550008"/><text:alphabetical-index-mark-start text:id="IMark59735560"/><text:alphabetical-index-mark-start text:id="IMark58785000"/><text:alphabetical-index-mark-start text:id="IMark68522504"/><text:alphabetical-index-mark-start text:id="IMark55128216"/><text:alphabetical-index-mark-start text:id="IMark66304184"/><text:alphabetical-index-mark-start text:id="IMark59459880"/><text:alphabetical-index-mark-start text:id="IMark65910328"/><text:alphabetical-index-mark-start text:id="IMark67300648"/>system<text:alphabetical-index-mark-end text:id="IMark67300648"/><text:alphabetical-index-mark-end text:id="IMark65910328"/><text:alphabetical-index-mark-end text:id="IMark59459880"/><text:alphabetical-index-mark-end text:id="IMark66304184"/><text:alphabetical-index-mark-end text:id="IMark55128216"/><text:alphabetical-index-mark-end text:id="IMark68522504"/><text:alphabetical-index-mark-end text:id="IMark58785000"/><text:alphabetical-index-mark-end text:id="IMark59735560"/><text:alphabetical-index-mark-end text:id="IMark71550008"/><text:alphabetical-index-mark-end text:id="IMark55138920"/><text:alphabetical-index-mark-end text:id="IMark61845480"/><text:alphabetical-index-mark-end text:id="IMark63756936"/><text:alphabetical-index-mark-end text:id="IMark39630248"/><text:alphabetical-index-mark-end text:id="IMark67108088"/><text:alphabetical-index-mark-end text:id="IMark61149432"/><text:alphabetical-index-mark-end text:id="IMark63218232"/><text:alphabetical-index-mark-end text:id="IMark60607512"/><text:alphabetical-index-mark-end text:id="IMark59972872"/><text:alphabetical-index-mark-end text:id="IMark54079496"/><text:alphabetical-index-mark-end text:id="IMark61478488"/><text:alphabetical-index-mark-end text:id="IMark60908872"/><text:alphabetical-index-mark-end text:id="IMark53933352"/><text:alphabetical-index-mark-end text:id="IMark62670056"/><text:alphabetical-index-mark-end text:id="IMark63599000"/><text:alphabetical-index-mark-end text:id="IMark66191256"/><text:alphabetical-index-mark-end text:id="IMark62204072"/><text:alphabetical-index-mark-end text:id="IMark63076088"/><text:alphabetical-index-mark-end text:id="IMark64817112"/><text:alphabetical-index-mark-end text:id="IMark68047656"/><text:alphabetical-index-mark-end text:id="IMark64224280"/><text:alphabetical-index-mark-end text:id="IMark71642872"/><text:alphabetical-index-mark-end text:id="IMark71309368"/><text:alphabetical-index-mark-end text:id="IMark63397000"/><text:alphabetical-index-mark-end text:id="IMark66711048"/><text:alphabetical-index-mark-end text:id="IMark67735592"/> and <text:alphabetical-index-mark-start text:id="IMark58865128"/><text:alphabetical-index-mark-start text:id="IMark54459512"/><text:alphabetical-index-mark-start text:id="IMark54460840"/><text:alphabetical-index-mark-start text:id="IMark71058776"/><text:alphabetical-index-mark-start text:id="IMark65817800"/><text:alphabetical-index-mark-start text:id="IMark64648008"/><text:alphabetical-index-mark-start text:id="IMark62903640"/><text:alphabetical-index-mark-start text:id="IMark60675688"/><text:alphabetical-index-mark-start text:id="IMark54500264"/><text:alphabetical-index-mark-start text:id="IMark66445272"/><text:alphabetical-index-mark-start text:id="IMark65059432"/><text:alphabetical-index-mark-start text:id="IMark63916376"/><text:alphabetical-index-mark-start text:id="IMark63917672"/><text:alphabetical-index-mark-start text:id="IMark60406696"/><text:alphabetical-index-mark-start text:id="IMark67553912"/><text:alphabetical-index-mark-start text:id="IMark62689896"/><text:alphabetical-index-mark-start text:id="IMark68156520"/><text:alphabetical-index-mark-start text:id="IMark68157752"/><text:alphabetical-index-mark-start text:id="IMark63996712"/><text:alphabetical-index-mark-start text:id="IMark63998040"/><text:alphabetical-index-mark-start text:id="IMark67170776"/>install<text:alphabetical-index-mark-end text:id="IMark67170776"/><text:alphabetical-index-mark-end text:id="IMark63998040"/><text:alphabetical-index-mark-end text:id="IMark63996712"/><text:alphabetical-index-mark-end text:id="IMark68157752"/><text:alphabetical-index-mark-end text:id="IMark68156520"/><text:alphabetical-index-mark-end text:id="IMark62689896"/><text:alphabetical-index-mark-end text:id="IMark67553912"/><text:alphabetical-index-mark-end text:id="IMark60406696"/><text:alphabetical-index-mark-end text:id="IMark63917672"/><text:alphabetical-index-mark-end text:id="IMark63916376"/><text:alphabetical-index-mark-end text:id="IMark65059432"/><text:alphabetical-index-mark-end text:id="IMark66445272"/><text:alphabetical-index-mark-end text:id="IMark54500264"/><text:alphabetical-index-mark-end text:id="IMark60675688"/><text:alphabetical-index-mark-end text:id="IMark62903640"/><text:alphabetical-index-mark-end text:id="IMark64648008"/><text:alphabetical-index-mark-end text:id="IMark65817800"/><text:alphabetical-index-mark-end text:id="IMark71058776"/><text:alphabetical-index-mark-end text:id="IMark54460840"/><text:alphabetical-index-mark-end text:id="IMark54459512"/><text:alphabetical-index-mark-end text:id="IMark58865128"/>ing the <text:alphabetical-index-mark-start text:id="IMark66251352"/><text:alphabetical-index-mark-start text:id="IMark66252376"/><text:alphabetical-index-mark-start text:id="IMark59625128"/><text:alphabetical-index-mark-start text:id="IMark66195752"/><text:alphabetical-index-mark-start text:id="IMark66197080"/><text:alphabetical-index-mark-start text:id="IMark59508824"/><text:alphabetical-index-mark-start text:id="IMark59510120"/><text:alphabetical-index-mark-start text:id="IMark62205848"/><text:alphabetical-index-mark-start text:id="IMark64906232"/><text:alphabetical-index-mark-start text:id="IMark64907528"/><text:alphabetical-index-mark-start text:id="IMark63514120"/><text:alphabetical-index-mark-start text:id="IMark63515384"/><text:alphabetical-index-mark-start text:id="IMark54901240"/><text:alphabetical-index-mark-start text:id="IMark62054888"/><text:alphabetical-index-mark-start text:id="IMark62056152"/><text:alphabetical-index-mark-start text:id="IMark62056728"/><text:alphabetical-index-mark-start text:id="IMark59411416"/><text:alphabetical-index-mark-start text:id="IMark58756824"/><text:alphabetical-index-mark-start text:id="IMark67244552"/><text:alphabetical-index-mark-start text:id="IMark67245816"/>fil<text:alphabetical-index-mark-start text:id="IMark58762488"/>e<text:alphabetical-index-mark-end text:id="IMark67245816"/><text:alphabetical-index-mark-end text:id="IMark67244552"/><text:alphabetical-index-mark-end text:id="IMark58756824"/><text:alphabetical-index-mark-end text:id="IMark59411416"/><text:alphabetical-index-mark-end text:id="IMark62056728"/><text:alphabetical-index-mark-end text:id="IMark62056152"/><text:alphabetical-index-mark-end text:id="IMark62054888"/><text:alphabetical-index-mark-end text:id="IMark54901240"/><text:alphabetical-index-mark-end text:id="IMark63515384"/><text:alphabetical-index-mark-end text:id="IMark63514120"/><text:alphabetical-index-mark-end text:id="IMark64907528"/><text:alphabetical-index-mark-end text:id="IMark64906232"/><text:alphabetical-index-mark-end text:id="IMark62205848"/><text:alphabetical-index-mark-end text:id="IMark59510120"/><text:alphabetical-index-mark-end text:id="IMark59508824"/><text:alphabetical-index-mark-end text:id="IMark66197080"/><text:alphabetical-index-mark-end text:id="IMark66195752"/><text:alphabetical-index-mark-end text:id="IMark59625128"/><text:alphabetical-index-mark-end text:id="IMark66252376"/><text:alphabetical-index-mark-end text:id="IMark66251352"/>s<text:alphabetical-index-mark-end text:id="IMark58762488"/> <text:span text:style-name="T9">related to this </text:span><text:alphabetical-index-mark-start text:id="IMark61218392"/><text:alphabetical-index-mark-start text:id="IMark61139464"/><text:span text:style-name="T9">module</text:span><text:alphabetical-index-mark-end text:id="IMark61139464"/><text:alphabetical-index-mark-end text:id="IMark61218392"/>.</text:p>
          <text:p text:style-name="P114"/>
        </text:list-item>
        <text:list-item>
          <text:p text:style-name="P114"><text:alphabetical-index-mark-start text:id="IMark67735592"/><text:alphabetical-index-mark-start text:id="IMark66711048"/><text:alphabetical-index-mark-start text:id="IMark63397000"/><text:alphabetical-index-mark-start text:id="IMark71309368"/><text:alphabetical-index-mark-start text:id="IMark71642872"/><text:alphabetical-index-mark-start text:id="IMark64224280"/><text:alphabetical-index-mark-start text:id="IMark68047656"/>CONTRIBUTING<text:alphabetical-index-mark-end text:id="IMark68047656"/><text:alphabetical-index-mark-end text:id="IMark64224280"/><text:alphabetical-index-mark-end text:id="IMark71642872"/><text:alphabetical-index-mark-end text:id="IMark71309368"/><text:alphabetical-index-mark-end text:id="IMark63397000"/><text:alphabetical-index-mark-end text:id="IMark66711048"/><text:alphabetical-index-mark-end text:id="IMark67735592"/>.md: if you wan<text:span text:style-name="T44">t</text:span> to <text:alphabetical-index-mark-start text:id="IMark64817112"/><text:alphabetical-index-mark-start text:id="IMark63076088"/><text:alphabetical-index-mark-start text:id="IMark62204072"/><text:alphabetical-index-mark-start text:id="IMark66191256"/><text:alphabetical-index-mark-start text:id="IMark63599000"/><text:alphabetical-index-mark-start text:id="IMark62670056"/>contribute<text:alphabetical-index-mark-end text:id="IMark62670056"/><text:alphabetical-index-mark-end text:id="IMark63599000"/><text:alphabetical-index-mark-end text:id="IMark66191256"/><text:alphabetical-index-mark-end text:id="IMark62204072"/><text:alphabetical-index-mark-end text:id="IMark63076088"/><text:alphabetical-index-mark-end text:id="IMark64817112"/> to this <text:alphabetical-index-mark-start text:id="IMark62456568"/><text:alphabetical-index-mark-start text:id="IMark64384536"/>project<text:alphabetical-index-mark-end text:id="IMark64384536"/><text:alphabetical-index-mark-end text:id="IMark62456568"/>.</text:p>
          <text:p text:style-name="P114"/>
        </text:list-item>
        <text:list-item>
          <text:p text:style-name="P98"><text:alphabetical-index-mark-start text:id="IMark63713384"/><text:alphabetical-index-mark-start text:id="IMark54079880"/><text:alphabetical-index-mark-start text:id="IMark64904072"/><text:alphabetical-index-mark-start text:id="IMark71296984"/><text:alphabetical-index-mark-start text:id="IMark60713016"/><text:alphabetical-index-mark-start text:id="IMark61585448"/><text:alphabetical-index-mark-start text:id="IMark63998040"/>COPYING<text:alphabetical-index-mark-end text:id="IMark63998040"/><text:alphabetical-index-mark-end text:id="IMark61585448"/><text:alphabetical-index-mark-end text:id="IMark60713016"/><text:alphabetical-index-mark-end text:id="IMark71296984"/><text:alphabetical-index-mark-end text:id="IMark64904072"/><text:alphabetical-index-mark-end text:id="IMark54079880"/><text:alphabetical-index-mark-end text:id="IMark63713384"/>: for <text:alphabetical-index-mark-start text:id="IMark61586584"/><text:alphabetical-index-mark-start text:id="IMark60712632"/><text:alphabetical-index-mark-start text:id="IMark60519016"/><text:alphabetical-index-mark-start text:id="IMark67735592"/><text:alphabetical-index-mark-start text:id="IMark66711048"/><text:alphabetical-index-mark-start text:id="IMark63397000"/><text:alphabetical-index-mark-start text:id="IMark71309368"/><text:alphabetical-index-mark-start text:id="IMark71642872"/><text:alphabetical-index-mark-start text:id="IMark64224280"/><text:alphabetical-index-mark-start text:id="IMark68047656"/><text:alphabetical-index-mark-start text:id="IMark71271272"/><text:alphabetical-index-mark-start text:id="IMark61249560"/><text:alphabetical-index-mark-start text:id="IMark64384536"/><text:alphabetical-index-mark-start text:id="IMark62456568"/><text:alphabetical-index-mark-start text:id="IMark64817112"/><text:alphabetical-index-mark-start text:id="IMark63076088"/><text:alphabetical-index-mark-start text:id="IMark62204072"/><text:alphabetical-index-mark-start text:id="IMark66191256"/><text:alphabetical-index-mark-start text:id="IMark63599000"/><text:alphabetical-index-mark-start text:id="IMark62670056"/><text:alphabetical-index-mark-start text:id="IMark63284456"/><text:alphabetical-index-mark-start text:id="IMark71481880"/>license<text:alphabetical-index-mark-end text:id="IMark71481880"/><text:alphabetical-index-mark-end text:id="IMark63284456"/><text:alphabetical-index-mark-end text:id="IMark62670056"/><text:alphabetical-index-mark-end text:id="IMark63599000"/><text:alphabetical-index-mark-end text:id="IMark66191256"/><text:alphabetical-index-mark-end text:id="IMark62204072"/><text:alphabetical-index-mark-end text:id="IMark63076088"/><text:alphabetical-index-mark-end text:id="IMark64817112"/><text:alphabetical-index-mark-end text:id="IMark62456568"/><text:alphabetical-index-mark-end text:id="IMark64384536"/><text:alphabetical-index-mark-end text:id="IMark61249560"/><text:alphabetical-index-mark-end text:id="IMark71271272"/><text:alphabetical-index-mark-end text:id="IMark68047656"/><text:alphabetical-index-mark-end text:id="IMark64224280"/><text:alphabetical-index-mark-end text:id="IMark71642872"/><text:alphabetical-index-mark-end text:id="IMark71309368"/><text:alphabetical-index-mark-end text:id="IMark63397000"/><text:alphabetical-index-mark-end text:id="IMark66711048"/><text:alphabetical-index-mark-end text:id="IMark67735592"/><text:alphabetical-index-mark-end text:id="IMark60519016"/><text:alphabetical-index-mark-end text:id="IMark60712632"/><text:alphabetical-index-mark-end text:id="IMark61586584"/> <text:alphabetical-index-mark-start text:id="IMark39812536"/>in<text:alphabetical-index-mark-start text:id="IMark61595608"/><text:alphabetical-index-mark-start text:id="IMark65809768"/><text:alphabetical-index-mark-start text:id="IMark60406312"/><text:alphabetical-index-mark-start text:id="IMark62903256"/><text:alphabetical-index-mark-start text:id="IMark66927544"/><text:alphabetical-index-mark-start text:id="IMark68148728"/><text:alphabetical-index-mark-start text:id="IMark71754728"/><text:alphabetical-index-mark-start text:id="IMark67021448"/><text:alphabetical-index-mark-start text:id="IMark64706680"/><text:alphabetical-index-mark-start text:id="IMark61140408"/><text:alphabetical-index-mark-start text:id="IMark65058552"/><text:alphabetical-index-mark-start text:id="IMark64647560"/><text:alphabetical-index-mark-start text:id="IMark58731512"/><text:alphabetical-index-mark-start text:id="IMark64648760"/><text:alphabetical-index-mark-start text:id="IMark54900296"/><text:alphabetical-index-mark-start text:id="IMark59410936"/><text:alphabetical-index-mark-start text:id="IMark59411032"/><text:alphabetical-index-mark-start text:id="IMark67170296"/><text:alphabetical-index-mark-start text:id="IMark67170392"/><text:alphabetical-index-mark-start text:id="IMark63514872"/>format<text:alphabetical-index-mark-end text:id="IMark63514872"/><text:alphabetical-index-mark-end text:id="IMark67170392"/><text:alphabetical-index-mark-end text:id="IMark67170296"/><text:alphabetical-index-mark-end text:id="IMark59411032"/><text:alphabetical-index-mark-end text:id="IMark59410936"/><text:alphabetical-index-mark-end text:id="IMark54900296"/><text:alphabetical-index-mark-end text:id="IMark64648760"/><text:alphabetical-index-mark-end text:id="IMark58731512"/><text:alphabetical-index-mark-end text:id="IMark64647560"/><text:alphabetical-index-mark-end text:id="IMark65058552"/><text:alphabetical-index-mark-end text:id="IMark61140408"/><text:alphabetical-index-mark-end text:id="IMark64706680"/><text:alphabetical-index-mark-end text:id="IMark67021448"/><text:alphabetical-index-mark-end text:id="IMark71754728"/><text:alphabetical-index-mark-end text:id="IMark68148728"/><text:alphabetical-index-mark-end text:id="IMark66927544"/><text:alphabetical-index-mark-end text:id="IMark62903256"/><text:alphabetical-index-mark-end text:id="IMark60406312"/><text:alphabetical-index-mark-end text:id="IMark65809768"/><text:alphabetical-index-mark-end text:id="IMark61595608"/>ion<text:alphabetical-index-mark-end text:id="IMark39812536"/>.</text:p>
        </text:list-item>
      </text:list>
      <text:p text:style-name="P40"/>
      <text:p text:style-name="P40"/>
      <text:p text:style-name="P61">Also read the documentation regarding <text:alphabetical-index-mark-start text:id="IMark67735592"/><text:alphabetical-index-mark-start text:id="IMark66711048"/><text:alphabetical-index-mark-start text:id="IMark63397000"/><text:alphabetical-index-mark-start text:id="IMark71309368"/><text:alphabetical-index-mark-start text:id="IMark71642872"/><text:alphabetical-index-mark-start text:id="IMark64224280"/><text:alphabetical-index-mark-start text:id="IMark68047656"/><text:alphabetical-index-mark-start text:id="IMark71271272"/><text:alphabetical-index-mark-start text:id="IMark61249560"/><text:alphabetical-index-mark-start text:id="IMark64384536"/><text:alphabetical-index-mark-start text:id="IMark62456568"/><text:alphabetical-index-mark-start text:id="IMark64817112"/><text:alphabetical-index-mark-start text:id="IMark63076088"/><text:alphabetical-index-mark-start text:id="IMark62204072"/><text:alphabetical-index-mark-start text:id="IMark66191256"/>Sql<text:alphabetical-index-mark-end text:id="IMark66191256"/><text:alphabetical-index-mark-end text:id="IMark62204072"/><text:alphabetical-index-mark-end text:id="IMark63076088"/><text:alphabetical-index-mark-end text:id="IMark64817112"/><text:alphabetical-index-mark-end text:id="IMark62456568"/><text:alphabetical-index-mark-end text:id="IMark64384536"/><text:alphabetical-index-mark-end text:id="IMark61249560"/><text:alphabetical-index-mark-end text:id="IMark71271272"/><text:alphabetical-index-mark-end text:id="IMark68047656"/><text:alphabetical-index-mark-end text:id="IMark64224280"/>ite<text:alphabetical-index-mark-end text:id="IMark71642872"/><text:alphabetical-index-mark-end text:id="IMark71309368"/><text:alphabetical-index-mark-end text:id="IMark63397000"/><text:alphabetical-index-mark-end text:id="IMark66711048"/><text:alphabetical-index-mark-end text:id="IMark67735592"/>3, <text:alphabetical-index-mark-start text:id="IMark63599000"/><text:alphabetical-index-mark-start text:id="IMark62670056"/><text:alphabetical-index-mark-start text:id="IMark63284456"/><text:alphabetical-index-mark-start text:id="IMark71481880"/><text:alphabetical-index-mark-start text:id="IMark63713384"/>HDF5<text:alphabetical-index-mark-end text:id="IMark63713384"/><text:alphabetical-index-mark-end text:id="IMark71481880"/><text:alphabetical-index-mark-end text:id="IMark63284456"/><text:alphabetical-index-mark-end text:id="IMark62670056"/><text:alphabetical-index-mark-end text:id="IMark63599000"/> and <text:alphabetical-index-mark-start text:id="IMark54079880"/><text:alphabetical-index-mark-start text:id="IMark64904072"/><text:alphabetical-index-mark-start text:id="IMark71296984"/><text:alphabetical-index-mark-start text:id="IMark60713016"/><text:alphabetical-index-mark-start text:id="IMark61585448"/>HDFql<text:alphabetical-index-mark-end text:id="IMark61585448"/><text:alphabetical-index-mark-end text:id="IMark60713016"/><text:alphabetical-index-mark-end text:id="IMark71296984"/><text:alphabetical-index-mark-end text:id="IMark64904072"/><text:alphabetical-index-mark-end text:id="IMark54079880"/> <text:alphabetical-index-mark-start text:id="IMark63998040"/><text:alphabetical-index-mark-start text:id="IMark61586584"/><text:alphabetical-index-mark-start text:id="IMark64706680"/><text:alphabetical-index-mark-start text:id="IMark60519016"/><text:alphabetical-index-mark-start text:id="IMark60712632"/>license<text:alphabetical-index-mark-end text:id="IMark60712632"/><text:alphabetical-index-mark-end text:id="IMark60519016"/><text:alphabetical-index-mark-end text:id="IMark64706680"/><text:alphabetical-index-mark-end text:id="IMark61586584"/><text:alphabetical-index-mark-end text:id="IMark63998040"/>s which should be taken into account in addition to the <text:alphabetical-index-mark-start text:id="IMark60896136"/><text:alphabetical-index-mark-start text:id="IMark58784424"/><text:alphabetical-index-mark-start text:id="IMark60407064"/><text:alphabetical-index-mark-start text:id="IMark71059144"/><text:alphabetical-index-mark-start text:id="IMark63514488"/>license<text:alphabetical-index-mark-end text:id="IMark63514488"/><text:alphabetical-index-mark-end text:id="IMark71059144"/><text:alphabetical-index-mark-end text:id="IMark60407064"/><text:alphabetical-index-mark-end text:id="IMark58784424"/><text:alphabetical-index-mark-end text:id="IMark60896136"/> applicable to <text:alphabetical-index-mark-start text:id="IMark59410552"/><text:alphabetical-index-mark-start text:id="IMark64647176"/><text:alphabetical-index-mark-start text:id="IMark60600040"/><text:alphabetical-index-mark-start text:id="IMark61332664"/><text:alphabetical-index-mark-start text:id="IMark64123816"/><text:alphabetical-index-mark-start text:id="IMark73216424"/><text:alphabetical-index-mark-start text:id="IMark66964216"/><text:alphabetical-index-mark-start text:id="IMark68051848"/><text:alphabetical-index-mark-start text:id="IMark61149432"/><text:alphabetical-index-mark-start text:id="IMark54079496"/>sql<text:alphabetical-index-mark-end text:id="IMark54079496"/><text:alphabetical-index-mark-end text:id="IMark61149432"/><text:alphabetical-index-mark-end text:id="IMark68051848"/><text:alphabetical-index-mark-end text:id="IMark66964216"/><text:alphabetical-index-mark-end text:id="IMark73216424"/><text:alphabetical-index-mark-end text:id="IMark64123816"/><text:alphabetical-index-mark-end text:id="IMark61332664"/><text:alphabetical-index-mark-end text:id="IMark60600040"/><text:alphabetical-index-mark-end text:id="IMark64647176"/><text:alphabetical-index-mark-end text:id="IMark59410552"/>p.</text:p>
      <text:p text:style-name="P40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118" text:outline-level="1"><text:alphabetical-index-mark-start text:id="IMark63713384"/>Table<text:alphabetical-index-mark-end text:id="IMark63713384"/> of Contents</text:h>
          </text:index-title>
          <text:p text:style-name="P115"><text:a xlink:type="simple" xlink:href="#__RefHeading___Toc941_76759228" text:style-name="Index_20_Link" text:visited-style-name="Index_20_Link"><text:span text:style-name="Index_20_Link"/></text:a></text:p>
          <text:p text:style-name="P115"><text:a xlink:type="simple" xlink:href="#__RefHeading___Toc941_76759228" text:style-name="Index_20_Link" text:visited-style-name="Index_20_Link">Abstract.<text:tab/>1</text:a></text:p>
          <text:p text:style-name="P115"><text:a xlink:type="simple" xlink:href="#__RefHeading___Toc943_76759228" text:style-name="Index_20_Link" text:visited-style-name="Index_20_Link">Keywords.<text:tab/>1</text:a></text:p>
          <text:p text:style-name="P115"><text:a xlink:type="simple" xlink:href="#__RefHeading___Toc945_76759228" text:style-name="Index_20_Link" text:visited-style-name="Index_20_Link">Acknowledgements.<text:tab/>1</text:a></text:p>
          <text:p text:style-name="P115"><text:alphabetical-index-mark-start text:id="IMark62204072"/><text:a xlink:type="simple" xlink:href="#__RefHeading___Toc947_76759228" text:style-name="Index_20_Link" text:visited-style-name="Index_20_Link">License</text:a><text:alphabetical-index-mark-end text:id="IMark62204072"/><text:a xlink:type="simple" xlink:href="#__RefHeading___Toc947_76759228" text:style-name="Index_20_Link" text:visited-style-name="Index_20_Link"> and info for contributors.<text:tab/>2</text:a></text:p>
          <text:p text:style-name="P115"><text:a xlink:type="simple" xlink:href="#__RefHeading___Toc949_76759228" text:style-name="Index_20_Link" text:visited-style-name="Index_20_Link">1. Introduction.<text:tab/>5</text:a></text:p>
          <text:p text:style-name="P115"><text:a xlink:type="simple" xlink:href="#__RefHeading___Toc951_76759228" text:style-name="Index_20_Link" text:visited-style-name="Index_20_Link">2. Conventions, caveats and base conditions for development.<text:tab/>7</text:a></text:p>
          <text:p text:style-name="P115"><text:a xlink:type="simple" xlink:href="#__RefHeading___Toc953_76759228" text:style-name="Index_20_Link" text:visited-style-name="Index_20_Link">2.1. Terms and abbreviations used.<text:tab/>7</text:a></text:p>
          <text:p text:style-name="P115"><text:a xlink:type="simple" xlink:href="#__RefHeading___Toc955_76759228" text:style-name="Index_20_Link" text:visited-style-name="Index_20_Link">2.2. Caveats.<text:tab/>8</text:a></text:p>
          <text:p text:style-name="P115"><text:a xlink:type="simple" xlink:href="#__RefHeading___Toc957_76759228" text:style-name="Index_20_Link" text:visited-style-name="Index_20_Link">2.3.1. </text:a><text:alphabetical-index-mark-start text:id="IMark68047656"/><text:alphabetical-index-mark-start text:id="IMark64224280"/><text:a xlink:type="simple" xlink:href="#__RefHeading___Toc957_76759228" text:style-name="Index_20_Link" text:visited-style-name="Index_20_Link">SQL</text:a><text:alphabetical-index-mark-end text:id="IMark64224280"/><text:alphabetical-index-mark-end text:id="IMark68047656"/><text:a xlink:type="simple" xlink:href="#__RefHeading___Toc957_76759228" text:style-name="Index_20_Link" text:visited-style-name="Index_20_Link"> </text:a><text:alphabetical-index-mark-start text:id="IMark63713384"/><text:a xlink:type="simple" xlink:href="#__RefHeading___Toc957_76759228" text:style-name="Index_20_Link" text:visited-style-name="Index_20_Link">dialect</text:a><text:alphabetical-index-mark-end text:id="IMark63713384"/><text:a xlink:type="simple" xlink:href="#__RefHeading___Toc957_76759228" text:style-name="Index_20_Link" text:visited-style-name="Index_20_Link"> for </text:a><text:alphabetical-index-mark-start text:id="IMark71642872"/><text:alphabetical-index-mark-start text:id="IMark71271272"/><text:alphabetical-index-mark-start text:id="IMark62456568"/><text:a xlink:type="simple" xlink:href="#__RefHeading___Toc957_76759228" text:style-name="Index_20_Link" text:visited-style-name="Index_20_Link">Sql</text:a><text:alphabetical-index-mark-end text:id="IMark62456568"/><text:alphabetical-index-mark-end text:id="IMark71271272"/><text:a xlink:type="simple" xlink:href="#__RefHeading___Toc957_76759228" text:style-name="Index_20_Link" text:visited-style-name="Index_20_Link">ite</text:a><text:alphabetical-index-mark-end text:id="IMark71642872"/><text:a xlink:type="simple" xlink:href="#__RefHeading___Toc957_76759228" text:style-name="Index_20_Link" text:visited-style-name="Index_20_Link">3.<text:tab/>8</text:a></text:p>
          <text:p text:style-name="P115"><text:a xlink:type="simple" xlink:href="#__RefHeading___Toc959_76759228" text:style-name="Index_20_Link" text:visited-style-name="Index_20_Link">2.3.2. Retrieval of </text:a><text:alphabetical-index-mark-start text:id="IMark61249560"/><text:a xlink:type="simple" xlink:href="#__RefHeading___Toc959_76759228" text:style-name="Index_20_Link" text:visited-style-name="Index_20_Link">query</text:a><text:alphabetical-index-mark-end text:id="IMark61249560"/><text:a xlink:type="simple" xlink:href="#__RefHeading___Toc959_76759228" text:style-name="Index_20_Link" text:visited-style-name="Index_20_Link"> </text:a><text:alphabetical-index-mark-start text:id="IMark64817112"/><text:alphabetical-index-mark-start text:id="IMark66191256"/><text:a xlink:type="simple" xlink:href="#__RefHeading___Toc959_76759228" text:style-name="Index_20_Link" text:visited-style-name="Index_20_Link">result</text:a><text:alphabetical-index-mark-end text:id="IMark66191256"/><text:a xlink:type="simple" xlink:href="#__RefHeading___Toc959_76759228" text:style-name="Index_20_Link" text:visited-style-name="Index_20_Link">s</text:a><text:alphabetical-index-mark-end text:id="IMark64817112"/><text:a xlink:type="simple" xlink:href="#__RefHeading___Toc959_76759228" text:style-name="Index_20_Link" text:visited-style-name="Index_20_Link">.<text:tab/>8</text:a></text:p>
          <text:p text:style-name="P115"><text:a xlink:type="simple" xlink:href="#__RefHeading___Toc961_76759228" text:style-name="Index_20_Link" text:visited-style-name="Index_20_Link">2.3.3. </text:a><text:alphabetical-index-mark-start text:id="IMark63076088"/><text:alphabetical-index-mark-start text:id="IMark54079880"/><text:a xlink:type="simple" xlink:href="#__RefHeading___Toc961_76759228" text:style-name="Index_20_Link" text:visited-style-name="Index_20_Link">Sql</text:a><text:alphabetical-index-mark-end text:id="IMark54079880"/><text:alphabetical-index-mark-end text:id="IMark63076088"/><text:a xlink:type="simple" xlink:href="#__RefHeading___Toc961_76759228" text:style-name="Index_20_Link" text:visited-style-name="Index_20_Link">, </text:a><text:alphabetical-index-mark-start text:id="IMark65058072"/><text:a xlink:type="simple" xlink:href="#__RefHeading___Toc961_76759228" text:style-name="Index_20_Link" text:visited-style-name="Index_20_Link">HDFql</text:a><text:alphabetical-index-mark-end text:id="IMark65058072"/><text:a xlink:type="simple" xlink:href="#__RefHeading___Toc961_76759228" text:style-name="Index_20_Link" text:visited-style-name="Index_20_Link"> </text:a><text:alphabetical-index-mark-start text:id="IMark60519016"/><text:a xlink:type="simple" xlink:href="#__RefHeading___Toc961_76759228" text:style-name="Index_20_Link" text:visited-style-name="Index_20_Link">file</text:a><text:alphabetical-index-mark-end text:id="IMark60519016"/><text:a xlink:type="simple" xlink:href="#__RefHeading___Toc961_76759228" text:style-name="Index_20_Link" text:visited-style-name="Index_20_Link">s and </text:a><text:alphabetical-index-mark-start text:id="IMark61586584"/><text:a xlink:type="simple" xlink:href="#__RefHeading___Toc961_76759228" text:style-name="Index_20_Link" text:visited-style-name="Index_20_Link">composite</text:a><text:alphabetical-index-mark-end text:id="IMark61586584"/><text:a xlink:type="simple" xlink:href="#__RefHeading___Toc961_76759228" text:style-name="Index_20_Link" text:visited-style-name="Index_20_Link"> </text:a><text:alphabetical-index-mark-start text:id="IMark60712632"/><text:a xlink:type="simple" xlink:href="#__RefHeading___Toc961_76759228" text:style-name="Index_20_Link" text:visited-style-name="Index_20_Link">query</text:a><text:alphabetical-index-mark-end text:id="IMark60712632"/><text:a xlink:type="simple" xlink:href="#__RefHeading___Toc961_76759228" text:style-name="Index_20_Link" text:visited-style-name="Index_20_Link"> </text:a><text:alphabetical-index-mark-start text:id="IMark63284456"/><text:a xlink:type="simple" xlink:href="#__RefHeading___Toc961_76759228" text:style-name="Index_20_Link" text:visited-style-name="Index_20_Link">syntax</text:a><text:alphabetical-index-mark-end text:id="IMark63284456"/><text:a xlink:type="simple" xlink:href="#__RefHeading___Toc961_76759228" text:style-name="Index_20_Link" text:visited-style-name="Index_20_Link">.<text:tab/>10</text:a></text:p>
          <text:p text:style-name="P115"><text:a xlink:type="simple" xlink:href="#__RefHeading___Toc963_76759228" text:style-name="Index_20_Link" text:visited-style-name="Index_20_Link">2.3.4. </text:a><text:alphabetical-index-mark-start text:id="IMark63599000"/><text:alphabetical-index-mark-start text:id="IMark62056728"/><text:a xlink:type="simple" xlink:href="#__RefHeading___Toc963_76759228" text:style-name="Index_20_Link" text:visited-style-name="Index_20_Link">System</text:a><text:alphabetical-index-mark-end text:id="IMark62056728"/><text:alphabetical-index-mark-end text:id="IMark63599000"/><text:a xlink:type="simple" xlink:href="#__RefHeading___Toc963_76759228" text:style-name="Index_20_Link" text:visited-style-name="Index_20_Link"> </text:a><text:alphabetical-index-mark-start text:id="IMark61586584"/><text:a xlink:type="simple" xlink:href="#__RefHeading___Toc963_76759228" text:style-name="Index_20_Link" text:visited-style-name="Index_20_Link">call</text:a><text:alphabetical-index-mark-end text:id="IMark61586584"/><text:a xlink:type="simple" xlink:href="#__RefHeading___Toc963_76759228" text:style-name="Index_20_Link" text:visited-style-name="Index_20_Link">s.<text:tab/>11</text:a></text:p>
          <text:p text:style-name="P115"><text:a xlink:type="simple" xlink:href="#__RefHeading___Toc14020_852932957" text:style-name="Index_20_Link" text:visited-style-name="Index_20_Link">2.3.5. Differences between </text:a><text:alphabetical-index-mark-start text:id="IMark62670056"/><text:alphabetical-index-mark-start text:id="IMark71642872"/><text:a xlink:type="simple" xlink:href="#__RefHeading___Toc14020_852932957" text:style-name="Index_20_Link" text:visited-style-name="Index_20_Link">SQL</text:a><text:alphabetical-index-mark-end text:id="IMark71642872"/><text:alphabetical-index-mark-end text:id="IMark62670056"/><text:a xlink:type="simple" xlink:href="#__RefHeading___Toc14020_852932957" text:style-name="Index_20_Link" text:visited-style-name="Index_20_Link"> and </text:a><text:alphabetical-index-mark-start text:id="IMark65481016"/><text:a xlink:type="simple" xlink:href="#__RefHeading___Toc14020_852932957" text:style-name="Index_20_Link" text:visited-style-name="Index_20_Link">HDFql</text:a><text:alphabetical-index-mark-end text:id="IMark65481016"/><text:a xlink:type="simple" xlink:href="#__RefHeading___Toc14020_852932957" text:style-name="Index_20_Link" text:visited-style-name="Index_20_Link">.<text:tab/>12</text:a></text:p>
          <text:p text:style-name="P115"><text:a xlink:type="simple" xlink:href="#__RefHeading___Toc965_76759228" text:style-name="Index_20_Link" text:visited-style-name="Index_20_Link">3. Development.<text:tab/>14</text:a></text:p>
          <text:p text:style-name="P115"><text:a xlink:type="simple" xlink:href="#__RefHeading___Toc967_76759228" text:style-name="Index_20_Link" text:visited-style-name="Index_20_Link">3.1. Possible developments in the future.<text:tab/>14</text:a></text:p>
          <text:p text:style-name="P115"><text:a xlink:type="simple" xlink:href="#__RefHeading___Toc969_76759228" text:style-name="Index_20_Link" text:visited-style-name="Index_20_Link">3.1.1. Embed </text:a><text:alphabetical-index-mark-start text:id="IMark62056728"/><text:alphabetical-index-mark-start text:id="IMark63599000"/><text:a xlink:type="simple" xlink:href="#__RefHeading___Toc969_76759228" text:style-name="Index_20_Link" text:visited-style-name="Index_20_Link">sql</text:a><text:alphabetical-index-mark-end text:id="IMark63599000"/><text:alphabetical-index-mark-end text:id="IMark62056728"/><text:a xlink:type="simple" xlink:href="#__RefHeading___Toc969_76759228" text:style-name="Index_20_Link" text:visited-style-name="Index_20_Link">p in a multi </text:a><text:alphabetical-index-mark-start text:id="IMark60713016"/><text:a xlink:type="simple" xlink:href="#__RefHeading___Toc969_76759228" text:style-name="Index_20_Link" text:visited-style-name="Index_20_Link">thread</text:a><text:alphabetical-index-mark-end text:id="IMark60713016"/><text:a xlink:type="simple" xlink:href="#__RefHeading___Toc969_76759228" text:style-name="Index_20_Link" text:visited-style-name="Index_20_Link">ed </text:a><text:alphabetical-index-mark-start text:id="IMark60712632"/><text:a xlink:type="simple" xlink:href="#__RefHeading___Toc969_76759228" text:style-name="Index_20_Link" text:visited-style-name="Index_20_Link">environment</text:a><text:alphabetical-index-mark-end text:id="IMark60712632"/><text:a xlink:type="simple" xlink:href="#__RefHeading___Toc969_76759228" text:style-name="Index_20_Link" text:visited-style-name="Index_20_Link">.<text:tab/>14</text:a></text:p>
          <text:p text:style-name="P115"><text:a xlink:type="simple" xlink:href="#__RefHeading___Toc971_76759228" text:style-name="Index_20_Link" text:visited-style-name="Index_20_Link">3.1.2. </text:a><text:alphabetical-index-mark-start text:id="IMark68047656"/><text:a xlink:type="simple" xlink:href="#__RefHeading___Toc971_76759228" text:style-name="Index_20_Link" text:visited-style-name="Index_20_Link">Call</text:a><text:alphabetical-index-mark-end text:id="IMark68047656"/><text:a xlink:type="simple" xlink:href="#__RefHeading___Toc971_76759228" text:style-name="Index_20_Link" text:visited-style-name="Index_20_Link"> </text:a><text:alphabetical-index-mark-start text:id="IMark62056728"/><text:alphabetical-index-mark-start text:id="IMark71309368"/><text:a xlink:type="simple" xlink:href="#__RefHeading___Toc971_76759228" text:style-name="Index_20_Link" text:visited-style-name="Index_20_Link">sql</text:a><text:alphabetical-index-mark-end text:id="IMark71309368"/><text:alphabetical-index-mark-end text:id="IMark62056728"/><text:a xlink:type="simple" xlink:href="#__RefHeading___Toc971_76759228" text:style-name="Index_20_Link" text:visited-style-name="Index_20_Link">p from within an un</text:a><text:alphabetical-index-mark-start text:id="IMark71271272"/><text:a xlink:type="simple" xlink:href="#__RefHeading___Toc971_76759228" text:style-name="Index_20_Link" text:visited-style-name="Index_20_Link">common</text:a><text:alphabetical-index-mark-end text:id="IMark71271272"/><text:a xlink:type="simple" xlink:href="#__RefHeading___Toc971_76759228" text:style-name="Index_20_Link" text:visited-style-name="Index_20_Link"> language.<text:tab/>15</text:a></text:p>
          <text:p text:style-name="P115"><text:a xlink:type="simple" xlink:href="#__RefHeading___Toc973_76759228" text:style-name="Index_20_Link" text:visited-style-name="Index_20_Link">3.1.3. Provide multi </text:a><text:alphabetical-index-mark-start text:id="IMark67735592"/><text:a xlink:type="simple" xlink:href="#__RefHeading___Toc973_76759228" text:style-name="Index_20_Link" text:visited-style-name="Index_20_Link">thread</text:a><text:alphabetical-index-mark-end text:id="IMark67735592"/><text:a xlink:type="simple" xlink:href="#__RefHeading___Toc973_76759228" text:style-name="Index_20_Link" text:visited-style-name="Index_20_Link">ing capability from within </text:a><text:alphabetical-index-mark-start text:id="IMark60712632"/><text:alphabetical-index-mark-start text:id="IMark66191256"/><text:a xlink:type="simple" xlink:href="#__RefHeading___Toc973_76759228" text:style-name="Index_20_Link" text:visited-style-name="Index_20_Link">sql</text:a><text:alphabetical-index-mark-end text:id="IMark66191256"/><text:alphabetical-index-mark-end text:id="IMark60712632"/><text:a xlink:type="simple" xlink:href="#__RefHeading___Toc973_76759228" text:style-name="Index_20_Link" text:visited-style-name="Index_20_Link">p.<text:tab/>15</text:a></text:p>
          <text:p text:style-name="P115"><text:a xlink:type="simple" xlink:href="#__RefHeading___Toc975_76759228" text:style-name="Index_20_Link" text:visited-style-name="Index_20_Link">3.2. </text:a><text:alphabetical-index-mark-start text:id="IMark71481880"/><text:a xlink:type="simple" xlink:href="#__RefHeading___Toc975_76759228" text:style-name="Index_20_Link" text:visited-style-name="Index_20_Link">Operating</text:a><text:alphabetical-index-mark-end text:id="IMark71481880"/><text:a xlink:type="simple" xlink:href="#__RefHeading___Toc975_76759228" text:style-name="Index_20_Link" text:visited-style-name="Index_20_Link"> </text:a><text:alphabetical-index-mark-start text:id="IMark71309368"/><text:alphabetical-index-mark-start text:id="IMark62670056"/><text:a xlink:type="simple" xlink:href="#__RefHeading___Toc975_76759228" text:style-name="Index_20_Link" text:visited-style-name="Index_20_Link">system</text:a><text:alphabetical-index-mark-end text:id="IMark62670056"/><text:alphabetical-index-mark-end text:id="IMark71309368"/><text:a xlink:type="simple" xlink:href="#__RefHeading___Toc975_76759228" text:style-name="Index_20_Link" text:visited-style-name="Index_20_Link">.<text:tab/>15</text:a></text:p>
          <text:p text:style-name="P115"><text:a xlink:type="simple" xlink:href="#__RefHeading___Toc977_76759228" text:style-name="Index_20_Link" text:visited-style-name="Index_20_Link">4. Structure<text:tab/>16</text:a></text:p>
          <text:p text:style-name="P115"><text:a xlink:type="simple" xlink:href="#__RefHeading___Toc979_76759228" text:style-name="Index_20_Link" text:visited-style-name="Index_20_Link">4.1. </text:a><text:alphabetical-index-mark-start text:id="IMark63713384"/><text:a xlink:type="simple" xlink:href="#__RefHeading___Toc979_76759228" text:style-name="Index_20_Link" text:visited-style-name="Index_20_Link">/doc</text:a><text:alphabetical-index-mark-end text:id="IMark63713384"/><text:a xlink:type="simple" xlink:href="#__RefHeading___Toc979_76759228" text:style-name="Index_20_Link" text:visited-style-name="Index_20_Link"><text:tab/>16</text:a></text:p>
          <text:p text:style-name="P115"><text:a xlink:type="simple" xlink:href="#__RefHeading___Toc981_76759228" text:style-name="Index_20_Link" text:visited-style-name="Index_20_Link">4.2. </text:a><text:alphabetical-index-mark-start text:id="IMark62204072"/><text:a xlink:type="simple" xlink:href="#__RefHeading___Toc981_76759228" text:style-name="Index_20_Link" text:visited-style-name="Index_20_Link">/examples</text:a><text:alphabetical-index-mark-end text:id="IMark62204072"/><text:a xlink:type="simple" xlink:href="#__RefHeading___Toc981_76759228" text:style-name="Index_20_Link" text:visited-style-name="Index_20_Link"><text:tab/>16</text:a></text:p>
          <text:p text:style-name="P115"><text:a xlink:type="simple" xlink:href="#__RefHeading___Toc983_76759228" text:style-name="Index_20_Link" text:visited-style-name="Index_20_Link">5. Use<text:tab/>17</text:a></text:p>
          <text:p text:style-name="P115"><text:a xlink:type="simple" xlink:href="#__RefHeading___Toc985_76759228" text:style-name="Index_20_Link" text:visited-style-name="Index_20_Link">5.1. </text:a><text:alphabetical-index-mark-start text:id="IMark64224280"/><text:a xlink:type="simple" xlink:href="#__RefHeading___Toc985_76759228" text:style-name="Index_20_Link" text:visited-style-name="Index_20_Link">Install</text:a><text:alphabetical-index-mark-end text:id="IMark64224280"/><text:a xlink:type="simple" xlink:href="#__RefHeading___Toc985_76759228" text:style-name="Index_20_Link" text:visited-style-name="Index_20_Link">ation<text:tab/>17</text:a></text:p>
          <text:p text:style-name="P115"><text:a xlink:type="simple" xlink:href="#__RefHeading___Toc987_76759228" text:style-name="Index_20_Link" text:visited-style-name="Index_20_Link">5.1.1. Co</text:a><text:alphabetical-index-mark-start text:id="IMark65058072"/><text:a xlink:type="simple" xlink:href="#__RefHeading___Toc987_76759228" text:style-name="Index_20_Link" text:visited-style-name="Index_20_Link">mpi</text:a><text:alphabetical-index-mark-end text:id="IMark65058072"/><text:a xlink:type="simple" xlink:href="#__RefHeading___Toc987_76759228" text:style-name="Index_20_Link" text:visited-style-name="Index_20_Link">lation<text:tab/>17</text:a></text:p>
          <text:p text:style-name="P115"><text:a xlink:type="simple" xlink:href="#__RefHeading___Toc989_76759228" text:style-name="Index_20_Link" text:visited-style-name="Index_20_Link">5.2. De</text:a><text:alphabetical-index-mark-start text:id="IMark71481880"/><text:a xlink:type="simple" xlink:href="#__RefHeading___Toc989_76759228" text:style-name="Index_20_Link" text:visited-style-name="Index_20_Link">install</text:a><text:alphabetical-index-mark-end text:id="IMark71481880"/><text:a xlink:type="simple" xlink:href="#__RefHeading___Toc989_76759228" text:style-name="Index_20_Link" text:visited-style-name="Index_20_Link">ation<text:tab/>18</text:a></text:p>
          <text:p text:style-name="P115"><text:a xlink:type="simple" xlink:href="#__RefHeading___Toc991_76759228" text:style-name="Index_20_Link" text:visited-style-name="Index_20_Link">5.3. </text:a><text:alphabetical-index-mark-start text:id="IMark63713384"/><text:a xlink:type="simple" xlink:href="#__RefHeading___Toc991_76759228" text:style-name="Index_20_Link" text:visited-style-name="Index_20_Link">Call</text:a><text:alphabetical-index-mark-end text:id="IMark63713384"/><text:a xlink:type="simple" xlink:href="#__RefHeading___Toc991_76759228" text:style-name="Index_20_Link" text:visited-style-name="Index_20_Link">ing </text:a><text:alphabetical-index-mark-start text:id="IMark64817112"/><text:alphabetical-index-mark-start text:id="IMark71642872"/><text:a xlink:type="simple" xlink:href="#__RefHeading___Toc991_76759228" text:style-name="Index_20_Link" text:visited-style-name="Index_20_Link">sql</text:a><text:alphabetical-index-mark-end text:id="IMark71642872"/><text:alphabetical-index-mark-end text:id="IMark64817112"/><text:a xlink:type="simple" xlink:href="#__RefHeading___Toc991_76759228" text:style-name="Index_20_Link" text:visited-style-name="Index_20_Link">p with two arguments.<text:tab/>18</text:a></text:p>
          <text:p text:style-name="P115"><text:a xlink:type="simple" xlink:href="#__RefHeading___Toc8555_467953159" text:style-name="Index_20_Link" text:visited-style-name="Index_20_Link">5.4. </text:a><text:alphabetical-index-mark-start text:id="IMark54079880"/><text:a xlink:type="simple" xlink:href="#__RefHeading___Toc8555_467953159" text:style-name="Index_20_Link" text:visited-style-name="Index_20_Link">Call</text:a><text:alphabetical-index-mark-end text:id="IMark54079880"/><text:a xlink:type="simple" xlink:href="#__RefHeading___Toc8555_467953159" text:style-name="Index_20_Link" text:visited-style-name="Index_20_Link">ing </text:a><text:alphabetical-index-mark-start text:id="IMark61585448"/><text:alphabetical-index-mark-start text:id="IMark53984840"/><text:a xlink:type="simple" xlink:href="#__RefHeading___Toc8555_467953159" text:style-name="Index_20_Link" text:visited-style-name="Index_20_Link">sql</text:a><text:alphabetical-index-mark-end text:id="IMark53984840"/><text:alphabetical-index-mark-end text:id="IMark61585448"/><text:a xlink:type="simple" xlink:href="#__RefHeading___Toc8555_467953159" text:style-name="Index_20_Link" text:visited-style-name="Index_20_Link">p with three arguments.<text:tab/>19</text:a></text:p>
          <text:p text:style-name="P115"><text:soft-page-break/><text:a xlink:type="simple" xlink:href="#__RefHeading___Toc6740_413320909" text:style-name="Index_20_Link" text:visited-style-name="Index_20_Link">5.4.1. </text:a><text:alphabetical-index-mark-start text:id="IMark61138520"/><text:a xlink:type="simple" xlink:href="#__RefHeading___Toc6740_413320909" text:style-name="Index_20_Link" text:visited-style-name="Index_20_Link">OPEN_</text:a><text:alphabetical-index-mark-start text:id="IMark64384536"/><text:a xlink:type="simple" xlink:href="#__RefHeading___Toc6740_413320909" text:style-name="Index_20_Link" text:visited-style-name="Index_20_Link">QUERY</text:a><text:alphabetical-index-mark-end text:id="IMark64384536"/><text:a xlink:type="simple" xlink:href="#__RefHeading___Toc6740_413320909" text:style-name="Index_20_Link" text:visited-style-name="Index_20_Link">_CLOSE</text:a><text:alphabetical-index-mark-end text:id="IMark61138520"/><text:a xlink:type="simple" xlink:href="#__RefHeading___Toc6740_413320909" text:style-name="Index_20_Link" text:visited-style-name="Index_20_Link"><text:tab/>20</text:a></text:p>
          <text:p text:style-name="P115"><text:a xlink:type="simple" xlink:href="#__RefHeading___Toc6742_413320909" text:style-name="Index_20_Link" text:visited-style-name="Index_20_Link">5.4.2. </text:a><text:alphabetical-index-mark-start text:id="IMark71642872"/><text:a xlink:type="simple" xlink:href="#__RefHeading___Toc6742_413320909" text:style-name="Index_20_Link" text:visited-style-name="Index_20_Link">TEST_DB</text:a><text:alphabetical-index-mark-end text:id="IMark71642872"/><text:a xlink:type="simple" xlink:href="#__RefHeading___Toc6742_413320909" text:style-name="Index_20_Link" text:visited-style-name="Index_20_Link"><text:tab/>20</text:a></text:p>
          <text:p text:style-name="P115"><text:a xlink:type="simple" xlink:href="#__RefHeading___Toc10215_1965016994" text:style-name="Index_20_Link" text:visited-style-name="Index_20_Link">5.4.3. </text:a><text:alphabetical-index-mark-start text:id="IMark54079880"/><text:alphabetical-index-mark-start text:id="IMark67735592"/><text:a xlink:type="simple" xlink:href="#__RefHeading___Toc10215_1965016994" text:style-name="Index_20_Link" text:visited-style-name="Index_20_Link">OPEN_</text:a><text:alphabetical-index-mark-start text:id="IMark62469560"/><text:a xlink:type="simple" xlink:href="#__RefHeading___Toc10215_1965016994" text:style-name="Index_20_Link" text:visited-style-name="Index_20_Link">QUERY</text:a><text:alphabetical-index-mark-end text:id="IMark62469560"/><text:a xlink:type="simple" xlink:href="#__RefHeading___Toc10215_1965016994" text:style-name="Index_20_Link" text:visited-style-name="Index_20_Link">_CLOSE</text:a><text:alphabetical-index-mark-end text:id="IMark67735592"/><text:a xlink:type="simple" xlink:href="#__RefHeading___Toc10215_1965016994" text:style-name="Index_20_Link" text:visited-style-name="Index_20_Link">_SHOW</text:a><text:alphabetical-index-mark-end text:id="IMark54079880"/><text:a xlink:type="simple" xlink:href="#__RefHeading___Toc10215_1965016994" text:style-name="Index_20_Link" text:visited-style-name="Index_20_Link"><text:tab/>20</text:a></text:p>
          <text:p text:style-name="P115"><text:a xlink:type="simple" xlink:href="#__RefHeading___Toc23964_1670562577" text:style-name="Index_20_Link" text:visited-style-name="Index_20_Link">5.4.4. </text:a><text:alphabetical-index-mark-start text:id="IMark66191256"/><text:alphabetical-index-mark-start text:id="IMark71296984"/><text:a xlink:type="simple" xlink:href="#__RefHeading___Toc23964_1670562577" text:style-name="Index_20_Link" text:visited-style-name="Index_20_Link">PRETTY</text:a><text:alphabetical-index-mark-end text:id="IMark71296984"/><text:a xlink:type="simple" xlink:href="#__RefHeading___Toc23964_1670562577" text:style-name="Index_20_Link" text:visited-style-name="Index_20_Link">_SHOW</text:a><text:alphabetical-index-mark-end text:id="IMark66191256"/><text:a xlink:type="simple" xlink:href="#__RefHeading___Toc23964_1670562577" text:style-name="Index_20_Link" text:visited-style-name="Index_20_Link"><text:tab/>20</text:a></text:p>
          <text:p text:style-name="P115"><text:a xlink:type="simple" xlink:href="#__RefHeading___Toc993_76759228" text:style-name="Index_20_Link" text:visited-style-name="Index_20_Link">6. Sources<text:tab/>22</text:a></text:p>
          <text:p text:style-name="P115"><text:a xlink:type="simple" xlink:href="#__RefHeading___Toc23962_1670562577" text:style-name="Index_20_Link" text:visited-style-name="Index_20_Link">7. Alphabetical Index<text:tab/>23</text:a></text:p>
        </text:index-body>
      </text:table-of-content>
      <text:h text:style-name="P117" text:outline-level="1"/>
      <text:h text:style-name="P118" text:outline-level="1"><text:bookmark-start text:name="__RefHeading___Toc949_76759228"/>1. Introduction.<text:bookmark-end text:name="__RefHeading___Toc949_76759228"/></text:h>
      <text:p text:style-name="P8"/>
      <text:p text:style-name="P22"><text:alphabetical-index-mark-start text:id="IMark54079880"/><text:alphabetical-index-mark-start text:id="IMark61249560"/><text:alphabetical-index-mark-start text:id="IMark60896136"/><text:alphabetical-index-mark-start text:id="IMark54033032"/><text:alphabetical-index-mark-start text:id="IMark62056728"/><text:alphabetical-index-mark-start text:id="IMark63998040"/><text:alphabetical-index-mark-start text:id="IMark66191256"/><text:alphabetical-index-mark-start text:id="IMark64706680"/><text:alphabetical-index-mark-start text:id="IMark61138520"/><text:alphabetical-index-mark-start text:id="IMark60713016"/><text:alphabetical-index-mark-start text:id="IMark68047656"/><text:alphabetical-index-mark-start text:id="IMark61585448"/><text:alphabetical-index-mark-start text:id="IMark63076088"/><text:alphabetical-index-mark-start text:id="IMark63713384"/><text:alphabetical-index-mark-start text:id="IMark60712632"/><text:alphabetical-index-mark-start text:id="IMark53984840"/><text:alphabetical-index-mark-start text:id="IMark71271272"/><text:alphabetical-index-mark-start text:id="IMark63397000"/><text:alphabetical-index-mark-start text:id="IMark65481016"/><text:alphabetical-index-mark-start text:id="IMark64224280"/><text:alphabetical-index-mark-start text:id="IMark64904072"/><text:alphabetical-index-mark-start text:id="IMark67735592"/><text:alphabetical-index-mark-start text:id="IMark64817112"/><text:alphabetical-index-mark-start text:id="IMark66711048"/><text:alphabetical-index-mark-start text:id="IMark64384536"/><text:alphabetical-index-mark-start text:id="IMark71296984"/><text:alphabetical-index-mark-start text:id="IMark71744232"/><text:alphabetical-index-mark-start text:id="IMark63599000"/><text:alphabetical-index-mark-start text:id="IMark71309368"/><text:alphabetical-index-mark-start text:id="IMark61586584"/><text:alphabetical-index-mark-start text:id="IMark71642872"/><text:alphabetical-index-mark-start text:id="IMark62670056"/><text:alphabetical-index-mark-start text:id="IMark63284456"/><text:alphabetical-index-mark-start text:id="IMark62456568"/><text:alphabetical-index-mark-start text:id="IMark62204072"/><text:alphabetical-index-mark-start text:id="IMark71481880"/>Sql<text:alphabetical-index-mark-end text:id="IMark71481880"/><text:alphabetical-index-mark-end text:id="IMark62204072"/><text:alphabetical-index-mark-end text:id="IMark62456568"/><text:alphabetical-index-mark-end text:id="IMark63284456"/><text:alphabetical-index-mark-end text:id="IMark62670056"/><text:alphabetical-index-mark-end text:id="IMark71642872"/><text:alphabetical-index-mark-end text:id="IMark61586584"/><text:alphabetical-index-mark-end text:id="IMark71309368"/><text:alphabetical-index-mark-end text:id="IMark63599000"/><text:alphabetical-index-mark-end text:id="IMark71744232"/><text:alphabetical-index-mark-end text:id="IMark71296984"/><text:alphabetical-index-mark-end text:id="IMark64384536"/><text:alphabetical-index-mark-end text:id="IMark66711048"/><text:alphabetical-index-mark-end text:id="IMark64817112"/><text:alphabetical-index-mark-end text:id="IMark67735592"/><text:alphabetical-index-mark-end text:id="IMark64904072"/><text:alphabetical-index-mark-end text:id="IMark64224280"/><text:alphabetical-index-mark-end text:id="IMark65481016"/><text:alphabetical-index-mark-end text:id="IMark63397000"/><text:alphabetical-index-mark-end text:id="IMark71271272"/><text:alphabetical-index-mark-end text:id="IMark53984840"/><text:alphabetical-index-mark-end text:id="IMark60712632"/><text:alphabetical-index-mark-end text:id="IMark63713384"/><text:alphabetical-index-mark-end text:id="IMark63076088"/>ite<text:alphabetical-index-mark-end text:id="IMark61585448"/><text:alphabetical-index-mark-end text:id="IMark68047656"/><text:alphabetical-index-mark-end text:id="IMark60713016"/><text:alphabetical-index-mark-end text:id="IMark61138520"/><text:alphabetical-index-mark-end text:id="IMark64706680"/><text:alphabetical-index-mark-end text:id="IMark66191256"/><text:alphabetical-index-mark-end text:id="IMark63998040"/><text:alphabetical-index-mark-end text:id="IMark62056728"/><text:alphabetical-index-mark-end text:id="IMark54033032"/><text:alphabetical-index-mark-end text:id="IMark60896136"/><text:alphabetical-index-mark-end text:id="IMark61249560"/><text:alphabetical-index-mark-end text:id="IMark54079880"/>3 is one of the most widely used <text:alphabetical-index-mark-start text:id="IMark60519016"/><text:alphabetical-index-mark-start text:id="IMark62469560"/><text:alphabetical-index-mark-start text:id="IMark65058072"/><text:alphabetical-index-mark-start text:id="IMark56322152"/><text:alphabetical-index-mark-start text:id="IMark53903512"/><text:alphabetical-index-mark-start text:id="IMark53904840"/><text:alphabetical-index-mark-start text:id="IMark66999944"/><text:alphabetical-index-mark-start text:id="IMark67001272"/><text:alphabetical-index-mark-start text:id="IMark54055624"/><text:alphabetical-index-mark-start text:id="IMark54056952"/><text:alphabetical-index-mark-start text:id="IMark54444136"/><text:alphabetical-index-mark-start text:id="IMark54445464"/>relational<text:alphabetical-index-mark-end text:id="IMark54445464"/><text:alphabetical-index-mark-end text:id="IMark54444136"/><text:alphabetical-index-mark-end text:id="IMark54056952"/><text:alphabetical-index-mark-end text:id="IMark54055624"/><text:alphabetical-index-mark-end text:id="IMark67001272"/><text:alphabetical-index-mark-end text:id="IMark66999944"/><text:alphabetical-index-mark-end text:id="IMark53904840"/><text:alphabetical-index-mark-end text:id="IMark53903512"/><text:alphabetical-index-mark-end text:id="IMark56322152"/><text:alphabetical-index-mark-end text:id="IMark65058072"/><text:alphabetical-index-mark-end text:id="IMark62469560"/><text:alphabetical-index-mark-end text:id="IMark60519016"/> <text:alphabetical-index-mark-start text:id="IMark58029048"/><text:alphabetical-index-mark-start text:id="IMark62707400"/><text:alphabetical-index-mark-start text:id="IMark67002312"/><text:alphabetical-index-mark-start text:id="IMark67003640"/><text:alphabetical-index-mark-start text:id="IMark70902744"/><text:alphabetical-index-mark-start text:id="IMark70904072"/><text:alphabetical-index-mark-start text:id="IMark68124024"/><text:alphabetical-index-mark-start text:id="IMark71071896"/><text:alphabetical-index-mark-start text:id="IMark71073224"/><text:alphabetical-index-mark-start text:id="IMark54496264"/><text:alphabetical-index-mark-start text:id="IMark54497592"/><text:alphabetical-index-mark-start text:id="IMark68159224"/>database<text:alphabetical-index-mark-end text:id="IMark68159224"/><text:alphabetical-index-mark-end text:id="IMark54497592"/><text:alphabetical-index-mark-end text:id="IMark54496264"/><text:alphabetical-index-mark-end text:id="IMark71073224"/><text:alphabetical-index-mark-end text:id="IMark71071896"/><text:alphabetical-index-mark-end text:id="IMark68124024"/><text:alphabetical-index-mark-end text:id="IMark70904072"/><text:alphabetical-index-mark-end text:id="IMark70902744"/><text:alphabetical-index-mark-end text:id="IMark67003640"/><text:alphabetical-index-mark-end text:id="IMark67002312"/><text:alphabetical-index-mark-end text:id="IMark62707400"/><text:alphabetical-index-mark-end text:id="IMark58029048"/> <text:alphabetical-index-mark-start text:id="IMark68167560"/><text:alphabetical-index-mark-start text:id="IMark68146360"/><text:alphabetical-index-mark-start text:id="IMark68147560"/><text:alphabetical-index-mark-start text:id="IMark67140664"/><text:alphabetical-index-mark-start text:id="IMark67141992"/><text:alphabetical-index-mark-start text:id="IMark39838504"/><text:alphabetical-index-mark-start text:id="IMark39839832"/><text:alphabetical-index-mark-start text:id="IMark68161752"/><text:alphabetical-index-mark-start text:id="IMark68163080"/><text:alphabetical-index-mark-start text:id="IMark65896216"/><text:alphabetical-index-mark-start text:id="IMark65897544"/><text:alphabetical-index-mark-start text:id="IMark66837352"/><text:alphabetical-index-mark-start text:id="IMark66838680"/><text:alphabetical-index-mark-start text:id="IMark67798152"/><text:alphabetical-index-mark-start text:id="IMark67799480"/><text:alphabetical-index-mark-start text:id="IMark54456392"/><text:alphabetical-index-mark-start text:id="IMark54457720"/><text:alphabetical-index-mark-start text:id="IMark58988056"/><text:alphabetical-index-mark-start text:id="IMark58989384"/><text:alphabetical-index-mark-start text:id="IMark67037400"/><text:alphabetical-index-mark-start text:id="IMark67038728"/><text:alphabetical-index-mark-start text:id="IMark60831304"/><text:alphabetical-index-mark-start text:id="IMark60832632"/><text:alphabetical-index-mark-start text:id="IMark68108312"/>system<text:alphabetical-index-mark-end text:id="IMark68108312"/><text:alphabetical-index-mark-end text:id="IMark60832632"/><text:alphabetical-index-mark-end text:id="IMark60831304"/><text:alphabetical-index-mark-end text:id="IMark67038728"/><text:alphabetical-index-mark-end text:id="IMark67037400"/><text:alphabetical-index-mark-end text:id="IMark58989384"/><text:alphabetical-index-mark-end text:id="IMark58988056"/><text:alphabetical-index-mark-end text:id="IMark54457720"/><text:alphabetical-index-mark-end text:id="IMark54456392"/><text:alphabetical-index-mark-end text:id="IMark67799480"/><text:alphabetical-index-mark-end text:id="IMark67798152"/><text:alphabetical-index-mark-end text:id="IMark66838680"/><text:alphabetical-index-mark-end text:id="IMark66837352"/><text:alphabetical-index-mark-end text:id="IMark65897544"/><text:alphabetical-index-mark-end text:id="IMark65896216"/><text:alphabetical-index-mark-end text:id="IMark68163080"/><text:alphabetical-index-mark-end text:id="IMark68161752"/><text:alphabetical-index-mark-end text:id="IMark39839832"/><text:alphabetical-index-mark-end text:id="IMark39838504"/><text:alphabetical-index-mark-end text:id="IMark67141992"/><text:alphabetical-index-mark-end text:id="IMark67140664"/><text:alphabetical-index-mark-end text:id="IMark68147560"/><text:alphabetical-index-mark-end text:id="IMark68146360"/><text:alphabetical-index-mark-end text:id="IMark68167560"/>s; it is very simple, lightweight and fast, and while it cannot be compared with great <text:alphabetical-index-mark-start text:id="IMark66630552"/><text:alphabetical-index-mark-start text:id="IMark66631576"/><text:alphabetical-index-mark-start text:id="IMark62725448"/><text:alphabetical-index-mark-start text:id="IMark62726776"/><text:alphabetical-index-mark-start text:id="IMark62727192"/><text:alphabetical-index-mark-start text:id="IMark64371864"/><text:alphabetical-index-mark-start text:id="IMark67159800"/><text:alphabetical-index-mark-start text:id="IMark67161128"/><text:alphabetical-index-mark-start text:id="IMark67161544"/><text:alphabetical-index-mark-start text:id="IMark66279960"/><text:alphabetical-index-mark-start text:id="IMark65093880"/><text:alphabetical-index-mark-start text:id="IMark65095208"/>server<text:alphabetical-index-mark-end text:id="IMark65095208"/><text:alphabetical-index-mark-end text:id="IMark65093880"/><text:alphabetical-index-mark-end text:id="IMark66279960"/><text:alphabetical-index-mark-end text:id="IMark67161544"/><text:alphabetical-index-mark-end text:id="IMark67161128"/><text:alphabetical-index-mark-end text:id="IMark67159800"/><text:alphabetical-index-mark-end text:id="IMark64371864"/><text:alphabetical-index-mark-end text:id="IMark62727192"/><text:alphabetical-index-mark-end text:id="IMark62726776"/><text:alphabetical-index-mark-end text:id="IMark62725448"/><text:alphabetical-index-mark-end text:id="IMark66631576"/><text:alphabetical-index-mark-end text:id="IMark66630552"/> - based <text:alphabetical-index-mark-start text:id="IMark67169416"/><text:alphabetical-index-mark-start text:id="IMark61338184"/><text:alphabetical-index-mark-start text:id="IMark63178296"/><text:alphabetical-index-mark-start text:id="IMark63179624"/><text:alphabetical-index-mark-start text:id="IMark63180040"/><text:alphabetical-index-mark-start text:id="IMark66025672"/><text:alphabetical-index-mark-start text:id="IMark64057464"/><text:alphabetical-index-mark-start text:id="IMark64058792"/><text:alphabetical-index-mark-start text:id="IMark64059208"/><text:alphabetical-index-mark-start text:id="IMark66835960"/><text:alphabetical-index-mark-start text:id="IMark64261640"/><text:alphabetical-index-mark-start text:id="IMark64262968"/>relational<text:alphabetical-index-mark-end text:id="IMark64262968"/><text:alphabetical-index-mark-end text:id="IMark64261640"/><text:alphabetical-index-mark-end text:id="IMark66835960"/><text:alphabetical-index-mark-end text:id="IMark64059208"/><text:alphabetical-index-mark-end text:id="IMark64058792"/><text:alphabetical-index-mark-end text:id="IMark64057464"/><text:alphabetical-index-mark-end text:id="IMark66025672"/><text:alphabetical-index-mark-end text:id="IMark63180040"/><text:alphabetical-index-mark-end text:id="IMark63179624"/><text:alphabetical-index-mark-end text:id="IMark63178296"/><text:alphabetical-index-mark-end text:id="IMark61338184"/><text:alphabetical-index-mark-end text:id="IMark67169416"/> <text:alphabetical-index-mark-start text:id="IMark62054184"/><text:alphabetical-index-mark-start text:id="IMark63485384"/><text:alphabetical-index-mark-start text:id="IMark63486616"/><text:alphabetical-index-mark-start text:id="IMark64092760"/><text:alphabetical-index-mark-start text:id="IMark64094024"/><text:alphabetical-index-mark-start text:id="IMark64197944"/><text:alphabetical-index-mark-start text:id="IMark64199272"/><text:alphabetical-index-mark-start text:id="IMark64199688"/><text:alphabetical-index-mark-start text:id="IMark67123432"/><text:alphabetical-index-mark-start text:id="IMark67943400"/><text:alphabetical-index-mark-start text:id="IMark67944728"/><text:alphabetical-index-mark-start text:id="IMark67945144"/>database<text:alphabetical-index-mark-end text:id="IMark67945144"/><text:alphabetical-index-mark-end text:id="IMark67944728"/><text:alphabetical-index-mark-end text:id="IMark67943400"/><text:alphabetical-index-mark-end text:id="IMark67123432"/><text:alphabetical-index-mark-end text:id="IMark64199688"/><text:alphabetical-index-mark-end text:id="IMark64199272"/><text:alphabetical-index-mark-end text:id="IMark64197944"/><text:alphabetical-index-mark-end text:id="IMark64094024"/><text:alphabetical-index-mark-end text:id="IMark64092760"/><text:alphabetical-index-mark-end text:id="IMark63486616"/><text:alphabetical-index-mark-end text:id="IMark63485384"/><text:alphabetical-index-mark-end text:id="IMark62054184"/> <text:alphabetical-index-mark-start text:id="IMark62082072"/><text:alphabetical-index-mark-start text:id="IMark66620712"/><text:alphabetical-index-mark-start text:id="IMark64564008"/><text:alphabetical-index-mark-start text:id="IMark67896248"/><text:alphabetical-index-mark-start text:id="IMark67897576"/><text:alphabetical-index-mark-start text:id="IMark64752552"/><text:alphabetical-index-mark-start text:id="IMark64753880"/><text:alphabetical-index-mark-start text:id="IMark63950424"/><text:alphabetical-index-mark-start text:id="IMark63951752"/><text:alphabetical-index-mark-start text:id="IMark62967288"/><text:alphabetical-index-mark-start text:id="IMark62968616"/><text:alphabetical-index-mark-start text:id="IMark62292312"/><text:alphabetical-index-mark-start text:id="IMark62293640"/><text:alphabetical-index-mark-start text:id="IMark62065752"/><text:alphabetical-index-mark-start text:id="IMark62067080"/><text:alphabetical-index-mark-start text:id="IMark60843304"/><text:alphabetical-index-mark-start text:id="IMark60844632"/><text:alphabetical-index-mark-start text:id="IMark61991096"/><text:alphabetical-index-mark-start text:id="IMark61992424"/><text:alphabetical-index-mark-start text:id="IMark63947800"/><text:alphabetical-index-mark-start text:id="IMark63949128"/><text:alphabetical-index-mark-start text:id="IMark63474184"/><text:alphabetical-index-mark-start text:id="IMark63475512"/><text:alphabetical-index-mark-start text:id="IMark65965784"/>system<text:alphabetical-index-mark-end text:id="IMark65965784"/><text:alphabetical-index-mark-end text:id="IMark63475512"/><text:alphabetical-index-mark-end text:id="IMark63474184"/><text:alphabetical-index-mark-end text:id="IMark63949128"/><text:alphabetical-index-mark-end text:id="IMark63947800"/><text:alphabetical-index-mark-end text:id="IMark61992424"/><text:alphabetical-index-mark-end text:id="IMark61991096"/><text:alphabetical-index-mark-end text:id="IMark60844632"/><text:alphabetical-index-mark-end text:id="IMark60843304"/><text:alphabetical-index-mark-end text:id="IMark62067080"/><text:alphabetical-index-mark-end text:id="IMark62065752"/><text:alphabetical-index-mark-end text:id="IMark62293640"/><text:alphabetical-index-mark-end text:id="IMark62292312"/><text:alphabetical-index-mark-end text:id="IMark62968616"/><text:alphabetical-index-mark-end text:id="IMark62967288"/><text:alphabetical-index-mark-end text:id="IMark63951752"/><text:alphabetical-index-mark-end text:id="IMark63950424"/><text:alphabetical-index-mark-end text:id="IMark64753880"/><text:alphabetical-index-mark-end text:id="IMark64752552"/><text:alphabetical-index-mark-end text:id="IMark67897576"/><text:alphabetical-index-mark-end text:id="IMark67896248"/><text:alphabetical-index-mark-end text:id="IMark64564008"/><text:alphabetical-index-mark-end text:id="IMark66620712"/><text:alphabetical-index-mark-end text:id="IMark62082072"/>s in terms of versatility or capabilities, it does fill a niche for many users, <text:span text:style-name="T37">probably most of those that need a </text:span><text:alphabetical-index-mark-start text:id="IMark62914184"/><text:alphabetical-index-mark-start text:id="IMark62880952"/><text:alphabetical-index-mark-start text:id="IMark62882280"/><text:alphabetical-index-mark-start text:id="IMark67238952"/><text:alphabetical-index-mark-start text:id="IMark67240248"/><text:alphabetical-index-mark-start text:id="IMark67161960"/><text:alphabetical-index-mark-start text:id="IMark67163224"/><text:alphabetical-index-mark-start text:id="IMark67893208"/><text:alphabetical-index-mark-start text:id="IMark67894536"/><text:alphabetical-index-mark-start text:id="IMark63660088"/><text:alphabetical-index-mark-start text:id="IMark63661384"/><text:alphabetical-index-mark-start text:id="IMark66937192"/><text:span text:style-name="T37">relational</text:span><text:alphabetical-index-mark-end text:id="IMark66937192"/><text:alphabetical-index-mark-end text:id="IMark63661384"/><text:alphabetical-index-mark-end text:id="IMark63660088"/><text:alphabetical-index-mark-end text:id="IMark67894536"/><text:alphabetical-index-mark-end text:id="IMark67893208"/><text:alphabetical-index-mark-end text:id="IMark67163224"/><text:alphabetical-index-mark-end text:id="IMark67161960"/><text:alphabetical-index-mark-end text:id="IMark67240248"/><text:alphabetical-index-mark-end text:id="IMark67238952"/><text:alphabetical-index-mark-end text:id="IMark62882280"/><text:alphabetical-index-mark-end text:id="IMark62880952"/><text:alphabetical-index-mark-end text:id="IMark62914184"/><text:span text:style-name="T37"> </text:span><text:alphabetical-index-mark-start text:id="IMark67553912"/><text:alphabetical-index-mark-start text:id="IMark61237384"/><text:alphabetical-index-mark-start text:id="IMark64494648"/><text:alphabetical-index-mark-start text:id="IMark71293848"/><text:alphabetical-index-mark-start text:id="IMark54711720"/><text:alphabetical-index-mark-start text:id="IMark62729224"/><text:alphabetical-index-mark-start text:id="IMark71478632"/><text:alphabetical-index-mark-start text:id="IMark66086680"/><text:alphabetical-index-mark-start text:id="IMark66088008"/><text:alphabetical-index-mark-start text:id="IMark66525432"/><text:alphabetical-index-mark-start text:id="IMark64120888"/><text:alphabetical-index-mark-start text:id="IMark67229368"/><text:span text:style-name="T37">database</text:span><text:alphabetical-index-mark-end text:id="IMark67229368"/><text:alphabetical-index-mark-end text:id="IMark64120888"/><text:alphabetical-index-mark-end text:id="IMark66525432"/><text:alphabetical-index-mark-end text:id="IMark66088008"/><text:alphabetical-index-mark-end text:id="IMark66086680"/><text:alphabetical-index-mark-end text:id="IMark71478632"/><text:alphabetical-index-mark-end text:id="IMark62729224"/><text:alphabetical-index-mark-end text:id="IMark54711720"/><text:alphabetical-index-mark-end text:id="IMark71293848"/><text:alphabetical-index-mark-end text:id="IMark64494648"/><text:alphabetical-index-mark-end text:id="IMark61237384"/><text:alphabetical-index-mark-end text:id="IMark67553912"/><text:span text:style-name="T37"> </text:span><text:alphabetical-index-mark-start text:id="IMark62512088"/><text:alphabetical-index-mark-start text:id="IMark59345672"/><text:alphabetical-index-mark-start text:id="IMark67437752"/><text:alphabetical-index-mark-start text:id="IMark67439080"/><text:alphabetical-index-mark-start text:id="IMark63211400"/><text:alphabetical-index-mark-start text:id="IMark63212728"/><text:alphabetical-index-mark-start text:id="IMark68179736"/><text:alphabetical-index-mark-start text:id="IMark68181064"/><text:alphabetical-index-mark-start text:id="IMark54579416"/><text:alphabetical-index-mark-start text:id="IMark54580744"/><text:alphabetical-index-mark-start text:id="IMark59171272"/><text:alphabetical-index-mark-start text:id="IMark59172600"/><text:alphabetical-index-mark-start text:id="IMark71311576"/><text:alphabetical-index-mark-start text:id="IMark71312904"/><text:alphabetical-index-mark-start text:id="IMark60676584"/><text:alphabetical-index-mark-start text:id="IMark60677912"/><text:alphabetical-index-mark-start text:id="IMark59007768"/><text:alphabetical-index-mark-start text:id="IMark59009096"/><text:alphabetical-index-mark-start text:id="IMark58800504"/><text:alphabetical-index-mark-start text:id="IMark58801832"/><text:alphabetical-index-mark-start text:id="IMark54014520"/><text:alphabetical-index-mark-start text:id="IMark54015848"/><text:alphabetical-index-mark-start text:id="IMark63087496"/><text:alphabetical-index-mark-start text:id="IMark63088856"/><text:span text:style-name="T37">system</text:span><text:alphabetical-index-mark-end text:id="IMark63088856"/><text:alphabetical-index-mark-end text:id="IMark63087496"/><text:alphabetical-index-mark-end text:id="IMark54015848"/><text:alphabetical-index-mark-end text:id="IMark54014520"/><text:alphabetical-index-mark-end text:id="IMark58801832"/><text:alphabetical-index-mark-end text:id="IMark58800504"/><text:alphabetical-index-mark-end text:id="IMark59009096"/><text:alphabetical-index-mark-end text:id="IMark59007768"/><text:alphabetical-index-mark-end text:id="IMark60677912"/><text:alphabetical-index-mark-end text:id="IMark60676584"/><text:alphabetical-index-mark-end text:id="IMark71312904"/><text:alphabetical-index-mark-end text:id="IMark71311576"/><text:alphabetical-index-mark-end text:id="IMark59172600"/><text:alphabetical-index-mark-end text:id="IMark59171272"/><text:alphabetical-index-mark-end text:id="IMark54580744"/><text:alphabetical-index-mark-end text:id="IMark54579416"/><text:alphabetical-index-mark-end text:id="IMark68181064"/><text:alphabetical-index-mark-end text:id="IMark68179736"/><text:alphabetical-index-mark-end text:id="IMark63212728"/><text:alphabetical-index-mark-end text:id="IMark63211400"/><text:alphabetical-index-mark-end text:id="IMark67439080"/><text:alphabetical-index-mark-end text:id="IMark67437752"/><text:alphabetical-index-mark-end text:id="IMark59345672"/><text:alphabetical-index-mark-end text:id="IMark62512088"/><text:span text:style-name="T37"> without the complications involved in maintaining a </text:span><text:alphabetical-index-mark-start text:id="IMark64256776"/><text:alphabetical-index-mark-start text:id="IMark39510120"/><text:alphabetical-index-mark-start text:id="IMark39511448"/><text:alphabetical-index-mark-start text:id="IMark54791768"/><text:alphabetical-index-mark-start text:id="IMark54793096"/><text:alphabetical-index-mark-start text:id="IMark54858920"/><text:alphabetical-index-mark-start text:id="IMark54860248"/><text:alphabetical-index-mark-start text:id="IMark68546120"/><text:alphabetical-index-mark-start text:id="IMark68547416"/><text:alphabetical-index-mark-start text:id="IMark34099016"/><text:alphabetical-index-mark-start text:id="IMark34100344"/><text:alphabetical-index-mark-start text:id="IMark54493096"/><text:span text:style-name="T37">server</text:span><text:alphabetical-index-mark-end text:id="IMark54493096"/><text:alphabetical-index-mark-end text:id="IMark34100344"/><text:alphabetical-index-mark-end text:id="IMark34099016"/><text:alphabetical-index-mark-end text:id="IMark68547416"/><text:alphabetical-index-mark-end text:id="IMark68546120"/><text:alphabetical-index-mark-end text:id="IMark54860248"/><text:alphabetical-index-mark-end text:id="IMark54858920"/><text:alphabetical-index-mark-end text:id="IMark54793096"/><text:alphabetical-index-mark-end text:id="IMark54791768"/><text:alphabetical-index-mark-end text:id="IMark39511448"/><text:alphabetical-index-mark-end text:id="IMark39510120"/><text:alphabetical-index-mark-end text:id="IMark64256776"/><text:span text:style-name="T37"> – based alternative such as </text:span><text:alphabetical-index-mark-start text:id="IMark58691384"/><text:alphabetical-index-mark-start text:id="IMark60740136"/><text:alphabetical-index-mark-start text:id="IMark60741464"/><text:alphabetical-index-mark-start text:id="IMark68736536"/><text:alphabetical-index-mark-start text:id="IMark68737864"/><text:alphabetical-index-mark-start text:id="IMark54870072"/><text:alphabetical-index-mark-start text:id="IMark54871400"/><text:alphabetical-index-mark-start text:id="IMark67607160"/><text:alphabetical-index-mark-start text:id="IMark67608456"/><text:alphabetical-index-mark-start text:id="IMark67743080"/><text:alphabetical-index-mark-start text:id="IMark67744344"/><text:alphabetical-index-mark-start text:id="IMark61703992"/><text:span text:style-name="T37">Postgre</text:span><text:alphabetical-index-mark-start text:id="IMark61706104"/><text:alphabetical-index-mark-start text:id="IMark62169736"/><text:alphabetical-index-mark-start text:id="IMark66656424"/><text:alphabetical-index-mark-start text:id="IMark66657752"/><text:alphabetical-index-mark-start text:id="IMark54667112"/><text:alphabetical-index-mark-start text:id="IMark54668376"/><text:alphabetical-index-mark-start text:id="IMark54512168"/><text:alphabetical-index-mark-start text:id="IMark54513496"/><text:alphabetical-index-mark-start text:id="IMark68590984"/><text:alphabetical-index-mark-start text:id="IMark68592312"/><text:alphabetical-index-mark-start text:id="IMark67190824"/><text:alphabetical-index-mark-start text:id="IMark67192152"/><text:alphabetical-index-mark-start text:id="IMark62233352"/><text:alphabetical-index-mark-start text:id="IMark62234680"/><text:alphabetical-index-mark-start text:id="IMark54488456"/><text:alphabetical-index-mark-start text:id="IMark54489784"/><text:alphabetical-index-mark-start text:id="IMark63385704"/><text:alphabetical-index-mark-start text:id="IMark63387032"/><text:alphabetical-index-mark-start text:id="IMark39213720"/><text:alphabetical-index-mark-start text:id="IMark39215048"/><text:alphabetical-index-mark-start text:id="IMark60471064"/><text:alphabetical-index-mark-start text:id="IMark60472392"/><text:alphabetical-index-mark-start text:id="IMark34030936"/><text:alphabetical-index-mark-start text:id="IMark34032296"/><text:span text:style-name="T37">SQL</text:span><text:alphabetical-index-mark-end text:id="IMark34032296"/><text:alphabetical-index-mark-end text:id="IMark34030936"/><text:alphabetical-index-mark-end text:id="IMark60472392"/><text:alphabetical-index-mark-end text:id="IMark60471064"/><text:alphabetical-index-mark-end text:id="IMark39215048"/><text:alphabetical-index-mark-end text:id="IMark39213720"/><text:alphabetical-index-mark-end text:id="IMark63387032"/><text:alphabetical-index-mark-end text:id="IMark63385704"/><text:alphabetical-index-mark-end text:id="IMark54489784"/><text:alphabetical-index-mark-end text:id="IMark54488456"/><text:alphabetical-index-mark-end text:id="IMark62234680"/><text:alphabetical-index-mark-end text:id="IMark62233352"/><text:alphabetical-index-mark-end text:id="IMark67192152"/><text:alphabetical-index-mark-end text:id="IMark67190824"/><text:alphabetical-index-mark-end text:id="IMark68592312"/><text:alphabetical-index-mark-end text:id="IMark68590984"/><text:alphabetical-index-mark-end text:id="IMark54513496"/><text:alphabetical-index-mark-end text:id="IMark54512168"/><text:alphabetical-index-mark-end text:id="IMark54668376"/><text:alphabetical-index-mark-end text:id="IMark54667112"/><text:alphabetical-index-mark-end text:id="IMark66657752"/><text:alphabetical-index-mark-end text:id="IMark66656424"/><text:alphabetical-index-mark-end text:id="IMark62169736"/><text:alphabetical-index-mark-end text:id="IMark61706104"/><text:alphabetical-index-mark-end text:id="IMark61703992"/><text:alphabetical-index-mark-end text:id="IMark67744344"/><text:alphabetical-index-mark-end text:id="IMark67743080"/><text:alphabetical-index-mark-end text:id="IMark67608456"/><text:alphabetical-index-mark-end text:id="IMark67607160"/><text:alphabetical-index-mark-end text:id="IMark54871400"/><text:alphabetical-index-mark-end text:id="IMark54870072"/><text:alphabetical-index-mark-end text:id="IMark68737864"/><text:alphabetical-index-mark-end text:id="IMark68736536"/><text:alphabetical-index-mark-end text:id="IMark60741464"/><text:alphabetical-index-mark-end text:id="IMark60740136"/><text:alphabetical-index-mark-end text:id="IMark58691384"/><text:span text:style-name="T37">, </text:span><text:alphabetical-index-mark-start text:id="IMark71616296"/><text:alphabetical-index-mark-start text:id="IMark71617592"/><text:alphabetical-index-mark-start text:id="IMark63516744"/><text:alphabetical-index-mark-start text:id="IMark63518600"/><text:alphabetical-index-mark-start text:id="IMark60542680"/><text:alphabetical-index-mark-start text:id="IMark60544008"/><text:alphabetical-index-mark-start text:id="IMark46926040"/><text:alphabetical-index-mark-start text:id="IMark46927368"/><text:alphabetical-index-mark-start text:id="IMark66730584"/><text:alphabetical-index-mark-start text:id="IMark66731912"/><text:alphabetical-index-mark-start text:id="IMark71472440"/><text:alphabetical-index-mark-start text:id="IMark71473768"/><text:span text:style-name="T37">My</text:span><text:alphabetical-index-mark-start text:id="IMark39606296"/><text:alphabetical-index-mark-start text:id="IMark60512424"/><text:alphabetical-index-mark-start text:id="IMark60513752"/><text:alphabetical-index-mark-start text:id="IMark67970264"/><text:alphabetical-index-mark-start text:id="IMark67971320"/><text:alphabetical-index-mark-start text:id="IMark63291016"/><text:alphabetical-index-mark-start text:id="IMark62591432"/><text:alphabetical-index-mark-start text:id="IMark62592760"/><text:alphabetical-index-mark-start text:id="IMark71538888"/><text:alphabetical-index-mark-start text:id="IMark71540216"/><text:alphabetical-index-mark-start text:id="IMark71257992"/><text:alphabetical-index-mark-start text:id="IMark71259320"/><text:alphabetical-index-mark-start text:id="IMark62447096"/><text:alphabetical-index-mark-start text:id="IMark62448424"/><text:alphabetical-index-mark-start text:id="IMark64405144"/><text:alphabetical-index-mark-start text:id="IMark54739080"/><text:alphabetical-index-mark-start text:id="IMark54740408"/><text:alphabetical-index-mark-start text:id="IMark60614632"/><text:alphabetical-index-mark-start text:id="IMark60615960"/><text:alphabetical-index-mark-start text:id="IMark54404168"/><text:alphabetical-index-mark-start text:id="IMark54405496"/><text:alphabetical-index-mark-start text:id="IMark60121848"/><text:alphabetical-index-mark-start text:id="IMark60123176"/><text:alphabetical-index-mark-start text:id="IMark65962264"/><text:span text:style-name="T37">sql</text:span><text:alphabetical-index-mark-end text:id="IMark65962264"/><text:alphabetical-index-mark-end text:id="IMark60123176"/><text:alphabetical-index-mark-end text:id="IMark60121848"/><text:alphabetical-index-mark-end text:id="IMark54405496"/><text:alphabetical-index-mark-end text:id="IMark54404168"/><text:alphabetical-index-mark-end text:id="IMark60615960"/><text:alphabetical-index-mark-end text:id="IMark60614632"/><text:alphabetical-index-mark-end text:id="IMark54740408"/><text:alphabetical-index-mark-end text:id="IMark54739080"/><text:alphabetical-index-mark-end text:id="IMark64405144"/><text:alphabetical-index-mark-end text:id="IMark62448424"/><text:alphabetical-index-mark-end text:id="IMark62447096"/><text:alphabetical-index-mark-end text:id="IMark71259320"/><text:alphabetical-index-mark-end text:id="IMark71257992"/><text:alphabetical-index-mark-end text:id="IMark71540216"/><text:alphabetical-index-mark-end text:id="IMark71538888"/><text:alphabetical-index-mark-end text:id="IMark62592760"/><text:alphabetical-index-mark-end text:id="IMark62591432"/><text:alphabetical-index-mark-end text:id="IMark63291016"/><text:alphabetical-index-mark-end text:id="IMark67971320"/><text:alphabetical-index-mark-end text:id="IMark67970264"/><text:alphabetical-index-mark-end text:id="IMark60513752"/><text:alphabetical-index-mark-end text:id="IMark60512424"/><text:alphabetical-index-mark-end text:id="IMark39606296"/><text:alphabetical-index-mark-end text:id="IMark71473768"/><text:alphabetical-index-mark-end text:id="IMark71472440"/><text:alphabetical-index-mark-end text:id="IMark66731912"/><text:alphabetical-index-mark-end text:id="IMark66730584"/><text:alphabetical-index-mark-end text:id="IMark46927368"/><text:alphabetical-index-mark-end text:id="IMark46926040"/><text:alphabetical-index-mark-end text:id="IMark60544008"/><text:alphabetical-index-mark-end text:id="IMark60542680"/><text:alphabetical-index-mark-end text:id="IMark63518600"/><text:alphabetical-index-mark-end text:id="IMark63516744"/><text:alphabetical-index-mark-end text:id="IMark71617592"/><text:alphabetical-index-mark-end text:id="IMark71616296"/><text:span text:style-name="T37"> or </text:span><text:alphabetical-index-mark-start text:id="IMark58923976"/><text:alphabetical-index-mark-start text:id="IMark33929800"/><text:alphabetical-index-mark-start text:id="IMark33930824"/><text:alphabetical-index-mark-start text:id="IMark38754088"/><text:alphabetical-index-mark-start text:id="IMark38755416"/><text:alphabetical-index-mark-start text:id="IMark67428984"/><text:alphabetical-index-mark-start text:id="IMark67430248"/><text:alphabetical-index-mark-start text:id="IMark67431576"/><text:alphabetical-index-mark-start text:id="IMark67431672"/><text:alphabetical-index-mark-start text:id="IMark38776280"/><text:alphabetical-index-mark-start text:id="IMark66322120"/><text:alphabetical-index-mark-start text:id="IMark66323416"/><text:span text:style-name="T37">MariaDB</text:span><text:alphabetical-index-mark-end text:id="IMark66323416"/><text:alphabetical-index-mark-end text:id="IMark66322120"/><text:alphabetical-index-mark-end text:id="IMark38776280"/><text:alphabetical-index-mark-end text:id="IMark67431672"/><text:alphabetical-index-mark-end text:id="IMark67431576"/><text:alphabetical-index-mark-end text:id="IMark67430248"/><text:alphabetical-index-mark-end text:id="IMark67428984"/><text:alphabetical-index-mark-end text:id="IMark38755416"/><text:alphabetical-index-mark-end text:id="IMark38754088"/><text:alphabetical-index-mark-end text:id="IMark33930824"/><text:alphabetical-index-mark-end text:id="IMark33929800"/><text:alphabetical-index-mark-end text:id="IMark58923976"/>.</text:p>
      <text:p text:style-name="P10"/>
      <text:p text:style-name="P21">Recently I have been developing a <text:alphabetical-index-mark-start text:id="IMark54079880"/><text:alphabetical-index-mark-start text:id="IMark61249560"/><text:alphabetical-index-mark-start text:id="IMark60896136"/><text:alphabetical-index-mark-start text:id="IMark54033032"/><text:alphabetical-index-mark-start text:id="IMark62056728"/><text:alphabetical-index-mark-start text:id="IMark63998040"/><text:alphabetical-index-mark-start text:id="IMark66191256"/><text:alphabetical-index-mark-start text:id="IMark64706680"/><text:alphabetical-index-mark-start text:id="IMark61138520"/><text:alphabetical-index-mark-start text:id="IMark60713016"/><text:alphabetical-index-mark-start text:id="IMark68047656"/><text:alphabetical-index-mark-start text:id="IMark61585448"/>dataset<text:alphabetical-index-mark-end text:id="IMark61585448"/><text:alphabetical-index-mark-end text:id="IMark68047656"/><text:alphabetical-index-mark-end text:id="IMark60713016"/><text:alphabetical-index-mark-end text:id="IMark61138520"/><text:alphabetical-index-mark-end text:id="IMark64706680"/><text:alphabetical-index-mark-end text:id="IMark66191256"/><text:alphabetical-index-mark-end text:id="IMark63998040"/><text:alphabetical-index-mark-end text:id="IMark62056728"/><text:alphabetical-index-mark-end text:id="IMark54033032"/><text:alphabetical-index-mark-end text:id="IMark60896136"/><text:alphabetical-index-mark-end text:id="IMark61249560"/><text:alphabetical-index-mark-end text:id="IMark54079880"/> based on a <text:alphabetical-index-mark-start text:id="IMark63076088"/><text:alphabetical-index-mark-start text:id="IMark63713384"/><text:alphabetical-index-mark-start text:id="IMark60712632"/><text:alphabetical-index-mark-start text:id="IMark53984840"/><text:alphabetical-index-mark-start text:id="IMark71271272"/><text:alphabetical-index-mark-start text:id="IMark63397000"/><text:alphabetical-index-mark-start text:id="IMark65481016"/><text:alphabetical-index-mark-start text:id="IMark64224280"/><text:alphabetical-index-mark-start text:id="IMark64904072"/><text:alphabetical-index-mark-start text:id="IMark67735592"/><text:alphabetical-index-mark-start text:id="IMark64817112"/><text:alphabetical-index-mark-start text:id="IMark66711048"/><text:alphabetical-index-mark-start text:id="IMark64384536"/><text:alphabetical-index-mark-start text:id="IMark71296984"/><text:alphabetical-index-mark-start text:id="IMark71744232"/><text:alphabetical-index-mark-start text:id="IMark63599000"/><text:alphabetical-index-mark-start text:id="IMark71309368"/><text:alphabetical-index-mark-start text:id="IMark61586584"/><text:alphabetical-index-mark-start text:id="IMark71642872"/><text:alphabetical-index-mark-start text:id="IMark62670056"/><text:alphabetical-index-mark-start text:id="IMark63284456"/><text:alphabetical-index-mark-start text:id="IMark62456568"/><text:alphabetical-index-mark-start text:id="IMark62204072"/><text:alphabetical-index-mark-start text:id="IMark71481880"/><text:alphabetical-index-mark-start text:id="IMark60519016"/><text:alphabetical-index-mark-start text:id="IMark66088008"/><text:alphabetical-index-mark-start text:id="IMark62794904"/><text:alphabetical-index-mark-start text:id="IMark58923976"/><text:alphabetical-index-mark-start text:id="IMark65058072"/><text:alphabetical-index-mark-start text:id="IMark62469560"/><text:alphabetical-index-mark-start text:id="IMark61472360"/><text:alphabetical-index-mark-start text:id="IMark61167448"/><text:alphabetical-index-mark-start text:id="IMark65883000"/><text:alphabetical-index-mark-start text:id="IMark67142280"/><text:alphabetical-index-mark-start text:id="IMark68163368"/><text:alphabetical-index-mark-start text:id="IMark62860904"/>Sql<text:alphabetical-index-mark-end text:id="IMark62860904"/><text:alphabetical-index-mark-end text:id="IMark68163368"/><text:alphabetical-index-mark-end text:id="IMark67142280"/><text:alphabetical-index-mark-end text:id="IMark65883000"/><text:alphabetical-index-mark-end text:id="IMark61167448"/><text:alphabetical-index-mark-end text:id="IMark61472360"/><text:alphabetical-index-mark-end text:id="IMark62469560"/><text:alphabetical-index-mark-end text:id="IMark65058072"/><text:alphabetical-index-mark-end text:id="IMark58923976"/><text:alphabetical-index-mark-end text:id="IMark62794904"/><text:alphabetical-index-mark-end text:id="IMark66088008"/><text:alphabetical-index-mark-end text:id="IMark60519016"/><text:alphabetical-index-mark-end text:id="IMark71481880"/><text:alphabetical-index-mark-end text:id="IMark62204072"/><text:alphabetical-index-mark-end text:id="IMark62456568"/><text:alphabetical-index-mark-end text:id="IMark63284456"/><text:alphabetical-index-mark-end text:id="IMark62670056"/><text:alphabetical-index-mark-end text:id="IMark71642872"/><text:alphabetical-index-mark-end text:id="IMark61586584"/><text:alphabetical-index-mark-end text:id="IMark71309368"/><text:alphabetical-index-mark-end text:id="IMark63599000"/><text:alphabetical-index-mark-end text:id="IMark71744232"/><text:alphabetical-index-mark-end text:id="IMark71296984"/><text:alphabetical-index-mark-end text:id="IMark64384536"/>ite<text:alphabetical-index-mark-end text:id="IMark66711048"/><text:alphabetical-index-mark-end text:id="IMark64817112"/><text:alphabetical-index-mark-end text:id="IMark67735592"/><text:alphabetical-index-mark-end text:id="IMark64904072"/><text:alphabetical-index-mark-end text:id="IMark64224280"/><text:alphabetical-index-mark-end text:id="IMark65481016"/><text:alphabetical-index-mark-end text:id="IMark63397000"/><text:alphabetical-index-mark-end text:id="IMark71271272"/><text:alphabetical-index-mark-end text:id="IMark53984840"/><text:alphabetical-index-mark-end text:id="IMark60712632"/><text:alphabetical-index-mark-end text:id="IMark63713384"/><text:alphabetical-index-mark-end text:id="IMark63076088"/>3 <text:alphabetical-index-mark-start text:id="IMark54574696"/><text:alphabetical-index-mark-start text:id="IMark63089176"/><text:alphabetical-index-mark-start text:id="IMark54883608"/><text:alphabetical-index-mark-start text:id="IMark34032616"/><text:alphabetical-index-mark-start text:id="IMark65964696"/><text:alphabetical-index-mark-start text:id="IMark70902280"/><text:alphabetical-index-mark-start text:id="IMark58027080"/><text:alphabetical-index-mark-start text:id="IMark66738920"/><text:alphabetical-index-mark-start text:id="IMark61434552"/><text:alphabetical-index-mark-start text:id="IMark54453320"/><text:alphabetical-index-mark-start text:id="IMark66030680"/><text:alphabetical-index-mark-start text:id="IMark66983160"/>database<text:alphabetical-index-mark-end text:id="IMark66983160"/><text:alphabetical-index-mark-end text:id="IMark66030680"/><text:alphabetical-index-mark-end text:id="IMark54453320"/><text:alphabetical-index-mark-end text:id="IMark61434552"/><text:alphabetical-index-mark-end text:id="IMark66738920"/><text:alphabetical-index-mark-end text:id="IMark58027080"/><text:alphabetical-index-mark-end text:id="IMark70902280"/><text:alphabetical-index-mark-end text:id="IMark65964696"/><text:alphabetical-index-mark-end text:id="IMark34032616"/><text:alphabetical-index-mark-end text:id="IMark54883608"/><text:alphabetical-index-mark-end text:id="IMark63089176"/><text:alphabetical-index-mark-end text:id="IMark54574696"/>. Being a <text:alphabetical-index-mark-start text:id="IMark27591016"/><text:alphabetical-index-mark-start text:id="IMark55090168"/><text:alphabetical-index-mark-start text:id="IMark60730968"/><text:alphabetical-index-mark-start text:id="IMark56322072"/><text:alphabetical-index-mark-start text:id="IMark65662488"/><text:alphabetical-index-mark-start text:id="IMark66200696"/><text:alphabetical-index-mark-start text:id="IMark62276152"/><text:alphabetical-index-mark-start text:id="IMark62510872"/><text:alphabetical-index-mark-start text:id="IMark66902280"/><text:alphabetical-index-mark-start text:id="IMark66415976"/><text:alphabetical-index-mark-start text:id="IMark60746424"/><text:alphabetical-index-mark-start text:id="IMark71450968"/>relational<text:alphabetical-index-mark-end text:id="IMark71450968"/><text:alphabetical-index-mark-end text:id="IMark60746424"/><text:alphabetical-index-mark-end text:id="IMark66415976"/><text:alphabetical-index-mark-end text:id="IMark66902280"/><text:alphabetical-index-mark-end text:id="IMark62510872"/><text:alphabetical-index-mark-end text:id="IMark62276152"/><text:alphabetical-index-mark-end text:id="IMark66200696"/><text:alphabetical-index-mark-end text:id="IMark65662488"/><text:alphabetical-index-mark-end text:id="IMark56322072"/><text:alphabetical-index-mark-end text:id="IMark60730968"/><text:alphabetical-index-mark-end text:id="IMark55090168"/><text:alphabetical-index-mark-end text:id="IMark27591016"/> <text:alphabetical-index-mark-start text:id="IMark39509656"/><text:alphabetical-index-mark-start text:id="IMark65302952"/><text:alphabetical-index-mark-start text:id="IMark65400312"/><text:alphabetical-index-mark-start text:id="IMark60504664"/><text:alphabetical-index-mark-start text:id="IMark58690920"/><text:alphabetical-index-mark-start text:id="IMark66478424"/><text:alphabetical-index-mark-start text:id="IMark64329768"/><text:alphabetical-index-mark-start text:id="IMark58758968"/><text:alphabetical-index-mark-start text:id="IMark38787432"/><text:alphabetical-index-mark-start text:id="IMark54884280"/><text:alphabetical-index-mark-start text:id="IMark65154104"/><text:alphabetical-index-mark-start text:id="IMark65776248"/><text:alphabetical-index-mark-start text:id="IMark54244632"/><text:alphabetical-index-mark-start text:id="IMark68649416"/><text:alphabetical-index-mark-start text:id="IMark54092344"/><text:alphabetical-index-mark-start text:id="IMark60121384"/><text:alphabetical-index-mark-start text:id="IMark71257528"/><text:alphabetical-index-mark-start text:id="IMark39605832"/><text:alphabetical-index-mark-start text:id="IMark39735368"/><text:alphabetical-index-mark-start text:id="IMark66815160"/><text:alphabetical-index-mark-start text:id="IMark58922008"/><text:alphabetical-index-mark-start text:id="IMark60484824"/><text:alphabetical-index-mark-start text:id="IMark54050104"/><text:alphabetical-index-mark-start text:id="IMark71372536"/>system<text:alphabetical-index-mark-end text:id="IMark71372536"/><text:alphabetical-index-mark-end text:id="IMark54050104"/><text:alphabetical-index-mark-end text:id="IMark60484824"/><text:alphabetical-index-mark-end text:id="IMark58922008"/><text:alphabetical-index-mark-end text:id="IMark66815160"/><text:alphabetical-index-mark-end text:id="IMark39735368"/><text:alphabetical-index-mark-end text:id="IMark39605832"/><text:alphabetical-index-mark-end text:id="IMark71257528"/><text:alphabetical-index-mark-end text:id="IMark60121384"/><text:alphabetical-index-mark-end text:id="IMark54092344"/><text:alphabetical-index-mark-end text:id="IMark68649416"/><text:alphabetical-index-mark-end text:id="IMark54244632"/><text:alphabetical-index-mark-end text:id="IMark65776248"/><text:alphabetical-index-mark-end text:id="IMark65154104"/><text:alphabetical-index-mark-end text:id="IMark54884280"/><text:alphabetical-index-mark-end text:id="IMark38787432"/><text:alphabetical-index-mark-end text:id="IMark58758968"/><text:alphabetical-index-mark-end text:id="IMark64329768"/><text:alphabetical-index-mark-end text:id="IMark66478424"/><text:alphabetical-index-mark-end text:id="IMark58690920"/><text:alphabetical-index-mark-end text:id="IMark60504664"/><text:alphabetical-index-mark-end text:id="IMark65400312"/><text:alphabetical-index-mark-end text:id="IMark65302952"/><text:alphabetical-index-mark-end text:id="IMark39509656"/>, <text:alphabetical-index-mark-start text:id="IMark63180040"/><text:alphabetical-index-mark-start text:id="IMark67945144"/><text:alphabetical-index-mark-start text:id="IMark66230856"/><text:alphabetical-index-mark-start text:id="IMark64754344"/><text:alphabetical-index-mark-start text:id="IMark62969080"/><text:alphabetical-index-mark-start text:id="IMark62067544"/><text:alphabetical-index-mark-start text:id="IMark61992888"/><text:alphabetical-index-mark-start text:id="IMark67169416"/><text:alphabetical-index-mark-start text:id="IMark62278360"/><text:alphabetical-index-mark-start text:id="IMark54016312"/><text:alphabetical-index-mark-start text:id="IMark54793560"/><text:alphabetical-index-mark-start text:id="IMark66647288"/>dataset<text:alphabetical-index-mark-end text:id="IMark66647288"/><text:alphabetical-index-mark-end text:id="IMark54793560"/><text:alphabetical-index-mark-end text:id="IMark54016312"/><text:alphabetical-index-mark-end text:id="IMark62278360"/><text:alphabetical-index-mark-end text:id="IMark67169416"/><text:alphabetical-index-mark-end text:id="IMark61992888"/><text:alphabetical-index-mark-end text:id="IMark62067544"/><text:alphabetical-index-mark-end text:id="IMark62969080"/><text:alphabetical-index-mark-end text:id="IMark64754344"/><text:alphabetical-index-mark-end text:id="IMark66230856"/><text:alphabetical-index-mark-end text:id="IMark67945144"/><text:alphabetical-index-mark-end text:id="IMark63180040"/>s constructed using <text:alphabetical-index-mark-start text:id="IMark66646616"/><text:alphabetical-index-mark-start text:id="IMark65963000"/><text:alphabetical-index-mark-start text:id="IMark66782968"/><text:alphabetical-index-mark-start text:id="IMark66836248"/><text:alphabetical-index-mark-start text:id="IMark66280248"/><text:alphabetical-index-mark-start text:id="IMark64331272"/><text:alphabetical-index-mark-start text:id="IMark54951128"/><text:alphabetical-index-mark-start text:id="IMark68147848"/><text:alphabetical-index-mark-start text:id="IMark33930088"/><text:alphabetical-index-mark-start text:id="IMark59492744"/><text:alphabetical-index-mark-start text:id="IMark60519928"/><text:alphabetical-index-mark-start text:id="IMark68070440"/><text:alphabetical-index-mark-start text:id="IMark65400776"/><text:alphabetical-index-mark-start text:id="IMark39465672"/><text:alphabetical-index-mark-start text:id="IMark66445272"/><text:alphabetical-index-mark-start text:id="IMark60675688"/><text:alphabetical-index-mark-start text:id="IMark60514504"/><text:alphabetical-index-mark-start text:id="IMark63475960"/><text:alphabetical-index-mark-start text:id="IMark58691672"/><text:alphabetical-index-mark-start text:id="IMark68104920"/><text:alphabetical-index-mark-start text:id="IMark54738184"/><text:alphabetical-index-mark-start text:id="IMark62728776"/><text:alphabetical-index-mark-start text:id="IMark62590520"/><text:alphabetical-index-mark-start text:id="IMark63233560"/><text:alphabetical-index-mark-start text:id="IMark66024728"/><text:alphabetical-index-mark-start text:id="IMark66835480"/><text:alphabetical-index-mark-start text:id="IMark66835576"/><text:alphabetical-index-mark-start text:id="IMark68123080"/><text:alphabetical-index-mark-start text:id="IMark54053448"/><text:alphabetical-index-mark-start text:id="IMark54053544"/><text:alphabetical-index-mark-start text:id="IMark66524952"/><text:alphabetical-index-mark-start text:id="IMark66525048"/><text:alphabetical-index-mark-start text:id="IMark46925560"/><text:alphabetical-index-mark-start text:id="IMark46925656"/><text:alphabetical-index-mark-start text:id="IMark38774568"/><text:alphabetical-index-mark-start text:id="IMark38774664"/>Sql<text:alphabetical-index-mark-end text:id="IMark38774664"/><text:alphabetical-index-mark-end text:id="IMark38774568"/><text:alphabetical-index-mark-end text:id="IMark46925656"/><text:alphabetical-index-mark-end text:id="IMark46925560"/><text:alphabetical-index-mark-end text:id="IMark66525048"/><text:alphabetical-index-mark-end text:id="IMark66524952"/><text:alphabetical-index-mark-end text:id="IMark54053544"/><text:alphabetical-index-mark-end text:id="IMark54053448"/><text:alphabetical-index-mark-end text:id="IMark68123080"/><text:alphabetical-index-mark-end text:id="IMark66835576"/><text:alphabetical-index-mark-end text:id="IMark66835480"/><text:alphabetical-index-mark-end text:id="IMark66024728"/><text:alphabetical-index-mark-end text:id="IMark63233560"/><text:alphabetical-index-mark-end text:id="IMark62590520"/><text:alphabetical-index-mark-end text:id="IMark62728776"/><text:alphabetical-index-mark-end text:id="IMark54738184"/><text:alphabetical-index-mark-end text:id="IMark68104920"/><text:alphabetical-index-mark-end text:id="IMark58691672"/><text:alphabetical-index-mark-end text:id="IMark63475960"/><text:alphabetical-index-mark-end text:id="IMark60514504"/><text:alphabetical-index-mark-end text:id="IMark60675688"/><text:alphabetical-index-mark-end text:id="IMark66445272"/><text:alphabetical-index-mark-end text:id="IMark39465672"/><text:alphabetical-index-mark-end text:id="IMark65400776"/>ite<text:alphabetical-index-mark-end text:id="IMark68070440"/><text:alphabetical-index-mark-end text:id="IMark60519928"/><text:alphabetical-index-mark-end text:id="IMark59492744"/><text:alphabetical-index-mark-end text:id="IMark33930088"/><text:alphabetical-index-mark-end text:id="IMark68147848"/><text:alphabetical-index-mark-end text:id="IMark54951128"/><text:alphabetical-index-mark-end text:id="IMark64331272"/><text:alphabetical-index-mark-end text:id="IMark66280248"/><text:alphabetical-index-mark-end text:id="IMark66836248"/><text:alphabetical-index-mark-end text:id="IMark66782968"/><text:alphabetical-index-mark-end text:id="IMark65963000"/><text:alphabetical-index-mark-end text:id="IMark66646616"/>3 are far better <text:span text:style-name="T37">to </text:span><text:alphabetical-index-mark-start text:id="IMark67160552"/><text:alphabetical-index-mark-start text:id="IMark65094824"/><text:alphabetical-index-mark-start text:id="IMark39839256"/><text:alphabetical-index-mark-start text:id="IMark68162456"/><text:alphabetical-index-mark-start text:id="IMark65897160"/><text:alphabetical-index-mark-start text:id="IMark67798904"/><text:alphabetical-index-mark-start text:id="IMark54457096"/><text:alphabetical-index-mark-start text:id="IMark58989000"/><text:alphabetical-index-mark-start text:id="IMark60832056"/><text:alphabetical-index-mark-start text:id="IMark67003016"/><text:alphabetical-index-mark-start text:id="IMark70903688"/><text:alphabetical-index-mark-start text:id="IMark54497016"/><text:span text:style-name="T37">handle</text:span><text:alphabetical-index-mark-end text:id="IMark54497016"/><text:alphabetical-index-mark-end text:id="IMark70903688"/><text:alphabetical-index-mark-end text:id="IMark67003016"/><text:alphabetical-index-mark-end text:id="IMark60832056"/><text:alphabetical-index-mark-end text:id="IMark58989000"/><text:alphabetical-index-mark-end text:id="IMark54457096"/><text:alphabetical-index-mark-end text:id="IMark67798904"/><text:alphabetical-index-mark-end text:id="IMark65897160"/><text:alphabetical-index-mark-end text:id="IMark68162456"/><text:alphabetical-index-mark-end text:id="IMark39839256"/><text:alphabetical-index-mark-end text:id="IMark65094824"/><text:alphabetical-index-mark-end text:id="IMark67160552"/><text:span text:style-name="T37"> and to safely keep data </text:span>than <text:alphabetical-index-mark-start text:id="IMark67438504"/><text:alphabetical-index-mark-start text:id="IMark63212344"/><text:alphabetical-index-mark-start text:id="IMark54580168"/><text:alphabetical-index-mark-start text:id="IMark59171976"/><text:alphabetical-index-mark-start text:id="IMark71312520"/><text:alphabetical-index-mark-start text:id="IMark59008520"/><text:alphabetical-index-mark-start text:id="IMark58801208"/><text:alphabetical-index-mark-start text:id="IMark54015464"/><text:alphabetical-index-mark-start text:id="IMark54792520"/><text:alphabetical-index-mark-start text:id="IMark54859624"/><text:alphabetical-index-mark-start text:id="IMark34099960"/><text:alphabetical-index-mark-start text:id="IMark68737288"/>common<text:alphabetical-index-mark-end text:id="IMark68737288"/><text:alphabetical-index-mark-end text:id="IMark34099960"/><text:alphabetical-index-mark-end text:id="IMark54859624"/><text:alphabetical-index-mark-end text:id="IMark54792520"/><text:alphabetical-index-mark-end text:id="IMark54015464"/><text:alphabetical-index-mark-end text:id="IMark58801208"/><text:alphabetical-index-mark-end text:id="IMark59008520"/><text:alphabetical-index-mark-end text:id="IMark71312520"/><text:alphabetical-index-mark-end text:id="IMark59171976"/><text:alphabetical-index-mark-end text:id="IMark54580168"/><text:alphabetical-index-mark-end text:id="IMark63212344"/><text:alphabetical-index-mark-end text:id="IMark67438504"/> flat <text:alphabetical-index-mark-start text:id="IMark60542968"/><text:alphabetical-index-mark-start text:id="IMark46926792"/><text:alphabetical-index-mark-start text:id="IMark66731528"/><text:alphabetical-index-mark-start text:id="IMark60513176"/><text:alphabetical-index-mark-start text:id="IMark62592136"/><text:alphabetical-index-mark-start text:id="IMark71539832"/><text:alphabetical-index-mark-start text:id="IMark54739832"/><text:alphabetical-index-mark-start text:id="IMark60615336"/><text:alphabetical-index-mark-start text:id="IMark54405112"/><text:alphabetical-index-mark-start text:id="IMark38754840"/><text:alphabetical-index-mark-start text:id="IMark67430952"/><text:alphabetical-index-mark-start text:id="IMark67897192"/>file<text:alphabetical-index-mark-end text:id="IMark67897192"/><text:alphabetical-index-mark-end text:id="IMark67430952"/><text:alphabetical-index-mark-end text:id="IMark38754840"/><text:alphabetical-index-mark-end text:id="IMark54405112"/><text:alphabetical-index-mark-end text:id="IMark60615336"/><text:alphabetical-index-mark-end text:id="IMark54739832"/><text:alphabetical-index-mark-end text:id="IMark71539832"/><text:alphabetical-index-mark-end text:id="IMark62592136"/><text:alphabetical-index-mark-end text:id="IMark60513176"/><text:alphabetical-index-mark-end text:id="IMark66731528"/><text:alphabetical-index-mark-end text:id="IMark46926792"/><text:alphabetical-index-mark-end text:id="IMark60542968"/> <text:alphabetical-index-mark-start text:id="IMark64564008"/><text:alphabetical-index-mark-start text:id="IMark62235432"/><text:alphabetical-index-mark-start text:id="IMark67745096"/><text:alphabetical-index-mark-start text:id="IMark62449176"/><text:alphabetical-index-mark-start text:id="IMark54669128"/><text:alphabetical-index-mark-start text:id="IMark54490488"/><text:alphabetical-index-mark-start text:id="IMark68124728"/><text:alphabetical-index-mark-start text:id="IMark63387736"/><text:alphabetical-index-mark-start text:id="IMark39215752"/><text:alphabetical-index-mark-start text:id="IMark62708104"/><text:alphabetical-index-mark-start text:id="IMark60473096"/><text:alphabetical-index-mark-start text:id="IMark60473512"/><text:alphabetical-index-mark-start text:id="IMark68146584"/>format<text:alphabetical-index-mark-end text:id="IMark68146584"/><text:alphabetical-index-mark-end text:id="IMark60473512"/><text:alphabetical-index-mark-end text:id="IMark60473096"/><text:alphabetical-index-mark-end text:id="IMark62708104"/><text:alphabetical-index-mark-end text:id="IMark39215752"/><text:alphabetical-index-mark-end text:id="IMark63387736"/><text:alphabetical-index-mark-end text:id="IMark68124728"/><text:alphabetical-index-mark-end text:id="IMark54490488"/><text:alphabetical-index-mark-end text:id="IMark54669128"/><text:alphabetical-index-mark-end text:id="IMark62449176"/><text:alphabetical-index-mark-end text:id="IMark67745096"/><text:alphabetical-index-mark-end text:id="IMark62235432"/><text:alphabetical-index-mark-end text:id="IMark64564008"/>s used for <text:alphabetical-index-mark-start text:id="IMark63511880"/><text:alphabetical-index-mark-start text:id="IMark61338184"/><text:alphabetical-index-mark-start text:id="IMark62461304"/><text:alphabetical-index-mark-start text:id="IMark62462632"/><text:alphabetical-index-mark-start text:id="IMark67403240"/><text:alphabetical-index-mark-start text:id="IMark67404568"/><text:alphabetical-index-mark-start text:id="IMark68879160"/><text:alphabetical-index-mark-start text:id="IMark68880440"/><text:alphabetical-index-mark-start text:id="IMark68881768"/><text:alphabetical-index-mark-start text:id="IMark70898568"/><text:alphabetical-index-mark-start text:id="IMark70899896"/><text:alphabetical-index-mark-start text:id="IMark63758664"/>dataset<text:alphabetical-index-mark-end text:id="IMark63758664"/><text:alphabetical-index-mark-end text:id="IMark70899896"/><text:alphabetical-index-mark-end text:id="IMark70898568"/><text:alphabetical-index-mark-end text:id="IMark68881768"/><text:alphabetical-index-mark-end text:id="IMark68880440"/><text:alphabetical-index-mark-end text:id="IMark68879160"/><text:alphabetical-index-mark-end text:id="IMark67404568"/><text:alphabetical-index-mark-end text:id="IMark67403240"/><text:alphabetical-index-mark-end text:id="IMark62462632"/><text:alphabetical-index-mark-end text:id="IMark62461304"/><text:alphabetical-index-mark-end text:id="IMark61338184"/><text:alphabetical-index-mark-end text:id="IMark63511880"/> creation, not to mention the fact that data scientists usually spend more time preparing the data from a conventional <text:alphabetical-index-mark-start text:id="IMark63666696"/><text:alphabetical-index-mark-start text:id="IMark63667928"/><text:alphabetical-index-mark-start text:id="IMark63669256"/><text:alphabetical-index-mark-start text:id="IMark71483544"/><text:alphabetical-index-mark-start text:id="IMark71484872"/><text:alphabetical-index-mark-start text:id="IMark39535400"/><text:alphabetical-index-mark-start text:id="IMark39536664"/><text:alphabetical-index-mark-start text:id="IMark71658968"/><text:alphabetical-index-mark-start text:id="IMark71660296"/><text:alphabetical-index-mark-start text:id="IMark71463784"/><text:alphabetical-index-mark-start text:id="IMark71464824"/><text:alphabetical-index-mark-start text:id="IMark71466152"/>dataset<text:alphabetical-index-mark-end text:id="IMark71466152"/><text:alphabetical-index-mark-end text:id="IMark71464824"/><text:alphabetical-index-mark-end text:id="IMark71463784"/><text:alphabetical-index-mark-end text:id="IMark71660296"/><text:alphabetical-index-mark-end text:id="IMark71658968"/><text:alphabetical-index-mark-end text:id="IMark39536664"/><text:alphabetical-index-mark-end text:id="IMark39535400"/><text:alphabetical-index-mark-end text:id="IMark71484872"/><text:alphabetical-index-mark-end text:id="IMark71483544"/><text:alphabetical-index-mark-end text:id="IMark63669256"/><text:alphabetical-index-mark-end text:id="IMark63667928"/><text:alphabetical-index-mark-end text:id="IMark63666696"/> than actually using the data to do the actual research.</text:p>
      <text:p text:style-name="P21"/>
      <text:p text:style-name="P21">In this regard, <text:alphabetical-index-mark-start text:id="IMark54574696"/><text:alphabetical-index-mark-start text:id="IMark63076088"/><text:alphabetical-index-mark-start text:id="IMark63713384"/><text:alphabetical-index-mark-start text:id="IMark60712632"/><text:alphabetical-index-mark-start text:id="IMark53984840"/><text:alphabetical-index-mark-start text:id="IMark71271272"/><text:alphabetical-index-mark-start text:id="IMark63397000"/><text:alphabetical-index-mark-start text:id="IMark65481016"/><text:alphabetical-index-mark-start text:id="IMark64224280"/><text:alphabetical-index-mark-start text:id="IMark64904072"/><text:alphabetical-index-mark-start text:id="IMark67735592"/><text:alphabetical-index-mark-start text:id="IMark64817112"/><text:alphabetical-index-mark-start text:id="IMark66711048"/><text:alphabetical-index-mark-start text:id="IMark64384536"/><text:alphabetical-index-mark-start text:id="IMark71296984"/><text:alphabetical-index-mark-start text:id="IMark71744232"/><text:alphabetical-index-mark-start text:id="IMark63599000"/><text:alphabetical-index-mark-start text:id="IMark71309368"/><text:alphabetical-index-mark-start text:id="IMark61586584"/><text:alphabetical-index-mark-start text:id="IMark71642872"/><text:alphabetical-index-mark-start text:id="IMark62670056"/><text:alphabetical-index-mark-start text:id="IMark63284456"/><text:alphabetical-index-mark-start text:id="IMark62456568"/><text:alphabetical-index-mark-start text:id="IMark62204072"/>SQL<text:alphabetical-index-mark-end text:id="IMark62204072"/><text:alphabetical-index-mark-end text:id="IMark62456568"/><text:alphabetical-index-mark-end text:id="IMark63284456"/><text:alphabetical-index-mark-end text:id="IMark62670056"/><text:alphabetical-index-mark-end text:id="IMark71642872"/><text:alphabetical-index-mark-end text:id="IMark61586584"/><text:alphabetical-index-mark-end text:id="IMark71309368"/><text:alphabetical-index-mark-end text:id="IMark63599000"/><text:alphabetical-index-mark-end text:id="IMark71744232"/><text:alphabetical-index-mark-end text:id="IMark71296984"/><text:alphabetical-index-mark-end text:id="IMark64384536"/><text:alphabetical-index-mark-end text:id="IMark66711048"/><text:alphabetical-index-mark-end text:id="IMark64817112"/><text:alphabetical-index-mark-end text:id="IMark67735592"/><text:alphabetical-index-mark-end text:id="IMark64904072"/><text:alphabetical-index-mark-end text:id="IMark64224280"/><text:alphabetical-index-mark-end text:id="IMark65481016"/><text:alphabetical-index-mark-end text:id="IMark63397000"/><text:alphabetical-index-mark-end text:id="IMark71271272"/><text:alphabetical-index-mark-end text:id="IMark53984840"/><text:alphabetical-index-mark-end text:id="IMark60712632"/><text:alphabetical-index-mark-end text:id="IMark63713384"/><text:alphabetical-index-mark-end text:id="IMark63076088"/><text:alphabetical-index-mark-end text:id="IMark54574696"/> offers several <text:alphabetical-index-mark-start text:id="IMark71481880"/><text:alphabetical-index-mark-start text:id="IMark60519016"/><text:alphabetical-index-mark-start text:id="IMark66088008"/><text:alphabetical-index-mark-start text:id="IMark62794904"/><text:alphabetical-index-mark-start text:id="IMark58923976"/><text:alphabetical-index-mark-start text:id="IMark65058072"/><text:alphabetical-index-mark-start text:id="IMark62469560"/><text:alphabetical-index-mark-start text:id="IMark61472360"/><text:alphabetical-index-mark-start text:id="IMark61167448"/><text:alphabetical-index-mark-start text:id="IMark65883000"/><text:alphabetical-index-mark-start text:id="IMark67142280"/><text:alphabetical-index-mark-start text:id="IMark68163368"/>advantage<text:alphabetical-index-mark-end text:id="IMark68163368"/><text:alphabetical-index-mark-end text:id="IMark67142280"/><text:alphabetical-index-mark-end text:id="IMark65883000"/><text:alphabetical-index-mark-end text:id="IMark61167448"/><text:alphabetical-index-mark-end text:id="IMark61472360"/><text:alphabetical-index-mark-end text:id="IMark62469560"/><text:alphabetical-index-mark-end text:id="IMark65058072"/><text:alphabetical-index-mark-end text:id="IMark58923976"/><text:alphabetical-index-mark-end text:id="IMark62794904"/><text:alphabetical-index-mark-end text:id="IMark66088008"/><text:alphabetical-index-mark-end text:id="IMark60519016"/><text:alphabetical-index-mark-end text:id="IMark71481880"/>s over <text:alphabetical-index-mark-start text:id="IMark62860904"/><text:alphabetical-index-mark-start text:id="IMark54079880"/><text:alphabetical-index-mark-start text:id="IMark61249560"/><text:alphabetical-index-mark-start text:id="IMark60896136"/><text:alphabetical-index-mark-start text:id="IMark54033032"/><text:alphabetical-index-mark-start text:id="IMark62056728"/><text:alphabetical-index-mark-start text:id="IMark63998040"/><text:alphabetical-index-mark-start text:id="IMark66191256"/><text:alphabetical-index-mark-start text:id="IMark64706680"/><text:alphabetical-index-mark-start text:id="IMark61138520"/><text:alphabetical-index-mark-start text:id="IMark60713016"/><text:alphabetical-index-mark-start text:id="IMark68047656"/>tool<text:alphabetical-index-mark-end text:id="IMark68047656"/><text:alphabetical-index-mark-end text:id="IMark60713016"/><text:alphabetical-index-mark-end text:id="IMark61138520"/><text:alphabetical-index-mark-end text:id="IMark64706680"/><text:alphabetical-index-mark-end text:id="IMark66191256"/><text:alphabetical-index-mark-end text:id="IMark63998040"/><text:alphabetical-index-mark-end text:id="IMark62056728"/><text:alphabetical-index-mark-end text:id="IMark54033032"/><text:alphabetical-index-mark-end text:id="IMark60896136"/><text:alphabetical-index-mark-end text:id="IMark61249560"/><text:alphabetical-index-mark-end text:id="IMark54079880"/><text:alphabetical-index-mark-end text:id="IMark62860904"/>s used for flat <text:alphabetical-index-mark-start text:id="IMark61585448"/><text:alphabetical-index-mark-start text:id="IMark60514504"/><text:alphabetical-index-mark-start text:id="IMark54539016"/><text:alphabetical-index-mark-start text:id="IMark58759720"/><text:alphabetical-index-mark-start text:id="IMark60503160"/><text:alphabetical-index-mark-start text:id="IMark58690168"/><text:alphabetical-index-mark-start text:id="IMark62859400"/><text:alphabetical-index-mark-start text:id="IMark62793688"/><text:alphabetical-index-mark-start text:id="IMark54540472"/><text:alphabetical-index-mark-start text:id="IMark63210936"/><text:alphabetical-index-mark-start text:id="IMark63087032"/><text:alphabetical-index-mark-start text:id="IMark66416728"/>file<text:alphabetical-index-mark-end text:id="IMark66416728"/><text:alphabetical-index-mark-end text:id="IMark63087032"/><text:alphabetical-index-mark-end text:id="IMark63210936"/><text:alphabetical-index-mark-end text:id="IMark54540472"/><text:alphabetical-index-mark-end text:id="IMark62793688"/><text:alphabetical-index-mark-end text:id="IMark62859400"/><text:alphabetical-index-mark-end text:id="IMark58690168"/><text:alphabetical-index-mark-end text:id="IMark60503160"/><text:alphabetical-index-mark-end text:id="IMark58759720"/><text:alphabetical-index-mark-end text:id="IMark54539016"/><text:alphabetical-index-mark-end text:id="IMark60514504"/><text:alphabetical-index-mark-end text:id="IMark61585448"/>s, plus, data integrity is better on <text:alphabetical-index-mark-start text:id="IMark68101080"/><text:alphabetical-index-mark-start text:id="IMark62529848"/><text:alphabetical-index-mark-start text:id="IMark65895752"/><text:alphabetical-index-mark-start text:id="IMark54950376"/><text:alphabetical-index-mark-start text:id="IMark62060360"/><text:alphabetical-index-mark-start text:id="IMark38937064"/><text:alphabetical-index-mark-start text:id="IMark63815576"/><text:alphabetical-index-mark-start text:id="IMark67159336"/><text:alphabetical-index-mark-start text:id="IMark63863768"/><text:alphabetical-index-mark-start text:id="IMark66892664"/><text:alphabetical-index-mark-start text:id="IMark63606600"/><text:alphabetical-index-mark-start text:id="IMark63484920"/>relational<text:alphabetical-index-mark-end text:id="IMark63484920"/><text:alphabetical-index-mark-end text:id="IMark63606600"/><text:alphabetical-index-mark-end text:id="IMark66892664"/><text:alphabetical-index-mark-end text:id="IMark63863768"/><text:alphabetical-index-mark-end text:id="IMark67159336"/><text:alphabetical-index-mark-end text:id="IMark63815576"/><text:alphabetical-index-mark-end text:id="IMark38937064"/><text:alphabetical-index-mark-end text:id="IMark62060360"/><text:alphabetical-index-mark-end text:id="IMark54950376"/><text:alphabetical-index-mark-end text:id="IMark65895752"/><text:alphabetical-index-mark-end text:id="IMark62529848"/><text:alphabetical-index-mark-end text:id="IMark68101080"/> <text:alphabetical-index-mark-start text:id="IMark54093848"/><text:alphabetical-index-mark-start text:id="IMark67969800"/><text:alphabetical-index-mark-start text:id="IMark58923512"/><text:alphabetical-index-mark-start text:id="IMark55091672"/><text:alphabetical-index-mark-start text:id="IMark62913720"/><text:alphabetical-index-mark-start text:id="IMark66938776"/><text:alphabetical-index-mark-start text:id="IMark60747928"/><text:alphabetical-index-mark-start text:id="IMark63452808"/><text:alphabetical-index-mark-start text:id="IMark68158760"/><text:alphabetical-index-mark-start text:id="IMark61436056"/><text:alphabetical-index-mark-start text:id="IMark66982408"/><text:alphabetical-index-mark-start text:id="IMark70930824"/>database<text:alphabetical-index-mark-end text:id="IMark70930824"/><text:alphabetical-index-mark-end text:id="IMark66982408"/><text:alphabetical-index-mark-end text:id="IMark61436056"/><text:alphabetical-index-mark-end text:id="IMark68158760"/><text:alphabetical-index-mark-end text:id="IMark63452808"/><text:alphabetical-index-mark-end text:id="IMark60747928"/><text:alphabetical-index-mark-end text:id="IMark66938776"/><text:alphabetical-index-mark-end text:id="IMark62913720"/><text:alphabetical-index-mark-end text:id="IMark55091672"/><text:alphabetical-index-mark-end text:id="IMark58923512"/><text:alphabetical-index-mark-end text:id="IMark67969800"/><text:alphabetical-index-mark-end text:id="IMark54093848"/>s. <text:span text:style-name="T17">However, </text:span><text:alphabetical-index-mark-start text:id="IMark60936264"/><text:alphabetical-index-mark-start text:id="IMark62950936"/><text:alphabetical-index-mark-start text:id="IMark67402776"/><text:alphabetical-index-mark-start text:id="IMark54662248"/><text:alphabetical-index-mark-start text:id="IMark71218472"/><text:alphabetical-index-mark-start text:id="IMark66620760"/><text:alphabetical-index-mark-start text:id="IMark62169496"/><text:alphabetical-index-mark-start text:id="IMark62448712"/><text:alphabetical-index-mark-start text:id="IMark54513784"/><text:alphabetical-index-mark-start text:id="IMark67608744"/><text:alphabetical-index-mark-start text:id="IMark71478632"/><text:alphabetical-index-mark-start text:id="IMark38754376"/><text:alphabetical-index-mark-start text:id="IMark46926328"/><text:alphabetical-index-mark-start text:id="IMark54488744"/><text:alphabetical-index-mark-start text:id="IMark54512744"/><text:alphabetical-index-mark-start text:id="IMark54792056"/><text:alphabetical-index-mark-start text:id="IMark67438040"/><text:alphabetical-index-mark-start text:id="IMark63047288"/><text:alphabetical-index-mark-start text:id="IMark63047384"/><text:alphabetical-index-mark-start text:id="IMark62708392"/><text:alphabetical-index-mark-start text:id="IMark60473384"/><text:alphabetical-index-mark-start text:id="IMark66230680"/><text:alphabetical-index-mark-start text:id="IMark62969080"/><text:alphabetical-index-mark-start text:id="IMark61992888"/><text:alphabetical-index-mark-start text:id="IMark62278360"/><text:alphabetical-index-mark-start text:id="IMark54793560"/><text:alphabetical-index-mark-start text:id="IMark60616248"/><text:alphabetical-index-mark-start text:id="IMark71540696"/><text:alphabetical-index-mark-start text:id="IMark67312392"/><text:alphabetical-index-mark-start text:id="IMark66724968"/><text:alphabetical-index-mark-start text:id="IMark68547704"/><text:alphabetical-index-mark-start text:id="IMark54860536"/><text:alphabetical-index-mark-start text:id="IMark66516904"/><text:alphabetical-index-mark-start text:id="IMark64898536"/><text:alphabetical-index-mark-start text:id="IMark61704728"/><text:alphabetical-index-mark-start text:id="IMark67230104"/><text:span text:style-name="T17">Sql</text:span><text:alphabetical-index-mark-end text:id="IMark67230104"/><text:alphabetical-index-mark-end text:id="IMark61704728"/><text:alphabetical-index-mark-end text:id="IMark64898536"/><text:alphabetical-index-mark-end text:id="IMark66516904"/><text:alphabetical-index-mark-end text:id="IMark54860536"/><text:alphabetical-index-mark-end text:id="IMark68547704"/><text:alphabetical-index-mark-end text:id="IMark66724968"/><text:alphabetical-index-mark-end text:id="IMark67312392"/><text:alphabetical-index-mark-end text:id="IMark71540696"/><text:alphabetical-index-mark-end text:id="IMark60616248"/><text:alphabetical-index-mark-end text:id="IMark54793560"/><text:alphabetical-index-mark-end text:id="IMark62278360"/><text:alphabetical-index-mark-end text:id="IMark61992888"/><text:alphabetical-index-mark-end text:id="IMark62969080"/><text:alphabetical-index-mark-end text:id="IMark66230680"/><text:alphabetical-index-mark-end text:id="IMark60473384"/><text:alphabetical-index-mark-end text:id="IMark62708392"/><text:alphabetical-index-mark-end text:id="IMark63047384"/><text:alphabetical-index-mark-end text:id="IMark63047288"/><text:alphabetical-index-mark-end text:id="IMark67438040"/><text:alphabetical-index-mark-end text:id="IMark54792056"/><text:alphabetical-index-mark-end text:id="IMark54512744"/><text:alphabetical-index-mark-end text:id="IMark54488744"/><text:alphabetical-index-mark-end text:id="IMark46926328"/><text:span text:style-name="T17">ite</text:span><text:alphabetical-index-mark-end text:id="IMark38754376"/><text:alphabetical-index-mark-end text:id="IMark71478632"/><text:alphabetical-index-mark-end text:id="IMark67608744"/><text:alphabetical-index-mark-end text:id="IMark54513784"/><text:alphabetical-index-mark-end text:id="IMark62448712"/><text:alphabetical-index-mark-end text:id="IMark62169496"/><text:alphabetical-index-mark-end text:id="IMark66620760"/><text:alphabetical-index-mark-end text:id="IMark71218472"/><text:alphabetical-index-mark-end text:id="IMark54662248"/><text:alphabetical-index-mark-end text:id="IMark67402776"/><text:alphabetical-index-mark-end text:id="IMark62950936"/><text:alphabetical-index-mark-end text:id="IMark60936264"/><text:span text:style-name="T17">3 has some limitations, and one of those is that it is not easy to </text:span><text:alphabetical-index-mark-start text:id="IMark66631864"/><text:alphabetical-index-mark-start text:id="IMark64120888"/><text:alphabetical-index-mark-start text:id="IMark61236488"/><text:alphabetical-index-mark-start text:id="IMark62460872"/><text:alphabetical-index-mark-start text:id="IMark67122488"/><text:alphabetical-index-mark-start text:id="IMark64371384"/><text:alphabetical-index-mark-start text:id="IMark64371480"/><text:alphabetical-index-mark-start text:id="IMark62707016"/><text:alphabetical-index-mark-start text:id="IMark66730104"/><text:alphabetical-index-mark-start text:id="IMark66730200"/><text:alphabetical-index-mark-start text:id="IMark71483160"/><text:alphabetical-index-mark-start text:id="IMark68879912"/><text:span text:style-name="T17">execute</text:span><text:alphabetical-index-mark-end text:id="IMark68879912"/><text:alphabetical-index-mark-end text:id="IMark71483160"/><text:alphabetical-index-mark-end text:id="IMark66730200"/><text:alphabetical-index-mark-end text:id="IMark66730104"/><text:alphabetical-index-mark-end text:id="IMark62707016"/><text:alphabetical-index-mark-end text:id="IMark64371480"/><text:alphabetical-index-mark-end text:id="IMark64371384"/><text:alphabetical-index-mark-end text:id="IMark67122488"/><text:alphabetical-index-mark-end text:id="IMark62460872"/><text:alphabetical-index-mark-end text:id="IMark61236488"/><text:alphabetical-index-mark-end text:id="IMark64120888"/><text:alphabetical-index-mark-end text:id="IMark66631864"/><text:span text:style-name="T17"> a significant number of </text:span><text:alphabetical-index-mark-start text:id="IMark63512792"/><text:alphabetical-index-mark-start text:id="IMark63517496"/><text:alphabetical-index-mark-start text:id="IMark63386648"/><text:alphabetical-index-mark-start text:id="IMark66657176"/><text:alphabetical-index-mark-start text:id="IMark65094584"/><text:alphabetical-index-mark-start text:id="IMark63668872"/><text:alphabetical-index-mark-start text:id="IMark71659720"/><text:alphabetical-index-mark-start text:id="IMark71661000"/><text:alphabetical-index-mark-start text:id="IMark62462248"/><text:alphabetical-index-mark-start text:id="IMark68881192"/><text:alphabetical-index-mark-start text:id="IMark70899272"/><text:alphabetical-index-mark-start text:id="IMark66731528"/><text:span text:style-name="T17">queries</text:span><text:alphabetical-index-mark-end text:id="IMark66731528"/><text:alphabetical-index-mark-end text:id="IMark70899272"/><text:alphabetical-index-mark-end text:id="IMark68881192"/><text:alphabetical-index-mark-end text:id="IMark62462248"/><text:alphabetical-index-mark-end text:id="IMark71661000"/><text:alphabetical-index-mark-end text:id="IMark71659720"/><text:alphabetical-index-mark-end text:id="IMark63668872"/><text:alphabetical-index-mark-end text:id="IMark65094584"/><text:alphabetical-index-mark-end text:id="IMark66657176"/><text:alphabetical-index-mark-end text:id="IMark63386648"/><text:alphabetical-index-mark-end text:id="IMark63517496"/><text:alphabetical-index-mark-end text:id="IMark63512792"/><text:span text:style-name="T17"> or </text:span><text:alphabetical-index-mark-start text:id="IMark62915224"/><text:alphabetical-index-mark-start text:id="IMark71465528"/><text:alphabetical-index-mark-start text:id="IMark64504552"/><text:alphabetical-index-mark-start text:id="IMark64505880"/><text:alphabetical-index-mark-start text:id="IMark66342280"/><text:alphabetical-index-mark-start text:id="IMark66343608"/><text:alphabetical-index-mark-start text:id="IMark67282248"/><text:alphabetical-index-mark-start text:id="IMark67283576"/><text:alphabetical-index-mark-start text:id="IMark67284904"/><text:alphabetical-index-mark-start text:id="IMark54585384"/><text:alphabetical-index-mark-start text:id="IMark54586712"/><text:alphabetical-index-mark-start text:id="IMark68856792"/><text:alphabetical-index-mark-start text:id="IMark68858120"/><text:alphabetical-index-mark-start text:id="IMark68858696"/><text:alphabetical-index-mark-start text:id="IMark58993896"/><text:alphabetical-index-mark-start text:id="IMark62004456"/><text:alphabetical-index-mark-start text:id="IMark62005784"/><text:alphabetical-index-mark-start text:id="IMark62007112"/><text:alphabetical-index-mark-start text:id="IMark61347912"/><text:alphabetical-index-mark-start text:id="IMark61349240"/><text:alphabetical-index-mark-start text:id="IMark61894968"/><text:alphabetical-index-mark-start text:id="IMark61896296"/><text:alphabetical-index-mark-start text:id="IMark63388936"/><text:alphabetical-index-mark-start text:id="IMark63390296"/><text:span text:style-name="T17">SQL</text:span><text:alphabetical-index-mark-end text:id="IMark63390296"/><text:alphabetical-index-mark-end text:id="IMark63388936"/><text:alphabetical-index-mark-end text:id="IMark61896296"/><text:alphabetical-index-mark-end text:id="IMark61894968"/><text:alphabetical-index-mark-end text:id="IMark61349240"/><text:alphabetical-index-mark-end text:id="IMark61347912"/><text:alphabetical-index-mark-end text:id="IMark62007112"/><text:alphabetical-index-mark-end text:id="IMark62005784"/><text:alphabetical-index-mark-end text:id="IMark62004456"/><text:alphabetical-index-mark-end text:id="IMark58993896"/><text:alphabetical-index-mark-end text:id="IMark68858696"/><text:alphabetical-index-mark-end text:id="IMark68858120"/><text:alphabetical-index-mark-end text:id="IMark68856792"/><text:alphabetical-index-mark-end text:id="IMark54586712"/><text:alphabetical-index-mark-end text:id="IMark54585384"/><text:alphabetical-index-mark-end text:id="IMark67284904"/><text:alphabetical-index-mark-end text:id="IMark67283576"/><text:alphabetical-index-mark-end text:id="IMark67282248"/><text:alphabetical-index-mark-end text:id="IMark66343608"/><text:alphabetical-index-mark-end text:id="IMark66342280"/><text:alphabetical-index-mark-end text:id="IMark64505880"/><text:alphabetical-index-mark-end text:id="IMark64504552"/><text:alphabetical-index-mark-end text:id="IMark71465528"/><text:alphabetical-index-mark-end text:id="IMark62915224"/><text:span text:style-name="T17"> </text:span><text:alphabetical-index-mark-start text:id="IMark63673960"/><text:alphabetical-index-mark-start text:id="IMark68474616"/><text:alphabetical-index-mark-start text:id="IMark68475944"/><text:alphabetical-index-mark-start text:id="IMark71324536"/><text:alphabetical-index-mark-start text:id="IMark71325864"/><text:alphabetical-index-mark-start text:id="IMark68529000"/><text:alphabetical-index-mark-start text:id="IMark68530328"/><text:alphabetical-index-mark-start text:id="IMark68531656"/><text:alphabetical-index-mark-start text:id="IMark63208024"/><text:alphabetical-index-mark-start text:id="IMark63209352"/><text:alphabetical-index-mark-start text:id="IMark65522072"/><text:alphabetical-index-mark-start text:id="IMark65523400"/><text:span text:style-name="T17">sentence</text:span><text:alphabetical-index-mark-end text:id="IMark65523400"/><text:alphabetical-index-mark-end text:id="IMark65522072"/><text:alphabetical-index-mark-end text:id="IMark63209352"/><text:alphabetical-index-mark-end text:id="IMark63208024"/><text:alphabetical-index-mark-end text:id="IMark68531656"/><text:alphabetical-index-mark-end text:id="IMark68530328"/><text:alphabetical-index-mark-end text:id="IMark68529000"/><text:alphabetical-index-mark-end text:id="IMark71325864"/><text:alphabetical-index-mark-end text:id="IMark71324536"/><text:alphabetical-index-mark-end text:id="IMark68475944"/><text:alphabetical-index-mark-end text:id="IMark68474616"/><text:alphabetical-index-mark-end text:id="IMark63673960"/><text:span text:style-name="T17">s at once using scripts or </text:span><text:alphabetical-index-mark-start text:id="IMark33978168"/><text:alphabetical-index-mark-start text:id="IMark33979368"/><text:alphabetical-index-mark-start text:id="IMark64153560"/><text:alphabetical-index-mark-start text:id="IMark64154888"/><text:alphabetical-index-mark-start text:id="IMark61465960"/><text:alphabetical-index-mark-start text:id="IMark65890840"/><text:alphabetical-index-mark-start text:id="IMark65892168"/><text:alphabetical-index-mark-start text:id="IMark64253528"/><text:alphabetical-index-mark-start text:id="IMark65006072"/><text:alphabetical-index-mark-start text:id="IMark65007400"/><text:alphabetical-index-mark-start text:id="IMark56322536"/><text:alphabetical-index-mark-start text:id="IMark64542472"/><text:span text:style-name="T17">program</text:span><text:alphabetical-index-mark-end text:id="IMark64542472"/><text:alphabetical-index-mark-end text:id="IMark56322536"/><text:alphabetical-index-mark-end text:id="IMark65007400"/><text:alphabetical-index-mark-end text:id="IMark65006072"/><text:alphabetical-index-mark-end text:id="IMark64253528"/><text:alphabetical-index-mark-end text:id="IMark65892168"/><text:alphabetical-index-mark-end text:id="IMark65890840"/><text:alphabetical-index-mark-end text:id="IMark61465960"/><text:alphabetical-index-mark-end text:id="IMark64154888"/><text:alphabetical-index-mark-end text:id="IMark64153560"/><text:alphabetical-index-mark-end text:id="IMark33979368"/><text:alphabetical-index-mark-end text:id="IMark33978168"/><text:span text:style-name="T17">s, like it is generally possible with products like those I mentioned before.</text:span></text:p>
      <text:p text:style-name="P21"/>
      <text:p text:style-name="P24">The development of this particular <text:alphabetical-index-mark-start text:id="IMark54079880"/><text:alphabetical-index-mark-start text:id="IMark61249560"/><text:alphabetical-index-mark-start text:id="IMark60896136"/><text:alphabetical-index-mark-start text:id="IMark54033032"/><text:alphabetical-index-mark-start text:id="IMark62056728"/><text:alphabetical-index-mark-start text:id="IMark63998040"/><text:alphabetical-index-mark-start text:id="IMark66191256"/><text:alphabetical-index-mark-start text:id="IMark64706680"/><text:alphabetical-index-mark-start text:id="IMark61138520"/><text:alphabetical-index-mark-start text:id="IMark60713016"/><text:alphabetical-index-mark-start text:id="IMark68047656"/><text:alphabetical-index-mark-start text:id="IMark71481880"/>dataset<text:alphabetical-index-mark-end text:id="IMark71481880"/><text:alphabetical-index-mark-end text:id="IMark68047656"/><text:alphabetical-index-mark-end text:id="IMark60713016"/><text:alphabetical-index-mark-end text:id="IMark61138520"/><text:alphabetical-index-mark-end text:id="IMark64706680"/><text:alphabetical-index-mark-end text:id="IMark66191256"/><text:alphabetical-index-mark-end text:id="IMark63998040"/><text:alphabetical-index-mark-end text:id="IMark62056728"/><text:alphabetical-index-mark-end text:id="IMark54033032"/><text:alphabetical-index-mark-end text:id="IMark60896136"/><text:alphabetical-index-mark-end text:id="IMark61249560"/><text:alphabetical-index-mark-end text:id="IMark54079880"/> requires constant updates and a processing protocol for the data entered that soon became <text:alphabetical-index-mark-start text:id="IMark60519016"/><text:alphabetical-index-mark-start text:id="IMark66088008"/><text:alphabetical-index-mark-start text:id="IMark62794904"/><text:alphabetical-index-mark-start text:id="IMark58923976"/><text:alphabetical-index-mark-start text:id="IMark65058072"/><text:alphabetical-index-mark-start text:id="IMark62469560"/><text:alphabetical-index-mark-start text:id="IMark61472360"/><text:alphabetical-index-mark-start text:id="IMark61167448"/><text:alphabetical-index-mark-start text:id="IMark65883000"/><text:alphabetical-index-mark-start text:id="IMark67142280"/><text:alphabetical-index-mark-start text:id="IMark68163368"/><text:alphabetical-index-mark-start text:id="IMark54574696"/>repetitive<text:alphabetical-index-mark-end text:id="IMark54574696"/><text:alphabetical-index-mark-end text:id="IMark68163368"/><text:alphabetical-index-mark-end text:id="IMark67142280"/><text:alphabetical-index-mark-end text:id="IMark65883000"/><text:alphabetical-index-mark-end text:id="IMark61167448"/><text:alphabetical-index-mark-end text:id="IMark61472360"/><text:alphabetical-index-mark-end text:id="IMark62469560"/><text:alphabetical-index-mark-end text:id="IMark65058072"/><text:alphabetical-index-mark-end text:id="IMark58923976"/><text:alphabetical-index-mark-end text:id="IMark62794904"/><text:alphabetical-index-mark-end text:id="IMark66088008"/><text:alphabetical-index-mark-end text:id="IMark60519016"/>. <text:span text:style-name="T57">I also needed something simpler than the </text:span><text:alphabetical-index-mark-start text:id="IMark63076088"/><text:alphabetical-index-mark-start text:id="IMark63713384"/><text:alphabetical-index-mark-start text:id="IMark60712632"/><text:alphabetical-index-mark-start text:id="IMark53984840"/><text:alphabetical-index-mark-start text:id="IMark71271272"/><text:alphabetical-index-mark-start text:id="IMark63397000"/><text:span text:style-name="T57">command</text:span><text:alphabetical-index-mark-end text:id="IMark63397000"/><text:alphabetical-index-mark-end text:id="IMark71271272"/><text:alphabetical-index-mark-end text:id="IMark53984840"/><text:alphabetical-index-mark-end text:id="IMark60712632"/><text:alphabetical-index-mark-end text:id="IMark63713384"/><text:alphabetical-index-mark-end text:id="IMark63076088"/><text:span text:style-name="T57"> line interpreter</text:span><text:span text:style-name="T5">[6.2.]</text:span><text:span text:style-name="T57"> that </text:span><text:alphabetical-index-mark-start text:id="IMark65481016"/><text:alphabetical-index-mark-start text:id="IMark64224280"/><text:alphabetical-index-mark-start text:id="IMark64904072"/><text:alphabetical-index-mark-start text:id="IMark67735592"/><text:alphabetical-index-mark-start text:id="IMark64817112"/><text:alphabetical-index-mark-start text:id="IMark66711048"/><text:span text:style-name="T57">character</text:span><text:alphabetical-index-mark-end text:id="IMark66711048"/><text:alphabetical-index-mark-end text:id="IMark64817112"/><text:alphabetical-index-mark-end text:id="IMark67735592"/><text:alphabetical-index-mark-end text:id="IMark64904072"/><text:alphabetical-index-mark-end text:id="IMark64224280"/><text:alphabetical-index-mark-end text:id="IMark65481016"/><text:span text:style-name="T57">izes </text:span><text:alphabetical-index-mark-start text:id="IMark64384536"/><text:alphabetical-index-mark-start text:id="IMark71296984"/><text:alphabetical-index-mark-start text:id="IMark71744232"/><text:alphabetical-index-mark-start text:id="IMark63599000"/><text:alphabetical-index-mark-start text:id="IMark71309368"/><text:alphabetical-index-mark-start text:id="IMark61586584"/><text:alphabetical-index-mark-start text:id="IMark71642872"/><text:alphabetical-index-mark-start text:id="IMark62670056"/><text:alphabetical-index-mark-start text:id="IMark63284456"/><text:alphabetical-index-mark-start text:id="IMark62456568"/><text:alphabetical-index-mark-start text:id="IMark62204072"/><text:alphabetical-index-mark-start text:id="IMark62915224"/><text:alphabetical-index-mark-start text:id="IMark60514504"/><text:alphabetical-index-mark-start text:id="IMark61585448"/><text:alphabetical-index-mark-start text:id="IMark62860904"/><text:alphabetical-index-mark-start text:id="IMark54539016"/><text:alphabetical-index-mark-start text:id="IMark67740040"/><text:alphabetical-index-mark-start text:id="IMark65653416"/><text:span text:style-name="T57">Sql</text:span><text:alphabetical-index-mark-end text:id="IMark65653416"/><text:alphabetical-index-mark-end text:id="IMark67740040"/><text:alphabetical-index-mark-end text:id="IMark54539016"/><text:alphabetical-index-mark-end text:id="IMark62860904"/><text:alphabetical-index-mark-end text:id="IMark61585448"/><text:alphabetical-index-mark-end text:id="IMark60514504"/><text:alphabetical-index-mark-end text:id="IMark62915224"/><text:alphabetical-index-mark-end text:id="IMark62204072"/><text:alphabetical-index-mark-end text:id="IMark62456568"/><text:alphabetical-index-mark-end text:id="IMark63284456"/><text:alphabetical-index-mark-end text:id="IMark62670056"/><text:alphabetical-index-mark-end text:id="IMark71642872"/><text:span text:style-name="T57">ite</text:span><text:alphabetical-index-mark-end text:id="IMark61586584"/><text:alphabetical-index-mark-end text:id="IMark71309368"/><text:alphabetical-index-mark-end text:id="IMark63599000"/><text:alphabetical-index-mark-end text:id="IMark71744232"/><text:alphabetical-index-mark-end text:id="IMark71296984"/><text:alphabetical-index-mark-end text:id="IMark64384536"/><text:span text:style-name="T57">3.</text:span> <text:span text:style-name="T57">S</text:span>o I decided to write myself a <text:alphabetical-index-mark-start text:id="IMark68169624"/><text:alphabetical-index-mark-start text:id="IMark34052968"/><text:alphabetical-index-mark-start text:id="IMark66121192"/><text:alphabetical-index-mark-start text:id="IMark64057000"/><text:alphabetical-index-mark-start text:id="IMark54245384"/><text:alphabetical-index-mark-start text:id="IMark65398808"/><text:alphabetical-index-mark-start text:id="IMark63404568"/><text:alphabetical-index-mark-start text:id="IMark71451720"/><text:alphabetical-index-mark-start text:id="IMark54579704"/><text:alphabetical-index-mark-start text:id="IMark68738152"/><text:alphabetical-index-mark-start text:id="IMark62447208"/><text:alphabetical-index-mark-start text:id="IMark63758200"/>program<text:alphabetical-index-mark-end text:id="IMark63758200"/><text:alphabetical-index-mark-end text:id="IMark62447208"/><text:alphabetical-index-mark-end text:id="IMark68738152"/><text:alphabetical-index-mark-end text:id="IMark54579704"/><text:alphabetical-index-mark-end text:id="IMark71451720"/><text:alphabetical-index-mark-end text:id="IMark63404568"/><text:alphabetical-index-mark-end text:id="IMark65398808"/><text:alphabetical-index-mark-end text:id="IMark54245384"/><text:alphabetical-index-mark-end text:id="IMark64057000"/><text:alphabetical-index-mark-end text:id="IMark66121192"/><text:alphabetical-index-mark-end text:id="IMark34052968"/><text:alphabetical-index-mark-end text:id="IMark68169624"/> to help me automate the whole work, and thus I wrote <text:alphabetical-index-mark-start text:id="IMark67744632"/><text:alphabetical-index-mark-start text:id="IMark54739368"/><text:alphabetical-index-mark-start text:id="IMark39535688"/><text:alphabetical-index-mark-start text:id="IMark64370920"/><text:alphabetical-index-mark-start text:id="IMark62952440"/><text:alphabetical-index-mark-start text:id="IMark62881528"/><text:alphabetical-index-mark-start text:id="IMark63948088"/><text:alphabetical-index-mark-start text:id="IMark68880728"/><text:alphabetical-index-mark-start text:id="IMark63517032"/><text:alphabetical-index-mark-start text:id="IMark39536952"/><text:alphabetical-index-mark-start text:id="IMark34099592"/><text:alphabetical-index-mark-start text:id="IMark61894504"/><text:alphabetical-index-mark-start text:id="IMark66341816"/><text:alphabetical-index-mark-start text:id="IMark63671992"/><text:alphabetical-index-mark-start text:id="IMark64319000"/><text:alphabetical-index-mark-start text:id="IMark61209720"/><text:alphabetical-index-mark-start text:id="IMark61710968"/><text:alphabetical-index-mark-start text:id="IMark63767912"/><text:alphabetical-index-mark-start text:id="IMark63765656"/><text:alphabetical-index-mark-start text:id="IMark63207560"/><text:alphabetical-index-mark-start text:id="IMark71146904"/><text:alphabetical-index-mark-start text:id="IMark71144648"/><text:alphabetical-index-mark-start text:id="IMark62641784"/><text:alphabetical-index-mark-start text:id="IMark39681112"/>sql<text:alphabetical-index-mark-end text:id="IMark39681112"/><text:alphabetical-index-mark-end text:id="IMark62641784"/><text:alphabetical-index-mark-end text:id="IMark71144648"/><text:alphabetical-index-mark-end text:id="IMark71146904"/><text:alphabetical-index-mark-end text:id="IMark63207560"/><text:alphabetical-index-mark-end text:id="IMark63765656"/><text:alphabetical-index-mark-end text:id="IMark63767912"/><text:alphabetical-index-mark-end text:id="IMark61710968"/><text:alphabetical-index-mark-end text:id="IMark61209720"/><text:alphabetical-index-mark-end text:id="IMark64319000"/><text:alphabetical-index-mark-end text:id="IMark63671992"/><text:alphabetical-index-mark-end text:id="IMark66341816"/><text:alphabetical-index-mark-end text:id="IMark61894504"/><text:alphabetical-index-mark-end text:id="IMark34099592"/><text:alphabetical-index-mark-end text:id="IMark39536952"/><text:alphabetical-index-mark-end text:id="IMark63517032"/><text:alphabetical-index-mark-end text:id="IMark68880728"/><text:alphabetical-index-mark-end text:id="IMark63948088"/><text:alphabetical-index-mark-end text:id="IMark62881528"/><text:alphabetical-index-mark-end text:id="IMark62952440"/><text:alphabetical-index-mark-end text:id="IMark64370920"/><text:alphabetical-index-mark-end text:id="IMark39535688"/><text:alphabetical-index-mark-end text:id="IMark54739368"/><text:alphabetical-index-mark-end text:id="IMark67744632"/><text:span text:style-name="T73">p</text:span>.</text:p>
      <text:p text:style-name="P24"/>
      <text:p text:style-name="P24"><text:span text:style-name="T37">This is not an ambitious project but a home – grown solution, so to speak. </text:span>It does not pretend to be a <text:span text:style-name="T37">super </text:span><text:alphabetical-index-mark-start text:id="IMark62469560"/><text:alphabetical-index-mark-start text:id="IMark61472360"/><text:alphabetical-index-mark-start text:id="IMark61167448"/><text:alphabetical-index-mark-start text:id="IMark65883000"/><text:alphabetical-index-mark-start text:id="IMark67142280"/><text:alphabetical-index-mark-start text:id="IMark68163368"/><text:alphabetical-index-mark-start text:id="IMark54574696"/><text:alphabetical-index-mark-start text:id="IMark54079880"/><text:alphabetical-index-mark-start text:id="IMark61249560"/><text:alphabetical-index-mark-start text:id="IMark60896136"/><text:alphabetical-index-mark-start text:id="IMark54033032"/><text:alphabetical-index-mark-start text:id="IMark62056728"/><text:span text:style-name="T37">tool</text:span><text:alphabetical-index-mark-end text:id="IMark62056728"/><text:alphabetical-index-mark-end text:id="IMark54033032"/><text:alphabetical-index-mark-end text:id="IMark60896136"/><text:alphabetical-index-mark-end text:id="IMark61249560"/><text:alphabetical-index-mark-end text:id="IMark54079880"/><text:alphabetical-index-mark-end text:id="IMark54574696"/><text:alphabetical-index-mark-end text:id="IMark68163368"/><text:alphabetical-index-mark-end text:id="IMark67142280"/><text:alphabetical-index-mark-end text:id="IMark65883000"/><text:alphabetical-index-mark-end text:id="IMark61167448"/><text:alphabetical-index-mark-end text:id="IMark61472360"/><text:alphabetical-index-mark-end text:id="IMark62469560"/><text:span text:style-name="T37"> of any kind</text:span> but it does the work of executing <text:alphabetical-index-mark-start text:id="IMark63998040"/><text:alphabetical-index-mark-start text:id="IMark66191256"/><text:alphabetical-index-mark-start text:id="IMark64706680"/><text:alphabetical-index-mark-start text:id="IMark61138520"/><text:alphabetical-index-mark-start text:id="IMark60713016"/><text:alphabetical-index-mark-start text:id="IMark68047656"/><text:alphabetical-index-mark-start text:id="IMark71481880"/><text:alphabetical-index-mark-start text:id="IMark61534232"/><text:alphabetical-index-mark-start text:id="IMark63406824"/><text:alphabetical-index-mark-start text:id="IMark62232936"/><text:alphabetical-index-mark-start text:id="IMark39840120"/><text:alphabetical-index-mark-start text:id="IMark68531944"/>independent<text:alphabetical-index-mark-end text:id="IMark68531944"/><text:alphabetical-index-mark-end text:id="IMark39840120"/><text:alphabetical-index-mark-end text:id="IMark62232936"/><text:alphabetical-index-mark-end text:id="IMark63406824"/><text:alphabetical-index-mark-end text:id="IMark61534232"/><text:alphabetical-index-mark-end text:id="IMark71481880"/><text:alphabetical-index-mark-end text:id="IMark68047656"/><text:alphabetical-index-mark-end text:id="IMark60713016"/><text:alphabetical-index-mark-end text:id="IMark61138520"/><text:alphabetical-index-mark-end text:id="IMark64706680"/><text:alphabetical-index-mark-end text:id="IMark66191256"/><text:alphabetical-index-mark-end text:id="IMark63998040"/> <text:alphabetical-index-mark-start text:id="IMark68168424"/><text:alphabetical-index-mark-start text:id="IMark63076088"/><text:alphabetical-index-mark-start text:id="IMark63713384"/><text:alphabetical-index-mark-start text:id="IMark60712632"/><text:alphabetical-index-mark-start text:id="IMark53984840"/><text:alphabetical-index-mark-start text:id="IMark71271272"/><text:alphabetical-index-mark-start text:id="IMark63397000"/><text:alphabetical-index-mark-start text:id="IMark65481016"/><text:alphabetical-index-mark-start text:id="IMark64224280"/><text:alphabetical-index-mark-start text:id="IMark64904072"/><text:alphabetical-index-mark-start text:id="IMark67735592"/><text:alphabetical-index-mark-start text:id="IMark64817112"/><text:alphabetical-index-mark-start text:id="IMark66711048"/><text:alphabetical-index-mark-start text:id="IMark71642872"/><text:alphabetical-index-mark-start text:id="IMark62670056"/><text:alphabetical-index-mark-start text:id="IMark63284456"/><text:alphabetical-index-mark-start text:id="IMark62456568"/><text:alphabetical-index-mark-start text:id="IMark62204072"/><text:alphabetical-index-mark-start text:id="IMark62915224"/><text:alphabetical-index-mark-start text:id="IMark60514504"/><text:alphabetical-index-mark-start text:id="IMark61585448"/><text:alphabetical-index-mark-start text:id="IMark62860904"/><text:alphabetical-index-mark-start text:id="IMark54539016"/><text:alphabetical-index-mark-start text:id="IMark67740040"/>SQL<text:alphabetical-index-mark-end text:id="IMark67740040"/><text:alphabetical-index-mark-end text:id="IMark54539016"/><text:alphabetical-index-mark-end text:id="IMark62860904"/><text:alphabetical-index-mark-end text:id="IMark61585448"/><text:alphabetical-index-mark-end text:id="IMark60514504"/><text:alphabetical-index-mark-end text:id="IMark62915224"/><text:alphabetical-index-mark-end text:id="IMark62204072"/><text:alphabetical-index-mark-end text:id="IMark62456568"/><text:alphabetical-index-mark-end text:id="IMark63284456"/><text:alphabetical-index-mark-end text:id="IMark62670056"/><text:alphabetical-index-mark-end text:id="IMark71642872"/><text:alphabetical-index-mark-end text:id="IMark66711048"/><text:alphabetical-index-mark-end text:id="IMark64817112"/><text:alphabetical-index-mark-end text:id="IMark67735592"/><text:alphabetical-index-mark-end text:id="IMark64904072"/><text:alphabetical-index-mark-end text:id="IMark64224280"/><text:alphabetical-index-mark-end text:id="IMark65481016"/><text:alphabetical-index-mark-end text:id="IMark63397000"/><text:alphabetical-index-mark-end text:id="IMark71271272"/><text:alphabetical-index-mark-end text:id="IMark53984840"/><text:alphabetical-index-mark-end text:id="IMark60712632"/><text:alphabetical-index-mark-end text:id="IMark63713384"/><text:alphabetical-index-mark-end text:id="IMark63076088"/><text:alphabetical-index-mark-end text:id="IMark68168424"/> <text:alphabetical-index-mark-start text:id="IMark65653416"/><text:alphabetical-index-mark-start text:id="IMark64384536"/><text:alphabetical-index-mark-start text:id="IMark71296984"/><text:alphabetical-index-mark-start text:id="IMark71744232"/><text:alphabetical-index-mark-start text:id="IMark63599000"/><text:alphabetical-index-mark-start text:id="IMark71309368"/><text:alphabetical-index-mark-start text:id="IMark61586584"/><text:alphabetical-index-mark-start text:id="IMark66088008"/><text:alphabetical-index-mark-start text:id="IMark60519016"/><text:alphabetical-index-mark-start text:id="IMark62794904"/><text:alphabetical-index-mark-start text:id="IMark65058072"/><text:alphabetical-index-mark-start text:id="IMark58923976"/>queries<text:alphabetical-index-mark-end text:id="IMark58923976"/><text:alphabetical-index-mark-end text:id="IMark65058072"/><text:alphabetical-index-mark-end text:id="IMark62794904"/><text:alphabetical-index-mark-end text:id="IMark60519016"/><text:alphabetical-index-mark-end text:id="IMark66088008"/><text:alphabetical-index-mark-end text:id="IMark61586584"/><text:alphabetical-index-mark-end text:id="IMark71309368"/><text:alphabetical-index-mark-end text:id="IMark63599000"/><text:alphabetical-index-mark-end text:id="IMark71744232"/><text:alphabetical-index-mark-end text:id="IMark71296984"/><text:alphabetical-index-mark-end text:id="IMark64384536"/><text:alphabetical-index-mark-end text:id="IMark65653416"/> or series of several <text:alphabetical-index-mark-start text:id="IMark63608104"/><text:alphabetical-index-mark-start text:id="IMark62054472"/><text:alphabetical-index-mark-start text:id="IMark54886072"/><text:alphabetical-index-mark-start text:id="IMark39535016"/><text:alphabetical-index-mark-start text:id="IMark62729592"/><text:alphabetical-index-mark-start text:id="IMark64313832"/><text:alphabetical-index-mark-start text:id="IMark38786760"/><text:alphabetical-index-mark-start text:id="IMark39734696"/><text:alphabetical-index-mark-start text:id="IMark66417560"/><text:alphabetical-index-mark-start text:id="IMark66032264"/><text:alphabetical-index-mark-start text:id="IMark63406152"/><text:alphabetical-index-mark-start text:id="IMark64097624"/>queries<text:alphabetical-index-mark-end text:id="IMark64097624"/><text:alphabetical-index-mark-end text:id="IMark63406152"/><text:alphabetical-index-mark-end text:id="IMark66032264"/><text:alphabetical-index-mark-end text:id="IMark66417560"/><text:alphabetical-index-mark-end text:id="IMark39734696"/><text:alphabetical-index-mark-end text:id="IMark38786760"/><text:alphabetical-index-mark-end text:id="IMark64313832"/><text:alphabetical-index-mark-end text:id="IMark62729592"/><text:alphabetical-index-mark-end text:id="IMark39535016"/><text:alphabetical-index-mark-end text:id="IMark54886072"/><text:alphabetical-index-mark-end text:id="IMark62054472"/><text:alphabetical-index-mark-end text:id="IMark63608104"/> grouped into a <text:alphabetical-index-mark-start text:id="IMark54454152"/><text:alphabetical-index-mark-start text:id="IMark63814152"/><text:alphabetical-index-mark-start text:id="IMark62081688"/><text:alphabetical-index-mark-start text:id="IMark54793560"/><text:alphabetical-index-mark-start text:id="IMark64754344"/><text:alphabetical-index-mark-start text:id="IMark61349880"/><text:alphabetical-index-mark-start text:id="IMark62005160"/><text:alphabetical-index-mark-start text:id="IMark62006728"/><text:alphabetical-index-mark-start text:id="IMark61895720"/><text:alphabetical-index-mark-start text:id="IMark68475320"/><text:alphabetical-index-mark-start text:id="IMark71325480"/><text:alphabetical-index-mark-start text:id="IMark68531080"/>single<text:alphabetical-index-mark-end text:id="IMark68531080"/><text:alphabetical-index-mark-end text:id="IMark71325480"/><text:alphabetical-index-mark-end text:id="IMark68475320"/><text:alphabetical-index-mark-end text:id="IMark61895720"/><text:alphabetical-index-mark-end text:id="IMark62006728"/><text:alphabetical-index-mark-end text:id="IMark62005160"/><text:alphabetical-index-mark-end text:id="IMark61349880"/><text:alphabetical-index-mark-end text:id="IMark64754344"/><text:alphabetical-index-mark-end text:id="IMark54793560"/><text:alphabetical-index-mark-end text:id="IMark62081688"/><text:alphabetical-index-mark-end text:id="IMark63814152"/><text:alphabetical-index-mark-end text:id="IMark54454152"/> <text:alphabetical-index-mark-start text:id="IMark61897336"/><text:alphabetical-index-mark-start text:id="IMark39927976"/><text:alphabetical-index-mark-start text:id="IMark68085384"/><text:alphabetical-index-mark-start text:id="IMark60633480"/><text:alphabetical-index-mark-start text:id="IMark65817800"/><text:alphabetical-index-mark-start text:id="IMark68857432"/><text:alphabetical-index-mark-start text:id="IMark58786008"/><text:alphabetical-index-mark-start text:id="IMark58787336"/><text:alphabetical-index-mark-start text:id="IMark58788664"/><text:alphabetical-index-mark-start text:id="IMark63094776"/><text:alphabetical-index-mark-start text:id="IMark63096104"/><text:alphabetical-index-mark-start text:id="IMark65562984"/>file<text:alphabetical-index-mark-end text:id="IMark65562984"/><text:alphabetical-index-mark-end text:id="IMark63096104"/><text:alphabetical-index-mark-end text:id="IMark63094776"/><text:alphabetical-index-mark-end text:id="IMark58788664"/><text:alphabetical-index-mark-end text:id="IMark58787336"/><text:alphabetical-index-mark-end text:id="IMark58786008"/><text:alphabetical-index-mark-end text:id="IMark68857432"/><text:alphabetical-index-mark-end text:id="IMark65817800"/><text:alphabetical-index-mark-end text:id="IMark60633480"/><text:alphabetical-index-mark-end text:id="IMark68085384"/><text:alphabetical-index-mark-end text:id="IMark39927976"/><text:alphabetical-index-mark-end text:id="IMark61897336"/>.</text:p>
      <text:p text:style-name="P24"/>
      <text:p text:style-name="P59"><text:alphabetical-index-mark-start text:id="IMark65883000"/><text:alphabetical-index-mark-start text:id="IMark67142280"/><text:alphabetical-index-mark-start text:id="IMark68163368"/><text:alphabetical-index-mark-start text:id="IMark54574696"/><text:alphabetical-index-mark-start text:id="IMark54079880"/><text:alphabetical-index-mark-start text:id="IMark61249560"/><text:alphabetical-index-mark-start text:id="IMark60896136"/><text:alphabetical-index-mark-start text:id="IMark54033032"/><text:alphabetical-index-mark-start text:id="IMark62056728"/><text:alphabetical-index-mark-start text:id="IMark58788664"/><text:alphabetical-index-mark-start text:id="IMark63608104"/><text:alphabetical-index-mark-start text:id="IMark62054472"/><text:alphabetical-index-mark-start text:id="IMark54886072"/><text:alphabetical-index-mark-start text:id="IMark65653416"/><text:alphabetical-index-mark-start text:id="IMark64384536"/><text:alphabetical-index-mark-start text:id="IMark71296984"/><text:alphabetical-index-mark-start text:id="IMark71744232"/><text:alphabetical-index-mark-start text:id="IMark63599000"/><text:alphabetical-index-mark-start text:id="IMark71309368"/><text:alphabetical-index-mark-start text:id="IMark61586584"/><text:alphabetical-index-mark-start text:id="IMark66088008"/>Sql<text:alphabetical-index-mark-end text:id="IMark66088008"/><text:alphabetical-index-mark-end text:id="IMark61586584"/><text:alphabetical-index-mark-end text:id="IMark71309368"/><text:alphabetical-index-mark-end text:id="IMark63599000"/><text:alphabetical-index-mark-end text:id="IMark71744232"/><text:alphabetical-index-mark-end text:id="IMark71296984"/><text:alphabetical-index-mark-end text:id="IMark64384536"/><text:alphabetical-index-mark-end text:id="IMark65653416"/><text:alphabetical-index-mark-end text:id="IMark54886072"/><text:alphabetical-index-mark-end text:id="IMark62054472"/><text:alphabetical-index-mark-end text:id="IMark63608104"/><text:alphabetical-index-mark-end text:id="IMark58788664"/><text:alphabetical-index-mark-end text:id="IMark62056728"/><text:alphabetical-index-mark-end text:id="IMark54033032"/>ite<text:alphabetical-index-mark-end text:id="IMark60896136"/><text:alphabetical-index-mark-end text:id="IMark61249560"/><text:alphabetical-index-mark-end text:id="IMark54079880"/><text:alphabetical-index-mark-end text:id="IMark54574696"/><text:alphabetical-index-mark-end text:id="IMark68163368"/><text:alphabetical-index-mark-end text:id="IMark67142280"/><text:alphabetical-index-mark-end text:id="IMark65883000"/>3 has some very good <text:alphabetical-index-mark-start text:id="IMark60519016"/><text:alphabetical-index-mark-start text:id="IMark62794904"/><text:alphabetical-index-mark-start text:id="IMark65058072"/><text:alphabetical-index-mark-start text:id="IMark58923976"/><text:alphabetical-index-mark-start text:id="IMark68168424"/><text:alphabetical-index-mark-start text:id="IMark63076088"/><text:alphabetical-index-mark-start text:id="IMark63713384"/>tool<text:alphabetical-index-mark-end text:id="IMark63713384"/><text:alphabetical-index-mark-end text:id="IMark63076088"/><text:alphabetical-index-mark-end text:id="IMark68168424"/><text:alphabetical-index-mark-end text:id="IMark58923976"/><text:alphabetical-index-mark-end text:id="IMark65058072"/><text:alphabetical-index-mark-end text:id="IMark62794904"/><text:alphabetical-index-mark-end text:id="IMark60519016"/>s to achieve similar tasks as <text:alphabetical-index-mark-start text:id="IMark60712632"/><text:alphabetical-index-mark-start text:id="IMark53984840"/><text:alphabetical-index-mark-start text:id="IMark71271272"/><text:alphabetical-index-mark-start text:id="IMark63397000"/><text:alphabetical-index-mark-start text:id="IMark65481016"/><text:alphabetical-index-mark-start text:id="IMark64224280"/><text:alphabetical-index-mark-start text:id="IMark64904072"/><text:alphabetical-index-mark-start text:id="IMark67735592"/><text:alphabetical-index-mark-start text:id="IMark64817112"/><text:alphabetical-index-mark-start text:id="IMark66711048"/><text:alphabetical-index-mark-start text:id="IMark71642872"/><text:alphabetical-index-mark-start text:id="IMark62670056"/><text:alphabetical-index-mark-start text:id="IMark63284456"/><text:alphabetical-index-mark-start text:id="IMark62456568"/>sql<text:alphabetical-index-mark-end text:id="IMark62456568"/><text:alphabetical-index-mark-end text:id="IMark63284456"/><text:alphabetical-index-mark-end text:id="IMark62670056"/><text:alphabetical-index-mark-end text:id="IMark71642872"/><text:alphabetical-index-mark-end text:id="IMark66711048"/><text:alphabetical-index-mark-end text:id="IMark64817112"/><text:alphabetical-index-mark-end text:id="IMark67735592"/><text:alphabetical-index-mark-end text:id="IMark64904072"/><text:alphabetical-index-mark-end text:id="IMark64224280"/><text:alphabetical-index-mark-end text:id="IMark65481016"/><text:alphabetical-index-mark-end text:id="IMark63397000"/><text:alphabetical-index-mark-end text:id="IMark71271272"/><text:alphabetical-index-mark-end text:id="IMark53984840"/><text:alphabetical-index-mark-end text:id="IMark60712632"/>p, but alt least in some cases, the simpler <text:alphabetical-index-mark-start text:id="IMark62204072"/><text:alphabetical-index-mark-start text:id="IMark62915224"/><text:alphabetical-index-mark-start text:id="IMark60514504"/><text:alphabetical-index-mark-start text:id="IMark61585448"/><text:alphabetical-index-mark-start text:id="IMark62860904"/><text:alphabetical-index-mark-start text:id="IMark54539016"/><text:alphabetical-index-mark-start text:id="IMark67740040"/>syntax<text:alphabetical-index-mark-end text:id="IMark67740040"/><text:alphabetical-index-mark-end text:id="IMark54539016"/><text:alphabetical-index-mark-end text:id="IMark62860904"/><text:alphabetical-index-mark-end text:id="IMark61585448"/><text:alphabetical-index-mark-end text:id="IMark60514504"/><text:alphabetical-index-mark-end text:id="IMark62915224"/><text:alphabetical-index-mark-end text:id="IMark62204072"/> of <text:alphabetical-index-mark-start text:id="IMark63998040"/><text:alphabetical-index-mark-start text:id="IMark66191256"/><text:alphabetical-index-mark-start text:id="IMark64706680"/><text:alphabetical-index-mark-start text:id="IMark61138520"/><text:alphabetical-index-mark-start text:id="IMark60713016"/><text:alphabetical-index-mark-start text:id="IMark68047656"/><text:alphabetical-index-mark-start text:id="IMark71481880"/><text:alphabetical-index-mark-start text:id="IMark61534232"/><text:alphabetical-index-mark-start text:id="IMark63406824"/><text:alphabetical-index-mark-start text:id="IMark62232936"/><text:alphabetical-index-mark-start text:id="IMark39840120"/><text:alphabetical-index-mark-start text:id="IMark68531944"/><text:alphabetical-index-mark-start text:id="IMark62469560"/><text:alphabetical-index-mark-start text:id="IMark61167448"/>sql<text:alphabetical-index-mark-end text:id="IMark61167448"/><text:alphabetical-index-mark-end text:id="IMark62469560"/><text:alphabetical-index-mark-end text:id="IMark68531944"/><text:alphabetical-index-mark-end text:id="IMark39840120"/><text:alphabetical-index-mark-end text:id="IMark62232936"/><text:alphabetical-index-mark-end text:id="IMark63406824"/><text:alphabetical-index-mark-end text:id="IMark61534232"/><text:alphabetical-index-mark-end text:id="IMark71481880"/><text:alphabetical-index-mark-end text:id="IMark68047656"/><text:alphabetical-index-mark-end text:id="IMark60713016"/><text:alphabetical-index-mark-end text:id="IMark61138520"/><text:alphabetical-index-mark-end text:id="IMark64706680"/><text:alphabetical-index-mark-end text:id="IMark66191256"/><text:alphabetical-index-mark-end text:id="IMark63998040"/> could make it more convenient: <text:alphabetical-index-mark-start text:id="IMark61472360"/><text:alphabetical-index-mark-start text:id="IMark66841768"/><text:alphabetical-index-mark-start text:id="IMark65821992"/><text:alphabetical-index-mark-start text:id="IMark59406552"/><text:alphabetical-index-mark-start text:id="IMark58325256"/><text:alphabetical-index-mark-start text:id="IMark58323752"/><text:alphabetical-index-mark-start text:id="IMark67730280"/>dot<text:alphabetical-index-mark-end text:id="IMark67730280"/><text:alphabetical-index-mark-end text:id="IMark58323752"/><text:alphabetical-index-mark-end text:id="IMark58325256"/><text:alphabetical-index-mark-end text:id="IMark59406552"/><text:alphabetical-index-mark-end text:id="IMark65821992"/><text:alphabetical-index-mark-end text:id="IMark66841768"/><text:alphabetical-index-mark-end text:id="IMark61472360"/> <text:alphabetical-index-mark-start text:id="IMark67728776"/><text:alphabetical-index-mark-start text:id="IMark65562600"/><text:alphabetical-index-mark-start text:id="IMark61896952"/><text:alphabetical-index-mark-start text:id="IMark67405224"/><text:alphabetical-index-mark-start text:id="IMark65006728"/><text:alphabetical-index-mark-start text:id="IMark64154216"/><text:alphabetical-index-mark-start text:id="IMark68530696"/>command<text:alphabetical-index-mark-end text:id="IMark68530696"/><text:alphabetical-index-mark-end text:id="IMark64154216"/><text:alphabetical-index-mark-end text:id="IMark65006728"/><text:alphabetical-index-mark-end text:id="IMark67405224"/><text:alphabetical-index-mark-end text:id="IMark61896952"/><text:alphabetical-index-mark-end text:id="IMark65562600"/><text:alphabetical-index-mark-end text:id="IMark67728776"/>s are interpreted by <text:alphabetical-index-mark-start text:id="IMark63386072"/><text:alphabetical-index-mark-start text:id="IMark67191768"/><text:alphabetical-index-mark-start text:id="IMark67896904"/><text:alphabetical-index-mark-start text:id="IMark61238040"/><text:alphabetical-index-mark-start text:id="IMark64503688"/><text:alphabetical-index-mark-start text:id="IMark54793560"/><text:alphabetical-index-mark-start text:id="IMark71325480"/><text:alphabetical-index-mark-start text:id="IMark63887848"/><text:alphabetical-index-mark-start text:id="IMark67469256"/><text:alphabetical-index-mark-start text:id="IMark64593800"/><text:alphabetical-index-mark-start text:id="IMark58005128"/><text:alphabetical-index-mark-start text:id="IMark58006456"/><text:alphabetical-index-mark-start text:id="IMark58007784"/><text:alphabetical-index-mark-start text:id="IMark58007880"/><text:alphabetical-index-mark-start text:id="IMark67855000"/><text:alphabetical-index-mark-start text:id="IMark67856328"/><text:alphabetical-index-mark-start text:id="IMark67973736"/><text:alphabetical-index-mark-start text:id="IMark67975064"/><text:alphabetical-index-mark-start text:id="IMark60128152"/><text:alphabetical-index-mark-start text:id="IMark60129448"/><text:alphabetical-index-mark-start text:id="IMark60130808"/>Sql<text:alphabetical-index-mark-end text:id="IMark60130808"/><text:alphabetical-index-mark-end text:id="IMark60129448"/><text:alphabetical-index-mark-end text:id="IMark60128152"/><text:alphabetical-index-mark-end text:id="IMark67975064"/><text:alphabetical-index-mark-end text:id="IMark67973736"/><text:alphabetical-index-mark-end text:id="IMark67856328"/><text:alphabetical-index-mark-end text:id="IMark67855000"/><text:alphabetical-index-mark-end text:id="IMark58007880"/><text:alphabetical-index-mark-end text:id="IMark58007784"/><text:alphabetical-index-mark-end text:id="IMark58006456"/><text:alphabetical-index-mark-end text:id="IMark58005128"/><text:alphabetical-index-mark-end text:id="IMark64593800"/><text:alphabetical-index-mark-end text:id="IMark67469256"/><text:alphabetical-index-mark-end text:id="IMark63887848"/>ite<text:alphabetical-index-mark-end text:id="IMark71325480"/><text:alphabetical-index-mark-end text:id="IMark54793560"/><text:alphabetical-index-mark-end text:id="IMark64503688"/><text:alphabetical-index-mark-end text:id="IMark61238040"/><text:alphabetical-index-mark-end text:id="IMark67896904"/><text:alphabetical-index-mark-end text:id="IMark67191768"/><text:alphabetical-index-mark-end text:id="IMark63386072"/>’3’s <text:alphabetical-index-mark-start text:id="IMark54843816"/><text:alphabetical-index-mark-start text:id="IMark54845048"/><text:alphabetical-index-mark-start text:id="IMark54846280"/><text:alphabetical-index-mark-start text:id="IMark54846376"/><text:alphabetical-index-mark-start text:id="IMark47530280"/><text:alphabetical-index-mark-start text:id="IMark71672152"/><text:alphabetical-index-mark-start text:id="IMark71673480"/>command<text:alphabetical-index-mark-end text:id="IMark71673480"/><text:alphabetical-index-mark-end text:id="IMark71672152"/><text:alphabetical-index-mark-end text:id="IMark47530280"/><text:alphabetical-index-mark-end text:id="IMark54846376"/><text:alphabetical-index-mark-end text:id="IMark54846280"/><text:alphabetical-index-mark-end text:id="IMark54845048"/><text:alphabetical-index-mark-end text:id="IMark54843816"/> line interpreter, and not <text:alphabetical-index-mark-start text:id="IMark67341160"/><text:alphabetical-index-mark-start text:id="IMark67342488"/><text:alphabetical-index-mark-start text:id="IMark67342584"/><text:alphabetical-index-mark-start text:id="IMark71411128"/><text:alphabetical-index-mark-start text:id="IMark71073928"/><text:alphabetical-index-mark-start text:id="IMark61956984"/><text:alphabetical-index-mark-start text:id="IMark61958312"/><text:alphabetical-index-mark-start text:id="IMark65331736"/><text:alphabetical-index-mark-start text:id="IMark65333064"/><text:alphabetical-index-mark-start text:id="IMark65334392"/><text:alphabetical-index-mark-start text:id="IMark54042632"/><text:alphabetical-index-mark-start text:id="IMark54043960"/><text:alphabetical-index-mark-start text:id="IMark54045288"/><text:alphabetical-index-mark-start text:id="IMark62151912"/><text:alphabetical-index-mark-start text:id="IMark62153240"/><text:alphabetical-index-mark-start text:id="IMark62154568"/><text:alphabetical-index-mark-start text:id="IMark67800728"/><text:alphabetical-index-mark-start text:id="IMark67802056"/><text:alphabetical-index-mark-start text:id="IMark67803384"/><text:alphabetical-index-mark-start text:id="IMark62121000"/><text:alphabetical-index-mark-start text:id="IMark62122360"/>Sql<text:alphabetical-index-mark-end text:id="IMark62122360"/><text:alphabetical-index-mark-end text:id="IMark62121000"/><text:alphabetical-index-mark-end text:id="IMark67803384"/><text:alphabetical-index-mark-end text:id="IMark67802056"/><text:alphabetical-index-mark-end text:id="IMark67800728"/><text:alphabetical-index-mark-end text:id="IMark62154568"/><text:alphabetical-index-mark-end text:id="IMark62153240"/><text:alphabetical-index-mark-end text:id="IMark62151912"/><text:alphabetical-index-mark-end text:id="IMark54045288"/><text:alphabetical-index-mark-end text:id="IMark54043960"/><text:alphabetical-index-mark-end text:id="IMark54042632"/><text:alphabetical-index-mark-end text:id="IMark65334392"/><text:alphabetical-index-mark-end text:id="IMark65333064"/><text:alphabetical-index-mark-end text:id="IMark65331736"/>ite<text:alphabetical-index-mark-end text:id="IMark61958312"/><text:alphabetical-index-mark-end text:id="IMark61956984"/><text:alphabetical-index-mark-end text:id="IMark71073928"/><text:alphabetical-index-mark-end text:id="IMark71411128"/><text:alphabetical-index-mark-end text:id="IMark67342584"/><text:alphabetical-index-mark-end text:id="IMark67342488"/><text:alphabetical-index-mark-end text:id="IMark67341160"/>3 itself, while <text:alphabetical-index-mark-start text:id="IMark60270856"/><text:alphabetical-index-mark-start text:id="IMark67712568"/><text:alphabetical-index-mark-start text:id="IMark67948728"/><text:alphabetical-index-mark-start text:id="IMark67950056"/><text:alphabetical-index-mark-start text:id="IMark71371848"/><text:alphabetical-index-mark-start text:id="IMark64551384"/><text:alphabetical-index-mark-start text:id="IMark64552712"/><text:alphabetical-index-mark-start text:id="IMark62858712"/><text:alphabetical-index-mark-start text:id="IMark63435128"/><text:alphabetical-index-mark-start text:id="IMark63436456"/><text:alphabetical-index-mark-start text:id="IMark61533544"/><text:alphabetical-index-mark-start text:id="IMark64772472"/><text:alphabetical-index-mark-start text:id="IMark64773800"/><text:alphabetical-index-mark-start text:id="IMark66283560"/>sql<text:alphabetical-index-mark-end text:id="IMark66283560"/><text:alphabetical-index-mark-end text:id="IMark64773800"/><text:alphabetical-index-mark-end text:id="IMark64772472"/><text:alphabetical-index-mark-end text:id="IMark61533544"/><text:alphabetical-index-mark-end text:id="IMark63436456"/><text:alphabetical-index-mark-end text:id="IMark63435128"/><text:alphabetical-index-mark-end text:id="IMark62858712"/><text:alphabetical-index-mark-end text:id="IMark64552712"/><text:alphabetical-index-mark-end text:id="IMark64551384"/><text:alphabetical-index-mark-end text:id="IMark71371848"/><text:alphabetical-index-mark-end text:id="IMark67950056"/><text:alphabetical-index-mark-end text:id="IMark67948728"/><text:alphabetical-index-mark-end text:id="IMark67712568"/><text:alphabetical-index-mark-end text:id="IMark60270856"/>p passes everything directly to <text:alphabetical-index-mark-start text:id="IMark64913080"/><text:alphabetical-index-mark-start text:id="IMark64914136"/><text:alphabetical-index-mark-start text:id="IMark64918792"/><text:alphabetical-index-mark-start text:id="IMark64920120"/><text:alphabetical-index-mark-start text:id="IMark64921448"/><text:alphabetical-index-mark-start text:id="IMark65877272"/><text:alphabetical-index-mark-start text:id="IMark65878600"/><text:alphabetical-index-mark-start text:id="IMark65879960"/><text:alphabetical-index-mark-start text:id="IMark65880376"/><text:alphabetical-index-mark-start text:id="IMark64444424"/><text:alphabetical-index-mark-start text:id="IMark64445752"/><text:alphabetical-index-mark-start text:id="IMark62338824"/><text:alphabetical-index-mark-start text:id="IMark62340088"/><text:alphabetical-index-mark-start text:id="IMark62341416"/><text:alphabetical-index-mark-start text:id="IMark63544472"/><text:alphabetical-index-mark-start text:id="IMark63546328"/><text:alphabetical-index-mark-start text:id="IMark66890392"/><text:alphabetical-index-mark-start text:id="IMark66828664"/><text:alphabetical-index-mark-start text:id="IMark66829992"/><text:alphabetical-index-mark-start text:id="IMark71657704"/><text:alphabetical-index-mark-start text:id="IMark61588584"/>Sql<text:alphabetical-index-mark-end text:id="IMark61588584"/><text:alphabetical-index-mark-end text:id="IMark71657704"/><text:alphabetical-index-mark-end text:id="IMark66829992"/><text:alphabetical-index-mark-end text:id="IMark66828664"/><text:alphabetical-index-mark-end text:id="IMark66890392"/><text:alphabetical-index-mark-end text:id="IMark63546328"/><text:alphabetical-index-mark-end text:id="IMark63544472"/><text:alphabetical-index-mark-end text:id="IMark62341416"/><text:alphabetical-index-mark-end text:id="IMark62340088"/><text:alphabetical-index-mark-end text:id="IMark62338824"/><text:alphabetical-index-mark-end text:id="IMark64445752"/><text:alphabetical-index-mark-end text:id="IMark64444424"/><text:alphabetical-index-mark-end text:id="IMark65880376"/><text:alphabetical-index-mark-end text:id="IMark65879960"/>ite<text:alphabetical-index-mark-end text:id="IMark65878600"/><text:alphabetical-index-mark-end text:id="IMark65877272"/><text:alphabetical-index-mark-end text:id="IMark64921448"/><text:alphabetical-index-mark-end text:id="IMark64920120"/><text:alphabetical-index-mark-end text:id="IMark64918792"/><text:alphabetical-index-mark-end text:id="IMark64914136"/><text:alphabetical-index-mark-end text:id="IMark64913080"/>3, no questions asked.</text:p>
      <text:p text:style-name="P24"/>
      <text:p text:style-name="P62">After the initial phase of development involving <text:alphabetical-index-mark-start text:id="IMark60270856"/><text:alphabetical-index-mark-start text:id="IMark67712568"/><text:alphabetical-index-mark-start text:id="IMark61472360"/><text:alphabetical-index-mark-start text:id="IMark66841768"/><text:alphabetical-index-mark-start text:id="IMark65821992"/><text:alphabetical-index-mark-start text:id="IMark63998040"/><text:alphabetical-index-mark-start text:id="IMark66191256"/><text:alphabetical-index-mark-start text:id="IMark64706680"/><text:alphabetical-index-mark-start text:id="IMark61138520"/><text:alphabetical-index-mark-start text:id="IMark60713016"/><text:alphabetical-index-mark-start text:id="IMark68047656"/><text:alphabetical-index-mark-start text:id="IMark71481880"/><text:alphabetical-index-mark-start text:id="IMark61534232"/><text:alphabetical-index-mark-start text:id="IMark63406824"/><text:alphabetical-index-mark-start text:id="IMark62232936"/>Sql<text:alphabetical-index-mark-end text:id="IMark62232936"/><text:alphabetical-index-mark-end text:id="IMark63406824"/><text:alphabetical-index-mark-end text:id="IMark61534232"/><text:alphabetical-index-mark-end text:id="IMark71481880"/><text:alphabetical-index-mark-end text:id="IMark68047656"/><text:alphabetical-index-mark-end text:id="IMark60713016"/><text:alphabetical-index-mark-end text:id="IMark61138520"/><text:alphabetical-index-mark-end text:id="IMark64706680"/><text:alphabetical-index-mark-end text:id="IMark66191256"/><text:alphabetical-index-mark-end text:id="IMark63998040"/>ite<text:alphabetical-index-mark-end text:id="IMark65821992"/><text:alphabetical-index-mark-end text:id="IMark66841768"/><text:alphabetical-index-mark-end text:id="IMark61472360"/><text:alphabetical-index-mark-end text:id="IMark67712568"/><text:alphabetical-index-mark-end text:id="IMark60270856"/>3 compatibility, I began studying the feasibility of using <text:alphabetical-index-mark-start text:id="IMark39840120"/><text:alphabetical-index-mark-start text:id="IMark68531944"/><text:alphabetical-index-mark-start text:id="IMark62469560"/><text:alphabetical-index-mark-start text:id="IMark61167448"/><text:alphabetical-index-mark-start text:id="IMark62204072"/><text:alphabetical-index-mark-start text:id="IMark62915224"/><text:alphabetical-index-mark-start text:id="IMark60514504"/><text:alphabetical-index-mark-start text:id="IMark61585448"/><text:alphabetical-index-mark-start text:id="IMark62860904"/><text:alphabetical-index-mark-start text:id="IMark54539016"/>sql<text:alphabetical-index-mark-end text:id="IMark54539016"/><text:alphabetical-index-mark-end text:id="IMark62860904"/><text:alphabetical-index-mark-end text:id="IMark61585448"/><text:alphabetical-index-mark-end text:id="IMark60514504"/><text:alphabetical-index-mark-end text:id="IMark62915224"/><text:alphabetical-index-mark-end text:id="IMark62204072"/><text:alphabetical-index-mark-end text:id="IMark61167448"/><text:alphabetical-index-mark-end text:id="IMark62469560"/><text:alphabetical-index-mark-end text:id="IMark68531944"/><text:alphabetical-index-mark-end text:id="IMark39840120"/>p with other <text:alphabetical-index-mark-start text:id="IMark67740040"/><text:alphabetical-index-mark-start text:id="IMark60712632"/><text:alphabetical-index-mark-start text:id="IMark53984840"/><text:alphabetical-index-mark-start text:id="IMark71271272"/><text:alphabetical-index-mark-start text:id="IMark63397000"/><text:alphabetical-index-mark-start text:id="IMark65481016"/>format<text:alphabetical-index-mark-end text:id="IMark65481016"/><text:alphabetical-index-mark-end text:id="IMark63397000"/><text:alphabetical-index-mark-end text:id="IMark71271272"/><text:alphabetical-index-mark-end text:id="IMark53984840"/><text:alphabetical-index-mark-end text:id="IMark60712632"/><text:alphabetical-index-mark-end text:id="IMark67740040"/>s. <text:alphabetical-index-mark-start text:id="IMark64224280"/><text:alphabetical-index-mark-start text:id="IMark64904072"/><text:alphabetical-index-mark-start text:id="IMark67735592"/><text:alphabetical-index-mark-start text:id="IMark64817112"/><text:alphabetical-index-mark-start text:id="IMark66711048"/>HDF5<text:alphabetical-index-mark-end text:id="IMark66711048"/><text:alphabetical-index-mark-end text:id="IMark64817112"/><text:alphabetical-index-mark-end text:id="IMark67735592"/><text:alphabetical-index-mark-end text:id="IMark64904072"/><text:alphabetical-index-mark-end text:id="IMark64224280"/> and the fairly newly – developed HDF <text:alphabetical-index-mark-start text:id="IMark71642872"/><text:alphabetical-index-mark-start text:id="IMark62670056"/><text:alphabetical-index-mark-start text:id="IMark63284456"/><text:alphabetical-index-mark-start text:id="IMark62456568"/><text:alphabetical-index-mark-start text:id="IMark60519016"/>query<text:alphabetical-index-mark-end text:id="IMark60519016"/><text:alphabetical-index-mark-end text:id="IMark62456568"/><text:alphabetical-index-mark-end text:id="IMark63284456"/><text:alphabetical-index-mark-end text:id="IMark62670056"/><text:alphabetical-index-mark-end text:id="IMark71642872"/> language (<text:alphabetical-index-mark-start text:id="IMark62794904"/><text:alphabetical-index-mark-start text:id="IMark65058072"/><text:alphabetical-index-mark-start text:id="IMark58923976"/><text:alphabetical-index-mark-start text:id="IMark68168424"/><text:alphabetical-index-mark-start text:id="IMark63076088"/>HDFql<text:alphabetical-index-mark-end text:id="IMark63076088"/><text:alphabetical-index-mark-end text:id="IMark68168424"/><text:alphabetical-index-mark-end text:id="IMark58923976"/><text:alphabetical-index-mark-end text:id="IMark65058072"/><text:alphabetical-index-mark-end text:id="IMark62794904"/>) soon proved an interesting venue to purse for various reasons, including the <text:soft-page-break/>practicality of <text:alphabetical-index-mark-start text:id="IMark63713384"/><text:alphabetical-index-mark-start text:id="IMark65883000"/><text:alphabetical-index-mark-start text:id="IMark67142280"/><text:alphabetical-index-mark-start text:id="IMark68163368"/><text:alphabetical-index-mark-start text:id="IMark54574696"/>HDF5<text:alphabetical-index-mark-end text:id="IMark54574696"/><text:alphabetical-index-mark-end text:id="IMark68163368"/><text:alphabetical-index-mark-end text:id="IMark67142280"/><text:alphabetical-index-mark-end text:id="IMark65883000"/><text:alphabetical-index-mark-end text:id="IMark63713384"/> for storing large amounts of data, similitudes between <text:alphabetical-index-mark-start text:id="IMark54079880"/><text:alphabetical-index-mark-start text:id="IMark61249560"/><text:alphabetical-index-mark-start text:id="IMark60896136"/><text:alphabetical-index-mark-start text:id="IMark54033032"/><text:alphabetical-index-mark-start text:id="IMark62056728"/><text:alphabetical-index-mark-start text:id="IMark58788664"/><text:alphabetical-index-mark-start text:id="IMark63608104"/><text:alphabetical-index-mark-start text:id="IMark62054472"/><text:alphabetical-index-mark-start text:id="IMark54886072"/><text:alphabetical-index-mark-start text:id="IMark65653416"/>SQL<text:alphabetical-index-mark-end text:id="IMark65653416"/><text:alphabetical-index-mark-end text:id="IMark54886072"/><text:alphabetical-index-mark-end text:id="IMark62054472"/><text:alphabetical-index-mark-end text:id="IMark63608104"/><text:alphabetical-index-mark-end text:id="IMark58788664"/><text:alphabetical-index-mark-end text:id="IMark62056728"/><text:alphabetical-index-mark-end text:id="IMark54033032"/><text:alphabetical-index-mark-end text:id="IMark60896136"/><text:alphabetical-index-mark-end text:id="IMark61249560"/><text:alphabetical-index-mark-end text:id="IMark54079880"/> and <text:alphabetical-index-mark-start text:id="IMark64384536"/><text:alphabetical-index-mark-start text:id="IMark71296984"/><text:alphabetical-index-mark-start text:id="IMark71744232"/><text:alphabetical-index-mark-start text:id="IMark63599000"/><text:alphabetical-index-mark-start text:id="IMark71309368"/>HDFql<text:alphabetical-index-mark-end text:id="IMark71309368"/><text:alphabetical-index-mark-end text:id="IMark63599000"/><text:alphabetical-index-mark-end text:id="IMark71744232"/><text:alphabetical-index-mark-end text:id="IMark71296984"/><text:alphabetical-index-mark-end text:id="IMark64384536"/>, and the adap<text:alphabetical-index-mark-start text:id="IMark61586584"/><text:alphabetical-index-mark-start text:id="IMark66088008"/><text:alphabetical-index-mark-start text:id="IMark66343928"/><text:alphabetical-index-mark-start text:id="IMark68858696"/><text:alphabetical-index-mark-start text:id="IMark65525048"/>table<text:alphabetical-index-mark-end text:id="IMark65525048"/><text:alphabetical-index-mark-end text:id="IMark68858696"/><text:alphabetical-index-mark-end text:id="IMark66343928"/><text:alphabetical-index-mark-end text:id="IMark66088008"/><text:alphabetical-index-mark-end text:id="IMark61586584"/> nature of <text:alphabetical-index-mark-start text:id="IMark68012760"/><text:alphabetical-index-mark-start text:id="IMark67747688"/><text:alphabetical-index-mark-start text:id="IMark67746184"/><text:alphabetical-index-mark-start text:id="IMark65885288"/><text:alphabetical-index-mark-start text:id="IMark65883784"/><text:alphabetical-index-mark-start text:id="IMark54224808"/><text:alphabetical-index-mark-start text:id="IMark54223304"/><text:alphabetical-index-mark-start text:id="IMark62360616"/><text:alphabetical-index-mark-start text:id="IMark62359112"/><text:alphabetical-index-mark-start text:id="IMark62338440"/>sql<text:alphabetical-index-mark-end text:id="IMark62338440"/><text:alphabetical-index-mark-end text:id="IMark62359112"/><text:alphabetical-index-mark-end text:id="IMark62360616"/><text:alphabetical-index-mark-end text:id="IMark54223304"/><text:alphabetical-index-mark-end text:id="IMark54224808"/><text:alphabetical-index-mark-end text:id="IMark65883784"/><text:alphabetical-index-mark-end text:id="IMark65885288"/><text:alphabetical-index-mark-end text:id="IMark67746184"/><text:alphabetical-index-mark-end text:id="IMark67747688"/><text:alphabetical-index-mark-end text:id="IMark68012760"/>p’s <text:alphabetical-index-mark-start text:id="IMark64913752"/><text:alphabetical-index-mark-start text:id="IMark64911944"/><text:alphabetical-index-mark-start text:id="IMark61064552"/><text:alphabetical-index-mark-start text:id="IMark61063048"/><text:alphabetical-index-mark-start text:id="IMark61061544"/>code<text:alphabetical-index-mark-end text:id="IMark61061544"/><text:alphabetical-index-mark-end text:id="IMark61063048"/><text:alphabetical-index-mark-end text:id="IMark61064552"/><text:alphabetical-index-mark-end text:id="IMark64911944"/><text:alphabetical-index-mark-end text:id="IMark64913752"/>.</text:p>
      <text:p text:style-name="P62"/>
      <text:p text:style-name="P64"><text:alphabetical-index-mark-start text:id="IMark66088008"/><text:alphabetical-index-mark-start text:id="IMark66343928"/><text:alphabetical-index-mark-start text:id="IMark68858696"/><text:alphabetical-index-mark-start text:id="IMark65525048"/><text:alphabetical-index-mark-start text:id="IMark64384536"/>HDFql<text:alphabetical-index-mark-end text:id="IMark64384536"/><text:alphabetical-index-mark-end text:id="IMark65525048"/><text:alphabetical-index-mark-end text:id="IMark68858696"/><text:alphabetical-index-mark-end text:id="IMark66343928"/><text:alphabetical-index-mark-end text:id="IMark66088008"/>, like <text:alphabetical-index-mark-start text:id="IMark71296984"/><text:alphabetical-index-mark-start text:id="IMark71744232"/><text:alphabetical-index-mark-start text:id="IMark63599000"/><text:alphabetical-index-mark-start text:id="IMark71309368"/><text:alphabetical-index-mark-start text:id="IMark54079880"/><text:alphabetical-index-mark-start text:id="IMark61249560"/><text:alphabetical-index-mark-start text:id="IMark60896136"/><text:alphabetical-index-mark-start text:id="IMark54033032"/><text:alphabetical-index-mark-start text:id="IMark62056728"/><text:alphabetical-index-mark-start text:id="IMark58788664"/><text:alphabetical-index-mark-start text:id="IMark63608104"/><text:alphabetical-index-mark-start text:id="IMark62054472"/><text:alphabetical-index-mark-start text:id="IMark54886072"/><text:alphabetical-index-mark-start text:id="IMark65653416"/><text:alphabetical-index-mark-start text:id="IMark63713384"/>Sql<text:alphabetical-index-mark-end text:id="IMark63713384"/><text:alphabetical-index-mark-end text:id="IMark65653416"/><text:alphabetical-index-mark-end text:id="IMark54886072"/><text:alphabetical-index-mark-end text:id="IMark62054472"/><text:alphabetical-index-mark-end text:id="IMark63608104"/><text:alphabetical-index-mark-end text:id="IMark58788664"/><text:alphabetical-index-mark-end text:id="IMark62056728"/><text:alphabetical-index-mark-end text:id="IMark54033032"/><text:alphabetical-index-mark-end text:id="IMark60896136"/><text:alphabetical-index-mark-end text:id="IMark61249560"/>ite<text:alphabetical-index-mark-end text:id="IMark54079880"/><text:alphabetical-index-mark-end text:id="IMark71309368"/><text:alphabetical-index-mark-end text:id="IMark63599000"/><text:alphabetical-index-mark-end text:id="IMark71744232"/><text:alphabetical-index-mark-end text:id="IMark71296984"/>3, comes with a <text:alphabetical-index-mark-start text:id="IMark65883000"/><text:alphabetical-index-mark-start text:id="IMark67142280"/><text:alphabetical-index-mark-start text:id="IMark68163368"/><text:alphabetical-index-mark-start text:id="IMark54574696"/><text:alphabetical-index-mark-start text:id="IMark62794904"/>command<text:alphabetical-index-mark-end text:id="IMark62794904"/><text:alphabetical-index-mark-end text:id="IMark54574696"/><text:alphabetical-index-mark-end text:id="IMark68163368"/><text:alphabetical-index-mark-end text:id="IMark67142280"/><text:alphabetical-index-mark-end text:id="IMark65883000"/> line interpreter and its <text:alphabetical-index-mark-start text:id="IMark65058072"/><text:alphabetical-index-mark-start text:id="IMark58923976"/><text:alphabetical-index-mark-start text:id="IMark68168424"/><text:alphabetical-index-mark-start text:id="IMark63076088"/><text:alphabetical-index-mark-start text:id="IMark71642872"/>queries<text:alphabetical-index-mark-end text:id="IMark71642872"/><text:alphabetical-index-mark-end text:id="IMark63076088"/><text:alphabetical-index-mark-end text:id="IMark68168424"/><text:alphabetical-index-mark-end text:id="IMark58923976"/><text:alphabetical-index-mark-end text:id="IMark65058072"/> are quite similar to those of the latter, so I decided to adapt it to <text:alphabetical-index-mark-start text:id="IMark62670056"/><text:alphabetical-index-mark-start text:id="IMark63284456"/><text:alphabetical-index-mark-start text:id="IMark62456568"/><text:alphabetical-index-mark-start text:id="IMark60519016"/><text:alphabetical-index-mark-start text:id="IMark64224280"/><text:alphabetical-index-mark-start text:id="IMark64904072"/><text:alphabetical-index-mark-start text:id="IMark67735592"/><text:alphabetical-index-mark-start text:id="IMark64817112"/><text:alphabetical-index-mark-start text:id="IMark66711048"/><text:alphabetical-index-mark-start text:id="IMark67740040"/>sql<text:alphabetical-index-mark-end text:id="IMark67740040"/><text:alphabetical-index-mark-end text:id="IMark66711048"/><text:alphabetical-index-mark-end text:id="IMark64817112"/><text:alphabetical-index-mark-end text:id="IMark67735592"/><text:alphabetical-index-mark-end text:id="IMark64904072"/><text:alphabetical-index-mark-end text:id="IMark64224280"/><text:alphabetical-index-mark-end text:id="IMark60519016"/><text:alphabetical-index-mark-end text:id="IMark62456568"/><text:alphabetical-index-mark-end text:id="IMark63284456"/><text:alphabetical-index-mark-end text:id="IMark62670056"/>p. <text:span text:style-name="T67">As a </text:span><text:alphabetical-index-mark-start text:id="IMark60712632"/><text:alphabetical-index-mark-start text:id="IMark53984840"/><text:alphabetical-index-mark-start text:id="IMark71271272"/><text:alphabetical-index-mark-start text:id="IMark63397000"/><text:alphabetical-index-mark-start text:id="IMark65481016"/><text:span text:style-name="T67">result</text:span><text:alphabetical-index-mark-end text:id="IMark65481016"/><text:alphabetical-index-mark-end text:id="IMark63397000"/><text:alphabetical-index-mark-end text:id="IMark71271272"/><text:alphabetical-index-mark-end text:id="IMark53984840"/><text:alphabetical-index-mark-end text:id="IMark60712632"/><text:span text:style-name="T67">, the main </text:span><text:alphabetical-index-mark-start text:id="IMark39840120"/><text:alphabetical-index-mark-start text:id="IMark68531944"/><text:alphabetical-index-mark-start text:id="IMark62469560"/><text:alphabetical-index-mark-start text:id="IMark61167448"/><text:alphabetical-index-mark-start text:id="IMark62204072"/><text:span text:style-name="T67">advantage</text:span><text:alphabetical-index-mark-end text:id="IMark62204072"/><text:alphabetical-index-mark-end text:id="IMark61167448"/><text:alphabetical-index-mark-end text:id="IMark62469560"/><text:alphabetical-index-mark-end text:id="IMark68531944"/><text:alphabetical-index-mark-end text:id="IMark39840120"/><text:span text:style-name="T67"> in this regard, at least in my view, is that </text:span><text:alphabetical-index-mark-start text:id="IMark62915224"/><text:alphabetical-index-mark-start text:id="IMark60514504"/><text:alphabetical-index-mark-start text:id="IMark61585448"/><text:alphabetical-index-mark-start text:id="IMark62860904"/><text:alphabetical-index-mark-start text:id="IMark54539016"/><text:alphabetical-index-mark-start text:id="IMark60270856"/><text:alphabetical-index-mark-start text:id="IMark67712568"/><text:alphabetical-index-mark-start text:id="IMark61472360"/><text:alphabetical-index-mark-start text:id="IMark66841768"/><text:alphabetical-index-mark-start text:id="IMark65821992"/><text:span text:style-name="T67">sql</text:span><text:alphabetical-index-mark-end text:id="IMark65821992"/><text:alphabetical-index-mark-end text:id="IMark66841768"/><text:alphabetical-index-mark-end text:id="IMark61472360"/><text:alphabetical-index-mark-end text:id="IMark67712568"/><text:alphabetical-index-mark-end text:id="IMark60270856"/><text:alphabetical-index-mark-end text:id="IMark54539016"/><text:alphabetical-index-mark-end text:id="IMark62860904"/><text:alphabetical-index-mark-end text:id="IMark61585448"/><text:alphabetical-index-mark-end text:id="IMark60514504"/><text:alphabetical-index-mark-end text:id="IMark62915224"/><text:span text:style-name="T67">p offer a </text:span><text:alphabetical-index-mark-start text:id="IMark63998040"/><text:alphabetical-index-mark-start text:id="IMark66191256"/><text:alphabetical-index-mark-start text:id="IMark64706680"/><text:alphabetical-index-mark-start text:id="IMark61138520"/><text:alphabetical-index-mark-start text:id="IMark60713016"/><text:span text:style-name="T67">single</text:span><text:alphabetical-index-mark-end text:id="IMark60713016"/><text:alphabetical-index-mark-end text:id="IMark61138520"/><text:alphabetical-index-mark-end text:id="IMark64706680"/><text:alphabetical-index-mark-end text:id="IMark66191256"/><text:alphabetical-index-mark-end text:id="IMark63998040"/><text:span text:style-name="T67"> user interface both for </text:span><text:alphabetical-index-mark-start text:id="IMark68047656"/><text:alphabetical-index-mark-start text:id="IMark71481880"/><text:alphabetical-index-mark-start text:id="IMark61534232"/><text:alphabetical-index-mark-start text:id="IMark63406824"/><text:alphabetical-index-mark-start text:id="IMark62232936"/><text:alphabetical-index-mark-start text:id="IMark61586584"/><text:alphabetical-index-mark-start text:id="IMark67728776"/><text:alphabetical-index-mark-start text:id="IMark66830360"/><text:alphabetical-index-mark-start text:id="IMark64444792"/><text:alphabetical-index-mark-start text:id="IMark64920488"/><text:alphabetical-index-mark-start text:id="IMark60420632"/><text:alphabetical-index-mark-start text:id="IMark59408808"/><text:alphabetical-index-mark-start text:id="IMark54844184"/><text:alphabetical-index-mark-start text:id="IMark63459832"/><text:alphabetical-index-mark-start text:id="IMark39700632"/><text:span text:style-name="T67">Sql</text:span><text:alphabetical-index-mark-end text:id="IMark39700632"/><text:alphabetical-index-mark-end text:id="IMark63459832"/><text:alphabetical-index-mark-end text:id="IMark54844184"/><text:alphabetical-index-mark-end text:id="IMark59408808"/><text:alphabetical-index-mark-end text:id="IMark60420632"/><text:alphabetical-index-mark-end text:id="IMark64920488"/><text:alphabetical-index-mark-end text:id="IMark64444792"/><text:alphabetical-index-mark-end text:id="IMark66830360"/><text:alphabetical-index-mark-end text:id="IMark67728776"/><text:alphabetical-index-mark-end text:id="IMark61586584"/><text:span text:style-name="T67">ite</text:span><text:alphabetical-index-mark-end text:id="IMark62232936"/><text:alphabetical-index-mark-end text:id="IMark63406824"/><text:alphabetical-index-mark-end text:id="IMark61534232"/><text:alphabetical-index-mark-end text:id="IMark71481880"/><text:alphabetical-index-mark-end text:id="IMark68047656"/><text:span text:style-name="T67">’s version of </text:span><text:alphabetical-index-mark-start text:id="IMark67468072"/><text:alphabetical-index-mark-start text:id="IMark64592936"/><text:alphabetical-index-mark-start text:id="IMark71410264"/><text:alphabetical-index-mark-start text:id="IMark67947896"/><text:alphabetical-index-mark-start text:id="IMark66728472"/><text:alphabetical-index-mark-start text:id="IMark64550568"/><text:alphabetical-index-mark-start text:id="IMark64109576"/><text:alphabetical-index-mark-start text:id="IMark61959128"/><text:alphabetical-index-mark-start text:id="IMark58325256"/><text:alphabetical-index-mark-start text:id="IMark65006728"/><text:span text:style-name="T67">SQL</text:span><text:alphabetical-index-mark-end text:id="IMark65006728"/><text:alphabetical-index-mark-end text:id="IMark58325256"/><text:alphabetical-index-mark-end text:id="IMark61959128"/><text:alphabetical-index-mark-end text:id="IMark64109576"/><text:alphabetical-index-mark-end text:id="IMark64550568"/><text:alphabetical-index-mark-end text:id="IMark66728472"/><text:alphabetical-index-mark-end text:id="IMark67947896"/><text:alphabetical-index-mark-end text:id="IMark71410264"/><text:alphabetical-index-mark-end text:id="IMark64592936"/><text:alphabetical-index-mark-end text:id="IMark67468072"/><text:span text:style-name="T67"> and </text:span><text:alphabetical-index-mark-start text:id="IMark64503688"/><text:alphabetical-index-mark-start text:id="IMark63386072"/><text:alphabetical-index-mark-start text:id="IMark67192520"/><text:alphabetical-index-mark-start text:id="IMark61209048"/><text:alphabetical-index-mark-start text:id="IMark64810056"/><text:span text:style-name="T67">HDFql</text:span><text:alphabetical-index-mark-end text:id="IMark64810056"/><text:alphabetical-index-mark-end text:id="IMark61209048"/><text:alphabetical-index-mark-end text:id="IMark67192520"/><text:alphabetical-index-mark-end text:id="IMark63386072"/><text:alphabetical-index-mark-end text:id="IMark64503688"/><text:span text:style-name="T67">, which is a </text:span><text:alphabetical-index-mark-start text:id="IMark60677528"/><text:alphabetical-index-mark-start text:id="IMark63951080"/><text:alphabetical-index-mark-start text:id="IMark62642616"/><text:alphabetical-index-mark-start text:id="IMark68546488"/><text:alphabetical-index-mark-start text:id="IMark54719016"/><text:alphabetical-index-mark-start text:id="IMark62081688"/><text:alphabetical-index-mark-start text:id="IMark63406152"/><text:alphabetical-index-mark-start text:id="IMark67228536"/><text:alphabetical-index-mark-start text:id="IMark65522440"/><text:alphabetical-index-mark-start text:id="IMark58786952"/><text:span text:style-name="T67">SQL</text:span><text:alphabetical-index-mark-end text:id="IMark58786952"/><text:alphabetical-index-mark-end text:id="IMark65522440"/><text:alphabetical-index-mark-end text:id="IMark67228536"/><text:alphabetical-index-mark-end text:id="IMark63406152"/><text:alphabetical-index-mark-end text:id="IMark62081688"/><text:alphabetical-index-mark-end text:id="IMark54719016"/><text:alphabetical-index-mark-end text:id="IMark68546488"/><text:alphabetical-index-mark-end text:id="IMark62642616"/><text:alphabetical-index-mark-end text:id="IMark63951080"/><text:alphabetical-index-mark-end text:id="IMark60677528"/><text:span text:style-name="T67"> – like </text:span><text:alphabetical-index-mark-start text:id="IMark62341880"/><text:alphabetical-index-mark-start text:id="IMark68450968"/><text:alphabetical-index-mark-start text:id="IMark67801672"/><text:alphabetical-index-mark-start text:id="IMark54550312"/><text:alphabetical-index-mark-start text:id="IMark67156360"/><text:span text:style-name="T67">query</text:span><text:alphabetical-index-mark-end text:id="IMark67156360"/><text:alphabetical-index-mark-end text:id="IMark54550312"/><text:alphabetical-index-mark-end text:id="IMark67801672"/><text:alphabetical-index-mark-end text:id="IMark68450968"/><text:alphabetical-index-mark-end text:id="IMark62341880"/><text:span text:style-name="T67"> language for </text:span><text:alphabetical-index-mark-start text:id="IMark66094888"/><text:alphabetical-index-mark-start text:id="IMark66096152"/><text:alphabetical-index-mark-start text:id="IMark68737464"/><text:alphabetical-index-mark-start text:id="IMark65297624"/><text:alphabetical-index-mark-start text:id="IMark65298952"/><text:span text:style-name="T67">HDF5</text:span><text:alphabetical-index-mark-end text:id="IMark65298952"/><text:alphabetical-index-mark-end text:id="IMark65297624"/><text:alphabetical-index-mark-end text:id="IMark68737464"/><text:alphabetical-index-mark-end text:id="IMark66096152"/><text:alphabetical-index-mark-end text:id="IMark66094888"/><text:span text:style-name="T67"> </text:span><text:alphabetical-index-mark-start text:id="IMark66158552"/><text:alphabetical-index-mark-start text:id="IMark66159880"/><text:alphabetical-index-mark-start text:id="IMark60133176"/><text:alphabetical-index-mark-start text:id="IMark63940536"/><text:alphabetical-index-mark-start text:id="IMark63941864"/><text:span text:style-name="T67">database</text:span><text:alphabetical-index-mark-end text:id="IMark63941864"/><text:alphabetical-index-mark-end text:id="IMark63940536"/><text:alphabetical-index-mark-end text:id="IMark60133176"/><text:alphabetical-index-mark-end text:id="IMark66159880"/><text:alphabetical-index-mark-end text:id="IMark66158552"/><text:span text:style-name="T67">s.</text:span></text:p>
      <text:p text:style-name="P63"/>
      <text:p text:style-name="P63">Much like in the case of <text:alphabetical-index-mark-start text:id="IMark64224280"/><text:alphabetical-index-mark-start text:id="IMark64904072"/><text:alphabetical-index-mark-start text:id="IMark67735592"/><text:alphabetical-index-mark-start text:id="IMark64817112"/><text:alphabetical-index-mark-start text:id="IMark66711048"/><text:alphabetical-index-mark-start text:id="IMark67740040"/><text:alphabetical-index-mark-start text:id="IMark65058072"/><text:alphabetical-index-mark-start text:id="IMark58923976"/><text:alphabetical-index-mark-start text:id="IMark68168424"/><text:alphabetical-index-mark-start text:id="IMark63076088"/><text:alphabetical-index-mark-start text:id="IMark71642872"/><text:alphabetical-index-mark-start text:id="IMark65883000"/><text:alphabetical-index-mark-start text:id="IMark67142280"/><text:alphabetical-index-mark-start text:id="IMark68163368"/><text:alphabetical-index-mark-start text:id="IMark54574696"/>Sql<text:alphabetical-index-mark-end text:id="IMark54574696"/><text:alphabetical-index-mark-end text:id="IMark68163368"/><text:alphabetical-index-mark-end text:id="IMark67142280"/><text:alphabetical-index-mark-end text:id="IMark65883000"/><text:alphabetical-index-mark-end text:id="IMark71642872"/><text:alphabetical-index-mark-end text:id="IMark63076088"/><text:alphabetical-index-mark-end text:id="IMark68168424"/><text:alphabetical-index-mark-end text:id="IMark58923976"/><text:alphabetical-index-mark-end text:id="IMark65058072"/><text:alphabetical-index-mark-end text:id="IMark67740040"/>ite<text:alphabetical-index-mark-end text:id="IMark66711048"/><text:alphabetical-index-mark-end text:id="IMark64817112"/><text:alphabetical-index-mark-end text:id="IMark67735592"/><text:alphabetical-index-mark-end text:id="IMark64904072"/><text:alphabetical-index-mark-end text:id="IMark64224280"/>, for now support for <text:alphabetical-index-mark-start text:id="IMark62794904"/><text:alphabetical-index-mark-start text:id="IMark71296984"/><text:alphabetical-index-mark-start text:id="IMark71744232"/><text:alphabetical-index-mark-start text:id="IMark63599000"/><text:alphabetical-index-mark-start text:id="IMark71309368"/>HDF5<text:alphabetical-index-mark-end text:id="IMark71309368"/><text:alphabetical-index-mark-end text:id="IMark63599000"/><text:alphabetical-index-mark-end text:id="IMark71744232"/><text:alphabetical-index-mark-end text:id="IMark71296984"/><text:alphabetical-index-mark-end text:id="IMark62794904"/> via <text:alphabetical-index-mark-start text:id="IMark54079880"/><text:alphabetical-index-mark-start text:id="IMark61249560"/><text:alphabetical-index-mark-start text:id="IMark60896136"/><text:alphabetical-index-mark-start text:id="IMark54033032"/><text:alphabetical-index-mark-start text:id="IMark62056728"/>HDFql<text:alphabetical-index-mark-end text:id="IMark62056728"/><text:alphabetical-index-mark-end text:id="IMark54033032"/><text:alphabetical-index-mark-end text:id="IMark60896136"/><text:alphabetical-index-mark-end text:id="IMark61249560"/><text:alphabetical-index-mark-end text:id="IMark54079880"/> has some limitations in <text:alphabetical-index-mark-start text:id="IMark58788664"/><text:alphabetical-index-mark-start text:id="IMark63608104"/><text:alphabetical-index-mark-start text:id="IMark62054472"/><text:alphabetical-index-mark-start text:id="IMark54886072"/><text:alphabetical-index-mark-start text:id="IMark65653416"/><text:alphabetical-index-mark-start text:id="IMark63713384"/><text:alphabetical-index-mark-start text:id="IMark66088008"/><text:alphabetical-index-mark-start text:id="IMark66343928"/><text:alphabetical-index-mark-start text:id="IMark68858696"/><text:alphabetical-index-mark-start text:id="IMark65525048"/>sql<text:alphabetical-index-mark-end text:id="IMark65525048"/><text:alphabetical-index-mark-end text:id="IMark68858696"/><text:alphabetical-index-mark-end text:id="IMark66343928"/><text:alphabetical-index-mark-end text:id="IMark66088008"/><text:alphabetical-index-mark-end text:id="IMark63713384"/><text:alphabetical-index-mark-end text:id="IMark65653416"/><text:alphabetical-index-mark-end text:id="IMark54886072"/><text:alphabetical-index-mark-end text:id="IMark62054472"/><text:alphabetical-index-mark-end text:id="IMark63608104"/><text:alphabetical-index-mark-end text:id="IMark58788664"/>p, but it essentially works. </text:p>
      <text:p text:style-name="P62"/>
      <text:p text:style-name="P62"/>
      <text:p text:style-name="P24"/>
      <text:p text:style-name="P10"/>
      <text:p text:style-name="P13"/>
      <text:p text:style-name="P8"/>
      <text:h text:style-name="P118" text:outline-level="1"><text:bookmark-start text:name="__RefHeading___Toc951_76759228"/>2. Conventions, caveats and base conditions for development.<text:bookmark-end text:name="__RefHeading___Toc951_76759228"/></text:h>
      <text:p text:style-name="P8"/>
      <text:p text:style-name="P16">Take into consideration these <text:alphabetical-index-mark-start text:id="IMark67712568"/><text:alphabetical-index-mark-start text:id="IMark61472360"/><text:alphabetical-index-mark-start text:id="IMark66841768"/><text:alphabetical-index-mark-start text:id="IMark65821992"/><text:alphabetical-index-mark-start text:id="IMark63998040"/><text:alphabetical-index-mark-start text:id="IMark66191256"/><text:alphabetical-index-mark-start text:id="IMark64706680"/><text:alphabetical-index-mark-start text:id="IMark61138520"/><text:alphabetical-index-mark-start text:id="IMark60713016"/><text:alphabetical-index-mark-start text:id="IMark61586584"/><text:alphabetical-index-mark-start text:id="IMark67728776"/><text:alphabetical-index-mark-start text:id="IMark68047656"/>factor<text:alphabetical-index-mark-end text:id="IMark68047656"/><text:alphabetical-index-mark-end text:id="IMark67728776"/><text:alphabetical-index-mark-end text:id="IMark61586584"/><text:alphabetical-index-mark-end text:id="IMark60713016"/><text:alphabetical-index-mark-end text:id="IMark61138520"/><text:alphabetical-index-mark-end text:id="IMark64706680"/><text:alphabetical-index-mark-end text:id="IMark66191256"/><text:alphabetical-index-mark-end text:id="IMark63998040"/><text:alphabetical-index-mark-end text:id="IMark65821992"/><text:alphabetical-index-mark-end text:id="IMark66841768"/><text:alphabetical-index-mark-end text:id="IMark61472360"/><text:alphabetical-index-mark-end text:id="IMark67712568"/>s.</text:p>
      <text:p text:style-name="P14"/>
      <text:h text:style-name="Heading_20_2" text:outline-level="2"><text:bookmark-start text:name="__RefHeading___Toc953_76759228"/>2.1. Terms and abbreviations used.<text:bookmark-end text:name="__RefHeading___Toc953_76759228"/></text:h>
      <text:p text:style-name="P16"/>
      <text:list xml:id="list1019197245252666004" text:style-name="L3">
        <text:list-item>
          <text:p text:style-name="P99"><text:alphabetical-index-mark-start text:id="IMark62456568"/><text:alphabetical-index-mark-start text:id="IMark33279960"/><text:alphabetical-index-mark-start text:id="IMark63608104"/><text:alphabetical-index-mark-start text:id="IMark58788664"/><text:alphabetical-index-mark-start text:id="IMark62054472"/><text:alphabetical-index-mark-start text:id="IMark54886072"/><text:alphabetical-index-mark-start text:id="IMark65653416"/><text:alphabetical-index-mark-start text:id="IMark63713384"/><text:alphabetical-index-mark-start text:id="IMark66088008"/><text:alphabetical-index-mark-start text:id="IMark66343928"/><text:alphabetical-index-mark-start text:id="IMark68858696"/>Composite<text:alphabetical-index-mark-end text:id="IMark68858696"/><text:alphabetical-index-mark-end text:id="IMark66343928"/><text:alphabetical-index-mark-end text:id="IMark66088008"/><text:alphabetical-index-mark-end text:id="IMark63713384"/><text:alphabetical-index-mark-end text:id="IMark65653416"/><text:alphabetical-index-mark-end text:id="IMark54886072"/><text:alphabetical-index-mark-end text:id="IMark62054472"/><text:alphabetical-index-mark-end text:id="IMark58788664"/><text:alphabetical-index-mark-end text:id="IMark63608104"/><text:alphabetical-index-mark-end text:id="IMark33279960"/><text:alphabetical-index-mark-end text:id="IMark62456568"/> <text:alphabetical-index-mark-start text:id="IMark65525048"/><text:alphabetical-index-mark-start text:id="IMark54079880"/><text:alphabetical-index-mark-start text:id="IMark61249560"/><text:alphabetical-index-mark-start text:id="IMark60896136"/><text:alphabetical-index-mark-start text:id="IMark54033032"/><text:alphabetical-index-mark-start text:id="IMark62056728"/><text:alphabetical-index-mark-start text:id="IMark62794904"/><text:alphabetical-index-mark-start text:id="IMark71296984"/><text:alphabetical-index-mark-start text:id="IMark71744232"/><text:alphabetical-index-mark-start text:id="IMark63599000"/><text:alphabetical-index-mark-start text:id="IMark71309368"/>query<text:alphabetical-index-mark-end text:id="IMark71309368"/><text:alphabetical-index-mark-end text:id="IMark63599000"/><text:alphabetical-index-mark-end text:id="IMark71744232"/><text:alphabetical-index-mark-end text:id="IMark71296984"/><text:alphabetical-index-mark-end text:id="IMark62794904"/><text:alphabetical-index-mark-end text:id="IMark62056728"/><text:alphabetical-index-mark-end text:id="IMark54033032"/><text:alphabetical-index-mark-end text:id="IMark60896136"/><text:alphabetical-index-mark-end text:id="IMark61249560"/><text:alphabetical-index-mark-end text:id="IMark54079880"/><text:alphabetical-index-mark-end text:id="IMark65525048"/>: a <text:alphabetical-index-mark-start text:id="IMark64224280"/><text:alphabetical-index-mark-start text:id="IMark64904072"/><text:alphabetical-index-mark-start text:id="IMark67735592"/><text:alphabetical-index-mark-start text:id="IMark64817112"/><text:alphabetical-index-mark-start text:id="IMark66711048"/><text:alphabetical-index-mark-start text:id="IMark67740040"/><text:alphabetical-index-mark-start text:id="IMark65058072"/><text:alphabetical-index-mark-start text:id="IMark58923976"/><text:alphabetical-index-mark-start text:id="IMark68168424"/><text:alphabetical-index-mark-start text:id="IMark63076088"/><text:alphabetical-index-mark-start text:id="IMark71642872"/>query<text:alphabetical-index-mark-end text:id="IMark71642872"/><text:alphabetical-index-mark-end text:id="IMark63076088"/><text:alphabetical-index-mark-end text:id="IMark68168424"/><text:alphabetical-index-mark-end text:id="IMark58923976"/><text:alphabetical-index-mark-end text:id="IMark65058072"/><text:alphabetical-index-mark-end text:id="IMark67740040"/><text:alphabetical-index-mark-end text:id="IMark66711048"/><text:alphabetical-index-mark-end text:id="IMark64817112"/><text:alphabetical-index-mark-end text:id="IMark67735592"/><text:alphabetical-index-mark-end text:id="IMark64904072"/><text:alphabetical-index-mark-end text:id="IMark64224280"/> passed as argument to <text:alphabetical-index-mark-start text:id="IMark65883000"/><text:alphabetical-index-mark-start text:id="IMark67142280"/><text:alphabetical-index-mark-start text:id="IMark68163368"/><text:alphabetical-index-mark-start text:id="IMark54574696"/><text:alphabetical-index-mark-start text:id="IMark64384536"/><text:alphabetical-index-mark-start text:id="IMark53984840"/><text:alphabetical-index-mark-start text:id="IMark60712632"/><text:alphabetical-index-mark-start text:id="IMark63397000"/><text:alphabetical-index-mark-start text:id="IMark71271272"/><text:alphabetical-index-mark-start text:id="IMark62340840"/><text:alphabetical-index-mark-start text:id="IMark65481016"/><text:alphabetical-index-mark-start text:id="IMark68531944"/><text:alphabetical-index-mark-start text:id="IMark39840120"/><text:alphabetical-index-mark-start text:id="IMark61167448"/><text:alphabetical-index-mark-start text:id="IMark62469560"/><text:alphabetical-index-mark-start text:id="IMark64675064"/><text:alphabetical-index-mark-start text:id="IMark62915224"/><text:alphabetical-index-mark-start text:id="IMark62204072"/><text:alphabetical-index-mark-start text:id="IMark60514504"/><text:alphabetical-index-mark-start text:id="IMark61585448"/><text:alphabetical-index-mark-start text:id="IMark62860904"/><text:alphabetical-index-mark-start text:id="IMark60270856"/>sql<text:alphabetical-index-mark-end text:id="IMark60270856"/><text:alphabetical-index-mark-end text:id="IMark62860904"/><text:alphabetical-index-mark-end text:id="IMark61585448"/><text:alphabetical-index-mark-end text:id="IMark60514504"/><text:alphabetical-index-mark-end text:id="IMark62204072"/><text:alphabetical-index-mark-end text:id="IMark62915224"/><text:alphabetical-index-mark-end text:id="IMark64675064"/><text:alphabetical-index-mark-end text:id="IMark62469560"/><text:alphabetical-index-mark-end text:id="IMark61167448"/><text:alphabetical-index-mark-end text:id="IMark39840120"/><text:alphabetical-index-mark-end text:id="IMark68531944"/><text:alphabetical-index-mark-end text:id="IMark65481016"/><text:alphabetical-index-mark-end text:id="IMark62340840"/><text:alphabetical-index-mark-end text:id="IMark71271272"/><text:alphabetical-index-mark-end text:id="IMark63397000"/><text:alphabetical-index-mark-end text:id="IMark60712632"/><text:alphabetical-index-mark-end text:id="IMark53984840"/><text:alphabetical-index-mark-end text:id="IMark64384536"/><text:alphabetical-index-mark-end text:id="IMark54574696"/><text:alphabetical-index-mark-end text:id="IMark68163368"/><text:alphabetical-index-mark-end text:id="IMark67142280"/><text:alphabetical-index-mark-end text:id="IMark65883000"/><text:span text:style-name="T77">p</text:span> that is in fact, a succession of two or more <text:alphabetical-index-mark-start text:id="IMark54539016"/><text:alphabetical-index-mark-start text:id="IMark61472360"/><text:alphabetical-index-mark-start text:id="IMark67712568"/><text:alphabetical-index-mark-start text:id="IMark66841768"/><text:alphabetical-index-mark-start text:id="IMark65821992"/><text:alphabetical-index-mark-start text:id="IMark63998040"/><text:alphabetical-index-mark-start text:id="IMark66191256"/><text:alphabetical-index-mark-start text:id="IMark64706680"/><text:alphabetical-index-mark-start text:id="IMark61138520"/><text:alphabetical-index-mark-start text:id="IMark60713016"/><text:alphabetical-index-mark-start text:id="IMark61586584"/>queries<text:alphabetical-index-mark-end text:id="IMark61586584"/><text:alphabetical-index-mark-end text:id="IMark60713016"/><text:alphabetical-index-mark-end text:id="IMark61138520"/><text:alphabetical-index-mark-end text:id="IMark64706680"/><text:alphabetical-index-mark-end text:id="IMark66191256"/><text:alphabetical-index-mark-end text:id="IMark63998040"/><text:alphabetical-index-mark-end text:id="IMark65821992"/><text:alphabetical-index-mark-end text:id="IMark66841768"/><text:alphabetical-index-mark-end text:id="IMark67712568"/><text:alphabetical-index-mark-end text:id="IMark61472360"/><text:alphabetical-index-mark-end text:id="IMark54539016"/> separated one from the other by a <text:span text:style-name="T86">semicolon (</text:span>“;”<text:span text:style-name="T86">)</text:span> <text:alphabetical-index-mark-start text:id="IMark67728776"/><text:alphabetical-index-mark-start text:id="IMark68047656"/><text:alphabetical-index-mark-start text:id="IMark71481880"/><text:alphabetical-index-mark-start text:id="IMark63406824"/><text:alphabetical-index-mark-start text:id="IMark61534232"/><text:alphabetical-index-mark-start text:id="IMark62232936"/><text:alphabetical-index-mark-start text:id="IMark68450968"/><text:alphabetical-index-mark-start text:id="IMark63284456"/><text:alphabetical-index-mark-start text:id="IMark60519016"/><text:alphabetical-index-mark-start text:id="IMark62670056"/><text:alphabetical-index-mark-start text:id="IMark67406056"/>character<text:alphabetical-index-mark-end text:id="IMark67406056"/><text:alphabetical-index-mark-end text:id="IMark62670056"/><text:alphabetical-index-mark-end text:id="IMark60519016"/><text:alphabetical-index-mark-end text:id="IMark63284456"/><text:alphabetical-index-mark-end text:id="IMark68450968"/><text:alphabetical-index-mark-end text:id="IMark62232936"/><text:alphabetical-index-mark-end text:id="IMark61534232"/><text:alphabetical-index-mark-end text:id="IMark63406824"/><text:alphabetical-index-mark-end text:id="IMark71481880"/><text:alphabetical-index-mark-end text:id="IMark68047656"/><text:alphabetical-index-mark-end text:id="IMark67728776"/>.</text:p>
          <text:p text:style-name="P99"/>
        </text:list-item>
        <text:list-item>
          <text:p text:style-name="P100"><text:span text:style-name="T18">DB</text:span>: <text:span text:style-name="T18">Data base</text:span>.</text:p>
          <text:p text:style-name="P100"/>
        </text:list-item>
        <text:list-item>
          <text:p text:style-name="P100"><text:span text:style-name="T18">RDB</text:span>: <text:alphabetical-index-mark-start text:id="IMark64384536"/><text:alphabetical-index-mark-start text:id="IMark53984840"/><text:alphabetical-index-mark-start text:id="IMark60712632"/><text:alphabetical-index-mark-start text:id="IMark63397000"/><text:alphabetical-index-mark-start text:id="IMark71271272"/><text:alphabetical-index-mark-start text:id="IMark62340840"/><text:alphabetical-index-mark-start text:id="IMark65481016"/><text:alphabetical-index-mark-start text:id="IMark68531944"/><text:alphabetical-index-mark-start text:id="IMark39840120"/><text:alphabetical-index-mark-start text:id="IMark61167448"/><text:alphabetical-index-mark-start text:id="IMark62469560"/><text:alphabetical-index-mark-start text:id="IMark64675064"/><text:span text:style-name="T18">Relational</text:span><text:alphabetical-index-mark-end text:id="IMark64675064"/><text:alphabetical-index-mark-end text:id="IMark62469560"/><text:alphabetical-index-mark-end text:id="IMark61167448"/><text:alphabetical-index-mark-end text:id="IMark39840120"/><text:alphabetical-index-mark-end text:id="IMark68531944"/><text:alphabetical-index-mark-end text:id="IMark65481016"/><text:alphabetical-index-mark-end text:id="IMark62340840"/><text:alphabetical-index-mark-end text:id="IMark71271272"/><text:alphabetical-index-mark-end text:id="IMark63397000"/><text:alphabetical-index-mark-end text:id="IMark60712632"/><text:alphabetical-index-mark-end text:id="IMark53984840"/><text:alphabetical-index-mark-end text:id="IMark64384536"/><text:span text:style-name="T18"> data base</text:span>.</text:p>
          <text:p text:style-name="P100"/>
        </text:list-item>
        <text:list-item>
          <text:p text:style-name="P100"><text:alphabetical-index-mark-start text:id="IMark60270856"/><text:alphabetical-index-mark-start text:id="IMark64224280"/><text:alphabetical-index-mark-start text:id="IMark64904072"/><text:alphabetical-index-mark-start text:id="IMark67735592"/><text:alphabetical-index-mark-start text:id="IMark64817112"/><text:alphabetical-index-mark-start text:id="IMark66711048"/><text:alphabetical-index-mark-start text:id="IMark67740040"/><text:alphabetical-index-mark-start text:id="IMark65058072"/><text:alphabetical-index-mark-start text:id="IMark58923976"/><text:alphabetical-index-mark-start text:id="IMark68168424"/><text:alphabetical-index-mark-start text:id="IMark63076088"/><text:alphabetical-index-mark-start text:id="IMark71642872"/>R<text:alphabetical-index-mark-start text:id="IMark65525048"/><text:alphabetical-index-mark-start text:id="IMark54079880"/><text:alphabetical-index-mark-start text:id="IMark61249560"/><text:alphabetical-index-mark-start text:id="IMark60896136"/><text:alphabetical-index-mark-start text:id="IMark54033032"/><text:alphabetical-index-mark-start text:id="IMark62056728"/><text:alphabetical-index-mark-start text:id="IMark62794904"/><text:alphabetical-index-mark-start text:id="IMark71296984"/><text:alphabetical-index-mark-start text:id="IMark71744232"/><text:alphabetical-index-mark-start text:id="IMark63599000"/><text:alphabetical-index-mark-start text:id="IMark71309368"/><text:alphabetical-index-mark-start text:id="IMark62456568"/><text:span text:style-name="T18">DBMS</text:span><text:alphabetical-index-mark-end text:id="IMark62456568"/><text:alphabetical-index-mark-end text:id="IMark71309368"/><text:alphabetical-index-mark-end text:id="IMark63599000"/><text:alphabetical-index-mark-end text:id="IMark71744232"/><text:alphabetical-index-mark-end text:id="IMark71296984"/><text:alphabetical-index-mark-end text:id="IMark62794904"/><text:alphabetical-index-mark-end text:id="IMark62056728"/><text:alphabetical-index-mark-end text:id="IMark54033032"/><text:alphabetical-index-mark-end text:id="IMark60896136"/><text:alphabetical-index-mark-end text:id="IMark61249560"/><text:alphabetical-index-mark-end text:id="IMark54079880"/><text:alphabetical-index-mark-end text:id="IMark65525048"/><text:alphabetical-index-mark-end text:id="IMark71642872"/><text:alphabetical-index-mark-end text:id="IMark63076088"/><text:alphabetical-index-mark-end text:id="IMark68168424"/><text:alphabetical-index-mark-end text:id="IMark58923976"/><text:alphabetical-index-mark-end text:id="IMark65058072"/><text:alphabetical-index-mark-end text:id="IMark67740040"/><text:alphabetical-index-mark-end text:id="IMark66711048"/><text:alphabetical-index-mark-end text:id="IMark64817112"/><text:alphabetical-index-mark-end text:id="IMark67735592"/><text:alphabetical-index-mark-end text:id="IMark64904072"/><text:alphabetical-index-mark-end text:id="IMark64224280"/><text:alphabetical-index-mark-end text:id="IMark60270856"/>: <text:alphabetical-index-mark-start text:id="IMark33279960"/><text:alphabetical-index-mark-start text:id="IMark63608104"/><text:alphabetical-index-mark-start text:id="IMark58788664"/><text:alphabetical-index-mark-start text:id="IMark62054472"/><text:alphabetical-index-mark-start text:id="IMark54886072"/><text:alphabetical-index-mark-start text:id="IMark65653416"/><text:alphabetical-index-mark-start text:id="IMark63713384"/><text:alphabetical-index-mark-start text:id="IMark66088008"/><text:alphabetical-index-mark-start text:id="IMark66343928"/><text:alphabetical-index-mark-start text:id="IMark68858696"/><text:alphabetical-index-mark-start text:id="IMark64796248"/><text:alphabetical-index-mark-start text:id="IMark54539016"/>Re<text:span text:style-name="T18">lational</text:span><text:alphabetical-index-mark-end text:id="IMark54539016"/><text:alphabetical-index-mark-end text:id="IMark64796248"/><text:alphabetical-index-mark-end text:id="IMark68858696"/><text:alphabetical-index-mark-end text:id="IMark66343928"/><text:alphabetical-index-mark-end text:id="IMark66088008"/><text:alphabetical-index-mark-end text:id="IMark63713384"/><text:alphabetical-index-mark-end text:id="IMark65653416"/><text:alphabetical-index-mark-end text:id="IMark54886072"/><text:alphabetical-index-mark-end text:id="IMark62054472"/><text:alphabetical-index-mark-end text:id="IMark58788664"/><text:alphabetical-index-mark-end text:id="IMark63608104"/><text:alphabetical-index-mark-end text:id="IMark33279960"/><text:span text:style-name="T18"> data base </text:span><text:alphabetical-index-mark-start text:id="IMark61472360"/><text:alphabetical-index-mark-start text:id="IMark67712568"/><text:alphabetical-index-mark-start text:id="IMark66841768"/><text:alphabetical-index-mark-start text:id="IMark65821992"/><text:alphabetical-index-mark-start text:id="IMark63998040"/><text:alphabetical-index-mark-start text:id="IMark66191256"/><text:alphabetical-index-mark-start text:id="IMark64706680"/><text:alphabetical-index-mark-start text:id="IMark61138520"/><text:alphabetical-index-mark-start text:id="IMark60713016"/><text:alphabetical-index-mark-start text:id="IMark61586584"/><text:alphabetical-index-mark-start text:id="IMark68047656"/><text:alphabetical-index-mark-start text:id="IMark67728776"/><text:span text:style-name="T18">manage</text:span><text:alphabetical-index-mark-end text:id="IMark67728776"/><text:alphabetical-index-mark-end text:id="IMark68047656"/><text:alphabetical-index-mark-end text:id="IMark61586584"/><text:alphabetical-index-mark-end text:id="IMark60713016"/><text:alphabetical-index-mark-end text:id="IMark61138520"/><text:alphabetical-index-mark-end text:id="IMark64706680"/><text:alphabetical-index-mark-end text:id="IMark66191256"/><text:alphabetical-index-mark-end text:id="IMark63998040"/><text:alphabetical-index-mark-end text:id="IMark65821992"/><text:alphabetical-index-mark-end text:id="IMark66841768"/><text:alphabetical-index-mark-end text:id="IMark67712568"/><text:alphabetical-index-mark-end text:id="IMark61472360"/><text:span text:style-name="T18">ment </text:span><text:alphabetical-index-mark-start text:id="IMark71481880"/><text:alphabetical-index-mark-start text:id="IMark63406824"/><text:alphabetical-index-mark-start text:id="IMark61534232"/><text:alphabetical-index-mark-start text:id="IMark62232936"/><text:alphabetical-index-mark-start text:id="IMark68450968"/><text:alphabetical-index-mark-start text:id="IMark63284456"/><text:alphabetical-index-mark-start text:id="IMark60519016"/><text:alphabetical-index-mark-start text:id="IMark62670056"/><text:alphabetical-index-mark-start text:id="IMark65384328"/><text:alphabetical-index-mark-start text:id="IMark39716568"/><text:alphabetical-index-mark-start text:id="IMark65614552"/><text:alphabetical-index-mark-start text:id="IMark58755384"/><text:alphabetical-index-mark-start text:id="IMark67142280"/><text:alphabetical-index-mark-start text:id="IMark65883000"/><text:alphabetical-index-mark-start text:id="IMark54574696"/><text:alphabetical-index-mark-start text:id="IMark68163368"/><text:alphabetical-index-mark-start text:id="IMark62915224"/><text:alphabetical-index-mark-start text:id="IMark64384536"/><text:alphabetical-index-mark-start text:id="IMark53984840"/><text:alphabetical-index-mark-start text:id="IMark60712632"/><text:alphabetical-index-mark-start text:id="IMark63397000"/><text:alphabetical-index-mark-start text:id="IMark71271272"/><text:alphabetical-index-mark-start text:id="IMark62340840"/><text:alphabetical-index-mark-start text:id="IMark65481016"/><text:span text:style-name="T18">system</text:span><text:alphabetical-index-mark-end text:id="IMark65481016"/><text:alphabetical-index-mark-end text:id="IMark62340840"/><text:alphabetical-index-mark-end text:id="IMark71271272"/><text:alphabetical-index-mark-end text:id="IMark63397000"/><text:alphabetical-index-mark-end text:id="IMark60712632"/><text:alphabetical-index-mark-end text:id="IMark53984840"/><text:alphabetical-index-mark-end text:id="IMark64384536"/><text:alphabetical-index-mark-end text:id="IMark62915224"/><text:alphabetical-index-mark-end text:id="IMark68163368"/><text:alphabetical-index-mark-end text:id="IMark54574696"/><text:alphabetical-index-mark-end text:id="IMark65883000"/><text:alphabetical-index-mark-end text:id="IMark67142280"/><text:alphabetical-index-mark-end text:id="IMark58755384"/><text:alphabetical-index-mark-end text:id="IMark65614552"/><text:alphabetical-index-mark-end text:id="IMark39716568"/><text:alphabetical-index-mark-end text:id="IMark65384328"/><text:alphabetical-index-mark-end text:id="IMark62670056"/><text:alphabetical-index-mark-end text:id="IMark60519016"/><text:alphabetical-index-mark-end text:id="IMark63284456"/><text:alphabetical-index-mark-end text:id="IMark68450968"/><text:alphabetical-index-mark-end text:id="IMark62232936"/><text:alphabetical-index-mark-end text:id="IMark61534232"/><text:alphabetical-index-mark-end text:id="IMark63406824"/><text:alphabetical-index-mark-end text:id="IMark71481880"/>.</text:p>
          <text:p text:style-name="P100"/>
        </text:list-item>
        <text:list-item>
          <text:p text:style-name="P100"><text:alphabetical-index-mark-start text:id="IMark62469560"/><text:alphabetical-index-mark-start text:id="IMark64675064"/><text:alphabetical-index-mark-start text:id="IMark60514504"/><text:alphabetical-index-mark-start text:id="IMark62204072"/><text:alphabetical-index-mark-start text:id="IMark59159384"/><text:alphabetical-index-mark-start text:id="IMark62860904"/><text:alphabetical-index-mark-start text:id="IMark61585448"/><text:alphabetical-index-mark-start text:id="IMark68531944"/><text:alphabetical-index-mark-start text:id="IMark60270856"/><text:alphabetical-index-mark-start text:id="IMark64224280"/><text:alphabetical-index-mark-start text:id="IMark64904072"/>.<text:alphabetical-index-mark-start text:id="IMark67735592"/><text:alphabetical-index-mark-start text:id="IMark64817112"/><text:alphabetical-index-mark-start text:id="IMark66711048"/><text:alphabetical-index-mark-start text:id="IMark67740040"/><text:alphabetical-index-mark-start text:id="IMark65058072"/><text:alphabetical-index-mark-start text:id="IMark58923976"/><text:alphabetical-index-mark-start text:id="IMark68168424"/><text:alphabetical-index-mark-start text:id="IMark63076088"/><text:alphabetical-index-mark-start text:id="IMark71642872"/><text:alphabetical-index-mark-start text:id="IMark65525048"/><text:alphabetical-index-mark-start text:id="IMark54079880"/><text:alphabetical-index-mark-start text:id="IMark61249560"/><text:alphabetical-index-mark-start text:id="IMark60896136"/><text:alphabetical-index-mark-start text:id="IMark54033032"/><text:alphabetical-index-mark-start text:id="IMark62056728"/><text:alphabetical-index-mark-start text:id="IMark62794904"/><text:alphabetical-index-mark-start text:id="IMark71296984"/><text:alphabetical-index-mark-start text:id="IMark71744232"/><text:alphabetical-index-mark-start text:id="IMark63599000"/><text:alphabetical-index-mark-start text:id="IMark71309368"/><text:alphabetical-index-mark-start text:id="IMark62456568"/><text:alphabetical-index-mark-start text:id="IMark33279960"/><text:span text:style-name="T45">sql</text:span><text:alphabetical-index-mark-end text:id="IMark33279960"/><text:alphabetical-index-mark-end text:id="IMark62456568"/><text:alphabetical-index-mark-end text:id="IMark71309368"/><text:alphabetical-index-mark-end text:id="IMark63599000"/><text:alphabetical-index-mark-end text:id="IMark71744232"/><text:alphabetical-index-mark-end text:id="IMark71296984"/><text:alphabetical-index-mark-end text:id="IMark62794904"/><text:alphabetical-index-mark-end text:id="IMark62056728"/><text:alphabetical-index-mark-end text:id="IMark54033032"/><text:alphabetical-index-mark-end text:id="IMark60896136"/><text:alphabetical-index-mark-end text:id="IMark61249560"/><text:alphabetical-index-mark-end text:id="IMark54079880"/><text:alphabetical-index-mark-end text:id="IMark65525048"/><text:alphabetical-index-mark-end text:id="IMark71642872"/><text:alphabetical-index-mark-end text:id="IMark63076088"/><text:alphabetical-index-mark-end text:id="IMark68168424"/><text:alphabetical-index-mark-end text:id="IMark58923976"/><text:alphabetical-index-mark-end text:id="IMark65058072"/><text:alphabetical-index-mark-end text:id="IMark67740040"/><text:alphabetical-index-mark-end text:id="IMark66711048"/><text:alphabetical-index-mark-end text:id="IMark64817112"/><text:alphabetical-index-mark-end text:id="IMark67735592"/><text:alphabetical-index-mark-end text:id="IMark64904072"/><text:alphabetical-index-mark-end text:id="IMark64224280"/><text:alphabetical-index-mark-end text:id="IMark60270856"/><text:alphabetical-index-mark-end text:id="IMark68531944"/><text:alphabetical-index-mark-end text:id="IMark61585448"/><text:alphabetical-index-mark-end text:id="IMark62860904"/><text:alphabetical-index-mark-end text:id="IMark59159384"/><text:alphabetical-index-mark-end text:id="IMark62204072"/><text:alphabetical-index-mark-end text:id="IMark60514504"/><text:alphabetical-index-mark-end text:id="IMark64675064"/><text:alphabetical-index-mark-end text:id="IMark62469560"/><text:span text:style-name="T45"> </text:span><text:alphabetical-index-mark-start text:id="IMark63608104"/><text:alphabetical-index-mark-start text:id="IMark58788664"/><text:alphabetical-index-mark-start text:id="IMark62054472"/><text:alphabetical-index-mark-start text:id="IMark54886072"/><text:alphabetical-index-mark-start text:id="IMark65653416"/><text:alphabetical-index-mark-start text:id="IMark63713384"/><text:alphabetical-index-mark-start text:id="IMark66088008"/><text:alphabetical-index-mark-start text:id="IMark66343928"/><text:alphabetical-index-mark-start text:id="IMark68858696"/><text:alphabetical-index-mark-start text:id="IMark64796248"/><text:alphabetical-index-mark-start text:id="IMark54539016"/><text:span text:style-name="T45">file</text:span><text:alphabetical-index-mark-end text:id="IMark54539016"/><text:alphabetical-index-mark-end text:id="IMark64796248"/><text:alphabetical-index-mark-end text:id="IMark68858696"/><text:alphabetical-index-mark-end text:id="IMark66343928"/><text:alphabetical-index-mark-end text:id="IMark66088008"/><text:alphabetical-index-mark-end text:id="IMark63713384"/><text:alphabetical-index-mark-end text:id="IMark65653416"/><text:alphabetical-index-mark-end text:id="IMark54886072"/><text:alphabetical-index-mark-end text:id="IMark62054472"/><text:alphabetical-index-mark-end text:id="IMark58788664"/><text:alphabetical-index-mark-end text:id="IMark63608104"/><text:span text:style-name="T45">: a flat </text:span><text:alphabetical-index-mark-start text:id="IMark61472360"/><text:alphabetical-index-mark-start text:id="IMark67712568"/><text:alphabetical-index-mark-start text:id="IMark66841768"/><text:alphabetical-index-mark-start text:id="IMark65821992"/><text:alphabetical-index-mark-start text:id="IMark63998040"/><text:alphabetical-index-mark-start text:id="IMark66191256"/><text:alphabetical-index-mark-start text:id="IMark64706680"/><text:alphabetical-index-mark-start text:id="IMark61138520"/><text:alphabetical-index-mark-start text:id="IMark60713016"/><text:alphabetical-index-mark-start text:id="IMark61586584"/><text:alphabetical-index-mark-start text:id="IMark68047656"/><text:span text:style-name="T45">file</text:span><text:alphabetical-index-mark-end text:id="IMark68047656"/><text:alphabetical-index-mark-end text:id="IMark61586584"/><text:alphabetical-index-mark-end text:id="IMark60713016"/><text:alphabetical-index-mark-end text:id="IMark61138520"/><text:alphabetical-index-mark-end text:id="IMark64706680"/><text:alphabetical-index-mark-end text:id="IMark66191256"/><text:alphabetical-index-mark-end text:id="IMark63998040"/><text:alphabetical-index-mark-end text:id="IMark65821992"/><text:alphabetical-index-mark-end text:id="IMark66841768"/><text:alphabetical-index-mark-end text:id="IMark67712568"/><text:alphabetical-index-mark-end text:id="IMark61472360"/><text:span text:style-name="T45"> that contains various </text:span><text:alphabetical-index-mark-start text:id="IMark67728776"/><text:alphabetical-index-mark-start text:id="IMark63406824"/><text:alphabetical-index-mark-start text:id="IMark71481880"/><text:alphabetical-index-mark-start text:id="IMark61534232"/><text:alphabetical-index-mark-start text:id="IMark62232936"/><text:alphabetical-index-mark-start text:id="IMark68450968"/><text:alphabetical-index-mark-start text:id="IMark63284456"/><text:alphabetical-index-mark-start text:id="IMark60519016"/><text:alphabetical-index-mark-start text:id="IMark62670056"/><text:alphabetical-index-mark-start text:id="IMark65384328"/><text:alphabetical-index-mark-start text:id="IMark39716568"/><text:alphabetical-index-mark-start text:id="IMark65614552"/><text:alphabetical-index-mark-start text:id="IMark58755384"/><text:alphabetical-index-mark-start text:id="IMark67142280"/><text:alphabetical-index-mark-start text:id="IMark65883000"/><text:alphabetical-index-mark-start text:id="IMark54574696"/><text:alphabetical-index-mark-start text:id="IMark68163368"/><text:alphabetical-index-mark-start text:id="IMark62915224"/><text:alphabetical-index-mark-start text:id="IMark64384536"/><text:alphabetical-index-mark-start text:id="IMark53984840"/><text:alphabetical-index-mark-start text:id="IMark60712632"/><text:alphabetical-index-mark-start text:id="IMark63397000"/><text:span text:style-name="T45">SQL</text:span><text:alphabetical-index-mark-end text:id="IMark63397000"/><text:alphabetical-index-mark-end text:id="IMark60712632"/><text:alphabetical-index-mark-end text:id="IMark53984840"/><text:alphabetical-index-mark-end text:id="IMark64384536"/><text:alphabetical-index-mark-end text:id="IMark62915224"/><text:alphabetical-index-mark-end text:id="IMark68163368"/><text:alphabetical-index-mark-end text:id="IMark54574696"/><text:alphabetical-index-mark-end text:id="IMark65883000"/><text:alphabetical-index-mark-end text:id="IMark67142280"/><text:alphabetical-index-mark-end text:id="IMark58755384"/><text:alphabetical-index-mark-end text:id="IMark65614552"/><text:alphabetical-index-mark-end text:id="IMark39716568"/><text:alphabetical-index-mark-end text:id="IMark65384328"/><text:alphabetical-index-mark-end text:id="IMark62670056"/><text:alphabetical-index-mark-end text:id="IMark60519016"/><text:alphabetical-index-mark-end text:id="IMark63284456"/><text:alphabetical-index-mark-end text:id="IMark68450968"/><text:alphabetical-index-mark-end text:id="IMark62232936"/><text:alphabetical-index-mark-end text:id="IMark61534232"/><text:alphabetical-index-mark-end text:id="IMark71481880"/><text:alphabetical-index-mark-end text:id="IMark63406824"/><text:alphabetical-index-mark-end text:id="IMark67728776"/><text:span text:style-name="T45"> </text:span><text:alphabetical-index-mark-start text:id="IMark71271272"/><text:alphabetical-index-mark-start text:id="IMark62340840"/><text:alphabetical-index-mark-start text:id="IMark65481016"/><text:alphabetical-index-mark-start text:id="IMark61167448"/><text:alphabetical-index-mark-start text:id="IMark39840120"/><text:alphabetical-index-mark-start text:id="IMark71547032"/><text:alphabetical-index-mark-start text:id="IMark64793944"/><text:alphabetical-index-mark-start text:id="IMark64795864"/><text:alphabetical-index-mark-start text:id="IMark58786664"/><text:alphabetical-index-mark-start text:id="IMark54529816"/><text:alphabetical-index-mark-start text:id="IMark54295608"/><text:span text:style-name="T45">queries</text:span><text:alphabetical-index-mark-end text:id="IMark54295608"/><text:alphabetical-index-mark-end text:id="IMark54529816"/><text:alphabetical-index-mark-end text:id="IMark58786664"/><text:alphabetical-index-mark-end text:id="IMark64795864"/><text:alphabetical-index-mark-end text:id="IMark64793944"/><text:alphabetical-index-mark-end text:id="IMark71547032"/><text:alphabetical-index-mark-end text:id="IMark39840120"/><text:alphabetical-index-mark-end text:id="IMark61167448"/><text:alphabetical-index-mark-end text:id="IMark65481016"/><text:alphabetical-index-mark-end text:id="IMark62340840"/><text:alphabetical-index-mark-end text:id="IMark71271272"/><text:span text:style-name="T45">. Such a </text:span><text:alphabetical-index-mark-start text:id="IMark54292600"/><text:alphabetical-index-mark-start text:id="IMark71544360"/><text:alphabetical-index-mark-start text:id="IMark59156456"/><text:alphabetical-index-mark-start text:id="IMark65044040"/><text:alphabetical-index-mark-start text:id="IMark71729304"/><text:alphabetical-index-mark-start text:id="IMark67802424"/><text:alphabetical-index-mark-start text:id="IMark54504136"/><text:alphabetical-index-mark-start text:id="IMark64109576"/><text:alphabetical-index-mark-start text:id="IMark54719016"/><text:alphabetical-index-mark-start text:id="IMark68919352"/><text:alphabetical-index-mark-start text:id="IMark58753496"/><text:span text:style-name="T45">file</text:span><text:alphabetical-index-mark-end text:id="IMark58753496"/><text:alphabetical-index-mark-end text:id="IMark68919352"/><text:alphabetical-index-mark-end text:id="IMark54719016"/><text:alphabetical-index-mark-end text:id="IMark64109576"/><text:alphabetical-index-mark-end text:id="IMark54504136"/><text:alphabetical-index-mark-end text:id="IMark67802424"/><text:alphabetical-index-mark-end text:id="IMark71729304"/><text:alphabetical-index-mark-end text:id="IMark65044040"/><text:alphabetical-index-mark-end text:id="IMark59156456"/><text:alphabetical-index-mark-end text:id="IMark71544360"/><text:alphabetical-index-mark-end text:id="IMark54292600"/><text:span text:style-name="T45"> contains, in fact, a </text:span><text:alphabetical-index-mark-start text:id="IMark39716184"/><text:alphabetical-index-mark-start text:id="IMark66096808"/><text:alphabetical-index-mark-start text:id="IMark54808696"/><text:alphabetical-index-mark-start text:id="IMark58900024"/><text:alphabetical-index-mark-start text:id="IMark63274744"/><text:alphabetical-index-mark-start text:id="IMark67605480"/><text:alphabetical-index-mark-start text:id="IMark67603976"/><text:alphabetical-index-mark-start text:id="IMark67602472"/><text:alphabetical-index-mark-start text:id="IMark54811944"/><text:alphabetical-index-mark-start text:id="IMark54810440"/><text:alphabetical-index-mark-start text:id="IMark66244424"/><text:span text:style-name="T45">composite</text:span><text:alphabetical-index-mark-end text:id="IMark66244424"/><text:alphabetical-index-mark-end text:id="IMark54810440"/><text:alphabetical-index-mark-end text:id="IMark54811944"/><text:alphabetical-index-mark-end text:id="IMark67602472"/><text:alphabetical-index-mark-end text:id="IMark67603976"/><text:alphabetical-index-mark-end text:id="IMark67605480"/><text:alphabetical-index-mark-end text:id="IMark63274744"/><text:alphabetical-index-mark-end text:id="IMark58900024"/><text:alphabetical-index-mark-end text:id="IMark54808696"/><text:alphabetical-index-mark-end text:id="IMark66096808"/><text:alphabetical-index-mark-end text:id="IMark39716184"/><text:span text:style-name="T45"> </text:span><text:alphabetical-index-mark-start text:id="IMark63275496"/><text:alphabetical-index-mark-start text:id="IMark68429672"/><text:alphabetical-index-mark-start text:id="IMark68428168"/><text:alphabetical-index-mark-start text:id="IMark67019144"/><text:alphabetical-index-mark-start text:id="IMark67017640"/><text:alphabetical-index-mark-start text:id="IMark67016136"/><text:alphabetical-index-mark-start text:id="IMark33249656"/><text:alphabetical-index-mark-start text:id="IMark33248152"/><text:alphabetical-index-mark-start text:id="IMark33246648"/><text:alphabetical-index-mark-start text:id="IMark63187448"/><text:alphabetical-index-mark-start text:id="IMark63185944"/><text:span text:style-name="T45">query</text:span><text:alphabetical-index-mark-end text:id="IMark63185944"/><text:alphabetical-index-mark-end text:id="IMark63187448"/><text:alphabetical-index-mark-end text:id="IMark33246648"/><text:alphabetical-index-mark-end text:id="IMark33248152"/><text:alphabetical-index-mark-end text:id="IMark33249656"/><text:alphabetical-index-mark-end text:id="IMark67016136"/><text:alphabetical-index-mark-end text:id="IMark67017640"/><text:alphabetical-index-mark-end text:id="IMark67019144"/><text:alphabetical-index-mark-end text:id="IMark68428168"/><text:alphabetical-index-mark-end text:id="IMark68429672"/><text:alphabetical-index-mark-end text:id="IMark63275496"/><text:span text:style-name="T45">.</text:span></text:p>
          <text:p text:style-name="P100"/>
        </text:list-item>
        <text:list-item>
          <text:p text:style-name="P101"><text:alphabetical-index-mark-start text:id="IMark59159384"/><text:alphabetical-index-mark-start text:id="IMark62860904"/><text:alphabetical-index-mark-start text:id="IMark61585448"/><text:alphabetical-index-mark-start text:id="IMark68531944"/><text:alphabetical-index-mark-start text:id="IMark60270856"/><text:alphabetical-index-mark-start text:id="IMark64224280"/><text:alphabetical-index-mark-start text:id="IMark64904072"/><text:alphabetical-index-mark-start text:id="IMark67735592"/>.<text:span text:style-name="T78">h</text:span><text:alphabetical-index-mark-start text:id="IMark64817112"/><text:alphabetical-index-mark-start text:id="IMark66711048"/><text:alphabetical-index-mark-start text:id="IMark67740040"/><text:alphabetical-index-mark-start text:id="IMark65058072"/><text:alphabetical-index-mark-start text:id="IMark58923976"/><text:alphabetical-index-mark-start text:id="IMark68168424"/><text:alphabetical-index-mark-start text:id="IMark63076088"/><text:alphabetical-index-mark-start text:id="IMark71642872"/><text:alphabetical-index-mark-start text:id="IMark65525048"/><text:alphabetical-index-mark-start text:id="IMark54079880"/><text:alphabetical-index-mark-start text:id="IMark61249560"/><text:alphabetical-index-mark-start text:id="IMark60896136"/><text:alphabetical-index-mark-start text:id="IMark54033032"/><text:alphabetical-index-mark-start text:id="IMark62056728"/><text:alphabetical-index-mark-start text:id="IMark62794904"/><text:alphabetical-index-mark-start text:id="IMark71296984"/><text:span text:style-name="T78">ql</text:span><text:alphabetical-index-mark-end text:id="IMark71296984"/><text:alphabetical-index-mark-end text:id="IMark62794904"/><text:alphabetical-index-mark-end text:id="IMark62056728"/><text:alphabetical-index-mark-end text:id="IMark54033032"/><text:alphabetical-index-mark-end text:id="IMark60896136"/><text:alphabetical-index-mark-end text:id="IMark61249560"/><text:alphabetical-index-mark-end text:id="IMark54079880"/><text:alphabetical-index-mark-end text:id="IMark65525048"/><text:alphabetical-index-mark-end text:id="IMark71642872"/><text:alphabetical-index-mark-end text:id="IMark63076088"/><text:alphabetical-index-mark-end text:id="IMark68168424"/><text:alphabetical-index-mark-end text:id="IMark58923976"/><text:alphabetical-index-mark-end text:id="IMark65058072"/><text:alphabetical-index-mark-end text:id="IMark67740040"/><text:alphabetical-index-mark-end text:id="IMark66711048"/><text:alphabetical-index-mark-end text:id="IMark64817112"/><text:alphabetical-index-mark-end text:id="IMark67735592"/><text:alphabetical-index-mark-end text:id="IMark64904072"/><text:alphabetical-index-mark-end text:id="IMark64224280"/><text:alphabetical-index-mark-end text:id="IMark60270856"/><text:alphabetical-index-mark-end text:id="IMark68531944"/><text:alphabetical-index-mark-end text:id="IMark61585448"/><text:alphabetical-index-mark-end text:id="IMark62860904"/><text:alphabetical-index-mark-end text:id="IMark59159384"/><text:span text:style-name="T78"> </text:span><text:alphabetical-index-mark-start text:id="IMark71744232"/><text:alphabetical-index-mark-start text:id="IMark63599000"/><text:alphabetical-index-mark-start text:id="IMark71309368"/><text:alphabetical-index-mark-start text:id="IMark62456568"/><text:alphabetical-index-mark-start text:id="IMark33279960"/><text:alphabetical-index-mark-start text:id="IMark63608104"/><text:alphabetical-index-mark-start text:id="IMark58788664"/><text:alphabetical-index-mark-start text:id="IMark62054472"/><text:alphabetical-index-mark-start text:id="IMark54886072"/><text:alphabetical-index-mark-start text:id="IMark65653416"/><text:alphabetical-index-mark-start text:id="IMark63713384"/><text:span text:style-name="T78">file</text:span><text:alphabetical-index-mark-end text:id="IMark63713384"/><text:alphabetical-index-mark-end text:id="IMark65653416"/><text:alphabetical-index-mark-end text:id="IMark54886072"/><text:alphabetical-index-mark-end text:id="IMark62054472"/><text:alphabetical-index-mark-end text:id="IMark58788664"/><text:alphabetical-index-mark-end text:id="IMark63608104"/><text:alphabetical-index-mark-end text:id="IMark33279960"/><text:alphabetical-index-mark-end text:id="IMark62456568"/><text:alphabetical-index-mark-end text:id="IMark71309368"/><text:alphabetical-index-mark-end text:id="IMark63599000"/><text:alphabetical-index-mark-end text:id="IMark71744232"/><text:span text:style-name="T78">: a flat </text:span><text:alphabetical-index-mark-start text:id="IMark66088008"/><text:alphabetical-index-mark-start text:id="IMark66343928"/><text:alphabetical-index-mark-start text:id="IMark68858696"/><text:alphabetical-index-mark-start text:id="IMark64796248"/><text:alphabetical-index-mark-start text:id="IMark54539016"/><text:alphabetical-index-mark-start text:id="IMark61472360"/><text:alphabetical-index-mark-start text:id="IMark67712568"/><text:alphabetical-index-mark-start text:id="IMark66841768"/><text:alphabetical-index-mark-start text:id="IMark65821992"/><text:alphabetical-index-mark-start text:id="IMark63998040"/><text:alphabetical-index-mark-start text:id="IMark66191256"/><text:span text:style-name="T78">file</text:span><text:alphabetical-index-mark-end text:id="IMark66191256"/><text:alphabetical-index-mark-end text:id="IMark63998040"/><text:alphabetical-index-mark-end text:id="IMark65821992"/><text:alphabetical-index-mark-end text:id="IMark66841768"/><text:alphabetical-index-mark-end text:id="IMark67712568"/><text:alphabetical-index-mark-end text:id="IMark61472360"/><text:alphabetical-index-mark-end text:id="IMark54539016"/><text:alphabetical-index-mark-end text:id="IMark64796248"/><text:alphabetical-index-mark-end text:id="IMark68858696"/><text:alphabetical-index-mark-end text:id="IMark66343928"/><text:alphabetical-index-mark-end text:id="IMark66088008"/><text:span text:style-name="T78"> that contains various </text:span><text:alphabetical-index-mark-start text:id="IMark64706680"/><text:alphabetical-index-mark-start text:id="IMark61138520"/><text:alphabetical-index-mark-start text:id="IMark60713016"/><text:span text:style-name="T78">HDFql</text:span><text:alphabetical-index-mark-end text:id="IMark60713016"/><text:alphabetical-index-mark-end text:id="IMark61138520"/><text:alphabetical-index-mark-end text:id="IMark64706680"/><text:span text:style-name="T78"> </text:span><text:alphabetical-index-mark-start text:id="IMark61586584"/><text:alphabetical-index-mark-start text:id="IMark68047656"/><text:alphabetical-index-mark-start text:id="IMark67728776"/><text:span text:style-name="T78">queries</text:span><text:alphabetical-index-mark-end text:id="IMark67728776"/><text:alphabetical-index-mark-end text:id="IMark68047656"/><text:alphabetical-index-mark-end text:id="IMark61586584"/><text:span text:style-name="T78"> similar in all aspects to </text:span><text:alphabetical-index-mark-start text:id="IMark63406824"/><text:alphabetical-index-mark-start text:id="IMark71481880"/><text:alphabetical-index-mark-start text:id="IMark61534232"/><text:span text:style-name="T78">.</text:span><text:alphabetical-index-mark-start text:id="IMark62232936"/><text:alphabetical-index-mark-start text:id="IMark68450968"/><text:alphabetical-index-mark-start text:id="IMark63284456"/><text:alphabetical-index-mark-start text:id="IMark60519016"/><text:alphabetical-index-mark-start text:id="IMark62670056"/><text:alphabetical-index-mark-start text:id="IMark65384328"/><text:span text:style-name="T78">sql</text:span><text:alphabetical-index-mark-end text:id="IMark65384328"/><text:alphabetical-index-mark-end text:id="IMark62670056"/><text:alphabetical-index-mark-end text:id="IMark60519016"/><text:alphabetical-index-mark-end text:id="IMark63284456"/><text:alphabetical-index-mark-end text:id="IMark68450968"/><text:alphabetical-index-mark-end text:id="IMark62232936"/><text:alphabetical-index-mark-end text:id="IMark61534232"/><text:alphabetical-index-mark-end text:id="IMark71481880"/><text:alphabetical-index-mark-end text:id="IMark63406824"/><text:span text:style-name="T78"> </text:span><text:alphabetical-index-mark-start text:id="IMark39716568"/><text:alphabetical-index-mark-start text:id="IMark65614552"/><text:alphabetical-index-mark-start text:id="IMark58755384"/><text:span text:style-name="T78">file</text:span><text:alphabetical-index-mark-end text:id="IMark58755384"/><text:alphabetical-index-mark-end text:id="IMark65614552"/><text:alphabetical-index-mark-end text:id="IMark39716568"/><text:span text:style-name="T78">s except for the fact that they operate with </text:span><text:alphabetical-index-mark-start text:id="IMark67142280"/><text:alphabetical-index-mark-start text:id="IMark65883000"/><text:alphabetical-index-mark-start text:id="IMark54574696"/><text:span text:style-name="T78">HDFql</text:span><text:alphabetical-index-mark-end text:id="IMark54574696"/><text:alphabetical-index-mark-end text:id="IMark65883000"/><text:alphabetical-index-mark-end text:id="IMark67142280"/><text:span text:style-name="T78"> statements on </text:span><text:alphabetical-index-mark-start text:id="IMark68163368"/><text:alphabetical-index-mark-start text:id="IMark62915224"/><text:alphabetical-index-mark-start text:id="IMark64384536"/><text:span text:style-name="T78">HDF5</text:span><text:alphabetical-index-mark-end text:id="IMark64384536"/><text:alphabetical-index-mark-end text:id="IMark62915224"/><text:alphabetical-index-mark-end text:id="IMark68163368"/><text:span text:style-name="T78"> </text:span><text:alphabetical-index-mark-start text:id="IMark53984840"/><text:alphabetical-index-mark-start text:id="IMark60712632"/><text:alphabetical-index-mark-start text:id="IMark63397000"/><text:span text:style-name="T78">database</text:span><text:alphabetical-index-mark-end text:id="IMark63397000"/><text:alphabetical-index-mark-end text:id="IMark60712632"/><text:alphabetical-index-mark-end text:id="IMark53984840"/><text:span text:style-name="T78">s.</text:span></text:p>
          <text:p text:style-name="P101"/>
        </text:list-item>
        <text:list-item>
          <text:p text:style-name="P101"><text:alphabetical-index-mark-start text:id="IMark64793944"/><text:alphabetical-index-mark-start text:id="IMark64795864"/><text:alphabetical-index-mark-start text:id="IMark68130360"/>.<text:span text:style-name="T78">db</text:span><text:alphabetical-index-mark-end text:id="IMark68130360"/><text:alphabetical-index-mark-end text:id="IMark64795864"/><text:alphabetical-index-mark-end text:id="IMark64793944"/><text:span text:style-name="T78">: </text:span><text:alphabetical-index-mark-start text:id="IMark64675064"/><text:alphabetical-index-mark-start text:id="IMark62469560"/><text:alphabetical-index-mark-start text:id="IMark62204072"/><text:alphabetical-index-mark-start text:id="IMark60514504"/><text:alphabetical-index-mark-start text:id="IMark64794904"/><text:alphabetical-index-mark-start text:id="IMark68132280"/><text:alphabetical-index-mark-start text:id="IMark67524664"/><text:alphabetical-index-mark-start text:id="IMark68432136"/><text:alphabetical-index-mark-start text:id="IMark64585464"/><text:span text:style-name="T78">Sql</text:span><text:alphabetical-index-mark-end text:id="IMark64585464"/><text:alphabetical-index-mark-end text:id="IMark68432136"/><text:alphabetical-index-mark-end text:id="IMark67524664"/><text:alphabetical-index-mark-end text:id="IMark68132280"/><text:alphabetical-index-mark-end text:id="IMark64794904"/><text:alphabetical-index-mark-end text:id="IMark60514504"/><text:span text:style-name="T78">ite</text:span><text:alphabetical-index-mark-end text:id="IMark62204072"/><text:alphabetical-index-mark-end text:id="IMark62469560"/><text:alphabetical-index-mark-end text:id="IMark64675064"/><text:span text:style-name="T78">3 </text:span><text:alphabetical-index-mark-start text:id="IMark63277352"/><text:alphabetical-index-mark-start text:id="IMark38766712"/><text:alphabetical-index-mark-start text:id="IMark59247224"/><text:span text:style-name="T78">database</text:span><text:alphabetical-index-mark-end text:id="IMark59247224"/><text:alphabetical-index-mark-end text:id="IMark38766712"/><text:alphabetical-index-mark-end text:id="IMark63277352"/><text:span text:style-name="T78"> </text:span><text:alphabetical-index-mark-start text:id="IMark71271272"/><text:alphabetical-index-mark-start text:id="IMark59159384"/><text:alphabetical-index-mark-start text:id="IMark62860904"/><text:span text:style-name="T78">file</text:span><text:alphabetical-index-mark-end text:id="IMark62860904"/><text:alphabetical-index-mark-end text:id="IMark59159384"/><text:alphabetical-index-mark-end text:id="IMark71271272"/><text:span text:style-name="T78">.</text:span></text:p>
          <text:p text:style-name="P101"/>
        </text:list-item>
        <text:list-item>
          <text:p text:style-name="P102"><text:alphabetical-index-mark-start text:id="IMark67735592"/><text:alphabetical-index-mark-start text:id="IMark64817112"/><text:alphabetical-index-mark-start text:id="IMark66711048"/>.h5<text:alphabetical-index-mark-end text:id="IMark66711048"/><text:alphabetical-index-mark-end text:id="IMark64817112"/><text:alphabetical-index-mark-end text:id="IMark67735592"/>: <text:alphabetical-index-mark-start text:id="IMark67740040"/><text:alphabetical-index-mark-start text:id="IMark65058072"/><text:alphabetical-index-mark-start text:id="IMark58923976"/>HDF5<text:alphabetical-index-mark-end text:id="IMark58923976"/><text:alphabetical-index-mark-end text:id="IMark65058072"/><text:alphabetical-index-mark-end text:id="IMark67740040"/> <text:alphabetical-index-mark-start text:id="IMark68168424"/><text:alphabetical-index-mark-start text:id="IMark63076088"/><text:alphabetical-index-mark-start text:id="IMark71642872"/>database<text:alphabetical-index-mark-end text:id="IMark71642872"/><text:alphabetical-index-mark-end text:id="IMark63076088"/><text:alphabetical-index-mark-end text:id="IMark68168424"/> <text:alphabetical-index-mark-start text:id="IMark65525048"/><text:alphabetical-index-mark-start text:id="IMark54079880"/><text:alphabetical-index-mark-start text:id="IMark61249560"/>file<text:alphabetical-index-mark-end text:id="IMark61249560"/><text:alphabetical-index-mark-end text:id="IMark54079880"/><text:alphabetical-index-mark-end text:id="IMark65525048"/>.</text:p>
          <text:p text:style-name="P102"/>
        </text:list-item>
        <text:list-item>
          <text:p text:style-name="P103">Field divisor <text:alphabetical-index-mark-start text:id="IMark62794904"/><text:alphabetical-index-mark-start text:id="IMark71296984"/>character<text:alphabetical-index-mark-end text:id="IMark71296984"/><text:alphabetical-index-mark-end text:id="IMark62794904"/>: pipe <text:alphabetical-index-mark-start text:id="IMark71744232"/><text:alphabetical-index-mark-start text:id="IMark63599000"/>character<text:alphabetical-index-mark-end text:id="IMark63599000"/><text:alphabetical-index-mark-end text:id="IMark71744232"/> (“|”) used to separate items or fields in a <text:alphabetical-index-mark-start text:id="IMark71309368"/><text:alphabetical-index-mark-start text:id="IMark62456568"/>file<text:alphabetical-index-mark-end text:id="IMark62456568"/><text:alphabetical-index-mark-end text:id="IMark71309368"/> used to display <text:alphabetical-index-mark-start text:id="IMark33279960"/><text:alphabetical-index-mark-start text:id="IMark63608104"/><text:alphabetical-index-mark-start text:id="IMark58788664"/><text:alphabetical-index-mark-start text:id="IMark62054472"/>result<text:alphabetical-index-mark-end text:id="IMark62054472"/><text:alphabetical-index-mark-end text:id="IMark58788664"/>s<text:alphabetical-index-mark-end text:id="IMark63608104"/><text:alphabetical-index-mark-end text:id="IMark33279960"/> of a <text:alphabetical-index-mark-start text:id="IMark54886072"/><text:alphabetical-index-mark-start text:id="IMark65653416"/>query<text:alphabetical-index-mark-end text:id="IMark65653416"/><text:alphabetical-index-mark-end text:id="IMark54886072"/>.</text:p>
        </text:list-item>
      </text:list>
      <text:p text:style-name="P51"/>
      <text:p text:style-name="P16"/>
      <text:h text:style-name="Heading_20_2" text:outline-level="2"><text:bookmark-start text:name="__RefHeading___Toc955_76759228"/><text:soft-page-break/>2.2. Caveats.<text:bookmark-end text:name="__RefHeading___Toc955_76759228"/></text:h>
      <text:p text:style-name="P16"/>
      <text:p text:style-name="P16"><text:span text:style-name="T38">While using </text:span><text:alphabetical-index-mark-start text:id="IMark63998040"/><text:alphabetical-index-mark-start text:id="IMark66191256"/><text:alphabetical-index-mark-start text:id="IMark64706680"/><text:alphabetical-index-mark-start text:id="IMark61138520"/><text:alphabetical-index-mark-start text:id="IMark60713016"/><text:alphabetical-index-mark-start text:id="IMark61586584"/><text:alphabetical-index-mark-start text:id="IMark68047656"/><text:alphabetical-index-mark-start text:id="IMark67728776"/><text:alphabetical-index-mark-start text:id="IMark63406824"/><text:alphabetical-index-mark-start text:id="IMark71481880"/><text:alphabetical-index-mark-start text:id="IMark61534232"/><text:alphabetical-index-mark-start text:id="IMark62232936"/><text:alphabetical-index-mark-start text:id="IMark68450968"/><text:alphabetical-index-mark-start text:id="IMark63284456"/><text:alphabetical-index-mark-start text:id="IMark60519016"/><text:alphabetical-index-mark-start text:id="IMark62670056"/><text:alphabetical-index-mark-start text:id="IMark65384328"/><text:alphabetical-index-mark-start text:id="IMark39716568"/><text:alphabetical-index-mark-start text:id="IMark65614552"/><text:alphabetical-index-mark-start text:id="IMark58755384"/><text:alphabetical-index-mark-start text:id="IMark67142280"/><text:alphabetical-index-mark-start text:id="IMark65883000"/><text:alphabetical-index-mark-start text:id="IMark54574696"/><text:alphabetical-index-mark-start text:id="IMark62340840"/><text:span text:style-name="T38">sql</text:span><text:alphabetical-index-mark-end text:id="IMark62340840"/><text:alphabetical-index-mark-end text:id="IMark54574696"/><text:alphabetical-index-mark-end text:id="IMark65883000"/><text:alphabetical-index-mark-end text:id="IMark67142280"/><text:alphabetical-index-mark-end text:id="IMark58755384"/><text:alphabetical-index-mark-end text:id="IMark65614552"/><text:alphabetical-index-mark-end text:id="IMark39716568"/><text:alphabetical-index-mark-end text:id="IMark65384328"/><text:alphabetical-index-mark-end text:id="IMark62670056"/><text:alphabetical-index-mark-end text:id="IMark60519016"/><text:alphabetical-index-mark-end text:id="IMark63284456"/><text:alphabetical-index-mark-end text:id="IMark68450968"/><text:alphabetical-index-mark-end text:id="IMark62232936"/><text:alphabetical-index-mark-end text:id="IMark61534232"/><text:alphabetical-index-mark-end text:id="IMark71481880"/><text:alphabetical-index-mark-end text:id="IMark63406824"/><text:alphabetical-index-mark-end text:id="IMark67728776"/><text:alphabetical-index-mark-end text:id="IMark68047656"/><text:alphabetical-index-mark-end text:id="IMark61586584"/><text:alphabetical-index-mark-end text:id="IMark60713016"/><text:alphabetical-index-mark-end text:id="IMark61138520"/><text:alphabetical-index-mark-end text:id="IMark64706680"/><text:alphabetical-index-mark-end text:id="IMark66191256"/><text:alphabetical-index-mark-end text:id="IMark63998040"/><text:span text:style-name="T38">p y</text:span>ou should be aware of:</text:p>
      <text:p text:style-name="P16"/>
      <text:h text:style-name="Heading_20_3" text:outline-level="3"><text:bookmark-start text:name="__RefHeading___Toc957_76759228"/>2.3.1. <text:alphabetical-index-mark-start text:id="IMark63397000"/><text:alphabetical-index-mark-start text:id="IMark65481016"/><text:alphabetical-index-mark-start text:id="IMark71547032"/><text:alphabetical-index-mark-start text:id="IMark39840120"/><text:alphabetical-index-mark-start text:id="IMark71546072"/><text:alphabetical-index-mark-start text:id="IMark67525624"/><text:alphabetical-index-mark-start text:id="IMark64587384"/><text:alphabetical-index-mark-start text:id="IMark66246344"/><text:alphabetical-index-mark-start text:id="IMark38763832"/><text:alphabetical-index-mark-start text:id="IMark64586424"/><text:alphabetical-index-mark-start text:id="IMark71898472"/><text:alphabetical-index-mark-start text:id="IMark67383848"/><text:alphabetical-index-mark-start text:id="IMark71899432"/><text:alphabetical-index-mark-start text:id="IMark71243896"/><text:alphabetical-index-mark-start text:id="IMark58903464"/><text:alphabetical-index-mark-start text:id="IMark61585448"/><text:alphabetical-index-mark-start text:id="IMark64793944"/><text:alphabetical-index-mark-start text:id="IMark64795864"/><text:alphabetical-index-mark-start text:id="IMark68130360"/><text:alphabetical-index-mark-start text:id="IMark60514504"/><text:alphabetical-index-mark-start text:id="IMark64794904"/><text:alphabetical-index-mark-start text:id="IMark68132280"/><text:alphabetical-index-mark-start text:id="IMark67524664"/><text:alphabetical-index-mark-start text:id="IMark68432136"/>S<text:span text:style-name="T18">QL</text:span><text:alphabetical-index-mark-end text:id="IMark68432136"/><text:alphabetical-index-mark-end text:id="IMark67524664"/><text:alphabetical-index-mark-end text:id="IMark68132280"/><text:alphabetical-index-mark-end text:id="IMark64794904"/><text:alphabetical-index-mark-end text:id="IMark60514504"/><text:alphabetical-index-mark-end text:id="IMark68130360"/><text:alphabetical-index-mark-end text:id="IMark64795864"/><text:alphabetical-index-mark-end text:id="IMark64793944"/><text:alphabetical-index-mark-end text:id="IMark61585448"/><text:alphabetical-index-mark-end text:id="IMark58903464"/><text:alphabetical-index-mark-end text:id="IMark71243896"/><text:alphabetical-index-mark-end text:id="IMark71899432"/><text:alphabetical-index-mark-end text:id="IMark67383848"/><text:alphabetical-index-mark-end text:id="IMark71898472"/><text:alphabetical-index-mark-end text:id="IMark64586424"/><text:alphabetical-index-mark-end text:id="IMark38763832"/><text:alphabetical-index-mark-end text:id="IMark66246344"/><text:alphabetical-index-mark-end text:id="IMark64587384"/><text:alphabetical-index-mark-end text:id="IMark67525624"/><text:alphabetical-index-mark-end text:id="IMark71546072"/><text:alphabetical-index-mark-end text:id="IMark39840120"/><text:alphabetical-index-mark-end text:id="IMark71547032"/><text:alphabetical-index-mark-end text:id="IMark65481016"/><text:alphabetical-index-mark-end text:id="IMark63397000"/><text:span text:style-name="T18"> </text:span><text:alphabetical-index-mark-start text:id="IMark64585464"/><text:alphabetical-index-mark-start text:id="IMark64675064"/><text:alphabetical-index-mark-start text:id="IMark62469560"/><text:alphabetical-index-mark-start text:id="IMark62204072"/><text:alphabetical-index-mark-start text:id="IMark63277352"/><text:alphabetical-index-mark-start text:id="IMark38766712"/><text:alphabetical-index-mark-start text:id="IMark59247224"/><text:alphabetical-index-mark-start text:id="IMark71271272"/><text:alphabetical-index-mark-start text:id="IMark59159384"/><text:alphabetical-index-mark-start text:id="IMark62860904"/><text:alphabetical-index-mark-start text:id="IMark60270856"/><text:alphabetical-index-mark-start text:id="IMark68531944"/><text:span text:style-name="T18">dialect</text:span><text:alphabetical-index-mark-end text:id="IMark68531944"/><text:alphabetical-index-mark-end text:id="IMark60270856"/><text:alphabetical-index-mark-end text:id="IMark62860904"/><text:alphabetical-index-mark-end text:id="IMark59159384"/><text:alphabetical-index-mark-end text:id="IMark71271272"/><text:alphabetical-index-mark-end text:id="IMark59247224"/><text:alphabetical-index-mark-end text:id="IMark38766712"/><text:alphabetical-index-mark-end text:id="IMark63277352"/><text:alphabetical-index-mark-end text:id="IMark62204072"/><text:alphabetical-index-mark-end text:id="IMark62469560"/><text:alphabetical-index-mark-end text:id="IMark64675064"/><text:alphabetical-index-mark-end text:id="IMark64585464"/><text:span text:style-name="T18"> for </text:span><text:alphabetical-index-mark-start text:id="IMark64904072"/><text:alphabetical-index-mark-start text:id="IMark64224280"/><text:alphabetical-index-mark-start text:id="IMark68133240"/><text:alphabetical-index-mark-start text:id="IMark38764792"/><text:alphabetical-index-mark-start text:id="IMark64792984"/><text:alphabetical-index-mark-start text:id="IMark71897512"/><text:alphabetical-index-mark-start text:id="IMark71241976"/><text:alphabetical-index-mark-start text:id="IMark54079880"/><text:alphabetical-index-mark-start text:id="IMark65525048"/><text:alphabetical-index-mark-start text:id="IMark61249560"/><text:alphabetical-index-mark-start text:id="IMark68168424"/><text:alphabetical-index-mark-start text:id="IMark63076088"/><text:alphabetical-index-mark-start text:id="IMark71642872"/><text:alphabetical-index-mark-start text:id="IMark67740040"/><text:alphabetical-index-mark-start text:id="IMark65058072"/><text:span text:style-name="T18">Sql</text:span><text:alphabetical-index-mark-end text:id="IMark65058072"/><text:alphabetical-index-mark-end text:id="IMark67740040"/><text:alphabetical-index-mark-end text:id="IMark71642872"/><text:alphabetical-index-mark-end text:id="IMark63076088"/><text:alphabetical-index-mark-end text:id="IMark68168424"/><text:alphabetical-index-mark-end text:id="IMark61249560"/><text:alphabetical-index-mark-end text:id="IMark65525048"/><text:alphabetical-index-mark-end text:id="IMark54079880"/><text:alphabetical-index-mark-end text:id="IMark71241976"/><text:alphabetical-index-mark-end text:id="IMark71897512"/><text:span text:style-name="T18">ite</text:span><text:alphabetical-index-mark-end text:id="IMark64792984"/><text:alphabetical-index-mark-end text:id="IMark38764792"/><text:alphabetical-index-mark-end text:id="IMark68133240"/><text:alphabetical-index-mark-end text:id="IMark64224280"/><text:alphabetical-index-mark-end text:id="IMark64904072"/><text:span text:style-name="T18">3.</text:span><text:bookmark-end text:name="__RefHeading___Toc957_76759228"/></text:h>
      <text:p text:style-name="P16"/>
      <text:p text:style-name="P16"><text:alphabetical-index-mark-start text:id="IMark60896136"/><text:alphabetical-index-mark-start text:id="IMark54226520"/><text:alphabetical-index-mark-start text:id="IMark38765752"/><text:alphabetical-index-mark-start text:id="IMark62056728"/><text:alphabetical-index-mark-start text:id="IMark54033032"/><text:alphabetical-index-mark-start text:id="IMark67385768"/><text:alphabetical-index-mark-start text:id="IMark64584504"/><text:alphabetical-index-mark-start text:id="IMark69042024"/><text:alphabetical-index-mark-start text:id="IMark69040792"/><text:alphabetical-index-mark-start text:id="IMark69039560"/><text:alphabetical-index-mark-start text:id="IMark62570392"/><text:alphabetical-index-mark-start text:id="IMark62569160"/><text:alphabetical-index-mark-start text:id="IMark62567928"/><text:alphabetical-index-mark-start text:id="IMark65653416"/><text:alphabetical-index-mark-start text:id="IMark54886072"/><text:alphabetical-index-mark-start text:id="IMark33279960"/><text:alphabetical-index-mark-start text:id="IMark63608104"/><text:alphabetical-index-mark-start text:id="IMark58788664"/><text:alphabetical-index-mark-start text:id="IMark62054472"/><text:alphabetical-index-mark-start text:id="IMark71309368"/><text:alphabetical-index-mark-start text:id="IMark62456568"/><text:alphabetical-index-mark-start text:id="IMark71744232"/><text:alphabetical-index-mark-start text:id="IMark63599000"/><text:alphabetical-index-mark-start text:id="IMark62794904"/><text:alphabetical-index-mark-start text:id="IMark71296984"/><text:alphabetical-index-mark-start text:id="IMark63713384"/><text:alphabetical-index-mark-start text:id="IMark66343928"/><text:alphabetical-index-mark-start text:id="IMark66088008"/><text:alphabetical-index-mark-start text:id="IMark64796248"/><text:alphabetical-index-mark-start text:id="IMark68858696"/><text:alphabetical-index-mark-start text:id="IMark71547992"/><text:alphabetical-index-mark-start text:id="IMark71731960"/><text:alphabetical-index-mark-start text:id="IMark54539016"/><text:alphabetical-index-mark-start text:id="IMark61472360"/><text:alphabetical-index-mark-start text:id="IMark67712568"/><text:alphabetical-index-mark-start text:id="IMark71679560"/><text:span text:style-name="T18">Sql</text:span><text:alphabetical-index-mark-end text:id="IMark71679560"/><text:alphabetical-index-mark-end text:id="IMark67712568"/><text:alphabetical-index-mark-end text:id="IMark61472360"/><text:alphabetical-index-mark-end text:id="IMark54539016"/><text:alphabetical-index-mark-end text:id="IMark71731960"/><text:alphabetical-index-mark-end text:id="IMark71547992"/><text:alphabetical-index-mark-end text:id="IMark68858696"/><text:alphabetical-index-mark-end text:id="IMark64796248"/><text:alphabetical-index-mark-end text:id="IMark66088008"/><text:alphabetical-index-mark-end text:id="IMark66343928"/><text:alphabetical-index-mark-end text:id="IMark63713384"/><text:alphabetical-index-mark-end text:id="IMark71296984"/><text:alphabetical-index-mark-end text:id="IMark62794904"/><text:alphabetical-index-mark-end text:id="IMark63599000"/><text:alphabetical-index-mark-end text:id="IMark71744232"/><text:alphabetical-index-mark-end text:id="IMark62456568"/><text:alphabetical-index-mark-end text:id="IMark71309368"/><text:alphabetical-index-mark-end text:id="IMark62054472"/><text:alphabetical-index-mark-end text:id="IMark58788664"/><text:alphabetical-index-mark-end text:id="IMark63608104"/><text:alphabetical-index-mark-end text:id="IMark33279960"/><text:alphabetical-index-mark-end text:id="IMark54886072"/><text:alphabetical-index-mark-end text:id="IMark65653416"/><text:alphabetical-index-mark-end text:id="IMark62567928"/><text:span text:style-name="T18">ite</text:span><text:alphabetical-index-mark-end text:id="IMark62569160"/><text:alphabetical-index-mark-end text:id="IMark62570392"/><text:alphabetical-index-mark-end text:id="IMark69039560"/><text:alphabetical-index-mark-end text:id="IMark69040792"/><text:alphabetical-index-mark-end text:id="IMark69042024"/><text:alphabetical-index-mark-end text:id="IMark64584504"/><text:alphabetical-index-mark-end text:id="IMark67385768"/><text:alphabetical-index-mark-end text:id="IMark54033032"/><text:alphabetical-index-mark-end text:id="IMark62056728"/><text:alphabetical-index-mark-end text:id="IMark38765752"/><text:alphabetical-index-mark-end text:id="IMark54226520"/><text:alphabetical-index-mark-end text:id="IMark60896136"/><text:span text:style-name="T18">3 uses its own </text:span><text:alphabetical-index-mark-start text:id="IMark65821992"/><text:alphabetical-index-mark-start text:id="IMark66841768"/><text:alphabetical-index-mark-start text:id="IMark68163368"/><text:alphabetical-index-mark-start text:id="IMark63998040"/><text:alphabetical-index-mark-start text:id="IMark66191256"/><text:alphabetical-index-mark-start text:id="IMark64706680"/><text:alphabetical-index-mark-start text:id="IMark61138520"/><text:alphabetical-index-mark-start text:id="IMark60713016"/><text:alphabetical-index-mark-start text:id="IMark61586584"/><text:alphabetical-index-mark-start text:id="IMark68047656"/><text:alphabetical-index-mark-start text:id="IMark67728776"/><text:alphabetical-index-mark-start text:id="IMark63406824"/><text:alphabetical-index-mark-start text:id="IMark71481880"/><text:alphabetical-index-mark-start text:id="IMark61534232"/><text:alphabetical-index-mark-start text:id="IMark62232936"/><text:alphabetical-index-mark-start text:id="IMark68450968"/><text:alphabetical-index-mark-start text:id="IMark63284456"/><text:alphabetical-index-mark-start text:id="IMark60519016"/><text:alphabetical-index-mark-start text:id="IMark62670056"/><text:alphabetical-index-mark-start text:id="IMark65384328"/><text:alphabetical-index-mark-start text:id="IMark39716568"/><text:alphabetical-index-mark-start text:id="IMark65614552"/><text:alphabetical-index-mark-start text:id="IMark58755384"/><text:alphabetical-index-mark-start text:id="IMark67142280"/><text:span text:style-name="T18">SQL</text:span><text:alphabetical-index-mark-end text:id="IMark67142280"/><text:alphabetical-index-mark-end text:id="IMark58755384"/><text:alphabetical-index-mark-end text:id="IMark65614552"/><text:alphabetical-index-mark-end text:id="IMark39716568"/><text:alphabetical-index-mark-end text:id="IMark65384328"/><text:alphabetical-index-mark-end text:id="IMark62670056"/><text:alphabetical-index-mark-end text:id="IMark60519016"/><text:alphabetical-index-mark-end text:id="IMark63284456"/><text:alphabetical-index-mark-end text:id="IMark68450968"/><text:alphabetical-index-mark-end text:id="IMark62232936"/><text:alphabetical-index-mark-end text:id="IMark61534232"/><text:alphabetical-index-mark-end text:id="IMark71481880"/><text:alphabetical-index-mark-end text:id="IMark63406824"/><text:alphabetical-index-mark-end text:id="IMark67728776"/><text:alphabetical-index-mark-end text:id="IMark68047656"/><text:alphabetical-index-mark-end text:id="IMark61586584"/><text:alphabetical-index-mark-end text:id="IMark60713016"/><text:alphabetical-index-mark-end text:id="IMark61138520"/><text:alphabetical-index-mark-end text:id="IMark64706680"/><text:alphabetical-index-mark-end text:id="IMark66191256"/><text:alphabetical-index-mark-end text:id="IMark63998040"/><text:alphabetical-index-mark-end text:id="IMark68163368"/><text:alphabetical-index-mark-end text:id="IMark66841768"/><text:alphabetical-index-mark-end text:id="IMark65821992"/><text:span text:style-name="T18"> </text:span><text:alphabetical-index-mark-start text:id="IMark65883000"/><text:alphabetical-index-mark-start text:id="IMark54574696"/><text:alphabetical-index-mark-start text:id="IMark62340840"/><text:alphabetical-index-mark-start text:id="IMark64384536"/><text:alphabetical-index-mark-start text:id="IMark62915224"/><text:alphabetical-index-mark-start text:id="IMark60712632"/><text:alphabetical-index-mark-start text:id="IMark53984840"/><text:alphabetical-index-mark-start text:id="IMark61167448"/><text:alphabetical-index-mark-start text:id="IMark63397000"/><text:alphabetical-index-mark-start text:id="IMark65481016"/><text:alphabetical-index-mark-start text:id="IMark71547032"/><text:alphabetical-index-mark-start text:id="IMark39840120"/><text:span text:style-name="T18">dialect</text:span><text:alphabetical-index-mark-end text:id="IMark39840120"/><text:alphabetical-index-mark-end text:id="IMark71547032"/><text:alphabetical-index-mark-end text:id="IMark65481016"/><text:alphabetical-index-mark-end text:id="IMark63397000"/><text:alphabetical-index-mark-end text:id="IMark61167448"/><text:alphabetical-index-mark-end text:id="IMark53984840"/><text:alphabetical-index-mark-end text:id="IMark60712632"/><text:alphabetical-index-mark-end text:id="IMark62915224"/><text:alphabetical-index-mark-end text:id="IMark64384536"/><text:alphabetical-index-mark-end text:id="IMark62340840"/><text:alphabetical-index-mark-end text:id="IMark54574696"/><text:alphabetical-index-mark-end text:id="IMark65883000"/>. <text:span text:style-name="T18">This </text:span><text:alphabetical-index-mark-start text:id="IMark71546072"/><text:alphabetical-index-mark-start text:id="IMark67525624"/><text:alphabetical-index-mark-start text:id="IMark64587384"/><text:alphabetical-index-mark-start text:id="IMark66246344"/><text:alphabetical-index-mark-start text:id="IMark38763832"/><text:alphabetical-index-mark-start text:id="IMark64586424"/><text:alphabetical-index-mark-start text:id="IMark71898472"/><text:alphabetical-index-mark-start text:id="IMark67383848"/><text:alphabetical-index-mark-start text:id="IMark71899432"/><text:alphabetical-index-mark-start text:id="IMark71243896"/><text:alphabetical-index-mark-start text:id="IMark58903464"/><text:alphabetical-index-mark-start text:id="IMark61585448"/><text:span text:style-name="T18">program</text:span><text:alphabetical-index-mark-end text:id="IMark61585448"/><text:alphabetical-index-mark-end text:id="IMark58903464"/><text:alphabetical-index-mark-end text:id="IMark71243896"/><text:alphabetical-index-mark-end text:id="IMark71899432"/><text:alphabetical-index-mark-end text:id="IMark67383848"/><text:alphabetical-index-mark-end text:id="IMark71898472"/><text:alphabetical-index-mark-end text:id="IMark64586424"/><text:alphabetical-index-mark-end text:id="IMark38763832"/><text:alphabetical-index-mark-end text:id="IMark66246344"/><text:alphabetical-index-mark-end text:id="IMark64587384"/><text:alphabetical-index-mark-end text:id="IMark67525624"/><text:alphabetical-index-mark-end text:id="IMark71546072"/><text:span text:style-name="T18"> does not do anything with the </text:span><text:alphabetical-index-mark-start text:id="IMark64793944"/><text:alphabetical-index-mark-start text:id="IMark64795864"/><text:alphabetical-index-mark-start text:id="IMark68130360"/><text:alphabetical-index-mark-start text:id="IMark60514504"/><text:alphabetical-index-mark-start text:id="IMark64794904"/><text:alphabetical-index-mark-start text:id="IMark68132280"/><text:alphabetical-index-mark-start text:id="IMark67524664"/><text:alphabetical-index-mark-start text:id="IMark68432136"/><text:alphabetical-index-mark-start text:id="IMark64585464"/><text:alphabetical-index-mark-start text:id="IMark64675064"/><text:alphabetical-index-mark-start text:id="IMark62469560"/><text:alphabetical-index-mark-start text:id="IMark62204072"/><text:span text:style-name="T18">code</text:span><text:alphabetical-index-mark-end text:id="IMark62204072"/><text:alphabetical-index-mark-end text:id="IMark62469560"/><text:alphabetical-index-mark-end text:id="IMark64675064"/><text:alphabetical-index-mark-end text:id="IMark64585464"/><text:alphabetical-index-mark-end text:id="IMark68432136"/><text:alphabetical-index-mark-end text:id="IMark67524664"/><text:alphabetical-index-mark-end text:id="IMark68132280"/><text:alphabetical-index-mark-end text:id="IMark64794904"/><text:alphabetical-index-mark-end text:id="IMark60514504"/><text:alphabetical-index-mark-end text:id="IMark68130360"/><text:alphabetical-index-mark-end text:id="IMark64795864"/><text:alphabetical-index-mark-end text:id="IMark64793944"/><text:span text:style-name="T18"> passed to </text:span><text:alphabetical-index-mark-start text:id="IMark63277352"/><text:alphabetical-index-mark-start text:id="IMark38766712"/><text:alphabetical-index-mark-start text:id="IMark59247224"/><text:alphabetical-index-mark-start text:id="IMark71271272"/><text:alphabetical-index-mark-start text:id="IMark59159384"/><text:alphabetical-index-mark-start text:id="IMark62860904"/><text:alphabetical-index-mark-start text:id="IMark60270856"/><text:alphabetical-index-mark-start text:id="IMark68531944"/><text:alphabetical-index-mark-start text:id="IMark71897512"/><text:alphabetical-index-mark-start text:id="IMark71241976"/><text:alphabetical-index-mark-start text:id="IMark54079880"/><text:alphabetical-index-mark-start text:id="IMark65525048"/><text:alphabetical-index-mark-start text:id="IMark61249560"/><text:alphabetical-index-mark-start text:id="IMark68168424"/><text:alphabetical-index-mark-start text:id="IMark63076088"/><text:alphabetical-index-mark-start text:id="IMark71642872"/><text:alphabetical-index-mark-start text:id="IMark67740040"/><text:alphabetical-index-mark-start text:id="IMark65058072"/><text:alphabetical-index-mark-start text:id="IMark64904072"/><text:alphabetical-index-mark-start text:id="IMark64224280"/><text:alphabetical-index-mark-start text:id="IMark68133240"/><text:alphabetical-index-mark-start text:id="IMark38764792"/><text:alphabetical-index-mark-start text:id="IMark64792984"/><text:alphabetical-index-mark-start text:id="IMark67735592"/><text:alphabetical-index-mark-start text:id="IMark58923976"/><text:alphabetical-index-mark-start text:id="IMark66711048"/><text:alphabetical-index-mark-start text:id="IMark64817112"/><text:alphabetical-index-mark-start text:id="IMark59015096"/><text:alphabetical-index-mark-start text:id="IMark33246648"/><text:alphabetical-index-mark-start text:id="IMark66720824"/><text:alphabetical-index-mark-start text:id="IMark67879288"/><text:alphabetical-index-mark-start text:id="IMark67880792"/><text:alphabetical-index-mark-start text:id="IMark67882296"/><text:alphabetical-index-mark-start text:id="IMark67883800"/><text:alphabetical-index-mark-start text:id="IMark67254088"/><text:alphabetical-index-mark-start text:id="IMark67252584"/><text:span text:style-name="T18">Sql</text:span><text:alphabetical-index-mark-end text:id="IMark67252584"/><text:alphabetical-index-mark-end text:id="IMark67254088"/><text:alphabetical-index-mark-end text:id="IMark67883800"/><text:alphabetical-index-mark-end text:id="IMark67882296"/><text:alphabetical-index-mark-end text:id="IMark67880792"/><text:alphabetical-index-mark-end text:id="IMark67879288"/><text:alphabetical-index-mark-end text:id="IMark66720824"/><text:alphabetical-index-mark-end text:id="IMark33246648"/><text:alphabetical-index-mark-end text:id="IMark59015096"/><text:alphabetical-index-mark-end text:id="IMark64817112"/><text:alphabetical-index-mark-end text:id="IMark66711048"/><text:alphabetical-index-mark-end text:id="IMark58923976"/><text:alphabetical-index-mark-end text:id="IMark67735592"/><text:alphabetical-index-mark-end text:id="IMark64792984"/><text:alphabetical-index-mark-end text:id="IMark38764792"/><text:alphabetical-index-mark-end text:id="IMark68133240"/><text:alphabetical-index-mark-end text:id="IMark64224280"/><text:alphabetical-index-mark-end text:id="IMark64904072"/><text:alphabetical-index-mark-end text:id="IMark65058072"/><text:alphabetical-index-mark-end text:id="IMark67740040"/><text:alphabetical-index-mark-end text:id="IMark71642872"/><text:alphabetical-index-mark-end text:id="IMark63076088"/><text:alphabetical-index-mark-end text:id="IMark68168424"/><text:alphabetical-index-mark-end text:id="IMark61249560"/><text:span text:style-name="T18">ite</text:span><text:alphabetical-index-mark-end text:id="IMark65525048"/><text:alphabetical-index-mark-end text:id="IMark54079880"/><text:alphabetical-index-mark-end text:id="IMark71241976"/><text:alphabetical-index-mark-end text:id="IMark71897512"/><text:alphabetical-index-mark-end text:id="IMark68531944"/><text:alphabetical-index-mark-end text:id="IMark60270856"/><text:alphabetical-index-mark-end text:id="IMark62860904"/><text:alphabetical-index-mark-end text:id="IMark59159384"/><text:alphabetical-index-mark-end text:id="IMark71271272"/><text:alphabetical-index-mark-end text:id="IMark59247224"/><text:alphabetical-index-mark-end text:id="IMark38766712"/><text:alphabetical-index-mark-end text:id="IMark63277352"/><text:span text:style-name="T18">3; however you still need to pass adequate </text:span><text:alphabetical-index-mark-start text:id="IMark67838376"/><text:alphabetical-index-mark-start text:id="IMark67836872"/><text:alphabetical-index-mark-start text:id="IMark67835368"/><text:alphabetical-index-mark-start text:id="IMark67833864"/><text:alphabetical-index-mark-start text:id="IMark66720072"/><text:alphabetical-index-mark-start text:id="IMark32138920"/><text:alphabetical-index-mark-start text:id="IMark32137416"/><text:alphabetical-index-mark-start text:id="IMark32135912"/><text:alphabetical-index-mark-start text:id="IMark32134408"/><text:alphabetical-index-mark-start text:id="IMark54351128"/><text:alphabetical-index-mark-start text:id="IMark58740616"/><text:alphabetical-index-mark-start text:id="IMark58739112"/><text:span text:style-name="T18">code</text:span><text:alphabetical-index-mark-end text:id="IMark58739112"/><text:alphabetical-index-mark-end text:id="IMark58740616"/><text:alphabetical-index-mark-end text:id="IMark54351128"/><text:alphabetical-index-mark-end text:id="IMark32134408"/><text:alphabetical-index-mark-end text:id="IMark32135912"/><text:alphabetical-index-mark-end text:id="IMark32137416"/><text:alphabetical-index-mark-end text:id="IMark32138920"/><text:alphabetical-index-mark-end text:id="IMark66720072"/><text:alphabetical-index-mark-end text:id="IMark67833864"/><text:alphabetical-index-mark-end text:id="IMark67835368"/><text:alphabetical-index-mark-end text:id="IMark67836872"/><text:alphabetical-index-mark-end text:id="IMark67838376"/><text:span text:style-name="T18">. If it seems that </text:span><text:alphabetical-index-mark-start text:id="IMark58742120"/><text:alphabetical-index-mark-start text:id="IMark67827704"/><text:alphabetical-index-mark-start text:id="IMark67829032"/><text:alphabetical-index-mark-start text:id="IMark71643320"/><text:alphabetical-index-mark-start text:id="IMark71644648"/><text:alphabetical-index-mark-start text:id="IMark71645976"/><text:alphabetical-index-mark-start text:id="IMark71647304"/><text:alphabetical-index-mark-start text:id="IMark71648664"/><text:span text:style-name="T18">s</text:span><text:alphabetical-index-mark-start text:id="IMark71650776"/><text:alphabetical-index-mark-start text:id="IMark71652104"/><text:alphabetical-index-mark-start text:id="IMark65368792"/><text:alphabetical-index-mark-start text:id="IMark65370120"/><text:alphabetical-index-mark-start text:id="IMark65371448"/><text:alphabetical-index-mark-start text:id="IMark65372776"/><text:alphabetical-index-mark-start text:id="IMark65374632"/><text:alphabetical-index-mark-start text:id="IMark65375960"/><text:alphabetical-index-mark-start text:id="IMark65377288"/><text:alphabetical-index-mark-start text:id="IMark65378616"/><text:alphabetical-index-mark-start text:id="IMark67668136"/><text:alphabetical-index-mark-start text:id="IMark67669464"/><text:alphabetical-index-mark-start text:id="IMark67670792"/><text:alphabetical-index-mark-start text:id="IMark67672120"/><text:alphabetical-index-mark-start text:id="IMark67673448"/><text:alphabetical-index-mark-start text:id="IMark67674776"/><text:span text:style-name="T18">ql</text:span><text:alphabetical-index-mark-end text:id="IMark67674776"/><text:alphabetical-index-mark-end text:id="IMark67673448"/><text:alphabetical-index-mark-end text:id="IMark67672120"/><text:alphabetical-index-mark-end text:id="IMark67670792"/><text:alphabetical-index-mark-end text:id="IMark67669464"/><text:alphabetical-index-mark-end text:id="IMark67668136"/><text:alphabetical-index-mark-end text:id="IMark65378616"/><text:alphabetical-index-mark-end text:id="IMark65377288"/><text:alphabetical-index-mark-end text:id="IMark65375960"/><text:alphabetical-index-mark-end text:id="IMark65374632"/><text:alphabetical-index-mark-end text:id="IMark65372776"/><text:alphabetical-index-mark-end text:id="IMark65371448"/><text:alphabetical-index-mark-end text:id="IMark65370120"/><text:alphabetical-index-mark-end text:id="IMark65368792"/><text:alphabetical-index-mark-end text:id="IMark71652104"/><text:alphabetical-index-mark-end text:id="IMark71650776"/><text:alphabetical-index-mark-end text:id="IMark71648664"/><text:alphabetical-index-mark-end text:id="IMark71647304"/><text:alphabetical-index-mark-end text:id="IMark71645976"/><text:alphabetical-index-mark-end text:id="IMark71644648"/><text:alphabetical-index-mark-end text:id="IMark71643320"/><text:alphabetical-index-mark-end text:id="IMark67829032"/><text:alphabetical-index-mark-end text:id="IMark67827704"/><text:alphabetical-index-mark-end text:id="IMark58742120"/><text:span text:style-name="T18">p does nothing when you are attempting to use it, the most likely reason is that your </text:span><text:alphabetical-index-mark-start text:id="IMark64066104"/><text:alphabetical-index-mark-start text:id="IMark64067432"/><text:alphabetical-index-mark-start text:id="IMark64068760"/><text:alphabetical-index-mark-start text:id="IMark64070088"/><text:alphabetical-index-mark-start text:id="IMark71604808"/><text:alphabetical-index-mark-start text:id="IMark71606136"/><text:alphabetical-index-mark-start text:id="IMark71607464"/><text:alphabetical-index-mark-start text:id="IMark71608792"/><text:alphabetical-index-mark-start text:id="IMark71610120"/><text:alphabetical-index-mark-start text:id="IMark71611448"/><text:alphabetical-index-mark-start text:id="IMark71612776"/><text:alphabetical-index-mark-start text:id="IMark71614104"/><text:alphabetical-index-mark-start text:id="IMark60674184"/><text:alphabetical-index-mark-start text:id="IMark65117176"/><text:alphabetical-index-mark-start text:id="IMark65118504"/><text:alphabetical-index-mark-start text:id="IMark65119832"/><text:alphabetical-index-mark-start text:id="IMark65121160"/><text:alphabetical-index-mark-start text:id="IMark65122488"/><text:alphabetical-index-mark-start text:id="IMark65123816"/><text:alphabetical-index-mark-start text:id="IMark65125144"/><text:alphabetical-index-mark-start text:id="IMark65126472"/><text:alphabetical-index-mark-start text:id="IMark59066904"/><text:span text:style-name="T18">SQL</text:span><text:alphabetical-index-mark-end text:id="IMark59066904"/><text:alphabetical-index-mark-end text:id="IMark65126472"/><text:alphabetical-index-mark-end text:id="IMark65125144"/><text:alphabetical-index-mark-end text:id="IMark65123816"/><text:alphabetical-index-mark-end text:id="IMark65122488"/><text:alphabetical-index-mark-end text:id="IMark65121160"/><text:alphabetical-index-mark-end text:id="IMark65119832"/><text:alphabetical-index-mark-end text:id="IMark65118504"/><text:alphabetical-index-mark-end text:id="IMark65117176"/><text:alphabetical-index-mark-end text:id="IMark60674184"/><text:alphabetical-index-mark-end text:id="IMark71614104"/><text:alphabetical-index-mark-end text:id="IMark71612776"/><text:alphabetical-index-mark-end text:id="IMark71611448"/><text:alphabetical-index-mark-end text:id="IMark71610120"/><text:alphabetical-index-mark-end text:id="IMark71608792"/><text:alphabetical-index-mark-end text:id="IMark71607464"/><text:alphabetical-index-mark-end text:id="IMark71606136"/><text:alphabetical-index-mark-end text:id="IMark71604808"/><text:alphabetical-index-mark-end text:id="IMark64070088"/><text:alphabetical-index-mark-end text:id="IMark64068760"/><text:alphabetical-index-mark-end text:id="IMark64067432"/><text:alphabetical-index-mark-end text:id="IMark64066104"/><text:span text:style-name="T18"> has an error, as understood by </text:span><text:alphabetical-index-mark-start text:id="IMark71957144"/><text:alphabetical-index-mark-start text:id="IMark71958472"/><text:alphabetical-index-mark-start text:id="IMark66330008"/><text:alphabetical-index-mark-start text:id="IMark66331240"/><text:alphabetical-index-mark-start text:id="IMark66332568"/><text:alphabetical-index-mark-start text:id="IMark66333896"/><text:alphabetical-index-mark-start text:id="IMark66335224"/><text:alphabetical-index-mark-start text:id="IMark66336552"/><text:alphabetical-index-mark-start text:id="IMark66337880"/><text:alphabetical-index-mark-start text:id="IMark66339208"/><text:alphabetical-index-mark-start text:id="IMark66340536"/><text:alphabetical-index-mark-start text:id="IMark58309448"/><text:alphabetical-index-mark-start text:id="IMark58310776"/><text:alphabetical-index-mark-start text:id="IMark58312104"/><text:alphabetical-index-mark-start text:id="IMark58313432"/><text:alphabetical-index-mark-start text:id="IMark58314760"/><text:alphabetical-index-mark-start text:id="IMark58316088"/><text:alphabetical-index-mark-start text:id="IMark58317416"/><text:alphabetical-index-mark-start text:id="IMark58318744"/><text:alphabetical-index-mark-start text:id="IMark58320072"/><text:alphabetical-index-mark-start text:id="IMark61465960"/><text:alphabetical-index-mark-start text:id="IMark58869480"/><text:alphabetical-index-mark-start text:id="IMark58870808"/><text:alphabetical-index-mark-start text:id="IMark58872136"/><text:alphabetical-index-mark-start text:id="IMark58873464"/><text:alphabetical-index-mark-start text:id="IMark58874792"/><text:alphabetical-index-mark-start text:id="IMark58876120"/><text:alphabetical-index-mark-start text:id="IMark58877448"/><text:alphabetical-index-mark-start text:id="IMark58878776"/><text:alphabetical-index-mark-start text:id="IMark58880104"/><text:alphabetical-index-mark-start text:id="IMark47475224"/><text:alphabetical-index-mark-start text:id="IMark47476552"/><text:alphabetical-index-mark-start text:id="IMark47477912"/><text:span text:style-name="T18">Sql</text:span><text:alphabetical-index-mark-end text:id="IMark47477912"/><text:alphabetical-index-mark-end text:id="IMark47476552"/><text:alphabetical-index-mark-end text:id="IMark47475224"/><text:alphabetical-index-mark-end text:id="IMark58880104"/><text:alphabetical-index-mark-end text:id="IMark58878776"/><text:alphabetical-index-mark-end text:id="IMark58877448"/><text:alphabetical-index-mark-end text:id="IMark58876120"/><text:alphabetical-index-mark-end text:id="IMark58874792"/><text:alphabetical-index-mark-end text:id="IMark58873464"/><text:alphabetical-index-mark-end text:id="IMark58872136"/><text:alphabetical-index-mark-end text:id="IMark58870808"/><text:alphabetical-index-mark-end text:id="IMark58869480"/><text:alphabetical-index-mark-end text:id="IMark61465960"/><text:alphabetical-index-mark-end text:id="IMark58320072"/><text:alphabetical-index-mark-end text:id="IMark58318744"/><text:alphabetical-index-mark-end text:id="IMark58317416"/><text:alphabetical-index-mark-end text:id="IMark58316088"/><text:alphabetical-index-mark-end text:id="IMark58314760"/><text:alphabetical-index-mark-end text:id="IMark58313432"/><text:alphabetical-index-mark-end text:id="IMark58312104"/><text:alphabetical-index-mark-end text:id="IMark58310776"/><text:alphabetical-index-mark-end text:id="IMark58309448"/><text:span text:style-name="T18">ite</text:span><text:alphabetical-index-mark-end text:id="IMark66340536"/><text:alphabetical-index-mark-end text:id="IMark66339208"/><text:alphabetical-index-mark-end text:id="IMark66337880"/><text:alphabetical-index-mark-end text:id="IMark66336552"/><text:alphabetical-index-mark-end text:id="IMark66335224"/><text:alphabetical-index-mark-end text:id="IMark66333896"/><text:alphabetical-index-mark-end text:id="IMark66332568"/><text:alphabetical-index-mark-end text:id="IMark66331240"/><text:alphabetical-index-mark-end text:id="IMark66330008"/><text:alphabetical-index-mark-end text:id="IMark71958472"/><text:alphabetical-index-mark-end text:id="IMark71957144"/><text:span text:style-name="T18">3. In that case:</text:span></text:p>
      <text:p text:style-name="P16"/>
      <text:p text:style-name="P16"/>
      <text:p text:style-name="P50"><text:span text:style-name="T11">2.3.1.1.</text:span> Check that your <text:alphabetical-index-mark-start text:id="IMark71744232"/><text:alphabetical-index-mark-start text:id="IMark63599000"/><text:alphabetical-index-mark-start text:id="IMark62794904"/><text:alphabetical-index-mark-start text:id="IMark71296984"/><text:alphabetical-index-mark-start text:id="IMark63713384"/><text:alphabetical-index-mark-start text:id="IMark66343928"/><text:alphabetical-index-mark-start text:id="IMark66088008"/><text:alphabetical-index-mark-start text:id="IMark64796248"/><text:alphabetical-index-mark-start text:id="IMark68858696"/><text:alphabetical-index-mark-start text:id="IMark71547992"/><text:alphabetical-index-mark-start text:id="IMark71731960"/><text:alphabetical-index-mark-start text:id="IMark54539016"/><text:alphabetical-index-mark-start text:id="IMark61472360"/><text:alphabetical-index-mark-start text:id="IMark67712568"/><text:alphabetical-index-mark-start text:id="IMark71679560"/><text:alphabetical-index-mark-start text:id="IMark60896136"/><text:alphabetical-index-mark-start text:id="IMark54226520"/><text:alphabetical-index-mark-start text:id="IMark38765752"/><text:alphabetical-index-mark-start text:id="IMark62056728"/><text:alphabetical-index-mark-start text:id="IMark54033032"/><text:alphabetical-index-mark-start text:id="IMark67385768"/><text:alphabetical-index-mark-start text:id="IMark64584504"/>SQL<text:alphabetical-index-mark-end text:id="IMark64584504"/><text:alphabetical-index-mark-end text:id="IMark67385768"/><text:alphabetical-index-mark-end text:id="IMark54033032"/><text:alphabetical-index-mark-end text:id="IMark62056728"/><text:alphabetical-index-mark-end text:id="IMark38765752"/><text:alphabetical-index-mark-end text:id="IMark54226520"/><text:alphabetical-index-mark-end text:id="IMark60896136"/><text:alphabetical-index-mark-end text:id="IMark71679560"/><text:alphabetical-index-mark-end text:id="IMark67712568"/><text:alphabetical-index-mark-end text:id="IMark61472360"/><text:alphabetical-index-mark-end text:id="IMark54539016"/><text:alphabetical-index-mark-end text:id="IMark71731960"/><text:alphabetical-index-mark-end text:id="IMark71547992"/><text:alphabetical-index-mark-end text:id="IMark68858696"/><text:alphabetical-index-mark-end text:id="IMark64796248"/><text:alphabetical-index-mark-end text:id="IMark66088008"/><text:alphabetical-index-mark-end text:id="IMark66343928"/><text:alphabetical-index-mark-end text:id="IMark63713384"/><text:alphabetical-index-mark-end text:id="IMark71296984"/><text:alphabetical-index-mark-end text:id="IMark62794904"/><text:alphabetical-index-mark-end text:id="IMark63599000"/><text:alphabetical-index-mark-end text:id="IMark71744232"/> is syntacti<text:alphabetical-index-mark-start text:id="IMark69042024"/><text:alphabetical-index-mark-start text:id="IMark69040792"/><text:alphabetical-index-mark-start text:id="IMark69039560"/><text:alphabetical-index-mark-start text:id="IMark62570392"/><text:alphabetical-index-mark-start text:id="IMark62569160"/><text:alphabetical-index-mark-start text:id="IMark65821992"/><text:alphabetical-index-mark-start text:id="IMark66841768"/><text:alphabetical-index-mark-start text:id="IMark68163368"/><text:alphabetical-index-mark-start text:id="IMark63998040"/><text:alphabetical-index-mark-start text:id="IMark66191256"/><text:alphabetical-index-mark-start text:id="IMark64706680"/>call<text:alphabetical-index-mark-end text:id="IMark64706680"/><text:alphabetical-index-mark-end text:id="IMark66191256"/><text:alphabetical-index-mark-end text:id="IMark63998040"/><text:alphabetical-index-mark-end text:id="IMark68163368"/><text:alphabetical-index-mark-end text:id="IMark66841768"/><text:alphabetical-index-mark-end text:id="IMark65821992"/><text:alphabetical-index-mark-end text:id="IMark62569160"/><text:alphabetical-index-mark-end text:id="IMark62570392"/><text:alphabetical-index-mark-end text:id="IMark69039560"/><text:alphabetical-index-mark-end text:id="IMark69040792"/><text:alphabetical-index-mark-end text:id="IMark69042024"/>y correct, according to <text:alphabetical-index-mark-start text:id="IMark61138520"/><text:alphabetical-index-mark-start text:id="IMark60713016"/><text:alphabetical-index-mark-start text:id="IMark61586584"/><text:alphabetical-index-mark-start text:id="IMark68047656"/><text:alphabetical-index-mark-start text:id="IMark67728776"/><text:alphabetical-index-mark-start text:id="IMark63406824"/><text:alphabetical-index-mark-start text:id="IMark71481880"/><text:alphabetical-index-mark-start text:id="IMark61534232"/><text:alphabetical-index-mark-start text:id="IMark62232936"/><text:alphabetical-index-mark-start text:id="IMark68450968"/><text:alphabetical-index-mark-start text:id="IMark63284456"/><text:alphabetical-index-mark-start text:id="IMark60519016"/><text:alphabetical-index-mark-start text:id="IMark62670056"/><text:alphabetical-index-mark-start text:id="IMark65384328"/><text:alphabetical-index-mark-start text:id="IMark39716568"/><text:alphabetical-index-mark-start text:id="IMark65614552"/><text:alphabetical-index-mark-start text:id="IMark58755384"/><text:alphabetical-index-mark-start text:id="IMark67142280"/><text:alphabetical-index-mark-start text:id="IMark65883000"/><text:alphabetical-index-mark-start text:id="IMark54574696"/><text:alphabetical-index-mark-start text:id="IMark62340840"/><text:alphabetical-index-mark-start text:id="IMark64384536"/><text:alphabetical-index-mark-start text:id="IMark62915224"/><text:alphabetical-index-mark-start text:id="IMark60712632"/><text:alphabetical-index-mark-start text:id="IMark53984840"/><text:alphabetical-index-mark-start text:id="IMark61167448"/><text:alphabetical-index-mark-start text:id="IMark63397000"/><text:alphabetical-index-mark-start text:id="IMark65481016"/><text:alphabetical-index-mark-start text:id="IMark71547032"/><text:alphabetical-index-mark-start text:id="IMark39840120"/><text:alphabetical-index-mark-start text:id="IMark71546072"/><text:alphabetical-index-mark-start text:id="IMark67525624"/><text:alphabetical-index-mark-start text:id="IMark64587384"/>Sql<text:alphabetical-index-mark-end text:id="IMark64587384"/><text:alphabetical-index-mark-end text:id="IMark67525624"/><text:alphabetical-index-mark-end text:id="IMark71546072"/><text:alphabetical-index-mark-end text:id="IMark39840120"/><text:alphabetical-index-mark-end text:id="IMark71547032"/><text:alphabetical-index-mark-end text:id="IMark65481016"/><text:alphabetical-index-mark-end text:id="IMark63397000"/><text:alphabetical-index-mark-end text:id="IMark61167448"/><text:alphabetical-index-mark-end text:id="IMark53984840"/><text:alphabetical-index-mark-end text:id="IMark60712632"/><text:alphabetical-index-mark-end text:id="IMark62915224"/><text:alphabetical-index-mark-end text:id="IMark64384536"/><text:alphabetical-index-mark-end text:id="IMark62340840"/><text:alphabetical-index-mark-end text:id="IMark54574696"/><text:alphabetical-index-mark-end text:id="IMark65883000"/><text:alphabetical-index-mark-end text:id="IMark67142280"/><text:alphabetical-index-mark-end text:id="IMark58755384"/><text:alphabetical-index-mark-end text:id="IMark65614552"/><text:alphabetical-index-mark-end text:id="IMark39716568"/><text:alphabetical-index-mark-end text:id="IMark65384328"/><text:alphabetical-index-mark-end text:id="IMark62670056"/><text:alphabetical-index-mark-end text:id="IMark60519016"/>ite<text:alphabetical-index-mark-end text:id="IMark63284456"/><text:alphabetical-index-mark-end text:id="IMark68450968"/><text:alphabetical-index-mark-end text:id="IMark62232936"/><text:alphabetical-index-mark-end text:id="IMark61534232"/><text:alphabetical-index-mark-end text:id="IMark71481880"/><text:alphabetical-index-mark-end text:id="IMark63406824"/><text:alphabetical-index-mark-end text:id="IMark67728776"/><text:alphabetical-index-mark-end text:id="IMark68047656"/><text:alphabetical-index-mark-end text:id="IMark61586584"/><text:alphabetical-index-mark-end text:id="IMark60713016"/><text:alphabetical-index-mark-end text:id="IMark61138520"/>3. <text:alphabetical-index-mark-start text:id="IMark66246344"/><text:alphabetical-index-mark-start text:id="IMark38763832"/><text:alphabetical-index-mark-start text:id="IMark64586424"/><text:alphabetical-index-mark-start text:id="IMark71898472"/><text:alphabetical-index-mark-start text:id="IMark67383848"/><text:alphabetical-index-mark-start text:id="IMark71899432"/><text:alphabetical-index-mark-start text:id="IMark71243896"/><text:alphabetical-index-mark-start text:id="IMark58903464"/><text:alphabetical-index-mark-start text:id="IMark61585448"/><text:alphabetical-index-mark-start text:id="IMark62567928"/><text:alphabetical-index-mark-start text:id="IMark64793944"/><text:alphabetical-index-mark-start text:id="IMark64795864"/><text:alphabetical-index-mark-start text:id="IMark68130360"/><text:alphabetical-index-mark-start text:id="IMark60514504"/><text:alphabetical-index-mark-start text:id="IMark64794904"/><text:alphabetical-index-mark-start text:id="IMark68132280"/><text:alphabetical-index-mark-start text:id="IMark67524664"/><text:alphabetical-index-mark-start text:id="IMark68432136"/><text:alphabetical-index-mark-start text:id="IMark64585464"/><text:alphabetical-index-mark-start text:id="IMark64675064"/><text:alphabetical-index-mark-start text:id="IMark62469560"/><text:alphabetical-index-mark-start text:id="IMark62204072"/>SQL<text:alphabetical-index-mark-end text:id="IMark62204072"/><text:alphabetical-index-mark-end text:id="IMark62469560"/><text:alphabetical-index-mark-end text:id="IMark64675064"/><text:alphabetical-index-mark-end text:id="IMark64585464"/><text:alphabetical-index-mark-end text:id="IMark68432136"/><text:alphabetical-index-mark-end text:id="IMark67524664"/><text:alphabetical-index-mark-end text:id="IMark68132280"/><text:alphabetical-index-mark-end text:id="IMark64794904"/><text:alphabetical-index-mark-end text:id="IMark60514504"/><text:alphabetical-index-mark-end text:id="IMark68130360"/><text:alphabetical-index-mark-end text:id="IMark64795864"/><text:alphabetical-index-mark-end text:id="IMark64793944"/><text:alphabetical-index-mark-end text:id="IMark62567928"/><text:alphabetical-index-mark-end text:id="IMark61585448"/><text:alphabetical-index-mark-end text:id="IMark58903464"/><text:alphabetical-index-mark-end text:id="IMark71243896"/><text:alphabetical-index-mark-end text:id="IMark71899432"/><text:alphabetical-index-mark-end text:id="IMark67383848"/><text:alphabetical-index-mark-end text:id="IMark71898472"/><text:alphabetical-index-mark-end text:id="IMark64586424"/><text:alphabetical-index-mark-end text:id="IMark38763832"/><text:alphabetical-index-mark-end text:id="IMark66246344"/> <text:alphabetical-index-mark-start text:id="IMark61249560"/><text:alphabetical-index-mark-start text:id="IMark68168424"/><text:alphabetical-index-mark-start text:id="IMark63076088"/><text:alphabetical-index-mark-start text:id="IMark71642872"/><text:alphabetical-index-mark-start text:id="IMark67740040"/><text:alphabetical-index-mark-start text:id="IMark65058072"/><text:alphabetical-index-mark-start text:id="IMark64904072"/><text:alphabetical-index-mark-start text:id="IMark64224280"/><text:alphabetical-index-mark-start text:id="IMark68133240"/><text:alphabetical-index-mark-start text:id="IMark38764792"/><text:alphabetical-index-mark-start text:id="IMark64792984"/>code<text:alphabetical-index-mark-end text:id="IMark64792984"/><text:alphabetical-index-mark-end text:id="IMark38764792"/><text:alphabetical-index-mark-end text:id="IMark68133240"/><text:alphabetical-index-mark-end text:id="IMark64224280"/><text:alphabetical-index-mark-end text:id="IMark64904072"/><text:alphabetical-index-mark-end text:id="IMark65058072"/><text:alphabetical-index-mark-end text:id="IMark67740040"/><text:alphabetical-index-mark-end text:id="IMark71642872"/><text:alphabetical-index-mark-end text:id="IMark63076088"/><text:alphabetical-index-mark-end text:id="IMark68168424"/><text:alphabetical-index-mark-end text:id="IMark61249560"/> can be tricky, especially in the case of complex <text:alphabetical-index-mark-start text:id="IMark67735592"/><text:alphabetical-index-mark-start text:id="IMark58923976"/><text:alphabetical-index-mark-start text:id="IMark66711048"/><text:alphabetical-index-mark-start text:id="IMark64817112"/><text:alphabetical-index-mark-start text:id="IMark63277352"/><text:alphabetical-index-mark-start text:id="IMark38766712"/><text:alphabetical-index-mark-start text:id="IMark59247224"/><text:alphabetical-index-mark-start text:id="IMark71271272"/><text:alphabetical-index-mark-start text:id="IMark59159384"/><text:alphabetical-index-mark-start text:id="IMark62860904"/><text:alphabetical-index-mark-start text:id="IMark60270856"/>queries<text:alphabetical-index-mark-end text:id="IMark60270856"/><text:alphabetical-index-mark-end text:id="IMark62860904"/><text:alphabetical-index-mark-end text:id="IMark59159384"/><text:alphabetical-index-mark-end text:id="IMark71271272"/><text:alphabetical-index-mark-end text:id="IMark59247224"/><text:alphabetical-index-mark-end text:id="IMark38766712"/><text:alphabetical-index-mark-end text:id="IMark63277352"/><text:alphabetical-index-mark-end text:id="IMark64817112"/><text:alphabetical-index-mark-end text:id="IMark66711048"/><text:alphabetical-index-mark-end text:id="IMark58923976"/><text:alphabetical-index-mark-end text:id="IMark67735592"/>.</text:p>
      <text:p text:style-name="P50"/>
      <text:p text:style-name="P50"/>
      <text:p text:style-name="P50"><text:span text:style-name="T11">2.3.1.2.</text:span> Check that you did not include any commented text, blank lines or odd <text:alphabetical-index-mark-start text:id="IMark54886072"/><text:alphabetical-index-mark-start text:id="IMark63608104"/><text:alphabetical-index-mark-start text:id="IMark33279960"/><text:alphabetical-index-mark-start text:id="IMark62054472"/><text:alphabetical-index-mark-start text:id="IMark58788664"/><text:alphabetical-index-mark-start text:id="IMark62456568"/><text:alphabetical-index-mark-start text:id="IMark71309368"/><text:alphabetical-index-mark-start text:id="IMark58869096"/><text:alphabetical-index-mark-start text:id="IMark68531944"/><text:alphabetical-index-mark-start text:id="IMark71730728"/><text:alphabetical-index-mark-start text:id="IMark58923976"/>character<text:alphabetical-index-mark-end text:id="IMark58923976"/><text:alphabetical-index-mark-end text:id="IMark71730728"/><text:alphabetical-index-mark-end text:id="IMark68531944"/><text:alphabetical-index-mark-end text:id="IMark58869096"/><text:alphabetical-index-mark-end text:id="IMark71309368"/><text:alphabetical-index-mark-end text:id="IMark62456568"/><text:alphabetical-index-mark-end text:id="IMark58788664"/><text:alphabetical-index-mark-end text:id="IMark62054472"/><text:alphabetical-index-mark-end text:id="IMark33279960"/><text:alphabetical-index-mark-end text:id="IMark63608104"/><text:alphabetical-index-mark-end text:id="IMark54886072"/>s.</text:p>
      <text:p text:style-name="P50"/>
      <text:p text:style-name="P50"/>
      <text:p text:style-name="P50"><text:span text:style-name="T11">2.3.1.3.</text:span> In the case of <text:alphabetical-index-mark-start text:id="IMark71271272"/><text:alphabetical-index-mark-start text:id="IMark59159384"/><text:alphabetical-index-mark-start text:id="IMark62860904"/><text:alphabetical-index-mark-start text:id="IMark60270856"/><text:alphabetical-index-mark-start text:id="IMark61249560"/><text:alphabetical-index-mark-start text:id="IMark68168424"/><text:alphabetical-index-mark-start text:id="IMark63076088"/><text:alphabetical-index-mark-start text:id="IMark71642872"/><text:alphabetical-index-mark-start text:id="IMark67740040"/><text:alphabetical-index-mark-start text:id="IMark65058072"/><text:alphabetical-index-mark-start text:id="IMark64904072"/>composite<text:alphabetical-index-mark-end text:id="IMark64904072"/><text:alphabetical-index-mark-end text:id="IMark65058072"/><text:alphabetical-index-mark-end text:id="IMark67740040"/><text:alphabetical-index-mark-end text:id="IMark71642872"/><text:alphabetical-index-mark-end text:id="IMark63076088"/><text:alphabetical-index-mark-end text:id="IMark68168424"/><text:alphabetical-index-mark-end text:id="IMark61249560"/><text:alphabetical-index-mark-end text:id="IMark60270856"/><text:alphabetical-index-mark-end text:id="IMark62860904"/><text:alphabetical-index-mark-end text:id="IMark59159384"/><text:alphabetical-index-mark-end text:id="IMark71271272"/> <text:alphabetical-index-mark-start text:id="IMark64224280"/><text:alphabetical-index-mark-start text:id="IMark68133240"/><text:alphabetical-index-mark-start text:id="IMark38764792"/><text:alphabetical-index-mark-start text:id="IMark64792984"/><text:alphabetical-index-mark-start text:id="IMark66246344"/><text:alphabetical-index-mark-start text:id="IMark38763832"/><text:alphabetical-index-mark-start text:id="IMark64586424"/><text:alphabetical-index-mark-start text:id="IMark71898472"/><text:alphabetical-index-mark-start text:id="IMark67383848"/><text:alphabetical-index-mark-start text:id="IMark71899432"/><text:alphabetical-index-mark-start text:id="IMark71243896"/>queries<text:alphabetical-index-mark-end text:id="IMark71243896"/><text:alphabetical-index-mark-end text:id="IMark71899432"/><text:alphabetical-index-mark-end text:id="IMark67383848"/><text:alphabetical-index-mark-end text:id="IMark71898472"/><text:alphabetical-index-mark-end text:id="IMark64586424"/><text:alphabetical-index-mark-end text:id="IMark38763832"/><text:alphabetical-index-mark-end text:id="IMark66246344"/><text:alphabetical-index-mark-end text:id="IMark64792984"/><text:alphabetical-index-mark-end text:id="IMark38764792"/><text:alphabetical-index-mark-end text:id="IMark68133240"/><text:alphabetical-index-mark-end text:id="IMark64224280"/> and <text:alphabetical-index-mark-start text:id="IMark58903464"/><text:alphabetical-index-mark-start text:id="IMark61585448"/><text:alphabetical-index-mark-start text:id="IMark62567928"/><text:alphabetical-index-mark-start text:id="IMark64793944"/><text:alphabetical-index-mark-start text:id="IMark64795864"/><text:alphabetical-index-mark-start text:id="IMark68130360"/><text:alphabetical-index-mark-start text:id="IMark60514504"/><text:alphabetical-index-mark-start text:id="IMark64794904"/><text:alphabetical-index-mark-start text:id="IMark68132280"/><text:alphabetical-index-mark-start text:id="IMark67524664"/><text:alphabetical-index-mark-start text:id="IMark68432136"/>.<text:alphabetical-index-mark-start text:id="IMark64585464"/><text:alphabetical-index-mark-start text:id="IMark64675064"/><text:alphabetical-index-mark-start text:id="IMark62469560"/><text:alphabetical-index-mark-start text:id="IMark62204072"/><text:alphabetical-index-mark-start text:id="IMark61138520"/><text:alphabetical-index-mark-start text:id="IMark60713016"/><text:alphabetical-index-mark-start text:id="IMark61586584"/><text:alphabetical-index-mark-start text:id="IMark68047656"/><text:alphabetical-index-mark-start text:id="IMark67728776"/><text:alphabetical-index-mark-start text:id="IMark63406824"/><text:alphabetical-index-mark-start text:id="IMark71481880"/><text:alphabetical-index-mark-start text:id="IMark61534232"/><text:alphabetical-index-mark-start text:id="IMark62232936"/><text:alphabetical-index-mark-start text:id="IMark68450968"/><text:alphabetical-index-mark-start text:id="IMark63284456"/><text:alphabetical-index-mark-start text:id="IMark60519016"/><text:alphabetical-index-mark-start text:id="IMark62670056"/><text:alphabetical-index-mark-start text:id="IMark65384328"/><text:alphabetical-index-mark-start text:id="IMark39716568"/><text:alphabetical-index-mark-start text:id="IMark65614552"/><text:alphabetical-index-mark-start text:id="IMark58755384"/><text:alphabetical-index-mark-start text:id="IMark67142280"/>sql<text:alphabetical-index-mark-end text:id="IMark67142280"/><text:alphabetical-index-mark-end text:id="IMark58755384"/><text:alphabetical-index-mark-end text:id="IMark65614552"/><text:alphabetical-index-mark-end text:id="IMark39716568"/><text:alphabetical-index-mark-end text:id="IMark65384328"/><text:alphabetical-index-mark-end text:id="IMark62670056"/><text:alphabetical-index-mark-end text:id="IMark60519016"/><text:alphabetical-index-mark-end text:id="IMark63284456"/><text:alphabetical-index-mark-end text:id="IMark68450968"/><text:alphabetical-index-mark-end text:id="IMark62232936"/><text:alphabetical-index-mark-end text:id="IMark61534232"/><text:alphabetical-index-mark-end text:id="IMark71481880"/><text:alphabetical-index-mark-end text:id="IMark63406824"/><text:alphabetical-index-mark-end text:id="IMark67728776"/><text:alphabetical-index-mark-end text:id="IMark68047656"/><text:alphabetical-index-mark-end text:id="IMark61586584"/><text:alphabetical-index-mark-end text:id="IMark60713016"/><text:alphabetical-index-mark-end text:id="IMark61138520"/><text:alphabetical-index-mark-end text:id="IMark62204072"/><text:alphabetical-index-mark-end text:id="IMark62469560"/><text:alphabetical-index-mark-end text:id="IMark64675064"/><text:alphabetical-index-mark-end text:id="IMark64585464"/><text:alphabetical-index-mark-end text:id="IMark68432136"/><text:alphabetical-index-mark-end text:id="IMark67524664"/><text:alphabetical-index-mark-end text:id="IMark68132280"/><text:alphabetical-index-mark-end text:id="IMark64794904"/><text:alphabetical-index-mark-end text:id="IMark60514504"/><text:alphabetical-index-mark-end text:id="IMark68130360"/><text:alphabetical-index-mark-end text:id="IMark64795864"/><text:alphabetical-index-mark-end text:id="IMark64793944"/><text:alphabetical-index-mark-end text:id="IMark62567928"/><text:alphabetical-index-mark-end text:id="IMark61585448"/><text:alphabetical-index-mark-end text:id="IMark58903464"/> <text:alphabetical-index-mark-start text:id="IMark65883000"/><text:alphabetical-index-mark-start text:id="IMark54574696"/><text:alphabetical-index-mark-start text:id="IMark62340840"/><text:alphabetical-index-mark-start text:id="IMark64384536"/><text:alphabetical-index-mark-start text:id="IMark62915224"/><text:alphabetical-index-mark-start text:id="IMark60712632"/><text:alphabetical-index-mark-start text:id="IMark53984840"/><text:alphabetical-index-mark-start text:id="IMark61167448"/><text:alphabetical-index-mark-start text:id="IMark63397000"/><text:alphabetical-index-mark-start text:id="IMark65481016"/><text:alphabetical-index-mark-start text:id="IMark71547032"/>file<text:alphabetical-index-mark-end text:id="IMark71547032"/><text:alphabetical-index-mark-end text:id="IMark65481016"/><text:alphabetical-index-mark-end text:id="IMark63397000"/><text:alphabetical-index-mark-end text:id="IMark61167448"/><text:alphabetical-index-mark-end text:id="IMark53984840"/><text:alphabetical-index-mark-end text:id="IMark60712632"/><text:alphabetical-index-mark-end text:id="IMark62915224"/><text:alphabetical-index-mark-end text:id="IMark64384536"/><text:alphabetical-index-mark-end text:id="IMark62340840"/><text:alphabetical-index-mark-end text:id="IMark54574696"/><text:alphabetical-index-mark-end text:id="IMark65883000"/>s, check that you have placed a <text:span text:style-name="T86">semicolon</text:span> between each <text:alphabetical-index-mark-start text:id="IMark39840120"/><text:alphabetical-index-mark-start text:id="IMark71546072"/><text:alphabetical-index-mark-start text:id="IMark67525624"/><text:alphabetical-index-mark-start text:id="IMark64587384"/><text:alphabetical-index-mark-start text:id="IMark69042024"/><text:alphabetical-index-mark-start text:id="IMark69040792"/><text:alphabetical-index-mark-start text:id="IMark69039560"/><text:alphabetical-index-mark-start text:id="IMark62570392"/><text:alphabetical-index-mark-start text:id="IMark62569160"/><text:alphabetical-index-mark-start text:id="IMark65821992"/><text:alphabetical-index-mark-start text:id="IMark66841768"/>query<text:alphabetical-index-mark-end text:id="IMark66841768"/><text:alphabetical-index-mark-end text:id="IMark65821992"/><text:alphabetical-index-mark-end text:id="IMark62569160"/><text:alphabetical-index-mark-end text:id="IMark62570392"/><text:alphabetical-index-mark-end text:id="IMark69039560"/><text:alphabetical-index-mark-end text:id="IMark69040792"/><text:alphabetical-index-mark-end text:id="IMark69042024"/><text:alphabetical-index-mark-end text:id="IMark64587384"/><text:alphabetical-index-mark-end text:id="IMark67525624"/><text:alphabetical-index-mark-end text:id="IMark71546072"/><text:alphabetical-index-mark-end text:id="IMark39840120"/> and at the end of the last one.</text:p>
      <text:p text:style-name="P50"/>
      <text:p text:style-name="P50"/>
      <text:p text:style-name="P50"><text:span text:style-name="T11">2.3.1.4.</text:span> Test each <text:alphabetical-index-mark-start text:id="IMark62794904"/><text:alphabetical-index-mark-start text:id="IMark71296984"/><text:alphabetical-index-mark-start text:id="IMark63713384"/><text:alphabetical-index-mark-start text:id="IMark66343928"/><text:alphabetical-index-mark-start text:id="IMark66088008"/><text:alphabetical-index-mark-start text:id="IMark64796248"/><text:alphabetical-index-mark-start text:id="IMark68858696"/><text:alphabetical-index-mark-start text:id="IMark71547992"/><text:alphabetical-index-mark-start text:id="IMark71731960"/><text:alphabetical-index-mark-start text:id="IMark54539016"/><text:alphabetical-index-mark-start text:id="IMark61472360"/>query<text:alphabetical-index-mark-end text:id="IMark61472360"/><text:alphabetical-index-mark-end text:id="IMark54539016"/><text:alphabetical-index-mark-end text:id="IMark71731960"/><text:alphabetical-index-mark-end text:id="IMark71547992"/><text:alphabetical-index-mark-end text:id="IMark68858696"/><text:alphabetical-index-mark-end text:id="IMark64796248"/><text:alphabetical-index-mark-end text:id="IMark66088008"/><text:alphabetical-index-mark-end text:id="IMark66343928"/><text:alphabetical-index-mark-end text:id="IMark63713384"/><text:alphabetical-index-mark-end text:id="IMark71296984"/><text:alphabetical-index-mark-end text:id="IMark62794904"/> on its own before building <text:alphabetical-index-mark-start text:id="IMark67712568"/><text:alphabetical-index-mark-start text:id="IMark71679560"/><text:alphabetical-index-mark-start text:id="IMark60896136"/><text:alphabetical-index-mark-start text:id="IMark54226520"/><text:alphabetical-index-mark-start text:id="IMark38765752"/><text:alphabetical-index-mark-start text:id="IMark62056728"/><text:alphabetical-index-mark-start text:id="IMark54033032"/><text:alphabetical-index-mark-start text:id="IMark67385768"/><text:alphabetical-index-mark-start text:id="IMark64584504"/><text:alphabetical-index-mark-start text:id="IMark71897512"/><text:alphabetical-index-mark-start text:id="IMark54079880"/>composite<text:alphabetical-index-mark-end text:id="IMark54079880"/><text:alphabetical-index-mark-end text:id="IMark71897512"/><text:alphabetical-index-mark-end text:id="IMark64584504"/><text:alphabetical-index-mark-end text:id="IMark67385768"/><text:alphabetical-index-mark-end text:id="IMark54033032"/><text:alphabetical-index-mark-end text:id="IMark62056728"/><text:alphabetical-index-mark-end text:id="IMark38765752"/><text:alphabetical-index-mark-end text:id="IMark54226520"/><text:alphabetical-index-mark-end text:id="IMark60896136"/><text:alphabetical-index-mark-end text:id="IMark71679560"/><text:alphabetical-index-mark-end text:id="IMark67712568"/> <text:alphabetical-index-mark-start text:id="IMark71241976"/><text:alphabetical-index-mark-start text:id="IMark65653416"/><text:alphabetical-index-mark-start text:id="IMark65525048"/><text:alphabetical-index-mark-start text:id="IMark59222280"/><text:alphabetical-index-mark-start text:id="IMark39900024"/><text:alphabetical-index-mark-start text:id="IMark39901944"/><text:alphabetical-index-mark-start text:id="IMark58841672"/><text:alphabetical-index-mark-start text:id="IMark59215448"/><text:alphabetical-index-mark-start text:id="IMark67735592"/><text:alphabetical-index-mark-start text:id="IMark63608104"/><text:alphabetical-index-mark-start text:id="IMark54886072"/>queries<text:alphabetical-index-mark-end text:id="IMark54886072"/><text:alphabetical-index-mark-end text:id="IMark63608104"/><text:alphabetical-index-mark-end text:id="IMark67735592"/><text:alphabetical-index-mark-end text:id="IMark59215448"/><text:alphabetical-index-mark-end text:id="IMark58841672"/><text:alphabetical-index-mark-end text:id="IMark39901944"/><text:alphabetical-index-mark-end text:id="IMark39900024"/><text:alphabetical-index-mark-end text:id="IMark59222280"/><text:alphabetical-index-mark-end text:id="IMark65525048"/><text:alphabetical-index-mark-end text:id="IMark65653416"/><text:alphabetical-index-mark-end text:id="IMark71241976"/> or <text:alphabetical-index-mark-start text:id="IMark33279960"/><text:alphabetical-index-mark-start text:id="IMark62054472"/><text:alphabetical-index-mark-start text:id="IMark58788664"/><text:alphabetical-index-mark-start text:id="IMark62456568"/><text:alphabetical-index-mark-start text:id="IMark71309368"/><text:alphabetical-index-mark-start text:id="IMark58869096"/><text:alphabetical-index-mark-start text:id="IMark68531944"/><text:alphabetical-index-mark-start text:id="IMark71730728"/><text:alphabetical-index-mark-start text:id="IMark58923976"/><text:alphabetical-index-mark-start text:id="IMark66711048"/><text:alphabetical-index-mark-start text:id="IMark63277352"/>.<text:alphabetical-index-mark-start text:id="IMark64817112"/><text:alphabetical-index-mark-start text:id="IMark59247224"/><text:alphabetical-index-mark-start text:id="IMark38766712"/><text:alphabetical-index-mark-start text:id="IMark39899064"/><text:alphabetical-index-mark-start text:id="IMark58840712"/><text:alphabetical-index-mark-start text:id="IMark68163368"/><text:alphabetical-index-mark-start text:id="IMark65883000"/><text:alphabetical-index-mark-start text:id="IMark54574696"/><text:alphabetical-index-mark-start text:id="IMark62340840"/><text:alphabetical-index-mark-start text:id="IMark64384536"/><text:alphabetical-index-mark-start text:id="IMark62915224"/><text:alphabetical-index-mark-start text:id="IMark60712632"/><text:alphabetical-index-mark-start text:id="IMark53984840"/><text:alphabetical-index-mark-start text:id="IMark61167448"/><text:alphabetical-index-mark-start text:id="IMark63397000"/><text:alphabetical-index-mark-start text:id="IMark65481016"/><text:alphabetical-index-mark-start text:id="IMark71547032"/><text:alphabetical-index-mark-start text:id="IMark58903464"/><text:alphabetical-index-mark-start text:id="IMark61585448"/><text:alphabetical-index-mark-start text:id="IMark62567928"/><text:alphabetical-index-mark-start text:id="IMark64793944"/><text:alphabetical-index-mark-start text:id="IMark64795864"/>sql<text:alphabetical-index-mark-end text:id="IMark64795864"/><text:alphabetical-index-mark-end text:id="IMark64793944"/><text:alphabetical-index-mark-end text:id="IMark62567928"/><text:alphabetical-index-mark-end text:id="IMark61585448"/><text:alphabetical-index-mark-end text:id="IMark58903464"/><text:alphabetical-index-mark-end text:id="IMark71547032"/><text:alphabetical-index-mark-end text:id="IMark65481016"/><text:alphabetical-index-mark-end text:id="IMark63397000"/><text:alphabetical-index-mark-end text:id="IMark61167448"/><text:alphabetical-index-mark-end text:id="IMark53984840"/><text:alphabetical-index-mark-end text:id="IMark60712632"/><text:alphabetical-index-mark-end text:id="IMark62915224"/><text:alphabetical-index-mark-end text:id="IMark64384536"/><text:alphabetical-index-mark-end text:id="IMark62340840"/><text:alphabetical-index-mark-end text:id="IMark54574696"/><text:alphabetical-index-mark-end text:id="IMark65883000"/><text:alphabetical-index-mark-end text:id="IMark68163368"/><text:alphabetical-index-mark-end text:id="IMark58840712"/><text:alphabetical-index-mark-end text:id="IMark39899064"/><text:alphabetical-index-mark-end text:id="IMark38766712"/><text:alphabetical-index-mark-end text:id="IMark59247224"/><text:alphabetical-index-mark-end text:id="IMark64817112"/><text:alphabetical-index-mark-end text:id="IMark63277352"/><text:alphabetical-index-mark-end text:id="IMark66711048"/><text:alphabetical-index-mark-end text:id="IMark58923976"/><text:alphabetical-index-mark-end text:id="IMark71730728"/><text:alphabetical-index-mark-end text:id="IMark68531944"/><text:alphabetical-index-mark-end text:id="IMark58869096"/><text:alphabetical-index-mark-end text:id="IMark71309368"/><text:alphabetical-index-mark-end text:id="IMark62456568"/><text:alphabetical-index-mark-end text:id="IMark58788664"/><text:alphabetical-index-mark-end text:id="IMark62054472"/><text:alphabetical-index-mark-end text:id="IMark33279960"/> <text:alphabetical-index-mark-start text:id="IMark68130360"/><text:alphabetical-index-mark-start text:id="IMark60514504"/><text:alphabetical-index-mark-start text:id="IMark64794904"/><text:alphabetical-index-mark-start text:id="IMark68132280"/><text:alphabetical-index-mark-start text:id="IMark67524664"/><text:alphabetical-index-mark-start text:id="IMark68432136"/><text:alphabetical-index-mark-start text:id="IMark64585464"/><text:alphabetical-index-mark-start text:id="IMark64675064"/><text:alphabetical-index-mark-start text:id="IMark62469560"/><text:alphabetical-index-mark-start text:id="IMark62204072"/><text:alphabetical-index-mark-start text:id="IMark61138520"/>file<text:alphabetical-index-mark-end text:id="IMark61138520"/><text:alphabetical-index-mark-end text:id="IMark62204072"/><text:alphabetical-index-mark-end text:id="IMark62469560"/><text:alphabetical-index-mark-end text:id="IMark64675064"/><text:alphabetical-index-mark-end text:id="IMark64585464"/><text:alphabetical-index-mark-end text:id="IMark68432136"/><text:alphabetical-index-mark-end text:id="IMark67524664"/><text:alphabetical-index-mark-end text:id="IMark68132280"/><text:alphabetical-index-mark-end text:id="IMark64794904"/><text:alphabetical-index-mark-end text:id="IMark60514504"/><text:alphabetical-index-mark-end text:id="IMark68130360"/>s.</text:p>
      <text:p text:style-name="P16"/>
      <text:p text:style-name="P16"/>
      <text:h text:style-name="Heading_20_3" text:outline-level="3"><text:bookmark-start text:name="__RefHeading___Toc959_76759228"/>2.3.2. <text:span text:style-name="T18">Retrieval of </text:span><text:alphabetical-index-mark-start text:id="IMark61534232"/><text:alphabetical-index-mark-start text:id="IMark68450968"/><text:alphabetical-index-mark-start text:id="IMark63284456"/><text:alphabetical-index-mark-start text:id="IMark60519016"/><text:alphabetical-index-mark-start text:id="IMark62670056"/><text:alphabetical-index-mark-start text:id="IMark65384328"/><text:alphabetical-index-mark-start text:id="IMark39716568"/><text:alphabetical-index-mark-start text:id="IMark65614552"/><text:alphabetical-index-mark-start text:id="IMark58755384"/><text:alphabetical-index-mark-start text:id="IMark67142280"/><text:alphabetical-index-mark-start text:id="IMark64224280"/><text:alphabetical-index-mark-start text:id="IMark68133240"/><text:span text:style-name="T18">query</text:span><text:alphabetical-index-mark-end text:id="IMark68133240"/><text:alphabetical-index-mark-end text:id="IMark64224280"/><text:alphabetical-index-mark-end text:id="IMark67142280"/><text:alphabetical-index-mark-end text:id="IMark58755384"/><text:alphabetical-index-mark-end text:id="IMark65614552"/><text:alphabetical-index-mark-end text:id="IMark39716568"/><text:alphabetical-index-mark-end text:id="IMark65384328"/><text:alphabetical-index-mark-end text:id="IMark62670056"/><text:alphabetical-index-mark-end text:id="IMark60519016"/><text:alphabetical-index-mark-end text:id="IMark63284456"/><text:alphabetical-index-mark-end text:id="IMark68450968"/><text:alphabetical-index-mark-end text:id="IMark61534232"/><text:span text:style-name="T18"> </text:span><text:alphabetical-index-mark-start text:id="IMark38764792"/><text:alphabetical-index-mark-start text:id="IMark64792984"/><text:alphabetical-index-mark-start text:id="IMark66246344"/><text:alphabetical-index-mark-start text:id="IMark38763832"/><text:alphabetical-index-mark-start text:id="IMark64586424"/><text:alphabetical-index-mark-start text:id="IMark71898472"/><text:alphabetical-index-mark-start text:id="IMark67383848"/><text:alphabetical-index-mark-start text:id="IMark71899432"/><text:alphabetical-index-mark-start text:id="IMark71243896"/><text:alphabetical-index-mark-start text:id="IMark71271272"/><text:alphabetical-index-mark-start text:id="IMark59159384"/><text:alphabetical-index-mark-start text:id="IMark62860904"/><text:alphabetical-index-mark-start text:id="IMark60270856"/><text:alphabetical-index-mark-start text:id="IMark61249560"/><text:alphabetical-index-mark-start text:id="IMark68168424"/><text:alphabetical-index-mark-start text:id="IMark63076088"/><text:alphabetical-index-mark-start text:id="IMark71642872"/><text:alphabetical-index-mark-start text:id="IMark67740040"/><text:alphabetical-index-mark-start text:id="IMark65058072"/><text:alphabetical-index-mark-start text:id="IMark64904072"/><text:alphabetical-index-mark-start text:id="IMark63998040"/><text:alphabetical-index-mark-start text:id="IMark71546072"/><text:alphabetical-index-mark-start text:id="IMark39840120"/><text:alphabetical-index-mark-start text:id="IMark67525624"/><text:span text:style-name="T18">result</text:span><text:alphabetical-index-mark-end text:id="IMark67525624"/><text:alphabetical-index-mark-end text:id="IMark39840120"/><text:alphabetical-index-mark-end text:id="IMark71546072"/><text:alphabetical-index-mark-end text:id="IMark63998040"/><text:alphabetical-index-mark-end text:id="IMark64904072"/><text:alphabetical-index-mark-end text:id="IMark65058072"/><text:alphabetical-index-mark-end text:id="IMark67740040"/><text:alphabetical-index-mark-end text:id="IMark71642872"/><text:alphabetical-index-mark-end text:id="IMark63076088"/><text:alphabetical-index-mark-end text:id="IMark68168424"/><text:alphabetical-index-mark-end text:id="IMark61249560"/><text:alphabetical-index-mark-end text:id="IMark60270856"/><text:span text:style-name="T18">s</text:span><text:alphabetical-index-mark-end text:id="IMark62860904"/><text:alphabetical-index-mark-end text:id="IMark59159384"/><text:alphabetical-index-mark-end text:id="IMark71271272"/><text:alphabetical-index-mark-end text:id="IMark71243896"/><text:alphabetical-index-mark-end text:id="IMark71899432"/><text:alphabetical-index-mark-end text:id="IMark67383848"/><text:alphabetical-index-mark-end text:id="IMark71898472"/><text:alphabetical-index-mark-end text:id="IMark64586424"/><text:alphabetical-index-mark-end text:id="IMark38763832"/><text:alphabetical-index-mark-end text:id="IMark66246344"/><text:alphabetical-index-mark-end text:id="IMark64792984"/><text:alphabetical-index-mark-end text:id="IMark38764792"/><text:span text:style-name="T18">.</text:span><text:bookmark-end text:name="__RefHeading___Toc959_76759228"/></text:h>
      <text:p text:style-name="P16"/>
      <text:p text:style-name="P17"><text:span text:style-name="T18">Some </text:span><text:alphabetical-index-mark-start text:id="IMark62570392"/><text:alphabetical-index-mark-start text:id="IMark62569160"/><text:alphabetical-index-mark-start text:id="IMark65821992"/><text:alphabetical-index-mark-start text:id="IMark66841768"/><text:alphabetical-index-mark-start text:id="IMark64706680"/><text:alphabetical-index-mark-start text:id="IMark66191256"/><text:alphabetical-index-mark-start text:id="IMark63599000"/><text:alphabetical-index-mark-start text:id="IMark71744232"/><text:alphabetical-index-mark-start text:id="IMark39900984"/><text:alphabetical-index-mark-start text:id="IMark60713016"/><text:alphabetical-index-mark-start text:id="IMark67669080"/><text:alphabetical-index-mark-start text:id="IMark65376904"/><text:span text:style-name="T18">queries</text:span><text:alphabetical-index-mark-end text:id="IMark65376904"/><text:alphabetical-index-mark-end text:id="IMark67669080"/><text:alphabetical-index-mark-end text:id="IMark60713016"/><text:alphabetical-index-mark-end text:id="IMark39900984"/><text:alphabetical-index-mark-end text:id="IMark71744232"/><text:alphabetical-index-mark-end text:id="IMark63599000"/><text:alphabetical-index-mark-end text:id="IMark66191256"/><text:alphabetical-index-mark-end text:id="IMark64706680"/><text:alphabetical-index-mark-end text:id="IMark66841768"/><text:alphabetical-index-mark-end text:id="IMark65821992"/><text:alphabetical-index-mark-end text:id="IMark62569160"/><text:alphabetical-index-mark-end text:id="IMark62570392"/><text:span text:style-name="T18"> </text:span><text:alphabetical-index-mark-start text:id="IMark65378232"/><text:alphabetical-index-mark-start text:id="IMark60514504"/><text:alphabetical-index-mark-start text:id="IMark68130360"/><text:alphabetical-index-mark-start text:id="IMark64794904"/><text:alphabetical-index-mark-start text:id="IMark68132280"/><text:alphabetical-index-mark-start text:id="IMark67524664"/><text:alphabetical-index-mark-start text:id="IMark68432136"/><text:alphabetical-index-mark-start text:id="IMark64585464"/><text:alphabetical-index-mark-start text:id="IMark64675064"/><text:alphabetical-index-mark-start text:id="IMark62469560"/><text:alphabetical-index-mark-start text:id="IMark62204072"/><text:alphabetical-index-mark-start text:id="IMark61138520"/><text:span text:style-name="T18">return</text:span><text:alphabetical-index-mark-end text:id="IMark61138520"/><text:alphabetical-index-mark-end text:id="IMark62204072"/><text:alphabetical-index-mark-end text:id="IMark62469560"/><text:alphabetical-index-mark-end text:id="IMark64675064"/><text:alphabetical-index-mark-end text:id="IMark64585464"/><text:alphabetical-index-mark-end text:id="IMark68432136"/><text:alphabetical-index-mark-end text:id="IMark67524664"/><text:alphabetical-index-mark-end text:id="IMark68132280"/><text:alphabetical-index-mark-end text:id="IMark64794904"/><text:alphabetical-index-mark-end text:id="IMark68130360"/><text:alphabetical-index-mark-end text:id="IMark60514504"/><text:alphabetical-index-mark-end text:id="IMark65378232"/><text:span text:style-name="T18"> </text:span><text:alphabetical-index-mark-start text:id="IMark33279960"/><text:alphabetical-index-mark-start text:id="IMark62054472"/><text:alphabetical-index-mark-start text:id="IMark58788664"/><text:alphabetical-index-mark-start text:id="IMark62456568"/><text:alphabetical-index-mark-start text:id="IMark71309368"/><text:alphabetical-index-mark-start text:id="IMark58869096"/><text:alphabetical-index-mark-start text:id="IMark68531944"/><text:alphabetical-index-mark-start text:id="IMark71730728"/><text:alphabetical-index-mark-start text:id="IMark58923976"/><text:alphabetical-index-mark-start text:id="IMark66711048"/><text:alphabetical-index-mark-start text:id="IMark63277352"/><text:alphabetical-index-mark-start text:id="IMark64817112"/><text:alphabetical-index-mark-start text:id="IMark59247224"/><text:alphabetical-index-mark-start text:id="IMark38766712"/><text:alphabetical-index-mark-start text:id="IMark39899064"/><text:alphabetical-index-mark-start text:id="IMark58840712"/><text:alphabetical-index-mark-start text:id="IMark68163368"/><text:alphabetical-index-mark-start text:id="IMark65883000"/><text:alphabetical-index-mark-start text:id="IMark54574696"/><text:alphabetical-index-mark-start text:id="IMark62340840"/><text:alphabetical-index-mark-start text:id="IMark64384536"/><text:alphabetical-index-mark-start text:id="IMark62915224"/><text:alphabetical-index-mark-start text:id="IMark60712632"/><text:alphabetical-index-mark-start text:id="IMark53984840"/><text:span text:style-name="T18">result</text:span><text:alphabetical-index-mark-end text:id="IMark53984840"/><text:alphabetical-index-mark-end text:id="IMark60712632"/><text:alphabetical-index-mark-end text:id="IMark62915224"/><text:alphabetical-index-mark-end text:id="IMark64384536"/><text:alphabetical-index-mark-end text:id="IMark62340840"/><text:alphabetical-index-mark-end text:id="IMark54574696"/><text:alphabetical-index-mark-end text:id="IMark65883000"/><text:alphabetical-index-mark-end text:id="IMark68163368"/><text:alphabetical-index-mark-end text:id="IMark58840712"/><text:alphabetical-index-mark-end text:id="IMark39899064"/><text:alphabetical-index-mark-end text:id="IMark38766712"/><text:alphabetical-index-mark-end text:id="IMark59247224"/><text:span text:style-name="T18">s</text:span><text:alphabetical-index-mark-end text:id="IMark64817112"/><text:alphabetical-index-mark-end text:id="IMark63277352"/><text:alphabetical-index-mark-end text:id="IMark66711048"/><text:alphabetical-index-mark-end text:id="IMark58923976"/><text:alphabetical-index-mark-end text:id="IMark71730728"/><text:alphabetical-index-mark-end text:id="IMark68531944"/><text:alphabetical-index-mark-end text:id="IMark58869096"/><text:alphabetical-index-mark-end text:id="IMark71309368"/><text:alphabetical-index-mark-end text:id="IMark62456568"/><text:alphabetical-index-mark-end text:id="IMark58788664"/><text:alphabetical-index-mark-end text:id="IMark62054472"/><text:alphabetical-index-mark-end text:id="IMark33279960"/><text:span text:style-name="T18">, while others do not. A </text:span><text:alphabetical-index-mark-start text:id="IMark61167448"/><text:alphabetical-index-mark-start text:id="IMark63397000"/><text:alphabetical-index-mark-start text:id="IMark65481016"/><text:alphabetical-index-mark-start text:id="IMark71547032"/><text:alphabetical-index-mark-start text:id="IMark58903464"/><text:alphabetical-index-mark-start text:id="IMark61585448"/><text:alphabetical-index-mark-start text:id="IMark62567928"/><text:alphabetical-index-mark-start text:id="IMark64793944"/><text:alphabetical-index-mark-start text:id="IMark64795864"/><text:alphabetical-index-mark-start text:id="IMark71241976"/><text:alphabetical-index-mark-start text:id="IMark65653416"/><text:alphabetical-index-mark-start text:id="IMark65525048"/><text:span text:style-name="T18">SELECT</text:span><text:alphabetical-index-mark-end text:id="IMark65525048"/><text:alphabetical-index-mark-end text:id="IMark65653416"/><text:alphabetical-index-mark-end text:id="IMark71241976"/><text:alphabetical-index-mark-end text:id="IMark64795864"/><text:alphabetical-index-mark-end text:id="IMark64793944"/><text:alphabetical-index-mark-end text:id="IMark62567928"/><text:alphabetical-index-mark-end text:id="IMark61585448"/><text:alphabetical-index-mark-end text:id="IMark58903464"/><text:alphabetical-index-mark-end text:id="IMark71547032"/><text:alphabetical-index-mark-end text:id="IMark65481016"/><text:alphabetical-index-mark-end text:id="IMark63397000"/><text:alphabetical-index-mark-end text:id="IMark61167448"/><text:span text:style-name="T18"> produces essentially a </text:span><text:alphabetical-index-mark-start text:id="IMark59222280"/><text:alphabetical-index-mark-start text:id="IMark39900024"/><text:alphabetical-index-mark-start text:id="IMark39901944"/><text:alphabetical-index-mark-start text:id="IMark58841672"/><text:alphabetical-index-mark-start text:id="IMark59215448"/><text:alphabetical-index-mark-start text:id="IMark67735592"/><text:alphabetical-index-mark-start text:id="IMark63608104"/><text:alphabetical-index-mark-start text:id="IMark54886072"/><text:alphabetical-index-mark-start text:id="IMark67712568"/><text:alphabetical-index-mark-start text:id="IMark71679560"/><text:alphabetical-index-mark-start text:id="IMark60896136"/><text:alphabetical-index-mark-start text:id="IMark54226520"/><text:span text:style-name="T18">select</text:span><text:alphabetical-index-mark-end text:id="IMark54226520"/><text:alphabetical-index-mark-end text:id="IMark60896136"/><text:alphabetical-index-mark-end text:id="IMark71679560"/><text:alphabetical-index-mark-end text:id="IMark67712568"/><text:alphabetical-index-mark-end text:id="IMark54886072"/><text:alphabetical-index-mark-end text:id="IMark63608104"/><text:alphabetical-index-mark-end text:id="IMark67735592"/><text:alphabetical-index-mark-end text:id="IMark59215448"/><text:alphabetical-index-mark-end text:id="IMark58841672"/><text:alphabetical-index-mark-end text:id="IMark39901944"/><text:alphabetical-index-mark-end text:id="IMark39900024"/><text:alphabetical-index-mark-end text:id="IMark59222280"/><text:span text:style-name="T18">ion or </text:span><text:alphabetical-index-mark-start text:id="IMark38765752"/><text:alphabetical-index-mark-start text:id="IMark62056728"/><text:alphabetical-index-mark-start text:id="IMark54033032"/><text:alphabetical-index-mark-start text:id="IMark67385768"/><text:alphabetical-index-mark-start text:id="IMark64584504"/><text:alphabetical-index-mark-start text:id="IMark71897512"/><text:alphabetical-index-mark-start text:id="IMark54079880"/><text:alphabetical-index-mark-start text:id="IMark62794904"/><text:alphabetical-index-mark-start text:id="IMark71296984"/><text:alphabetical-index-mark-start text:id="IMark63713384"/><text:alphabetical-index-mark-start text:id="IMark66343928"/><text:alphabetical-index-mark-start text:id="IMark66088008"/><text:span text:style-name="T18">listing</text:span><text:alphabetical-index-mark-end text:id="IMark66088008"/><text:alphabetical-index-mark-end text:id="IMark66343928"/><text:alphabetical-index-mark-end text:id="IMark63713384"/><text:alphabetical-index-mark-end text:id="IMark71296984"/><text:alphabetical-index-mark-end text:id="IMark62794904"/><text:alphabetical-index-mark-end text:id="IMark54079880"/><text:alphabetical-index-mark-end text:id="IMark71897512"/><text:alphabetical-index-mark-end text:id="IMark64584504"/><text:alphabetical-index-mark-end text:id="IMark67385768"/><text:alphabetical-index-mark-end text:id="IMark54033032"/><text:alphabetical-index-mark-end text:id="IMark62056728"/><text:alphabetical-index-mark-end text:id="IMark38765752"/><text:span text:style-name="T18">, while an </text:span><text:alphabetical-index-mark-start text:id="IMark64796248"/><text:alphabetical-index-mark-start text:id="IMark68858696"/><text:alphabetical-index-mark-start text:id="IMark71547992"/><text:alphabetical-index-mark-start text:id="IMark71731960"/><text:alphabetical-index-mark-start text:id="IMark54539016"/><text:alphabetical-index-mark-start text:id="IMark61472360"/><text:alphabetical-index-mark-start text:id="IMark61586584"/><text:alphabetical-index-mark-start text:id="IMark67728776"/><text:alphabetical-index-mark-start text:id="IMark68047656"/><text:alphabetical-index-mark-start text:id="IMark71481880"/><text:alphabetical-index-mark-start text:id="IMark63406824"/><text:alphabetical-index-mark-start text:id="IMark64864744"/><text:span text:style-name="T18">INSERT</text:span><text:alphabetical-index-mark-end text:id="IMark64864744"/><text:alphabetical-index-mark-end text:id="IMark63406824"/><text:alphabetical-index-mark-end text:id="IMark71481880"/><text:alphabetical-index-mark-end text:id="IMark68047656"/><text:alphabetical-index-mark-end text:id="IMark67728776"/><text:alphabetical-index-mark-end text:id="IMark61586584"/><text:alphabetical-index-mark-end text:id="IMark61472360"/><text:alphabetical-index-mark-end text:id="IMark54539016"/><text:alphabetical-index-mark-end text:id="IMark71731960"/><text:alphabetical-index-mark-end text:id="IMark71547992"/><text:alphabetical-index-mark-end text:id="IMark68858696"/><text:alphabetical-index-mark-end text:id="IMark64796248"/><text:span text:style-name="T18"> does not. </text:span></text:p>
      <text:p text:style-name="P17"/>
      <text:p text:style-name="P17"/>
      <text:p text:style-name="P17"><text:soft-page-break/><text:span text:style-name="T18">In the case of those </text:span><text:alphabetical-index-mark-start text:id="IMark39716568"/><text:alphabetical-index-mark-start text:id="IMark65614552"/><text:alphabetical-index-mark-start text:id="IMark58755384"/><text:alphabetical-index-mark-start text:id="IMark67142280"/><text:alphabetical-index-mark-start text:id="IMark64224280"/><text:alphabetical-index-mark-start text:id="IMark68133240"/><text:alphabetical-index-mark-start text:id="IMark60270856"/><text:alphabetical-index-mark-start text:id="IMark61249560"/><text:alphabetical-index-mark-start text:id="IMark68168424"/><text:alphabetical-index-mark-start text:id="IMark63076088"/><text:alphabetical-index-mark-start text:id="IMark71642872"/><text:alphabetical-index-mark-start text:id="IMark67740040"/><text:alphabetical-index-mark-start text:id="IMark65058072"/><text:alphabetical-index-mark-start text:id="IMark64904072"/><text:alphabetical-index-mark-start text:id="IMark63998040"/><text:alphabetical-index-mark-start text:id="IMark71546072"/><text:alphabetical-index-mark-start text:id="IMark39840120"/><text:alphabetical-index-mark-start text:id="IMark67525624"/><text:alphabetical-index-mark-start text:id="IMark38764792"/><text:alphabetical-index-mark-start text:id="IMark64792984"/><text:alphabetical-index-mark-start text:id="IMark66246344"/><text:alphabetical-index-mark-start text:id="IMark38763832"/><text:alphabetical-index-mark-start text:id="IMark64586424"/><text:alphabetical-index-mark-start text:id="IMark71898472"/><text:span text:style-name="T18">SQL</text:span><text:alphabetical-index-mark-end text:id="IMark71898472"/><text:alphabetical-index-mark-end text:id="IMark64586424"/><text:alphabetical-index-mark-end text:id="IMark38763832"/><text:alphabetical-index-mark-end text:id="IMark66246344"/><text:alphabetical-index-mark-end text:id="IMark64792984"/><text:alphabetical-index-mark-end text:id="IMark38764792"/><text:alphabetical-index-mark-end text:id="IMark67525624"/><text:alphabetical-index-mark-end text:id="IMark39840120"/><text:alphabetical-index-mark-end text:id="IMark71546072"/><text:alphabetical-index-mark-end text:id="IMark63998040"/><text:alphabetical-index-mark-end text:id="IMark64904072"/><text:alphabetical-index-mark-end text:id="IMark65058072"/><text:alphabetical-index-mark-end text:id="IMark67740040"/><text:alphabetical-index-mark-end text:id="IMark71642872"/><text:alphabetical-index-mark-end text:id="IMark63076088"/><text:alphabetical-index-mark-end text:id="IMark68168424"/><text:alphabetical-index-mark-end text:id="IMark61249560"/><text:alphabetical-index-mark-end text:id="IMark60270856"/><text:alphabetical-index-mark-end text:id="IMark68133240"/><text:alphabetical-index-mark-end text:id="IMark64224280"/><text:alphabetical-index-mark-end text:id="IMark67142280"/><text:alphabetical-index-mark-end text:id="IMark58755384"/><text:alphabetical-index-mark-end text:id="IMark65614552"/><text:alphabetical-index-mark-end text:id="IMark39716568"/><text:span text:style-name="T18"> and </text:span><text:alphabetical-index-mark-start text:id="IMark67383848"/><text:alphabetical-index-mark-start text:id="IMark71899432"/><text:alphabetical-index-mark-start text:id="IMark71243896"/><text:alphabetical-index-mark-start text:id="IMark71271272"/><text:span text:style-name="T18">HDFql</text:span><text:alphabetical-index-mark-end text:id="IMark71271272"/><text:alphabetical-index-mark-end text:id="IMark71243896"/><text:alphabetical-index-mark-end text:id="IMark71899432"/><text:alphabetical-index-mark-end text:id="IMark67383848"/><text:span text:style-name="T18"> </text:span><text:alphabetical-index-mark-start text:id="IMark59159384"/><text:alphabetical-index-mark-start text:id="IMark62860904"/><text:alphabetical-index-mark-start text:id="IMark69042024"/><text:alphabetical-index-mark-start text:id="IMark64587384"/><text:alphabetical-index-mark-start text:id="IMark69039560"/><text:alphabetical-index-mark-start text:id="IMark69040792"/><text:alphabetical-index-mark-start text:id="IMark65122104"/><text:alphabetical-index-mark-start text:id="IMark71613720"/><text:alphabetical-index-mark-start text:id="IMark62232936"/><text:alphabetical-index-mark-start text:id="IMark62570392"/><text:alphabetical-index-mark-start text:id="IMark62569160"/><text:alphabetical-index-mark-start text:id="IMark65821992"/><text:span text:style-name="T18">queries</text:span><text:alphabetical-index-mark-end text:id="IMark65821992"/><text:alphabetical-index-mark-end text:id="IMark62569160"/><text:alphabetical-index-mark-end text:id="IMark62570392"/><text:alphabetical-index-mark-end text:id="IMark62232936"/><text:alphabetical-index-mark-end text:id="IMark71613720"/><text:alphabetical-index-mark-end text:id="IMark65122104"/><text:alphabetical-index-mark-end text:id="IMark69040792"/><text:alphabetical-index-mark-end text:id="IMark69039560"/><text:alphabetical-index-mark-end text:id="IMark64587384"/><text:alphabetical-index-mark-end text:id="IMark69042024"/><text:alphabetical-index-mark-end text:id="IMark62860904"/><text:alphabetical-index-mark-end text:id="IMark59159384"/><text:span text:style-name="T18"> that do </text:span><text:alphabetical-index-mark-start text:id="IMark66841768"/><text:alphabetical-index-mark-start text:id="IMark64706680"/><text:alphabetical-index-mark-start text:id="IMark66191256"/><text:alphabetical-index-mark-start text:id="IMark63599000"/><text:alphabetical-index-mark-start text:id="IMark71744232"/><text:alphabetical-index-mark-start text:id="IMark39900984"/><text:alphabetical-index-mark-start text:id="IMark60713016"/><text:alphabetical-index-mark-start text:id="IMark67669080"/><text:alphabetical-index-mark-start text:id="IMark65376904"/><text:alphabetical-index-mark-start text:id="IMark65378232"/><text:alphabetical-index-mark-start text:id="IMark60514504"/><text:alphabetical-index-mark-start text:id="IMark68130360"/><text:span text:style-name="T18">return</text:span><text:alphabetical-index-mark-end text:id="IMark68130360"/><text:alphabetical-index-mark-end text:id="IMark60514504"/><text:alphabetical-index-mark-end text:id="IMark65378232"/><text:alphabetical-index-mark-end text:id="IMark65376904"/><text:alphabetical-index-mark-end text:id="IMark67669080"/><text:alphabetical-index-mark-end text:id="IMark60713016"/><text:alphabetical-index-mark-end text:id="IMark39900984"/><text:alphabetical-index-mark-end text:id="IMark71744232"/><text:alphabetical-index-mark-end text:id="IMark63599000"/><text:alphabetical-index-mark-end text:id="IMark66191256"/><text:alphabetical-index-mark-end text:id="IMark64706680"/><text:alphabetical-index-mark-end text:id="IMark66841768"/><text:span text:style-name="T18"> </text:span><text:alphabetical-index-mark-start text:id="IMark64794904"/><text:alphabetical-index-mark-start text:id="IMark68132280"/><text:alphabetical-index-mark-start text:id="IMark67524664"/><text:alphabetical-index-mark-start text:id="IMark68432136"/><text:alphabetical-index-mark-start text:id="IMark64585464"/><text:alphabetical-index-mark-start text:id="IMark64675064"/><text:alphabetical-index-mark-start text:id="IMark62469560"/><text:alphabetical-index-mark-start text:id="IMark62204072"/><text:alphabetical-index-mark-start text:id="IMark61138520"/><text:alphabetical-index-mark-start text:id="IMark59247224"/><text:alphabetical-index-mark-start text:id="IMark38766712"/><text:alphabetical-index-mark-start text:id="IMark39899064"/><text:alphabetical-index-mark-start text:id="IMark58840712"/><text:alphabetical-index-mark-start text:id="IMark68163368"/><text:alphabetical-index-mark-start text:id="IMark65883000"/><text:alphabetical-index-mark-start text:id="IMark54574696"/><text:alphabetical-index-mark-start text:id="IMark62340840"/><text:alphabetical-index-mark-start text:id="IMark64384536"/><text:alphabetical-index-mark-start text:id="IMark62915224"/><text:alphabetical-index-mark-start text:id="IMark60712632"/><text:alphabetical-index-mark-start text:id="IMark53984840"/><text:alphabetical-index-mark-start text:id="IMark58314088"/><text:alphabetical-index-mark-start text:id="IMark33279960"/><text:alphabetical-index-mark-start text:id="IMark62054472"/><text:span text:style-name="T18">result</text:span><text:alphabetical-index-mark-end text:id="IMark62054472"/><text:alphabetical-index-mark-end text:id="IMark33279960"/><text:alphabetical-index-mark-end text:id="IMark58314088"/><text:alphabetical-index-mark-end text:id="IMark53984840"/><text:alphabetical-index-mark-end text:id="IMark60712632"/><text:alphabetical-index-mark-end text:id="IMark62915224"/><text:alphabetical-index-mark-end text:id="IMark64384536"/><text:alphabetical-index-mark-end text:id="IMark62340840"/><text:alphabetical-index-mark-end text:id="IMark54574696"/><text:alphabetical-index-mark-end text:id="IMark65883000"/><text:alphabetical-index-mark-end text:id="IMark68163368"/><text:alphabetical-index-mark-end text:id="IMark58840712"/><text:span text:style-name="T18">s</text:span><text:alphabetical-index-mark-end text:id="IMark39899064"/><text:alphabetical-index-mark-end text:id="IMark38766712"/><text:alphabetical-index-mark-end text:id="IMark59247224"/><text:alphabetical-index-mark-end text:id="IMark61138520"/><text:alphabetical-index-mark-end text:id="IMark62204072"/><text:alphabetical-index-mark-end text:id="IMark62469560"/><text:alphabetical-index-mark-end text:id="IMark64675064"/><text:alphabetical-index-mark-end text:id="IMark64585464"/><text:alphabetical-index-mark-end text:id="IMark68432136"/><text:alphabetical-index-mark-end text:id="IMark67524664"/><text:alphabetical-index-mark-end text:id="IMark68132280"/><text:alphabetical-index-mark-end text:id="IMark64794904"/><text:span text:style-name="T18"> in the form of </text:span><text:alphabetical-index-mark-start text:id="IMark58788664"/><text:alphabetical-index-mark-start text:id="IMark62456568"/><text:alphabetical-index-mark-start text:id="IMark71309368"/><text:alphabetical-index-mark-start text:id="IMark58869096"/><text:alphabetical-index-mark-start text:id="IMark68531944"/><text:alphabetical-index-mark-start text:id="IMark71730728"/><text:alphabetical-index-mark-start text:id="IMark58923976"/><text:alphabetical-index-mark-start text:id="IMark66711048"/><text:alphabetical-index-mark-start text:id="IMark63277352"/><text:alphabetical-index-mark-start text:id="IMark64817112"/><text:alphabetical-index-mark-start text:id="IMark61167448"/><text:alphabetical-index-mark-start text:id="IMark63397000"/><text:span text:style-name="T18">listing</text:span><text:alphabetical-index-mark-end text:id="IMark63397000"/><text:alphabetical-index-mark-end text:id="IMark61167448"/><text:alphabetical-index-mark-end text:id="IMark64817112"/><text:alphabetical-index-mark-end text:id="IMark63277352"/><text:alphabetical-index-mark-end text:id="IMark66711048"/><text:alphabetical-index-mark-end text:id="IMark58923976"/><text:alphabetical-index-mark-end text:id="IMark71730728"/><text:alphabetical-index-mark-end text:id="IMark68531944"/><text:alphabetical-index-mark-end text:id="IMark58869096"/><text:alphabetical-index-mark-end text:id="IMark71309368"/><text:alphabetical-index-mark-end text:id="IMark62456568"/><text:alphabetical-index-mark-end text:id="IMark58788664"/><text:span text:style-name="T18">s, </text:span><text:alphabetical-index-mark-start text:id="IMark65481016"/><text:alphabetical-index-mark-start text:id="IMark71547032"/><text:alphabetical-index-mark-start text:id="IMark58903464"/><text:alphabetical-index-mark-start text:id="IMark61585448"/><text:alphabetical-index-mark-start text:id="IMark62567928"/><text:alphabetical-index-mark-start text:id="IMark64793944"/><text:alphabetical-index-mark-start text:id="IMark64795864"/><text:alphabetical-index-mark-start text:id="IMark71241976"/><text:alphabetical-index-mark-start text:id="IMark65653416"/><text:alphabetical-index-mark-start text:id="IMark65525048"/><text:alphabetical-index-mark-start text:id="IMark59222280"/><text:alphabetical-index-mark-start text:id="IMark39900024"/><text:alphabetical-index-mark-start text:id="IMark39901944"/><text:alphabetical-index-mark-start text:id="IMark58841672"/><text:alphabetical-index-mark-start text:id="IMark59215448"/><text:alphabetical-index-mark-start text:id="IMark67735592"/><text:alphabetical-index-mark-start text:id="IMark63608104"/><text:alphabetical-index-mark-start text:id="IMark54886072"/><text:alphabetical-index-mark-start text:id="IMark67712568"/><text:alphabetical-index-mark-start text:id="IMark71679560"/><text:alphabetical-index-mark-start text:id="IMark60896136"/><text:alphabetical-index-mark-start text:id="IMark54226520"/><text:alphabetical-index-mark-start text:id="IMark38765752"/><text:alphabetical-index-mark-start text:id="IMark62056728"/><text:span text:style-name="T18">sql</text:span><text:alphabetical-index-mark-end text:id="IMark62056728"/><text:alphabetical-index-mark-end text:id="IMark38765752"/><text:alphabetical-index-mark-end text:id="IMark54226520"/><text:alphabetical-index-mark-end text:id="IMark60896136"/><text:alphabetical-index-mark-end text:id="IMark71679560"/><text:alphabetical-index-mark-end text:id="IMark67712568"/><text:alphabetical-index-mark-end text:id="IMark54886072"/><text:alphabetical-index-mark-end text:id="IMark63608104"/><text:alphabetical-index-mark-end text:id="IMark67735592"/><text:alphabetical-index-mark-end text:id="IMark59215448"/><text:alphabetical-index-mark-end text:id="IMark58841672"/><text:alphabetical-index-mark-end text:id="IMark39901944"/><text:alphabetical-index-mark-end text:id="IMark39900024"/><text:alphabetical-index-mark-end text:id="IMark59222280"/><text:alphabetical-index-mark-end text:id="IMark65525048"/><text:alphabetical-index-mark-end text:id="IMark65653416"/><text:alphabetical-index-mark-end text:id="IMark71241976"/><text:alphabetical-index-mark-end text:id="IMark64795864"/><text:alphabetical-index-mark-end text:id="IMark64793944"/><text:alphabetical-index-mark-end text:id="IMark62567928"/><text:alphabetical-index-mark-end text:id="IMark61585448"/><text:alphabetical-index-mark-end text:id="IMark58903464"/><text:alphabetical-index-mark-end text:id="IMark71547032"/><text:alphabetical-index-mark-end text:id="IMark65481016"/><text:span text:style-name="T18">p stores them into a </text:span><text:alphabetical-index-mark-start text:id="IMark54033032"/><text:alphabetical-index-mark-start text:id="IMark67385768"/><text:alphabetical-index-mark-start text:id="IMark64584504"/><text:alphabetical-index-mark-start text:id="IMark71897512"/><text:alphabetical-index-mark-start text:id="IMark54079880"/><text:alphabetical-index-mark-start text:id="IMark62794904"/><text:alphabetical-index-mark-start text:id="IMark71296984"/><text:alphabetical-index-mark-start text:id="IMark63713384"/><text:alphabetical-index-mark-start text:id="IMark66343928"/><text:alphabetical-index-mark-start text:id="IMark66088008"/><text:alphabetical-index-mark-start text:id="IMark64796248"/><text:alphabetical-index-mark-start text:id="IMark68858696"/><text:span text:style-name="T18">file</text:span><text:alphabetical-index-mark-end text:id="IMark68858696"/><text:alphabetical-index-mark-end text:id="IMark64796248"/><text:alphabetical-index-mark-end text:id="IMark66088008"/><text:alphabetical-index-mark-end text:id="IMark66343928"/><text:alphabetical-index-mark-end text:id="IMark63713384"/><text:alphabetical-index-mark-end text:id="IMark71296984"/><text:alphabetical-index-mark-end text:id="IMark62794904"/><text:alphabetical-index-mark-end text:id="IMark54079880"/><text:alphabetical-index-mark-end text:id="IMark71897512"/><text:alphabetical-index-mark-end text:id="IMark64584504"/><text:alphabetical-index-mark-end text:id="IMark67385768"/><text:alphabetical-index-mark-end text:id="IMark54033032"/><text:span text:style-name="T18"> </text:span><text:alphabetical-index-mark-start text:id="IMark71547992"/><text:alphabetical-index-mark-start text:id="IMark71731960"/><text:alphabetical-index-mark-start text:id="IMark54539016"/><text:alphabetical-index-mark-start text:id="IMark61472360"/><text:alphabetical-index-mark-start text:id="IMark61586584"/><text:alphabetical-index-mark-start text:id="IMark67728776"/><text:alphabetical-index-mark-start text:id="IMark68047656"/><text:alphabetical-index-mark-start text:id="IMark71481880"/><text:alphabetical-index-mark-start text:id="IMark63406824"/><text:alphabetical-index-mark-start text:id="IMark64864744"/><text:alphabetical-index-mark-start text:id="IMark68450968"/><text:alphabetical-index-mark-start text:id="IMark61534232"/><text:span text:style-name="T18">call</text:span><text:alphabetical-index-mark-end text:id="IMark61534232"/><text:alphabetical-index-mark-end text:id="IMark68450968"/><text:alphabetical-index-mark-end text:id="IMark64864744"/><text:alphabetical-index-mark-end text:id="IMark63406824"/><text:alphabetical-index-mark-end text:id="IMark71481880"/><text:alphabetical-index-mark-end text:id="IMark68047656"/><text:alphabetical-index-mark-end text:id="IMark67728776"/><text:alphabetical-index-mark-end text:id="IMark61586584"/><text:alphabetical-index-mark-end text:id="IMark61472360"/><text:alphabetical-index-mark-end text:id="IMark54539016"/><text:alphabetical-index-mark-end text:id="IMark71731960"/><text:alphabetical-index-mark-end text:id="IMark71547992"/><text:span text:style-name="T18">ed </text:span><text:alphabetical-index-mark-start text:id="IMark60519016"/><text:alphabetical-index-mark-start text:id="IMark63284456"/><text:alphabetical-index-mark-start text:id="IMark65384328"/><text:alphabetical-index-mark-start text:id="IMark62670056"/><text:alphabetical-index-mark-start text:id="IMark65124760"/><text:alphabetical-index-mark-start text:id="IMark67594440"/><text:alphabetical-index-mark-start text:id="IMark65201464"/><text:alphabetical-index-mark-start text:id="IMark69073112"/><text:alphabetical-index-mark-start text:id="IMark63900088"/><text:alphabetical-index-mark-start text:id="IMark71646632"/><text:alphabetical-index-mark-start text:id="IMark71521000"/><text:alphabetical-index-mark-start text:id="IMark71231032"/><text:alphabetical-index-mark-start text:id="IMark65105896"/><text:alphabetical-index-mark-start text:id="IMark71645016"/><text:alphabetical-index-mark-start text:id="IMark66338248"/><text:alphabetical-index-mark-start text:id="IMark58879144"/><text:alphabetical-index-mark-start text:id="IMark58319112"/><text:alphabetical-index-mark-start text:id="IMark67670120"/><text:alphabetical-index-mark-start text:id="IMark71528616"/><text:alphabetical-index-mark-start text:id="IMark68805192"/><text:alphabetical-index-mark-start text:id="IMark68806696"/><text:alphabetical-index-mark-start text:id="IMark68808200"/><text:alphabetical-index-mark-start text:id="IMark68809736"/><text:alphabetical-index-mark-start text:id="IMark71523544"/><text:span text:style-name="T25">sql</text:span><text:alphabetical-index-mark-end text:id="IMark71523544"/><text:alphabetical-index-mark-end text:id="IMark68809736"/><text:alphabetical-index-mark-end text:id="IMark68808200"/><text:alphabetical-index-mark-end text:id="IMark68806696"/><text:alphabetical-index-mark-end text:id="IMark68805192"/><text:alphabetical-index-mark-end text:id="IMark71528616"/><text:alphabetical-index-mark-end text:id="IMark67670120"/><text:alphabetical-index-mark-end text:id="IMark58319112"/><text:alphabetical-index-mark-end text:id="IMark58879144"/><text:alphabetical-index-mark-end text:id="IMark66338248"/><text:alphabetical-index-mark-end text:id="IMark71645016"/><text:alphabetical-index-mark-end text:id="IMark65105896"/><text:alphabetical-index-mark-end text:id="IMark71231032"/><text:alphabetical-index-mark-end text:id="IMark71521000"/><text:alphabetical-index-mark-end text:id="IMark71646632"/><text:alphabetical-index-mark-end text:id="IMark63900088"/><text:alphabetical-index-mark-end text:id="IMark69073112"/><text:alphabetical-index-mark-end text:id="IMark65201464"/><text:alphabetical-index-mark-end text:id="IMark67594440"/><text:alphabetical-index-mark-end text:id="IMark65124760"/><text:alphabetical-index-mark-end text:id="IMark62670056"/><text:alphabetical-index-mark-end text:id="IMark65384328"/><text:alphabetical-index-mark-end text:id="IMark63284456"/><text:alphabetical-index-mark-end text:id="IMark60519016"/><text:span text:style-name="T25">p_</text:span><text:alphabetical-index-mark-start text:id="IMark71525048"/><text:alphabetical-index-mark-start text:id="IMark71527112"/><text:alphabetical-index-mark-start text:id="IMark71627512"/><text:alphabetical-index-mark-start text:id="IMark71626008"/><text:alphabetical-index-mark-start text:id="IMark71624504"/><text:alphabetical-index-mark-start text:id="IMark71623000"/><text:alphabetical-index-mark-start text:id="IMark71621496"/><text:alphabetical-index-mark-start text:id="IMark71619992"/><text:alphabetical-index-mark-start text:id="IMark71629016"/><text:alphabetical-index-mark-start text:id="IMark68753208"/><text:alphabetical-index-mark-start text:id="IMark68751704"/><text:alphabetical-index-mark-start text:id="IMark68750200"/><text:alphabetical-index-mark-start text:id="IMark68748696"/><text:alphabetical-index-mark-start text:id="IMark68747192"/><text:alphabetical-index-mark-start text:id="IMark58817432"/><text:alphabetical-index-mark-start text:id="IMark65257496"/><text:alphabetical-index-mark-start text:id="IMark65255992"/><text:alphabetical-index-mark-start text:id="IMark65254488"/><text:alphabetical-index-mark-start text:id="IMark65252984"/><text:alphabetical-index-mark-start text:id="IMark65251480"/><text:alphabetical-index-mark-start text:id="IMark58829096"/><text:alphabetical-index-mark-start text:id="IMark68973032"/><text:alphabetical-index-mark-start text:id="IMark58898392"/><text:alphabetical-index-mark-start text:id="IMark58896888"/><text:span text:style-name="T25">result</text:span><text:alphabetical-index-mark-end text:id="IMark58896888"/><text:alphabetical-index-mark-end text:id="IMark58898392"/><text:alphabetical-index-mark-end text:id="IMark68973032"/><text:alphabetical-index-mark-end text:id="IMark58829096"/><text:alphabetical-index-mark-end text:id="IMark65251480"/><text:alphabetical-index-mark-end text:id="IMark65252984"/><text:alphabetical-index-mark-end text:id="IMark65254488"/><text:alphabetical-index-mark-end text:id="IMark65255992"/><text:alphabetical-index-mark-end text:id="IMark65257496"/><text:alphabetical-index-mark-end text:id="IMark58817432"/><text:alphabetical-index-mark-end text:id="IMark68747192"/><text:alphabetical-index-mark-end text:id="IMark68748696"/><text:span text:style-name="T25">s</text:span><text:alphabetical-index-mark-end text:id="IMark68750200"/><text:alphabetical-index-mark-end text:id="IMark68751704"/><text:alphabetical-index-mark-end text:id="IMark68753208"/><text:alphabetical-index-mark-end text:id="IMark71629016"/><text:alphabetical-index-mark-end text:id="IMark71619992"/><text:alphabetical-index-mark-end text:id="IMark71621496"/><text:alphabetical-index-mark-end text:id="IMark71623000"/><text:alphabetical-index-mark-end text:id="IMark71624504"/><text:alphabetical-index-mark-end text:id="IMark71626008"/><text:alphabetical-index-mark-end text:id="IMark71627512"/><text:alphabetical-index-mark-end text:id="IMark71527112"/><text:alphabetical-index-mark-end text:id="IMark71525048"/><text:alphabetical-index-mark-start text:id="IMark58895384"/><text:alphabetical-index-mark-start text:id="IMark58893880"/><text:alphabetical-index-mark-start text:id="IMark58892376"/><text:alphabetical-index-mark-start text:id="IMark58890872"/><text:alphabetical-index-mark-start text:id="IMark68973784"/><text:alphabetical-index-mark-start text:id="IMark68667512"/><text:alphabetical-index-mark-start text:id="IMark68666008"/><text:alphabetical-index-mark-start text:id="IMark68664504"/><text:alphabetical-index-mark-start text:id="IMark68663000"/><text:alphabetical-index-mark-start text:id="IMark68661496"/><text:alphabetical-index-mark-start text:id="IMark68659992"/><text:alphabetical-index-mark-start text:id="IMark68669016"/><text:span text:style-name="T25">.txt</text:span><text:alphabetical-index-mark-end text:id="IMark68669016"/><text:alphabetical-index-mark-end text:id="IMark68659992"/><text:alphabetical-index-mark-end text:id="IMark68661496"/><text:alphabetical-index-mark-end text:id="IMark68663000"/><text:alphabetical-index-mark-end text:id="IMark68664504"/><text:alphabetical-index-mark-end text:id="IMark68666008"/><text:alphabetical-index-mark-end text:id="IMark68667512"/><text:alphabetical-index-mark-end text:id="IMark68973784"/><text:alphabetical-index-mark-end text:id="IMark58890872"/><text:alphabetical-index-mark-end text:id="IMark58892376"/><text:alphabetical-index-mark-end text:id="IMark58893880"/><text:alphabetical-index-mark-end text:id="IMark58895384"/><text:span text:style-name="T18">, in which the values for every field and record are separated with the field divisor </text:span><text:alphabetical-index-mark-start text:id="IMark68878696"/><text:alphabetical-index-mark-start text:id="IMark71589592"/><text:alphabetical-index-mark-start text:id="IMark71590920"/><text:alphabetical-index-mark-start text:id="IMark71592248"/><text:alphabetical-index-mark-start text:id="IMark71593576"/><text:alphabetical-index-mark-start text:id="IMark71594904"/><text:alphabetical-index-mark-start text:id="IMark71596232"/><text:alphabetical-index-mark-start text:id="IMark71597560"/><text:alphabetical-index-mark-start text:id="IMark71598888"/><text:alphabetical-index-mark-start text:id="IMark71600216"/><text:alphabetical-index-mark-start text:id="IMark71601544"/><text:alphabetical-index-mark-start text:id="IMark71602872"/><text:span text:style-name="T18">character</text:span><text:alphabetical-index-mark-end text:id="IMark71602872"/><text:alphabetical-index-mark-end text:id="IMark71601544"/><text:alphabetical-index-mark-end text:id="IMark71600216"/><text:alphabetical-index-mark-end text:id="IMark71598888"/><text:alphabetical-index-mark-end text:id="IMark71597560"/><text:alphabetical-index-mark-end text:id="IMark71596232"/><text:alphabetical-index-mark-end text:id="IMark71594904"/><text:alphabetical-index-mark-end text:id="IMark71593576"/><text:alphabetical-index-mark-end text:id="IMark71592248"/><text:alphabetical-index-mark-end text:id="IMark71590920"/><text:alphabetical-index-mark-end text:id="IMark71589592"/><text:alphabetical-index-mark-end text:id="IMark68878696"/><text:span text:style-name="T18"> </text:span><text:span text:style-name="T15">[2.1.]</text:span><text:span text:style-name="T18">.</text:span></text:p>
      <text:p text:style-name="P16"/>
      <text:p text:style-name="P25">Note from example <text:span text:style-name="T11">[2.3.3.2]</text:span> below that in the case of a <text:alphabetical-index-mark-start text:id="IMark65058072"/><text:alphabetical-index-mark-start text:id="IMark64904072"/><text:alphabetical-index-mark-start text:id="IMark63998040"/><text:alphabetical-index-mark-start text:id="IMark71546072"/><text:alphabetical-index-mark-start text:id="IMark39840120"/><text:alphabetical-index-mark-start text:id="IMark67525624"/><text:alphabetical-index-mark-start text:id="IMark38764792"/><text:alphabetical-index-mark-start text:id="IMark64792984"/><text:alphabetical-index-mark-start text:id="IMark66246344"/><text:alphabetical-index-mark-start text:id="IMark38763832"/><text:alphabetical-index-mark-start text:id="IMark64586424"/><text:alphabetical-index-mark-start text:id="IMark71898472"/>composite<text:alphabetical-index-mark-end text:id="IMark71898472"/><text:alphabetical-index-mark-end text:id="IMark64586424"/><text:alphabetical-index-mark-end text:id="IMark38763832"/><text:alphabetical-index-mark-end text:id="IMark66246344"/><text:alphabetical-index-mark-end text:id="IMark64792984"/><text:alphabetical-index-mark-end text:id="IMark38764792"/><text:alphabetical-index-mark-end text:id="IMark67525624"/><text:alphabetical-index-mark-end text:id="IMark39840120"/><text:alphabetical-index-mark-end text:id="IMark71546072"/><text:alphabetical-index-mark-end text:id="IMark63998040"/><text:alphabetical-index-mark-end text:id="IMark64904072"/><text:alphabetical-index-mark-end text:id="IMark65058072"/> <text:alphabetical-index-mark-start text:id="IMark67383848"/><text:alphabetical-index-mark-start text:id="IMark71899432"/><text:alphabetical-index-mark-start text:id="IMark71243896"/><text:alphabetical-index-mark-start text:id="IMark71271272"/><text:alphabetical-index-mark-start text:id="IMark59159384"/><text:alphabetical-index-mark-start text:id="IMark62860904"/><text:alphabetical-index-mark-start text:id="IMark69042024"/><text:alphabetical-index-mark-start text:id="IMark64587384"/><text:alphabetical-index-mark-start text:id="IMark69039560"/><text:alphabetical-index-mark-start text:id="IMark69040792"/><text:alphabetical-index-mark-start text:id="IMark65122104"/><text:alphabetical-index-mark-start text:id="IMark71613720"/>query<text:alphabetical-index-mark-end text:id="IMark71613720"/><text:alphabetical-index-mark-end text:id="IMark65122104"/><text:alphabetical-index-mark-end text:id="IMark69040792"/><text:alphabetical-index-mark-end text:id="IMark69039560"/><text:alphabetical-index-mark-end text:id="IMark64587384"/><text:alphabetical-index-mark-end text:id="IMark69042024"/><text:alphabetical-index-mark-end text:id="IMark62860904"/><text:alphabetical-index-mark-end text:id="IMark59159384"/><text:alphabetical-index-mark-end text:id="IMark71271272"/><text:alphabetical-index-mark-end text:id="IMark71243896"/><text:alphabetical-index-mark-end text:id="IMark71899432"/><text:alphabetical-index-mark-end text:id="IMark67383848"/>, <text:alphabetical-index-mark-start text:id="IMark62232936"/><text:alphabetical-index-mark-start text:id="IMark62570392"/><text:alphabetical-index-mark-start text:id="IMark62569160"/><text:alphabetical-index-mark-start text:id="IMark65821992"/><text:alphabetical-index-mark-start text:id="IMark66841768"/><text:alphabetical-index-mark-start text:id="IMark64706680"/><text:alphabetical-index-mark-start text:id="IMark66191256"/><text:alphabetical-index-mark-start text:id="IMark63599000"/><text:alphabetical-index-mark-start text:id="IMark71744232"/><text:alphabetical-index-mark-start text:id="IMark39900984"/><text:alphabetical-index-mark-start text:id="IMark60713016"/><text:alphabetical-index-mark-start text:id="IMark67669080"/><text:alphabetical-index-mark-start text:id="IMark65376904"/><text:alphabetical-index-mark-start text:id="IMark65378232"/><text:alphabetical-index-mark-start text:id="IMark60514504"/><text:alphabetical-index-mark-start text:id="IMark68130360"/><text:alphabetical-index-mark-start text:id="IMark58840712"/><text:alphabetical-index-mark-start text:id="IMark68163368"/><text:alphabetical-index-mark-start text:id="IMark65883000"/><text:alphabetical-index-mark-start text:id="IMark54574696"/><text:alphabetical-index-mark-start text:id="IMark62340840"/><text:alphabetical-index-mark-start text:id="IMark64384536"/><text:alphabetical-index-mark-start text:id="IMark62915224"/><text:alphabetical-index-mark-start text:id="IMark60712632"/>result<text:alphabetical-index-mark-end text:id="IMark60712632"/><text:alphabetical-index-mark-end text:id="IMark62915224"/><text:alphabetical-index-mark-end text:id="IMark64384536"/><text:alphabetical-index-mark-end text:id="IMark62340840"/><text:alphabetical-index-mark-end text:id="IMark54574696"/><text:alphabetical-index-mark-end text:id="IMark65883000"/><text:alphabetical-index-mark-end text:id="IMark68163368"/><text:alphabetical-index-mark-end text:id="IMark58840712"/><text:alphabetical-index-mark-end text:id="IMark68130360"/><text:alphabetical-index-mark-end text:id="IMark60514504"/><text:alphabetical-index-mark-end text:id="IMark65378232"/><text:alphabetical-index-mark-end text:id="IMark65376904"/>s<text:alphabetical-index-mark-end text:id="IMark67669080"/><text:alphabetical-index-mark-end text:id="IMark60713016"/><text:alphabetical-index-mark-end text:id="IMark39900984"/><text:alphabetical-index-mark-end text:id="IMark71744232"/><text:alphabetical-index-mark-end text:id="IMark63599000"/><text:alphabetical-index-mark-end text:id="IMark66191256"/><text:alphabetical-index-mark-end text:id="IMark64706680"/><text:alphabetical-index-mark-end text:id="IMark66841768"/><text:alphabetical-index-mark-end text:id="IMark65821992"/><text:alphabetical-index-mark-end text:id="IMark62569160"/><text:alphabetical-index-mark-end text:id="IMark62570392"/><text:alphabetical-index-mark-end text:id="IMark62232936"/> for the second one will be <text:alphabetical-index-mark-start text:id="IMark53984840"/><text:alphabetical-index-mark-start text:id="IMark58314088"/><text:alphabetical-index-mark-start text:id="IMark33279960"/><text:alphabetical-index-mark-start text:id="IMark62054472"/><text:alphabetical-index-mark-start text:id="IMark64794904"/><text:alphabetical-index-mark-start text:id="IMark68132280"/><text:alphabetical-index-mark-start text:id="IMark67524664"/><text:alphabetical-index-mark-start text:id="IMark68432136"/><text:alphabetical-index-mark-start text:id="IMark64585464"/><text:alphabetical-index-mark-start text:id="IMark64675064"/><text:alphabetical-index-mark-start text:id="IMark62469560"/><text:alphabetical-index-mark-start text:id="IMark62204072"/>append<text:alphabetical-index-mark-end text:id="IMark62204072"/><text:alphabetical-index-mark-end text:id="IMark62469560"/><text:alphabetical-index-mark-end text:id="IMark64675064"/><text:alphabetical-index-mark-end text:id="IMark64585464"/><text:alphabetical-index-mark-end text:id="IMark68432136"/><text:alphabetical-index-mark-end text:id="IMark67524664"/><text:alphabetical-index-mark-end text:id="IMark68132280"/><text:alphabetical-index-mark-end text:id="IMark64794904"/><text:alphabetical-index-mark-end text:id="IMark62054472"/><text:alphabetical-index-mark-end text:id="IMark33279960"/><text:alphabetical-index-mark-end text:id="IMark58314088"/><text:alphabetical-index-mark-end text:id="IMark53984840"/>ed to the <text:alphabetical-index-mark-start text:id="IMark61138520"/><text:alphabetical-index-mark-start text:id="IMark59247224"/><text:alphabetical-index-mark-start text:id="IMark38766712"/><text:alphabetical-index-mark-start text:id="IMark39899064"/><text:alphabetical-index-mark-start text:id="IMark39716568"/><text:alphabetical-index-mark-start text:id="IMark58788664"/><text:alphabetical-index-mark-start text:id="IMark62456568"/><text:alphabetical-index-mark-start text:id="IMark71309368"/><text:alphabetical-index-mark-start text:id="IMark58869096"/><text:alphabetical-index-mark-start text:id="IMark68531944"/><text:alphabetical-index-mark-start text:id="IMark71730728"/><text:alphabetical-index-mark-start text:id="IMark58923976"/><text:alphabetical-index-mark-start text:id="IMark66711048"/><text:alphabetical-index-mark-start text:id="IMark63277352"/><text:alphabetical-index-mark-start text:id="IMark64817112"/><text:alphabetical-index-mark-start text:id="IMark61167448"/><text:alphabetical-index-mark-start text:id="IMark63397000"/><text:alphabetical-index-mark-start text:id="IMark65481016"/><text:alphabetical-index-mark-start text:id="IMark71547032"/><text:alphabetical-index-mark-start text:id="IMark58903464"/><text:alphabetical-index-mark-start text:id="IMark61585448"/><text:alphabetical-index-mark-start text:id="IMark62567928"/><text:alphabetical-index-mark-start text:id="IMark64793944"/><text:alphabetical-index-mark-start text:id="IMark64795864"/>result<text:alphabetical-index-mark-end text:id="IMark64795864"/><text:alphabetical-index-mark-end text:id="IMark64793944"/><text:alphabetical-index-mark-end text:id="IMark62567928"/><text:alphabetical-index-mark-end text:id="IMark61585448"/><text:alphabetical-index-mark-end text:id="IMark58903464"/><text:alphabetical-index-mark-end text:id="IMark71547032"/><text:alphabetical-index-mark-end text:id="IMark65481016"/><text:alphabetical-index-mark-end text:id="IMark63397000"/><text:alphabetical-index-mark-end text:id="IMark61167448"/><text:alphabetical-index-mark-end text:id="IMark64817112"/><text:alphabetical-index-mark-end text:id="IMark63277352"/><text:alphabetical-index-mark-end text:id="IMark66711048"/>s<text:alphabetical-index-mark-end text:id="IMark58923976"/><text:alphabetical-index-mark-end text:id="IMark71730728"/><text:alphabetical-index-mark-end text:id="IMark68531944"/><text:alphabetical-index-mark-end text:id="IMark58869096"/><text:alphabetical-index-mark-end text:id="IMark71309368"/><text:alphabetical-index-mark-end text:id="IMark62456568"/><text:alphabetical-index-mark-end text:id="IMark58788664"/><text:alphabetical-index-mark-end text:id="IMark39716568"/><text:alphabetical-index-mark-end text:id="IMark39899064"/><text:alphabetical-index-mark-end text:id="IMark38766712"/><text:alphabetical-index-mark-end text:id="IMark59247224"/><text:alphabetical-index-mark-end text:id="IMark61138520"/> of the first <text:alphabetical-index-mark-start text:id="IMark71241976"/><text:alphabetical-index-mark-start text:id="IMark65653416"/><text:alphabetical-index-mark-start text:id="IMark65525048"/><text:alphabetical-index-mark-start text:id="IMark59222280"/><text:alphabetical-index-mark-start text:id="IMark39900024"/><text:alphabetical-index-mark-start text:id="IMark39901944"/><text:alphabetical-index-mark-start text:id="IMark58841672"/><text:alphabetical-index-mark-start text:id="IMark59215448"/><text:alphabetical-index-mark-start text:id="IMark67735592"/><text:alphabetical-index-mark-start text:id="IMark63608104"/><text:alphabetical-index-mark-start text:id="IMark54886072"/><text:alphabetical-index-mark-start text:id="IMark67712568"/>query<text:alphabetical-index-mark-end text:id="IMark67712568"/><text:alphabetical-index-mark-end text:id="IMark54886072"/><text:alphabetical-index-mark-end text:id="IMark63608104"/><text:alphabetical-index-mark-end text:id="IMark67735592"/><text:alphabetical-index-mark-end text:id="IMark59215448"/><text:alphabetical-index-mark-end text:id="IMark58841672"/><text:alphabetical-index-mark-end text:id="IMark39901944"/><text:alphabetical-index-mark-end text:id="IMark39900024"/><text:alphabetical-index-mark-end text:id="IMark59222280"/><text:alphabetical-index-mark-end text:id="IMark65525048"/><text:alphabetical-index-mark-end text:id="IMark65653416"/><text:alphabetical-index-mark-end text:id="IMark71241976"/> in <text:alphabetical-index-mark-start text:id="IMark71679560"/><text:alphabetical-index-mark-start text:id="IMark60896136"/><text:alphabetical-index-mark-start text:id="IMark54226520"/><text:alphabetical-index-mark-start text:id="IMark38765752"/><text:alphabetical-index-mark-start text:id="IMark62056728"/><text:alphabetical-index-mark-start text:id="IMark65614552"/><text:alphabetical-index-mark-start text:id="IMark54033032"/><text:alphabetical-index-mark-start text:id="IMark67385768"/><text:alphabetical-index-mark-start text:id="IMark64584504"/><text:alphabetical-index-mark-start text:id="IMark71897512"/><text:alphabetical-index-mark-start text:id="IMark54079880"/><text:alphabetical-index-mark-start text:id="IMark62794904"/><text:alphabetical-index-mark-start text:id="IMark71296984"/><text:alphabetical-index-mark-start text:id="IMark63713384"/><text:alphabetical-index-mark-start text:id="IMark66343928"/><text:alphabetical-index-mark-start text:id="IMark66088008"/><text:alphabetical-index-mark-start text:id="IMark64796248"/><text:alphabetical-index-mark-start text:id="IMark68858696"/><text:alphabetical-index-mark-start text:id="IMark71547992"/><text:alphabetical-index-mark-start text:id="IMark71731960"/><text:alphabetical-index-mark-start text:id="IMark54539016"/><text:alphabetical-index-mark-start text:id="IMark61472360"/><text:alphabetical-index-mark-start text:id="IMark61586584"/><text:alphabetical-index-mark-start text:id="IMark67728776"/><text:span text:style-name="T23">sql</text:span><text:alphabetical-index-mark-end text:id="IMark67728776"/><text:alphabetical-index-mark-end text:id="IMark61586584"/><text:alphabetical-index-mark-end text:id="IMark61472360"/><text:alphabetical-index-mark-end text:id="IMark54539016"/><text:alphabetical-index-mark-end text:id="IMark71731960"/><text:alphabetical-index-mark-end text:id="IMark71547992"/><text:alphabetical-index-mark-end text:id="IMark68858696"/><text:alphabetical-index-mark-end text:id="IMark64796248"/><text:alphabetical-index-mark-end text:id="IMark66088008"/><text:alphabetical-index-mark-end text:id="IMark66343928"/><text:alphabetical-index-mark-end text:id="IMark63713384"/><text:alphabetical-index-mark-end text:id="IMark71296984"/><text:alphabetical-index-mark-end text:id="IMark62794904"/><text:alphabetical-index-mark-end text:id="IMark54079880"/><text:alphabetical-index-mark-end text:id="IMark71897512"/><text:alphabetical-index-mark-end text:id="IMark64584504"/><text:alphabetical-index-mark-end text:id="IMark67385768"/><text:alphabetical-index-mark-end text:id="IMark54033032"/><text:alphabetical-index-mark-end text:id="IMark65614552"/><text:alphabetical-index-mark-end text:id="IMark62056728"/><text:alphabetical-index-mark-end text:id="IMark38765752"/><text:alphabetical-index-mark-end text:id="IMark54226520"/><text:alphabetical-index-mark-end text:id="IMark60896136"/><text:alphabetical-index-mark-end text:id="IMark71679560"/><text:span text:style-name="T23">p_</text:span><text:alphabetical-index-mark-start text:id="IMark68047656"/><text:alphabetical-index-mark-start text:id="IMark71481880"/><text:alphabetical-index-mark-start text:id="IMark63406824"/><text:alphabetical-index-mark-start text:id="IMark64864744"/><text:alphabetical-index-mark-start text:id="IMark68450968"/><text:alphabetical-index-mark-start text:id="IMark61534232"/><text:alphabetical-index-mark-start text:id="IMark60519016"/><text:alphabetical-index-mark-start text:id="IMark63284456"/><text:alphabetical-index-mark-start text:id="IMark65384328"/><text:alphabetical-index-mark-start text:id="IMark62670056"/><text:alphabetical-index-mark-start text:id="IMark65124760"/><text:alphabetical-index-mark-start text:id="IMark58755384"/><text:alphabetical-index-mark-start text:id="IMark67142280"/><text:alphabetical-index-mark-start text:id="IMark64224280"/><text:alphabetical-index-mark-start text:id="IMark68133240"/><text:alphabetical-index-mark-start text:id="IMark60270856"/><text:alphabetical-index-mark-start text:id="IMark61249560"/><text:alphabetical-index-mark-start text:id="IMark63076088"/><text:alphabetical-index-mark-start text:id="IMark68168424"/><text:alphabetical-index-mark-start text:id="IMark67740040"/><text:alphabetical-index-mark-start text:id="IMark71642872"/><text:alphabetical-index-mark-start text:id="IMark58315704"/><text:alphabetical-index-mark-start text:id="IMark65261816"/><text:alphabetical-index-mark-start text:id="IMark71588648"/><text:span text:style-name="T23">result</text:span><text:alphabetical-index-mark-end text:id="IMark71588648"/><text:alphabetical-index-mark-end text:id="IMark65261816"/><text:alphabetical-index-mark-end text:id="IMark58315704"/><text:alphabetical-index-mark-end text:id="IMark71642872"/><text:alphabetical-index-mark-end text:id="IMark67740040"/><text:alphabetical-index-mark-end text:id="IMark68168424"/><text:alphabetical-index-mark-end text:id="IMark63076088"/><text:alphabetical-index-mark-end text:id="IMark61249560"/><text:alphabetical-index-mark-end text:id="IMark60270856"/><text:alphabetical-index-mark-end text:id="IMark68133240"/><text:alphabetical-index-mark-end text:id="IMark64224280"/><text:alphabetical-index-mark-end text:id="IMark67142280"/><text:span text:style-name="T23">s</text:span><text:alphabetical-index-mark-end text:id="IMark58755384"/><text:alphabetical-index-mark-end text:id="IMark65124760"/><text:alphabetical-index-mark-end text:id="IMark62670056"/><text:alphabetical-index-mark-end text:id="IMark65384328"/><text:alphabetical-index-mark-end text:id="IMark63284456"/><text:alphabetical-index-mark-end text:id="IMark60519016"/><text:alphabetical-index-mark-end text:id="IMark61534232"/><text:alphabetical-index-mark-end text:id="IMark68450968"/><text:alphabetical-index-mark-end text:id="IMark64864744"/><text:alphabetical-index-mark-end text:id="IMark63406824"/><text:alphabetical-index-mark-end text:id="IMark71481880"/><text:alphabetical-index-mark-end text:id="IMark68047656"/><text:alphabetical-index-mark-start text:id="IMark68986824"/><text:alphabetical-index-mark-start text:id="IMark65458904"/><text:alphabetical-index-mark-start text:id="IMark65457400"/><text:alphabetical-index-mark-start text:id="IMark65455896"/><text:alphabetical-index-mark-start text:id="IMark65454392"/><text:alphabetical-index-mark-start text:id="IMark65452888"/><text:alphabetical-index-mark-start text:id="IMark68877848"/><text:alphabetical-index-mark-start text:id="IMark65468680"/><text:alphabetical-index-mark-start text:id="IMark65467176"/><text:alphabetical-index-mark-start text:id="IMark65465672"/><text:alphabetical-index-mark-start text:id="IMark65464168"/><text:alphabetical-index-mark-start text:id="IMark65462664"/><text:span text:style-name="T23">.txt</text:span><text:alphabetical-index-mark-end text:id="IMark65462664"/><text:alphabetical-index-mark-end text:id="IMark65464168"/><text:alphabetical-index-mark-end text:id="IMark65465672"/><text:alphabetical-index-mark-end text:id="IMark65467176"/><text:alphabetical-index-mark-end text:id="IMark65468680"/><text:alphabetical-index-mark-end text:id="IMark68877848"/><text:alphabetical-index-mark-end text:id="IMark65452888"/><text:alphabetical-index-mark-end text:id="IMark65454392"/><text:alphabetical-index-mark-end text:id="IMark65455896"/><text:alphabetical-index-mark-end text:id="IMark65457400"/><text:alphabetical-index-mark-end text:id="IMark65458904"/><text:alphabetical-index-mark-end text:id="IMark68986824"/>. It is up to the user in such a case to <text:alphabetical-index-mark-start text:id="IMark65461160"/><text:alphabetical-index-mark-start text:id="IMark65459656"/><text:alphabetical-index-mark-start text:id="IMark68647896"/><text:alphabetical-index-mark-start text:id="IMark68646392"/><text:alphabetical-index-mark-start text:id="IMark68644888"/><text:alphabetical-index-mark-start text:id="IMark68643384"/><text:alphabetical-index-mark-start text:id="IMark68641880"/><text:alphabetical-index-mark-start text:id="IMark68640376"/><text:alphabetical-index-mark-start text:id="IMark68638872"/><text:alphabetical-index-mark-start text:id="IMark39893272"/><text:alphabetical-index-mark-start text:id="IMark39891768"/><text:alphabetical-index-mark-start text:id="IMark39890264"/>parse<text:alphabetical-index-mark-end text:id="IMark39890264"/><text:alphabetical-index-mark-end text:id="IMark39891768"/><text:alphabetical-index-mark-end text:id="IMark39893272"/><text:alphabetical-index-mark-end text:id="IMark68638872"/><text:alphabetical-index-mark-end text:id="IMark68640376"/><text:alphabetical-index-mark-end text:id="IMark68641880"/><text:alphabetical-index-mark-end text:id="IMark68643384"/><text:alphabetical-index-mark-end text:id="IMark68644888"/><text:alphabetical-index-mark-end text:id="IMark68646392"/><text:alphabetical-index-mark-end text:id="IMark68647896"/><text:alphabetical-index-mark-end text:id="IMark65459656"/><text:alphabetical-index-mark-end text:id="IMark65461160"/> those <text:alphabetical-index-mark-start text:id="IMark39888760"/><text:alphabetical-index-mark-start text:id="IMark39887256"/><text:alphabetical-index-mark-start text:id="IMark39885752"/><text:alphabetical-index-mark-start text:id="IMark39884248"/><text:alphabetical-index-mark-start text:id="IMark39882744"/><text:alphabetical-index-mark-start text:id="IMark39881240"/><text:alphabetical-index-mark-start text:id="IMark39879736"/><text:alphabetical-index-mark-start text:id="IMark39878232"/><text:alphabetical-index-mark-start text:id="IMark39876728"/><text:alphabetical-index-mark-start text:id="IMark39875224"/><text:alphabetical-index-mark-start text:id="IMark39894024"/><text:alphabetical-index-mark-start text:id="IMark47522792"/><text:alphabetical-index-mark-start text:id="IMark47521288"/><text:alphabetical-index-mark-start text:id="IMark47519784"/><text:alphabetical-index-mark-start text:id="IMark47518280"/><text:alphabetical-index-mark-start text:id="IMark47515496"/><text:alphabetical-index-mark-start text:id="IMark47513992"/><text:alphabetical-index-mark-start text:id="IMark47524296"/><text:alphabetical-index-mark-start text:id="IMark71201160"/><text:alphabetical-index-mark-start text:id="IMark71199656"/><text:alphabetical-index-mark-start text:id="IMark71198152"/><text:alphabetical-index-mark-start text:id="IMark71196648"/><text:alphabetical-index-mark-start text:id="IMark71195144"/><text:alphabetical-index-mark-start text:id="IMark71193640"/>result<text:alphabetical-index-mark-end text:id="IMark71193640"/><text:alphabetical-index-mark-end text:id="IMark71195144"/><text:alphabetical-index-mark-end text:id="IMark71196648"/><text:alphabetical-index-mark-end text:id="IMark71198152"/><text:alphabetical-index-mark-end text:id="IMark71199656"/><text:alphabetical-index-mark-end text:id="IMark71201160"/><text:alphabetical-index-mark-end text:id="IMark47524296"/><text:alphabetical-index-mark-end text:id="IMark47513992"/><text:alphabetical-index-mark-end text:id="IMark47515496"/><text:alphabetical-index-mark-end text:id="IMark47518280"/><text:alphabetical-index-mark-end text:id="IMark47519784"/><text:alphabetical-index-mark-end text:id="IMark47521288"/>s<text:alphabetical-index-mark-end text:id="IMark47522792"/><text:alphabetical-index-mark-end text:id="IMark39894024"/><text:alphabetical-index-mark-end text:id="IMark39875224"/><text:alphabetical-index-mark-end text:id="IMark39876728"/><text:alphabetical-index-mark-end text:id="IMark39878232"/><text:alphabetical-index-mark-end text:id="IMark39879736"/><text:alphabetical-index-mark-end text:id="IMark39881240"/><text:alphabetical-index-mark-end text:id="IMark39882744"/><text:alphabetical-index-mark-end text:id="IMark39884248"/><text:alphabetical-index-mark-end text:id="IMark39885752"/><text:alphabetical-index-mark-end text:id="IMark39887256"/><text:alphabetical-index-mark-end text:id="IMark39888760"/> adequately, or to perform separate <text:alphabetical-index-mark-start text:id="IMark71202664"/><text:alphabetical-index-mark-start text:id="IMark71920616"/><text:alphabetical-index-mark-start text:id="IMark71919112"/><text:alphabetical-index-mark-start text:id="IMark71917608"/><text:alphabetical-index-mark-start text:id="IMark71916104"/><text:alphabetical-index-mark-start text:id="IMark71914600"/><text:alphabetical-index-mark-start text:id="IMark71913096"/><text:alphabetical-index-mark-start text:id="IMark71911592"/><text:alphabetical-index-mark-start text:id="IMark69021752"/><text:alphabetical-index-mark-start text:id="IMark69020248"/><text:alphabetical-index-mark-start text:id="IMark69018744"/><text:alphabetical-index-mark-start text:id="IMark69015960"/>call<text:alphabetical-index-mark-end text:id="IMark69015960"/><text:alphabetical-index-mark-end text:id="IMark69018744"/><text:alphabetical-index-mark-end text:id="IMark69020248"/><text:alphabetical-index-mark-end text:id="IMark69021752"/><text:alphabetical-index-mark-end text:id="IMark71911592"/><text:alphabetical-index-mark-end text:id="IMark71913096"/><text:alphabetical-index-mark-end text:id="IMark71914600"/><text:alphabetical-index-mark-end text:id="IMark71916104"/><text:alphabetical-index-mark-end text:id="IMark71917608"/><text:alphabetical-index-mark-end text:id="IMark71919112"/><text:alphabetical-index-mark-end text:id="IMark71920616"/><text:alphabetical-index-mark-end text:id="IMark71202664"/>s to <text:alphabetical-index-mark-start text:id="IMark67594440"/><text:alphabetical-index-mark-start text:id="IMark69073112"/><text:alphabetical-index-mark-start text:id="IMark71646632"/><text:alphabetical-index-mark-start text:id="IMark71231032"/><text:alphabetical-index-mark-start text:id="IMark71645016"/><text:alphabetical-index-mark-start text:id="IMark58879144"/><text:alphabetical-index-mark-start text:id="IMark67670120"/><text:alphabetical-index-mark-start text:id="IMark68805192"/><text:alphabetical-index-mark-start text:id="IMark68808200"/><text:alphabetical-index-mark-start text:id="IMark71523544"/><text:alphabetical-index-mark-start text:id="IMark71166088"/><text:alphabetical-index-mark-start text:id="IMark71164584"/><text:alphabetical-index-mark-start text:id="IMark71163080"/><text:alphabetical-index-mark-start text:id="IMark71161576"/><text:alphabetical-index-mark-start text:id="IMark71160072"/><text:alphabetical-index-mark-start text:id="IMark71158568"/><text:alphabetical-index-mark-start text:id="IMark71157064"/><text:alphabetical-index-mark-start text:id="IMark71589208"/><text:alphabetical-index-mark-start text:id="IMark68878696"/><text:alphabetical-index-mark-start text:id="IMark58816680"/><text:alphabetical-index-mark-start text:id="IMark68630696"/><text:alphabetical-index-mark-start text:id="IMark68635624"/><text:alphabetical-index-mark-start text:id="IMark68893064"/><text:alphabetical-index-mark-start text:id="IMark39871944"/>sql<text:alphabetical-index-mark-end text:id="IMark39871944"/><text:alphabetical-index-mark-end text:id="IMark68893064"/><text:alphabetical-index-mark-end text:id="IMark68635624"/><text:alphabetical-index-mark-end text:id="IMark68630696"/><text:alphabetical-index-mark-end text:id="IMark58816680"/><text:alphabetical-index-mark-end text:id="IMark68878696"/><text:alphabetical-index-mark-end text:id="IMark71589208"/><text:alphabetical-index-mark-end text:id="IMark71157064"/><text:alphabetical-index-mark-end text:id="IMark71158568"/><text:alphabetical-index-mark-end text:id="IMark71160072"/><text:alphabetical-index-mark-end text:id="IMark71161576"/><text:alphabetical-index-mark-end text:id="IMark71163080"/><text:alphabetical-index-mark-end text:id="IMark71164584"/><text:alphabetical-index-mark-end text:id="IMark71166088"/><text:alphabetical-index-mark-end text:id="IMark71523544"/><text:alphabetical-index-mark-end text:id="IMark68808200"/><text:alphabetical-index-mark-end text:id="IMark68805192"/><text:alphabetical-index-mark-end text:id="IMark67670120"/><text:alphabetical-index-mark-end text:id="IMark58879144"/><text:alphabetical-index-mark-end text:id="IMark71645016"/><text:alphabetical-index-mark-end text:id="IMark71231032"/><text:alphabetical-index-mark-end text:id="IMark71646632"/><text:alphabetical-index-mark-end text:id="IMark69073112"/><text:alphabetical-index-mark-end text:id="IMark67594440"/>p doing a <text:alphabetical-index-mark-start text:id="IMark47503352"/><text:alphabetical-index-mark-start text:id="IMark71591864"/><text:alphabetical-index-mark-start text:id="IMark73107448"/><text:alphabetical-index-mark-start text:id="IMark73108776"/><text:alphabetical-index-mark-start text:id="IMark73110104"/><text:alphabetical-index-mark-start text:id="IMark73111432"/><text:alphabetical-index-mark-start text:id="IMark73112760"/><text:alphabetical-index-mark-start text:id="IMark73114088"/><text:alphabetical-index-mark-start text:id="IMark73115416"/><text:alphabetical-index-mark-start text:id="IMark73116744"/><text:alphabetical-index-mark-start text:id="IMark73118072"/><text:alphabetical-index-mark-start text:id="IMark73119400"/><text:alphabetical-index-mark-start text:id="IMark73120760"/><text:alphabetical-index-mark-start text:id="IMark73122088"/><text:alphabetical-index-mark-start text:id="IMark73123416"/><text:alphabetical-index-mark-start text:id="IMark73124744"/><text:alphabetical-index-mark-start text:id="IMark73126072"/><text:alphabetical-index-mark-start text:id="IMark73127400"/><text:alphabetical-index-mark-start text:id="IMark73128728"/><text:alphabetical-index-mark-start text:id="IMark73130056"/><text:alphabetical-index-mark-start text:id="IMark73131384"/><text:alphabetical-index-mark-start text:id="IMark73132712"/><text:alphabetical-index-mark-start text:id="IMark73134040"/><text:alphabetical-index-mark-start text:id="IMark73135368"/>result<text:alphabetical-index-mark-end text:id="IMark73135368"/><text:alphabetical-index-mark-end text:id="IMark73134040"/><text:alphabetical-index-mark-end text:id="IMark73132712"/><text:alphabetical-index-mark-end text:id="IMark73131384"/><text:alphabetical-index-mark-end text:id="IMark73130056"/><text:alphabetical-index-mark-end text:id="IMark73128728"/><text:alphabetical-index-mark-end text:id="IMark73127400"/><text:alphabetical-index-mark-end text:id="IMark73126072"/><text:alphabetical-index-mark-end text:id="IMark73124744"/><text:alphabetical-index-mark-end text:id="IMark73123416"/><text:alphabetical-index-mark-end text:id="IMark73122088"/><text:alphabetical-index-mark-end text:id="IMark73120760"/>s<text:alphabetical-index-mark-end text:id="IMark73119400"/><text:alphabetical-index-mark-end text:id="IMark73118072"/><text:alphabetical-index-mark-end text:id="IMark73116744"/><text:alphabetical-index-mark-end text:id="IMark73115416"/><text:alphabetical-index-mark-end text:id="IMark73114088"/><text:alphabetical-index-mark-end text:id="IMark73112760"/><text:alphabetical-index-mark-end text:id="IMark73111432"/><text:alphabetical-index-mark-end text:id="IMark73110104"/><text:alphabetical-index-mark-end text:id="IMark73108776"/><text:alphabetical-index-mark-end text:id="IMark73107448"/><text:alphabetical-index-mark-end text:id="IMark71591864"/><text:alphabetical-index-mark-end text:id="IMark47503352"/> – producing <text:alphabetical-index-mark-start text:id="IMark73157560"/><text:alphabetical-index-mark-start text:id="IMark73158888"/><text:alphabetical-index-mark-start text:id="IMark73160216"/><text:alphabetical-index-mark-start text:id="IMark73161544"/><text:alphabetical-index-mark-start text:id="IMark73162872"/><text:alphabetical-index-mark-start text:id="IMark73164200"/><text:alphabetical-index-mark-start text:id="IMark73165528"/><text:alphabetical-index-mark-start text:id="IMark73166856"/><text:alphabetical-index-mark-start text:id="IMark73168184"/><text:alphabetical-index-mark-start text:id="IMark73169512"/><text:alphabetical-index-mark-start text:id="IMark73170840"/><text:alphabetical-index-mark-start text:id="IMark73172168"/>query<text:alphabetical-index-mark-end text:id="IMark73172168"/><text:alphabetical-index-mark-end text:id="IMark73170840"/><text:alphabetical-index-mark-end text:id="IMark73169512"/><text:alphabetical-index-mark-end text:id="IMark73168184"/><text:alphabetical-index-mark-end text:id="IMark73166856"/><text:alphabetical-index-mark-end text:id="IMark73165528"/><text:alphabetical-index-mark-end text:id="IMark73164200"/><text:alphabetical-index-mark-end text:id="IMark73162872"/><text:alphabetical-index-mark-end text:id="IMark73161544"/><text:alphabetical-index-mark-end text:id="IMark73160216"/><text:alphabetical-index-mark-end text:id="IMark73158888"/><text:alphabetical-index-mark-end text:id="IMark73157560"/> on each case, and extracting the data from <text:alphabetical-index-mark-start text:id="IMark68316088"/><text:alphabetical-index-mark-start text:id="IMark68317352"/><text:alphabetical-index-mark-start text:id="IMark68318680"/><text:alphabetical-index-mark-start text:id="IMark68320008"/><text:alphabetical-index-mark-start text:id="IMark68321336"/><text:alphabetical-index-mark-start text:id="IMark68322664"/><text:alphabetical-index-mark-start text:id="IMark68323992"/><text:alphabetical-index-mark-start text:id="IMark68325320"/><text:alphabetical-index-mark-start text:id="IMark68326648"/><text:alphabetical-index-mark-start text:id="IMark68327976"/><text:alphabetical-index-mark-start text:id="IMark68329304"/><text:alphabetical-index-mark-start text:id="IMark68331160"/><text:alphabetical-index-mark-start text:id="IMark68332488"/><text:alphabetical-index-mark-start text:id="IMark68333816"/><text:alphabetical-index-mark-start text:id="IMark68335144"/><text:alphabetical-index-mark-start text:id="IMark68336472"/><text:alphabetical-index-mark-start text:id="IMark68337800"/><text:alphabetical-index-mark-start text:id="IMark68339128"/><text:alphabetical-index-mark-start text:id="IMark68340456"/><text:alphabetical-index-mark-start text:id="IMark68341784"/><text:alphabetical-index-mark-start text:id="IMark68343112"/><text:alphabetical-index-mark-start text:id="IMark68344440"/><text:alphabetical-index-mark-start text:id="IMark68345768"/><text:alphabetical-index-mark-start text:id="IMark68347128"/><text:span text:style-name="T23">sql</text:span><text:alphabetical-index-mark-end text:id="IMark68347128"/><text:alphabetical-index-mark-end text:id="IMark68345768"/><text:alphabetical-index-mark-end text:id="IMark68344440"/><text:alphabetical-index-mark-end text:id="IMark68343112"/><text:alphabetical-index-mark-end text:id="IMark68341784"/><text:alphabetical-index-mark-end text:id="IMark68340456"/><text:alphabetical-index-mark-end text:id="IMark68339128"/><text:alphabetical-index-mark-end text:id="IMark68337800"/><text:alphabetical-index-mark-end text:id="IMark68336472"/><text:alphabetical-index-mark-end text:id="IMark68335144"/><text:alphabetical-index-mark-end text:id="IMark68333816"/><text:alphabetical-index-mark-end text:id="IMark68332488"/><text:alphabetical-index-mark-end text:id="IMark68331160"/><text:alphabetical-index-mark-end text:id="IMark68329304"/><text:alphabetical-index-mark-end text:id="IMark68327976"/><text:alphabetical-index-mark-end text:id="IMark68326648"/><text:alphabetical-index-mark-end text:id="IMark68325320"/><text:alphabetical-index-mark-end text:id="IMark68323992"/><text:alphabetical-index-mark-end text:id="IMark68322664"/><text:alphabetical-index-mark-end text:id="IMark68321336"/><text:alphabetical-index-mark-end text:id="IMark68320008"/><text:alphabetical-index-mark-end text:id="IMark68318680"/><text:alphabetical-index-mark-end text:id="IMark68317352"/><text:alphabetical-index-mark-end text:id="IMark68316088"/><text:span text:style-name="T23">p_</text:span><text:alphabetical-index-mark-start text:id="IMark68368040"/><text:alphabetical-index-mark-start text:id="IMark68369368"/><text:alphabetical-index-mark-start text:id="IMark68370696"/><text:alphabetical-index-mark-start text:id="IMark68372024"/><text:alphabetical-index-mark-start text:id="IMark68373352"/><text:alphabetical-index-mark-start text:id="IMark68374680"/><text:alphabetical-index-mark-start text:id="IMark68376008"/><text:alphabetical-index-mark-start text:id="IMark68377336"/><text:alphabetical-index-mark-start text:id="IMark68378664"/><text:alphabetical-index-mark-start text:id="IMark68379992"/><text:alphabetical-index-mark-start text:id="IMark68381320"/><text:alphabetical-index-mark-start text:id="IMark68382648"/><text:alphabetical-index-mark-start text:id="IMark68384008"/><text:alphabetical-index-mark-start text:id="IMark68385336"/><text:alphabetical-index-mark-start text:id="IMark68386664"/><text:alphabetical-index-mark-start text:id="IMark68387992"/><text:alphabetical-index-mark-start text:id="IMark68389320"/><text:alphabetical-index-mark-start text:id="IMark68390648"/><text:alphabetical-index-mark-start text:id="IMark68391976"/><text:alphabetical-index-mark-start text:id="IMark68393304"/><text:alphabetical-index-mark-start text:id="IMark68394632"/><text:alphabetical-index-mark-start text:id="IMark68395960"/><text:alphabetical-index-mark-start text:id="IMark68397288"/><text:alphabetical-index-mark-start text:id="IMark68398616"/><text:span text:style-name="T23">result</text:span><text:alphabetical-index-mark-end text:id="IMark68398616"/><text:alphabetical-index-mark-end text:id="IMark68397288"/><text:alphabetical-index-mark-end text:id="IMark68395960"/><text:alphabetical-index-mark-end text:id="IMark68394632"/><text:alphabetical-index-mark-end text:id="IMark68393304"/><text:alphabetical-index-mark-end text:id="IMark68391976"/><text:alphabetical-index-mark-end text:id="IMark68390648"/><text:alphabetical-index-mark-end text:id="IMark68389320"/><text:alphabetical-index-mark-end text:id="IMark68387992"/><text:alphabetical-index-mark-end text:id="IMark68386664"/><text:alphabetical-index-mark-end text:id="IMark68385336"/><text:alphabetical-index-mark-end text:id="IMark68384008"/><text:span text:style-name="T23">s</text:span><text:alphabetical-index-mark-end text:id="IMark68382648"/><text:alphabetical-index-mark-end text:id="IMark68381320"/><text:alphabetical-index-mark-end text:id="IMark68379992"/><text:alphabetical-index-mark-end text:id="IMark68378664"/><text:alphabetical-index-mark-end text:id="IMark68377336"/><text:alphabetical-index-mark-end text:id="IMark68376008"/><text:alphabetical-index-mark-end text:id="IMark68374680"/><text:alphabetical-index-mark-end text:id="IMark68373352"/><text:alphabetical-index-mark-end text:id="IMark68372024"/><text:alphabetical-index-mark-end text:id="IMark68370696"/><text:alphabetical-index-mark-end text:id="IMark68369368"/><text:alphabetical-index-mark-end text:id="IMark68368040"/><text:alphabetical-index-mark-start text:id="IMark68420056"/><text:alphabetical-index-mark-start text:id="IMark68421384"/><text:alphabetical-index-mark-start text:id="IMark68422712"/><text:alphabetical-index-mark-start text:id="IMark68424040"/><text:alphabetical-index-mark-start text:id="IMark68425368"/><text:alphabetical-index-mark-start text:id="IMark73219208"/><text:alphabetical-index-mark-start text:id="IMark73220536"/><text:alphabetical-index-mark-start text:id="IMark73221864"/><text:alphabetical-index-mark-start text:id="IMark73223192"/><text:alphabetical-index-mark-start text:id="IMark73224520"/><text:alphabetical-index-mark-start text:id="IMark73225848"/><text:alphabetical-index-mark-start text:id="IMark73227176"/><text:span text:style-name="T23">.txt</text:span><text:alphabetical-index-mark-end text:id="IMark73227176"/><text:alphabetical-index-mark-end text:id="IMark73225848"/><text:alphabetical-index-mark-end text:id="IMark73224520"/><text:alphabetical-index-mark-end text:id="IMark73223192"/><text:alphabetical-index-mark-end text:id="IMark73221864"/><text:alphabetical-index-mark-end text:id="IMark73220536"/><text:alphabetical-index-mark-end text:id="IMark73219208"/><text:alphabetical-index-mark-end text:id="IMark68425368"/><text:alphabetical-index-mark-end text:id="IMark68424040"/><text:alphabetical-index-mark-end text:id="IMark68422712"/><text:alphabetical-index-mark-end text:id="IMark68421384"/><text:alphabetical-index-mark-end text:id="IMark68420056"/> on each occasion.</text:p>
      <text:p text:style-name="P25"/>
      <text:p text:style-name="P41">Keep in mind that each time that <text:alphabetical-index-mark-start text:id="IMark67712568"/><text:alphabetical-index-mark-start text:id="IMark61138520"/><text:alphabetical-index-mark-start text:id="IMark59247224"/><text:alphabetical-index-mark-start text:id="IMark38766712"/><text:alphabetical-index-mark-start text:id="IMark39899064"/><text:alphabetical-index-mark-start text:id="IMark39716568"/><text:alphabetical-index-mark-start text:id="IMark58788664"/><text:alphabetical-index-mark-start text:id="IMark62456568"/><text:alphabetical-index-mark-start text:id="IMark71309368"/><text:alphabetical-index-mark-start text:id="IMark58869096"/><text:alphabetical-index-mark-start text:id="IMark68531944"/><text:alphabetical-index-mark-start text:id="IMark71730728"/><text:alphabetical-index-mark-start text:id="IMark58923976"/><text:alphabetical-index-mark-start text:id="IMark66711048"/><text:alphabetical-index-mark-start text:id="IMark63277352"/><text:alphabetical-index-mark-start text:id="IMark64817112"/><text:alphabetical-index-mark-start text:id="IMark61167448"/><text:alphabetical-index-mark-start text:id="IMark63397000"/><text:alphabetical-index-mark-start text:id="IMark65481016"/><text:alphabetical-index-mark-start text:id="IMark71547032"/><text:alphabetical-index-mark-start text:id="IMark58903464"/><text:alphabetical-index-mark-start text:id="IMark61585448"/><text:alphabetical-index-mark-start text:id="IMark62567928"/><text:alphabetical-index-mark-start text:id="IMark64793944"/>sql<text:alphabetical-index-mark-end text:id="IMark64793944"/><text:alphabetical-index-mark-end text:id="IMark62567928"/><text:alphabetical-index-mark-end text:id="IMark61585448"/><text:alphabetical-index-mark-end text:id="IMark58903464"/><text:alphabetical-index-mark-end text:id="IMark71547032"/><text:alphabetical-index-mark-end text:id="IMark65481016"/><text:alphabetical-index-mark-end text:id="IMark63397000"/><text:alphabetical-index-mark-end text:id="IMark61167448"/><text:alphabetical-index-mark-end text:id="IMark64817112"/><text:alphabetical-index-mark-end text:id="IMark63277352"/><text:alphabetical-index-mark-end text:id="IMark66711048"/><text:alphabetical-index-mark-end text:id="IMark58923976"/><text:alphabetical-index-mark-end text:id="IMark71730728"/><text:alphabetical-index-mark-end text:id="IMark68531944"/><text:alphabetical-index-mark-end text:id="IMark58869096"/><text:alphabetical-index-mark-end text:id="IMark71309368"/><text:alphabetical-index-mark-end text:id="IMark62456568"/><text:alphabetical-index-mark-end text:id="IMark58788664"/><text:alphabetical-index-mark-end text:id="IMark39716568"/><text:alphabetical-index-mark-end text:id="IMark39899064"/><text:alphabetical-index-mark-end text:id="IMark38766712"/><text:alphabetical-index-mark-end text:id="IMark59247224"/><text:alphabetical-index-mark-end text:id="IMark61138520"/><text:alphabetical-index-mark-end text:id="IMark67712568"/><text:span text:style-name="T74">p</text:span> is <text:alphabetical-index-mark-start text:id="IMark64795864"/><text:alphabetical-index-mark-start text:id="IMark53984840"/><text:alphabetical-index-mark-start text:id="IMark58314088"/><text:alphabetical-index-mark-start text:id="IMark33279960"/><text:alphabetical-index-mark-start text:id="IMark62054472"/><text:alphabetical-index-mark-start text:id="IMark64794904"/><text:alphabetical-index-mark-start text:id="IMark68132280"/><text:alphabetical-index-mark-start text:id="IMark67524664"/><text:alphabetical-index-mark-start text:id="IMark68432136"/><text:alphabetical-index-mark-start text:id="IMark64585464"/><text:alphabetical-index-mark-start text:id="IMark64675064"/><text:alphabetical-index-mark-start text:id="IMark62469560"/>call<text:alphabetical-index-mark-end text:id="IMark62469560"/><text:alphabetical-index-mark-end text:id="IMark64675064"/><text:alphabetical-index-mark-end text:id="IMark64585464"/><text:alphabetical-index-mark-end text:id="IMark68432136"/><text:alphabetical-index-mark-end text:id="IMark67524664"/><text:alphabetical-index-mark-end text:id="IMark68132280"/><text:alphabetical-index-mark-end text:id="IMark64794904"/><text:alphabetical-index-mark-end text:id="IMark62054472"/><text:alphabetical-index-mark-end text:id="IMark33279960"/><text:alphabetical-index-mark-end text:id="IMark58314088"/><text:alphabetical-index-mark-end text:id="IMark53984840"/><text:alphabetical-index-mark-end text:id="IMark64795864"/>ed, it <text:alphabetical-index-mark-start text:id="IMark62204072"/><text:alphabetical-index-mark-start text:id="IMark62232936"/><text:alphabetical-index-mark-start text:id="IMark62570392"/><text:alphabetical-index-mark-start text:id="IMark62569160"/><text:alphabetical-index-mark-start text:id="IMark65821992"/><text:alphabetical-index-mark-start text:id="IMark66841768"/><text:alphabetical-index-mark-start text:id="IMark64706680"/><text:alphabetical-index-mark-start text:id="IMark66191256"/><text:alphabetical-index-mark-start text:id="IMark63599000"/><text:alphabetical-index-mark-start text:id="IMark71744232"/><text:alphabetical-index-mark-start text:id="IMark39900984"/><text:alphabetical-index-mark-start text:id="IMark60713016"/>overwrite<text:alphabetical-index-mark-end text:id="IMark60713016"/><text:alphabetical-index-mark-end text:id="IMark39900984"/><text:alphabetical-index-mark-end text:id="IMark71744232"/><text:alphabetical-index-mark-end text:id="IMark63599000"/><text:alphabetical-index-mark-end text:id="IMark66191256"/><text:alphabetical-index-mark-end text:id="IMark64706680"/><text:alphabetical-index-mark-end text:id="IMark66841768"/><text:alphabetical-index-mark-end text:id="IMark65821992"/><text:alphabetical-index-mark-end text:id="IMark62569160"/><text:alphabetical-index-mark-end text:id="IMark62570392"/><text:alphabetical-index-mark-end text:id="IMark62232936"/><text:alphabetical-index-mark-end text:id="IMark62204072"/>s <text:alphabetical-index-mark-start text:id="IMark67669080"/><text:alphabetical-index-mark-start text:id="IMark65376904"/><text:alphabetical-index-mark-start text:id="IMark65378232"/><text:alphabetical-index-mark-start text:id="IMark60514504"/><text:alphabetical-index-mark-start text:id="IMark68130360"/><text:alphabetical-index-mark-start text:id="IMark58840712"/><text:alphabetical-index-mark-start text:id="IMark68163368"/><text:alphabetical-index-mark-start text:id="IMark65883000"/><text:alphabetical-index-mark-start text:id="IMark54574696"/><text:alphabetical-index-mark-start text:id="IMark62340840"/><text:alphabetical-index-mark-start text:id="IMark64384536"/><text:alphabetical-index-mark-start text:id="IMark62915224"/><text:alphabetical-index-mark-start text:id="IMark60712632"/><text:alphabetical-index-mark-start text:id="IMark67383848"/><text:alphabetical-index-mark-start text:id="IMark71899432"/><text:alphabetical-index-mark-start text:id="IMark71243896"/><text:alphabetical-index-mark-start text:id="IMark71271272"/><text:alphabetical-index-mark-start text:id="IMark59159384"/><text:alphabetical-index-mark-start text:id="IMark62860904"/><text:alphabetical-index-mark-start text:id="IMark69042024"/><text:alphabetical-index-mark-start text:id="IMark64587384"/><text:alphabetical-index-mark-start text:id="IMark69039560"/><text:alphabetical-index-mark-start text:id="IMark69040792"/><text:alphabetical-index-mark-start text:id="IMark65122104"/>sql<text:alphabetical-index-mark-end text:id="IMark65122104"/><text:alphabetical-index-mark-end text:id="IMark69040792"/><text:alphabetical-index-mark-end text:id="IMark69039560"/><text:alphabetical-index-mark-end text:id="IMark64587384"/><text:alphabetical-index-mark-end text:id="IMark69042024"/><text:alphabetical-index-mark-end text:id="IMark62860904"/><text:alphabetical-index-mark-end text:id="IMark59159384"/><text:alphabetical-index-mark-end text:id="IMark71271272"/><text:alphabetical-index-mark-end text:id="IMark71243896"/><text:alphabetical-index-mark-end text:id="IMark71899432"/><text:alphabetical-index-mark-end text:id="IMark67383848"/><text:alphabetical-index-mark-end text:id="IMark60712632"/><text:alphabetical-index-mark-end text:id="IMark62915224"/><text:alphabetical-index-mark-end text:id="IMark64384536"/><text:alphabetical-index-mark-end text:id="IMark62340840"/><text:alphabetical-index-mark-end text:id="IMark54574696"/><text:alphabetical-index-mark-end text:id="IMark65883000"/><text:alphabetical-index-mark-end text:id="IMark68163368"/><text:alphabetical-index-mark-end text:id="IMark58840712"/><text:alphabetical-index-mark-end text:id="IMark68130360"/><text:alphabetical-index-mark-end text:id="IMark60514504"/><text:alphabetical-index-mark-end text:id="IMark65378232"/><text:alphabetical-index-mark-end text:id="IMark65376904"/><text:alphabetical-index-mark-end text:id="IMark67669080"/>p_<text:alphabetical-index-mark-start text:id="IMark71613720"/><text:alphabetical-index-mark-start text:id="IMark65058072"/><text:alphabetical-index-mark-start text:id="IMark64904072"/><text:alphabetical-index-mark-start text:id="IMark63998040"/><text:alphabetical-index-mark-start text:id="IMark71546072"/><text:alphabetical-index-mark-start text:id="IMark39840120"/><text:alphabetical-index-mark-start text:id="IMark67525624"/><text:alphabetical-index-mark-start text:id="IMark38764792"/><text:alphabetical-index-mark-start text:id="IMark64792984"/><text:alphabetical-index-mark-start text:id="IMark66246344"/><text:alphabetical-index-mark-start text:id="IMark38763832"/><text:alphabetical-index-mark-start text:id="IMark64586424"/><text:alphabetical-index-mark-start text:id="IMark71898472"/><text:alphabetical-index-mark-start text:id="IMark71581208"/><text:alphabetical-index-mark-start text:id="IMark71679560"/><text:alphabetical-index-mark-start text:id="IMark60896136"/><text:alphabetical-index-mark-start text:id="IMark54226520"/><text:alphabetical-index-mark-start text:id="IMark38765752"/><text:alphabetical-index-mark-start text:id="IMark62056728"/><text:alphabetical-index-mark-start text:id="IMark65614552"/><text:alphabetical-index-mark-start text:id="IMark54033032"/><text:alphabetical-index-mark-start text:id="IMark67385768"/><text:alphabetical-index-mark-start text:id="IMark64584504"/><text:alphabetical-index-mark-start text:id="IMark71897512"/>result<text:alphabetical-index-mark-end text:id="IMark71897512"/><text:alphabetical-index-mark-end text:id="IMark64584504"/><text:alphabetical-index-mark-end text:id="IMark67385768"/><text:alphabetical-index-mark-end text:id="IMark54033032"/><text:alphabetical-index-mark-end text:id="IMark65614552"/><text:alphabetical-index-mark-end text:id="IMark62056728"/><text:alphabetical-index-mark-end text:id="IMark38765752"/><text:alphabetical-index-mark-end text:id="IMark54226520"/><text:alphabetical-index-mark-end text:id="IMark60896136"/><text:alphabetical-index-mark-end text:id="IMark71679560"/><text:alphabetical-index-mark-end text:id="IMark71581208"/><text:alphabetical-index-mark-end text:id="IMark71898472"/>s<text:alphabetical-index-mark-end text:id="IMark64586424"/><text:alphabetical-index-mark-end text:id="IMark38763832"/><text:alphabetical-index-mark-end text:id="IMark66246344"/><text:alphabetical-index-mark-end text:id="IMark64792984"/><text:alphabetical-index-mark-end text:id="IMark38764792"/><text:alphabetical-index-mark-end text:id="IMark67525624"/><text:alphabetical-index-mark-end text:id="IMark39840120"/><text:alphabetical-index-mark-end text:id="IMark71546072"/><text:alphabetical-index-mark-end text:id="IMark63998040"/><text:alphabetical-index-mark-end text:id="IMark64904072"/><text:alphabetical-index-mark-end text:id="IMark65058072"/><text:alphabetical-index-mark-end text:id="IMark71613720"/><text:alphabetical-index-mark-start text:id="IMark54079880"/><text:alphabetical-index-mark-start text:id="IMark62794904"/><text:alphabetical-index-mark-start text:id="IMark71296984"/><text:alphabetical-index-mark-start text:id="IMark63713384"/><text:alphabetical-index-mark-start text:id="IMark66343928"/><text:alphabetical-index-mark-start text:id="IMark66088008"/><text:alphabetical-index-mark-start text:id="IMark64796248"/><text:alphabetical-index-mark-start text:id="IMark68858696"/><text:alphabetical-index-mark-start text:id="IMark71547992"/><text:alphabetical-index-mark-start text:id="IMark71731960"/><text:alphabetical-index-mark-start text:id="IMark54539016"/><text:alphabetical-index-mark-start text:id="IMark61472360"/>.txt<text:alphabetical-index-mark-end text:id="IMark61472360"/><text:alphabetical-index-mark-end text:id="IMark54539016"/><text:alphabetical-index-mark-end text:id="IMark71731960"/><text:alphabetical-index-mark-end text:id="IMark71547992"/><text:alphabetical-index-mark-end text:id="IMark68858696"/><text:alphabetical-index-mark-end text:id="IMark64796248"/><text:alphabetical-index-mark-end text:id="IMark66088008"/><text:alphabetical-index-mark-end text:id="IMark66343928"/><text:alphabetical-index-mark-end text:id="IMark63713384"/><text:alphabetical-index-mark-end text:id="IMark71296984"/><text:alphabetical-index-mark-end text:id="IMark62794904"/><text:alphabetical-index-mark-end text:id="IMark54079880"/>, but on each <text:alphabetical-index-mark-start text:id="IMark61586584"/><text:alphabetical-index-mark-start text:id="IMark67728776"/><text:alphabetical-index-mark-start text:id="IMark71241976"/><text:alphabetical-index-mark-start text:id="IMark65653416"/><text:alphabetical-index-mark-start text:id="IMark67142280"/><text:alphabetical-index-mark-start text:id="IMark64224280"/><text:alphabetical-index-mark-start text:id="IMark68133240"/><text:alphabetical-index-mark-start text:id="IMark60270856"/><text:alphabetical-index-mark-start text:id="IMark61249560"/><text:alphabetical-index-mark-start text:id="IMark63076088"/><text:alphabetical-index-mark-start text:id="IMark68168424"/><text:alphabetical-index-mark-start text:id="IMark67740040"/>call<text:alphabetical-index-mark-end text:id="IMark67740040"/><text:alphabetical-index-mark-end text:id="IMark68168424"/><text:alphabetical-index-mark-end text:id="IMark63076088"/><text:alphabetical-index-mark-end text:id="IMark61249560"/><text:alphabetical-index-mark-end text:id="IMark60270856"/><text:alphabetical-index-mark-end text:id="IMark68133240"/><text:alphabetical-index-mark-end text:id="IMark64224280"/><text:alphabetical-index-mark-end text:id="IMark67142280"/><text:alphabetical-index-mark-end text:id="IMark65653416"/><text:alphabetical-index-mark-end text:id="IMark71241976"/><text:alphabetical-index-mark-end text:id="IMark67728776"/><text:alphabetical-index-mark-end text:id="IMark61586584"/>, if <text:alphabetical-index-mark-start text:id="IMark71642872"/><text:alphabetical-index-mark-start text:id="IMark58315704"/><text:alphabetical-index-mark-start text:id="IMark65261816"/><text:alphabetical-index-mark-start text:id="IMark65525048"/><text:alphabetical-index-mark-start text:id="IMark68047656"/><text:alphabetical-index-mark-start text:id="IMark71481880"/><text:alphabetical-index-mark-start text:id="IMark63406824"/><text:alphabetical-index-mark-start text:id="IMark64864744"/><text:alphabetical-index-mark-start text:id="IMark68450968"/><text:alphabetical-index-mark-start text:id="IMark61534232"/><text:alphabetical-index-mark-start text:id="IMark60519016"/><text:alphabetical-index-mark-start text:id="IMark63284456"/><text:alphabetical-index-mark-start text:id="IMark65384328"/><text:alphabetical-index-mark-start text:id="IMark62670056"/><text:alphabetical-index-mark-start text:id="IMark65124760"/><text:alphabetical-index-mark-start text:id="IMark58755384"/><text:alphabetical-index-mark-start text:id="IMark59222280"/><text:alphabetical-index-mark-start text:id="IMark39900024"/><text:alphabetical-index-mark-start text:id="IMark39901944"/><text:alphabetical-index-mark-start text:id="IMark58841672"/><text:alphabetical-index-mark-start text:id="IMark59215448"/><text:alphabetical-index-mark-start text:id="IMark67735592"/><text:alphabetical-index-mark-start text:id="IMark54886072"/><text:alphabetical-index-mark-start text:id="IMark63608104"/>result<text:alphabetical-index-mark-end text:id="IMark63608104"/><text:alphabetical-index-mark-end text:id="IMark54886072"/><text:alphabetical-index-mark-end text:id="IMark67735592"/><text:alphabetical-index-mark-end text:id="IMark59215448"/><text:alphabetical-index-mark-end text:id="IMark58841672"/><text:alphabetical-index-mark-end text:id="IMark39901944"/><text:alphabetical-index-mark-end text:id="IMark39900024"/><text:alphabetical-index-mark-end text:id="IMark59222280"/><text:alphabetical-index-mark-end text:id="IMark58755384"/><text:alphabetical-index-mark-end text:id="IMark65124760"/><text:alphabetical-index-mark-end text:id="IMark62670056"/><text:alphabetical-index-mark-end text:id="IMark65384328"/>s<text:alphabetical-index-mark-end text:id="IMark63284456"/><text:alphabetical-index-mark-end text:id="IMark60519016"/><text:alphabetical-index-mark-end text:id="IMark61534232"/><text:alphabetical-index-mark-end text:id="IMark68450968"/><text:alphabetical-index-mark-end text:id="IMark64864744"/><text:alphabetical-index-mark-end text:id="IMark63406824"/><text:alphabetical-index-mark-end text:id="IMark71481880"/><text:alphabetical-index-mark-end text:id="IMark68047656"/><text:alphabetical-index-mark-end text:id="IMark65525048"/><text:alphabetical-index-mark-end text:id="IMark65261816"/><text:alphabetical-index-mark-end text:id="IMark58315704"/><text:alphabetical-index-mark-end text:id="IMark71642872"/> are <text:alphabetical-index-mark-start text:id="IMark68870552"/><text:alphabetical-index-mark-start text:id="IMark68872472"/><text:alphabetical-index-mark-start text:id="IMark68874392"/><text:alphabetical-index-mark-start text:id="IMark65471352"/><text:alphabetical-index-mark-start text:id="IMark71943208"/><text:alphabetical-index-mark-start text:id="IMark68997896"/><text:alphabetical-index-mark-start text:id="IMark71207112"/><text:alphabetical-index-mark-start text:id="IMark71187928"/><text:alphabetical-index-mark-start text:id="IMark47526280"/><text:alphabetical-index-mark-start text:id="IMark47505336"/><text:alphabetical-index-mark-start text:id="IMark47500408"/><text:alphabetical-index-mark-start text:id="IMark68912296"/>retrieve<text:alphabetical-index-mark-end text:id="IMark68912296"/><text:alphabetical-index-mark-end text:id="IMark47500408"/><text:alphabetical-index-mark-end text:id="IMark47505336"/><text:alphabetical-index-mark-end text:id="IMark47526280"/><text:alphabetical-index-mark-end text:id="IMark71187928"/><text:alphabetical-index-mark-end text:id="IMark71207112"/><text:alphabetical-index-mark-end text:id="IMark68997896"/><text:alphabetical-index-mark-end text:id="IMark71943208"/><text:alphabetical-index-mark-end text:id="IMark65471352"/><text:alphabetical-index-mark-end text:id="IMark68874392"/><text:alphabetical-index-mark-end text:id="IMark68872472"/><text:alphabetical-index-mark-end text:id="IMark68870552"/>d more than once, <text:alphabetical-index-mark-start text:id="IMark68909832"/><text:alphabetical-index-mark-start text:id="IMark68907368"/><text:alphabetical-index-mark-start text:id="IMark68904904"/><text:alphabetical-index-mark-start text:id="IMark68902440"/><text:alphabetical-index-mark-start text:id="IMark68899976"/><text:alphabetical-index-mark-start text:id="IMark68897512"/><text:alphabetical-index-mark-start text:id="IMark68895048"/><text:alphabetical-index-mark-start text:id="IMark68632680"/><text:alphabetical-index-mark-start text:id="IMark68672744"/><text:alphabetical-index-mark-start text:id="IMark68932344"/><text:alphabetical-index-mark-start text:id="IMark68935352"/><text:alphabetical-index-mark-start text:id="IMark68938360"/>listing<text:alphabetical-index-mark-end text:id="IMark68938360"/><text:alphabetical-index-mark-end text:id="IMark68935352"/><text:alphabetical-index-mark-end text:id="IMark68932344"/><text:alphabetical-index-mark-end text:id="IMark68672744"/><text:alphabetical-index-mark-end text:id="IMark68632680"/><text:alphabetical-index-mark-end text:id="IMark68895048"/><text:alphabetical-index-mark-end text:id="IMark68897512"/><text:alphabetical-index-mark-end text:id="IMark68899976"/><text:alphabetical-index-mark-end text:id="IMark68902440"/><text:alphabetical-index-mark-end text:id="IMark68904904"/><text:alphabetical-index-mark-end text:id="IMark68907368"/><text:alphabetical-index-mark-end text:id="IMark68909832"/>s are <text:alphabetical-index-mark-start text:id="IMark71587976"/><text:alphabetical-index-mark-start text:id="IMark68663000"/><text:alphabetical-index-mark-start text:id="IMark68973784"/><text:alphabetical-index-mark-start text:id="IMark58895384"/><text:alphabetical-index-mark-start text:id="IMark71580456"/><text:alphabetical-index-mark-start text:id="IMark71583464"/><text:alphabetical-index-mark-start text:id="IMark71586472"/><text:alphabetical-index-mark-start text:id="IMark68753208"/><text:alphabetical-index-mark-start text:id="IMark71623000"/><text:alphabetical-index-mark-start text:id="IMark71527112"/><text:alphabetical-index-mark-start text:id="IMark71168344"/><text:alphabetical-index-mark-start text:id="IMark71172632"/>append<text:alphabetical-index-mark-end text:id="IMark71172632"/><text:alphabetical-index-mark-end text:id="IMark71168344"/><text:alphabetical-index-mark-end text:id="IMark71527112"/><text:alphabetical-index-mark-end text:id="IMark71623000"/><text:alphabetical-index-mark-end text:id="IMark68753208"/><text:alphabetical-index-mark-end text:id="IMark71586472"/><text:alphabetical-index-mark-end text:id="IMark71583464"/><text:alphabetical-index-mark-end text:id="IMark71580456"/><text:alphabetical-index-mark-end text:id="IMark58895384"/><text:alphabetical-index-mark-end text:id="IMark68973784"/><text:alphabetical-index-mark-end text:id="IMark68663000"/><text:alphabetical-index-mark-end text:id="IMark71587976"/>ed at the end of <text:alphabetical-index-mark-start text:id="IMark71175640"/><text:alphabetical-index-mark-start text:id="IMark68973032"/><text:alphabetical-index-mark-start text:id="IMark65254488"/><text:alphabetical-index-mark-start text:id="IMark68747192"/><text:alphabetical-index-mark-start text:id="IMark71932696"/><text:alphabetical-index-mark-start text:id="IMark68890824"/><text:alphabetical-index-mark-start text:id="IMark69017464"/><text:alphabetical-index-mark-start text:id="IMark71572008"/><text:alphabetical-index-mark-start text:id="IMark71935160"/><text:alphabetical-index-mark-start text:id="IMark68952648"/><text:alphabetical-index-mark-start text:id="IMark68951144"/><text:alphabetical-index-mark-start text:id="IMark68949640"/><text:alphabetical-index-mark-start text:id="IMark68948136"/><text:alphabetical-index-mark-start text:id="IMark68946632"/><text:alphabetical-index-mark-start text:id="IMark68945128"/><text:alphabetical-index-mark-start text:id="IMark68914232"/><text:alphabetical-index-mark-start text:id="IMark68962424"/><text:alphabetical-index-mark-start text:id="IMark68960920"/><text:alphabetical-index-mark-start text:id="IMark68959416"/><text:alphabetical-index-mark-start text:id="IMark68957912"/><text:alphabetical-index-mark-start text:id="IMark68956408"/><text:alphabetical-index-mark-start text:id="IMark68954904"/><text:alphabetical-index-mark-start text:id="IMark73182920"/><text:alphabetical-index-mark-start text:id="IMark73181416"/>sql<text:alphabetical-index-mark-end text:id="IMark73181416"/><text:alphabetical-index-mark-end text:id="IMark73182920"/><text:alphabetical-index-mark-end text:id="IMark68954904"/><text:alphabetical-index-mark-end text:id="IMark68956408"/><text:alphabetical-index-mark-end text:id="IMark68957912"/><text:alphabetical-index-mark-end text:id="IMark68959416"/><text:alphabetical-index-mark-end text:id="IMark68960920"/><text:alphabetical-index-mark-end text:id="IMark68962424"/><text:alphabetical-index-mark-end text:id="IMark68914232"/><text:alphabetical-index-mark-end text:id="IMark68945128"/><text:alphabetical-index-mark-end text:id="IMark68946632"/><text:alphabetical-index-mark-end text:id="IMark68948136"/><text:alphabetical-index-mark-end text:id="IMark68949640"/><text:alphabetical-index-mark-end text:id="IMark68951144"/><text:alphabetical-index-mark-end text:id="IMark68952648"/><text:alphabetical-index-mark-end text:id="IMark71935160"/><text:alphabetical-index-mark-end text:id="IMark71572008"/><text:alphabetical-index-mark-end text:id="IMark69017464"/><text:alphabetical-index-mark-end text:id="IMark68890824"/><text:alphabetical-index-mark-end text:id="IMark71932696"/><text:alphabetical-index-mark-end text:id="IMark68747192"/><text:alphabetical-index-mark-end text:id="IMark65254488"/><text:alphabetical-index-mark-end text:id="IMark68973032"/><text:alphabetical-index-mark-end text:id="IMark71175640"/>p_<text:alphabetical-index-mark-start text:id="IMark73179912"/><text:alphabetical-index-mark-start text:id="IMark68702808"/><text:alphabetical-index-mark-start text:id="IMark47458376"/><text:alphabetical-index-mark-start text:id="IMark47439048"/><text:alphabetical-index-mark-start text:id="IMark68362392"/><text:alphabetical-index-mark-start text:id="IMark68971704"/><text:alphabetical-index-mark-start text:id="IMark68370312"/><text:alphabetical-index-mark-start text:id="IMark68379416"/><text:alphabetical-index-mark-start text:id="IMark68380696"/><text:alphabetical-index-mark-start text:id="IMark68382264"/><text:alphabetical-index-mark-start text:id="IMark68422136"/><text:alphabetical-index-mark-start text:id="IMark68423416"/><text:alphabetical-index-mark-start text:id="IMark73219496"/><text:alphabetical-index-mark-start text:id="IMark73222392"/><text:alphabetical-index-mark-start text:id="IMark73222808"/><text:alphabetical-index-mark-start text:id="IMark73225272"/><text:alphabetical-index-mark-start text:id="IMark73226792"/><text:alphabetical-index-mark-start text:id="IMark71988872"/><text:alphabetical-index-mark-start text:id="IMark68330920"/><text:alphabetical-index-mark-start text:id="IMark73239352"/><text:alphabetical-index-mark-start text:id="IMark73240408"/><text:alphabetical-index-mark-start text:id="IMark73241736"/><text:alphabetical-index-mark-start text:id="IMark73243064"/><text:alphabetical-index-mark-start text:id="IMark73244392"/>result<text:alphabetical-index-mark-end text:id="IMark73244392"/><text:alphabetical-index-mark-end text:id="IMark73243064"/><text:alphabetical-index-mark-end text:id="IMark73241736"/><text:alphabetical-index-mark-end text:id="IMark73240408"/><text:alphabetical-index-mark-end text:id="IMark73239352"/><text:alphabetical-index-mark-end text:id="IMark68330920"/><text:alphabetical-index-mark-end text:id="IMark71988872"/><text:alphabetical-index-mark-end text:id="IMark73226792"/><text:alphabetical-index-mark-end text:id="IMark73225272"/><text:alphabetical-index-mark-end text:id="IMark73222808"/><text:alphabetical-index-mark-end text:id="IMark73222392"/><text:alphabetical-index-mark-end text:id="IMark73219496"/>s<text:alphabetical-index-mark-end text:id="IMark68423416"/><text:alphabetical-index-mark-end text:id="IMark68422136"/><text:alphabetical-index-mark-end text:id="IMark68382264"/><text:alphabetical-index-mark-end text:id="IMark68380696"/><text:alphabetical-index-mark-end text:id="IMark68379416"/><text:alphabetical-index-mark-end text:id="IMark68370312"/><text:alphabetical-index-mark-end text:id="IMark68971704"/><text:alphabetical-index-mark-end text:id="IMark68362392"/><text:alphabetical-index-mark-end text:id="IMark47439048"/><text:alphabetical-index-mark-end text:id="IMark47458376"/><text:alphabetical-index-mark-end text:id="IMark68702808"/><text:alphabetical-index-mark-end text:id="IMark73179912"/><text:alphabetical-index-mark-start text:id="IMark73265304"/><text:alphabetical-index-mark-start text:id="IMark73266632"/><text:alphabetical-index-mark-start text:id="IMark73267960"/><text:alphabetical-index-mark-start text:id="IMark73269288"/><text:alphabetical-index-mark-start text:id="IMark73270616"/><text:alphabetical-index-mark-start text:id="IMark73271944"/><text:alphabetical-index-mark-start text:id="IMark73273272"/><text:alphabetical-index-mark-start text:id="IMark73274600"/><text:alphabetical-index-mark-start text:id="IMark73275928"/><text:alphabetical-index-mark-start text:id="IMark73277256"/><text:alphabetical-index-mark-start text:id="IMark73278584"/><text:alphabetical-index-mark-start text:id="IMark73279912"/>.txt<text:alphabetical-index-mark-end text:id="IMark73279912"/><text:alphabetical-index-mark-end text:id="IMark73278584"/><text:alphabetical-index-mark-end text:id="IMark73277256"/><text:alphabetical-index-mark-end text:id="IMark73275928"/><text:alphabetical-index-mark-end text:id="IMark73274600"/><text:alphabetical-index-mark-end text:id="IMark73273272"/><text:alphabetical-index-mark-end text:id="IMark73271944"/><text:alphabetical-index-mark-end text:id="IMark73270616"/><text:alphabetical-index-mark-end text:id="IMark73269288"/><text:alphabetical-index-mark-end text:id="IMark73267960"/><text:alphabetical-index-mark-end text:id="IMark73266632"/><text:alphabetical-index-mark-end text:id="IMark73265304"/>, thus:</text:p>
      <text:p text:style-name="P41"/>
      <text:p text:style-name="P41"/>
      <text:p text:style-name="P41"><text:span text:style-name="T11">2.3.2.1.</text:span> <text:alphabetical-index-mark-start text:id="IMark39899064"/><text:alphabetical-index-mark-start text:id="IMark39716568"/><text:alphabetical-index-mark-start text:id="IMark58788664"/><text:alphabetical-index-mark-start text:id="IMark62456568"/><text:alphabetical-index-mark-start text:id="IMark71309368"/><text:alphabetical-index-mark-start text:id="IMark58869096"/><text:alphabetical-index-mark-start text:id="IMark68531944"/><text:alphabetical-index-mark-start text:id="IMark71730728"/><text:alphabetical-index-mark-start text:id="IMark58923976"/><text:alphabetical-index-mark-start text:id="IMark66711048"/><text:alphabetical-index-mark-start text:id="IMark63277352"/><text:alphabetical-index-mark-start text:id="IMark64817112"/><text:alphabetical-index-mark-start text:id="IMark61167448"/><text:alphabetical-index-mark-start text:id="IMark63397000"/><text:alphabetical-index-mark-start text:id="IMark65481016"/><text:alphabetical-index-mark-start text:id="IMark71547032"/><text:alphabetical-index-mark-start text:id="IMark58903464"/><text:alphabetical-index-mark-start text:id="IMark61585448"/><text:alphabetical-index-mark-start text:id="IMark62567928"/><text:alphabetical-index-mark-start text:id="IMark64793944"/><text:alphabetical-index-mark-start text:id="IMark68971704"/><text:alphabetical-index-mark-start text:id="IMark68870552"/><text:alphabetical-index-mark-start text:id="IMark68872472"/><text:alphabetical-index-mark-start text:id="IMark68874392"/>sql<text:alphabetical-index-mark-end text:id="IMark68874392"/><text:alphabetical-index-mark-end text:id="IMark68872472"/><text:alphabetical-index-mark-end text:id="IMark68870552"/><text:alphabetical-index-mark-end text:id="IMark68971704"/><text:alphabetical-index-mark-end text:id="IMark64793944"/><text:alphabetical-index-mark-end text:id="IMark62567928"/><text:alphabetical-index-mark-end text:id="IMark61585448"/><text:alphabetical-index-mark-end text:id="IMark58903464"/><text:alphabetical-index-mark-end text:id="IMark71547032"/><text:alphabetical-index-mark-end text:id="IMark65481016"/><text:alphabetical-index-mark-end text:id="IMark63397000"/><text:alphabetical-index-mark-end text:id="IMark61167448"/><text:alphabetical-index-mark-end text:id="IMark64817112"/><text:alphabetical-index-mark-end text:id="IMark63277352"/><text:alphabetical-index-mark-end text:id="IMark66711048"/><text:alphabetical-index-mark-end text:id="IMark58923976"/><text:alphabetical-index-mark-end text:id="IMark71730728"/><text:alphabetical-index-mark-end text:id="IMark68531944"/><text:alphabetical-index-mark-end text:id="IMark58869096"/><text:alphabetical-index-mark-end text:id="IMark71309368"/><text:alphabetical-index-mark-end text:id="IMark62456568"/><text:alphabetical-index-mark-end text:id="IMark58788664"/><text:alphabetical-index-mark-end text:id="IMark39716568"/><text:alphabetical-index-mark-end text:id="IMark39899064"/>p_<text:alphabetical-index-mark-start text:id="IMark65471352"/><text:alphabetical-index-mark-start text:id="IMark71943208"/><text:alphabetical-index-mark-start text:id="IMark71642872"/><text:alphabetical-index-mark-start text:id="IMark58315704"/><text:alphabetical-index-mark-start text:id="IMark65261816"/><text:alphabetical-index-mark-start text:id="IMark65525048"/><text:alphabetical-index-mark-start text:id="IMark68047656"/><text:alphabetical-index-mark-start text:id="IMark71481880"/><text:alphabetical-index-mark-start text:id="IMark63406824"/><text:alphabetical-index-mark-start text:id="IMark64864744"/><text:alphabetical-index-mark-start text:id="IMark68450968"/><text:alphabetical-index-mark-start text:id="IMark61534232"/><text:alphabetical-index-mark-start text:id="IMark60519016"/><text:alphabetical-index-mark-start text:id="IMark63284456"/><text:alphabetical-index-mark-start text:id="IMark65384328"/><text:alphabetical-index-mark-start text:id="IMark62670056"/><text:alphabetical-index-mark-start text:id="IMark65124760"/><text:alphabetical-index-mark-start text:id="IMark58755384"/><text:alphabetical-index-mark-start text:id="IMark59222280"/><text:alphabetical-index-mark-start text:id="IMark39900024"/><text:alphabetical-index-mark-start text:id="IMark39901944"/><text:alphabetical-index-mark-start text:id="IMark58841672"/><text:alphabetical-index-mark-start text:id="IMark59215448"/><text:alphabetical-index-mark-start text:id="IMark67735592"/>result<text:alphabetical-index-mark-end text:id="IMark67735592"/><text:alphabetical-index-mark-end text:id="IMark59215448"/><text:alphabetical-index-mark-end text:id="IMark58841672"/><text:alphabetical-index-mark-end text:id="IMark39901944"/><text:alphabetical-index-mark-end text:id="IMark39900024"/><text:alphabetical-index-mark-end text:id="IMark59222280"/><text:alphabetical-index-mark-end text:id="IMark58755384"/><text:alphabetical-index-mark-end text:id="IMark65124760"/><text:alphabetical-index-mark-end text:id="IMark62670056"/><text:alphabetical-index-mark-end text:id="IMark65384328"/><text:alphabetical-index-mark-end text:id="IMark63284456"/><text:alphabetical-index-mark-end text:id="IMark60519016"/>s<text:alphabetical-index-mark-end text:id="IMark61534232"/><text:alphabetical-index-mark-end text:id="IMark68450968"/><text:alphabetical-index-mark-end text:id="IMark64864744"/><text:alphabetical-index-mark-end text:id="IMark63406824"/><text:alphabetical-index-mark-end text:id="IMark71481880"/><text:alphabetical-index-mark-end text:id="IMark68047656"/><text:alphabetical-index-mark-end text:id="IMark65525048"/><text:alphabetical-index-mark-end text:id="IMark65261816"/><text:alphabetical-index-mark-end text:id="IMark58315704"/><text:alphabetical-index-mark-end text:id="IMark71642872"/><text:alphabetical-index-mark-end text:id="IMark71943208"/><text:alphabetical-index-mark-end text:id="IMark65471352"/><text:alphabetical-index-mark-start text:id="IMark54886072"/><text:alphabetical-index-mark-start text:id="IMark63608104"/><text:alphabetical-index-mark-start text:id="IMark61586584"/><text:alphabetical-index-mark-start text:id="IMark67728776"/><text:alphabetical-index-mark-start text:id="IMark71241976"/><text:alphabetical-index-mark-start text:id="IMark65653416"/><text:alphabetical-index-mark-start text:id="IMark67142280"/><text:alphabetical-index-mark-start text:id="IMark64224280"/><text:alphabetical-index-mark-start text:id="IMark68133240"/><text:alphabetical-index-mark-start text:id="IMark60270856"/><text:alphabetical-index-mark-start text:id="IMark61249560"/><text:alphabetical-index-mark-start text:id="IMark63076088"/>.txt<text:alphabetical-index-mark-end text:id="IMark63076088"/><text:alphabetical-index-mark-end text:id="IMark61249560"/><text:alphabetical-index-mark-end text:id="IMark60270856"/><text:alphabetical-index-mark-end text:id="IMark68133240"/><text:alphabetical-index-mark-end text:id="IMark64224280"/><text:alphabetical-index-mark-end text:id="IMark67142280"/><text:alphabetical-index-mark-end text:id="IMark65653416"/><text:alphabetical-index-mark-end text:id="IMark71241976"/><text:alphabetical-index-mark-end text:id="IMark67728776"/><text:alphabetical-index-mark-end text:id="IMark61586584"/><text:alphabetical-index-mark-end text:id="IMark63608104"/><text:alphabetical-index-mark-end text:id="IMark54886072"/> with one <text:alphabetical-index-mark-start text:id="IMark68168424"/><text:alphabetical-index-mark-start text:id="IMark67740040"/><text:alphabetical-index-mark-start text:id="IMark54079880"/><text:alphabetical-index-mark-start text:id="IMark62794904"/><text:alphabetical-index-mark-start text:id="IMark71296984"/><text:alphabetical-index-mark-start text:id="IMark63713384"/><text:alphabetical-index-mark-start text:id="IMark66343928"/><text:alphabetical-index-mark-start text:id="IMark66088008"/><text:alphabetical-index-mark-start text:id="IMark64796248"/><text:alphabetical-index-mark-start text:id="IMark68858696"/><text:alphabetical-index-mark-start text:id="IMark71547992"/><text:alphabetical-index-mark-start text:id="IMark71731960"/>listing<text:alphabetical-index-mark-end text:id="IMark71731960"/><text:alphabetical-index-mark-end text:id="IMark71547992"/><text:alphabetical-index-mark-end text:id="IMark68858696"/><text:alphabetical-index-mark-end text:id="IMark64796248"/><text:alphabetical-index-mark-end text:id="IMark66088008"/><text:alphabetical-index-mark-end text:id="IMark66343928"/><text:alphabetical-index-mark-end text:id="IMark63713384"/><text:alphabetical-index-mark-end text:id="IMark71296984"/><text:alphabetical-index-mark-end text:id="IMark62794904"/><text:alphabetical-index-mark-end text:id="IMark54079880"/><text:alphabetical-index-mark-end text:id="IMark67740040"/><text:alphabetical-index-mark-end text:id="IMark68168424"/></text:p>
      <text:p text:style-name="P41"/>
      <text:p text:style-name="P27"><text:span text:style-name="T23">./</text:span><text:alphabetical-index-mark-start text:id="IMark64904072"/><text:alphabetical-index-mark-start text:id="IMark63998040"/><text:alphabetical-index-mark-start text:id="IMark71546072"/><text:alphabetical-index-mark-start text:id="IMark39840120"/><text:alphabetical-index-mark-start text:id="IMark67525624"/><text:alphabetical-index-mark-start text:id="IMark38764792"/><text:alphabetical-index-mark-start text:id="IMark64792984"/><text:alphabetical-index-mark-start text:id="IMark66246344"/><text:alphabetical-index-mark-start text:id="IMark38763832"/><text:alphabetical-index-mark-start text:id="IMark64586424"/><text:alphabetical-index-mark-start text:id="IMark71898472"/><text:alphabetical-index-mark-start text:id="IMark71581208"/><text:alphabetical-index-mark-start text:id="IMark71679560"/><text:alphabetical-index-mark-start text:id="IMark60896136"/><text:alphabetical-index-mark-start text:id="IMark54226520"/><text:alphabetical-index-mark-start text:id="IMark38765752"/><text:alphabetical-index-mark-start text:id="IMark62056728"/><text:alphabetical-index-mark-start text:id="IMark65614552"/><text:alphabetical-index-mark-start text:id="IMark54033032"/><text:alphabetical-index-mark-start text:id="IMark67385768"/><text:alphabetical-index-mark-start text:id="IMark64584504"/><text:alphabetical-index-mark-start text:id="IMark71897512"/><text:alphabetical-index-mark-start text:id="IMark67669080"/><text:alphabetical-index-mark-start text:id="IMark65376904"/><text:span text:style-name="T27">sql</text:span><text:alphabetical-index-mark-end text:id="IMark65376904"/><text:alphabetical-index-mark-end text:id="IMark67669080"/><text:alphabetical-index-mark-end text:id="IMark71897512"/><text:alphabetical-index-mark-end text:id="IMark64584504"/><text:alphabetical-index-mark-end text:id="IMark67385768"/><text:alphabetical-index-mark-end text:id="IMark54033032"/><text:alphabetical-index-mark-end text:id="IMark65614552"/><text:alphabetical-index-mark-end text:id="IMark62056728"/><text:alphabetical-index-mark-end text:id="IMark38765752"/><text:alphabetical-index-mark-end text:id="IMark54226520"/><text:alphabetical-index-mark-end text:id="IMark60896136"/><text:alphabetical-index-mark-end text:id="IMark71679560"/><text:alphabetical-index-mark-end text:id="IMark71581208"/><text:alphabetical-index-mark-end text:id="IMark71898472"/><text:alphabetical-index-mark-end text:id="IMark64586424"/><text:alphabetical-index-mark-end text:id="IMark38763832"/><text:alphabetical-index-mark-end text:id="IMark66246344"/><text:alphabetical-index-mark-end text:id="IMark64792984"/><text:alphabetical-index-mark-end text:id="IMark38764792"/><text:alphabetical-index-mark-end text:id="IMark67525624"/><text:alphabetical-index-mark-end text:id="IMark39840120"/><text:alphabetical-index-mark-end text:id="IMark71546072"/><text:alphabetical-index-mark-end text:id="IMark63998040"/><text:alphabetical-index-mark-end text:id="IMark64904072"/><text:span text:style-name="T31">p</text:span><text:span text:style-name="T27"> </text:span><text:alphabetical-index-mark-start text:id="IMark65378232"/><text:alphabetical-index-mark-start text:id="IMark60514504"/><text:alphabetical-index-mark-start text:id="IMark68130360"/><text:alphabetical-index-mark-start text:id="IMark58840712"/><text:alphabetical-index-mark-start text:id="IMark68163368"/><text:alphabetical-index-mark-start text:id="IMark65883000"/><text:alphabetical-index-mark-start text:id="IMark54574696"/><text:alphabetical-index-mark-start text:id="IMark62340840"/><text:alphabetical-index-mark-start text:id="IMark64384536"/><text:alphabetical-index-mark-start text:id="IMark62915224"/><text:alphabetical-index-mark-start text:id="IMark60712632"/><text:alphabetical-index-mark-start text:id="IMark67383848"/><text:span text:style-name="T27">your_</text:span><text:alphabetical-index-mark-start text:id="IMark71899432"/><text:alphabetical-index-mark-start text:id="IMark71243896"/><text:alphabetical-index-mark-start text:id="IMark71271272"/><text:alphabetical-index-mark-start text:id="IMark59159384"/><text:alphabetical-index-mark-start text:id="IMark62860904"/><text:alphabetical-index-mark-start text:id="IMark69042024"/><text:alphabetical-index-mark-start text:id="IMark64587384"/><text:alphabetical-index-mark-start text:id="IMark69039560"/><text:alphabetical-index-mark-start text:id="IMark69040792"/><text:alphabetical-index-mark-start text:id="IMark65122104"/><text:alphabetical-index-mark-start text:id="IMark62204072"/><text:alphabetical-index-mark-start text:id="IMark62232936"/><text:span text:style-name="T27">database</text:span><text:alphabetical-index-mark-end text:id="IMark62232936"/><text:alphabetical-index-mark-end text:id="IMark62204072"/><text:alphabetical-index-mark-end text:id="IMark65122104"/><text:alphabetical-index-mark-end text:id="IMark69040792"/><text:alphabetical-index-mark-end text:id="IMark69039560"/><text:alphabetical-index-mark-end text:id="IMark64587384"/><text:alphabetical-index-mark-end text:id="IMark69042024"/><text:alphabetical-index-mark-end text:id="IMark62860904"/><text:alphabetical-index-mark-end text:id="IMark59159384"/><text:alphabetical-index-mark-end text:id="IMark71271272"/><text:alphabetical-index-mark-end text:id="IMark71243896"/><text:alphabetical-index-mark-end text:id="IMark71899432"/><text:alphabetical-index-mark-end text:id="IMark67383848"/><text:alphabetical-index-mark-end text:id="IMark60712632"/><text:alphabetical-index-mark-end text:id="IMark62915224"/><text:alphabetical-index-mark-end text:id="IMark64384536"/><text:alphabetical-index-mark-end text:id="IMark62340840"/><text:alphabetical-index-mark-end text:id="IMark54574696"/><text:alphabetical-index-mark-end text:id="IMark65883000"/><text:alphabetical-index-mark-end text:id="IMark68163368"/><text:alphabetical-index-mark-end text:id="IMark58840712"/><text:alphabetical-index-mark-end text:id="IMark68130360"/><text:alphabetical-index-mark-end text:id="IMark60514504"/><text:alphabetical-index-mark-end text:id="IMark65378232"/><text:alphabetical-index-mark-start text:id="IMark62570392"/><text:alphabetical-index-mark-start text:id="IMark62569160"/><text:alphabetical-index-mark-start text:id="IMark65821992"/><text:alphabetical-index-mark-start text:id="IMark66841768"/><text:alphabetical-index-mark-start text:id="IMark64706680"/><text:span text:style-name="T27">.</text:span><text:span text:style-name="T31">db</text:span><text:alphabetical-index-mark-end text:id="IMark64706680"/><text:alphabetical-index-mark-end text:id="IMark66841768"/><text:alphabetical-index-mark-end text:id="IMark65821992"/><text:alphabetical-index-mark-end text:id="IMark62569160"/><text:alphabetical-index-mark-end text:id="IMark62570392"/><text:span text:style-name="T27"> </text:span><text:span text:style-name="T23">“</text:span><text:alphabetical-index-mark-start text:id="IMark66191256"/><text:alphabetical-index-mark-start text:id="IMark63599000"/><text:alphabetical-index-mark-start text:id="IMark71744232"/><text:alphabetical-index-mark-start text:id="IMark39900984"/><text:alphabetical-index-mark-start text:id="IMark60713016"/><text:alphabetical-index-mark-start text:id="IMark64795864"/><text:alphabetical-index-mark-start text:id="IMark53984840"/><text:alphabetical-index-mark-start text:id="IMark58314088"/><text:alphabetical-index-mark-start text:id="IMark33279960"/><text:alphabetical-index-mark-start text:id="IMark62054472"/><text:alphabetical-index-mark-start text:id="IMark64794904"/><text:alphabetical-index-mark-start text:id="IMark68132280"/><text:span text:style-name="T23">SELECT</text:span><text:alphabetical-index-mark-end text:id="IMark68132280"/><text:alphabetical-index-mark-end text:id="IMark64794904"/><text:alphabetical-index-mark-end text:id="IMark62054472"/><text:alphabetical-index-mark-end text:id="IMark33279960"/><text:alphabetical-index-mark-end text:id="IMark58314088"/><text:alphabetical-index-mark-end text:id="IMark53984840"/><text:alphabetical-index-mark-end text:id="IMark64795864"/><text:alphabetical-index-mark-end text:id="IMark60713016"/><text:alphabetical-index-mark-end text:id="IMark39900984"/><text:alphabetical-index-mark-end text:id="IMark71744232"/><text:alphabetical-index-mark-end text:id="IMark63599000"/><text:alphabetical-index-mark-end text:id="IMark66191256"/><text:span text:style-name="T23"> * FROM </text:span><text:alphabetical-index-mark-start text:id="IMark67524664"/><text:alphabetical-index-mark-start text:id="IMark68432136"/><text:alphabetical-index-mark-start text:id="IMark64585464"/><text:alphabetical-index-mark-start text:id="IMark64675064"/><text:alphabetical-index-mark-start text:id="IMark62469560"/><text:alphabetical-index-mark-start text:id="IMark61138520"/><text:alphabetical-index-mark-start text:id="IMark67712568"/><text:alphabetical-index-mark-start text:id="IMark38766712"/><text:alphabetical-index-mark-start text:id="IMark59247224"/><text:alphabetical-index-mark-start text:id="IMark68869592"/><text:alphabetical-index-mark-start text:id="IMark68873432"/><text:alphabetical-index-mark-start text:id="IMark68628232"/><text:span text:style-name="T23">your_</text:span><text:alphabetical-index-mark-start text:id="IMark54539016"/><text:alphabetical-index-mark-start text:id="IMark68992184"/><text:alphabetical-index-mark-start text:id="IMark71593896"/><text:alphabetical-index-mark-start text:id="IMark67740040"/><text:alphabetical-index-mark-start text:id="IMark68168424"/><text:alphabetical-index-mark-start text:id="IMark54079880"/><text:alphabetical-index-mark-start text:id="IMark62794904"/><text:alphabetical-index-mark-start text:id="IMark71296984"/><text:alphabetical-index-mark-start text:id="IMark63713384"/><text:alphabetical-index-mark-start text:id="IMark66343928"/><text:alphabetical-index-mark-start text:id="IMark66088008"/><text:alphabetical-index-mark-start text:id="IMark64796248"/><text:span text:style-name="T23">table</text:span><text:alphabetical-index-mark-end text:id="IMark64796248"/><text:alphabetical-index-mark-end text:id="IMark66088008"/><text:alphabetical-index-mark-end text:id="IMark66343928"/><text:alphabetical-index-mark-end text:id="IMark63713384"/><text:alphabetical-index-mark-end text:id="IMark71296984"/><text:alphabetical-index-mark-end text:id="IMark62794904"/><text:alphabetical-index-mark-end text:id="IMark54079880"/><text:alphabetical-index-mark-end text:id="IMark68168424"/><text:alphabetical-index-mark-end text:id="IMark67740040"/><text:alphabetical-index-mark-end text:id="IMark71593896"/><text:alphabetical-index-mark-end text:id="IMark68992184"/><text:alphabetical-index-mark-end text:id="IMark54539016"/><text:alphabetical-index-mark-end text:id="IMark68628232"/><text:alphabetical-index-mark-end text:id="IMark68873432"/><text:alphabetical-index-mark-end text:id="IMark68869592"/><text:alphabetical-index-mark-end text:id="IMark59247224"/><text:alphabetical-index-mark-end text:id="IMark38766712"/><text:alphabetical-index-mark-end text:id="IMark67712568"/><text:alphabetical-index-mark-end text:id="IMark61138520"/><text:alphabetical-index-mark-end text:id="IMark62469560"/><text:alphabetical-index-mark-end text:id="IMark64675064"/><text:alphabetical-index-mark-end text:id="IMark64585464"/><text:alphabetical-index-mark-end text:id="IMark68432136"/><text:alphabetical-index-mark-end text:id="IMark67524664"/><text:span text:style-name="T23">_1;”</text:span></text:p>
      <text:p text:style-name="P73"/>
      <text:p text:style-name="P86">for <text:alphabetical-index-mark-start text:id="IMark65261816"/><text:alphabetical-index-mark-start text:id="IMark65525048"/><text:alphabetical-index-mark-start text:id="IMark68047656"/><text:alphabetical-index-mark-start text:id="IMark71481880"/><text:alphabetical-index-mark-start text:id="IMark63406824"/><text:alphabetical-index-mark-start text:id="IMark64864744"/><text:alphabetical-index-mark-start text:id="IMark68450968"/><text:alphabetical-index-mark-start text:id="IMark61534232"/><text:alphabetical-index-mark-start text:id="IMark60519016"/><text:alphabetical-index-mark-start text:id="IMark63284456"/>SQL<text:alphabetical-index-mark-end text:id="IMark63284456"/><text:alphabetical-index-mark-end text:id="IMark60519016"/><text:alphabetical-index-mark-end text:id="IMark61534232"/><text:alphabetical-index-mark-end text:id="IMark68450968"/><text:alphabetical-index-mark-end text:id="IMark64864744"/><text:alphabetical-index-mark-end text:id="IMark63406824"/><text:alphabetical-index-mark-end text:id="IMark71481880"/><text:alphabetical-index-mark-end text:id="IMark68047656"/><text:alphabetical-index-mark-end text:id="IMark65525048"/><text:alphabetical-index-mark-end text:id="IMark65261816"/> <text:alphabetical-index-mark-start text:id="IMark65384328"/><text:alphabetical-index-mark-start text:id="IMark62670056"/><text:alphabetical-index-mark-start text:id="IMark65124760"/><text:alphabetical-index-mark-start text:id="IMark58755384"/><text:alphabetical-index-mark-start text:id="IMark59222280"/>queries<text:alphabetical-index-mark-end text:id="IMark59222280"/><text:alphabetical-index-mark-end text:id="IMark58755384"/><text:alphabetical-index-mark-end text:id="IMark65124760"/><text:alphabetical-index-mark-end text:id="IMark62670056"/><text:alphabetical-index-mark-end text:id="IMark65384328"/>, or</text:p>
      <text:p text:style-name="P79"/>
      <text:p text:style-name="P79">./<text:alphabetical-index-mark-start text:id="IMark59215448"/><text:alphabetical-index-mark-start text:id="IMark67735592"/><text:alphabetical-index-mark-start text:id="IMark39899064"/><text:alphabetical-index-mark-start text:id="IMark39716568"/><text:alphabetical-index-mark-start text:id="IMark58788664"/><text:alphabetical-index-mark-start text:id="IMark62456568"/><text:alphabetical-index-mark-start text:id="IMark71309368"/><text:alphabetical-index-mark-start text:id="IMark58869096"/><text:alphabetical-index-mark-start text:id="IMark68531944"/><text:alphabetical-index-mark-start text:id="IMark71730728"/>sql<text:alphabetical-index-mark-end text:id="IMark71730728"/><text:alphabetical-index-mark-end text:id="IMark68531944"/><text:alphabetical-index-mark-end text:id="IMark58869096"/><text:alphabetical-index-mark-end text:id="IMark71309368"/><text:alphabetical-index-mark-end text:id="IMark62456568"/><text:alphabetical-index-mark-end text:id="IMark58788664"/><text:alphabetical-index-mark-end text:id="IMark39716568"/><text:alphabetical-index-mark-end text:id="IMark39899064"/><text:alphabetical-index-mark-end text:id="IMark67735592"/><text:alphabetical-index-mark-end text:id="IMark59215448"/>p <text:alphabetical-index-mark-start text:id="IMark58923976"/><text:alphabetical-index-mark-start text:id="IMark66711048"/><text:alphabetical-index-mark-start text:id="IMark63277352"/><text:alphabetical-index-mark-start text:id="IMark64817112"/><text:alphabetical-index-mark-start text:id="IMark61167448"/>your_<text:alphabetical-index-mark-start text:id="IMark63397000"/><text:alphabetical-index-mark-start text:id="IMark65481016"/><text:alphabetical-index-mark-start text:id="IMark71547032"/><text:alphabetical-index-mark-start text:id="IMark58903464"/><text:alphabetical-index-mark-start text:id="IMark61585448"/>database<text:alphabetical-index-mark-end text:id="IMark61585448"/><text:alphabetical-index-mark-end text:id="IMark58903464"/><text:alphabetical-index-mark-end text:id="IMark71547032"/><text:alphabetical-index-mark-end text:id="IMark65481016"/><text:alphabetical-index-mark-end text:id="IMark63397000"/><text:alphabetical-index-mark-end text:id="IMark61167448"/><text:alphabetical-index-mark-end text:id="IMark64817112"/><text:alphabetical-index-mark-end text:id="IMark63277352"/><text:alphabetical-index-mark-end text:id="IMark66711048"/><text:alphabetical-index-mark-end text:id="IMark58923976"/><text:alphabetical-index-mark-start text:id="IMark62567928"/><text:alphabetical-index-mark-start text:id="IMark64793944"/><text:alphabetical-index-mark-start text:id="IMark68971704"/><text:alphabetical-index-mark-start text:id="IMark68870552"/><text:alphabetical-index-mark-start text:id="IMark68872472"/>.h5<text:alphabetical-index-mark-end text:id="IMark68872472"/><text:alphabetical-index-mark-end text:id="IMark68870552"/><text:alphabetical-index-mark-end text:id="IMark68971704"/><text:alphabetical-index-mark-end text:id="IMark64793944"/><text:alphabetical-index-mark-end text:id="IMark62567928"/> “<text:alphabetical-index-mark-start text:id="IMark68874392"/><text:alphabetical-index-mark-start text:id="IMark61472360"/><text:alphabetical-index-mark-start text:id="IMark65058072"/><text:alphabetical-index-mark-start text:id="IMark71613720"/><text:alphabetical-index-mark-start text:id="IMark58827352"/>SELECT<text:alphabetical-index-mark-end text:id="IMark58827352"/><text:alphabetical-index-mark-end text:id="IMark71613720"/><text:alphabetical-index-mark-end text:id="IMark65058072"/><text:alphabetical-index-mark-end text:id="IMark61472360"/><text:alphabetical-index-mark-end text:id="IMark68874392"/> FROM your_<text:alphabetical-index-mark-start text:id="IMark65264696"/><text:alphabetical-index-mark-start text:id="IMark65260856"/><text:alphabetical-index-mark-start text:id="IMark68868632"/><text:alphabetical-index-mark-start text:id="IMark68875352"/><text:alphabetical-index-mark-start text:id="IMark68858696"/>dataset<text:alphabetical-index-mark-end text:id="IMark68858696"/><text:alphabetical-index-mark-end text:id="IMark68875352"/><text:alphabetical-index-mark-end text:id="IMark68868632"/><text:alphabetical-index-mark-end text:id="IMark65260856"/><text:alphabetical-index-mark-end text:id="IMark65264696"/>_1”</text:p>
      <text:p text:style-name="P79"/>
      <text:p text:style-name="P86">for <text:alphabetical-index-mark-start text:id="IMark71546072"/><text:alphabetical-index-mark-start text:id="IMark39840120"/><text:alphabetical-index-mark-start text:id="IMark67525624"/><text:alphabetical-index-mark-start text:id="IMark38764792"/><text:alphabetical-index-mark-start text:id="IMark64792984"/>HDFql<text:alphabetical-index-mark-end text:id="IMark64792984"/><text:alphabetical-index-mark-end text:id="IMark38764792"/><text:alphabetical-index-mark-end text:id="IMark67525624"/><text:alphabetical-index-mark-end text:id="IMark39840120"/><text:alphabetical-index-mark-end text:id="IMark71546072"/> <text:alphabetical-index-mark-start text:id="IMark66246344"/><text:alphabetical-index-mark-start text:id="IMark38763832"/><text:alphabetical-index-mark-start text:id="IMark64586424"/><text:alphabetical-index-mark-start text:id="IMark71898472"/><text:alphabetical-index-mark-start text:id="IMark71581208"/>queries<text:alphabetical-index-mark-end text:id="IMark71581208"/><text:alphabetical-index-mark-end text:id="IMark71898472"/><text:alphabetical-index-mark-end text:id="IMark64586424"/><text:alphabetical-index-mark-end text:id="IMark38763832"/><text:alphabetical-index-mark-end text:id="IMark66246344"/>.</text:p>
      <text:p text:style-name="P73"/>
      <text:p text:style-name="P82">will <text:alphabetical-index-mark-start text:id="IMark38765752"/><text:alphabetical-index-mark-start text:id="IMark62056728"/><text:alphabetical-index-mark-start text:id="IMark65614552"/><text:alphabetical-index-mark-start text:id="IMark54033032"/><text:alphabetical-index-mark-start text:id="IMark67385768"/><text:alphabetical-index-mark-start text:id="IMark64584504"/><text:alphabetical-index-mark-start text:id="IMark71897512"/><text:alphabetical-index-mark-start text:id="IMark67669080"/><text:alphabetical-index-mark-start text:id="IMark65376904"/><text:alphabetical-index-mark-start text:id="IMark71731960"/><text:alphabetical-index-mark-start text:id="IMark54886072"/><text:alphabetical-index-mark-start text:id="IMark63608104"/>overwrite<text:alphabetical-index-mark-end text:id="IMark63608104"/><text:alphabetical-index-mark-end text:id="IMark54886072"/><text:alphabetical-index-mark-end text:id="IMark71731960"/><text:alphabetical-index-mark-end text:id="IMark65376904"/><text:alphabetical-index-mark-end text:id="IMark67669080"/><text:alphabetical-index-mark-end text:id="IMark71897512"/><text:alphabetical-index-mark-end text:id="IMark64584504"/><text:alphabetical-index-mark-end text:id="IMark67385768"/><text:alphabetical-index-mark-end text:id="IMark54033032"/><text:alphabetical-index-mark-end text:id="IMark65614552"/><text:alphabetical-index-mark-end text:id="IMark62056728"/><text:alphabetical-index-mark-end text:id="IMark38765752"/> any existing <text:alphabetical-index-mark-start text:id="IMark61586584"/><text:alphabetical-index-mark-start text:id="IMark65378232"/><text:alphabetical-index-mark-start text:id="IMark60514504"/><text:alphabetical-index-mark-start text:id="IMark68130360"/><text:alphabetical-index-mark-start text:id="IMark58840712"/><text:alphabetical-index-mark-start text:id="IMark68163368"/><text:alphabetical-index-mark-start text:id="IMark65883000"/><text:alphabetical-index-mark-start text:id="IMark54574696"/><text:alphabetical-index-mark-start text:id="IMark62340840"/><text:alphabetical-index-mark-start text:id="IMark64384536"/><text:alphabetical-index-mark-start text:id="IMark62915224"/><text:alphabetical-index-mark-start text:id="IMark60712632"/>instance<text:alphabetical-index-mark-end text:id="IMark60712632"/><text:alphabetical-index-mark-end text:id="IMark62915224"/><text:alphabetical-index-mark-end text:id="IMark64384536"/><text:alphabetical-index-mark-end text:id="IMark62340840"/><text:alphabetical-index-mark-end text:id="IMark54574696"/><text:alphabetical-index-mark-end text:id="IMark65883000"/><text:alphabetical-index-mark-end text:id="IMark68163368"/><text:alphabetical-index-mark-end text:id="IMark58840712"/><text:alphabetical-index-mark-end text:id="IMark68130360"/><text:alphabetical-index-mark-end text:id="IMark60514504"/><text:alphabetical-index-mark-end text:id="IMark65378232"/><text:alphabetical-index-mark-end text:id="IMark61586584"/> of <text:alphabetical-index-mark-start text:id="IMark67383848"/><text:alphabetical-index-mark-start text:id="IMark71899432"/><text:alphabetical-index-mark-start text:id="IMark71243896"/><text:alphabetical-index-mark-start text:id="IMark71271272"/><text:alphabetical-index-mark-start text:id="IMark59159384"/><text:alphabetical-index-mark-start text:id="IMark62860904"/><text:alphabetical-index-mark-start text:id="IMark69042024"/><text:alphabetical-index-mark-start text:id="IMark64587384"/><text:alphabetical-index-mark-start text:id="IMark69039560"/><text:alphabetical-index-mark-start text:id="IMark69040792"/><text:alphabetical-index-mark-start text:id="IMark65122104"/><text:alphabetical-index-mark-start text:id="IMark62204072"/><text:alphabetical-index-mark-start text:id="IMark62232936"/><text:alphabetical-index-mark-start text:id="IMark67728776"/><text:alphabetical-index-mark-start text:id="IMark71241976"/><text:alphabetical-index-mark-start text:id="IMark62570392"/><text:alphabetical-index-mark-start text:id="IMark62569160"/><text:alphabetical-index-mark-start text:id="IMark65821992"/><text:alphabetical-index-mark-start text:id="IMark66841768"/><text:alphabetical-index-mark-start text:id="IMark64706680"/><text:alphabetical-index-mark-start text:id="IMark65653416"/><text:alphabetical-index-mark-start text:id="IMark67142280"/><text:alphabetical-index-mark-start text:id="IMark64224280"/><text:alphabetical-index-mark-start text:id="IMark66191256"/>sql<text:alphabetical-index-mark-end text:id="IMark66191256"/><text:alphabetical-index-mark-end text:id="IMark64224280"/><text:alphabetical-index-mark-end text:id="IMark67142280"/><text:alphabetical-index-mark-end text:id="IMark65653416"/><text:alphabetical-index-mark-end text:id="IMark64706680"/><text:alphabetical-index-mark-end text:id="IMark66841768"/><text:alphabetical-index-mark-end text:id="IMark65821992"/><text:alphabetical-index-mark-end text:id="IMark62569160"/><text:alphabetical-index-mark-end text:id="IMark62570392"/><text:alphabetical-index-mark-end text:id="IMark71241976"/><text:alphabetical-index-mark-end text:id="IMark67728776"/><text:alphabetical-index-mark-end text:id="IMark62232936"/><text:alphabetical-index-mark-end text:id="IMark62204072"/><text:alphabetical-index-mark-end text:id="IMark65122104"/><text:alphabetical-index-mark-end text:id="IMark69040792"/><text:alphabetical-index-mark-end text:id="IMark69039560"/><text:alphabetical-index-mark-end text:id="IMark64587384"/><text:alphabetical-index-mark-end text:id="IMark69042024"/><text:alphabetical-index-mark-end text:id="IMark62860904"/><text:alphabetical-index-mark-end text:id="IMark59159384"/><text:alphabetical-index-mark-end text:id="IMark71271272"/><text:alphabetical-index-mark-end text:id="IMark71243896"/><text:alphabetical-index-mark-end text:id="IMark71899432"/><text:alphabetical-index-mark-end text:id="IMark67383848"/>p_<text:alphabetical-index-mark-start text:id="IMark63599000"/><text:alphabetical-index-mark-start text:id="IMark71744232"/><text:alphabetical-index-mark-start text:id="IMark39900984"/><text:alphabetical-index-mark-start text:id="IMark60713016"/><text:alphabetical-index-mark-start text:id="IMark64795864"/><text:alphabetical-index-mark-start text:id="IMark53984840"/><text:alphabetical-index-mark-start text:id="IMark58314088"/><text:alphabetical-index-mark-start text:id="IMark33279960"/><text:alphabetical-index-mark-start text:id="IMark62054472"/><text:alphabetical-index-mark-start text:id="IMark64794904"/><text:alphabetical-index-mark-start text:id="IMark68132280"/><text:alphabetical-index-mark-start text:id="IMark68133240"/><text:alphabetical-index-mark-start text:id="IMark60270856"/><text:alphabetical-index-mark-start text:id="IMark61249560"/><text:alphabetical-index-mark-start text:id="IMark71981096"/><text:alphabetical-index-mark-start text:id="IMark67524664"/><text:alphabetical-index-mark-start text:id="IMark68432136"/><text:alphabetical-index-mark-start text:id="IMark64585464"/><text:alphabetical-index-mark-start text:id="IMark64675064"/><text:alphabetical-index-mark-start text:id="IMark62469560"/><text:alphabetical-index-mark-start text:id="IMark61138520"/><text:alphabetical-index-mark-start text:id="IMark67712568"/><text:alphabetical-index-mark-start text:id="IMark38766712"/><text:alphabetical-index-mark-start text:id="IMark59247224"/>result<text:alphabetical-index-mark-end text:id="IMark59247224"/><text:alphabetical-index-mark-end text:id="IMark38766712"/><text:alphabetical-index-mark-end text:id="IMark67712568"/><text:alphabetical-index-mark-end text:id="IMark61138520"/><text:alphabetical-index-mark-end text:id="IMark62469560"/><text:alphabetical-index-mark-end text:id="IMark64675064"/><text:alphabetical-index-mark-end text:id="IMark64585464"/><text:alphabetical-index-mark-end text:id="IMark68432136"/><text:alphabetical-index-mark-end text:id="IMark67524664"/><text:alphabetical-index-mark-end text:id="IMark71981096"/><text:alphabetical-index-mark-end text:id="IMark61249560"/><text:alphabetical-index-mark-end text:id="IMark60270856"/>s<text:alphabetical-index-mark-end text:id="IMark68133240"/><text:alphabetical-index-mark-end text:id="IMark68132280"/><text:alphabetical-index-mark-end text:id="IMark64794904"/><text:alphabetical-index-mark-end text:id="IMark62054472"/><text:alphabetical-index-mark-end text:id="IMark33279960"/><text:alphabetical-index-mark-end text:id="IMark58314088"/><text:alphabetical-index-mark-end text:id="IMark53984840"/><text:alphabetical-index-mark-end text:id="IMark64795864"/><text:alphabetical-index-mark-end text:id="IMark60713016"/><text:alphabetical-index-mark-end text:id="IMark39900984"/><text:alphabetical-index-mark-end text:id="IMark71744232"/><text:alphabetical-index-mark-end text:id="IMark63599000"/><text:alphabetical-index-mark-start text:id="IMark68869592"/><text:alphabetical-index-mark-start text:id="IMark68873432"/><text:alphabetical-index-mark-start text:id="IMark68628232"/><text:alphabetical-index-mark-start text:id="IMark54539016"/><text:alphabetical-index-mark-start text:id="IMark68992184"/><text:alphabetical-index-mark-start text:id="IMark71593896"/><text:alphabetical-index-mark-start text:id="IMark67740040"/><text:alphabetical-index-mark-start text:id="IMark68168424"/><text:alphabetical-index-mark-start text:id="IMark54079880"/><text:alphabetical-index-mark-start text:id="IMark62794904"/><text:alphabetical-index-mark-start text:id="IMark71296984"/><text:alphabetical-index-mark-start text:id="IMark63713384"/>.txt<text:alphabetical-index-mark-end text:id="IMark63713384"/><text:alphabetical-index-mark-end text:id="IMark71296984"/><text:alphabetical-index-mark-end text:id="IMark62794904"/><text:alphabetical-index-mark-end text:id="IMark54079880"/><text:alphabetical-index-mark-end text:id="IMark68168424"/><text:alphabetical-index-mark-end text:id="IMark67740040"/><text:alphabetical-index-mark-end text:id="IMark71593896"/><text:alphabetical-index-mark-end text:id="IMark68992184"/><text:alphabetical-index-mark-end text:id="IMark54539016"/><text:alphabetical-index-mark-end text:id="IMark68628232"/><text:alphabetical-index-mark-end text:id="IMark68873432"/><text:alphabetical-index-mark-end text:id="IMark68869592"/> in the working <text:alphabetical-index-mark-start text:id="IMark66343928"/><text:alphabetical-index-mark-start text:id="IMark66088008"/><text:alphabetical-index-mark-start text:id="IMark64796248"/><text:alphabetical-index-mark-start text:id="IMark63076088"/><text:alphabetical-index-mark-start text:id="IMark71943208"/><text:alphabetical-index-mark-start text:id="IMark65471352"/><text:alphabetical-index-mark-start text:id="IMark58315704"/><text:alphabetical-index-mark-start text:id="IMark71642872"/><text:alphabetical-index-mark-start text:id="IMark58842632"/><text:alphabetical-index-mark-start text:id="IMark65262776"/><text:alphabetical-index-mark-start text:id="IMark68871512"/><text:alphabetical-index-mark-start text:id="IMark62670056"/>folder<text:alphabetical-index-mark-end text:id="IMark62670056"/><text:alphabetical-index-mark-end text:id="IMark68871512"/><text:alphabetical-index-mark-end text:id="IMark65262776"/><text:alphabetical-index-mark-end text:id="IMark58842632"/><text:alphabetical-index-mark-end text:id="IMark71642872"/><text:alphabetical-index-mark-end text:id="IMark58315704"/><text:alphabetical-index-mark-end text:id="IMark65471352"/><text:alphabetical-index-mark-end text:id="IMark71943208"/><text:alphabetical-index-mark-end text:id="IMark63076088"/><text:alphabetical-index-mark-end text:id="IMark64796248"/><text:alphabetical-index-mark-end text:id="IMark66088008"/><text:alphabetical-index-mark-end text:id="IMark66343928"/> and fill it with the contents of the <text:alphabetical-index-mark-start text:id="IMark65384328"/><text:alphabetical-index-mark-start text:id="IMark65124760"/><text:alphabetical-index-mark-start text:id="IMark58755384"/><text:alphabetical-index-mark-start text:id="IMark59222280"/><text:alphabetical-index-mark-start text:id="IMark65261816"/><text:alphabetical-index-mark-start text:id="IMark65525048"/><text:alphabetical-index-mark-start text:id="IMark68047656"/><text:alphabetical-index-mark-start text:id="IMark71481880"/><text:alphabetical-index-mark-start text:id="IMark63406824"/><text:alphabetical-index-mark-start text:id="IMark64864744"/><text:alphabetical-index-mark-start text:id="IMark68450968"/><text:alphabetical-index-mark-start text:id="IMark61534232"/>SELECT<text:alphabetical-index-mark-end text:id="IMark61534232"/><text:alphabetical-index-mark-end text:id="IMark68450968"/><text:alphabetical-index-mark-end text:id="IMark64864744"/><text:alphabetical-index-mark-end text:id="IMark63406824"/><text:alphabetical-index-mark-end text:id="IMark71481880"/><text:alphabetical-index-mark-end text:id="IMark68047656"/><text:alphabetical-index-mark-end text:id="IMark65525048"/><text:alphabetical-index-mark-end text:id="IMark65261816"/><text:alphabetical-index-mark-end text:id="IMark59222280"/><text:alphabetical-index-mark-end text:id="IMark58755384"/><text:alphabetical-index-mark-end text:id="IMark65124760"/><text:alphabetical-index-mark-end text:id="IMark65384328"/> <text:alphabetical-index-mark-start text:id="IMark60519016"/><text:alphabetical-index-mark-start text:id="IMark63284456"/><text:alphabetical-index-mark-start text:id="IMark39900024"/><text:alphabetical-index-mark-start text:id="IMark58841672"/><text:alphabetical-index-mark-start text:id="IMark39901944"/><text:alphabetical-index-mark-start text:id="IMark68866184"/><text:alphabetical-index-mark-start text:id="IMark65260856"/><text:alphabetical-index-mark-start text:id="IMark65264696"/><text:alphabetical-index-mark-start text:id="IMark68868632"/><text:alphabetical-index-mark-start text:id="IMark68875352"/><text:alphabetical-index-mark-start text:id="IMark68858696"/><text:alphabetical-index-mark-start text:id="IMark68874392"/>operation<text:alphabetical-index-mark-end text:id="IMark68874392"/><text:alphabetical-index-mark-end text:id="IMark68858696"/><text:alphabetical-index-mark-end text:id="IMark68875352"/><text:alphabetical-index-mark-end text:id="IMark68868632"/><text:alphabetical-index-mark-end text:id="IMark65264696"/><text:alphabetical-index-mark-end text:id="IMark65260856"/><text:alphabetical-index-mark-end text:id="IMark68866184"/><text:alphabetical-index-mark-end text:id="IMark39901944"/><text:alphabetical-index-mark-end text:id="IMark58841672"/><text:alphabetical-index-mark-end text:id="IMark39900024"/><text:alphabetical-index-mark-end text:id="IMark63284456"/><text:alphabetical-index-mark-end text:id="IMark60519016"/> described above.</text:p>
      <text:p text:style-name="P82"/>
      <text:p text:style-name="P82"/>
      <text:p text:style-name="P41"><text:span text:style-name="T11">2.3.2.2.</text:span> <text:alphabetical-index-mark-start text:id="IMark64793944"/><text:alphabetical-index-mark-start text:id="IMark68971704"/><text:alphabetical-index-mark-start text:id="IMark68870552"/><text:alphabetical-index-mark-start text:id="IMark68872472"/><text:alphabetical-index-mark-start text:id="IMark58923976"/><text:alphabetical-index-mark-start text:id="IMark66711048"/><text:alphabetical-index-mark-start text:id="IMark63277352"/><text:alphabetical-index-mark-start text:id="IMark64817112"/><text:alphabetical-index-mark-start text:id="IMark61167448"/><text:alphabetical-index-mark-start text:id="IMark63397000"/><text:alphabetical-index-mark-start text:id="IMark65481016"/><text:alphabetical-index-mark-start text:id="IMark71547032"/><text:alphabetical-index-mark-start text:id="IMark58903464"/><text:alphabetical-index-mark-start text:id="IMark61585448"/><text:alphabetical-index-mark-start text:id="IMark59215448"/><text:alphabetical-index-mark-start text:id="IMark67735592"/><text:alphabetical-index-mark-start text:id="IMark39899064"/><text:alphabetical-index-mark-start text:id="IMark39716568"/><text:alphabetical-index-mark-start text:id="IMark58788664"/><text:alphabetical-index-mark-start text:id="IMark62456568"/><text:alphabetical-index-mark-start text:id="IMark71309368"/><text:alphabetical-index-mark-start text:id="IMark58869096"/><text:alphabetical-index-mark-start text:id="IMark68531944"/><text:alphabetical-index-mark-start text:id="IMark71730728"/>sql<text:alphabetical-index-mark-end text:id="IMark71730728"/><text:alphabetical-index-mark-end text:id="IMark68531944"/><text:alphabetical-index-mark-end text:id="IMark58869096"/><text:alphabetical-index-mark-end text:id="IMark71309368"/><text:alphabetical-index-mark-end text:id="IMark62456568"/><text:alphabetical-index-mark-end text:id="IMark58788664"/><text:alphabetical-index-mark-end text:id="IMark39716568"/><text:alphabetical-index-mark-end text:id="IMark39899064"/><text:alphabetical-index-mark-end text:id="IMark67735592"/><text:alphabetical-index-mark-end text:id="IMark59215448"/><text:alphabetical-index-mark-end text:id="IMark61585448"/><text:alphabetical-index-mark-end text:id="IMark58903464"/><text:alphabetical-index-mark-end text:id="IMark71547032"/><text:alphabetical-index-mark-end text:id="IMark65481016"/><text:alphabetical-index-mark-end text:id="IMark63397000"/><text:alphabetical-index-mark-end text:id="IMark61167448"/><text:alphabetical-index-mark-end text:id="IMark64817112"/><text:alphabetical-index-mark-end text:id="IMark63277352"/><text:alphabetical-index-mark-end text:id="IMark66711048"/><text:alphabetical-index-mark-end text:id="IMark58923976"/><text:alphabetical-index-mark-end text:id="IMark68872472"/><text:alphabetical-index-mark-end text:id="IMark68870552"/><text:alphabetical-index-mark-end text:id="IMark68971704"/><text:alphabetical-index-mark-end text:id="IMark64793944"/>p_<text:alphabetical-index-mark-start text:id="IMark71547992"/><text:alphabetical-index-mark-start text:id="IMark63998040"/><text:alphabetical-index-mark-start text:id="IMark64904072"/><text:alphabetical-index-mark-start text:id="IMark65263736"/><text:alphabetical-index-mark-start text:id="IMark38763832"/><text:alphabetical-index-mark-start text:id="IMark66246344"/><text:alphabetical-index-mark-start text:id="IMark64586424"/><text:alphabetical-index-mark-start text:id="IMark71898472"/><text:alphabetical-index-mark-start text:id="IMark71581208"/><text:alphabetical-index-mark-start text:id="IMark71546072"/><text:alphabetical-index-mark-start text:id="IMark39840120"/><text:alphabetical-index-mark-start text:id="IMark67525624"/><text:alphabetical-index-mark-start text:id="IMark38764792"/><text:alphabetical-index-mark-start text:id="IMark64792984"/><text:alphabetical-index-mark-start text:id="IMark71679560"/><text:alphabetical-index-mark-start text:id="IMark65470392"/><text:alphabetical-index-mark-start text:id="IMark54226520"/><text:alphabetical-index-mark-start text:id="IMark60896136"/><text:alphabetical-index-mark-start text:id="IMark68388936"/><text:alphabetical-index-mark-start text:id="IMark61472360"/><text:alphabetical-index-mark-start text:id="IMark68337128"/><text:alphabetical-index-mark-start text:id="IMark73110760"/><text:alphabetical-index-mark-start text:id="IMark73267288"/><text:alphabetical-index-mark-start text:id="IMark68368984"/>result<text:alphabetical-index-mark-end text:id="IMark68368984"/><text:alphabetical-index-mark-end text:id="IMark73267288"/><text:alphabetical-index-mark-end text:id="IMark73110760"/><text:alphabetical-index-mark-end text:id="IMark68337128"/><text:alphabetical-index-mark-end text:id="IMark61472360"/><text:alphabetical-index-mark-end text:id="IMark68388936"/><text:alphabetical-index-mark-end text:id="IMark60896136"/><text:alphabetical-index-mark-end text:id="IMark54226520"/><text:alphabetical-index-mark-end text:id="IMark65470392"/><text:alphabetical-index-mark-end text:id="IMark71679560"/><text:alphabetical-index-mark-end text:id="IMark64792984"/><text:alphabetical-index-mark-end text:id="IMark38764792"/>s<text:alphabetical-index-mark-end text:id="IMark67525624"/><text:alphabetical-index-mark-end text:id="IMark39840120"/><text:alphabetical-index-mark-end text:id="IMark71546072"/><text:alphabetical-index-mark-end text:id="IMark71581208"/><text:alphabetical-index-mark-end text:id="IMark71898472"/><text:alphabetical-index-mark-end text:id="IMark64586424"/><text:alphabetical-index-mark-end text:id="IMark66246344"/><text:alphabetical-index-mark-end text:id="IMark38763832"/><text:alphabetical-index-mark-end text:id="IMark65263736"/><text:alphabetical-index-mark-end text:id="IMark64904072"/><text:alphabetical-index-mark-end text:id="IMark63998040"/><text:alphabetical-index-mark-end text:id="IMark71547992"/><text:alphabetical-index-mark-start text:id="IMark73159832"/><text:alphabetical-index-mark-start text:id="IMark68341400"/><text:alphabetical-index-mark-start text:id="IMark63284456"/><text:alphabetical-index-mark-start text:id="IMark60519016"/><text:alphabetical-index-mark-start text:id="IMark39900024"/><text:alphabetical-index-mark-start text:id="IMark58841672"/><text:alphabetical-index-mark-start text:id="IMark39901944"/><text:alphabetical-index-mark-start text:id="IMark68866184"/><text:alphabetical-index-mark-start text:id="IMark65260856"/><text:alphabetical-index-mark-start text:id="IMark65264696"/><text:alphabetical-index-mark-start text:id="IMark68868632"/><text:alphabetical-index-mark-start text:id="IMark68875352"/>.txt<text:alphabetical-index-mark-end text:id="IMark68875352"/><text:alphabetical-index-mark-end text:id="IMark68868632"/><text:alphabetical-index-mark-end text:id="IMark65264696"/><text:alphabetical-index-mark-end text:id="IMark65260856"/><text:alphabetical-index-mark-end text:id="IMark68866184"/><text:alphabetical-index-mark-end text:id="IMark39901944"/><text:alphabetical-index-mark-end text:id="IMark58841672"/><text:alphabetical-index-mark-end text:id="IMark39900024"/><text:alphabetical-index-mark-end text:id="IMark60519016"/><text:alphabetical-index-mark-end text:id="IMark63284456"/><text:alphabetical-index-mark-end text:id="IMark68341400"/><text:alphabetical-index-mark-end text:id="IMark73159832"/> with two or more <text:alphabetical-index-mark-start text:id="IMark68858696"/><text:alphabetical-index-mark-start text:id="IMark68874392"/><text:alphabetical-index-mark-start text:id="IMark65384328"/><text:alphabetical-index-mark-start text:id="IMark65124760"/><text:alphabetical-index-mark-start text:id="IMark58755384"/><text:alphabetical-index-mark-start text:id="IMark59222280"/><text:alphabetical-index-mark-start text:id="IMark65261816"/><text:alphabetical-index-mark-start text:id="IMark65525048"/><text:alphabetical-index-mark-start text:id="IMark68047656"/><text:alphabetical-index-mark-start text:id="IMark71481880"/><text:alphabetical-index-mark-start text:id="IMark63406824"/><text:alphabetical-index-mark-start text:id="IMark64864744"/>listing<text:alphabetical-index-mark-end text:id="IMark64864744"/><text:alphabetical-index-mark-end text:id="IMark63406824"/><text:alphabetical-index-mark-end text:id="IMark71481880"/><text:alphabetical-index-mark-end text:id="IMark68047656"/><text:alphabetical-index-mark-end text:id="IMark65525048"/><text:alphabetical-index-mark-end text:id="IMark65261816"/><text:alphabetical-index-mark-end text:id="IMark59222280"/><text:alphabetical-index-mark-end text:id="IMark58755384"/><text:alphabetical-index-mark-end text:id="IMark65124760"/><text:alphabetical-index-mark-end text:id="IMark65384328"/><text:alphabetical-index-mark-end text:id="IMark68874392"/><text:alphabetical-index-mark-end text:id="IMark68858696"/>s</text:p>
      <text:p text:style-name="P41"/>
      <text:p text:style-name="P27"><text:span text:style-name="T23">./</text:span><text:alphabetical-index-mark-start text:id="IMark64796248"/><text:alphabetical-index-mark-start text:id="IMark63076088"/><text:alphabetical-index-mark-start text:id="IMark71943208"/><text:alphabetical-index-mark-start text:id="IMark65471352"/><text:alphabetical-index-mark-start text:id="IMark58315704"/><text:alphabetical-index-mark-start text:id="IMark71642872"/><text:alphabetical-index-mark-start text:id="IMark58842632"/><text:alphabetical-index-mark-start text:id="IMark65262776"/><text:alphabetical-index-mark-start text:id="IMark68871512"/><text:alphabetical-index-mark-start text:id="IMark62670056"/><text:alphabetical-index-mark-start text:id="IMark68869592"/><text:alphabetical-index-mark-start text:id="IMark68873432"/><text:alphabetical-index-mark-start text:id="IMark68628232"/><text:alphabetical-index-mark-start text:id="IMark54539016"/><text:alphabetical-index-mark-start text:id="IMark68992184"/><text:alphabetical-index-mark-start text:id="IMark71593896"/><text:alphabetical-index-mark-start text:id="IMark67740040"/><text:alphabetical-index-mark-start text:id="IMark68168424"/><text:alphabetical-index-mark-start text:id="IMark54079880"/><text:alphabetical-index-mark-start text:id="IMark62794904"/><text:alphabetical-index-mark-start text:id="IMark71296984"/><text:alphabetical-index-mark-start text:id="IMark63713384"/><text:alphabetical-index-mark-start text:id="IMark63599000"/><text:alphabetical-index-mark-start text:id="IMark71744232"/><text:span text:style-name="T27">sql</text:span><text:alphabetical-index-mark-end text:id="IMark71744232"/><text:alphabetical-index-mark-end text:id="IMark63599000"/><text:alphabetical-index-mark-end text:id="IMark63713384"/><text:alphabetical-index-mark-end text:id="IMark71296984"/><text:alphabetical-index-mark-end text:id="IMark62794904"/><text:alphabetical-index-mark-end text:id="IMark54079880"/><text:alphabetical-index-mark-end text:id="IMark68168424"/><text:alphabetical-index-mark-end text:id="IMark67740040"/><text:alphabetical-index-mark-end text:id="IMark71593896"/><text:alphabetical-index-mark-end text:id="IMark68992184"/><text:alphabetical-index-mark-end text:id="IMark54539016"/><text:alphabetical-index-mark-end text:id="IMark68628232"/><text:alphabetical-index-mark-end text:id="IMark68873432"/><text:alphabetical-index-mark-end text:id="IMark68869592"/><text:alphabetical-index-mark-end text:id="IMark62670056"/><text:alphabetical-index-mark-end text:id="IMark68871512"/><text:alphabetical-index-mark-end text:id="IMark65262776"/><text:alphabetical-index-mark-end text:id="IMark58842632"/><text:alphabetical-index-mark-end text:id="IMark71642872"/><text:alphabetical-index-mark-end text:id="IMark58315704"/><text:alphabetical-index-mark-end text:id="IMark65471352"/><text:alphabetical-index-mark-end text:id="IMark71943208"/><text:alphabetical-index-mark-end text:id="IMark63076088"/><text:alphabetical-index-mark-end text:id="IMark64796248"/><text:span text:style-name="T32">p</text:span><text:span text:style-name="T27"> </text:span><text:alphabetical-index-mark-start text:id="IMark39900984"/><text:alphabetical-index-mark-start text:id="IMark60713016"/><text:alphabetical-index-mark-start text:id="IMark64795864"/><text:alphabetical-index-mark-start text:id="IMark53984840"/><text:alphabetical-index-mark-start text:id="IMark58314088"/><text:alphabetical-index-mark-start text:id="IMark33279960"/><text:alphabetical-index-mark-start text:id="IMark62054472"/><text:alphabetical-index-mark-start text:id="IMark64794904"/><text:alphabetical-index-mark-start text:id="IMark68132280"/><text:alphabetical-index-mark-start text:id="IMark68133240"/><text:alphabetical-index-mark-start text:id="IMark60270856"/><text:alphabetical-index-mark-start text:id="IMark61249560"/><text:span text:style-name="T27">your_</text:span><text:alphabetical-index-mark-start text:id="IMark71981096"/><text:alphabetical-index-mark-start text:id="IMark67524664"/><text:alphabetical-index-mark-start text:id="IMark68432136"/><text:alphabetical-index-mark-start text:id="IMark64585464"/><text:alphabetical-index-mark-start text:id="IMark64675064"/><text:alphabetical-index-mark-start text:id="IMark62469560"/><text:alphabetical-index-mark-start text:id="IMark61138520"/><text:alphabetical-index-mark-start text:id="IMark67712568"/><text:alphabetical-index-mark-start text:id="IMark38766712"/><text:alphabetical-index-mark-start text:id="IMark59247224"/><text:alphabetical-index-mark-start text:id="IMark67383848"/><text:alphabetical-index-mark-start text:id="IMark71899432"/><text:span text:style-name="T27">database</text:span><text:alphabetical-index-mark-end text:id="IMark71899432"/><text:alphabetical-index-mark-end text:id="IMark67383848"/><text:alphabetical-index-mark-end text:id="IMark59247224"/><text:alphabetical-index-mark-end text:id="IMark38766712"/><text:alphabetical-index-mark-end text:id="IMark67712568"/><text:alphabetical-index-mark-end text:id="IMark61249560"/><text:alphabetical-index-mark-end text:id="IMark60270856"/><text:alphabetical-index-mark-end text:id="IMark68133240"/><text:alphabetical-index-mark-end text:id="IMark68132280"/><text:alphabetical-index-mark-end text:id="IMark64794904"/><text:alphabetical-index-mark-start text:id="IMark71243896"/><text:alphabetical-index-mark-start text:id="IMark71271272"/><text:alphabetical-index-mark-start text:id="IMark59159384"/><text:alphabetical-index-mark-start text:id="IMark62860904"/><text:alphabetical-index-mark-start text:id="IMark69042024"/><text:span text:style-name="T27">.</text:span><text:span text:style-name="T32">db</text:span><text:alphabetical-index-mark-end text:id="IMark69042024"/><text:alphabetical-index-mark-end text:id="IMark62860904"/><text:alphabetical-index-mark-end text:id="IMark59159384"/><text:alphabetical-index-mark-end text:id="IMark71271272"/><text:alphabetical-index-mark-end text:id="IMark71243896"/><text:alphabetical-index-mark-end text:id="IMark61138520"/><text:alphabetical-index-mark-end text:id="IMark62469560"/><text:alphabetical-index-mark-end text:id="IMark64675064"/><text:alphabetical-index-mark-end text:id="IMark64585464"/><text:alphabetical-index-mark-end text:id="IMark68432136"/><text:alphabetical-index-mark-end text:id="IMark67524664"/><text:alphabetical-index-mark-end text:id="IMark71981096"/><text:alphabetical-index-mark-end text:id="IMark62054472"/><text:alphabetical-index-mark-end text:id="IMark33279960"/><text:alphabetical-index-mark-end text:id="IMark58314088"/><text:alphabetical-index-mark-end text:id="IMark53984840"/><text:alphabetical-index-mark-end text:id="IMark64795864"/><text:alphabetical-index-mark-end text:id="IMark60713016"/><text:alphabetical-index-mark-end text:id="IMark39900984"/><text:span text:style-name="T27"> </text:span><text:span text:style-name="T23">“</text:span><text:alphabetical-index-mark-start text:id="IMark64587384"/><text:alphabetical-index-mark-start text:id="IMark69039560"/><text:alphabetical-index-mark-start text:id="IMark69040792"/><text:alphabetical-index-mark-start text:id="IMark65122104"/><text:alphabetical-index-mark-start text:id="IMark62204072"/><text:alphabetical-index-mark-start text:id="IMark62232936"/><text:alphabetical-index-mark-start text:id="IMark67728776"/><text:alphabetical-index-mark-start text:id="IMark71241976"/><text:alphabetical-index-mark-start text:id="IMark62570392"/><text:alphabetical-index-mark-start text:id="IMark62569160"/><text:alphabetical-index-mark-start text:id="IMark65821992"/><text:alphabetical-index-mark-start text:id="IMark66841768"/><text:span text:style-name="T23">SELECT</text:span><text:alphabetical-index-mark-end text:id="IMark66841768"/><text:alphabetical-index-mark-end text:id="IMark65821992"/><text:alphabetical-index-mark-end text:id="IMark62569160"/><text:alphabetical-index-mark-end text:id="IMark62570392"/><text:alphabetical-index-mark-end text:id="IMark71241976"/><text:alphabetical-index-mark-end text:id="IMark67728776"/><text:alphabetical-index-mark-end text:id="IMark62232936"/><text:alphabetical-index-mark-end text:id="IMark62204072"/><text:alphabetical-index-mark-end text:id="IMark65122104"/><text:alphabetical-index-mark-end text:id="IMark69040792"/><text:alphabetical-index-mark-end text:id="IMark69039560"/><text:alphabetical-index-mark-end text:id="IMark64587384"/><text:span text:style-name="T23"> * FROM </text:span><text:alphabetical-index-mark-start text:id="IMark64706680"/><text:alphabetical-index-mark-start text:id="IMark65653416"/><text:alphabetical-index-mark-start text:id="IMark67142280"/><text:alphabetical-index-mark-start text:id="IMark64224280"/><text:alphabetical-index-mark-start text:id="IMark66191256"/><text:alphabetical-index-mark-start text:id="IMark61586584"/><text:alphabetical-index-mark-start text:id="IMark65378232"/><text:alphabetical-index-mark-start text:id="IMark60514504"/><text:alphabetical-index-mark-start text:id="IMark68130360"/><text:alphabetical-index-mark-start text:id="IMark58840712"/><text:alphabetical-index-mark-start text:id="IMark68163368"/><text:alphabetical-index-mark-start text:id="IMark65883000"/><text:span text:style-name="T23">your_</text:span><text:alphabetical-index-mark-start text:id="IMark54574696"/><text:alphabetical-index-mark-start text:id="IMark62340840"/><text:alphabetical-index-mark-start text:id="IMark64384536"/><text:alphabetical-index-mark-start text:id="IMark62915224"/><text:alphabetical-index-mark-start text:id="IMark60712632"/><text:alphabetical-index-mark-start text:id="IMark38765752"/><text:alphabetical-index-mark-start text:id="IMark62056728"/><text:alphabetical-index-mark-start text:id="IMark65614552"/><text:alphabetical-index-mark-start text:id="IMark54033032"/><text:alphabetical-index-mark-start text:id="IMark67385768"/><text:alphabetical-index-mark-start text:id="IMark64584504"/><text:alphabetical-index-mark-start text:id="IMark71897512"/><text:span text:style-name="T23">table</text:span><text:alphabetical-index-mark-end text:id="IMark71897512"/><text:alphabetical-index-mark-end text:id="IMark64584504"/><text:alphabetical-index-mark-end text:id="IMark67385768"/><text:alphabetical-index-mark-end text:id="IMark54033032"/><text:alphabetical-index-mark-end text:id="IMark65614552"/><text:alphabetical-index-mark-end text:id="IMark62056728"/><text:alphabetical-index-mark-end text:id="IMark38765752"/><text:alphabetical-index-mark-end text:id="IMark60712632"/><text:alphabetical-index-mark-end text:id="IMark62915224"/><text:alphabetical-index-mark-end text:id="IMark64384536"/><text:alphabetical-index-mark-end text:id="IMark62340840"/><text:alphabetical-index-mark-end text:id="IMark54574696"/><text:alphabetical-index-mark-end text:id="IMark65883000"/><text:alphabetical-index-mark-end text:id="IMark68163368"/><text:alphabetical-index-mark-end text:id="IMark58840712"/><text:alphabetical-index-mark-end text:id="IMark68130360"/><text:alphabetical-index-mark-end text:id="IMark60514504"/><text:alphabetical-index-mark-end text:id="IMark65378232"/><text:alphabetical-index-mark-end text:id="IMark61586584"/><text:alphabetical-index-mark-end text:id="IMark66191256"/><text:alphabetical-index-mark-end text:id="IMark64224280"/><text:alphabetical-index-mark-end text:id="IMark67142280"/><text:alphabetical-index-mark-end text:id="IMark65653416"/><text:alphabetical-index-mark-end text:id="IMark64706680"/><text:span text:style-name="T23">_1; </text:span><text:alphabetical-index-mark-start text:id="IMark67669080"/><text:alphabetical-index-mark-start text:id="IMark65376904"/><text:alphabetical-index-mark-start text:id="IMark71731960"/><text:alphabetical-index-mark-start text:id="IMark54886072"/><text:alphabetical-index-mark-start text:id="IMark63608104"/><text:alphabetical-index-mark-start text:id="IMark71613720"/><text:alphabetical-index-mark-start text:id="IMark65058072"/><text:alphabetical-index-mark-start text:id="IMark62567928"/><text:alphabetical-index-mark-start text:id="IMark58827352"/><text:alphabetical-index-mark-start text:id="IMark68392920"/><text:alphabetical-index-mark-start text:id="IMark73349448"/><text:alphabetical-index-mark-start text:id="IMark73226792"/><text:span text:style-name="T23">SELECT</text:span><text:alphabetical-index-mark-end text:id="IMark73226792"/><text:alphabetical-index-mark-end text:id="IMark73349448"/><text:alphabetical-index-mark-end text:id="IMark68392920"/><text:alphabetical-index-mark-end text:id="IMark58827352"/><text:alphabetical-index-mark-end text:id="IMark62567928"/><text:alphabetical-index-mark-end text:id="IMark65058072"/><text:alphabetical-index-mark-end text:id="IMark71613720"/><text:alphabetical-index-mark-end text:id="IMark63608104"/><text:alphabetical-index-mark-end text:id="IMark54886072"/><text:alphabetical-index-mark-end text:id="IMark71731960"/><text:alphabetical-index-mark-end text:id="IMark65376904"/><text:alphabetical-index-mark-end text:id="IMark67669080"/><text:span text:style-name="T23"> * FROM </text:span><text:alphabetical-index-mark-start text:id="IMark73222808"/><text:alphabetical-index-mark-start text:id="IMark68382264"/><text:alphabetical-index-mark-start text:id="IMark68370312"/><text:alphabetical-index-mark-start text:id="IMark73279528"/><text:alphabetical-index-mark-start text:id="IMark73278200"/><text:alphabetical-index-mark-start text:id="IMark73276872"/><text:alphabetical-index-mark-start text:id="IMark68450968"/><text:alphabetical-index-mark-start text:id="IMark61534232"/><text:alphabetical-index-mark-start text:id="IMark64793944"/><text:alphabetical-index-mark-start text:id="IMark68971704"/><text:alphabetical-index-mark-start text:id="IMark68870552"/><text:alphabetical-index-mark-start text:id="IMark68872472"/><text:span text:style-name="T23">your_</text:span><text:alphabetical-index-mark-start text:id="IMark58923976"/><text:alphabetical-index-mark-start text:id="IMark66711048"/><text:alphabetical-index-mark-start text:id="IMark63277352"/><text:alphabetical-index-mark-start text:id="IMark64817112"/><text:alphabetical-index-mark-start text:id="IMark61167448"/><text:alphabetical-index-mark-start text:id="IMark63397000"/><text:alphabetical-index-mark-start text:id="IMark65481016"/><text:alphabetical-index-mark-start text:id="IMark71547032"/><text:alphabetical-index-mark-start text:id="IMark58903464"/><text:alphabetical-index-mark-start text:id="IMark61585448"/><text:alphabetical-index-mark-start text:id="IMark59215448"/><text:alphabetical-index-mark-start text:id="IMark67735592"/><text:span text:style-name="T23">table</text:span><text:alphabetical-index-mark-end text:id="IMark67735592"/><text:alphabetical-index-mark-end text:id="IMark59215448"/><text:alphabetical-index-mark-end text:id="IMark61585448"/><text:alphabetical-index-mark-end text:id="IMark58903464"/><text:alphabetical-index-mark-end text:id="IMark71547032"/><text:alphabetical-index-mark-end text:id="IMark65481016"/><text:alphabetical-index-mark-end text:id="IMark63397000"/><text:alphabetical-index-mark-end text:id="IMark61167448"/><text:alphabetical-index-mark-end text:id="IMark64817112"/><text:alphabetical-index-mark-end text:id="IMark63277352"/><text:alphabetical-index-mark-end text:id="IMark66711048"/><text:alphabetical-index-mark-end text:id="IMark58923976"/><text:alphabetical-index-mark-end text:id="IMark68872472"/><text:alphabetical-index-mark-end text:id="IMark68870552"/><text:alphabetical-index-mark-end text:id="IMark68971704"/><text:alphabetical-index-mark-end text:id="IMark64793944"/><text:alphabetical-index-mark-end text:id="IMark61534232"/><text:alphabetical-index-mark-end text:id="IMark68450968"/><text:alphabetical-index-mark-end text:id="IMark73276872"/><text:alphabetical-index-mark-end text:id="IMark73278200"/><text:alphabetical-index-mark-end text:id="IMark73279528"/><text:alphabetical-index-mark-end text:id="IMark68370312"/><text:alphabetical-index-mark-end text:id="IMark68382264"/><text:alphabetical-index-mark-end text:id="IMark73222808"/><text:span text:style-name="T23">_</text:span><text:span text:style-name="T28">2</text:span><text:span text:style-name="T23">;”</text:span></text:p>
      <text:p text:style-name="P73"/>
      <text:p text:style-name="P88">for <text:alphabetical-index-mark-start text:id="IMark68866184"/><text:alphabetical-index-mark-start text:id="IMark65260856"/><text:alphabetical-index-mark-start text:id="IMark65264696"/><text:alphabetical-index-mark-start text:id="IMark68868632"/><text:alphabetical-index-mark-start text:id="IMark68875352"/><text:alphabetical-index-mark-start text:id="IMark71547992"/><text:alphabetical-index-mark-start text:id="IMark63998040"/><text:alphabetical-index-mark-start text:id="IMark64904072"/><text:alphabetical-index-mark-start text:id="IMark65263736"/>Sql<text:alphabetical-index-mark-end text:id="IMark65263736"/><text:alphabetical-index-mark-end text:id="IMark64904072"/><text:alphabetical-index-mark-end text:id="IMark63998040"/><text:alphabetical-index-mark-end text:id="IMark71547992"/><text:alphabetical-index-mark-end text:id="IMark68875352"/><text:alphabetical-index-mark-end text:id="IMark68868632"/>ite<text:alphabetical-index-mark-end text:id="IMark65264696"/><text:alphabetical-index-mark-end text:id="IMark65260856"/><text:alphabetical-index-mark-end text:id="IMark68866184"/>3 or:</text:p>
      <text:p text:style-name="P81"/>
      <text:p text:style-name="P75"><text:soft-page-break/>./<text:alphabetical-index-mark-start text:id="IMark71898472"/><text:alphabetical-index-mark-start text:id="IMark71581208"/><text:alphabetical-index-mark-start text:id="IMark71546072"/><text:alphabetical-index-mark-start text:id="IMark39840120"/><text:alphabetical-index-mark-start text:id="IMark67525624"/><text:alphabetical-index-mark-start text:id="IMark38764792"/><text:alphabetical-index-mark-start text:id="IMark64792984"/><text:alphabetical-index-mark-start text:id="IMark71679560"/><text:alphabetical-index-mark-start text:id="IMark65470392"/><text:alphabetical-index-mark-start text:id="IMark54226520"/><text:alphabetical-index-mark-start text:id="IMark60896136"/><text:alphabetical-index-mark-start text:id="IMark68388936"/><text:alphabetical-index-mark-start text:id="IMark61472360"/><text:alphabetical-index-mark-start text:id="IMark68337128"/><text:alphabetical-index-mark-start text:id="IMark73110760"/><text:alphabetical-index-mark-start text:id="IMark73267288"/><text:alphabetical-index-mark-start text:id="IMark68368984"/><text:alphabetical-index-mark-start text:id="IMark66088008"/><text:alphabetical-index-mark-start text:id="IMark66343928"/><text:alphabetical-index-mark-start text:id="IMark73268904"/><text:alphabetical-index-mark-start text:id="IMark39899064"/><text:alphabetical-index-mark-start text:id="IMark39716568"/><text:alphabetical-index-mark-start text:id="IMark58788664"/><text:alphabetical-index-mark-start text:id="IMark64796248"/><text:span text:style-name="T80">sql</text:span><text:alphabetical-index-mark-end text:id="IMark64796248"/><text:alphabetical-index-mark-end text:id="IMark58788664"/><text:alphabetical-index-mark-end text:id="IMark39716568"/><text:alphabetical-index-mark-end text:id="IMark39899064"/><text:alphabetical-index-mark-end text:id="IMark73268904"/><text:alphabetical-index-mark-end text:id="IMark66343928"/><text:alphabetical-index-mark-end text:id="IMark66088008"/><text:alphabetical-index-mark-end text:id="IMark68368984"/><text:alphabetical-index-mark-end text:id="IMark73267288"/><text:alphabetical-index-mark-end text:id="IMark73110760"/><text:alphabetical-index-mark-end text:id="IMark68337128"/><text:alphabetical-index-mark-end text:id="IMark61472360"/><text:alphabetical-index-mark-end text:id="IMark68388936"/><text:alphabetical-index-mark-end text:id="IMark60896136"/><text:alphabetical-index-mark-end text:id="IMark54226520"/><text:alphabetical-index-mark-end text:id="IMark65470392"/><text:alphabetical-index-mark-end text:id="IMark71679560"/><text:alphabetical-index-mark-end text:id="IMark64792984"/><text:alphabetical-index-mark-end text:id="IMark38764792"/><text:alphabetical-index-mark-end text:id="IMark67525624"/><text:alphabetical-index-mark-end text:id="IMark39840120"/><text:alphabetical-index-mark-end text:id="IMark71546072"/><text:alphabetical-index-mark-end text:id="IMark71581208"/><text:alphabetical-index-mark-end text:id="IMark71898472"/><text:span text:style-name="T80">p </text:span><text:alphabetical-index-mark-start text:id="IMark63076088"/><text:alphabetical-index-mark-start text:id="IMark71943208"/><text:alphabetical-index-mark-start text:id="IMark65471352"/><text:alphabetical-index-mark-start text:id="IMark58315704"/><text:alphabetical-index-mark-start text:id="IMark71642872"/><text:alphabetical-index-mark-start text:id="IMark58842632"/><text:alphabetical-index-mark-start text:id="IMark65262776"/><text:alphabetical-index-mark-start text:id="IMark68871512"/><text:alphabetical-index-mark-start text:id="IMark62670056"/><text:alphabetical-index-mark-start text:id="IMark68869592"/><text:alphabetical-index-mark-start text:id="IMark68873432"/><text:alphabetical-index-mark-start text:id="IMark68628232"/><text:span text:style-name="T80">your_</text:span><text:alphabetical-index-mark-start text:id="IMark54539016"/><text:alphabetical-index-mark-start text:id="IMark68992184"/><text:alphabetical-index-mark-start text:id="IMark71593896"/><text:alphabetical-index-mark-start text:id="IMark67740040"/><text:alphabetical-index-mark-start text:id="IMark68168424"/><text:alphabetical-index-mark-start text:id="IMark54079880"/><text:alphabetical-index-mark-start text:id="IMark62794904"/><text:alphabetical-index-mark-start text:id="IMark71296984"/><text:alphabetical-index-mark-start text:id="IMark63713384"/><text:alphabetical-index-mark-start text:id="IMark63599000"/><text:alphabetical-index-mark-start text:id="IMark71744232"/><text:alphabetical-index-mark-start text:id="IMark62456568"/><text:span text:style-name="T80">database</text:span><text:alphabetical-index-mark-end text:id="IMark62456568"/><text:alphabetical-index-mark-end text:id="IMark71744232"/><text:alphabetical-index-mark-end text:id="IMark63599000"/><text:alphabetical-index-mark-end text:id="IMark63713384"/><text:alphabetical-index-mark-end text:id="IMark71296984"/><text:alphabetical-index-mark-end text:id="IMark68628232"/><text:alphabetical-index-mark-end text:id="IMark68873432"/><text:alphabetical-index-mark-end text:id="IMark68869592"/><text:alphabetical-index-mark-end text:id="IMark62670056"/><text:alphabetical-index-mark-end text:id="IMark68871512"/><text:alphabetical-index-mark-start text:id="IMark71309368"/><text:alphabetical-index-mark-start text:id="IMark58869096"/><text:alphabetical-index-mark-start text:id="IMark68531944"/><text:alphabetical-index-mark-start text:id="IMark64794904"/><text:alphabetical-index-mark-start text:id="IMark68132280"/><text:span text:style-name="T80">.h5</text:span><text:alphabetical-index-mark-end text:id="IMark68132280"/><text:alphabetical-index-mark-end text:id="IMark64794904"/><text:alphabetical-index-mark-end text:id="IMark68531944"/><text:alphabetical-index-mark-end text:id="IMark58869096"/><text:alphabetical-index-mark-end text:id="IMark71309368"/><text:alphabetical-index-mark-end text:id="IMark62794904"/><text:alphabetical-index-mark-end text:id="IMark54079880"/><text:alphabetical-index-mark-end text:id="IMark68168424"/><text:alphabetical-index-mark-end text:id="IMark67740040"/><text:alphabetical-index-mark-end text:id="IMark71593896"/><text:alphabetical-index-mark-end text:id="IMark68992184"/><text:alphabetical-index-mark-end text:id="IMark54539016"/><text:alphabetical-index-mark-end text:id="IMark65262776"/><text:alphabetical-index-mark-end text:id="IMark58842632"/><text:alphabetical-index-mark-end text:id="IMark71642872"/><text:alphabetical-index-mark-end text:id="IMark58315704"/><text:alphabetical-index-mark-end text:id="IMark65471352"/><text:alphabetical-index-mark-end text:id="IMark71943208"/><text:alphabetical-index-mark-end text:id="IMark63076088"/><text:span text:style-name="T80"> </text:span>“<text:alphabetical-index-mark-start text:id="IMark68133240"/><text:alphabetical-index-mark-start text:id="IMark60270856"/><text:alphabetical-index-mark-start text:id="IMark61249560"/><text:alphabetical-index-mark-start text:id="IMark67712568"/><text:alphabetical-index-mark-start text:id="IMark38766712"/><text:alphabetical-index-mark-start text:id="IMark59247224"/><text:alphabetical-index-mark-start text:id="IMark67383848"/><text:alphabetical-index-mark-start text:id="IMark71899432"/><text:alphabetical-index-mark-start text:id="IMark71730728"/><text:alphabetical-index-mark-start text:id="IMark68874392"/><text:alphabetical-index-mark-start text:id="IMark39900984"/><text:alphabetical-index-mark-start text:id="IMark60713016"/>SELECT<text:alphabetical-index-mark-end text:id="IMark60713016"/><text:alphabetical-index-mark-end text:id="IMark39900984"/><text:alphabetical-index-mark-end text:id="IMark68874392"/><text:alphabetical-index-mark-end text:id="IMark71730728"/><text:alphabetical-index-mark-end text:id="IMark71899432"/><text:alphabetical-index-mark-end text:id="IMark67383848"/><text:alphabetical-index-mark-end text:id="IMark59247224"/><text:alphabetical-index-mark-end text:id="IMark38766712"/><text:alphabetical-index-mark-end text:id="IMark67712568"/><text:alphabetical-index-mark-end text:id="IMark61249560"/><text:alphabetical-index-mark-end text:id="IMark60270856"/><text:alphabetical-index-mark-end text:id="IMark68133240"/> FROM <text:alphabetical-index-mark-start text:id="IMark64795864"/><text:alphabetical-index-mark-start text:id="IMark53984840"/><text:alphabetical-index-mark-start text:id="IMark58314088"/><text:alphabetical-index-mark-start text:id="IMark33279960"/><text:alphabetical-index-mark-start text:id="IMark62054472"/><text:alphabetical-index-mark-start text:id="IMark71981096"/><text:alphabetical-index-mark-start text:id="IMark67524664"/><text:alphabetical-index-mark-start text:id="IMark68432136"/><text:alphabetical-index-mark-start text:id="IMark64585464"/>your_<text:alphabetical-index-mark-start text:id="IMark64675064"/><text:alphabetical-index-mark-start text:id="IMark62469560"/><text:alphabetical-index-mark-start text:id="IMark61138520"/><text:span text:style-name="T79">dataset</text:span><text:alphabetical-index-mark-end text:id="IMark61138520"/><text:alphabetical-index-mark-end text:id="IMark62469560"/><text:alphabetical-index-mark-end text:id="IMark64675064"/><text:alphabetical-index-mark-end text:id="IMark64585464"/><text:alphabetical-index-mark-end text:id="IMark68432136"/><text:alphabetical-index-mark-end text:id="IMark67524664"/><text:alphabetical-index-mark-end text:id="IMark71981096"/><text:alphabetical-index-mark-end text:id="IMark62054472"/><text:alphabetical-index-mark-end text:id="IMark33279960"/><text:alphabetical-index-mark-end text:id="IMark58314088"/><text:alphabetical-index-mark-end text:id="IMark53984840"/><text:alphabetical-index-mark-end text:id="IMark64795864"/>_1; <text:alphabetical-index-mark-start text:id="IMark71243896"/><text:alphabetical-index-mark-start text:id="IMark71271272"/><text:alphabetical-index-mark-start text:id="IMark59159384"/><text:alphabetical-index-mark-start text:id="IMark62860904"/><text:alphabetical-index-mark-start text:id="IMark69042024"/><text:alphabetical-index-mark-start text:id="IMark68858696"/><text:alphabetical-index-mark-start text:id="IMark65384328"/><text:alphabetical-index-mark-start text:id="IMark65124760"/><text:alphabetical-index-mark-start text:id="IMark64587384"/><text:alphabetical-index-mark-start text:id="IMark69039560"/><text:alphabetical-index-mark-start text:id="IMark69040792"/><text:alphabetical-index-mark-start text:id="IMark65122104"/>SELECT<text:alphabetical-index-mark-end text:id="IMark65122104"/><text:alphabetical-index-mark-end text:id="IMark69040792"/><text:alphabetical-index-mark-end text:id="IMark69039560"/><text:alphabetical-index-mark-end text:id="IMark64587384"/><text:alphabetical-index-mark-end text:id="IMark65124760"/><text:alphabetical-index-mark-end text:id="IMark65384328"/><text:alphabetical-index-mark-end text:id="IMark68858696"/><text:alphabetical-index-mark-end text:id="IMark69042024"/><text:alphabetical-index-mark-end text:id="IMark62860904"/><text:alphabetical-index-mark-end text:id="IMark59159384"/><text:alphabetical-index-mark-end text:id="IMark71271272"/><text:alphabetical-index-mark-end text:id="IMark71243896"/> FROM <text:alphabetical-index-mark-start text:id="IMark62204072"/><text:alphabetical-index-mark-start text:id="IMark62232936"/><text:alphabetical-index-mark-start text:id="IMark67728776"/><text:alphabetical-index-mark-start text:id="IMark71241976"/><text:alphabetical-index-mark-start text:id="IMark62570392"/><text:alphabetical-index-mark-start text:id="IMark62569160"/><text:alphabetical-index-mark-start text:id="IMark65821992"/><text:alphabetical-index-mark-start text:id="IMark66841768"/><text:alphabetical-index-mark-start text:id="IMark58755384"/>your_<text:alphabetical-index-mark-start text:id="IMark59222280"/><text:alphabetical-index-mark-start text:id="IMark65261816"/><text:alphabetical-index-mark-start text:id="IMark64706680"/><text:span text:style-name="T79">dataset</text:span><text:alphabetical-index-mark-end text:id="IMark64706680"/><text:alphabetical-index-mark-end text:id="IMark65261816"/><text:alphabetical-index-mark-end text:id="IMark59222280"/><text:alphabetical-index-mark-end text:id="IMark58755384"/><text:alphabetical-index-mark-end text:id="IMark66841768"/><text:alphabetical-index-mark-end text:id="IMark65821992"/><text:alphabetical-index-mark-end text:id="IMark62569160"/><text:alphabetical-index-mark-end text:id="IMark62570392"/><text:alphabetical-index-mark-end text:id="IMark71241976"/><text:alphabetical-index-mark-end text:id="IMark67728776"/><text:alphabetical-index-mark-end text:id="IMark62232936"/><text:alphabetical-index-mark-end text:id="IMark62204072"/>_<text:span text:style-name="T81">2</text:span>;”</text:p>
      <text:p text:style-name="P73"/>
      <text:p text:style-name="P81"><text:span text:style-name="T48">for </text:span><text:alphabetical-index-mark-start text:id="IMark65378232"/><text:alphabetical-index-mark-start text:id="IMark60514504"/><text:alphabetical-index-mark-start text:id="IMark68130360"/><text:span text:style-name="T48">HDF5</text:span><text:alphabetical-index-mark-end text:id="IMark68130360"/><text:alphabetical-index-mark-end text:id="IMark60514504"/><text:alphabetical-index-mark-end text:id="IMark65378232"/><text:span text:style-name="T48"> </text:span>w<text:span text:style-name="T51">ill also </text:span><text:alphabetical-index-mark-start text:id="IMark58840712"/><text:alphabetical-index-mark-start text:id="IMark68163368"/><text:alphabetical-index-mark-start text:id="IMark65883000"/><text:alphabetical-index-mark-start text:id="IMark54574696"/><text:alphabetical-index-mark-start text:id="IMark62340840"/><text:alphabetical-index-mark-start text:id="IMark64384536"/><text:alphabetical-index-mark-start text:id="IMark62915224"/><text:alphabetical-index-mark-start text:id="IMark60712632"/><text:alphabetical-index-mark-start text:id="IMark38765752"/><text:alphabetical-index-mark-start text:id="IMark62056728"/><text:alphabetical-index-mark-start text:id="IMark65614552"/><text:alphabetical-index-mark-start text:id="IMark54033032"/><text:span text:style-name="T51">overwrite</text:span><text:alphabetical-index-mark-end text:id="IMark54033032"/><text:alphabetical-index-mark-end text:id="IMark65614552"/><text:alphabetical-index-mark-end text:id="IMark62056728"/><text:alphabetical-index-mark-end text:id="IMark38765752"/><text:alphabetical-index-mark-end text:id="IMark60712632"/><text:alphabetical-index-mark-end text:id="IMark62915224"/><text:alphabetical-index-mark-end text:id="IMark64384536"/><text:alphabetical-index-mark-end text:id="IMark62340840"/><text:alphabetical-index-mark-end text:id="IMark54574696"/><text:alphabetical-index-mark-end text:id="IMark65883000"/><text:alphabetical-index-mark-end text:id="IMark68163368"/><text:alphabetical-index-mark-end text:id="IMark58840712"/><text:span text:style-name="T51"> any existing </text:span><text:alphabetical-index-mark-start text:id="IMark67385768"/><text:alphabetical-index-mark-start text:id="IMark64584504"/><text:alphabetical-index-mark-start text:id="IMark71897512"/><text:alphabetical-index-mark-start text:id="IMark65525048"/><text:alphabetical-index-mark-start text:id="IMark68047656"/><text:alphabetical-index-mark-start text:id="IMark67669080"/><text:alphabetical-index-mark-start text:id="IMark65376904"/><text:alphabetical-index-mark-start text:id="IMark71731960"/><text:alphabetical-index-mark-start text:id="IMark54886072"/><text:alphabetical-index-mark-start text:id="IMark63608104"/><text:alphabetical-index-mark-start text:id="IMark71613720"/><text:alphabetical-index-mark-start text:id="IMark65058072"/><text:span text:style-name="T51">instance</text:span><text:alphabetical-index-mark-end text:id="IMark65058072"/><text:alphabetical-index-mark-end text:id="IMark71613720"/><text:alphabetical-index-mark-end text:id="IMark63608104"/><text:alphabetical-index-mark-end text:id="IMark54886072"/><text:alphabetical-index-mark-end text:id="IMark71731960"/><text:alphabetical-index-mark-end text:id="IMark65376904"/><text:alphabetical-index-mark-end text:id="IMark67669080"/><text:alphabetical-index-mark-end text:id="IMark68047656"/><text:alphabetical-index-mark-end text:id="IMark65525048"/><text:alphabetical-index-mark-end text:id="IMark71897512"/><text:alphabetical-index-mark-end text:id="IMark64584504"/><text:alphabetical-index-mark-end text:id="IMark67385768"/><text:span text:style-name="T51"> of </text:span><text:alphabetical-index-mark-start text:id="IMark62567928"/><text:alphabetical-index-mark-start text:id="IMark58827352"/><text:alphabetical-index-mark-start text:id="IMark68392920"/><text:alphabetical-index-mark-start text:id="IMark73349448"/><text:alphabetical-index-mark-start text:id="IMark73226792"/><text:alphabetical-index-mark-start text:id="IMark71481880"/><text:alphabetical-index-mark-start text:id="IMark63406824"/><text:alphabetical-index-mark-start text:id="IMark64864744"/><text:alphabetical-index-mark-start text:id="IMark73222808"/><text:alphabetical-index-mark-start text:id="IMark68382264"/><text:alphabetical-index-mark-start text:id="IMark68370312"/><text:alphabetical-index-mark-start text:id="IMark73279528"/><text:alphabetical-index-mark-start text:id="IMark73278200"/><text:alphabetical-index-mark-start text:id="IMark73276872"/><text:alphabetical-index-mark-start text:id="IMark68450968"/><text:alphabetical-index-mark-start text:id="IMark61534232"/><text:alphabetical-index-mark-start text:id="IMark64793944"/><text:alphabetical-index-mark-start text:id="IMark68971704"/><text:alphabetical-index-mark-start text:id="IMark68870552"/><text:alphabetical-index-mark-start text:id="IMark68872472"/><text:alphabetical-index-mark-start text:id="IMark58923976"/><text:alphabetical-index-mark-start text:id="IMark66711048"/><text:alphabetical-index-mark-start text:id="IMark63277352"/><text:alphabetical-index-mark-start text:id="IMark64817112"/><text:span text:style-name="T51">sql</text:span><text:alphabetical-index-mark-end text:id="IMark64817112"/><text:alphabetical-index-mark-end text:id="IMark63277352"/><text:alphabetical-index-mark-end text:id="IMark66711048"/><text:alphabetical-index-mark-end text:id="IMark58923976"/><text:alphabetical-index-mark-end text:id="IMark68872472"/><text:alphabetical-index-mark-end text:id="IMark68870552"/><text:alphabetical-index-mark-end text:id="IMark68971704"/><text:alphabetical-index-mark-end text:id="IMark64793944"/><text:alphabetical-index-mark-end text:id="IMark61534232"/><text:alphabetical-index-mark-end text:id="IMark68450968"/><text:alphabetical-index-mark-end text:id="IMark73276872"/><text:alphabetical-index-mark-end text:id="IMark73278200"/><text:alphabetical-index-mark-end text:id="IMark73279528"/><text:alphabetical-index-mark-end text:id="IMark68370312"/><text:alphabetical-index-mark-end text:id="IMark68382264"/><text:alphabetical-index-mark-end text:id="IMark73222808"/><text:alphabetical-index-mark-end text:id="IMark64864744"/><text:alphabetical-index-mark-end text:id="IMark63406824"/><text:alphabetical-index-mark-end text:id="IMark71481880"/><text:alphabetical-index-mark-end text:id="IMark73226792"/><text:alphabetical-index-mark-end text:id="IMark73349448"/><text:alphabetical-index-mark-end text:id="IMark68392920"/><text:alphabetical-index-mark-end text:id="IMark58827352"/><text:alphabetical-index-mark-end text:id="IMark62567928"/><text:span text:style-name="T51">p_</text:span><text:alphabetical-index-mark-start text:id="IMark61167448"/><text:alphabetical-index-mark-start text:id="IMark63397000"/><text:alphabetical-index-mark-start text:id="IMark65481016"/><text:alphabetical-index-mark-start text:id="IMark71547032"/><text:alphabetical-index-mark-start text:id="IMark58903464"/><text:alphabetical-index-mark-start text:id="IMark61585448"/><text:alphabetical-index-mark-start text:id="IMark59215448"/><text:alphabetical-index-mark-start text:id="IMark67735592"/><text:alphabetical-index-mark-start text:id="IMark73159832"/><text:alphabetical-index-mark-start text:id="IMark68341400"/><text:alphabetical-index-mark-start text:id="IMark63284456"/><text:alphabetical-index-mark-start text:id="IMark39900024"/><text:alphabetical-index-mark-start text:id="IMark60519016"/><text:alphabetical-index-mark-start text:id="IMark39901944"/><text:alphabetical-index-mark-start text:id="IMark58841672"/><text:alphabetical-index-mark-start text:id="IMark65260856"/><text:alphabetical-index-mark-start text:id="IMark68866184"/><text:alphabetical-index-mark-start text:id="IMark65264696"/><text:alphabetical-index-mark-start text:id="IMark68868632"/><text:alphabetical-index-mark-start text:id="IMark68875352"/><text:alphabetical-index-mark-start text:id="IMark71547992"/><text:alphabetical-index-mark-start text:id="IMark63998040"/><text:alphabetical-index-mark-start text:id="IMark64904072"/><text:alphabetical-index-mark-start text:id="IMark65263736"/><text:span text:style-name="T51">result</text:span><text:alphabetical-index-mark-end text:id="IMark65263736"/><text:alphabetical-index-mark-end text:id="IMark64904072"/><text:alphabetical-index-mark-end text:id="IMark63998040"/><text:alphabetical-index-mark-end text:id="IMark71547992"/><text:alphabetical-index-mark-end text:id="IMark68875352"/><text:alphabetical-index-mark-end text:id="IMark68868632"/><text:alphabetical-index-mark-end text:id="IMark65264696"/><text:alphabetical-index-mark-end text:id="IMark68866184"/><text:alphabetical-index-mark-end text:id="IMark65260856"/><text:alphabetical-index-mark-end text:id="IMark58841672"/><text:alphabetical-index-mark-end text:id="IMark39901944"/><text:alphabetical-index-mark-end text:id="IMark60519016"/><text:span text:style-name="T51">s</text:span><text:alphabetical-index-mark-end text:id="IMark39900024"/><text:alphabetical-index-mark-end text:id="IMark63284456"/><text:alphabetical-index-mark-end text:id="IMark68341400"/><text:alphabetical-index-mark-end text:id="IMark73159832"/><text:alphabetical-index-mark-end text:id="IMark67735592"/><text:alphabetical-index-mark-end text:id="IMark59215448"/><text:alphabetical-index-mark-end text:id="IMark61585448"/><text:alphabetical-index-mark-end text:id="IMark58903464"/><text:alphabetical-index-mark-end text:id="IMark71547032"/><text:alphabetical-index-mark-end text:id="IMark65481016"/><text:alphabetical-index-mark-end text:id="IMark63397000"/><text:alphabetical-index-mark-end text:id="IMark61167448"/><text:alphabetical-index-mark-start text:id="IMark38763832"/><text:alphabetical-index-mark-start text:id="IMark64586424"/><text:alphabetical-index-mark-start text:id="IMark66246344"/><text:alphabetical-index-mark-start text:id="IMark68345384"/><text:alphabetical-index-mark-start text:id="IMark65653416"/><text:alphabetical-index-mark-start text:id="IMark71898472"/><text:alphabetical-index-mark-start text:id="IMark71581208"/><text:alphabetical-index-mark-start text:id="IMark71546072"/><text:alphabetical-index-mark-start text:id="IMark39840120"/><text:alphabetical-index-mark-start text:id="IMark67525624"/><text:alphabetical-index-mark-start text:id="IMark38764792"/><text:alphabetical-index-mark-start text:id="IMark64792984"/><text:span text:style-name="T51">.txt</text:span><text:alphabetical-index-mark-end text:id="IMark64792984"/><text:alphabetical-index-mark-end text:id="IMark38764792"/><text:alphabetical-index-mark-end text:id="IMark67525624"/><text:alphabetical-index-mark-end text:id="IMark39840120"/><text:alphabetical-index-mark-end text:id="IMark71546072"/><text:alphabetical-index-mark-end text:id="IMark71581208"/><text:alphabetical-index-mark-end text:id="IMark71898472"/><text:alphabetical-index-mark-end text:id="IMark65653416"/><text:alphabetical-index-mark-end text:id="IMark68345384"/><text:alphabetical-index-mark-end text:id="IMark66246344"/><text:alphabetical-index-mark-end text:id="IMark64586424"/><text:alphabetical-index-mark-end text:id="IMark38763832"/><text:span text:style-name="T51"> and will fill it with the </text:span><text:alphabetical-index-mark-start text:id="IMark71679560"/><text:alphabetical-index-mark-start text:id="IMark65470392"/><text:alphabetical-index-mark-start text:id="IMark54226520"/><text:alphabetical-index-mark-start text:id="IMark60896136"/><text:alphabetical-index-mark-start text:id="IMark68388936"/><text:alphabetical-index-mark-start text:id="IMark61472360"/><text:alphabetical-index-mark-start text:id="IMark68337128"/><text:alphabetical-index-mark-start text:id="IMark73110760"/><text:alphabetical-index-mark-start text:id="IMark73267288"/><text:alphabetical-index-mark-start text:id="IMark68368984"/><text:alphabetical-index-mark-start text:id="IMark66088008"/><text:alphabetical-index-mark-start text:id="IMark66343928"/><text:alphabetical-index-mark-start text:id="IMark73268904"/><text:alphabetical-index-mark-start text:id="IMark39899064"/><text:alphabetical-index-mark-start text:id="IMark39716568"/><text:alphabetical-index-mark-start text:id="IMark58788664"/><text:alphabetical-index-mark-start text:id="IMark64796248"/><text:alphabetical-index-mark-start text:id="IMark68871512"/><text:alphabetical-index-mark-start text:id="IMark62670056"/><text:alphabetical-index-mark-start text:id="IMark68869592"/><text:alphabetical-index-mark-start text:id="IMark68873432"/><text:alphabetical-index-mark-start text:id="IMark68628232"/><text:alphabetical-index-mark-start text:id="IMark71296984"/><text:alphabetical-index-mark-start text:id="IMark63713384"/><text:span text:style-name="T51">result</text:span><text:alphabetical-index-mark-end text:id="IMark63713384"/><text:alphabetical-index-mark-end text:id="IMark71296984"/><text:alphabetical-index-mark-end text:id="IMark68628232"/><text:alphabetical-index-mark-end text:id="IMark68873432"/><text:alphabetical-index-mark-end text:id="IMark68869592"/><text:alphabetical-index-mark-end text:id="IMark62670056"/><text:alphabetical-index-mark-end text:id="IMark68871512"/><text:alphabetical-index-mark-end text:id="IMark64796248"/><text:alphabetical-index-mark-end text:id="IMark58788664"/><text:alphabetical-index-mark-end text:id="IMark39716568"/><text:alphabetical-index-mark-end text:id="IMark39899064"/><text:alphabetical-index-mark-end text:id="IMark73268904"/><text:span text:style-name="T51">s</text:span><text:alphabetical-index-mark-end text:id="IMark66343928"/><text:alphabetical-index-mark-end text:id="IMark66088008"/><text:alphabetical-index-mark-end text:id="IMark68368984"/><text:alphabetical-index-mark-end text:id="IMark73267288"/><text:alphabetical-index-mark-end text:id="IMark73110760"/><text:alphabetical-index-mark-end text:id="IMark68337128"/><text:alphabetical-index-mark-end text:id="IMark61472360"/><text:alphabetical-index-mark-end text:id="IMark68388936"/><text:alphabetical-index-mark-end text:id="IMark60896136"/><text:alphabetical-index-mark-end text:id="IMark54226520"/><text:alphabetical-index-mark-end text:id="IMark65470392"/><text:alphabetical-index-mark-end text:id="IMark71679560"/><text:span text:style-name="T51"> of the first </text:span><text:alphabetical-index-mark-start text:id="IMark63599000"/><text:alphabetical-index-mark-start text:id="IMark71744232"/><text:alphabetical-index-mark-start text:id="IMark62456568"/><text:alphabetical-index-mark-start text:id="IMark63076088"/><text:alphabetical-index-mark-start text:id="IMark71943208"/><text:alphabetical-index-mark-start text:id="IMark65471352"/><text:alphabetical-index-mark-start text:id="IMark58315704"/><text:alphabetical-index-mark-start text:id="IMark71642872"/><text:alphabetical-index-mark-start text:id="IMark58842632"/><text:alphabetical-index-mark-start text:id="IMark65262776"/><text:alphabetical-index-mark-start text:id="IMark54539016"/><text:alphabetical-index-mark-start text:id="IMark68992184"/><text:span text:style-name="T51">SELECT</text:span><text:alphabetical-index-mark-end text:id="IMark68992184"/><text:alphabetical-index-mark-end text:id="IMark54539016"/><text:alphabetical-index-mark-end text:id="IMark65262776"/><text:alphabetical-index-mark-end text:id="IMark58842632"/><text:alphabetical-index-mark-end text:id="IMark71642872"/><text:alphabetical-index-mark-end text:id="IMark58315704"/><text:alphabetical-index-mark-end text:id="IMark65471352"/><text:alphabetical-index-mark-end text:id="IMark71943208"/><text:alphabetical-index-mark-end text:id="IMark63076088"/><text:alphabetical-index-mark-end text:id="IMark62456568"/><text:alphabetical-index-mark-end text:id="IMark71744232"/><text:alphabetical-index-mark-end text:id="IMark63599000"/><text:span text:style-name="T51">, and then with the </text:span><text:alphabetical-index-mark-start text:id="IMark71593896"/><text:alphabetical-index-mark-start text:id="IMark67740040"/><text:alphabetical-index-mark-start text:id="IMark68168424"/><text:alphabetical-index-mark-start text:id="IMark54079880"/><text:alphabetical-index-mark-start text:id="IMark62794904"/><text:alphabetical-index-mark-start text:id="IMark71309368"/><text:alphabetical-index-mark-start text:id="IMark58869096"/><text:alphabetical-index-mark-start text:id="IMark68531944"/><text:alphabetical-index-mark-start text:id="IMark64794904"/><text:alphabetical-index-mark-start text:id="IMark68132280"/><text:alphabetical-index-mark-start text:id="IMark68133240"/><text:alphabetical-index-mark-start text:id="IMark60270856"/><text:alphabetical-index-mark-start text:id="IMark61249560"/><text:alphabetical-index-mark-start text:id="IMark67712568"/><text:alphabetical-index-mark-start text:id="IMark38766712"/><text:alphabetical-index-mark-start text:id="IMark59247224"/><text:alphabetical-index-mark-start text:id="IMark67383848"/><text:alphabetical-index-mark-start text:id="IMark71899432"/><text:alphabetical-index-mark-start text:id="IMark71730728"/><text:alphabetical-index-mark-start text:id="IMark68874392"/><text:alphabetical-index-mark-start text:id="IMark39900984"/><text:alphabetical-index-mark-start text:id="IMark60713016"/><text:alphabetical-index-mark-start text:id="IMark71243896"/><text:alphabetical-index-mark-start text:id="IMark71271272"/><text:span text:style-name="T51">result</text:span><text:alphabetical-index-mark-end text:id="IMark71271272"/><text:alphabetical-index-mark-end text:id="IMark71243896"/><text:alphabetical-index-mark-end text:id="IMark60713016"/><text:alphabetical-index-mark-end text:id="IMark39900984"/><text:alphabetical-index-mark-end text:id="IMark68874392"/><text:alphabetical-index-mark-end text:id="IMark71730728"/><text:alphabetical-index-mark-end text:id="IMark71899432"/><text:alphabetical-index-mark-end text:id="IMark67383848"/><text:alphabetical-index-mark-end text:id="IMark59247224"/><text:alphabetical-index-mark-end text:id="IMark38766712"/><text:alphabetical-index-mark-end text:id="IMark67712568"/><text:alphabetical-index-mark-end text:id="IMark61249560"/><text:span text:style-name="T51">s</text:span><text:alphabetical-index-mark-end text:id="IMark60270856"/><text:alphabetical-index-mark-end text:id="IMark68133240"/><text:alphabetical-index-mark-end text:id="IMark68132280"/><text:alphabetical-index-mark-end text:id="IMark64794904"/><text:alphabetical-index-mark-end text:id="IMark68531944"/><text:alphabetical-index-mark-end text:id="IMark58869096"/><text:alphabetical-index-mark-end text:id="IMark71309368"/><text:alphabetical-index-mark-end text:id="IMark62794904"/><text:alphabetical-index-mark-end text:id="IMark54079880"/><text:alphabetical-index-mark-end text:id="IMark68168424"/><text:alphabetical-index-mark-end text:id="IMark67740040"/><text:alphabetical-index-mark-end text:id="IMark71593896"/><text:span text:style-name="T51"> of the second </text:span><text:alphabetical-index-mark-start text:id="IMark59159384"/><text:alphabetical-index-mark-start text:id="IMark62860904"/><text:alphabetical-index-mark-start text:id="IMark69042024"/><text:alphabetical-index-mark-start text:id="IMark68858696"/><text:alphabetical-index-mark-start text:id="IMark65384328"/><text:alphabetical-index-mark-start text:id="IMark65124760"/><text:alphabetical-index-mark-start text:id="IMark64587384"/><text:alphabetical-index-mark-start text:id="IMark69039560"/><text:alphabetical-index-mark-start text:id="IMark69040792"/><text:alphabetical-index-mark-start text:id="IMark65122104"/><text:alphabetical-index-mark-start text:id="IMark64795864"/><text:alphabetical-index-mark-start text:id="IMark53984840"/><text:span text:style-name="T51">query</text:span><text:alphabetical-index-mark-end text:id="IMark53984840"/><text:alphabetical-index-mark-end text:id="IMark64795864"/><text:alphabetical-index-mark-end text:id="IMark65122104"/><text:alphabetical-index-mark-end text:id="IMark69040792"/><text:alphabetical-index-mark-end text:id="IMark69039560"/><text:alphabetical-index-mark-end text:id="IMark64587384"/><text:alphabetical-index-mark-end text:id="IMark65124760"/><text:alphabetical-index-mark-end text:id="IMark65384328"/><text:alphabetical-index-mark-end text:id="IMark68858696"/><text:alphabetical-index-mark-end text:id="IMark69042024"/><text:alphabetical-index-mark-end text:id="IMark62860904"/><text:alphabetical-index-mark-end text:id="IMark59159384"/><text:span text:style-name="T51"> </text:span><text:alphabetical-index-mark-start text:id="IMark58314088"/><text:alphabetical-index-mark-start text:id="IMark33279960"/><text:alphabetical-index-mark-start text:id="IMark62054472"/><text:alphabetical-index-mark-start text:id="IMark71981096"/><text:alphabetical-index-mark-start text:id="IMark67524664"/><text:alphabetical-index-mark-start text:id="IMark68432136"/><text:alphabetical-index-mark-start text:id="IMark64585464"/><text:alphabetical-index-mark-start text:id="IMark64675064"/><text:alphabetical-index-mark-start text:id="IMark62469560"/><text:alphabetical-index-mark-start text:id="IMark61138520"/><text:alphabetical-index-mark-start text:id="IMark71241976"/><text:alphabetical-index-mark-start text:id="IMark65821992"/><text:span text:style-name="T51">append</text:span><text:alphabetical-index-mark-end text:id="IMark65821992"/><text:alphabetical-index-mark-end text:id="IMark71241976"/><text:alphabetical-index-mark-end text:id="IMark61138520"/><text:alphabetical-index-mark-end text:id="IMark62469560"/><text:alphabetical-index-mark-end text:id="IMark64675064"/><text:alphabetical-index-mark-end text:id="IMark64585464"/><text:alphabetical-index-mark-end text:id="IMark68432136"/><text:alphabetical-index-mark-end text:id="IMark67524664"/><text:alphabetical-index-mark-end text:id="IMark71981096"/><text:alphabetical-index-mark-end text:id="IMark62054472"/><text:alphabetical-index-mark-end text:id="IMark33279960"/><text:alphabetical-index-mark-end text:id="IMark58314088"/><text:span text:style-name="T51">ed to the first.</text:span></text:p>
      <text:p text:style-name="P16"/>
      <text:p text:style-name="P16"/>
      <text:h text:style-name="Heading_20_3" text:outline-level="3"><text:bookmark-start text:name="__RefHeading___Toc961_76759228"/>2.3.3. <text:alphabetical-index-mark-start text:id="IMark68130360"/><text:alphabetical-index-mark-start text:id="IMark62567928"/><text:alphabetical-index-mark-start text:id="IMark58827352"/><text:alphabetical-index-mark-start text:id="IMark68392920"/><text:alphabetical-index-mark-start text:id="IMark73349448"/><text:alphabetical-index-mark-start text:id="IMark73226792"/><text:alphabetical-index-mark-start text:id="IMark71481880"/><text:alphabetical-index-mark-start text:id="IMark63406824"/><text:alphabetical-index-mark-start text:id="IMark64864744"/><text:alphabetical-index-mark-start text:id="IMark73222808"/><text:alphabetical-index-mark-start text:id="IMark68382264"/><text:alphabetical-index-mark-start text:id="IMark68370312"/><text:alphabetical-index-mark-start text:id="IMark73279528"/><text:alphabetical-index-mark-start text:id="IMark73278200"/><text:alphabetical-index-mark-start text:id="IMark73276872"/><text:alphabetical-index-mark-start text:id="IMark68450968"/><text:alphabetical-index-mark-start text:id="IMark61534232"/><text:alphabetical-index-mark-start text:id="IMark64793944"/><text:alphabetical-index-mark-start text:id="IMark68971704"/><text:alphabetical-index-mark-start text:id="IMark68870552"/><text:alphabetical-index-mark-start text:id="IMark68872472"/><text:alphabetical-index-mark-start text:id="IMark58923976"/><text:alphabetical-index-mark-start text:id="IMark66711048"/><text:alphabetical-index-mark-start text:id="IMark63277352"/><text:span text:style-name="T19">Sql</text:span><text:alphabetical-index-mark-end text:id="IMark63277352"/><text:alphabetical-index-mark-end text:id="IMark66711048"/><text:alphabetical-index-mark-end text:id="IMark58923976"/><text:alphabetical-index-mark-end text:id="IMark68872472"/><text:alphabetical-index-mark-end text:id="IMark68870552"/><text:alphabetical-index-mark-end text:id="IMark68971704"/><text:alphabetical-index-mark-end text:id="IMark64793944"/><text:alphabetical-index-mark-end text:id="IMark61534232"/><text:alphabetical-index-mark-end text:id="IMark68450968"/><text:alphabetical-index-mark-end text:id="IMark73276872"/><text:alphabetical-index-mark-end text:id="IMark73278200"/><text:alphabetical-index-mark-end text:id="IMark73279528"/><text:alphabetical-index-mark-end text:id="IMark68370312"/><text:alphabetical-index-mark-end text:id="IMark68382264"/><text:alphabetical-index-mark-end text:id="IMark73222808"/><text:alphabetical-index-mark-end text:id="IMark64864744"/><text:alphabetical-index-mark-end text:id="IMark63406824"/><text:alphabetical-index-mark-end text:id="IMark71481880"/><text:alphabetical-index-mark-end text:id="IMark73226792"/><text:alphabetical-index-mark-end text:id="IMark73349448"/><text:alphabetical-index-mark-end text:id="IMark68392920"/><text:alphabetical-index-mark-end text:id="IMark58827352"/><text:alphabetical-index-mark-end text:id="IMark62567928"/><text:alphabetical-index-mark-end text:id="IMark68130360"/><text:span text:style-name="T19">, </text:span><text:alphabetical-index-mark-start text:id="IMark64817112"/><text:alphabetical-index-mark-start text:id="IMark68163368"/><text:alphabetical-index-mark-start text:id="IMark65883000"/><text:span text:style-name="T19">HDFql</text:span><text:alphabetical-index-mark-end text:id="IMark65883000"/><text:alphabetical-index-mark-end text:id="IMark68163368"/><text:alphabetical-index-mark-end text:id="IMark64817112"/><text:span text:style-name="T19"> </text:span><text:alphabetical-index-mark-start text:id="IMark60519016"/><text:alphabetical-index-mark-start text:id="IMark39901944"/><text:alphabetical-index-mark-start text:id="IMark58841672"/><text:alphabetical-index-mark-start text:id="IMark65260856"/><text:alphabetical-index-mark-start text:id="IMark68866184"/><text:alphabetical-index-mark-start text:id="IMark65264696"/><text:alphabetical-index-mark-start text:id="IMark68868632"/><text:alphabetical-index-mark-start text:id="IMark68875352"/><text:alphabetical-index-mark-start text:id="IMark71547992"/><text:alphabetical-index-mark-start text:id="IMark63998040"/><text:alphabetical-index-mark-start text:id="IMark64904072"/><text:alphabetical-index-mark-start text:id="IMark65263736"/><text:span text:style-name="T19">file</text:span><text:alphabetical-index-mark-end text:id="IMark65263736"/><text:alphabetical-index-mark-end text:id="IMark64904072"/><text:alphabetical-index-mark-end text:id="IMark63998040"/><text:alphabetical-index-mark-end text:id="IMark71547992"/><text:alphabetical-index-mark-end text:id="IMark68875352"/><text:alphabetical-index-mark-end text:id="IMark68868632"/><text:alphabetical-index-mark-end text:id="IMark65264696"/><text:alphabetical-index-mark-end text:id="IMark68866184"/><text:alphabetical-index-mark-end text:id="IMark65260856"/><text:alphabetical-index-mark-end text:id="IMark58841672"/><text:alphabetical-index-mark-end text:id="IMark39901944"/><text:alphabetical-index-mark-end text:id="IMark60519016"/><text:span text:style-name="T19">s and </text:span><text:alphabetical-index-mark-start text:id="IMark54574696"/><text:alphabetical-index-mark-start text:id="IMark61167448"/><text:alphabetical-index-mark-start text:id="IMark63397000"/><text:alphabetical-index-mark-start text:id="IMark65481016"/><text:alphabetical-index-mark-start text:id="IMark71547032"/><text:alphabetical-index-mark-start text:id="IMark58903464"/><text:alphabetical-index-mark-start text:id="IMark61585448"/><text:alphabetical-index-mark-start text:id="IMark59215448"/><text:alphabetical-index-mark-start text:id="IMark67735592"/><text:alphabetical-index-mark-start text:id="IMark73159832"/><text:alphabetical-index-mark-start text:id="IMark68341400"/><text:alphabetical-index-mark-start text:id="IMark63284456"/><text:span text:style-name="T19">composite</text:span><text:alphabetical-index-mark-end text:id="IMark63284456"/><text:alphabetical-index-mark-end text:id="IMark68341400"/><text:alphabetical-index-mark-end text:id="IMark73159832"/><text:alphabetical-index-mark-end text:id="IMark67735592"/><text:alphabetical-index-mark-end text:id="IMark59215448"/><text:alphabetical-index-mark-end text:id="IMark61585448"/><text:alphabetical-index-mark-end text:id="IMark58903464"/><text:alphabetical-index-mark-end text:id="IMark71547032"/><text:alphabetical-index-mark-end text:id="IMark65481016"/><text:alphabetical-index-mark-end text:id="IMark63397000"/><text:alphabetical-index-mark-end text:id="IMark61167448"/><text:alphabetical-index-mark-end text:id="IMark54574696"/><text:span text:style-name="T19"> </text:span><text:alphabetical-index-mark-start text:id="IMark39900024"/><text:alphabetical-index-mark-start text:id="IMark62340840"/><text:alphabetical-index-mark-start text:id="IMark38763832"/><text:alphabetical-index-mark-start text:id="IMark64586424"/><text:alphabetical-index-mark-start text:id="IMark66246344"/><text:alphabetical-index-mark-start text:id="IMark68345384"/><text:alphabetical-index-mark-start text:id="IMark65653416"/><text:alphabetical-index-mark-start text:id="IMark71898472"/><text:alphabetical-index-mark-start text:id="IMark71581208"/><text:alphabetical-index-mark-start text:id="IMark71546072"/><text:alphabetical-index-mark-start text:id="IMark39840120"/><text:alphabetical-index-mark-start text:id="IMark67525624"/><text:span text:style-name="T19">query</text:span><text:alphabetical-index-mark-end text:id="IMark67525624"/><text:alphabetical-index-mark-end text:id="IMark39840120"/><text:alphabetical-index-mark-end text:id="IMark71546072"/><text:alphabetical-index-mark-end text:id="IMark71581208"/><text:alphabetical-index-mark-end text:id="IMark71898472"/><text:alphabetical-index-mark-end text:id="IMark65653416"/><text:alphabetical-index-mark-end text:id="IMark68345384"/><text:alphabetical-index-mark-end text:id="IMark66246344"/><text:alphabetical-index-mark-end text:id="IMark64586424"/><text:alphabetical-index-mark-end text:id="IMark38763832"/><text:alphabetical-index-mark-end text:id="IMark62340840"/><text:alphabetical-index-mark-end text:id="IMark39900024"/><text:span text:style-name="T19"> </text:span><text:alphabetical-index-mark-start text:id="IMark38764792"/><text:alphabetical-index-mark-start text:id="IMark64792984"/><text:alphabetical-index-mark-start text:id="IMark64384536"/><text:alphabetical-index-mark-start text:id="IMark62915224"/><text:alphabetical-index-mark-start text:id="IMark73268904"/><text:alphabetical-index-mark-start text:id="IMark39899064"/><text:alphabetical-index-mark-start text:id="IMark39716568"/><text:alphabetical-index-mark-start text:id="IMark58788664"/><text:alphabetical-index-mark-start text:id="IMark64796248"/><text:alphabetical-index-mark-start text:id="IMark68871512"/><text:alphabetical-index-mark-start text:id="IMark62670056"/><text:alphabetical-index-mark-start text:id="IMark68869592"/><text:span text:style-name="T19">syntax</text:span><text:alphabetical-index-mark-end text:id="IMark68869592"/><text:alphabetical-index-mark-end text:id="IMark62670056"/><text:alphabetical-index-mark-end text:id="IMark68871512"/><text:alphabetical-index-mark-end text:id="IMark64796248"/><text:alphabetical-index-mark-end text:id="IMark58788664"/><text:alphabetical-index-mark-end text:id="IMark39716568"/><text:alphabetical-index-mark-end text:id="IMark39899064"/><text:alphabetical-index-mark-end text:id="IMark73268904"/><text:alphabetical-index-mark-end text:id="IMark62915224"/><text:alphabetical-index-mark-end text:id="IMark64384536"/><text:alphabetical-index-mark-end text:id="IMark64792984"/><text:alphabetical-index-mark-end text:id="IMark38764792"/><text:span text:style-name="T19">.</text:span><text:bookmark-end text:name="__RefHeading___Toc961_76759228"/></text:h>
      <text:p text:style-name="P18"/>
      <text:p text:style-name="P26"><text:alphabetical-index-mark-start text:id="IMark60712632"/><text:alphabetical-index-mark-start text:id="IMark71679560"/><text:alphabetical-index-mark-start text:id="IMark65470392"/><text:alphabetical-index-mark-start text:id="IMark54226520"/><text:alphabetical-index-mark-start text:id="IMark60896136"/><text:alphabetical-index-mark-start text:id="IMark68388936"/><text:alphabetical-index-mark-start text:id="IMark61472360"/><text:alphabetical-index-mark-start text:id="IMark68337128"/><text:alphabetical-index-mark-start text:id="IMark73110760"/><text:alphabetical-index-mark-start text:id="IMark73267288"/><text:alphabetical-index-mark-start text:id="IMark68368984"/><text:alphabetical-index-mark-start text:id="IMark66088008"/><text:alphabetical-index-mark-start text:id="IMark66343928"/><text:alphabetical-index-mark-start text:id="IMark38765752"/><text:alphabetical-index-mark-start text:id="IMark62056728"/><text:alphabetical-index-mark-start text:id="IMark63599000"/><text:alphabetical-index-mark-start text:id="IMark71744232"/><text:alphabetical-index-mark-start text:id="IMark62456568"/><text:alphabetical-index-mark-start text:id="IMark63076088"/><text:alphabetical-index-mark-start text:id="IMark71943208"/><text:alphabetical-index-mark-start text:id="IMark65471352"/><text:alphabetical-index-mark-start text:id="IMark58315704"/><text:alphabetical-index-mark-start text:id="IMark71642872"/><text:alphabetical-index-mark-start text:id="IMark58842632"/>Sql<text:alphabetical-index-mark-end text:id="IMark58842632"/><text:alphabetical-index-mark-end text:id="IMark71642872"/><text:alphabetical-index-mark-end text:id="IMark58315704"/><text:alphabetical-index-mark-end text:id="IMark65471352"/><text:alphabetical-index-mark-end text:id="IMark71943208"/><text:alphabetical-index-mark-end text:id="IMark63076088"/><text:alphabetical-index-mark-end text:id="IMark62456568"/><text:alphabetical-index-mark-end text:id="IMark71744232"/><text:alphabetical-index-mark-end text:id="IMark63599000"/><text:alphabetical-index-mark-end text:id="IMark62056728"/><text:alphabetical-index-mark-end text:id="IMark38765752"/><text:alphabetical-index-mark-end text:id="IMark66343928"/><text:alphabetical-index-mark-end text:id="IMark66088008"/><text:alphabetical-index-mark-end text:id="IMark68368984"/><text:alphabetical-index-mark-end text:id="IMark73267288"/><text:alphabetical-index-mark-end text:id="IMark73110760"/><text:alphabetical-index-mark-end text:id="IMark68337128"/><text:alphabetical-index-mark-end text:id="IMark61472360"/><text:alphabetical-index-mark-end text:id="IMark68388936"/><text:alphabetical-index-mark-end text:id="IMark60896136"/><text:alphabetical-index-mark-end text:id="IMark54226520"/><text:alphabetical-index-mark-end text:id="IMark65470392"/><text:alphabetical-index-mark-end text:id="IMark71679560"/><text:alphabetical-index-mark-end text:id="IMark60712632"/><text:span text:style-name="T68">p</text:span> accepts <text:alphabetical-index-mark-start text:id="IMark65262776"/><text:alphabetical-index-mark-start text:id="IMark54539016"/><text:alphabetical-index-mark-start text:id="IMark68992184"/><text:alphabetical-index-mark-start text:id="IMark65614552"/><text:alphabetical-index-mark-start text:id="IMark54033032"/><text:alphabetical-index-mark-start text:id="IMark65378232"/><text:alphabetical-index-mark-start text:id="IMark61249560"/><text:alphabetical-index-mark-start text:id="IMark67712568"/><text:alphabetical-index-mark-start text:id="IMark38766712"/><text:alphabetical-index-mark-start text:id="IMark59247224"/><text:alphabetical-index-mark-start text:id="IMark67383848"/><text:alphabetical-index-mark-start text:id="IMark71899432"/>single<text:alphabetical-index-mark-end text:id="IMark71899432"/><text:alphabetical-index-mark-end text:id="IMark67383848"/><text:alphabetical-index-mark-end text:id="IMark59247224"/><text:alphabetical-index-mark-end text:id="IMark38766712"/><text:alphabetical-index-mark-end text:id="IMark67712568"/><text:alphabetical-index-mark-end text:id="IMark61249560"/><text:alphabetical-index-mark-end text:id="IMark65378232"/><text:alphabetical-index-mark-end text:id="IMark54033032"/><text:alphabetical-index-mark-end text:id="IMark65614552"/><text:alphabetical-index-mark-end text:id="IMark68992184"/><text:alphabetical-index-mark-end text:id="IMark54539016"/><text:alphabetical-index-mark-end text:id="IMark65262776"/> and <text:alphabetical-index-mark-start text:id="IMark71730728"/><text:alphabetical-index-mark-start text:id="IMark68874392"/><text:alphabetical-index-mark-start text:id="IMark39900984"/><text:alphabetical-index-mark-start text:id="IMark60713016"/><text:alphabetical-index-mark-start text:id="IMark71243896"/><text:alphabetical-index-mark-start text:id="IMark71271272"/><text:alphabetical-index-mark-start text:id="IMark60514504"/><text:alphabetical-index-mark-start text:id="IMark71593896"/><text:alphabetical-index-mark-start text:id="IMark67740040"/><text:alphabetical-index-mark-start text:id="IMark68168424"/><text:alphabetical-index-mark-start text:id="IMark54079880"/><text:alphabetical-index-mark-start text:id="IMark62794904"/>composite<text:alphabetical-index-mark-end text:id="IMark62794904"/><text:alphabetical-index-mark-end text:id="IMark54079880"/><text:alphabetical-index-mark-end text:id="IMark68168424"/><text:alphabetical-index-mark-end text:id="IMark67740040"/><text:alphabetical-index-mark-end text:id="IMark71593896"/><text:alphabetical-index-mark-end text:id="IMark60514504"/><text:alphabetical-index-mark-end text:id="IMark71271272"/><text:alphabetical-index-mark-end text:id="IMark71243896"/><text:alphabetical-index-mark-end text:id="IMark60713016"/><text:alphabetical-index-mark-end text:id="IMark39900984"/><text:alphabetical-index-mark-end text:id="IMark68874392"/><text:alphabetical-index-mark-end text:id="IMark71730728"/> <text:alphabetical-index-mark-start text:id="IMark71309368"/><text:alphabetical-index-mark-start text:id="IMark58869096"/><text:alphabetical-index-mark-start text:id="IMark68531944"/><text:alphabetical-index-mark-start text:id="IMark64794904"/><text:alphabetical-index-mark-start text:id="IMark68132280"/><text:alphabetical-index-mark-start text:id="IMark68133240"/><text:alphabetical-index-mark-start text:id="IMark60270856"/><text:alphabetical-index-mark-start text:id="IMark67385768"/><text:alphabetical-index-mark-start text:id="IMark64584504"/><text:alphabetical-index-mark-start text:id="IMark71897512"/><text:alphabetical-index-mark-start text:id="IMark59159384"/><text:alphabetical-index-mark-start text:id="IMark62860904"/>queries<text:alphabetical-index-mark-end text:id="IMark62860904"/><text:alphabetical-index-mark-end text:id="IMark59159384"/><text:alphabetical-index-mark-end text:id="IMark71897512"/><text:alphabetical-index-mark-end text:id="IMark64584504"/><text:alphabetical-index-mark-end text:id="IMark67385768"/><text:alphabetical-index-mark-end text:id="IMark60270856"/><text:alphabetical-index-mark-end text:id="IMark68133240"/><text:alphabetical-index-mark-end text:id="IMark68132280"/><text:alphabetical-index-mark-end text:id="IMark64794904"/><text:alphabetical-index-mark-end text:id="IMark68531944"/><text:alphabetical-index-mark-end text:id="IMark58869096"/><text:alphabetical-index-mark-end text:id="IMark71309368"/>, as well as <text:alphabetical-index-mark-start text:id="IMark69042024"/><text:alphabetical-index-mark-start text:id="IMark68858696"/><text:alphabetical-index-mark-start text:id="IMark65384328"/><text:alphabetical-index-mark-start text:id="IMark65124760"/><text:alphabetical-index-mark-start text:id="IMark64587384"/><text:alphabetical-index-mark-start text:id="IMark69039560"/><text:alphabetical-index-mark-start text:id="IMark69040792"/><text:alphabetical-index-mark-start text:id="IMark65122104"/><text:alphabetical-index-mark-start text:id="IMark64795864"/><text:alphabetical-index-mark-start text:id="IMark53984840"/><text:alphabetical-index-mark-start text:id="IMark65525048"/><text:alphabetical-index-mark-start text:id="IMark62569160"/><text:alphabetical-index-mark-start text:id="IMark68047656"/><text:alphabetical-index-mark-start text:id="IMark66191256"/><text:alphabetical-index-mark-start text:id="IMark61586584"/><text:alphabetical-index-mark-start text:id="IMark67142280"/><text:alphabetical-index-mark-start text:id="IMark62204072"/><text:alphabetical-index-mark-start text:id="IMark64224280"/><text:alphabetical-index-mark-start text:id="IMark67728776"/><text:alphabetical-index-mark-start text:id="IMark64706680"/><text:alphabetical-index-mark-start text:id="IMark66841768"/><text:alphabetical-index-mark-start text:id="IMark59222280"/><text:alphabetical-index-mark-start text:id="IMark65261816"/><text:alphabetical-index-mark-start text:id="IMark62570392"/>sql<text:alphabetical-index-mark-end text:id="IMark62570392"/><text:alphabetical-index-mark-end text:id="IMark65261816"/><text:alphabetical-index-mark-end text:id="IMark59222280"/><text:alphabetical-index-mark-end text:id="IMark66841768"/><text:alphabetical-index-mark-end text:id="IMark64706680"/><text:alphabetical-index-mark-end text:id="IMark67728776"/><text:alphabetical-index-mark-end text:id="IMark64224280"/><text:alphabetical-index-mark-end text:id="IMark62204072"/><text:alphabetical-index-mark-end text:id="IMark67142280"/><text:alphabetical-index-mark-end text:id="IMark61586584"/><text:alphabetical-index-mark-end text:id="IMark66191256"/><text:alphabetical-index-mark-end text:id="IMark68047656"/><text:alphabetical-index-mark-end text:id="IMark62569160"/><text:alphabetical-index-mark-end text:id="IMark65525048"/><text:alphabetical-index-mark-end text:id="IMark53984840"/><text:alphabetical-index-mark-end text:id="IMark64795864"/><text:alphabetical-index-mark-end text:id="IMark65122104"/><text:alphabetical-index-mark-end text:id="IMark69040792"/><text:alphabetical-index-mark-end text:id="IMark69039560"/><text:alphabetical-index-mark-end text:id="IMark64587384"/><text:alphabetical-index-mark-end text:id="IMark65124760"/><text:alphabetical-index-mark-end text:id="IMark65384328"/><text:alphabetical-index-mark-end text:id="IMark68858696"/><text:alphabetical-index-mark-end text:id="IMark69042024"/> <text:alphabetical-index-mark-start text:id="IMark58755384"/><text:alphabetical-index-mark-start text:id="IMark58314088"/><text:alphabetical-index-mark-start text:id="IMark33279960"/><text:alphabetical-index-mark-start text:id="IMark62054472"/><text:alphabetical-index-mark-start text:id="IMark71981096"/><text:alphabetical-index-mark-start text:id="IMark67524664"/><text:alphabetical-index-mark-start text:id="IMark68432136"/><text:alphabetical-index-mark-start text:id="IMark64585464"/><text:alphabetical-index-mark-start text:id="IMark64675064"/><text:alphabetical-index-mark-start text:id="IMark62469560"/><text:alphabetical-index-mark-start text:id="IMark61138520"/><text:alphabetical-index-mark-start text:id="IMark71241976"/>file<text:alphabetical-index-mark-end text:id="IMark71241976"/><text:alphabetical-index-mark-end text:id="IMark61138520"/><text:alphabetical-index-mark-end text:id="IMark62469560"/><text:alphabetical-index-mark-end text:id="IMark64675064"/><text:alphabetical-index-mark-end text:id="IMark64585464"/><text:alphabetical-index-mark-end text:id="IMark68432136"/><text:alphabetical-index-mark-end text:id="IMark67524664"/><text:alphabetical-index-mark-end text:id="IMark71981096"/><text:alphabetical-index-mark-end text:id="IMark62054472"/><text:alphabetical-index-mark-end text:id="IMark33279960"/><text:alphabetical-index-mark-end text:id="IMark58314088"/><text:alphabetical-index-mark-end text:id="IMark58755384"/>s as input. In all cases you should end each <text:alphabetical-index-mark-start text:id="IMark65821992"/><text:alphabetical-index-mark-start text:id="IMark67669080"/><text:alphabetical-index-mark-start text:id="IMark62232936"/><text:alphabetical-index-mark-start text:id="IMark71731960"/><text:alphabetical-index-mark-start text:id="IMark65376904"/><text:alphabetical-index-mark-start text:id="IMark63608104"/><text:alphabetical-index-mark-start text:id="IMark54886072"/><text:alphabetical-index-mark-start text:id="IMark65058072"/><text:alphabetical-index-mark-start text:id="IMark71613720"/><text:alphabetical-index-mark-start text:id="IMark58840712"/><text:alphabetical-index-mark-start text:id="IMark68130360"/><text:alphabetical-index-mark-start text:id="IMark62567928"/>query<text:alphabetical-index-mark-end text:id="IMark62567928"/><text:alphabetical-index-mark-end text:id="IMark68130360"/><text:alphabetical-index-mark-end text:id="IMark58840712"/><text:alphabetical-index-mark-end text:id="IMark71613720"/><text:alphabetical-index-mark-end text:id="IMark65058072"/><text:alphabetical-index-mark-end text:id="IMark54886072"/><text:alphabetical-index-mark-end text:id="IMark63608104"/><text:alphabetical-index-mark-end text:id="IMark65376904"/><text:alphabetical-index-mark-end text:id="IMark71731960"/><text:alphabetical-index-mark-end text:id="IMark62232936"/><text:alphabetical-index-mark-end text:id="IMark67669080"/><text:alphabetical-index-mark-end text:id="IMark65821992"/> with a <text:span text:style-name="T87">semicolon</text:span> to tell <text:alphabetical-index-mark-start text:id="IMark58827352"/><text:alphabetical-index-mark-start text:id="IMark68392920"/><text:alphabetical-index-mark-start text:id="IMark73349448"/><text:alphabetical-index-mark-start text:id="IMark73226792"/><text:alphabetical-index-mark-start text:id="IMark71481880"/><text:alphabetical-index-mark-start text:id="IMark63406824"/><text:alphabetical-index-mark-start text:id="IMark64864744"/><text:alphabetical-index-mark-start text:id="IMark73222808"/><text:alphabetical-index-mark-start text:id="IMark68382264"/><text:alphabetical-index-mark-start text:id="IMark68370312"/><text:alphabetical-index-mark-start text:id="IMark73279528"/><text:alphabetical-index-mark-start text:id="IMark73278200"/><text:alphabetical-index-mark-start text:id="IMark73276872"/><text:alphabetical-index-mark-start text:id="IMark68450968"/><text:alphabetical-index-mark-start text:id="IMark61534232"/><text:alphabetical-index-mark-start text:id="IMark64793944"/><text:alphabetical-index-mark-start text:id="IMark68971704"/><text:alphabetical-index-mark-start text:id="IMark68870552"/><text:alphabetical-index-mark-start text:id="IMark68872472"/><text:alphabetical-index-mark-start text:id="IMark58923976"/><text:alphabetical-index-mark-start text:id="IMark66711048"/><text:alphabetical-index-mark-start text:id="IMark63277352"/><text:alphabetical-index-mark-start text:id="IMark64817112"/><text:alphabetical-index-mark-start text:id="IMark68163368"/><text:alphabetical-index-mark-start text:id="IMark65883000"/><text:alphabetical-index-mark-start text:id="IMark60519016"/><text:alphabetical-index-mark-start text:id="IMark39901944"/><text:alphabetical-index-mark-start text:id="IMark58841672"/><text:alphabetical-index-mark-start text:id="IMark65260856"/><text:alphabetical-index-mark-start text:id="IMark68866184"/><text:alphabetical-index-mark-start text:id="IMark65264696"/><text:alphabetical-index-mark-start text:id="IMark68868632"/><text:alphabetical-index-mark-start text:id="IMark68875352"/><text:alphabetical-index-mark-start text:id="IMark71547992"/><text:alphabetical-index-mark-start text:id="IMark63998040"/><text:alphabetical-index-mark-start text:id="IMark64904072"/>Sql<text:alphabetical-index-mark-end text:id="IMark64904072"/><text:alphabetical-index-mark-end text:id="IMark63998040"/><text:alphabetical-index-mark-end text:id="IMark71547992"/><text:alphabetical-index-mark-end text:id="IMark68875352"/><text:alphabetical-index-mark-end text:id="IMark68868632"/><text:alphabetical-index-mark-end text:id="IMark65264696"/><text:alphabetical-index-mark-end text:id="IMark68866184"/><text:alphabetical-index-mark-end text:id="IMark65260856"/><text:alphabetical-index-mark-end text:id="IMark58841672"/><text:alphabetical-index-mark-end text:id="IMark39901944"/><text:alphabetical-index-mark-end text:id="IMark60519016"/><text:alphabetical-index-mark-end text:id="IMark65883000"/><text:alphabetical-index-mark-end text:id="IMark68163368"/><text:alphabetical-index-mark-end text:id="IMark64817112"/><text:alphabetical-index-mark-end text:id="IMark63277352"/><text:alphabetical-index-mark-end text:id="IMark66711048"/><text:alphabetical-index-mark-end text:id="IMark58923976"/><text:alphabetical-index-mark-end text:id="IMark68872472"/><text:alphabetical-index-mark-end text:id="IMark68870552"/><text:alphabetical-index-mark-end text:id="IMark68971704"/><text:alphabetical-index-mark-end text:id="IMark64793944"/><text:alphabetical-index-mark-end text:id="IMark61534232"/><text:alphabetical-index-mark-end text:id="IMark68450968"/><text:alphabetical-index-mark-end text:id="IMark73276872"/>ite<text:alphabetical-index-mark-end text:id="IMark73278200"/><text:alphabetical-index-mark-end text:id="IMark73279528"/><text:alphabetical-index-mark-end text:id="IMark68370312"/><text:alphabetical-index-mark-end text:id="IMark68382264"/><text:alphabetical-index-mark-end text:id="IMark73222808"/><text:alphabetical-index-mark-end text:id="IMark64864744"/><text:alphabetical-index-mark-end text:id="IMark63406824"/><text:alphabetical-index-mark-end text:id="IMark71481880"/><text:alphabetical-index-mark-end text:id="IMark73226792"/><text:alphabetical-index-mark-end text:id="IMark73349448"/><text:alphabetical-index-mark-end text:id="IMark68392920"/><text:alphabetical-index-mark-end text:id="IMark58827352"/>3 that each is a separate <text:alphabetical-index-mark-start text:id="IMark65263736"/><text:alphabetical-index-mark-start text:id="IMark54574696"/><text:alphabetical-index-mark-start text:id="IMark61167448"/><text:alphabetical-index-mark-start text:id="IMark63397000"/><text:alphabetical-index-mark-start text:id="IMark65481016"/><text:alphabetical-index-mark-start text:id="IMark71547032"/><text:alphabetical-index-mark-start text:id="IMark58903464"/><text:alphabetical-index-mark-start text:id="IMark61585448"/><text:alphabetical-index-mark-start text:id="IMark59215448"/><text:alphabetical-index-mark-start text:id="IMark67735592"/><text:alphabetical-index-mark-start text:id="IMark73159832"/><text:alphabetical-index-mark-start text:id="IMark68341400"/>query<text:alphabetical-index-mark-end text:id="IMark68341400"/><text:alphabetical-index-mark-end text:id="IMark73159832"/><text:alphabetical-index-mark-end text:id="IMark67735592"/><text:alphabetical-index-mark-end text:id="IMark59215448"/><text:alphabetical-index-mark-end text:id="IMark61585448"/><text:alphabetical-index-mark-end text:id="IMark58903464"/><text:alphabetical-index-mark-end text:id="IMark71547032"/><text:alphabetical-index-mark-end text:id="IMark65481016"/><text:alphabetical-index-mark-end text:id="IMark63397000"/><text:alphabetical-index-mark-end text:id="IMark61167448"/><text:alphabetical-index-mark-end text:id="IMark54574696"/><text:alphabetical-index-mark-end text:id="IMark65263736"/>. </text:p>
      <text:p text:style-name="P19"/>
      <text:p text:style-name="P25">Examples:</text:p>
      <text:p text:style-name="P25"/>
      <text:p text:style-name="P28"><text:span text:style-name="T11">2.3.3.1.</text:span> <text:alphabetical-index-mark-start text:id="IMark65653416"/><text:alphabetical-index-mark-start text:id="IMark71898472"/><text:alphabetical-index-mark-start text:id="IMark71581208"/><text:alphabetical-index-mark-start text:id="IMark71546072"/><text:alphabetical-index-mark-start text:id="IMark39840120"/><text:alphabetical-index-mark-start text:id="IMark67525624"/><text:alphabetical-index-mark-start text:id="IMark38764792"/><text:alphabetical-index-mark-start text:id="IMark64792984"/><text:alphabetical-index-mark-start text:id="IMark64384536"/><text:alphabetical-index-mark-start text:id="IMark62915224"/><text:alphabetical-index-mark-start text:id="IMark73268904"/><text:alphabetical-index-mark-start text:id="IMark39899064"/><text:span text:style-name="T39">Single</text:span><text:alphabetical-index-mark-end text:id="IMark39899064"/><text:alphabetical-index-mark-end text:id="IMark73268904"/><text:alphabetical-index-mark-end text:id="IMark62915224"/><text:alphabetical-index-mark-end text:id="IMark64384536"/><text:alphabetical-index-mark-end text:id="IMark64792984"/><text:alphabetical-index-mark-end text:id="IMark38764792"/><text:alphabetical-index-mark-end text:id="IMark67525624"/><text:alphabetical-index-mark-end text:id="IMark39840120"/><text:alphabetical-index-mark-end text:id="IMark71546072"/><text:alphabetical-index-mark-end text:id="IMark71581208"/><text:alphabetical-index-mark-end text:id="IMark71898472"/><text:alphabetical-index-mark-end text:id="IMark65653416"/><text:span text:style-name="T39"> </text:span><text:alphabetical-index-mark-start text:id="IMark39716568"/><text:alphabetical-index-mark-start text:id="IMark58788664"/><text:alphabetical-index-mark-start text:id="IMark64796248"/><text:alphabetical-index-mark-start text:id="IMark68871512"/><text:alphabetical-index-mark-start text:id="IMark62670056"/><text:alphabetical-index-mark-start text:id="IMark68869592"/><text:alphabetical-index-mark-start text:id="IMark68628232"/><text:alphabetical-index-mark-start text:id="IMark68873432"/><text:alphabetical-index-mark-start text:id="IMark63713384"/><text:alphabetical-index-mark-start text:id="IMark71296984"/><text:alphabetical-index-mark-start text:id="IMark63284456"/><text:alphabetical-index-mark-start text:id="IMark60712632"/><text:span text:style-name="T39">query</text:span><text:alphabetical-index-mark-end text:id="IMark60712632"/><text:alphabetical-index-mark-end text:id="IMark63284456"/><text:alphabetical-index-mark-end text:id="IMark71296984"/><text:alphabetical-index-mark-end text:id="IMark63713384"/><text:alphabetical-index-mark-end text:id="IMark68873432"/><text:alphabetical-index-mark-end text:id="IMark68628232"/><text:alphabetical-index-mark-end text:id="IMark68869592"/><text:alphabetical-index-mark-end text:id="IMark62670056"/><text:alphabetical-index-mark-end text:id="IMark68871512"/><text:alphabetical-index-mark-end text:id="IMark64796248"/><text:alphabetical-index-mark-end text:id="IMark58788664"/><text:alphabetical-index-mark-end text:id="IMark39716568"/></text:p>
      <text:p text:style-name="P74"/>
      <text:p text:style-name="P28"><text:span text:style-name="T23">“</text:span><text:alphabetical-index-mark-start text:id="IMark68388936"/><text:alphabetical-index-mark-start text:id="IMark61472360"/><text:alphabetical-index-mark-start text:id="IMark68337128"/><text:alphabetical-index-mark-start text:id="IMark73110760"/><text:alphabetical-index-mark-start text:id="IMark73267288"/><text:alphabetical-index-mark-start text:id="IMark68368984"/><text:alphabetical-index-mark-start text:id="IMark66088008"/><text:alphabetical-index-mark-start text:id="IMark66343928"/><text:alphabetical-index-mark-start text:id="IMark38765752"/><text:alphabetical-index-mark-start text:id="IMark62056728"/><text:alphabetical-index-mark-start text:id="IMark63599000"/><text:alphabetical-index-mark-start text:id="IMark71744232"/><text:span text:style-name="T23">SELECT</text:span><text:alphabetical-index-mark-end text:id="IMark71744232"/><text:alphabetical-index-mark-end text:id="IMark63599000"/><text:alphabetical-index-mark-end text:id="IMark62056728"/><text:alphabetical-index-mark-end text:id="IMark38765752"/><text:alphabetical-index-mark-end text:id="IMark66343928"/><text:alphabetical-index-mark-end text:id="IMark66088008"/><text:alphabetical-index-mark-end text:id="IMark68368984"/><text:alphabetical-index-mark-end text:id="IMark73267288"/><text:alphabetical-index-mark-end text:id="IMark73110760"/><text:alphabetical-index-mark-end text:id="IMark68337128"/><text:alphabetical-index-mark-end text:id="IMark61472360"/><text:alphabetical-index-mark-end text:id="IMark68388936"/><text:span text:style-name="T23"> * FROM </text:span><text:alphabetical-index-mark-start text:id="IMark62456568"/><text:alphabetical-index-mark-start text:id="IMark63076088"/><text:alphabetical-index-mark-start text:id="IMark71943208"/><text:alphabetical-index-mark-start text:id="IMark65471352"/><text:alphabetical-index-mark-start text:id="IMark58315704"/><text:alphabetical-index-mark-start text:id="IMark71642872"/><text:alphabetical-index-mark-start text:id="IMark58842632"/><text:alphabetical-index-mark-start text:id="IMark65262776"/><text:alphabetical-index-mark-start text:id="IMark54539016"/><text:alphabetical-index-mark-start text:id="IMark68992184"/><text:alphabetical-index-mark-start text:id="IMark65614552"/><text:alphabetical-index-mark-start text:id="IMark54033032"/><text:span text:style-name="T23">your_</text:span><text:alphabetical-index-mark-start text:id="IMark65378232"/><text:alphabetical-index-mark-start text:id="IMark61249560"/><text:alphabetical-index-mark-start text:id="IMark67712568"/><text:alphabetical-index-mark-start text:id="IMark38766712"/><text:alphabetical-index-mark-start text:id="IMark59247224"/><text:alphabetical-index-mark-start text:id="IMark67383848"/><text:alphabetical-index-mark-start text:id="IMark71899432"/><text:alphabetical-index-mark-start text:id="IMark71730728"/><text:alphabetical-index-mark-start text:id="IMark68874392"/><text:alphabetical-index-mark-start text:id="IMark39900984"/><text:alphabetical-index-mark-start text:id="IMark60713016"/><text:alphabetical-index-mark-start text:id="IMark71243896"/><text:span text:style-name="T23">table</text:span><text:alphabetical-index-mark-end text:id="IMark71243896"/><text:alphabetical-index-mark-end text:id="IMark60713016"/><text:alphabetical-index-mark-end text:id="IMark39900984"/><text:alphabetical-index-mark-end text:id="IMark68874392"/><text:alphabetical-index-mark-end text:id="IMark71730728"/><text:alphabetical-index-mark-end text:id="IMark71899432"/><text:alphabetical-index-mark-end text:id="IMark67383848"/><text:alphabetical-index-mark-end text:id="IMark59247224"/><text:alphabetical-index-mark-end text:id="IMark38766712"/><text:alphabetical-index-mark-end text:id="IMark67712568"/><text:alphabetical-index-mark-end text:id="IMark61249560"/><text:alphabetical-index-mark-end text:id="IMark65378232"/><text:alphabetical-index-mark-end text:id="IMark54033032"/><text:alphabetical-index-mark-end text:id="IMark65614552"/><text:alphabetical-index-mark-end text:id="IMark68992184"/><text:alphabetical-index-mark-end text:id="IMark54539016"/><text:alphabetical-index-mark-end text:id="IMark65262776"/><text:alphabetical-index-mark-end text:id="IMark58842632"/><text:alphabetical-index-mark-end text:id="IMark71642872"/><text:alphabetical-index-mark-end text:id="IMark58315704"/><text:alphabetical-index-mark-end text:id="IMark65471352"/><text:alphabetical-index-mark-end text:id="IMark71943208"/><text:alphabetical-index-mark-end text:id="IMark63076088"/><text:alphabetical-index-mark-end text:id="IMark62456568"/><text:span text:style-name="T23">_1;”</text:span></text:p>
      <text:p text:style-name="P25"/>
      <text:p text:style-name="P25"/>
      <text:p text:style-name="P28"><text:span text:style-name="T11">2.3.3.2.</text:span> <text:alphabetical-index-mark-start text:id="IMark68133240"/><text:alphabetical-index-mark-start text:id="IMark60270856"/><text:alphabetical-index-mark-start text:id="IMark67385768"/><text:alphabetical-index-mark-start text:id="IMark64584504"/><text:alphabetical-index-mark-start text:id="IMark71897512"/><text:alphabetical-index-mark-start text:id="IMark59159384"/><text:alphabetical-index-mark-start text:id="IMark62860904"/><text:alphabetical-index-mark-start text:id="IMark69042024"/><text:alphabetical-index-mark-start text:id="IMark68858696"/><text:alphabetical-index-mark-start text:id="IMark65384328"/><text:alphabetical-index-mark-start text:id="IMark65124760"/><text:alphabetical-index-mark-start text:id="IMark64587384"/><text:span text:style-name="T39">Composite</text:span><text:alphabetical-index-mark-end text:id="IMark64587384"/><text:alphabetical-index-mark-end text:id="IMark65124760"/><text:alphabetical-index-mark-end text:id="IMark65384328"/><text:alphabetical-index-mark-end text:id="IMark68858696"/><text:alphabetical-index-mark-end text:id="IMark69042024"/><text:alphabetical-index-mark-end text:id="IMark62860904"/><text:alphabetical-index-mark-end text:id="IMark59159384"/><text:alphabetical-index-mark-end text:id="IMark71897512"/><text:alphabetical-index-mark-end text:id="IMark64584504"/><text:alphabetical-index-mark-end text:id="IMark67385768"/><text:alphabetical-index-mark-end text:id="IMark60270856"/><text:alphabetical-index-mark-end text:id="IMark68133240"/><text:span text:style-name="T39"> </text:span><text:alphabetical-index-mark-start text:id="IMark69039560"/><text:alphabetical-index-mark-start text:id="IMark69040792"/><text:alphabetical-index-mark-start text:id="IMark65122104"/><text:alphabetical-index-mark-start text:id="IMark64795864"/><text:alphabetical-index-mark-start text:id="IMark53984840"/><text:alphabetical-index-mark-start text:id="IMark65525048"/><text:alphabetical-index-mark-start text:id="IMark62569160"/><text:alphabetical-index-mark-start text:id="IMark68047656"/><text:alphabetical-index-mark-start text:id="IMark66191256"/><text:alphabetical-index-mark-start text:id="IMark61586584"/><text:alphabetical-index-mark-start text:id="IMark67142280"/><text:alphabetical-index-mark-start text:id="IMark62204072"/><text:span text:style-name="T39">query</text:span><text:alphabetical-index-mark-end text:id="IMark62204072"/><text:alphabetical-index-mark-end text:id="IMark67142280"/><text:alphabetical-index-mark-end text:id="IMark61586584"/><text:alphabetical-index-mark-end text:id="IMark66191256"/><text:alphabetical-index-mark-end text:id="IMark68047656"/><text:alphabetical-index-mark-end text:id="IMark62569160"/><text:alphabetical-index-mark-end text:id="IMark65525048"/><text:alphabetical-index-mark-end text:id="IMark53984840"/><text:alphabetical-index-mark-end text:id="IMark64795864"/><text:alphabetical-index-mark-end text:id="IMark65122104"/><text:alphabetical-index-mark-end text:id="IMark69040792"/><text:alphabetical-index-mark-end text:id="IMark69039560"/></text:p>
      <text:p text:style-name="P74"/>
      <text:p text:style-name="P28"><text:span text:style-name="T23">“</text:span><text:alphabetical-index-mark-start text:id="IMark59222280"/><text:alphabetical-index-mark-start text:id="IMark65261816"/><text:alphabetical-index-mark-start text:id="IMark62570392"/><text:alphabetical-index-mark-start text:id="IMark65821992"/><text:alphabetical-index-mark-start text:id="IMark67669080"/><text:alphabetical-index-mark-start text:id="IMark62232936"/><text:alphabetical-index-mark-start text:id="IMark71731960"/><text:alphabetical-index-mark-start text:id="IMark65376904"/><text:alphabetical-index-mark-start text:id="IMark63608104"/><text:alphabetical-index-mark-start text:id="IMark54886072"/><text:alphabetical-index-mark-start text:id="IMark65058072"/><text:alphabetical-index-mark-start text:id="IMark71613720"/><text:span text:style-name="T23">SELECT</text:span><text:alphabetical-index-mark-end text:id="IMark71613720"/><text:alphabetical-index-mark-end text:id="IMark65058072"/><text:alphabetical-index-mark-end text:id="IMark54886072"/><text:alphabetical-index-mark-end text:id="IMark63608104"/><text:alphabetical-index-mark-end text:id="IMark65376904"/><text:alphabetical-index-mark-end text:id="IMark71731960"/><text:alphabetical-index-mark-end text:id="IMark62232936"/><text:alphabetical-index-mark-end text:id="IMark67669080"/><text:alphabetical-index-mark-end text:id="IMark65821992"/><text:alphabetical-index-mark-end text:id="IMark62570392"/><text:alphabetical-index-mark-end text:id="IMark65261816"/><text:alphabetical-index-mark-end text:id="IMark59222280"/><text:span text:style-name="T23"> * FROM </text:span><text:alphabetical-index-mark-start text:id="IMark58840712"/><text:alphabetical-index-mark-start text:id="IMark68130360"/><text:alphabetical-index-mark-start text:id="IMark62567928"/><text:alphabetical-index-mark-start text:id="IMark58755384"/><text:alphabetical-index-mark-start text:id="IMark58314088"/><text:alphabetical-index-mark-start text:id="IMark33279960"/><text:alphabetical-index-mark-start text:id="IMark62054472"/><text:alphabetical-index-mark-start text:id="IMark71981096"/><text:alphabetical-index-mark-start text:id="IMark67524664"/><text:alphabetical-index-mark-start text:id="IMark68432136"/><text:alphabetical-index-mark-start text:id="IMark64585464"/><text:alphabetical-index-mark-start text:id="IMark64675064"/><text:span text:style-name="T23">your_</text:span><text:alphabetical-index-mark-start text:id="IMark62469560"/><text:alphabetical-index-mark-start text:id="IMark61138520"/><text:alphabetical-index-mark-start text:id="IMark71241976"/><text:alphabetical-index-mark-start text:id="IMark54574696"/><text:alphabetical-index-mark-start text:id="IMark65263736"/><text:alphabetical-index-mark-start text:id="IMark61167448"/><text:alphabetical-index-mark-start text:id="IMark63397000"/><text:alphabetical-index-mark-start text:id="IMark65481016"/><text:alphabetical-index-mark-start text:id="IMark71547032"/><text:alphabetical-index-mark-start text:id="IMark58903464"/><text:alphabetical-index-mark-start text:id="IMark61585448"/><text:alphabetical-index-mark-start text:id="IMark59215448"/><text:span text:style-name="T23">table</text:span><text:alphabetical-index-mark-end text:id="IMark59215448"/><text:alphabetical-index-mark-end text:id="IMark61585448"/><text:alphabetical-index-mark-end text:id="IMark58903464"/><text:alphabetical-index-mark-end text:id="IMark71547032"/><text:alphabetical-index-mark-end text:id="IMark65481016"/><text:alphabetical-index-mark-end text:id="IMark63397000"/><text:alphabetical-index-mark-end text:id="IMark61167448"/><text:alphabetical-index-mark-end text:id="IMark65263736"/><text:alphabetical-index-mark-end text:id="IMark54574696"/><text:alphabetical-index-mark-end text:id="IMark71241976"/><text:alphabetical-index-mark-end text:id="IMark61138520"/><text:alphabetical-index-mark-end text:id="IMark62469560"/><text:alphabetical-index-mark-end text:id="IMark64675064"/><text:alphabetical-index-mark-end text:id="IMark64585464"/><text:alphabetical-index-mark-end text:id="IMark68432136"/><text:alphabetical-index-mark-end text:id="IMark67524664"/><text:alphabetical-index-mark-end text:id="IMark71981096"/><text:alphabetical-index-mark-end text:id="IMark62054472"/><text:alphabetical-index-mark-end text:id="IMark33279960"/><text:alphabetical-index-mark-end text:id="IMark58314088"/><text:alphabetical-index-mark-end text:id="IMark58755384"/><text:alphabetical-index-mark-end text:id="IMark62567928"/><text:alphabetical-index-mark-end text:id="IMark68130360"/><text:alphabetical-index-mark-end text:id="IMark58840712"/><text:span text:style-name="T23">_1; </text:span><text:alphabetical-index-mark-start text:id="IMark67735592"/><text:alphabetical-index-mark-start text:id="IMark73159832"/><text:alphabetical-index-mark-start text:id="IMark68341400"/><text:alphabetical-index-mark-start text:id="IMark58827352"/><text:alphabetical-index-mark-start text:id="IMark68392920"/><text:alphabetical-index-mark-start text:id="IMark73349448"/><text:alphabetical-index-mark-start text:id="IMark73226792"/><text:alphabetical-index-mark-start text:id="IMark71481880"/><text:alphabetical-index-mark-start text:id="IMark63406824"/><text:alphabetical-index-mark-start text:id="IMark64864744"/><text:alphabetical-index-mark-start text:id="IMark73222808"/><text:alphabetical-index-mark-start text:id="IMark68382264"/><text:span text:style-name="T23">SELECT</text:span><text:alphabetical-index-mark-end text:id="IMark68382264"/><text:alphabetical-index-mark-end text:id="IMark73222808"/><text:alphabetical-index-mark-end text:id="IMark64864744"/><text:alphabetical-index-mark-end text:id="IMark63406824"/><text:alphabetical-index-mark-end text:id="IMark71481880"/><text:alphabetical-index-mark-end text:id="IMark73226792"/><text:alphabetical-index-mark-end text:id="IMark73349448"/><text:alphabetical-index-mark-end text:id="IMark68392920"/><text:alphabetical-index-mark-end text:id="IMark58827352"/><text:alphabetical-index-mark-end text:id="IMark68341400"/><text:alphabetical-index-mark-end text:id="IMark73159832"/><text:alphabetical-index-mark-end text:id="IMark67735592"/><text:span text:style-name="T23"> * FROM </text:span><text:alphabetical-index-mark-start text:id="IMark68370312"/><text:alphabetical-index-mark-start text:id="IMark73279528"/><text:alphabetical-index-mark-start text:id="IMark73278200"/><text:alphabetical-index-mark-start text:id="IMark73276872"/><text:alphabetical-index-mark-start text:id="IMark68450968"/><text:alphabetical-index-mark-start text:id="IMark61534232"/><text:alphabetical-index-mark-start text:id="IMark64793944"/><text:alphabetical-index-mark-start text:id="IMark68971704"/><text:alphabetical-index-mark-start text:id="IMark68870552"/><text:alphabetical-index-mark-start text:id="IMark68872472"/><text:alphabetical-index-mark-start text:id="IMark58923976"/><text:alphabetical-index-mark-start text:id="IMark66711048"/><text:span text:style-name="T23">your_</text:span><text:alphabetical-index-mark-start text:id="IMark63277352"/><text:alphabetical-index-mark-start text:id="IMark64817112"/><text:alphabetical-index-mark-start text:id="IMark68163368"/><text:alphabetical-index-mark-start text:id="IMark65883000"/><text:alphabetical-index-mark-start text:id="IMark60519016"/><text:alphabetical-index-mark-start text:id="IMark39901944"/><text:alphabetical-index-mark-start text:id="IMark58841672"/><text:alphabetical-index-mark-start text:id="IMark65260856"/><text:alphabetical-index-mark-start text:id="IMark68866184"/><text:alphabetical-index-mark-start text:id="IMark65264696"/><text:alphabetical-index-mark-start text:id="IMark68868632"/><text:alphabetical-index-mark-start text:id="IMark68875352"/><text:span text:style-name="T23">table</text:span><text:alphabetical-index-mark-end text:id="IMark68875352"/><text:alphabetical-index-mark-end text:id="IMark68868632"/><text:alphabetical-index-mark-end text:id="IMark65264696"/><text:alphabetical-index-mark-end text:id="IMark68866184"/><text:alphabetical-index-mark-end text:id="IMark65260856"/><text:alphabetical-index-mark-end text:id="IMark58841672"/><text:alphabetical-index-mark-end text:id="IMark39901944"/><text:alphabetical-index-mark-end text:id="IMark60519016"/><text:alphabetical-index-mark-end text:id="IMark65883000"/><text:alphabetical-index-mark-end text:id="IMark68163368"/><text:alphabetical-index-mark-end text:id="IMark64817112"/><text:alphabetical-index-mark-end text:id="IMark63277352"/><text:alphabetical-index-mark-end text:id="IMark66711048"/><text:alphabetical-index-mark-end text:id="IMark58923976"/><text:alphabetical-index-mark-end text:id="IMark68872472"/><text:alphabetical-index-mark-end text:id="IMark68870552"/><text:alphabetical-index-mark-end text:id="IMark68971704"/><text:alphabetical-index-mark-end text:id="IMark64793944"/><text:alphabetical-index-mark-end text:id="IMark61534232"/><text:alphabetical-index-mark-end text:id="IMark68450968"/><text:alphabetical-index-mark-end text:id="IMark73276872"/><text:alphabetical-index-mark-end text:id="IMark73278200"/><text:alphabetical-index-mark-end text:id="IMark73279528"/><text:alphabetical-index-mark-end text:id="IMark68370312"/><text:span text:style-name="T23">_2;”</text:span></text:p>
      <text:p text:style-name="P35"/>
      <text:p text:style-name="P67">Note that <text:alphabetical-index-mark-start text:id="IMark39840120"/><text:alphabetical-index-mark-start text:id="IMark67525624"/><text:alphabetical-index-mark-start text:id="IMark38764792"/><text:alphabetical-index-mark-start text:id="IMark64792984"/><text:alphabetical-index-mark-start text:id="IMark64384536"/><text:alphabetical-index-mark-start text:id="IMark62915224"/><text:span text:style-name="T82">sql</text:span><text:alphabetical-index-mark-end text:id="IMark62915224"/><text:alphabetical-index-mark-end text:id="IMark64384536"/><text:alphabetical-index-mark-end text:id="IMark64792984"/><text:alphabetical-index-mark-end text:id="IMark38764792"/><text:alphabetical-index-mark-end text:id="IMark67525624"/><text:alphabetical-index-mark-end text:id="IMark39840120"/><text:span text:style-name="T82">p provides a similar procedure for</text:span> <text:alphabetical-index-mark-start text:id="IMark73268904"/><text:alphabetical-index-mark-start text:id="IMark39899064"/><text:alphabetical-index-mark-start text:id="IMark58788664"/><text:alphabetical-index-mark-start text:id="IMark39716568"/><text:alphabetical-index-mark-start text:id="IMark64796248"/>HDFql<text:alphabetical-index-mark-end text:id="IMark64796248"/><text:alphabetical-index-mark-end text:id="IMark39716568"/><text:alphabetical-index-mark-end text:id="IMark58788664"/><text:alphabetical-index-mark-end text:id="IMark39899064"/><text:alphabetical-index-mark-end text:id="IMark73268904"/> <text:span text:style-name="T82">so that </text:span><text:alphabetical-index-mark-start text:id="IMark68871512"/><text:alphabetical-index-mark-start text:id="IMark62670056"/><text:alphabetical-index-mark-start text:id="IMark68869592"/><text:span text:style-name="T82">composite</text:span><text:alphabetical-index-mark-end text:id="IMark68869592"/><text:alphabetical-index-mark-end text:id="IMark62670056"/><text:alphabetical-index-mark-end text:id="IMark68871512"/><text:span text:style-name="T82"> </text:span><text:alphabetical-index-mark-start text:id="IMark68628232"/><text:alphabetical-index-mark-start text:id="IMark68873432"/><text:alphabetical-index-mark-start text:id="IMark63713384"/><text:span text:style-name="T82">queries</text:span><text:alphabetical-index-mark-end text:id="IMark63713384"/><text:alphabetical-index-mark-end text:id="IMark68873432"/><text:alphabetical-index-mark-end text:id="IMark68628232"/><text:span text:style-name="T82"> and </text:span><text:alphabetical-index-mark-start text:id="IMark71296984"/><text:alphabetical-index-mark-start text:id="IMark63284456"/><text:alphabetical-index-mark-start text:id="IMark60712632"/><text:span text:style-name="T82">query</text:span><text:alphabetical-index-mark-end text:id="IMark60712632"/><text:alphabetical-index-mark-end text:id="IMark63284456"/><text:alphabetical-index-mark-end text:id="IMark71296984"/><text:span text:style-name="T82"> </text:span><text:alphabetical-index-mark-start text:id="IMark60896136"/><text:alphabetical-index-mark-start text:id="IMark54226520"/><text:alphabetical-index-mark-start text:id="IMark71271272"/><text:span text:style-name="T82">file</text:span><text:alphabetical-index-mark-end text:id="IMark71271272"/><text:alphabetical-index-mark-end text:id="IMark54226520"/><text:alphabetical-index-mark-end text:id="IMark60896136"/><text:span text:style-name="T82">s (.hql) are also possible</text:span>. </text:p>
      <text:p text:style-name="P67"/>
      <text:p text:style-name="P67"><text:span text:style-name="T82">This is a superset provided by </text:span><text:alphabetical-index-mark-start text:id="IMark68368984"/><text:alphabetical-index-mark-start text:id="IMark66088008"/><text:alphabetical-index-mark-start text:id="IMark66343928"/><text:alphabetical-index-mark-start text:id="IMark38765752"/><text:alphabetical-index-mark-start text:id="IMark62056728"/><text:alphabetical-index-mark-start text:id="IMark63599000"/><text:span text:style-name="T82">sql</text:span><text:alphabetical-index-mark-end text:id="IMark63599000"/><text:alphabetical-index-mark-end text:id="IMark62056728"/><text:alphabetical-index-mark-end text:id="IMark38765752"/><text:alphabetical-index-mark-end text:id="IMark66343928"/><text:alphabetical-index-mark-end text:id="IMark66088008"/><text:alphabetical-index-mark-end text:id="IMark68368984"/><text:span text:style-name="T82">p in order to homogenize the behavior of both </text:span><text:alphabetical-index-mark-start text:id="IMark71744232"/><text:alphabetical-index-mark-start text:id="IMark71593896"/><text:alphabetical-index-mark-start text:id="IMark67740040"/><text:span text:style-name="T82">database</text:span><text:alphabetical-index-mark-end text:id="IMark67740040"/><text:alphabetical-index-mark-end text:id="IMark71593896"/><text:alphabetical-index-mark-end text:id="IMark71744232"/><text:span text:style-name="T82"> </text:span><text:alphabetical-index-mark-start text:id="IMark68168424"/><text:alphabetical-index-mark-start text:id="IMark62456568"/><text:alphabetical-index-mark-start text:id="IMark63076088"/><text:alphabetical-index-mark-start text:id="IMark71943208"/><text:alphabetical-index-mark-start text:id="IMark65471352"/><text:alphabetical-index-mark-start text:id="IMark58315704"/><text:span text:style-name="T82">system</text:span><text:alphabetical-index-mark-end text:id="IMark58315704"/><text:alphabetical-index-mark-end text:id="IMark65471352"/><text:alphabetical-index-mark-end text:id="IMark71943208"/><text:alphabetical-index-mark-end text:id="IMark63076088"/><text:alphabetical-index-mark-end text:id="IMark62456568"/><text:alphabetical-index-mark-end text:id="IMark68168424"/><text:span text:style-name="T82"> options and thus make it easier to </text:span><text:alphabetical-index-mark-start text:id="IMark71642872"/><text:alphabetical-index-mark-start text:id="IMark58842632"/><text:alphabetical-index-mark-start text:id="IMark65262776"/><text:span text:style-name="T82">handle</text:span><text:alphabetical-index-mark-end text:id="IMark65262776"/><text:alphabetical-index-mark-end text:id="IMark58842632"/><text:alphabetical-index-mark-end text:id="IMark71642872"/><text:span text:style-name="T82"> them. Neither </text:span><text:alphabetical-index-mark-start text:id="IMark54539016"/><text:alphabetical-index-mark-start text:id="IMark68992184"/><text:alphabetical-index-mark-start text:id="IMark65614552"/><text:span text:style-name="T82">HDF5</text:span><text:alphabetical-index-mark-end text:id="IMark65614552"/><text:alphabetical-index-mark-end text:id="IMark68992184"/><text:alphabetical-index-mark-end text:id="IMark54539016"/><text:span text:style-name="T82"> or </text:span><text:alphabetical-index-mark-start text:id="IMark54033032"/><text:alphabetical-index-mark-start text:id="IMark65378232"/><text:alphabetical-index-mark-start text:id="IMark61249560"/><text:span text:style-name="T82">HDFql</text:span><text:alphabetical-index-mark-end text:id="IMark61249560"/><text:alphabetical-index-mark-end text:id="IMark65378232"/><text:alphabetical-index-mark-end text:id="IMark54033032"/><text:span text:style-name="T82"> provide to my knowledge, something similar at the time of this writing.</text:span></text:p>
      <text:p text:style-name="P66"/>
      <text:p text:style-name="P68"><text:alphabetical-index-mark-start text:id="IMark60713016"/><text:alphabetical-index-mark-start text:id="IMark71243896"/><text:alphabetical-index-mark-start text:id="IMark54079880"/>HDFql<text:alphabetical-index-mark-end text:id="IMark54079880"/><text:alphabetical-index-mark-end text:id="IMark71243896"/><text:alphabetical-index-mark-end text:id="IMark60713016"/> <text:alphabetical-index-mark-start text:id="IMark71309368"/><text:alphabetical-index-mark-start text:id="IMark62794904"/><text:alphabetical-index-mark-start text:id="IMark68531944"/>composite<text:alphabetical-index-mark-end text:id="IMark68531944"/><text:alphabetical-index-mark-end text:id="IMark62794904"/><text:alphabetical-index-mark-end text:id="IMark71309368"/> and .hdf <text:alphabetical-index-mark-start text:id="IMark58869096"/><text:alphabetical-index-mark-start text:id="IMark68132280"/><text:alphabetical-index-mark-start text:id="IMark64794904"/>syntax<text:alphabetical-index-mark-end text:id="IMark64794904"/><text:alphabetical-index-mark-end text:id="IMark68132280"/><text:alphabetical-index-mark-end text:id="IMark58869096"/> is similar to that of <text:alphabetical-index-mark-start text:id="IMark64224280"/><text:alphabetical-index-mark-start text:id="IMark67728776"/><text:alphabetical-index-mark-start text:id="IMark68133240"/>compos<text:span text:style-name="T83">i</text:span>te<text:alphabetical-index-mark-end text:id="IMark68133240"/><text:alphabetical-index-mark-end text:id="IMark67728776"/><text:alphabetical-index-mark-end text:id="IMark64224280"/> <text:alphabetical-index-mark-start text:id="IMark60270856"/><text:alphabetical-index-mark-start text:id="IMark67385768"/><text:alphabetical-index-mark-start text:id="IMark64584504"/><text:alphabetical-index-mark-start text:id="IMark71897512"/><text:alphabetical-index-mark-start text:id="IMark59159384"/><text:alphabetical-index-mark-start text:id="IMark62860904"/>SQL<text:alphabetical-index-mark-end text:id="IMark62860904"/><text:alphabetical-index-mark-end text:id="IMark59159384"/><text:alphabetical-index-mark-end text:id="IMark71897512"/><text:alphabetical-index-mark-end text:id="IMark64584504"/><text:alphabetical-index-mark-end text:id="IMark67385768"/><text:alphabetical-index-mark-end text:id="IMark60270856"/> and <text:alphabetical-index-mark-start text:id="IMark69042024"/><text:alphabetical-index-mark-start text:id="IMark68858696"/><text:alphabetical-index-mark-start text:id="IMark65384328"/>.<text:alphabetical-index-mark-start text:id="IMark65124760"/><text:alphabetical-index-mark-start text:id="IMark64587384"/><text:alphabetical-index-mark-start text:id="IMark69040792"/><text:alphabetical-index-mark-start text:id="IMark69039560"/><text:alphabetical-index-mark-start text:id="IMark65122104"/><text:alphabetical-index-mark-start text:id="IMark64795864"/>sql<text:alphabetical-index-mark-end text:id="IMark64795864"/><text:alphabetical-index-mark-end text:id="IMark65122104"/><text:alphabetical-index-mark-end text:id="IMark69039560"/><text:alphabetical-index-mark-end text:id="IMark69040792"/><text:alphabetical-index-mark-end text:id="IMark64587384"/><text:alphabetical-index-mark-end text:id="IMark65124760"/><text:alphabetical-index-mark-end text:id="IMark65384328"/><text:alphabetical-index-mark-end text:id="IMark68858696"/><text:alphabetical-index-mark-end text:id="IMark69042024"/> <text:alphabetical-index-mark-start text:id="IMark53984840"/><text:alphabetical-index-mark-start text:id="IMark65525048"/><text:alphabetical-index-mark-start text:id="IMark62569160"/>file<text:alphabetical-index-mark-end text:id="IMark62569160"/><text:alphabetical-index-mark-end text:id="IMark65525048"/><text:alphabetical-index-mark-end text:id="IMark53984840"/>s. The only difference is that you should write only <text:alphabetical-index-mark-start text:id="IMark68047656"/><text:alphabetical-index-mark-start text:id="IMark66191256"/><text:alphabetical-index-mark-start text:id="IMark61586584"/>HDFql<text:alphabetical-index-mark-end text:id="IMark61586584"/><text:alphabetical-index-mark-end text:id="IMark66191256"/><text:alphabetical-index-mark-end text:id="IMark68047656"/> <text:alphabetical-index-mark-start text:id="IMark67142280"/><text:alphabetical-index-mark-start text:id="IMark62204072"/><text:alphabetical-index-mark-start text:id="IMark66841768"/>queries<text:alphabetical-index-mark-end text:id="IMark66841768"/><text:alphabetical-index-mark-end text:id="IMark62204072"/><text:alphabetical-index-mark-end text:id="IMark67142280"/> for <text:alphabetical-index-mark-start text:id="IMark64706680"/><text:alphabetical-index-mark-start text:id="IMark71547992"/><text:alphabetical-index-mark-start text:id="IMark63998040"/>HDF5<text:alphabetical-index-mark-end text:id="IMark63998040"/><text:alphabetical-index-mark-end text:id="IMark71547992"/><text:alphabetical-index-mark-end text:id="IMark64706680"/> <text:alphabetical-index-mark-start text:id="IMark59222280"/><text:alphabetical-index-mark-start text:id="IMark65261816"/><text:alphabetical-index-mark-start text:id="IMark62570392"/>database<text:alphabetical-index-mark-end text:id="IMark62570392"/><text:alphabetical-index-mark-end text:id="IMark65261816"/><text:alphabetical-index-mark-end text:id="IMark59222280"/>s and <text:alphabetical-index-mark-start text:id="IMark65821992"/><text:alphabetical-index-mark-start text:id="IMark67669080"/><text:alphabetical-index-mark-start text:id="IMark62232936"/><text:alphabetical-index-mark-start text:id="IMark71731960"/><text:alphabetical-index-mark-start text:id="IMark65376904"/><text:alphabetical-index-mark-start text:id="IMark63608104"/>Sql<text:alphabetical-index-mark-end text:id="IMark63608104"/><text:alphabetical-index-mark-end text:id="IMark65376904"/><text:alphabetical-index-mark-end text:id="IMark71731960"/><text:alphabetical-index-mark-end text:id="IMark62232936"/><text:alphabetical-index-mark-end text:id="IMark67669080"/><text:alphabetical-index-mark-end text:id="IMark65821992"/> <text:alphabetical-index-mark-start text:id="IMark54886072"/><text:alphabetical-index-mark-start text:id="IMark65058072"/><text:alphabetical-index-mark-start text:id="IMark71613720"/>queries<text:alphabetical-index-mark-end text:id="IMark71613720"/><text:alphabetical-index-mark-end text:id="IMark65058072"/><text:alphabetical-index-mark-end text:id="IMark54886072"/> only for <text:alphabetical-index-mark-start text:id="IMark64904072"/><text:alphabetical-index-mark-start text:id="IMark62340840"/><text:alphabetical-index-mark-start text:id="IMark39900024"/><text:alphabetical-index-mark-start text:id="IMark58840712"/><text:alphabetical-index-mark-start text:id="IMark68130360"/><text:alphabetical-index-mark-start text:id="IMark62567928"/><text:alphabetical-index-mark-start text:id="IMark58755384"/><text:alphabetical-index-mark-start text:id="IMark58314088"/><text:alphabetical-index-mark-start text:id="IMark33279960"/>Sql<text:alphabetical-index-mark-end text:id="IMark33279960"/><text:alphabetical-index-mark-end text:id="IMark58314088"/><text:alphabetical-index-mark-end text:id="IMark58755384"/><text:alphabetical-index-mark-end text:id="IMark62567928"/><text:alphabetical-index-mark-end text:id="IMark68130360"/><text:alphabetical-index-mark-end text:id="IMark58840712"/>ite<text:alphabetical-index-mark-end text:id="IMark39900024"/><text:alphabetical-index-mark-end text:id="IMark62340840"/><text:alphabetical-index-mark-end text:id="IMark64904072"/>3 <text:alphabetical-index-mark-start text:id="IMark62054472"/><text:alphabetical-index-mark-start text:id="IMark71981096"/><text:alphabetical-index-mark-start text:id="IMark67524664"/>database<text:alphabetical-index-mark-end text:id="IMark67524664"/><text:alphabetical-index-mark-end text:id="IMark71981096"/><text:alphabetical-index-mark-end text:id="IMark62054472"/>s.</text:p>
      <text:p text:style-name="P68"/>
      <text:p text:style-name="P68"><text:soft-page-break/>Do not mix <text:alphabetical-index-mark-start text:id="IMark62469560"/><text:alphabetical-index-mark-start text:id="IMark61138520"/><text:alphabetical-index-mark-start text:id="IMark71241976"/><text:alphabetical-index-mark-start text:id="IMark54574696"/><text:alphabetical-index-mark-start text:id="IMark65263736"/><text:alphabetical-index-mark-start text:id="IMark61167448"/>SQL<text:alphabetical-index-mark-end text:id="IMark61167448"/><text:alphabetical-index-mark-end text:id="IMark65263736"/><text:alphabetical-index-mark-end text:id="IMark54574696"/><text:alphabetical-index-mark-end text:id="IMark71241976"/><text:alphabetical-index-mark-end text:id="IMark61138520"/><text:alphabetical-index-mark-end text:id="IMark62469560"/> and <text:alphabetical-index-mark-start text:id="IMark63397000"/><text:alphabetical-index-mark-start text:id="IMark65481016"/><text:alphabetical-index-mark-start text:id="IMark71547032"/>HDFql<text:alphabetical-index-mark-end text:id="IMark71547032"/><text:alphabetical-index-mark-end text:id="IMark65481016"/><text:alphabetical-index-mark-end text:id="IMark63397000"/> statements in the same <text:alphabetical-index-mark-start text:id="IMark58903464"/><text:alphabetical-index-mark-start text:id="IMark61585448"/><text:alphabetical-index-mark-start text:id="IMark59215448"/>composite<text:alphabetical-index-mark-end text:id="IMark59215448"/><text:alphabetical-index-mark-end text:id="IMark61585448"/><text:alphabetical-index-mark-end text:id="IMark58903464"/> <text:alphabetical-index-mark-start text:id="IMark64586424"/><text:alphabetical-index-mark-start text:id="IMark38763832"/><text:alphabetical-index-mark-start text:id="IMark67735592"/>queries<text:alphabetical-index-mark-end text:id="IMark67735592"/><text:alphabetical-index-mark-end text:id="IMark38763832"/><text:alphabetical-index-mark-end text:id="IMark64586424"/> or <text:alphabetical-index-mark-start text:id="IMark73159832"/><text:alphabetical-index-mark-start text:id="IMark68341400"/><text:alphabetical-index-mark-start text:id="IMark58827352"/>file<text:alphabetical-index-mark-end text:id="IMark58827352"/><text:alphabetical-index-mark-end text:id="IMark68341400"/><text:alphabetical-index-mark-end text:id="IMark73159832"/>s.</text:p>
      <text:p text:style-name="P19"/>
      <text:p text:style-name="P19"/>
      <text:h text:style-name="Heading_20_3" text:outline-level="3"><text:bookmark-start text:name="__RefHeading___Toc963_76759228"/>2.3.4. <text:alphabetical-index-mark-start text:id="IMark64864744"/><text:alphabetical-index-mark-start text:id="IMark68382264"/><text:alphabetical-index-mark-start text:id="IMark68345384"/><text:alphabetical-index-mark-start text:id="IMark66246344"/><text:alphabetical-index-mark-start text:id="IMark71679560"/><text:alphabetical-index-mark-start text:id="IMark68370312"/><text:alphabetical-index-mark-start text:id="IMark73279528"/><text:alphabetical-index-mark-start text:id="IMark73278200"/><text:alphabetical-index-mark-start text:id="IMark73276872"/><text:alphabetical-index-mark-start text:id="IMark68450968"/><text:alphabetical-index-mark-start text:id="IMark61534232"/><text:alphabetical-index-mark-start text:id="IMark64793944"/><text:alphabetical-index-mark-start text:id="IMark68971704"/><text:alphabetical-index-mark-start text:id="IMark68870552"/><text:alphabetical-index-mark-start text:id="IMark68872472"/><text:alphabetical-index-mark-start text:id="IMark58923976"/><text:alphabetical-index-mark-start text:id="IMark66711048"/><text:alphabetical-index-mark-start text:id="IMark63277352"/><text:alphabetical-index-mark-start text:id="IMark64817112"/><text:alphabetical-index-mark-start text:id="IMark68163368"/><text:alphabetical-index-mark-start text:id="IMark65883000"/><text:alphabetical-index-mark-start text:id="IMark60519016"/><text:alphabetical-index-mark-start text:id="IMark39901944"/><text:alphabetical-index-mark-start text:id="IMark58841672"/><text:span text:style-name="T20">System</text:span><text:alphabetical-index-mark-end text:id="IMark58841672"/><text:alphabetical-index-mark-end text:id="IMark39901944"/><text:alphabetical-index-mark-end text:id="IMark60519016"/><text:alphabetical-index-mark-end text:id="IMark65883000"/><text:alphabetical-index-mark-end text:id="IMark68163368"/><text:alphabetical-index-mark-end text:id="IMark64817112"/><text:alphabetical-index-mark-end text:id="IMark63277352"/><text:alphabetical-index-mark-end text:id="IMark66711048"/><text:alphabetical-index-mark-end text:id="IMark58923976"/><text:alphabetical-index-mark-end text:id="IMark68872472"/><text:alphabetical-index-mark-end text:id="IMark68870552"/><text:alphabetical-index-mark-end text:id="IMark68971704"/><text:alphabetical-index-mark-end text:id="IMark64793944"/><text:alphabetical-index-mark-end text:id="IMark61534232"/><text:alphabetical-index-mark-end text:id="IMark68450968"/><text:alphabetical-index-mark-end text:id="IMark73276872"/><text:alphabetical-index-mark-end text:id="IMark73278200"/><text:alphabetical-index-mark-end text:id="IMark73279528"/><text:alphabetical-index-mark-end text:id="IMark68370312"/><text:alphabetical-index-mark-end text:id="IMark71679560"/><text:alphabetical-index-mark-end text:id="IMark66246344"/><text:alphabetical-index-mark-end text:id="IMark68345384"/><text:alphabetical-index-mark-end text:id="IMark68382264"/><text:alphabetical-index-mark-end text:id="IMark64864744"/><text:span text:style-name="T20"> </text:span><text:alphabetical-index-mark-start text:id="IMark65260856"/><text:alphabetical-index-mark-start text:id="IMark68866184"/><text:alphabetical-index-mark-start text:id="IMark65264696"/><text:alphabetical-index-mark-start text:id="IMark68868632"/><text:alphabetical-index-mark-start text:id="IMark68875352"/><text:alphabetical-index-mark-start text:id="IMark65470392"/><text:alphabetical-index-mark-start text:id="IMark71898472"/><text:alphabetical-index-mark-start text:id="IMark65653416"/><text:alphabetical-index-mark-start text:id="IMark71546072"/><text:alphabetical-index-mark-start text:id="IMark71581208"/><text:alphabetical-index-mark-start text:id="IMark60514504"/><text:alphabetical-index-mark-start text:id="IMark39840120"/><text:span text:style-name="T20">call</text:span><text:alphabetical-index-mark-end text:id="IMark39840120"/><text:alphabetical-index-mark-end text:id="IMark60514504"/><text:alphabetical-index-mark-end text:id="IMark71581208"/><text:alphabetical-index-mark-end text:id="IMark71546072"/><text:alphabetical-index-mark-end text:id="IMark65653416"/><text:alphabetical-index-mark-end text:id="IMark71898472"/><text:alphabetical-index-mark-end text:id="IMark65470392"/><text:alphabetical-index-mark-end text:id="IMark68875352"/><text:alphabetical-index-mark-end text:id="IMark68868632"/><text:alphabetical-index-mark-end text:id="IMark65264696"/><text:alphabetical-index-mark-end text:id="IMark68866184"/><text:alphabetical-index-mark-end text:id="IMark65260856"/><text:span text:style-name="T20">s.</text:span><text:bookmark-end text:name="__RefHeading___Toc963_76759228"/></text:h>
      <text:p text:style-name="P20"/>
      <text:p text:style-name="P43">In theory, <text:alphabetical-index-mark-start text:id="IMark62915224"/><text:alphabetical-index-mark-start text:id="IMark73268904"/><text:alphabetical-index-mark-start text:id="IMark39899064"/><text:alphabetical-index-mark-start text:id="IMark58788664"/><text:alphabetical-index-mark-start text:id="IMark39716568"/><text:alphabetical-index-mark-start text:id="IMark64796248"/><text:alphabetical-index-mark-start text:id="IMark68388936"/><text:alphabetical-index-mark-start text:id="IMark68871512"/><text:alphabetical-index-mark-start text:id="IMark62670056"/><text:alphabetical-index-mark-start text:id="IMark68869592"/><text:alphabetical-index-mark-start text:id="IMark68628232"/><text:alphabetical-index-mark-start text:id="IMark68873432"/><text:alphabetical-index-mark-start text:id="IMark63713384"/><text:alphabetical-index-mark-start text:id="IMark71296984"/><text:alphabetical-index-mark-start text:id="IMark63284456"/><text:alphabetical-index-mark-start text:id="IMark60712632"/><text:alphabetical-index-mark-start text:id="IMark60896136"/><text:alphabetical-index-mark-start text:id="IMark54226520"/><text:alphabetical-index-mark-start text:id="IMark71271272"/><text:alphabetical-index-mark-start text:id="IMark68337128"/><text:alphabetical-index-mark-start text:id="IMark61472360"/><text:alphabetical-index-mark-start text:id="IMark73267288"/><text:alphabetical-index-mark-start text:id="IMark73110760"/><text:alphabetical-index-mark-start text:id="IMark67712568"/>Sql<text:alphabetical-index-mark-end text:id="IMark67712568"/><text:alphabetical-index-mark-end text:id="IMark73110760"/><text:alphabetical-index-mark-end text:id="IMark73267288"/><text:alphabetical-index-mark-end text:id="IMark61472360"/><text:alphabetical-index-mark-end text:id="IMark68337128"/><text:alphabetical-index-mark-end text:id="IMark71271272"/><text:alphabetical-index-mark-end text:id="IMark54226520"/><text:alphabetical-index-mark-end text:id="IMark60896136"/><text:alphabetical-index-mark-end text:id="IMark60712632"/><text:alphabetical-index-mark-end text:id="IMark63284456"/><text:alphabetical-index-mark-end text:id="IMark71296984"/><text:alphabetical-index-mark-end text:id="IMark63713384"/><text:alphabetical-index-mark-end text:id="IMark68873432"/><text:alphabetical-index-mark-end text:id="IMark68628232"/><text:alphabetical-index-mark-end text:id="IMark68869592"/><text:alphabetical-index-mark-end text:id="IMark62670056"/><text:alphabetical-index-mark-end text:id="IMark68871512"/><text:alphabetical-index-mark-end text:id="IMark68388936"/><text:alphabetical-index-mark-end text:id="IMark64796248"/><text:alphabetical-index-mark-end text:id="IMark39716568"/><text:alphabetical-index-mark-end text:id="IMark58788664"/><text:alphabetical-index-mark-end text:id="IMark39899064"/><text:alphabetical-index-mark-end text:id="IMark73268904"/><text:alphabetical-index-mark-end text:id="IMark62915224"/>p can be <text:alphabetical-index-mark-start text:id="IMark38766712"/><text:alphabetical-index-mark-start text:id="IMark68368984"/><text:alphabetical-index-mark-start text:id="IMark66088008"/><text:alphabetical-index-mark-start text:id="IMark66343928"/><text:alphabetical-index-mark-start text:id="IMark38765752"/><text:alphabetical-index-mark-start text:id="IMark62056728"/><text:alphabetical-index-mark-start text:id="IMark63599000"/><text:alphabetical-index-mark-start text:id="IMark71744232"/><text:alphabetical-index-mark-start text:id="IMark71593896"/><text:alphabetical-index-mark-start text:id="IMark67740040"/><text:alphabetical-index-mark-start text:id="IMark68168424"/><text:alphabetical-index-mark-start text:id="IMark62456568"/>call<text:alphabetical-index-mark-end text:id="IMark62456568"/><text:alphabetical-index-mark-end text:id="IMark68168424"/><text:alphabetical-index-mark-end text:id="IMark67740040"/><text:alphabetical-index-mark-end text:id="IMark71593896"/><text:alphabetical-index-mark-end text:id="IMark71744232"/><text:alphabetical-index-mark-end text:id="IMark63599000"/><text:alphabetical-index-mark-end text:id="IMark62056728"/><text:alphabetical-index-mark-end text:id="IMark38765752"/><text:alphabetical-index-mark-end text:id="IMark66343928"/><text:alphabetical-index-mark-end text:id="IMark66088008"/><text:alphabetical-index-mark-end text:id="IMark68368984"/><text:alphabetical-index-mark-end text:id="IMark38766712"/>ed via a <text:alphabetical-index-mark-start text:id="IMark63076088"/><text:alphabetical-index-mark-start text:id="IMark71943208"/><text:alphabetical-index-mark-start text:id="IMark65471352"/><text:alphabetical-index-mark-start text:id="IMark58315704"/><text:alphabetical-index-mark-start text:id="IMark59247224"/><text:alphabetical-index-mark-start text:id="IMark71642872"/><text:alphabetical-index-mark-start text:id="IMark58842632"/><text:alphabetical-index-mark-start text:id="IMark65262776"/><text:alphabetical-index-mark-start text:id="IMark67383848"/><text:alphabetical-index-mark-start text:id="IMark54539016"/><text:alphabetical-index-mark-start text:id="IMark68992184"/><text:alphabetical-index-mark-start text:id="IMark65614552"/><text:alphabetical-index-mark-start text:id="IMark54033032"/><text:alphabetical-index-mark-start text:id="IMark65378232"/><text:alphabetical-index-mark-start text:id="IMark61249560"/><text:alphabetical-index-mark-start text:id="IMark71730728"/><text:alphabetical-index-mark-start text:id="IMark71899432"/><text:alphabetical-index-mark-start text:id="IMark39900984"/><text:alphabetical-index-mark-start text:id="IMark68874392"/><text:alphabetical-index-mark-start text:id="IMark68432136"/><text:alphabetical-index-mark-start text:id="IMark60713016"/><text:alphabetical-index-mark-start text:id="IMark71243896"/><text:alphabetical-index-mark-start text:id="IMark54079880"/><text:alphabetical-index-mark-start text:id="IMark71309368"/>system<text:alphabetical-index-mark-end text:id="IMark71309368"/><text:alphabetical-index-mark-end text:id="IMark54079880"/><text:alphabetical-index-mark-end text:id="IMark71243896"/><text:alphabetical-index-mark-end text:id="IMark60713016"/><text:alphabetical-index-mark-end text:id="IMark68432136"/><text:alphabetical-index-mark-end text:id="IMark68874392"/><text:alphabetical-index-mark-end text:id="IMark39900984"/><text:alphabetical-index-mark-end text:id="IMark71899432"/><text:alphabetical-index-mark-end text:id="IMark71730728"/><text:alphabetical-index-mark-end text:id="IMark61249560"/><text:alphabetical-index-mark-end text:id="IMark65378232"/><text:alphabetical-index-mark-end text:id="IMark54033032"/><text:alphabetical-index-mark-end text:id="IMark65614552"/><text:alphabetical-index-mark-end text:id="IMark68992184"/><text:alphabetical-index-mark-end text:id="IMark54539016"/><text:alphabetical-index-mark-end text:id="IMark67383848"/><text:alphabetical-index-mark-end text:id="IMark65262776"/><text:alphabetical-index-mark-end text:id="IMark58842632"/><text:alphabetical-index-mark-end text:id="IMark71642872"/><text:alphabetical-index-mark-end text:id="IMark59247224"/><text:alphabetical-index-mark-end text:id="IMark58315704"/><text:alphabetical-index-mark-end text:id="IMark65471352"/><text:alphabetical-index-mark-end text:id="IMark71943208"/><text:alphabetical-index-mark-end text:id="IMark63076088"/> <text:alphabetical-index-mark-start text:id="IMark62794904"/><text:alphabetical-index-mark-start text:id="IMark68531944"/><text:alphabetical-index-mark-start text:id="IMark58869096"/><text:alphabetical-index-mark-start text:id="IMark68132280"/><text:alphabetical-index-mark-start text:id="IMark64794904"/><text:alphabetical-index-mark-start text:id="IMark71981096"/><text:alphabetical-index-mark-start text:id="IMark62054472"/><text:alphabetical-index-mark-start text:id="IMark67524664"/><text:alphabetical-index-mark-start text:id="IMark64904072"/><text:alphabetical-index-mark-start text:id="IMark62340840"/><text:alphabetical-index-mark-start text:id="IMark39900024"/><text:alphabetical-index-mark-start text:id="IMark58840712"/>call<text:alphabetical-index-mark-end text:id="IMark58840712"/><text:alphabetical-index-mark-end text:id="IMark39900024"/><text:alphabetical-index-mark-end text:id="IMark62340840"/><text:alphabetical-index-mark-end text:id="IMark64904072"/><text:alphabetical-index-mark-end text:id="IMark67524664"/><text:alphabetical-index-mark-end text:id="IMark62054472"/><text:alphabetical-index-mark-end text:id="IMark71981096"/><text:alphabetical-index-mark-end text:id="IMark64794904"/><text:alphabetical-index-mark-end text:id="IMark68132280"/><text:alphabetical-index-mark-end text:id="IMark58869096"/><text:alphabetical-index-mark-end text:id="IMark68531944"/><text:alphabetical-index-mark-end text:id="IMark62794904"/> from any <text:alphabetical-index-mark-start text:id="IMark68130360"/><text:alphabetical-index-mark-start text:id="IMark62567928"/><text:alphabetical-index-mark-start text:id="IMark58755384"/><text:alphabetical-index-mark-start text:id="IMark58314088"/><text:alphabetical-index-mark-start text:id="IMark33279960"/><text:alphabetical-index-mark-start text:id="IMark54886072"/><text:alphabetical-index-mark-start text:id="IMark65058072"/><text:alphabetical-index-mark-start text:id="IMark71613720"/><text:alphabetical-index-mark-start text:id="IMark65821992"/><text:alphabetical-index-mark-start text:id="IMark67669080"/><text:alphabetical-index-mark-start text:id="IMark62232936"/><text:alphabetical-index-mark-start text:id="IMark71731960"/>program<text:alphabetical-index-mark-end text:id="IMark71731960"/><text:alphabetical-index-mark-end text:id="IMark62232936"/><text:alphabetical-index-mark-end text:id="IMark67669080"/><text:alphabetical-index-mark-end text:id="IMark65821992"/><text:alphabetical-index-mark-end text:id="IMark71613720"/><text:alphabetical-index-mark-end text:id="IMark65058072"/><text:alphabetical-index-mark-end text:id="IMark54886072"/><text:alphabetical-index-mark-end text:id="IMark33279960"/><text:alphabetical-index-mark-end text:id="IMark58314088"/><text:alphabetical-index-mark-end text:id="IMark58755384"/><text:alphabetical-index-mark-end text:id="IMark62567928"/><text:alphabetical-index-mark-end text:id="IMark68130360"/> written in any language without the need of having language – specific <text:alphabetical-index-mark-start text:id="IMark65376904"/><text:alphabetical-index-mark-start text:id="IMark63608104"/><text:alphabetical-index-mark-start text:id="IMark59222280"/><text:alphabetical-index-mark-start text:id="IMark65261816"/><text:alphabetical-index-mark-start text:id="IMark62570392"/><text:alphabetical-index-mark-start text:id="IMark64706680"/><text:alphabetical-index-mark-start text:id="IMark71547992"/><text:alphabetical-index-mark-start text:id="IMark63998040"/><text:alphabetical-index-mark-start text:id="IMark67142280"/><text:alphabetical-index-mark-start text:id="IMark62204072"/><text:alphabetical-index-mark-start text:id="IMark66841768"/><text:alphabetical-index-mark-start text:id="IMark68047656"/>libraries<text:alphabetical-index-mark-end text:id="IMark68047656"/><text:alphabetical-index-mark-end text:id="IMark66841768"/><text:alphabetical-index-mark-end text:id="IMark62204072"/><text:alphabetical-index-mark-end text:id="IMark67142280"/><text:alphabetical-index-mark-end text:id="IMark63998040"/><text:alphabetical-index-mark-end text:id="IMark71547992"/><text:alphabetical-index-mark-end text:id="IMark64706680"/><text:alphabetical-index-mark-end text:id="IMark62570392"/><text:alphabetical-index-mark-end text:id="IMark65261816"/><text:alphabetical-index-mark-end text:id="IMark59222280"/><text:alphabetical-index-mark-end text:id="IMark63608104"/><text:alphabetical-index-mark-end text:id="IMark65376904"/> <text:alphabetical-index-mark-start text:id="IMark66191256"/><text:alphabetical-index-mark-start text:id="IMark61586584"/><text:alphabetical-index-mark-start text:id="IMark53984840"/><text:alphabetical-index-mark-start text:id="IMark65525048"/><text:alphabetical-index-mark-start text:id="IMark62569160"/><text:alphabetical-index-mark-start text:id="IMark69042024"/><text:alphabetical-index-mark-start text:id="IMark68858696"/><text:alphabetical-index-mark-start text:id="IMark65384328"/><text:alphabetical-index-mark-start text:id="IMark65124760"/><text:alphabetical-index-mark-start text:id="IMark64587384"/><text:alphabetical-index-mark-start text:id="IMark69040792"/><text:alphabetical-index-mark-start text:id="IMark69039560"/>install<text:alphabetical-index-mark-end text:id="IMark69039560"/><text:alphabetical-index-mark-end text:id="IMark69040792"/><text:alphabetical-index-mark-end text:id="IMark64587384"/><text:alphabetical-index-mark-end text:id="IMark65124760"/><text:alphabetical-index-mark-end text:id="IMark65384328"/><text:alphabetical-index-mark-end text:id="IMark68858696"/><text:alphabetical-index-mark-end text:id="IMark69042024"/><text:alphabetical-index-mark-end text:id="IMark62569160"/><text:alphabetical-index-mark-end text:id="IMark65525048"/><text:alphabetical-index-mark-end text:id="IMark53984840"/><text:alphabetical-index-mark-end text:id="IMark61586584"/><text:alphabetical-index-mark-end text:id="IMark66191256"/>ed. <text:span text:style-name="T40">It can also be </text:span><text:alphabetical-index-mark-start text:id="IMark65122104"/><text:alphabetical-index-mark-start text:id="IMark64795864"/><text:alphabetical-index-mark-start text:id="IMark60270856"/><text:alphabetical-index-mark-start text:id="IMark67385768"/><text:alphabetical-index-mark-start text:id="IMark64584504"/><text:alphabetical-index-mark-start text:id="IMark71897512"/><text:alphabetical-index-mark-start text:id="IMark59159384"/><text:alphabetical-index-mark-start text:id="IMark62860904"/><text:alphabetical-index-mark-start text:id="IMark64224280"/><text:alphabetical-index-mark-start text:id="IMark67728776"/><text:alphabetical-index-mark-start text:id="IMark68133240"/><text:alphabetical-index-mark-start text:id="IMark64675064"/><text:span text:style-name="T40">call</text:span><text:alphabetical-index-mark-end text:id="IMark64675064"/><text:alphabetical-index-mark-end text:id="IMark68133240"/><text:alphabetical-index-mark-end text:id="IMark67728776"/><text:alphabetical-index-mark-end text:id="IMark64224280"/><text:alphabetical-index-mark-end text:id="IMark62860904"/><text:alphabetical-index-mark-end text:id="IMark59159384"/><text:alphabetical-index-mark-end text:id="IMark71897512"/><text:alphabetical-index-mark-end text:id="IMark64584504"/><text:alphabetical-index-mark-end text:id="IMark67385768"/><text:alphabetical-index-mark-end text:id="IMark60270856"/><text:alphabetical-index-mark-end text:id="IMark64795864"/><text:alphabetical-index-mark-end text:id="IMark65122104"/><text:span text:style-name="T40">ed directly from the </text:span><text:alphabetical-index-mark-start text:id="IMark64585464"/><text:alphabetical-index-mark-start text:id="IMark68341400"/><text:alphabetical-index-mark-start text:id="IMark73159832"/><text:alphabetical-index-mark-start text:id="IMark58827352"/><text:alphabetical-index-mark-start text:id="IMark64586424"/><text:alphabetical-index-mark-start text:id="IMark38763832"/><text:alphabetical-index-mark-start text:id="IMark67735592"/><text:alphabetical-index-mark-start text:id="IMark58903464"/><text:alphabetical-index-mark-start text:id="IMark61585448"/><text:alphabetical-index-mark-start text:id="IMark59215448"/><text:alphabetical-index-mark-start text:id="IMark63397000"/><text:alphabetical-index-mark-start text:id="IMark65481016"/><text:span text:style-name="T40">terminal</text:span><text:alphabetical-index-mark-end text:id="IMark65481016"/><text:alphabetical-index-mark-end text:id="IMark63397000"/><text:alphabetical-index-mark-end text:id="IMark59215448"/><text:alphabetical-index-mark-end text:id="IMark61585448"/><text:alphabetical-index-mark-end text:id="IMark58903464"/><text:alphabetical-index-mark-end text:id="IMark67735592"/><text:alphabetical-index-mark-end text:id="IMark38763832"/><text:alphabetical-index-mark-end text:id="IMark64586424"/><text:alphabetical-index-mark-end text:id="IMark58827352"/><text:alphabetical-index-mark-end text:id="IMark73159832"/><text:alphabetical-index-mark-end text:id="IMark68341400"/><text:alphabetical-index-mark-end text:id="IMark64585464"/><text:span text:style-name="T40"> prompt. </text:span></text:p>
      <text:p text:style-name="P43"/>
      <text:p text:style-name="P52">If , when making a <text:alphabetical-index-mark-start text:id="IMark68392920"/><text:alphabetical-index-mark-start text:id="IMark73226792"/><text:alphabetical-index-mark-start text:id="IMark73349448"/><text:alphabetical-index-mark-start text:id="IMark63406824"/><text:alphabetical-index-mark-start text:id="IMark71481880"/><text:alphabetical-index-mark-start text:id="IMark73222808"/><text:alphabetical-index-mark-start text:id="IMark64864744"/><text:alphabetical-index-mark-start text:id="IMark68382264"/><text:alphabetical-index-mark-start text:id="IMark68345384"/><text:alphabetical-index-mark-start text:id="IMark66246344"/>call<text:alphabetical-index-mark-end text:id="IMark66246344"/><text:alphabetical-index-mark-end text:id="IMark68345384"/><text:alphabetical-index-mark-end text:id="IMark68382264"/><text:alphabetical-index-mark-end text:id="IMark64864744"/><text:alphabetical-index-mark-end text:id="IMark73222808"/><text:alphabetical-index-mark-end text:id="IMark71481880"/><text:alphabetical-index-mark-end text:id="IMark63406824"/><text:alphabetical-index-mark-end text:id="IMark73349448"/><text:alphabetical-index-mark-end text:id="IMark73226792"/><text:alphabetical-index-mark-end text:id="IMark68392920"/>, <text:alphabetical-index-mark-start text:id="IMark71679560"/><text:alphabetical-index-mark-start text:id="IMark68370312"/><text:alphabetical-index-mark-start text:id="IMark73279528"/><text:alphabetical-index-mark-start text:id="IMark73278200"/><text:alphabetical-index-mark-start text:id="IMark73276872"/><text:alphabetical-index-mark-start text:id="IMark68450968"/><text:alphabetical-index-mark-start text:id="IMark61534232"/><text:alphabetical-index-mark-start text:id="IMark64793944"/><text:alphabetical-index-mark-start text:id="IMark68971704"/><text:alphabetical-index-mark-start text:id="IMark68870552"/><text:alphabetical-index-mark-start text:id="IMark68872472"/><text:alphabetical-index-mark-start text:id="IMark58923976"/><text:alphabetical-index-mark-start text:id="IMark66711048"/><text:alphabetical-index-mark-start text:id="IMark63277352"/><text:alphabetical-index-mark-start text:id="IMark64817112"/><text:alphabetical-index-mark-start text:id="IMark68163368"/><text:alphabetical-index-mark-start text:id="IMark65883000"/><text:alphabetical-index-mark-start text:id="IMark60519016"/><text:alphabetical-index-mark-start text:id="IMark39901944"/><text:alphabetical-index-mark-start text:id="IMark58841672"/>sql<text:alphabetical-index-mark-end text:id="IMark58841672"/><text:alphabetical-index-mark-end text:id="IMark39901944"/><text:alphabetical-index-mark-end text:id="IMark60519016"/><text:alphabetical-index-mark-end text:id="IMark65883000"/><text:alphabetical-index-mark-end text:id="IMark68163368"/><text:alphabetical-index-mark-end text:id="IMark64817112"/><text:alphabetical-index-mark-end text:id="IMark63277352"/><text:alphabetical-index-mark-end text:id="IMark66711048"/><text:alphabetical-index-mark-end text:id="IMark58923976"/><text:alphabetical-index-mark-end text:id="IMark68872472"/><text:alphabetical-index-mark-end text:id="IMark68870552"/><text:alphabetical-index-mark-end text:id="IMark68971704"/><text:alphabetical-index-mark-end text:id="IMark64793944"/><text:alphabetical-index-mark-end text:id="IMark61534232"/><text:alphabetical-index-mark-end text:id="IMark68450968"/><text:alphabetical-index-mark-end text:id="IMark73276872"/><text:alphabetical-index-mark-end text:id="IMark73278200"/><text:alphabetical-index-mark-end text:id="IMark73279528"/><text:alphabetical-index-mark-end text:id="IMark68370312"/><text:alphabetical-index-mark-end text:id="IMark71679560"/>p answers you with</text:p>
      <text:p text:style-name="P52"/>
      <text:p text:style-name="P76">“Incorrect number of arguments”</text:p>
      <text:p text:style-name="P52"/>
      <text:p text:style-name="P52">You should: </text:p>
      <text:p text:style-name="P52"/>
      <text:p text:style-name="P52"><text:span text:style-name="T11">2.3.4.1.</text:span> First check that you have in fact written the number of arguments required by the <text:alphabetical-index-mark-start text:id="IMark39840120"/><text:alphabetical-index-mark-start text:id="IMark38764792"/><text:alphabetical-index-mark-start text:id="IMark67525624"/><text:alphabetical-index-mark-start text:id="IMark64384536"/><text:alphabetical-index-mark-start text:id="IMark64792984"/><text:alphabetical-index-mark-start text:id="IMark66191256"/><text:alphabetical-index-mark-start text:id="IMark61586584"/><text:alphabetical-index-mark-start text:id="IMark53984840"/><text:alphabetical-index-mark-start text:id="IMark65525048"/><text:alphabetical-index-mark-start text:id="IMark62569160"/>program<text:alphabetical-index-mark-end text:id="IMark62569160"/><text:alphabetical-index-mark-end text:id="IMark65525048"/><text:alphabetical-index-mark-end text:id="IMark53984840"/><text:alphabetical-index-mark-end text:id="IMark61586584"/><text:alphabetical-index-mark-end text:id="IMark66191256"/><text:alphabetical-index-mark-end text:id="IMark64792984"/><text:alphabetical-index-mark-end text:id="IMark64384536"/><text:alphabetical-index-mark-end text:id="IMark67525624"/><text:alphabetical-index-mark-end text:id="IMark38764792"/><text:alphabetical-index-mark-end text:id="IMark39840120"/>.</text:p>
      <text:p text:style-name="P52"/>
      <text:p text:style-name="P52"/>
      <text:p text:style-name="P52"><text:span text:style-name="T11">2.3.4.2.</text:span> Check that the <text:alphabetical-index-mark-start text:id="IMark69039560"/><text:alphabetical-index-mark-start text:id="IMark65376904"/><text:alphabetical-index-mark-start text:id="IMark63608104"/><text:alphabetical-index-mark-start text:id="IMark59222280"/><text:alphabetical-index-mark-start text:id="IMark65261816"/><text:alphabetical-index-mark-start text:id="IMark62570392"/><text:alphabetical-index-mark-start text:id="IMark64706680"/><text:alphabetical-index-mark-start text:id="IMark71547992"/><text:alphabetical-index-mark-start text:id="IMark63998040"/><text:alphabetical-index-mark-start text:id="IMark67142280"/>string<text:alphabetical-index-mark-end text:id="IMark67142280"/><text:alphabetical-index-mark-end text:id="IMark63998040"/><text:alphabetical-index-mark-end text:id="IMark71547992"/><text:alphabetical-index-mark-end text:id="IMark64706680"/><text:alphabetical-index-mark-end text:id="IMark62570392"/><text:alphabetical-index-mark-end text:id="IMark65261816"/><text:alphabetical-index-mark-end text:id="IMark59222280"/><text:alphabetical-index-mark-end text:id="IMark63608104"/><text:alphabetical-index-mark-end text:id="IMark65376904"/><text:alphabetical-index-mark-end text:id="IMark69039560"/>s corresponding to each argument have no spaces between <text:alphabetical-index-mark-start text:id="IMark62204072"/><text:alphabetical-index-mark-start text:id="IMark66841768"/><text:alphabetical-index-mark-start text:id="IMark68047656"/><text:alphabetical-index-mark-start text:id="IMark68130360"/><text:alphabetical-index-mark-start text:id="IMark62567928"/><text:alphabetical-index-mark-start text:id="IMark58755384"/><text:alphabetical-index-mark-start text:id="IMark58314088"/><text:alphabetical-index-mark-start text:id="IMark33279960"/><text:alphabetical-index-mark-start text:id="IMark54886072"/><text:alphabetical-index-mark-start text:id="IMark65058072"/>character<text:alphabetical-index-mark-end text:id="IMark65058072"/><text:alphabetical-index-mark-end text:id="IMark54886072"/><text:alphabetical-index-mark-end text:id="IMark33279960"/><text:alphabetical-index-mark-end text:id="IMark58314088"/><text:alphabetical-index-mark-end text:id="IMark58755384"/><text:alphabetical-index-mark-end text:id="IMark62567928"/><text:alphabetical-index-mark-end text:id="IMark68130360"/><text:alphabetical-index-mark-end text:id="IMark68047656"/><text:alphabetical-index-mark-end text:id="IMark66841768"/><text:alphabetical-index-mark-end text:id="IMark62204072"/>s. This might be interpreted by <text:alphabetical-index-mark-start text:id="IMark71613720"/><text:alphabetical-index-mark-start text:id="IMark65821992"/><text:alphabetical-index-mark-start text:id="IMark67669080"/><text:alphabetical-index-mark-start text:id="IMark62232936"/><text:alphabetical-index-mark-start text:id="IMark71731960"/><text:alphabetical-index-mark-start text:id="IMark62794904"/><text:alphabetical-index-mark-start text:id="IMark68531944"/><text:alphabetical-index-mark-start text:id="IMark58869096"/><text:alphabetical-index-mark-start text:id="IMark68132280"/><text:alphabetical-index-mark-start text:id="IMark64794904"/><text:alphabetical-index-mark-start text:id="IMark71981096"/><text:alphabetical-index-mark-start text:id="IMark62054472"/><text:alphabetical-index-mark-start text:id="IMark67524664"/><text:alphabetical-index-mark-start text:id="IMark64904072"/><text:alphabetical-index-mark-start text:id="IMark62340840"/><text:alphabetical-index-mark-start text:id="IMark39900024"/><text:alphabetical-index-mark-start text:id="IMark58840712"/><text:alphabetical-index-mark-start text:id="IMark63076088"/><text:alphabetical-index-mark-start text:id="IMark71943208"/><text:alphabetical-index-mark-start text:id="IMark65471352"/>sql<text:alphabetical-index-mark-end text:id="IMark65471352"/><text:alphabetical-index-mark-end text:id="IMark71943208"/><text:alphabetical-index-mark-end text:id="IMark63076088"/><text:alphabetical-index-mark-end text:id="IMark58840712"/><text:alphabetical-index-mark-end text:id="IMark39900024"/><text:alphabetical-index-mark-end text:id="IMark62340840"/><text:alphabetical-index-mark-end text:id="IMark64904072"/><text:alphabetical-index-mark-end text:id="IMark67524664"/><text:alphabetical-index-mark-end text:id="IMark62054472"/><text:alphabetical-index-mark-end text:id="IMark71981096"/><text:alphabetical-index-mark-end text:id="IMark64794904"/><text:alphabetical-index-mark-end text:id="IMark68132280"/><text:alphabetical-index-mark-end text:id="IMark58869096"/><text:alphabetical-index-mark-end text:id="IMark68531944"/><text:alphabetical-index-mark-end text:id="IMark62794904"/><text:alphabetical-index-mark-end text:id="IMark71731960"/><text:alphabetical-index-mark-end text:id="IMark62232936"/><text:alphabetical-index-mark-end text:id="IMark67669080"/><text:alphabetical-index-mark-end text:id="IMark65821992"/><text:alphabetical-index-mark-end text:id="IMark71613720"/>p as additional arguments and hence, the <text:alphabetical-index-mark-start text:id="IMark58315704"/><text:alphabetical-index-mark-start text:id="IMark59247224"/><text:alphabetical-index-mark-start text:id="IMark71642872"/><text:alphabetical-index-mark-start text:id="IMark58842632"/><text:alphabetical-index-mark-start text:id="IMark65262776"/><text:alphabetical-index-mark-start text:id="IMark67383848"/><text:alphabetical-index-mark-start text:id="IMark54539016"/><text:alphabetical-index-mark-start text:id="IMark68992184"/><text:alphabetical-index-mark-start text:id="IMark65614552"/><text:alphabetical-index-mark-start text:id="IMark54033032"/>program<text:alphabetical-index-mark-end text:id="IMark54033032"/><text:alphabetical-index-mark-end text:id="IMark65614552"/><text:alphabetical-index-mark-end text:id="IMark68992184"/><text:alphabetical-index-mark-end text:id="IMark54539016"/><text:alphabetical-index-mark-end text:id="IMark67383848"/><text:alphabetical-index-mark-end text:id="IMark65262776"/><text:alphabetical-index-mark-end text:id="IMark58842632"/><text:alphabetical-index-mark-end text:id="IMark71642872"/><text:alphabetical-index-mark-end text:id="IMark59247224"/><text:alphabetical-index-mark-end text:id="IMark58315704"/> rejects your <text:alphabetical-index-mark-start text:id="IMark65378232"/><text:alphabetical-index-mark-start text:id="IMark61249560"/><text:alphabetical-index-mark-start text:id="IMark71730728"/><text:alphabetical-index-mark-start text:id="IMark71899432"/><text:alphabetical-index-mark-start text:id="IMark39900984"/><text:alphabetical-index-mark-start text:id="IMark68874392"/><text:alphabetical-index-mark-start text:id="IMark68432136"/><text:alphabetical-index-mark-start text:id="IMark60713016"/><text:alphabetical-index-mark-start text:id="IMark71243896"/><text:alphabetical-index-mark-start text:id="IMark54079880"/>call<text:alphabetical-index-mark-end text:id="IMark54079880"/><text:alphabetical-index-mark-end text:id="IMark71243896"/><text:alphabetical-index-mark-end text:id="IMark60713016"/><text:alphabetical-index-mark-end text:id="IMark68432136"/><text:alphabetical-index-mark-end text:id="IMark68874392"/><text:alphabetical-index-mark-end text:id="IMark39900984"/><text:alphabetical-index-mark-end text:id="IMark71899432"/><text:alphabetical-index-mark-end text:id="IMark71730728"/><text:alphabetical-index-mark-end text:id="IMark61249560"/><text:alphabetical-index-mark-end text:id="IMark65378232"/>. In this case you might solve the problem by using quotes (“ “) to surround each one of your arguments.</text:p>
      <text:p text:style-name="P52"/>
      <text:p text:style-name="P52"/>
      <text:p text:style-name="P52"><text:span text:style-name="T11">2.3.4.3.</text:span> <text:alphabetical-index-mark-start text:id="IMark71744232"/><text:alphabetical-index-mark-start text:id="IMark71593896"/><text:alphabetical-index-mark-start text:id="IMark67740040"/><text:alphabetical-index-mark-start text:id="IMark68168424"/><text:alphabetical-index-mark-start text:id="IMark62456568"/><text:alphabetical-index-mark-start text:id="IMark62915224"/><text:alphabetical-index-mark-start text:id="IMark73268904"/><text:alphabetical-index-mark-start text:id="IMark39899064"/><text:alphabetical-index-mark-start text:id="IMark58788664"/><text:alphabetical-index-mark-start text:id="IMark39716568"/><text:alphabetical-index-mark-start text:id="IMark64796248"/><text:alphabetical-index-mark-start text:id="IMark68388936"/><text:alphabetical-index-mark-start text:id="IMark68871512"/><text:alphabetical-index-mark-start text:id="IMark62670056"/><text:alphabetical-index-mark-start text:id="IMark68869592"/><text:alphabetical-index-mark-start text:id="IMark68628232"/><text:alphabetical-index-mark-start text:id="IMark68873432"/><text:alphabetical-index-mark-start text:id="IMark63713384"/><text:alphabetical-index-mark-start text:id="IMark71296984"/><text:alphabetical-index-mark-start text:id="IMark63284456"/><text:alphabetical-index-mark-start text:id="IMark60712632"/><text:alphabetical-index-mark-start text:id="IMark60896136"/><text:alphabetical-index-mark-start text:id="IMark54226520"/><text:alphabetical-index-mark-start text:id="IMark71271272"/><text:alphabetical-index-mark-start text:id="IMark68337128"/><text:alphabetical-index-mark-start text:id="IMark61472360"/><text:alphabetical-index-mark-start text:id="IMark73267288"/><text:alphabetical-index-mark-start text:id="IMark73110760"/><text:alphabetical-index-mark-start text:id="IMark67712568"/><text:alphabetical-index-mark-start text:id="IMark71547032"/>Sql<text:alphabetical-index-mark-end text:id="IMark71547032"/><text:alphabetical-index-mark-end text:id="IMark67712568"/><text:alphabetical-index-mark-end text:id="IMark73110760"/><text:alphabetical-index-mark-end text:id="IMark73267288"/><text:alphabetical-index-mark-end text:id="IMark61472360"/><text:alphabetical-index-mark-end text:id="IMark68337128"/><text:alphabetical-index-mark-end text:id="IMark71271272"/><text:alphabetical-index-mark-end text:id="IMark54226520"/><text:alphabetical-index-mark-end text:id="IMark60896136"/><text:alphabetical-index-mark-end text:id="IMark60712632"/><text:alphabetical-index-mark-end text:id="IMark63284456"/><text:alphabetical-index-mark-end text:id="IMark71296984"/><text:alphabetical-index-mark-end text:id="IMark63713384"/><text:alphabetical-index-mark-end text:id="IMark68873432"/><text:alphabetical-index-mark-end text:id="IMark68628232"/><text:alphabetical-index-mark-end text:id="IMark68869592"/><text:alphabetical-index-mark-end text:id="IMark62670056"/><text:alphabetical-index-mark-end text:id="IMark68871512"/><text:alphabetical-index-mark-end text:id="IMark68388936"/><text:alphabetical-index-mark-end text:id="IMark64796248"/>ite<text:alphabetical-index-mark-end text:id="IMark39716568"/><text:alphabetical-index-mark-end text:id="IMark58788664"/><text:alphabetical-index-mark-end text:id="IMark39899064"/><text:alphabetical-index-mark-end text:id="IMark73268904"/><text:alphabetical-index-mark-end text:id="IMark62915224"/><text:alphabetical-index-mark-end text:id="IMark62456568"/><text:alphabetical-index-mark-end text:id="IMark68168424"/><text:alphabetical-index-mark-end text:id="IMark67740040"/><text:alphabetical-index-mark-end text:id="IMark71593896"/><text:alphabetical-index-mark-end text:id="IMark71744232"/>3 also requires <text:alphabetical-index-mark-start text:id="IMark62469560"/><text:alphabetical-index-mark-start text:id="IMark65122104"/><text:span text:style-name="T88">single</text:span><text:alphabetical-index-mark-end text:id="IMark65122104"/><text:alphabetical-index-mark-end text:id="IMark62469560"/><text:span text:style-name="T88"> and/or double </text:span>quotes (‘ ‘ or “ “) for <text:alphabetical-index-mark-start text:id="IMark64795864"/><text:alphabetical-index-mark-start text:id="IMark60270856"/><text:alphabetical-index-mark-start text:id="IMark67385768"/><text:alphabetical-index-mark-start text:id="IMark64584504"/><text:alphabetical-index-mark-start text:id="IMark71897512"/><text:alphabetical-index-mark-start text:id="IMark59159384"/><text:alphabetical-index-mark-start text:id="IMark62860904"/><text:alphabetical-index-mark-start text:id="IMark64224280"/><text:alphabetical-index-mark-start text:id="IMark67728776"/><text:alphabetical-index-mark-start text:id="IMark68133240"/>string<text:alphabetical-index-mark-end text:id="IMark68133240"/><text:alphabetical-index-mark-end text:id="IMark67728776"/><text:alphabetical-index-mark-end text:id="IMark64224280"/><text:alphabetical-index-mark-end text:id="IMark62860904"/><text:alphabetical-index-mark-end text:id="IMark59159384"/><text:alphabetical-index-mark-end text:id="IMark71897512"/><text:alphabetical-index-mark-end text:id="IMark64584504"/><text:alphabetical-index-mark-end text:id="IMark67385768"/><text:alphabetical-index-mark-end text:id="IMark60270856"/><text:alphabetical-index-mark-end text:id="IMark64795864"/>s. In this case, surround your <text:alphabetical-index-mark-start text:id="IMark64675064"/><text:alphabetical-index-mark-start text:id="IMark61138520"/><text:alphabetical-index-mark-start text:id="IMark64585464"/><text:alphabetical-index-mark-start text:id="IMark68341400"/><text:alphabetical-index-mark-start text:id="IMark73159832"/><text:alphabetical-index-mark-start text:id="IMark58827352"/><text:alphabetical-index-mark-start text:id="IMark64586424"/><text:alphabetical-index-mark-start text:id="IMark38763832"/><text:alphabetical-index-mark-start text:id="IMark67735592"/><text:alphabetical-index-mark-start text:id="IMark58903464"/>query<text:alphabetical-index-mark-end text:id="IMark58903464"/><text:alphabetical-index-mark-end text:id="IMark67735592"/><text:alphabetical-index-mark-end text:id="IMark38763832"/><text:alphabetical-index-mark-end text:id="IMark64586424"/><text:alphabetical-index-mark-end text:id="IMark58827352"/><text:alphabetical-index-mark-end text:id="IMark73159832"/><text:alphabetical-index-mark-end text:id="IMark68341400"/><text:alphabetical-index-mark-end text:id="IMark64585464"/><text:alphabetical-index-mark-end text:id="IMark61138520"/><text:alphabetical-index-mark-end text:id="IMark64675064"/> with double quotes (“ “), and the <text:alphabetical-index-mark-start text:id="IMark61585448"/><text:alphabetical-index-mark-start text:id="IMark59215448"/><text:alphabetical-index-mark-start text:id="IMark63397000"/><text:alphabetical-index-mark-start text:id="IMark65481016"/><text:alphabetical-index-mark-start text:id="IMark54574696"/><text:alphabetical-index-mark-start text:id="IMark71241976"/><text:alphabetical-index-mark-start text:id="IMark61167448"/><text:alphabetical-index-mark-start text:id="IMark65263736"/><text:alphabetical-index-mark-start text:id="IMark68370312"/><text:alphabetical-index-mark-start text:id="IMark71679560"/>string<text:alphabetical-index-mark-end text:id="IMark71679560"/><text:alphabetical-index-mark-end text:id="IMark68370312"/><text:alphabetical-index-mark-end text:id="IMark65263736"/><text:alphabetical-index-mark-end text:id="IMark61167448"/><text:alphabetical-index-mark-end text:id="IMark71241976"/><text:alphabetical-index-mark-end text:id="IMark54574696"/><text:alphabetical-index-mark-end text:id="IMark65481016"/><text:alphabetical-index-mark-end text:id="IMark63397000"/><text:alphabetical-index-mark-end text:id="IMark59215448"/><text:alphabetical-index-mark-end text:id="IMark61585448"/>s inside each <text:alphabetical-index-mark-start text:id="IMark73279528"/><text:alphabetical-index-mark-start text:id="IMark73278200"/><text:alphabetical-index-mark-start text:id="IMark73276872"/><text:alphabetical-index-mark-start text:id="IMark68450968"/><text:alphabetical-index-mark-start text:id="IMark61534232"/><text:alphabetical-index-mark-start text:id="IMark64793944"/><text:alphabetical-index-mark-start text:id="IMark68971704"/><text:alphabetical-index-mark-start text:id="IMark68870552"/><text:alphabetical-index-mark-start text:id="IMark68872472"/><text:alphabetical-index-mark-start text:id="IMark58923976"/>query<text:alphabetical-index-mark-end text:id="IMark58923976"/><text:alphabetical-index-mark-end text:id="IMark68872472"/><text:alphabetical-index-mark-end text:id="IMark68870552"/><text:alphabetical-index-mark-end text:id="IMark68971704"/><text:alphabetical-index-mark-end text:id="IMark64793944"/><text:alphabetical-index-mark-end text:id="IMark61534232"/><text:alphabetical-index-mark-end text:id="IMark68450968"/><text:alphabetical-index-mark-end text:id="IMark73276872"/><text:alphabetical-index-mark-end text:id="IMark73278200"/><text:alphabetical-index-mark-end text:id="IMark73279528"/> with <text:alphabetical-index-mark-start text:id="IMark66711048"/><text:alphabetical-index-mark-start text:id="IMark63277352"/><text:alphabetical-index-mark-start text:id="IMark64817112"/><text:alphabetical-index-mark-start text:id="IMark68163368"/><text:alphabetical-index-mark-start text:id="IMark65883000"/><text:alphabetical-index-mark-start text:id="IMark60519016"/><text:alphabetical-index-mark-start text:id="IMark39901944"/><text:alphabetical-index-mark-start text:id="IMark58841672"/><text:alphabetical-index-mark-start text:id="IMark68392920"/><text:alphabetical-index-mark-start text:id="IMark73226792"/>single<text:alphabetical-index-mark-end text:id="IMark73226792"/><text:alphabetical-index-mark-end text:id="IMark68392920"/><text:alphabetical-index-mark-end text:id="IMark58841672"/><text:alphabetical-index-mark-end text:id="IMark39901944"/><text:alphabetical-index-mark-end text:id="IMark60519016"/><text:alphabetical-index-mark-end text:id="IMark65883000"/><text:alphabetical-index-mark-end text:id="IMark68163368"/><text:alphabetical-index-mark-end text:id="IMark64817112"/><text:alphabetical-index-mark-end text:id="IMark63277352"/><text:alphabetical-index-mark-end text:id="IMark66711048"/> quotes (‘ ‘). </text:p>
      <text:p text:style-name="P52"/>
      <text:p text:style-name="P52"/>
      <text:p text:style-name="P53"><text:span text:style-name="T11">2.3.4.4.</text:span> If the problem remains and you are sure about the number of arguments and the correctness of the <text:alphabetical-index-mark-start text:id="IMark66246344"/><text:alphabetical-index-mark-start text:id="IMark65260856"/><text:alphabetical-index-mark-start text:id="IMark65264696"/><text:alphabetical-index-mark-start text:id="IMark68866184"/><text:alphabetical-index-mark-start text:id="IMark68875352"/><text:alphabetical-index-mark-start text:id="IMark68868632"/><text:alphabetical-index-mark-start text:id="IMark71898472"/><text:alphabetical-index-mark-start text:id="IMark65470392"/><text:alphabetical-index-mark-start text:id="IMark71546072"/><text:alphabetical-index-mark-start text:id="IMark65653416"/><text:alphabetical-index-mark-start text:id="IMark60514504"/><text:alphabetical-index-mark-start text:id="IMark71581208"/><text:alphabetical-index-mark-start text:id="IMark69042024"/><text:alphabetical-index-mark-start text:id="IMark38764792"/><text:alphabetical-index-mark-start text:id="IMark39840120"/><text:alphabetical-index-mark-start text:id="IMark67525624"/><text:alphabetical-index-mark-start text:id="IMark64384536"/><text:alphabetical-index-mark-start text:id="IMark64792984"/><text:alphabetical-index-mark-start text:id="IMark66191256"/><text:alphabetical-index-mark-start text:id="IMark61586584"/>SQL<text:alphabetical-index-mark-end text:id="IMark61586584"/><text:alphabetical-index-mark-end text:id="IMark66191256"/><text:alphabetical-index-mark-end text:id="IMark64792984"/><text:alphabetical-index-mark-end text:id="IMark64384536"/><text:alphabetical-index-mark-end text:id="IMark67525624"/><text:alphabetical-index-mark-end text:id="IMark39840120"/><text:alphabetical-index-mark-end text:id="IMark38764792"/><text:alphabetical-index-mark-end text:id="IMark69042024"/><text:alphabetical-index-mark-end text:id="IMark71581208"/><text:alphabetical-index-mark-end text:id="IMark60514504"/><text:alphabetical-index-mark-end text:id="IMark65653416"/><text:alphabetical-index-mark-end text:id="IMark71546072"/><text:alphabetical-index-mark-end text:id="IMark65470392"/><text:alphabetical-index-mark-end text:id="IMark71898472"/><text:alphabetical-index-mark-end text:id="IMark68868632"/><text:alphabetical-index-mark-end text:id="IMark68875352"/><text:alphabetical-index-mark-end text:id="IMark68866184"/><text:alphabetical-index-mark-end text:id="IMark65264696"/><text:alphabetical-index-mark-end text:id="IMark65260856"/><text:alphabetical-index-mark-end text:id="IMark66246344"/> <text:span text:style-name="T68">or </text:span><text:alphabetical-index-mark-start text:id="IMark53984840"/><text:alphabetical-index-mark-start text:id="IMark65525048"/><text:alphabetical-index-mark-start text:id="IMark62569160"/><text:alphabetical-index-mark-start text:id="IMark68858696"/><text:alphabetical-index-mark-start text:id="IMark65124760"/><text:span text:style-name="T68">HDFql</text:span><text:alphabetical-index-mark-end text:id="IMark65124760"/><text:alphabetical-index-mark-end text:id="IMark68858696"/><text:alphabetical-index-mark-end text:id="IMark62569160"/><text:alphabetical-index-mark-end text:id="IMark65525048"/><text:alphabetical-index-mark-end text:id="IMark53984840"/> <text:alphabetical-index-mark-start text:id="IMark65384328"/><text:alphabetical-index-mark-start text:id="IMark69040792"/><text:alphabetical-index-mark-start text:id="IMark64587384"/><text:alphabetical-index-mark-start text:id="IMark71309368"/><text:alphabetical-index-mark-start text:id="IMark38766712"/><text:alphabetical-index-mark-start text:id="IMark68368984"/><text:alphabetical-index-mark-start text:id="IMark69039560"/><text:alphabetical-index-mark-start text:id="IMark65376904"/><text:alphabetical-index-mark-start text:id="IMark63608104"/><text:alphabetical-index-mark-start text:id="IMark59222280"/>code<text:alphabetical-index-mark-end text:id="IMark59222280"/><text:alphabetical-index-mark-end text:id="IMark63608104"/><text:alphabetical-index-mark-end text:id="IMark65376904"/><text:alphabetical-index-mark-end text:id="IMark69039560"/><text:alphabetical-index-mark-end text:id="IMark68368984"/><text:alphabetical-index-mark-end text:id="IMark38766712"/><text:alphabetical-index-mark-end text:id="IMark71309368"/><text:alphabetical-index-mark-end text:id="IMark64587384"/><text:alphabetical-index-mark-end text:id="IMark69040792"/><text:alphabetical-index-mark-end text:id="IMark65384328"/>, you might need to tell <text:alphabetical-index-mark-start text:id="IMark65261816"/><text:alphabetical-index-mark-start text:id="IMark62570392"/><text:alphabetical-index-mark-start text:id="IMark64706680"/><text:alphabetical-index-mark-start text:id="IMark71547992"/><text:alphabetical-index-mark-start text:id="IMark63998040"/><text:alphabetical-index-mark-start text:id="IMark67142280"/><text:alphabetical-index-mark-start text:id="IMark62204072"/><text:alphabetical-index-mark-start text:id="IMark66841768"/><text:alphabetical-index-mark-start text:id="IMark68047656"/><text:alphabetical-index-mark-start text:id="IMark68130360"/><text:alphabetical-index-mark-start text:id="IMark62567928"/><text:alphabetical-index-mark-start text:id="IMark58755384"/><text:alphabetical-index-mark-start text:id="IMark58314088"/><text:alphabetical-index-mark-start text:id="IMark33279960"/><text:alphabetical-index-mark-start text:id="IMark54886072"/><text:alphabetical-index-mark-start text:id="IMark65058072"/><text:alphabetical-index-mark-start text:id="IMark61249560"/><text:alphabetical-index-mark-start text:id="IMark65378232"/><text:alphabetical-index-mark-start text:id="IMark71730728"/><text:alphabetical-index-mark-start text:id="IMark71899432"/><text:alphabetical-index-mark-start text:id="IMark39900984"/><text:alphabetical-index-mark-start text:id="IMark68874392"/><text:alphabetical-index-mark-start text:id="IMark68432136"/><text:alphabetical-index-mark-start text:id="IMark60713016"/><text:alphabetical-index-mark-start text:id="IMark71243896"/><text:alphabetical-index-mark-start text:id="IMark54079880"/><text:alphabetical-index-mark-start text:id="IMark58315704"/><text:alphabetical-index-mark-start text:id="IMark59247224"/><text:alphabetical-index-mark-start text:id="IMark71642872"/><text:alphabetical-index-mark-start text:id="IMark58842632"/>Sql<text:alphabetical-index-mark-end text:id="IMark58842632"/><text:alphabetical-index-mark-end text:id="IMark71642872"/><text:alphabetical-index-mark-end text:id="IMark59247224"/><text:alphabetical-index-mark-end text:id="IMark58315704"/><text:alphabetical-index-mark-end text:id="IMark54079880"/><text:alphabetical-index-mark-end text:id="IMark71243896"/><text:alphabetical-index-mark-end text:id="IMark60713016"/><text:alphabetical-index-mark-end text:id="IMark68432136"/><text:alphabetical-index-mark-end text:id="IMark68874392"/><text:alphabetical-index-mark-end text:id="IMark39900984"/><text:alphabetical-index-mark-end text:id="IMark71899432"/><text:alphabetical-index-mark-end text:id="IMark71730728"/><text:alphabetical-index-mark-end text:id="IMark65378232"/><text:alphabetical-index-mark-end text:id="IMark61249560"/><text:alphabetical-index-mark-end text:id="IMark65058072"/><text:alphabetical-index-mark-end text:id="IMark54886072"/><text:alphabetical-index-mark-end text:id="IMark33279960"/><text:alphabetical-index-mark-end text:id="IMark58314088"/><text:alphabetical-index-mark-end text:id="IMark58755384"/><text:alphabetical-index-mark-end text:id="IMark62567928"/>ite<text:alphabetical-index-mark-end text:id="IMark68130360"/><text:alphabetical-index-mark-end text:id="IMark68047656"/><text:alphabetical-index-mark-end text:id="IMark66841768"/><text:alphabetical-index-mark-end text:id="IMark62204072"/><text:alphabetical-index-mark-end text:id="IMark67142280"/><text:alphabetical-index-mark-end text:id="IMark63998040"/><text:alphabetical-index-mark-end text:id="IMark71547992"/><text:alphabetical-index-mark-end text:id="IMark64706680"/><text:alphabetical-index-mark-end text:id="IMark62570392"/><text:alphabetical-index-mark-end text:id="IMark65261816"/>3 <text:span text:style-name="T68">or the </text:span><text:alphabetical-index-mark-start text:id="IMark65262776"/><text:alphabetical-index-mark-start text:id="IMark67383848"/><text:alphabetical-index-mark-start text:id="IMark54539016"/><text:alphabetical-index-mark-start text:id="IMark68992184"/><text:alphabetical-index-mark-start text:id="IMark65614552"/><text:span text:style-name="T68">HDF5</text:span><text:alphabetical-index-mark-end text:id="IMark65614552"/><text:alphabetical-index-mark-end text:id="IMark68992184"/><text:alphabetical-index-mark-end text:id="IMark54539016"/><text:alphabetical-index-mark-end text:id="IMark67383848"/><text:alphabetical-index-mark-end text:id="IMark65262776"/><text:span text:style-name="T68"> </text:span><text:alphabetical-index-mark-start text:id="IMark54033032"/><text:alphabetical-index-mark-start text:id="IMark71613720"/><text:alphabetical-index-mark-start text:id="IMark65821992"/><text:alphabetical-index-mark-start text:id="IMark67669080"/><text:alphabetical-index-mark-start text:id="IMark62232936"/><text:span text:style-name="T68">libraries</text:span><text:alphabetical-index-mark-end text:id="IMark62232936"/><text:alphabetical-index-mark-end text:id="IMark67669080"/><text:alphabetical-index-mark-end text:id="IMark65821992"/><text:alphabetical-index-mark-end text:id="IMark71613720"/><text:alphabetical-index-mark-end text:id="IMark54033032"/><text:span text:style-name="T68"> </text:span>that you are passing in fact, the <text:alphabetical-index-mark-start text:id="IMark71731960"/><text:alphabetical-index-mark-start text:id="IMark62794904"/><text:alphabetical-index-mark-start text:id="IMark68531944"/><text:alphabetical-index-mark-start text:id="IMark58869096"/><text:alphabetical-index-mark-start text:id="IMark68132280"/><text:alphabetical-index-mark-start text:id="IMark64794904"/><text:alphabetical-index-mark-start text:id="IMark71981096"/><text:alphabetical-index-mark-start text:id="IMark62054472"/><text:alphabetical-index-mark-start text:id="IMark67524664"/><text:alphabetical-index-mark-start text:id="IMark64904072"/>character<text:alphabetical-index-mark-end text:id="IMark64904072"/><text:alphabetical-index-mark-end text:id="IMark67524664"/><text:alphabetical-index-mark-end text:id="IMark62054472"/><text:alphabetical-index-mark-end text:id="IMark71981096"/><text:alphabetical-index-mark-end text:id="IMark64794904"/><text:alphabetical-index-mark-end text:id="IMark68132280"/><text:alphabetical-index-mark-end text:id="IMark58869096"/><text:alphabetical-index-mark-end text:id="IMark68531944"/><text:alphabetical-index-mark-end text:id="IMark62794904"/><text:alphabetical-index-mark-end text:id="IMark71731960"/>s that correspond to quotes (\‘ \’ instead of ‘ ‘ and \“ \” instead of “ “).</text:p>
      <text:p text:style-name="P53"/>
      <text:p text:style-name="P53"><text:soft-page-break/>This happens, for example, when you <text:alphabetical-index-mark-start text:id="IMark65471352"/><text:alphabetical-index-mark-start text:id="IMark66088008"/><text:alphabetical-index-mark-start text:id="IMark38765752"/><text:alphabetical-index-mark-start text:id="IMark66343928"/><text:alphabetical-index-mark-start text:id="IMark63599000"/><text:alphabetical-index-mark-start text:id="IMark62056728"/><text:alphabetical-index-mark-start text:id="IMark73349448"/><text:alphabetical-index-mark-start text:id="IMark71744232"/><text:alphabetical-index-mark-start text:id="IMark71593896"/><text:alphabetical-index-mark-start text:id="IMark67740040"/>call<text:alphabetical-index-mark-end text:id="IMark67740040"/><text:alphabetical-index-mark-end text:id="IMark71593896"/><text:alphabetical-index-mark-end text:id="IMark71744232"/><text:alphabetical-index-mark-end text:id="IMark73349448"/><text:alphabetical-index-mark-end text:id="IMark62056728"/><text:alphabetical-index-mark-end text:id="IMark63599000"/><text:alphabetical-index-mark-end text:id="IMark66343928"/><text:alphabetical-index-mark-end text:id="IMark38765752"/><text:alphabetical-index-mark-end text:id="IMark66088008"/><text:alphabetical-index-mark-end text:id="IMark65471352"/> <text:alphabetical-index-mark-start text:id="IMark68168424"/><text:alphabetical-index-mark-start text:id="IMark62456568"/><text:alphabetical-index-mark-start text:id="IMark62915224"/><text:alphabetical-index-mark-start text:id="IMark73268904"/><text:alphabetical-index-mark-start text:id="IMark39899064"/><text:alphabetical-index-mark-start text:id="IMark58788664"/><text:alphabetical-index-mark-start text:id="IMark39716568"/><text:alphabetical-index-mark-start text:id="IMark64796248"/><text:alphabetical-index-mark-start text:id="IMark68388936"/><text:alphabetical-index-mark-start text:id="IMark68871512"/><text:alphabetical-index-mark-start text:id="IMark62670056"/><text:alphabetical-index-mark-start text:id="IMark68869592"/><text:alphabetical-index-mark-start text:id="IMark68628232"/><text:alphabetical-index-mark-start text:id="IMark68873432"/><text:alphabetical-index-mark-start text:id="IMark63713384"/><text:alphabetical-index-mark-start text:id="IMark71296984"/><text:alphabetical-index-mark-start text:id="IMark63284456"/><text:alphabetical-index-mark-start text:id="IMark60712632"/><text:alphabetical-index-mark-start text:id="IMark60896136"/><text:alphabetical-index-mark-start text:id="IMark54226520"/>sql<text:alphabetical-index-mark-end text:id="IMark54226520"/><text:alphabetical-index-mark-end text:id="IMark60896136"/><text:alphabetical-index-mark-end text:id="IMark60712632"/><text:alphabetical-index-mark-end text:id="IMark63284456"/><text:alphabetical-index-mark-end text:id="IMark71296984"/><text:alphabetical-index-mark-end text:id="IMark63713384"/><text:alphabetical-index-mark-end text:id="IMark68873432"/><text:alphabetical-index-mark-end text:id="IMark68628232"/><text:alphabetical-index-mark-end text:id="IMark68869592"/><text:alphabetical-index-mark-end text:id="IMark62670056"/><text:alphabetical-index-mark-end text:id="IMark68871512"/><text:alphabetical-index-mark-end text:id="IMark68388936"/><text:alphabetical-index-mark-end text:id="IMark64796248"/><text:alphabetical-index-mark-end text:id="IMark39716568"/><text:alphabetical-index-mark-end text:id="IMark58788664"/><text:alphabetical-index-mark-end text:id="IMark39899064"/><text:alphabetical-index-mark-end text:id="IMark73268904"/><text:alphabetical-index-mark-end text:id="IMark62915224"/><text:alphabetical-index-mark-end text:id="IMark62456568"/><text:alphabetical-index-mark-end text:id="IMark68168424"/>p from within the <text:alphabetical-index-mark-start text:id="IMark71271272"/><text:alphabetical-index-mark-start text:id="IMark68337128"/><text:alphabetical-index-mark-start text:id="IMark61472360"/><text:alphabetical-index-mark-start text:id="IMark73267288"/><text:alphabetical-index-mark-start text:id="IMark73110760"/><text:alphabetical-index-mark-start text:id="IMark67712568"/><text:alphabetical-index-mark-start text:id="IMark71547032"/><text:alphabetical-index-mark-start text:id="IMark63406824"/><text:alphabetical-index-mark-start text:id="IMark62469560"/><text:alphabetical-index-mark-start text:id="IMark65122104"/><text:alphabetical-index-mark-start text:id="IMark63277352"/><text:alphabetical-index-mark-start text:id="IMark66711048"/><text:alphabetical-index-mark-start text:id="IMark64817112"/><text:alphabetical-index-mark-start text:id="IMark68163368"/><text:alphabetical-index-mark-start text:id="IMark65883000"/><text:alphabetical-index-mark-start text:id="IMark60519016"/><text:alphabetical-index-mark-start text:id="IMark39901944"/><text:alphabetical-index-mark-start text:id="IMark58841672"/><text:alphabetical-index-mark-start text:id="IMark68392920"/><text:alphabetical-index-mark-start text:id="IMark73226792"/>system<text:alphabetical-index-mark-end text:id="IMark73226792"/><text:alphabetical-index-mark-end text:id="IMark68392920"/><text:alphabetical-index-mark-end text:id="IMark58841672"/><text:alphabetical-index-mark-end text:id="IMark39901944"/><text:alphabetical-index-mark-end text:id="IMark60519016"/><text:alphabetical-index-mark-end text:id="IMark65883000"/><text:alphabetical-index-mark-end text:id="IMark68163368"/><text:alphabetical-index-mark-end text:id="IMark64817112"/><text:alphabetical-index-mark-end text:id="IMark66711048"/><text:alphabetical-index-mark-end text:id="IMark63277352"/><text:alphabetical-index-mark-end text:id="IMark65122104"/><text:alphabetical-index-mark-end text:id="IMark62469560"/><text:alphabetical-index-mark-end text:id="IMark63406824"/><text:alphabetical-index-mark-end text:id="IMark71547032"/><text:alphabetical-index-mark-end text:id="IMark67712568"/><text:alphabetical-index-mark-end text:id="IMark73110760"/><text:alphabetical-index-mark-end text:id="IMark73267288"/><text:alphabetical-index-mark-end text:id="IMark61472360"/><text:alphabetical-index-mark-end text:id="IMark68337128"/><text:alphabetical-index-mark-end text:id="IMark71271272"/> function in <text:alphabetical-index-mark-start text:id="IMark73279528"/><text:alphabetical-index-mark-start text:id="IMark73278200"/><text:alphabetical-index-mark-start text:id="IMark73276872"/><text:alphabetical-index-mark-start text:id="IMark68450968"/><text:alphabetical-index-mark-start text:id="IMark61534232"/><text:alphabetical-index-mark-start text:id="IMark64793944"/><text:alphabetical-index-mark-start text:id="IMark68971704"/><text:alphabetical-index-mark-start text:id="IMark68870552"/><text:alphabetical-index-mark-start text:id="IMark68872472"/><text:alphabetical-index-mark-start text:id="IMark58923976"/>Scheme<text:alphabetical-index-mark-end text:id="IMark58923976"/><text:alphabetical-index-mark-end text:id="IMark68872472"/><text:alphabetical-index-mark-end text:id="IMark68870552"/><text:alphabetical-index-mark-end text:id="IMark68971704"/><text:alphabetical-index-mark-end text:id="IMark64793944"/><text:alphabetical-index-mark-end text:id="IMark61534232"/><text:alphabetical-index-mark-end text:id="IMark68450968"/><text:alphabetical-index-mark-end text:id="IMark73276872"/><text:alphabetical-index-mark-end text:id="IMark73278200"/><text:alphabetical-index-mark-end text:id="IMark73279528"/>, <text:span text:style-name="T47">so you would have to write something like</text:span>:</text:p>
      <text:p text:style-name="P52"/>
      <text:p text:style-name="P76">(<text:alphabetical-index-mark-start text:id="IMark65263736"/><text:alphabetical-index-mark-start text:id="IMark68370312"/><text:alphabetical-index-mark-start text:id="IMark71679560"/><text:alphabetical-index-mark-start text:id="IMark64675064"/><text:alphabetical-index-mark-start text:id="IMark61138520"/><text:alphabetical-index-mark-start text:id="IMark64585464"/><text:alphabetical-index-mark-start text:id="IMark68341400"/><text:alphabetical-index-mark-start text:id="IMark73159832"/><text:alphabetical-index-mark-start text:id="IMark58827352"/><text:alphabetical-index-mark-start text:id="IMark64586424"/><text:alphabetical-index-mark-start text:id="IMark38763832"/><text:alphabetical-index-mark-start text:id="IMark67735592"/><text:alphabetical-index-mark-start text:id="IMark58903464"/><text:alphabetical-index-mark-start text:id="IMark64795864"/><text:alphabetical-index-mark-start text:id="IMark60270856"/><text:alphabetical-index-mark-start text:id="IMark67385768"/><text:alphabetical-index-mark-start text:id="IMark64584504"/><text:alphabetical-index-mark-start text:id="IMark71897512"/><text:alphabetical-index-mark-start text:id="IMark59159384"/><text:alphabetical-index-mark-start text:id="IMark62860904"/>system<text:alphabetical-index-mark-end text:id="IMark62860904"/><text:alphabetical-index-mark-end text:id="IMark59159384"/><text:alphabetical-index-mark-end text:id="IMark71897512"/><text:alphabetical-index-mark-end text:id="IMark64584504"/><text:alphabetical-index-mark-end text:id="IMark67385768"/><text:alphabetical-index-mark-end text:id="IMark60270856"/><text:alphabetical-index-mark-end text:id="IMark64795864"/><text:alphabetical-index-mark-end text:id="IMark58903464"/><text:alphabetical-index-mark-end text:id="IMark67735592"/><text:alphabetical-index-mark-end text:id="IMark38763832"/><text:alphabetical-index-mark-end text:id="IMark64586424"/><text:alphabetical-index-mark-end text:id="IMark58827352"/><text:alphabetical-index-mark-end text:id="IMark73159832"/><text:alphabetical-index-mark-end text:id="IMark68341400"/><text:alphabetical-index-mark-end text:id="IMark64585464"/><text:alphabetical-index-mark-end text:id="IMark61138520"/><text:alphabetical-index-mark-end text:id="IMark64675064"/><text:alphabetical-index-mark-end text:id="IMark71679560"/><text:alphabetical-index-mark-end text:id="IMark68370312"/><text:alphabetical-index-mark-end text:id="IMark65263736"/> “./<text:alphabetical-index-mark-start text:id="IMark64224280"/><text:alphabetical-index-mark-start text:id="IMark67728776"/><text:alphabetical-index-mark-start text:id="IMark68133240"/><text:alphabetical-index-mark-start text:id="IMark71481880"/><text:alphabetical-index-mark-start text:id="IMark64864744"/><text:alphabetical-index-mark-start text:id="IMark73222808"/><text:alphabetical-index-mark-start text:id="IMark68345384"/><text:alphabetical-index-mark-start text:id="IMark68382264"/><text:alphabetical-index-mark-start text:id="IMark62340840"/><text:alphabetical-index-mark-start text:id="IMark39900024"/><text:alphabetical-index-mark-start text:id="IMark66246344"/><text:alphabetical-index-mark-start text:id="IMark65260856"/><text:alphabetical-index-mark-start text:id="IMark65264696"/><text:alphabetical-index-mark-start text:id="IMark68866184"/><text:alphabetical-index-mark-start text:id="IMark68875352"/><text:alphabetical-index-mark-start text:id="IMark68868632"/><text:alphabetical-index-mark-start text:id="IMark71898472"/><text:alphabetical-index-mark-start text:id="IMark65470392"/><text:alphabetical-index-mark-start text:id="IMark71546072"/><text:alphabetical-index-mark-start text:id="IMark65653416"/>sql<text:alphabetical-index-mark-end text:id="IMark65653416"/><text:alphabetical-index-mark-end text:id="IMark71546072"/><text:alphabetical-index-mark-end text:id="IMark65470392"/><text:alphabetical-index-mark-end text:id="IMark71898472"/><text:alphabetical-index-mark-end text:id="IMark68868632"/><text:alphabetical-index-mark-end text:id="IMark68875352"/><text:alphabetical-index-mark-end text:id="IMark68866184"/><text:alphabetical-index-mark-end text:id="IMark65264696"/><text:alphabetical-index-mark-end text:id="IMark65260856"/><text:alphabetical-index-mark-end text:id="IMark66246344"/><text:alphabetical-index-mark-end text:id="IMark39900024"/><text:alphabetical-index-mark-end text:id="IMark62340840"/><text:alphabetical-index-mark-end text:id="IMark68382264"/><text:alphabetical-index-mark-end text:id="IMark68345384"/><text:alphabetical-index-mark-end text:id="IMark73222808"/><text:alphabetical-index-mark-end text:id="IMark64864744"/><text:alphabetical-index-mark-end text:id="IMark71481880"/><text:alphabetical-index-mark-end text:id="IMark68133240"/><text:alphabetical-index-mark-end text:id="IMark67728776"/><text:alphabetical-index-mark-end text:id="IMark64224280"/>p <text:span text:style-name="T47">\</text:span>“<text:alphabetical-index-mark-start text:id="IMark60514504"/><text:alphabetical-index-mark-start text:id="IMark71581208"/><text:alphabetical-index-mark-start text:id="IMark69042024"/><text:alphabetical-index-mark-start text:id="IMark38764792"/><text:alphabetical-index-mark-start text:id="IMark39840120"/><text:alphabetical-index-mark-start text:id="IMark67525624"/><text:alphabetical-index-mark-start text:id="IMark64384536"/><text:alphabetical-index-mark-start text:id="IMark64792984"/><text:alphabetical-index-mark-start text:id="IMark66191256"/><text:alphabetical-index-mark-start text:id="IMark61586584"/>your_<text:alphabetical-index-mark-start text:id="IMark53984840"/><text:alphabetical-index-mark-start text:id="IMark65525048"/><text:alphabetical-index-mark-start text:id="IMark62569160"/><text:alphabetical-index-mark-start text:id="IMark68858696"/><text:alphabetical-index-mark-start text:id="IMark65124760"/><text:alphabetical-index-mark-start text:id="IMark65384328"/><text:alphabetical-index-mark-start text:id="IMark69040792"/><text:alphabetical-index-mark-start text:id="IMark64587384"/><text:alphabetical-index-mark-start text:id="IMark71309368"/><text:alphabetical-index-mark-start text:id="IMark38766712"/>database<text:alphabetical-index-mark-end text:id="IMark38766712"/><text:alphabetical-index-mark-end text:id="IMark71309368"/><text:alphabetical-index-mark-end text:id="IMark64587384"/><text:alphabetical-index-mark-end text:id="IMark69040792"/><text:alphabetical-index-mark-end text:id="IMark65384328"/><text:alphabetical-index-mark-end text:id="IMark65124760"/><text:alphabetical-index-mark-end text:id="IMark68858696"/><text:alphabetical-index-mark-end text:id="IMark62569160"/><text:alphabetical-index-mark-end text:id="IMark65525048"/><text:alphabetical-index-mark-end text:id="IMark53984840"/><text:alphabetical-index-mark-end text:id="IMark61586584"/><text:alphabetical-index-mark-end text:id="IMark66191256"/><text:alphabetical-index-mark-end text:id="IMark64792984"/><text:alphabetical-index-mark-end text:id="IMark64384536"/><text:alphabetical-index-mark-end text:id="IMark67525624"/><text:alphabetical-index-mark-end text:id="IMark39840120"/><text:alphabetical-index-mark-end text:id="IMark38764792"/><text:alphabetical-index-mark-end text:id="IMark69042024"/><text:alphabetical-index-mark-end text:id="IMark71581208"/><text:alphabetical-index-mark-end text:id="IMark60514504"/><text:span text:style-name="T47">\</text:span>” <text:span text:style-name="T47">\</text:span>“<text:alphabetical-index-mark-start text:id="IMark68368984"/><text:alphabetical-index-mark-start text:id="IMark69039560"/><text:alphabetical-index-mark-start text:id="IMark65376904"/><text:alphabetical-index-mark-start text:id="IMark63608104"/><text:alphabetical-index-mark-start text:id="IMark59222280"/><text:alphabetical-index-mark-start text:id="IMark65261816"/><text:alphabetical-index-mark-start text:id="IMark62570392"/><text:alphabetical-index-mark-start text:id="IMark64706680"/><text:alphabetical-index-mark-start text:id="IMark71547992"/><text:alphabetical-index-mark-start text:id="IMark63998040"/>SELECT<text:alphabetical-index-mark-end text:id="IMark63998040"/><text:alphabetical-index-mark-end text:id="IMark71547992"/><text:alphabetical-index-mark-end text:id="IMark64706680"/><text:alphabetical-index-mark-end text:id="IMark62570392"/><text:alphabetical-index-mark-end text:id="IMark65261816"/><text:alphabetical-index-mark-end text:id="IMark59222280"/><text:alphabetical-index-mark-end text:id="IMark63608104"/><text:alphabetical-index-mark-end text:id="IMark65376904"/><text:alphabetical-index-mark-end text:id="IMark69039560"/><text:alphabetical-index-mark-end text:id="IMark68368984"/> * FROM <text:alphabetical-index-mark-start text:id="IMark67142280"/><text:alphabetical-index-mark-start text:id="IMark62204072"/><text:alphabetical-index-mark-start text:id="IMark66841768"/><text:alphabetical-index-mark-start text:id="IMark68047656"/><text:alphabetical-index-mark-start text:id="IMark68130360"/><text:alphabetical-index-mark-start text:id="IMark62567928"/><text:alphabetical-index-mark-start text:id="IMark58755384"/><text:alphabetical-index-mark-start text:id="IMark58314088"/><text:alphabetical-index-mark-start text:id="IMark33279960"/><text:alphabetical-index-mark-start text:id="IMark54886072"/>your_<text:alphabetical-index-mark-start text:id="IMark65058072"/><text:alphabetical-index-mark-start text:id="IMark61249560"/><text:alphabetical-index-mark-start text:id="IMark65378232"/><text:alphabetical-index-mark-start text:id="IMark71730728"/><text:alphabetical-index-mark-start text:id="IMark71899432"/><text:alphabetical-index-mark-start text:id="IMark39900984"/><text:alphabetical-index-mark-start text:id="IMark68874392"/><text:alphabetical-index-mark-start text:id="IMark68432136"/><text:alphabetical-index-mark-start text:id="IMark60713016"/><text:alphabetical-index-mark-start text:id="IMark71243896"/>table<text:alphabetical-index-mark-end text:id="IMark71243896"/><text:alphabetical-index-mark-end text:id="IMark60713016"/><text:alphabetical-index-mark-end text:id="IMark68432136"/><text:alphabetical-index-mark-end text:id="IMark68874392"/><text:alphabetical-index-mark-end text:id="IMark39900984"/><text:alphabetical-index-mark-end text:id="IMark71899432"/><text:alphabetical-index-mark-end text:id="IMark71730728"/><text:alphabetical-index-mark-end text:id="IMark65378232"/><text:alphabetical-index-mark-end text:id="IMark61249560"/><text:alphabetical-index-mark-end text:id="IMark65058072"/><text:alphabetical-index-mark-end text:id="IMark54886072"/><text:alphabetical-index-mark-end text:id="IMark33279960"/><text:alphabetical-index-mark-end text:id="IMark58314088"/><text:alphabetical-index-mark-end text:id="IMark58755384"/><text:alphabetical-index-mark-end text:id="IMark62567928"/><text:alphabetical-index-mark-end text:id="IMark68130360"/><text:alphabetical-index-mark-end text:id="IMark68047656"/><text:alphabetical-index-mark-end text:id="IMark66841768"/><text:alphabetical-index-mark-end text:id="IMark62204072"/><text:alphabetical-index-mark-end text:id="IMark67142280"/>_1 WHERE your_<text:alphabetical-index-mark-start text:id="IMark54079880"/><text:alphabetical-index-mark-start text:id="IMark58315704"/><text:alphabetical-index-mark-start text:id="IMark59247224"/><text:alphabetical-index-mark-start text:id="IMark71642872"/><text:alphabetical-index-mark-start text:id="IMark58842632"/><text:alphabetical-index-mark-start text:id="IMark65262776"/><text:alphabetical-index-mark-start text:id="IMark67383848"/><text:alphabetical-index-mark-start text:id="IMark54539016"/><text:alphabetical-index-mark-start text:id="IMark68992184"/><text:alphabetical-index-mark-start text:id="IMark65614552"/>string<text:alphabetical-index-mark-end text:id="IMark65614552"/><text:alphabetical-index-mark-end text:id="IMark68992184"/><text:alphabetical-index-mark-end text:id="IMark54539016"/><text:alphabetical-index-mark-end text:id="IMark67383848"/><text:alphabetical-index-mark-end text:id="IMark65262776"/><text:alphabetical-index-mark-end text:id="IMark58842632"/><text:alphabetical-index-mark-end text:id="IMark71642872"/><text:alphabetical-index-mark-end text:id="IMark59247224"/><text:alphabetical-index-mark-end text:id="IMark58315704"/><text:alphabetical-index-mark-end text:id="IMark54079880"/> = \‘Hello world!<text:span text:style-name="T47">\</text:span>’;\” ”)</text:p>
      <text:p text:style-name="P52"/>
      <text:p text:style-name="P54">While the same <text:alphabetical-index-mark-start text:id="IMark62794904"/><text:alphabetical-index-mark-start text:id="IMark71731960"/><text:alphabetical-index-mark-start text:id="IMark68531944"/><text:alphabetical-index-mark-start text:id="IMark58869096"/><text:alphabetical-index-mark-start text:id="IMark68132280"/><text:alphabetical-index-mark-start text:id="IMark64794904"/><text:alphabetical-index-mark-start text:id="IMark71981096"/><text:alphabetical-index-mark-start text:id="IMark62054472"/><text:alphabetical-index-mark-start text:id="IMark67524664"/><text:alphabetical-index-mark-start text:id="IMark64904072"/>call<text:alphabetical-index-mark-end text:id="IMark64904072"/><text:alphabetical-index-mark-end text:id="IMark67524664"/><text:alphabetical-index-mark-end text:id="IMark62054472"/><text:alphabetical-index-mark-end text:id="IMark71981096"/><text:alphabetical-index-mark-end text:id="IMark64794904"/><text:alphabetical-index-mark-end text:id="IMark68132280"/><text:alphabetical-index-mark-end text:id="IMark58869096"/><text:alphabetical-index-mark-end text:id="IMark68531944"/><text:alphabetical-index-mark-end text:id="IMark71731960"/><text:alphabetical-index-mark-end text:id="IMark62794904"/> from within a <text:alphabetical-index-mark-start text:id="IMark58840712"/><text:alphabetical-index-mark-start text:id="IMark71943208"/><text:alphabetical-index-mark-start text:id="IMark63076088"/><text:alphabetical-index-mark-start text:id="IMark61585448"/><text:alphabetical-index-mark-start text:id="IMark59215448"/><text:alphabetical-index-mark-start text:id="IMark65471352"/><text:alphabetical-index-mark-start text:id="IMark66088008"/><text:alphabetical-index-mark-start text:id="IMark38765752"/><text:alphabetical-index-mark-start text:id="IMark66343928"/><text:alphabetical-index-mark-start text:id="IMark63599000"/>terminal<text:alphabetical-index-mark-end text:id="IMark63599000"/><text:alphabetical-index-mark-end text:id="IMark66343928"/><text:alphabetical-index-mark-end text:id="IMark38765752"/><text:alphabetical-index-mark-end text:id="IMark66088008"/><text:alphabetical-index-mark-end text:id="IMark65471352"/><text:alphabetical-index-mark-end text:id="IMark59215448"/><text:alphabetical-index-mark-end text:id="IMark61585448"/><text:alphabetical-index-mark-end text:id="IMark63076088"/><text:alphabetical-index-mark-end text:id="IMark71943208"/><text:alphabetical-index-mark-end text:id="IMark58840712"/> would be:</text:p>
      <text:p text:style-name="P54"/>
      <text:p text:style-name="P54">./<text:alphabetical-index-mark-start text:id="IMark71593896"/><text:alphabetical-index-mark-start text:id="IMark67740040"/><text:alphabetical-index-mark-start text:id="IMark68168424"/><text:alphabetical-index-mark-start text:id="IMark62456568"/><text:alphabetical-index-mark-start text:id="IMark62915224"/><text:alphabetical-index-mark-start text:id="IMark73268904"/><text:alphabetical-index-mark-start text:id="IMark39899064"/><text:alphabetical-index-mark-start text:id="IMark58788664"/><text:alphabetical-index-mark-start text:id="IMark39716568"/><text:alphabetical-index-mark-start text:id="IMark64796248"/><text:alphabetical-index-mark-start text:id="IMark68388936"/><text:alphabetical-index-mark-start text:id="IMark68871512"/><text:alphabetical-index-mark-start text:id="IMark62670056"/><text:alphabetical-index-mark-start text:id="IMark68869592"/><text:alphabetical-index-mark-start text:id="IMark68628232"/><text:alphabetical-index-mark-start text:id="IMark68873432"/><text:alphabetical-index-mark-start text:id="IMark63713384"/><text:alphabetical-index-mark-start text:id="IMark71296984"/><text:alphabetical-index-mark-start text:id="IMark63284456"/><text:alphabetical-index-mark-start text:id="IMark60712632"/>sql<text:alphabetical-index-mark-end text:id="IMark60712632"/><text:alphabetical-index-mark-end text:id="IMark63284456"/><text:alphabetical-index-mark-end text:id="IMark71296984"/><text:alphabetical-index-mark-end text:id="IMark63713384"/><text:alphabetical-index-mark-end text:id="IMark68873432"/><text:alphabetical-index-mark-end text:id="IMark68628232"/><text:alphabetical-index-mark-end text:id="IMark68869592"/><text:alphabetical-index-mark-end text:id="IMark62670056"/><text:alphabetical-index-mark-end text:id="IMark68871512"/><text:alphabetical-index-mark-end text:id="IMark68388936"/><text:alphabetical-index-mark-end text:id="IMark64796248"/><text:alphabetical-index-mark-end text:id="IMark39716568"/><text:alphabetical-index-mark-end text:id="IMark58788664"/><text:alphabetical-index-mark-end text:id="IMark39899064"/><text:alphabetical-index-mark-end text:id="IMark73268904"/><text:alphabetical-index-mark-end text:id="IMark62915224"/><text:alphabetical-index-mark-end text:id="IMark62456568"/><text:alphabetical-index-mark-end text:id="IMark68168424"/><text:alphabetical-index-mark-end text:id="IMark67740040"/><text:alphabetical-index-mark-end text:id="IMark71593896"/>p <text:alphabetical-index-mark-start text:id="IMark60896136"/><text:alphabetical-index-mark-start text:id="IMark54226520"/><text:alphabetical-index-mark-start text:id="IMark63397000"/><text:alphabetical-index-mark-start text:id="IMark73279528"/><text:alphabetical-index-mark-start text:id="IMark73278200"/><text:alphabetical-index-mark-start text:id="IMark73276872"/><text:alphabetical-index-mark-start text:id="IMark68450968"/><text:alphabetical-index-mark-start text:id="IMark61534232"/><text:alphabetical-index-mark-start text:id="IMark64793944"/><text:alphabetical-index-mark-start text:id="IMark68971704"/>your_<text:alphabetical-index-mark-start text:id="IMark68870552"/><text:alphabetical-index-mark-start text:id="IMark68872472"/><text:alphabetical-index-mark-start text:id="IMark58923976"/><text:alphabetical-index-mark-start text:id="IMark71271272"/><text:alphabetical-index-mark-start text:id="IMark68337128"/><text:alphabetical-index-mark-start text:id="IMark61472360"/><text:alphabetical-index-mark-start text:id="IMark73267288"/><text:alphabetical-index-mark-start text:id="IMark73110760"/><text:alphabetical-index-mark-start text:id="IMark67712568"/><text:alphabetical-index-mark-start text:id="IMark71547032"/>database<text:alphabetical-index-mark-end text:id="IMark71547032"/><text:alphabetical-index-mark-end text:id="IMark67712568"/><text:alphabetical-index-mark-end text:id="IMark73110760"/><text:alphabetical-index-mark-end text:id="IMark73267288"/><text:alphabetical-index-mark-end text:id="IMark61472360"/><text:alphabetical-index-mark-end text:id="IMark68337128"/><text:alphabetical-index-mark-end text:id="IMark71271272"/><text:alphabetical-index-mark-end text:id="IMark58923976"/><text:alphabetical-index-mark-end text:id="IMark68872472"/><text:alphabetical-index-mark-end text:id="IMark68870552"/><text:alphabetical-index-mark-end text:id="IMark68971704"/><text:alphabetical-index-mark-end text:id="IMark64793944"/><text:alphabetical-index-mark-end text:id="IMark61534232"/><text:alphabetical-index-mark-end text:id="IMark68450968"/><text:alphabetical-index-mark-end text:id="IMark73276872"/><text:alphabetical-index-mark-end text:id="IMark73278200"/><text:alphabetical-index-mark-end text:id="IMark73279528"/><text:alphabetical-index-mark-end text:id="IMark63397000"/><text:alphabetical-index-mark-end text:id="IMark54226520"/><text:alphabetical-index-mark-end text:id="IMark60896136"/> <text:span text:style-name="T29">“</text:span><text:alphabetical-index-mark-start text:id="IMark63406824"/><text:alphabetical-index-mark-start text:id="IMark62469560"/><text:alphabetical-index-mark-start text:id="IMark65122104"/><text:alphabetical-index-mark-start text:id="IMark63277352"/><text:alphabetical-index-mark-start text:id="IMark66711048"/><text:alphabetical-index-mark-start text:id="IMark64817112"/><text:alphabetical-index-mark-start text:id="IMark68163368"/><text:alphabetical-index-mark-start text:id="IMark65883000"/><text:alphabetical-index-mark-start text:id="IMark60519016"/><text:alphabetical-index-mark-start text:id="IMark39901944"/><text:span text:style-name="T29">SELECT</text:span><text:alphabetical-index-mark-end text:id="IMark39901944"/><text:alphabetical-index-mark-end text:id="IMark60519016"/><text:alphabetical-index-mark-end text:id="IMark65883000"/><text:alphabetical-index-mark-end text:id="IMark68163368"/><text:alphabetical-index-mark-end text:id="IMark64817112"/><text:alphabetical-index-mark-end text:id="IMark66711048"/><text:alphabetical-index-mark-end text:id="IMark63277352"/><text:alphabetical-index-mark-end text:id="IMark65122104"/><text:alphabetical-index-mark-end text:id="IMark62469560"/><text:alphabetical-index-mark-end text:id="IMark63406824"/><text:span text:style-name="T29"> * FROM </text:span><text:alphabetical-index-mark-start text:id="IMark58841672"/><text:alphabetical-index-mark-start text:id="IMark68392920"/><text:alphabetical-index-mark-start text:id="IMark73226792"/><text:alphabetical-index-mark-start text:id="IMark54574696"/><text:alphabetical-index-mark-start text:id="IMark65481016"/><text:alphabetical-index-mark-start text:id="IMark61167448"/><text:alphabetical-index-mark-start text:id="IMark71241976"/><text:alphabetical-index-mark-start text:id="IMark54033032"/><text:alphabetical-index-mark-start text:id="IMark65263736"/><text:alphabetical-index-mark-start text:id="IMark68370312"/><text:span text:style-name="T29">your_</text:span><text:alphabetical-index-mark-start text:id="IMark71679560"/><text:alphabetical-index-mark-start text:id="IMark64675064"/><text:alphabetical-index-mark-start text:id="IMark61138520"/><text:alphabetical-index-mark-start text:id="IMark64585464"/><text:alphabetical-index-mark-start text:id="IMark68341400"/><text:alphabetical-index-mark-start text:id="IMark73159832"/><text:alphabetical-index-mark-start text:id="IMark58827352"/><text:alphabetical-index-mark-start text:id="IMark64586424"/><text:alphabetical-index-mark-start text:id="IMark38763832"/><text:alphabetical-index-mark-start text:id="IMark67735592"/><text:span text:style-name="T29">table</text:span><text:alphabetical-index-mark-end text:id="IMark67735592"/><text:alphabetical-index-mark-end text:id="IMark38763832"/><text:alphabetical-index-mark-end text:id="IMark64586424"/><text:alphabetical-index-mark-end text:id="IMark58827352"/><text:alphabetical-index-mark-end text:id="IMark73159832"/><text:alphabetical-index-mark-end text:id="IMark68341400"/><text:alphabetical-index-mark-end text:id="IMark64585464"/><text:alphabetical-index-mark-end text:id="IMark61138520"/><text:alphabetical-index-mark-end text:id="IMark64675064"/><text:alphabetical-index-mark-end text:id="IMark71679560"/><text:alphabetical-index-mark-end text:id="IMark68370312"/><text:alphabetical-index-mark-end text:id="IMark65263736"/><text:alphabetical-index-mark-end text:id="IMark54033032"/><text:alphabetical-index-mark-end text:id="IMark71241976"/><text:alphabetical-index-mark-end text:id="IMark61167448"/><text:alphabetical-index-mark-end text:id="IMark65481016"/><text:alphabetical-index-mark-end text:id="IMark54574696"/><text:alphabetical-index-mark-end text:id="IMark73226792"/><text:alphabetical-index-mark-end text:id="IMark68392920"/><text:alphabetical-index-mark-end text:id="IMark58841672"/><text:span text:style-name="T29">_1 WHERE your_</text:span><text:alphabetical-index-mark-start text:id="IMark58903464"/><text:alphabetical-index-mark-start text:id="IMark64795864"/><text:alphabetical-index-mark-start text:id="IMark60270856"/><text:alphabetical-index-mark-start text:id="IMark67385768"/><text:alphabetical-index-mark-start text:id="IMark64584504"/><text:alphabetical-index-mark-start text:id="IMark71897512"/><text:alphabetical-index-mark-start text:id="IMark59159384"/><text:alphabetical-index-mark-start text:id="IMark62860904"/><text:alphabetical-index-mark-start text:id="IMark64224280"/><text:alphabetical-index-mark-start text:id="IMark67728776"/><text:span text:style-name="T29">string</text:span><text:alphabetical-index-mark-end text:id="IMark67728776"/><text:alphabetical-index-mark-end text:id="IMark64224280"/><text:alphabetical-index-mark-end text:id="IMark62860904"/><text:alphabetical-index-mark-end text:id="IMark59159384"/><text:alphabetical-index-mark-end text:id="IMark71897512"/><text:alphabetical-index-mark-end text:id="IMark64584504"/><text:alphabetical-index-mark-end text:id="IMark67385768"/><text:alphabetical-index-mark-end text:id="IMark60270856"/><text:alphabetical-index-mark-end text:id="IMark64795864"/><text:alphabetical-index-mark-end text:id="IMark58903464"/><text:span text:style-name="T29"> = \‘Hello world!</text:span><text:span text:style-name="T23">\</text:span><text:span text:style-name="T29">’;”</text:span></text:p>
      <text:p text:style-name="P83"/>
      <text:p text:style-name="P54"><text:span text:style-name="T49">o</text:span><text:span text:style-name="T48">r even:</text:span></text:p>
      <text:p text:style-name="P84"/>
      <text:p text:style-name="P78">./<text:alphabetical-index-mark-start text:id="IMark67525624"/><text:alphabetical-index-mark-start text:id="IMark64384536"/><text:alphabetical-index-mark-start text:id="IMark64792984"/><text:alphabetical-index-mark-start text:id="IMark66191256"/><text:alphabetical-index-mark-start text:id="IMark61586584"/><text:alphabetical-index-mark-start text:id="IMark53984840"/><text:alphabetical-index-mark-start text:id="IMark65525048"/><text:alphabetical-index-mark-start text:id="IMark62569160"/><text:alphabetical-index-mark-start text:id="IMark68858696"/><text:alphabetical-index-mark-start text:id="IMark65124760"/><text:alphabetical-index-mark-start text:id="IMark65384328"/><text:alphabetical-index-mark-start text:id="IMark69040792"/><text:alphabetical-index-mark-start text:id="IMark64587384"/><text:alphabetical-index-mark-start text:id="IMark71309368"/><text:alphabetical-index-mark-start text:id="IMark38766712"/><text:alphabetical-index-mark-start text:id="IMark68368984"/><text:alphabetical-index-mark-start text:id="IMark69039560"/><text:alphabetical-index-mark-start text:id="IMark65376904"/><text:alphabetical-index-mark-start text:id="IMark63608104"/><text:alphabetical-index-mark-start text:id="IMark59222280"/>sql<text:alphabetical-index-mark-end text:id="IMark59222280"/><text:alphabetical-index-mark-end text:id="IMark63608104"/><text:alphabetical-index-mark-end text:id="IMark65376904"/><text:alphabetical-index-mark-end text:id="IMark69039560"/><text:alphabetical-index-mark-end text:id="IMark68368984"/><text:alphabetical-index-mark-end text:id="IMark38766712"/><text:alphabetical-index-mark-end text:id="IMark71309368"/><text:alphabetical-index-mark-end text:id="IMark64587384"/><text:alphabetical-index-mark-end text:id="IMark69040792"/><text:alphabetical-index-mark-end text:id="IMark65384328"/><text:alphabetical-index-mark-end text:id="IMark65124760"/><text:alphabetical-index-mark-end text:id="IMark68858696"/><text:alphabetical-index-mark-end text:id="IMark62569160"/><text:alphabetical-index-mark-end text:id="IMark65525048"/><text:alphabetical-index-mark-end text:id="IMark53984840"/><text:alphabetical-index-mark-end text:id="IMark61586584"/><text:alphabetical-index-mark-end text:id="IMark66191256"/><text:alphabetical-index-mark-end text:id="IMark64792984"/><text:alphabetical-index-mark-end text:id="IMark64384536"/><text:alphabetical-index-mark-end text:id="IMark67525624"/>p <text:alphabetical-index-mark-start text:id="IMark65261816"/><text:alphabetical-index-mark-start text:id="IMark62570392"/><text:alphabetical-index-mark-start text:id="IMark64706680"/><text:alphabetical-index-mark-start text:id="IMark71547992"/><text:alphabetical-index-mark-start text:id="IMark63998040"/><text:alphabetical-index-mark-start text:id="IMark54079880"/><text:alphabetical-index-mark-start text:id="IMark58315704"/><text:alphabetical-index-mark-start text:id="IMark59247224"/><text:alphabetical-index-mark-start text:id="IMark71642872"/><text:alphabetical-index-mark-start text:id="IMark58842632"/>your_<text:alphabetical-index-mark-start text:id="IMark65262776"/><text:alphabetical-index-mark-start text:id="IMark67383848"/><text:alphabetical-index-mark-start text:id="IMark54539016"/><text:alphabetical-index-mark-start text:id="IMark68992184"/><text:alphabetical-index-mark-start text:id="IMark65614552"/><text:alphabetical-index-mark-start text:id="IMark67142280"/><text:alphabetical-index-mark-start text:id="IMark62204072"/><text:alphabetical-index-mark-start text:id="IMark66841768"/><text:alphabetical-index-mark-start text:id="IMark68047656"/><text:alphabetical-index-mark-start text:id="IMark68130360"/>database<text:alphabetical-index-mark-end text:id="IMark68130360"/><text:alphabetical-index-mark-end text:id="IMark68047656"/><text:alphabetical-index-mark-end text:id="IMark66841768"/><text:alphabetical-index-mark-end text:id="IMark62204072"/><text:alphabetical-index-mark-end text:id="IMark67142280"/><text:alphabetical-index-mark-end text:id="IMark65614552"/><text:alphabetical-index-mark-end text:id="IMark68992184"/><text:alphabetical-index-mark-end text:id="IMark54539016"/><text:alphabetical-index-mark-end text:id="IMark67383848"/><text:alphabetical-index-mark-end text:id="IMark65262776"/><text:alphabetical-index-mark-end text:id="IMark58842632"/><text:alphabetical-index-mark-end text:id="IMark71642872"/><text:alphabetical-index-mark-end text:id="IMark59247224"/><text:alphabetical-index-mark-end text:id="IMark58315704"/><text:alphabetical-index-mark-end text:id="IMark54079880"/><text:alphabetical-index-mark-end text:id="IMark63998040"/><text:alphabetical-index-mark-end text:id="IMark71547992"/><text:alphabetical-index-mark-end text:id="IMark64706680"/><text:alphabetical-index-mark-end text:id="IMark62570392"/><text:alphabetical-index-mark-end text:id="IMark65261816"/> <text:span text:style-name="T46">“</text:span><text:alphabetical-index-mark-start text:id="IMark62567928"/><text:alphabetical-index-mark-start text:id="IMark58755384"/><text:alphabetical-index-mark-start text:id="IMark58314088"/><text:alphabetical-index-mark-start text:id="IMark33279960"/><text:alphabetical-index-mark-start text:id="IMark54886072"/><text:alphabetical-index-mark-start text:id="IMark65058072"/><text:alphabetical-index-mark-start text:id="IMark61249560"/><text:alphabetical-index-mark-start text:id="IMark65378232"/><text:alphabetical-index-mark-start text:id="IMark71730728"/><text:alphabetical-index-mark-start text:id="IMark71899432"/><text:span text:style-name="T46">SELECT</text:span><text:alphabetical-index-mark-end text:id="IMark71899432"/><text:alphabetical-index-mark-end text:id="IMark71730728"/><text:alphabetical-index-mark-end text:id="IMark65378232"/><text:alphabetical-index-mark-end text:id="IMark61249560"/><text:alphabetical-index-mark-end text:id="IMark65058072"/><text:alphabetical-index-mark-end text:id="IMark54886072"/><text:alphabetical-index-mark-end text:id="IMark33279960"/><text:alphabetical-index-mark-end text:id="IMark58314088"/><text:alphabetical-index-mark-end text:id="IMark58755384"/><text:alphabetical-index-mark-end text:id="IMark62567928"/><text:span text:style-name="T46"> * FROM </text:span><text:alphabetical-index-mark-start text:id="IMark39900984"/><text:alphabetical-index-mark-start text:id="IMark68874392"/><text:alphabetical-index-mark-start text:id="IMark68432136"/><text:alphabetical-index-mark-start text:id="IMark60713016"/><text:alphabetical-index-mark-start text:id="IMark71243896"/><text:alphabetical-index-mark-start text:id="IMark65821992"/><text:alphabetical-index-mark-start text:id="IMark71613720"/><text:alphabetical-index-mark-start text:id="IMark62232936"/><text:alphabetical-index-mark-start text:id="IMark67669080"/><text:alphabetical-index-mark-start text:id="IMark71943208"/><text:span text:style-name="T46">your_</text:span><text:alphabetical-index-mark-start text:id="IMark58840712"/><text:alphabetical-index-mark-start text:id="IMark63076088"/><text:alphabetical-index-mark-start text:id="IMark61585448"/><text:alphabetical-index-mark-start text:id="IMark59215448"/><text:alphabetical-index-mark-start text:id="IMark65471352"/><text:alphabetical-index-mark-start text:id="IMark66088008"/><text:alphabetical-index-mark-start text:id="IMark38765752"/><text:alphabetical-index-mark-start text:id="IMark66343928"/><text:alphabetical-index-mark-start text:id="IMark63599000"/><text:alphabetical-index-mark-start text:id="IMark62794904"/><text:span text:style-name="T46">table</text:span><text:alphabetical-index-mark-end text:id="IMark62794904"/><text:alphabetical-index-mark-end text:id="IMark63599000"/><text:alphabetical-index-mark-end text:id="IMark66343928"/><text:alphabetical-index-mark-end text:id="IMark38765752"/><text:alphabetical-index-mark-end text:id="IMark66088008"/><text:alphabetical-index-mark-end text:id="IMark65471352"/><text:alphabetical-index-mark-end text:id="IMark59215448"/><text:alphabetical-index-mark-end text:id="IMark61585448"/><text:alphabetical-index-mark-end text:id="IMark63076088"/><text:alphabetical-index-mark-end text:id="IMark58840712"/><text:alphabetical-index-mark-end text:id="IMark71943208"/><text:alphabetical-index-mark-end text:id="IMark67669080"/><text:alphabetical-index-mark-end text:id="IMark62232936"/><text:alphabetical-index-mark-end text:id="IMark71613720"/><text:alphabetical-index-mark-end text:id="IMark65821992"/><text:alphabetical-index-mark-end text:id="IMark71243896"/><text:alphabetical-index-mark-end text:id="IMark60713016"/><text:alphabetical-index-mark-end text:id="IMark68432136"/><text:alphabetical-index-mark-end text:id="IMark68874392"/><text:alphabetical-index-mark-end text:id="IMark39900984"/><text:span text:style-name="T46">_1 WHERE your_</text:span><text:alphabetical-index-mark-start text:id="IMark71731960"/><text:alphabetical-index-mark-start text:id="IMark68531944"/><text:alphabetical-index-mark-start text:id="IMark58869096"/><text:alphabetical-index-mark-start text:id="IMark68132280"/><text:alphabetical-index-mark-start text:id="IMark64794904"/><text:alphabetical-index-mark-start text:id="IMark71981096"/><text:alphabetical-index-mark-start text:id="IMark62054472"/><text:alphabetical-index-mark-start text:id="IMark67524664"/><text:alphabetical-index-mark-start text:id="IMark64904072"/><text:alphabetical-index-mark-start text:id="IMark62056728"/><text:span text:style-name="T46">string</text:span><text:alphabetical-index-mark-end text:id="IMark62056728"/><text:alphabetical-index-mark-end text:id="IMark64904072"/><text:alphabetical-index-mark-end text:id="IMark67524664"/><text:alphabetical-index-mark-end text:id="IMark62054472"/><text:alphabetical-index-mark-end text:id="IMark71981096"/><text:alphabetical-index-mark-end text:id="IMark64794904"/><text:alphabetical-index-mark-end text:id="IMark68132280"/><text:alphabetical-index-mark-end text:id="IMark58869096"/><text:alphabetical-index-mark-end text:id="IMark68531944"/><text:alphabetical-index-mark-end text:id="IMark71731960"/><text:span text:style-name="T46"> = ‘Hello world!’;”</text:span></text:p>
      <text:p text:style-name="P84"/>
      <text:p text:style-name="P84">Other languages might require a different <text:alphabetical-index-mark-start text:id="IMark68168424"/><text:alphabetical-index-mark-start text:id="IMark62456568"/><text:alphabetical-index-mark-start text:id="IMark62915224"/><text:alphabetical-index-mark-start text:id="IMark73268904"/><text:alphabetical-index-mark-start text:id="IMark39899064"/><text:alphabetical-index-mark-start text:id="IMark58788664"/><text:alphabetical-index-mark-start text:id="IMark39716568"/><text:alphabetical-index-mark-start text:id="IMark64796248"/><text:alphabetical-index-mark-start text:id="IMark68388936"/><text:alphabetical-index-mark-start text:id="IMark68871512"/>syntax<text:alphabetical-index-mark-end text:id="IMark68871512"/><text:alphabetical-index-mark-end text:id="IMark68388936"/><text:alphabetical-index-mark-end text:id="IMark64796248"/><text:alphabetical-index-mark-end text:id="IMark39716568"/><text:alphabetical-index-mark-end text:id="IMark58788664"/><text:alphabetical-index-mark-end text:id="IMark39899064"/><text:alphabetical-index-mark-end text:id="IMark73268904"/><text:alphabetical-index-mark-end text:id="IMark62915224"/><text:alphabetical-index-mark-end text:id="IMark62456568"/><text:alphabetical-index-mark-end text:id="IMark68168424"/>, so you might have to try different combinations. <text:span text:style-name="T64">Note that </text:span><text:alphabetical-index-mark-start text:id="IMark62670056"/><text:alphabetical-index-mark-start text:id="IMark68869592"/><text:alphabetical-index-mark-start text:id="IMark68628232"/><text:alphabetical-index-mark-start text:id="IMark68873432"/><text:alphabetical-index-mark-start text:id="IMark63713384"/><text:span text:style-name="T64">HDFql</text:span><text:alphabetical-index-mark-end text:id="IMark63713384"/><text:alphabetical-index-mark-end text:id="IMark68873432"/><text:alphabetical-index-mark-end text:id="IMark68628232"/><text:alphabetical-index-mark-end text:id="IMark68869592"/><text:alphabetical-index-mark-end text:id="IMark62670056"/><text:span text:style-name="T64"> </text:span><text:alphabetical-index-mark-start text:id="IMark71296984"/><text:alphabetical-index-mark-start text:id="IMark63284456"/><text:alphabetical-index-mark-start text:id="IMark60712632"/><text:alphabetical-index-mark-start text:id="IMark60896136"/><text:alphabetical-index-mark-start text:id="IMark54226520"/><text:span text:style-name="T64">queries</text:span><text:alphabetical-index-mark-end text:id="IMark54226520"/><text:alphabetical-index-mark-end text:id="IMark60896136"/><text:alphabetical-index-mark-end text:id="IMark60712632"/><text:alphabetical-index-mark-end text:id="IMark63284456"/><text:alphabetical-index-mark-end text:id="IMark71296984"/><text:span text:style-name="T64"> are written very similarly to those equivalent in </text:span><text:alphabetical-index-mark-start text:id="IMark63397000"/><text:alphabetical-index-mark-start text:id="IMark73279528"/><text:alphabetical-index-mark-start text:id="IMark73278200"/><text:alphabetical-index-mark-start text:id="IMark73276872"/><text:alphabetical-index-mark-start text:id="IMark68450968"/><text:alphabetical-index-mark-start text:id="IMark61534232"/><text:alphabetical-index-mark-start text:id="IMark64793944"/><text:alphabetical-index-mark-start text:id="IMark68971704"/><text:alphabetical-index-mark-start text:id="IMark68870552"/><text:alphabetical-index-mark-start text:id="IMark68872472"/><text:span text:style-name="T64">SQL</text:span><text:alphabetical-index-mark-end text:id="IMark68872472"/><text:alphabetical-index-mark-end text:id="IMark68870552"/><text:alphabetical-index-mark-end text:id="IMark68971704"/><text:alphabetical-index-mark-end text:id="IMark64793944"/><text:alphabetical-index-mark-end text:id="IMark61534232"/><text:alphabetical-index-mark-end text:id="IMark68450968"/><text:alphabetical-index-mark-end text:id="IMark73276872"/><text:alphabetical-index-mark-end text:id="IMark73278200"/><text:alphabetical-index-mark-end text:id="IMark73279528"/><text:alphabetical-index-mark-end text:id="IMark63397000"/><text:span text:style-name="T64">, and the same caveats regarding special </text:span><text:alphabetical-index-mark-start text:id="IMark58923976"/><text:alphabetical-index-mark-start text:id="IMark71271272"/><text:alphabetical-index-mark-start text:id="IMark68337128"/><text:alphabetical-index-mark-start text:id="IMark61472360"/><text:alphabetical-index-mark-start text:id="IMark73267288"/><text:span text:style-name="T64">character</text:span><text:alphabetical-index-mark-end text:id="IMark73267288"/><text:alphabetical-index-mark-end text:id="IMark61472360"/><text:alphabetical-index-mark-end text:id="IMark68337128"/><text:alphabetical-index-mark-end text:id="IMark71271272"/><text:alphabetical-index-mark-end text:id="IMark58923976"/><text:span text:style-name="T64">s apply.</text:span></text:p>
      <text:p text:style-name="P84"/>
      <text:p text:style-name="P84"/>
      <text:h text:style-name="Heading_20_3" text:outline-level="3"><text:bookmark-start text:name="__RefHeading___Toc14020_852932957"/>2.3.5. Differences between <text:alphabetical-index-mark-start text:id="IMark65122104"/><text:alphabetical-index-mark-start text:id="IMark66711048"/><text:alphabetical-index-mark-start text:id="IMark64817112"/><text:alphabetical-index-mark-start text:id="IMark68163368"/><text:alphabetical-index-mark-start text:id="IMark65883000"/><text:alphabetical-index-mark-start text:id="IMark60519016"/><text:alphabetical-index-mark-start text:id="IMark39901944"/><text:alphabetical-index-mark-start text:id="IMark73222808"/><text:alphabetical-index-mark-start text:id="IMark68345384"/><text:alphabetical-index-mark-start text:id="IMark68382264"/>SQL<text:alphabetical-index-mark-end text:id="IMark68382264"/><text:alphabetical-index-mark-end text:id="IMark68345384"/><text:alphabetical-index-mark-end text:id="IMark73222808"/><text:alphabetical-index-mark-end text:id="IMark39901944"/><text:alphabetical-index-mark-end text:id="IMark60519016"/><text:alphabetical-index-mark-end text:id="IMark65883000"/><text:alphabetical-index-mark-end text:id="IMark68163368"/><text:alphabetical-index-mark-end text:id="IMark64817112"/><text:alphabetical-index-mark-end text:id="IMark66711048"/><text:alphabetical-index-mark-end text:id="IMark65122104"/> and <text:alphabetical-index-mark-start text:id="IMark58841672"/><text:alphabetical-index-mark-start text:id="IMark68392920"/><text:alphabetical-index-mark-start text:id="IMark73226792"/><text:alphabetical-index-mark-start text:id="IMark54574696"/><text:alphabetical-index-mark-start text:id="IMark65481016"/>HDFql<text:alphabetical-index-mark-end text:id="IMark65481016"/><text:alphabetical-index-mark-end text:id="IMark54574696"/><text:alphabetical-index-mark-end text:id="IMark73226792"/><text:alphabetical-index-mark-end text:id="IMark68392920"/><text:alphabetical-index-mark-end text:id="IMark58841672"/>.<text:bookmark-end text:name="__RefHeading___Toc14020_852932957"/></text:h>
      <text:p text:style-name="P85"/>
      <text:p text:style-name="P85">The creators of <text:alphabetical-index-mark-start text:id="IMark54033032"/><text:alphabetical-index-mark-start text:id="IMark65263736"/><text:alphabetical-index-mark-start text:id="IMark68370312"/><text:alphabetical-index-mark-start text:id="IMark71679560"/><text:alphabetical-index-mark-start text:id="IMark64675064"/>HDFql<text:alphabetical-index-mark-end text:id="IMark64675064"/><text:alphabetical-index-mark-end text:id="IMark71679560"/><text:alphabetical-index-mark-end text:id="IMark68370312"/><text:alphabetical-index-mark-end text:id="IMark65263736"/><text:alphabetical-index-mark-end text:id="IMark54033032"/> did an excellent work in providing <text:alphabetical-index-mark-start text:id="IMark61138520"/><text:alphabetical-index-mark-start text:id="IMark64585464"/><text:alphabetical-index-mark-start text:id="IMark68341400"/><text:alphabetical-index-mark-start text:id="IMark73159832"/><text:alphabetical-index-mark-start text:id="IMark58827352"/>HDF5<text:alphabetical-index-mark-end text:id="IMark58827352"/><text:alphabetical-index-mark-end text:id="IMark73159832"/><text:alphabetical-index-mark-end text:id="IMark68341400"/><text:alphabetical-index-mark-end text:id="IMark64585464"/><text:alphabetical-index-mark-end text:id="IMark61138520"/> <text:alphabetical-index-mark-start text:id="IMark64586424"/><text:alphabetical-index-mark-start text:id="IMark38763832"/><text:alphabetical-index-mark-start text:id="IMark67735592"/><text:alphabetical-index-mark-start text:id="IMark62340840"/><text:alphabetical-index-mark-start text:id="IMark39900024"/><text:alphabetical-index-mark-start text:id="IMark58903464"/><text:alphabetical-index-mark-start text:id="IMark64795864"/><text:alphabetical-index-mark-start text:id="IMark60270856"/><text:alphabetical-index-mark-start text:id="IMark67385768"/><text:alphabetical-index-mark-start text:id="IMark64584504"/>system<text:alphabetical-index-mark-end text:id="IMark64584504"/><text:alphabetical-index-mark-end text:id="IMark67385768"/><text:alphabetical-index-mark-end text:id="IMark60270856"/><text:alphabetical-index-mark-end text:id="IMark64795864"/><text:alphabetical-index-mark-end text:id="IMark58903464"/><text:alphabetical-index-mark-end text:id="IMark39900024"/><text:alphabetical-index-mark-end text:id="IMark62340840"/><text:alphabetical-index-mark-end text:id="IMark67735592"/><text:alphabetical-index-mark-end text:id="IMark38763832"/><text:alphabetical-index-mark-end text:id="IMark64586424"/>s with a <text:alphabetical-index-mark-start text:id="IMark71897512"/><text:alphabetical-index-mark-start text:id="IMark59159384"/><text:alphabetical-index-mark-start text:id="IMark62860904"/><text:alphabetical-index-mark-start text:id="IMark64224280"/><text:alphabetical-index-mark-start text:id="IMark67728776"/>query<text:alphabetical-index-mark-end text:id="IMark67728776"/><text:alphabetical-index-mark-end text:id="IMark64224280"/><text:alphabetical-index-mark-end text:id="IMark62860904"/><text:alphabetical-index-mark-end text:id="IMark59159384"/><text:alphabetical-index-mark-end text:id="IMark71897512"/> language that is similar to <text:alphabetical-index-mark-start text:id="IMark66246344"/><text:alphabetical-index-mark-start text:id="IMark65260856"/><text:alphabetical-index-mark-start text:id="IMark65264696"/><text:alphabetical-index-mark-start text:id="IMark68866184"/><text:alphabetical-index-mark-start text:id="IMark68868632"/><text:alphabetical-index-mark-start text:id="IMark68875352"/><text:alphabetical-index-mark-start text:id="IMark65470392"/><text:alphabetical-index-mark-start text:id="IMark71898472"/><text:alphabetical-index-mark-start text:id="IMark71546072"/><text:alphabetical-index-mark-start text:id="IMark65653416"/>SQL<text:alphabetical-index-mark-end text:id="IMark65653416"/><text:alphabetical-index-mark-end text:id="IMark71546072"/><text:alphabetical-index-mark-end text:id="IMark71898472"/><text:alphabetical-index-mark-end text:id="IMark65470392"/><text:alphabetical-index-mark-end text:id="IMark68875352"/><text:alphabetical-index-mark-end text:id="IMark68868632"/><text:alphabetical-index-mark-end text:id="IMark68866184"/><text:alphabetical-index-mark-end text:id="IMark65264696"/><text:alphabetical-index-mark-end text:id="IMark65260856"/><text:alphabetical-index-mark-end text:id="IMark66246344"/> because it eases quite considerably the learning curve involved in learning to interact with <text:alphabetical-index-mark-start text:id="IMark60514504"/><text:alphabetical-index-mark-start text:id="IMark69042024"/><text:alphabetical-index-mark-start text:id="IMark71581208"/><text:alphabetical-index-mark-start text:id="IMark39840120"/><text:alphabetical-index-mark-start text:id="IMark38764792"/>HDF5<text:alphabetical-index-mark-end text:id="IMark38764792"/><text:alphabetical-index-mark-end text:id="IMark39840120"/><text:alphabetical-index-mark-end text:id="IMark71581208"/><text:alphabetical-index-mark-end text:id="IMark69042024"/><text:alphabetical-index-mark-end text:id="IMark60514504"/> <text:alphabetical-index-mark-start text:id="IMark65261816"/><text:alphabetical-index-mark-start text:id="IMark62570392"/><text:alphabetical-index-mark-start text:id="IMark64706680"/><text:alphabetical-index-mark-start text:id="IMark71547992"/><text:alphabetical-index-mark-start text:id="IMark63998040"/>file<text:alphabetical-index-mark-end text:id="IMark63998040"/><text:alphabetical-index-mark-end text:id="IMark71547992"/><text:alphabetical-index-mark-end text:id="IMark64706680"/><text:alphabetical-index-mark-end text:id="IMark62570392"/><text:alphabetical-index-mark-end text:id="IMark65261816"/>s using its native API for C, C++, etc.</text:p>
      <text:p text:style-name="P85"/>
      <text:p text:style-name="P85">However, partly because <text:alphabetical-index-mark-start text:id="IMark65262776"/><text:alphabetical-index-mark-start text:id="IMark67383848"/><text:alphabetical-index-mark-start text:id="IMark54539016"/><text:alphabetical-index-mark-start text:id="IMark68992184"/><text:alphabetical-index-mark-start text:id="IMark65614552"/>HDFql<text:alphabetical-index-mark-end text:id="IMark65614552"/><text:alphabetical-index-mark-end text:id="IMark68992184"/><text:alphabetical-index-mark-end text:id="IMark54539016"/><text:alphabetical-index-mark-end text:id="IMark67383848"/><text:alphabetical-index-mark-end text:id="IMark65262776"/> is fairly new, and partly because <text:alphabetical-index-mark-start text:id="IMark67142280"/><text:alphabetical-index-mark-start text:id="IMark62204072"/><text:alphabetical-index-mark-start text:id="IMark66841768"/><text:alphabetical-index-mark-start text:id="IMark68047656"/><text:alphabetical-index-mark-start text:id="IMark68130360"/>HDF5<text:alphabetical-index-mark-end text:id="IMark68130360"/><text:alphabetical-index-mark-end text:id="IMark68047656"/><text:alphabetical-index-mark-end text:id="IMark66841768"/><text:alphabetical-index-mark-end text:id="IMark62204072"/><text:alphabetical-index-mark-end text:id="IMark67142280"/> is not a <text:alphabetical-index-mark-start text:id="IMark67525624"/><text:alphabetical-index-mark-start text:id="IMark64384536"/><text:alphabetical-index-mark-start text:id="IMark64792984"/><text:alphabetical-index-mark-start text:id="IMark66191256"/><text:alphabetical-index-mark-start text:id="IMark61586584"/>relational<text:alphabetical-index-mark-end text:id="IMark61586584"/><text:alphabetical-index-mark-end text:id="IMark66191256"/><text:alphabetical-index-mark-end text:id="IMark64792984"/><text:alphabetical-index-mark-end text:id="IMark64384536"/><text:alphabetical-index-mark-end text:id="IMark67525624"/> <text:alphabetical-index-mark-start text:id="IMark53984840"/><text:alphabetical-index-mark-start text:id="IMark65525048"/><text:alphabetical-index-mark-start text:id="IMark62569160"/><text:alphabetical-index-mark-start text:id="IMark68858696"/><text:alphabetical-index-mark-start text:id="IMark65124760"/><text:alphabetical-index-mark-start text:id="IMark65384328"/><text:alphabetical-index-mark-start text:id="IMark69040792"/><text:alphabetical-index-mark-start text:id="IMark64587384"/><text:alphabetical-index-mark-start text:id="IMark71309368"/><text:alphabetical-index-mark-start text:id="IMark38766712"/>system<text:alphabetical-index-mark-end text:id="IMark38766712"/><text:alphabetical-index-mark-end text:id="IMark71309368"/><text:alphabetical-index-mark-end text:id="IMark64587384"/><text:alphabetical-index-mark-end text:id="IMark69040792"/><text:alphabetical-index-mark-end text:id="IMark65384328"/><text:alphabetical-index-mark-end text:id="IMark65124760"/><text:alphabetical-index-mark-end text:id="IMark68858696"/><text:alphabetical-index-mark-end text:id="IMark62569160"/><text:alphabetical-index-mark-end text:id="IMark65525048"/><text:alphabetical-index-mark-end text:id="IMark53984840"/>, <text:alphabetical-index-mark-start text:id="IMark68368984"/><text:alphabetical-index-mark-start text:id="IMark69039560"/><text:alphabetical-index-mark-start text:id="IMark65376904"/><text:alphabetical-index-mark-start text:id="IMark63608104"/><text:alphabetical-index-mark-start text:id="IMark59222280"/>HDFql<text:alphabetical-index-mark-end text:id="IMark59222280"/><text:alphabetical-index-mark-end text:id="IMark63608104"/><text:alphabetical-index-mark-end text:id="IMark65376904"/><text:alphabetical-index-mark-end text:id="IMark69039560"/><text:alphabetical-index-mark-end text:id="IMark68368984"/> and <text:alphabetical-index-mark-start text:id="IMark71744232"/><text:alphabetical-index-mark-start text:id="IMark62567928"/><text:alphabetical-index-mark-start text:id="IMark58755384"/><text:alphabetical-index-mark-start text:id="IMark58314088"/><text:alphabetical-index-mark-start text:id="IMark33279960"/><text:alphabetical-index-mark-start text:id="IMark54886072"/><text:alphabetical-index-mark-start text:id="IMark65058072"/><text:alphabetical-index-mark-start text:id="IMark61249560"/><text:alphabetical-index-mark-start text:id="IMark65378232"/><text:alphabetical-index-mark-start text:id="IMark71730728"/>SQL<text:alphabetical-index-mark-end text:id="IMark71730728"/><text:alphabetical-index-mark-end text:id="IMark65378232"/><text:alphabetical-index-mark-end text:id="IMark61249560"/><text:alphabetical-index-mark-end text:id="IMark65058072"/><text:alphabetical-index-mark-end text:id="IMark54886072"/><text:alphabetical-index-mark-end text:id="IMark33279960"/><text:alphabetical-index-mark-end text:id="IMark58314088"/><text:alphabetical-index-mark-end text:id="IMark58755384"/><text:alphabetical-index-mark-end text:id="IMark62567928"/><text:alphabetical-index-mark-end text:id="IMark71744232"/> have some <text:span text:style-name="T69">ostensibly simple but really </text:span>significant differences at this point. <text:span text:style-name="T64">However, the points raised above are largely applicable to </text:span><text:alphabetical-index-mark-start text:id="IMark71899432"/><text:alphabetical-index-mark-start text:id="IMark39900984"/><text:alphabetical-index-mark-start text:id="IMark68874392"/><text:alphabetical-index-mark-start text:id="IMark68432136"/><text:alphabetical-index-mark-start text:id="IMark60713016"/><text:span text:style-name="T64">HDFql</text:span><text:alphabetical-index-mark-end text:id="IMark60713016"/><text:alphabetical-index-mark-end text:id="IMark68432136"/><text:alphabetical-index-mark-end text:id="IMark68874392"/><text:alphabetical-index-mark-end text:id="IMark39900984"/><text:alphabetical-index-mark-end text:id="IMark71899432"/><text:span text:style-name="T64"> as well.</text:span></text:p>
      <text:p text:style-name="P85"/>
      <text:p text:style-name="P89">When designing <text:alphabetical-index-mark-start text:id="IMark71943208"/><text:alphabetical-index-mark-start text:id="IMark58840712"/><text:alphabetical-index-mark-start text:id="IMark63076088"/><text:alphabetical-index-mark-start text:id="IMark61585448"/><text:alphabetical-index-mark-start text:id="IMark59215448"/><text:alphabetical-index-mark-start text:id="IMark65471352"/>sql<text:alphabetical-index-mark-end text:id="IMark65471352"/><text:alphabetical-index-mark-end text:id="IMark59215448"/><text:alphabetical-index-mark-end text:id="IMark61585448"/><text:alphabetical-index-mark-end text:id="IMark63076088"/><text:alphabetical-index-mark-end text:id="IMark58840712"/><text:alphabetical-index-mark-end text:id="IMark71943208"/>p I tried to provide a standard interface for both, meaning that sending <text:alphabetical-index-mark-start text:id="IMark66088008"/><text:alphabetical-index-mark-start text:id="IMark38765752"/><text:alphabetical-index-mark-start text:id="IMark66343928"/>queries<text:alphabetical-index-mark-end text:id="IMark66343928"/><text:alphabetical-index-mark-end text:id="IMark38765752"/><text:alphabetical-index-mark-end text:id="IMark66088008"/> to <text:alphabetical-index-mark-start text:id="IMark63599000"/><text:alphabetical-index-mark-start text:id="IMark62794904"/><text:alphabetical-index-mark-start text:id="IMark71731960"/><text:alphabetical-index-mark-start text:id="IMark68531944"/><text:alphabetical-index-mark-start text:id="IMark58869096"/><text:alphabetical-index-mark-start text:id="IMark68132280"/><text:alphabetical-index-mark-start text:id="IMark64794904"/><text:alphabetical-index-mark-start text:id="IMark71981096"/><text:alphabetical-index-mark-start text:id="IMark62054472"/>Sql<text:alphabetical-index-mark-end text:id="IMark62054472"/><text:alphabetical-index-mark-end text:id="IMark71981096"/><text:alphabetical-index-mark-end text:id="IMark64794904"/><text:alphabetical-index-mark-end text:id="IMark68132280"/><text:alphabetical-index-mark-end text:id="IMark58869096"/><text:alphabetical-index-mark-end text:id="IMark68531944"/>ite<text:alphabetical-index-mark-end text:id="IMark71731960"/><text:alphabetical-index-mark-end text:id="IMark62794904"/><text:alphabetical-index-mark-end text:id="IMark63599000"/>3 or <text:alphabetical-index-mark-start text:id="IMark67524664"/><text:alphabetical-index-mark-start text:id="IMark64904072"/><text:alphabetical-index-mark-start text:id="IMark62056728"/>HDF5<text:alphabetical-index-mark-end text:id="IMark62056728"/><text:alphabetical-index-mark-end text:id="IMark64904072"/><text:alphabetical-index-mark-end text:id="IMark67524664"/> <text:alphabetical-index-mark-start text:id="IMark68133240"/><text:alphabetical-index-mark-start text:id="IMark73349448"/><text:alphabetical-index-mark-start text:id="IMark67740040"/>database<text:alphabetical-index-mark-end text:id="IMark67740040"/><text:alphabetical-index-mark-end text:id="IMark73349448"/><text:alphabetical-index-mark-end text:id="IMark68133240"/>s would be as similar as possible.</text:p>
      <text:p text:style-name="P89"/>
      <text:p text:style-name="P89">In practice this meant that I had to write some <text:alphabetical-index-mark-start text:id="IMark62915224"/><text:alphabetical-index-mark-start text:id="IMark73268904"/><text:alphabetical-index-mark-start text:id="IMark39899064"/>code<text:alphabetical-index-mark-end text:id="IMark39899064"/><text:alphabetical-index-mark-end text:id="IMark73268904"/><text:alphabetical-index-mark-end text:id="IMark62915224"/> to make some slight differences between both disappear. <text:span text:style-name="T84">The most significant of these adaptation is the possibility to use </text:span><text:alphabetical-index-mark-start text:id="IMark58788664"/><text:alphabetical-index-mark-start text:id="IMark39716568"/><text:alphabetical-index-mark-start text:id="IMark64796248"/><text:span text:style-name="T84">query</text:span><text:alphabetical-index-mark-end text:id="IMark64796248"/><text:alphabetical-index-mark-end text:id="IMark39716568"/><text:alphabetical-index-mark-end text:id="IMark58788664"/><text:span text:style-name="T84"> </text:span><text:alphabetical-index-mark-start text:id="IMark68388936"/><text:alphabetical-index-mark-start text:id="IMark68871512"/><text:alphabetical-index-mark-start text:id="IMark73110760"/><text:span text:style-name="T84">file</text:span><text:alphabetical-index-mark-end text:id="IMark73110760"/><text:alphabetical-index-mark-end text:id="IMark68871512"/><text:alphabetical-index-mark-end text:id="IMark68388936"/><text:span text:style-name="T84">s and </text:span><text:soft-page-break/><text:alphabetical-index-mark-start text:id="IMark62670056"/><text:alphabetical-index-mark-start text:id="IMark68869592"/><text:alphabetical-index-mark-start text:id="IMark68628232"/><text:span text:style-name="T84">composite</text:span><text:alphabetical-index-mark-end text:id="IMark68628232"/><text:alphabetical-index-mark-end text:id="IMark68869592"/><text:alphabetical-index-mark-end text:id="IMark62670056"/><text:span text:style-name="T84"> </text:span><text:alphabetical-index-mark-start text:id="IMark68873432"/><text:alphabetical-index-mark-start text:id="IMark63713384"/><text:alphabetical-index-mark-start text:id="IMark71296984"/><text:span text:style-name="T84">queries</text:span><text:alphabetical-index-mark-end text:id="IMark71296984"/><text:alphabetical-index-mark-end text:id="IMark63713384"/><text:alphabetical-index-mark-end text:id="IMark68873432"/><text:span text:style-name="T84"> for </text:span><text:alphabetical-index-mark-start text:id="IMark63284456"/><text:alphabetical-index-mark-start text:id="IMark60712632"/><text:alphabetical-index-mark-start text:id="IMark60896136"/><text:span text:style-name="T84">HDF5</text:span><text:alphabetical-index-mark-end text:id="IMark60896136"/><text:alphabetical-index-mark-end text:id="IMark60712632"/><text:alphabetical-index-mark-end text:id="IMark63284456"/><text:span text:style-name="T84">: While these possibilities are native to </text:span><text:alphabetical-index-mark-start text:id="IMark54226520"/><text:alphabetical-index-mark-start text:id="IMark63397000"/><text:alphabetical-index-mark-start text:id="IMark73279528"/><text:alphabetical-index-mark-start text:id="IMark73278200"/><text:alphabetical-index-mark-start text:id="IMark73276872"/><text:alphabetical-index-mark-start text:id="IMark68450968"/><text:alphabetical-index-mark-start text:id="IMark61534232"/><text:alphabetical-index-mark-start text:id="IMark64793944"/><text:alphabetical-index-mark-start text:id="IMark68971704"/><text:span text:style-name="T84">Sql</text:span><text:alphabetical-index-mark-end text:id="IMark68971704"/><text:alphabetical-index-mark-end text:id="IMark64793944"/><text:alphabetical-index-mark-end text:id="IMark61534232"/><text:alphabetical-index-mark-end text:id="IMark68450968"/><text:alphabetical-index-mark-end text:id="IMark73276872"/><text:alphabetical-index-mark-end text:id="IMark73278200"/><text:span text:style-name="T84">ite</text:span><text:alphabetical-index-mark-end text:id="IMark73279528"/><text:alphabetical-index-mark-end text:id="IMark63397000"/><text:alphabetical-index-mark-end text:id="IMark54226520"/><text:span text:style-name="T84">3, they are not in the case of </text:span><text:alphabetical-index-mark-start text:id="IMark68870552"/><text:alphabetical-index-mark-start text:id="IMark68872472"/><text:alphabetical-index-mark-start text:id="IMark58923976"/><text:span text:style-name="T84">HDF5</text:span><text:alphabetical-index-mark-end text:id="IMark58923976"/><text:alphabetical-index-mark-end text:id="IMark68872472"/><text:alphabetical-index-mark-end text:id="IMark68870552"/><text:span text:style-name="T84">, neither in the case of </text:span><text:alphabetical-index-mark-start text:id="IMark71271272"/><text:alphabetical-index-mark-start text:id="IMark68337128"/><text:alphabetical-index-mark-start text:id="IMark61472360"/><text:span text:style-name="T84">HDFql</text:span><text:alphabetical-index-mark-end text:id="IMark61472360"/><text:alphabetical-index-mark-end text:id="IMark68337128"/><text:alphabetical-index-mark-end text:id="IMark71271272"/><text:span text:style-name="T84">.</text:span></text:p>
      <text:p text:style-name="P89"/>
      <text:p text:style-name="P90">In this version of <text:alphabetical-index-mark-start text:id="IMark63406824"/><text:alphabetical-index-mark-start text:id="IMark68392920"/><text:alphabetical-index-mark-start text:id="IMark58841672"/><text:alphabetical-index-mark-start text:id="IMark73226792"/><text:alphabetical-index-mark-start text:id="IMark54574696"/><text:alphabetical-index-mark-start text:id="IMark65481016"/>sql<text:alphabetical-index-mark-end text:id="IMark65481016"/><text:alphabetical-index-mark-end text:id="IMark54574696"/><text:alphabetical-index-mark-end text:id="IMark73226792"/><text:alphabetical-index-mark-end text:id="IMark58841672"/><text:alphabetical-index-mark-end text:id="IMark68392920"/><text:alphabetical-index-mark-end text:id="IMark63406824"/>p parsing <text:alphabetical-index-mark-start text:id="IMark65122104"/><text:alphabetical-index-mark-start text:id="IMark66711048"/><text:alphabetical-index-mark-start text:id="IMark64817112"/>composite<text:alphabetical-index-mark-end text:id="IMark64817112"/><text:alphabetical-index-mark-end text:id="IMark66711048"/><text:alphabetical-index-mark-end text:id="IMark65122104"/> and <text:alphabetical-index-mark-start text:id="IMark68163368"/><text:alphabetical-index-mark-start text:id="IMark65883000"/><text:alphabetical-index-mark-start text:id="IMark60519016"/>.<text:alphabetical-index-mark-start text:id="IMark39901944"/><text:alphabetical-index-mark-start text:id="IMark73222808"/><text:alphabetical-index-mark-start text:id="IMark68345384"/><text:alphabetical-index-mark-start text:id="IMark68382264"/><text:alphabetical-index-mark-start text:id="IMark63277352"/><text:alphabetical-index-mark-start text:id="IMark71241976"/>sql<text:alphabetical-index-mark-end text:id="IMark71241976"/><text:alphabetical-index-mark-end text:id="IMark63277352"/><text:alphabetical-index-mark-end text:id="IMark68382264"/><text:alphabetical-index-mark-end text:id="IMark68345384"/><text:alphabetical-index-mark-end text:id="IMark73222808"/><text:alphabetical-index-mark-end text:id="IMark39901944"/><text:alphabetical-index-mark-end text:id="IMark60519016"/><text:alphabetical-index-mark-end text:id="IMark65883000"/><text:alphabetical-index-mark-end text:id="IMark68163368"/> <text:alphabetical-index-mark-start text:id="IMark61167448"/><text:alphabetical-index-mark-start text:id="IMark54079880"/><text:alphabetical-index-mark-start text:id="IMark58315704"/>file<text:alphabetical-index-mark-end text:id="IMark58315704"/><text:alphabetical-index-mark-end text:id="IMark54079880"/><text:alphabetical-index-mark-end text:id="IMark61167448"/> <text:alphabetical-index-mark-start text:id="IMark54033032"/><text:alphabetical-index-mark-start text:id="IMark65263736"/><text:alphabetical-index-mark-start text:id="IMark68370312"/>queries<text:alphabetical-index-mark-end text:id="IMark68370312"/><text:alphabetical-index-mark-end text:id="IMark65263736"/><text:alphabetical-index-mark-end text:id="IMark54033032"/> in the case of <text:alphabetical-index-mark-start text:id="IMark71679560"/><text:alphabetical-index-mark-start text:id="IMark64675064"/><text:alphabetical-index-mark-start text:id="IMark59247224"/><text:alphabetical-index-mark-start text:id="IMark62570392"/><text:alphabetical-index-mark-start text:id="IMark65261816"/><text:alphabetical-index-mark-start text:id="IMark64706680"/><text:alphabetical-index-mark-start text:id="IMark71547992"/><text:alphabetical-index-mark-start text:id="IMark63998040"/><text:alphabetical-index-mark-start text:id="IMark60514504"/>Sql<text:alphabetical-index-mark-end text:id="IMark60514504"/><text:alphabetical-index-mark-end text:id="IMark63998040"/><text:alphabetical-index-mark-end text:id="IMark71547992"/><text:alphabetical-index-mark-end text:id="IMark64706680"/><text:alphabetical-index-mark-end text:id="IMark65261816"/><text:alphabetical-index-mark-end text:id="IMark62570392"/>ite<text:alphabetical-index-mark-end text:id="IMark59247224"/><text:alphabetical-index-mark-end text:id="IMark64675064"/><text:alphabetical-index-mark-end text:id="IMark71679560"/>3 is left to <text:alphabetical-index-mark-start text:id="IMark69042024"/><text:alphabetical-index-mark-start text:id="IMark71581208"/><text:alphabetical-index-mark-start text:id="IMark39840120"/><text:alphabetical-index-mark-start text:id="IMark38764792"/><text:alphabetical-index-mark-start text:id="IMark66246344"/><text:alphabetical-index-mark-start text:id="IMark65260856"/><text:alphabetical-index-mark-start text:id="IMark65264696"/><text:alphabetical-index-mark-start text:id="IMark68866184"/><text:alphabetical-index-mark-start text:id="IMark68868632"/>Sql<text:alphabetical-index-mark-end text:id="IMark68868632"/><text:alphabetical-index-mark-end text:id="IMark68866184"/><text:alphabetical-index-mark-end text:id="IMark65264696"/><text:alphabetical-index-mark-end text:id="IMark65260856"/><text:alphabetical-index-mark-end text:id="IMark66246344"/><text:alphabetical-index-mark-end text:id="IMark38764792"/>ite<text:alphabetical-index-mark-end text:id="IMark39840120"/><text:alphabetical-index-mark-end text:id="IMark71581208"/><text:alphabetical-index-mark-end text:id="IMark69042024"/>3 itself in order to stick to that standard, while .hql and <text:alphabetical-index-mark-start text:id="IMark68875352"/><text:alphabetical-index-mark-start text:id="IMark65470392"/><text:alphabetical-index-mark-start text:id="IMark71898472"/>HDFql<text:alphabetical-index-mark-end text:id="IMark71898472"/><text:alphabetical-index-mark-end text:id="IMark65470392"/><text:alphabetical-index-mark-end text:id="IMark68875352"/> <text:alphabetical-index-mark-start text:id="IMark71546072"/><text:alphabetical-index-mark-start text:id="IMark65653416"/><text:alphabetical-index-mark-start text:id="IMark71897512"/>composite<text:alphabetical-index-mark-end text:id="IMark71897512"/><text:alphabetical-index-mark-end text:id="IMark65653416"/><text:alphabetical-index-mark-end text:id="IMark71546072"/> <text:alphabetical-index-mark-start text:id="IMark59159384"/><text:alphabetical-index-mark-start text:id="IMark62860904"/><text:alphabetical-index-mark-start text:id="IMark64224280"/>queries<text:alphabetical-index-mark-end text:id="IMark64224280"/><text:alphabetical-index-mark-end text:id="IMark62860904"/><text:alphabetical-index-mark-end text:id="IMark59159384"/> are <text:alphabetical-index-mark-start text:id="IMark67728776"/><text:alphabetical-index-mark-start text:id="IMark64586424"/><text:alphabetical-index-mark-start text:id="IMark38763832"/>handle<text:alphabetical-index-mark-end text:id="IMark38763832"/><text:alphabetical-index-mark-end text:id="IMark64586424"/><text:alphabetical-index-mark-end text:id="IMark67728776"/>d by means of an emulator embedded into <text:alphabetical-index-mark-start text:id="IMark67735592"/><text:alphabetical-index-mark-start text:id="IMark62340840"/><text:alphabetical-index-mark-start text:id="IMark39900024"/><text:alphabetical-index-mark-start text:id="IMark58903464"/><text:alphabetical-index-mark-start text:id="IMark64795864"/><text:alphabetical-index-mark-start text:id="IMark60270856"/>sql<text:alphabetical-index-mark-end text:id="IMark60270856"/><text:alphabetical-index-mark-end text:id="IMark64795864"/><text:alphabetical-index-mark-end text:id="IMark58903464"/><text:alphabetical-index-mark-end text:id="IMark39900024"/><text:alphabetical-index-mark-end text:id="IMark62340840"/><text:alphabetical-index-mark-end text:id="IMark67735592"/>p.</text:p>
      <text:p text:style-name="P77"/>
      <text:p text:style-name="P77"/>
      <text:p text:style-name="P52"/>
      <text:h text:style-name="P118" text:outline-level="1"><text:bookmark-start text:name="__RefHeading___Toc965_76759228"/>3. Development.<text:bookmark-end text:name="__RefHeading___Toc965_76759228"/></text:h>
      <text:p text:style-name="P8"/>
      <text:p text:style-name="P29">This is a <text:span text:style-name="T85">rather</text:span> simple, short <text:alphabetical-index-mark-start text:id="IMark61249560"/><text:alphabetical-index-mark-start text:id="IMark65378232"/><text:alphabetical-index-mark-start text:id="IMark71730728"/><text:alphabetical-index-mark-start text:id="IMark68368984"/><text:alphabetical-index-mark-start text:id="IMark69039560"/><text:alphabetical-index-mark-start text:id="IMark65376904"/><text:alphabetical-index-mark-start text:id="IMark63608104"/><text:alphabetical-index-mark-start text:id="IMark59222280"/><text:alphabetical-index-mark-start text:id="IMark53984840"/><text:alphabetical-index-mark-start text:id="IMark65525048"/><text:alphabetical-index-mark-start text:id="IMark62569160"/><text:alphabetical-index-mark-start text:id="IMark68858696"/>program<text:alphabetical-index-mark-end text:id="IMark68858696"/><text:alphabetical-index-mark-end text:id="IMark62569160"/><text:alphabetical-index-mark-end text:id="IMark65525048"/><text:alphabetical-index-mark-end text:id="IMark53984840"/><text:alphabetical-index-mark-end text:id="IMark59222280"/><text:alphabetical-index-mark-end text:id="IMark63608104"/><text:alphabetical-index-mark-end text:id="IMark65376904"/><text:alphabetical-index-mark-end text:id="IMark69039560"/><text:alphabetical-index-mark-end text:id="IMark68368984"/><text:alphabetical-index-mark-end text:id="IMark71730728"/><text:alphabetical-index-mark-end text:id="IMark65378232"/><text:alphabetical-index-mark-end text:id="IMark61249560"/> written in C++. I wrote it as a time – saving <text:alphabetical-index-mark-start text:id="IMark65124760"/><text:alphabetical-index-mark-start text:id="IMark65384328"/><text:alphabetical-index-mark-start text:id="IMark69040792"/><text:alphabetical-index-mark-start text:id="IMark64587384"/><text:alphabetical-index-mark-start text:id="IMark71309368"/><text:alphabetical-index-mark-start text:id="IMark38766712"/><text:alphabetical-index-mark-start text:id="IMark67525624"/><text:alphabetical-index-mark-start text:id="IMark64384536"/><text:alphabetical-index-mark-start text:id="IMark64792984"/><text:alphabetical-index-mark-start text:id="IMark66191256"/><text:alphabetical-index-mark-start text:id="IMark61586584"/><text:alphabetical-index-mark-start text:id="IMark67142280"/>tool<text:alphabetical-index-mark-end text:id="IMark67142280"/><text:alphabetical-index-mark-end text:id="IMark61586584"/><text:alphabetical-index-mark-end text:id="IMark66191256"/><text:alphabetical-index-mark-end text:id="IMark64792984"/><text:alphabetical-index-mark-end text:id="IMark64384536"/><text:alphabetical-index-mark-end text:id="IMark67525624"/><text:alphabetical-index-mark-end text:id="IMark38766712"/><text:alphabetical-index-mark-end text:id="IMark71309368"/><text:alphabetical-index-mark-end text:id="IMark64587384"/><text:alphabetical-index-mark-end text:id="IMark69040792"/><text:alphabetical-index-mark-end text:id="IMark65384328"/><text:alphabetical-index-mark-end text:id="IMark65124760"/> to use during the development of a <text:alphabetical-index-mark-start text:id="IMark62204072"/><text:alphabetical-index-mark-start text:id="IMark66841768"/><text:alphabetical-index-mark-start text:id="IMark68047656"/><text:alphabetical-index-mark-start text:id="IMark68130360"/><text:alphabetical-index-mark-start text:id="IMark65262776"/><text:alphabetical-index-mark-start text:id="IMark67383848"/><text:alphabetical-index-mark-start text:id="IMark54539016"/><text:alphabetical-index-mark-start text:id="IMark68992184"/><text:alphabetical-index-mark-start text:id="IMark65614552"/><text:alphabetical-index-mark-start text:id="IMark71243896"/><text:alphabetical-index-mark-start text:id="IMark71899432"/><text:alphabetical-index-mark-start text:id="IMark39900984"/>dataset<text:alphabetical-index-mark-end text:id="IMark39900984"/><text:alphabetical-index-mark-end text:id="IMark71899432"/><text:alphabetical-index-mark-end text:id="IMark71243896"/><text:alphabetical-index-mark-end text:id="IMark65614552"/><text:alphabetical-index-mark-end text:id="IMark68992184"/><text:alphabetical-index-mark-end text:id="IMark54539016"/><text:alphabetical-index-mark-end text:id="IMark67383848"/><text:alphabetical-index-mark-end text:id="IMark65262776"/><text:alphabetical-index-mark-end text:id="IMark68130360"/><text:alphabetical-index-mark-end text:id="IMark68047656"/><text:alphabetical-index-mark-end text:id="IMark66841768"/><text:alphabetical-index-mark-end text:id="IMark62204072"/> that required some degree of data <text:alphabetical-index-mark-start text:id="IMark68874392"/><text:alphabetical-index-mark-start text:id="IMark68432136"/><text:alphabetical-index-mark-start text:id="IMark60713016"/><text:alphabetical-index-mark-start text:id="IMark71613720"/><text:alphabetical-index-mark-start text:id="IMark65821992"/><text:alphabetical-index-mark-start text:id="IMark67669080"/><text:alphabetical-index-mark-start text:id="IMark62232936"/><text:alphabetical-index-mark-start text:id="IMark73349448"/><text:alphabetical-index-mark-start text:id="IMark68133240"/><text:alphabetical-index-mark-start text:id="IMark67740040"/><text:alphabetical-index-mark-start text:id="IMark67524664"/><text:alphabetical-index-mark-start text:id="IMark64904072"/>preparation<text:alphabetical-index-mark-end text:id="IMark64904072"/><text:alphabetical-index-mark-end text:id="IMark67524664"/><text:alphabetical-index-mark-end text:id="IMark67740040"/><text:alphabetical-index-mark-end text:id="IMark68133240"/><text:alphabetical-index-mark-end text:id="IMark73349448"/><text:alphabetical-index-mark-end text:id="IMark62232936"/><text:alphabetical-index-mark-end text:id="IMark67669080"/><text:alphabetical-index-mark-end text:id="IMark65821992"/><text:alphabetical-index-mark-end text:id="IMark71613720"/><text:alphabetical-index-mark-end text:id="IMark60713016"/><text:alphabetical-index-mark-end text:id="IMark68432136"/><text:alphabetical-index-mark-end text:id="IMark68874392"/> using a somewhat lengthy and <text:alphabetical-index-mark-start text:id="IMark62056728"/><text:alphabetical-index-mark-start text:id="IMark63599000"/><text:alphabetical-index-mark-start text:id="IMark62794904"/><text:alphabetical-index-mark-start text:id="IMark71731960"/><text:alphabetical-index-mark-start text:id="IMark68531944"/><text:alphabetical-index-mark-start text:id="IMark58869096"/><text:alphabetical-index-mark-start text:id="IMark68132280"/><text:alphabetical-index-mark-start text:id="IMark64794904"/><text:alphabetical-index-mark-start text:id="IMark71981096"/><text:alphabetical-index-mark-start text:id="IMark62054472"/><text:alphabetical-index-mark-start text:id="IMark66088008"/><text:alphabetical-index-mark-start text:id="IMark38765752"/>repetitive<text:alphabetical-index-mark-end text:id="IMark38765752"/><text:alphabetical-index-mark-end text:id="IMark66088008"/><text:alphabetical-index-mark-end text:id="IMark62054472"/><text:alphabetical-index-mark-end text:id="IMark71981096"/><text:alphabetical-index-mark-end text:id="IMark64794904"/><text:alphabetical-index-mark-end text:id="IMark68132280"/><text:alphabetical-index-mark-end text:id="IMark58869096"/><text:alphabetical-index-mark-end text:id="IMark68531944"/><text:alphabetical-index-mark-end text:id="IMark71731960"/><text:alphabetical-index-mark-end text:id="IMark62794904"/><text:alphabetical-index-mark-end text:id="IMark63599000"/><text:alphabetical-index-mark-end text:id="IMark62056728"/> process.</text:p>
      <text:p text:style-name="P29"/>
      <text:p text:style-name="P29">It is not meant to do miracles, but to pass <text:alphabetical-index-mark-start text:id="IMark61585448"/><text:alphabetical-index-mark-start text:id="IMark59215448"/><text:alphabetical-index-mark-start text:id="IMark65471352"/><text:alphabetical-index-mark-start text:id="IMark71593896"/><text:alphabetical-index-mark-start text:id="IMark62456568"/><text:alphabetical-index-mark-start text:id="IMark68168424"/><text:alphabetical-index-mark-start text:id="IMark62915224"/><text:alphabetical-index-mark-start text:id="IMark73268904"/><text:alphabetical-index-mark-start text:id="IMark39899064"/><text:alphabetical-index-mark-start text:id="IMark73267288"/><text:alphabetical-index-mark-start text:id="IMark58788664"/><text:alphabetical-index-mark-start text:id="IMark39716568"/><text:alphabetical-index-mark-start text:id="IMark64796248"/><text:alphabetical-index-mark-start text:id="IMark68388936"/><text:alphabetical-index-mark-start text:id="IMark68871512"/><text:alphabetical-index-mark-start text:id="IMark73110760"/><text:alphabetical-index-mark-start text:id="IMark62670056"/><text:alphabetical-index-mark-start text:id="IMark68869592"/><text:alphabetical-index-mark-start text:id="IMark68628232"/><text:alphabetical-index-mark-start text:id="IMark68873432"/><text:alphabetical-index-mark-start text:id="IMark63713384"/><text:alphabetical-index-mark-start text:id="IMark71296984"/><text:alphabetical-index-mark-start text:id="IMark63284456"/><text:alphabetical-index-mark-start text:id="IMark60712632"/>SQL<text:alphabetical-index-mark-end text:id="IMark60712632"/><text:alphabetical-index-mark-end text:id="IMark63284456"/><text:alphabetical-index-mark-end text:id="IMark71296984"/><text:alphabetical-index-mark-end text:id="IMark63713384"/><text:alphabetical-index-mark-end text:id="IMark68873432"/><text:alphabetical-index-mark-end text:id="IMark68628232"/><text:alphabetical-index-mark-end text:id="IMark68869592"/><text:alphabetical-index-mark-end text:id="IMark62670056"/><text:alphabetical-index-mark-end text:id="IMark73110760"/><text:alphabetical-index-mark-end text:id="IMark68871512"/><text:alphabetical-index-mark-end text:id="IMark68388936"/><text:alphabetical-index-mark-end text:id="IMark64796248"/><text:alphabetical-index-mark-end text:id="IMark39716568"/><text:alphabetical-index-mark-end text:id="IMark58788664"/><text:alphabetical-index-mark-end text:id="IMark73267288"/><text:alphabetical-index-mark-end text:id="IMark39899064"/><text:alphabetical-index-mark-end text:id="IMark73268904"/><text:alphabetical-index-mark-end text:id="IMark62915224"/><text:alphabetical-index-mark-end text:id="IMark68168424"/><text:alphabetical-index-mark-end text:id="IMark62456568"/><text:alphabetical-index-mark-end text:id="IMark71593896"/><text:alphabetical-index-mark-end text:id="IMark65471352"/><text:alphabetical-index-mark-end text:id="IMark59215448"/><text:alphabetical-index-mark-end text:id="IMark61585448"/> <text:alphabetical-index-mark-start text:id="IMark60896136"/><text:alphabetical-index-mark-start text:id="IMark73278200"/><text:alphabetical-index-mark-start text:id="IMark73276872"/><text:alphabetical-index-mark-start text:id="IMark68450968"/><text:alphabetical-index-mark-start text:id="IMark61534232"/><text:alphabetical-index-mark-start text:id="IMark64793944"/><text:alphabetical-index-mark-start text:id="IMark68971704"/><text:alphabetical-index-mark-start text:id="IMark54226520"/><text:alphabetical-index-mark-start text:id="IMark63397000"/><text:alphabetical-index-mark-start text:id="IMark73279528"/><text:alphabetical-index-mark-start text:id="IMark71547032"/><text:alphabetical-index-mark-start text:id="IMark68870552"/>queries<text:alphabetical-index-mark-end text:id="IMark68870552"/><text:alphabetical-index-mark-end text:id="IMark71547032"/><text:alphabetical-index-mark-end text:id="IMark73279528"/><text:alphabetical-index-mark-end text:id="IMark63397000"/><text:alphabetical-index-mark-end text:id="IMark54226520"/><text:alphabetical-index-mark-end text:id="IMark68971704"/><text:alphabetical-index-mark-end text:id="IMark64793944"/><text:alphabetical-index-mark-end text:id="IMark61534232"/><text:alphabetical-index-mark-end text:id="IMark68450968"/><text:alphabetical-index-mark-end text:id="IMark73276872"/><text:alphabetical-index-mark-end text:id="IMark73278200"/><text:alphabetical-index-mark-end text:id="IMark60896136"/> to <text:alphabetical-index-mark-start text:id="IMark68872472"/><text:alphabetical-index-mark-start text:id="IMark58923976"/><text:alphabetical-index-mark-start text:id="IMark71271272"/><text:alphabetical-index-mark-start text:id="IMark68337128"/><text:alphabetical-index-mark-start text:id="IMark61472360"/><text:alphabetical-index-mark-start text:id="IMark75006040"/><text:alphabetical-index-mark-start text:id="IMark64864744"/><text:alphabetical-index-mark-start text:id="IMark67712568"/><text:alphabetical-index-mark-start text:id="IMark62469560"/><text:alphabetical-index-mark-start text:id="IMark71481880"/><text:alphabetical-index-mark-start text:id="IMark67385768"/><text:alphabetical-index-mark-start text:id="IMark64584504"/><text:alphabetical-index-mark-start text:id="IMark63406824"/><text:alphabetical-index-mark-start text:id="IMark68392920"/><text:alphabetical-index-mark-start text:id="IMark58841672"/><text:alphabetical-index-mark-start text:id="IMark73226792"/><text:alphabetical-index-mark-start text:id="IMark54574696"/><text:alphabetical-index-mark-start text:id="IMark65481016"/><text:alphabetical-index-mark-start text:id="IMark65122104"/><text:alphabetical-index-mark-start text:id="IMark66711048"/><text:alphabetical-index-mark-start text:id="IMark64817112"/><text:alphabetical-index-mark-start text:id="IMark68163368"/><text:alphabetical-index-mark-start text:id="IMark65883000"/><text:alphabetical-index-mark-start text:id="IMark60519016"/><text:alphabetical-index-mark-start text:id="IMark39901944"/><text:alphabetical-index-mark-start text:id="IMark73222808"/><text:alphabetical-index-mark-start text:id="IMark68345384"/><text:alphabetical-index-mark-start text:id="IMark68382264"/><text:alphabetical-index-mark-start text:id="IMark63277352"/><text:alphabetical-index-mark-start text:id="IMark71241976"/><text:alphabetical-index-mark-start text:id="IMark61167448"/><text:alphabetical-index-mark-start text:id="IMark54079880"/><text:alphabetical-index-mark-start text:id="IMark58315704"/><text:alphabetical-index-mark-start text:id="IMark54033032"/><text:alphabetical-index-mark-start text:id="IMark65263736"/><text:alphabetical-index-mark-start text:id="IMark68370312"/>Sql<text:alphabetical-index-mark-end text:id="IMark68370312"/><text:alphabetical-index-mark-end text:id="IMark65263736"/><text:alphabetical-index-mark-end text:id="IMark54033032"/><text:alphabetical-index-mark-end text:id="IMark58315704"/><text:alphabetical-index-mark-end text:id="IMark54079880"/><text:alphabetical-index-mark-end text:id="IMark61167448"/><text:alphabetical-index-mark-end text:id="IMark71241976"/><text:alphabetical-index-mark-end text:id="IMark63277352"/><text:alphabetical-index-mark-end text:id="IMark68382264"/><text:alphabetical-index-mark-end text:id="IMark68345384"/><text:alphabetical-index-mark-end text:id="IMark73222808"/><text:alphabetical-index-mark-end text:id="IMark39901944"/><text:alphabetical-index-mark-end text:id="IMark60519016"/><text:alphabetical-index-mark-end text:id="IMark65883000"/><text:alphabetical-index-mark-end text:id="IMark68163368"/><text:alphabetical-index-mark-end text:id="IMark64817112"/><text:alphabetical-index-mark-end text:id="IMark66711048"/><text:alphabetical-index-mark-end text:id="IMark65122104"/><text:alphabetical-index-mark-end text:id="IMark65481016"/><text:alphabetical-index-mark-end text:id="IMark54574696"/><text:alphabetical-index-mark-end text:id="IMark73226792"/><text:alphabetical-index-mark-end text:id="IMark58841672"/><text:alphabetical-index-mark-end text:id="IMark68392920"/><text:alphabetical-index-mark-end text:id="IMark63406824"/>ite<text:alphabetical-index-mark-end text:id="IMark64584504"/><text:alphabetical-index-mark-end text:id="IMark67385768"/><text:alphabetical-index-mark-end text:id="IMark71481880"/><text:alphabetical-index-mark-end text:id="IMark62469560"/><text:alphabetical-index-mark-end text:id="IMark67712568"/><text:alphabetical-index-mark-end text:id="IMark64864744"/><text:alphabetical-index-mark-end text:id="IMark75006040"/><text:alphabetical-index-mark-end text:id="IMark61472360"/><text:alphabetical-index-mark-end text:id="IMark68337128"/><text:alphabetical-index-mark-end text:id="IMark71271272"/><text:alphabetical-index-mark-end text:id="IMark58923976"/><text:alphabetical-index-mark-end text:id="IMark68872472"/>3 <text:span text:style-name="T75">and </text:span><text:alphabetical-index-mark-start text:id="IMark61138520"/><text:alphabetical-index-mark-start text:id="IMark62570392"/><text:alphabetical-index-mark-start text:id="IMark65261816"/><text:alphabetical-index-mark-start text:id="IMark64706680"/><text:span text:style-name="T75">HDFql</text:span><text:alphabetical-index-mark-end text:id="IMark64706680"/><text:alphabetical-index-mark-end text:id="IMark65261816"/><text:alphabetical-index-mark-end text:id="IMark62570392"/><text:alphabetical-index-mark-end text:id="IMark61138520"/><text:span text:style-name="T75"> </text:span><text:alphabetical-index-mark-start text:id="IMark71547992"/><text:alphabetical-index-mark-start text:id="IMark63998040"/><text:alphabetical-index-mark-start text:id="IMark60514504"/><text:alphabetical-index-mark-start text:id="IMark71679560"/><text:span text:style-name="T75">queries</text:span><text:alphabetical-index-mark-end text:id="IMark71679560"/><text:alphabetical-index-mark-end text:id="IMark60514504"/><text:alphabetical-index-mark-end text:id="IMark63998040"/><text:alphabetical-index-mark-end text:id="IMark71547992"/><text:span text:style-name="T75"> to </text:span><text:alphabetical-index-mark-start text:id="IMark64675064"/><text:alphabetical-index-mark-start text:id="IMark59247224"/><text:alphabetical-index-mark-start text:id="IMark38764792"/><text:alphabetical-index-mark-start text:id="IMark66246344"/><text:span text:style-name="T75">HDF5</text:span><text:alphabetical-index-mark-end text:id="IMark66246344"/><text:alphabetical-index-mark-end text:id="IMark38764792"/><text:alphabetical-index-mark-end text:id="IMark59247224"/><text:alphabetical-index-mark-end text:id="IMark64675064"/><text:span text:style-name="T75"> </text:span><text:alphabetical-index-mark-start text:id="IMark65260856"/><text:alphabetical-index-mark-start text:id="IMark65264696"/><text:alphabetical-index-mark-start text:id="IMark68866184"/><text:alphabetical-index-mark-start text:id="IMark68868632"/><text:span text:style-name="T75">database</text:span><text:alphabetical-index-mark-end text:id="IMark68868632"/><text:alphabetical-index-mark-end text:id="IMark68866184"/><text:alphabetical-index-mark-end text:id="IMark65264696"/><text:alphabetical-index-mark-end text:id="IMark65260856"/><text:span text:style-name="T75">s </text:span>u<text:span text:style-name="T41">s</text:span>ing just two arguments, which are the <text:alphabetical-index-mark-start text:id="IMark69042024"/><text:alphabetical-index-mark-start text:id="IMark71581208"/><text:alphabetical-index-mark-start text:id="IMark39840120"/><text:alphabetical-index-mark-start text:id="IMark68875352"/><text:alphabetical-index-mark-start text:id="IMark65470392"/><text:alphabetical-index-mark-start text:id="IMark71898472"/><text:alphabetical-index-mark-start text:id="IMark71546072"/><text:alphabetical-index-mark-start text:id="IMark65653416"/><text:alphabetical-index-mark-start text:id="IMark71897512"/><text:alphabetical-index-mark-start text:id="IMark59159384"/><text:alphabetical-index-mark-start text:id="IMark62860904"/><text:alphabetical-index-mark-start text:id="IMark64224280"/>database<text:alphabetical-index-mark-end text:id="IMark64224280"/><text:alphabetical-index-mark-end text:id="IMark62860904"/><text:alphabetical-index-mark-end text:id="IMark59159384"/><text:alphabetical-index-mark-end text:id="IMark71897512"/><text:alphabetical-index-mark-end text:id="IMark65653416"/><text:alphabetical-index-mark-end text:id="IMark71546072"/><text:alphabetical-index-mark-end text:id="IMark71898472"/><text:alphabetical-index-mark-end text:id="IMark65470392"/><text:alphabetical-index-mark-end text:id="IMark68875352"/><text:alphabetical-index-mark-end text:id="IMark39840120"/><text:alphabetical-index-mark-end text:id="IMark71581208"/><text:alphabetical-index-mark-end text:id="IMark69042024"/> name and the <text:alphabetical-index-mark-start text:id="IMark67728776"/><text:alphabetical-index-mark-start text:id="IMark64586424"/><text:alphabetical-index-mark-start text:id="IMark38763832"/><text:alphabetical-index-mark-start text:id="IMark67735592"/><text:alphabetical-index-mark-start text:id="IMark62340840"/><text:alphabetical-index-mark-start text:id="IMark39900024"/><text:alphabetical-index-mark-start text:id="IMark58903464"/><text:alphabetical-index-mark-start text:id="IMark64795864"/><text:alphabetical-index-mark-start text:id="IMark60270856"/><text:alphabetical-index-mark-start text:id="IMark68341400"/><text:alphabetical-index-mark-start text:id="IMark64585464"/><text:alphabetical-index-mark-start text:id="IMark58827352"/>string<text:alphabetical-index-mark-end text:id="IMark58827352"/><text:alphabetical-index-mark-end text:id="IMark64585464"/><text:alphabetical-index-mark-end text:id="IMark68341400"/><text:alphabetical-index-mark-end text:id="IMark60270856"/><text:alphabetical-index-mark-end text:id="IMark64795864"/><text:alphabetical-index-mark-end text:id="IMark58903464"/><text:alphabetical-index-mark-end text:id="IMark39900024"/><text:alphabetical-index-mark-end text:id="IMark62340840"/><text:alphabetical-index-mark-end text:id="IMark67735592"/><text:alphabetical-index-mark-end text:id="IMark38763832"/><text:alphabetical-index-mark-end text:id="IMark64586424"/><text:alphabetical-index-mark-end text:id="IMark67728776"/> representing the <text:alphabetical-index-mark-start text:id="IMark73159832"/><text:alphabetical-index-mark-start text:id="IMark71642872"/><text:alphabetical-index-mark-start text:id="IMark58842632"/><text:alphabetical-index-mark-start text:id="IMark62567928"/><text:alphabetical-index-mark-start text:id="IMark71744232"/><text:alphabetical-index-mark-start text:id="IMark58755384"/><text:alphabetical-index-mark-start text:id="IMark58314088"/><text:alphabetical-index-mark-start text:id="IMark33279960"/><text:alphabetical-index-mark-start text:id="IMark65058072"/><text:alphabetical-index-mark-start text:id="IMark54886072"/><text:alphabetical-index-mark-start text:id="IMark66343928"/><text:alphabetical-index-mark-start text:id="IMark63599000"/>query<text:alphabetical-index-mark-end text:id="IMark63599000"/><text:alphabetical-index-mark-end text:id="IMark66343928"/><text:alphabetical-index-mark-end text:id="IMark54886072"/><text:alphabetical-index-mark-end text:id="IMark65058072"/><text:alphabetical-index-mark-end text:id="IMark33279960"/><text:alphabetical-index-mark-end text:id="IMark58314088"/><text:alphabetical-index-mark-end text:id="IMark58755384"/><text:alphabetical-index-mark-end text:id="IMark71744232"/><text:alphabetical-index-mark-end text:id="IMark62567928"/><text:alphabetical-index-mark-end text:id="IMark58842632"/><text:alphabetical-index-mark-end text:id="IMark71642872"/><text:alphabetical-index-mark-end text:id="IMark73159832"/> or <text:alphabetical-index-mark-start text:id="IMark62056728"/><text:alphabetical-index-mark-start text:id="IMark62794904"/><text:alphabetical-index-mark-start text:id="IMark71731960"/><text:alphabetical-index-mark-start text:id="IMark68531944"/><text:alphabetical-index-mark-start text:id="IMark58869096"/><text:alphabetical-index-mark-start text:id="IMark68132280"/><text:alphabetical-index-mark-start text:id="IMark64794904"/><text:alphabetical-index-mark-start text:id="IMark71981096"/><text:alphabetical-index-mark-start text:id="IMark62054472"/><text:alphabetical-index-mark-start text:id="IMark66088008"/><text:alphabetical-index-mark-start text:id="IMark38765752"/><text:alphabetical-index-mark-start text:id="IMark68874392"/>file<text:alphabetical-index-mark-end text:id="IMark68874392"/><text:alphabetical-index-mark-end text:id="IMark38765752"/><text:alphabetical-index-mark-end text:id="IMark66088008"/><text:alphabetical-index-mark-end text:id="IMark62054472"/><text:alphabetical-index-mark-end text:id="IMark71981096"/><text:alphabetical-index-mark-end text:id="IMark64794904"/><text:alphabetical-index-mark-end text:id="IMark68132280"/><text:alphabetical-index-mark-end text:id="IMark58869096"/><text:alphabetical-index-mark-end text:id="IMark68531944"/><text:alphabetical-index-mark-end text:id="IMark71731960"/><text:alphabetical-index-mark-end text:id="IMark62794904"/><text:alphabetical-index-mark-end text:id="IMark62056728"/> that contains the <text:alphabetical-index-mark-start text:id="IMark68432136"/><text:alphabetical-index-mark-start text:id="IMark60713016"/><text:alphabetical-index-mark-start text:id="IMark71613720"/><text:alphabetical-index-mark-start text:id="IMark65821992"/><text:alphabetical-index-mark-start text:id="IMark67669080"/><text:alphabetical-index-mark-start text:id="IMark62232936"/><text:alphabetical-index-mark-start text:id="IMark73349448"/><text:alphabetical-index-mark-start text:id="IMark68133240"/><text:alphabetical-index-mark-start text:id="IMark67740040"/><text:alphabetical-index-mark-start text:id="IMark67524664"/><text:alphabetical-index-mark-start text:id="IMark64904072"/><text:alphabetical-index-mark-start text:id="IMark62204072"/>queries<text:alphabetical-index-mark-end text:id="IMark62204072"/><text:alphabetical-index-mark-end text:id="IMark64904072"/><text:alphabetical-index-mark-end text:id="IMark67524664"/><text:alphabetical-index-mark-end text:id="IMark67740040"/><text:alphabetical-index-mark-end text:id="IMark68133240"/><text:alphabetical-index-mark-end text:id="IMark73349448"/><text:alphabetical-index-mark-end text:id="IMark62232936"/><text:alphabetical-index-mark-end text:id="IMark67669080"/><text:alphabetical-index-mark-end text:id="IMark65821992"/><text:alphabetical-index-mark-end text:id="IMark71613720"/><text:alphabetical-index-mark-end text:id="IMark60713016"/><text:alphabetical-index-mark-end text:id="IMark68432136"/>.</text:p>
      <text:p text:style-name="P29"/>
      <text:p text:style-name="P29">In the second case, when <text:alphabetical-index-mark-start text:id="IMark67383848"/><text:alphabetical-index-mark-start text:id="IMark54539016"/><text:alphabetical-index-mark-start text:id="IMark68992184"/><text:alphabetical-index-mark-start text:id="IMark65614552"/><text:alphabetical-index-mark-start text:id="IMark71243896"/><text:alphabetical-index-mark-start text:id="IMark71899432"/><text:alphabetical-index-mark-start text:id="IMark39900984"/><text:alphabetical-index-mark-start text:id="IMark65124760"/><text:alphabetical-index-mark-start text:id="IMark65384328"/><text:alphabetical-index-mark-start text:id="IMark69040792"/><text:alphabetical-index-mark-start text:id="IMark64587384"/><text:alphabetical-index-mark-start text:id="IMark71309368"/><text:alphabetical-index-mark-start text:id="IMark38766712"/><text:alphabetical-index-mark-start text:id="IMark67525624"/><text:alphabetical-index-mark-start text:id="IMark64384536"/><text:alphabetical-index-mark-start text:id="IMark64792984"/><text:alphabetical-index-mark-start text:id="IMark66191256"/><text:alphabetical-index-mark-start text:id="IMark61586584"/><text:alphabetical-index-mark-start text:id="IMark67142280"/><text:alphabetical-index-mark-start text:id="IMark61249560"/><text:alphabetical-index-mark-start text:id="IMark65378232"/><text:alphabetical-index-mark-start text:id="IMark71730728"/><text:alphabetical-index-mark-start text:id="IMark68368984"/><text:alphabetical-index-mark-start text:id="IMark69039560"/>sql<text:alphabetical-index-mark-end text:id="IMark69039560"/><text:alphabetical-index-mark-end text:id="IMark68368984"/><text:alphabetical-index-mark-end text:id="IMark71730728"/><text:alphabetical-index-mark-end text:id="IMark65378232"/><text:alphabetical-index-mark-end text:id="IMark61249560"/><text:alphabetical-index-mark-end text:id="IMark67142280"/><text:alphabetical-index-mark-end text:id="IMark61586584"/><text:alphabetical-index-mark-end text:id="IMark66191256"/><text:alphabetical-index-mark-end text:id="IMark64792984"/><text:alphabetical-index-mark-end text:id="IMark64384536"/><text:alphabetical-index-mark-end text:id="IMark67525624"/><text:alphabetical-index-mark-end text:id="IMark38766712"/><text:alphabetical-index-mark-end text:id="IMark71309368"/><text:alphabetical-index-mark-end text:id="IMark64587384"/><text:alphabetical-index-mark-end text:id="IMark69040792"/><text:alphabetical-index-mark-end text:id="IMark65384328"/><text:alphabetical-index-mark-end text:id="IMark65124760"/><text:alphabetical-index-mark-end text:id="IMark39900984"/><text:alphabetical-index-mark-end text:id="IMark71899432"/><text:alphabetical-index-mark-end text:id="IMark71243896"/><text:alphabetical-index-mark-end text:id="IMark65614552"/><text:alphabetical-index-mark-end text:id="IMark68992184"/><text:alphabetical-index-mark-end text:id="IMark54539016"/><text:alphabetical-index-mark-end text:id="IMark67383848"/>p is <text:alphabetical-index-mark-start text:id="IMark65376904"/><text:alphabetical-index-mark-start text:id="IMark63608104"/><text:alphabetical-index-mark-start text:id="IMark59222280"/><text:alphabetical-index-mark-start text:id="IMark53984840"/><text:alphabetical-index-mark-start text:id="IMark65525048"/><text:alphabetical-index-mark-start text:id="IMark62569160"/><text:alphabetical-index-mark-start text:id="IMark68858696"/><text:alphabetical-index-mark-start text:id="IMark71943208"/><text:alphabetical-index-mark-start text:id="IMark63076088"/><text:alphabetical-index-mark-start text:id="IMark58840712"/><text:alphabetical-index-mark-start text:id="IMark66841768"/><text:alphabetical-index-mark-start text:id="IMark61585448"/>call<text:alphabetical-index-mark-end text:id="IMark61585448"/><text:alphabetical-index-mark-end text:id="IMark66841768"/><text:alphabetical-index-mark-end text:id="IMark58840712"/><text:alphabetical-index-mark-end text:id="IMark63076088"/><text:alphabetical-index-mark-end text:id="IMark71943208"/><text:alphabetical-index-mark-end text:id="IMark68858696"/><text:alphabetical-index-mark-end text:id="IMark62569160"/><text:alphabetical-index-mark-end text:id="IMark65525048"/><text:alphabetical-index-mark-end text:id="IMark53984840"/><text:alphabetical-index-mark-end text:id="IMark59222280"/><text:alphabetical-index-mark-end text:id="IMark63608104"/><text:alphabetical-index-mark-end text:id="IMark65376904"/>ed with an <text:alphabetical-index-mark-start text:id="IMark59215448"/><text:alphabetical-index-mark-start text:id="IMark65471352"/><text:alphabetical-index-mark-start text:id="IMark71593896"/><text:alphabetical-index-mark-start text:id="IMark62456568"/><text:alphabetical-index-mark-start text:id="IMark68168424"/><text:alphabetical-index-mark-start text:id="IMark62915224"/><text:alphabetical-index-mark-start text:id="IMark73268904"/><text:alphabetical-index-mark-start text:id="IMark39899064"/><text:alphabetical-index-mark-start text:id="IMark73267288"/><text:alphabetical-index-mark-start text:id="IMark58788664"/><text:alphabetical-index-mark-start text:id="IMark39716568"/><text:alphabetical-index-mark-start text:id="IMark64796248"/>.<text:alphabetical-index-mark-start text:id="IMark68388936"/><text:alphabetical-index-mark-start text:id="IMark68871512"/><text:alphabetical-index-mark-start text:id="IMark73110760"/><text:alphabetical-index-mark-start text:id="IMark62670056"/><text:alphabetical-index-mark-start text:id="IMark68869592"/><text:alphabetical-index-mark-start text:id="IMark68628232"/><text:alphabetical-index-mark-start text:id="IMark68873432"/><text:alphabetical-index-mark-start text:id="IMark63713384"/><text:alphabetical-index-mark-start text:id="IMark71296984"/><text:alphabetical-index-mark-start text:id="IMark63284456"/><text:alphabetical-index-mark-start text:id="IMark60712632"/><text:alphabetical-index-mark-start text:id="IMark60896136"/><text:alphabetical-index-mark-start text:id="IMark73278200"/><text:alphabetical-index-mark-start text:id="IMark73276872"/><text:alphabetical-index-mark-start text:id="IMark68450968"/><text:alphabetical-index-mark-start text:id="IMark61534232"/><text:alphabetical-index-mark-start text:id="IMark64793944"/><text:alphabetical-index-mark-start text:id="IMark68971704"/><text:alphabetical-index-mark-start text:id="IMark54226520"/><text:alphabetical-index-mark-start text:id="IMark63397000"/><text:alphabetical-index-mark-start text:id="IMark73279528"/><text:alphabetical-index-mark-start text:id="IMark71547032"/><text:alphabetical-index-mark-start text:id="IMark68870552"/><text:alphabetical-index-mark-start text:id="IMark63406824"/>sql<text:alphabetical-index-mark-end text:id="IMark63406824"/><text:alphabetical-index-mark-end text:id="IMark68870552"/><text:alphabetical-index-mark-end text:id="IMark71547032"/><text:alphabetical-index-mark-end text:id="IMark73279528"/><text:alphabetical-index-mark-end text:id="IMark63397000"/><text:alphabetical-index-mark-end text:id="IMark54226520"/><text:alphabetical-index-mark-end text:id="IMark68971704"/><text:alphabetical-index-mark-end text:id="IMark64793944"/><text:alphabetical-index-mark-end text:id="IMark61534232"/><text:alphabetical-index-mark-end text:id="IMark68450968"/><text:alphabetical-index-mark-end text:id="IMark73276872"/><text:alphabetical-index-mark-end text:id="IMark73278200"/><text:alphabetical-index-mark-end text:id="IMark60896136"/><text:alphabetical-index-mark-end text:id="IMark60712632"/><text:alphabetical-index-mark-end text:id="IMark63284456"/><text:alphabetical-index-mark-end text:id="IMark71296984"/><text:alphabetical-index-mark-end text:id="IMark63713384"/><text:alphabetical-index-mark-end text:id="IMark68873432"/><text:alphabetical-index-mark-end text:id="IMark68628232"/><text:alphabetical-index-mark-end text:id="IMark68869592"/><text:alphabetical-index-mark-end text:id="IMark62670056"/><text:alphabetical-index-mark-end text:id="IMark73110760"/><text:alphabetical-index-mark-end text:id="IMark68871512"/><text:alphabetical-index-mark-end text:id="IMark68388936"/><text:alphabetical-index-mark-end text:id="IMark64796248"/><text:alphabetical-index-mark-end text:id="IMark39716568"/><text:alphabetical-index-mark-end text:id="IMark58788664"/><text:alphabetical-index-mark-end text:id="IMark73267288"/><text:alphabetical-index-mark-end text:id="IMark39899064"/><text:alphabetical-index-mark-end text:id="IMark73268904"/><text:alphabetical-index-mark-end text:id="IMark62915224"/><text:alphabetical-index-mark-end text:id="IMark68168424"/><text:alphabetical-index-mark-end text:id="IMark62456568"/><text:alphabetical-index-mark-end text:id="IMark71593896"/><text:alphabetical-index-mark-end text:id="IMark65471352"/><text:alphabetical-index-mark-end text:id="IMark59215448"/> <text:alphabetical-index-mark-start text:id="IMark68392920"/><text:alphabetical-index-mark-start text:id="IMark58841672"/><text:alphabetical-index-mark-start text:id="IMark73226792"/><text:alphabetical-index-mark-start text:id="IMark54574696"/><text:alphabetical-index-mark-start text:id="IMark65481016"/><text:alphabetical-index-mark-start text:id="IMark65122104"/><text:alphabetical-index-mark-start text:id="IMark66711048"/><text:alphabetical-index-mark-start text:id="IMark64817112"/><text:alphabetical-index-mark-start text:id="IMark68163368"/><text:alphabetical-index-mark-start text:id="IMark65883000"/><text:alphabetical-index-mark-start text:id="IMark60519016"/><text:alphabetical-index-mark-start text:id="IMark39901944"/>file<text:alphabetical-index-mark-end text:id="IMark39901944"/><text:alphabetical-index-mark-end text:id="IMark60519016"/><text:alphabetical-index-mark-end text:id="IMark65883000"/><text:alphabetical-index-mark-end text:id="IMark68163368"/><text:alphabetical-index-mark-end text:id="IMark64817112"/><text:alphabetical-index-mark-end text:id="IMark66711048"/><text:alphabetical-index-mark-end text:id="IMark65122104"/><text:alphabetical-index-mark-end text:id="IMark65481016"/><text:alphabetical-index-mark-end text:id="IMark54574696"/><text:alphabetical-index-mark-end text:id="IMark73226792"/><text:alphabetical-index-mark-end text:id="IMark58841672"/><text:alphabetical-index-mark-end text:id="IMark68392920"/> as second argument, <text:alphabetical-index-mark-start text:id="IMark73222808"/><text:alphabetical-index-mark-start text:id="IMark68345384"/><text:alphabetical-index-mark-start text:id="IMark68382264"/><text:alphabetical-index-mark-start text:id="IMark63277352"/><text:alphabetical-index-mark-start text:id="IMark71241976"/><text:alphabetical-index-mark-start text:id="IMark61167448"/><text:alphabetical-index-mark-start text:id="IMark54079880"/><text:alphabetical-index-mark-start text:id="IMark58315704"/><text:alphabetical-index-mark-start text:id="IMark54033032"/><text:alphabetical-index-mark-start text:id="IMark65263736"/><text:alphabetical-index-mark-start text:id="IMark68370312"/><text:alphabetical-index-mark-start text:id="IMark68872472"/><text:alphabetical-index-mark-start text:id="IMark58923976"/><text:alphabetical-index-mark-start text:id="IMark71271272"/><text:alphabetical-index-mark-start text:id="IMark68337128"/><text:alphabetical-index-mark-start text:id="IMark61472360"/><text:alphabetical-index-mark-start text:id="IMark75006040"/><text:alphabetical-index-mark-start text:id="IMark64864744"/><text:alphabetical-index-mark-start text:id="IMark67712568"/><text:alphabetical-index-mark-start text:id="IMark62469560"/><text:alphabetical-index-mark-start text:id="IMark71481880"/><text:alphabetical-index-mark-start text:id="IMark67385768"/><text:alphabetical-index-mark-start text:id="IMark64584504"/><text:alphabetical-index-mark-start text:id="IMark61138520"/>sql<text:alphabetical-index-mark-end text:id="IMark61138520"/><text:alphabetical-index-mark-end text:id="IMark64584504"/><text:alphabetical-index-mark-end text:id="IMark67385768"/><text:alphabetical-index-mark-end text:id="IMark71481880"/><text:alphabetical-index-mark-end text:id="IMark62469560"/><text:alphabetical-index-mark-end text:id="IMark67712568"/><text:alphabetical-index-mark-end text:id="IMark64864744"/><text:alphabetical-index-mark-end text:id="IMark75006040"/><text:alphabetical-index-mark-end text:id="IMark61472360"/><text:alphabetical-index-mark-end text:id="IMark68337128"/><text:alphabetical-index-mark-end text:id="IMark71271272"/><text:alphabetical-index-mark-end text:id="IMark58923976"/><text:alphabetical-index-mark-end text:id="IMark68872472"/><text:alphabetical-index-mark-end text:id="IMark68370312"/><text:alphabetical-index-mark-end text:id="IMark65263736"/><text:alphabetical-index-mark-end text:id="IMark54033032"/><text:alphabetical-index-mark-end text:id="IMark58315704"/><text:alphabetical-index-mark-end text:id="IMark54079880"/><text:alphabetical-index-mark-end text:id="IMark61167448"/><text:alphabetical-index-mark-end text:id="IMark71241976"/><text:alphabetical-index-mark-end text:id="IMark63277352"/><text:alphabetical-index-mark-end text:id="IMark68382264"/><text:alphabetical-index-mark-end text:id="IMark68345384"/><text:alphabetical-index-mark-end text:id="IMark73222808"/>p opens the <text:alphabetical-index-mark-start text:id="IMark62570392"/><text:alphabetical-index-mark-start text:id="IMark65261816"/><text:alphabetical-index-mark-start text:id="IMark64706680"/><text:alphabetical-index-mark-start text:id="IMark71547992"/><text:alphabetical-index-mark-start text:id="IMark63998040"/><text:alphabetical-index-mark-start text:id="IMark60514504"/><text:alphabetical-index-mark-start text:id="IMark71679560"/><text:alphabetical-index-mark-start text:id="IMark64675064"/><text:alphabetical-index-mark-start text:id="IMark59247224"/><text:alphabetical-index-mark-start text:id="IMark38764792"/><text:alphabetical-index-mark-start text:id="IMark66246344"/><text:alphabetical-index-mark-start text:id="IMark65260856"/>file<text:alphabetical-index-mark-end text:id="IMark65260856"/><text:alphabetical-index-mark-end text:id="IMark66246344"/><text:alphabetical-index-mark-end text:id="IMark38764792"/><text:alphabetical-index-mark-end text:id="IMark59247224"/><text:alphabetical-index-mark-end text:id="IMark64675064"/><text:alphabetical-index-mark-end text:id="IMark71679560"/><text:alphabetical-index-mark-end text:id="IMark60514504"/><text:alphabetical-index-mark-end text:id="IMark63998040"/><text:alphabetical-index-mark-end text:id="IMark71547992"/><text:alphabetical-index-mark-end text:id="IMark64706680"/><text:alphabetical-index-mark-end text:id="IMark65261816"/><text:alphabetical-index-mark-end text:id="IMark62570392"/> and converts all its contents into a <text:alphabetical-index-mark-start text:id="IMark65264696"/><text:alphabetical-index-mark-start text:id="IMark68866184"/><text:alphabetical-index-mark-start text:id="IMark68868632"/><text:alphabetical-index-mark-start text:id="IMark60713016"/><text:alphabetical-index-mark-start text:id="IMark68432136"/><text:alphabetical-index-mark-start text:id="IMark71613720"/><text:alphabetical-index-mark-start text:id="IMark65821992"/><text:alphabetical-index-mark-start text:id="IMark67669080"/><text:alphabetical-index-mark-start text:id="IMark62232936"/><text:alphabetical-index-mark-start text:id="IMark73349448"/><text:alphabetical-index-mark-start text:id="IMark68133240"/><text:alphabetical-index-mark-start text:id="IMark67740040"/>single<text:alphabetical-index-mark-end text:id="IMark67740040"/><text:alphabetical-index-mark-end text:id="IMark68133240"/><text:alphabetical-index-mark-end text:id="IMark73349448"/><text:alphabetical-index-mark-end text:id="IMark62232936"/><text:alphabetical-index-mark-end text:id="IMark67669080"/><text:alphabetical-index-mark-end text:id="IMark65821992"/><text:alphabetical-index-mark-end text:id="IMark71613720"/><text:alphabetical-index-mark-end text:id="IMark68432136"/><text:alphabetical-index-mark-end text:id="IMark60713016"/><text:alphabetical-index-mark-end text:id="IMark68868632"/><text:alphabetical-index-mark-end text:id="IMark68866184"/><text:alphabetical-index-mark-end text:id="IMark65264696"/> <text:alphabetical-index-mark-start text:id="IMark67524664"/><text:alphabetical-index-mark-start text:id="IMark64904072"/><text:alphabetical-index-mark-start text:id="IMark62204072"/><text:alphabetical-index-mark-start text:id="IMark62056728"/><text:alphabetical-index-mark-start text:id="IMark62794904"/><text:alphabetical-index-mark-start text:id="IMark71731960"/><text:alphabetical-index-mark-start text:id="IMark68531944"/><text:alphabetical-index-mark-start text:id="IMark58869096"/><text:alphabetical-index-mark-start text:id="IMark68132280"/><text:alphabetical-index-mark-start text:id="IMark64794904"/><text:alphabetical-index-mark-start text:id="IMark71981096"/><text:alphabetical-index-mark-start text:id="IMark62054472"/>string<text:alphabetical-index-mark-end text:id="IMark62054472"/><text:alphabetical-index-mark-end text:id="IMark71981096"/><text:alphabetical-index-mark-end text:id="IMark64794904"/><text:alphabetical-index-mark-end text:id="IMark68132280"/><text:alphabetical-index-mark-end text:id="IMark58869096"/><text:alphabetical-index-mark-end text:id="IMark68531944"/><text:alphabetical-index-mark-end text:id="IMark71731960"/><text:alphabetical-index-mark-end text:id="IMark62794904"/><text:alphabetical-index-mark-end text:id="IMark62056728"/><text:alphabetical-index-mark-end text:id="IMark62204072"/><text:alphabetical-index-mark-end text:id="IMark64904072"/><text:alphabetical-index-mark-end text:id="IMark67524664"/>, that then is passed to <text:alphabetical-index-mark-start text:id="IMark66088008"/><text:alphabetical-index-mark-start text:id="IMark38765752"/><text:alphabetical-index-mark-start text:id="IMark68874392"/><text:alphabetical-index-mark-start text:id="IMark73159832"/><text:alphabetical-index-mark-start text:id="IMark71642872"/><text:alphabetical-index-mark-start text:id="IMark58842632"/><text:alphabetical-index-mark-start text:id="IMark62567928"/><text:alphabetical-index-mark-start text:id="IMark71744232"/><text:alphabetical-index-mark-start text:id="IMark58755384"/><text:alphabetical-index-mark-start text:id="IMark58314088"/><text:alphabetical-index-mark-start text:id="IMark33279960"/><text:alphabetical-index-mark-start text:id="IMark65058072"/><text:alphabetical-index-mark-start text:id="IMark54886072"/><text:alphabetical-index-mark-start text:id="IMark66343928"/><text:alphabetical-index-mark-start text:id="IMark63599000"/><text:alphabetical-index-mark-start text:id="IMark67728776"/><text:alphabetical-index-mark-start text:id="IMark64586424"/><text:alphabetical-index-mark-start text:id="IMark38763832"/><text:alphabetical-index-mark-start text:id="IMark67735592"/><text:alphabetical-index-mark-start text:id="IMark62340840"/><text:alphabetical-index-mark-start text:id="IMark39900024"/><text:alphabetical-index-mark-start text:id="IMark58903464"/><text:alphabetical-index-mark-start text:id="IMark64795864"/><text:alphabetical-index-mark-start text:id="IMark60270856"/><text:alphabetical-index-mark-start text:id="IMark68341400"/><text:alphabetical-index-mark-start text:id="IMark64585464"/><text:alphabetical-index-mark-start text:id="IMark58827352"/><text:alphabetical-index-mark-start text:id="IMark69042024"/><text:alphabetical-index-mark-start text:id="IMark71581208"/><text:alphabetical-index-mark-start text:id="IMark39840120"/><text:alphabetical-index-mark-start text:id="IMark68875352"/><text:alphabetical-index-mark-start text:id="IMark65470392"/><text:alphabetical-index-mark-start text:id="IMark71898472"/><text:alphabetical-index-mark-start text:id="IMark71546072"/><text:alphabetical-index-mark-start text:id="IMark65653416"/><text:alphabetical-index-mark-start text:id="IMark71897512"/>Sql<text:alphabetical-index-mark-end text:id="IMark71897512"/><text:alphabetical-index-mark-end text:id="IMark65653416"/><text:alphabetical-index-mark-end text:id="IMark71546072"/><text:alphabetical-index-mark-end text:id="IMark71898472"/><text:alphabetical-index-mark-end text:id="IMark65470392"/><text:alphabetical-index-mark-end text:id="IMark68875352"/><text:alphabetical-index-mark-end text:id="IMark39840120"/><text:alphabetical-index-mark-end text:id="IMark71581208"/><text:alphabetical-index-mark-end text:id="IMark69042024"/><text:alphabetical-index-mark-end text:id="IMark58827352"/><text:alphabetical-index-mark-end text:id="IMark64585464"/><text:alphabetical-index-mark-end text:id="IMark68341400"/><text:alphabetical-index-mark-end text:id="IMark60270856"/><text:alphabetical-index-mark-end text:id="IMark64795864"/><text:alphabetical-index-mark-end text:id="IMark58903464"/><text:alphabetical-index-mark-end text:id="IMark39900024"/><text:alphabetical-index-mark-end text:id="IMark62340840"/><text:alphabetical-index-mark-end text:id="IMark67735592"/><text:alphabetical-index-mark-end text:id="IMark38763832"/><text:alphabetical-index-mark-end text:id="IMark64586424"/><text:alphabetical-index-mark-end text:id="IMark67728776"/><text:alphabetical-index-mark-end text:id="IMark63599000"/><text:alphabetical-index-mark-end text:id="IMark66343928"/><text:alphabetical-index-mark-end text:id="IMark54886072"/>ite<text:alphabetical-index-mark-end text:id="IMark65058072"/><text:alphabetical-index-mark-end text:id="IMark33279960"/><text:alphabetical-index-mark-end text:id="IMark58314088"/><text:alphabetical-index-mark-end text:id="IMark58755384"/><text:alphabetical-index-mark-end text:id="IMark71744232"/><text:alphabetical-index-mark-end text:id="IMark62567928"/><text:alphabetical-index-mark-end text:id="IMark58842632"/><text:alphabetical-index-mark-end text:id="IMark71642872"/><text:alphabetical-index-mark-end text:id="IMark73159832"/><text:alphabetical-index-mark-end text:id="IMark68874392"/><text:alphabetical-index-mark-end text:id="IMark38765752"/><text:alphabetical-index-mark-end text:id="IMark66088008"/>3. <text:span text:style-name="T41">Once data is </text:span><text:alphabetical-index-mark-start text:id="IMark59159384"/><text:alphabetical-index-mark-start text:id="IMark62860904"/><text:alphabetical-index-mark-start text:id="IMark64224280"/><text:alphabetical-index-mark-start text:id="IMark68047656"/><text:alphabetical-index-mark-start text:id="IMark65262776"/><text:alphabetical-index-mark-start text:id="IMark68130360"/><text:alphabetical-index-mark-start text:id="IMark64405144"/><text:alphabetical-index-mark-start text:id="IMark62141448"/><text:alphabetical-index-mark-start text:id="IMark47436776"/><text:alphabetical-index-mark-start text:id="IMark58843304"/><text:alphabetical-index-mark-start text:id="IMark65887000"/><text:alphabetical-index-mark-start text:id="IMark60704600"/><text:span text:style-name="T41">retrieve</text:span><text:alphabetical-index-mark-end text:id="IMark60704600"/><text:alphabetical-index-mark-end text:id="IMark65887000"/><text:alphabetical-index-mark-end text:id="IMark58843304"/><text:alphabetical-index-mark-end text:id="IMark47436776"/><text:alphabetical-index-mark-end text:id="IMark62141448"/><text:alphabetical-index-mark-end text:id="IMark64405144"/><text:alphabetical-index-mark-end text:id="IMark68130360"/><text:alphabetical-index-mark-end text:id="IMark65262776"/><text:alphabetical-index-mark-end text:id="IMark68047656"/><text:alphabetical-index-mark-end text:id="IMark64224280"/><text:alphabetical-index-mark-end text:id="IMark62860904"/><text:alphabetical-index-mark-end text:id="IMark59159384"/><text:span text:style-name="T41">d from the </text:span><text:alphabetical-index-mark-start text:id="IMark60598168"/><text:alphabetical-index-mark-start text:id="IMark61415992"/><text:alphabetical-index-mark-start text:id="IMark65535944"/><text:alphabetical-index-mark-start text:id="IMark62235720"/><text:alphabetical-index-mark-start text:id="IMark63761000"/><text:alphabetical-index-mark-start text:id="IMark59618232"/><text:alphabetical-index-mark-start text:id="IMark61576360"/><text:alphabetical-index-mark-start text:id="IMark39927976"/><text:alphabetical-index-mark-start text:id="IMark67799768"/><text:alphabetical-index-mark-start text:id="IMark60633480"/><text:alphabetical-index-mark-start text:id="IMark62593048"/><text:alphabetical-index-mark-start text:id="IMark47540280"/><text:span text:style-name="T41">.</text:span><text:alphabetical-index-mark-start text:id="IMark68531256"/><text:alphabetical-index-mark-start text:id="IMark65817800"/><text:alphabetical-index-mark-start text:id="IMark67580136"/><text:alphabetical-index-mark-start text:id="IMark62858712"/><text:alphabetical-index-mark-start text:id="IMark54041512"/><text:alphabetical-index-mark-start text:id="IMark71371848"/><text:alphabetical-index-mark-start text:id="IMark68085384"/><text:alphabetical-index-mark-start text:id="IMark68857720"/><text:alphabetical-index-mark-start text:id="IMark61533544"/><text:alphabetical-index-mark-start text:id="IMark71073928"/><text:alphabetical-index-mark-start text:id="IMark70886520"/><text:alphabetical-index-mark-start text:id="IMark65303704"/><text:alphabetical-index-mark-start text:id="IMark60505416"/><text:alphabetical-index-mark-start text:id="IMark65400776"/><text:alphabetical-index-mark-start text:id="IMark39465672"/><text:alphabetical-index-mark-start text:id="IMark71657704"/><text:alphabetical-index-mark-start text:id="IMark66890392"/><text:alphabetical-index-mark-start text:id="IMark60519928"/><text:alphabetical-index-mark-start text:id="IMark60421544"/><text:alphabetical-index-mark-start text:id="IMark59492744"/><text:alphabetical-index-mark-start text:id="IMark69038312"/><text:alphabetical-index-mark-start text:id="IMark64640472"/><text:alphabetical-index-mark-start text:id="IMark64916280"/><text:alphabetical-index-mark-start text:id="IMark63475960"/><text:span text:style-name="T41">sql</text:span><text:alphabetical-index-mark-end text:id="IMark63475960"/><text:alphabetical-index-mark-end text:id="IMark64916280"/><text:alphabetical-index-mark-end text:id="IMark64640472"/><text:alphabetical-index-mark-end text:id="IMark69038312"/><text:alphabetical-index-mark-end text:id="IMark59492744"/><text:alphabetical-index-mark-end text:id="IMark60421544"/><text:alphabetical-index-mark-end text:id="IMark60519928"/><text:alphabetical-index-mark-end text:id="IMark66890392"/><text:alphabetical-index-mark-end text:id="IMark71657704"/><text:alphabetical-index-mark-end text:id="IMark39465672"/><text:alphabetical-index-mark-end text:id="IMark65400776"/><text:alphabetical-index-mark-end text:id="IMark60505416"/><text:alphabetical-index-mark-end text:id="IMark65303704"/><text:alphabetical-index-mark-end text:id="IMark70886520"/><text:alphabetical-index-mark-end text:id="IMark71073928"/><text:alphabetical-index-mark-end text:id="IMark61533544"/><text:alphabetical-index-mark-end text:id="IMark68857720"/><text:alphabetical-index-mark-end text:id="IMark68085384"/><text:alphabetical-index-mark-end text:id="IMark71371848"/><text:alphabetical-index-mark-end text:id="IMark54041512"/><text:alphabetical-index-mark-end text:id="IMark62858712"/><text:alphabetical-index-mark-end text:id="IMark67580136"/><text:alphabetical-index-mark-end text:id="IMark65817800"/><text:alphabetical-index-mark-end text:id="IMark68531256"/><text:alphabetical-index-mark-end text:id="IMark47540280"/><text:alphabetical-index-mark-end text:id="IMark62593048"/><text:alphabetical-index-mark-end text:id="IMark60633480"/><text:alphabetical-index-mark-end text:id="IMark67799768"/><text:alphabetical-index-mark-end text:id="IMark39927976"/><text:alphabetical-index-mark-end text:id="IMark61576360"/><text:alphabetical-index-mark-end text:id="IMark59618232"/><text:alphabetical-index-mark-end text:id="IMark63761000"/><text:alphabetical-index-mark-end text:id="IMark62235720"/><text:alphabetical-index-mark-end text:id="IMark65535944"/><text:alphabetical-index-mark-end text:id="IMark61415992"/><text:alphabetical-index-mark-end text:id="IMark60598168"/><text:span text:style-name="T41"> </text:span><text:alphabetical-index-mark-start text:id="IMark68070440"/><text:alphabetical-index-mark-start text:id="IMark61237960"/><text:alphabetical-index-mark-start text:id="IMark63547256"/><text:alphabetical-index-mark-start text:id="IMark60675688"/><text:alphabetical-index-mark-start text:id="IMark68919736"/><text:alphabetical-index-mark-start text:id="IMark65893096"/><text:alphabetical-index-mark-start text:id="IMark64506456"/><text:alphabetical-index-mark-start text:id="IMark61163624"/><text:alphabetical-index-mark-start text:id="IMark66445272"/><text:alphabetical-index-mark-start text:id="IMark67405208"/><text:alphabetical-index-mark-start text:id="IMark67001560"/><text:alphabetical-index-mark-start text:id="IMark68104920"/><text:span text:style-name="T41">file</text:span><text:alphabetical-index-mark-end text:id="IMark68104920"/><text:alphabetical-index-mark-end text:id="IMark67001560"/><text:alphabetical-index-mark-end text:id="IMark67405208"/><text:alphabetical-index-mark-end text:id="IMark66445272"/><text:alphabetical-index-mark-end text:id="IMark61163624"/><text:alphabetical-index-mark-end text:id="IMark64506456"/><text:alphabetical-index-mark-end text:id="IMark65893096"/><text:alphabetical-index-mark-end text:id="IMark68919736"/><text:alphabetical-index-mark-end text:id="IMark60675688"/><text:alphabetical-index-mark-end text:id="IMark63547256"/><text:alphabetical-index-mark-end text:id="IMark61237960"/><text:alphabetical-index-mark-end text:id="IMark68070440"/><text:span text:style-name="T41"> and converted into a rather long </text:span><text:alphabetical-index-mark-start text:id="IMark71244936"/><text:alphabetical-index-mark-start text:id="IMark61338184"/><text:alphabetical-index-mark-start text:id="IMark64564008"/><text:alphabetical-index-mark-start text:id="IMark59786648"/><text:alphabetical-index-mark-start text:id="IMark66161208"/><text:alphabetical-index-mark-start text:id="IMark58728904"/><text:alphabetical-index-mark-start text:id="IMark68737464"/><text:alphabetical-index-mark-start text:id="IMark54497192"/><text:alphabetical-index-mark-start text:id="IMark65811480"/><text:alphabetical-index-mark-start text:id="IMark67553912"/><text:alphabetical-index-mark-start text:id="IMark64120888"/><text:alphabetical-index-mark-start text:id="IMark54099256"/><text:span text:style-name="T41">string</text:span><text:alphabetical-index-mark-end text:id="IMark54099256"/><text:alphabetical-index-mark-end text:id="IMark64120888"/><text:alphabetical-index-mark-end text:id="IMark67553912"/><text:alphabetical-index-mark-end text:id="IMark65811480"/><text:alphabetical-index-mark-end text:id="IMark54497192"/><text:alphabetical-index-mark-end text:id="IMark68737464"/><text:alphabetical-index-mark-end text:id="IMark58728904"/><text:alphabetical-index-mark-end text:id="IMark66161208"/><text:alphabetical-index-mark-end text:id="IMark59786648"/><text:alphabetical-index-mark-end text:id="IMark64564008"/><text:alphabetical-index-mark-end text:id="IMark61338184"/><text:alphabetical-index-mark-end text:id="IMark71244936"/><text:span text:style-name="T41">, </text:span><text:alphabetical-index-mark-start text:id="IMark73338008"/><text:alphabetical-index-mark-start text:id="IMark66903096"/><text:alphabetical-index-mark-start text:id="IMark71478632"/><text:alphabetical-index-mark-start text:id="IMark60133176"/><text:alphabetical-index-mark-start text:id="IMark59345672"/><text:alphabetical-index-mark-start text:id="IMark58900408"/><text:alphabetical-index-mark-start text:id="IMark68526360"/><text:alphabetical-index-mark-start text:id="IMark39569768"/><text:alphabetical-index-mark-start text:id="IMark54711720"/><text:alphabetical-index-mark-start text:id="IMark64494648"/><text:alphabetical-index-mark-start text:id="IMark63009448"/><text:alphabetical-index-mark-start text:id="IMark61581704"/><text:alphabetical-index-mark-start text:id="IMark64253528"/><text:alphabetical-index-mark-start text:id="IMark60674184"/><text:alphabetical-index-mark-start text:id="IMark71368168"/><text:alphabetical-index-mark-start text:id="IMark66095752"/><text:alphabetical-index-mark-start text:id="IMark71725464"/><text:alphabetical-index-mark-start text:id="IMark56322536"/><text:alphabetical-index-mark-start text:id="IMark53905128"/><text:alphabetical-index-mark-start text:id="IMark65848248"/><text:alphabetical-index-mark-start text:id="IMark61465960"/><text:alphabetical-index-mark-start text:id="IMark66412920"/><text:alphabetical-index-mark-start text:id="IMark65897832"/><text:alphabetical-index-mark-start text:id="IMark64255624"/><text:span text:style-name="T41">sql</text:span><text:alphabetical-index-mark-end text:id="IMark64255624"/><text:alphabetical-index-mark-end text:id="IMark65897832"/><text:alphabetical-index-mark-end text:id="IMark66412920"/><text:alphabetical-index-mark-end text:id="IMark61465960"/><text:alphabetical-index-mark-end text:id="IMark65848248"/><text:alphabetical-index-mark-end text:id="IMark53905128"/><text:alphabetical-index-mark-end text:id="IMark56322536"/><text:alphabetical-index-mark-end text:id="IMark71725464"/><text:alphabetical-index-mark-end text:id="IMark66095752"/><text:alphabetical-index-mark-end text:id="IMark71368168"/><text:alphabetical-index-mark-end text:id="IMark60674184"/><text:alphabetical-index-mark-end text:id="IMark64253528"/><text:alphabetical-index-mark-end text:id="IMark61581704"/><text:alphabetical-index-mark-end text:id="IMark63009448"/><text:alphabetical-index-mark-end text:id="IMark64494648"/><text:alphabetical-index-mark-end text:id="IMark54711720"/><text:alphabetical-index-mark-end text:id="IMark39569768"/><text:alphabetical-index-mark-end text:id="IMark68526360"/><text:alphabetical-index-mark-end text:id="IMark58900408"/><text:alphabetical-index-mark-end text:id="IMark59345672"/><text:alphabetical-index-mark-end text:id="IMark60133176"/><text:alphabetical-index-mark-end text:id="IMark71478632"/><text:alphabetical-index-mark-end text:id="IMark66903096"/><text:alphabetical-index-mark-end text:id="IMark73338008"/><text:span text:style-name="T41">p treats that data exactly as in the case of a short </text:span><text:alphabetical-index-mark-start text:id="IMark54352552"/><text:alphabetical-index-mark-start text:id="IMark60909720"/><text:alphabetical-index-mark-start text:id="IMark65722856"/><text:alphabetical-index-mark-start text:id="IMark71502792"/><text:alphabetical-index-mark-start text:id="IMark63291016"/><text:alphabetical-index-mark-start text:id="IMark71323192"/><text:alphabetical-index-mark-start text:id="IMark60684712"/><text:alphabetical-index-mark-start text:id="IMark67745384"/><text:alphabetical-index-mark-start text:id="IMark68537480"/><text:alphabetical-index-mark-start text:id="IMark75331112"/><text:alphabetical-index-mark-start text:id="IMark75330184"/><text:alphabetical-index-mark-start text:id="IMark75327400"/><text:span text:style-name="T41">string</text:span><text:alphabetical-index-mark-end text:id="IMark75327400"/><text:alphabetical-index-mark-end text:id="IMark75330184"/><text:alphabetical-index-mark-end text:id="IMark75331112"/><text:alphabetical-index-mark-end text:id="IMark68537480"/><text:alphabetical-index-mark-end text:id="IMark67745384"/><text:alphabetical-index-mark-end text:id="IMark60684712"/><text:alphabetical-index-mark-end text:id="IMark71323192"/><text:alphabetical-index-mark-end text:id="IMark63291016"/><text:alphabetical-index-mark-end text:id="IMark71502792"/><text:alphabetical-index-mark-end text:id="IMark65722856"/><text:alphabetical-index-mark-end text:id="IMark60909720"/><text:alphabetical-index-mark-end text:id="IMark54352552"/><text:span text:style-name="T41"> </text:span><text:alphabetical-index-mark-start text:id="IMark75325544"/><text:alphabetical-index-mark-start text:id="IMark63089144"/><text:alphabetical-index-mark-start text:id="IMark60472680"/><text:alphabetical-index-mark-start text:id="IMark67430536"/><text:alphabetical-index-mark-start text:id="IMark63758952"/><text:alphabetical-index-mark-start text:id="IMark70898856"/><text:alphabetical-index-mark-start text:id="IMark63624344"/><text:alphabetical-index-mark-start text:id="IMark60123464"/><text:alphabetical-index-mark-start text:id="IMark64542760"/><text:alphabetical-index-mark-start text:id="IMark63314408"/><text:alphabetical-index-mark-start text:id="IMark61056824"/><text:alphabetical-index-mark-start text:id="IMark65024840"/><text:span text:style-name="T41">query</text:span><text:alphabetical-index-mark-end text:id="IMark65024840"/><text:alphabetical-index-mark-end text:id="IMark61056824"/><text:alphabetical-index-mark-end text:id="IMark63314408"/><text:alphabetical-index-mark-end text:id="IMark64542760"/><text:alphabetical-index-mark-end text:id="IMark60123464"/><text:alphabetical-index-mark-end text:id="IMark63624344"/><text:alphabetical-index-mark-end text:id="IMark70898856"/><text:alphabetical-index-mark-end text:id="IMark63758952"/><text:alphabetical-index-mark-end text:id="IMark67430536"/><text:alphabetical-index-mark-end text:id="IMark60472680"/><text:alphabetical-index-mark-end text:id="IMark63089144"/><text:alphabetical-index-mark-end text:id="IMark75325544"/><text:span text:style-name="T41">.</text:span></text:p>
      <text:p text:style-name="P29"/>
      <text:p text:style-name="P69">An embedded emulator does the same for .hql <text:alphabetical-index-mark-start text:id="IMark58842632"/><text:alphabetical-index-mark-start text:id="IMark62567928"/><text:alphabetical-index-mark-start text:id="IMark71744232"/>file<text:alphabetical-index-mark-end text:id="IMark71744232"/><text:alphabetical-index-mark-end text:id="IMark62567928"/><text:alphabetical-index-mark-end text:id="IMark58842632"/>s and <text:alphabetical-index-mark-start text:id="IMark58755384"/><text:alphabetical-index-mark-start text:id="IMark58314088"/><text:alphabetical-index-mark-start text:id="IMark33279960"/>HDFql<text:alphabetical-index-mark-end text:id="IMark33279960"/><text:alphabetical-index-mark-end text:id="IMark58314088"/><text:alphabetical-index-mark-end text:id="IMark58755384"/> <text:alphabetical-index-mark-start text:id="IMark65058072"/><text:alphabetical-index-mark-start text:id="IMark54886072"/><text:alphabetical-index-mark-start text:id="IMark66343928"/>composite<text:alphabetical-index-mark-end text:id="IMark66343928"/><text:alphabetical-index-mark-end text:id="IMark54886072"/><text:alphabetical-index-mark-end text:id="IMark65058072"/> <text:alphabetical-index-mark-start text:id="IMark63599000"/><text:alphabetical-index-mark-start text:id="IMark67728776"/><text:alphabetical-index-mark-start text:id="IMark64586424"/>queries<text:alphabetical-index-mark-end text:id="IMark64586424"/><text:alphabetical-index-mark-end text:id="IMark67728776"/><text:alphabetical-index-mark-end text:id="IMark63599000"/>. This means that the user only has to learn one interface for both <text:alphabetical-index-mark-start text:id="IMark38763832"/><text:alphabetical-index-mark-start text:id="IMark67735592"/><text:alphabetical-index-mark-start text:id="IMark62340840"/>database<text:alphabetical-index-mark-end text:id="IMark62340840"/><text:alphabetical-index-mark-end text:id="IMark67735592"/><text:alphabetical-index-mark-end text:id="IMark38763832"/> types.</text:p>
      <text:p text:style-name="P46"/>
      <text:h text:style-name="Heading_20_2" text:outline-level="2"><text:bookmark-start text:name="__RefHeading___Toc967_76759228"/>3.1. Possible developments in the future.<text:bookmark-end text:name="__RefHeading___Toc967_76759228"/></text:h>
      <text:p text:style-name="P2"/>
      <text:p text:style-name="P3">Some ideas that might work in the future, but I have not tested yet are:</text:p>
      <text:p text:style-name="P42"/>
      <text:p text:style-name="P42"/>
      <text:h text:style-name="Heading_20_3" text:outline-level="3"><text:bookmark-start text:name="__RefHeading___Toc969_76759228"/>3.<text:span text:style-name="T41">1</text:span>.1. <text:span text:style-name="T41">Embed </text:span><text:alphabetical-index-mark-start text:id="IMark65653416"/><text:alphabetical-index-mark-start text:id="IMark67524664"/><text:alphabetical-index-mark-start text:id="IMark64904072"/><text:alphabetical-index-mark-start text:id="IMark62204072"/><text:alphabetical-index-mark-start text:id="IMark62056728"/><text:alphabetical-index-mark-start text:id="IMark62794904"/><text:alphabetical-index-mark-start text:id="IMark71731960"/><text:alphabetical-index-mark-start text:id="IMark68531944"/><text:alphabetical-index-mark-start text:id="IMark58869096"/><text:alphabetical-index-mark-start text:id="IMark68132280"/><text:alphabetical-index-mark-start text:id="IMark64794904"/><text:alphabetical-index-mark-start text:id="IMark71981096"/><text:alphabetical-index-mark-start text:id="IMark62054472"/><text:alphabetical-index-mark-start text:id="IMark65264696"/><text:alphabetical-index-mark-start text:id="IMark68866184"/><text:alphabetical-index-mark-start text:id="IMark68868632"/><text:alphabetical-index-mark-start text:id="IMark60713016"/><text:alphabetical-index-mark-start text:id="IMark68432136"/><text:alphabetical-index-mark-start text:id="IMark71613720"/><text:alphabetical-index-mark-start text:id="IMark65821992"/><text:alphabetical-index-mark-start text:id="IMark67669080"/><text:alphabetical-index-mark-start text:id="IMark62232936"/><text:alphabetical-index-mark-start text:id="IMark73349448"/><text:alphabetical-index-mark-start text:id="IMark68133240"/><text:span text:style-name="T41">sql</text:span><text:alphabetical-index-mark-end text:id="IMark68133240"/><text:alphabetical-index-mark-end text:id="IMark73349448"/><text:alphabetical-index-mark-end text:id="IMark62232936"/><text:alphabetical-index-mark-end text:id="IMark67669080"/><text:alphabetical-index-mark-end text:id="IMark65821992"/><text:alphabetical-index-mark-end text:id="IMark71613720"/><text:alphabetical-index-mark-end text:id="IMark68432136"/><text:alphabetical-index-mark-end text:id="IMark60713016"/><text:alphabetical-index-mark-end text:id="IMark68868632"/><text:alphabetical-index-mark-end text:id="IMark68866184"/><text:alphabetical-index-mark-end text:id="IMark65264696"/><text:alphabetical-index-mark-end text:id="IMark62054472"/><text:alphabetical-index-mark-end text:id="IMark71981096"/><text:alphabetical-index-mark-end text:id="IMark64794904"/><text:alphabetical-index-mark-end text:id="IMark68132280"/><text:alphabetical-index-mark-end text:id="IMark58869096"/><text:alphabetical-index-mark-end text:id="IMark68531944"/><text:alphabetical-index-mark-end text:id="IMark71731960"/><text:alphabetical-index-mark-end text:id="IMark62794904"/><text:alphabetical-index-mark-end text:id="IMark62056728"/><text:alphabetical-index-mark-end text:id="IMark62204072"/><text:alphabetical-index-mark-end text:id="IMark64904072"/><text:alphabetical-index-mark-end text:id="IMark67524664"/><text:alphabetical-index-mark-end text:id="IMark65653416"/><text:span text:style-name="T41">p in a multi </text:span><text:alphabetical-index-mark-start text:id="IMark67740040"/><text:alphabetical-index-mark-start text:id="IMark62570392"/><text:alphabetical-index-mark-start text:id="IMark65261816"/><text:alphabetical-index-mark-start text:id="IMark64706680"/><text:alphabetical-index-mark-start text:id="IMark71547992"/><text:alphabetical-index-mark-start text:id="IMark63998040"/><text:alphabetical-index-mark-start text:id="IMark60514504"/><text:alphabetical-index-mark-start text:id="IMark71679560"/><text:alphabetical-index-mark-start text:id="IMark64675064"/><text:alphabetical-index-mark-start text:id="IMark59247224"/><text:alphabetical-index-mark-start text:id="IMark38764792"/><text:alphabetical-index-mark-start text:id="IMark66246344"/><text:span text:style-name="T41">thread</text:span><text:alphabetical-index-mark-end text:id="IMark66246344"/><text:alphabetical-index-mark-end text:id="IMark38764792"/><text:alphabetical-index-mark-end text:id="IMark59247224"/><text:alphabetical-index-mark-end text:id="IMark64675064"/><text:alphabetical-index-mark-end text:id="IMark71679560"/><text:alphabetical-index-mark-end text:id="IMark60514504"/><text:alphabetical-index-mark-end text:id="IMark63998040"/><text:alphabetical-index-mark-end text:id="IMark71547992"/><text:alphabetical-index-mark-end text:id="IMark64706680"/><text:alphabetical-index-mark-end text:id="IMark65261816"/><text:alphabetical-index-mark-end text:id="IMark62570392"/><text:alphabetical-index-mark-end text:id="IMark67740040"/><text:span text:style-name="T41">ed </text:span><text:alphabetical-index-mark-start text:id="IMark65260856"/><text:alphabetical-index-mark-start text:id="IMark73222808"/><text:alphabetical-index-mark-start text:id="IMark68345384"/><text:alphabetical-index-mark-start text:id="IMark68382264"/><text:alphabetical-index-mark-start text:id="IMark63277352"/><text:alphabetical-index-mark-start text:id="IMark71241976"/><text:alphabetical-index-mark-start text:id="IMark61167448"/><text:alphabetical-index-mark-start text:id="IMark54079880"/><text:alphabetical-index-mark-start text:id="IMark58315704"/><text:alphabetical-index-mark-start text:id="IMark54033032"/><text:alphabetical-index-mark-start text:id="IMark65263736"/><text:alphabetical-index-mark-start text:id="IMark68370312"/><text:span text:style-name="T41">environment</text:span><text:alphabetical-index-mark-end text:id="IMark68370312"/><text:alphabetical-index-mark-end text:id="IMark65263736"/><text:alphabetical-index-mark-end text:id="IMark54033032"/><text:alphabetical-index-mark-end text:id="IMark58315704"/><text:alphabetical-index-mark-end text:id="IMark54079880"/><text:alphabetical-index-mark-end text:id="IMark61167448"/><text:alphabetical-index-mark-end text:id="IMark71241976"/><text:alphabetical-index-mark-end text:id="IMark63277352"/><text:alphabetical-index-mark-end text:id="IMark68382264"/><text:alphabetical-index-mark-end text:id="IMark68345384"/><text:alphabetical-index-mark-end text:id="IMark73222808"/><text:alphabetical-index-mark-end text:id="IMark65260856"/><text:span text:style-name="T41">.</text:span><text:bookmark-end text:name="__RefHeading___Toc969_76759228"/></text:h>
      <text:p text:style-name="P44"/>
      <text:p text:style-name="P44"><text:alphabetical-index-mark-start text:id="IMark61472360"/><text:alphabetical-index-mark-start text:id="IMark75006040"/><text:alphabetical-index-mark-start text:id="IMark64864744"/><text:alphabetical-index-mark-start text:id="IMark67712568"/><text:alphabetical-index-mark-start text:id="IMark62469560"/><text:alphabetical-index-mark-start text:id="IMark71481880"/><text:alphabetical-index-mark-start text:id="IMark67385768"/><text:alphabetical-index-mark-start text:id="IMark64584504"/><text:alphabetical-index-mark-start text:id="IMark61138520"/><text:alphabetical-index-mark-start text:id="IMark68392920"/><text:alphabetical-index-mark-start text:id="IMark58841672"/><text:alphabetical-index-mark-start text:id="IMark73226792"/><text:alphabetical-index-mark-start text:id="IMark54574696"/><text:alphabetical-index-mark-start text:id="IMark65481016"/><text:alphabetical-index-mark-start text:id="IMark65122104"/><text:alphabetical-index-mark-start text:id="IMark66711048"/><text:alphabetical-index-mark-start text:id="IMark64817112"/><text:alphabetical-index-mark-start text:id="IMark68163368"/><text:alphabetical-index-mark-start text:id="IMark65883000"/><text:alphabetical-index-mark-start text:id="IMark60519016"/><text:alphabetical-index-mark-start text:id="IMark39901944"/><text:alphabetical-index-mark-start text:id="IMark59215448"/><text:alphabetical-index-mark-start text:id="IMark65471352"/><text:alphabetical-index-mark-start text:id="IMark71593896"/><text:span text:style-name="T41">S</text:span>ql<text:alphabetical-index-mark-end text:id="IMark71593896"/><text:alphabetical-index-mark-end text:id="IMark65471352"/><text:alphabetical-index-mark-end text:id="IMark59215448"/><text:alphabetical-index-mark-end text:id="IMark39901944"/><text:alphabetical-index-mark-end text:id="IMark60519016"/><text:alphabetical-index-mark-end text:id="IMark65883000"/><text:alphabetical-index-mark-end text:id="IMark68163368"/><text:alphabetical-index-mark-end text:id="IMark64817112"/><text:alphabetical-index-mark-end text:id="IMark66711048"/><text:alphabetical-index-mark-end text:id="IMark65122104"/><text:alphabetical-index-mark-end text:id="IMark65481016"/><text:alphabetical-index-mark-end text:id="IMark54574696"/><text:alphabetical-index-mark-end text:id="IMark73226792"/><text:alphabetical-index-mark-end text:id="IMark58841672"/><text:alphabetical-index-mark-end text:id="IMark68392920"/><text:alphabetical-index-mark-end text:id="IMark61138520"/><text:alphabetical-index-mark-end text:id="IMark64584504"/><text:alphabetical-index-mark-end text:id="IMark67385768"/><text:alphabetical-index-mark-end text:id="IMark71481880"/><text:alphabetical-index-mark-end text:id="IMark62469560"/><text:alphabetical-index-mark-end text:id="IMark67712568"/><text:alphabetical-index-mark-end text:id="IMark64864744"/><text:alphabetical-index-mark-end text:id="IMark75006040"/><text:alphabetical-index-mark-end text:id="IMark61472360"/>p <text:span text:style-name="T41">could work</text:span> in a multi <text:alphabetical-index-mark-start text:id="IMark62456568"/><text:alphabetical-index-mark-start text:id="IMark68168424"/><text:alphabetical-index-mark-start text:id="IMark62915224"/><text:alphabetical-index-mark-start text:id="IMark73268904"/><text:alphabetical-index-mark-start text:id="IMark39899064"/><text:alphabetical-index-mark-start text:id="IMark73267288"/><text:alphabetical-index-mark-start text:id="IMark58788664"/><text:alphabetical-index-mark-start text:id="IMark39716568"/><text:alphabetical-index-mark-start text:id="IMark64796248"/><text:alphabetical-index-mark-start text:id="IMark68388936"/><text:alphabetical-index-mark-start text:id="IMark68871512"/><text:alphabetical-index-mark-start text:id="IMark73110760"/>thread<text:alphabetical-index-mark-end text:id="IMark73110760"/><text:alphabetical-index-mark-end text:id="IMark68871512"/><text:alphabetical-index-mark-end text:id="IMark68388936"/><text:alphabetical-index-mark-end text:id="IMark64796248"/><text:alphabetical-index-mark-end text:id="IMark39716568"/><text:alphabetical-index-mark-end text:id="IMark58788664"/><text:alphabetical-index-mark-end text:id="IMark73267288"/><text:alphabetical-index-mark-end text:id="IMark39899064"/><text:alphabetical-index-mark-end text:id="IMark73268904"/><text:alphabetical-index-mark-end text:id="IMark62915224"/><text:alphabetical-index-mark-end text:id="IMark68168424"/><text:alphabetical-index-mark-end text:id="IMark62456568"/>ed <text:alphabetical-index-mark-start text:id="IMark62670056"/><text:alphabetical-index-mark-start text:id="IMark68869592"/><text:alphabetical-index-mark-start text:id="IMark68628232"/><text:alphabetical-index-mark-start text:id="IMark68873432"/><text:alphabetical-index-mark-start text:id="IMark63713384"/><text:alphabetical-index-mark-start text:id="IMark71296984"/><text:alphabetical-index-mark-start text:id="IMark63284456"/><text:alphabetical-index-mark-start text:id="IMark60712632"/><text:alphabetical-index-mark-start text:id="IMark60896136"/><text:alphabetical-index-mark-start text:id="IMark73278200"/><text:alphabetical-index-mark-start text:id="IMark73276872"/><text:alphabetical-index-mark-start text:id="IMark68450968"/>environment<text:alphabetical-index-mark-end text:id="IMark68450968"/><text:alphabetical-index-mark-end text:id="IMark73276872"/><text:alphabetical-index-mark-end text:id="IMark73278200"/><text:alphabetical-index-mark-end text:id="IMark60896136"/><text:alphabetical-index-mark-end text:id="IMark60712632"/><text:alphabetical-index-mark-end text:id="IMark63284456"/><text:alphabetical-index-mark-end text:id="IMark71296984"/><text:alphabetical-index-mark-end text:id="IMark63713384"/><text:alphabetical-index-mark-end text:id="IMark68873432"/><text:alphabetical-index-mark-end text:id="IMark68628232"/><text:alphabetical-index-mark-end text:id="IMark68869592"/><text:alphabetical-index-mark-end text:id="IMark62670056"/> <text:span text:style-name="T70">for </text:span><text:alphabetical-index-mark-start text:id="IMark61534232"/><text:alphabetical-index-mark-start text:id="IMark64793944"/><text:alphabetical-index-mark-start text:id="IMark68971704"/><text:alphabetical-index-mark-start text:id="IMark54226520"/><text:alphabetical-index-mark-start text:id="IMark63397000"/><text:alphabetical-index-mark-start text:id="IMark73279528"/><text:alphabetical-index-mark-start text:id="IMark71547032"/><text:alphabetical-index-mark-start text:id="IMark68870552"/><text:alphabetical-index-mark-start text:id="IMark63406824"/><text:alphabetical-index-mark-start text:id="IMark65376904"/><text:alphabetical-index-mark-start text:id="IMark63608104"/><text:alphabetical-index-mark-start text:id="IMark59222280"/><text:alphabetical-index-mark-start text:id="IMark53984840"/><text:alphabetical-index-mark-start text:id="IMark65525048"/><text:alphabetical-index-mark-start text:id="IMark62569160"/><text:span text:style-name="T70">Sql</text:span><text:alphabetical-index-mark-end text:id="IMark62569160"/><text:alphabetical-index-mark-end text:id="IMark65525048"/><text:alphabetical-index-mark-end text:id="IMark53984840"/><text:alphabetical-index-mark-end text:id="IMark59222280"/><text:alphabetical-index-mark-end text:id="IMark63608104"/><text:alphabetical-index-mark-end text:id="IMark65376904"/><text:alphabetical-index-mark-end text:id="IMark63406824"/><text:alphabetical-index-mark-end text:id="IMark68870552"/><text:alphabetical-index-mark-end text:id="IMark71547032"/><text:alphabetical-index-mark-end text:id="IMark73279528"/><text:span text:style-name="T70">ite</text:span><text:alphabetical-index-mark-end text:id="IMark63397000"/><text:alphabetical-index-mark-end text:id="IMark54226520"/><text:alphabetical-index-mark-end text:id="IMark68971704"/><text:alphabetical-index-mark-end text:id="IMark64793944"/><text:alphabetical-index-mark-end text:id="IMark61534232"/><text:span text:style-name="T70">3 </text:span>provided by <text:alphabetical-index-mark-start text:id="IMark68858696"/><text:alphabetical-index-mark-start text:id="IMark71943208"/><text:alphabetical-index-mark-start text:id="IMark63076088"/><text:alphabetical-index-mark-start text:id="IMark58840712"/><text:alphabetical-index-mark-start text:id="IMark66841768"/><text:alphabetical-index-mark-start text:id="IMark61585448"/><text:alphabetical-index-mark-start text:id="IMark67383848"/><text:alphabetical-index-mark-start text:id="IMark54539016"/><text:alphabetical-index-mark-start text:id="IMark68992184"/><text:alphabetical-index-mark-start text:id="IMark65614552"/><text:alphabetical-index-mark-start text:id="IMark71243896"/><text:alphabetical-index-mark-start text:id="IMark71899432"/>OpenMP<text:alphabetical-index-mark-end text:id="IMark71899432"/><text:alphabetical-index-mark-end text:id="IMark71243896"/><text:alphabetical-index-mark-end text:id="IMark65614552"/><text:alphabetical-index-mark-end text:id="IMark68992184"/><text:alphabetical-index-mark-end text:id="IMark54539016"/><text:alphabetical-index-mark-end text:id="IMark67383848"/><text:alphabetical-index-mark-end text:id="IMark61585448"/><text:alphabetical-index-mark-end text:id="IMark66841768"/><text:alphabetical-index-mark-end text:id="IMark58840712"/><text:alphabetical-index-mark-end text:id="IMark63076088"/><text:alphabetical-index-mark-end text:id="IMark71943208"/><text:alphabetical-index-mark-end text:id="IMark68858696"/> or some <text:alphabetical-index-mark-start text:id="IMark39900984"/><text:alphabetical-index-mark-start text:id="IMark65124760"/><text:alphabetical-index-mark-start text:id="IMark65384328"/><text:alphabetical-index-mark-start text:id="IMark69040792"/><text:alphabetical-index-mark-start text:id="IMark64587384"/><text:alphabetical-index-mark-start text:id="IMark71309368"/><text:alphabetical-index-mark-start text:id="IMark38766712"/><text:alphabetical-index-mark-start text:id="IMark67525624"/><text:alphabetical-index-mark-start text:id="IMark64384536"/><text:alphabetical-index-mark-start text:id="IMark64792984"/><text:alphabetical-index-mark-start text:id="IMark66191256"/><text:alphabetical-index-mark-start text:id="IMark61586584"/>MPI<text:alphabetical-index-mark-end text:id="IMark61586584"/><text:alphabetical-index-mark-end text:id="IMark66191256"/><text:alphabetical-index-mark-end text:id="IMark64792984"/><text:alphabetical-index-mark-end text:id="IMark64384536"/><text:alphabetical-index-mark-end text:id="IMark67525624"/><text:alphabetical-index-mark-end text:id="IMark38766712"/><text:alphabetical-index-mark-end text:id="IMark71309368"/><text:alphabetical-index-mark-end text:id="IMark64587384"/><text:alphabetical-index-mark-end text:id="IMark69040792"/><text:alphabetical-index-mark-end text:id="IMark65384328"/><text:alphabetical-index-mark-end text:id="IMark65124760"/><text:alphabetical-index-mark-end text:id="IMark39900984"/> <text:alphabetical-index-mark-start text:id="IMark67142280"/><text:alphabetical-index-mark-start text:id="IMark61249560"/><text:alphabetical-index-mark-start text:id="IMark65378232"/><text:alphabetical-index-mark-start text:id="IMark71730728"/><text:alphabetical-index-mark-start text:id="IMark68368984"/><text:alphabetical-index-mark-start text:id="IMark69039560"/><text:alphabetical-index-mark-start text:id="IMark59159384"/><text:alphabetical-index-mark-start text:id="IMark62860904"/><text:alphabetical-index-mark-start text:id="IMark64224280"/><text:alphabetical-index-mark-start text:id="IMark68047656"/><text:alphabetical-index-mark-start text:id="IMark65262776"/><text:alphabetical-index-mark-start text:id="IMark68130360"/>library<text:alphabetical-index-mark-end text:id="IMark68130360"/><text:alphabetical-index-mark-end text:id="IMark65262776"/><text:alphabetical-index-mark-end text:id="IMark68047656"/><text:alphabetical-index-mark-end text:id="IMark64224280"/><text:alphabetical-index-mark-end text:id="IMark62860904"/><text:alphabetical-index-mark-end text:id="IMark59159384"/><text:alphabetical-index-mark-end text:id="IMark69039560"/><text:alphabetical-index-mark-end text:id="IMark68368984"/><text:alphabetical-index-mark-end text:id="IMark71730728"/><text:alphabetical-index-mark-end text:id="IMark65378232"/><text:alphabetical-index-mark-end text:id="IMark61249560"/><text:alphabetical-index-mark-end text:id="IMark67142280"/> <text:span text:style-name="T41">integrated into a </text:span><text:alphabetical-index-mark-start text:id="IMark66088008"/><text:alphabetical-index-mark-start text:id="IMark68874392"/><text:alphabetical-index-mark-start text:id="IMark38765752"/><text:alphabetical-index-mark-start text:id="IMark71642872"/><text:alphabetical-index-mark-start text:id="IMark73159832"/><text:alphabetical-index-mark-start text:id="IMark67735592"/><text:alphabetical-index-mark-start text:id="IMark38763832"/><text:alphabetical-index-mark-start text:id="IMark62340840"/><text:alphabetical-index-mark-start text:id="IMark63599000"/><text:alphabetical-index-mark-start text:id="IMark67728776"/><text:alphabetical-index-mark-start text:id="IMark64586424"/><text:alphabetical-index-mark-start text:id="IMark65058072"/><text:span text:style-name="T41">program</text:span><text:alphabetical-index-mark-end text:id="IMark65058072"/><text:alphabetical-index-mark-end text:id="IMark64586424"/><text:alphabetical-index-mark-end text:id="IMark67728776"/><text:alphabetical-index-mark-end text:id="IMark63599000"/><text:alphabetical-index-mark-end text:id="IMark62340840"/><text:alphabetical-index-mark-end text:id="IMark38763832"/><text:alphabetical-index-mark-end text:id="IMark67735592"/><text:alphabetical-index-mark-end text:id="IMark73159832"/><text:alphabetical-index-mark-end text:id="IMark71642872"/><text:alphabetical-index-mark-end text:id="IMark38765752"/><text:alphabetical-index-mark-end text:id="IMark68874392"/><text:alphabetical-index-mark-end text:id="IMark66088008"/><text:span text:style-name="T41"> that </text:span><text:alphabetical-index-mark-start text:id="IMark54886072"/><text:alphabetical-index-mark-start text:id="IMark66343928"/><text:alphabetical-index-mark-start text:id="IMark58755384"/><text:alphabetical-index-mark-start text:id="IMark58314088"/><text:alphabetical-index-mark-start text:id="IMark33279960"/><text:alphabetical-index-mark-start text:id="IMark58842632"/><text:alphabetical-index-mark-start text:id="IMark62567928"/><text:alphabetical-index-mark-start text:id="IMark71744232"/><text:alphabetical-index-mark-start text:id="IMark39900024"/><text:alphabetical-index-mark-start text:id="IMark64795864"/><text:alphabetical-index-mark-start text:id="IMark58903464"/><text:alphabetical-index-mark-start text:id="IMark60270856"/><text:span text:style-name="T41">call</text:span><text:alphabetical-index-mark-end text:id="IMark60270856"/><text:alphabetical-index-mark-end text:id="IMark58903464"/><text:alphabetical-index-mark-end text:id="IMark64795864"/><text:alphabetical-index-mark-end text:id="IMark39900024"/><text:alphabetical-index-mark-end text:id="IMark71744232"/><text:alphabetical-index-mark-end text:id="IMark62567928"/><text:alphabetical-index-mark-end text:id="IMark58842632"/><text:alphabetical-index-mark-end text:id="IMark33279960"/><text:alphabetical-index-mark-end text:id="IMark58314088"/><text:alphabetical-index-mark-end text:id="IMark58755384"/><text:alphabetical-index-mark-end text:id="IMark66343928"/><text:alphabetical-index-mark-end text:id="IMark54886072"/><text:span text:style-name="T41">s </text:span><text:alphabetical-index-mark-start text:id="IMark68341400"/><text:alphabetical-index-mark-start text:id="IMark64585464"/><text:alphabetical-index-mark-start text:id="IMark69042024"/><text:alphabetical-index-mark-start text:id="IMark58827352"/><text:alphabetical-index-mark-start text:id="IMark39840120"/><text:alphabetical-index-mark-start text:id="IMark71581208"/><text:alphabetical-index-mark-start text:id="IMark65470392"/><text:alphabetical-index-mark-start text:id="IMark68875352"/><text:alphabetical-index-mark-start text:id="IMark71546072"/><text:alphabetical-index-mark-start text:id="IMark71898472"/><text:alphabetical-index-mark-start text:id="IMark71897512"/><text:alphabetical-index-mark-start text:id="IMark65653416"/><text:alphabetical-index-mark-start text:id="IMark67524664"/><text:alphabetical-index-mark-start text:id="IMark64904072"/><text:alphabetical-index-mark-start text:id="IMark62204072"/><text:alphabetical-index-mark-start text:id="IMark62056728"/><text:alphabetical-index-mark-start text:id="IMark62794904"/><text:alphabetical-index-mark-start text:id="IMark71731960"/><text:alphabetical-index-mark-start text:id="IMark68531944"/><text:alphabetical-index-mark-start text:id="IMark58869096"/><text:alphabetical-index-mark-start text:id="IMark68132280"/><text:alphabetical-index-mark-start text:id="IMark64794904"/><text:alphabetical-index-mark-start text:id="IMark71981096"/><text:alphabetical-index-mark-start text:id="IMark62054472"/><text:span text:style-name="T41">sql</text:span><text:alphabetical-index-mark-end text:id="IMark62054472"/><text:alphabetical-index-mark-end text:id="IMark71981096"/><text:alphabetical-index-mark-end text:id="IMark64794904"/><text:alphabetical-index-mark-end text:id="IMark68132280"/><text:alphabetical-index-mark-end text:id="IMark58869096"/><text:alphabetical-index-mark-end text:id="IMark68531944"/><text:alphabetical-index-mark-end text:id="IMark71731960"/><text:alphabetical-index-mark-end text:id="IMark62794904"/><text:alphabetical-index-mark-end text:id="IMark62056728"/><text:alphabetical-index-mark-end text:id="IMark62204072"/><text:alphabetical-index-mark-end text:id="IMark64904072"/><text:alphabetical-index-mark-end text:id="IMark67524664"/><text:alphabetical-index-mark-end text:id="IMark65653416"/><text:alphabetical-index-mark-end text:id="IMark71897512"/><text:alphabetical-index-mark-end text:id="IMark71898472"/><text:alphabetical-index-mark-end text:id="IMark71546072"/><text:alphabetical-index-mark-end text:id="IMark68875352"/><text:alphabetical-index-mark-end text:id="IMark65470392"/><text:alphabetical-index-mark-end text:id="IMark71581208"/><text:alphabetical-index-mark-end text:id="IMark39840120"/><text:alphabetical-index-mark-end text:id="IMark58827352"/><text:alphabetical-index-mark-end text:id="IMark69042024"/><text:alphabetical-index-mark-end text:id="IMark64585464"/><text:alphabetical-index-mark-end text:id="IMark68341400"/><text:span text:style-name="T41">p</text:span>. <text:span text:style-name="T41">The only thing to consider is how </text:span><text:alphabetical-index-mark-start text:id="IMark65264696"/><text:alphabetical-index-mark-start text:id="IMark68866184"/><text:alphabetical-index-mark-start text:id="IMark68868632"/><text:alphabetical-index-mark-start text:id="IMark60713016"/><text:alphabetical-index-mark-start text:id="IMark68432136"/><text:alphabetical-index-mark-start text:id="IMark71613720"/><text:alphabetical-index-mark-start text:id="IMark65821992"/><text:alphabetical-index-mark-start text:id="IMark67669080"/><text:alphabetical-index-mark-start text:id="IMark62232936"/><text:alphabetical-index-mark-start text:id="IMark68133240"/><text:alphabetical-index-mark-start text:id="IMark67740040"/><text:alphabetical-index-mark-start text:id="IMark62570392"/><text:span text:style-name="T41">table</text:span><text:alphabetical-index-mark-end text:id="IMark62570392"/><text:alphabetical-index-mark-end text:id="IMark67740040"/><text:alphabetical-index-mark-end text:id="IMark68133240"/><text:alphabetical-index-mark-end text:id="IMark62232936"/><text:alphabetical-index-mark-end text:id="IMark67669080"/><text:alphabetical-index-mark-end text:id="IMark65821992"/><text:alphabetical-index-mark-end text:id="IMark71613720"/><text:alphabetical-index-mark-end text:id="IMark68432136"/><text:alphabetical-index-mark-end text:id="IMark60713016"/><text:alphabetical-index-mark-end text:id="IMark68868632"/><text:alphabetical-index-mark-end text:id="IMark68866184"/><text:alphabetical-index-mark-end text:id="IMark65264696"/><text:span text:style-name="T41"> </text:span><text:alphabetical-index-mark-start text:id="IMark65261816"/><text:alphabetical-index-mark-start text:id="IMark64706680"/><text:alphabetical-index-mark-start text:id="IMark71547992"/><text:alphabetical-index-mark-start text:id="IMark63998040"/><text:alphabetical-index-mark-start text:id="IMark60514504"/><text:alphabetical-index-mark-start text:id="IMark71679560"/><text:alphabetical-index-mark-start text:id="IMark64675064"/><text:alphabetical-index-mark-start text:id="IMark59247224"/><text:alphabetical-index-mark-start text:id="IMark38764792"/><text:alphabetical-index-mark-start text:id="IMark66246344"/><text:alphabetical-index-mark-start text:id="IMark65260856"/><text:alphabetical-index-mark-start text:id="IMark73222808"/><text:alphabetical-index-mark-start text:id="IMark68345384"/><text:alphabetical-index-mark-start text:id="IMark68382264"/><text:alphabetical-index-mark-start text:id="IMark63277352"/><text:alphabetical-index-mark-start text:id="IMark71241976"/><text:alphabetical-index-mark-start text:id="IMark61167448"/><text:alphabetical-index-mark-start text:id="IMark54079880"/><text:alphabetical-index-mark-start text:id="IMark58315704"/><text:alphabetical-index-mark-start text:id="IMark54033032"/><text:alphabetical-index-mark-start text:id="IMark65263736"/><text:alphabetical-index-mark-start text:id="IMark68370312"/><text:alphabetical-index-mark-start text:id="IMark58923976"/><text:alphabetical-index-mark-start text:id="IMark68872472"/><text:span text:style-name="T41">lock</text:span><text:alphabetical-index-mark-end text:id="IMark68872472"/><text:alphabetical-index-mark-end text:id="IMark58923976"/><text:alphabetical-index-mark-end text:id="IMark68370312"/><text:alphabetical-index-mark-end text:id="IMark65263736"/><text:alphabetical-index-mark-end text:id="IMark54033032"/><text:alphabetical-index-mark-end text:id="IMark58315704"/><text:alphabetical-index-mark-end text:id="IMark54079880"/><text:alphabetical-index-mark-end text:id="IMark61167448"/><text:alphabetical-index-mark-end text:id="IMark71241976"/><text:alphabetical-index-mark-end text:id="IMark63277352"/><text:alphabetical-index-mark-end text:id="IMark68382264"/><text:alphabetical-index-mark-end text:id="IMark68345384"/><text:span text:style-name="T41">ing</text:span><text:alphabetical-index-mark-end text:id="IMark73222808"/><text:alphabetical-index-mark-end text:id="IMark65260856"/><text:alphabetical-index-mark-end text:id="IMark66246344"/><text:alphabetical-index-mark-end text:id="IMark38764792"/><text:alphabetical-index-mark-end text:id="IMark59247224"/><text:alphabetical-index-mark-end text:id="IMark64675064"/><text:alphabetical-index-mark-end text:id="IMark71679560"/><text:alphabetical-index-mark-end text:id="IMark60514504"/><text:alphabetical-index-mark-end text:id="IMark63998040"/><text:alphabetical-index-mark-end text:id="IMark71547992"/><text:alphabetical-index-mark-end text:id="IMark64706680"/><text:alphabetical-index-mark-end text:id="IMark65261816"/><text:span text:style-name="T41"> will be </text:span><text:alphabetical-index-mark-start text:id="IMark68337128"/><text:alphabetical-index-mark-start text:id="IMark71271272"/><text:alphabetical-index-mark-start text:id="IMark75237336"/><text:alphabetical-index-mark-start text:id="IMark75331880"/><text:alphabetical-index-mark-start text:id="IMark75137224"/><text:alphabetical-index-mark-start text:id="IMark73489288"/><text:alphabetical-index-mark-start text:id="IMark73490552"/><text:alphabetical-index-mark-start text:id="IMark73491816"/><text:alphabetical-index-mark-start text:id="IMark73493080"/><text:alphabetical-index-mark-start text:id="IMark73494344"/><text:alphabetical-index-mark-start text:id="IMark73495608"/><text:alphabetical-index-mark-start text:id="IMark73496872"/><text:span text:style-name="T41">manage</text:span><text:alphabetical-index-mark-end text:id="IMark73496872"/><text:alphabetical-index-mark-end text:id="IMark73495608"/><text:alphabetical-index-mark-end text:id="IMark73494344"/><text:alphabetical-index-mark-end text:id="IMark73493080"/><text:alphabetical-index-mark-end text:id="IMark73491816"/><text:alphabetical-index-mark-end text:id="IMark73490552"/><text:alphabetical-index-mark-end text:id="IMark73489288"/><text:alphabetical-index-mark-end text:id="IMark75137224"/><text:alphabetical-index-mark-end text:id="IMark75331880"/><text:alphabetical-index-mark-end text:id="IMark75237336"/><text:alphabetical-index-mark-end text:id="IMark71271272"/><text:alphabetical-index-mark-end text:id="IMark68337128"/><text:span text:style-name="T41">d by </text:span><text:alphabetical-index-mark-start text:id="IMark73508696"/><text:alphabetical-index-mark-start text:id="IMark73509960"/><text:alphabetical-index-mark-start text:id="IMark73511224"/><text:alphabetical-index-mark-start text:id="IMark73512488"/><text:alphabetical-index-mark-start text:id="IMark73513752"/><text:alphabetical-index-mark-start text:id="IMark73515016"/><text:alphabetical-index-mark-start text:id="IMark73516280"/><text:alphabetical-index-mark-start text:id="IMark73517544"/><text:alphabetical-index-mark-start text:id="IMark73518808"/><text:alphabetical-index-mark-start text:id="IMark73520072"/><text:alphabetical-index-mark-start text:id="IMark73521336"/><text:alphabetical-index-mark-start text:id="IMark73522600"/><text:alphabetical-index-mark-start text:id="IMark73523896"/><text:alphabetical-index-mark-start text:id="IMark73525160"/><text:alphabetical-index-mark-start text:id="IMark73526424"/><text:alphabetical-index-mark-start text:id="IMark73527688"/><text:alphabetical-index-mark-start text:id="IMark73528952"/><text:alphabetical-index-mark-start text:id="IMark73530216"/><text:alphabetical-index-mark-start text:id="IMark73531480"/><text:alphabetical-index-mark-start text:id="IMark73532744"/><text:alphabetical-index-mark-start text:id="IMark73534008"/><text:alphabetical-index-mark-start text:id="IMark73535272"/><text:alphabetical-index-mark-start text:id="IMark73537064"/><text:alphabetical-index-mark-start text:id="IMark73538328"/><text:alphabetical-index-mark-start text:id="IMark73539592"/><text:alphabetical-index-mark-start text:id="IMark73540856"/><text:alphabetical-index-mark-start text:id="IMark73542120"/><text:alphabetical-index-mark-start text:id="IMark73543384"/><text:alphabetical-index-mark-start text:id="IMark73544648"/><text:alphabetical-index-mark-start text:id="IMark73545912"/><text:alphabetical-index-mark-start text:id="IMark73547176"/><text:alphabetical-index-mark-start text:id="IMark73548440"/><text:alphabetical-index-mark-start text:id="IMark73549704"/><text:alphabetical-index-mark-start text:id="IMark73550968"/><text:alphabetical-index-mark-start text:id="IMark73552232"/><text:alphabetical-index-mark-start text:id="IMark73553528"/><text:span text:style-name="T41">Sql</text:span><text:alphabetical-index-mark-end text:id="IMark73553528"/><text:alphabetical-index-mark-end text:id="IMark73552232"/><text:alphabetical-index-mark-end text:id="IMark73550968"/><text:alphabetical-index-mark-end text:id="IMark73549704"/><text:alphabetical-index-mark-end text:id="IMark73548440"/><text:alphabetical-index-mark-end text:id="IMark73547176"/><text:alphabetical-index-mark-end text:id="IMark73545912"/><text:alphabetical-index-mark-end text:id="IMark73544648"/><text:alphabetical-index-mark-end text:id="IMark73543384"/><text:alphabetical-index-mark-end text:id="IMark73542120"/><text:alphabetical-index-mark-end text:id="IMark73540856"/><text:alphabetical-index-mark-end text:id="IMark73539592"/><text:alphabetical-index-mark-end text:id="IMark73538328"/><text:alphabetical-index-mark-end text:id="IMark73537064"/><text:alphabetical-index-mark-end text:id="IMark73535272"/><text:alphabetical-index-mark-end text:id="IMark73534008"/><text:alphabetical-index-mark-end text:id="IMark73532744"/><text:alphabetical-index-mark-end text:id="IMark73531480"/><text:alphabetical-index-mark-end text:id="IMark73530216"/><text:alphabetical-index-mark-end text:id="IMark73528952"/><text:alphabetical-index-mark-end text:id="IMark73527688"/><text:alphabetical-index-mark-end text:id="IMark73526424"/><text:alphabetical-index-mark-end text:id="IMark73525160"/><text:alphabetical-index-mark-end text:id="IMark73523896"/><text:span text:style-name="T41">ite</text:span><text:alphabetical-index-mark-end text:id="IMark73522600"/><text:alphabetical-index-mark-end text:id="IMark73521336"/><text:alphabetical-index-mark-end text:id="IMark73520072"/><text:alphabetical-index-mark-end text:id="IMark73518808"/><text:alphabetical-index-mark-end text:id="IMark73517544"/><text:alphabetical-index-mark-end text:id="IMark73516280"/><text:alphabetical-index-mark-end text:id="IMark73515016"/><text:alphabetical-index-mark-end text:id="IMark73513752"/><text:alphabetical-index-mark-end text:id="IMark73512488"/><text:alphabetical-index-mark-end text:id="IMark73511224"/><text:alphabetical-index-mark-end text:id="IMark73509960"/><text:alphabetical-index-mark-end text:id="IMark73508696"/><text:span text:style-name="T41">3 in practice.</text:span></text:p>
      <text:p text:style-name="P44"/>
      <text:p text:style-name="P65">At this moment I am using non – <text:alphabetical-index-mark-start text:id="IMark67385768"/><text:alphabetical-index-mark-start text:id="IMark64584504"/><text:alphabetical-index-mark-start text:id="IMark61138520"/><text:alphabetical-index-mark-start text:id="IMark68392920"/><text:alphabetical-index-mark-start text:id="IMark58841672"/>MPI<text:alphabetical-index-mark-end text:id="IMark58841672"/><text:alphabetical-index-mark-end text:id="IMark68392920"/><text:alphabetical-index-mark-end text:id="IMark61138520"/><text:alphabetical-index-mark-end text:id="IMark64584504"/><text:alphabetical-index-mark-end text:id="IMark67385768"/> <text:alphabetical-index-mark-start text:id="IMark73226792"/><text:alphabetical-index-mark-start text:id="IMark54574696"/><text:alphabetical-index-mark-start text:id="IMark65481016"/><text:alphabetical-index-mark-start text:id="IMark65122104"/><text:alphabetical-index-mark-start text:id="IMark66711048"/>libraries<text:alphabetical-index-mark-end text:id="IMark66711048"/><text:alphabetical-index-mark-end text:id="IMark65122104"/><text:alphabetical-index-mark-end text:id="IMark65481016"/><text:alphabetical-index-mark-end text:id="IMark54574696"/><text:alphabetical-index-mark-end text:id="IMark73226792"/> for <text:alphabetical-index-mark-start text:id="IMark64817112"/><text:alphabetical-index-mark-start text:id="IMark68163368"/><text:alphabetical-index-mark-start text:id="IMark65883000"/><text:alphabetical-index-mark-start text:id="IMark60519016"/><text:alphabetical-index-mark-start text:id="IMark39901944"/>HDF5<text:alphabetical-index-mark-end text:id="IMark39901944"/><text:alphabetical-index-mark-end text:id="IMark60519016"/><text:alphabetical-index-mark-end text:id="IMark65883000"/><text:alphabetical-index-mark-end text:id="IMark68163368"/><text:alphabetical-index-mark-end text:id="IMark64817112"/> and <text:alphabetical-index-mark-start text:id="IMark59215448"/><text:alphabetical-index-mark-start text:id="IMark65471352"/><text:alphabetical-index-mark-start text:id="IMark71593896"/><text:alphabetical-index-mark-start text:id="IMark62670056"/><text:alphabetical-index-mark-start text:id="IMark68869592"/>HDFql<text:alphabetical-index-mark-end text:id="IMark68869592"/><text:alphabetical-index-mark-end text:id="IMark62670056"/><text:alphabetical-index-mark-end text:id="IMark71593896"/><text:alphabetical-index-mark-end text:id="IMark65471352"/><text:alphabetical-index-mark-end text:id="IMark59215448"/>, but co<text:alphabetical-index-mark-start text:id="IMark68628232"/><text:alphabetical-index-mark-start text:id="IMark68873432"/><text:alphabetical-index-mark-start text:id="IMark63713384"/><text:alphabetical-index-mark-start text:id="IMark71296984"/><text:alphabetical-index-mark-start text:id="IMark63284456"/>mpi<text:alphabetical-index-mark-end text:id="IMark63284456"/><text:alphabetical-index-mark-end text:id="IMark71296984"/><text:alphabetical-index-mark-end text:id="IMark63713384"/><text:alphabetical-index-mark-end text:id="IMark68873432"/><text:alphabetical-index-mark-end text:id="IMark68628232"/>lation does make use of <text:alphabetical-index-mark-start text:id="IMark60712632"/><text:alphabetical-index-mark-start text:id="IMark60896136"/><text:alphabetical-index-mark-start text:id="IMark73278200"/><text:alphabetical-index-mark-start text:id="IMark73276872"/><text:alphabetical-index-mark-start text:id="IMark68450968"/>OpenMP<text:alphabetical-index-mark-end text:id="IMark68450968"/><text:alphabetical-index-mark-end text:id="IMark73276872"/><text:alphabetical-index-mark-end text:id="IMark73278200"/><text:alphabetical-index-mark-end text:id="IMark60896136"/><text:alphabetical-index-mark-end text:id="IMark60712632"/>.</text:p>
      <text:p text:style-name="P44"/>
      <text:p text:style-name="P44"/>
      <text:h text:style-name="Heading_20_3" text:outline-level="3"><text:bookmark-start text:name="__RefHeading___Toc971_76759228"/><text:soft-page-break/>3.<text:span text:style-name="T41">1</text:span>.2. <text:alphabetical-index-mark-start text:id="IMark73267288"/><text:alphabetical-index-mark-start text:id="IMark39716568"/><text:alphabetical-index-mark-start text:id="IMark64796248"/><text:alphabetical-index-mark-start text:id="IMark68388936"/><text:alphabetical-index-mark-start text:id="IMark68871512"/><text:alphabetical-index-mark-start text:id="IMark73110760"/><text:alphabetical-index-mark-start text:id="IMark73279528"/><text:alphabetical-index-mark-start text:id="IMark71547032"/><text:alphabetical-index-mark-start text:id="IMark68870552"/><text:alphabetical-index-mark-start text:id="IMark63406824"/><text:alphabetical-index-mark-start text:id="IMark65376904"/><text:alphabetical-index-mark-start text:id="IMark63608104"/>Call<text:alphabetical-index-mark-end text:id="IMark63608104"/><text:alphabetical-index-mark-end text:id="IMark65376904"/><text:alphabetical-index-mark-end text:id="IMark63406824"/><text:alphabetical-index-mark-end text:id="IMark68870552"/><text:alphabetical-index-mark-end text:id="IMark71547032"/><text:alphabetical-index-mark-end text:id="IMark73279528"/><text:alphabetical-index-mark-end text:id="IMark73110760"/><text:alphabetical-index-mark-end text:id="IMark68871512"/><text:alphabetical-index-mark-end text:id="IMark68388936"/><text:alphabetical-index-mark-end text:id="IMark64796248"/><text:alphabetical-index-mark-end text:id="IMark39716568"/><text:alphabetical-index-mark-end text:id="IMark73267288"/> <text:alphabetical-index-mark-start text:id="IMark59222280"/><text:alphabetical-index-mark-start text:id="IMark53984840"/><text:alphabetical-index-mark-start text:id="IMark65525048"/><text:alphabetical-index-mark-start text:id="IMark62569160"/><text:alphabetical-index-mark-start text:id="IMark61534232"/><text:alphabetical-index-mark-start text:id="IMark64793944"/><text:alphabetical-index-mark-start text:id="IMark68971704"/><text:alphabetical-index-mark-start text:id="IMark54226520"/><text:alphabetical-index-mark-start text:id="IMark63397000"/><text:alphabetical-index-mark-start text:id="IMark67142280"/><text:alphabetical-index-mark-start text:id="IMark61249560"/><text:alphabetical-index-mark-start text:id="IMark65378232"/><text:alphabetical-index-mark-start text:id="IMark71730728"/><text:alphabetical-index-mark-start text:id="IMark68368984"/><text:alphabetical-index-mark-start text:id="IMark69039560"/><text:alphabetical-index-mark-start text:id="IMark59159384"/><text:alphabetical-index-mark-start text:id="IMark62860904"/><text:alphabetical-index-mark-start text:id="IMark64224280"/><text:alphabetical-index-mark-start text:id="IMark68047656"/><text:alphabetical-index-mark-start text:id="IMark65262776"/><text:alphabetical-index-mark-start text:id="IMark68130360"/><text:alphabetical-index-mark-start text:id="IMark39900984"/><text:alphabetical-index-mark-start text:id="IMark65124760"/><text:alphabetical-index-mark-start text:id="IMark65384328"/>sql<text:alphabetical-index-mark-end text:id="IMark65384328"/><text:alphabetical-index-mark-end text:id="IMark65124760"/><text:alphabetical-index-mark-end text:id="IMark39900984"/><text:alphabetical-index-mark-end text:id="IMark68130360"/><text:alphabetical-index-mark-end text:id="IMark65262776"/><text:alphabetical-index-mark-end text:id="IMark68047656"/><text:alphabetical-index-mark-end text:id="IMark64224280"/><text:alphabetical-index-mark-end text:id="IMark62860904"/><text:alphabetical-index-mark-end text:id="IMark59159384"/><text:alphabetical-index-mark-end text:id="IMark69039560"/><text:alphabetical-index-mark-end text:id="IMark68368984"/><text:alphabetical-index-mark-end text:id="IMark71730728"/><text:alphabetical-index-mark-end text:id="IMark65378232"/><text:alphabetical-index-mark-end text:id="IMark61249560"/><text:alphabetical-index-mark-end text:id="IMark67142280"/><text:alphabetical-index-mark-end text:id="IMark63397000"/><text:alphabetical-index-mark-end text:id="IMark54226520"/><text:alphabetical-index-mark-end text:id="IMark68971704"/><text:alphabetical-index-mark-end text:id="IMark64793944"/><text:alphabetical-index-mark-end text:id="IMark61534232"/><text:alphabetical-index-mark-end text:id="IMark62569160"/><text:alphabetical-index-mark-end text:id="IMark65525048"/><text:alphabetical-index-mark-end text:id="IMark53984840"/><text:alphabetical-index-mark-end text:id="IMark59222280"/>p from within an un<text:alphabetical-index-mark-start text:id="IMark69040792"/><text:alphabetical-index-mark-start text:id="IMark64587384"/><text:alphabetical-index-mark-start text:id="IMark71309368"/><text:alphabetical-index-mark-start text:id="IMark38766712"/><text:alphabetical-index-mark-start text:id="IMark67525624"/><text:alphabetical-index-mark-start text:id="IMark64384536"/><text:alphabetical-index-mark-start text:id="IMark64792984"/><text:alphabetical-index-mark-start text:id="IMark66191256"/><text:alphabetical-index-mark-start text:id="IMark61586584"/><text:alphabetical-index-mark-start text:id="IMark68858696"/><text:alphabetical-index-mark-start text:id="IMark71943208"/><text:alphabetical-index-mark-start text:id="IMark63076088"/>common<text:alphabetical-index-mark-end text:id="IMark63076088"/><text:alphabetical-index-mark-end text:id="IMark71943208"/><text:alphabetical-index-mark-end text:id="IMark68858696"/><text:alphabetical-index-mark-end text:id="IMark61586584"/><text:alphabetical-index-mark-end text:id="IMark66191256"/><text:alphabetical-index-mark-end text:id="IMark64792984"/><text:alphabetical-index-mark-end text:id="IMark64384536"/><text:alphabetical-index-mark-end text:id="IMark67525624"/><text:alphabetical-index-mark-end text:id="IMark38766712"/><text:alphabetical-index-mark-end text:id="IMark71309368"/><text:alphabetical-index-mark-end text:id="IMark64587384"/><text:alphabetical-index-mark-end text:id="IMark69040792"/> language.<text:bookmark-end text:name="__RefHeading___Toc971_76759228"/></text:h>
      <text:p text:style-name="P45"/>
      <text:p text:style-name="P45"><text:span text:style-name="T42">It would be possible to use </text:span><text:alphabetical-index-mark-start text:id="IMark61585448"/><text:alphabetical-index-mark-start text:id="IMark67383848"/><text:alphabetical-index-mark-start text:id="IMark54539016"/><text:alphabetical-index-mark-start text:id="IMark68992184"/><text:alphabetical-index-mark-start text:id="IMark65614552"/><text:alphabetical-index-mark-start text:id="IMark71243896"/><text:alphabetical-index-mark-start text:id="IMark71899432"/><text:alphabetical-index-mark-start text:id="IMark61472360"/><text:alphabetical-index-mark-start text:id="IMark66088008"/><text:alphabetical-index-mark-start text:id="IMark68874392"/><text:alphabetical-index-mark-start text:id="IMark38765752"/><text:alphabetical-index-mark-start text:id="IMark71642872"/><text:alphabetical-index-mark-start text:id="IMark73159832"/><text:alphabetical-index-mark-start text:id="IMark67735592"/><text:alphabetical-index-mark-start text:id="IMark38763832"/><text:alphabetical-index-mark-start text:id="IMark62340840"/><text:alphabetical-index-mark-start text:id="IMark63599000"/><text:alphabetical-index-mark-start text:id="IMark67728776"/><text:alphabetical-index-mark-start text:id="IMark64586424"/><text:alphabetical-index-mark-start text:id="IMark65058072"/><text:alphabetical-index-mark-start text:id="IMark54886072"/><text:alphabetical-index-mark-start text:id="IMark66343928"/><text:alphabetical-index-mark-start text:id="IMark58755384"/><text:alphabetical-index-mark-start text:id="IMark58314088"/><text:span text:style-name="T42">sql</text:span><text:alphabetical-index-mark-end text:id="IMark58314088"/><text:alphabetical-index-mark-end text:id="IMark58755384"/><text:alphabetical-index-mark-end text:id="IMark66343928"/><text:alphabetical-index-mark-end text:id="IMark54886072"/><text:alphabetical-index-mark-end text:id="IMark65058072"/><text:alphabetical-index-mark-end text:id="IMark64586424"/><text:alphabetical-index-mark-end text:id="IMark67728776"/><text:alphabetical-index-mark-end text:id="IMark63599000"/><text:alphabetical-index-mark-end text:id="IMark62340840"/><text:alphabetical-index-mark-end text:id="IMark38763832"/><text:alphabetical-index-mark-end text:id="IMark67735592"/><text:alphabetical-index-mark-end text:id="IMark73159832"/><text:alphabetical-index-mark-end text:id="IMark71642872"/><text:alphabetical-index-mark-end text:id="IMark38765752"/><text:alphabetical-index-mark-end text:id="IMark68874392"/><text:alphabetical-index-mark-end text:id="IMark66088008"/><text:alphabetical-index-mark-end text:id="IMark61472360"/><text:alphabetical-index-mark-end text:id="IMark71899432"/><text:alphabetical-index-mark-end text:id="IMark71243896"/><text:alphabetical-index-mark-end text:id="IMark65614552"/><text:alphabetical-index-mark-end text:id="IMark68992184"/><text:alphabetical-index-mark-end text:id="IMark54539016"/><text:alphabetical-index-mark-end text:id="IMark67383848"/><text:alphabetical-index-mark-end text:id="IMark61585448"/><text:span text:style-name="T42">p with a language</text:span> like <text:alphabetical-index-mark-start text:id="IMark33279960"/><text:alphabetical-index-mark-start text:id="IMark58842632"/><text:alphabetical-index-mark-start text:id="IMark62567928"/><text:alphabetical-index-mark-start text:id="IMark71744232"/><text:alphabetical-index-mark-start text:id="IMark39900024"/><text:alphabetical-index-mark-start text:id="IMark64795864"/><text:alphabetical-index-mark-start text:id="IMark58903464"/><text:alphabetical-index-mark-start text:id="IMark60270856"/><text:alphabetical-index-mark-start text:id="IMark68341400"/><text:alphabetical-index-mark-start text:id="IMark64585464"/><text:alphabetical-index-mark-start text:id="IMark69042024"/><text:alphabetical-index-mark-start text:id="IMark58827352"/>Scheme<text:alphabetical-index-mark-end text:id="IMark58827352"/><text:alphabetical-index-mark-end text:id="IMark69042024"/><text:alphabetical-index-mark-end text:id="IMark64585464"/><text:alphabetical-index-mark-end text:id="IMark68341400"/><text:alphabetical-index-mark-end text:id="IMark60270856"/><text:alphabetical-index-mark-end text:id="IMark58903464"/><text:alphabetical-index-mark-end text:id="IMark64795864"/><text:alphabetical-index-mark-end text:id="IMark39900024"/><text:alphabetical-index-mark-end text:id="IMark71744232"/><text:alphabetical-index-mark-end text:id="IMark62567928"/><text:alphabetical-index-mark-end text:id="IMark58842632"/><text:alphabetical-index-mark-end text:id="IMark33279960"/> or <text:alphabetical-index-mark-start text:id="IMark39840120"/><text:alphabetical-index-mark-start text:id="IMark71581208"/><text:alphabetical-index-mark-start text:id="IMark65470392"/><text:alphabetical-index-mark-start text:id="IMark68875352"/><text:alphabetical-index-mark-start text:id="IMark71546072"/><text:alphabetical-index-mark-start text:id="IMark71898472"/><text:alphabetical-index-mark-start text:id="IMark71897512"/><text:alphabetical-index-mark-start text:id="IMark65653416"/><text:alphabetical-index-mark-start text:id="IMark67524664"/><text:alphabetical-index-mark-start text:id="IMark64904072"/><text:alphabetical-index-mark-start text:id="IMark62204072"/><text:alphabetical-index-mark-start text:id="IMark62056728"/>Fortran<text:alphabetical-index-mark-end text:id="IMark62056728"/><text:alphabetical-index-mark-end text:id="IMark62204072"/><text:alphabetical-index-mark-end text:id="IMark64904072"/><text:alphabetical-index-mark-end text:id="IMark67524664"/><text:alphabetical-index-mark-end text:id="IMark65653416"/><text:alphabetical-index-mark-end text:id="IMark71897512"/><text:alphabetical-index-mark-end text:id="IMark71898472"/><text:alphabetical-index-mark-end text:id="IMark71546072"/><text:alphabetical-index-mark-end text:id="IMark68875352"/><text:alphabetical-index-mark-end text:id="IMark65470392"/><text:alphabetical-index-mark-end text:id="IMark71581208"/><text:alphabetical-index-mark-end text:id="IMark39840120"/> using a <text:alphabetical-index-mark-start text:id="IMark62794904"/><text:alphabetical-index-mark-start text:id="IMark71731960"/><text:alphabetical-index-mark-start text:id="IMark68531944"/><text:alphabetical-index-mark-start text:id="IMark58869096"/><text:alphabetical-index-mark-start text:id="IMark68132280"/><text:alphabetical-index-mark-start text:id="IMark64794904"/><text:alphabetical-index-mark-start text:id="IMark71981096"/><text:alphabetical-index-mark-start text:id="IMark62054472"/><text:alphabetical-index-mark-start text:id="IMark75006040"/><text:alphabetical-index-mark-start text:id="IMark65264696"/><text:alphabetical-index-mark-start text:id="IMark68866184"/><text:alphabetical-index-mark-start text:id="IMark68868632"/><text:alphabetical-index-mark-start text:id="IMark60713016"/><text:alphabetical-index-mark-start text:id="IMark68432136"/><text:alphabetical-index-mark-start text:id="IMark71613720"/><text:alphabetical-index-mark-start text:id="IMark65821992"/><text:alphabetical-index-mark-start text:id="IMark67669080"/><text:alphabetical-index-mark-start text:id="IMark62232936"/><text:alphabetical-index-mark-start text:id="IMark68133240"/><text:alphabetical-index-mark-start text:id="IMark67740040"/><text:alphabetical-index-mark-start text:id="IMark62570392"/><text:alphabetical-index-mark-start text:id="IMark68345384"/><text:alphabetical-index-mark-start text:id="IMark68382264"/><text:alphabetical-index-mark-start text:id="IMark63277352"/>system<text:alphabetical-index-mark-end text:id="IMark63277352"/><text:alphabetical-index-mark-end text:id="IMark68382264"/><text:alphabetical-index-mark-end text:id="IMark68345384"/><text:alphabetical-index-mark-end text:id="IMark62570392"/><text:alphabetical-index-mark-end text:id="IMark67740040"/><text:alphabetical-index-mark-end text:id="IMark68133240"/><text:alphabetical-index-mark-end text:id="IMark62232936"/><text:alphabetical-index-mark-end text:id="IMark67669080"/><text:alphabetical-index-mark-end text:id="IMark65821992"/><text:alphabetical-index-mark-end text:id="IMark71613720"/><text:alphabetical-index-mark-end text:id="IMark68432136"/><text:alphabetical-index-mark-end text:id="IMark60713016"/><text:alphabetical-index-mark-end text:id="IMark68868632"/><text:alphabetical-index-mark-end text:id="IMark68866184"/><text:alphabetical-index-mark-end text:id="IMark65264696"/><text:alphabetical-index-mark-end text:id="IMark75006040"/><text:alphabetical-index-mark-end text:id="IMark62054472"/><text:alphabetical-index-mark-end text:id="IMark71981096"/><text:alphabetical-index-mark-end text:id="IMark64794904"/><text:alphabetical-index-mark-end text:id="IMark68132280"/><text:alphabetical-index-mark-end text:id="IMark58869096"/><text:alphabetical-index-mark-end text:id="IMark68531944"/><text:alphabetical-index-mark-end text:id="IMark71731960"/><text:alphabetical-index-mark-end text:id="IMark62794904"/> <text:alphabetical-index-mark-start text:id="IMark71241976"/><text:alphabetical-index-mark-start text:id="IMark61167448"/><text:alphabetical-index-mark-start text:id="IMark54079880"/><text:alphabetical-index-mark-start text:id="IMark58315704"/><text:alphabetical-index-mark-start text:id="IMark54033032"/><text:alphabetical-index-mark-start text:id="IMark65263736"/><text:alphabetical-index-mark-start text:id="IMark68370312"/><text:alphabetical-index-mark-start text:id="IMark58923976"/><text:alphabetical-index-mark-start text:id="IMark68872472"/><text:alphabetical-index-mark-start text:id="IMark65261816"/><text:alphabetical-index-mark-start text:id="IMark64706680"/><text:alphabetical-index-mark-start text:id="IMark71547992"/>call<text:alphabetical-index-mark-end text:id="IMark71547992"/><text:alphabetical-index-mark-end text:id="IMark64706680"/><text:alphabetical-index-mark-end text:id="IMark65261816"/><text:alphabetical-index-mark-end text:id="IMark68872472"/><text:alphabetical-index-mark-end text:id="IMark58923976"/><text:alphabetical-index-mark-end text:id="IMark68370312"/><text:alphabetical-index-mark-end text:id="IMark65263736"/><text:alphabetical-index-mark-end text:id="IMark54033032"/><text:alphabetical-index-mark-end text:id="IMark58315704"/><text:alphabetical-index-mark-end text:id="IMark54079880"/><text:alphabetical-index-mark-end text:id="IMark61167448"/><text:alphabetical-index-mark-end text:id="IMark71241976"/> and thus eliminating the need for <text:alphabetical-index-mark-start text:id="IMark63998040"/><text:alphabetical-index-mark-start text:id="IMark60514504"/><text:alphabetical-index-mark-start text:id="IMark71679560"/><text:alphabetical-index-mark-start text:id="IMark64675064"/><text:alphabetical-index-mark-start text:id="IMark59247224"/><text:alphabetical-index-mark-start text:id="IMark38764792"/><text:alphabetical-index-mark-start text:id="IMark66246344"/><text:alphabetical-index-mark-start text:id="IMark65260856"/><text:alphabetical-index-mark-start text:id="IMark73222808"/><text:alphabetical-index-mark-start text:id="IMark68337128"/><text:alphabetical-index-mark-start text:id="IMark71271272"/><text:alphabetical-index-mark-start text:id="IMark67712568"/><text:alphabetical-index-mark-start text:id="IMark64864744"/><text:alphabetical-index-mark-start text:id="IMark71481880"/><text:alphabetical-index-mark-start text:id="IMark62469560"/><text:alphabetical-index-mark-start text:id="IMark60896136"/><text:alphabetical-index-mark-start text:id="IMark60712632"/><text:alphabetical-index-mark-start text:id="IMark73278200"/><text:alphabetical-index-mark-start text:id="IMark73276872"/><text:alphabetical-index-mark-start text:id="IMark68450968"/><text:alphabetical-index-mark-start text:id="IMark68628232"/><text:alphabetical-index-mark-start text:id="IMark68873432"/><text:alphabetical-index-mark-start text:id="IMark63713384"/><text:alphabetical-index-mark-start text:id="IMark71296984"/><text:alphabetical-index-mark-start text:id="IMark63284456"/><text:alphabetical-index-mark-start text:id="IMark59215448"/><text:alphabetical-index-mark-start text:id="IMark65471352"/><text:alphabetical-index-mark-start text:id="IMark71593896"/><text:alphabetical-index-mark-start text:id="IMark62670056"/><text:alphabetical-index-mark-start text:id="IMark68869592"/><text:alphabetical-index-mark-start text:id="IMark64817112"/><text:alphabetical-index-mark-start text:id="IMark68163368"/><text:alphabetical-index-mark-start text:id="IMark65883000"/><text:alphabetical-index-mark-start text:id="IMark60519016"/><text:alphabetical-index-mark-start text:id="IMark39901944"/><text:alphabetical-index-mark-start text:id="IMark73226792"/>Sql<text:alphabetical-index-mark-end text:id="IMark73226792"/><text:alphabetical-index-mark-end text:id="IMark39901944"/><text:alphabetical-index-mark-end text:id="IMark60519016"/><text:alphabetical-index-mark-end text:id="IMark65883000"/><text:alphabetical-index-mark-end text:id="IMark68163368"/><text:alphabetical-index-mark-end text:id="IMark64817112"/><text:alphabetical-index-mark-end text:id="IMark68869592"/><text:alphabetical-index-mark-end text:id="IMark62670056"/><text:alphabetical-index-mark-end text:id="IMark71593896"/><text:alphabetical-index-mark-end text:id="IMark65471352"/><text:alphabetical-index-mark-end text:id="IMark59215448"/><text:alphabetical-index-mark-end text:id="IMark63284456"/><text:alphabetical-index-mark-end text:id="IMark71296984"/><text:alphabetical-index-mark-end text:id="IMark63713384"/><text:alphabetical-index-mark-end text:id="IMark68873432"/><text:alphabetical-index-mark-end text:id="IMark68628232"/><text:alphabetical-index-mark-end text:id="IMark68450968"/><text:alphabetical-index-mark-end text:id="IMark73276872"/><text:alphabetical-index-mark-end text:id="IMark73278200"/><text:alphabetical-index-mark-end text:id="IMark60712632"/><text:alphabetical-index-mark-end text:id="IMark60896136"/><text:alphabetical-index-mark-end text:id="IMark62469560"/><text:alphabetical-index-mark-end text:id="IMark71481880"/><text:alphabetical-index-mark-end text:id="IMark64864744"/>ite<text:alphabetical-index-mark-end text:id="IMark67712568"/><text:alphabetical-index-mark-end text:id="IMark71271272"/><text:alphabetical-index-mark-end text:id="IMark68337128"/><text:alphabetical-index-mark-end text:id="IMark73222808"/><text:alphabetical-index-mark-end text:id="IMark65260856"/><text:alphabetical-index-mark-end text:id="IMark66246344"/><text:alphabetical-index-mark-end text:id="IMark38764792"/><text:alphabetical-index-mark-end text:id="IMark59247224"/><text:alphabetical-index-mark-end text:id="IMark64675064"/><text:alphabetical-index-mark-end text:id="IMark71679560"/><text:alphabetical-index-mark-end text:id="IMark60514504"/><text:alphabetical-index-mark-end text:id="IMark63998040"/>3 <text:alphabetical-index-mark-start text:id="IMark54574696"/><text:alphabetical-index-mark-start text:id="IMark65481016"/><text:alphabetical-index-mark-start text:id="IMark65122104"/><text:alphabetical-index-mark-start text:id="IMark66711048"/><text:alphabetical-index-mark-start text:id="IMark67385768"/><text:alphabetical-index-mark-start text:id="IMark64584504"/><text:alphabetical-index-mark-start text:id="IMark61138520"/><text:alphabetical-index-mark-start text:id="IMark68392920"/><text:alphabetical-index-mark-start text:id="IMark58841672"/><text:alphabetical-index-mark-start text:id="IMark62456568"/><text:alphabetical-index-mark-start text:id="IMark62915224"/><text:alphabetical-index-mark-start text:id="IMark68168424"/>libraries<text:alphabetical-index-mark-end text:id="IMark68168424"/><text:alphabetical-index-mark-end text:id="IMark62915224"/><text:alphabetical-index-mark-end text:id="IMark62456568"/><text:alphabetical-index-mark-end text:id="IMark58841672"/><text:alphabetical-index-mark-end text:id="IMark68392920"/><text:alphabetical-index-mark-end text:id="IMark61138520"/><text:alphabetical-index-mark-end text:id="IMark64584504"/><text:alphabetical-index-mark-end text:id="IMark67385768"/><text:alphabetical-index-mark-end text:id="IMark66711048"/><text:alphabetical-index-mark-end text:id="IMark65122104"/><text:alphabetical-index-mark-end text:id="IMark65481016"/><text:alphabetical-index-mark-end text:id="IMark54574696"/> for those languages that are hard to come by and not updated often.</text:p>
      <text:p text:style-name="P45"/>
      <text:p text:style-name="P65"><text:alphabetical-index-mark-start text:id="IMark69040792"/><text:alphabetical-index-mark-start text:id="IMark71309368"/><text:alphabetical-index-mark-start text:id="IMark38766712"/><text:alphabetical-index-mark-start text:id="IMark67525624"/><text:alphabetical-index-mark-start text:id="IMark64384536"/>HDF5<text:alphabetical-index-mark-end text:id="IMark64384536"/><text:alphabetical-index-mark-end text:id="IMark67525624"/><text:alphabetical-index-mark-end text:id="IMark38766712"/><text:alphabetical-index-mark-end text:id="IMark71309368"/><text:alphabetical-index-mark-end text:id="IMark69040792"/> support for <text:alphabetical-index-mark-start text:id="IMark64792984"/><text:alphabetical-index-mark-start text:id="IMark66191256"/><text:alphabetical-index-mark-start text:id="IMark61586584"/><text:alphabetical-index-mark-start text:id="IMark68858696"/><text:alphabetical-index-mark-start text:id="IMark71943208"/>Fortran<text:alphabetical-index-mark-end text:id="IMark71943208"/><text:alphabetical-index-mark-end text:id="IMark68858696"/><text:alphabetical-index-mark-end text:id="IMark61586584"/><text:alphabetical-index-mark-end text:id="IMark66191256"/><text:alphabetical-index-mark-end text:id="IMark64792984"/> is better than in the case of <text:alphabetical-index-mark-start text:id="IMark63076088"/><text:alphabetical-index-mark-start text:id="IMark59222280"/><text:alphabetical-index-mark-start text:id="IMark53984840"/><text:alphabetical-index-mark-start text:id="IMark65525048"/><text:alphabetical-index-mark-start text:id="IMark62569160"/>relational<text:alphabetical-index-mark-end text:id="IMark62569160"/><text:alphabetical-index-mark-end text:id="IMark65525048"/><text:alphabetical-index-mark-end text:id="IMark53984840"/><text:alphabetical-index-mark-end text:id="IMark59222280"/><text:alphabetical-index-mark-end text:id="IMark63076088"/> <text:alphabetical-index-mark-start text:id="IMark61534232"/><text:alphabetical-index-mark-start text:id="IMark64793944"/><text:alphabetical-index-mark-start text:id="IMark68971704"/><text:alphabetical-index-mark-start text:id="IMark54226520"/><text:alphabetical-index-mark-start text:id="IMark63397000"/>database<text:alphabetical-index-mark-end text:id="IMark63397000"/><text:alphabetical-index-mark-end text:id="IMark54226520"/><text:alphabetical-index-mark-end text:id="IMark68971704"/><text:alphabetical-index-mark-end text:id="IMark64793944"/><text:alphabetical-index-mark-end text:id="IMark61534232"/>s.</text:p>
      <text:p text:style-name="P44"/>
      <text:p text:style-name="P44"/>
      <text:h text:style-name="Heading_20_3" text:outline-level="3"><text:bookmark-start text:name="__RefHeading___Toc973_76759228"/>3.<text:span text:style-name="T41">1</text:span>.3. Provide multi <text:alphabetical-index-mark-start text:id="IMark69039560"/><text:alphabetical-index-mark-start text:id="IMark62860904"/><text:alphabetical-index-mark-start text:id="IMark64224280"/><text:alphabetical-index-mark-start text:id="IMark68047656"/><text:alphabetical-index-mark-start text:id="IMark65262776"/><text:alphabetical-index-mark-start text:id="IMark68130360"/><text:alphabetical-index-mark-start text:id="IMark39900984"/><text:alphabetical-index-mark-start text:id="IMark65124760"/><text:alphabetical-index-mark-start text:id="IMark65384328"/><text:alphabetical-index-mark-start text:id="IMark73267288"/><text:alphabetical-index-mark-start text:id="IMark39716568"/><text:alphabetical-index-mark-start text:id="IMark64796248"/>thread<text:alphabetical-index-mark-end text:id="IMark64796248"/><text:alphabetical-index-mark-end text:id="IMark39716568"/><text:alphabetical-index-mark-end text:id="IMark73267288"/><text:alphabetical-index-mark-end text:id="IMark65384328"/><text:alphabetical-index-mark-end text:id="IMark65124760"/><text:alphabetical-index-mark-end text:id="IMark39900984"/><text:alphabetical-index-mark-end text:id="IMark68130360"/><text:alphabetical-index-mark-end text:id="IMark65262776"/><text:alphabetical-index-mark-end text:id="IMark68047656"/><text:alphabetical-index-mark-end text:id="IMark64224280"/><text:alphabetical-index-mark-end text:id="IMark62860904"/><text:alphabetical-index-mark-end text:id="IMark69039560"/>ing capability from within <text:alphabetical-index-mark-start text:id="IMark68388936"/><text:alphabetical-index-mark-start text:id="IMark68871512"/><text:alphabetical-index-mark-start text:id="IMark73110760"/><text:alphabetical-index-mark-start text:id="IMark73279528"/><text:alphabetical-index-mark-start text:id="IMark71547032"/><text:alphabetical-index-mark-start text:id="IMark68870552"/><text:alphabetical-index-mark-start text:id="IMark63406824"/><text:alphabetical-index-mark-start text:id="IMark65376904"/><text:alphabetical-index-mark-start text:id="IMark63608104"/><text:alphabetical-index-mark-start text:id="IMark66841768"/><text:alphabetical-index-mark-start text:id="IMark58840712"/><text:alphabetical-index-mark-start text:id="IMark39899064"/><text:alphabetical-index-mark-start text:id="IMark61585448"/><text:alphabetical-index-mark-start text:id="IMark67383848"/><text:alphabetical-index-mark-start text:id="IMark54539016"/><text:alphabetical-index-mark-start text:id="IMark68992184"/><text:alphabetical-index-mark-start text:id="IMark65614552"/><text:alphabetical-index-mark-start text:id="IMark71243896"/><text:alphabetical-index-mark-start text:id="IMark71899432"/><text:alphabetical-index-mark-start text:id="IMark61472360"/><text:alphabetical-index-mark-start text:id="IMark66088008"/><text:alphabetical-index-mark-start text:id="IMark68874392"/><text:alphabetical-index-mark-start text:id="IMark38765752"/><text:alphabetical-index-mark-start text:id="IMark71642872"/>sql<text:alphabetical-index-mark-end text:id="IMark71642872"/><text:alphabetical-index-mark-end text:id="IMark38765752"/><text:alphabetical-index-mark-end text:id="IMark68874392"/><text:alphabetical-index-mark-end text:id="IMark66088008"/><text:alphabetical-index-mark-end text:id="IMark61472360"/><text:alphabetical-index-mark-end text:id="IMark71899432"/><text:alphabetical-index-mark-end text:id="IMark71243896"/><text:alphabetical-index-mark-end text:id="IMark65614552"/><text:alphabetical-index-mark-end text:id="IMark68992184"/><text:alphabetical-index-mark-end text:id="IMark54539016"/><text:alphabetical-index-mark-end text:id="IMark67383848"/><text:alphabetical-index-mark-end text:id="IMark61585448"/><text:alphabetical-index-mark-end text:id="IMark39899064"/><text:alphabetical-index-mark-end text:id="IMark58840712"/><text:alphabetical-index-mark-end text:id="IMark66841768"/><text:alphabetical-index-mark-end text:id="IMark63608104"/><text:alphabetical-index-mark-end text:id="IMark65376904"/><text:alphabetical-index-mark-end text:id="IMark63406824"/><text:alphabetical-index-mark-end text:id="IMark68870552"/><text:alphabetical-index-mark-end text:id="IMark71547032"/><text:alphabetical-index-mark-end text:id="IMark73279528"/><text:alphabetical-index-mark-end text:id="IMark73110760"/><text:alphabetical-index-mark-end text:id="IMark68871512"/><text:alphabetical-index-mark-end text:id="IMark68388936"/>p.<text:bookmark-end text:name="__RefHeading___Toc973_76759228"/></text:h>
      <text:p text:style-name="P44"/>
      <text:p text:style-name="P47"><text:alphabetical-index-mark-start text:id="IMark62340840"/><text:alphabetical-index-mark-start text:id="IMark63599000"/><text:alphabetical-index-mark-start text:id="IMark67728776"/><text:alphabetical-index-mark-start text:id="IMark64586424"/><text:alphabetical-index-mark-start text:id="IMark65058072"/><text:alphabetical-index-mark-start text:id="IMark54886072"/><text:alphabetical-index-mark-start text:id="IMark66343928"/><text:alphabetical-index-mark-start text:id="IMark58755384"/><text:alphabetical-index-mark-start text:id="IMark58314088"/><text:alphabetical-index-mark-start text:id="IMark65481016"/><text:alphabetical-index-mark-start text:id="IMark54574696"/><text:alphabetical-index-mark-start text:id="IMark65122104"/>MPI<text:alphabetical-index-mark-end text:id="IMark65122104"/><text:alphabetical-index-mark-end text:id="IMark54574696"/><text:alphabetical-index-mark-end text:id="IMark65481016"/><text:alphabetical-index-mark-end text:id="IMark58314088"/><text:alphabetical-index-mark-end text:id="IMark58755384"/><text:alphabetical-index-mark-end text:id="IMark66343928"/><text:alphabetical-index-mark-end text:id="IMark54886072"/><text:alphabetical-index-mark-end text:id="IMark65058072"/><text:alphabetical-index-mark-end text:id="IMark64586424"/><text:alphabetical-index-mark-end text:id="IMark67728776"/><text:alphabetical-index-mark-end text:id="IMark63599000"/><text:alphabetical-index-mark-end text:id="IMark62340840"/> would probably be overkill <text:span text:style-name="T70">and complicate things for the user quite abit</text:span>, but <text:alphabetical-index-mark-start text:id="IMark66711048"/><text:alphabetical-index-mark-start text:id="IMark67385768"/><text:alphabetical-index-mark-start text:id="IMark64584504"/><text:alphabetical-index-mark-start text:id="IMark61138520"/><text:alphabetical-index-mark-start text:id="IMark68392920"/><text:alphabetical-index-mark-start text:id="IMark58841672"/><text:alphabetical-index-mark-start text:id="IMark62456568"/><text:alphabetical-index-mark-start text:id="IMark62915224"/><text:alphabetical-index-mark-start text:id="IMark68168424"/><text:alphabetical-index-mark-start text:id="IMark63998040"/><text:alphabetical-index-mark-start text:id="IMark60514504"/><text:alphabetical-index-mark-start text:id="IMark71679560"/>OpenMP<text:alphabetical-index-mark-end text:id="IMark71679560"/><text:alphabetical-index-mark-end text:id="IMark60514504"/><text:alphabetical-index-mark-end text:id="IMark63998040"/><text:alphabetical-index-mark-end text:id="IMark68168424"/><text:alphabetical-index-mark-end text:id="IMark62915224"/><text:alphabetical-index-mark-end text:id="IMark62456568"/><text:alphabetical-index-mark-end text:id="IMark58841672"/><text:alphabetical-index-mark-end text:id="IMark68392920"/><text:alphabetical-index-mark-end text:id="IMark61138520"/><text:alphabetical-index-mark-end text:id="IMark64584504"/><text:alphabetical-index-mark-end text:id="IMark67385768"/><text:alphabetical-index-mark-end text:id="IMark66711048"/> could feasibly work. The issue with <text:alphabetical-index-mark-start text:id="IMark64675064"/><text:alphabetical-index-mark-start text:id="IMark59247224"/><text:alphabetical-index-mark-start text:id="IMark38764792"/><text:alphabetical-index-mark-start text:id="IMark66246344"/><text:alphabetical-index-mark-start text:id="IMark65260856"/><text:alphabetical-index-mark-start text:id="IMark73222808"/><text:alphabetical-index-mark-start text:id="IMark68337128"/><text:alphabetical-index-mark-start text:id="IMark71271272"/><text:alphabetical-index-mark-start text:id="IMark67712568"/><text:alphabetical-index-mark-start text:id="IMark64864744"/><text:alphabetical-index-mark-start text:id="IMark71481880"/><text:alphabetical-index-mark-start text:id="IMark62469560"/>table<text:alphabetical-index-mark-end text:id="IMark62469560"/><text:alphabetical-index-mark-end text:id="IMark71481880"/><text:alphabetical-index-mark-end text:id="IMark64864744"/><text:alphabetical-index-mark-end text:id="IMark67712568"/><text:alphabetical-index-mark-end text:id="IMark71271272"/><text:alphabetical-index-mark-end text:id="IMark68337128"/><text:alphabetical-index-mark-end text:id="IMark73222808"/><text:alphabetical-index-mark-end text:id="IMark65260856"/><text:alphabetical-index-mark-end text:id="IMark66246344"/><text:alphabetical-index-mark-end text:id="IMark38764792"/><text:alphabetical-index-mark-end text:id="IMark59247224"/><text:alphabetical-index-mark-end text:id="IMark64675064"/> <text:alphabetical-index-mark-start text:id="IMark60896136"/><text:alphabetical-index-mark-start text:id="IMark60712632"/><text:alphabetical-index-mark-start text:id="IMark73278200"/><text:alphabetical-index-mark-start text:id="IMark73276872"/><text:alphabetical-index-mark-start text:id="IMark68450968"/><text:alphabetical-index-mark-start text:id="IMark68628232"/><text:alphabetical-index-mark-start text:id="IMark68873432"/><text:alphabetical-index-mark-start text:id="IMark63713384"/><text:alphabetical-index-mark-start text:id="IMark71296984"/><text:alphabetical-index-mark-start text:id="IMark63284456"/><text:alphabetical-index-mark-start text:id="IMark59215448"/><text:alphabetical-index-mark-start text:id="IMark65471352"/><text:alphabetical-index-mark-start text:id="IMark71593896"/><text:alphabetical-index-mark-start text:id="IMark62670056"/><text:alphabetical-index-mark-start text:id="IMark68869592"/><text:alphabetical-index-mark-start text:id="IMark64817112"/><text:alphabetical-index-mark-start text:id="IMark68163368"/><text:alphabetical-index-mark-start text:id="IMark65883000"/><text:alphabetical-index-mark-start text:id="IMark60519016"/><text:alphabetical-index-mark-start text:id="IMark39901944"/><text:alphabetical-index-mark-start text:id="IMark73226792"/><text:alphabetical-index-mark-start text:id="IMark71241976"/><text:alphabetical-index-mark-start text:id="IMark61167448"/><text:alphabetical-index-mark-start text:id="IMark54079880"/>lock<text:alphabetical-index-mark-end text:id="IMark54079880"/><text:alphabetical-index-mark-end text:id="IMark61167448"/><text:alphabetical-index-mark-end text:id="IMark71241976"/><text:alphabetical-index-mark-end text:id="IMark73226792"/><text:alphabetical-index-mark-end text:id="IMark39901944"/><text:alphabetical-index-mark-end text:id="IMark60519016"/><text:alphabetical-index-mark-end text:id="IMark65883000"/><text:alphabetical-index-mark-end text:id="IMark68163368"/><text:alphabetical-index-mark-end text:id="IMark64817112"/><text:alphabetical-index-mark-end text:id="IMark68869592"/><text:alphabetical-index-mark-end text:id="IMark62670056"/><text:alphabetical-index-mark-end text:id="IMark71593896"/>ing<text:alphabetical-index-mark-end text:id="IMark65471352"/><text:alphabetical-index-mark-end text:id="IMark59215448"/><text:alphabetical-index-mark-end text:id="IMark63284456"/><text:alphabetical-index-mark-end text:id="IMark71296984"/><text:alphabetical-index-mark-end text:id="IMark63713384"/><text:alphabetical-index-mark-end text:id="IMark68873432"/><text:alphabetical-index-mark-end text:id="IMark68628232"/><text:alphabetical-index-mark-end text:id="IMark68450968"/><text:alphabetical-index-mark-end text:id="IMark73276872"/><text:alphabetical-index-mark-end text:id="IMark73278200"/><text:alphabetical-index-mark-end text:id="IMark60712632"/><text:alphabetical-index-mark-end text:id="IMark60896136"/> remains and <text:alphabetical-index-mark-start text:id="IMark58315704"/><text:alphabetical-index-mark-start text:id="IMark54033032"/><text:alphabetical-index-mark-start text:id="IMark65263736"/><text:alphabetical-index-mark-start text:id="IMark68370312"/><text:alphabetical-index-mark-start text:id="IMark58923976"/><text:alphabetical-index-mark-start text:id="IMark68872472"/><text:alphabetical-index-mark-start text:id="IMark65261816"/><text:alphabetical-index-mark-start text:id="IMark64706680"/><text:alphabetical-index-mark-start text:id="IMark71547992"/><text:alphabetical-index-mark-start text:id="IMark62794904"/><text:alphabetical-index-mark-start text:id="IMark71731960"/><text:alphabetical-index-mark-start text:id="IMark68531944"/><text:alphabetical-index-mark-start text:id="IMark58869096"/><text:alphabetical-index-mark-start text:id="IMark68132280"/><text:alphabetical-index-mark-start text:id="IMark64794904"/><text:alphabetical-index-mark-start text:id="IMark71981096"/><text:alphabetical-index-mark-start text:id="IMark62054472"/><text:alphabetical-index-mark-start text:id="IMark75006040"/><text:alphabetical-index-mark-start text:id="IMark65264696"/><text:alphabetical-index-mark-start text:id="IMark68866184"/><text:alphabetical-index-mark-start text:id="IMark68868632"/><text:alphabetical-index-mark-start text:id="IMark60713016"/><text:alphabetical-index-mark-start text:id="IMark68432136"/><text:alphabetical-index-mark-start text:id="IMark71613720"/>SQL<text:alphabetical-index-mark-end text:id="IMark71613720"/><text:alphabetical-index-mark-end text:id="IMark68432136"/><text:alphabetical-index-mark-end text:id="IMark60713016"/><text:alphabetical-index-mark-end text:id="IMark68868632"/><text:alphabetical-index-mark-end text:id="IMark68866184"/><text:alphabetical-index-mark-end text:id="IMark65264696"/><text:alphabetical-index-mark-end text:id="IMark75006040"/><text:alphabetical-index-mark-end text:id="IMark62054472"/><text:alphabetical-index-mark-end text:id="IMark71981096"/><text:alphabetical-index-mark-end text:id="IMark64794904"/><text:alphabetical-index-mark-end text:id="IMark68132280"/><text:alphabetical-index-mark-end text:id="IMark58869096"/><text:alphabetical-index-mark-end text:id="IMark68531944"/><text:alphabetical-index-mark-end text:id="IMark71731960"/><text:alphabetical-index-mark-end text:id="IMark62794904"/><text:alphabetical-index-mark-end text:id="IMark71547992"/><text:alphabetical-index-mark-end text:id="IMark64706680"/><text:alphabetical-index-mark-end text:id="IMark65261816"/><text:alphabetical-index-mark-end text:id="IMark68872472"/><text:alphabetical-index-mark-end text:id="IMark58923976"/><text:alphabetical-index-mark-end text:id="IMark68370312"/><text:alphabetical-index-mark-end text:id="IMark65263736"/><text:alphabetical-index-mark-end text:id="IMark54033032"/><text:alphabetical-index-mark-end text:id="IMark58315704"/> scripts for a multi <text:alphabetical-index-mark-start text:id="IMark65821992"/><text:alphabetical-index-mark-start text:id="IMark67669080"/><text:alphabetical-index-mark-start text:id="IMark62232936"/><text:alphabetical-index-mark-start text:id="IMark68133240"/><text:alphabetical-index-mark-start text:id="IMark67740040"/><text:alphabetical-index-mark-start text:id="IMark62570392"/><text:alphabetical-index-mark-start text:id="IMark68345384"/><text:alphabetical-index-mark-start text:id="IMark68382264"/><text:alphabetical-index-mark-start text:id="IMark63277352"/><text:alphabetical-index-mark-start text:id="IMark39840120"/><text:alphabetical-index-mark-start text:id="IMark71581208"/><text:alphabetical-index-mark-start text:id="IMark65470392"/>thread<text:alphabetical-index-mark-end text:id="IMark65470392"/><text:alphabetical-index-mark-end text:id="IMark71581208"/><text:alphabetical-index-mark-end text:id="IMark39840120"/><text:alphabetical-index-mark-end text:id="IMark63277352"/><text:alphabetical-index-mark-end text:id="IMark68382264"/><text:alphabetical-index-mark-end text:id="IMark68345384"/><text:alphabetical-index-mark-end text:id="IMark62570392"/><text:alphabetical-index-mark-end text:id="IMark67740040"/><text:alphabetical-index-mark-end text:id="IMark68133240"/><text:alphabetical-index-mark-end text:id="IMark62232936"/><text:alphabetical-index-mark-end text:id="IMark67669080"/><text:alphabetical-index-mark-end text:id="IMark65821992"/>ed <text:alphabetical-index-mark-start text:id="IMark68875352"/><text:alphabetical-index-mark-start text:id="IMark71546072"/><text:alphabetical-index-mark-start text:id="IMark71898472"/><text:alphabetical-index-mark-start text:id="IMark71897512"/><text:alphabetical-index-mark-start text:id="IMark65653416"/><text:alphabetical-index-mark-start text:id="IMark67524664"/><text:alphabetical-index-mark-start text:id="IMark64904072"/><text:alphabetical-index-mark-start text:id="IMark62204072"/><text:alphabetical-index-mark-start text:id="IMark62056728"/><text:alphabetical-index-mark-start text:id="IMark33279960"/><text:alphabetical-index-mark-start text:id="IMark58842632"/><text:alphabetical-index-mark-start text:id="IMark62567928"/>environment<text:alphabetical-index-mark-end text:id="IMark62567928"/><text:alphabetical-index-mark-end text:id="IMark58842632"/><text:alphabetical-index-mark-end text:id="IMark33279960"/><text:alphabetical-index-mark-end text:id="IMark62056728"/><text:alphabetical-index-mark-end text:id="IMark62204072"/><text:alphabetical-index-mark-end text:id="IMark64904072"/><text:alphabetical-index-mark-end text:id="IMark67524664"/><text:alphabetical-index-mark-end text:id="IMark65653416"/><text:alphabetical-index-mark-end text:id="IMark71897512"/><text:alphabetical-index-mark-end text:id="IMark71898472"/><text:alphabetical-index-mark-end text:id="IMark71546072"/><text:alphabetical-index-mark-end text:id="IMark68875352"/> would require some extra care, but it is still possible.</text:p>
      <text:p text:style-name="P47"/>
      <text:p text:style-name="P65"><text:alphabetical-index-mark-start text:id="IMark58903464"/><text:alphabetical-index-mark-start text:id="IMark60270856"/><text:alphabetical-index-mark-start text:id="IMark68341400"/><text:alphabetical-index-mark-start text:id="IMark64585464"/><text:alphabetical-index-mark-start text:id="IMark69042024"/>HDF5<text:alphabetical-index-mark-end text:id="IMark69042024"/><text:alphabetical-index-mark-end text:id="IMark64585464"/><text:alphabetical-index-mark-end text:id="IMark68341400"/><text:alphabetical-index-mark-end text:id="IMark60270856"/><text:alphabetical-index-mark-end text:id="IMark58903464"/> <text:alphabetical-index-mark-start text:id="IMark58827352"/><text:alphabetical-index-mark-start text:id="IMark73268904"/><text:alphabetical-index-mark-start text:id="IMark64587384"/><text:alphabetical-index-mark-start text:id="IMark58788664"/><text:alphabetical-index-mark-start text:id="IMark64793944"/>file<text:alphabetical-index-mark-end text:id="IMark64793944"/><text:alphabetical-index-mark-end text:id="IMark58788664"/><text:alphabetical-index-mark-end text:id="IMark64587384"/><text:alphabetical-index-mark-end text:id="IMark73268904"/><text:alphabetical-index-mark-end text:id="IMark58827352"/>s are better prepared, on the other hand, to deal with multi – <text:alphabetical-index-mark-start text:id="IMark61534232"/><text:alphabetical-index-mark-start text:id="IMark68971704"/><text:alphabetical-index-mark-start text:id="IMark54226520"/><text:alphabetical-index-mark-start text:id="IMark63397000"/><text:alphabetical-index-mark-start text:id="IMark63076088"/>thread<text:alphabetical-index-mark-end text:id="IMark63076088"/><text:alphabetical-index-mark-end text:id="IMark63397000"/><text:alphabetical-index-mark-end text:id="IMark54226520"/><text:alphabetical-index-mark-end text:id="IMark68971704"/><text:alphabetical-index-mark-end text:id="IMark61534232"/>ing since they have been conceived from the beginning to store very large amounts of data, something that more often than not requires very fast access.</text:p>
      <text:p text:style-name="P65"/>
      <text:p text:style-name="P70">Please take into account that currently, <text:alphabetical-index-mark-start text:id="IMark62569160"/><text:alphabetical-index-mark-start text:id="IMark64792984"/><text:alphabetical-index-mark-start text:id="IMark66191256"/><text:alphabetical-index-mark-start text:id="IMark61586584"/>sql<text:alphabetical-index-mark-end text:id="IMark61586584"/><text:alphabetical-index-mark-end text:id="IMark66191256"/><text:alphabetical-index-mark-end text:id="IMark64792984"/><text:alphabetical-index-mark-end text:id="IMark62569160"/>p does not employ <text:alphabetical-index-mark-start text:id="IMark68858696"/><text:alphabetical-index-mark-start text:id="IMark71943208"/>MPI<text:alphabetical-index-mark-end text:id="IMark71943208"/><text:alphabetical-index-mark-end text:id="IMark68858696"/> for <text:alphabetical-index-mark-start text:id="IMark69040792"/><text:alphabetical-index-mark-start text:id="IMark71309368"/>HDF5<text:alphabetical-index-mark-end text:id="IMark71309368"/><text:alphabetical-index-mark-end text:id="IMark69040792"/> access.</text:p>
      <text:p text:style-name="P47"/>
      <text:p text:style-name="P47"/>
      <text:h text:style-name="Heading_20_2" text:outline-level="2"><text:bookmark-start text:name="__RefHeading___Toc975_76759228"/>3.2. <text:alphabetical-index-mark-start text:id="IMark61249560"/><text:alphabetical-index-mark-start text:id="IMark71730728"/><text:alphabetical-index-mark-start text:id="IMark59159384"/><text:alphabetical-index-mark-start text:id="IMark68871512"/><text:alphabetical-index-mark-start text:id="IMark68388936"/><text:alphabetical-index-mark-start text:id="IMark73110760"/><text:alphabetical-index-mark-start text:id="IMark73279528"/><text:alphabetical-index-mark-start text:id="IMark71547032"/><text:alphabetical-index-mark-start text:id="IMark68870552"/><text:alphabetical-index-mark-start text:id="IMark63406824"/><text:alphabetical-index-mark-start text:id="IMark65376904"/><text:alphabetical-index-mark-start text:id="IMark63608104"/>Operating<text:alphabetical-index-mark-end text:id="IMark63608104"/><text:alphabetical-index-mark-end text:id="IMark65376904"/><text:alphabetical-index-mark-end text:id="IMark63406824"/><text:alphabetical-index-mark-end text:id="IMark68870552"/><text:alphabetical-index-mark-end text:id="IMark71547032"/><text:alphabetical-index-mark-end text:id="IMark73279528"/><text:alphabetical-index-mark-end text:id="IMark73110760"/><text:alphabetical-index-mark-end text:id="IMark68388936"/><text:alphabetical-index-mark-end text:id="IMark68871512"/><text:alphabetical-index-mark-end text:id="IMark59159384"/><text:alphabetical-index-mark-end text:id="IMark71730728"/><text:alphabetical-index-mark-end text:id="IMark61249560"/> <text:alphabetical-index-mark-start text:id="IMark66841768"/><text:alphabetical-index-mark-start text:id="IMark58840712"/><text:alphabetical-index-mark-start text:id="IMark39899064"/><text:alphabetical-index-mark-start text:id="IMark61585448"/><text:alphabetical-index-mark-start text:id="IMark67383848"/><text:alphabetical-index-mark-start text:id="IMark54539016"/><text:alphabetical-index-mark-start text:id="IMark68992184"/><text:alphabetical-index-mark-start text:id="IMark65614552"/><text:alphabetical-index-mark-start text:id="IMark71243896"/><text:alphabetical-index-mark-start text:id="IMark71899432"/><text:alphabetical-index-mark-start text:id="IMark61472360"/><text:alphabetical-index-mark-start text:id="IMark66088008"/><text:alphabetical-index-mark-start text:id="IMark68874392"/><text:alphabetical-index-mark-start text:id="IMark38765752"/><text:alphabetical-index-mark-start text:id="IMark71642872"/><text:alphabetical-index-mark-start text:id="IMark69039560"/><text:alphabetical-index-mark-start text:id="IMark62860904"/><text:alphabetical-index-mark-start text:id="IMark64224280"/><text:alphabetical-index-mark-start text:id="IMark68047656"/><text:alphabetical-index-mark-start text:id="IMark65262776"/><text:alphabetical-index-mark-start text:id="IMark68130360"/><text:alphabetical-index-mark-start text:id="IMark39900984"/><text:alphabetical-index-mark-start text:id="IMark65124760"/><text:alphabetical-index-mark-start text:id="IMark65384328"/>system<text:alphabetical-index-mark-end text:id="IMark65384328"/><text:alphabetical-index-mark-end text:id="IMark65124760"/><text:alphabetical-index-mark-end text:id="IMark39900984"/><text:alphabetical-index-mark-end text:id="IMark68130360"/><text:alphabetical-index-mark-end text:id="IMark65262776"/><text:alphabetical-index-mark-end text:id="IMark68047656"/><text:alphabetical-index-mark-end text:id="IMark64224280"/><text:alphabetical-index-mark-end text:id="IMark62860904"/><text:alphabetical-index-mark-end text:id="IMark69039560"/><text:alphabetical-index-mark-end text:id="IMark71642872"/><text:alphabetical-index-mark-end text:id="IMark38765752"/><text:alphabetical-index-mark-end text:id="IMark68874392"/><text:alphabetical-index-mark-end text:id="IMark66088008"/><text:alphabetical-index-mark-end text:id="IMark61472360"/><text:alphabetical-index-mark-end text:id="IMark71899432"/><text:alphabetical-index-mark-end text:id="IMark71243896"/><text:alphabetical-index-mark-end text:id="IMark65614552"/><text:alphabetical-index-mark-end text:id="IMark68992184"/><text:alphabetical-index-mark-end text:id="IMark54539016"/><text:alphabetical-index-mark-end text:id="IMark67383848"/><text:alphabetical-index-mark-end text:id="IMark61585448"/><text:alphabetical-index-mark-end text:id="IMark39899064"/><text:alphabetical-index-mark-end text:id="IMark58840712"/><text:alphabetical-index-mark-end text:id="IMark66841768"/>.<text:bookmark-end text:name="__RefHeading___Toc975_76759228"/></text:h>
      <text:p text:style-name="P47"/>
      <text:p text:style-name="P47">I developed <text:alphabetical-index-mark-start text:id="IMark64796248"/><text:alphabetical-index-mark-start text:id="IMark73159832"/><text:alphabetical-index-mark-start text:id="IMark38763832"/><text:alphabetical-index-mark-start text:id="IMark67735592"/><text:alphabetical-index-mark-start text:id="IMark62340840"/><text:alphabetical-index-mark-start text:id="IMark63599000"/><text:alphabetical-index-mark-start text:id="IMark67728776"/><text:alphabetical-index-mark-start text:id="IMark64586424"/><text:alphabetical-index-mark-start text:id="IMark65058072"/><text:alphabetical-index-mark-start text:id="IMark54886072"/><text:alphabetical-index-mark-start text:id="IMark66343928"/><text:alphabetical-index-mark-start text:id="IMark58755384"/><text:alphabetical-index-mark-start text:id="IMark58314088"/><text:alphabetical-index-mark-start text:id="IMark65481016"/><text:alphabetical-index-mark-start text:id="IMark54574696"/><text:alphabetical-index-mark-start text:id="IMark65122104"/><text:alphabetical-index-mark-start text:id="IMark71744232"/><text:alphabetical-index-mark-start text:id="IMark73588344"/><text:alphabetical-index-mark-start text:id="IMark71546072"/><text:alphabetical-index-mark-start text:id="IMark68875352"/><text:alphabetical-index-mark-start text:id="IMark71898472"/><text:alphabetical-index-mark-start text:id="IMark71897512"/><text:alphabetical-index-mark-start text:id="IMark65653416"/><text:alphabetical-index-mark-start text:id="IMark67524664"/>sql<text:alphabetical-index-mark-end text:id="IMark67524664"/><text:alphabetical-index-mark-end text:id="IMark65653416"/><text:alphabetical-index-mark-end text:id="IMark71897512"/><text:alphabetical-index-mark-end text:id="IMark71898472"/><text:alphabetical-index-mark-end text:id="IMark68875352"/><text:alphabetical-index-mark-end text:id="IMark71546072"/><text:alphabetical-index-mark-end text:id="IMark73588344"/><text:alphabetical-index-mark-end text:id="IMark71744232"/><text:alphabetical-index-mark-end text:id="IMark65122104"/><text:alphabetical-index-mark-end text:id="IMark54574696"/><text:alphabetical-index-mark-end text:id="IMark65481016"/><text:alphabetical-index-mark-end text:id="IMark58314088"/><text:alphabetical-index-mark-end text:id="IMark58755384"/><text:alphabetical-index-mark-end text:id="IMark66343928"/><text:alphabetical-index-mark-end text:id="IMark54886072"/><text:alphabetical-index-mark-end text:id="IMark65058072"/><text:alphabetical-index-mark-end text:id="IMark64586424"/><text:alphabetical-index-mark-end text:id="IMark67728776"/><text:alphabetical-index-mark-end text:id="IMark63599000"/><text:alphabetical-index-mark-end text:id="IMark62340840"/><text:alphabetical-index-mark-end text:id="IMark67735592"/><text:alphabetical-index-mark-end text:id="IMark38763832"/><text:alphabetical-index-mark-end text:id="IMark73159832"/><text:alphabetical-index-mark-end text:id="IMark64796248"/>p on a <text:alphabetical-index-mark-start text:id="IMark64904072"/><text:alphabetical-index-mark-start text:id="IMark62204072"/><text:alphabetical-index-mark-start text:id="IMark62056728"/><text:alphabetical-index-mark-start text:id="IMark33279960"/><text:alphabetical-index-mark-start text:id="IMark58842632"/><text:alphabetical-index-mark-start text:id="IMark62567928"/><text:alphabetical-index-mark-start text:id="IMark65821992"/><text:alphabetical-index-mark-start text:id="IMark67669080"/><text:alphabetical-index-mark-start text:id="IMark62232936"/><text:alphabetical-index-mark-start text:id="IMark68133240"/><text:alphabetical-index-mark-start text:id="IMark67740040"/><text:alphabetical-index-mark-start text:id="IMark62570392"/>Linux<text:alphabetical-index-mark-end text:id="IMark62570392"/><text:alphabetical-index-mark-end text:id="IMark67740040"/><text:alphabetical-index-mark-end text:id="IMark68133240"/><text:alphabetical-index-mark-end text:id="IMark62232936"/><text:alphabetical-index-mark-end text:id="IMark67669080"/><text:alphabetical-index-mark-end text:id="IMark65821992"/><text:alphabetical-index-mark-end text:id="IMark62567928"/><text:alphabetical-index-mark-end text:id="IMark58842632"/><text:alphabetical-index-mark-end text:id="IMark33279960"/><text:alphabetical-index-mark-end text:id="IMark62056728"/><text:alphabetical-index-mark-end text:id="IMark62204072"/><text:alphabetical-index-mark-end text:id="IMark64904072"/> machine to use within a <text:alphabetical-index-mark-start text:id="IMark68345384"/><text:alphabetical-index-mark-start text:id="IMark68382264"/><text:alphabetical-index-mark-start text:id="IMark63277352"/><text:alphabetical-index-mark-start text:id="IMark39840120"/><text:alphabetical-index-mark-start text:id="IMark71581208"/><text:alphabetical-index-mark-start text:id="IMark65470392"/><text:alphabetical-index-mark-start text:id="IMark58315704"/><text:alphabetical-index-mark-start text:id="IMark54033032"/><text:alphabetical-index-mark-start text:id="IMark65263736"/><text:alphabetical-index-mark-start text:id="IMark68370312"/><text:alphabetical-index-mark-start text:id="IMark58923976"/><text:alphabetical-index-mark-start text:id="IMark68872472"/>Linux<text:alphabetical-index-mark-end text:id="IMark68872472"/><text:alphabetical-index-mark-end text:id="IMark58923976"/><text:alphabetical-index-mark-end text:id="IMark68370312"/><text:alphabetical-index-mark-end text:id="IMark65263736"/><text:alphabetical-index-mark-end text:id="IMark54033032"/><text:alphabetical-index-mark-end text:id="IMark58315704"/><text:alphabetical-index-mark-end text:id="IMark65470392"/><text:alphabetical-index-mark-end text:id="IMark71581208"/><text:alphabetical-index-mark-end text:id="IMark39840120"/><text:alphabetical-index-mark-end text:id="IMark63277352"/><text:alphabetical-index-mark-end text:id="IMark68382264"/><text:alphabetical-index-mark-end text:id="IMark68345384"/> <text:alphabetical-index-mark-start text:id="IMark65261816"/><text:alphabetical-index-mark-start text:id="IMark64706680"/><text:alphabetical-index-mark-start text:id="IMark71547992"/><text:alphabetical-index-mark-start text:id="IMark62794904"/><text:alphabetical-index-mark-start text:id="IMark71731960"/><text:alphabetical-index-mark-start text:id="IMark68531944"/><text:alphabetical-index-mark-start text:id="IMark58869096"/><text:alphabetical-index-mark-start text:id="IMark68132280"/><text:alphabetical-index-mark-start text:id="IMark64794904"/><text:alphabetical-index-mark-start text:id="IMark71981096"/><text:alphabetical-index-mark-start text:id="IMark62054472"/><text:alphabetical-index-mark-start text:id="IMark75006040"/>environment<text:alphabetical-index-mark-end text:id="IMark75006040"/><text:alphabetical-index-mark-end text:id="IMark62054472"/><text:alphabetical-index-mark-end text:id="IMark71981096"/><text:alphabetical-index-mark-end text:id="IMark64794904"/><text:alphabetical-index-mark-end text:id="IMark68132280"/><text:alphabetical-index-mark-end text:id="IMark58869096"/><text:alphabetical-index-mark-end text:id="IMark68531944"/><text:alphabetical-index-mark-end text:id="IMark71731960"/><text:alphabetical-index-mark-end text:id="IMark62794904"/><text:alphabetical-index-mark-end text:id="IMark71547992"/><text:alphabetical-index-mark-end text:id="IMark64706680"/><text:alphabetical-index-mark-end text:id="IMark65261816"/> with <text:alphabetical-index-mark-start text:id="IMark65264696"/><text:alphabetical-index-mark-start text:id="IMark68866184"/><text:alphabetical-index-mark-start text:id="IMark68868632"/><text:alphabetical-index-mark-start text:id="IMark60713016"/><text:alphabetical-index-mark-start text:id="IMark68432136"/><text:alphabetical-index-mark-start text:id="IMark71613720"/><text:alphabetical-index-mark-start text:id="IMark60896136"/><text:alphabetical-index-mark-start text:id="IMark60712632"/><text:alphabetical-index-mark-start text:id="IMark73278200"/><text:alphabetical-index-mark-start text:id="IMark73276872"/><text:alphabetical-index-mark-start text:id="IMark68450968"/><text:alphabetical-index-mark-start text:id="IMark68628232"/>gcc<text:alphabetical-index-mark-end text:id="IMark68628232"/><text:alphabetical-index-mark-end text:id="IMark68450968"/><text:alphabetical-index-mark-end text:id="IMark73276872"/><text:alphabetical-index-mark-end text:id="IMark73278200"/><text:alphabetical-index-mark-end text:id="IMark60712632"/><text:alphabetical-index-mark-end text:id="IMark60896136"/><text:alphabetical-index-mark-end text:id="IMark71613720"/><text:alphabetical-index-mark-end text:id="IMark68432136"/><text:alphabetical-index-mark-end text:id="IMark60713016"/><text:alphabetical-index-mark-end text:id="IMark68868632"/><text:alphabetical-index-mark-end text:id="IMark68866184"/><text:alphabetical-index-mark-end text:id="IMark65264696"/>. I see no problems for any reasonably seasoned user to co<text:alphabetical-index-mark-start text:id="IMark68873432"/><text:alphabetical-index-mark-start text:id="IMark63713384"/><text:alphabetical-index-mark-start text:id="IMark71296984"/><text:alphabetical-index-mark-start text:id="IMark63284456"/><text:alphabetical-index-mark-start text:id="IMark59215448"/><text:alphabetical-index-mark-start text:id="IMark65471352"/><text:alphabetical-index-mark-start text:id="IMark71593896"/><text:alphabetical-index-mark-start text:id="IMark62670056"/><text:alphabetical-index-mark-start text:id="IMark68869592"/><text:alphabetical-index-mark-start text:id="IMark64817112"/><text:alphabetical-index-mark-start text:id="IMark68163368"/><text:alphabetical-index-mark-start text:id="IMark65883000"/>mpi<text:alphabetical-index-mark-end text:id="IMark65883000"/><text:alphabetical-index-mark-end text:id="IMark68163368"/><text:alphabetical-index-mark-end text:id="IMark64817112"/><text:alphabetical-index-mark-end text:id="IMark68869592"/><text:alphabetical-index-mark-end text:id="IMark62670056"/><text:alphabetical-index-mark-end text:id="IMark71593896"/><text:alphabetical-index-mark-end text:id="IMark65471352"/><text:alphabetical-index-mark-end text:id="IMark59215448"/><text:alphabetical-index-mark-end text:id="IMark63284456"/><text:alphabetical-index-mark-end text:id="IMark71296984"/><text:alphabetical-index-mark-end text:id="IMark63713384"/><text:alphabetical-index-mark-end text:id="IMark68873432"/>le it for a <text:alphabetical-index-mark-start text:id="IMark60519016"/><text:alphabetical-index-mark-start text:id="IMark39901944"/><text:alphabetical-index-mark-start text:id="IMark73226792"/><text:alphabetical-index-mark-start text:id="IMark71241976"/><text:alphabetical-index-mark-start text:id="IMark61167448"/><text:alphabetical-index-mark-start text:id="IMark54079880"/><text:alphabetical-index-mark-start text:id="IMark64675064"/><text:alphabetical-index-mark-start text:id="IMark59247224"/><text:alphabetical-index-mark-start text:id="IMark38764792"/><text:alphabetical-index-mark-start text:id="IMark66246344"/><text:alphabetical-index-mark-start text:id="IMark65260856"/><text:alphabetical-index-mark-start text:id="IMark73222808"/>Windows<text:alphabetical-index-mark-end text:id="IMark73222808"/><text:alphabetical-index-mark-end text:id="IMark65260856"/><text:alphabetical-index-mark-end text:id="IMark66246344"/><text:alphabetical-index-mark-end text:id="IMark38764792"/><text:alphabetical-index-mark-end text:id="IMark59247224"/><text:alphabetical-index-mark-end text:id="IMark64675064"/><text:alphabetical-index-mark-end text:id="IMark54079880"/><text:alphabetical-index-mark-end text:id="IMark61167448"/><text:alphabetical-index-mark-end text:id="IMark71241976"/><text:alphabetical-index-mark-end text:id="IMark73226792"/><text:alphabetical-index-mark-end text:id="IMark39901944"/><text:alphabetical-index-mark-end text:id="IMark60519016"/> <text:alphabetical-index-mark-start text:id="IMark68337128"/><text:alphabetical-index-mark-start text:id="IMark71271272"/><text:alphabetical-index-mark-start text:id="IMark67712568"/><text:alphabetical-index-mark-start text:id="IMark64864744"/><text:alphabetical-index-mark-start text:id="IMark71481880"/><text:alphabetical-index-mark-start text:id="IMark62469560"/><text:alphabetical-index-mark-start text:id="IMark66711048"/><text:alphabetical-index-mark-start text:id="IMark67385768"/><text:alphabetical-index-mark-start text:id="IMark64584504"/><text:alphabetical-index-mark-start text:id="IMark61138520"/><text:alphabetical-index-mark-start text:id="IMark68392920"/><text:alphabetical-index-mark-start text:id="IMark58841672"/><text:alphabetical-index-mark-start text:id="IMark62456568"/><text:alphabetical-index-mark-start text:id="IMark62915224"/><text:alphabetical-index-mark-start text:id="IMark68168424"/><text:alphabetical-index-mark-start text:id="IMark63998040"/><text:alphabetical-index-mark-start text:id="IMark60514504"/><text:alphabetical-index-mark-start text:id="IMark71679560"/><text:alphabetical-index-mark-start text:id="IMark64795864"/><text:alphabetical-index-mark-start text:id="IMark39900024"/><text:alphabetical-index-mark-start text:id="IMark68971704"/><text:alphabetical-index-mark-start text:id="IMark61534232"/><text:alphabetical-index-mark-start text:id="IMark54226520"/><text:alphabetical-index-mark-start text:id="IMark63397000"/>system<text:alphabetical-index-mark-end text:id="IMark63397000"/><text:alphabetical-index-mark-end text:id="IMark54226520"/><text:alphabetical-index-mark-end text:id="IMark61534232"/><text:alphabetical-index-mark-end text:id="IMark68971704"/><text:alphabetical-index-mark-end text:id="IMark39900024"/><text:alphabetical-index-mark-end text:id="IMark64795864"/><text:alphabetical-index-mark-end text:id="IMark71679560"/><text:alphabetical-index-mark-end text:id="IMark60514504"/><text:alphabetical-index-mark-end text:id="IMark63998040"/><text:alphabetical-index-mark-end text:id="IMark68168424"/><text:alphabetical-index-mark-end text:id="IMark62915224"/><text:alphabetical-index-mark-end text:id="IMark62456568"/><text:alphabetical-index-mark-end text:id="IMark58841672"/><text:alphabetical-index-mark-end text:id="IMark68392920"/><text:alphabetical-index-mark-end text:id="IMark61138520"/><text:alphabetical-index-mark-end text:id="IMark64584504"/><text:alphabetical-index-mark-end text:id="IMark67385768"/><text:alphabetical-index-mark-end text:id="IMark66711048"/><text:alphabetical-index-mark-end text:id="IMark62469560"/><text:alphabetical-index-mark-end text:id="IMark71481880"/><text:alphabetical-index-mark-end text:id="IMark64864744"/><text:alphabetical-index-mark-end text:id="IMark67712568"/><text:alphabetical-index-mark-end text:id="IMark71271272"/><text:alphabetical-index-mark-end text:id="IMark68337128"/>, <text:span text:style-name="T65">except whenever it might be employed within a cluster </text:span><text:alphabetical-index-mark-start text:id="IMark63076088"/><text:alphabetical-index-mark-start text:id="IMark58827352"/><text:alphabetical-index-mark-start text:id="IMark73268904"/><text:alphabetical-index-mark-start text:id="IMark64587384"/><text:alphabetical-index-mark-start text:id="IMark58788664"/><text:span text:style-name="T65">environment</text:span><text:alphabetical-index-mark-end text:id="IMark58788664"/><text:alphabetical-index-mark-end text:id="IMark64587384"/><text:alphabetical-index-mark-end text:id="IMark73268904"/><text:alphabetical-index-mark-end text:id="IMark58827352"/><text:alphabetical-index-mark-end text:id="IMark63076088"/><text:span text:style-name="T65"> using any for of </text:span><text:alphabetical-index-mark-start text:id="IMark64793944"/><text:alphabetical-index-mark-start text:id="IMark58903464"/><text:alphabetical-index-mark-start text:id="IMark60270856"/><text:alphabetical-index-mark-start text:id="IMark68341400"/><text:alphabetical-index-mark-start text:id="IMark64585464"/><text:span text:style-name="T65">MPI</text:span><text:alphabetical-index-mark-end text:id="IMark64585464"/><text:alphabetical-index-mark-end text:id="IMark68341400"/><text:alphabetical-index-mark-end text:id="IMark60270856"/><text:alphabetical-index-mark-end text:id="IMark58903464"/><text:alphabetical-index-mark-end text:id="IMark64793944"/>. <text:span text:style-name="T65">MS </text:span><text:alphabetical-index-mark-start text:id="IMark69042024"/><text:alphabetical-index-mark-start text:id="IMark59222280"/><text:alphabetical-index-mark-start text:id="IMark65525048"/><text:alphabetical-index-mark-start text:id="IMark53984840"/><text:alphabetical-index-mark-start text:id="IMark71309368"/><text:span text:style-name="T65">Windows</text:span><text:alphabetical-index-mark-end text:id="IMark71309368"/><text:alphabetical-index-mark-end text:id="IMark53984840"/><text:alphabetical-index-mark-end text:id="IMark65525048"/><text:alphabetical-index-mark-end text:id="IMark59222280"/><text:alphabetical-index-mark-end text:id="IMark69042024"/><text:span text:style-name="T65"> </text:span><text:alphabetical-index-mark-start text:id="IMark69040792"/><text:alphabetical-index-mark-start text:id="IMark68858696"/><text:alphabetical-index-mark-start text:id="IMark71943208"/><text:alphabetical-index-mark-start text:id="IMark62569160"/><text:alphabetical-index-mark-start text:id="IMark64792984"/><text:alphabetical-index-mark-start text:id="IMark66191256"/><text:alphabetical-index-mark-start text:id="IMark61586584"/><text:alphabetical-index-mark-start text:id="IMark38766712"/><text:alphabetical-index-mark-start text:id="IMark64384536"/><text:alphabetical-index-mark-start text:id="IMark67525624"/><text:span text:style-name="T65">system</text:span><text:alphabetical-index-mark-end text:id="IMark67525624"/><text:alphabetical-index-mark-end text:id="IMark64384536"/><text:alphabetical-index-mark-end text:id="IMark38766712"/><text:alphabetical-index-mark-end text:id="IMark61586584"/><text:alphabetical-index-mark-end text:id="IMark66191256"/><text:alphabetical-index-mark-end text:id="IMark64792984"/><text:alphabetical-index-mark-end text:id="IMark62569160"/><text:alphabetical-index-mark-end text:id="IMark71943208"/><text:alphabetical-index-mark-end text:id="IMark68858696"/><text:alphabetical-index-mark-end text:id="IMark69040792"/><text:span text:style-name="T65">s will probably be unable to </text:span><text:alphabetical-index-mark-start text:id="IMark65378232"/><text:alphabetical-index-mark-start text:id="IMark67142280"/><text:alphabetical-index-mark-start text:id="IMark58840712"/><text:alphabetical-index-mark-start text:id="IMark66841768"/><text:alphabetical-index-mark-start text:id="IMark39899064"/><text:span text:style-name="T65">handle</text:span><text:alphabetical-index-mark-end text:id="IMark39899064"/><text:alphabetical-index-mark-end text:id="IMark66841768"/><text:alphabetical-index-mark-end text:id="IMark58840712"/><text:alphabetical-index-mark-end text:id="IMark67142280"/><text:alphabetical-index-mark-end text:id="IMark65378232"/> <text:alphabetical-index-mark-start text:id="IMark61585448"/><text:alphabetical-index-mark-start text:id="IMark67383848"/><text:alphabetical-index-mark-start text:id="IMark54539016"/><text:alphabetical-index-mark-start text:id="IMark68992184"/><text:alphabetical-index-mark-start text:id="IMark65614552"/><text:span text:style-name="T65">MPI</text:span><text:alphabetical-index-mark-end text:id="IMark65614552"/><text:alphabetical-index-mark-end text:id="IMark68992184"/><text:alphabetical-index-mark-end text:id="IMark54539016"/><text:alphabetical-index-mark-end text:id="IMark67383848"/><text:alphabetical-index-mark-end text:id="IMark61585448"/><text:span text:style-name="T65"> </text:span><text:alphabetical-index-mark-start text:id="IMark71243896"/><text:alphabetical-index-mark-start text:id="IMark71899432"/><text:alphabetical-index-mark-start text:id="IMark61472360"/><text:alphabetical-index-mark-start text:id="IMark66088008"/><text:alphabetical-index-mark-start text:id="IMark68874392"/><text:span text:style-name="T65">call</text:span><text:alphabetical-index-mark-end text:id="IMark68874392"/><text:alphabetical-index-mark-end text:id="IMark66088008"/><text:alphabetical-index-mark-end text:id="IMark61472360"/><text:alphabetical-index-mark-end text:id="IMark71899432"/><text:alphabetical-index-mark-end text:id="IMark71243896"/><text:span text:style-name="T65">s.</text:span></text:p>
      <text:h text:style-name="P118" text:outline-level="1"><text:bookmark-start text:name="__RefHeading___Toc977_76759228"/>4. Structure<text:bookmark-end text:name="__RefHeading___Toc977_76759228"/></text:h>
      <text:p text:style-name="P8"/>
      <text:p text:style-name="P39">In the main <text:alphabetical-index-mark-start text:id="IMark65124760"/><text:alphabetical-index-mark-start text:id="IMark65384328"/><text:alphabetical-index-mark-start text:id="IMark61249560"/><text:alphabetical-index-mark-start text:id="IMark71730728"/><text:alphabetical-index-mark-start text:id="IMark59159384"/><text:alphabetical-index-mark-start text:id="IMark68871512"/><text:alphabetical-index-mark-start text:id="IMark68388936"/><text:alphabetical-index-mark-start text:id="IMark73110760"/><text:alphabetical-index-mark-start text:id="IMark73279528"/><text:alphabetical-index-mark-start text:id="IMark71547032"/><text:alphabetical-index-mark-start text:id="IMark68870552"/><text:alphabetical-index-mark-start text:id="IMark63406824"/>folder<text:alphabetical-index-mark-end text:id="IMark63406824"/><text:alphabetical-index-mark-end text:id="IMark68870552"/><text:alphabetical-index-mark-end text:id="IMark71547032"/><text:alphabetical-index-mark-end text:id="IMark73279528"/><text:alphabetical-index-mark-end text:id="IMark73110760"/><text:alphabetical-index-mark-end text:id="IMark68388936"/><text:alphabetical-index-mark-end text:id="IMark68871512"/><text:alphabetical-index-mark-end text:id="IMark59159384"/><text:alphabetical-index-mark-end text:id="IMark71730728"/><text:alphabetical-index-mark-end text:id="IMark61249560"/><text:alphabetical-index-mark-end text:id="IMark65384328"/><text:alphabetical-index-mark-end text:id="IMark65124760"/> of the project you will find a couple of <text:alphabetical-index-mark-start text:id="IMark65376904"/><text:alphabetical-index-mark-start text:id="IMark63608104"/><text:alphabetical-index-mark-start text:id="IMark68368984"/><text:alphabetical-index-mark-start text:id="IMark39716568"/><text:alphabetical-index-mark-start text:id="IMark73267288"/><text:alphabetical-index-mark-start text:id="IMark38765752"/><text:alphabetical-index-mark-start text:id="IMark68337128"/><text:alphabetical-index-mark-start text:id="IMark71271272"/><text:alphabetical-index-mark-start text:id="IMark67712568"/><text:alphabetical-index-mark-start text:id="IMark64864744"/><text:alphabetical-index-mark-start text:id="IMark71481880"/><text:alphabetical-index-mark-start text:id="IMark62469560"/>.cpp<text:alphabetical-index-mark-end text:id="IMark62469560"/><text:alphabetical-index-mark-end text:id="IMark71481880"/><text:alphabetical-index-mark-end text:id="IMark64864744"/><text:alphabetical-index-mark-end text:id="IMark67712568"/><text:alphabetical-index-mark-end text:id="IMark71271272"/><text:alphabetical-index-mark-end text:id="IMark68337128"/><text:alphabetical-index-mark-end text:id="IMark38765752"/><text:alphabetical-index-mark-end text:id="IMark73267288"/><text:alphabetical-index-mark-end text:id="IMark39716568"/><text:alphabetical-index-mark-end text:id="IMark68368984"/><text:alphabetical-index-mark-end text:id="IMark63608104"/><text:alphabetical-index-mark-end text:id="IMark65376904"/> and <text:alphabetical-index-mark-start text:id="IMark66711048"/><text:alphabetical-index-mark-start text:id="IMark67385768"/><text:alphabetical-index-mark-start text:id="IMark64584504"/><text:alphabetical-index-mark-start text:id="IMark61138520"/><text:alphabetical-index-mark-start text:id="IMark68392920"/><text:alphabetical-index-mark-start text:id="IMark58841672"/><text:alphabetical-index-mark-start text:id="IMark62456568"/><text:alphabetical-index-mark-start text:id="IMark62915224"/><text:alphabetical-index-mark-start text:id="IMark68168424"/><text:alphabetical-index-mark-start text:id="IMark63998040"/><text:alphabetical-index-mark-start text:id="IMark60514504"/><text:alphabetical-index-mark-start text:id="IMark71679560"/>.hpp<text:alphabetical-index-mark-end text:id="IMark71679560"/><text:alphabetical-index-mark-end text:id="IMark60514504"/><text:alphabetical-index-mark-end text:id="IMark63998040"/><text:alphabetical-index-mark-end text:id="IMark68168424"/><text:alphabetical-index-mark-end text:id="IMark62915224"/><text:alphabetical-index-mark-end text:id="IMark62456568"/><text:alphabetical-index-mark-end text:id="IMark58841672"/><text:alphabetical-index-mark-end text:id="IMark68392920"/><text:alphabetical-index-mark-end text:id="IMark61138520"/><text:alphabetical-index-mark-end text:id="IMark64584504"/><text:alphabetical-index-mark-end text:id="IMark67385768"/><text:alphabetical-index-mark-end text:id="IMark66711048"/> <text:alphabetical-index-mark-start text:id="IMark64795864"/><text:alphabetical-index-mark-start text:id="IMark39900024"/><text:alphabetical-index-mark-start text:id="IMark68971704"/><text:alphabetical-index-mark-start text:id="IMark61534232"/><text:alphabetical-index-mark-start text:id="IMark54226520"/><text:alphabetical-index-mark-start text:id="IMark63397000"/><text:alphabetical-index-mark-start text:id="IMark60519016"/><text:alphabetical-index-mark-start text:id="IMark39901944"/><text:alphabetical-index-mark-start text:id="IMark73226792"/><text:alphabetical-index-mark-start text:id="IMark71241976"/><text:alphabetical-index-mark-start text:id="IMark61167448"/><text:alphabetical-index-mark-start text:id="IMark54079880"/>file<text:alphabetical-index-mark-end text:id="IMark54079880"/><text:alphabetical-index-mark-end text:id="IMark61167448"/><text:alphabetical-index-mark-end text:id="IMark71241976"/><text:alphabetical-index-mark-end text:id="IMark73226792"/><text:alphabetical-index-mark-end text:id="IMark39901944"/><text:alphabetical-index-mark-end text:id="IMark60519016"/><text:alphabetical-index-mark-end text:id="IMark63397000"/><text:alphabetical-index-mark-end text:id="IMark54226520"/><text:alphabetical-index-mark-end text:id="IMark61534232"/><text:alphabetical-index-mark-end text:id="IMark68971704"/><text:alphabetical-index-mark-end text:id="IMark39900024"/><text:alphabetical-index-mark-end text:id="IMark64795864"/>s, as well as text <text:alphabetical-index-mark-start text:id="IMark64675064"/><text:alphabetical-index-mark-start text:id="IMark59247224"/><text:alphabetical-index-mark-start text:id="IMark38764792"/><text:alphabetical-index-mark-start text:id="IMark66246344"/><text:alphabetical-index-mark-start text:id="IMark65260856"/><text:alphabetical-index-mark-start text:id="IMark73222808"/><text:alphabetical-index-mark-start text:id="IMark68873432"/><text:alphabetical-index-mark-start text:id="IMark63713384"/><text:alphabetical-index-mark-start text:id="IMark71296984"/><text:alphabetical-index-mark-start text:id="IMark63284456"/><text:alphabetical-index-mark-start text:id="IMark59215448"/><text:alphabetical-index-mark-start text:id="IMark65471352"/>file<text:alphabetical-index-mark-end text:id="IMark65471352"/><text:alphabetical-index-mark-end text:id="IMark59215448"/><text:alphabetical-index-mark-end text:id="IMark63284456"/><text:alphabetical-index-mark-end text:id="IMark71296984"/><text:alphabetical-index-mark-end text:id="IMark63713384"/><text:alphabetical-index-mark-end text:id="IMark68873432"/><text:alphabetical-index-mark-end text:id="IMark73222808"/><text:alphabetical-index-mark-end text:id="IMark65260856"/><text:alphabetical-index-mark-end text:id="IMark66246344"/><text:alphabetical-index-mark-end text:id="IMark38764792"/><text:alphabetical-index-mark-end text:id="IMark59247224"/><text:alphabetical-index-mark-end text:id="IMark64675064"/>s containing <text:alphabetical-index-mark-start text:id="IMark71593896"/><text:alphabetical-index-mark-start text:id="IMark62670056"/><text:alphabetical-index-mark-start text:id="IMark68869592"/><text:alphabetical-index-mark-start text:id="IMark64817112"/><text:alphabetical-index-mark-start text:id="IMark68163368"/><text:alphabetical-index-mark-start text:id="IMark65883000"/><text:alphabetical-index-mark-start text:id="IMark65264696"/><text:alphabetical-index-mark-start text:id="IMark68866184"/><text:alphabetical-index-mark-start text:id="IMark68868632"/><text:alphabetical-index-mark-start text:id="IMark60713016"/><text:alphabetical-index-mark-start text:id="IMark68432136"/><text:alphabetical-index-mark-start text:id="IMark71613720"/>license<text:alphabetical-index-mark-end text:id="IMark71613720"/><text:alphabetical-index-mark-end text:id="IMark68432136"/><text:alphabetical-index-mark-end text:id="IMark60713016"/><text:alphabetical-index-mark-end text:id="IMark68868632"/><text:alphabetical-index-mark-end text:id="IMark68866184"/><text:alphabetical-index-mark-end text:id="IMark65264696"/><text:alphabetical-index-mark-end text:id="IMark65883000"/><text:alphabetical-index-mark-end text:id="IMark68163368"/><text:alphabetical-index-mark-end text:id="IMark64817112"/><text:alphabetical-index-mark-end text:id="IMark68869592"/><text:alphabetical-index-mark-end text:id="IMark62670056"/><text:alphabetical-index-mark-end text:id="IMark71593896"/> and contribution in<text:alphabetical-index-mark-start text:id="IMark60896136"/><text:alphabetical-index-mark-start text:id="IMark60712632"/><text:alphabetical-index-mark-start text:id="IMark73278200"/><text:alphabetical-index-mark-start text:id="IMark73276872"/><text:alphabetical-index-mark-start text:id="IMark68450968"/><text:alphabetical-index-mark-start text:id="IMark68628232"/><text:alphabetical-index-mark-start text:id="IMark65261816"/><text:alphabetical-index-mark-start text:id="IMark64706680"/><text:alphabetical-index-mark-start text:id="IMark71547992"/><text:alphabetical-index-mark-start text:id="IMark62794904"/><text:alphabetical-index-mark-start text:id="IMark71731960"/><text:alphabetical-index-mark-start text:id="IMark68531944"/><text:alphabetical-index-mark-start text:id="IMark58869096"/>format<text:alphabetical-index-mark-end text:id="IMark58869096"/><text:alphabetical-index-mark-end text:id="IMark68531944"/><text:alphabetical-index-mark-end text:id="IMark71731960"/><text:alphabetical-index-mark-end text:id="IMark62794904"/><text:alphabetical-index-mark-end text:id="IMark71547992"/><text:alphabetical-index-mark-end text:id="IMark64706680"/><text:alphabetical-index-mark-end text:id="IMark65261816"/><text:alphabetical-index-mark-end text:id="IMark68628232"/><text:alphabetical-index-mark-end text:id="IMark68450968"/><text:alphabetical-index-mark-end text:id="IMark73276872"/><text:alphabetical-index-mark-end text:id="IMark73278200"/><text:alphabetical-index-mark-end text:id="IMark60712632"/><text:alphabetical-index-mark-end text:id="IMark60896136"/>ion.</text:p>
      <text:p text:style-name="P37"/>
      <text:p text:style-name="P37">The <text:span text:style-name="T35">main </text:span>project <text:alphabetical-index-mark-start text:id="IMark75006040"/><text:alphabetical-index-mark-start text:id="IMark68345384"/><text:alphabetical-index-mark-start text:id="IMark68382264"/><text:alphabetical-index-mark-start text:id="IMark63277352"/><text:alphabetical-index-mark-start text:id="IMark39840120"/><text:alphabetical-index-mark-start text:id="IMark71581208"/><text:alphabetical-index-mark-start text:id="IMark65470392"/><text:alphabetical-index-mark-start text:id="IMark58315704"/><text:alphabetical-index-mark-start text:id="IMark54033032"/><text:alphabetical-index-mark-start text:id="IMark65263736"/><text:alphabetical-index-mark-start text:id="IMark68370312"/><text:alphabetical-index-mark-start text:id="IMark58923976"/>f<text:span text:style-name="T35">older</text:span><text:alphabetical-index-mark-end text:id="IMark58923976"/><text:alphabetical-index-mark-end text:id="IMark68370312"/><text:alphabetical-index-mark-end text:id="IMark65263736"/><text:alphabetical-index-mark-end text:id="IMark54033032"/><text:alphabetical-index-mark-end text:id="IMark58315704"/><text:alphabetical-index-mark-end text:id="IMark65470392"/><text:alphabetical-index-mark-end text:id="IMark71581208"/><text:alphabetical-index-mark-end text:id="IMark39840120"/><text:alphabetical-index-mark-end text:id="IMark63277352"/><text:alphabetical-index-mark-end text:id="IMark68382264"/><text:alphabetical-index-mark-end text:id="IMark68345384"/><text:alphabetical-index-mark-end text:id="IMark75006040"/> <text:span text:style-name="T35">also </text:span>contains two <text:span text:style-name="T35">sub </text:span><text:alphabetical-index-mark-start text:id="IMark68872472"/><text:alphabetical-index-mark-start text:id="IMark64904072"/><text:alphabetical-index-mark-start text:id="IMark62204072"/><text:alphabetical-index-mark-start text:id="IMark62056728"/><text:alphabetical-index-mark-start text:id="IMark33279960"/><text:alphabetical-index-mark-start text:id="IMark58842632"/><text:alphabetical-index-mark-start text:id="IMark62567928"/><text:alphabetical-index-mark-start text:id="IMark65821992"/><text:alphabetical-index-mark-start text:id="IMark67669080"/><text:alphabetical-index-mark-start text:id="IMark62232936"/><text:alphabetical-index-mark-start text:id="IMark68133240"/><text:alphabetical-index-mark-start text:id="IMark67740040"/>folder<text:alphabetical-index-mark-end text:id="IMark67740040"/><text:alphabetical-index-mark-end text:id="IMark68133240"/><text:alphabetical-index-mark-end text:id="IMark62232936"/><text:alphabetical-index-mark-end text:id="IMark67669080"/><text:alphabetical-index-mark-end text:id="IMark65821992"/><text:alphabetical-index-mark-end text:id="IMark62567928"/><text:alphabetical-index-mark-end text:id="IMark58842632"/><text:alphabetical-index-mark-end text:id="IMark33279960"/><text:alphabetical-index-mark-end text:id="IMark62056728"/><text:alphabetical-index-mark-end text:id="IMark62204072"/><text:alphabetical-index-mark-end text:id="IMark64904072"/><text:alphabetical-index-mark-end text:id="IMark68872472"/>s:</text:p>
      <text:p text:style-name="P37"/>
      <text:h text:style-name="Heading_20_2" text:outline-level="2"><text:bookmark-start text:name="__RefHeading___Toc979_76759228"/>4.1. <text:alphabetical-index-mark-start text:id="IMark38763832"/><text:alphabetical-index-mark-start text:id="IMark62340840"/><text:alphabetical-index-mark-start text:id="IMark63599000"/><text:alphabetical-index-mark-start text:id="IMark67728776"/><text:alphabetical-index-mark-start text:id="IMark64586424"/><text:alphabetical-index-mark-start text:id="IMark65058072"/><text:alphabetical-index-mark-start text:id="IMark54886072"/><text:alphabetical-index-mark-start text:id="IMark66343928"/><text:alphabetical-index-mark-start text:id="IMark58755384"/><text:alphabetical-index-mark-start text:id="IMark58314088"/><text:alphabetical-index-mark-start text:id="IMark65481016"/><text:alphabetical-index-mark-start text:id="IMark54574696"/>/doc<text:bookmark-end text:name="__RefHeading___Toc979_76759228"/><text:alphabetical-index-mark-end text:id="IMark54574696"/><text:alphabetical-index-mark-end text:id="IMark65481016"/><text:alphabetical-index-mark-end text:id="IMark58314088"/><text:alphabetical-index-mark-end text:id="IMark58755384"/><text:alphabetical-index-mark-end text:id="IMark66343928"/><text:alphabetical-index-mark-end text:id="IMark54886072"/><text:alphabetical-index-mark-end text:id="IMark65058072"/><text:alphabetical-index-mark-end text:id="IMark64586424"/><text:alphabetical-index-mark-end text:id="IMark67728776"/><text:alphabetical-index-mark-end text:id="IMark63599000"/><text:alphabetical-index-mark-end text:id="IMark62340840"/><text:alphabetical-index-mark-end text:id="IMark38763832"/></text:h>
      <text:p text:style-name="P38"/>
      <text:p text:style-name="P38">This <text:alphabetical-index-mark-start text:id="IMark73588344"/><text:alphabetical-index-mark-start text:id="IMark71546072"/><text:alphabetical-index-mark-start text:id="IMark68875352"/><text:alphabetical-index-mark-start text:id="IMark71898472"/><text:alphabetical-index-mark-start text:id="IMark71897512"/><text:alphabetical-index-mark-start text:id="IMark65653416"/><text:alphabetical-index-mark-start text:id="IMark67524664"/><text:alphabetical-index-mark-start text:id="IMark63076088"/><text:alphabetical-index-mark-start text:id="IMark58827352"/><text:alphabetical-index-mark-start text:id="IMark73268904"/><text:alphabetical-index-mark-start text:id="IMark64587384"/><text:alphabetical-index-mark-start text:id="IMark58788664"/>folder<text:alphabetical-index-mark-end text:id="IMark58788664"/><text:alphabetical-index-mark-end text:id="IMark64587384"/><text:alphabetical-index-mark-end text:id="IMark73268904"/><text:alphabetical-index-mark-end text:id="IMark58827352"/><text:alphabetical-index-mark-end text:id="IMark63076088"/><text:alphabetical-index-mark-end text:id="IMark67524664"/><text:alphabetical-index-mark-end text:id="IMark65653416"/><text:alphabetical-index-mark-end text:id="IMark71897512"/><text:alphabetical-index-mark-end text:id="IMark71898472"/><text:alphabetical-index-mark-end text:id="IMark68875352"/><text:alphabetical-index-mark-end text:id="IMark71546072"/><text:alphabetical-index-mark-end text:id="IMark73588344"/> contains the manual for <text:alphabetical-index-mark-start text:id="IMark71642872"/><text:alphabetical-index-mark-start text:id="IMark64793944"/><text:alphabetical-index-mark-start text:id="IMark58903464"/><text:alphabetical-index-mark-start text:id="IMark60270856"/><text:alphabetical-index-mark-start text:id="IMark68341400"/><text:alphabetical-index-mark-start text:id="IMark64585464"/><text:alphabetical-index-mark-start text:id="IMark69042024"/><text:alphabetical-index-mark-start text:id="IMark59222280"/><text:alphabetical-index-mark-start text:id="IMark65525048"/><text:alphabetical-index-mark-start text:id="IMark53984840"/><text:alphabetical-index-mark-start text:id="IMark71309368"/><text:alphabetical-index-mark-start text:id="IMark69040792"/><text:alphabetical-index-mark-start text:id="IMark68858696"/><text:alphabetical-index-mark-start text:id="IMark71943208"/><text:alphabetical-index-mark-start text:id="IMark62569160"/><text:alphabetical-index-mark-start text:id="IMark64792984"/><text:alphabetical-index-mark-start text:id="IMark66191256"/><text:alphabetical-index-mark-start text:id="IMark61586584"/><text:alphabetical-index-mark-start text:id="IMark38766712"/><text:alphabetical-index-mark-start text:id="IMark64384536"/><text:alphabetical-index-mark-start text:id="IMark67525624"/><text:alphabetical-index-mark-start text:id="IMark65378232"/><text:alphabetical-index-mark-start text:id="IMark67142280"/><text:alphabetical-index-mark-start text:id="IMark58840712"/>sql<text:alphabetical-index-mark-end text:id="IMark58840712"/><text:alphabetical-index-mark-end text:id="IMark67142280"/><text:alphabetical-index-mark-end text:id="IMark65378232"/><text:alphabetical-index-mark-end text:id="IMark67525624"/><text:alphabetical-index-mark-end text:id="IMark64384536"/><text:alphabetical-index-mark-end text:id="IMark38766712"/><text:alphabetical-index-mark-end text:id="IMark61586584"/><text:alphabetical-index-mark-end text:id="IMark66191256"/><text:alphabetical-index-mark-end text:id="IMark64792984"/><text:alphabetical-index-mark-end text:id="IMark62569160"/><text:alphabetical-index-mark-end text:id="IMark71943208"/><text:alphabetical-index-mark-end text:id="IMark68858696"/><text:alphabetical-index-mark-end text:id="IMark69040792"/><text:alphabetical-index-mark-end text:id="IMark71309368"/><text:alphabetical-index-mark-end text:id="IMark53984840"/><text:alphabetical-index-mark-end text:id="IMark65525048"/><text:alphabetical-index-mark-end text:id="IMark59222280"/><text:alphabetical-index-mark-end text:id="IMark69042024"/><text:alphabetical-index-mark-end text:id="IMark64585464"/><text:alphabetical-index-mark-end text:id="IMark68341400"/><text:alphabetical-index-mark-end text:id="IMark60270856"/><text:alphabetical-index-mark-end text:id="IMark58903464"/><text:alphabetical-index-mark-end text:id="IMark64793944"/><text:alphabetical-index-mark-end text:id="IMark71642872"/>p.</text:p>
      <text:p text:style-name="P38"/>
      <text:p text:style-name="P38"/>
      <text:h text:style-name="Heading_20_2" text:outline-level="2"><text:bookmark-start text:name="__RefHeading___Toc981_76759228"/>4.2. <text:alphabetical-index-mark-start text:id="IMark68992184"/><text:alphabetical-index-mark-start text:id="IMark71243896"/><text:alphabetical-index-mark-start text:id="IMark71899432"/><text:alphabetical-index-mark-start text:id="IMark61472360"/><text:alphabetical-index-mark-start text:id="IMark66088008"/><text:alphabetical-index-mark-start text:id="IMark68874392"/><text:alphabetical-index-mark-start text:id="IMark62860904"/><text:alphabetical-index-mark-start text:id="IMark69039560"/><text:alphabetical-index-mark-start text:id="IMark64224280"/><text:alphabetical-index-mark-start text:id="IMark68047656"/><text:alphabetical-index-mark-start text:id="IMark65262776"/><text:alphabetical-index-mark-start text:id="IMark39900984"/>/examples<text:bookmark-end text:name="__RefHeading___Toc981_76759228"/><text:alphabetical-index-mark-end text:id="IMark39900984"/><text:alphabetical-index-mark-end text:id="IMark65262776"/><text:alphabetical-index-mark-end text:id="IMark68047656"/><text:alphabetical-index-mark-end text:id="IMark64224280"/><text:alphabetical-index-mark-end text:id="IMark69039560"/><text:alphabetical-index-mark-end text:id="IMark62860904"/><text:alphabetical-index-mark-end text:id="IMark68874392"/><text:alphabetical-index-mark-end text:id="IMark66088008"/><text:alphabetical-index-mark-end text:id="IMark61472360"/><text:alphabetical-index-mark-end text:id="IMark71899432"/><text:alphabetical-index-mark-end text:id="IMark71243896"/><text:alphabetical-index-mark-end text:id="IMark68992184"/></text:h>
      <text:p text:style-name="P38"/>
      <text:p text:style-name="P38">This <text:alphabetical-index-mark-start text:id="IMark65124760"/><text:alphabetical-index-mark-start text:id="IMark65384328"/><text:alphabetical-index-mark-start text:id="IMark61249560"/><text:alphabetical-index-mark-start text:id="IMark71730728"/><text:alphabetical-index-mark-start text:id="IMark59159384"/><text:alphabetical-index-mark-start text:id="IMark68871512"/><text:alphabetical-index-mark-start text:id="IMark68388936"/><text:alphabetical-index-mark-start text:id="IMark73110760"/><text:alphabetical-index-mark-start text:id="IMark73279528"/><text:alphabetical-index-mark-start text:id="IMark71547032"/><text:alphabetical-index-mark-start text:id="IMark68870552"/><text:alphabetical-index-mark-start text:id="IMark63406824"/>folder<text:alphabetical-index-mark-end text:id="IMark63406824"/><text:alphabetical-index-mark-end text:id="IMark68870552"/><text:alphabetical-index-mark-end text:id="IMark71547032"/><text:alphabetical-index-mark-end text:id="IMark73279528"/><text:alphabetical-index-mark-end text:id="IMark73110760"/><text:alphabetical-index-mark-end text:id="IMark68388936"/><text:alphabetical-index-mark-end text:id="IMark68871512"/><text:alphabetical-index-mark-end text:id="IMark59159384"/><text:alphabetical-index-mark-end text:id="IMark71730728"/><text:alphabetical-index-mark-end text:id="IMark61249560"/><text:alphabetical-index-mark-end text:id="IMark65384328"/><text:alphabetical-index-mark-end text:id="IMark65124760"/> contains a fe<text:span text:style-name="T66">w</text:span> example <text:alphabetical-index-mark-start text:id="IMark65376904"/><text:alphabetical-index-mark-start text:id="IMark63608104"/><text:alphabetical-index-mark-start text:id="IMark68368984"/><text:alphabetical-index-mark-start text:id="IMark39716568"/><text:alphabetical-index-mark-start text:id="IMark73267288"/><text:alphabetical-index-mark-start text:id="IMark38765752"/><text:alphabetical-index-mark-start text:id="IMark68337128"/><text:alphabetical-index-mark-start text:id="IMark71271272"/><text:alphabetical-index-mark-start text:id="IMark67712568"/><text:alphabetical-index-mark-start text:id="IMark64864744"/><text:alphabetical-index-mark-start text:id="IMark71481880"/><text:alphabetical-index-mark-start text:id="IMark62469560"/>file<text:alphabetical-index-mark-end text:id="IMark62469560"/><text:alphabetical-index-mark-end text:id="IMark71481880"/><text:alphabetical-index-mark-end text:id="IMark64864744"/><text:alphabetical-index-mark-end text:id="IMark67712568"/><text:alphabetical-index-mark-end text:id="IMark71271272"/><text:alphabetical-index-mark-end text:id="IMark68337128"/><text:alphabetical-index-mark-end text:id="IMark38765752"/><text:alphabetical-index-mark-end text:id="IMark73267288"/><text:alphabetical-index-mark-end text:id="IMark39716568"/><text:alphabetical-index-mark-end text:id="IMark68368984"/><text:alphabetical-index-mark-end text:id="IMark63608104"/><text:alphabetical-index-mark-end text:id="IMark65376904"/>s, including a <text:alphabetical-index-mark-start text:id="IMark66711048"/><text:alphabetical-index-mark-start text:id="IMark67385768"/><text:alphabetical-index-mark-start text:id="IMark64584504"/><text:alphabetical-index-mark-start text:id="IMark61138520"/><text:alphabetical-index-mark-start text:id="IMark68392920"/><text:alphabetical-index-mark-start text:id="IMark58841672"/><text:alphabetical-index-mark-start text:id="IMark62456568"/><text:alphabetical-index-mark-start text:id="IMark62915224"/><text:alphabetical-index-mark-start text:id="IMark68168424"/><text:alphabetical-index-mark-start text:id="IMark63998040"/><text:alphabetical-index-mark-start text:id="IMark60514504"/><text:alphabetical-index-mark-start text:id="IMark71679560"/>database<text:alphabetical-index-mark-end text:id="IMark71679560"/><text:alphabetical-index-mark-end text:id="IMark60514504"/><text:alphabetical-index-mark-end text:id="IMark63998040"/><text:alphabetical-index-mark-end text:id="IMark68168424"/><text:alphabetical-index-mark-end text:id="IMark62915224"/><text:alphabetical-index-mark-end text:id="IMark62456568"/><text:alphabetical-index-mark-end text:id="IMark58841672"/><text:alphabetical-index-mark-end text:id="IMark68392920"/><text:alphabetical-index-mark-end text:id="IMark61138520"/><text:alphabetical-index-mark-end text:id="IMark64584504"/><text:alphabetical-index-mark-end text:id="IMark67385768"/><text:alphabetical-index-mark-end text:id="IMark66711048"/>s and <text:alphabetical-index-mark-start text:id="IMark64795864"/><text:alphabetical-index-mark-start text:id="IMark39900024"/><text:alphabetical-index-mark-start text:id="IMark68971704"/><text:alphabetical-index-mark-start text:id="IMark61534232"/><text:alphabetical-index-mark-start text:id="IMark54226520"/><text:alphabetical-index-mark-start text:id="IMark63397000"/><text:alphabetical-index-mark-start text:id="IMark60519016"/><text:alphabetical-index-mark-start text:id="IMark39901944"/><text:alphabetical-index-mark-start text:id="IMark73226792"/><text:alphabetical-index-mark-start text:id="IMark71241976"/><text:alphabetical-index-mark-start text:id="IMark61167448"/><text:alphabetical-index-mark-start text:id="IMark54079880"/>.<text:alphabetical-index-mark-start text:id="IMark64794904"/><text:alphabetical-index-mark-start text:id="IMark64675064"/><text:alphabetical-index-mark-start text:id="IMark59247224"/><text:alphabetical-index-mark-start text:id="IMark38764792"/><text:alphabetical-index-mark-start text:id="IMark66246344"/><text:alphabetical-index-mark-start text:id="IMark65260856"/><text:alphabetical-index-mark-start text:id="IMark73222808"/><text:alphabetical-index-mark-start text:id="IMark68873432"/><text:alphabetical-index-mark-start text:id="IMark63713384"/><text:alphabetical-index-mark-start text:id="IMark71296984"/><text:alphabetical-index-mark-start text:id="IMark63284456"/><text:alphabetical-index-mark-start text:id="IMark59215448"/><text:alphabetical-index-mark-start text:id="IMark65471352"/><text:alphabetical-index-mark-start text:id="IMark60712632"/><text:alphabetical-index-mark-start text:id="IMark60896136"/><text:alphabetical-index-mark-start text:id="IMark73278200"/><text:alphabetical-index-mark-start text:id="IMark73276872"/><text:alphabetical-index-mark-start text:id="IMark68450968"/><text:alphabetical-index-mark-start text:id="IMark68628232"/><text:alphabetical-index-mark-start text:id="IMark65261816"/><text:alphabetical-index-mark-start text:id="IMark64706680"/><text:alphabetical-index-mark-start text:id="IMark71547992"/><text:alphabetical-index-mark-start text:id="IMark62794904"/><text:alphabetical-index-mark-start text:id="IMark71731960"/>sql<text:alphabetical-index-mark-end text:id="IMark71731960"/><text:alphabetical-index-mark-end text:id="IMark62794904"/><text:alphabetical-index-mark-end text:id="IMark71547992"/><text:alphabetical-index-mark-end text:id="IMark64706680"/><text:alphabetical-index-mark-end text:id="IMark65261816"/><text:alphabetical-index-mark-end text:id="IMark68628232"/><text:alphabetical-index-mark-end text:id="IMark68450968"/><text:alphabetical-index-mark-end text:id="IMark73276872"/><text:alphabetical-index-mark-end text:id="IMark73278200"/><text:alphabetical-index-mark-end text:id="IMark60896136"/><text:alphabetical-index-mark-end text:id="IMark60712632"/><text:alphabetical-index-mark-end text:id="IMark65471352"/><text:alphabetical-index-mark-end text:id="IMark59215448"/><text:alphabetical-index-mark-end text:id="IMark63284456"/><text:alphabetical-index-mark-end text:id="IMark71296984"/><text:alphabetical-index-mark-end text:id="IMark63713384"/><text:alphabetical-index-mark-end text:id="IMark68873432"/><text:alphabetical-index-mark-end text:id="IMark73222808"/><text:alphabetical-index-mark-end text:id="IMark65260856"/><text:alphabetical-index-mark-end text:id="IMark66246344"/><text:alphabetical-index-mark-end text:id="IMark38764792"/><text:alphabetical-index-mark-end text:id="IMark59247224"/><text:alphabetical-index-mark-end text:id="IMark64675064"/><text:alphabetical-index-mark-end text:id="IMark64794904"/><text:alphabetical-index-mark-end text:id="IMark54079880"/><text:alphabetical-index-mark-end text:id="IMark61167448"/><text:alphabetical-index-mark-end text:id="IMark71241976"/><text:alphabetical-index-mark-end text:id="IMark73226792"/><text:alphabetical-index-mark-end text:id="IMark39901944"/><text:alphabetical-index-mark-end text:id="IMark60519016"/><text:alphabetical-index-mark-end text:id="IMark63397000"/><text:alphabetical-index-mark-end text:id="IMark54226520"/><text:alphabetical-index-mark-end text:id="IMark61534232"/><text:alphabetical-index-mark-end text:id="IMark68971704"/><text:alphabetical-index-mark-end text:id="IMark39900024"/><text:alphabetical-index-mark-end text:id="IMark64795864"/> <text:alphabetical-index-mark-start text:id="IMark68531944"/><text:alphabetical-index-mark-start text:id="IMark58869096"/><text:alphabetical-index-mark-start text:id="IMark71593896"/><text:alphabetical-index-mark-start text:id="IMark62670056"/><text:alphabetical-index-mark-start text:id="IMark68869592"/><text:alphabetical-index-mark-start text:id="IMark64817112"/><text:alphabetical-index-mark-start text:id="IMark68163368"/><text:alphabetical-index-mark-start text:id="IMark65883000"/><text:alphabetical-index-mark-start text:id="IMark65264696"/><text:alphabetical-index-mark-start text:id="IMark68866184"/><text:alphabetical-index-mark-start text:id="IMark68868632"/><text:alphabetical-index-mark-start text:id="IMark60713016"/>file<text:alphabetical-index-mark-end text:id="IMark60713016"/><text:alphabetical-index-mark-end text:id="IMark68868632"/><text:alphabetical-index-mark-end text:id="IMark68866184"/><text:alphabetical-index-mark-end text:id="IMark65264696"/><text:alphabetical-index-mark-end text:id="IMark65883000"/><text:alphabetical-index-mark-end text:id="IMark68163368"/><text:alphabetical-index-mark-end text:id="IMark64817112"/><text:alphabetical-index-mark-end text:id="IMark68869592"/><text:alphabetical-index-mark-end text:id="IMark62670056"/><text:alphabetical-index-mark-end text:id="IMark71593896"/><text:alphabetical-index-mark-end text:id="IMark58869096"/><text:alphabetical-index-mark-end text:id="IMark68531944"/>s.</text:p>
      <text:p text:style-name="P38"/>
      <text:p text:style-name="P38"/>
      <text:p text:style-name="P38"/>
      <text:p text:style-name="P8"/>
      <text:p text:style-name="P8"/>
      <text:h text:style-name="P118" text:outline-level="1"><text:bookmark-start text:name="__RefHeading___Toc983_76759228"/>5. Use<text:bookmark-end text:name="__RefHeading___Toc983_76759228"/></text:h>
      <text:p text:style-name="P15"/>
      <text:h text:style-name="Heading_20_2" text:outline-level="2"><text:bookmark-start text:name="__RefHeading___Toc985_76759228"/>5.1. <text:alphabetical-index-mark-start text:id="IMark58923976"/><text:alphabetical-index-mark-start text:id="IMark68872472"/><text:alphabetical-index-mark-start text:id="IMark62204072"/><text:alphabetical-index-mark-start text:id="IMark62056728"/><text:alphabetical-index-mark-start text:id="IMark33279960"/><text:alphabetical-index-mark-start text:id="IMark58842632"/><text:alphabetical-index-mark-start text:id="IMark62567928"/><text:alphabetical-index-mark-start text:id="IMark65821992"/><text:alphabetical-index-mark-start text:id="IMark67669080"/><text:alphabetical-index-mark-start text:id="IMark62232936"/><text:alphabetical-index-mark-start text:id="IMark68133240"/><text:alphabetical-index-mark-start text:id="IMark67740040"/>Install<text:alphabetical-index-mark-end text:id="IMark67740040"/><text:alphabetical-index-mark-end text:id="IMark68133240"/><text:alphabetical-index-mark-end text:id="IMark62232936"/><text:alphabetical-index-mark-end text:id="IMark67669080"/><text:alphabetical-index-mark-end text:id="IMark65821992"/><text:alphabetical-index-mark-end text:id="IMark62567928"/><text:alphabetical-index-mark-end text:id="IMark58842632"/><text:alphabetical-index-mark-end text:id="IMark33279960"/><text:alphabetical-index-mark-end text:id="IMark62056728"/><text:alphabetical-index-mark-end text:id="IMark62204072"/><text:alphabetical-index-mark-end text:id="IMark68872472"/><text:alphabetical-index-mark-end text:id="IMark58923976"/>ation<text:bookmark-end text:name="__RefHeading___Toc985_76759228"/></text:h>
      <text:p text:style-name="P30"/>
      <text:p text:style-name="P30">Uncompress and copy the contents of this <text:alphabetical-index-mark-start text:id="IMark62340840"/><text:alphabetical-index-mark-start text:id="IMark38763832"/><text:alphabetical-index-mark-start text:id="IMark63599000"/><text:alphabetical-index-mark-start text:id="IMark67728776"/><text:alphabetical-index-mark-start text:id="IMark64586424"/><text:alphabetical-index-mark-start text:id="IMark65058072"/><text:alphabetical-index-mark-start text:id="IMark54886072"/><text:alphabetical-index-mark-start text:id="IMark66343928"/><text:alphabetical-index-mark-start text:id="IMark58755384"/><text:alphabetical-index-mark-start text:id="IMark58314088"/><text:alphabetical-index-mark-start text:id="IMark65481016"/><text:alphabetical-index-mark-start text:id="IMark54574696"/>file<text:alphabetical-index-mark-end text:id="IMark54574696"/><text:alphabetical-index-mark-end text:id="IMark65481016"/><text:alphabetical-index-mark-end text:id="IMark58314088"/><text:alphabetical-index-mark-end text:id="IMark58755384"/><text:alphabetical-index-mark-end text:id="IMark66343928"/><text:alphabetical-index-mark-end text:id="IMark54886072"/><text:alphabetical-index-mark-end text:id="IMark65058072"/><text:alphabetical-index-mark-end text:id="IMark64586424"/><text:alphabetical-index-mark-end text:id="IMark67728776"/><text:alphabetical-index-mark-end text:id="IMark63599000"/><text:alphabetical-index-mark-end text:id="IMark38763832"/><text:alphabetical-index-mark-end text:id="IMark62340840"/> wherever you want in your <text:alphabetical-index-mark-start text:id="IMark67735592"/><text:alphabetical-index-mark-start text:id="IMark71744232"/><text:alphabetical-index-mark-start text:id="IMark65122104"/><text:alphabetical-index-mark-start text:id="IMark66841768"/><text:alphabetical-index-mark-start text:id="IMark73588344"/><text:alphabetical-index-mark-start text:id="IMark71546072"/><text:alphabetical-index-mark-start text:id="IMark68875352"/><text:alphabetical-index-mark-start text:id="IMark71898472"/><text:alphabetical-index-mark-start text:id="IMark71897512"/><text:alphabetical-index-mark-start text:id="IMark65653416"/><text:alphabetical-index-mark-start text:id="IMark67524664"/><text:alphabetical-index-mark-start text:id="IMark63076088"/><text:alphabetical-index-mark-start text:id="IMark58827352"/><text:alphabetical-index-mark-start text:id="IMark73268904"/><text:alphabetical-index-mark-start text:id="IMark64587384"/><text:alphabetical-index-mark-start text:id="IMark58788664"/><text:alphabetical-index-mark-start text:id="IMark64793944"/><text:alphabetical-index-mark-start text:id="IMark71642872"/><text:alphabetical-index-mark-start text:id="IMark58903464"/><text:alphabetical-index-mark-start text:id="IMark60270856"/><text:alphabetical-index-mark-start text:id="IMark68341400"/><text:alphabetical-index-mark-start text:id="IMark64585464"/><text:alphabetical-index-mark-start text:id="IMark69042024"/><text:alphabetical-index-mark-start text:id="IMark59222280"/>system<text:alphabetical-index-mark-end text:id="IMark59222280"/><text:alphabetical-index-mark-end text:id="IMark69042024"/><text:alphabetical-index-mark-end text:id="IMark64585464"/><text:alphabetical-index-mark-end text:id="IMark68341400"/><text:alphabetical-index-mark-end text:id="IMark60270856"/><text:alphabetical-index-mark-end text:id="IMark58903464"/><text:alphabetical-index-mark-end text:id="IMark71642872"/><text:alphabetical-index-mark-end text:id="IMark64793944"/><text:alphabetical-index-mark-end text:id="IMark58788664"/><text:alphabetical-index-mark-end text:id="IMark64587384"/><text:alphabetical-index-mark-end text:id="IMark73268904"/><text:alphabetical-index-mark-end text:id="IMark58827352"/><text:alphabetical-index-mark-end text:id="IMark63076088"/><text:alphabetical-index-mark-end text:id="IMark67524664"/><text:alphabetical-index-mark-end text:id="IMark65653416"/><text:alphabetical-index-mark-end text:id="IMark71897512"/><text:alphabetical-index-mark-end text:id="IMark71898472"/><text:alphabetical-index-mark-end text:id="IMark68875352"/><text:alphabetical-index-mark-end text:id="IMark71546072"/><text:alphabetical-index-mark-end text:id="IMark73588344"/><text:alphabetical-index-mark-end text:id="IMark66841768"/><text:alphabetical-index-mark-end text:id="IMark65122104"/><text:alphabetical-index-mark-end text:id="IMark71744232"/><text:alphabetical-index-mark-end text:id="IMark67735592"/>.</text:p>
      <text:p text:style-name="P30"/>
      <text:p text:style-name="P30">Copy <text:alphabetical-index-mark-start text:id="IMark69040792"/><text:alphabetical-index-mark-start text:id="IMark68858696"/><text:alphabetical-index-mark-start text:id="IMark71943208"/><text:alphabetical-index-mark-start text:id="IMark62569160"/><text:alphabetical-index-mark-start text:id="IMark64792984"/><text:alphabetical-index-mark-start text:id="IMark66191256"/><text:alphabetical-index-mark-start text:id="IMark61586584"/><text:alphabetical-index-mark-start text:id="IMark38766712"/><text:alphabetical-index-mark-start text:id="IMark64384536"/><text:alphabetical-index-mark-start text:id="IMark67525624"/><text:alphabetical-index-mark-start text:id="IMark65378232"/><text:alphabetical-index-mark-start text:id="IMark67142280"/><text:alphabetical-index-mark-start text:id="IMark58840712"/><text:alphabetical-index-mark-start text:id="IMark61585448"/><text:alphabetical-index-mark-start text:id="IMark39899064"/><text:alphabetical-index-mark-start text:id="IMark54539016"/><text:alphabetical-index-mark-start text:id="IMark67383848"/><text:alphabetical-index-mark-start text:id="IMark71243896"/><text:alphabetical-index-mark-start text:id="IMark68992184"/><text:alphabetical-index-mark-start text:id="IMark71899432"/><text:alphabetical-index-mark-start text:id="IMark61472360"/><text:alphabetical-index-mark-start text:id="IMark66088008"/><text:alphabetical-index-mark-start text:id="IMark68874392"/><text:alphabetical-index-mark-start text:id="IMark62860904"/><text:alphabetical-index-mark-start text:id="IMark69039560"/><text:alphabetical-index-mark-start text:id="IMark64224280"/><text:alphabetical-index-mark-start text:id="IMark68047656"/><text:alphabetical-index-mark-start text:id="IMark65262776"/><text:alphabetical-index-mark-start text:id="IMark39900984"/><text:alphabetical-index-mark-start text:id="IMark65614552"/><text:alphabetical-index-mark-start text:id="IMark68132280"/><text:alphabetical-index-mark-start text:id="IMark68130360"/><text:alphabetical-index-mark-start text:id="IMark65124760"/><text:alphabetical-index-mark-start text:id="IMark65384328"/><text:alphabetical-index-mark-start text:id="IMark61249560"/><text:alphabetical-index-mark-start text:id="IMark71730728"/><text:span text:style-name="T23">sql</text:span><text:alphabetical-index-mark-end text:id="IMark71730728"/><text:alphabetical-index-mark-end text:id="IMark61249560"/><text:alphabetical-index-mark-end text:id="IMark65384328"/><text:alphabetical-index-mark-end text:id="IMark65124760"/><text:alphabetical-index-mark-end text:id="IMark68130360"/><text:alphabetical-index-mark-end text:id="IMark68132280"/><text:alphabetical-index-mark-end text:id="IMark65614552"/><text:alphabetical-index-mark-end text:id="IMark39900984"/><text:alphabetical-index-mark-end text:id="IMark65262776"/><text:alphabetical-index-mark-end text:id="IMark68047656"/><text:alphabetical-index-mark-end text:id="IMark64224280"/><text:alphabetical-index-mark-end text:id="IMark69039560"/><text:alphabetical-index-mark-end text:id="IMark62860904"/><text:alphabetical-index-mark-end text:id="IMark68874392"/><text:alphabetical-index-mark-end text:id="IMark66088008"/><text:alphabetical-index-mark-end text:id="IMark61472360"/><text:alphabetical-index-mark-end text:id="IMark71899432"/><text:alphabetical-index-mark-end text:id="IMark68992184"/><text:alphabetical-index-mark-end text:id="IMark71243896"/><text:alphabetical-index-mark-end text:id="IMark67383848"/><text:alphabetical-index-mark-end text:id="IMark54539016"/><text:alphabetical-index-mark-end text:id="IMark39899064"/><text:alphabetical-index-mark-end text:id="IMark61585448"/><text:alphabetical-index-mark-end text:id="IMark58840712"/><text:span text:style-name="T23">ite</text:span><text:alphabetical-index-mark-end text:id="IMark67142280"/><text:alphabetical-index-mark-end text:id="IMark65378232"/><text:alphabetical-index-mark-end text:id="IMark67525624"/><text:alphabetical-index-mark-end text:id="IMark64384536"/><text:alphabetical-index-mark-end text:id="IMark38766712"/><text:alphabetical-index-mark-end text:id="IMark61586584"/><text:alphabetical-index-mark-end text:id="IMark66191256"/><text:alphabetical-index-mark-end text:id="IMark64792984"/><text:alphabetical-index-mark-end text:id="IMark62569160"/><text:alphabetical-index-mark-end text:id="IMark71943208"/><text:alphabetical-index-mark-end text:id="IMark68858696"/><text:alphabetical-index-mark-end text:id="IMark69040792"/><text:span text:style-name="T23">3</text:span><text:alphabetical-index-mark-start text:id="IMark59159384"/><text:alphabetical-index-mark-start text:id="IMark68871512"/><text:alphabetical-index-mark-start text:id="IMark68388936"/><text:alphabetical-index-mark-start text:id="IMark73110760"/><text:alphabetical-index-mark-start text:id="IMark73279528"/><text:alphabetical-index-mark-start text:id="IMark71547032"/><text:alphabetical-index-mark-start text:id="IMark68870552"/><text:alphabetical-index-mark-start text:id="IMark63406824"/><text:alphabetical-index-mark-start text:id="IMark68432136"/><text:alphabetical-index-mark-start text:id="IMark58869096"/><text:alphabetical-index-mark-start text:id="IMark68531944"/><text:alphabetical-index-mark-start text:id="IMark71593896"/><text:span text:style-name="T23">.cpp</text:span><text:alphabetical-index-mark-end text:id="IMark71593896"/><text:alphabetical-index-mark-end text:id="IMark68531944"/><text:alphabetical-index-mark-end text:id="IMark58869096"/><text:alphabetical-index-mark-end text:id="IMark68432136"/><text:alphabetical-index-mark-end text:id="IMark63406824"/><text:alphabetical-index-mark-end text:id="IMark68870552"/><text:alphabetical-index-mark-end text:id="IMark71547032"/><text:alphabetical-index-mark-end text:id="IMark73279528"/><text:alphabetical-index-mark-end text:id="IMark73110760"/><text:alphabetical-index-mark-end text:id="IMark68388936"/><text:alphabetical-index-mark-end text:id="IMark68871512"/><text:alphabetical-index-mark-end text:id="IMark59159384"/> and <text:alphabetical-index-mark-start text:id="IMark62670056"/><text:alphabetical-index-mark-start text:id="IMark68869592"/><text:alphabetical-index-mark-start text:id="IMark64817112"/><text:alphabetical-index-mark-start text:id="IMark68163368"/><text:alphabetical-index-mark-start text:id="IMark65883000"/><text:alphabetical-index-mark-start text:id="IMark65264696"/><text:alphabetical-index-mark-start text:id="IMark68866184"/><text:alphabetical-index-mark-start text:id="IMark68868632"/><text:alphabetical-index-mark-start text:id="IMark60713016"/><text:alphabetical-index-mark-start text:id="IMark64795864"/><text:alphabetical-index-mark-start text:id="IMark39900024"/><text:alphabetical-index-mark-start text:id="IMark68971704"/><text:alphabetical-index-mark-start text:id="IMark61534232"/><text:alphabetical-index-mark-start text:id="IMark54226520"/><text:alphabetical-index-mark-start text:id="IMark63397000"/><text:alphabetical-index-mark-start text:id="IMark60519016"/><text:alphabetical-index-mark-start text:id="IMark39901944"/><text:alphabetical-index-mark-start text:id="IMark73226792"/><text:alphabetical-index-mark-start text:id="IMark71241976"/><text:alphabetical-index-mark-start text:id="IMark61167448"/><text:alphabetical-index-mark-start text:id="IMark54079880"/><text:alphabetical-index-mark-start text:id="IMark64794904"/><text:alphabetical-index-mark-start text:id="IMark64675064"/><text:alphabetical-index-mark-start text:id="IMark59247224"/><text:alphabetical-index-mark-start text:id="IMark38764792"/><text:alphabetical-index-mark-start text:id="IMark66246344"/><text:alphabetical-index-mark-start text:id="IMark65260856"/><text:alphabetical-index-mark-start text:id="IMark73222808"/><text:alphabetical-index-mark-start text:id="IMark68873432"/><text:alphabetical-index-mark-start text:id="IMark63713384"/><text:alphabetical-index-mark-start text:id="IMark71296984"/><text:alphabetical-index-mark-start text:id="IMark63284456"/><text:alphabetical-index-mark-start text:id="IMark59215448"/><text:alphabetical-index-mark-start text:id="IMark65471352"/><text:alphabetical-index-mark-start text:id="IMark60712632"/><text:alphabetical-index-mark-start text:id="IMark60896136"/><text:span text:style-name="T23">sql</text:span><text:alphabetical-index-mark-end text:id="IMark60896136"/><text:alphabetical-index-mark-end text:id="IMark60712632"/><text:alphabetical-index-mark-end text:id="IMark65471352"/><text:alphabetical-index-mark-end text:id="IMark59215448"/><text:alphabetical-index-mark-end text:id="IMark63284456"/><text:alphabetical-index-mark-end text:id="IMark71296984"/><text:alphabetical-index-mark-end text:id="IMark63713384"/><text:alphabetical-index-mark-end text:id="IMark68873432"/><text:alphabetical-index-mark-end text:id="IMark73222808"/><text:alphabetical-index-mark-end text:id="IMark65260856"/><text:alphabetical-index-mark-end text:id="IMark66246344"/><text:alphabetical-index-mark-end text:id="IMark38764792"/><text:alphabetical-index-mark-end text:id="IMark59247224"/><text:alphabetical-index-mark-end text:id="IMark64675064"/><text:alphabetical-index-mark-end text:id="IMark64794904"/><text:alphabetical-index-mark-end text:id="IMark54079880"/><text:alphabetical-index-mark-end text:id="IMark61167448"/><text:alphabetical-index-mark-end text:id="IMark71241976"/><text:alphabetical-index-mark-end text:id="IMark73226792"/><text:alphabetical-index-mark-end text:id="IMark39901944"/><text:alphabetical-index-mark-end text:id="IMark60519016"/><text:alphabetical-index-mark-end text:id="IMark63397000"/><text:alphabetical-index-mark-end text:id="IMark54226520"/><text:alphabetical-index-mark-end text:id="IMark61534232"/><text:span text:style-name="T23">ite</text:span><text:alphabetical-index-mark-end text:id="IMark68971704"/><text:alphabetical-index-mark-end text:id="IMark39900024"/><text:alphabetical-index-mark-end text:id="IMark64795864"/><text:alphabetical-index-mark-end text:id="IMark60713016"/><text:alphabetical-index-mark-end text:id="IMark68868632"/><text:alphabetical-index-mark-end text:id="IMark68866184"/><text:alphabetical-index-mark-end text:id="IMark65264696"/><text:alphabetical-index-mark-end text:id="IMark65883000"/><text:alphabetical-index-mark-end text:id="IMark68163368"/><text:alphabetical-index-mark-end text:id="IMark64817112"/><text:alphabetical-index-mark-end text:id="IMark68869592"/><text:alphabetical-index-mark-end text:id="IMark62670056"/><text:span text:style-name="T23">3.h</text:span> to the same <text:alphabetical-index-mark-start text:id="IMark73278200"/><text:alphabetical-index-mark-start text:id="IMark73276872"/><text:alphabetical-index-mark-start text:id="IMark68450968"/><text:alphabetical-index-mark-start text:id="IMark68628232"/><text:alphabetical-index-mark-start text:id="IMark65261816"/><text:alphabetical-index-mark-start text:id="IMark64706680"/><text:alphabetical-index-mark-start text:id="IMark71547992"/><text:alphabetical-index-mark-start text:id="IMark62794904"/><text:alphabetical-index-mark-start text:id="IMark71731960"/><text:alphabetical-index-mark-start text:id="IMark66711048"/><text:alphabetical-index-mark-start text:id="IMark67385768"/><text:alphabetical-index-mark-start text:id="IMark64584504"/>folder<text:alphabetical-index-mark-end text:id="IMark64584504"/><text:alphabetical-index-mark-end text:id="IMark67385768"/><text:alphabetical-index-mark-end text:id="IMark66711048"/><text:alphabetical-index-mark-end text:id="IMark71731960"/><text:alphabetical-index-mark-end text:id="IMark62794904"/><text:alphabetical-index-mark-end text:id="IMark71547992"/><text:alphabetical-index-mark-end text:id="IMark64706680"/><text:alphabetical-index-mark-end text:id="IMark65261816"/><text:alphabetical-index-mark-end text:id="IMark68628232"/><text:alphabetical-index-mark-end text:id="IMark68450968"/><text:alphabetical-index-mark-end text:id="IMark73276872"/><text:alphabetical-index-mark-end text:id="IMark73278200"/> or open <text:alphabetical-index-mark-start text:id="IMark61138520"/><text:alphabetical-index-mark-start text:id="IMark68392920"/><text:alphabetical-index-mark-start text:id="IMark58841672"/><text:alphabetical-index-mark-start text:id="IMark62456568"/><text:alphabetical-index-mark-start text:id="IMark62915224"/><text:alphabetical-index-mark-start text:id="IMark68168424"/><text:alphabetical-index-mark-start text:id="IMark63998040"/><text:alphabetical-index-mark-start text:id="IMark60514504"/><text:alphabetical-index-mark-start text:id="IMark71679560"/><text:alphabetical-index-mark-start text:id="IMark65376904"/><text:alphabetical-index-mark-start text:id="IMark63608104"/><text:alphabetical-index-mark-start text:id="IMark68368984"/><text:alphabetical-index-mark-start text:id="IMark39716568"/><text:alphabetical-index-mark-start text:id="IMark73267288"/><text:alphabetical-index-mark-start text:id="IMark38765752"/><text:alphabetical-index-mark-start text:id="IMark68337128"/><text:alphabetical-index-mark-start text:id="IMark71271272"/><text:alphabetical-index-mark-start text:id="IMark67712568"/><text:alphabetical-index-mark-start text:id="IMark64864744"/><text:alphabetical-index-mark-start text:id="IMark71481880"/><text:alphabetical-index-mark-start text:id="IMark62469560"/><text:alphabetical-index-mark-start text:id="IMark62054472"/><text:alphabetical-index-mark-start text:id="IMark71613720"/><text:alphabetical-index-mark-start text:id="IMark62570392"/><text:span text:style-name="T23">sql</text:span><text:alphabetical-index-mark-end text:id="IMark62570392"/><text:alphabetical-index-mark-end text:id="IMark71613720"/><text:alphabetical-index-mark-end text:id="IMark62054472"/><text:alphabetical-index-mark-end text:id="IMark62469560"/><text:alphabetical-index-mark-end text:id="IMark71481880"/><text:alphabetical-index-mark-end text:id="IMark64864744"/><text:alphabetical-index-mark-end text:id="IMark67712568"/><text:alphabetical-index-mark-end text:id="IMark71271272"/><text:alphabetical-index-mark-end text:id="IMark68337128"/><text:alphabetical-index-mark-end text:id="IMark38765752"/><text:alphabetical-index-mark-end text:id="IMark73267288"/><text:alphabetical-index-mark-end text:id="IMark39716568"/><text:alphabetical-index-mark-end text:id="IMark68368984"/><text:alphabetical-index-mark-end text:id="IMark63608104"/><text:alphabetical-index-mark-end text:id="IMark65376904"/><text:alphabetical-index-mark-end text:id="IMark71679560"/><text:alphabetical-index-mark-end text:id="IMark60514504"/><text:alphabetical-index-mark-end text:id="IMark63998040"/><text:alphabetical-index-mark-end text:id="IMark68168424"/><text:alphabetical-index-mark-end text:id="IMark62915224"/><text:alphabetical-index-mark-end text:id="IMark62456568"/><text:alphabetical-index-mark-end text:id="IMark58841672"/><text:alphabetical-index-mark-end text:id="IMark68392920"/><text:alphabetical-index-mark-end text:id="IMark61138520"/><text:span text:style-name="T23">p1</text:span><text:alphabetical-index-mark-start text:id="IMark71981096"/><text:alphabetical-index-mark-start text:id="IMark68345384"/><text:alphabetical-index-mark-start text:id="IMark75006040"/><text:alphabetical-index-mark-start text:id="IMark63277352"/><text:alphabetical-index-mark-start text:id="IMark68382264"/><text:alphabetical-index-mark-start text:id="IMark71581208"/><text:alphabetical-index-mark-start text:id="IMark39840120"/><text:alphabetical-index-mark-start text:id="IMark65470392"/><text:alphabetical-index-mark-start text:id="IMark58315704"/><text:alphabetical-index-mark-start text:id="IMark54033032"/><text:alphabetical-index-mark-start text:id="IMark68370312"/><text:alphabetical-index-mark-start text:id="IMark65263736"/><text:span text:style-name="T23">.hpp</text:span><text:alphabetical-index-mark-end text:id="IMark65263736"/><text:alphabetical-index-mark-end text:id="IMark68370312"/><text:alphabetical-index-mark-end text:id="IMark54033032"/><text:alphabetical-index-mark-end text:id="IMark58315704"/><text:alphabetical-index-mark-end text:id="IMark65470392"/><text:alphabetical-index-mark-end text:id="IMark39840120"/><text:alphabetical-index-mark-end text:id="IMark71581208"/><text:alphabetical-index-mark-end text:id="IMark68382264"/><text:alphabetical-index-mark-end text:id="IMark63277352"/><text:alphabetical-index-mark-end text:id="IMark75006040"/><text:alphabetical-index-mark-end text:id="IMark68345384"/><text:alphabetical-index-mark-end text:id="IMark71981096"/> and modify the <text:span text:style-name="T23">#include "</text:span><text:alphabetical-index-mark-start text:id="IMark68872472"/><text:alphabetical-index-mark-start text:id="IMark58923976"/><text:alphabetical-index-mark-start text:id="IMark62204072"/><text:alphabetical-index-mark-start text:id="IMark62056728"/><text:alphabetical-index-mark-start text:id="IMark33279960"/><text:alphabetical-index-mark-start text:id="IMark58842632"/><text:alphabetical-index-mark-start text:id="IMark62567928"/><text:alphabetical-index-mark-start text:id="IMark65821992"/><text:alphabetical-index-mark-start text:id="IMark67669080"/><text:alphabetical-index-mark-start text:id="IMark62232936"/><text:alphabetical-index-mark-start text:id="IMark68133240"/><text:alphabetical-index-mark-start text:id="IMark67740040"/><text:alphabetical-index-mark-start text:id="IMark64904072"/><text:alphabetical-index-mark-start text:id="IMark64796248"/><text:alphabetical-index-mark-start text:id="IMark73159832"/><text:alphabetical-index-mark-start text:id="IMark65525048"/><text:alphabetical-index-mark-start text:id="IMark62340840"/><text:alphabetical-index-mark-start text:id="IMark38763832"/><text:alphabetical-index-mark-start text:id="IMark63599000"/><text:alphabetical-index-mark-start text:id="IMark67728776"/><text:alphabetical-index-mark-start text:id="IMark64586424"/><text:alphabetical-index-mark-start text:id="IMark65058072"/><text:alphabetical-index-mark-start text:id="IMark54886072"/><text:alphabetical-index-mark-start text:id="IMark66343928"/><text:alphabetical-index-mark-start text:id="IMark58755384"/><text:alphabetical-index-mark-start text:id="IMark58314088"/><text:alphabetical-index-mark-start text:id="IMark65481016"/><text:alphabetical-index-mark-start text:id="IMark54574696"/><text:alphabetical-index-mark-start text:id="IMark71744232"/><text:alphabetical-index-mark-start text:id="IMark67735592"/><text:alphabetical-index-mark-start text:id="IMark65122104"/><text:alphabetical-index-mark-start text:id="IMark66841768"/><text:alphabetical-index-mark-start text:id="IMark73588344"/><text:alphabetical-index-mark-start text:id="IMark71546072"/><text:alphabetical-index-mark-start text:id="IMark68875352"/><text:alphabetical-index-mark-start text:id="IMark71898472"/><text:span text:style-name="T23">sql</text:span><text:alphabetical-index-mark-end text:id="IMark71898472"/><text:alphabetical-index-mark-end text:id="IMark68875352"/><text:alphabetical-index-mark-end text:id="IMark71546072"/><text:alphabetical-index-mark-end text:id="IMark73588344"/><text:alphabetical-index-mark-end text:id="IMark66841768"/><text:alphabetical-index-mark-end text:id="IMark65122104"/><text:alphabetical-index-mark-end text:id="IMark67735592"/><text:alphabetical-index-mark-end text:id="IMark71744232"/><text:alphabetical-index-mark-end text:id="IMark54574696"/><text:alphabetical-index-mark-end text:id="IMark65481016"/><text:alphabetical-index-mark-end text:id="IMark58314088"/><text:alphabetical-index-mark-end text:id="IMark58755384"/><text:alphabetical-index-mark-end text:id="IMark66343928"/><text:alphabetical-index-mark-end text:id="IMark54886072"/><text:alphabetical-index-mark-end text:id="IMark65058072"/><text:alphabetical-index-mark-end text:id="IMark64586424"/><text:alphabetical-index-mark-end text:id="IMark67728776"/><text:alphabetical-index-mark-end text:id="IMark63599000"/><text:alphabetical-index-mark-end text:id="IMark38763832"/><text:alphabetical-index-mark-end text:id="IMark62340840"/><text:alphabetical-index-mark-end text:id="IMark65525048"/><text:alphabetical-index-mark-end text:id="IMark73159832"/><text:alphabetical-index-mark-end text:id="IMark64796248"/><text:alphabetical-index-mark-end text:id="IMark64904072"/><text:span text:style-name="T23">ite</text:span><text:alphabetical-index-mark-end text:id="IMark67740040"/><text:alphabetical-index-mark-end text:id="IMark68133240"/><text:alphabetical-index-mark-end text:id="IMark62232936"/><text:alphabetical-index-mark-end text:id="IMark67669080"/><text:alphabetical-index-mark-end text:id="IMark65821992"/><text:alphabetical-index-mark-end text:id="IMark62567928"/><text:alphabetical-index-mark-end text:id="IMark58842632"/><text:alphabetical-index-mark-end text:id="IMark33279960"/><text:alphabetical-index-mark-end text:id="IMark62056728"/><text:alphabetical-index-mark-end text:id="IMark62204072"/><text:alphabetical-index-mark-end text:id="IMark58923976"/><text:alphabetical-index-mark-end text:id="IMark68872472"/><text:span text:style-name="T23">3.h"</text:span> line <text:span text:style-name="T36">in </text:span><text:alphabetical-index-mark-start text:id="IMark71897512"/><text:alphabetical-index-mark-start text:id="IMark65653416"/><text:alphabetical-index-mark-start text:id="IMark67524664"/><text:alphabetical-index-mark-start text:id="IMark63076088"/><text:alphabetical-index-mark-start text:id="IMark58827352"/><text:alphabetical-index-mark-start text:id="IMark73268904"/><text:alphabetical-index-mark-start text:id="IMark64587384"/><text:alphabetical-index-mark-start text:id="IMark58788664"/><text:alphabetical-index-mark-start text:id="IMark64793944"/><text:alphabetical-index-mark-start text:id="IMark71642872"/><text:alphabetical-index-mark-start text:id="IMark58903464"/><text:alphabetical-index-mark-start text:id="IMark60270856"/><text:alphabetical-index-mark-start text:id="IMark68341400"/><text:alphabetical-index-mark-start text:id="IMark64585464"/><text:alphabetical-index-mark-start text:id="IMark69042024"/><text:alphabetical-index-mark-start text:id="IMark59222280"/><text:alphabetical-index-mark-start text:id="IMark71309368"/><text:alphabetical-index-mark-start text:id="IMark53984840"/><text:alphabetical-index-mark-start text:id="IMark64564008"/><text:alphabetical-index-mark-start text:id="IMark61163624"/><text:alphabetical-index-mark-start text:id="IMark66445272"/><text:alphabetical-index-mark-start text:id="IMark67405208"/><text:alphabetical-index-mark-start text:id="IMark61338184"/><text:alphabetical-index-mark-start text:id="IMark58728904"/><text:span text:style-name="T26">sql</text:span><text:alphabetical-index-mark-end text:id="IMark58728904"/><text:alphabetical-index-mark-end text:id="IMark61338184"/><text:alphabetical-index-mark-end text:id="IMark67405208"/><text:alphabetical-index-mark-end text:id="IMark66445272"/><text:alphabetical-index-mark-end text:id="IMark61163624"/><text:alphabetical-index-mark-end text:id="IMark64564008"/><text:alphabetical-index-mark-end text:id="IMark53984840"/><text:alphabetical-index-mark-end text:id="IMark71309368"/><text:alphabetical-index-mark-end text:id="IMark59222280"/><text:alphabetical-index-mark-end text:id="IMark69042024"/><text:alphabetical-index-mark-end text:id="IMark64585464"/><text:alphabetical-index-mark-end text:id="IMark68341400"/><text:alphabetical-index-mark-end text:id="IMark60270856"/><text:alphabetical-index-mark-end text:id="IMark58903464"/><text:alphabetical-index-mark-end text:id="IMark71642872"/><text:alphabetical-index-mark-end text:id="IMark64793944"/><text:alphabetical-index-mark-end text:id="IMark58788664"/><text:alphabetical-index-mark-end text:id="IMark64587384"/><text:alphabetical-index-mark-end text:id="IMark73268904"/><text:alphabetical-index-mark-end text:id="IMark58827352"/><text:alphabetical-index-mark-end text:id="IMark63076088"/><text:alphabetical-index-mark-end text:id="IMark67524664"/><text:alphabetical-index-mark-end text:id="IMark65653416"/><text:alphabetical-index-mark-end text:id="IMark71897512"/><text:span text:style-name="T26">p1</text:span><text:alphabetical-index-mark-start text:id="IMark68737464"/><text:alphabetical-index-mark-start text:id="IMark68104920"/><text:alphabetical-index-mark-start text:id="IMark71244936"/><text:alphabetical-index-mark-start text:id="IMark67553912"/><text:alphabetical-index-mark-start text:id="IMark64120888"/><text:alphabetical-index-mark-start text:id="IMark59786648"/><text:alphabetical-index-mark-start text:id="IMark66161208"/><text:alphabetical-index-mark-start text:id="IMark66903096"/><text:alphabetical-index-mark-start text:id="IMark71478632"/><text:alphabetical-index-mark-start text:id="IMark54497192"/><text:alphabetical-index-mark-start text:id="IMark65811480"/><text:alphabetical-index-mark-start text:id="IMark58900408"/><text:span text:style-name="T26">.hpp</text:span><text:alphabetical-index-mark-end text:id="IMark58900408"/><text:alphabetical-index-mark-end text:id="IMark65811480"/><text:alphabetical-index-mark-end text:id="IMark54497192"/><text:alphabetical-index-mark-end text:id="IMark71478632"/><text:alphabetical-index-mark-end text:id="IMark66903096"/><text:alphabetical-index-mark-end text:id="IMark66161208"/><text:alphabetical-index-mark-end text:id="IMark59786648"/><text:alphabetical-index-mark-end text:id="IMark64120888"/><text:alphabetical-index-mark-end text:id="IMark67553912"/><text:alphabetical-index-mark-end text:id="IMark71244936"/><text:alphabetical-index-mark-end text:id="IMark68104920"/><text:alphabetical-index-mark-end text:id="IMark68737464"/><text:span text:style-name="T36"> </text:span>accordingly, with the <text:alphabetical-index-mark-start text:id="IMark68526360"/><text:alphabetical-index-mark-start text:id="IMark54099256"/><text:alphabetical-index-mark-start text:id="IMark73338008"/><text:alphabetical-index-mark-start text:id="IMark61581704"/><text:alphabetical-index-mark-start text:id="IMark39569768"/><text:alphabetical-index-mark-start text:id="IMark60133176"/><text:alphabetical-index-mark-start text:id="IMark59345672"/><text:alphabetical-index-mark-start text:id="IMark66095752"/><text:alphabetical-index-mark-start text:id="IMark54711720"/><text:alphabetical-index-mark-start text:id="IMark64494648"/><text:alphabetical-index-mark-start text:id="IMark63009448"/><text:alphabetical-index-mark-start text:id="IMark65848248"/>path<text:alphabetical-index-mark-end text:id="IMark65848248"/><text:alphabetical-index-mark-end text:id="IMark63009448"/><text:alphabetical-index-mark-end text:id="IMark64494648"/><text:alphabetical-index-mark-end text:id="IMark54711720"/><text:alphabetical-index-mark-end text:id="IMark66095752"/><text:alphabetical-index-mark-end text:id="IMark59345672"/><text:alphabetical-index-mark-end text:id="IMark60133176"/><text:alphabetical-index-mark-end text:id="IMark39569768"/><text:alphabetical-index-mark-end text:id="IMark61581704"/><text:alphabetical-index-mark-end text:id="IMark73338008"/><text:alphabetical-index-mark-end text:id="IMark54099256"/><text:alphabetical-index-mark-end text:id="IMark68526360"/> to <text:alphabetical-index-mark-start text:id="IMark64253528"/><text:alphabetical-index-mark-start text:id="IMark60674184"/><text:alphabetical-index-mark-start text:id="IMark71368168"/><text:alphabetical-index-mark-start text:id="IMark64255624"/><text:alphabetical-index-mark-start text:id="IMark71725464"/><text:alphabetical-index-mark-start text:id="IMark56322536"/><text:alphabetical-index-mark-start text:id="IMark53905128"/><text:alphabetical-index-mark-start text:id="IMark71502792"/><text:alphabetical-index-mark-start text:id="IMark61465960"/><text:alphabetical-index-mark-start text:id="IMark66412920"/><text:alphabetical-index-mark-start text:id="IMark65897832"/><text:alphabetical-index-mark-start text:id="IMark67745384"/><text:alphabetical-index-mark-start text:id="IMark54352552"/><text:alphabetical-index-mark-start text:id="IMark60909720"/><text:alphabetical-index-mark-start text:id="IMark65722856"/><text:alphabetical-index-mark-start text:id="IMark62141448"/><text:alphabetical-index-mark-start text:id="IMark63291016"/><text:alphabetical-index-mark-start text:id="IMark71323192"/><text:alphabetical-index-mark-start text:id="IMark60684712"/><text:alphabetical-index-mark-start text:id="IMark64405144"/><text:alphabetical-index-mark-start text:id="IMark68537480"/><text:alphabetical-index-mark-start text:id="IMark58843304"/><text:alphabetical-index-mark-start text:id="IMark47436776"/><text:alphabetical-index-mark-start text:id="IMark61415992"/><text:alphabetical-index-mark-start text:id="IMark60598168"/><text:alphabetical-index-mark-start text:id="IMark60704600"/><text:alphabetical-index-mark-start text:id="IMark65887000"/><text:alphabetical-index-mark-start text:id="IMark59618232"/><text:alphabetical-index-mark-start text:id="IMark63761000"/><text:alphabetical-index-mark-start text:id="IMark62235720"/><text:alphabetical-index-mark-start text:id="IMark65535944"/><text:alphabetical-index-mark-start text:id="IMark60633480"/><text:alphabetical-index-mark-start text:id="IMark67799768"/><text:alphabetical-index-mark-start text:id="IMark39927976"/><text:alphabetical-index-mark-start text:id="IMark61576360"/><text:alphabetical-index-mark-start text:id="IMark65817800"/><text:span text:style-name="T23">sql</text:span><text:alphabetical-index-mark-end text:id="IMark65817800"/><text:alphabetical-index-mark-end text:id="IMark61576360"/><text:alphabetical-index-mark-end text:id="IMark39927976"/><text:alphabetical-index-mark-end text:id="IMark67799768"/><text:alphabetical-index-mark-end text:id="IMark60633480"/><text:alphabetical-index-mark-end text:id="IMark65535944"/><text:alphabetical-index-mark-end text:id="IMark62235720"/><text:alphabetical-index-mark-end text:id="IMark63761000"/><text:alphabetical-index-mark-end text:id="IMark59618232"/><text:alphabetical-index-mark-end text:id="IMark65887000"/><text:alphabetical-index-mark-end text:id="IMark60704600"/><text:alphabetical-index-mark-end text:id="IMark60598168"/><text:alphabetical-index-mark-end text:id="IMark61415992"/><text:alphabetical-index-mark-end text:id="IMark47436776"/><text:alphabetical-index-mark-end text:id="IMark58843304"/><text:alphabetical-index-mark-end text:id="IMark68537480"/><text:alphabetical-index-mark-end text:id="IMark64405144"/><text:alphabetical-index-mark-end text:id="IMark60684712"/><text:alphabetical-index-mark-end text:id="IMark71323192"/><text:alphabetical-index-mark-end text:id="IMark63291016"/><text:alphabetical-index-mark-end text:id="IMark62141448"/><text:alphabetical-index-mark-end text:id="IMark65722856"/><text:alphabetical-index-mark-end text:id="IMark60909720"/><text:alphabetical-index-mark-end text:id="IMark54352552"/><text:span text:style-name="T23">ite</text:span><text:alphabetical-index-mark-end text:id="IMark67745384"/><text:alphabetical-index-mark-end text:id="IMark65897832"/><text:alphabetical-index-mark-end text:id="IMark66412920"/><text:alphabetical-index-mark-end text:id="IMark61465960"/><text:alphabetical-index-mark-end text:id="IMark71502792"/><text:alphabetical-index-mark-end text:id="IMark53905128"/><text:alphabetical-index-mark-end text:id="IMark56322536"/><text:alphabetical-index-mark-end text:id="IMark71725464"/><text:alphabetical-index-mark-end text:id="IMark64255624"/><text:alphabetical-index-mark-end text:id="IMark71368168"/><text:alphabetical-index-mark-end text:id="IMark60674184"/><text:alphabetical-index-mark-end text:id="IMark64253528"/><text:span text:style-name="T23">3.h</text:span> on your <text:alphabetical-index-mark-start text:id="IMark68531256"/><text:alphabetical-index-mark-start text:id="IMark47540280"/><text:alphabetical-index-mark-start text:id="IMark62593048"/><text:alphabetical-index-mark-start text:id="IMark71371848"/><text:alphabetical-index-mark-start text:id="IMark54041512"/><text:alphabetical-index-mark-start text:id="IMark62858712"/><text:alphabetical-index-mark-start text:id="IMark67580136"/><text:alphabetical-index-mark-start text:id="IMark71073928"/><text:alphabetical-index-mark-start text:id="IMark61533544"/><text:alphabetical-index-mark-start text:id="IMark68857720"/><text:alphabetical-index-mark-start text:id="IMark68085384"/><text:alphabetical-index-mark-start text:id="IMark65400776"/><text:alphabetical-index-mark-start text:id="IMark60505416"/><text:alphabetical-index-mark-start text:id="IMark65303704"/><text:alphabetical-index-mark-start text:id="IMark70886520"/><text:alphabetical-index-mark-start text:id="IMark60519928"/><text:alphabetical-index-mark-start text:id="IMark66890392"/><text:alphabetical-index-mark-start text:id="IMark71657704"/><text:alphabetical-index-mark-start text:id="IMark39465672"/><text:alphabetical-index-mark-start text:id="IMark64640472"/><text:alphabetical-index-mark-start text:id="IMark69038312"/><text:alphabetical-index-mark-start text:id="IMark59492744"/><text:alphabetical-index-mark-start text:id="IMark60421544"/><text:alphabetical-index-mark-start text:id="IMark61237960"/>system<text:alphabetical-index-mark-end text:id="IMark61237960"/><text:alphabetical-index-mark-end text:id="IMark60421544"/><text:alphabetical-index-mark-end text:id="IMark59492744"/><text:alphabetical-index-mark-end text:id="IMark69038312"/><text:alphabetical-index-mark-end text:id="IMark64640472"/><text:alphabetical-index-mark-end text:id="IMark39465672"/><text:alphabetical-index-mark-end text:id="IMark71657704"/><text:alphabetical-index-mark-end text:id="IMark66890392"/><text:alphabetical-index-mark-end text:id="IMark60519928"/><text:alphabetical-index-mark-end text:id="IMark70886520"/><text:alphabetical-index-mark-end text:id="IMark65303704"/><text:alphabetical-index-mark-end text:id="IMark60505416"/><text:alphabetical-index-mark-end text:id="IMark65400776"/><text:alphabetical-index-mark-end text:id="IMark68085384"/><text:alphabetical-index-mark-end text:id="IMark68857720"/><text:alphabetical-index-mark-end text:id="IMark61533544"/><text:alphabetical-index-mark-end text:id="IMark71073928"/><text:alphabetical-index-mark-end text:id="IMark67580136"/><text:alphabetical-index-mark-end text:id="IMark62858712"/><text:alphabetical-index-mark-end text:id="IMark54041512"/><text:alphabetical-index-mark-end text:id="IMark71371848"/><text:alphabetical-index-mark-end text:id="IMark62593048"/><text:alphabetical-index-mark-end text:id="IMark47540280"/><text:alphabetical-index-mark-end text:id="IMark68531256"/>.</text:p>
      <text:p text:style-name="P30"/>
      <text:p text:style-name="P30"/>
      <text:h text:style-name="Heading_20_3" text:outline-level="3"><text:bookmark-start text:name="__RefHeading___Toc987_76759228"/><text:span text:style-name="T21">5.1.1. </text:span>Co<text:alphabetical-index-mark-start text:id="IMark69040792"/><text:alphabetical-index-mark-start text:id="IMark71943208"/><text:alphabetical-index-mark-start text:id="IMark62569160"/><text:alphabetical-index-mark-start text:id="IMark64792984"/><text:alphabetical-index-mark-start text:id="IMark66191256"/><text:alphabetical-index-mark-start text:id="IMark61586584"/><text:alphabetical-index-mark-start text:id="IMark38766712"/><text:alphabetical-index-mark-start text:id="IMark64384536"/><text:alphabetical-index-mark-start text:id="IMark67525624"/><text:alphabetical-index-mark-start text:id="IMark65378232"/><text:alphabetical-index-mark-start text:id="IMark67142280"/><text:alphabetical-index-mark-start text:id="IMark61585448"/>mpi<text:alphabetical-index-mark-end text:id="IMark61585448"/><text:alphabetical-index-mark-end text:id="IMark67142280"/><text:alphabetical-index-mark-end text:id="IMark65378232"/><text:alphabetical-index-mark-end text:id="IMark67525624"/><text:alphabetical-index-mark-end text:id="IMark64384536"/><text:alphabetical-index-mark-end text:id="IMark38766712"/><text:alphabetical-index-mark-end text:id="IMark61586584"/><text:alphabetical-index-mark-end text:id="IMark66191256"/><text:alphabetical-index-mark-end text:id="IMark64792984"/><text:alphabetical-index-mark-end text:id="IMark62569160"/><text:alphabetical-index-mark-end text:id="IMark71943208"/><text:alphabetical-index-mark-end text:id="IMark69040792"/>l<text:span text:style-name="T21">ation</text:span><text:bookmark-end text:name="__RefHeading___Toc987_76759228"/></text:h>
      <text:p text:style-name="P30"/>
      <text:p text:style-name="P33">In a <text:alphabetical-index-mark-start text:id="IMark73110760"/><text:alphabetical-index-mark-start text:id="IMark73279528"/><text:alphabetical-index-mark-start text:id="IMark71547032"/><text:alphabetical-index-mark-start text:id="IMark68870552"/><text:alphabetical-index-mark-start text:id="IMark63406824"/><text:alphabetical-index-mark-start text:id="IMark68432136"/><text:alphabetical-index-mark-start text:id="IMark58869096"/><text:alphabetical-index-mark-start text:id="IMark68531944"/><text:alphabetical-index-mark-start text:id="IMark71593896"/><text:alphabetical-index-mark-start text:id="IMark54539016"/><text:alphabetical-index-mark-start text:id="IMark61534232"/><text:alphabetical-index-mark-start text:id="IMark54226520"/>Linux<text:alphabetical-index-mark-end text:id="IMark54226520"/><text:alphabetical-index-mark-end text:id="IMark61534232"/><text:alphabetical-index-mark-end text:id="IMark54539016"/><text:alphabetical-index-mark-end text:id="IMark71593896"/><text:alphabetical-index-mark-end text:id="IMark68531944"/><text:alphabetical-index-mark-end text:id="IMark58869096"/><text:alphabetical-index-mark-end text:id="IMark68432136"/><text:alphabetical-index-mark-end text:id="IMark63406824"/><text:alphabetical-index-mark-end text:id="IMark68870552"/><text:alphabetical-index-mark-end text:id="IMark71547032"/><text:alphabetical-index-mark-end text:id="IMark73279528"/><text:alphabetical-index-mark-end text:id="IMark73110760"/> <text:alphabetical-index-mark-start text:id="IMark63397000"/><text:alphabetical-index-mark-start text:id="IMark60519016"/><text:alphabetical-index-mark-start text:id="IMark39901944"/><text:alphabetical-index-mark-start text:id="IMark73226792"/><text:alphabetical-index-mark-start text:id="IMark71241976"/><text:alphabetical-index-mark-start text:id="IMark61167448"/><text:alphabetical-index-mark-start text:id="IMark54079880"/><text:alphabetical-index-mark-start text:id="IMark64794904"/><text:alphabetical-index-mark-start text:id="IMark64675064"/><text:alphabetical-index-mark-start text:id="IMark59247224"/><text:alphabetical-index-mark-start text:id="IMark38764792"/><text:alphabetical-index-mark-start text:id="IMark66246344"/><text:alphabetical-index-mark-start text:id="IMark65260856"/><text:alphabetical-index-mark-start text:id="IMark73222808"/><text:alphabetical-index-mark-start text:id="IMark68873432"/><text:alphabetical-index-mark-start text:id="IMark63713384"/><text:alphabetical-index-mark-start text:id="IMark71296984"/><text:alphabetical-index-mark-start text:id="IMark63284456"/><text:alphabetical-index-mark-start text:id="IMark59215448"/><text:alphabetical-index-mark-start text:id="IMark65471352"/><text:alphabetical-index-mark-start text:id="IMark60712632"/><text:alphabetical-index-mark-start text:id="IMark60896136"/><text:alphabetical-index-mark-start text:id="IMark67383848"/><text:alphabetical-index-mark-start text:id="IMark62670056"/>system<text:alphabetical-index-mark-end text:id="IMark62670056"/><text:alphabetical-index-mark-end text:id="IMark67383848"/><text:alphabetical-index-mark-end text:id="IMark60896136"/><text:alphabetical-index-mark-end text:id="IMark60712632"/><text:alphabetical-index-mark-end text:id="IMark65471352"/><text:alphabetical-index-mark-end text:id="IMark59215448"/><text:alphabetical-index-mark-end text:id="IMark63284456"/><text:alphabetical-index-mark-end text:id="IMark71296984"/><text:alphabetical-index-mark-end text:id="IMark63713384"/><text:alphabetical-index-mark-end text:id="IMark68873432"/><text:alphabetical-index-mark-end text:id="IMark73222808"/><text:alphabetical-index-mark-end text:id="IMark65260856"/><text:alphabetical-index-mark-end text:id="IMark66246344"/><text:alphabetical-index-mark-end text:id="IMark38764792"/><text:alphabetical-index-mark-end text:id="IMark59247224"/><text:alphabetical-index-mark-end text:id="IMark64675064"/><text:alphabetical-index-mark-end text:id="IMark64794904"/><text:alphabetical-index-mark-end text:id="IMark54079880"/><text:alphabetical-index-mark-end text:id="IMark61167448"/><text:alphabetical-index-mark-end text:id="IMark71241976"/><text:alphabetical-index-mark-end text:id="IMark73226792"/><text:alphabetical-index-mark-end text:id="IMark39901944"/><text:alphabetical-index-mark-end text:id="IMark60519016"/><text:alphabetical-index-mark-end text:id="IMark63397000"/> using <text:alphabetical-index-mark-start text:id="IMark68869592"/><text:alphabetical-index-mark-start text:id="IMark64817112"/><text:alphabetical-index-mark-start text:id="IMark68163368"/><text:alphabetical-index-mark-start text:id="IMark65883000"/><text:alphabetical-index-mark-start text:id="IMark65264696"/><text:alphabetical-index-mark-start text:id="IMark68866184"/><text:alphabetical-index-mark-start text:id="IMark68868632"/><text:alphabetical-index-mark-start text:id="IMark60713016"/><text:alphabetical-index-mark-start text:id="IMark64795864"/><text:alphabetical-index-mark-start text:id="IMark39900024"/><text:alphabetical-index-mark-start text:id="IMark68971704"/><text:alphabetical-index-mark-start text:id="IMark71243896"/>gcc<text:alphabetical-index-mark-end text:id="IMark71243896"/><text:alphabetical-index-mark-end text:id="IMark68971704"/><text:alphabetical-index-mark-end text:id="IMark39900024"/><text:alphabetical-index-mark-end text:id="IMark64795864"/><text:alphabetical-index-mark-end text:id="IMark60713016"/><text:alphabetical-index-mark-end text:id="IMark68868632"/><text:alphabetical-index-mark-end text:id="IMark68866184"/><text:alphabetical-index-mark-end text:id="IMark65264696"/><text:alphabetical-index-mark-end text:id="IMark65883000"/><text:alphabetical-index-mark-end text:id="IMark68163368"/><text:alphabetical-index-mark-end text:id="IMark64817112"/><text:alphabetical-index-mark-end text:id="IMark68869592"/>:</text:p>
      <text:p text:style-name="P71"/>
      <text:p text:style-name="P71"><text:alphabetical-index-mark-start text:id="IMark68628232"/><text:alphabetical-index-mark-start text:id="IMark65261816"/><text:alphabetical-index-mark-start text:id="IMark64706680"/><text:alphabetical-index-mark-start text:id="IMark71547992"/><text:alphabetical-index-mark-start text:id="IMark62794904"/><text:alphabetical-index-mark-start text:id="IMark71731960"/><text:alphabetical-index-mark-start text:id="IMark66711048"/><text:alphabetical-index-mark-start text:id="IMark67385768"/><text:alphabetical-index-mark-start text:id="IMark64584504"/><text:alphabetical-index-mark-start text:id="IMark68992184"/><text:alphabetical-index-mark-start text:id="IMark61138520"/><text:alphabetical-index-mark-start text:id="IMark68392920"/>g++<text:alphabetical-index-mark-end text:id="IMark68392920"/><text:alphabetical-index-mark-end text:id="IMark61138520"/><text:alphabetical-index-mark-end text:id="IMark68992184"/><text:alphabetical-index-mark-end text:id="IMark64584504"/><text:alphabetical-index-mark-end text:id="IMark67385768"/><text:alphabetical-index-mark-end text:id="IMark66711048"/><text:alphabetical-index-mark-end text:id="IMark71731960"/><text:alphabetical-index-mark-end text:id="IMark62794904"/><text:alphabetical-index-mark-end text:id="IMark71547992"/><text:alphabetical-index-mark-end text:id="IMark64706680"/><text:alphabetical-index-mark-end text:id="IMark65261816"/><text:alphabetical-index-mark-end text:id="IMark68628232"/> -std=c++17 -Wall -O3 -c <text:alphabetical-index-mark-start text:id="IMark58841672"/><text:alphabetical-index-mark-start text:id="IMark62456568"/><text:alphabetical-index-mark-start text:id="IMark62915224"/><text:alphabetical-index-mark-start text:id="IMark68168424"/><text:alphabetical-index-mark-start text:id="IMark63998040"/><text:alphabetical-index-mark-start text:id="IMark60514504"/><text:alphabetical-index-mark-start text:id="IMark71679560"/><text:alphabetical-index-mark-start text:id="IMark65376904"/><text:alphabetical-index-mark-start text:id="IMark63608104"/><text:alphabetical-index-mark-start text:id="IMark68368984"/><text:alphabetical-index-mark-start text:id="IMark39716568"/><text:alphabetical-index-mark-start text:id="IMark73267288"/><text:alphabetical-index-mark-start text:id="IMark38765752"/><text:alphabetical-index-mark-start text:id="IMark68337128"/><text:alphabetical-index-mark-start text:id="IMark71271272"/><text:alphabetical-index-mark-start text:id="IMark67712568"/><text:alphabetical-index-mark-start text:id="IMark64864744"/><text:alphabetical-index-mark-start text:id="IMark71481880"/><text:alphabetical-index-mark-start text:id="IMark62469560"/><text:alphabetical-index-mark-start text:id="IMark62054472"/><text:alphabetical-index-mark-start text:id="IMark71613720"/><text:alphabetical-index-mark-start text:id="IMark62570392"/><text:alphabetical-index-mark-start text:id="IMark71899432"/><text:alphabetical-index-mark-start text:id="IMark61472360"/>sql<text:alphabetical-index-mark-end text:id="IMark61472360"/><text:alphabetical-index-mark-end text:id="IMark71899432"/><text:alphabetical-index-mark-end text:id="IMark62570392"/><text:alphabetical-index-mark-end text:id="IMark71613720"/><text:alphabetical-index-mark-end text:id="IMark62054472"/><text:alphabetical-index-mark-end text:id="IMark62469560"/><text:alphabetical-index-mark-end text:id="IMark71481880"/><text:alphabetical-index-mark-end text:id="IMark64864744"/><text:alphabetical-index-mark-end text:id="IMark67712568"/><text:alphabetical-index-mark-end text:id="IMark71271272"/><text:alphabetical-index-mark-end text:id="IMark68337128"/><text:alphabetical-index-mark-end text:id="IMark38765752"/><text:alphabetical-index-mark-end text:id="IMark73267288"/><text:alphabetical-index-mark-end text:id="IMark39716568"/><text:alphabetical-index-mark-end text:id="IMark68368984"/><text:alphabetical-index-mark-end text:id="IMark63608104"/><text:alphabetical-index-mark-end text:id="IMark65376904"/><text:alphabetical-index-mark-end text:id="IMark71679560"/><text:alphabetical-index-mark-end text:id="IMark60514504"/><text:alphabetical-index-mark-end text:id="IMark63998040"/><text:alphabetical-index-mark-end text:id="IMark68168424"/><text:alphabetical-index-mark-end text:id="IMark62915224"/><text:alphabetical-index-mark-end text:id="IMark62456568"/><text:alphabetical-index-mark-end text:id="IMark58841672"/>p0<text:alphabetical-index-mark-start text:id="IMark71981096"/><text:alphabetical-index-mark-start text:id="IMark68345384"/><text:alphabetical-index-mark-start text:id="IMark75006040"/><text:alphabetical-index-mark-start text:id="IMark63277352"/><text:alphabetical-index-mark-start text:id="IMark68382264"/><text:alphabetical-index-mark-start text:id="IMark71581208"/><text:alphabetical-index-mark-start text:id="IMark39840120"/><text:alphabetical-index-mark-start text:id="IMark65470392"/><text:alphabetical-index-mark-start text:id="IMark58315704"/><text:alphabetical-index-mark-start text:id="IMark54033032"/><text:alphabetical-index-mark-start text:id="IMark68370312"/><text:alphabetical-index-mark-start text:id="IMark65263736"/>.cpp<text:alphabetical-index-mark-end text:id="IMark65263736"/><text:alphabetical-index-mark-end text:id="IMark68370312"/><text:alphabetical-index-mark-end text:id="IMark54033032"/><text:alphabetical-index-mark-end text:id="IMark58315704"/><text:alphabetical-index-mark-end text:id="IMark65470392"/><text:alphabetical-index-mark-end text:id="IMark39840120"/><text:alphabetical-index-mark-end text:id="IMark71581208"/><text:alphabetical-index-mark-end text:id="IMark68382264"/><text:alphabetical-index-mark-end text:id="IMark63277352"/><text:alphabetical-index-mark-end text:id="IMark75006040"/><text:alphabetical-index-mark-end text:id="IMark68345384"/><text:alphabetical-index-mark-end text:id="IMark71981096"/> <text:alphabetical-index-mark-start text:id="IMark66088008"/><text:alphabetical-index-mark-start text:id="IMark68874392"/><text:alphabetical-index-mark-start text:id="IMark64904072"/><text:alphabetical-index-mark-start text:id="IMark64796248"/><text:alphabetical-index-mark-start text:id="IMark73159832"/><text:alphabetical-index-mark-start text:id="IMark65525048"/><text:alphabetical-index-mark-start text:id="IMark62340840"/><text:alphabetical-index-mark-start text:id="IMark38763832"/><text:alphabetical-index-mark-start text:id="IMark63599000"/><text:alphabetical-index-mark-start text:id="IMark67728776"/><text:alphabetical-index-mark-start text:id="IMark64586424"/><text:alphabetical-index-mark-start text:id="IMark65058072"/><text:alphabetical-index-mark-start text:id="IMark54886072"/><text:alphabetical-index-mark-start text:id="IMark66343928"/><text:alphabetical-index-mark-start text:id="IMark58755384"/><text:alphabetical-index-mark-start text:id="IMark58314088"/><text:alphabetical-index-mark-start text:id="IMark65481016"/><text:alphabetical-index-mark-start text:id="IMark54574696"/><text:alphabetical-index-mark-start text:id="IMark71744232"/><text:alphabetical-index-mark-start text:id="IMark67735592"/><text:alphabetical-index-mark-start text:id="IMark65122104"/><text:alphabetical-index-mark-start text:id="IMark66841768"/><text:alphabetical-index-mark-start text:id="IMark73588344"/><text:alphabetical-index-mark-start text:id="IMark71546072"/>sql<text:alphabetical-index-mark-end text:id="IMark71546072"/><text:alphabetical-index-mark-end text:id="IMark73588344"/><text:alphabetical-index-mark-end text:id="IMark66841768"/><text:alphabetical-index-mark-end text:id="IMark65122104"/><text:alphabetical-index-mark-end text:id="IMark67735592"/><text:alphabetical-index-mark-end text:id="IMark71744232"/><text:alphabetical-index-mark-end text:id="IMark54574696"/><text:alphabetical-index-mark-end text:id="IMark65481016"/><text:alphabetical-index-mark-end text:id="IMark58314088"/><text:alphabetical-index-mark-end text:id="IMark58755384"/><text:alphabetical-index-mark-end text:id="IMark66343928"/><text:alphabetical-index-mark-end text:id="IMark54886072"/><text:alphabetical-index-mark-end text:id="IMark65058072"/><text:alphabetical-index-mark-end text:id="IMark64586424"/><text:alphabetical-index-mark-end text:id="IMark67728776"/><text:alphabetical-index-mark-end text:id="IMark63599000"/><text:alphabetical-index-mark-end text:id="IMark38763832"/><text:alphabetical-index-mark-end text:id="IMark62340840"/><text:alphabetical-index-mark-end text:id="IMark65525048"/><text:alphabetical-index-mark-end text:id="IMark73159832"/><text:alphabetical-index-mark-end text:id="IMark64796248"/><text:alphabetical-index-mark-end text:id="IMark64904072"/><text:alphabetical-index-mark-end text:id="IMark68874392"/><text:alphabetical-index-mark-end text:id="IMark66088008"/>p1<text:alphabetical-index-mark-start text:id="IMark68875352"/><text:alphabetical-index-mark-start text:id="IMark71898472"/><text:alphabetical-index-mark-start text:id="IMark68872472"/><text:alphabetical-index-mark-start text:id="IMark58923976"/><text:alphabetical-index-mark-start text:id="IMark62204072"/><text:alphabetical-index-mark-start text:id="IMark62056728"/><text:alphabetical-index-mark-start text:id="IMark33279960"/><text:alphabetical-index-mark-start text:id="IMark58842632"/><text:alphabetical-index-mark-start text:id="IMark62567928"/><text:alphabetical-index-mark-start text:id="IMark65821992"/><text:alphabetical-index-mark-start text:id="IMark67669080"/><text:alphabetical-index-mark-start text:id="IMark62232936"/>.cpp<text:alphabetical-index-mark-end text:id="IMark62232936"/><text:alphabetical-index-mark-end text:id="IMark67669080"/><text:alphabetical-index-mark-end text:id="IMark65821992"/><text:alphabetical-index-mark-end text:id="IMark62567928"/><text:alphabetical-index-mark-end text:id="IMark58842632"/><text:alphabetical-index-mark-end text:id="IMark33279960"/><text:alphabetical-index-mark-end text:id="IMark62056728"/><text:alphabetical-index-mark-end text:id="IMark62204072"/><text:alphabetical-index-mark-end text:id="IMark58923976"/><text:alphabetical-index-mark-end text:id="IMark68872472"/><text:alphabetical-index-mark-end text:id="IMark71898472"/><text:alphabetical-index-mark-end text:id="IMark68875352"/></text:p>
      <text:p text:style-name="P30"/>
      <text:p text:style-name="P30"><text:alphabetical-index-mark-start text:id="IMark69039560"/><text:alphabetical-index-mark-start text:id="IMark71897512"/><text:alphabetical-index-mark-start text:id="IMark65653416"/><text:alphabetical-index-mark-start text:id="IMark67524664"/><text:alphabetical-index-mark-start text:id="IMark63076088"/><text:alphabetical-index-mark-start text:id="IMark58827352"/><text:alphabetical-index-mark-start text:id="IMark73268904"/><text:alphabetical-index-mark-start text:id="IMark64587384"/><text:alphabetical-index-mark-start text:id="IMark58788664"/><text:alphabetical-index-mark-start text:id="IMark64793944"/><text:alphabetical-index-mark-start text:id="IMark71642872"/><text:alphabetical-index-mark-start text:id="IMark58903464"/>Link<text:alphabetical-index-mark-end text:id="IMark58903464"/><text:alphabetical-index-mark-end text:id="IMark71642872"/><text:alphabetical-index-mark-end text:id="IMark64793944"/><text:alphabetical-index-mark-end text:id="IMark58788664"/><text:alphabetical-index-mark-end text:id="IMark64587384"/><text:alphabetical-index-mark-end text:id="IMark73268904"/><text:alphabetical-index-mark-end text:id="IMark58827352"/><text:alphabetical-index-mark-end text:id="IMark63076088"/><text:alphabetical-index-mark-end text:id="IMark67524664"/><text:alphabetical-index-mark-end text:id="IMark65653416"/><text:alphabetical-index-mark-end text:id="IMark71897512"/><text:alphabetical-index-mark-end text:id="IMark69039560"/> as:</text:p>
      <text:p text:style-name="P30"/>
      <text:p text:style-name="P80"><text:alphabetical-index-mark-start text:id="IMark69042024"/><text:alphabetical-index-mark-start text:id="IMark59222280"/><text:alphabetical-index-mark-start text:id="IMark71309368"/><text:alphabetical-index-mark-start text:id="IMark53984840"/><text:alphabetical-index-mark-start text:id="IMark64224280"/>g++<text:alphabetical-index-mark-end text:id="IMark64224280"/><text:alphabetical-index-mark-end text:id="IMark53984840"/><text:alphabetical-index-mark-end text:id="IMark71309368"/><text:alphabetical-index-mark-end text:id="IMark59222280"/><text:alphabetical-index-mark-end text:id="IMark69042024"/> -std=c++17 -Wall -O3 <text:alphabetical-index-mark-start text:id="IMark68047656"/><text:alphabetical-index-mark-start text:id="IMark65262776"/><text:alphabetical-index-mark-start text:id="IMark39900984"/><text:alphabetical-index-mark-start text:id="IMark65614552"/><text:alphabetical-index-mark-start text:id="IMark68132280"/><text:alphabetical-index-mark-start text:id="IMark65124760"/><text:alphabetical-index-mark-start text:id="IMark68130360"/><text:alphabetical-index-mark-start text:id="IMark61249560"/><text:alphabetical-index-mark-start text:id="IMark65384328"/><text:alphabetical-index-mark-start text:id="IMark58840712"/>sql<text:alphabetical-index-mark-end text:id="IMark58840712"/><text:alphabetical-index-mark-end text:id="IMark65384328"/><text:alphabetical-index-mark-end text:id="IMark61249560"/><text:alphabetical-index-mark-end text:id="IMark68130360"/><text:alphabetical-index-mark-end text:id="IMark65124760"/><text:alphabetical-index-mark-end text:id="IMark68132280"/><text:alphabetical-index-mark-end text:id="IMark65614552"/><text:alphabetical-index-mark-end text:id="IMark39900984"/><text:alphabetical-index-mark-end text:id="IMark65262776"/><text:alphabetical-index-mark-end text:id="IMark68047656"/>p0.o <text:alphabetical-index-mark-start text:id="IMark71730728"/><text:alphabetical-index-mark-start text:id="IMark68858696"/><text:alphabetical-index-mark-start text:id="IMark69040792"/><text:alphabetical-index-mark-start text:id="IMark71943208"/><text:alphabetical-index-mark-start text:id="IMark62569160"/><text:alphabetical-index-mark-start text:id="IMark64792984"/><text:alphabetical-index-mark-start text:id="IMark66191256"/><text:alphabetical-index-mark-start text:id="IMark61586584"/><text:alphabetical-index-mark-start text:id="IMark38766712"/><text:alphabetical-index-mark-start text:id="IMark64384536"/>sql<text:alphabetical-index-mark-end text:id="IMark64384536"/><text:alphabetical-index-mark-end text:id="IMark38766712"/><text:alphabetical-index-mark-end text:id="IMark61586584"/><text:alphabetical-index-mark-end text:id="IMark66191256"/><text:alphabetical-index-mark-end text:id="IMark64792984"/><text:alphabetical-index-mark-end text:id="IMark62569160"/><text:alphabetical-index-mark-end text:id="IMark71943208"/><text:alphabetical-index-mark-end text:id="IMark69040792"/><text:alphabetical-index-mark-end text:id="IMark68858696"/><text:alphabetical-index-mark-end text:id="IMark71730728"/>p1.o -o <text:alphabetical-index-mark-start text:id="IMark67525624"/><text:alphabetical-index-mark-start text:id="IMark65378232"/><text:alphabetical-index-mark-start text:id="IMark67142280"/><text:alphabetical-index-mark-start text:id="IMark61585448"/><text:alphabetical-index-mark-start text:id="IMark59159384"/><text:alphabetical-index-mark-start text:id="IMark39899064"/><text:alphabetical-index-mark-start text:id="IMark68388936"/><text:alphabetical-index-mark-start text:id="IMark68871512"/><text:alphabetical-index-mark-start text:id="IMark64817112"/><text:alphabetical-index-mark-start text:id="IMark68869592"/>sql<text:alphabetical-index-mark-end text:id="IMark68869592"/><text:alphabetical-index-mark-end text:id="IMark64817112"/><text:alphabetical-index-mark-end text:id="IMark68871512"/><text:alphabetical-index-mark-end text:id="IMark68388936"/><text:alphabetical-index-mark-end text:id="IMark39899064"/><text:alphabetical-index-mark-end text:id="IMark59159384"/><text:alphabetical-index-mark-end text:id="IMark61585448"/><text:alphabetical-index-mark-end text:id="IMark67142280"/><text:alphabetical-index-mark-end text:id="IMark65378232"/><text:alphabetical-index-mark-end text:id="IMark67525624"/>p -<text:alphabetical-index-mark-start text:id="IMark68163368"/><text:alphabetical-index-mark-start text:id="IMark65883000"/><text:alphabetical-index-mark-start text:id="IMark65264696"/><text:alphabetical-index-mark-start text:id="IMark68866184"/><text:alphabetical-index-mark-start text:id="IMark68868632"/>l<text:alphabetical-index-mark-start text:id="IMark60713016"/><text:alphabetical-index-mark-start text:id="IMark64795864"/><text:alphabetical-index-mark-start text:id="IMark39900024"/><text:alphabetical-index-mark-start text:id="IMark68971704"/><text:alphabetical-index-mark-start text:id="IMark71243896"/><text:alphabetical-index-mark-start text:id="IMark63397000"/><text:alphabetical-index-mark-start text:id="IMark60519016"/><text:alphabetical-index-mark-start text:id="IMark39901944"/><text:alphabetical-index-mark-start text:id="IMark73226792"/><text:alphabetical-index-mark-start text:id="IMark71241976"/><text:alphabetical-index-mark-start text:id="IMark61167448"/><text:alphabetical-index-mark-start text:id="IMark54079880"/><text:alphabetical-index-mark-start text:id="IMark64794904"/><text:alphabetical-index-mark-start text:id="IMark64675064"/><text:alphabetical-index-mark-start text:id="IMark59247224"/>sql<text:alphabetical-index-mark-end text:id="IMark59247224"/><text:alphabetical-index-mark-end text:id="IMark64675064"/><text:alphabetical-index-mark-end text:id="IMark64794904"/><text:alphabetical-index-mark-end text:id="IMark54079880"/><text:alphabetical-index-mark-end text:id="IMark61167448"/><text:alphabetical-index-mark-end text:id="IMark71241976"/><text:alphabetical-index-mark-end text:id="IMark73226792"/><text:alphabetical-index-mark-end text:id="IMark39901944"/><text:alphabetical-index-mark-end text:id="IMark60519016"/><text:alphabetical-index-mark-end text:id="IMark63397000"/>ite<text:alphabetical-index-mark-end text:id="IMark71243896"/><text:alphabetical-index-mark-end text:id="IMark68971704"/><text:alphabetical-index-mark-end text:id="IMark39900024"/><text:alphabetical-index-mark-end text:id="IMark64795864"/><text:alphabetical-index-mark-end text:id="IMark60713016"/><text:alphabetical-index-mark-end text:id="IMark68868632"/><text:alphabetical-index-mark-end text:id="IMark68866184"/><text:alphabetical-index-mark-end text:id="IMark65264696"/><text:alphabetical-index-mark-end text:id="IMark65883000"/><text:alphabetical-index-mark-end text:id="IMark68163368"/>3 -f<text:alphabetical-index-mark-start text:id="IMark38764792"/><text:alphabetical-index-mark-start text:id="IMark66246344"/><text:alphabetical-index-mark-start text:id="IMark65260856"/><text:alphabetical-index-mark-start text:id="IMark73222808"/><text:alphabetical-index-mark-start text:id="IMark68873432"/>openmp<text:alphabetical-index-mark-end text:id="IMark68873432"/><text:alphabetical-index-mark-end text:id="IMark73222808"/><text:alphabetical-index-mark-end text:id="IMark65260856"/><text:alphabetical-index-mark-end text:id="IMark66246344"/><text:alphabetical-index-mark-end text:id="IMark38764792"/> -I[<text:alphabetical-index-mark-start text:id="IMark63713384"/><text:alphabetical-index-mark-start text:id="IMark71296984"/><text:alphabetical-index-mark-start text:id="IMark63284456"/><text:alphabetical-index-mark-start text:id="IMark59215448"/><text:alphabetical-index-mark-start text:id="IMark65471352"/>path<text:alphabetical-index-mark-end text:id="IMark65471352"/><text:alphabetical-index-mark-end text:id="IMark59215448"/><text:alphabetical-index-mark-end text:id="IMark63284456"/><text:alphabetical-index-mark-end text:id="IMark71296984"/><text:alphabetical-index-mark-end text:id="IMark63713384"/> to your <text:alphabetical-index-mark-start text:id="IMark60712632"/><text:alphabetical-index-mark-start text:id="IMark60896136"/><text:alphabetical-index-mark-start text:id="IMark67383848"/><text:alphabetical-index-mark-start text:id="IMark62670056"/><text:alphabetical-index-mark-start text:id="IMark73110760"/>HDFql<text:alphabetical-index-mark-end text:id="IMark73110760"/><text:alphabetical-index-mark-end text:id="IMark62670056"/><text:alphabetical-index-mark-end text:id="IMark67383848"/><text:alphabetical-index-mark-end text:id="IMark60896136"/><text:alphabetical-index-mark-end text:id="IMark60712632"/> include <text:alphabetical-index-mark-start text:id="IMark73279528"/><text:alphabetical-index-mark-start text:id="IMark71547032"/><text:alphabetical-index-mark-start text:id="IMark68870552"/><text:alphabetical-index-mark-start text:id="IMark63406824"/><text:alphabetical-index-mark-start text:id="IMark68432136"/>folder<text:alphabetical-index-mark-end text:id="IMark68432136"/><text:alphabetical-index-mark-end text:id="IMark63406824"/><text:alphabetical-index-mark-end text:id="IMark68870552"/><text:alphabetical-index-mark-end text:id="IMark71547032"/><text:alphabetical-index-mark-end text:id="IMark73279528"/>] [<text:alphabetical-index-mark-start text:id="IMark58869096"/><text:alphabetical-index-mark-start text:id="IMark68531944"/><text:alphabetical-index-mark-start text:id="IMark71593896"/><text:alphabetical-index-mark-start text:id="IMark54539016"/><text:alphabetical-index-mark-start text:id="IMark61534232"/>path<text:alphabetical-index-mark-end text:id="IMark61534232"/><text:alphabetical-index-mark-end text:id="IMark54539016"/><text:alphabetical-index-mark-end text:id="IMark71593896"/><text:alphabetical-index-mark-end text:id="IMark68531944"/><text:alphabetical-index-mark-end text:id="IMark58869096"/> to your <text:alphabetical-index-mark-start text:id="IMark54226520"/><text:alphabetical-index-mark-start text:id="IMark73278200"/><text:alphabetical-index-mark-start text:id="IMark68450968"/><text:alphabetical-index-mark-start text:id="IMark73276872"/><text:alphabetical-index-mark-start text:id="IMark71898472"/>HDFql<text:alphabetical-index-mark-end text:id="IMark71898472"/><text:alphabetical-index-mark-end text:id="IMark73276872"/><text:alphabetical-index-mark-end text:id="IMark68450968"/><text:alphabetical-index-mark-end text:id="IMark73278200"/><text:alphabetical-index-mark-end text:id="IMark54226520"/> wrapper/cpp <text:alphabetical-index-mark-start text:id="IMark68875352"/><text:alphabetical-index-mark-start text:id="IMark68872472"/><text:alphabetical-index-mark-start text:id="IMark58923976"/><text:alphabetical-index-mark-start text:id="IMark62204072"/><text:alphabetical-index-mark-start text:id="IMark62056728"/>folder<text:alphabetical-index-mark-end text:id="IMark62056728"/><text:alphabetical-index-mark-end text:id="IMark62204072"/><text:alphabetical-index-mark-end text:id="IMark58923976"/><text:alphabetical-index-mark-end text:id="IMark68872472"/><text:alphabetical-index-mark-end text:id="IMark68875352"/>]/lib<text:alphabetical-index-mark-start text:id="IMark33279960"/><text:alphabetical-index-mark-start text:id="IMark58842632"/><text:alphabetical-index-mark-start text:id="IMark62567928"/><text:alphabetical-index-mark-start text:id="IMark65821992"/><text:alphabetical-index-mark-start text:id="IMark67669080"/>HDFql<text:alphabetical-index-mark-end text:id="IMark67669080"/><text:alphabetical-index-mark-end text:id="IMark65821992"/><text:alphabetical-index-mark-end text:id="IMark62567928"/><text:alphabetical-index-mark-end text:id="IMark58842632"/><text:alphabetical-index-mark-end text:id="IMark33279960"/>.a -ldl</text:p>
      <text:p text:style-name="P80"/>
      <text:p text:style-name="P87">where </text:p>
      <text:p text:style-name="P80"/>
      <text:p text:style-name="P80">[<text:alphabetical-index-mark-start text:id="IMark38763832"/><text:alphabetical-index-mark-start text:id="IMark63599000"/><text:alphabetical-index-mark-start text:id="IMark67728776"/><text:alphabetical-index-mark-start text:id="IMark64586424"/><text:alphabetical-index-mark-start text:id="IMark65058072"/>path<text:alphabetical-index-mark-end text:id="IMark65058072"/><text:alphabetical-index-mark-end text:id="IMark64586424"/><text:alphabetical-index-mark-end text:id="IMark67728776"/><text:alphabetical-index-mark-end text:id="IMark63599000"/><text:alphabetical-index-mark-end text:id="IMark38763832"/> to your <text:alphabetical-index-mark-start text:id="IMark54886072"/><text:alphabetical-index-mark-start text:id="IMark66343928"/><text:alphabetical-index-mark-start text:id="IMark58755384"/><text:alphabetical-index-mark-start text:id="IMark58314088"/><text:alphabetical-index-mark-start text:id="IMark65481016"/>HDFql<text:alphabetical-index-mark-end text:id="IMark65481016"/><text:alphabetical-index-mark-end text:id="IMark58314088"/><text:alphabetical-index-mark-end text:id="IMark58755384"/><text:alphabetical-index-mark-end text:id="IMark66343928"/><text:alphabetical-index-mark-end text:id="IMark54886072"/> include <text:alphabetical-index-mark-start text:id="IMark54574696"/><text:alphabetical-index-mark-start text:id="IMark71744232"/><text:alphabetical-index-mark-start text:id="IMark67735592"/><text:alphabetical-index-mark-start text:id="IMark65122104"/><text:alphabetical-index-mark-start text:id="IMark66841768"/>folder<text:alphabetical-index-mark-end text:id="IMark66841768"/><text:alphabetical-index-mark-end text:id="IMark65122104"/><text:alphabetical-index-mark-end text:id="IMark67735592"/><text:alphabetical-index-mark-end text:id="IMark71744232"/><text:alphabetical-index-mark-end text:id="IMark54574696"/>]<text:span text:style-name="T48"> </text:span></text:p>
      <text:p text:style-name="P87"/>
      <text:p text:style-name="P80"><text:span text:style-name="T48">is the </text:span><text:alphabetical-index-mark-start text:id="IMark68382264"/><text:alphabetical-index-mark-start text:id="IMark71581208"/><text:alphabetical-index-mark-start text:id="IMark39840120"/><text:alphabetical-index-mark-start text:id="IMark65470392"/><text:alphabetical-index-mark-start text:id="IMark58315704"/><text:span text:style-name="T48">path</text:span><text:alphabetical-index-mark-end text:id="IMark58315704"/><text:alphabetical-index-mark-end text:id="IMark65470392"/><text:alphabetical-index-mark-end text:id="IMark39840120"/><text:alphabetical-index-mark-end text:id="IMark71581208"/><text:alphabetical-index-mark-end text:id="IMark68382264"/><text:span text:style-name="T48"> on your computer to the include </text:span><text:alphabetical-index-mark-start text:id="IMark54033032"/><text:alphabetical-index-mark-start text:id="IMark68370312"/><text:alphabetical-index-mark-start text:id="IMark65263736"/><text:alphabetical-index-mark-start text:id="IMark58841672"/><text:alphabetical-index-mark-start text:id="IMark62456568"/><text:span text:style-name="T48">folder</text:span><text:alphabetical-index-mark-end text:id="IMark62456568"/><text:alphabetical-index-mark-end text:id="IMark58841672"/><text:alphabetical-index-mark-end text:id="IMark65263736"/><text:alphabetical-index-mark-end text:id="IMark68370312"/><text:alphabetical-index-mark-end text:id="IMark54033032"/><text:span text:style-name="T48"> of </text:span><text:alphabetical-index-mark-start text:id="IMark62915224"/><text:alphabetical-index-mark-start text:id="IMark68168424"/><text:alphabetical-index-mark-start text:id="IMark63998040"/><text:alphabetical-index-mark-start text:id="IMark60514504"/><text:alphabetical-index-mark-start text:id="IMark71679560"/><text:span text:style-name="T48">HDFql</text:span><text:alphabetical-index-mark-end text:id="IMark71679560"/><text:alphabetical-index-mark-end text:id="IMark60514504"/><text:alphabetical-index-mark-end text:id="IMark63998040"/><text:alphabetical-index-mark-end text:id="IMark68168424"/><text:alphabetical-index-mark-end text:id="IMark62915224"/><text:span text:style-name="T48">. In my case, for example, this is</text:span></text:p>
      <text:p text:style-name="P87"/>
      <text:p text:style-name="P80">/usr/include/<text:alphabetical-index-mark-start text:id="IMark71613720"/><text:alphabetical-index-mark-start text:id="IMark62570392"/><text:alphabetical-index-mark-start text:id="IMark71899432"/><text:alphabetical-index-mark-start text:id="IMark61472360"/><text:alphabetical-index-mark-start text:id="IMark68628232"/>hdfql<text:alphabetical-index-mark-end text:id="IMark68628232"/><text:alphabetical-index-mark-end text:id="IMark61472360"/><text:alphabetical-index-mark-end text:id="IMark71899432"/><text:alphabetical-index-mark-end text:id="IMark62570392"/><text:alphabetical-index-mark-end text:id="IMark71613720"/>/serial/include/</text:p>
      <text:p text:style-name="P87"/>
      <text:p text:style-name="P87">and for the wrappers</text:p>
      <text:p text:style-name="P87"><text:soft-page-break/></text:p>
      <text:p text:style-name="P80">/usr/include/<text:alphabetical-index-mark-start text:id="IMark64584504"/><text:alphabetical-index-mark-start text:id="IMark68992184"/><text:alphabetical-index-mark-start text:id="IMark61138520"/><text:alphabetical-index-mark-start text:id="IMark68392920"/><text:alphabetical-index-mark-start text:id="IMark68133240"/>hdfql<text:alphabetical-index-mark-end text:id="IMark68133240"/><text:alphabetical-index-mark-end text:id="IMark68392920"/><text:alphabetical-index-mark-end text:id="IMark61138520"/><text:alphabetical-index-mark-end text:id="IMark68992184"/><text:alphabetical-index-mark-end text:id="IMark64584504"/>/serial/wrapper/cpp/</text:p>
      <text:p text:style-name="P80"/>
      <text:p text:style-name="P30"/>
      <text:p text:style-name="P48">Users with other <text:alphabetical-index-mark-start text:id="IMark67524664"/><text:alphabetical-index-mark-start text:id="IMark63076088"/><text:alphabetical-index-mark-start text:id="IMark58827352"/><text:alphabetical-index-mark-start text:id="IMark73268904"/><text:alphabetical-index-mark-start text:id="IMark64587384"/><text:alphabetical-index-mark-start text:id="IMark58788664"/><text:alphabetical-index-mark-start text:id="IMark64793944"/><text:alphabetical-index-mark-start text:id="IMark71642872"/><text:alphabetical-index-mark-start text:id="IMark58903464"/><text:alphabetical-index-mark-start text:id="IMark60270856"/><text:alphabetical-index-mark-start text:id="IMark64585464"/><text:alphabetical-index-mark-start text:id="IMark68341400"/>operating<text:alphabetical-index-mark-end text:id="IMark68341400"/><text:alphabetical-index-mark-end text:id="IMark64585464"/><text:alphabetical-index-mark-end text:id="IMark60270856"/><text:alphabetical-index-mark-end text:id="IMark58903464"/><text:alphabetical-index-mark-end text:id="IMark71642872"/><text:alphabetical-index-mark-end text:id="IMark64793944"/><text:alphabetical-index-mark-end text:id="IMark58788664"/><text:alphabetical-index-mark-end text:id="IMark64587384"/><text:alphabetical-index-mark-end text:id="IMark73268904"/><text:alphabetical-index-mark-end text:id="IMark58827352"/><text:alphabetical-index-mark-end text:id="IMark63076088"/><text:alphabetical-index-mark-end text:id="IMark67524664"/> <text:alphabetical-index-mark-start text:id="IMark62232936"/><text:alphabetical-index-mark-start text:id="IMark69042024"/><text:alphabetical-index-mark-start text:id="IMark59222280"/><text:alphabetical-index-mark-start text:id="IMark71309368"/><text:alphabetical-index-mark-start text:id="IMark53984840"/><text:alphabetical-index-mark-start text:id="IMark64224280"/><text:alphabetical-index-mark-start text:id="IMark66088008"/><text:alphabetical-index-mark-start text:id="IMark68047656"/><text:alphabetical-index-mark-start text:id="IMark65262776"/><text:alphabetical-index-mark-start text:id="IMark39900984"/><text:alphabetical-index-mark-start text:id="IMark65614552"/><text:alphabetical-index-mark-start text:id="IMark68132280"/><text:alphabetical-index-mark-start text:id="IMark65124760"/><text:alphabetical-index-mark-start text:id="IMark68130360"/><text:alphabetical-index-mark-start text:id="IMark61249560"/><text:alphabetical-index-mark-start text:id="IMark65384328"/><text:alphabetical-index-mark-start text:id="IMark58840712"/><text:alphabetical-index-mark-start text:id="IMark71730728"/><text:alphabetical-index-mark-start text:id="IMark68858696"/><text:alphabetical-index-mark-start text:id="IMark69040792"/><text:alphabetical-index-mark-start text:id="IMark71943208"/><text:alphabetical-index-mark-start text:id="IMark62569160"/><text:alphabetical-index-mark-start text:id="IMark64792984"/><text:alphabetical-index-mark-start text:id="IMark66191256"/>system<text:alphabetical-index-mark-end text:id="IMark66191256"/><text:alphabetical-index-mark-end text:id="IMark64792984"/><text:alphabetical-index-mark-end text:id="IMark62569160"/><text:alphabetical-index-mark-end text:id="IMark71943208"/><text:alphabetical-index-mark-end text:id="IMark69040792"/><text:alphabetical-index-mark-end text:id="IMark68858696"/><text:alphabetical-index-mark-end text:id="IMark71730728"/><text:alphabetical-index-mark-end text:id="IMark58840712"/><text:alphabetical-index-mark-end text:id="IMark65384328"/><text:alphabetical-index-mark-end text:id="IMark61249560"/><text:alphabetical-index-mark-end text:id="IMark68130360"/><text:alphabetical-index-mark-end text:id="IMark65124760"/><text:alphabetical-index-mark-end text:id="IMark68132280"/><text:alphabetical-index-mark-end text:id="IMark65614552"/><text:alphabetical-index-mark-end text:id="IMark39900984"/><text:alphabetical-index-mark-end text:id="IMark65262776"/><text:alphabetical-index-mark-end text:id="IMark68047656"/><text:alphabetical-index-mark-end text:id="IMark66088008"/><text:alphabetical-index-mark-end text:id="IMark64224280"/><text:alphabetical-index-mark-end text:id="IMark53984840"/><text:alphabetical-index-mark-end text:id="IMark71309368"/><text:alphabetical-index-mark-end text:id="IMark59222280"/><text:alphabetical-index-mark-end text:id="IMark69042024"/><text:alphabetical-index-mark-end text:id="IMark62232936"/>s or co<text:alphabetical-index-mark-start text:id="IMark61586584"/><text:alphabetical-index-mark-start text:id="IMark38766712"/><text:alphabetical-index-mark-start text:id="IMark64384536"/><text:alphabetical-index-mark-start text:id="IMark58842632"/><text:alphabetical-index-mark-start text:id="IMark33279960"/><text:alphabetical-index-mark-start text:id="IMark62567928"/><text:alphabetical-index-mark-start text:id="IMark65821992"/><text:alphabetical-index-mark-start text:id="IMark67669080"/><text:alphabetical-index-mark-start text:id="IMark68875352"/><text:alphabetical-index-mark-start text:id="IMark68872472"/><text:alphabetical-index-mark-start text:id="IMark58923976"/><text:alphabetical-index-mark-start text:id="IMark62204072"/>mpi<text:alphabetical-index-mark-end text:id="IMark62204072"/><text:alphabetical-index-mark-end text:id="IMark58923976"/><text:alphabetical-index-mark-end text:id="IMark68872472"/><text:alphabetical-index-mark-end text:id="IMark68875352"/><text:alphabetical-index-mark-end text:id="IMark67669080"/><text:alphabetical-index-mark-end text:id="IMark65821992"/><text:alphabetical-index-mark-end text:id="IMark62567928"/><text:alphabetical-index-mark-end text:id="IMark33279960"/><text:alphabetical-index-mark-end text:id="IMark58842632"/><text:alphabetical-index-mark-end text:id="IMark64384536"/><text:alphabetical-index-mark-end text:id="IMark38766712"/><text:alphabetical-index-mark-end text:id="IMark61586584"/>lers will find little or no <text:alphabetical-index-mark-start text:id="IMark62056728"/><text:alphabetical-index-mark-start text:id="IMark54226520"/><text:alphabetical-index-mark-start text:id="IMark73278200"/><text:alphabetical-index-mark-start text:id="IMark68450968"/><text:alphabetical-index-mark-start text:id="IMark73276872"/><text:alphabetical-index-mark-start text:id="IMark71898472"/><text:alphabetical-index-mark-start text:id="IMark58869096"/><text:alphabetical-index-mark-start text:id="IMark68531944"/><text:alphabetical-index-mark-start text:id="IMark71593896"/><text:alphabetical-index-mark-start text:id="IMark54539016"/><text:alphabetical-index-mark-start text:id="IMark61534232"/><text:alphabetical-index-mark-start text:id="IMark73279528"/>trouble<text:alphabetical-index-mark-end text:id="IMark73279528"/><text:alphabetical-index-mark-end text:id="IMark61534232"/><text:alphabetical-index-mark-end text:id="IMark54539016"/><text:alphabetical-index-mark-end text:id="IMark71593896"/><text:alphabetical-index-mark-end text:id="IMark68531944"/><text:alphabetical-index-mark-end text:id="IMark58869096"/><text:alphabetical-index-mark-end text:id="IMark71898472"/><text:alphabetical-index-mark-end text:id="IMark73276872"/><text:alphabetical-index-mark-end text:id="IMark68450968"/><text:alphabetical-index-mark-end text:id="IMark73278200"/><text:alphabetical-index-mark-end text:id="IMark54226520"/><text:alphabetical-index-mark-end text:id="IMark62056728"/> adapting the co<text:alphabetical-index-mark-start text:id="IMark71547032"/><text:alphabetical-index-mark-start text:id="IMark68870552"/><text:alphabetical-index-mark-start text:id="IMark63406824"/><text:alphabetical-index-mark-start text:id="IMark68432136"/><text:alphabetical-index-mark-start text:id="IMark60712632"/><text:alphabetical-index-mark-start text:id="IMark60896136"/><text:alphabetical-index-mark-start text:id="IMark67383848"/><text:alphabetical-index-mark-start text:id="IMark62670056"/><text:alphabetical-index-mark-start text:id="IMark73110760"/><text:alphabetical-index-mark-start text:id="IMark63713384"/><text:alphabetical-index-mark-start text:id="IMark71296984"/><text:alphabetical-index-mark-start text:id="IMark63284456"/>mpi<text:alphabetical-index-mark-end text:id="IMark63284456"/><text:alphabetical-index-mark-end text:id="IMark71296984"/><text:alphabetical-index-mark-end text:id="IMark63713384"/><text:alphabetical-index-mark-end text:id="IMark73110760"/><text:alphabetical-index-mark-end text:id="IMark62670056"/><text:alphabetical-index-mark-end text:id="IMark67383848"/><text:alphabetical-index-mark-end text:id="IMark60896136"/><text:alphabetical-index-mark-end text:id="IMark60712632"/><text:alphabetical-index-mark-end text:id="IMark68432136"/><text:alphabetical-index-mark-end text:id="IMark63406824"/><text:alphabetical-index-mark-end text:id="IMark68870552"/><text:alphabetical-index-mark-end text:id="IMark71547032"/>le and <text:alphabetical-index-mark-start text:id="IMark59215448"/><text:alphabetical-index-mark-start text:id="IMark65471352"/><text:alphabetical-index-mark-start text:id="IMark38764792"/><text:alphabetical-index-mark-start text:id="IMark66246344"/><text:alphabetical-index-mark-start text:id="IMark65260856"/><text:alphabetical-index-mark-start text:id="IMark73222808"/><text:alphabetical-index-mark-start text:id="IMark68873432"/><text:alphabetical-index-mark-start text:id="IMark68163368"/><text:alphabetical-index-mark-start text:id="IMark65883000"/><text:alphabetical-index-mark-start text:id="IMark65264696"/><text:alphabetical-index-mark-start text:id="IMark68866184"/><text:alphabetical-index-mark-start text:id="IMark68868632"/>link<text:alphabetical-index-mark-end text:id="IMark68868632"/><text:alphabetical-index-mark-end text:id="IMark68866184"/><text:alphabetical-index-mark-end text:id="IMark65264696"/><text:alphabetical-index-mark-end text:id="IMark65883000"/><text:alphabetical-index-mark-end text:id="IMark68163368"/><text:alphabetical-index-mark-end text:id="IMark68873432"/><text:alphabetical-index-mark-end text:id="IMark73222808"/><text:alphabetical-index-mark-end text:id="IMark65260856"/><text:alphabetical-index-mark-end text:id="IMark66246344"/><text:alphabetical-index-mark-end text:id="IMark38764792"/><text:alphabetical-index-mark-end text:id="IMark65471352"/><text:alphabetical-index-mark-end text:id="IMark59215448"/> <text:alphabetical-index-mark-start text:id="IMark60713016"/><text:alphabetical-index-mark-start text:id="IMark64795864"/><text:alphabetical-index-mark-start text:id="IMark39900024"/><text:alphabetical-index-mark-start text:id="IMark68971704"/><text:alphabetical-index-mark-start text:id="IMark71243896"/><text:alphabetical-index-mark-start text:id="IMark63397000"/><text:alphabetical-index-mark-start text:id="IMark60519016"/><text:alphabetical-index-mark-start text:id="IMark39901944"/><text:alphabetical-index-mark-start text:id="IMark73226792"/><text:alphabetical-index-mark-start text:id="IMark71241976"/><text:alphabetical-index-mark-start text:id="IMark61167448"/><text:alphabetical-index-mark-start text:id="IMark54079880"/>snippet<text:alphabetical-index-mark-end text:id="IMark54079880"/><text:alphabetical-index-mark-end text:id="IMark61167448"/><text:alphabetical-index-mark-end text:id="IMark71241976"/><text:alphabetical-index-mark-end text:id="IMark73226792"/><text:alphabetical-index-mark-end text:id="IMark39901944"/><text:alphabetical-index-mark-end text:id="IMark60519016"/><text:alphabetical-index-mark-end text:id="IMark63397000"/><text:alphabetical-index-mark-end text:id="IMark71243896"/><text:alphabetical-index-mark-end text:id="IMark68971704"/><text:alphabetical-index-mark-end text:id="IMark39900024"/><text:alphabetical-index-mark-end text:id="IMark64795864"/><text:alphabetical-index-mark-end text:id="IMark60713016"/>s above. Please let me know your <text:alphabetical-index-mark-start text:id="IMark64794904"/><text:alphabetical-index-mark-start text:id="IMark64675064"/><text:alphabetical-index-mark-start text:id="IMark59247224"/><text:alphabetical-index-mark-start text:id="IMark67525624"/><text:alphabetical-index-mark-start text:id="IMark65378232"/><text:alphabetical-index-mark-start text:id="IMark67142280"/><text:alphabetical-index-mark-start text:id="IMark61585448"/><text:alphabetical-index-mark-start text:id="IMark59159384"/><text:alphabetical-index-mark-start text:id="IMark39899064"/><text:alphabetical-index-mark-start text:id="IMark68388936"/><text:alphabetical-index-mark-start text:id="IMark68871512"/><text:alphabetical-index-mark-start text:id="IMark64817112"/><text:alphabetical-index-mark-start text:id="IMark68869592"/><text:alphabetical-index-mark-start text:id="IMark64904072"/><text:alphabetical-index-mark-start text:id="IMark68874392"/><text:alphabetical-index-mark-start text:id="IMark73159832"/><text:alphabetical-index-mark-start text:id="IMark64796248"/><text:alphabetical-index-mark-start text:id="IMark62340840"/><text:alphabetical-index-mark-start text:id="IMark65525048"/><text:alphabetical-index-mark-start text:id="IMark54574696"/><text:alphabetical-index-mark-start text:id="IMark71744232"/><text:alphabetical-index-mark-start text:id="IMark67735592"/><text:alphabetical-index-mark-start text:id="IMark65122104"/><text:alphabetical-index-mark-start text:id="IMark66841768"/>result<text:alphabetical-index-mark-end text:id="IMark66841768"/><text:alphabetical-index-mark-end text:id="IMark65122104"/><text:alphabetical-index-mark-end text:id="IMark67735592"/><text:alphabetical-index-mark-end text:id="IMark71744232"/><text:alphabetical-index-mark-end text:id="IMark54574696"/><text:alphabetical-index-mark-end text:id="IMark65525048"/><text:alphabetical-index-mark-end text:id="IMark62340840"/><text:alphabetical-index-mark-end text:id="IMark64796248"/><text:alphabetical-index-mark-end text:id="IMark73159832"/><text:alphabetical-index-mark-end text:id="IMark68874392"/><text:alphabetical-index-mark-end text:id="IMark64904072"/><text:alphabetical-index-mark-end text:id="IMark68869592"/>s<text:alphabetical-index-mark-end text:id="IMark64817112"/><text:alphabetical-index-mark-end text:id="IMark68871512"/><text:alphabetical-index-mark-end text:id="IMark68388936"/><text:alphabetical-index-mark-end text:id="IMark39899064"/><text:alphabetical-index-mark-end text:id="IMark59159384"/><text:alphabetical-index-mark-end text:id="IMark61585448"/><text:alphabetical-index-mark-end text:id="IMark67142280"/><text:alphabetical-index-mark-end text:id="IMark65378232"/><text:alphabetical-index-mark-end text:id="IMark67525624"/><text:alphabetical-index-mark-end text:id="IMark59247224"/><text:alphabetical-index-mark-end text:id="IMark64675064"/><text:alphabetical-index-mark-end text:id="IMark64794904"/> in this regard.</text:p>
      <text:p text:style-name="P48"/>
      <text:p text:style-name="P30"/>
      <text:h text:style-name="Heading_20_2" text:outline-level="2"><text:bookmark-start text:name="__RefHeading___Toc989_76759228"/>5.2. <text:span text:style-name="T21">De</text:span><text:alphabetical-index-mark-start text:id="IMark63599000"/><text:alphabetical-index-mark-start text:id="IMark64586424"/><text:alphabetical-index-mark-start text:id="IMark65058072"/><text:alphabetical-index-mark-start text:id="IMark73588344"/><text:alphabetical-index-mark-start text:id="IMark71546072"/><text:alphabetical-index-mark-start text:id="IMark68345384"/><text:alphabetical-index-mark-start text:id="IMark71981096"/><text:alphabetical-index-mark-start text:id="IMark63277352"/><text:alphabetical-index-mark-start text:id="IMark75006040"/><text:alphabetical-index-mark-start text:id="IMark65376904"/><text:alphabetical-index-mark-start text:id="IMark63608104"/><text:alphabetical-index-mark-start text:id="IMark68368984"/>install<text:alphabetical-index-mark-end text:id="IMark68368984"/><text:alphabetical-index-mark-end text:id="IMark63608104"/><text:alphabetical-index-mark-end text:id="IMark65376904"/><text:alphabetical-index-mark-end text:id="IMark75006040"/><text:alphabetical-index-mark-end text:id="IMark63277352"/><text:alphabetical-index-mark-end text:id="IMark71981096"/><text:alphabetical-index-mark-end text:id="IMark68345384"/><text:alphabetical-index-mark-end text:id="IMark71546072"/><text:alphabetical-index-mark-end text:id="IMark73588344"/><text:alphabetical-index-mark-end text:id="IMark65058072"/><text:alphabetical-index-mark-end text:id="IMark64586424"/><text:alphabetical-index-mark-end text:id="IMark63599000"/><text:span text:style-name="T21">ation</text:span><text:bookmark-end text:name="__RefHeading___Toc989_76759228"/></text:h>
      <text:p text:style-name="P30"/>
      <text:p text:style-name="P30">Delete the <text:alphabetical-index-mark-start text:id="IMark58315704"/><text:alphabetical-index-mark-start text:id="IMark39716568"/><text:alphabetical-index-mark-start text:id="IMark73267288"/><text:alphabetical-index-mark-start text:id="IMark38765752"/><text:alphabetical-index-mark-start text:id="IMark54033032"/><text:alphabetical-index-mark-start text:id="IMark68370312"/><text:alphabetical-index-mark-start text:id="IMark65263736"/><text:alphabetical-index-mark-start text:id="IMark58841672"/><text:alphabetical-index-mark-start text:id="IMark62456568"/><text:alphabetical-index-mark-start text:id="IMark68337128"/><text:alphabetical-index-mark-start text:id="IMark71271272"/><text:alphabetical-index-mark-start text:id="IMark62915224"/>folder<text:alphabetical-index-mark-end text:id="IMark62915224"/><text:alphabetical-index-mark-end text:id="IMark71271272"/><text:alphabetical-index-mark-end text:id="IMark68337128"/><text:alphabetical-index-mark-end text:id="IMark62456568"/><text:alphabetical-index-mark-end text:id="IMark58841672"/><text:alphabetical-index-mark-end text:id="IMark65263736"/><text:alphabetical-index-mark-end text:id="IMark68370312"/><text:alphabetical-index-mark-end text:id="IMark54033032"/><text:alphabetical-index-mark-end text:id="IMark38765752"/><text:alphabetical-index-mark-end text:id="IMark73267288"/><text:alphabetical-index-mark-end text:id="IMark39716568"/><text:alphabetical-index-mark-end text:id="IMark58315704"/> containing the contents of this <text:alphabetical-index-mark-start text:id="IMark68168424"/><text:alphabetical-index-mark-start text:id="IMark63998040"/><text:alphabetical-index-mark-start text:id="IMark60514504"/><text:alphabetical-index-mark-start text:id="IMark71679560"/><text:alphabetical-index-mark-start text:id="IMark67712568"/><text:alphabetical-index-mark-start text:id="IMark71481880"/><text:alphabetical-index-mark-start text:id="IMark64864744"/><text:alphabetical-index-mark-start text:id="IMark62054472"/><text:alphabetical-index-mark-start text:id="IMark62469560"/><text:alphabetical-index-mark-start text:id="IMark62570392"/><text:alphabetical-index-mark-start text:id="IMark71613720"/><text:alphabetical-index-mark-start text:id="IMark71899432"/>file<text:alphabetical-index-mark-end text:id="IMark71899432"/><text:alphabetical-index-mark-end text:id="IMark71613720"/><text:alphabetical-index-mark-end text:id="IMark62570392"/><text:alphabetical-index-mark-end text:id="IMark62469560"/><text:alphabetical-index-mark-end text:id="IMark62054472"/><text:alphabetical-index-mark-end text:id="IMark64864744"/><text:alphabetical-index-mark-end text:id="IMark71481880"/><text:alphabetical-index-mark-end text:id="IMark67712568"/><text:alphabetical-index-mark-end text:id="IMark71679560"/><text:alphabetical-index-mark-end text:id="IMark60514504"/><text:alphabetical-index-mark-end text:id="IMark63998040"/><text:alphabetical-index-mark-end text:id="IMark68168424"/> from your <text:alphabetical-index-mark-start text:id="IMark61472360"/><text:alphabetical-index-mark-start text:id="IMark68628232"/><text:alphabetical-index-mark-start text:id="IMark65261816"/><text:alphabetical-index-mark-start text:id="IMark71547992"/><text:alphabetical-index-mark-start text:id="IMark64706680"/><text:alphabetical-index-mark-start text:id="IMark71731960"/><text:alphabetical-index-mark-start text:id="IMark62794904"/><text:alphabetical-index-mark-start text:id="IMark67385768"/><text:alphabetical-index-mark-start text:id="IMark66711048"/><text:alphabetical-index-mark-start text:id="IMark68992184"/><text:alphabetical-index-mark-start text:id="IMark64584504"/><text:alphabetical-index-mark-start text:id="IMark61138520"/><text:alphabetical-index-mark-start text:id="IMark68392920"/><text:alphabetical-index-mark-start text:id="IMark68133240"/><text:alphabetical-index-mark-start text:id="IMark62860904"/><text:alphabetical-index-mark-start text:id="IMark71897512"/><text:alphabetical-index-mark-start text:id="IMark67740040"/><text:alphabetical-index-mark-start text:id="IMark65653416"/><text:alphabetical-index-mark-start text:id="IMark69039560"/><text:alphabetical-index-mark-start text:id="IMark54886072"/><text:alphabetical-index-mark-start text:id="IMark66343928"/><text:alphabetical-index-mark-start text:id="IMark67524664"/><text:alphabetical-index-mark-start text:id="IMark63076088"/><text:alphabetical-index-mark-start text:id="IMark58827352"/>system<text:alphabetical-index-mark-end text:id="IMark58827352"/><text:alphabetical-index-mark-end text:id="IMark63076088"/><text:alphabetical-index-mark-end text:id="IMark67524664"/><text:alphabetical-index-mark-end text:id="IMark66343928"/><text:alphabetical-index-mark-end text:id="IMark54886072"/><text:alphabetical-index-mark-end text:id="IMark69039560"/><text:alphabetical-index-mark-end text:id="IMark65653416"/><text:alphabetical-index-mark-end text:id="IMark67740040"/><text:alphabetical-index-mark-end text:id="IMark71897512"/><text:alphabetical-index-mark-end text:id="IMark62860904"/><text:alphabetical-index-mark-end text:id="IMark68133240"/><text:alphabetical-index-mark-end text:id="IMark68392920"/><text:alphabetical-index-mark-end text:id="IMark61138520"/><text:alphabetical-index-mark-end text:id="IMark64584504"/><text:alphabetical-index-mark-end text:id="IMark68992184"/><text:alphabetical-index-mark-end text:id="IMark66711048"/><text:alphabetical-index-mark-end text:id="IMark67385768"/><text:alphabetical-index-mark-end text:id="IMark62794904"/><text:alphabetical-index-mark-end text:id="IMark71731960"/><text:alphabetical-index-mark-end text:id="IMark64706680"/><text:alphabetical-index-mark-end text:id="IMark71547992"/><text:alphabetical-index-mark-end text:id="IMark65261816"/><text:alphabetical-index-mark-end text:id="IMark68628232"/><text:alphabetical-index-mark-end text:id="IMark61472360"/>. <text:span text:style-name="T71">In order to un</text:span><text:alphabetical-index-mark-start text:id="IMark73268904"/><text:alphabetical-index-mark-start text:id="IMark64587384"/><text:alphabetical-index-mark-start text:id="IMark58788664"/><text:alphabetical-index-mark-start text:id="IMark64793944"/><text:alphabetical-index-mark-start text:id="IMark71642872"/><text:span text:style-name="T71">install</text:span><text:alphabetical-index-mark-end text:id="IMark71642872"/><text:alphabetical-index-mark-end text:id="IMark64793944"/><text:alphabetical-index-mark-end text:id="IMark58788664"/><text:alphabetical-index-mark-end text:id="IMark64587384"/><text:alphabetical-index-mark-end text:id="IMark73268904"/><text:span text:style-name="T71"> </text:span><text:alphabetical-index-mark-start text:id="IMark58903464"/><text:alphabetical-index-mark-start text:id="IMark60270856"/><text:alphabetical-index-mark-start text:id="IMark64585464"/><text:alphabetical-index-mark-start text:id="IMark68341400"/><text:alphabetical-index-mark-start text:id="IMark64675064"/><text:span text:style-name="T71">OpenMP</text:span><text:alphabetical-index-mark-end text:id="IMark64675064"/><text:alphabetical-index-mark-end text:id="IMark68341400"/><text:alphabetical-index-mark-end text:id="IMark64585464"/><text:alphabetical-index-mark-end text:id="IMark60270856"/><text:alphabetical-index-mark-end text:id="IMark58903464"/><text:span text:style-name="T71">, </text:span><text:alphabetical-index-mark-start text:id="IMark64794904"/><text:alphabetical-index-mark-start text:id="IMark59247224"/><text:alphabetical-index-mark-start text:id="IMark67525624"/><text:alphabetical-index-mark-start text:id="IMark65378232"/><text:alphabetical-index-mark-start text:id="IMark67142280"/><text:alphabetical-index-mark-start text:id="IMark61585448"/><text:alphabetical-index-mark-start text:id="IMark59159384"/><text:alphabetical-index-mark-start text:id="IMark39899064"/><text:alphabetical-index-mark-start text:id="IMark68388936"/><text:alphabetical-index-mark-start text:id="IMark68871512"/><text:alphabetical-index-mark-start text:id="IMark64817112"/><text:alphabetical-index-mark-start text:id="IMark68869592"/><text:alphabetical-index-mark-start text:id="IMark64904072"/><text:alphabetical-index-mark-start text:id="IMark68874392"/><text:alphabetical-index-mark-start text:id="IMark73159832"/><text:span text:style-name="T71">Sql</text:span><text:alphabetical-index-mark-end text:id="IMark73159832"/><text:alphabetical-index-mark-end text:id="IMark68874392"/><text:alphabetical-index-mark-end text:id="IMark64904072"/><text:alphabetical-index-mark-end text:id="IMark68869592"/><text:alphabetical-index-mark-end text:id="IMark64817112"/><text:alphabetical-index-mark-end text:id="IMark68871512"/><text:alphabetical-index-mark-end text:id="IMark68388936"/><text:alphabetical-index-mark-end text:id="IMark39899064"/><text:alphabetical-index-mark-end text:id="IMark59159384"/><text:alphabetical-index-mark-end text:id="IMark61585448"/><text:span text:style-name="T71">ite</text:span><text:alphabetical-index-mark-end text:id="IMark67142280"/><text:alphabetical-index-mark-end text:id="IMark65378232"/><text:alphabetical-index-mark-end text:id="IMark67525624"/><text:alphabetical-index-mark-end text:id="IMark59247224"/><text:alphabetical-index-mark-end text:id="IMark64794904"/><text:span text:style-name="T71">3 and other </text:span><text:alphabetical-index-mark-start text:id="IMark64796248"/><text:alphabetical-index-mark-start text:id="IMark62340840"/><text:alphabetical-index-mark-start text:id="IMark65525048"/><text:alphabetical-index-mark-start text:id="IMark54574696"/><text:alphabetical-index-mark-start text:id="IMark71744232"/><text:span text:style-name="T71">libraries</text:span><text:alphabetical-index-mark-end text:id="IMark71744232"/><text:alphabetical-index-mark-end text:id="IMark54574696"/><text:alphabetical-index-mark-end text:id="IMark65525048"/><text:alphabetical-index-mark-end text:id="IMark62340840"/><text:alphabetical-index-mark-end text:id="IMark64796248"/><text:span text:style-name="T71"> involved, refer to their respective manuals.</text:span></text:p>
      <text:p text:style-name="P30"/>
      <text:p text:style-name="P30"/>
      <text:h text:style-name="Heading_20_2" text:outline-level="2"><text:bookmark-start text:name="__RefHeading___Toc991_76759228"/>5.3. <text:alphabetical-index-mark-start text:id="IMark71243896"/><text:alphabetical-index-mark-start text:id="IMark60519016"/><text:alphabetical-index-mark-start text:id="IMark39901944"/><text:alphabetical-index-mark-start text:id="IMark73226792"/><text:alphabetical-index-mark-start text:id="IMark71241976"/><text:alphabetical-index-mark-start text:id="IMark61167448"/><text:alphabetical-index-mark-start text:id="IMark54079880"/><text:alphabetical-index-mark-start text:id="IMark59215448"/><text:alphabetical-index-mark-start text:id="IMark65471352"/><text:alphabetical-index-mark-start text:id="IMark38764792"/><text:span text:style-name="T52">Call</text:span><text:alphabetical-index-mark-end text:id="IMark38764792"/><text:alphabetical-index-mark-end text:id="IMark65471352"/><text:alphabetical-index-mark-end text:id="IMark59215448"/><text:alphabetical-index-mark-end text:id="IMark54079880"/><text:alphabetical-index-mark-end text:id="IMark61167448"/><text:alphabetical-index-mark-end text:id="IMark71241976"/><text:alphabetical-index-mark-end text:id="IMark73226792"/><text:alphabetical-index-mark-end text:id="IMark39901944"/><text:alphabetical-index-mark-end text:id="IMark60519016"/><text:alphabetical-index-mark-end text:id="IMark71243896"/><text:span text:style-name="T52">ing </text:span><text:alphabetical-index-mark-start text:id="IMark66246344"/><text:alphabetical-index-mark-start text:id="IMark65260856"/><text:alphabetical-index-mark-start text:id="IMark73222808"/><text:alphabetical-index-mark-start text:id="IMark68873432"/><text:alphabetical-index-mark-start text:id="IMark68163368"/><text:alphabetical-index-mark-start text:id="IMark65883000"/><text:alphabetical-index-mark-start text:id="IMark65264696"/><text:alphabetical-index-mark-start text:id="IMark68866184"/><text:alphabetical-index-mark-start text:id="IMark68868632"/><text:alphabetical-index-mark-start text:id="IMark71547032"/><text:alphabetical-index-mark-start text:id="IMark68870552"/><text:alphabetical-index-mark-start text:id="IMark63406824"/><text:alphabetical-index-mark-start text:id="IMark68432136"/><text:alphabetical-index-mark-start text:id="IMark60712632"/><text:alphabetical-index-mark-start text:id="IMark60896136"/><text:alphabetical-index-mark-start text:id="IMark67383848"/><text:alphabetical-index-mark-start text:id="IMark62670056"/><text:alphabetical-index-mark-start text:id="IMark73110760"/><text:alphabetical-index-mark-start text:id="IMark63713384"/><text:alphabetical-index-mark-start text:id="IMark71296984"/><text:span text:style-name="T52">sql</text:span><text:alphabetical-index-mark-end text:id="IMark71296984"/><text:alphabetical-index-mark-end text:id="IMark63713384"/><text:alphabetical-index-mark-end text:id="IMark73110760"/><text:alphabetical-index-mark-end text:id="IMark62670056"/><text:alphabetical-index-mark-end text:id="IMark67383848"/><text:alphabetical-index-mark-end text:id="IMark60896136"/><text:alphabetical-index-mark-end text:id="IMark60712632"/><text:alphabetical-index-mark-end text:id="IMark68432136"/><text:alphabetical-index-mark-end text:id="IMark63406824"/><text:alphabetical-index-mark-end text:id="IMark68870552"/><text:alphabetical-index-mark-end text:id="IMark71547032"/><text:alphabetical-index-mark-end text:id="IMark68868632"/><text:alphabetical-index-mark-end text:id="IMark68866184"/><text:alphabetical-index-mark-end text:id="IMark65264696"/><text:alphabetical-index-mark-end text:id="IMark65883000"/><text:alphabetical-index-mark-end text:id="IMark68163368"/><text:alphabetical-index-mark-end text:id="IMark68873432"/><text:alphabetical-index-mark-end text:id="IMark73222808"/><text:alphabetical-index-mark-end text:id="IMark65260856"/><text:alphabetical-index-mark-end text:id="IMark66246344"/><text:span text:style-name="T52">p with two arguments.</text:span><text:bookmark-end text:name="__RefHeading___Toc991_76759228"/></text:h>
      <text:p text:style-name="P30"/>
      <text:p text:style-name="P30">Assuming that you have <text:alphabetical-index-mark-start text:id="IMark68450968"/><text:alphabetical-index-mark-start text:id="IMark73276872"/><text:alphabetical-index-mark-start text:id="IMark71898472"/><text:alphabetical-index-mark-start text:id="IMark58869096"/><text:alphabetical-index-mark-start text:id="IMark68531944"/><text:alphabetical-index-mark-start text:id="IMark71593896"/><text:alphabetical-index-mark-start text:id="IMark54539016"/><text:alphabetical-index-mark-start text:id="IMark61534232"/><text:alphabetical-index-mark-start text:id="IMark73279528"/><text:alphabetical-index-mark-start text:id="IMark61586584"/><text:alphabetical-index-mark-start text:id="IMark38766712"/><text:alphabetical-index-mark-start text:id="IMark64384536"/><text:alphabetical-index-mark-start text:id="IMark58842632"/><text:alphabetical-index-mark-start text:id="IMark33279960"/><text:alphabetical-index-mark-start text:id="IMark62567928"/><text:alphabetical-index-mark-start text:id="IMark65821992"/><text:alphabetical-index-mark-start text:id="IMark67669080"/><text:alphabetical-index-mark-start text:id="IMark68875352"/><text:alphabetical-index-mark-start text:id="IMark68872472"/><text:alphabetical-index-mark-start text:id="IMark58923976"/><text:alphabetical-index-mark-start text:id="IMark62204072"/><text:alphabetical-index-mark-start text:id="IMark62232936"/><text:alphabetical-index-mark-start text:id="IMark69042024"/><text:alphabetical-index-mark-start text:id="IMark59222280"/>sql<text:alphabetical-index-mark-end text:id="IMark59222280"/><text:alphabetical-index-mark-end text:id="IMark69042024"/><text:alphabetical-index-mark-end text:id="IMark62232936"/><text:alphabetical-index-mark-end text:id="IMark62204072"/><text:alphabetical-index-mark-end text:id="IMark58923976"/><text:alphabetical-index-mark-end text:id="IMark68872472"/><text:alphabetical-index-mark-end text:id="IMark68875352"/><text:alphabetical-index-mark-end text:id="IMark67669080"/><text:alphabetical-index-mark-end text:id="IMark65821992"/><text:alphabetical-index-mark-end text:id="IMark62567928"/><text:alphabetical-index-mark-end text:id="IMark33279960"/><text:alphabetical-index-mark-end text:id="IMark58842632"/><text:alphabetical-index-mark-end text:id="IMark64384536"/><text:alphabetical-index-mark-end text:id="IMark38766712"/><text:alphabetical-index-mark-end text:id="IMark61586584"/><text:alphabetical-index-mark-end text:id="IMark73279528"/><text:alphabetical-index-mark-end text:id="IMark61534232"/><text:alphabetical-index-mark-end text:id="IMark54539016"/><text:alphabetical-index-mark-end text:id="IMark71593896"/><text:alphabetical-index-mark-end text:id="IMark68531944"/><text:alphabetical-index-mark-end text:id="IMark58869096"/><text:alphabetical-index-mark-end text:id="IMark71898472"/><text:alphabetical-index-mark-end text:id="IMark73276872"/><text:alphabetical-index-mark-end text:id="IMark68450968"/>p on the same <text:alphabetical-index-mark-start text:id="IMark71309368"/><text:alphabetical-index-mark-start text:id="IMark53984840"/><text:alphabetical-index-mark-start text:id="IMark64224280"/><text:alphabetical-index-mark-start text:id="IMark66088008"/><text:alphabetical-index-mark-start text:id="IMark68047656"/><text:alphabetical-index-mark-start text:id="IMark65262776"/><text:alphabetical-index-mark-start text:id="IMark39900984"/><text:alphabetical-index-mark-start text:id="IMark65614552"/><text:alphabetical-index-mark-start text:id="IMark68132280"/><text:alphabetical-index-mark-start text:id="IMark65124760"/><text:alphabetical-index-mark-start text:id="IMark68130360"/><text:alphabetical-index-mark-start text:id="IMark61249560"/>folder<text:alphabetical-index-mark-end text:id="IMark61249560"/><text:alphabetical-index-mark-end text:id="IMark68130360"/><text:alphabetical-index-mark-end text:id="IMark65124760"/><text:alphabetical-index-mark-end text:id="IMark68132280"/><text:alphabetical-index-mark-end text:id="IMark65614552"/><text:alphabetical-index-mark-end text:id="IMark39900984"/><text:alphabetical-index-mark-end text:id="IMark65262776"/><text:alphabetical-index-mark-end text:id="IMark68047656"/><text:alphabetical-index-mark-end text:id="IMark66088008"/><text:alphabetical-index-mark-end text:id="IMark64224280"/><text:alphabetical-index-mark-end text:id="IMark53984840"/><text:alphabetical-index-mark-end text:id="IMark71309368"/> that holds your <text:alphabetical-index-mark-start text:id="IMark65384328"/><text:alphabetical-index-mark-start text:id="IMark58840712"/><text:alphabetical-index-mark-start text:id="IMark71730728"/><text:alphabetical-index-mark-start text:id="IMark68858696"/><text:alphabetical-index-mark-start text:id="IMark69040792"/><text:alphabetical-index-mark-start text:id="IMark71943208"/><text:alphabetical-index-mark-start text:id="IMark62569160"/><text:alphabetical-index-mark-start text:id="IMark64792984"/><text:alphabetical-index-mark-start text:id="IMark66191256"/><text:alphabetical-index-mark-start text:id="IMark58314088"/><text:alphabetical-index-mark-start text:id="IMark58755384"/><text:alphabetical-index-mark-start text:id="IMark38763832"/>database<text:alphabetical-index-mark-end text:id="IMark38763832"/><text:alphabetical-index-mark-end text:id="IMark58755384"/><text:alphabetical-index-mark-end text:id="IMark58314088"/><text:alphabetical-index-mark-end text:id="IMark66191256"/><text:alphabetical-index-mark-end text:id="IMark64792984"/><text:alphabetical-index-mark-end text:id="IMark62569160"/><text:alphabetical-index-mark-end text:id="IMark71943208"/><text:alphabetical-index-mark-end text:id="IMark69040792"/><text:alphabetical-index-mark-end text:id="IMark68858696"/><text:alphabetical-index-mark-end text:id="IMark71730728"/><text:alphabetical-index-mark-end text:id="IMark58840712"/><text:alphabetical-index-mark-end text:id="IMark65384328"/>, <text:span text:style-name="T43">you are using a </text:span><text:alphabetical-index-mark-start text:id="IMark65481016"/><text:alphabetical-index-mark-start text:id="IMark67728776"/><text:alphabetical-index-mark-start text:id="IMark63599000"/><text:alphabetical-index-mark-start text:id="IMark64586424"/><text:alphabetical-index-mark-start text:id="IMark65058072"/><text:alphabetical-index-mark-start text:id="IMark73588344"/><text:alphabetical-index-mark-start text:id="IMark71546072"/><text:alphabetical-index-mark-start text:id="IMark68345384"/><text:alphabetical-index-mark-start text:id="IMark71981096"/><text:alphabetical-index-mark-start text:id="IMark63277352"/><text:alphabetical-index-mark-start text:id="IMark75006040"/><text:alphabetical-index-mark-start text:id="IMark65376904"/><text:span text:style-name="T43">Linux</text:span><text:alphabetical-index-mark-end text:id="IMark65376904"/><text:alphabetical-index-mark-end text:id="IMark75006040"/><text:alphabetical-index-mark-end text:id="IMark63277352"/><text:alphabetical-index-mark-end text:id="IMark71981096"/><text:alphabetical-index-mark-end text:id="IMark68345384"/><text:alphabetical-index-mark-end text:id="IMark71546072"/><text:alphabetical-index-mark-end text:id="IMark73588344"/><text:alphabetical-index-mark-end text:id="IMark65058072"/><text:alphabetical-index-mark-end text:id="IMark64586424"/><text:alphabetical-index-mark-end text:id="IMark63599000"/><text:alphabetical-index-mark-end text:id="IMark67728776"/><text:alphabetical-index-mark-end text:id="IMark65481016"/><text:span text:style-name="T43"> </text:span><text:alphabetical-index-mark-start text:id="IMark63608104"/><text:alphabetical-index-mark-start text:id="IMark68368984"/><text:alphabetical-index-mark-start text:id="IMark71581208"/><text:alphabetical-index-mark-start text:id="IMark68382264"/><text:alphabetical-index-mark-start text:id="IMark65470392"/><text:alphabetical-index-mark-start text:id="IMark39840120"/><text:alphabetical-index-mark-start text:id="IMark61472360"/><text:alphabetical-index-mark-start text:id="IMark68628232"/><text:alphabetical-index-mark-start text:id="IMark65261816"/><text:alphabetical-index-mark-start text:id="IMark71547992"/><text:alphabetical-index-mark-start text:id="IMark64706680"/><text:alphabetical-index-mark-start text:id="IMark71731960"/><text:alphabetical-index-mark-start text:id="IMark62794904"/><text:alphabetical-index-mark-start text:id="IMark67385768"/><text:alphabetical-index-mark-start text:id="IMark66711048"/><text:alphabetical-index-mark-start text:id="IMark68992184"/><text:alphabetical-index-mark-start text:id="IMark64584504"/><text:alphabetical-index-mark-start text:id="IMark61138520"/><text:alphabetical-index-mark-start text:id="IMark68392920"/><text:alphabetical-index-mark-start text:id="IMark68133240"/><text:alphabetical-index-mark-start text:id="IMark62860904"/><text:alphabetical-index-mark-start text:id="IMark71897512"/><text:alphabetical-index-mark-start text:id="IMark67740040"/><text:alphabetical-index-mark-start text:id="IMark65653416"/><text:span text:style-name="T43">system</text:span><text:alphabetical-index-mark-end text:id="IMark65653416"/><text:alphabetical-index-mark-end text:id="IMark67740040"/><text:alphabetical-index-mark-end text:id="IMark71897512"/><text:alphabetical-index-mark-end text:id="IMark62860904"/><text:alphabetical-index-mark-end text:id="IMark68133240"/><text:alphabetical-index-mark-end text:id="IMark68392920"/><text:alphabetical-index-mark-end text:id="IMark61138520"/><text:alphabetical-index-mark-end text:id="IMark64584504"/><text:alphabetical-index-mark-end text:id="IMark68992184"/><text:alphabetical-index-mark-end text:id="IMark66711048"/><text:alphabetical-index-mark-end text:id="IMark67385768"/><text:alphabetical-index-mark-end text:id="IMark62794904"/><text:alphabetical-index-mark-end text:id="IMark71731960"/><text:alphabetical-index-mark-end text:id="IMark64706680"/><text:alphabetical-index-mark-end text:id="IMark71547992"/><text:alphabetical-index-mark-end text:id="IMark65261816"/><text:alphabetical-index-mark-end text:id="IMark68628232"/><text:alphabetical-index-mark-end text:id="IMark61472360"/><text:alphabetical-index-mark-end text:id="IMark39840120"/><text:alphabetical-index-mark-end text:id="IMark65470392"/><text:alphabetical-index-mark-end text:id="IMark68382264"/><text:alphabetical-index-mark-end text:id="IMark71581208"/><text:alphabetical-index-mark-end text:id="IMark68368984"/><text:alphabetical-index-mark-end text:id="IMark63608104"/>, <text:span text:style-name="T53">and you do not want to use a </text:span><text:alphabetical-index-mark-start text:id="IMark69039560"/><text:alphabetical-index-mark-start text:id="IMark54886072"/><text:alphabetical-index-mark-start text:id="IMark66343928"/><text:alphabetical-index-mark-start text:id="IMark67524664"/><text:alphabetical-index-mark-start text:id="IMark63076088"/><text:alphabetical-index-mark-start text:id="IMark58827352"/><text:alphabetical-index-mark-start text:id="IMark68168424"/><text:alphabetical-index-mark-start text:id="IMark63998040"/><text:alphabetical-index-mark-start text:id="IMark60514504"/><text:span text:style-name="T53">macro</text:span><text:alphabetical-index-mark-end text:id="IMark60514504"/><text:alphabetical-index-mark-end text:id="IMark63998040"/><text:alphabetical-index-mark-end text:id="IMark68168424"/><text:alphabetical-index-mark-end text:id="IMark58827352"/><text:alphabetical-index-mark-end text:id="IMark63076088"/><text:alphabetical-index-mark-end text:id="IMark67524664"/><text:alphabetical-index-mark-end text:id="IMark66343928"/><text:alphabetical-index-mark-end text:id="IMark54886072"/><text:alphabetical-index-mark-end text:id="IMark69039560"/><text:span text:style-name="T53">, </text:span>briefly, in a <text:alphabetical-index-mark-start text:id="IMark71679560"/><text:alphabetical-index-mark-start text:id="IMark67712568"/><text:alphabetical-index-mark-start text:id="IMark71481880"/><text:alphabetical-index-mark-start text:id="IMark64864744"/><text:alphabetical-index-mark-start text:id="IMark62054472"/><text:alphabetical-index-mark-start text:id="IMark62469560"/><text:alphabetical-index-mark-start text:id="IMark62570392"/><text:alphabetical-index-mark-start text:id="IMark71613720"/><text:alphabetical-index-mark-start text:id="IMark71899432"/><text:alphabetical-index-mark-start text:id="IMark58315704"/><text:alphabetical-index-mark-start text:id="IMark39716568"/><text:alphabetical-index-mark-start text:id="IMark73267288"/>terminal<text:alphabetical-index-mark-end text:id="IMark73267288"/><text:alphabetical-index-mark-end text:id="IMark39716568"/><text:alphabetical-index-mark-end text:id="IMark58315704"/><text:alphabetical-index-mark-end text:id="IMark71899432"/><text:alphabetical-index-mark-end text:id="IMark71613720"/><text:alphabetical-index-mark-end text:id="IMark62570392"/><text:alphabetical-index-mark-end text:id="IMark62469560"/><text:alphabetical-index-mark-end text:id="IMark62054472"/><text:alphabetical-index-mark-end text:id="IMark64864744"/><text:alphabetical-index-mark-end text:id="IMark71481880"/><text:alphabetical-index-mark-end text:id="IMark67712568"/><text:alphabetical-index-mark-end text:id="IMark71679560"/> write:</text:p>
      <text:p text:style-name="P30"/>
      <text:p text:style-name="P71">./<text:alphabetical-index-mark-start text:id="IMark58841672"/><text:alphabetical-index-mark-start text:id="IMark62456568"/><text:alphabetical-index-mark-start text:id="IMark68337128"/><text:alphabetical-index-mark-start text:id="IMark71271272"/><text:alphabetical-index-mark-start text:id="IMark62915224"/><text:alphabetical-index-mark-start text:id="IMark67735592"/><text:alphabetical-index-mark-start text:id="IMark73268904"/><text:alphabetical-index-mark-start text:id="IMark64587384"/><text:alphabetical-index-mark-start text:id="IMark58788664"/><text:alphabetical-index-mark-start text:id="IMark64793944"/><text:alphabetical-index-mark-start text:id="IMark71642872"/><text:alphabetical-index-mark-start text:id="IMark58903464"/><text:alphabetical-index-mark-start text:id="IMark60270856"/><text:alphabetical-index-mark-start text:id="IMark64585464"/><text:alphabetical-index-mark-start text:id="IMark68341400"/><text:alphabetical-index-mark-start text:id="IMark64675064"/><text:alphabetical-index-mark-start text:id="IMark61585448"/><text:alphabetical-index-mark-start text:id="IMark59159384"/><text:alphabetical-index-mark-start text:id="IMark39899064"/><text:alphabetical-index-mark-start text:id="IMark68388936"/><text:alphabetical-index-mark-start text:id="IMark68871512"/><text:alphabetical-index-mark-start text:id="IMark64817112"/><text:alphabetical-index-mark-start text:id="IMark68869592"/><text:alphabetical-index-mark-start text:id="IMark64904072"/>sql<text:alphabetical-index-mark-end text:id="IMark64904072"/><text:alphabetical-index-mark-end text:id="IMark68869592"/><text:alphabetical-index-mark-end text:id="IMark64817112"/><text:alphabetical-index-mark-end text:id="IMark68871512"/><text:alphabetical-index-mark-end text:id="IMark68388936"/><text:alphabetical-index-mark-end text:id="IMark39899064"/><text:alphabetical-index-mark-end text:id="IMark59159384"/><text:alphabetical-index-mark-end text:id="IMark61585448"/><text:alphabetical-index-mark-end text:id="IMark64675064"/><text:alphabetical-index-mark-end text:id="IMark68341400"/><text:alphabetical-index-mark-end text:id="IMark64585464"/><text:alphabetical-index-mark-end text:id="IMark60270856"/><text:alphabetical-index-mark-end text:id="IMark58903464"/><text:alphabetical-index-mark-end text:id="IMark71642872"/><text:alphabetical-index-mark-end text:id="IMark64793944"/><text:alphabetical-index-mark-end text:id="IMark58788664"/><text:alphabetical-index-mark-end text:id="IMark64587384"/><text:alphabetical-index-mark-end text:id="IMark73268904"/><text:alphabetical-index-mark-end text:id="IMark67735592"/><text:alphabetical-index-mark-end text:id="IMark62915224"/><text:alphabetical-index-mark-end text:id="IMark71271272"/><text:alphabetical-index-mark-end text:id="IMark68337128"/><text:alphabetical-index-mark-end text:id="IMark62456568"/><text:alphabetical-index-mark-end text:id="IMark58841672"/>p [db] [<text:alphabetical-index-mark-start text:id="IMark68874392"/><text:alphabetical-index-mark-start text:id="IMark73159832"/><text:alphabetical-index-mark-start text:id="IMark64794904"/><text:alphabetical-index-mark-start text:id="IMark59247224"/><text:alphabetical-index-mark-start text:id="IMark67525624"/><text:alphabetical-index-mark-start text:id="IMark65378232"/><text:alphabetical-index-mark-start text:id="IMark67142280"/><text:alphabetical-index-mark-start text:id="IMark64796248"/><text:alphabetical-index-mark-start text:id="IMark62340840"/><text:alphabetical-index-mark-start text:id="IMark65525048"/><text:alphabetical-index-mark-start text:id="IMark54574696"/><text:alphabetical-index-mark-start text:id="IMark71744232"/>query<text:alphabetical-index-mark-end text:id="IMark71744232"/><text:alphabetical-index-mark-end text:id="IMark54574696"/><text:alphabetical-index-mark-end text:id="IMark65525048"/><text:alphabetical-index-mark-end text:id="IMark62340840"/><text:alphabetical-index-mark-end text:id="IMark64796248"/><text:alphabetical-index-mark-end text:id="IMark67142280"/><text:alphabetical-index-mark-end text:id="IMark65378232"/><text:alphabetical-index-mark-end text:id="IMark67525624"/><text:alphabetical-index-mark-end text:id="IMark59247224"/><text:alphabetical-index-mark-end text:id="IMark64794904"/><text:alphabetical-index-mark-end text:id="IMark73159832"/><text:alphabetical-index-mark-end text:id="IMark68874392"/>]</text:p>
      <text:p text:style-name="P30"/>
      <text:p text:style-name="P30">where</text:p>
      <text:p text:style-name="P30"/>
      <text:p text:style-name="P32"><text:span text:style-name="T23">[db]</text:span> is the <text:alphabetical-index-mark-start text:id="IMark71243896"/><text:alphabetical-index-mark-start text:id="IMark60519016"/><text:alphabetical-index-mark-start text:id="IMark39901944"/><text:alphabetical-index-mark-start text:id="IMark73226792"/><text:alphabetical-index-mark-start text:id="IMark71241976"/><text:alphabetical-index-mark-start text:id="IMark61167448"/><text:alphabetical-index-mark-start text:id="IMark54079880"/><text:alphabetical-index-mark-start text:id="IMark59215448"/><text:alphabetical-index-mark-start text:id="IMark65471352"/><text:alphabetical-index-mark-start text:id="IMark38764792"/><text:alphabetical-index-mark-start text:id="IMark66246344"/><text:alphabetical-index-mark-start text:id="IMark65260856"/>database<text:alphabetical-index-mark-end text:id="IMark65260856"/><text:alphabetical-index-mark-end text:id="IMark66246344"/><text:alphabetical-index-mark-end text:id="IMark38764792"/><text:alphabetical-index-mark-end text:id="IMark65471352"/><text:alphabetical-index-mark-end text:id="IMark59215448"/><text:alphabetical-index-mark-end text:id="IMark54079880"/><text:alphabetical-index-mark-end text:id="IMark61167448"/><text:alphabetical-index-mark-end text:id="IMark71241976"/><text:alphabetical-index-mark-end text:id="IMark73226792"/><text:alphabetical-index-mark-end text:id="IMark39901944"/><text:alphabetical-index-mark-end text:id="IMark60519016"/><text:alphabetical-index-mark-end text:id="IMark71243896"/> that you want to <text:alphabetical-index-mark-start text:id="IMark73222808"/><text:alphabetical-index-mark-start text:id="IMark68873432"/><text:alphabetical-index-mark-start text:id="IMark68163368"/><text:alphabetical-index-mark-start text:id="IMark65883000"/><text:alphabetical-index-mark-start text:id="IMark65264696"/><text:alphabetical-index-mark-start text:id="IMark68866184"/><text:alphabetical-index-mark-start text:id="IMark68868632"/><text:alphabetical-index-mark-start text:id="IMark71547032"/><text:alphabetical-index-mark-start text:id="IMark68870552"/><text:alphabetical-index-mark-start text:id="IMark63406824"/><text:alphabetical-index-mark-start text:id="IMark68432136"/><text:alphabetical-index-mark-start text:id="IMark60712632"/>query<text:alphabetical-index-mark-end text:id="IMark60712632"/><text:alphabetical-index-mark-end text:id="IMark68432136"/><text:alphabetical-index-mark-end text:id="IMark63406824"/><text:alphabetical-index-mark-end text:id="IMark68870552"/><text:alphabetical-index-mark-end text:id="IMark71547032"/><text:alphabetical-index-mark-end text:id="IMark68868632"/><text:alphabetical-index-mark-end text:id="IMark68866184"/><text:alphabetical-index-mark-end text:id="IMark65264696"/><text:alphabetical-index-mark-end text:id="IMark65883000"/><text:alphabetical-index-mark-end text:id="IMark68163368"/><text:alphabetical-index-mark-end text:id="IMark68873432"/><text:alphabetical-index-mark-end text:id="IMark73222808"/>, <text:span text:style-name="T72">either a </text:span><text:alphabetical-index-mark-start text:id="IMark60896136"/><text:alphabetical-index-mark-start text:id="IMark67383848"/><text:alphabetical-index-mark-start text:id="IMark62670056"/><text:alphabetical-index-mark-start text:id="IMark73110760"/><text:alphabetical-index-mark-start text:id="IMark63713384"/><text:span text:style-name="T72">.db</text:span><text:alphabetical-index-mark-end text:id="IMark63713384"/><text:alphabetical-index-mark-end text:id="IMark73110760"/><text:alphabetical-index-mark-end text:id="IMark62670056"/><text:alphabetical-index-mark-end text:id="IMark67383848"/><text:alphabetical-index-mark-end text:id="IMark60896136"/><text:span text:style-name="T72"> or </text:span><text:alphabetical-index-mark-start text:id="IMark71296984"/><text:alphabetical-index-mark-start text:id="IMark62056728"/><text:alphabetical-index-mark-start text:id="IMark63284456"/><text:alphabetical-index-mark-start text:id="IMark73278200"/><text:alphabetical-index-mark-start text:id="IMark54226520"/><text:span text:style-name="T72">.h5</text:span><text:alphabetical-index-mark-end text:id="IMark54226520"/><text:alphabetical-index-mark-end text:id="IMark73278200"/><text:alphabetical-index-mark-end text:id="IMark63284456"/><text:alphabetical-index-mark-end text:id="IMark62056728"/><text:alphabetical-index-mark-end text:id="IMark71296984"/><text:span text:style-name="T72"> type</text:span>.</text:p>
      <text:p text:style-name="P30"/>
      <text:p text:style-name="P30"><text:span text:style-name="T23">[</text:span><text:alphabetical-index-mark-start text:id="IMark71943208"/><text:alphabetical-index-mark-start text:id="IMark62569160"/><text:alphabetical-index-mark-start text:id="IMark64792984"/><text:alphabetical-index-mark-start text:id="IMark66191256"/><text:alphabetical-index-mark-start text:id="IMark58314088"/><text:alphabetical-index-mark-start text:id="IMark58755384"/><text:alphabetical-index-mark-start text:id="IMark38763832"/><text:alphabetical-index-mark-start text:id="IMark71309368"/><text:alphabetical-index-mark-start text:id="IMark53984840"/><text:alphabetical-index-mark-start text:id="IMark64224280"/><text:alphabetical-index-mark-start text:id="IMark66088008"/><text:alphabetical-index-mark-start text:id="IMark68047656"/><text:span text:style-name="T23">query</text:span><text:alphabetical-index-mark-end text:id="IMark68047656"/><text:alphabetical-index-mark-end text:id="IMark66088008"/><text:alphabetical-index-mark-end text:id="IMark64224280"/><text:alphabetical-index-mark-end text:id="IMark53984840"/><text:alphabetical-index-mark-end text:id="IMark71309368"/><text:alphabetical-index-mark-end text:id="IMark38763832"/><text:alphabetical-index-mark-end text:id="IMark58755384"/><text:alphabetical-index-mark-end text:id="IMark58314088"/><text:alphabetical-index-mark-end text:id="IMark66191256"/><text:alphabetical-index-mark-end text:id="IMark64792984"/><text:alphabetical-index-mark-end text:id="IMark62569160"/><text:alphabetical-index-mark-end text:id="IMark71943208"/><text:span text:style-name="T23">]</text:span> is a <text:alphabetical-index-mark-start text:id="IMark65262776"/><text:alphabetical-index-mark-start text:id="IMark39900984"/><text:alphabetical-index-mark-start text:id="IMark65614552"/><text:alphabetical-index-mark-start text:id="IMark68132280"/><text:alphabetical-index-mark-start text:id="IMark65124760"/><text:alphabetical-index-mark-start text:id="IMark68130360"/><text:alphabetical-index-mark-start text:id="IMark61249560"/><text:alphabetical-index-mark-start text:id="IMark68450968"/><text:alphabetical-index-mark-start text:id="IMark73276872"/><text:alphabetical-index-mark-start text:id="IMark71898472"/><text:alphabetical-index-mark-start text:id="IMark58869096"/><text:alphabetical-index-mark-start text:id="IMark68531944"/><text:alphabetical-index-mark-start text:id="IMark71593896"/><text:alphabetical-index-mark-start text:id="IMark54539016"/><text:alphabetical-index-mark-start text:id="IMark61534232"/><text:alphabetical-index-mark-start text:id="IMark73279528"/><text:alphabetical-index-mark-start text:id="IMark61586584"/><text:alphabetical-index-mark-start text:id="IMark38766712"/><text:alphabetical-index-mark-start text:id="IMark64384536"/><text:alphabetical-index-mark-start text:id="IMark58842632"/><text:alphabetical-index-mark-start text:id="IMark33279960"/><text:alphabetical-index-mark-start text:id="IMark62567928"/><text:alphabetical-index-mark-start text:id="IMark65821992"/><text:alphabetical-index-mark-start text:id="IMark67669080"/><text:alphabetical-index-mark-start text:id="IMark68875352"/><text:alphabetical-index-mark-start text:id="IMark68872472"/><text:alphabetical-index-mark-start text:id="IMark58923976"/><text:alphabetical-index-mark-start text:id="IMark62204072"/><text:alphabetical-index-mark-start text:id="IMark62232936"/><text:alphabetical-index-mark-start text:id="IMark69042024"/><text:alphabetical-index-mark-start text:id="IMark59222280"/><text:alphabetical-index-mark-start text:id="IMark54033032"/><text:alphabetical-index-mark-start text:id="IMark65481016"/><text:alphabetical-index-mark-start text:id="IMark67728776"/><text:alphabetical-index-mark-start text:id="IMark63599000"/><text:alphabetical-index-mark-start text:id="IMark64586424"/>Sql<text:alphabetical-index-mark-end text:id="IMark64586424"/><text:alphabetical-index-mark-end text:id="IMark63599000"/><text:alphabetical-index-mark-end text:id="IMark67728776"/><text:alphabetical-index-mark-end text:id="IMark65481016"/><text:alphabetical-index-mark-end text:id="IMark54033032"/><text:alphabetical-index-mark-end text:id="IMark59222280"/><text:alphabetical-index-mark-end text:id="IMark69042024"/><text:alphabetical-index-mark-end text:id="IMark62232936"/><text:alphabetical-index-mark-end text:id="IMark62204072"/><text:alphabetical-index-mark-end text:id="IMark58923976"/><text:alphabetical-index-mark-end text:id="IMark68872472"/><text:alphabetical-index-mark-end text:id="IMark68875352"/><text:alphabetical-index-mark-end text:id="IMark67669080"/><text:alphabetical-index-mark-end text:id="IMark65821992"/><text:alphabetical-index-mark-end text:id="IMark62567928"/><text:alphabetical-index-mark-end text:id="IMark33279960"/><text:alphabetical-index-mark-end text:id="IMark58842632"/><text:alphabetical-index-mark-end text:id="IMark64384536"/><text:alphabetical-index-mark-end text:id="IMark38766712"/><text:alphabetical-index-mark-end text:id="IMark61586584"/><text:alphabetical-index-mark-end text:id="IMark73279528"/><text:alphabetical-index-mark-end text:id="IMark61534232"/><text:alphabetical-index-mark-end text:id="IMark54539016"/><text:alphabetical-index-mark-end text:id="IMark71593896"/>ite<text:alphabetical-index-mark-end text:id="IMark68531944"/><text:alphabetical-index-mark-end text:id="IMark58869096"/><text:alphabetical-index-mark-end text:id="IMark71898472"/><text:alphabetical-index-mark-end text:id="IMark73276872"/><text:alphabetical-index-mark-end text:id="IMark68450968"/><text:alphabetical-index-mark-end text:id="IMark61249560"/><text:alphabetical-index-mark-end text:id="IMark68130360"/><text:alphabetical-index-mark-end text:id="IMark65124760"/><text:alphabetical-index-mark-end text:id="IMark68132280"/><text:alphabetical-index-mark-end text:id="IMark65614552"/><text:alphabetical-index-mark-end text:id="IMark39900984"/><text:alphabetical-index-mark-end text:id="IMark65262776"/>3 - compatible <text:alphabetical-index-mark-start text:id="IMark65058072"/><text:alphabetical-index-mark-start text:id="IMark73588344"/><text:alphabetical-index-mark-start text:id="IMark71546072"/><text:alphabetical-index-mark-start text:id="IMark68345384"/><text:alphabetical-index-mark-start text:id="IMark71981096"/><text:alphabetical-index-mark-start text:id="IMark63277352"/><text:alphabetical-index-mark-start text:id="IMark75006040"/><text:alphabetical-index-mark-start text:id="IMark65376904"/><text:alphabetical-index-mark-start text:id="IMark63608104"/><text:alphabetical-index-mark-start text:id="IMark68368984"/><text:alphabetical-index-mark-start text:id="IMark71581208"/><text:alphabetical-index-mark-start text:id="IMark68382264"/><text:alphabetical-index-mark-start text:id="IMark65470392"/><text:alphabetical-index-mark-start text:id="IMark39840120"/><text:alphabetical-index-mark-start text:id="IMark61472360"/><text:alphabetical-index-mark-start text:id="IMark68628232"/><text:alphabetical-index-mark-start text:id="IMark65261816"/><text:alphabetical-index-mark-start text:id="IMark71547992"/><text:alphabetical-index-mark-start text:id="IMark64706680"/><text:alphabetical-index-mark-start text:id="IMark71731960"/><text:alphabetical-index-mark-start text:id="IMark62794904"/><text:alphabetical-index-mark-start text:id="IMark67385768"/><text:alphabetical-index-mark-start text:id="IMark66711048"/><text:alphabetical-index-mark-start text:id="IMark68992184"/>SQL<text:alphabetical-index-mark-end text:id="IMark68992184"/><text:alphabetical-index-mark-end text:id="IMark66711048"/><text:alphabetical-index-mark-end text:id="IMark67385768"/><text:alphabetical-index-mark-end text:id="IMark62794904"/><text:alphabetical-index-mark-end text:id="IMark71731960"/><text:alphabetical-index-mark-end text:id="IMark64706680"/><text:alphabetical-index-mark-end text:id="IMark71547992"/><text:alphabetical-index-mark-end text:id="IMark65261816"/><text:alphabetical-index-mark-end text:id="IMark68628232"/><text:alphabetical-index-mark-end text:id="IMark61472360"/><text:alphabetical-index-mark-end text:id="IMark39840120"/><text:alphabetical-index-mark-end text:id="IMark65470392"/><text:alphabetical-index-mark-end text:id="IMark68382264"/><text:alphabetical-index-mark-end text:id="IMark71581208"/><text:alphabetical-index-mark-end text:id="IMark68368984"/><text:alphabetical-index-mark-end text:id="IMark63608104"/><text:alphabetical-index-mark-end text:id="IMark65376904"/><text:alphabetical-index-mark-end text:id="IMark75006040"/><text:alphabetical-index-mark-end text:id="IMark63277352"/><text:alphabetical-index-mark-end text:id="IMark71981096"/><text:alphabetical-index-mark-end text:id="IMark68345384"/><text:alphabetical-index-mark-end text:id="IMark71546072"/><text:alphabetical-index-mark-end text:id="IMark73588344"/><text:alphabetical-index-mark-end text:id="IMark65058072"/> <text:alphabetical-index-mark-start text:id="IMark64584504"/><text:alphabetical-index-mark-start text:id="IMark61138520"/><text:alphabetical-index-mark-start text:id="IMark68392920"/><text:alphabetical-index-mark-start text:id="IMark68133240"/><text:alphabetical-index-mark-start text:id="IMark62860904"/><text:alphabetical-index-mark-start text:id="IMark71897512"/><text:alphabetical-index-mark-start text:id="IMark67740040"/><text:alphabetical-index-mark-start text:id="IMark65653416"/><text:alphabetical-index-mark-start text:id="IMark69039560"/><text:alphabetical-index-mark-start text:id="IMark54886072"/><text:alphabetical-index-mark-start text:id="IMark66343928"/><text:alphabetical-index-mark-start text:id="IMark67524664"/>query<text:alphabetical-index-mark-end text:id="IMark67524664"/><text:alphabetical-index-mark-end text:id="IMark66343928"/><text:alphabetical-index-mark-end text:id="IMark54886072"/><text:alphabetical-index-mark-end text:id="IMark69039560"/><text:alphabetical-index-mark-end text:id="IMark65653416"/><text:alphabetical-index-mark-end text:id="IMark67740040"/><text:alphabetical-index-mark-end text:id="IMark71897512"/><text:alphabetical-index-mark-end text:id="IMark62860904"/><text:alphabetical-index-mark-end text:id="IMark68133240"/><text:alphabetical-index-mark-end text:id="IMark68392920"/><text:alphabetical-index-mark-end text:id="IMark61138520"/><text:alphabetical-index-mark-end text:id="IMark64584504"/> or the name of a <text:alphabetical-index-mark-start text:id="IMark63076088"/><text:alphabetical-index-mark-start text:id="IMark58827352"/><text:alphabetical-index-mark-start text:id="IMark68168424"/><text:alphabetical-index-mark-start text:id="IMark63998040"/><text:alphabetical-index-mark-start text:id="IMark60514504"/><text:alphabetical-index-mark-start text:id="IMark67712568"/><text:alphabetical-index-mark-start text:id="IMark71679560"/><text:alphabetical-index-mark-start text:id="IMark71481880"/><text:alphabetical-index-mark-start text:id="IMark64864744"/><text:alphabetical-index-mark-start text:id="IMark62054472"/><text:alphabetical-index-mark-start text:id="IMark62469560"/><text:alphabetical-index-mark-start text:id="IMark62570392"/>.<text:alphabetical-index-mark-start text:id="IMark71613720"/><text:alphabetical-index-mark-start text:id="IMark71899432"/><text:alphabetical-index-mark-start text:id="IMark58315704"/><text:alphabetical-index-mark-start text:id="IMark39716568"/><text:alphabetical-index-mark-start text:id="IMark73267288"/><text:alphabetical-index-mark-start text:id="IMark65263736"/><text:alphabetical-index-mark-start text:id="IMark68370312"/><text:alphabetical-index-mark-start text:id="IMark73159832"/><text:alphabetical-index-mark-start text:id="IMark68874392"/><text:alphabetical-index-mark-start text:id="IMark64794904"/><text:alphabetical-index-mark-start text:id="IMark59247224"/><text:alphabetical-index-mark-start text:id="IMark67525624"/><text:alphabetical-index-mark-start text:id="IMark65378232"/><text:alphabetical-index-mark-start text:id="IMark67142280"/><text:alphabetical-index-mark-start text:id="IMark64796248"/><text:alphabetical-index-mark-start text:id="IMark62340840"/><text:alphabetical-index-mark-start text:id="IMark65525048"/><text:alphabetical-index-mark-start text:id="IMark54574696"/><text:alphabetical-index-mark-start text:id="IMark71744232"/><text:alphabetical-index-mark-start text:id="IMark58841672"/><text:alphabetical-index-mark-start text:id="IMark62456568"/><text:alphabetical-index-mark-start text:id="IMark68337128"/><text:alphabetical-index-mark-start text:id="IMark71271272"/><text:alphabetical-index-mark-start text:id="IMark62915224"/>sql<text:alphabetical-index-mark-end text:id="IMark62915224"/><text:alphabetical-index-mark-end text:id="IMark71271272"/><text:alphabetical-index-mark-end text:id="IMark68337128"/><text:alphabetical-index-mark-end text:id="IMark62456568"/><text:alphabetical-index-mark-end text:id="IMark58841672"/><text:alphabetical-index-mark-end text:id="IMark71744232"/><text:alphabetical-index-mark-end text:id="IMark54574696"/><text:alphabetical-index-mark-end text:id="IMark65525048"/><text:alphabetical-index-mark-end text:id="IMark62340840"/><text:alphabetical-index-mark-end text:id="IMark64796248"/><text:alphabetical-index-mark-end text:id="IMark67142280"/><text:alphabetical-index-mark-end text:id="IMark65378232"/><text:alphabetical-index-mark-end text:id="IMark67525624"/><text:alphabetical-index-mark-end text:id="IMark59247224"/><text:alphabetical-index-mark-end text:id="IMark64794904"/><text:alphabetical-index-mark-end text:id="IMark68874392"/><text:alphabetical-index-mark-end text:id="IMark73159832"/><text:alphabetical-index-mark-end text:id="IMark68370312"/><text:alphabetical-index-mark-end text:id="IMark65263736"/><text:alphabetical-index-mark-end text:id="IMark73267288"/><text:alphabetical-index-mark-end text:id="IMark39716568"/><text:alphabetical-index-mark-end text:id="IMark58315704"/><text:alphabetical-index-mark-end text:id="IMark71899432"/><text:alphabetical-index-mark-end text:id="IMark71613720"/><text:alphabetical-index-mark-end text:id="IMark62570392"/><text:alphabetical-index-mark-end text:id="IMark62469560"/><text:alphabetical-index-mark-end text:id="IMark62054472"/><text:alphabetical-index-mark-end text:id="IMark64864744"/><text:alphabetical-index-mark-end text:id="IMark71481880"/><text:alphabetical-index-mark-end text:id="IMark71679560"/><text:alphabetical-index-mark-end text:id="IMark67712568"/><text:alphabetical-index-mark-end text:id="IMark60514504"/><text:alphabetical-index-mark-end text:id="IMark63998040"/><text:alphabetical-index-mark-end text:id="IMark68168424"/><text:alphabetical-index-mark-end text:id="IMark58827352"/><text:alphabetical-index-mark-end text:id="IMark63076088"/> <text:alphabetical-index-mark-start text:id="IMark67735592"/><text:alphabetical-index-mark-start text:id="IMark73268904"/><text:alphabetical-index-mark-start text:id="IMark64587384"/><text:alphabetical-index-mark-start text:id="IMark58788664"/><text:alphabetical-index-mark-start text:id="IMark64793944"/><text:alphabetical-index-mark-start text:id="IMark71642872"/><text:alphabetical-index-mark-start text:id="IMark58903464"/><text:alphabetical-index-mark-start text:id="IMark60270856"/><text:alphabetical-index-mark-start text:id="IMark64585464"/><text:alphabetical-index-mark-start text:id="IMark68341400"/><text:alphabetical-index-mark-start text:id="IMark64675064"/><text:alphabetical-index-mark-start text:id="IMark61585448"/>file<text:alphabetical-index-mark-end text:id="IMark61585448"/><text:alphabetical-index-mark-end text:id="IMark64675064"/><text:alphabetical-index-mark-end text:id="IMark68341400"/><text:alphabetical-index-mark-end text:id="IMark64585464"/><text:alphabetical-index-mark-end text:id="IMark60270856"/><text:alphabetical-index-mark-end text:id="IMark58903464"/><text:alphabetical-index-mark-end text:id="IMark71642872"/><text:alphabetical-index-mark-end text:id="IMark64793944"/><text:alphabetical-index-mark-end text:id="IMark58788664"/><text:alphabetical-index-mark-end text:id="IMark64587384"/><text:alphabetical-index-mark-end text:id="IMark73268904"/><text:alphabetical-index-mark-end text:id="IMark67735592"/> <text:span text:style-name="T72">if performed against a </text:span><text:alphabetical-index-mark-start text:id="IMark59159384"/><text:alphabetical-index-mark-start text:id="IMark39899064"/><text:alphabetical-index-mark-start text:id="IMark68388936"/><text:alphabetical-index-mark-start text:id="IMark68871512"/><text:alphabetical-index-mark-start text:id="IMark64817112"/><text:span text:style-name="T72">.db</text:span><text:alphabetical-index-mark-end text:id="IMark64817112"/><text:alphabetical-index-mark-end text:id="IMark68871512"/><text:alphabetical-index-mark-end text:id="IMark68388936"/><text:alphabetical-index-mark-end text:id="IMark39899064"/><text:alphabetical-index-mark-end text:id="IMark59159384"/><text:span text:style-name="T72"> </text:span><text:alphabetical-index-mark-start text:id="IMark68869592"/><text:alphabetical-index-mark-start text:id="IMark64904072"/><text:alphabetical-index-mark-start text:id="IMark66841768"/><text:alphabetical-index-mark-start text:id="IMark64795864"/><text:alphabetical-index-mark-start text:id="IMark65122104"/><text:span text:style-name="T72">file</text:span><text:alphabetical-index-mark-end text:id="IMark65122104"/><text:alphabetical-index-mark-end text:id="IMark64795864"/><text:alphabetical-index-mark-end text:id="IMark66841768"/><text:alphabetical-index-mark-end text:id="IMark64904072"/><text:alphabetical-index-mark-end text:id="IMark68869592"/><text:span text:style-name="T72"> or an </text:span><text:alphabetical-index-mark-start text:id="IMark68971704"/><text:alphabetical-index-mark-start text:id="IMark60713016"/><text:alphabetical-index-mark-start text:id="IMark63397000"/><text:alphabetical-index-mark-start text:id="IMark39900024"/><text:alphabetical-index-mark-start text:id="IMark38765752"/><text:span text:style-name="T72">HDFql</text:span><text:alphabetical-index-mark-end text:id="IMark38765752"/><text:alphabetical-index-mark-end text:id="IMark39900024"/><text:alphabetical-index-mark-end text:id="IMark63397000"/><text:alphabetical-index-mark-end text:id="IMark60713016"/><text:alphabetical-index-mark-end text:id="IMark68971704"/><text:span text:style-name="T72"> </text:span><text:alphabetical-index-mark-start text:id="IMark73222808"/><text:alphabetical-index-mark-start text:id="IMark68873432"/><text:alphabetical-index-mark-start text:id="IMark68163368"/><text:alphabetical-index-mark-start text:id="IMark65883000"/><text:alphabetical-index-mark-start text:id="IMark65264696"/><text:span text:style-name="T72">query</text:span><text:alphabetical-index-mark-end text:id="IMark65264696"/><text:alphabetical-index-mark-end text:id="IMark65883000"/><text:alphabetical-index-mark-end text:id="IMark68163368"/><text:alphabetical-index-mark-end text:id="IMark68873432"/><text:alphabetical-index-mark-end text:id="IMark73222808"/><text:span text:style-name="T72"> performed agains a </text:span><text:alphabetical-index-mark-start text:id="IMark68866184"/><text:alphabetical-index-mark-start text:id="IMark68868632"/><text:alphabetical-index-mark-start text:id="IMark71547032"/><text:alphabetical-index-mark-start text:id="IMark68870552"/><text:alphabetical-index-mark-start text:id="IMark63406824"/><text:span text:style-name="T72">.h5</text:span><text:alphabetical-index-mark-end text:id="IMark63406824"/><text:alphabetical-index-mark-end text:id="IMark68870552"/><text:alphabetical-index-mark-end text:id="IMark71547032"/><text:alphabetical-index-mark-end text:id="IMark68868632"/><text:alphabetical-index-mark-end text:id="IMark68866184"/><text:span text:style-name="T72"> </text:span><text:alphabetical-index-mark-start text:id="IMark68432136"/><text:alphabetical-index-mark-start text:id="IMark60712632"/><text:alphabetical-index-mark-start text:id="IMark71243896"/><text:alphabetical-index-mark-start text:id="IMark60519016"/><text:alphabetical-index-mark-start text:id="IMark39901944"/><text:span text:style-name="T72">database</text:span><text:alphabetical-index-mark-end text:id="IMark39901944"/><text:alphabetical-index-mark-end text:id="IMark60519016"/><text:alphabetical-index-mark-end text:id="IMark71243896"/><text:alphabetical-index-mark-end text:id="IMark60712632"/><text:alphabetical-index-mark-end text:id="IMark68432136"/>.</text:p>
      <text:p text:style-name="P30"/>
      <text:p text:style-name="P34">For example:</text:p>
      <text:p text:style-name="P34"/>
      <text:p text:style-name="P34"><text:soft-page-break/><text:span text:style-name="T23">./</text:span><text:alphabetical-index-mark-start text:id="IMark73110760"/><text:alphabetical-index-mark-start text:id="IMark63713384"/><text:alphabetical-index-mark-start text:id="IMark71296984"/><text:alphabetical-index-mark-start text:id="IMark62056728"/><text:alphabetical-index-mark-start text:id="IMark63284456"/><text:alphabetical-index-mark-start text:id="IMark73278200"/><text:alphabetical-index-mark-start text:id="IMark54226520"/><text:alphabetical-index-mark-start text:id="IMark71730728"/><text:alphabetical-index-mark-start text:id="IMark58840712"/><text:alphabetical-index-mark-start text:id="IMark69040792"/><text:alphabetical-index-mark-start text:id="IMark68858696"/><text:alphabetical-index-mark-start text:id="IMark73226792"/><text:alphabetical-index-mark-start text:id="IMark71241976"/><text:alphabetical-index-mark-start text:id="IMark61167448"/><text:alphabetical-index-mark-start text:id="IMark71943208"/><text:alphabetical-index-mark-start text:id="IMark62569160"/><text:alphabetical-index-mark-start text:id="IMark64792984"/><text:alphabetical-index-mark-start text:id="IMark66191256"/><text:alphabetical-index-mark-start text:id="IMark58314088"/><text:alphabetical-index-mark-start text:id="IMark58755384"/><text:alphabetical-index-mark-start text:id="IMark38763832"/><text:alphabetical-index-mark-start text:id="IMark71309368"/><text:alphabetical-index-mark-start text:id="IMark53984840"/><text:alphabetical-index-mark-start text:id="IMark64224280"/><text:span text:style-name="T23">sql</text:span><text:alphabetical-index-mark-end text:id="IMark64224280"/><text:alphabetical-index-mark-end text:id="IMark53984840"/><text:alphabetical-index-mark-end text:id="IMark71309368"/><text:alphabetical-index-mark-end text:id="IMark38763832"/><text:alphabetical-index-mark-end text:id="IMark58755384"/><text:alphabetical-index-mark-end text:id="IMark58314088"/><text:alphabetical-index-mark-end text:id="IMark66191256"/><text:alphabetical-index-mark-end text:id="IMark64792984"/><text:alphabetical-index-mark-end text:id="IMark62569160"/><text:alphabetical-index-mark-end text:id="IMark71943208"/><text:alphabetical-index-mark-end text:id="IMark61167448"/><text:alphabetical-index-mark-end text:id="IMark71241976"/><text:alphabetical-index-mark-end text:id="IMark73226792"/><text:alphabetical-index-mark-end text:id="IMark68858696"/><text:alphabetical-index-mark-end text:id="IMark69040792"/><text:alphabetical-index-mark-end text:id="IMark58840712"/><text:alphabetical-index-mark-end text:id="IMark71730728"/><text:alphabetical-index-mark-end text:id="IMark54226520"/><text:alphabetical-index-mark-end text:id="IMark73278200"/><text:alphabetical-index-mark-end text:id="IMark63284456"/><text:alphabetical-index-mark-end text:id="IMark62056728"/><text:alphabetical-index-mark-end text:id="IMark71296984"/><text:alphabetical-index-mark-end text:id="IMark63713384"/><text:alphabetical-index-mark-end text:id="IMark73110760"/><text:span text:style-name="T23">p </text:span><text:alphabetical-index-mark-start text:id="IMark66088008"/><text:alphabetical-index-mark-start text:id="IMark68047656"/><text:alphabetical-index-mark-start text:id="IMark54079880"/><text:alphabetical-index-mark-start text:id="IMark71593896"/><text:alphabetical-index-mark-start text:id="IMark54539016"/><text:alphabetical-index-mark-start text:id="IMark61534232"/><text:alphabetical-index-mark-start text:id="IMark73279528"/><text:alphabetical-index-mark-start text:id="IMark61586584"/><text:alphabetical-index-mark-start text:id="IMark38766712"/><text:alphabetical-index-mark-start text:id="IMark64384536"/><text:alphabetical-index-mark-start text:id="IMark58842632"/><text:alphabetical-index-mark-start text:id="IMark33279960"/><text:span text:style-name="T23">your_</text:span><text:alphabetical-index-mark-start text:id="IMark62567928"/><text:alphabetical-index-mark-start text:id="IMark65821992"/><text:alphabetical-index-mark-start text:id="IMark67669080"/><text:alphabetical-index-mark-start text:id="IMark68875352"/><text:alphabetical-index-mark-start text:id="IMark68872472"/><text:alphabetical-index-mark-start text:id="IMark58923976"/><text:alphabetical-index-mark-start text:id="IMark62204072"/><text:alphabetical-index-mark-start text:id="IMark62232936"/><text:alphabetical-index-mark-start text:id="IMark69042024"/><text:alphabetical-index-mark-start text:id="IMark59222280"/><text:alphabetical-index-mark-start text:id="IMark54033032"/><text:alphabetical-index-mark-start text:id="IMark65481016"/><text:span text:style-name="T23">database</text:span><text:alphabetical-index-mark-end text:id="IMark65481016"/><text:alphabetical-index-mark-end text:id="IMark54033032"/><text:alphabetical-index-mark-end text:id="IMark59222280"/><text:alphabetical-index-mark-end text:id="IMark69042024"/><text:alphabetical-index-mark-end text:id="IMark62232936"/><text:alphabetical-index-mark-end text:id="IMark62204072"/><text:alphabetical-index-mark-end text:id="IMark58923976"/><text:alphabetical-index-mark-end text:id="IMark68872472"/><text:alphabetical-index-mark-end text:id="IMark68875352"/><text:alphabetical-index-mark-end text:id="IMark67669080"/><text:alphabetical-index-mark-end text:id="IMark65821992"/><text:alphabetical-index-mark-end text:id="IMark62567928"/><text:alphabetical-index-mark-end text:id="IMark33279960"/><text:alphabetical-index-mark-end text:id="IMark58842632"/><text:alphabetical-index-mark-end text:id="IMark64384536"/><text:alphabetical-index-mark-end text:id="IMark38766712"/><text:alphabetical-index-mark-end text:id="IMark61586584"/><text:alphabetical-index-mark-end text:id="IMark73279528"/><text:alphabetical-index-mark-end text:id="IMark61534232"/><text:alphabetical-index-mark-end text:id="IMark54539016"/><text:alphabetical-index-mark-end text:id="IMark71593896"/><text:alphabetical-index-mark-end text:id="IMark54079880"/><text:alphabetical-index-mark-end text:id="IMark68047656"/><text:alphabetical-index-mark-end text:id="IMark66088008"/><text:alphabetical-index-mark-start text:id="IMark67728776"/><text:alphabetical-index-mark-start text:id="IMark63599000"/><text:alphabetical-index-mark-start text:id="IMark64586424"/><text:alphabetical-index-mark-start text:id="IMark65262776"/><text:alphabetical-index-mark-start text:id="IMark39900984"/><text:span text:style-name="T23">.</text:span><text:span text:style-name="T33">db</text:span><text:alphabetical-index-mark-end text:id="IMark39900984"/><text:alphabetical-index-mark-end text:id="IMark65262776"/><text:alphabetical-index-mark-end text:id="IMark64586424"/><text:alphabetical-index-mark-end text:id="IMark63599000"/><text:alphabetical-index-mark-end text:id="IMark67728776"/><text:span text:style-name="T23"> “</text:span><text:alphabetical-index-mark-start text:id="IMark65614552"/><text:alphabetical-index-mark-start text:id="IMark68132280"/><text:alphabetical-index-mark-start text:id="IMark65124760"/><text:alphabetical-index-mark-start text:id="IMark68130360"/><text:alphabetical-index-mark-start text:id="IMark61249560"/><text:alphabetical-index-mark-start text:id="IMark68450968"/><text:alphabetical-index-mark-start text:id="IMark73276872"/><text:alphabetical-index-mark-start text:id="IMark71898472"/><text:alphabetical-index-mark-start text:id="IMark58869096"/><text:alphabetical-index-mark-start text:id="IMark68531944"/><text:alphabetical-index-mark-start text:id="IMark59215448"/><text:alphabetical-index-mark-start text:id="IMark65058072"/><text:span text:style-name="T23">SELECT</text:span><text:alphabetical-index-mark-end text:id="IMark65058072"/><text:alphabetical-index-mark-end text:id="IMark59215448"/><text:alphabetical-index-mark-end text:id="IMark68531944"/><text:alphabetical-index-mark-end text:id="IMark58869096"/><text:alphabetical-index-mark-end text:id="IMark71898472"/><text:alphabetical-index-mark-end text:id="IMark73276872"/><text:alphabetical-index-mark-end text:id="IMark68450968"/><text:alphabetical-index-mark-end text:id="IMark61249560"/><text:alphabetical-index-mark-end text:id="IMark68130360"/><text:alphabetical-index-mark-end text:id="IMark65124760"/><text:alphabetical-index-mark-end text:id="IMark68132280"/><text:alphabetical-index-mark-end text:id="IMark65614552"/><text:span text:style-name="T23"> * FROM </text:span><text:alphabetical-index-mark-start text:id="IMark73588344"/><text:alphabetical-index-mark-start text:id="IMark71546072"/><text:alphabetical-index-mark-start text:id="IMark68345384"/><text:alphabetical-index-mark-start text:id="IMark71981096"/><text:alphabetical-index-mark-start text:id="IMark63277352"/><text:alphabetical-index-mark-start text:id="IMark75006040"/><text:alphabetical-index-mark-start text:id="IMark65376904"/><text:alphabetical-index-mark-start text:id="IMark63608104"/><text:alphabetical-index-mark-start text:id="IMark68368984"/><text:alphabetical-index-mark-start text:id="IMark71581208"/><text:alphabetical-index-mark-start text:id="IMark68382264"/><text:alphabetical-index-mark-start text:id="IMark65470392"/><text:span text:style-name="T23">your_</text:span><text:alphabetical-index-mark-start text:id="IMark39840120"/><text:alphabetical-index-mark-start text:id="IMark61472360"/><text:alphabetical-index-mark-start text:id="IMark68628232"/><text:alphabetical-index-mark-start text:id="IMark65261816"/><text:alphabetical-index-mark-start text:id="IMark71547992"/><text:alphabetical-index-mark-start text:id="IMark64706680"/><text:alphabetical-index-mark-start text:id="IMark71731960"/><text:alphabetical-index-mark-start text:id="IMark62794904"/><text:alphabetical-index-mark-start text:id="IMark67385768"/><text:alphabetical-index-mark-start text:id="IMark66711048"/><text:alphabetical-index-mark-start text:id="IMark68992184"/><text:alphabetical-index-mark-start text:id="IMark64584504"/><text:span text:style-name="T23">table</text:span><text:alphabetical-index-mark-end text:id="IMark64584504"/><text:alphabetical-index-mark-end text:id="IMark68992184"/><text:alphabetical-index-mark-end text:id="IMark66711048"/><text:alphabetical-index-mark-end text:id="IMark67385768"/><text:alphabetical-index-mark-end text:id="IMark62794904"/><text:alphabetical-index-mark-end text:id="IMark71731960"/><text:alphabetical-index-mark-end text:id="IMark64706680"/><text:alphabetical-index-mark-end text:id="IMark71547992"/><text:alphabetical-index-mark-end text:id="IMark65261816"/><text:alphabetical-index-mark-end text:id="IMark68628232"/><text:alphabetical-index-mark-end text:id="IMark61472360"/><text:alphabetical-index-mark-end text:id="IMark39840120"/><text:alphabetical-index-mark-end text:id="IMark65470392"/><text:alphabetical-index-mark-end text:id="IMark68382264"/><text:alphabetical-index-mark-end text:id="IMark71581208"/><text:alphabetical-index-mark-end text:id="IMark68368984"/><text:alphabetical-index-mark-end text:id="IMark63608104"/><text:alphabetical-index-mark-end text:id="IMark65376904"/><text:alphabetical-index-mark-end text:id="IMark75006040"/><text:alphabetical-index-mark-end text:id="IMark63277352"/><text:alphabetical-index-mark-end text:id="IMark71981096"/><text:alphabetical-index-mark-end text:id="IMark68345384"/><text:alphabetical-index-mark-end text:id="IMark71546072"/><text:alphabetical-index-mark-end text:id="IMark73588344"/><text:span text:style-name="T23">_</text:span><text:span text:style-name="T24">1</text:span><text:span text:style-name="T23">;”</text:span> will send this <text:alphabetical-index-mark-start text:id="IMark61138520"/><text:alphabetical-index-mark-start text:id="IMark68392920"/><text:alphabetical-index-mark-start text:id="IMark68133240"/><text:alphabetical-index-mark-start text:id="IMark62860904"/><text:alphabetical-index-mark-start text:id="IMark71897512"/><text:alphabetical-index-mark-start text:id="IMark67740040"/><text:alphabetical-index-mark-start text:id="IMark65653416"/><text:alphabetical-index-mark-start text:id="IMark69039560"/><text:alphabetical-index-mark-start text:id="IMark54886072"/><text:alphabetical-index-mark-start text:id="IMark66343928"/><text:alphabetical-index-mark-start text:id="IMark67524664"/><text:alphabetical-index-mark-start text:id="IMark67735592"/>SELECT<text:alphabetical-index-mark-end text:id="IMark67735592"/><text:alphabetical-index-mark-end text:id="IMark67524664"/><text:alphabetical-index-mark-end text:id="IMark66343928"/><text:alphabetical-index-mark-end text:id="IMark54886072"/><text:alphabetical-index-mark-end text:id="IMark69039560"/><text:alphabetical-index-mark-end text:id="IMark65653416"/><text:alphabetical-index-mark-end text:id="IMark67740040"/><text:alphabetical-index-mark-end text:id="IMark71897512"/><text:alphabetical-index-mark-end text:id="IMark62860904"/><text:alphabetical-index-mark-end text:id="IMark68133240"/><text:alphabetical-index-mark-end text:id="IMark68392920"/><text:alphabetical-index-mark-end text:id="IMark61138520"/> <text:alphabetical-index-mark-start text:id="IMark73268904"/><text:alphabetical-index-mark-start text:id="IMark64587384"/><text:alphabetical-index-mark-start text:id="IMark58788664"/><text:alphabetical-index-mark-start text:id="IMark64793944"/><text:alphabetical-index-mark-start text:id="IMark71642872"/><text:alphabetical-index-mark-start text:id="IMark58903464"/><text:alphabetical-index-mark-start text:id="IMark60270856"/><text:alphabetical-index-mark-start text:id="IMark64585464"/><text:alphabetical-index-mark-start text:id="IMark68341400"/><text:alphabetical-index-mark-start text:id="IMark64675064"/><text:alphabetical-index-mark-start text:id="IMark61585448"/><text:alphabetical-index-mark-start text:id="IMark63076088"/>query<text:alphabetical-index-mark-end text:id="IMark63076088"/><text:alphabetical-index-mark-end text:id="IMark61585448"/><text:alphabetical-index-mark-end text:id="IMark64675064"/><text:alphabetical-index-mark-end text:id="IMark68341400"/><text:alphabetical-index-mark-end text:id="IMark64585464"/><text:alphabetical-index-mark-end text:id="IMark60270856"/><text:alphabetical-index-mark-end text:id="IMark58903464"/><text:alphabetical-index-mark-end text:id="IMark71642872"/><text:alphabetical-index-mark-end text:id="IMark64793944"/><text:alphabetical-index-mark-end text:id="IMark58788664"/><text:alphabetical-index-mark-end text:id="IMark64587384"/><text:alphabetical-index-mark-end text:id="IMark73268904"/> to <text:alphabetical-index-mark-start text:id="IMark58827352"/><text:alphabetical-index-mark-start text:id="IMark68168424"/><text:alphabetical-index-mark-start text:id="IMark63998040"/><text:alphabetical-index-mark-start text:id="IMark60514504"/><text:alphabetical-index-mark-start text:id="IMark67712568"/><text:alphabetical-index-mark-start text:id="IMark71679560"/><text:alphabetical-index-mark-start text:id="IMark71481880"/><text:alphabetical-index-mark-start text:id="IMark64864744"/><text:alphabetical-index-mark-start text:id="IMark62054472"/><text:alphabetical-index-mark-start text:id="IMark62469560"/><text:alphabetical-index-mark-start text:id="IMark62570392"/><text:alphabetical-index-mark-start text:id="IMark71613720"/><text:span text:style-name="T23">your_</text:span><text:alphabetical-index-mark-start text:id="IMark71899432"/><text:alphabetical-index-mark-start text:id="IMark58315704"/><text:alphabetical-index-mark-start text:id="IMark39716568"/><text:alphabetical-index-mark-start text:id="IMark73267288"/><text:alphabetical-index-mark-start text:id="IMark65263736"/><text:alphabetical-index-mark-start text:id="IMark68370312"/><text:alphabetical-index-mark-start text:id="IMark73159832"/><text:alphabetical-index-mark-start text:id="IMark68874392"/><text:alphabetical-index-mark-start text:id="IMark64794904"/><text:alphabetical-index-mark-start text:id="IMark59247224"/><text:alphabetical-index-mark-start text:id="IMark67525624"/><text:alphabetical-index-mark-start text:id="IMark65378232"/><text:span text:style-name="T23">database</text:span><text:alphabetical-index-mark-end text:id="IMark65378232"/><text:alphabetical-index-mark-end text:id="IMark67525624"/><text:alphabetical-index-mark-end text:id="IMark59247224"/><text:alphabetical-index-mark-end text:id="IMark64794904"/><text:alphabetical-index-mark-end text:id="IMark68874392"/><text:alphabetical-index-mark-end text:id="IMark73159832"/><text:alphabetical-index-mark-end text:id="IMark68370312"/><text:alphabetical-index-mark-end text:id="IMark65263736"/><text:alphabetical-index-mark-end text:id="IMark73267288"/><text:alphabetical-index-mark-end text:id="IMark39716568"/><text:alphabetical-index-mark-end text:id="IMark58315704"/><text:alphabetical-index-mark-end text:id="IMark71899432"/><text:alphabetical-index-mark-end text:id="IMark71613720"/><text:alphabetical-index-mark-end text:id="IMark62570392"/><text:alphabetical-index-mark-end text:id="IMark62469560"/><text:alphabetical-index-mark-end text:id="IMark62054472"/><text:alphabetical-index-mark-end text:id="IMark64864744"/><text:alphabetical-index-mark-end text:id="IMark71481880"/><text:alphabetical-index-mark-end text:id="IMark71679560"/><text:alphabetical-index-mark-end text:id="IMark67712568"/><text:alphabetical-index-mark-end text:id="IMark60514504"/><text:alphabetical-index-mark-end text:id="IMark63998040"/><text:alphabetical-index-mark-end text:id="IMark68168424"/><text:alphabetical-index-mark-end text:id="IMark58827352"/> and <text:alphabetical-index-mark-start text:id="IMark67142280"/><text:alphabetical-index-mark-start text:id="IMark64796248"/><text:alphabetical-index-mark-start text:id="IMark62340840"/><text:alphabetical-index-mark-start text:id="IMark65525048"/><text:alphabetical-index-mark-start text:id="IMark54574696"/><text:alphabetical-index-mark-start text:id="IMark71744232"/><text:alphabetical-index-mark-start text:id="IMark58841672"/><text:alphabetical-index-mark-start text:id="IMark62456568"/><text:alphabetical-index-mark-start text:id="IMark68337128"/><text:alphabetical-index-mark-start text:id="IMark71271272"/><text:alphabetical-index-mark-start text:id="IMark62915224"/><text:alphabetical-index-mark-start text:id="IMark65471352"/>return<text:alphabetical-index-mark-end text:id="IMark65471352"/><text:alphabetical-index-mark-end text:id="IMark62915224"/><text:alphabetical-index-mark-end text:id="IMark71271272"/><text:alphabetical-index-mark-end text:id="IMark68337128"/><text:alphabetical-index-mark-end text:id="IMark62456568"/><text:alphabetical-index-mark-end text:id="IMark58841672"/><text:alphabetical-index-mark-end text:id="IMark71744232"/><text:alphabetical-index-mark-end text:id="IMark54574696"/><text:alphabetical-index-mark-end text:id="IMark65525048"/><text:alphabetical-index-mark-end text:id="IMark62340840"/><text:alphabetical-index-mark-end text:id="IMark64796248"/><text:alphabetical-index-mark-end text:id="IMark67142280"/> the data of all records contained in <text:alphabetical-index-mark-start text:id="IMark59159384"/><text:alphabetical-index-mark-start text:id="IMark39899064"/><text:alphabetical-index-mark-start text:id="IMark68388936"/><text:alphabetical-index-mark-start text:id="IMark68871512"/><text:alphabetical-index-mark-start text:id="IMark64817112"/><text:alphabetical-index-mark-start text:id="IMark68869592"/><text:alphabetical-index-mark-start text:id="IMark64904072"/><text:alphabetical-index-mark-start text:id="IMark66841768"/><text:alphabetical-index-mark-start text:id="IMark64795864"/><text:alphabetical-index-mark-start text:id="IMark65122104"/><text:alphabetical-index-mark-start text:id="IMark68971704"/><text:alphabetical-index-mark-start text:id="IMark60713016"/><text:span text:style-name="T23">your_</text:span><text:alphabetical-index-mark-start text:id="IMark63397000"/><text:alphabetical-index-mark-start text:id="IMark39900024"/><text:alphabetical-index-mark-start text:id="IMark38765752"/><text:alphabetical-index-mark-start text:id="IMark73222808"/><text:alphabetical-index-mark-start text:id="IMark68873432"/><text:alphabetical-index-mark-start text:id="IMark68163368"/><text:alphabetical-index-mark-start text:id="IMark65883000"/><text:alphabetical-index-mark-start text:id="IMark65264696"/><text:alphabetical-index-mark-start text:id="IMark38764792"/><text:alphabetical-index-mark-start text:id="IMark68866184"/><text:alphabetical-index-mark-start text:id="IMark68868632"/><text:alphabetical-index-mark-start text:id="IMark71547032"/><text:span text:style-name="T23">table</text:span><text:alphabetical-index-mark-end text:id="IMark71547032"/><text:alphabetical-index-mark-end text:id="IMark68868632"/><text:alphabetical-index-mark-end text:id="IMark68866184"/><text:alphabetical-index-mark-end text:id="IMark38764792"/><text:alphabetical-index-mark-end text:id="IMark65264696"/><text:alphabetical-index-mark-end text:id="IMark65883000"/><text:alphabetical-index-mark-end text:id="IMark68163368"/><text:alphabetical-index-mark-end text:id="IMark68873432"/><text:alphabetical-index-mark-end text:id="IMark73222808"/><text:alphabetical-index-mark-end text:id="IMark38765752"/><text:alphabetical-index-mark-end text:id="IMark39900024"/><text:alphabetical-index-mark-end text:id="IMark63397000"/><text:alphabetical-index-mark-end text:id="IMark60713016"/><text:alphabetical-index-mark-end text:id="IMark68971704"/><text:alphabetical-index-mark-end text:id="IMark65122104"/><text:alphabetical-index-mark-end text:id="IMark64795864"/><text:alphabetical-index-mark-end text:id="IMark66841768"/><text:alphabetical-index-mark-end text:id="IMark64904072"/><text:alphabetical-index-mark-end text:id="IMark68869592"/><text:alphabetical-index-mark-end text:id="IMark64817112"/><text:alphabetical-index-mark-end text:id="IMark68871512"/><text:alphabetical-index-mark-end text:id="IMark68388936"/><text:alphabetical-index-mark-end text:id="IMark39899064"/><text:alphabetical-index-mark-end text:id="IMark59159384"/><text:span text:style-name="T23">_</text:span><text:span text:style-name="T24">1</text:span>. The <text:alphabetical-index-mark-start text:id="IMark68870552"/><text:alphabetical-index-mark-start text:id="IMark63406824"/><text:alphabetical-index-mark-start text:id="IMark60712632"/><text:alphabetical-index-mark-start text:id="IMark68432136"/><text:alphabetical-index-mark-start text:id="IMark71243896"/><text:alphabetical-index-mark-start text:id="IMark60519016"/><text:alphabetical-index-mark-start text:id="IMark39901944"/><text:alphabetical-index-mark-start text:id="IMark65260856"/><text:alphabetical-index-mark-start text:id="IMark66246344"/><text:alphabetical-index-mark-start text:id="IMark60896136"/><text:alphabetical-index-mark-start text:id="IMark65384328"/><text:alphabetical-index-mark-start text:id="IMark62670056"/><text:alphabetical-index-mark-start text:id="IMark67383848"/><text:alphabetical-index-mark-start text:id="IMark68919736"/><text:alphabetical-index-mark-start text:id="IMark64564008"/><text:alphabetical-index-mark-start text:id="IMark61163624"/><text:alphabetical-index-mark-start text:id="IMark63475960"/><text:alphabetical-index-mark-start text:id="IMark67405208"/><text:alphabetical-index-mark-start text:id="IMark61338184"/><text:alphabetical-index-mark-start text:id="IMark58728904"/><text:alphabetical-index-mark-start text:id="IMark65893096"/><text:alphabetical-index-mark-start text:id="IMark68104920"/><text:alphabetical-index-mark-start text:id="IMark71244936"/><text:alphabetical-index-mark-start text:id="IMark67553912"/>result<text:alphabetical-index-mark-end text:id="IMark67553912"/><text:alphabetical-index-mark-end text:id="IMark71244936"/><text:alphabetical-index-mark-end text:id="IMark68104920"/><text:alphabetical-index-mark-end text:id="IMark65893096"/><text:alphabetical-index-mark-end text:id="IMark58728904"/><text:alphabetical-index-mark-end text:id="IMark61338184"/><text:alphabetical-index-mark-end text:id="IMark67405208"/><text:alphabetical-index-mark-end text:id="IMark63475960"/><text:alphabetical-index-mark-end text:id="IMark61163624"/><text:alphabetical-index-mark-end text:id="IMark64564008"/><text:alphabetical-index-mark-end text:id="IMark68919736"/><text:alphabetical-index-mark-end text:id="IMark67383848"/>s<text:alphabetical-index-mark-end text:id="IMark62670056"/><text:alphabetical-index-mark-end text:id="IMark65384328"/><text:alphabetical-index-mark-end text:id="IMark60896136"/><text:alphabetical-index-mark-end text:id="IMark66246344"/><text:alphabetical-index-mark-end text:id="IMark65260856"/><text:alphabetical-index-mark-end text:id="IMark39901944"/><text:alphabetical-index-mark-end text:id="IMark60519016"/><text:alphabetical-index-mark-end text:id="IMark71243896"/><text:alphabetical-index-mark-end text:id="IMark68432136"/><text:alphabetical-index-mark-end text:id="IMark60712632"/><text:alphabetical-index-mark-end text:id="IMark63406824"/><text:alphabetical-index-mark-end text:id="IMark68870552"/> will be saved to <text:alphabetical-index-mark-start text:id="IMark66445272"/><text:alphabetical-index-mark-start text:id="IMark59786648"/><text:alphabetical-index-mark-start text:id="IMark66161208"/><text:alphabetical-index-mark-start text:id="IMark66903096"/><text:alphabetical-index-mark-start text:id="IMark68737464"/><text:alphabetical-index-mark-start text:id="IMark54497192"/><text:alphabetical-index-mark-start text:id="IMark65811480"/><text:alphabetical-index-mark-start text:id="IMark58900408"/><text:alphabetical-index-mark-start text:id="IMark64120888"/><text:alphabetical-index-mark-start text:id="IMark54099256"/><text:alphabetical-index-mark-start text:id="IMark73338008"/><text:alphabetical-index-mark-start text:id="IMark61581704"/><text:alphabetical-index-mark-start text:id="IMark71478632"/><text:alphabetical-index-mark-start text:id="IMark60133176"/><text:alphabetical-index-mark-start text:id="IMark59345672"/><text:alphabetical-index-mark-start text:id="IMark66095752"/><text:alphabetical-index-mark-start text:id="IMark68526360"/><text:alphabetical-index-mark-start text:id="IMark64494648"/><text:alphabetical-index-mark-start text:id="IMark63009448"/><text:alphabetical-index-mark-start text:id="IMark65848248"/><text:alphabetical-index-mark-start text:id="IMark39569768"/><text:alphabetical-index-mark-start text:id="IMark60909720"/><text:alphabetical-index-mark-start text:id="IMark65722856"/><text:alphabetical-index-mark-start text:id="IMark62141448"/><text:span text:style-name="T23">sql</text:span><text:alphabetical-index-mark-end text:id="IMark62141448"/><text:alphabetical-index-mark-end text:id="IMark65722856"/><text:alphabetical-index-mark-end text:id="IMark60909720"/><text:alphabetical-index-mark-end text:id="IMark39569768"/><text:alphabetical-index-mark-end text:id="IMark65848248"/><text:alphabetical-index-mark-end text:id="IMark63009448"/><text:alphabetical-index-mark-end text:id="IMark64494648"/><text:alphabetical-index-mark-end text:id="IMark68526360"/><text:alphabetical-index-mark-end text:id="IMark66095752"/><text:alphabetical-index-mark-end text:id="IMark59345672"/><text:alphabetical-index-mark-end text:id="IMark60133176"/><text:alphabetical-index-mark-end text:id="IMark71478632"/><text:alphabetical-index-mark-end text:id="IMark61581704"/><text:alphabetical-index-mark-end text:id="IMark73338008"/><text:alphabetical-index-mark-end text:id="IMark54099256"/><text:alphabetical-index-mark-end text:id="IMark64120888"/><text:alphabetical-index-mark-end text:id="IMark58900408"/><text:alphabetical-index-mark-end text:id="IMark65811480"/><text:alphabetical-index-mark-end text:id="IMark54497192"/><text:alphabetical-index-mark-end text:id="IMark68737464"/><text:alphabetical-index-mark-end text:id="IMark66903096"/><text:alphabetical-index-mark-end text:id="IMark66161208"/><text:alphabetical-index-mark-end text:id="IMark59786648"/><text:alphabetical-index-mark-end text:id="IMark66445272"/><text:span text:style-name="T23">_</text:span><text:alphabetical-index-mark-start text:id="IMark54711720"/><text:alphabetical-index-mark-start text:id="IMark71323192"/><text:alphabetical-index-mark-start text:id="IMark60684712"/><text:alphabetical-index-mark-start text:id="IMark64405144"/><text:alphabetical-index-mark-start text:id="IMark54352552"/><text:alphabetical-index-mark-start text:id="IMark58843304"/><text:alphabetical-index-mark-start text:id="IMark47436776"/><text:alphabetical-index-mark-start text:id="IMark61415992"/><text:alphabetical-index-mark-start text:id="IMark63291016"/><text:alphabetical-index-mark-start text:id="IMark68537480"/><text:alphabetical-index-mark-start text:id="IMark59618232"/><text:alphabetical-index-mark-start text:id="IMark60633480"/><text:alphabetical-index-mark-start text:id="IMark60598168"/><text:alphabetical-index-mark-start text:id="IMark60704600"/><text:alphabetical-index-mark-start text:id="IMark65887000"/><text:alphabetical-index-mark-start text:id="IMark65817800"/><text:alphabetical-index-mark-start text:id="IMark63761000"/><text:alphabetical-index-mark-start text:id="IMark62235720"/><text:alphabetical-index-mark-start text:id="IMark65535944"/><text:alphabetical-index-mark-start text:id="IMark71368168"/><text:alphabetical-index-mark-start text:id="IMark67799768"/><text:alphabetical-index-mark-start text:id="IMark39927976"/><text:alphabetical-index-mark-start text:id="IMark61576360"/><text:alphabetical-index-mark-start text:id="IMark64255624"/><text:span text:style-name="T23">result</text:span><text:alphabetical-index-mark-end text:id="IMark64255624"/><text:alphabetical-index-mark-end text:id="IMark61576360"/><text:alphabetical-index-mark-end text:id="IMark39927976"/><text:alphabetical-index-mark-end text:id="IMark67799768"/><text:alphabetical-index-mark-end text:id="IMark71368168"/><text:alphabetical-index-mark-end text:id="IMark65535944"/><text:alphabetical-index-mark-end text:id="IMark62235720"/><text:alphabetical-index-mark-end text:id="IMark63761000"/><text:alphabetical-index-mark-end text:id="IMark65817800"/><text:alphabetical-index-mark-end text:id="IMark65887000"/><text:alphabetical-index-mark-end text:id="IMark60704600"/><text:alphabetical-index-mark-end text:id="IMark60598168"/><text:span text:style-name="T23">s</text:span><text:alphabetical-index-mark-end text:id="IMark60633480"/><text:alphabetical-index-mark-end text:id="IMark59618232"/><text:alphabetical-index-mark-end text:id="IMark68537480"/><text:alphabetical-index-mark-end text:id="IMark63291016"/><text:alphabetical-index-mark-end text:id="IMark61415992"/><text:alphabetical-index-mark-end text:id="IMark47436776"/><text:alphabetical-index-mark-end text:id="IMark58843304"/><text:alphabetical-index-mark-end text:id="IMark54352552"/><text:alphabetical-index-mark-end text:id="IMark64405144"/><text:alphabetical-index-mark-end text:id="IMark60684712"/><text:alphabetical-index-mark-end text:id="IMark71323192"/><text:alphabetical-index-mark-end text:id="IMark54711720"/><text:alphabetical-index-mark-start text:id="IMark60675688"/><text:alphabetical-index-mark-start text:id="IMark64253528"/><text:alphabetical-index-mark-start text:id="IMark60674184"/><text:alphabetical-index-mark-start text:id="IMark71502792"/><text:alphabetical-index-mark-start text:id="IMark53905128"/><text:alphabetical-index-mark-start text:id="IMark56322536"/><text:alphabetical-index-mark-start text:id="IMark71725464"/><text:alphabetical-index-mark-start text:id="IMark65897832"/><text:alphabetical-index-mark-start text:id="IMark67745384"/><text:alphabetical-index-mark-start text:id="IMark67001560"/><text:alphabetical-index-mark-start text:id="IMark61465960"/><text:alphabetical-index-mark-start text:id="IMark66412920"/><text:span text:style-name="T23">.txt</text:span><text:alphabetical-index-mark-end text:id="IMark66412920"/><text:alphabetical-index-mark-end text:id="IMark61465960"/><text:alphabetical-index-mark-end text:id="IMark67001560"/><text:alphabetical-index-mark-end text:id="IMark67745384"/><text:alphabetical-index-mark-end text:id="IMark65897832"/><text:alphabetical-index-mark-end text:id="IMark71725464"/><text:alphabetical-index-mark-end text:id="IMark56322536"/><text:alphabetical-index-mark-end text:id="IMark53905128"/><text:alphabetical-index-mark-end text:id="IMark71502792"/><text:alphabetical-index-mark-end text:id="IMark60674184"/><text:alphabetical-index-mark-end text:id="IMark64253528"/><text:alphabetical-index-mark-end text:id="IMark60675688"/>.</text:p>
      <text:p text:style-name="P30"/>
      <text:p text:style-name="P36"><text:span text:style-name="T23">./</text:span><text:alphabetical-index-mark-start text:id="IMark68047656"/><text:alphabetical-index-mark-start text:id="IMark54079880"/><text:alphabetical-index-mark-start text:id="IMark71593896"/><text:alphabetical-index-mark-start text:id="IMark54539016"/><text:alphabetical-index-mark-start text:id="IMark61534232"/><text:alphabetical-index-mark-start text:id="IMark73279528"/><text:alphabetical-index-mark-start text:id="IMark61586584"/><text:alphabetical-index-mark-start text:id="IMark38766712"/><text:alphabetical-index-mark-start text:id="IMark64384536"/><text:alphabetical-index-mark-start text:id="IMark58842632"/><text:alphabetical-index-mark-start text:id="IMark33279960"/><text:alphabetical-index-mark-start text:id="IMark62567928"/><text:alphabetical-index-mark-start text:id="IMark65821992"/><text:alphabetical-index-mark-start text:id="IMark67669080"/><text:alphabetical-index-mark-start text:id="IMark68875352"/><text:alphabetical-index-mark-start text:id="IMark68872472"/><text:alphabetical-index-mark-start text:id="IMark58923976"/><text:alphabetical-index-mark-start text:id="IMark62204072"/><text:alphabetical-index-mark-start text:id="IMark62232936"/><text:alphabetical-index-mark-start text:id="IMark69042024"/><text:alphabetical-index-mark-start text:id="IMark59222280"/><text:alphabetical-index-mark-start text:id="IMark54033032"/><text:alphabetical-index-mark-start text:id="IMark65481016"/><text:alphabetical-index-mark-start text:id="IMark62056728"/><text:span text:style-name="T23">sql</text:span><text:alphabetical-index-mark-end text:id="IMark62056728"/><text:alphabetical-index-mark-end text:id="IMark65481016"/><text:alphabetical-index-mark-end text:id="IMark54033032"/><text:alphabetical-index-mark-end text:id="IMark59222280"/><text:alphabetical-index-mark-end text:id="IMark69042024"/><text:alphabetical-index-mark-end text:id="IMark62232936"/><text:alphabetical-index-mark-end text:id="IMark62204072"/><text:alphabetical-index-mark-end text:id="IMark58923976"/><text:alphabetical-index-mark-end text:id="IMark68872472"/><text:alphabetical-index-mark-end text:id="IMark68875352"/><text:alphabetical-index-mark-end text:id="IMark67669080"/><text:alphabetical-index-mark-end text:id="IMark65821992"/><text:alphabetical-index-mark-end text:id="IMark62567928"/><text:alphabetical-index-mark-end text:id="IMark33279960"/><text:alphabetical-index-mark-end text:id="IMark58842632"/><text:alphabetical-index-mark-end text:id="IMark64384536"/><text:alphabetical-index-mark-end text:id="IMark38766712"/><text:alphabetical-index-mark-end text:id="IMark61586584"/><text:alphabetical-index-mark-end text:id="IMark73279528"/><text:alphabetical-index-mark-end text:id="IMark61534232"/><text:alphabetical-index-mark-end text:id="IMark54539016"/><text:alphabetical-index-mark-end text:id="IMark71593896"/><text:alphabetical-index-mark-end text:id="IMark54079880"/><text:alphabetical-index-mark-end text:id="IMark68047656"/><text:span text:style-name="T23">p </text:span><text:alphabetical-index-mark-start text:id="IMark63284456"/><text:alphabetical-index-mark-start text:id="IMark67728776"/><text:alphabetical-index-mark-start text:id="IMark63599000"/><text:alphabetical-index-mark-start text:id="IMark64586424"/><text:alphabetical-index-mark-start text:id="IMark65262776"/><text:alphabetical-index-mark-start text:id="IMark39900984"/><text:alphabetical-index-mark-start text:id="IMark73278200"/><text:alphabetical-index-mark-start text:id="IMark54226520"/><text:alphabetical-index-mark-start text:id="IMark65614552"/><text:alphabetical-index-mark-start text:id="IMark68132280"/><text:alphabetical-index-mark-start text:id="IMark65124760"/><text:alphabetical-index-mark-start text:id="IMark68130360"/><text:span text:style-name="T23">your_</text:span><text:alphabetical-index-mark-start text:id="IMark61249560"/><text:alphabetical-index-mark-start text:id="IMark68450968"/><text:alphabetical-index-mark-start text:id="IMark73276872"/><text:alphabetical-index-mark-start text:id="IMark71898472"/><text:alphabetical-index-mark-start text:id="IMark58869096"/><text:alphabetical-index-mark-start text:id="IMark68531944"/><text:alphabetical-index-mark-start text:id="IMark59215448"/><text:alphabetical-index-mark-start text:id="IMark65058072"/><text:alphabetical-index-mark-start text:id="IMark71730728"/><text:alphabetical-index-mark-start text:id="IMark58840712"/><text:alphabetical-index-mark-start text:id="IMark69040792"/><text:alphabetical-index-mark-start text:id="IMark73588344"/><text:span text:style-name="T23">database</text:span><text:alphabetical-index-mark-end text:id="IMark73588344"/><text:alphabetical-index-mark-end text:id="IMark69040792"/><text:alphabetical-index-mark-end text:id="IMark58840712"/><text:alphabetical-index-mark-end text:id="IMark71730728"/><text:alphabetical-index-mark-end text:id="IMark65058072"/><text:alphabetical-index-mark-end text:id="IMark59215448"/><text:alphabetical-index-mark-end text:id="IMark68531944"/><text:alphabetical-index-mark-end text:id="IMark58869096"/><text:alphabetical-index-mark-end text:id="IMark71898472"/><text:alphabetical-index-mark-end text:id="IMark73276872"/><text:alphabetical-index-mark-end text:id="IMark68450968"/><text:alphabetical-index-mark-end text:id="IMark61249560"/><text:alphabetical-index-mark-end text:id="IMark68130360"/><text:alphabetical-index-mark-end text:id="IMark65124760"/><text:alphabetical-index-mark-end text:id="IMark68132280"/><text:alphabetical-index-mark-end text:id="IMark65614552"/><text:alphabetical-index-mark-end text:id="IMark54226520"/><text:alphabetical-index-mark-end text:id="IMark73278200"/><text:alphabetical-index-mark-end text:id="IMark39900984"/><text:alphabetical-index-mark-end text:id="IMark65262776"/><text:alphabetical-index-mark-end text:id="IMark64586424"/><text:alphabetical-index-mark-end text:id="IMark63599000"/><text:alphabetical-index-mark-end text:id="IMark67728776"/><text:alphabetical-index-mark-end text:id="IMark63284456"/><text:alphabetical-index-mark-start text:id="IMark71546072"/><text:alphabetical-index-mark-start text:id="IMark68345384"/><text:alphabetical-index-mark-start text:id="IMark71981096"/><text:alphabetical-index-mark-start text:id="IMark63277352"/><text:alphabetical-index-mark-start text:id="IMark75006040"/><text:span text:style-name="T23">.</text:span><text:span text:style-name="T33">db</text:span><text:alphabetical-index-mark-end text:id="IMark75006040"/><text:alphabetical-index-mark-end text:id="IMark63277352"/><text:alphabetical-index-mark-end text:id="IMark71981096"/><text:alphabetical-index-mark-end text:id="IMark68345384"/><text:alphabetical-index-mark-end text:id="IMark71546072"/><text:span text:style-name="T23"> “</text:span><text:alphabetical-index-mark-start text:id="IMark65376904"/><text:alphabetical-index-mark-start text:id="IMark63608104"/><text:alphabetical-index-mark-start text:id="IMark68368984"/><text:alphabetical-index-mark-start text:id="IMark71581208"/><text:alphabetical-index-mark-start text:id="IMark68382264"/><text:alphabetical-index-mark-start text:id="IMark65470392"/><text:alphabetical-index-mark-start text:id="IMark39840120"/><text:alphabetical-index-mark-start text:id="IMark61472360"/><text:alphabetical-index-mark-start text:id="IMark68628232"/><text:alphabetical-index-mark-start text:id="IMark65261816"/><text:alphabetical-index-mark-start text:id="IMark71547992"/><text:alphabetical-index-mark-start text:id="IMark64706680"/><text:span text:style-name="T23">SELECT</text:span><text:alphabetical-index-mark-end text:id="IMark64706680"/><text:alphabetical-index-mark-end text:id="IMark71547992"/><text:alphabetical-index-mark-end text:id="IMark65261816"/><text:alphabetical-index-mark-end text:id="IMark68628232"/><text:alphabetical-index-mark-end text:id="IMark61472360"/><text:alphabetical-index-mark-end text:id="IMark39840120"/><text:alphabetical-index-mark-end text:id="IMark65470392"/><text:alphabetical-index-mark-end text:id="IMark68382264"/><text:alphabetical-index-mark-end text:id="IMark71581208"/><text:alphabetical-index-mark-end text:id="IMark68368984"/><text:alphabetical-index-mark-end text:id="IMark63608104"/><text:alphabetical-index-mark-end text:id="IMark65376904"/><text:span text:style-name="T23"> * FROM </text:span><text:alphabetical-index-mark-start text:id="IMark71731960"/><text:alphabetical-index-mark-start text:id="IMark62794904"/><text:alphabetical-index-mark-start text:id="IMark67385768"/><text:alphabetical-index-mark-start text:id="IMark66711048"/><text:alphabetical-index-mark-start text:id="IMark68992184"/><text:alphabetical-index-mark-start text:id="IMark64584504"/><text:alphabetical-index-mark-start text:id="IMark68858696"/><text:alphabetical-index-mark-start text:id="IMark73226792"/><text:alphabetical-index-mark-start text:id="IMark71241976"/><text:alphabetical-index-mark-start text:id="IMark73268904"/><text:alphabetical-index-mark-start text:id="IMark64587384"/><text:alphabetical-index-mark-start text:id="IMark58788664"/><text:span text:style-name="T23">your_</text:span><text:alphabetical-index-mark-start text:id="IMark64793944"/><text:alphabetical-index-mark-start text:id="IMark71642872"/><text:alphabetical-index-mark-start text:id="IMark58903464"/><text:alphabetical-index-mark-start text:id="IMark60270856"/><text:alphabetical-index-mark-start text:id="IMark64585464"/><text:alphabetical-index-mark-start text:id="IMark68341400"/><text:alphabetical-index-mark-start text:id="IMark64675064"/><text:alphabetical-index-mark-start text:id="IMark61585448"/><text:alphabetical-index-mark-start text:id="IMark63076088"/><text:alphabetical-index-mark-start text:id="IMark61138520"/><text:alphabetical-index-mark-start text:id="IMark68392920"/><text:alphabetical-index-mark-start text:id="IMark68133240"/><text:span text:style-name="T23">table</text:span><text:alphabetical-index-mark-end text:id="IMark68133240"/><text:alphabetical-index-mark-end text:id="IMark68392920"/><text:alphabetical-index-mark-end text:id="IMark61138520"/><text:alphabetical-index-mark-end text:id="IMark63076088"/><text:alphabetical-index-mark-end text:id="IMark61585448"/><text:alphabetical-index-mark-end text:id="IMark64675064"/><text:alphabetical-index-mark-end text:id="IMark68341400"/><text:alphabetical-index-mark-end text:id="IMark64585464"/><text:alphabetical-index-mark-end text:id="IMark60270856"/><text:alphabetical-index-mark-end text:id="IMark58903464"/><text:alphabetical-index-mark-end text:id="IMark71642872"/><text:alphabetical-index-mark-end text:id="IMark64793944"/><text:alphabetical-index-mark-end text:id="IMark58788664"/><text:alphabetical-index-mark-end text:id="IMark64587384"/><text:alphabetical-index-mark-end text:id="IMark73268904"/><text:alphabetical-index-mark-end text:id="IMark71241976"/><text:alphabetical-index-mark-end text:id="IMark73226792"/><text:alphabetical-index-mark-end text:id="IMark68858696"/><text:alphabetical-index-mark-end text:id="IMark64584504"/><text:alphabetical-index-mark-end text:id="IMark68992184"/><text:alphabetical-index-mark-end text:id="IMark66711048"/><text:alphabetical-index-mark-end text:id="IMark67385768"/><text:alphabetical-index-mark-end text:id="IMark62794904"/><text:alphabetical-index-mark-end text:id="IMark71731960"/><text:span text:style-name="T23">_</text:span><text:span text:style-name="T24">1</text:span><text:span text:style-name="T23">;</text:span><text:alphabetical-index-mark-start text:id="IMark62860904"/><text:alphabetical-index-mark-start text:id="IMark71897512"/><text:alphabetical-index-mark-start text:id="IMark67740040"/><text:alphabetical-index-mark-start text:id="IMark65653416"/><text:alphabetical-index-mark-start text:id="IMark69039560"/><text:alphabetical-index-mark-start text:id="IMark54886072"/><text:alphabetical-index-mark-start text:id="IMark66343928"/><text:alphabetical-index-mark-start text:id="IMark67524664"/><text:alphabetical-index-mark-start text:id="IMark67735592"/><text:alphabetical-index-mark-start text:id="IMark61167448"/><text:alphabetical-index-mark-start text:id="IMark71943208"/><text:alphabetical-index-mark-start text:id="IMark62569160"/><text:span text:style-name="T23">SELECT</text:span><text:alphabetical-index-mark-end text:id="IMark62569160"/><text:alphabetical-index-mark-end text:id="IMark71943208"/><text:alphabetical-index-mark-end text:id="IMark61167448"/><text:alphabetical-index-mark-end text:id="IMark67735592"/><text:alphabetical-index-mark-end text:id="IMark67524664"/><text:alphabetical-index-mark-end text:id="IMark66343928"/><text:alphabetical-index-mark-end text:id="IMark54886072"/><text:alphabetical-index-mark-end text:id="IMark69039560"/><text:alphabetical-index-mark-end text:id="IMark65653416"/><text:alphabetical-index-mark-end text:id="IMark67740040"/><text:alphabetical-index-mark-end text:id="IMark71897512"/><text:alphabetical-index-mark-end text:id="IMark62860904"/><text:span text:style-name="T23"> * FROM </text:span><text:alphabetical-index-mark-start text:id="IMark67142280"/><text:alphabetical-index-mark-start text:id="IMark64796248"/><text:alphabetical-index-mark-start text:id="IMark62340840"/><text:alphabetical-index-mark-start text:id="IMark65525048"/><text:alphabetical-index-mark-start text:id="IMark54574696"/><text:alphabetical-index-mark-start text:id="IMark71744232"/><text:alphabetical-index-mark-start text:id="IMark58841672"/><text:alphabetical-index-mark-start text:id="IMark62456568"/><text:alphabetical-index-mark-start text:id="IMark68337128"/><text:alphabetical-index-mark-start text:id="IMark71271272"/><text:alphabetical-index-mark-start text:id="IMark62915224"/><text:alphabetical-index-mark-start text:id="IMark65471352"/><text:span text:style-name="T23">your_</text:span><text:alphabetical-index-mark-start text:id="IMark58827352"/><text:alphabetical-index-mark-start text:id="IMark68168424"/><text:alphabetical-index-mark-start text:id="IMark63998040"/><text:alphabetical-index-mark-start text:id="IMark60514504"/><text:alphabetical-index-mark-start text:id="IMark67712568"/><text:alphabetical-index-mark-start text:id="IMark71679560"/><text:alphabetical-index-mark-start text:id="IMark71481880"/><text:alphabetical-index-mark-start text:id="IMark64864744"/><text:alphabetical-index-mark-start text:id="IMark62054472"/><text:alphabetical-index-mark-start text:id="IMark62469560"/><text:alphabetical-index-mark-start text:id="IMark62570392"/><text:alphabetical-index-mark-start text:id="IMark71613720"/><text:span text:style-name="T23">table</text:span><text:alphabetical-index-mark-end text:id="IMark71613720"/><text:alphabetical-index-mark-end text:id="IMark62570392"/><text:alphabetical-index-mark-end text:id="IMark62469560"/><text:alphabetical-index-mark-end text:id="IMark62054472"/><text:alphabetical-index-mark-end text:id="IMark64864744"/><text:alphabetical-index-mark-end text:id="IMark71481880"/><text:alphabetical-index-mark-end text:id="IMark71679560"/><text:alphabetical-index-mark-end text:id="IMark67712568"/><text:alphabetical-index-mark-end text:id="IMark60514504"/><text:alphabetical-index-mark-end text:id="IMark63998040"/><text:alphabetical-index-mark-end text:id="IMark68168424"/><text:alphabetical-index-mark-end text:id="IMark58827352"/><text:alphabetical-index-mark-end text:id="IMark65471352"/><text:alphabetical-index-mark-end text:id="IMark62915224"/><text:alphabetical-index-mark-end text:id="IMark71271272"/><text:alphabetical-index-mark-end text:id="IMark68337128"/><text:alphabetical-index-mark-end text:id="IMark62456568"/><text:alphabetical-index-mark-end text:id="IMark58841672"/><text:alphabetical-index-mark-end text:id="IMark71744232"/><text:alphabetical-index-mark-end text:id="IMark54574696"/><text:alphabetical-index-mark-end text:id="IMark65525048"/><text:alphabetical-index-mark-end text:id="IMark62340840"/><text:alphabetical-index-mark-end text:id="IMark64796248"/><text:alphabetical-index-mark-end text:id="IMark67142280"/><text:span text:style-name="T23">_</text:span><text:span text:style-name="T24">2</text:span><text:span text:style-name="T23">;”</text:span> will send <text:s/><text:span text:style-name="T34">both </text:span><text:alphabetical-index-mark-start text:id="IMark71899432"/><text:alphabetical-index-mark-start text:id="IMark58315704"/><text:alphabetical-index-mark-start text:id="IMark39716568"/><text:alphabetical-index-mark-start text:id="IMark73267288"/><text:alphabetical-index-mark-start text:id="IMark65263736"/><text:alphabetical-index-mark-start text:id="IMark68370312"/><text:alphabetical-index-mark-start text:id="IMark73159832"/><text:alphabetical-index-mark-start text:id="IMark68874392"/><text:alphabetical-index-mark-start text:id="IMark64794904"/><text:alphabetical-index-mark-start text:id="IMark59247224"/><text:alphabetical-index-mark-start text:id="IMark67525624"/><text:alphabetical-index-mark-start text:id="IMark65378232"/><text:span text:style-name="T34">SELECT</text:span><text:alphabetical-index-mark-end text:id="IMark65378232"/><text:alphabetical-index-mark-end text:id="IMark67525624"/><text:alphabetical-index-mark-end text:id="IMark59247224"/><text:alphabetical-index-mark-end text:id="IMark64794904"/><text:alphabetical-index-mark-end text:id="IMark68874392"/><text:alphabetical-index-mark-end text:id="IMark73159832"/><text:alphabetical-index-mark-end text:id="IMark68370312"/><text:alphabetical-index-mark-end text:id="IMark65263736"/><text:alphabetical-index-mark-end text:id="IMark73267288"/><text:alphabetical-index-mark-end text:id="IMark39716568"/><text:alphabetical-index-mark-end text:id="IMark58315704"/><text:alphabetical-index-mark-end text:id="IMark71899432"/><text:span text:style-name="T34"> </text:span><text:alphabetical-index-mark-start text:id="IMark64792984"/><text:alphabetical-index-mark-start text:id="IMark59159384"/><text:alphabetical-index-mark-start text:id="IMark39899064"/><text:alphabetical-index-mark-start text:id="IMark68388936"/><text:alphabetical-index-mark-start text:id="IMark68871512"/><text:alphabetical-index-mark-start text:id="IMark64817112"/><text:alphabetical-index-mark-start text:id="IMark68869592"/><text:alphabetical-index-mark-start text:id="IMark64904072"/><text:alphabetical-index-mark-start text:id="IMark66841768"/><text:alphabetical-index-mark-start text:id="IMark64795864"/><text:alphabetical-index-mark-start text:id="IMark65122104"/><text:alphabetical-index-mark-start text:id="IMark68971704"/><text:span text:style-name="T34">queries</text:span><text:alphabetical-index-mark-end text:id="IMark68971704"/><text:alphabetical-index-mark-end text:id="IMark65122104"/><text:alphabetical-index-mark-end text:id="IMark64795864"/><text:alphabetical-index-mark-end text:id="IMark66841768"/><text:alphabetical-index-mark-end text:id="IMark64904072"/><text:alphabetical-index-mark-end text:id="IMark68869592"/><text:alphabetical-index-mark-end text:id="IMark64817112"/><text:alphabetical-index-mark-end text:id="IMark68871512"/><text:alphabetical-index-mark-end text:id="IMark68388936"/><text:alphabetical-index-mark-end text:id="IMark39899064"/><text:alphabetical-index-mark-end text:id="IMark59159384"/><text:alphabetical-index-mark-end text:id="IMark64792984"/><text:span text:style-name="T34"> (</text:span><text:alphabetical-index-mark-start text:id="IMark60713016"/><text:alphabetical-index-mark-start text:id="IMark63397000"/><text:alphabetical-index-mark-start text:id="IMark39900024"/><text:alphabetical-index-mark-start text:id="IMark38765752"/><text:alphabetical-index-mark-start text:id="IMark73222808"/><text:alphabetical-index-mark-start text:id="IMark68873432"/><text:alphabetical-index-mark-start text:id="IMark68163368"/><text:alphabetical-index-mark-start text:id="IMark65883000"/><text:alphabetical-index-mark-start text:id="IMark65264696"/><text:alphabetical-index-mark-start text:id="IMark38764792"/><text:alphabetical-index-mark-start text:id="IMark68866184"/><text:alphabetical-index-mark-start text:id="IMark68868632"/><text:span text:style-name="T34">composite</text:span><text:alphabetical-index-mark-end text:id="IMark68868632"/><text:alphabetical-index-mark-end text:id="IMark68866184"/><text:alphabetical-index-mark-end text:id="IMark38764792"/><text:alphabetical-index-mark-end text:id="IMark65264696"/><text:alphabetical-index-mark-end text:id="IMark65883000"/><text:alphabetical-index-mark-end text:id="IMark68163368"/><text:alphabetical-index-mark-end text:id="IMark68873432"/><text:alphabetical-index-mark-end text:id="IMark73222808"/><text:alphabetical-index-mark-end text:id="IMark38765752"/><text:alphabetical-index-mark-end text:id="IMark39900024"/><text:alphabetical-index-mark-end text:id="IMark63397000"/><text:alphabetical-index-mark-end text:id="IMark60713016"/><text:span text:style-name="T34"> </text:span><text:alphabetical-index-mark-start text:id="IMark71547032"/><text:alphabetical-index-mark-start text:id="IMark66191256"/><text:alphabetical-index-mark-start text:id="IMark58314088"/><text:alphabetical-index-mark-start text:id="IMark68870552"/><text:alphabetical-index-mark-start text:id="IMark63406824"/><text:alphabetical-index-mark-start text:id="IMark60712632"/><text:alphabetical-index-mark-start text:id="IMark68432136"/><text:alphabetical-index-mark-start text:id="IMark71243896"/><text:alphabetical-index-mark-start text:id="IMark60519016"/><text:alphabetical-index-mark-start text:id="IMark39901944"/><text:alphabetical-index-mark-start text:id="IMark65260856"/><text:alphabetical-index-mark-start text:id="IMark66246344"/><text:span text:style-name="T34">query</text:span><text:alphabetical-index-mark-end text:id="IMark66246344"/><text:alphabetical-index-mark-end text:id="IMark65260856"/><text:alphabetical-index-mark-end text:id="IMark39901944"/><text:alphabetical-index-mark-end text:id="IMark60519016"/><text:alphabetical-index-mark-end text:id="IMark71243896"/><text:alphabetical-index-mark-end text:id="IMark68432136"/><text:alphabetical-index-mark-end text:id="IMark60712632"/><text:alphabetical-index-mark-end text:id="IMark63406824"/><text:alphabetical-index-mark-end text:id="IMark68870552"/><text:alphabetical-index-mark-end text:id="IMark58314088"/><text:alphabetical-index-mark-end text:id="IMark66191256"/><text:alphabetical-index-mark-end text:id="IMark71547032"/><text:span text:style-name="T34">) to </text:span><text:alphabetical-index-mark-start text:id="IMark60896136"/><text:alphabetical-index-mark-start text:id="IMark65384328"/><text:alphabetical-index-mark-start text:id="IMark62670056"/><text:alphabetical-index-mark-start text:id="IMark67383848"/><text:alphabetical-index-mark-start text:id="IMark58755384"/><text:alphabetical-index-mark-start text:id="IMark38763832"/><text:alphabetical-index-mark-start text:id="IMark71309368"/><text:alphabetical-index-mark-start text:id="IMark53984840"/><text:alphabetical-index-mark-start text:id="IMark64224280"/><text:alphabetical-index-mark-start text:id="IMark63713384"/><text:alphabetical-index-mark-start text:id="IMark73110760"/><text:alphabetical-index-mark-start text:id="IMark66088008"/><text:span text:style-name="T24">your_</text:span><text:alphabetical-index-mark-start text:id="IMark71296984"/><text:alphabetical-index-mark-start text:id="IMark77489000"/><text:alphabetical-index-mark-start text:id="IMark47540280"/><text:alphabetical-index-mark-start text:id="IMark68531256"/><text:alphabetical-index-mark-start text:id="IMark54041512"/><text:alphabetical-index-mark-start text:id="IMark62858712"/><text:alphabetical-index-mark-start text:id="IMark67580136"/><text:alphabetical-index-mark-start text:id="IMark71073928"/><text:alphabetical-index-mark-start text:id="IMark65400776"/><text:alphabetical-index-mark-start text:id="IMark68085384"/><text:alphabetical-index-mark-start text:id="IMark68857720"/><text:alphabetical-index-mark-start text:id="IMark61533544"/><text:span text:style-name="T24">database</text:span><text:alphabetical-index-mark-end text:id="IMark61533544"/><text:alphabetical-index-mark-end text:id="IMark68857720"/><text:alphabetical-index-mark-end text:id="IMark68085384"/><text:alphabetical-index-mark-end text:id="IMark65400776"/><text:alphabetical-index-mark-end text:id="IMark71073928"/><text:alphabetical-index-mark-end text:id="IMark67580136"/><text:alphabetical-index-mark-end text:id="IMark62858712"/><text:alphabetical-index-mark-end text:id="IMark54041512"/><text:alphabetical-index-mark-end text:id="IMark68531256"/><text:alphabetical-index-mark-end text:id="IMark47540280"/><text:alphabetical-index-mark-end text:id="IMark77489000"/><text:alphabetical-index-mark-end text:id="IMark71296984"/><text:alphabetical-index-mark-end text:id="IMark66088008"/><text:alphabetical-index-mark-end text:id="IMark73110760"/><text:alphabetical-index-mark-end text:id="IMark63713384"/><text:alphabetical-index-mark-end text:id="IMark64224280"/><text:alphabetical-index-mark-end text:id="IMark53984840"/><text:alphabetical-index-mark-end text:id="IMark71309368"/><text:alphabetical-index-mark-end text:id="IMark38763832"/><text:alphabetical-index-mark-end text:id="IMark58755384"/><text:alphabetical-index-mark-end text:id="IMark67383848"/><text:alphabetical-index-mark-end text:id="IMark62670056"/><text:alphabetical-index-mark-end text:id="IMark65384328"/><text:alphabetical-index-mark-end text:id="IMark60896136"/><text:span text:style-name="T34">, and </text:span><text:alphabetical-index-mark-start text:id="IMark60505416"/><text:alphabetical-index-mark-start text:id="IMark65303704"/><text:alphabetical-index-mark-start text:id="IMark70886520"/><text:alphabetical-index-mark-start text:id="IMark60519928"/><text:alphabetical-index-mark-start text:id="IMark66890392"/><text:alphabetical-index-mark-start text:id="IMark71657704"/><text:alphabetical-index-mark-start text:id="IMark39465672"/><text:alphabetical-index-mark-start text:id="IMark64640472"/><text:alphabetical-index-mark-start text:id="IMark69038312"/><text:alphabetical-index-mark-start text:id="IMark68919736"/><text:alphabetical-index-mark-start text:id="IMark64564008"/><text:alphabetical-index-mark-start text:id="IMark61163624"/><text:alphabetical-index-mark-start text:id="IMark63475960"/><text:alphabetical-index-mark-start text:id="IMark67405208"/><text:alphabetical-index-mark-start text:id="IMark61338184"/><text:alphabetical-index-mark-start text:id="IMark58728904"/><text:alphabetical-index-mark-start text:id="IMark65893096"/><text:alphabetical-index-mark-start text:id="IMark68104920"/><text:alphabetical-index-mark-start text:id="IMark71244936"/><text:alphabetical-index-mark-start text:id="IMark67553912"/><text:alphabetical-index-mark-start text:id="IMark66445272"/><text:alphabetical-index-mark-start text:id="IMark59786648"/><text:alphabetical-index-mark-start text:id="IMark66161208"/><text:alphabetical-index-mark-start text:id="IMark66903096"/><text:span text:style-name="T24">sql</text:span><text:alphabetical-index-mark-end text:id="IMark66903096"/><text:alphabetical-index-mark-end text:id="IMark66161208"/><text:alphabetical-index-mark-end text:id="IMark59786648"/><text:alphabetical-index-mark-end text:id="IMark66445272"/><text:alphabetical-index-mark-end text:id="IMark67553912"/><text:alphabetical-index-mark-end text:id="IMark71244936"/><text:alphabetical-index-mark-end text:id="IMark68104920"/><text:alphabetical-index-mark-end text:id="IMark65893096"/><text:alphabetical-index-mark-end text:id="IMark58728904"/><text:alphabetical-index-mark-end text:id="IMark61338184"/><text:alphabetical-index-mark-end text:id="IMark67405208"/><text:alphabetical-index-mark-end text:id="IMark63475960"/><text:alphabetical-index-mark-end text:id="IMark61163624"/><text:alphabetical-index-mark-end text:id="IMark64564008"/><text:alphabetical-index-mark-end text:id="IMark68919736"/><text:alphabetical-index-mark-end text:id="IMark69038312"/><text:alphabetical-index-mark-end text:id="IMark64640472"/><text:alphabetical-index-mark-end text:id="IMark39465672"/><text:alphabetical-index-mark-end text:id="IMark71657704"/><text:alphabetical-index-mark-end text:id="IMark66890392"/><text:alphabetical-index-mark-end text:id="IMark60519928"/><text:alphabetical-index-mark-end text:id="IMark70886520"/><text:alphabetical-index-mark-end text:id="IMark65303704"/><text:alphabetical-index-mark-end text:id="IMark60505416"/><text:span text:style-name="T24">_</text:span><text:alphabetical-index-mark-start text:id="IMark68737464"/><text:alphabetical-index-mark-start text:id="IMark54497192"/><text:alphabetical-index-mark-start text:id="IMark65811480"/><text:alphabetical-index-mark-start text:id="IMark58900408"/><text:alphabetical-index-mark-start text:id="IMark64120888"/><text:alphabetical-index-mark-start text:id="IMark54099256"/><text:alphabetical-index-mark-start text:id="IMark73338008"/><text:alphabetical-index-mark-start text:id="IMark61581704"/><text:alphabetical-index-mark-start text:id="IMark71478632"/><text:alphabetical-index-mark-start text:id="IMark60133176"/><text:alphabetical-index-mark-start text:id="IMark59345672"/><text:alphabetical-index-mark-start text:id="IMark66095752"/><text:alphabetical-index-mark-start text:id="IMark68526360"/><text:alphabetical-index-mark-start text:id="IMark64494648"/><text:alphabetical-index-mark-start text:id="IMark63009448"/><text:alphabetical-index-mark-start text:id="IMark65848248"/><text:alphabetical-index-mark-start text:id="IMark39569768"/><text:alphabetical-index-mark-start text:id="IMark60909720"/><text:alphabetical-index-mark-start text:id="IMark65722856"/><text:alphabetical-index-mark-start text:id="IMark62141448"/><text:alphabetical-index-mark-start text:id="IMark59492744"/><text:alphabetical-index-mark-start text:id="IMark60421544"/><text:alphabetical-index-mark-start text:id="IMark60598168"/><text:alphabetical-index-mark-start text:id="IMark60704600"/><text:span text:style-name="T24">result</text:span><text:alphabetical-index-mark-end text:id="IMark60704600"/><text:alphabetical-index-mark-end text:id="IMark60598168"/><text:alphabetical-index-mark-end text:id="IMark60421544"/><text:alphabetical-index-mark-end text:id="IMark59492744"/><text:alphabetical-index-mark-end text:id="IMark62141448"/><text:alphabetical-index-mark-end text:id="IMark65722856"/><text:alphabetical-index-mark-end text:id="IMark60909720"/><text:alphabetical-index-mark-end text:id="IMark39569768"/><text:alphabetical-index-mark-end text:id="IMark65848248"/><text:alphabetical-index-mark-end text:id="IMark63009448"/><text:alphabetical-index-mark-end text:id="IMark64494648"/><text:alphabetical-index-mark-end text:id="IMark68526360"/><text:span text:style-name="T24">s</text:span><text:alphabetical-index-mark-end text:id="IMark66095752"/><text:alphabetical-index-mark-end text:id="IMark59345672"/><text:alphabetical-index-mark-end text:id="IMark60133176"/><text:alphabetical-index-mark-end text:id="IMark71478632"/><text:alphabetical-index-mark-end text:id="IMark61581704"/><text:alphabetical-index-mark-end text:id="IMark73338008"/><text:alphabetical-index-mark-end text:id="IMark54099256"/><text:alphabetical-index-mark-end text:id="IMark64120888"/><text:alphabetical-index-mark-end text:id="IMark58900408"/><text:alphabetical-index-mark-end text:id="IMark65811480"/><text:alphabetical-index-mark-end text:id="IMark54497192"/><text:alphabetical-index-mark-end text:id="IMark68737464"/><text:alphabetical-index-mark-start text:id="IMark65887000"/><text:alphabetical-index-mark-start text:id="IMark65817800"/><text:alphabetical-index-mark-start text:id="IMark63761000"/><text:alphabetical-index-mark-start text:id="IMark62235720"/><text:alphabetical-index-mark-start text:id="IMark65535944"/><text:alphabetical-index-mark-start text:id="IMark71368168"/><text:alphabetical-index-mark-start text:id="IMark67799768"/><text:alphabetical-index-mark-start text:id="IMark39927976"/><text:alphabetical-index-mark-start text:id="IMark61576360"/><text:alphabetical-index-mark-start text:id="IMark64255624"/><text:alphabetical-index-mark-start text:id="IMark61237960"/><text:alphabetical-index-mark-start text:id="IMark54711720"/><text:span text:style-name="T24">.txt</text:span><text:alphabetical-index-mark-end text:id="IMark54711720"/><text:alphabetical-index-mark-end text:id="IMark61237960"/><text:alphabetical-index-mark-end text:id="IMark64255624"/><text:alphabetical-index-mark-end text:id="IMark61576360"/><text:alphabetical-index-mark-end text:id="IMark39927976"/><text:alphabetical-index-mark-end text:id="IMark67799768"/><text:alphabetical-index-mark-end text:id="IMark71368168"/><text:alphabetical-index-mark-end text:id="IMark65535944"/><text:alphabetical-index-mark-end text:id="IMark62235720"/><text:alphabetical-index-mark-end text:id="IMark63761000"/><text:alphabetical-index-mark-end text:id="IMark65817800"/><text:alphabetical-index-mark-end text:id="IMark65887000"/><text:span text:style-name="T34"> will store the </text:span><text:alphabetical-index-mark-start text:id="IMark71323192"/><text:alphabetical-index-mark-start text:id="IMark60684712"/><text:alphabetical-index-mark-start text:id="IMark64405144"/><text:alphabetical-index-mark-start text:id="IMark54352552"/><text:alphabetical-index-mark-start text:id="IMark58843304"/><text:alphabetical-index-mark-start text:id="IMark47436776"/><text:alphabetical-index-mark-start text:id="IMark61415992"/><text:alphabetical-index-mark-start text:id="IMark63291016"/><text:alphabetical-index-mark-start text:id="IMark68537480"/><text:alphabetical-index-mark-start text:id="IMark59618232"/><text:alphabetical-index-mark-start text:id="IMark60633480"/><text:alphabetical-index-mark-start text:id="IMark68070440"/><text:alphabetical-index-mark-start text:id="IMark71502792"/><text:alphabetical-index-mark-start text:id="IMark60674184"/><text:alphabetical-index-mark-start text:id="IMark64253528"/><text:alphabetical-index-mark-start text:id="IMark60675688"/><text:alphabetical-index-mark-start text:id="IMark53905128"/><text:alphabetical-index-mark-start text:id="IMark56322536"/><text:alphabetical-index-mark-start text:id="IMark71725464"/><text:alphabetical-index-mark-start text:id="IMark65897832"/><text:alphabetical-index-mark-start text:id="IMark67745384"/><text:alphabetical-index-mark-start text:id="IMark67001560"/><text:alphabetical-index-mark-start text:id="IMark61465960"/><text:alphabetical-index-mark-start text:id="IMark66412920"/><text:span text:style-name="T34">result</text:span><text:alphabetical-index-mark-end text:id="IMark66412920"/><text:alphabetical-index-mark-end text:id="IMark61465960"/><text:alphabetical-index-mark-end text:id="IMark67001560"/><text:alphabetical-index-mark-end text:id="IMark67745384"/><text:alphabetical-index-mark-end text:id="IMark65897832"/><text:alphabetical-index-mark-end text:id="IMark71725464"/><text:alphabetical-index-mark-end text:id="IMark56322536"/><text:alphabetical-index-mark-end text:id="IMark53905128"/><text:alphabetical-index-mark-end text:id="IMark60675688"/><text:alphabetical-index-mark-end text:id="IMark64253528"/><text:alphabetical-index-mark-end text:id="IMark60674184"/><text:alphabetical-index-mark-end text:id="IMark71502792"/><text:span text:style-name="T34">s</text:span><text:alphabetical-index-mark-end text:id="IMark68070440"/><text:alphabetical-index-mark-end text:id="IMark60633480"/><text:alphabetical-index-mark-end text:id="IMark59618232"/><text:alphabetical-index-mark-end text:id="IMark68537480"/><text:alphabetical-index-mark-end text:id="IMark63291016"/><text:alphabetical-index-mark-end text:id="IMark61415992"/><text:alphabetical-index-mark-end text:id="IMark47436776"/><text:alphabetical-index-mark-end text:id="IMark58843304"/><text:alphabetical-index-mark-end text:id="IMark54352552"/><text:alphabetical-index-mark-end text:id="IMark64405144"/><text:alphabetical-index-mark-end text:id="IMark60684712"/><text:alphabetical-index-mark-end text:id="IMark71323192"/><text:span text:style-name="T34"> of both </text:span><text:alphabetical-index-mark-start text:id="IMark64506456"/><text:alphabetical-index-mark-start text:id="IMark62593048"/><text:alphabetical-index-mark-start text:id="IMark71371848"/><text:alphabetical-index-mark-start text:id="IMark64916280"/><text:alphabetical-index-mark-start text:id="IMark63547256"/><text:alphabetical-index-mark-start text:id="IMark77608520"/><text:alphabetical-index-mark-start text:id="IMark77805368"/><text:alphabetical-index-mark-start text:id="IMark63657640"/><text:alphabetical-index-mark-start text:id="IMark71068712"/><text:alphabetical-index-mark-start text:id="IMark54398344"/><text:alphabetical-index-mark-start text:id="IMark62216760"/><text:alphabetical-index-mark-start text:id="IMark64881272"/><text:span text:style-name="T34">queries</text:span><text:alphabetical-index-mark-end text:id="IMark64881272"/><text:alphabetical-index-mark-end text:id="IMark62216760"/><text:alphabetical-index-mark-end text:id="IMark54398344"/><text:alphabetical-index-mark-end text:id="IMark71068712"/><text:alphabetical-index-mark-end text:id="IMark63657640"/><text:alphabetical-index-mark-end text:id="IMark77805368"/><text:alphabetical-index-mark-end text:id="IMark77608520"/><text:alphabetical-index-mark-end text:id="IMark63547256"/><text:alphabetical-index-mark-end text:id="IMark64916280"/><text:alphabetical-index-mark-end text:id="IMark71371848"/><text:alphabetical-index-mark-end text:id="IMark62593048"/><text:alphabetical-index-mark-end text:id="IMark64506456"/><text:span text:style-name="T34">.</text:span></text:p>
      <text:p text:style-name="P36"/>
      <text:p text:style-name="P36"><text:span text:style-name="T23">./</text:span><text:alphabetical-index-mark-start text:id="IMark39900984"/><text:alphabetical-index-mark-start text:id="IMark73278200"/><text:alphabetical-index-mark-start text:id="IMark54226520"/><text:alphabetical-index-mark-start text:id="IMark65614552"/><text:alphabetical-index-mark-start text:id="IMark68132280"/><text:alphabetical-index-mark-start text:id="IMark65124760"/><text:alphabetical-index-mark-start text:id="IMark68130360"/><text:alphabetical-index-mark-start text:id="IMark61249560"/><text:alphabetical-index-mark-start text:id="IMark68450968"/><text:alphabetical-index-mark-start text:id="IMark73276872"/><text:alphabetical-index-mark-start text:id="IMark71898472"/><text:alphabetical-index-mark-start text:id="IMark58869096"/><text:alphabetical-index-mark-start text:id="IMark68531944"/><text:alphabetical-index-mark-start text:id="IMark59215448"/><text:alphabetical-index-mark-start text:id="IMark65058072"/><text:alphabetical-index-mark-start text:id="IMark71730728"/><text:alphabetical-index-mark-start text:id="IMark58840712"/><text:alphabetical-index-mark-start text:id="IMark69040792"/><text:alphabetical-index-mark-start text:id="IMark73588344"/><text:alphabetical-index-mark-start text:id="IMark54539016"/><text:alphabetical-index-mark-start text:id="IMark61534232"/><text:alphabetical-index-mark-start text:id="IMark71546072"/><text:alphabetical-index-mark-start text:id="IMark68345384"/><text:alphabetical-index-mark-start text:id="IMark71981096"/><text:span text:style-name="T24">sql</text:span><text:alphabetical-index-mark-end text:id="IMark71981096"/><text:alphabetical-index-mark-end text:id="IMark68345384"/><text:alphabetical-index-mark-end text:id="IMark71546072"/><text:alphabetical-index-mark-end text:id="IMark61534232"/><text:alphabetical-index-mark-end text:id="IMark54539016"/><text:alphabetical-index-mark-end text:id="IMark73588344"/><text:alphabetical-index-mark-end text:id="IMark69040792"/><text:alphabetical-index-mark-end text:id="IMark58840712"/><text:alphabetical-index-mark-end text:id="IMark71730728"/><text:alphabetical-index-mark-end text:id="IMark65058072"/><text:alphabetical-index-mark-end text:id="IMark59215448"/><text:alphabetical-index-mark-end text:id="IMark68531944"/><text:alphabetical-index-mark-end text:id="IMark58869096"/><text:alphabetical-index-mark-end text:id="IMark71898472"/><text:alphabetical-index-mark-end text:id="IMark73276872"/><text:alphabetical-index-mark-end text:id="IMark68450968"/><text:alphabetical-index-mark-end text:id="IMark61249560"/><text:alphabetical-index-mark-end text:id="IMark68130360"/><text:alphabetical-index-mark-end text:id="IMark65124760"/><text:alphabetical-index-mark-end text:id="IMark68132280"/><text:alphabetical-index-mark-end text:id="IMark65614552"/><text:alphabetical-index-mark-end text:id="IMark54226520"/><text:alphabetical-index-mark-end text:id="IMark73278200"/><text:alphabetical-index-mark-end text:id="IMark39900984"/><text:span text:style-name="T24">p </text:span><text:alphabetical-index-mark-start text:id="IMark63277352"/><text:alphabetical-index-mark-start text:id="IMark75006040"/><text:alphabetical-index-mark-start text:id="IMark73279528"/><text:alphabetical-index-mark-start text:id="IMark61586584"/><text:alphabetical-index-mark-start text:id="IMark65376904"/><text:alphabetical-index-mark-start text:id="IMark63608104"/><text:alphabetical-index-mark-start text:id="IMark68368984"/><text:alphabetical-index-mark-start text:id="IMark71581208"/><text:alphabetical-index-mark-start text:id="IMark68382264"/><text:alphabetical-index-mark-start text:id="IMark65470392"/><text:alphabetical-index-mark-start text:id="IMark39840120"/><text:alphabetical-index-mark-start text:id="IMark61472360"/><text:span text:style-name="T24">your_</text:span><text:alphabetical-index-mark-start text:id="IMark68628232"/><text:alphabetical-index-mark-start text:id="IMark65261816"/><text:alphabetical-index-mark-start text:id="IMark71547992"/><text:alphabetical-index-mark-start text:id="IMark64706680"/><text:alphabetical-index-mark-start text:id="IMark38766712"/><text:alphabetical-index-mark-start text:id="IMark64384536"/><text:alphabetical-index-mark-start text:id="IMark58842632"/><text:alphabetical-index-mark-start text:id="IMark71731960"/><text:alphabetical-index-mark-start text:id="IMark62794904"/><text:alphabetical-index-mark-start text:id="IMark67385768"/><text:alphabetical-index-mark-start text:id="IMark66711048"/><text:alphabetical-index-mark-start text:id="IMark68992184"/><text:span text:style-name="T24">database</text:span><text:alphabetical-index-mark-end text:id="IMark68992184"/><text:alphabetical-index-mark-end text:id="IMark66711048"/><text:alphabetical-index-mark-end text:id="IMark67385768"/><text:alphabetical-index-mark-end text:id="IMark62794904"/><text:alphabetical-index-mark-end text:id="IMark71731960"/><text:alphabetical-index-mark-end text:id="IMark58842632"/><text:alphabetical-index-mark-end text:id="IMark64384536"/><text:alphabetical-index-mark-end text:id="IMark38766712"/><text:alphabetical-index-mark-end text:id="IMark64706680"/><text:alphabetical-index-mark-end text:id="IMark71547992"/><text:alphabetical-index-mark-end text:id="IMark65261816"/><text:alphabetical-index-mark-end text:id="IMark68628232"/><text:alphabetical-index-mark-end text:id="IMark61472360"/><text:alphabetical-index-mark-end text:id="IMark39840120"/><text:alphabetical-index-mark-end text:id="IMark65470392"/><text:alphabetical-index-mark-end text:id="IMark68382264"/><text:alphabetical-index-mark-end text:id="IMark71581208"/><text:alphabetical-index-mark-end text:id="IMark68368984"/><text:alphabetical-index-mark-end text:id="IMark63608104"/><text:alphabetical-index-mark-end text:id="IMark65376904"/><text:alphabetical-index-mark-end text:id="IMark61586584"/><text:alphabetical-index-mark-end text:id="IMark73279528"/><text:alphabetical-index-mark-end text:id="IMark75006040"/><text:alphabetical-index-mark-end text:id="IMark63277352"/><text:alphabetical-index-mark-start text:id="IMark64584504"/><text:alphabetical-index-mark-start text:id="IMark68858696"/><text:alphabetical-index-mark-start text:id="IMark73226792"/><text:alphabetical-index-mark-start text:id="IMark71241976"/><text:alphabetical-index-mark-start text:id="IMark73268904"/><text:span text:style-name="T24">.</text:span><text:span text:style-name="T33">db</text:span><text:alphabetical-index-mark-end text:id="IMark73268904"/><text:alphabetical-index-mark-end text:id="IMark71241976"/><text:alphabetical-index-mark-end text:id="IMark73226792"/><text:alphabetical-index-mark-end text:id="IMark68858696"/><text:alphabetical-index-mark-end text:id="IMark64584504"/><text:span text:style-name="T24"> your_</text:span><text:alphabetical-index-mark-start text:id="IMark64587384"/><text:alphabetical-index-mark-start text:id="IMark58788664"/><text:alphabetical-index-mark-start text:id="IMark64793944"/><text:alphabetical-index-mark-start text:id="IMark71642872"/><text:alphabetical-index-mark-start text:id="IMark58903464"/><text:alphabetical-index-mark-start text:id="IMark60270856"/><text:alphabetical-index-mark-start text:id="IMark64585464"/><text:alphabetical-index-mark-start text:id="IMark68341400"/><text:alphabetical-index-mark-start text:id="IMark64675064"/><text:alphabetical-index-mark-start text:id="IMark61585448"/><text:alphabetical-index-mark-start text:id="IMark63076088"/><text:alphabetical-index-mark-start text:id="IMark61138520"/><text:span text:style-name="T24">file</text:span><text:alphabetical-index-mark-end text:id="IMark61138520"/><text:alphabetical-index-mark-end text:id="IMark63076088"/><text:alphabetical-index-mark-end text:id="IMark61585448"/><text:alphabetical-index-mark-end text:id="IMark64675064"/><text:alphabetical-index-mark-end text:id="IMark68341400"/><text:alphabetical-index-mark-end text:id="IMark64585464"/><text:alphabetical-index-mark-end text:id="IMark60270856"/><text:alphabetical-index-mark-end text:id="IMark58903464"/><text:alphabetical-index-mark-end text:id="IMark71642872"/><text:alphabetical-index-mark-end text:id="IMark64793944"/><text:alphabetical-index-mark-end text:id="IMark58788664"/><text:alphabetical-index-mark-end text:id="IMark64587384"/><text:alphabetical-index-mark-start text:id="IMark68392920"/><text:alphabetical-index-mark-start text:id="IMark68133240"/><text:alphabetical-index-mark-start text:id="IMark33279960"/><text:alphabetical-index-mark-start text:id="IMark62567928"/><text:alphabetical-index-mark-start text:id="IMark65821992"/><text:alphabetical-index-mark-start text:id="IMark67669080"/><text:alphabetical-index-mark-start text:id="IMark62860904"/><text:alphabetical-index-mark-start text:id="IMark71897512"/><text:alphabetical-index-mark-start text:id="IMark67740040"/><text:alphabetical-index-mark-start text:id="IMark65653416"/><text:alphabetical-index-mark-start text:id="IMark69039560"/><text:alphabetical-index-mark-start text:id="IMark54886072"/><text:span text:style-name="T24">.</text:span><text:alphabetical-index-mark-start text:id="IMark66343928"/><text:alphabetical-index-mark-start text:id="IMark67524664"/><text:alphabetical-index-mark-start text:id="IMark67735592"/><text:alphabetical-index-mark-start text:id="IMark61167448"/><text:alphabetical-index-mark-start text:id="IMark71943208"/><text:alphabetical-index-mark-start text:id="IMark62569160"/><text:alphabetical-index-mark-start text:id="IMark68875352"/><text:alphabetical-index-mark-start text:id="IMark68872472"/><text:alphabetical-index-mark-start text:id="IMark58923976"/><text:alphabetical-index-mark-start text:id="IMark67142280"/><text:alphabetical-index-mark-start text:id="IMark64796248"/><text:alphabetical-index-mark-start text:id="IMark62340840"/><text:alphabetical-index-mark-start text:id="IMark65525048"/><text:alphabetical-index-mark-start text:id="IMark54574696"/><text:alphabetical-index-mark-start text:id="IMark71744232"/><text:alphabetical-index-mark-start text:id="IMark58841672"/><text:alphabetical-index-mark-start text:id="IMark62456568"/><text:alphabetical-index-mark-start text:id="IMark68337128"/><text:alphabetical-index-mark-start text:id="IMark71271272"/><text:alphabetical-index-mark-start text:id="IMark62915224"/><text:alphabetical-index-mark-start text:id="IMark65471352"/><text:alphabetical-index-mark-start text:id="IMark58827352"/><text:alphabetical-index-mark-start text:id="IMark68168424"/><text:alphabetical-index-mark-start text:id="IMark63998040"/><text:span text:style-name="T24">sql</text:span><text:alphabetical-index-mark-end text:id="IMark63998040"/><text:alphabetical-index-mark-end text:id="IMark68168424"/><text:alphabetical-index-mark-end text:id="IMark58827352"/><text:alphabetical-index-mark-end text:id="IMark65471352"/><text:alphabetical-index-mark-end text:id="IMark62915224"/><text:alphabetical-index-mark-end text:id="IMark71271272"/><text:alphabetical-index-mark-end text:id="IMark68337128"/><text:alphabetical-index-mark-end text:id="IMark62456568"/><text:alphabetical-index-mark-end text:id="IMark58841672"/><text:alphabetical-index-mark-end text:id="IMark71744232"/><text:alphabetical-index-mark-end text:id="IMark54574696"/><text:alphabetical-index-mark-end text:id="IMark65525048"/><text:alphabetical-index-mark-end text:id="IMark62340840"/><text:alphabetical-index-mark-end text:id="IMark64796248"/><text:alphabetical-index-mark-end text:id="IMark67142280"/><text:alphabetical-index-mark-end text:id="IMark58923976"/><text:alphabetical-index-mark-end text:id="IMark68872472"/><text:alphabetical-index-mark-end text:id="IMark68875352"/><text:alphabetical-index-mark-end text:id="IMark62569160"/><text:alphabetical-index-mark-end text:id="IMark71943208"/><text:alphabetical-index-mark-end text:id="IMark61167448"/><text:alphabetical-index-mark-end text:id="IMark67735592"/><text:alphabetical-index-mark-end text:id="IMark67524664"/><text:alphabetical-index-mark-end text:id="IMark66343928"/><text:alphabetical-index-mark-end text:id="IMark54886072"/><text:alphabetical-index-mark-end text:id="IMark69039560"/><text:alphabetical-index-mark-end text:id="IMark65653416"/><text:alphabetical-index-mark-end text:id="IMark67740040"/><text:alphabetical-index-mark-end text:id="IMark71897512"/><text:alphabetical-index-mark-end text:id="IMark62860904"/><text:alphabetical-index-mark-end text:id="IMark67669080"/><text:alphabetical-index-mark-end text:id="IMark65821992"/><text:alphabetical-index-mark-end text:id="IMark62567928"/><text:alphabetical-index-mark-end text:id="IMark33279960"/><text:alphabetical-index-mark-end text:id="IMark68133240"/><text:alphabetical-index-mark-end text:id="IMark68392920"/><text:span text:style-name="T34"> will send the </text:span><text:alphabetical-index-mark-start text:id="IMark60514504"/><text:alphabetical-index-mark-start text:id="IMark67712568"/><text:alphabetical-index-mark-start text:id="IMark71679560"/><text:alphabetical-index-mark-start text:id="IMark71481880"/><text:alphabetical-index-mark-start text:id="IMark64864744"/><text:alphabetical-index-mark-start text:id="IMark62054472"/><text:alphabetical-index-mark-start text:id="IMark62469560"/><text:alphabetical-index-mark-start text:id="IMark62570392"/><text:alphabetical-index-mark-start text:id="IMark71613720"/><text:alphabetical-index-mark-start text:id="IMark62204072"/><text:alphabetical-index-mark-start text:id="IMark62232936"/><text:alphabetical-index-mark-start text:id="IMark69042024"/><text:span text:style-name="T34">queries</text:span><text:alphabetical-index-mark-end text:id="IMark69042024"/><text:alphabetical-index-mark-end text:id="IMark62232936"/><text:alphabetical-index-mark-end text:id="IMark62204072"/><text:alphabetical-index-mark-end text:id="IMark71613720"/><text:alphabetical-index-mark-end text:id="IMark62570392"/><text:alphabetical-index-mark-end text:id="IMark62469560"/><text:alphabetical-index-mark-end text:id="IMark62054472"/><text:alphabetical-index-mark-end text:id="IMark64864744"/><text:alphabetical-index-mark-end text:id="IMark71481880"/><text:alphabetical-index-mark-end text:id="IMark71679560"/><text:alphabetical-index-mark-end text:id="IMark67712568"/><text:alphabetical-index-mark-end text:id="IMark60514504"/><text:span text:style-name="T34"> contained in </text:span><text:span text:style-name="T24">your_</text:span><text:alphabetical-index-mark-start text:id="IMark71899432"/><text:alphabetical-index-mark-start text:id="IMark58315704"/><text:alphabetical-index-mark-start text:id="IMark39716568"/><text:alphabetical-index-mark-start text:id="IMark73267288"/><text:alphabetical-index-mark-start text:id="IMark65263736"/><text:alphabetical-index-mark-start text:id="IMark68370312"/><text:alphabetical-index-mark-start text:id="IMark73159832"/><text:alphabetical-index-mark-start text:id="IMark68874392"/><text:alphabetical-index-mark-start text:id="IMark64794904"/><text:alphabetical-index-mark-start text:id="IMark59247224"/><text:alphabetical-index-mark-start text:id="IMark67525624"/><text:alphabetical-index-mark-start text:id="IMark65378232"/><text:span text:style-name="T24">file</text:span><text:alphabetical-index-mark-end text:id="IMark65378232"/><text:alphabetical-index-mark-end text:id="IMark67525624"/><text:alphabetical-index-mark-end text:id="IMark59247224"/><text:alphabetical-index-mark-end text:id="IMark64794904"/><text:alphabetical-index-mark-end text:id="IMark68874392"/><text:alphabetical-index-mark-end text:id="IMark73159832"/><text:alphabetical-index-mark-end text:id="IMark68370312"/><text:alphabetical-index-mark-end text:id="IMark65263736"/><text:alphabetical-index-mark-end text:id="IMark73267288"/><text:alphabetical-index-mark-end text:id="IMark39716568"/><text:alphabetical-index-mark-end text:id="IMark58315704"/><text:alphabetical-index-mark-end text:id="IMark71899432"/><text:alphabetical-index-mark-start text:id="IMark64792984"/><text:alphabetical-index-mark-start text:id="IMark59159384"/><text:alphabetical-index-mark-start text:id="IMark39899064"/><text:alphabetical-index-mark-start text:id="IMark68388936"/><text:alphabetical-index-mark-start text:id="IMark68871512"/><text:alphabetical-index-mark-start text:id="IMark64817112"/><text:alphabetical-index-mark-start text:id="IMark68869592"/><text:alphabetical-index-mark-start text:id="IMark64904072"/><text:alphabetical-index-mark-start text:id="IMark66841768"/><text:alphabetical-index-mark-start text:id="IMark64795864"/><text:alphabetical-index-mark-start text:id="IMark65122104"/><text:alphabetical-index-mark-start text:id="IMark68971704"/><text:span text:style-name="T24">.</text:span><text:alphabetical-index-mark-start text:id="IMark60713016"/><text:alphabetical-index-mark-start text:id="IMark63397000"/><text:alphabetical-index-mark-start text:id="IMark39900024"/><text:alphabetical-index-mark-start text:id="IMark38765752"/><text:alphabetical-index-mark-start text:id="IMark73222808"/><text:alphabetical-index-mark-start text:id="IMark68873432"/><text:alphabetical-index-mark-start text:id="IMark68163368"/><text:alphabetical-index-mark-start text:id="IMark65883000"/><text:alphabetical-index-mark-start text:id="IMark65264696"/><text:alphabetical-index-mark-start text:id="IMark38764792"/><text:alphabetical-index-mark-start text:id="IMark68866184"/><text:alphabetical-index-mark-start text:id="IMark68868632"/><text:alphabetical-index-mark-start text:id="IMark71547032"/><text:alphabetical-index-mark-start text:id="IMark66191256"/><text:alphabetical-index-mark-start text:id="IMark58314088"/><text:alphabetical-index-mark-start text:id="IMark68870552"/><text:alphabetical-index-mark-start text:id="IMark63406824"/><text:alphabetical-index-mark-start text:id="IMark60712632"/><text:alphabetical-index-mark-start text:id="IMark68432136"/><text:alphabetical-index-mark-start text:id="IMark71243896"/><text:alphabetical-index-mark-start text:id="IMark60519016"/><text:alphabetical-index-mark-start text:id="IMark39901944"/><text:alphabetical-index-mark-start text:id="IMark65260856"/><text:alphabetical-index-mark-start text:id="IMark66246344"/><text:span text:style-name="T24">sql</text:span><text:alphabetical-index-mark-end text:id="IMark66246344"/><text:alphabetical-index-mark-end text:id="IMark65260856"/><text:alphabetical-index-mark-end text:id="IMark39901944"/><text:alphabetical-index-mark-end text:id="IMark60519016"/><text:alphabetical-index-mark-end text:id="IMark71243896"/><text:alphabetical-index-mark-end text:id="IMark68432136"/><text:alphabetical-index-mark-end text:id="IMark60712632"/><text:alphabetical-index-mark-end text:id="IMark63406824"/><text:alphabetical-index-mark-end text:id="IMark68870552"/><text:alphabetical-index-mark-end text:id="IMark58314088"/><text:alphabetical-index-mark-end text:id="IMark66191256"/><text:alphabetical-index-mark-end text:id="IMark71547032"/><text:alphabetical-index-mark-end text:id="IMark68868632"/><text:alphabetical-index-mark-end text:id="IMark68866184"/><text:alphabetical-index-mark-end text:id="IMark38764792"/><text:alphabetical-index-mark-end text:id="IMark65264696"/><text:alphabetical-index-mark-end text:id="IMark65883000"/><text:alphabetical-index-mark-end text:id="IMark68163368"/><text:alphabetical-index-mark-end text:id="IMark68873432"/><text:alphabetical-index-mark-end text:id="IMark73222808"/><text:alphabetical-index-mark-end text:id="IMark38765752"/><text:alphabetical-index-mark-end text:id="IMark39900024"/><text:alphabetical-index-mark-end text:id="IMark63397000"/><text:alphabetical-index-mark-end text:id="IMark60713016"/><text:alphabetical-index-mark-end text:id="IMark68971704"/><text:alphabetical-index-mark-end text:id="IMark65122104"/><text:alphabetical-index-mark-end text:id="IMark64795864"/><text:alphabetical-index-mark-end text:id="IMark66841768"/><text:alphabetical-index-mark-end text:id="IMark64904072"/><text:alphabetical-index-mark-end text:id="IMark68869592"/><text:alphabetical-index-mark-end text:id="IMark64817112"/><text:alphabetical-index-mark-end text:id="IMark68871512"/><text:alphabetical-index-mark-end text:id="IMark68388936"/><text:alphabetical-index-mark-end text:id="IMark39899064"/><text:alphabetical-index-mark-end text:id="IMark59159384"/><text:alphabetical-index-mark-end text:id="IMark64792984"/><text:span text:style-name="T34"> to </text:span><text:alphabetical-index-mark-start text:id="IMark59222280"/><text:alphabetical-index-mark-start text:id="IMark54033032"/><text:alphabetical-index-mark-start text:id="IMark60896136"/><text:alphabetical-index-mark-start text:id="IMark65384328"/><text:alphabetical-index-mark-start text:id="IMark62670056"/><text:alphabetical-index-mark-start text:id="IMark67383848"/><text:alphabetical-index-mark-start text:id="IMark58755384"/><text:alphabetical-index-mark-start text:id="IMark38763832"/><text:alphabetical-index-mark-start text:id="IMark71309368"/><text:alphabetical-index-mark-start text:id="IMark53984840"/><text:alphabetical-index-mark-start text:id="IMark64224280"/><text:alphabetical-index-mark-start text:id="IMark63713384"/><text:span text:style-name="T34">your_</text:span><text:alphabetical-index-mark-start text:id="IMark73110760"/><text:alphabetical-index-mark-start text:id="IMark66088008"/><text:alphabetical-index-mark-start text:id="IMark71296984"/><text:alphabetical-index-mark-start text:id="IMark65481016"/><text:alphabetical-index-mark-start text:id="IMark62056728"/><text:alphabetical-index-mark-start text:id="IMark68047656"/><text:alphabetical-index-mark-start text:id="IMark54079880"/><text:alphabetical-index-mark-start text:id="IMark71593896"/><text:alphabetical-index-mark-start text:id="IMark63284456"/><text:alphabetical-index-mark-start text:id="IMark63599000"/><text:alphabetical-index-mark-start text:id="IMark67728776"/><text:alphabetical-index-mark-start text:id="IMark65262776"/><text:span text:style-name="T34">database</text:span><text:alphabetical-index-mark-end text:id="IMark65262776"/><text:alphabetical-index-mark-end text:id="IMark67728776"/><text:alphabetical-index-mark-end text:id="IMark63599000"/><text:alphabetical-index-mark-end text:id="IMark63284456"/><text:alphabetical-index-mark-end text:id="IMark71593896"/><text:alphabetical-index-mark-end text:id="IMark54079880"/><text:alphabetical-index-mark-end text:id="IMark68047656"/><text:alphabetical-index-mark-end text:id="IMark62056728"/><text:alphabetical-index-mark-end text:id="IMark65481016"/><text:alphabetical-index-mark-end text:id="IMark71296984"/><text:alphabetical-index-mark-end text:id="IMark66088008"/><text:alphabetical-index-mark-end text:id="IMark73110760"/><text:alphabetical-index-mark-end text:id="IMark63713384"/><text:alphabetical-index-mark-end text:id="IMark64224280"/><text:alphabetical-index-mark-end text:id="IMark53984840"/><text:alphabetical-index-mark-end text:id="IMark71309368"/><text:alphabetical-index-mark-end text:id="IMark38763832"/><text:alphabetical-index-mark-end text:id="IMark58755384"/><text:alphabetical-index-mark-end text:id="IMark67383848"/><text:alphabetical-index-mark-end text:id="IMark62670056"/><text:alphabetical-index-mark-end text:id="IMark65384328"/><text:alphabetical-index-mark-end text:id="IMark60896136"/><text:alphabetical-index-mark-end text:id="IMark54033032"/><text:alphabetical-index-mark-end text:id="IMark59222280"/><text:span text:style-name="T34"> as a </text:span><text:alphabetical-index-mark-start text:id="IMark64586424"/><text:alphabetical-index-mark-start text:id="IMark77403400"/><text:alphabetical-index-mark-start text:id="IMark68857720"/><text:alphabetical-index-mark-start text:id="IMark61533544"/><text:alphabetical-index-mark-start text:id="IMark60505416"/><text:alphabetical-index-mark-start text:id="IMark65303704"/><text:alphabetical-index-mark-start text:id="IMark70886520"/><text:alphabetical-index-mark-start text:id="IMark60519928"/><text:alphabetical-index-mark-start text:id="IMark66890392"/><text:alphabetical-index-mark-start text:id="IMark71657704"/><text:alphabetical-index-mark-start text:id="IMark39465672"/><text:alphabetical-index-mark-start text:id="IMark64640472"/><text:span text:style-name="T34">composite</text:span><text:alphabetical-index-mark-end text:id="IMark64640472"/><text:alphabetical-index-mark-end text:id="IMark39465672"/><text:alphabetical-index-mark-end text:id="IMark71657704"/><text:alphabetical-index-mark-end text:id="IMark66890392"/><text:alphabetical-index-mark-end text:id="IMark60519928"/><text:alphabetical-index-mark-end text:id="IMark70886520"/><text:alphabetical-index-mark-end text:id="IMark65303704"/><text:alphabetical-index-mark-end text:id="IMark60505416"/><text:alphabetical-index-mark-end text:id="IMark61533544"/><text:alphabetical-index-mark-end text:id="IMark68857720"/><text:alphabetical-index-mark-end text:id="IMark77403400"/><text:alphabetical-index-mark-end text:id="IMark64586424"/><text:span text:style-name="T34"> </text:span><text:alphabetical-index-mark-start text:id="IMark69038312"/><text:alphabetical-index-mark-start text:id="IMark68919736"/><text:alphabetical-index-mark-start text:id="IMark64564008"/><text:alphabetical-index-mark-start text:id="IMark61163624"/><text:alphabetical-index-mark-start text:id="IMark63475960"/><text:alphabetical-index-mark-start text:id="IMark67405208"/><text:alphabetical-index-mark-start text:id="IMark61338184"/><text:alphabetical-index-mark-start text:id="IMark58728904"/><text:alphabetical-index-mark-start text:id="IMark65893096"/><text:alphabetical-index-mark-start text:id="IMark68104920"/><text:alphabetical-index-mark-start text:id="IMark71244936"/><text:alphabetical-index-mark-start text:id="IMark67553912"/><text:span text:style-name="T34">query</text:span><text:alphabetical-index-mark-end text:id="IMark67553912"/><text:alphabetical-index-mark-end text:id="IMark71244936"/><text:alphabetical-index-mark-end text:id="IMark68104920"/><text:alphabetical-index-mark-end text:id="IMark65893096"/><text:alphabetical-index-mark-end text:id="IMark58728904"/><text:alphabetical-index-mark-end text:id="IMark61338184"/><text:alphabetical-index-mark-end text:id="IMark67405208"/><text:alphabetical-index-mark-end text:id="IMark63475960"/><text:alphabetical-index-mark-end text:id="IMark61163624"/><text:alphabetical-index-mark-end text:id="IMark64564008"/><text:alphabetical-index-mark-end text:id="IMark68919736"/><text:alphabetical-index-mark-end text:id="IMark69038312"/><text:span text:style-name="T34">. See the </text:span><text:alphabetical-index-mark-start text:id="IMark66445272"/><text:alphabetical-index-mark-start text:id="IMark59786648"/><text:alphabetical-index-mark-start text:id="IMark66161208"/><text:alphabetical-index-mark-start text:id="IMark66903096"/><text:alphabetical-index-mark-start text:id="IMark68526360"/><text:alphabetical-index-mark-start text:id="IMark64494648"/><text:alphabetical-index-mark-start text:id="IMark63009448"/><text:alphabetical-index-mark-start text:id="IMark65848248"/><text:alphabetical-index-mark-start text:id="IMark39569768"/><text:alphabetical-index-mark-start text:id="IMark60909720"/><text:alphabetical-index-mark-start text:id="IMark65722856"/><text:alphabetical-index-mark-start text:id="IMark62141448"/><text:span text:style-name="T34">/</text:span><text:span text:style-name="T24">examples</text:span><text:alphabetical-index-mark-end text:id="IMark62141448"/><text:alphabetical-index-mark-end text:id="IMark65722856"/><text:alphabetical-index-mark-end text:id="IMark60909720"/><text:alphabetical-index-mark-end text:id="IMark39569768"/><text:alphabetical-index-mark-end text:id="IMark65848248"/><text:alphabetical-index-mark-end text:id="IMark63009448"/><text:alphabetical-index-mark-end text:id="IMark64494648"/><text:alphabetical-index-mark-end text:id="IMark68526360"/><text:alphabetical-index-mark-end text:id="IMark66903096"/><text:alphabetical-index-mark-end text:id="IMark66161208"/><text:alphabetical-index-mark-end text:id="IMark59786648"/><text:alphabetical-index-mark-end text:id="IMark66445272"/><text:span text:style-name="T34"> </text:span><text:alphabetical-index-mark-start text:id="IMark59492744"/><text:alphabetical-index-mark-start text:id="IMark60421544"/><text:alphabetical-index-mark-start text:id="IMark60598168"/><text:alphabetical-index-mark-start text:id="IMark60704600"/><text:alphabetical-index-mark-start text:id="IMark68737464"/><text:alphabetical-index-mark-start text:id="IMark54497192"/><text:alphabetical-index-mark-start text:id="IMark65811480"/><text:alphabetical-index-mark-start text:id="IMark58900408"/><text:alphabetical-index-mark-start text:id="IMark64120888"/><text:alphabetical-index-mark-start text:id="IMark54099256"/><text:alphabetical-index-mark-start text:id="IMark73338008"/><text:alphabetical-index-mark-start text:id="IMark61581704"/><text:span text:style-name="T34">folder</text:span><text:alphabetical-index-mark-end text:id="IMark61581704"/><text:alphabetical-index-mark-end text:id="IMark73338008"/><text:alphabetical-index-mark-end text:id="IMark54099256"/><text:alphabetical-index-mark-end text:id="IMark64120888"/><text:alphabetical-index-mark-end text:id="IMark58900408"/><text:alphabetical-index-mark-end text:id="IMark65811480"/><text:alphabetical-index-mark-end text:id="IMark54497192"/><text:alphabetical-index-mark-end text:id="IMark68737464"/><text:alphabetical-index-mark-end text:id="IMark60704600"/><text:alphabetical-index-mark-end text:id="IMark60598168"/><text:alphabetical-index-mark-end text:id="IMark60421544"/><text:alphabetical-index-mark-end text:id="IMark59492744"/><text:span text:style-name="T34"> for more.</text:span></text:p>
      <text:p text:style-name="P30"/>
      <text:p text:style-name="P31"><text:alphabetical-index-mark-start text:id="IMark54539016"/><text:alphabetical-index-mark-start text:id="IMark61534232"/><text:alphabetical-index-mark-start text:id="IMark71546072"/><text:alphabetical-index-mark-start text:id="IMark68345384"/><text:alphabetical-index-mark-start text:id="IMark71981096"/><text:alphabetical-index-mark-start text:id="IMark39900984"/><text:alphabetical-index-mark-start text:id="IMark73278200"/><text:alphabetical-index-mark-start text:id="IMark54226520"/><text:alphabetical-index-mark-start text:id="IMark63277352"/><text:alphabetical-index-mark-start text:id="IMark75006040"/><text:alphabetical-index-mark-start text:id="IMark73279528"/><text:alphabetical-index-mark-start text:id="IMark61586584"/>Query<text:alphabetical-index-mark-end text:id="IMark61586584"/><text:alphabetical-index-mark-end text:id="IMark73279528"/><text:alphabetical-index-mark-end text:id="IMark75006040"/><text:alphabetical-index-mark-end text:id="IMark63277352"/><text:alphabetical-index-mark-end text:id="IMark54226520"/><text:alphabetical-index-mark-end text:id="IMark73278200"/><text:alphabetical-index-mark-end text:id="IMark39900984"/><text:alphabetical-index-mark-end text:id="IMark71981096"/><text:alphabetical-index-mark-end text:id="IMark68345384"/><text:alphabetical-index-mark-end text:id="IMark71546072"/><text:alphabetical-index-mark-end text:id="IMark61534232"/><text:alphabetical-index-mark-end text:id="IMark54539016"/> <text:alphabetical-index-mark-start text:id="IMark65376904"/><text:alphabetical-index-mark-start text:id="IMark63608104"/><text:alphabetical-index-mark-start text:id="IMark68368984"/><text:alphabetical-index-mark-start text:id="IMark71581208"/><text:alphabetical-index-mark-start text:id="IMark68382264"/><text:alphabetical-index-mark-start text:id="IMark65470392"/><text:alphabetical-index-mark-start text:id="IMark39840120"/><text:alphabetical-index-mark-start text:id="IMark61472360"/><text:alphabetical-index-mark-start text:id="IMark68628232"/><text:alphabetical-index-mark-start text:id="IMark65261816"/><text:alphabetical-index-mark-start text:id="IMark71547992"/><text:alphabetical-index-mark-start text:id="IMark64706680"/><text:alphabetical-index-mark-start text:id="IMark38766712"/><text:alphabetical-index-mark-start text:id="IMark64384536"/><text:alphabetical-index-mark-start text:id="IMark58842632"/><text:alphabetical-index-mark-start text:id="IMark71731960"/><text:alphabetical-index-mark-start text:id="IMark62794904"/><text:alphabetical-index-mark-start text:id="IMark67385768"/><text:alphabetical-index-mark-start text:id="IMark66711048"/><text:alphabetical-index-mark-start text:id="IMark68992184"/><text:alphabetical-index-mark-start text:id="IMark65614552"/><text:alphabetical-index-mark-start text:id="IMark68132280"/><text:alphabetical-index-mark-start text:id="IMark64584504"/><text:alphabetical-index-mark-start text:id="IMark68858696"/>result<text:alphabetical-index-mark-end text:id="IMark68858696"/><text:alphabetical-index-mark-end text:id="IMark64584504"/><text:alphabetical-index-mark-end text:id="IMark68132280"/><text:alphabetical-index-mark-end text:id="IMark65614552"/><text:alphabetical-index-mark-end text:id="IMark68992184"/><text:alphabetical-index-mark-end text:id="IMark66711048"/><text:alphabetical-index-mark-end text:id="IMark67385768"/><text:alphabetical-index-mark-end text:id="IMark62794904"/><text:alphabetical-index-mark-end text:id="IMark71731960"/><text:alphabetical-index-mark-end text:id="IMark58842632"/><text:alphabetical-index-mark-end text:id="IMark64384536"/><text:alphabetical-index-mark-end text:id="IMark38766712"/>s<text:alphabetical-index-mark-end text:id="IMark64706680"/><text:alphabetical-index-mark-end text:id="IMark71547992"/><text:alphabetical-index-mark-end text:id="IMark65261816"/><text:alphabetical-index-mark-end text:id="IMark68628232"/><text:alphabetical-index-mark-end text:id="IMark61472360"/><text:alphabetical-index-mark-end text:id="IMark39840120"/><text:alphabetical-index-mark-end text:id="IMark65470392"/><text:alphabetical-index-mark-end text:id="IMark68382264"/><text:alphabetical-index-mark-end text:id="IMark71581208"/><text:alphabetical-index-mark-end text:id="IMark68368984"/><text:alphabetical-index-mark-end text:id="IMark63608104"/><text:alphabetical-index-mark-end text:id="IMark65376904"/> are written as a continuous <text:alphabetical-index-mark-start text:id="IMark73226792"/><text:alphabetical-index-mark-start text:id="IMark71241976"/><text:alphabetical-index-mark-start text:id="IMark73268904"/><text:alphabetical-index-mark-start text:id="IMark65124760"/><text:alphabetical-index-mark-start text:id="IMark68130360"/><text:alphabetical-index-mark-start text:id="IMark64587384"/><text:alphabetical-index-mark-start text:id="IMark58788664"/><text:alphabetical-index-mark-start text:id="IMark64793944"/><text:alphabetical-index-mark-start text:id="IMark71642872"/><text:alphabetical-index-mark-start text:id="IMark58903464"/><text:alphabetical-index-mark-start text:id="IMark60270856"/><text:alphabetical-index-mark-start text:id="IMark64585464"/>string<text:alphabetical-index-mark-end text:id="IMark64585464"/><text:alphabetical-index-mark-end text:id="IMark60270856"/><text:alphabetical-index-mark-end text:id="IMark58903464"/><text:alphabetical-index-mark-end text:id="IMark71642872"/><text:alphabetical-index-mark-end text:id="IMark64793944"/><text:alphabetical-index-mark-end text:id="IMark58788664"/><text:alphabetical-index-mark-end text:id="IMark64587384"/><text:alphabetical-index-mark-end text:id="IMark68130360"/><text:alphabetical-index-mark-end text:id="IMark65124760"/><text:alphabetical-index-mark-end text:id="IMark73268904"/><text:alphabetical-index-mark-end text:id="IMark71241976"/><text:alphabetical-index-mark-end text:id="IMark73226792"/> to <text:alphabetical-index-mark-start text:id="IMark68341400"/><text:alphabetical-index-mark-start text:id="IMark64675064"/><text:alphabetical-index-mark-start text:id="IMark61585448"/><text:alphabetical-index-mark-start text:id="IMark63076088"/><text:alphabetical-index-mark-start text:id="IMark61138520"/><text:alphabetical-index-mark-start text:id="IMark61249560"/><text:alphabetical-index-mark-start text:id="IMark68450968"/><text:alphabetical-index-mark-start text:id="IMark68392920"/><text:alphabetical-index-mark-start text:id="IMark68133240"/><text:alphabetical-index-mark-start text:id="IMark33279960"/><text:alphabetical-index-mark-start text:id="IMark62567928"/><text:alphabetical-index-mark-start text:id="IMark65821992"/><text:alphabetical-index-mark-start text:id="IMark67669080"/><text:alphabetical-index-mark-start text:id="IMark62860904"/><text:alphabetical-index-mark-start text:id="IMark71897512"/><text:alphabetical-index-mark-start text:id="IMark67740040"/><text:alphabetical-index-mark-start text:id="IMark65653416"/><text:alphabetical-index-mark-start text:id="IMark69039560"/><text:alphabetical-index-mark-start text:id="IMark54886072"/><text:alphabetical-index-mark-start text:id="IMark66343928"/><text:alphabetical-index-mark-start text:id="IMark67524664"/><text:alphabetical-index-mark-start text:id="IMark67735592"/><text:alphabetical-index-mark-start text:id="IMark61167448"/><text:alphabetical-index-mark-start text:id="IMark71943208"/><text:span text:style-name="T23">sql</text:span><text:alphabetical-index-mark-end text:id="IMark71943208"/><text:alphabetical-index-mark-end text:id="IMark61167448"/><text:alphabetical-index-mark-end text:id="IMark67735592"/><text:alphabetical-index-mark-end text:id="IMark67524664"/><text:alphabetical-index-mark-end text:id="IMark66343928"/><text:alphabetical-index-mark-end text:id="IMark54886072"/><text:alphabetical-index-mark-end text:id="IMark69039560"/><text:alphabetical-index-mark-end text:id="IMark65653416"/><text:alphabetical-index-mark-end text:id="IMark67740040"/><text:alphabetical-index-mark-end text:id="IMark71897512"/><text:alphabetical-index-mark-end text:id="IMark62860904"/><text:alphabetical-index-mark-end text:id="IMark67669080"/><text:alphabetical-index-mark-end text:id="IMark65821992"/><text:alphabetical-index-mark-end text:id="IMark62567928"/><text:alphabetical-index-mark-end text:id="IMark33279960"/><text:alphabetical-index-mark-end text:id="IMark68133240"/><text:alphabetical-index-mark-end text:id="IMark68392920"/><text:alphabetical-index-mark-end text:id="IMark68450968"/><text:alphabetical-index-mark-end text:id="IMark61249560"/><text:alphabetical-index-mark-end text:id="IMark61138520"/><text:alphabetical-index-mark-end text:id="IMark63076088"/><text:alphabetical-index-mark-end text:id="IMark61585448"/><text:alphabetical-index-mark-end text:id="IMark64675064"/><text:alphabetical-index-mark-end text:id="IMark68341400"/><text:span text:style-name="T23">p_</text:span><text:alphabetical-index-mark-start text:id="IMark62569160"/><text:alphabetical-index-mark-start text:id="IMark68875352"/><text:alphabetical-index-mark-start text:id="IMark68872472"/><text:alphabetical-index-mark-start text:id="IMark58923976"/><text:alphabetical-index-mark-start text:id="IMark67142280"/><text:alphabetical-index-mark-start text:id="IMark64796248"/><text:alphabetical-index-mark-start text:id="IMark62340840"/><text:alphabetical-index-mark-start text:id="IMark65525048"/><text:alphabetical-index-mark-start text:id="IMark54574696"/><text:alphabetical-index-mark-start text:id="IMark71744232"/><text:alphabetical-index-mark-start text:id="IMark58841672"/><text:alphabetical-index-mark-start text:id="IMark62456568"/><text:alphabetical-index-mark-start text:id="IMark68337128"/><text:alphabetical-index-mark-start text:id="IMark71271272"/><text:alphabetical-index-mark-start text:id="IMark62915224"/><text:alphabetical-index-mark-start text:id="IMark65471352"/><text:alphabetical-index-mark-start text:id="IMark58827352"/><text:alphabetical-index-mark-start text:id="IMark68168424"/><text:alphabetical-index-mark-start text:id="IMark63998040"/><text:alphabetical-index-mark-start text:id="IMark73276872"/><text:alphabetical-index-mark-start text:id="IMark60514504"/><text:alphabetical-index-mark-start text:id="IMark67712568"/><text:alphabetical-index-mark-start text:id="IMark71679560"/><text:alphabetical-index-mark-start text:id="IMark71481880"/><text:span text:style-name="T23">result</text:span><text:alphabetical-index-mark-end text:id="IMark71481880"/><text:alphabetical-index-mark-end text:id="IMark71679560"/><text:alphabetical-index-mark-end text:id="IMark67712568"/><text:alphabetical-index-mark-end text:id="IMark60514504"/><text:alphabetical-index-mark-end text:id="IMark73276872"/><text:alphabetical-index-mark-end text:id="IMark63998040"/><text:alphabetical-index-mark-end text:id="IMark68168424"/><text:alphabetical-index-mark-end text:id="IMark58827352"/><text:alphabetical-index-mark-end text:id="IMark65471352"/><text:alphabetical-index-mark-end text:id="IMark62915224"/><text:alphabetical-index-mark-end text:id="IMark71271272"/><text:alphabetical-index-mark-end text:id="IMark68337128"/><text:span text:style-name="T23">s</text:span><text:alphabetical-index-mark-end text:id="IMark62456568"/><text:alphabetical-index-mark-end text:id="IMark58841672"/><text:alphabetical-index-mark-end text:id="IMark71744232"/><text:alphabetical-index-mark-end text:id="IMark54574696"/><text:alphabetical-index-mark-end text:id="IMark65525048"/><text:alphabetical-index-mark-end text:id="IMark62340840"/><text:alphabetical-index-mark-end text:id="IMark64796248"/><text:alphabetical-index-mark-end text:id="IMark67142280"/><text:alphabetical-index-mark-end text:id="IMark58923976"/><text:alphabetical-index-mark-end text:id="IMark68872472"/><text:alphabetical-index-mark-end text:id="IMark68875352"/><text:alphabetical-index-mark-end text:id="IMark62569160"/><text:alphabetical-index-mark-start text:id="IMark64864744"/><text:alphabetical-index-mark-start text:id="IMark62054472"/><text:alphabetical-index-mark-start text:id="IMark62469560"/><text:alphabetical-index-mark-start text:id="IMark62570392"/><text:alphabetical-index-mark-start text:id="IMark71613720"/><text:alphabetical-index-mark-start text:id="IMark62204072"/><text:alphabetical-index-mark-start text:id="IMark62232936"/><text:alphabetical-index-mark-start text:id="IMark69042024"/><text:alphabetical-index-mark-start text:id="IMark71898472"/><text:alphabetical-index-mark-start text:id="IMark58869096"/><text:alphabetical-index-mark-start text:id="IMark71899432"/><text:alphabetical-index-mark-start text:id="IMark58315704"/><text:span text:style-name="T23">.txt</text:span><text:alphabetical-index-mark-end text:id="IMark58315704"/><text:alphabetical-index-mark-end text:id="IMark71899432"/><text:alphabetical-index-mark-end text:id="IMark58869096"/><text:alphabetical-index-mark-end text:id="IMark71898472"/><text:alphabetical-index-mark-end text:id="IMark69042024"/><text:alphabetical-index-mark-end text:id="IMark62232936"/><text:alphabetical-index-mark-end text:id="IMark62204072"/><text:alphabetical-index-mark-end text:id="IMark71613720"/><text:alphabetical-index-mark-end text:id="IMark62570392"/><text:alphabetical-index-mark-end text:id="IMark62469560"/><text:alphabetical-index-mark-end text:id="IMark62054472"/><text:alphabetical-index-mark-end text:id="IMark64864744"/>. Data fields are separated with a "|" <text:alphabetical-index-mark-start text:id="IMark39716568"/><text:alphabetical-index-mark-start text:id="IMark73267288"/><text:alphabetical-index-mark-start text:id="IMark65263736"/><text:alphabetical-index-mark-start text:id="IMark68370312"/><text:alphabetical-index-mark-start text:id="IMark73159832"/><text:alphabetical-index-mark-start text:id="IMark68874392"/><text:alphabetical-index-mark-start text:id="IMark64794904"/><text:alphabetical-index-mark-start text:id="IMark59247224"/><text:alphabetical-index-mark-start text:id="IMark67525624"/><text:alphabetical-index-mark-start text:id="IMark65378232"/><text:alphabetical-index-mark-start text:id="IMark68531944"/><text:alphabetical-index-mark-start text:id="IMark59215448"/>character<text:alphabetical-index-mark-end text:id="IMark59215448"/><text:alphabetical-index-mark-end text:id="IMark68531944"/><text:alphabetical-index-mark-end text:id="IMark65378232"/><text:alphabetical-index-mark-end text:id="IMark67525624"/><text:alphabetical-index-mark-end text:id="IMark59247224"/><text:alphabetical-index-mark-end text:id="IMark64794904"/><text:alphabetical-index-mark-end text:id="IMark68874392"/><text:alphabetical-index-mark-end text:id="IMark73159832"/><text:alphabetical-index-mark-end text:id="IMark68370312"/><text:alphabetical-index-mark-end text:id="IMark65263736"/><text:alphabetical-index-mark-end text:id="IMark73267288"/><text:alphabetical-index-mark-end text:id="IMark39716568"/>. <text:span text:style-name="T53">At the end of the </text:span><text:alphabetical-index-mark-start text:id="IMark64792984"/><text:alphabetical-index-mark-start text:id="IMark59159384"/><text:alphabetical-index-mark-start text:id="IMark39899064"/><text:alphabetical-index-mark-start text:id="IMark68388936"/><text:alphabetical-index-mark-start text:id="IMark68871512"/><text:alphabetical-index-mark-start text:id="IMark64817112"/><text:alphabetical-index-mark-start text:id="IMark68869592"/><text:alphabetical-index-mark-start text:id="IMark64904072"/><text:alphabetical-index-mark-start text:id="IMark66841768"/><text:span text:style-name="T53">query</text:span><text:alphabetical-index-mark-end text:id="IMark66841768"/><text:alphabetical-index-mark-end text:id="IMark64904072"/><text:alphabetical-index-mark-end text:id="IMark68869592"/><text:alphabetical-index-mark-end text:id="IMark64817112"/><text:alphabetical-index-mark-end text:id="IMark68871512"/><text:alphabetical-index-mark-end text:id="IMark68388936"/><text:alphabetical-index-mark-end text:id="IMark39899064"/><text:alphabetical-index-mark-end text:id="IMark59159384"/><text:alphabetical-index-mark-end text:id="IMark64792984"/><text:span text:style-name="T53"> </text:span><text:alphabetical-index-mark-start text:id="IMark64795864"/><text:alphabetical-index-mark-start text:id="IMark65122104"/><text:alphabetical-index-mark-start text:id="IMark68971704"/><text:alphabetical-index-mark-start text:id="IMark60713016"/><text:alphabetical-index-mark-start text:id="IMark63397000"/><text:alphabetical-index-mark-start text:id="IMark39900024"/><text:alphabetical-index-mark-start text:id="IMark38765752"/><text:alphabetical-index-mark-start text:id="IMark73222808"/><text:alphabetical-index-mark-start text:id="IMark68873432"/><text:alphabetical-index-mark-start text:id="IMark68163368"/><text:alphabetical-index-mark-start text:id="IMark65883000"/><text:alphabetical-index-mark-start text:id="IMark65264696"/><text:alphabetical-index-mark-start text:id="IMark38764792"/><text:alphabetical-index-mark-start text:id="IMark68866184"/><text:alphabetical-index-mark-start text:id="IMark68868632"/><text:alphabetical-index-mark-start text:id="IMark71547032"/><text:alphabetical-index-mark-start text:id="IMark66191256"/><text:alphabetical-index-mark-start text:id="IMark58314088"/><text:span text:style-name="T53">result</text:span><text:alphabetical-index-mark-end text:id="IMark58314088"/><text:alphabetical-index-mark-end text:id="IMark66191256"/><text:alphabetical-index-mark-end text:id="IMark71547032"/><text:alphabetical-index-mark-end text:id="IMark68868632"/><text:alphabetical-index-mark-end text:id="IMark68866184"/><text:alphabetical-index-mark-end text:id="IMark38764792"/><text:alphabetical-index-mark-end text:id="IMark65264696"/><text:alphabetical-index-mark-end text:id="IMark65883000"/><text:alphabetical-index-mark-end text:id="IMark68163368"/><text:span text:style-name="T53">s</text:span><text:alphabetical-index-mark-end text:id="IMark68873432"/><text:alphabetical-index-mark-end text:id="IMark73222808"/><text:alphabetical-index-mark-end text:id="IMark38765752"/><text:alphabetical-index-mark-end text:id="IMark39900024"/><text:alphabetical-index-mark-end text:id="IMark63397000"/><text:alphabetical-index-mark-end text:id="IMark60713016"/><text:alphabetical-index-mark-end text:id="IMark68971704"/><text:alphabetical-index-mark-end text:id="IMark65122104"/><text:alphabetical-index-mark-end text:id="IMark64795864"/><text:span text:style-name="T53"> you will find </text:span><text:span text:style-name="T30">“|EOQ|”</text:span><text:span text:style-name="T53"> for </text:span><text:span text:style-name="T50">“End Of </text:span><text:alphabetical-index-mark-start text:id="IMark68870552"/><text:alphabetical-index-mark-start text:id="IMark63406824"/><text:alphabetical-index-mark-start text:id="IMark60712632"/><text:alphabetical-index-mark-start text:id="IMark68432136"/><text:alphabetical-index-mark-start text:id="IMark71243896"/><text:alphabetical-index-mark-start text:id="IMark60519016"/><text:alphabetical-index-mark-start text:id="IMark39901944"/><text:alphabetical-index-mark-start text:id="IMark65260856"/><text:alphabetical-index-mark-start text:id="IMark66246344"/><text:span text:style-name="T50">Query</text:span><text:alphabetical-index-mark-end text:id="IMark66246344"/><text:alphabetical-index-mark-end text:id="IMark65260856"/><text:alphabetical-index-mark-end text:id="IMark39901944"/><text:alphabetical-index-mark-end text:id="IMark60519016"/><text:alphabetical-index-mark-end text:id="IMark71243896"/><text:alphabetical-index-mark-end text:id="IMark68432136"/><text:alphabetical-index-mark-end text:id="IMark60712632"/><text:alphabetical-index-mark-end text:id="IMark63406824"/><text:alphabetical-index-mark-end text:id="IMark68870552"/><text:span text:style-name="T50">”</text:span><text:span text:style-name="T53">, meaning that one </text:span><text:alphabetical-index-mark-start text:id="IMark59222280"/><text:alphabetical-index-mark-start text:id="IMark54033032"/><text:alphabetical-index-mark-start text:id="IMark60896136"/><text:alphabetical-index-mark-start text:id="IMark65384328"/><text:alphabetical-index-mark-start text:id="IMark62670056"/><text:alphabetical-index-mark-start text:id="IMark67383848"/><text:alphabetical-index-mark-start text:id="IMark58755384"/><text:alphabetical-index-mark-start text:id="IMark38763832"/><text:alphabetical-index-mark-start text:id="IMark71309368"/><text:span text:style-name="T53">query</text:span><text:alphabetical-index-mark-end text:id="IMark71309368"/><text:alphabetical-index-mark-end text:id="IMark38763832"/><text:alphabetical-index-mark-end text:id="IMark58755384"/><text:alphabetical-index-mark-end text:id="IMark67383848"/><text:alphabetical-index-mark-end text:id="IMark62670056"/><text:alphabetical-index-mark-end text:id="IMark65384328"/><text:alphabetical-index-mark-end text:id="IMark60896136"/><text:alphabetical-index-mark-end text:id="IMark54033032"/><text:alphabetical-index-mark-end text:id="IMark59222280"/><text:span text:style-name="T53"> – for example, a </text:span><text:alphabetical-index-mark-start text:id="IMark53984840"/><text:alphabetical-index-mark-start text:id="IMark64224280"/><text:alphabetical-index-mark-start text:id="IMark63713384"/><text:alphabetical-index-mark-start text:id="IMark73110760"/><text:alphabetical-index-mark-start text:id="IMark66088008"/><text:alphabetical-index-mark-start text:id="IMark71296984"/><text:alphabetical-index-mark-start text:id="IMark65481016"/><text:alphabetical-index-mark-start text:id="IMark62056728"/><text:alphabetical-index-mark-start text:id="IMark68047656"/><text:span text:style-name="T53">SELECT</text:span><text:alphabetical-index-mark-end text:id="IMark68047656"/><text:alphabetical-index-mark-end text:id="IMark62056728"/><text:alphabetical-index-mark-end text:id="IMark65481016"/><text:alphabetical-index-mark-end text:id="IMark71296984"/><text:alphabetical-index-mark-end text:id="IMark66088008"/><text:alphabetical-index-mark-end text:id="IMark73110760"/><text:alphabetical-index-mark-end text:id="IMark63713384"/><text:alphabetical-index-mark-end text:id="IMark64224280"/><text:alphabetical-index-mark-end text:id="IMark53984840"/><text:span text:style-name="T53"> – produced a </text:span><text:alphabetical-index-mark-start text:id="IMark54079880"/><text:alphabetical-index-mark-start text:id="IMark71593896"/><text:alphabetical-index-mark-start text:id="IMark63284456"/><text:alphabetical-index-mark-start text:id="IMark63599000"/><text:alphabetical-index-mark-start text:id="IMark67728776"/><text:alphabetical-index-mark-start text:id="IMark65262776"/><text:alphabetical-index-mark-start text:id="IMark64586424"/><text:alphabetical-index-mark-start text:id="IMark65058072"/><text:alphabetical-index-mark-start text:id="IMark58840712"/><text:span text:style-name="T53">listing</text:span><text:alphabetical-index-mark-end text:id="IMark58840712"/><text:alphabetical-index-mark-end text:id="IMark65058072"/><text:alphabetical-index-mark-end text:id="IMark64586424"/><text:alphabetical-index-mark-end text:id="IMark65262776"/><text:alphabetical-index-mark-end text:id="IMark67728776"/><text:alphabetical-index-mark-end text:id="IMark63599000"/><text:alphabetical-index-mark-end text:id="IMark63284456"/><text:alphabetical-index-mark-end text:id="IMark71593896"/><text:alphabetical-index-mark-end text:id="IMark54079880"/><text:span text:style-name="T53"> that reaches op to that point.</text:span></text:p>
      <text:p text:style-name="P31"/>
      <text:p text:style-name="P31"><text:span text:style-name="T53">This is useful whenever you run </text:span><text:alphabetical-index-mark-start text:id="IMark71581208"/><text:alphabetical-index-mark-start text:id="IMark68382264"/><text:alphabetical-index-mark-start text:id="IMark65470392"/><text:alphabetical-index-mark-start text:id="IMark39840120"/><text:alphabetical-index-mark-start text:id="IMark61472360"/><text:alphabetical-index-mark-start text:id="IMark68628232"/><text:alphabetical-index-mark-start text:id="IMark65261816"/><text:alphabetical-index-mark-start text:id="IMark71547992"/><text:alphabetical-index-mark-start text:id="IMark64706680"/><text:span text:style-name="T53">multiple</text:span><text:alphabetical-index-mark-end text:id="IMark64706680"/><text:alphabetical-index-mark-end text:id="IMark71547992"/><text:alphabetical-index-mark-end text:id="IMark65261816"/><text:alphabetical-index-mark-end text:id="IMark68628232"/><text:alphabetical-index-mark-end text:id="IMark61472360"/><text:alphabetical-index-mark-end text:id="IMark39840120"/><text:alphabetical-index-mark-end text:id="IMark65470392"/><text:alphabetical-index-mark-end text:id="IMark68382264"/><text:alphabetical-index-mark-end text:id="IMark71581208"/><text:span text:style-name="T53"> </text:span><text:alphabetical-index-mark-start text:id="IMark38766712"/><text:alphabetical-index-mark-start text:id="IMark64384536"/><text:alphabetical-index-mark-start text:id="IMark58842632"/><text:alphabetical-index-mark-start text:id="IMark71731960"/><text:alphabetical-index-mark-start text:id="IMark62794904"/><text:alphabetical-index-mark-start text:id="IMark67385768"/><text:alphabetical-index-mark-start text:id="IMark66711048"/><text:alphabetical-index-mark-start text:id="IMark68992184"/><text:alphabetical-index-mark-start text:id="IMark65614552"/><text:span text:style-name="T53">queries</text:span><text:alphabetical-index-mark-end text:id="IMark65614552"/><text:alphabetical-index-mark-end text:id="IMark68992184"/><text:alphabetical-index-mark-end text:id="IMark66711048"/><text:alphabetical-index-mark-end text:id="IMark67385768"/><text:alphabetical-index-mark-end text:id="IMark62794904"/><text:alphabetical-index-mark-end text:id="IMark71731960"/><text:alphabetical-index-mark-end text:id="IMark58842632"/><text:alphabetical-index-mark-end text:id="IMark64384536"/><text:alphabetical-index-mark-end text:id="IMark38766712"/><text:span text:style-name="T53"> that produce </text:span><text:alphabetical-index-mark-start text:id="IMark68132280"/><text:alphabetical-index-mark-start text:id="IMark64584504"/><text:alphabetical-index-mark-start text:id="IMark68858696"/><text:alphabetical-index-mark-start text:id="IMark54539016"/><text:alphabetical-index-mark-start text:id="IMark61534232"/><text:alphabetical-index-mark-start text:id="IMark71546072"/><text:alphabetical-index-mark-start text:id="IMark68345384"/><text:alphabetical-index-mark-start text:id="IMark71981096"/><text:alphabetical-index-mark-start text:id="IMark39900984"/><text:alphabetical-index-mark-start text:id="IMark73278200"/><text:alphabetical-index-mark-start text:id="IMark54226520"/><text:alphabetical-index-mark-start text:id="IMark63277352"/><text:alphabetical-index-mark-start text:id="IMark75006040"/><text:alphabetical-index-mark-start text:id="IMark73279528"/><text:alphabetical-index-mark-start text:id="IMark61586584"/><text:alphabetical-index-mark-start text:id="IMark71730728"/><text:alphabetical-index-mark-start text:id="IMark68341400"/><text:alphabetical-index-mark-start text:id="IMark64675064"/><text:span text:style-name="T53">result</text:span><text:alphabetical-index-mark-end text:id="IMark64675064"/><text:alphabetical-index-mark-end text:id="IMark68341400"/><text:alphabetical-index-mark-end text:id="IMark71730728"/><text:alphabetical-index-mark-end text:id="IMark61586584"/><text:alphabetical-index-mark-end text:id="IMark73279528"/><text:alphabetical-index-mark-end text:id="IMark75006040"/><text:alphabetical-index-mark-end text:id="IMark63277352"/><text:alphabetical-index-mark-end text:id="IMark54226520"/><text:alphabetical-index-mark-end text:id="IMark73278200"/><text:span text:style-name="T53">s</text:span><text:alphabetical-index-mark-end text:id="IMark39900984"/><text:alphabetical-index-mark-end text:id="IMark71981096"/><text:alphabetical-index-mark-end text:id="IMark68345384"/><text:alphabetical-index-mark-end text:id="IMark71546072"/><text:alphabetical-index-mark-end text:id="IMark61534232"/><text:alphabetical-index-mark-end text:id="IMark54539016"/><text:alphabetical-index-mark-end text:id="IMark68858696"/><text:alphabetical-index-mark-end text:id="IMark64584504"/><text:alphabetical-index-mark-end text:id="IMark68132280"/><text:span text:style-name="T53">. With </text:span><text:span text:style-name="T30">“|EOQ|”</text:span><text:span text:style-name="T53"> you could </text:span><text:alphabetical-index-mark-start text:id="IMark61585448"/><text:alphabetical-index-mark-start text:id="IMark63076088"/><text:alphabetical-index-mark-start text:id="IMark61138520"/><text:alphabetical-index-mark-start text:id="IMark61249560"/><text:alphabetical-index-mark-start text:id="IMark68450968"/><text:alphabetical-index-mark-start text:id="IMark68392920"/><text:alphabetical-index-mark-start text:id="IMark68133240"/><text:alphabetical-index-mark-start text:id="IMark33279960"/><text:alphabetical-index-mark-start text:id="IMark62567928"/><text:span text:style-name="T53">parse</text:span><text:alphabetical-index-mark-end text:id="IMark62567928"/><text:alphabetical-index-mark-end text:id="IMark33279960"/><text:alphabetical-index-mark-end text:id="IMark68133240"/><text:alphabetical-index-mark-end text:id="IMark68392920"/><text:alphabetical-index-mark-end text:id="IMark68450968"/><text:alphabetical-index-mark-end text:id="IMark61249560"/><text:alphabetical-index-mark-end text:id="IMark61138520"/><text:alphabetical-index-mark-end text:id="IMark63076088"/><text:alphabetical-index-mark-end text:id="IMark61585448"/><text:span text:style-name="T53"> </text:span><text:alphabetical-index-mark-start text:id="IMark65821992"/><text:alphabetical-index-mark-start text:id="IMark67669080"/><text:alphabetical-index-mark-start text:id="IMark62860904"/><text:alphabetical-index-mark-start text:id="IMark71897512"/><text:alphabetical-index-mark-start text:id="IMark67740040"/><text:alphabetical-index-mark-start text:id="IMark65653416"/><text:alphabetical-index-mark-start text:id="IMark69039560"/><text:alphabetical-index-mark-start text:id="IMark54886072"/><text:alphabetical-index-mark-start text:id="IMark66343928"/><text:alphabetical-index-mark-start text:id="IMark67524664"/><text:alphabetical-index-mark-start text:id="IMark67735592"/><text:alphabetical-index-mark-start text:id="IMark61167448"/><text:alphabetical-index-mark-start text:id="IMark71943208"/><text:alphabetical-index-mark-start text:id="IMark73588344"/><text:alphabetical-index-mark-start text:id="IMark69040792"/><text:alphabetical-index-mark-start text:id="IMark68337128"/><text:alphabetical-index-mark-start text:id="IMark71271272"/><text:alphabetical-index-mark-start text:id="IMark62915224"/><text:span text:style-name="T30">sql</text:span><text:alphabetical-index-mark-end text:id="IMark62915224"/><text:alphabetical-index-mark-end text:id="IMark71271272"/><text:alphabetical-index-mark-end text:id="IMark68337128"/><text:alphabetical-index-mark-end text:id="IMark69040792"/><text:alphabetical-index-mark-end text:id="IMark73588344"/><text:alphabetical-index-mark-end text:id="IMark71943208"/><text:alphabetical-index-mark-end text:id="IMark61167448"/><text:alphabetical-index-mark-end text:id="IMark67735592"/><text:alphabetical-index-mark-end text:id="IMark67524664"/><text:alphabetical-index-mark-end text:id="IMark66343928"/><text:alphabetical-index-mark-end text:id="IMark54886072"/><text:alphabetical-index-mark-end text:id="IMark69039560"/><text:alphabetical-index-mark-end text:id="IMark65653416"/><text:alphabetical-index-mark-end text:id="IMark67740040"/><text:alphabetical-index-mark-end text:id="IMark71897512"/><text:alphabetical-index-mark-end text:id="IMark62860904"/><text:alphabetical-index-mark-end text:id="IMark67669080"/><text:alphabetical-index-mark-end text:id="IMark65821992"/><text:span text:style-name="T30">_</text:span><text:alphabetical-index-mark-start text:id="IMark65471352"/><text:alphabetical-index-mark-start text:id="IMark58827352"/><text:alphabetical-index-mark-start text:id="IMark68168424"/><text:alphabetical-index-mark-start text:id="IMark63998040"/><text:alphabetical-index-mark-start text:id="IMark73276872"/><text:alphabetical-index-mark-start text:id="IMark60514504"/><text:alphabetical-index-mark-start text:id="IMark67712568"/><text:alphabetical-index-mark-start text:id="IMark71679560"/><text:alphabetical-index-mark-start text:id="IMark71481880"/><text:span text:style-name="T30">query</text:span><text:alphabetical-index-mark-end text:id="IMark71481880"/><text:alphabetical-index-mark-end text:id="IMark71679560"/><text:alphabetical-index-mark-end text:id="IMark67712568"/><text:alphabetical-index-mark-end text:id="IMark60514504"/><text:alphabetical-index-mark-end text:id="IMark73276872"/><text:alphabetical-index-mark-end text:id="IMark63998040"/><text:alphabetical-index-mark-end text:id="IMark68168424"/><text:alphabetical-index-mark-end text:id="IMark58827352"/><text:alphabetical-index-mark-end text:id="IMark65471352"/><text:span text:style-name="T30">_</text:span><text:alphabetical-index-mark-start text:id="IMark73226792"/><text:alphabetical-index-mark-start text:id="IMark62569160"/><text:alphabetical-index-mark-start text:id="IMark68875352"/><text:alphabetical-index-mark-start text:id="IMark68872472"/><text:alphabetical-index-mark-start text:id="IMark58923976"/><text:alphabetical-index-mark-start text:id="IMark67142280"/><text:alphabetical-index-mark-start text:id="IMark64796248"/><text:alphabetical-index-mark-start text:id="IMark62340840"/><text:alphabetical-index-mark-start text:id="IMark65525048"/><text:alphabetical-index-mark-start text:id="IMark54574696"/><text:alphabetical-index-mark-start text:id="IMark71744232"/><text:alphabetical-index-mark-start text:id="IMark58841672"/><text:alphabetical-index-mark-start text:id="IMark62456568"/><text:alphabetical-index-mark-start text:id="IMark71241976"/><text:alphabetical-index-mark-start text:id="IMark39716568"/><text:alphabetical-index-mark-start text:id="IMark73267288"/><text:alphabetical-index-mark-start text:id="IMark65263736"/><text:alphabetical-index-mark-start text:id="IMark68370312"/><text:span text:style-name="T30">result</text:span><text:alphabetical-index-mark-end text:id="IMark68370312"/><text:alphabetical-index-mark-end text:id="IMark65263736"/><text:alphabetical-index-mark-end text:id="IMark73267288"/><text:alphabetical-index-mark-end text:id="IMark39716568"/><text:alphabetical-index-mark-end text:id="IMark71241976"/><text:alphabetical-index-mark-end text:id="IMark62456568"/><text:alphabetical-index-mark-end text:id="IMark58841672"/><text:alphabetical-index-mark-end text:id="IMark71744232"/><text:alphabetical-index-mark-end text:id="IMark54574696"/><text:span text:style-name="T30">s</text:span><text:alphabetical-index-mark-end text:id="IMark65525048"/><text:alphabetical-index-mark-end text:id="IMark62340840"/><text:alphabetical-index-mark-end text:id="IMark64796248"/><text:alphabetical-index-mark-end text:id="IMark67142280"/><text:alphabetical-index-mark-end text:id="IMark58923976"/><text:alphabetical-index-mark-end text:id="IMark68872472"/><text:alphabetical-index-mark-end text:id="IMark68875352"/><text:alphabetical-index-mark-end text:id="IMark62569160"/><text:alphabetical-index-mark-end text:id="IMark73226792"/><text:alphabetical-index-mark-start text:id="IMark73159832"/><text:alphabetical-index-mark-start text:id="IMark68874392"/><text:alphabetical-index-mark-start text:id="IMark64794904"/><text:alphabetical-index-mark-start text:id="IMark59247224"/><text:alphabetical-index-mark-start text:id="IMark67525624"/><text:alphabetical-index-mark-start text:id="IMark65378232"/><text:alphabetical-index-mark-start text:id="IMark68531944"/><text:alphabetical-index-mark-start text:id="IMark59215448"/><text:alphabetical-index-mark-start text:id="IMark64864744"/><text:span text:style-name="T30">.txt</text:span><text:alphabetical-index-mark-end text:id="IMark64864744"/><text:alphabetical-index-mark-end text:id="IMark59215448"/><text:alphabetical-index-mark-end text:id="IMark68531944"/><text:alphabetical-index-mark-end text:id="IMark65378232"/><text:alphabetical-index-mark-end text:id="IMark67525624"/><text:alphabetical-index-mark-end text:id="IMark59247224"/><text:alphabetical-index-mark-end text:id="IMark64794904"/><text:alphabetical-index-mark-end text:id="IMark68874392"/><text:alphabetical-index-mark-end text:id="IMark73159832"/><text:span text:style-name="T53"> in a more easy way to separate the </text:span><text:alphabetical-index-mark-start text:id="IMark62054472"/><text:alphabetical-index-mark-start text:id="IMark62469560"/><text:alphabetical-index-mark-start text:id="IMark62570392"/><text:alphabetical-index-mark-start text:id="IMark71613720"/><text:alphabetical-index-mark-start text:id="IMark62204072"/><text:alphabetical-index-mark-start text:id="IMark62232936"/><text:alphabetical-index-mark-start text:id="IMark69042024"/><text:alphabetical-index-mark-start text:id="IMark71898472"/><text:alphabetical-index-mark-start text:id="IMark58869096"/><text:alphabetical-index-mark-start text:id="IMark71899432"/><text:alphabetical-index-mark-start text:id="IMark58315704"/><text:alphabetical-index-mark-start text:id="IMark73268904"/><text:alphabetical-index-mark-start text:id="IMark65124760"/><text:alphabetical-index-mark-start text:id="IMark64792984"/><text:alphabetical-index-mark-start text:id="IMark59159384"/><text:alphabetical-index-mark-start text:id="IMark39899064"/><text:alphabetical-index-mark-start text:id="IMark68388936"/><text:alphabetical-index-mark-start text:id="IMark68871512"/><text:span text:style-name="T53">result</text:span><text:alphabetical-index-mark-end text:id="IMark68871512"/><text:alphabetical-index-mark-end text:id="IMark68388936"/><text:alphabetical-index-mark-end text:id="IMark39899064"/><text:alphabetical-index-mark-end text:id="IMark59159384"/><text:alphabetical-index-mark-end text:id="IMark64792984"/><text:alphabetical-index-mark-end text:id="IMark65124760"/><text:alphabetical-index-mark-end text:id="IMark73268904"/><text:alphabetical-index-mark-end text:id="IMark58315704"/><text:alphabetical-index-mark-end text:id="IMark71899432"/><text:span text:style-name="T53">s</text:span><text:alphabetical-index-mark-end text:id="IMark58869096"/><text:alphabetical-index-mark-end text:id="IMark71898472"/><text:alphabetical-index-mark-end text:id="IMark69042024"/><text:alphabetical-index-mark-end text:id="IMark62232936"/><text:alphabetical-index-mark-end text:id="IMark62204072"/><text:alphabetical-index-mark-end text:id="IMark71613720"/><text:alphabetical-index-mark-end text:id="IMark62570392"/><text:alphabetical-index-mark-end text:id="IMark62469560"/><text:alphabetical-index-mark-end text:id="IMark62054472"/><text:span text:style-name="T53"> that correspond to one </text:span><text:alphabetical-index-mark-start text:id="IMark64817112"/><text:alphabetical-index-mark-start text:id="IMark68869592"/><text:alphabetical-index-mark-start text:id="IMark64904072"/><text:alphabetical-index-mark-start text:id="IMark66841768"/><text:alphabetical-index-mark-start text:id="IMark68163368"/><text:alphabetical-index-mark-start text:id="IMark65883000"/><text:alphabetical-index-mark-start text:id="IMark65264696"/><text:alphabetical-index-mark-start text:id="IMark38764792"/><text:alphabetical-index-mark-start text:id="IMark68866184"/><text:span text:style-name="T53">query</text:span><text:alphabetical-index-mark-end text:id="IMark68866184"/><text:alphabetical-index-mark-end text:id="IMark38764792"/><text:alphabetical-index-mark-end text:id="IMark65264696"/><text:alphabetical-index-mark-end text:id="IMark65883000"/><text:alphabetical-index-mark-end text:id="IMark68163368"/><text:alphabetical-index-mark-end text:id="IMark66841768"/><text:alphabetical-index-mark-end text:id="IMark64904072"/><text:alphabetical-index-mark-end text:id="IMark68869592"/><text:alphabetical-index-mark-end text:id="IMark64817112"/><text:span text:style-name="T53"> from those from another one.</text:span></text:p>
      <text:p text:style-name="P30"/>
      <text:p text:style-name="P30"><text:span text:style-name="T54">Also, remember to p</text:span>ay attention to the <text:alphabetical-index-mark-start text:id="IMark58788664"/><text:alphabetical-index-mark-start text:id="IMark68870552"/><text:alphabetical-index-mark-start text:id="IMark63406824"/><text:alphabetical-index-mark-start text:id="IMark60712632"/><text:alphabetical-index-mark-start text:id="IMark68432136"/><text:alphabetical-index-mark-start text:id="IMark71243896"/><text:alphabetical-index-mark-start text:id="IMark60519016"/><text:alphabetical-index-mark-start text:id="IMark39901944"/><text:alphabetical-index-mark-start text:id="IMark65260856"/><text:alphabetical-index-mark-start text:id="IMark66246344"/><text:alphabetical-index-mark-start text:id="IMark64793944"/><text:alphabetical-index-mark-start text:id="IMark71642872"/>path<text:alphabetical-index-mark-end text:id="IMark71642872"/><text:alphabetical-index-mark-end text:id="IMark64793944"/><text:alphabetical-index-mark-end text:id="IMark66246344"/><text:alphabetical-index-mark-end text:id="IMark65260856"/><text:alphabetical-index-mark-end text:id="IMark39901944"/><text:alphabetical-index-mark-end text:id="IMark60519016"/><text:alphabetical-index-mark-end text:id="IMark71243896"/><text:alphabetical-index-mark-end text:id="IMark68432136"/><text:alphabetical-index-mark-end text:id="IMark60712632"/><text:alphabetical-index-mark-end text:id="IMark63406824"/><text:alphabetical-index-mark-end text:id="IMark68870552"/><text:alphabetical-index-mark-end text:id="IMark58788664"/> to <text:span text:style-name="T23">[db]</text:span> and <text:span text:style-name="T23">[</text:span><text:alphabetical-index-mark-start text:id="IMark58903464"/><text:alphabetical-index-mark-start text:id="IMark59222280"/><text:alphabetical-index-mark-start text:id="IMark54033032"/><text:alphabetical-index-mark-start text:id="IMark60896136"/><text:alphabetical-index-mark-start text:id="IMark65384328"/><text:alphabetical-index-mark-start text:id="IMark62670056"/><text:alphabetical-index-mark-start text:id="IMark67383848"/><text:alphabetical-index-mark-start text:id="IMark58755384"/><text:alphabetical-index-mark-start text:id="IMark38763832"/><text:alphabetical-index-mark-start text:id="IMark71309368"/><text:alphabetical-index-mark-start text:id="IMark60270856"/><text:alphabetical-index-mark-start text:id="IMark53984840"/><text:span text:style-name="T23">query</text:span><text:alphabetical-index-mark-end text:id="IMark53984840"/><text:alphabetical-index-mark-end text:id="IMark60270856"/><text:alphabetical-index-mark-end text:id="IMark71309368"/><text:alphabetical-index-mark-end text:id="IMark38763832"/><text:alphabetical-index-mark-end text:id="IMark58755384"/><text:alphabetical-index-mark-end text:id="IMark67383848"/><text:alphabetical-index-mark-end text:id="IMark62670056"/><text:alphabetical-index-mark-end text:id="IMark65384328"/><text:alphabetical-index-mark-end text:id="IMark60896136"/><text:alphabetical-index-mark-end text:id="IMark54033032"/><text:alphabetical-index-mark-end text:id="IMark59222280"/><text:alphabetical-index-mark-end text:id="IMark58903464"/><text:span text:style-name="T23">]</text:span> if it is a <text:alphabetical-index-mark-start text:id="IMark64224280"/><text:alphabetical-index-mark-start text:id="IMark63713384"/><text:alphabetical-index-mark-start text:id="IMark73110760"/><text:alphabetical-index-mark-start text:id="IMark66088008"/><text:alphabetical-index-mark-start text:id="IMark71296984"/><text:alphabetical-index-mark-start text:id="IMark65481016"/><text:alphabetical-index-mark-start text:id="IMark62056728"/><text:alphabetical-index-mark-start text:id="IMark68047656"/><text:alphabetical-index-mark-start text:id="IMark54079880"/><text:alphabetical-index-mark-start text:id="IMark71593896"/><text:alphabetical-index-mark-start text:id="IMark63284456"/><text:alphabetical-index-mark-start text:id="IMark63599000"/>.<text:alphabetical-index-mark-start text:id="IMark67728776"/><text:alphabetical-index-mark-start text:id="IMark65262776"/><text:alphabetical-index-mark-start text:id="IMark64586424"/><text:alphabetical-index-mark-start text:id="IMark65058072"/><text:alphabetical-index-mark-start text:id="IMark58840712"/><text:alphabetical-index-mark-start text:id="IMark65376904"/><text:alphabetical-index-mark-start text:id="IMark64585464"/><text:alphabetical-index-mark-start text:id="IMark68368984"/><text:alphabetical-index-mark-start text:id="IMark63608104"/><text:alphabetical-index-mark-start text:id="IMark68868632"/><text:alphabetical-index-mark-start text:id="IMark71547032"/><text:alphabetical-index-mark-start text:id="IMark71581208"/><text:alphabetical-index-mark-start text:id="IMark68382264"/><text:alphabetical-index-mark-start text:id="IMark65470392"/><text:alphabetical-index-mark-start text:id="IMark39840120"/><text:alphabetical-index-mark-start text:id="IMark61472360"/><text:alphabetical-index-mark-start text:id="IMark68628232"/><text:alphabetical-index-mark-start text:id="IMark65261816"/><text:alphabetical-index-mark-start text:id="IMark71547992"/><text:alphabetical-index-mark-start text:id="IMark64706680"/><text:alphabetical-index-mark-start text:id="IMark38766712"/><text:alphabetical-index-mark-start text:id="IMark64384536"/><text:alphabetical-index-mark-start text:id="IMark58842632"/><text:alphabetical-index-mark-start text:id="IMark71731960"/>sql<text:alphabetical-index-mark-end text:id="IMark71731960"/><text:alphabetical-index-mark-end text:id="IMark58842632"/><text:alphabetical-index-mark-end text:id="IMark64384536"/><text:alphabetical-index-mark-end text:id="IMark38766712"/><text:alphabetical-index-mark-end text:id="IMark64706680"/><text:alphabetical-index-mark-end text:id="IMark71547992"/><text:alphabetical-index-mark-end text:id="IMark65261816"/><text:alphabetical-index-mark-end text:id="IMark68628232"/><text:alphabetical-index-mark-end text:id="IMark61472360"/><text:alphabetical-index-mark-end text:id="IMark39840120"/><text:alphabetical-index-mark-end text:id="IMark65470392"/><text:alphabetical-index-mark-end text:id="IMark68382264"/><text:alphabetical-index-mark-end text:id="IMark71581208"/><text:alphabetical-index-mark-end text:id="IMark71547032"/><text:alphabetical-index-mark-end text:id="IMark68868632"/><text:alphabetical-index-mark-end text:id="IMark63608104"/><text:alphabetical-index-mark-end text:id="IMark68368984"/><text:alphabetical-index-mark-end text:id="IMark64585464"/><text:alphabetical-index-mark-end text:id="IMark65376904"/><text:alphabetical-index-mark-end text:id="IMark58840712"/><text:alphabetical-index-mark-end text:id="IMark65058072"/><text:alphabetical-index-mark-end text:id="IMark64586424"/><text:alphabetical-index-mark-end text:id="IMark65262776"/><text:alphabetical-index-mark-end text:id="IMark67728776"/><text:alphabetical-index-mark-end text:id="IMark63599000"/><text:alphabetical-index-mark-end text:id="IMark63284456"/><text:alphabetical-index-mark-end text:id="IMark71593896"/><text:alphabetical-index-mark-end text:id="IMark54079880"/><text:alphabetical-index-mark-end text:id="IMark68047656"/><text:alphabetical-index-mark-end text:id="IMark62056728"/><text:alphabetical-index-mark-end text:id="IMark65481016"/><text:alphabetical-index-mark-end text:id="IMark71296984"/><text:alphabetical-index-mark-end text:id="IMark66088008"/><text:alphabetical-index-mark-end text:id="IMark73110760"/><text:alphabetical-index-mark-end text:id="IMark63713384"/><text:alphabetical-index-mark-end text:id="IMark64224280"/> <text:alphabetical-index-mark-start text:id="IMark62794904"/><text:alphabetical-index-mark-start text:id="IMark67385768"/><text:alphabetical-index-mark-start text:id="IMark66711048"/><text:alphabetical-index-mark-start text:id="IMark68992184"/><text:alphabetical-index-mark-start text:id="IMark65614552"/><text:alphabetical-index-mark-start text:id="IMark73278200"/><text:alphabetical-index-mark-start text:id="IMark54226520"/><text:alphabetical-index-mark-start text:id="IMark63277352"/><text:alphabetical-index-mark-start text:id="IMark75006040"/><text:alphabetical-index-mark-start text:id="IMark73279528"/><text:alphabetical-index-mark-start text:id="IMark61586584"/><text:alphabetical-index-mark-start text:id="IMark71730728"/>file<text:alphabetical-index-mark-end text:id="IMark71730728"/><text:alphabetical-index-mark-end text:id="IMark61586584"/><text:alphabetical-index-mark-end text:id="IMark73279528"/><text:alphabetical-index-mark-end text:id="IMark75006040"/><text:alphabetical-index-mark-end text:id="IMark63277352"/><text:alphabetical-index-mark-end text:id="IMark54226520"/><text:alphabetical-index-mark-end text:id="IMark73278200"/><text:alphabetical-index-mark-end text:id="IMark65614552"/><text:alphabetical-index-mark-end text:id="IMark68992184"/><text:alphabetical-index-mark-end text:id="IMark66711048"/><text:alphabetical-index-mark-end text:id="IMark67385768"/><text:alphabetical-index-mark-end text:id="IMark62794904"/>. If they are not in the same <text:alphabetical-index-mark-start text:id="IMark68341400"/><text:alphabetical-index-mark-start text:id="IMark64675064"/><text:alphabetical-index-mark-start text:id="IMark68132280"/><text:alphabetical-index-mark-start text:id="IMark64584504"/><text:alphabetical-index-mark-start text:id="IMark68858696"/><text:alphabetical-index-mark-start text:id="IMark54539016"/><text:alphabetical-index-mark-start text:id="IMark61534232"/><text:alphabetical-index-mark-start text:id="IMark71546072"/><text:alphabetical-index-mark-start text:id="IMark68345384"/><text:alphabetical-index-mark-start text:id="IMark71981096"/><text:alphabetical-index-mark-start text:id="IMark39900984"/><text:alphabetical-index-mark-start text:id="IMark66191256"/>folder<text:alphabetical-index-mark-end text:id="IMark66191256"/><text:alphabetical-index-mark-end text:id="IMark39900984"/><text:alphabetical-index-mark-end text:id="IMark71981096"/><text:alphabetical-index-mark-end text:id="IMark68345384"/><text:alphabetical-index-mark-end text:id="IMark71546072"/><text:alphabetical-index-mark-end text:id="IMark61534232"/><text:alphabetical-index-mark-end text:id="IMark54539016"/><text:alphabetical-index-mark-end text:id="IMark68858696"/><text:alphabetical-index-mark-end text:id="IMark64584504"/><text:alphabetical-index-mark-end text:id="IMark68132280"/><text:alphabetical-index-mark-end text:id="IMark64675064"/><text:alphabetical-index-mark-end text:id="IMark68341400"/> as <text:alphabetical-index-mark-start text:id="IMark61585448"/><text:alphabetical-index-mark-start text:id="IMark63076088"/><text:alphabetical-index-mark-start text:id="IMark61138520"/><text:alphabetical-index-mark-start text:id="IMark61249560"/><text:alphabetical-index-mark-start text:id="IMark68450968"/><text:alphabetical-index-mark-start text:id="IMark68392920"/><text:alphabetical-index-mark-start text:id="IMark68133240"/><text:alphabetical-index-mark-start text:id="IMark33279960"/><text:alphabetical-index-mark-start text:id="IMark62567928"/><text:alphabetical-index-mark-start text:id="IMark65821992"/><text:alphabetical-index-mark-start text:id="IMark67669080"/><text:alphabetical-index-mark-start text:id="IMark62860904"/><text:alphabetical-index-mark-start text:id="IMark71897512"/><text:alphabetical-index-mark-start text:id="IMark67740040"/><text:alphabetical-index-mark-start text:id="IMark65653416"/><text:alphabetical-index-mark-start text:id="IMark69039560"/><text:alphabetical-index-mark-start text:id="IMark54886072"/><text:alphabetical-index-mark-start text:id="IMark66343928"/><text:alphabetical-index-mark-start text:id="IMark67524664"/><text:alphabetical-index-mark-start text:id="IMark67735592"/><text:alphabetical-index-mark-start text:id="IMark61167448"/><text:alphabetical-index-mark-start text:id="IMark71943208"/><text:alphabetical-index-mark-start text:id="IMark73588344"/><text:alphabetical-index-mark-start text:id="IMark69040792"/>sql<text:alphabetical-index-mark-end text:id="IMark69040792"/><text:alphabetical-index-mark-end text:id="IMark73588344"/><text:alphabetical-index-mark-end text:id="IMark71943208"/><text:alphabetical-index-mark-end text:id="IMark61167448"/><text:alphabetical-index-mark-end text:id="IMark67735592"/><text:alphabetical-index-mark-end text:id="IMark67524664"/><text:alphabetical-index-mark-end text:id="IMark66343928"/><text:alphabetical-index-mark-end text:id="IMark54886072"/><text:alphabetical-index-mark-end text:id="IMark69039560"/><text:alphabetical-index-mark-end text:id="IMark65653416"/><text:alphabetical-index-mark-end text:id="IMark67740040"/><text:alphabetical-index-mark-end text:id="IMark71897512"/><text:alphabetical-index-mark-end text:id="IMark62860904"/><text:alphabetical-index-mark-end text:id="IMark67669080"/><text:alphabetical-index-mark-end text:id="IMark65821992"/><text:alphabetical-index-mark-end text:id="IMark62567928"/><text:alphabetical-index-mark-end text:id="IMark33279960"/><text:alphabetical-index-mark-end text:id="IMark68133240"/><text:alphabetical-index-mark-end text:id="IMark68392920"/><text:alphabetical-index-mark-end text:id="IMark68450968"/><text:alphabetical-index-mark-end text:id="IMark61249560"/><text:alphabetical-index-mark-end text:id="IMark61138520"/><text:alphabetical-index-mark-end text:id="IMark63076088"/><text:alphabetical-index-mark-end text:id="IMark61585448"/><text:span text:style-name="T91">p</text:span>, then you will need to provide full <text:alphabetical-index-mark-start text:id="IMark68337128"/><text:alphabetical-index-mark-start text:id="IMark71271272"/><text:alphabetical-index-mark-start text:id="IMark62915224"/><text:alphabetical-index-mark-start text:id="IMark58314088"/><text:alphabetical-index-mark-start text:id="IMark64795864"/><text:alphabetical-index-mark-start text:id="IMark65471352"/><text:alphabetical-index-mark-start text:id="IMark58827352"/><text:alphabetical-index-mark-start text:id="IMark68168424"/><text:alphabetical-index-mark-start text:id="IMark63998040"/><text:alphabetical-index-mark-start text:id="IMark73276872"/><text:alphabetical-index-mark-start text:id="IMark60514504"/><text:alphabetical-index-mark-start text:id="IMark67712568"/>path<text:alphabetical-index-mark-end text:id="IMark67712568"/><text:alphabetical-index-mark-end text:id="IMark60514504"/><text:alphabetical-index-mark-end text:id="IMark73276872"/><text:alphabetical-index-mark-end text:id="IMark63998040"/><text:alphabetical-index-mark-end text:id="IMark68168424"/><text:alphabetical-index-mark-end text:id="IMark58827352"/><text:alphabetical-index-mark-end text:id="IMark65471352"/><text:alphabetical-index-mark-end text:id="IMark64795864"/><text:alphabetical-index-mark-end text:id="IMark58314088"/><text:alphabetical-index-mark-end text:id="IMark62915224"/><text:alphabetical-index-mark-end text:id="IMark71271272"/><text:alphabetical-index-mark-end text:id="IMark68337128"/>s or add those <text:alphabetical-index-mark-start text:id="IMark71679560"/><text:alphabetical-index-mark-start text:id="IMark71481880"/><text:alphabetical-index-mark-start text:id="IMark65122104"/><text:alphabetical-index-mark-start text:id="IMark68971704"/><text:alphabetical-index-mark-start text:id="IMark54574696"/><text:alphabetical-index-mark-start text:id="IMark71744232"/><text:alphabetical-index-mark-start text:id="IMark58841672"/><text:alphabetical-index-mark-start text:id="IMark62456568"/><text:alphabetical-index-mark-start text:id="IMark71241976"/><text:alphabetical-index-mark-start text:id="IMark39716568"/><text:alphabetical-index-mark-start text:id="IMark73267288"/><text:alphabetical-index-mark-start text:id="IMark65263736"/>file<text:alphabetical-index-mark-end text:id="IMark65263736"/><text:alphabetical-index-mark-end text:id="IMark73267288"/><text:alphabetical-index-mark-end text:id="IMark39716568"/><text:alphabetical-index-mark-end text:id="IMark71241976"/><text:alphabetical-index-mark-end text:id="IMark62456568"/><text:alphabetical-index-mark-end text:id="IMark58841672"/><text:alphabetical-index-mark-end text:id="IMark71744232"/><text:alphabetical-index-mark-end text:id="IMark54574696"/><text:alphabetical-index-mark-end text:id="IMark68971704"/><text:alphabetical-index-mark-end text:id="IMark65122104"/><text:alphabetical-index-mark-end text:id="IMark71481880"/><text:alphabetical-index-mark-end text:id="IMark71679560"/>s or <text:alphabetical-index-mark-start text:id="IMark68370312"/><text:alphabetical-index-mark-start text:id="IMark60713016"/><text:alphabetical-index-mark-start text:id="IMark73226792"/><text:alphabetical-index-mark-start text:id="IMark62569160"/><text:alphabetical-index-mark-start text:id="IMark68875352"/><text:alphabetical-index-mark-start text:id="IMark68872472"/><text:alphabetical-index-mark-start text:id="IMark58923976"/><text:alphabetical-index-mark-start text:id="IMark67142280"/><text:alphabetical-index-mark-start text:id="IMark64796248"/><text:alphabetical-index-mark-start text:id="IMark62340840"/><text:alphabetical-index-mark-start text:id="IMark65525048"/><text:alphabetical-index-mark-start text:id="IMark63397000"/>folder<text:alphabetical-index-mark-end text:id="IMark63397000"/><text:alphabetical-index-mark-end text:id="IMark65525048"/><text:alphabetical-index-mark-end text:id="IMark62340840"/><text:alphabetical-index-mark-end text:id="IMark64796248"/><text:alphabetical-index-mark-end text:id="IMark67142280"/><text:alphabetical-index-mark-end text:id="IMark58923976"/><text:alphabetical-index-mark-end text:id="IMark68872472"/><text:alphabetical-index-mark-end text:id="IMark68875352"/><text:alphabetical-index-mark-end text:id="IMark62569160"/><text:alphabetical-index-mark-end text:id="IMark73226792"/><text:alphabetical-index-mark-end text:id="IMark60713016"/><text:alphabetical-index-mark-end text:id="IMark68370312"/>s to your $<text:alphabetical-index-mark-start text:id="IMark73159832"/><text:alphabetical-index-mark-start text:id="IMark68874392"/><text:alphabetical-index-mark-start text:id="IMark64794904"/><text:alphabetical-index-mark-start text:id="IMark59247224"/><text:alphabetical-index-mark-start text:id="IMark67525624"/><text:alphabetical-index-mark-start text:id="IMark65378232"/><text:alphabetical-index-mark-start text:id="IMark68531944"/><text:alphabetical-index-mark-start text:id="IMark59215448"/><text:alphabetical-index-mark-start text:id="IMark64864744"/><text:alphabetical-index-mark-start text:id="IMark39900024"/><text:alphabetical-index-mark-start text:id="IMark38765752"/><text:alphabetical-index-mark-start text:id="IMark71899432"/>PATH<text:alphabetical-index-mark-end text:id="IMark71899432"/><text:alphabetical-index-mark-end text:id="IMark38765752"/><text:alphabetical-index-mark-end text:id="IMark39900024"/><text:alphabetical-index-mark-end text:id="IMark64864744"/><text:alphabetical-index-mark-end text:id="IMark59215448"/><text:alphabetical-index-mark-end text:id="IMark68531944"/><text:alphabetical-index-mark-end text:id="IMark65378232"/><text:alphabetical-index-mark-end text:id="IMark67525624"/><text:alphabetical-index-mark-end text:id="IMark59247224"/><text:alphabetical-index-mark-end text:id="IMark64794904"/><text:alphabetical-index-mark-end text:id="IMark68874392"/><text:alphabetical-index-mark-end text:id="IMark73159832"/>.</text:p>
      <text:p text:style-name="P30"/>
      <text:p text:style-name="P30"/>
      <text:h text:style-name="Heading_20_2" text:outline-level="2"><text:bookmark-start text:name="__RefHeading___Toc8555_467953159"/>5.<text:span text:style-name="T55">4</text:span>. <text:alphabetical-index-mark-start text:id="IMark71613720"/><text:alphabetical-index-mark-start text:id="IMark62232936"/><text:alphabetical-index-mark-start text:id="IMark69042024"/><text:alphabetical-index-mark-start text:id="IMark71898472"/><text:alphabetical-index-mark-start text:id="IMark58869096"/><text:alphabetical-index-mark-start text:id="IMark64817112"/><text:alphabetical-index-mark-start text:id="IMark68869592"/><text:alphabetical-index-mark-start text:id="IMark64904072"/><text:alphabetical-index-mark-start text:id="IMark66841768"/><text:alphabetical-index-mark-start text:id="IMark68163368"/><text:span text:style-name="T52">Call</text:span><text:alphabetical-index-mark-end text:id="IMark68163368"/><text:alphabetical-index-mark-end text:id="IMark66841768"/><text:alphabetical-index-mark-end text:id="IMark64904072"/><text:alphabetical-index-mark-end text:id="IMark68869592"/><text:alphabetical-index-mark-end text:id="IMark64817112"/><text:alphabetical-index-mark-end text:id="IMark58869096"/><text:alphabetical-index-mark-end text:id="IMark71898472"/><text:alphabetical-index-mark-end text:id="IMark69042024"/><text:alphabetical-index-mark-end text:id="IMark62232936"/><text:alphabetical-index-mark-end text:id="IMark71613720"/><text:span text:style-name="T52">ing </text:span><text:alphabetical-index-mark-start text:id="IMark65883000"/><text:alphabetical-index-mark-start text:id="IMark65264696"/><text:alphabetical-index-mark-start text:id="IMark38764792"/><text:alphabetical-index-mark-start text:id="IMark68866184"/><text:alphabetical-index-mark-start text:id="IMark68873432"/><text:alphabetical-index-mark-start text:id="IMark73222808"/><text:alphabetical-index-mark-start text:id="IMark64587384"/><text:alphabetical-index-mark-start text:id="IMark68130360"/><text:alphabetical-index-mark-start text:id="IMark58315704"/><text:alphabetical-index-mark-start text:id="IMark58788664"/><text:alphabetical-index-mark-start text:id="IMark68870552"/><text:alphabetical-index-mark-start text:id="IMark63406824"/><text:alphabetical-index-mark-start text:id="IMark60712632"/><text:alphabetical-index-mark-start text:id="IMark68432136"/><text:alphabetical-index-mark-start text:id="IMark71243896"/><text:alphabetical-index-mark-start text:id="IMark60519016"/><text:alphabetical-index-mark-start text:id="IMark39901944"/><text:alphabetical-index-mark-start text:id="IMark65260856"/><text:alphabetical-index-mark-start text:id="IMark66246344"/><text:alphabetical-index-mark-start text:id="IMark64793944"/><text:span text:style-name="T52">sql</text:span><text:alphabetical-index-mark-end text:id="IMark64793944"/><text:alphabetical-index-mark-end text:id="IMark66246344"/><text:alphabetical-index-mark-end text:id="IMark65260856"/><text:alphabetical-index-mark-end text:id="IMark39901944"/><text:alphabetical-index-mark-end text:id="IMark60519016"/><text:alphabetical-index-mark-end text:id="IMark71243896"/><text:alphabetical-index-mark-end text:id="IMark68432136"/><text:alphabetical-index-mark-end text:id="IMark60712632"/><text:alphabetical-index-mark-end text:id="IMark63406824"/><text:alphabetical-index-mark-end text:id="IMark68870552"/><text:alphabetical-index-mark-end text:id="IMark58788664"/><text:alphabetical-index-mark-end text:id="IMark58315704"/><text:alphabetical-index-mark-end text:id="IMark68130360"/><text:alphabetical-index-mark-end text:id="IMark64587384"/><text:alphabetical-index-mark-end text:id="IMark73222808"/><text:alphabetical-index-mark-end text:id="IMark68873432"/><text:alphabetical-index-mark-end text:id="IMark68866184"/><text:alphabetical-index-mark-end text:id="IMark38764792"/><text:alphabetical-index-mark-end text:id="IMark65264696"/><text:alphabetical-index-mark-end text:id="IMark65883000"/><text:span text:style-name="T52">p with three arguments.</text:span><text:bookmark-end text:name="__RefHeading___Toc8555_467953159"/></text:h>
      <text:p text:style-name="P30"/>
      <text:p text:style-name="P55">If you want to use <text:alphabetical-index-mark-start text:id="IMark58903464"/><text:alphabetical-index-mark-start text:id="IMark59222280"/><text:alphabetical-index-mark-start text:id="IMark54033032"/><text:alphabetical-index-mark-start text:id="IMark60896136"/><text:alphabetical-index-mark-start text:id="IMark65384328"/><text:alphabetical-index-mark-start text:id="IMark62670056"/><text:alphabetical-index-mark-start text:id="IMark67383848"/><text:alphabetical-index-mark-start text:id="IMark58755384"/><text:alphabetical-index-mark-start text:id="IMark38763832"/>macro<text:alphabetical-index-mark-end text:id="IMark38763832"/><text:alphabetical-index-mark-end text:id="IMark58755384"/><text:alphabetical-index-mark-end text:id="IMark67383848"/><text:alphabetical-index-mark-end text:id="IMark62670056"/><text:alphabetical-index-mark-end text:id="IMark65384328"/><text:alphabetical-index-mark-end text:id="IMark60896136"/><text:alphabetical-index-mark-end text:id="IMark54033032"/><text:alphabetical-index-mark-end text:id="IMark59222280"/><text:alphabetical-index-mark-end text:id="IMark58903464"/>s with <text:alphabetical-index-mark-start text:id="IMark71309368"/><text:alphabetical-index-mark-start text:id="IMark60270856"/><text:alphabetical-index-mark-start text:id="IMark53984840"/><text:alphabetical-index-mark-start text:id="IMark59159384"/><text:alphabetical-index-mark-start text:id="IMark61585448"/><text:alphabetical-index-mark-start text:id="IMark63076088"/><text:alphabetical-index-mark-start text:id="IMark61138520"/><text:alphabetical-index-mark-start text:id="IMark61249560"/><text:alphabetical-index-mark-start text:id="IMark68450968"/><text:alphabetical-index-mark-start text:id="IMark68392920"/><text:alphabetical-index-mark-start text:id="IMark68133240"/><text:alphabetical-index-mark-start text:id="IMark33279960"/><text:alphabetical-index-mark-start text:id="IMark62567928"/><text:alphabetical-index-mark-start text:id="IMark65821992"/><text:alphabetical-index-mark-start text:id="IMark67669080"/><text:alphabetical-index-mark-start text:id="IMark62860904"/><text:alphabetical-index-mark-start text:id="IMark71897512"/><text:alphabetical-index-mark-start text:id="IMark67740040"/>sql<text:alphabetical-index-mark-end text:id="IMark67740040"/><text:alphabetical-index-mark-end text:id="IMark71897512"/><text:alphabetical-index-mark-end text:id="IMark62860904"/><text:alphabetical-index-mark-end text:id="IMark67669080"/><text:alphabetical-index-mark-end text:id="IMark65821992"/><text:alphabetical-index-mark-end text:id="IMark62567928"/><text:alphabetical-index-mark-end text:id="IMark33279960"/><text:alphabetical-index-mark-end text:id="IMark68133240"/><text:alphabetical-index-mark-end text:id="IMark68392920"/><text:alphabetical-index-mark-end text:id="IMark68450968"/><text:alphabetical-index-mark-end text:id="IMark61249560"/><text:alphabetical-index-mark-end text:id="IMark61138520"/><text:alphabetical-index-mark-end text:id="IMark63076088"/><text:alphabetical-index-mark-end text:id="IMark61585448"/><text:alphabetical-index-mark-end text:id="IMark59159384"/><text:alphabetical-index-mark-end text:id="IMark53984840"/><text:alphabetical-index-mark-end text:id="IMark60270856"/><text:alphabetical-index-mark-end text:id="IMark71309368"/>p, the <text:alphabetical-index-mark-start text:id="IMark65653416"/><text:alphabetical-index-mark-start text:id="IMark69039560"/><text:alphabetical-index-mark-start text:id="IMark54886072"/><text:alphabetical-index-mark-start text:id="IMark66343928"/><text:alphabetical-index-mark-start text:id="IMark67524664"/><text:alphabetical-index-mark-start text:id="IMark67735592"/><text:alphabetical-index-mark-start text:id="IMark61167448"/><text:alphabetical-index-mark-start text:id="IMark71943208"/><text:alphabetical-index-mark-start text:id="IMark73588344"/>syntax<text:alphabetical-index-mark-end text:id="IMark73588344"/><text:alphabetical-index-mark-end text:id="IMark71943208"/><text:alphabetical-index-mark-end text:id="IMark61167448"/><text:alphabetical-index-mark-end text:id="IMark67735592"/><text:alphabetical-index-mark-end text:id="IMark67524664"/><text:alphabetical-index-mark-end text:id="IMark66343928"/><text:alphabetical-index-mark-end text:id="IMark54886072"/><text:alphabetical-index-mark-end text:id="IMark69039560"/><text:alphabetical-index-mark-end text:id="IMark65653416"/> for a <text:alphabetical-index-mark-start text:id="IMark69040792"/><text:alphabetical-index-mark-start text:id="IMark68341400"/><text:alphabetical-index-mark-start text:id="IMark64675064"/><text:alphabetical-index-mark-start text:id="IMark68132280"/><text:alphabetical-index-mark-start text:id="IMark64584504"/><text:alphabetical-index-mark-start text:id="IMark68858696"/><text:alphabetical-index-mark-start text:id="IMark54539016"/><text:alphabetical-index-mark-start text:id="IMark61534232"/><text:alphabetical-index-mark-start text:id="IMark71546072"/>call<text:alphabetical-index-mark-end text:id="IMark71546072"/><text:alphabetical-index-mark-end text:id="IMark61534232"/><text:alphabetical-index-mark-end text:id="IMark54539016"/><text:alphabetical-index-mark-end text:id="IMark68858696"/><text:alphabetical-index-mark-end text:id="IMark64584504"/><text:alphabetical-index-mark-end text:id="IMark68132280"/><text:alphabetical-index-mark-end text:id="IMark64675064"/><text:alphabetical-index-mark-end text:id="IMark68341400"/><text:alphabetical-index-mark-end text:id="IMark69040792"/> uses one more argument, which is the <text:alphabetical-index-mark-start text:id="IMark68345384"/><text:alphabetical-index-mark-start text:id="IMark71981096"/><text:alphabetical-index-mark-start text:id="IMark39900984"/><text:alphabetical-index-mark-start text:id="IMark66191256"/><text:alphabetical-index-mark-start text:id="IMark62794904"/><text:alphabetical-index-mark-start text:id="IMark67385768"/><text:alphabetical-index-mark-start text:id="IMark66711048"/><text:alphabetical-index-mark-start text:id="IMark68992184"/><text:alphabetical-index-mark-start text:id="IMark65614552"/>macro<text:alphabetical-index-mark-end text:id="IMark65614552"/><text:alphabetical-index-mark-end text:id="IMark68992184"/><text:alphabetical-index-mark-end text:id="IMark66711048"/><text:alphabetical-index-mark-end text:id="IMark67385768"/><text:alphabetical-index-mark-end text:id="IMark62794904"/><text:alphabetical-index-mark-end text:id="IMark66191256"/><text:alphabetical-index-mark-end text:id="IMark39900984"/><text:alphabetical-index-mark-end text:id="IMark71981096"/><text:alphabetical-index-mark-end text:id="IMark68345384"/> that you want to use, like:</text:p>
      <text:p text:style-name="P55"/>
      <text:p text:style-name="P72">./<text:alphabetical-index-mark-start text:id="IMark75006040"/><text:alphabetical-index-mark-start text:id="IMark73279528"/><text:alphabetical-index-mark-start text:id="IMark61586584"/><text:alphabetical-index-mark-start text:id="IMark71730728"/><text:alphabetical-index-mark-start text:id="IMark64224280"/><text:alphabetical-index-mark-start text:id="IMark63713384"/><text:alphabetical-index-mark-start text:id="IMark73110760"/><text:alphabetical-index-mark-start text:id="IMark66088008"/><text:alphabetical-index-mark-start text:id="IMark71296984"/><text:alphabetical-index-mark-start text:id="IMark65481016"/><text:alphabetical-index-mark-start text:id="IMark62056728"/><text:alphabetical-index-mark-start text:id="IMark68047656"/><text:alphabetical-index-mark-start text:id="IMark54079880"/><text:alphabetical-index-mark-start text:id="IMark71593896"/><text:alphabetical-index-mark-start text:id="IMark63284456"/><text:alphabetical-index-mark-start text:id="IMark63599000"/><text:alphabetical-index-mark-start text:id="IMark67728776"/><text:alphabetical-index-mark-start text:id="IMark65262776"/><text:alphabetical-index-mark-start text:id="IMark64586424"/><text:alphabetical-index-mark-start text:id="IMark65058072"/><text:alphabetical-index-mark-start text:id="IMark58840712"/><text:alphabetical-index-mark-start text:id="IMark65376904"/><text:alphabetical-index-mark-start text:id="IMark64585464"/><text:alphabetical-index-mark-start text:id="IMark68368984"/>sql<text:alphabetical-index-mark-end text:id="IMark68368984"/><text:alphabetical-index-mark-end text:id="IMark64585464"/><text:alphabetical-index-mark-end text:id="IMark65376904"/><text:alphabetical-index-mark-end text:id="IMark58840712"/><text:alphabetical-index-mark-end text:id="IMark65058072"/><text:alphabetical-index-mark-end text:id="IMark64586424"/><text:alphabetical-index-mark-end text:id="IMark65262776"/><text:alphabetical-index-mark-end text:id="IMark67728776"/><text:alphabetical-index-mark-end text:id="IMark63599000"/><text:alphabetical-index-mark-end text:id="IMark63284456"/><text:alphabetical-index-mark-end text:id="IMark71593896"/><text:alphabetical-index-mark-end text:id="IMark54079880"/><text:alphabetical-index-mark-end text:id="IMark68047656"/><text:alphabetical-index-mark-end text:id="IMark62056728"/><text:alphabetical-index-mark-end text:id="IMark65481016"/><text:alphabetical-index-mark-end text:id="IMark71296984"/><text:alphabetical-index-mark-end text:id="IMark66088008"/><text:alphabetical-index-mark-end text:id="IMark73110760"/><text:alphabetical-index-mark-end text:id="IMark63713384"/><text:alphabetical-index-mark-end text:id="IMark64224280"/><text:alphabetical-index-mark-end text:id="IMark71730728"/><text:alphabetical-index-mark-end text:id="IMark61586584"/><text:alphabetical-index-mark-end text:id="IMark73279528"/><text:alphabetical-index-mark-end text:id="IMark75006040"/>p [db/<text:alphabetical-index-mark-start text:id="IMark63608104"/><text:span text:style-name="T89">file</text:span><text:alphabetical-index-mark-end text:id="IMark63608104"/>] [<text:alphabetical-index-mark-start text:id="IMark68868632"/><text:alphabetical-index-mark-start text:id="IMark71547032"/><text:alphabetical-index-mark-start text:id="IMark71581208"/><text:alphabetical-index-mark-start text:id="IMark68382264"/><text:alphabetical-index-mark-start text:id="IMark65470392"/><text:alphabetical-index-mark-start text:id="IMark39840120"/><text:alphabetical-index-mark-start text:id="IMark61472360"/><text:alphabetical-index-mark-start text:id="IMark68628232"/><text:alphabetical-index-mark-start text:id="IMark65261816"/><text:alphabetical-index-mark-start text:id="IMark71547992"/><text:alphabetical-index-mark-start text:id="IMark64706680"/><text:alphabetical-index-mark-start text:id="IMark38766712"/>query<text:alphabetical-index-mark-end text:id="IMark38766712"/><text:alphabetical-index-mark-end text:id="IMark64706680"/><text:alphabetical-index-mark-end text:id="IMark71547992"/><text:alphabetical-index-mark-end text:id="IMark65261816"/><text:alphabetical-index-mark-end text:id="IMark68628232"/><text:alphabetical-index-mark-end text:id="IMark61472360"/><text:alphabetical-index-mark-end text:id="IMark39840120"/><text:alphabetical-index-mark-end text:id="IMark65470392"/><text:alphabetical-index-mark-end text:id="IMark68382264"/><text:alphabetical-index-mark-end text:id="IMark71581208"/><text:alphabetical-index-mark-end text:id="IMark71547032"/><text:alphabetical-index-mark-end text:id="IMark68868632"/>] <text:span text:style-name="T54">[</text:span><text:alphabetical-index-mark-start text:id="IMark64384536"/><text:alphabetical-index-mark-start text:id="IMark58842632"/><text:alphabetical-index-mark-start text:id="IMark71731960"/><text:alphabetical-index-mark-start text:id="IMark39899064"/><text:alphabetical-index-mark-start text:id="IMark68874392"/><text:alphabetical-index-mark-start text:id="IMark73159832"/><text:alphabetical-index-mark-start text:id="IMark64794904"/><text:alphabetical-index-mark-start text:id="IMark59247224"/><text:alphabetical-index-mark-start text:id="IMark67525624"/><text:span text:style-name="T54">macro</text:span><text:alphabetical-index-mark-end text:id="IMark67525624"/><text:alphabetical-index-mark-end text:id="IMark59247224"/><text:alphabetical-index-mark-end text:id="IMark64794904"/><text:alphabetical-index-mark-end text:id="IMark73159832"/><text:alphabetical-index-mark-end text:id="IMark68874392"/><text:alphabetical-index-mark-end text:id="IMark39899064"/><text:alphabetical-index-mark-end text:id="IMark71731960"/><text:alphabetical-index-mark-end text:id="IMark58842632"/><text:alphabetical-index-mark-end text:id="IMark64384536"/><text:span text:style-name="T54">]</text:span></text:p>
      <text:p text:style-name="P55"/>
      <text:p text:style-name="P55">Where <text:span text:style-name="T48">[</text:span><text:alphabetical-index-mark-start text:id="IMark38765752"/><text:alphabetical-index-mark-start text:id="IMark71899432"/><text:alphabetical-index-mark-start text:id="IMark68370312"/><text:alphabetical-index-mark-start text:id="IMark60713016"/><text:alphabetical-index-mark-start text:id="IMark73226792"/><text:alphabetical-index-mark-start text:id="IMark62569160"/><text:alphabetical-index-mark-start text:id="IMark68875352"/><text:alphabetical-index-mark-start text:id="IMark68872472"/><text:alphabetical-index-mark-start text:id="IMark58923976"/><text:span text:style-name="T48">macro</text:span><text:alphabetical-index-mark-end text:id="IMark58923976"/><text:alphabetical-index-mark-end text:id="IMark68872472"/><text:alphabetical-index-mark-end text:id="IMark68875352"/><text:alphabetical-index-mark-end text:id="IMark62569160"/><text:alphabetical-index-mark-end text:id="IMark73226792"/><text:alphabetical-index-mark-end text:id="IMark60713016"/><text:alphabetical-index-mark-end text:id="IMark68370312"/><text:alphabetical-index-mark-end text:id="IMark71899432"/><text:alphabetical-index-mark-end text:id="IMark38765752"/><text:span text:style-name="T48">]</text:span> represents the <text:alphabetical-index-mark-start text:id="IMark67142280"/><text:alphabetical-index-mark-start text:id="IMark64796248"/><text:alphabetical-index-mark-start text:id="IMark62340840"/><text:alphabetical-index-mark-start text:id="IMark65525048"/><text:alphabetical-index-mark-start text:id="IMark63397000"/><text:alphabetical-index-mark-start text:id="IMark71679560"/><text:alphabetical-index-mark-start text:id="IMark71481880"/><text:alphabetical-index-mark-start text:id="IMark65122104"/><text:alphabetical-index-mark-start text:id="IMark68971704"/>macro<text:alphabetical-index-mark-end text:id="IMark68971704"/><text:alphabetical-index-mark-end text:id="IMark65122104"/><text:alphabetical-index-mark-end text:id="IMark71481880"/><text:alphabetical-index-mark-end text:id="IMark71679560"/><text:alphabetical-index-mark-end text:id="IMark63397000"/><text:alphabetical-index-mark-end text:id="IMark65525048"/><text:alphabetical-index-mark-end text:id="IMark62340840"/><text:alphabetical-index-mark-end text:id="IMark64796248"/><text:alphabetical-index-mark-end text:id="IMark67142280"/> name that you intend to <text:alphabetical-index-mark-start text:id="IMark54574696"/><text:alphabetical-index-mark-start text:id="IMark71744232"/><text:alphabetical-index-mark-start text:id="IMark58841672"/><text:alphabetical-index-mark-start text:id="IMark62456568"/><text:alphabetical-index-mark-start text:id="IMark71241976"/><text:alphabetical-index-mark-start text:id="IMark39716568"/><text:alphabetical-index-mark-start text:id="IMark73267288"/><text:alphabetical-index-mark-start text:id="IMark65263736"/><text:alphabetical-index-mark-start text:id="IMark68337128"/>call<text:alphabetical-index-mark-end text:id="IMark68337128"/><text:alphabetical-index-mark-end text:id="IMark65263736"/><text:alphabetical-index-mark-end text:id="IMark73267288"/><text:alphabetical-index-mark-end text:id="IMark39716568"/><text:alphabetical-index-mark-end text:id="IMark71241976"/><text:alphabetical-index-mark-end text:id="IMark62456568"/><text:alphabetical-index-mark-end text:id="IMark58841672"/><text:alphabetical-index-mark-end text:id="IMark71744232"/><text:alphabetical-index-mark-end text:id="IMark54574696"/>. Currently there a<text:span text:style-name="T89">re these</text:span> <text:alphabetical-index-mark-start text:id="IMark71271272"/><text:alphabetical-index-mark-start text:id="IMark62915224"/><text:alphabetical-index-mark-start text:id="IMark58314088"/><text:alphabetical-index-mark-start text:id="IMark64795864"/><text:alphabetical-index-mark-start text:id="IMark65471352"/><text:alphabetical-index-mark-start text:id="IMark58827352"/><text:alphabetical-index-mark-start text:id="IMark68168424"/><text:alphabetical-index-mark-start text:id="IMark63998040"/><text:alphabetical-index-mark-start text:id="IMark73276872"/>macro<text:alphabetical-index-mark-end text:id="IMark73276872"/><text:alphabetical-index-mark-end text:id="IMark63998040"/><text:alphabetical-index-mark-end text:id="IMark68168424"/><text:alphabetical-index-mark-end text:id="IMark58827352"/><text:alphabetical-index-mark-end text:id="IMark65471352"/><text:alphabetical-index-mark-end text:id="IMark64795864"/><text:alphabetical-index-mark-end text:id="IMark58314088"/><text:alphabetical-index-mark-end text:id="IMark62915224"/><text:alphabetical-index-mark-end text:id="IMark71271272"/>s:</text:p>
      <text:p text:style-name="P55"/>
      <text:h text:style-name="Heading_20_3" text:outline-level="3"><text:bookmark-start text:name="__RefHeading___Toc6740_413320909"/><text:soft-page-break/>5.<text:span text:style-name="T55">4</text:span>.1. <text:alphabetical-index-mark-start text:id="IMark62469560"/><text:alphabetical-index-mark-start text:id="IMark71613720"/><text:alphabetical-index-mark-start text:id="IMark62232936"/><text:alphabetical-index-mark-start text:id="IMark69042024"/><text:alphabetical-index-mark-start text:id="IMark71898472"/><text:alphabetical-index-mark-start text:id="IMark58869096"/><text:alphabetical-index-mark-start text:id="IMark64817112"/><text:alphabetical-index-mark-start text:id="IMark68869592"/><text:alphabetical-index-mark-start text:id="IMark64904072"/>OPEN_<text:alphabetical-index-mark-start text:id="IMark66841768"/><text:alphabetical-index-mark-start text:id="IMark68163368"/><text:alphabetical-index-mark-start text:id="IMark65883000"/><text:alphabetical-index-mark-start text:id="IMark65264696"/><text:alphabetical-index-mark-start text:id="IMark38764792"/><text:alphabetical-index-mark-start text:id="IMark68866184"/><text:alphabetical-index-mark-start text:id="IMark68873432"/><text:alphabetical-index-mark-start text:id="IMark73222808"/><text:alphabetical-index-mark-start text:id="IMark64587384"/>QUERY<text:alphabetical-index-mark-end text:id="IMark64587384"/><text:alphabetical-index-mark-end text:id="IMark73222808"/><text:alphabetical-index-mark-end text:id="IMark68873432"/><text:alphabetical-index-mark-end text:id="IMark68866184"/><text:alphabetical-index-mark-end text:id="IMark38764792"/><text:alphabetical-index-mark-end text:id="IMark65264696"/><text:alphabetical-index-mark-end text:id="IMark65883000"/><text:alphabetical-index-mark-end text:id="IMark68163368"/><text:alphabetical-index-mark-end text:id="IMark66841768"/>_CLOSE<text:bookmark-end text:name="__RefHeading___Toc6740_413320909"/><text:alphabetical-index-mark-end text:id="IMark64904072"/><text:alphabetical-index-mark-end text:id="IMark68869592"/><text:alphabetical-index-mark-end text:id="IMark64817112"/><text:alphabetical-index-mark-end text:id="IMark58869096"/><text:alphabetical-index-mark-end text:id="IMark71898472"/><text:alphabetical-index-mark-end text:id="IMark69042024"/><text:alphabetical-index-mark-end text:id="IMark62232936"/><text:alphabetical-index-mark-end text:id="IMark71613720"/><text:alphabetical-index-mark-end text:id="IMark62469560"/></text:h>
      <text:p text:style-name="P55"/>
      <text:p text:style-name="P55">This <text:alphabetical-index-mark-start text:id="IMark58788664"/><text:alphabetical-index-mark-start text:id="IMark68870552"/><text:alphabetical-index-mark-start text:id="IMark63406824"/><text:alphabetical-index-mark-start text:id="IMark60712632"/><text:alphabetical-index-mark-start text:id="IMark68432136"/><text:alphabetical-index-mark-start text:id="IMark71243896"/><text:alphabetical-index-mark-start text:id="IMark60519016"/><text:alphabetical-index-mark-start text:id="IMark39901944"/><text:alphabetical-index-mark-start text:id="IMark65260856"/>macro<text:alphabetical-index-mark-end text:id="IMark65260856"/><text:alphabetical-index-mark-end text:id="IMark39901944"/><text:alphabetical-index-mark-end text:id="IMark60519016"/><text:alphabetical-index-mark-end text:id="IMark71243896"/><text:alphabetical-index-mark-end text:id="IMark68432136"/><text:alphabetical-index-mark-end text:id="IMark60712632"/><text:alphabetical-index-mark-end text:id="IMark63406824"/><text:alphabetical-index-mark-end text:id="IMark68870552"/><text:alphabetical-index-mark-end text:id="IMark58788664"/> will open the <text:alphabetical-index-mark-start text:id="IMark66246344"/><text:alphabetical-index-mark-start text:id="IMark64793944"/><text:alphabetical-index-mark-start text:id="IMark73268904"/><text:alphabetical-index-mark-start text:id="IMark71642872"/><text:alphabetical-index-mark-start text:id="IMark64792984"/><text:alphabetical-index-mark-start text:id="IMark65124760"/><text:alphabetical-index-mark-start text:id="IMark71981096"/><text:alphabetical-index-mark-start text:id="IMark68345384"/><text:alphabetical-index-mark-start text:id="IMark39900984"/>database<text:alphabetical-index-mark-end text:id="IMark39900984"/><text:alphabetical-index-mark-end text:id="IMark68345384"/><text:alphabetical-index-mark-end text:id="IMark71981096"/><text:alphabetical-index-mark-end text:id="IMark65124760"/><text:alphabetical-index-mark-end text:id="IMark64792984"/><text:alphabetical-index-mark-end text:id="IMark71642872"/><text:alphabetical-index-mark-end text:id="IMark73268904"/><text:alphabetical-index-mark-end text:id="IMark64793944"/><text:alphabetical-index-mark-end text:id="IMark66246344"/>, perform the <text:alphabetical-index-mark-start text:id="IMark66191256"/><text:alphabetical-index-mark-start text:id="IMark62794904"/><text:alphabetical-index-mark-start text:id="IMark67385768"/><text:alphabetical-index-mark-start text:id="IMark66711048"/><text:alphabetical-index-mark-start text:id="IMark68992184"/><text:alphabetical-index-mark-start text:id="IMark65614552"/><text:alphabetical-index-mark-start text:id="IMark69040792"/><text:alphabetical-index-mark-start text:id="IMark68341400"/><text:alphabetical-index-mark-start text:id="IMark64675064"/>query<text:alphabetical-index-mark-end text:id="IMark64675064"/><text:alphabetical-index-mark-end text:id="IMark68341400"/><text:alphabetical-index-mark-end text:id="IMark69040792"/><text:alphabetical-index-mark-end text:id="IMark65614552"/><text:alphabetical-index-mark-end text:id="IMark68992184"/><text:alphabetical-index-mark-end text:id="IMark66711048"/><text:alphabetical-index-mark-end text:id="IMark67385768"/><text:alphabetical-index-mark-end text:id="IMark62794904"/><text:alphabetical-index-mark-end text:id="IMark66191256"/> you want, and then close the <text:alphabetical-index-mark-start text:id="IMark68132280"/><text:alphabetical-index-mark-start text:id="IMark64584504"/><text:alphabetical-index-mark-start text:id="IMark68858696"/><text:alphabetical-index-mark-start text:id="IMark54539016"/><text:alphabetical-index-mark-start text:id="IMark61534232"/><text:alphabetical-index-mark-start text:id="IMark71546072"/><text:alphabetical-index-mark-start text:id="IMark65653416"/>dat<text:span text:style-name="T56">a</text:span>base<text:alphabetical-index-mark-end text:id="IMark65653416"/><text:alphabetical-index-mark-end text:id="IMark71546072"/><text:alphabetical-index-mark-end text:id="IMark61534232"/><text:alphabetical-index-mark-end text:id="IMark54539016"/><text:alphabetical-index-mark-end text:id="IMark68858696"/><text:alphabetical-index-mark-end text:id="IMark64584504"/><text:alphabetical-index-mark-end text:id="IMark68132280"/>. <text:span text:style-name="T56">In the case of </text:span><text:alphabetical-index-mark-start text:id="IMark69039560"/><text:alphabetical-index-mark-start text:id="IMark54886072"/><text:alphabetical-index-mark-start text:id="IMark66343928"/><text:alphabetical-index-mark-start text:id="IMark67524664"/><text:alphabetical-index-mark-start text:id="IMark67735592"/><text:alphabetical-index-mark-start text:id="IMark61167448"/><text:alphabetical-index-mark-start text:id="IMark71943208"/><text:span text:style-name="T56">queries</text:span><text:alphabetical-index-mark-end text:id="IMark71943208"/><text:alphabetical-index-mark-end text:id="IMark61167448"/><text:alphabetical-index-mark-end text:id="IMark67735592"/><text:alphabetical-index-mark-end text:id="IMark67524664"/><text:alphabetical-index-mark-end text:id="IMark66343928"/><text:alphabetical-index-mark-end text:id="IMark54886072"/><text:alphabetical-index-mark-end text:id="IMark69039560"/><text:span text:style-name="T56"> that produce </text:span><text:alphabetical-index-mark-start text:id="IMark73588344"/><text:alphabetical-index-mark-start text:id="IMark71309368"/><text:alphabetical-index-mark-start text:id="IMark60270856"/><text:alphabetical-index-mark-start text:id="IMark53984840"/><text:alphabetical-index-mark-start text:id="IMark59159384"/><text:alphabetical-index-mark-start text:id="IMark61585448"/><text:alphabetical-index-mark-start text:id="IMark63076088"/><text:span text:style-name="T56">listing</text:span><text:alphabetical-index-mark-end text:id="IMark63076088"/><text:alphabetical-index-mark-end text:id="IMark61585448"/><text:alphabetical-index-mark-end text:id="IMark59159384"/><text:alphabetical-index-mark-end text:id="IMark53984840"/><text:alphabetical-index-mark-end text:id="IMark60270856"/><text:alphabetical-index-mark-end text:id="IMark71309368"/><text:alphabetical-index-mark-end text:id="IMark73588344"/><text:span text:style-name="T56">s as </text:span><text:alphabetical-index-mark-start text:id="IMark61138520"/><text:alphabetical-index-mark-start text:id="IMark61249560"/><text:alphabetical-index-mark-start text:id="IMark68450968"/><text:alphabetical-index-mark-start text:id="IMark68392920"/><text:alphabetical-index-mark-start text:id="IMark68133240"/><text:alphabetical-index-mark-start text:id="IMark33279960"/><text:alphabetical-index-mark-start text:id="IMark62567928"/><text:alphabetical-index-mark-start text:id="IMark65821992"/><text:alphabetical-index-mark-start text:id="IMark67669080"/><text:alphabetical-index-mark-start text:id="IMark62860904"/><text:alphabetical-index-mark-start text:id="IMark71897512"/><text:alphabetical-index-mark-start text:id="IMark67740040"/><text:alphabetical-index-mark-start text:id="IMark58903464"/><text:alphabetical-index-mark-start text:id="IMark59222280"/><text:span text:style-name="T56">result</text:span><text:alphabetical-index-mark-end text:id="IMark59222280"/><text:alphabetical-index-mark-end text:id="IMark58903464"/><text:alphabetical-index-mark-end text:id="IMark67740040"/><text:alphabetical-index-mark-end text:id="IMark71897512"/><text:alphabetical-index-mark-end text:id="IMark62860904"/><text:alphabetical-index-mark-end text:id="IMark67669080"/><text:alphabetical-index-mark-end text:id="IMark65821992"/><text:span text:style-name="T56">s</text:span><text:alphabetical-index-mark-end text:id="IMark62567928"/><text:alphabetical-index-mark-end text:id="IMark33279960"/><text:alphabetical-index-mark-end text:id="IMark68133240"/><text:alphabetical-index-mark-end text:id="IMark68392920"/><text:alphabetical-index-mark-end text:id="IMark68450968"/><text:alphabetical-index-mark-end text:id="IMark61249560"/><text:alphabetical-index-mark-end text:id="IMark61138520"/><text:span text:style-name="T56">, they will be available at </text:span><text:alphabetical-index-mark-start text:id="IMark54033032"/><text:alphabetical-index-mark-start text:id="IMark60896136"/><text:alphabetical-index-mark-start text:id="IMark65384328"/><text:alphabetical-index-mark-start text:id="IMark62670056"/><text:alphabetical-index-mark-start text:id="IMark67383848"/><text:alphabetical-index-mark-start text:id="IMark58755384"/><text:alphabetical-index-mark-start text:id="IMark38763832"/><text:span text:style-name="T56">file</text:span><text:alphabetical-index-mark-end text:id="IMark38763832"/><text:alphabetical-index-mark-end text:id="IMark58755384"/><text:alphabetical-index-mark-end text:id="IMark67383848"/><text:alphabetical-index-mark-end text:id="IMark62670056"/><text:alphabetical-index-mark-end text:id="IMark65384328"/><text:alphabetical-index-mark-end text:id="IMark60896136"/><text:alphabetical-index-mark-end text:id="IMark54033032"/><text:span text:style-name="T56"> </text:span><text:alphabetical-index-mark-start text:id="IMark73278200"/><text:alphabetical-index-mark-start text:id="IMark63277352"/><text:alphabetical-index-mark-start text:id="IMark54226520"/><text:alphabetical-index-mark-start text:id="IMark75006040"/><text:alphabetical-index-mark-start text:id="IMark73279528"/><text:alphabetical-index-mark-start text:id="IMark61586584"/><text:alphabetical-index-mark-start text:id="IMark71730728"/><text:alphabetical-index-mark-start text:id="IMark64224280"/><text:alphabetical-index-mark-start text:id="IMark63713384"/><text:alphabetical-index-mark-start text:id="IMark73110760"/><text:alphabetical-index-mark-start text:id="IMark66088008"/><text:alphabetical-index-mark-start text:id="IMark71296984"/><text:alphabetical-index-mark-start text:id="IMark65481016"/><text:alphabetical-index-mark-start text:id="IMark62056728"/><text:span text:style-name="T56">sql</text:span><text:alphabetical-index-mark-end text:id="IMark62056728"/><text:alphabetical-index-mark-end text:id="IMark65481016"/><text:alphabetical-index-mark-end text:id="IMark71296984"/><text:alphabetical-index-mark-end text:id="IMark66088008"/><text:alphabetical-index-mark-end text:id="IMark73110760"/><text:alphabetical-index-mark-end text:id="IMark63713384"/><text:alphabetical-index-mark-end text:id="IMark64224280"/><text:alphabetical-index-mark-end text:id="IMark71730728"/><text:alphabetical-index-mark-end text:id="IMark61586584"/><text:alphabetical-index-mark-end text:id="IMark73279528"/><text:alphabetical-index-mark-end text:id="IMark75006040"/><text:alphabetical-index-mark-end text:id="IMark54226520"/><text:alphabetical-index-mark-end text:id="IMark63277352"/><text:alphabetical-index-mark-end text:id="IMark73278200"/><text:span text:style-name="T56">p_</text:span><text:alphabetical-index-mark-start text:id="IMark68047656"/><text:alphabetical-index-mark-start text:id="IMark54079880"/><text:alphabetical-index-mark-start text:id="IMark71593896"/><text:alphabetical-index-mark-start text:id="IMark63284456"/><text:alphabetical-index-mark-start text:id="IMark63599000"/><text:alphabetical-index-mark-start text:id="IMark67728776"/><text:alphabetical-index-mark-start text:id="IMark65262776"/><text:alphabetical-index-mark-start text:id="IMark64586424"/><text:alphabetical-index-mark-start text:id="IMark65058072"/><text:alphabetical-index-mark-start text:id="IMark58840712"/><text:alphabetical-index-mark-start text:id="IMark65376904"/><text:alphabetical-index-mark-start text:id="IMark64585464"/><text:alphabetical-index-mark-start text:id="IMark68368984"/><text:alphabetical-index-mark-start text:id="IMark65378232"/><text:span text:style-name="T56">result</text:span><text:alphabetical-index-mark-end text:id="IMark65378232"/><text:alphabetical-index-mark-end text:id="IMark68368984"/><text:alphabetical-index-mark-end text:id="IMark64585464"/><text:alphabetical-index-mark-end text:id="IMark65376904"/><text:alphabetical-index-mark-end text:id="IMark58840712"/><text:alphabetical-index-mark-end text:id="IMark65058072"/><text:alphabetical-index-mark-end text:id="IMark64586424"/><text:span text:style-name="T56">s</text:span><text:alphabetical-index-mark-end text:id="IMark65262776"/><text:alphabetical-index-mark-end text:id="IMark67728776"/><text:alphabetical-index-mark-end text:id="IMark63599000"/><text:alphabetical-index-mark-end text:id="IMark63284456"/><text:alphabetical-index-mark-end text:id="IMark71593896"/><text:alphabetical-index-mark-end text:id="IMark54079880"/><text:alphabetical-index-mark-end text:id="IMark68047656"/><text:alphabetical-index-mark-start text:id="IMark68868632"/><text:alphabetical-index-mark-start text:id="IMark71547032"/><text:alphabetical-index-mark-start text:id="IMark71581208"/><text:alphabetical-index-mark-start text:id="IMark68382264"/><text:alphabetical-index-mark-start text:id="IMark65470392"/><text:alphabetical-index-mark-start text:id="IMark39840120"/><text:alphabetical-index-mark-start text:id="IMark61472360"/><text:span text:style-name="T56">.txt</text:span><text:alphabetical-index-mark-end text:id="IMark61472360"/><text:alphabetical-index-mark-end text:id="IMark39840120"/><text:alphabetical-index-mark-end text:id="IMark65470392"/><text:alphabetical-index-mark-end text:id="IMark68382264"/><text:alphabetical-index-mark-end text:id="IMark71581208"/><text:alphabetical-index-mark-end text:id="IMark71547032"/><text:alphabetical-index-mark-end text:id="IMark68868632"/><text:span text:style-name="T56">. You will need a text editor to see them or use </text:span><text:alphabetical-index-mark-start text:id="IMark68628232"/><text:alphabetical-index-mark-start text:id="IMark65261816"/><text:alphabetical-index-mark-start text:id="IMark71547992"/><text:alphabetical-index-mark-start text:id="IMark64706680"/><text:alphabetical-index-mark-start text:id="IMark38766712"/><text:alphabetical-index-mark-start text:id="IMark63608104"/><text:alphabetical-index-mark-start text:id="IMark64384536"/><text:alphabetical-index-mark-start text:id="IMark58842632"/><text:alphabetical-index-mark-start text:id="IMark71731960"/><text:alphabetical-index-mark-start text:id="IMark39899064"/><text:alphabetical-index-mark-start text:id="IMark68874392"/><text:alphabetical-index-mark-start text:id="IMark73159832"/><text:alphabetical-index-mark-start text:id="IMark64794904"/><text:alphabetical-index-mark-start text:id="IMark59247224"/><text:span text:style-name="T56">OPEN_</text:span><text:alphabetical-index-mark-start text:id="IMark67525624"/><text:alphabetical-index-mark-start text:id="IMark59215448"/><text:alphabetical-index-mark-start text:id="IMark68531944"/><text:alphabetical-index-mark-start text:id="IMark39900024"/><text:alphabetical-index-mark-start text:id="IMark64864744"/><text:alphabetical-index-mark-start text:id="IMark60514504"/><text:alphabetical-index-mark-start text:id="IMark67712568"/><text:span text:style-name="T56">QUERY</text:span><text:alphabetical-index-mark-end text:id="IMark67712568"/><text:alphabetical-index-mark-end text:id="IMark60514504"/><text:alphabetical-index-mark-end text:id="IMark64864744"/><text:alphabetical-index-mark-end text:id="IMark39900024"/><text:alphabetical-index-mark-end text:id="IMark68531944"/><text:alphabetical-index-mark-end text:id="IMark59215448"/><text:alphabetical-index-mark-end text:id="IMark67525624"/><text:span text:style-name="T56">_CLOSE</text:span><text:alphabetical-index-mark-end text:id="IMark59247224"/><text:alphabetical-index-mark-end text:id="IMark64794904"/><text:alphabetical-index-mark-end text:id="IMark73159832"/><text:alphabetical-index-mark-end text:id="IMark68874392"/><text:alphabetical-index-mark-end text:id="IMark39899064"/><text:alphabetical-index-mark-end text:id="IMark71731960"/><text:alphabetical-index-mark-end text:id="IMark58842632"/><text:span text:style-name="T56">_SHOW</text:span><text:alphabetical-index-mark-end text:id="IMark64384536"/><text:alphabetical-index-mark-end text:id="IMark63608104"/><text:alphabetical-index-mark-end text:id="IMark38766712"/><text:alphabetical-index-mark-end text:id="IMark64706680"/><text:alphabetical-index-mark-end text:id="IMark71547992"/><text:alphabetical-index-mark-end text:id="IMark65261816"/><text:alphabetical-index-mark-end text:id="IMark68628232"/><text:span text:style-name="T56"> to see them no your console.</text:span></text:p>
      <text:p text:style-name="P55"/>
      <text:p text:style-name="P57">Remember that data in <text:alphabetical-index-mark-start text:id="IMark68872472"/><text:alphabetical-index-mark-start text:id="IMark58923976"/><text:alphabetical-index-mark-start text:id="IMark68388936"/><text:alphabetical-index-mark-start text:id="IMark54574696"/><text:alphabetical-index-mark-start text:id="IMark71744232"/><text:alphabetical-index-mark-start text:id="IMark58841672"/><text:alphabetical-index-mark-start text:id="IMark62456568"/><text:alphabetical-index-mark-start text:id="IMark71241976"/><text:alphabetical-index-mark-start text:id="IMark39716568"/><text:alphabetical-index-mark-start text:id="IMark73267288"/><text:alphabetical-index-mark-start text:id="IMark65263736"/><text:alphabetical-index-mark-start text:id="IMark68337128"/><text:alphabetical-index-mark-start text:id="IMark67142280"/><text:alphabetical-index-mark-start text:id="IMark64796248"/>sql<text:alphabetical-index-mark-end text:id="IMark64796248"/><text:alphabetical-index-mark-end text:id="IMark67142280"/><text:alphabetical-index-mark-end text:id="IMark68337128"/><text:alphabetical-index-mark-end text:id="IMark65263736"/><text:alphabetical-index-mark-end text:id="IMark73267288"/><text:alphabetical-index-mark-end text:id="IMark39716568"/><text:alphabetical-index-mark-end text:id="IMark71241976"/><text:alphabetical-index-mark-end text:id="IMark62456568"/><text:alphabetical-index-mark-end text:id="IMark58841672"/><text:alphabetical-index-mark-end text:id="IMark71744232"/><text:alphabetical-index-mark-end text:id="IMark54574696"/><text:alphabetical-index-mark-end text:id="IMark68388936"/><text:alphabetical-index-mark-end text:id="IMark58923976"/><text:alphabetical-index-mark-end text:id="IMark68872472"/>p_<text:alphabetical-index-mark-start text:id="IMark62340840"/><text:alphabetical-index-mark-start text:id="IMark65525048"/><text:alphabetical-index-mark-start text:id="IMark63397000"/><text:alphabetical-index-mark-start text:id="IMark71679560"/><text:alphabetical-index-mark-start text:id="IMark71481880"/><text:alphabetical-index-mark-start text:id="IMark65122104"/><text:alphabetical-index-mark-start text:id="IMark68971704"/><text:alphabetical-index-mark-start text:id="IMark62054472"/><text:alphabetical-index-mark-start text:id="IMark62915224"/><text:alphabetical-index-mark-start text:id="IMark71271272"/><text:alphabetical-index-mark-start text:id="IMark58314088"/><text:alphabetical-index-mark-start text:id="IMark64795864"/><text:alphabetical-index-mark-start text:id="IMark65471352"/><text:alphabetical-index-mark-start text:id="IMark58827352"/>result<text:alphabetical-index-mark-end text:id="IMark58827352"/><text:alphabetical-index-mark-end text:id="IMark65471352"/><text:alphabetical-index-mark-end text:id="IMark64795864"/><text:alphabetical-index-mark-end text:id="IMark58314088"/><text:alphabetical-index-mark-end text:id="IMark71271272"/><text:alphabetical-index-mark-end text:id="IMark62915224"/><text:alphabetical-index-mark-end text:id="IMark62054472"/>s<text:alphabetical-index-mark-end text:id="IMark68971704"/><text:alphabetical-index-mark-end text:id="IMark65122104"/><text:alphabetical-index-mark-end text:id="IMark71481880"/><text:alphabetical-index-mark-end text:id="IMark71679560"/><text:alphabetical-index-mark-end text:id="IMark63397000"/><text:alphabetical-index-mark-end text:id="IMark65525048"/><text:alphabetical-index-mark-end text:id="IMark62340840"/><text:alphabetical-index-mark-start text:id="IMark68168424"/><text:alphabetical-index-mark-start text:id="IMark63998040"/><text:alphabetical-index-mark-start text:id="IMark73276872"/><text:alphabetical-index-mark-start text:id="IMark62570392"/><text:alphabetical-index-mark-start text:id="IMark68871512"/><text:alphabetical-index-mark-start text:id="IMark62204072"/><text:alphabetical-index-mark-start text:id="IMark71613720"/>.txt<text:alphabetical-index-mark-end text:id="IMark71613720"/><text:alphabetical-index-mark-end text:id="IMark62204072"/><text:alphabetical-index-mark-end text:id="IMark68871512"/><text:alphabetical-index-mark-end text:id="IMark62570392"/><text:alphabetical-index-mark-end text:id="IMark73276872"/><text:alphabetical-index-mark-end text:id="IMark63998040"/><text:alphabetical-index-mark-end text:id="IMark68168424"/> is not <text:alphabetical-index-mark-start text:id="IMark62469560"/><text:alphabetical-index-mark-start text:id="IMark62232936"/><text:alphabetical-index-mark-start text:id="IMark69042024"/><text:alphabetical-index-mark-start text:id="IMark71898472"/><text:alphabetical-index-mark-start text:id="IMark58869096"/><text:alphabetical-index-mark-start text:id="IMark64817112"/><text:alphabetical-index-mark-start text:id="IMark68869592"/><text:alphabetical-index-mark-start text:id="IMark64904072"/>format<text:alphabetical-index-mark-end text:id="IMark64904072"/><text:alphabetical-index-mark-end text:id="IMark68869592"/><text:alphabetical-index-mark-end text:id="IMark64817112"/><text:alphabetical-index-mark-end text:id="IMark58869096"/><text:alphabetical-index-mark-end text:id="IMark71898472"/><text:alphabetical-index-mark-end text:id="IMark69042024"/><text:alphabetical-index-mark-end text:id="IMark62232936"/><text:alphabetical-index-mark-end text:id="IMark62469560"/>ted; it is just a <text:alphabetical-index-mark-start text:id="IMark66841768"/><text:alphabetical-index-mark-start text:id="IMark68163368"/><text:alphabetical-index-mark-start text:id="IMark65883000"/><text:alphabetical-index-mark-start text:id="IMark65264696"/><text:alphabetical-index-mark-start text:id="IMark38764792"/><text:alphabetical-index-mark-start text:id="IMark68866184"/><text:alphabetical-index-mark-start text:id="IMark68873432"/>string<text:alphabetical-index-mark-end text:id="IMark68873432"/><text:alphabetical-index-mark-end text:id="IMark68866184"/><text:alphabetical-index-mark-end text:id="IMark38764792"/><text:alphabetical-index-mark-end text:id="IMark65264696"/><text:alphabetical-index-mark-end text:id="IMark65883000"/><text:alphabetical-index-mark-end text:id="IMark68163368"/><text:alphabetical-index-mark-end text:id="IMark66841768"/> of <text:alphabetical-index-mark-start text:id="IMark73222808"/><text:alphabetical-index-mark-start text:id="IMark64587384"/><text:alphabetical-index-mark-start text:id="IMark58315704"/><text:alphabetical-index-mark-start text:id="IMark68130360"/><text:alphabetical-index-mark-start text:id="IMark38765752"/><text:alphabetical-index-mark-start text:id="IMark58788664"/><text:alphabetical-index-mark-start text:id="IMark68870552"/>character<text:alphabetical-index-mark-end text:id="IMark68870552"/><text:alphabetical-index-mark-end text:id="IMark58788664"/><text:alphabetical-index-mark-end text:id="IMark38765752"/><text:alphabetical-index-mark-end text:id="IMark68130360"/><text:alphabetical-index-mark-end text:id="IMark58315704"/><text:alphabetical-index-mark-end text:id="IMark64587384"/><text:alphabetical-index-mark-end text:id="IMark73222808"/>s and it is up to the user – be it a <text:alphabetical-index-mark-start text:id="IMark63406824"/><text:alphabetical-index-mark-start text:id="IMark60712632"/><text:alphabetical-index-mark-start text:id="IMark68432136"/><text:alphabetical-index-mark-start text:id="IMark71243896"/><text:alphabetical-index-mark-start text:id="IMark60519016"/><text:alphabetical-index-mark-start text:id="IMark39901944"/><text:alphabetical-index-mark-start text:id="IMark65260856"/>program<text:alphabetical-index-mark-end text:id="IMark65260856"/><text:alphabetical-index-mark-end text:id="IMark39901944"/><text:alphabetical-index-mark-end text:id="IMark60519016"/><text:alphabetical-index-mark-end text:id="IMark71243896"/><text:alphabetical-index-mark-end text:id="IMark68432136"/><text:alphabetical-index-mark-end text:id="IMark60712632"/><text:alphabetical-index-mark-end text:id="IMark63406824"/> or a person - to make sense of those contents.</text:p>
      <text:p text:style-name="P55"/>
      <text:p text:style-name="P55"/>
      <text:h text:style-name="Heading_20_3" text:outline-level="3"><text:bookmark-start text:name="__RefHeading___Toc6742_413320909"/>5.<text:span text:style-name="T55">4</text:span>.2. <text:alphabetical-index-mark-start text:id="IMark68345384"/><text:alphabetical-index-mark-start text:id="IMark66191256"/><text:alphabetical-index-mark-start text:id="IMark62794904"/><text:alphabetical-index-mark-start text:id="IMark67385768"/><text:alphabetical-index-mark-start text:id="IMark66711048"/><text:alphabetical-index-mark-start text:id="IMark68992184"/><text:alphabetical-index-mark-start text:id="IMark65614552"/><text:alphabetical-index-mark-start text:id="IMark69040792"/><text:alphabetical-index-mark-start text:id="IMark68341400"/>TEST_DB<text:bookmark-end text:name="__RefHeading___Toc6742_413320909"/><text:alphabetical-index-mark-end text:id="IMark68341400"/><text:alphabetical-index-mark-end text:id="IMark69040792"/><text:alphabetical-index-mark-end text:id="IMark65614552"/><text:alphabetical-index-mark-end text:id="IMark68992184"/><text:alphabetical-index-mark-end text:id="IMark66711048"/><text:alphabetical-index-mark-end text:id="IMark67385768"/><text:alphabetical-index-mark-end text:id="IMark62794904"/><text:alphabetical-index-mark-end text:id="IMark66191256"/><text:alphabetical-index-mark-end text:id="IMark68345384"/></text:h>
      <text:p text:style-name="P55"/>
      <text:p text:style-name="P55">This <text:alphabetical-index-mark-start text:id="IMark64584504"/><text:alphabetical-index-mark-start text:id="IMark68858696"/><text:alphabetical-index-mark-start text:id="IMark54539016"/><text:alphabetical-index-mark-start text:id="IMark61534232"/><text:alphabetical-index-mark-start text:id="IMark71546072"/><text:alphabetical-index-mark-start text:id="IMark65653416"/><text:alphabetical-index-mark-start text:id="IMark68370312"/><text:alphabetical-index-mark-start text:id="IMark69039560"/><text:alphabetical-index-mark-start text:id="IMark54886072"/>macro<text:alphabetical-index-mark-end text:id="IMark54886072"/><text:alphabetical-index-mark-end text:id="IMark69039560"/><text:alphabetical-index-mark-end text:id="IMark68370312"/><text:alphabetical-index-mark-end text:id="IMark65653416"/><text:alphabetical-index-mark-end text:id="IMark71546072"/><text:alphabetical-index-mark-end text:id="IMark61534232"/><text:alphabetical-index-mark-end text:id="IMark54539016"/><text:alphabetical-index-mark-end text:id="IMark68858696"/><text:alphabetical-index-mark-end text:id="IMark64584504"/> will not <text:alphabetical-index-mark-start text:id="IMark66343928"/><text:alphabetical-index-mark-start text:id="IMark67524664"/><text:alphabetical-index-mark-start text:id="IMark67735592"/><text:alphabetical-index-mark-start text:id="IMark61167448"/><text:alphabetical-index-mark-start text:id="IMark71943208"/><text:alphabetical-index-mark-start text:id="IMark73588344"/><text:alphabetical-index-mark-start text:id="IMark71309368"/><text:alphabetical-index-mark-start text:id="IMark60270856"/><text:alphabetical-index-mark-start text:id="IMark53984840"/>execute<text:alphabetical-index-mark-end text:id="IMark53984840"/><text:alphabetical-index-mark-end text:id="IMark60270856"/><text:alphabetical-index-mark-end text:id="IMark71309368"/><text:alphabetical-index-mark-end text:id="IMark73588344"/><text:alphabetical-index-mark-end text:id="IMark71943208"/><text:alphabetical-index-mark-end text:id="IMark61167448"/><text:alphabetical-index-mark-end text:id="IMark67735592"/><text:alphabetical-index-mark-end text:id="IMark67524664"/><text:alphabetical-index-mark-end text:id="IMark66343928"/> a <text:alphabetical-index-mark-start text:id="IMark59159384"/><text:alphabetical-index-mark-start text:id="IMark61585448"/><text:alphabetical-index-mark-start text:id="IMark63076088"/><text:alphabetical-index-mark-start text:id="IMark65821992"/><text:alphabetical-index-mark-start text:id="IMark67669080"/><text:alphabetical-index-mark-start text:id="IMark62860904"/><text:alphabetical-index-mark-start text:id="IMark71897512"/><text:alphabetical-index-mark-start text:id="IMark67740040"/><text:alphabetical-index-mark-start text:id="IMark58903464"/>query<text:alphabetical-index-mark-end text:id="IMark58903464"/><text:alphabetical-index-mark-end text:id="IMark67740040"/><text:alphabetical-index-mark-end text:id="IMark71897512"/><text:alphabetical-index-mark-end text:id="IMark62860904"/><text:alphabetical-index-mark-end text:id="IMark67669080"/><text:alphabetical-index-mark-end text:id="IMark65821992"/><text:alphabetical-index-mark-end text:id="IMark63076088"/><text:alphabetical-index-mark-end text:id="IMark61585448"/><text:alphabetical-index-mark-end text:id="IMark59159384"/>, but will test if the <text:alphabetical-index-mark-start text:id="IMark59222280"/><text:alphabetical-index-mark-start text:id="IMark61138520"/><text:alphabetical-index-mark-start text:id="IMark61249560"/><text:alphabetical-index-mark-start text:id="IMark68450968"/><text:alphabetical-index-mark-start text:id="IMark68392920"/><text:alphabetical-index-mark-start text:id="IMark68133240"/><text:alphabetical-index-mark-start text:id="IMark33279960"/><text:alphabetical-index-mark-start text:id="IMark62567928"/><text:alphabetical-index-mark-start text:id="IMark54033032"/>database<text:alphabetical-index-mark-end text:id="IMark54033032"/><text:alphabetical-index-mark-end text:id="IMark62567928"/><text:alphabetical-index-mark-end text:id="IMark33279960"/><text:alphabetical-index-mark-end text:id="IMark68133240"/><text:alphabetical-index-mark-end text:id="IMark68392920"/><text:alphabetical-index-mark-end text:id="IMark68450968"/><text:alphabetical-index-mark-end text:id="IMark61249560"/><text:alphabetical-index-mark-end text:id="IMark61138520"/><text:alphabetical-index-mark-end text:id="IMark59222280"/> is available or not. <text:span text:style-name="T56">If the </text:span><text:alphabetical-index-mark-start text:id="IMark60896136"/><text:alphabetical-index-mark-start text:id="IMark65384328"/><text:alphabetical-index-mark-start text:id="IMark62670056"/><text:alphabetical-index-mark-start text:id="IMark67383848"/><text:alphabetical-index-mark-start text:id="IMark58755384"/><text:alphabetical-index-mark-start text:id="IMark38763832"/><text:alphabetical-index-mark-start text:id="IMark73278200"/><text:span text:style-name="T56">database</text:span><text:alphabetical-index-mark-end text:id="IMark73278200"/><text:alphabetical-index-mark-end text:id="IMark38763832"/><text:alphabetical-index-mark-end text:id="IMark58755384"/><text:alphabetical-index-mark-end text:id="IMark67383848"/><text:alphabetical-index-mark-end text:id="IMark62670056"/><text:alphabetical-index-mark-end text:id="IMark65384328"/><text:alphabetical-index-mark-end text:id="IMark60896136"/><text:span text:style-name="T56"> does not exist, it will create it, since </text:span><text:alphabetical-index-mark-start text:id="IMark63277352"/><text:alphabetical-index-mark-start text:id="IMark54226520"/><text:alphabetical-index-mark-start text:id="IMark75006040"/><text:alphabetical-index-mark-start text:id="IMark73279528"/><text:alphabetical-index-mark-start text:id="IMark61586584"/><text:alphabetical-index-mark-start text:id="IMark71730728"/><text:alphabetical-index-mark-start text:id="IMark64224280"/><text:alphabetical-index-mark-start text:id="IMark63713384"/><text:alphabetical-index-mark-start text:id="IMark73110760"/><text:alphabetical-index-mark-start text:id="IMark66088008"/><text:alphabetical-index-mark-start text:id="IMark71296984"/><text:alphabetical-index-mark-start text:id="IMark65481016"/><text:alphabetical-index-mark-start text:id="IMark62056728"/><text:alphabetical-index-mark-start text:id="IMark64586424"/><text:alphabetical-index-mark-start text:id="IMark65058072"/><text:alphabetical-index-mark-start text:id="IMark58840712"/><text:alphabetical-index-mark-start text:id="IMark65376904"/><text:alphabetical-index-mark-start text:id="IMark64585464"/><text:alphabetical-index-mark-start text:id="IMark68368984"/><text:alphabetical-index-mark-start text:id="IMark65378232"/><text:alphabetical-index-mark-start text:id="IMark68047656"/><text:span text:style-name="T56">Sql</text:span><text:alphabetical-index-mark-end text:id="IMark68047656"/><text:alphabetical-index-mark-end text:id="IMark65378232"/><text:alphabetical-index-mark-end text:id="IMark68368984"/><text:alphabetical-index-mark-end text:id="IMark64585464"/><text:alphabetical-index-mark-end text:id="IMark65376904"/><text:alphabetical-index-mark-end text:id="IMark58840712"/><text:alphabetical-index-mark-end text:id="IMark65058072"/><text:alphabetical-index-mark-end text:id="IMark64586424"/><text:alphabetical-index-mark-end text:id="IMark62056728"/><text:alphabetical-index-mark-end text:id="IMark65481016"/><text:alphabetical-index-mark-end text:id="IMark71296984"/><text:alphabetical-index-mark-end text:id="IMark66088008"/><text:alphabetical-index-mark-end text:id="IMark73110760"/><text:alphabetical-index-mark-end text:id="IMark63713384"/><text:span text:style-name="T56">ite</text:span><text:alphabetical-index-mark-end text:id="IMark64224280"/><text:alphabetical-index-mark-end text:id="IMark71730728"/><text:alphabetical-index-mark-end text:id="IMark61586584"/><text:alphabetical-index-mark-end text:id="IMark73279528"/><text:alphabetical-index-mark-end text:id="IMark75006040"/><text:alphabetical-index-mark-end text:id="IMark54226520"/><text:alphabetical-index-mark-end text:id="IMark63277352"/><text:span text:style-name="T56">3 does that and </text:span><text:alphabetical-index-mark-start text:id="IMark54079880"/><text:alphabetical-index-mark-start text:id="IMark71593896"/><text:alphabetical-index-mark-start text:id="IMark63284456"/><text:alphabetical-index-mark-start text:id="IMark63599000"/><text:alphabetical-index-mark-start text:id="IMark67728776"/><text:alphabetical-index-mark-start text:id="IMark65262776"/><text:alphabetical-index-mark-start text:id="IMark68868632"/><text:alphabetical-index-mark-start text:id="IMark71547032"/><text:alphabetical-index-mark-start text:id="IMark71581208"/><text:alphabetical-index-mark-start text:id="IMark68382264"/><text:alphabetical-index-mark-start text:id="IMark65470392"/><text:alphabetical-index-mark-start text:id="IMark39840120"/><text:alphabetical-index-mark-start text:id="IMark61472360"/><text:alphabetical-index-mark-start text:id="IMark67525624"/><text:span text:style-name="T56">sql</text:span><text:alphabetical-index-mark-end text:id="IMark67525624"/><text:alphabetical-index-mark-end text:id="IMark61472360"/><text:alphabetical-index-mark-end text:id="IMark39840120"/><text:alphabetical-index-mark-end text:id="IMark65470392"/><text:alphabetical-index-mark-end text:id="IMark68382264"/><text:alphabetical-index-mark-end text:id="IMark71581208"/><text:alphabetical-index-mark-end text:id="IMark71547032"/><text:alphabetical-index-mark-end text:id="IMark68868632"/><text:alphabetical-index-mark-end text:id="IMark65262776"/><text:alphabetical-index-mark-end text:id="IMark67728776"/><text:alphabetical-index-mark-end text:id="IMark63599000"/><text:alphabetical-index-mark-end text:id="IMark63284456"/><text:alphabetical-index-mark-end text:id="IMark71593896"/><text:alphabetical-index-mark-end text:id="IMark54079880"/><text:span text:style-name="T56">p passes every argument to </text:span><text:alphabetical-index-mark-start text:id="IMark59215448"/><text:alphabetical-index-mark-start text:id="IMark68531944"/><text:alphabetical-index-mark-start text:id="IMark39900024"/><text:alphabetical-index-mark-start text:id="IMark64864744"/><text:alphabetical-index-mark-start text:id="IMark60514504"/><text:alphabetical-index-mark-start text:id="IMark67712568"/><text:alphabetical-index-mark-start text:id="IMark58842632"/><text:alphabetical-index-mark-start text:id="IMark71731960"/><text:alphabetical-index-mark-start text:id="IMark39899064"/><text:alphabetical-index-mark-start text:id="IMark68874392"/><text:alphabetical-index-mark-start text:id="IMark73159832"/><text:alphabetical-index-mark-start text:id="IMark64794904"/><text:alphabetical-index-mark-start text:id="IMark59247224"/><text:alphabetical-index-mark-start text:id="IMark68628232"/><text:alphabetical-index-mark-start text:id="IMark65261816"/><text:alphabetical-index-mark-start text:id="IMark71547992"/><text:alphabetical-index-mark-start text:id="IMark64706680"/><text:alphabetical-index-mark-start text:id="IMark38766712"/><text:alphabetical-index-mark-start text:id="IMark63608104"/><text:alphabetical-index-mark-start text:id="IMark64384536"/><text:alphabetical-index-mark-start text:id="IMark73226792"/><text:span text:style-name="T56">Sql</text:span><text:alphabetical-index-mark-end text:id="IMark73226792"/><text:alphabetical-index-mark-end text:id="IMark64384536"/><text:alphabetical-index-mark-end text:id="IMark63608104"/><text:alphabetical-index-mark-end text:id="IMark38766712"/><text:alphabetical-index-mark-end text:id="IMark64706680"/><text:alphabetical-index-mark-end text:id="IMark71547992"/><text:alphabetical-index-mark-end text:id="IMark65261816"/><text:alphabetical-index-mark-end text:id="IMark68628232"/><text:alphabetical-index-mark-end text:id="IMark59247224"/><text:alphabetical-index-mark-end text:id="IMark64794904"/><text:alphabetical-index-mark-end text:id="IMark73159832"/><text:alphabetical-index-mark-end text:id="IMark68874392"/><text:alphabetical-index-mark-end text:id="IMark39899064"/><text:alphabetical-index-mark-end text:id="IMark71731960"/><text:span text:style-name="T56">ite</text:span><text:alphabetical-index-mark-end text:id="IMark58842632"/><text:alphabetical-index-mark-end text:id="IMark67712568"/><text:alphabetical-index-mark-end text:id="IMark60514504"/><text:alphabetical-index-mark-end text:id="IMark64864744"/><text:alphabetical-index-mark-end text:id="IMark39900024"/><text:alphabetical-index-mark-end text:id="IMark68531944"/><text:alphabetical-index-mark-end text:id="IMark59215448"/><text:span text:style-name="T56">3 as is.</text:span></text:p>
      <text:p text:style-name="P55"/>
      <text:p text:style-name="P60">To change the behavior of <text:alphabetical-index-mark-start text:id="IMark58923976"/><text:alphabetical-index-mark-start text:id="IMark68388936"/><text:alphabetical-index-mark-start text:id="IMark54574696"/><text:alphabetical-index-mark-start text:id="IMark71744232"/><text:alphabetical-index-mark-start text:id="IMark58841672"/><text:alphabetical-index-mark-start text:id="IMark62456568"/><text:alphabetical-index-mark-start text:id="IMark71241976"/>TEST_DB<text:alphabetical-index-mark-end text:id="IMark71241976"/><text:alphabetical-index-mark-end text:id="IMark62456568"/><text:alphabetical-index-mark-end text:id="IMark58841672"/><text:alphabetical-index-mark-end text:id="IMark71744232"/><text:alphabetical-index-mark-end text:id="IMark54574696"/><text:alphabetical-index-mark-end text:id="IMark68388936"/><text:alphabetical-index-mark-end text:id="IMark58923976"/> you would need to change <text:alphabetical-index-mark-start text:id="IMark39716568"/><text:alphabetical-index-mark-start text:id="IMark73267288"/><text:alphabetical-index-mark-start text:id="IMark65263736"/><text:alphabetical-index-mark-start text:id="IMark68337128"/><text:alphabetical-index-mark-start text:id="IMark67142280"/><text:alphabetical-index-mark-start text:id="IMark64796248"/><text:alphabetical-index-mark-start text:id="IMark62054472"/><text:alphabetical-index-mark-start text:id="IMark62915224"/><text:alphabetical-index-mark-start text:id="IMark71271272"/><text:alphabetical-index-mark-start text:id="IMark58314088"/><text:alphabetical-index-mark-start text:id="IMark64795864"/><text:alphabetical-index-mark-start text:id="IMark65471352"/><text:alphabetical-index-mark-start text:id="IMark58827352"/><text:alphabetical-index-mark-start text:id="IMark62340840"/><text:alphabetical-index-mark-start text:id="IMark65525048"/><text:alphabetical-index-mark-start text:id="IMark63397000"/><text:alphabetical-index-mark-start text:id="IMark71679560"/><text:alphabetical-index-mark-start text:id="IMark71481880"/><text:alphabetical-index-mark-start text:id="IMark65122104"/><text:alphabetical-index-mark-start text:id="IMark68971704"/><text:alphabetical-index-mark-start text:id="IMark68168424"/>Sql<text:alphabetical-index-mark-end text:id="IMark68168424"/><text:alphabetical-index-mark-end text:id="IMark68971704"/><text:alphabetical-index-mark-end text:id="IMark65122104"/><text:alphabetical-index-mark-end text:id="IMark71481880"/><text:alphabetical-index-mark-end text:id="IMark71679560"/><text:alphabetical-index-mark-end text:id="IMark63397000"/><text:alphabetical-index-mark-end text:id="IMark65525048"/><text:alphabetical-index-mark-end text:id="IMark62340840"/><text:alphabetical-index-mark-end text:id="IMark58827352"/><text:alphabetical-index-mark-end text:id="IMark65471352"/><text:alphabetical-index-mark-end text:id="IMark64795864"/><text:alphabetical-index-mark-end text:id="IMark58314088"/><text:alphabetical-index-mark-end text:id="IMark71271272"/><text:alphabetical-index-mark-end text:id="IMark62915224"/>ite<text:alphabetical-index-mark-end text:id="IMark62054472"/><text:alphabetical-index-mark-end text:id="IMark64796248"/><text:alphabetical-index-mark-end text:id="IMark67142280"/><text:alphabetical-index-mark-end text:id="IMark68337128"/><text:alphabetical-index-mark-end text:id="IMark65263736"/><text:alphabetical-index-mark-end text:id="IMark73267288"/><text:alphabetical-index-mark-end text:id="IMark39716568"/>3’s behavior by means of reconfiguration or custom <text:alphabetical-index-mark-start text:id="IMark63998040"/><text:alphabetical-index-mark-start text:id="IMark73276872"/><text:alphabetical-index-mark-start text:id="IMark62570392"/><text:alphabetical-index-mark-start text:id="IMark68871512"/><text:alphabetical-index-mark-start text:id="IMark62204072"/><text:alphabetical-index-mark-start text:id="IMark71613720"/><text:alphabetical-index-mark-start text:id="IMark62469560"/>program<text:alphabetical-index-mark-end text:id="IMark62469560"/><text:alphabetical-index-mark-end text:id="IMark71613720"/><text:alphabetical-index-mark-end text:id="IMark62204072"/><text:alphabetical-index-mark-end text:id="IMark68871512"/><text:alphabetical-index-mark-end text:id="IMark62570392"/><text:alphabetical-index-mark-end text:id="IMark73276872"/><text:alphabetical-index-mark-end text:id="IMark63998040"/>ming.</text:p>
      <text:p text:style-name="P60"/>
      <text:p text:style-name="P60"/>
      <text:h text:style-name="Heading_20_3" text:outline-level="3"><text:bookmark-start text:name="__RefHeading___Toc10215_1965016994"/>5.4.3. <text:alphabetical-index-mark-start text:id="IMark68869592"/><text:alphabetical-index-mark-start text:id="IMark64793944"/><text:alphabetical-index-mark-start text:id="IMark66841768"/><text:alphabetical-index-mark-start text:id="IMark68163368"/><text:alphabetical-index-mark-start text:id="IMark65883000"/><text:alphabetical-index-mark-start text:id="IMark65264696"/><text:alphabetical-index-mark-start text:id="IMark38764792"/><text:alphabetical-index-mark-start text:id="IMark68866184"/><text:alphabetical-index-mark-start text:id="IMark68873432"/><text:alphabetical-index-mark-start text:id="IMark73222808"/><text:alphabetical-index-mark-start text:id="IMark64587384"/><text:alphabetical-index-mark-start text:id="IMark58315704"/><text:alphabetical-index-mark-start text:id="IMark68130360"/><text:alphabetical-index-mark-start text:id="IMark38765752"/>OPEN_<text:alphabetical-index-mark-start text:id="IMark58788664"/><text:alphabetical-index-mark-start text:id="IMark68870552"/><text:alphabetical-index-mark-start text:id="IMark60712632"/><text:alphabetical-index-mark-start text:id="IMark63406824"/><text:alphabetical-index-mark-start text:id="IMark68432136"/><text:alphabetical-index-mark-start text:id="IMark71243896"/><text:alphabetical-index-mark-start text:id="IMark60519016"/>QUERY<text:alphabetical-index-mark-end text:id="IMark60519016"/><text:alphabetical-index-mark-end text:id="IMark71243896"/><text:alphabetical-index-mark-end text:id="IMark68432136"/><text:alphabetical-index-mark-end text:id="IMark63406824"/><text:alphabetical-index-mark-end text:id="IMark60712632"/><text:alphabetical-index-mark-end text:id="IMark68870552"/><text:alphabetical-index-mark-end text:id="IMark58788664"/>_CLOSE<text:alphabetical-index-mark-end text:id="IMark38765752"/><text:alphabetical-index-mark-end text:id="IMark68130360"/><text:alphabetical-index-mark-end text:id="IMark58315704"/><text:alphabetical-index-mark-end text:id="IMark64587384"/><text:alphabetical-index-mark-end text:id="IMark73222808"/><text:alphabetical-index-mark-end text:id="IMark68873432"/><text:alphabetical-index-mark-end text:id="IMark68866184"/>_SHOW<text:bookmark-end text:name="__RefHeading___Toc10215_1965016994"/><text:alphabetical-index-mark-end text:id="IMark38764792"/><text:alphabetical-index-mark-end text:id="IMark65264696"/><text:alphabetical-index-mark-end text:id="IMark65883000"/><text:alphabetical-index-mark-end text:id="IMark68163368"/><text:alphabetical-index-mark-end text:id="IMark66841768"/><text:alphabetical-index-mark-end text:id="IMark64793944"/><text:alphabetical-index-mark-end text:id="IMark68869592"/></text:h>
      <text:p text:style-name="P55"/>
      <text:p text:style-name="P56">This one does the same as <text:alphabetical-index-mark-start text:id="IMark73268904"/><text:alphabetical-index-mark-start text:id="IMark64792984"/><text:alphabetical-index-mark-start text:id="IMark71642872"/><text:alphabetical-index-mark-start text:id="IMark71981096"/><text:alphabetical-index-mark-start text:id="IMark65124760"/><text:alphabetical-index-mark-start text:id="IMark39900984"/><text:alphabetical-index-mark-start text:id="IMark66191256"/>OPEN_<text:alphabetical-index-mark-start text:id="IMark68345384"/><text:alphabetical-index-mark-start text:id="IMark62794904"/><text:alphabetical-index-mark-start text:id="IMark67385768"/><text:alphabetical-index-mark-start text:id="IMark66711048"/><text:alphabetical-index-mark-start text:id="IMark68992184"/><text:alphabetical-index-mark-start text:id="IMark65614552"/><text:alphabetical-index-mark-start text:id="IMark69040792"/>QUERY<text:alphabetical-index-mark-end text:id="IMark69040792"/><text:alphabetical-index-mark-end text:id="IMark65614552"/><text:alphabetical-index-mark-end text:id="IMark68992184"/><text:alphabetical-index-mark-end text:id="IMark66711048"/><text:alphabetical-index-mark-end text:id="IMark67385768"/><text:alphabetical-index-mark-end text:id="IMark62794904"/><text:alphabetical-index-mark-end text:id="IMark68345384"/>_CLOSE<text:alphabetical-index-mark-end text:id="IMark66191256"/><text:alphabetical-index-mark-end text:id="IMark39900984"/><text:alphabetical-index-mark-end text:id="IMark65124760"/><text:alphabetical-index-mark-end text:id="IMark71981096"/><text:alphabetical-index-mark-end text:id="IMark71642872"/><text:alphabetical-index-mark-end text:id="IMark64792984"/><text:alphabetical-index-mark-end text:id="IMark73268904"/> but after finishing, shows the contents of <text:alphabetical-index-mark-start text:id="IMark68341400"/><text:alphabetical-index-mark-start text:id="IMark68132280"/><text:alphabetical-index-mark-start text:id="IMark64675064"/><text:alphabetical-index-mark-start text:id="IMark59222280"/><text:alphabetical-index-mark-start text:id="IMark61138520"/><text:alphabetical-index-mark-start text:id="IMark61249560"/><text:alphabetical-index-mark-start text:id="IMark68450968"/><text:alphabetical-index-mark-start text:id="IMark68392920"/><text:alphabetical-index-mark-start text:id="IMark68133240"/><text:alphabetical-index-mark-start text:id="IMark33279960"/><text:alphabetical-index-mark-start text:id="IMark62567928"/><text:alphabetical-index-mark-start text:id="IMark54033032"/><text:alphabetical-index-mark-start text:id="IMark59159384"/><text:alphabetical-index-mark-start text:id="IMark61585448"/>sql<text:alphabetical-index-mark-end text:id="IMark61585448"/><text:alphabetical-index-mark-end text:id="IMark59159384"/><text:alphabetical-index-mark-end text:id="IMark54033032"/><text:alphabetical-index-mark-end text:id="IMark62567928"/><text:alphabetical-index-mark-end text:id="IMark33279960"/><text:alphabetical-index-mark-end text:id="IMark68133240"/><text:alphabetical-index-mark-end text:id="IMark68392920"/><text:alphabetical-index-mark-end text:id="IMark68450968"/><text:alphabetical-index-mark-end text:id="IMark61249560"/><text:alphabetical-index-mark-end text:id="IMark61138520"/><text:alphabetical-index-mark-end text:id="IMark59222280"/><text:alphabetical-index-mark-end text:id="IMark64675064"/><text:alphabetical-index-mark-end text:id="IMark68132280"/><text:alphabetical-index-mark-end text:id="IMark68341400"/>p_<text:alphabetical-index-mark-start text:id="IMark63076088"/><text:alphabetical-index-mark-start text:id="IMark65821992"/><text:alphabetical-index-mark-start text:id="IMark67669080"/><text:alphabetical-index-mark-start text:id="IMark62860904"/><text:alphabetical-index-mark-start text:id="IMark71897512"/><text:alphabetical-index-mark-start text:id="IMark67740040"/><text:alphabetical-index-mark-start text:id="IMark58903464"/><text:alphabetical-index-mark-start text:id="IMark66343928"/><text:alphabetical-index-mark-start text:id="IMark67524664"/><text:alphabetical-index-mark-start text:id="IMark67735592"/><text:alphabetical-index-mark-start text:id="IMark61167448"/><text:alphabetical-index-mark-start text:id="IMark71943208"/><text:alphabetical-index-mark-start text:id="IMark73588344"/><text:alphabetical-index-mark-start text:id="IMark71309368"/>result<text:alphabetical-index-mark-end text:id="IMark71309368"/><text:alphabetical-index-mark-end text:id="IMark73588344"/><text:alphabetical-index-mark-end text:id="IMark71943208"/><text:alphabetical-index-mark-end text:id="IMark61167448"/><text:alphabetical-index-mark-end text:id="IMark67735592"/><text:alphabetical-index-mark-end text:id="IMark67524664"/><text:alphabetical-index-mark-end text:id="IMark66343928"/>s<text:alphabetical-index-mark-end text:id="IMark58903464"/><text:alphabetical-index-mark-end text:id="IMark67740040"/><text:alphabetical-index-mark-end text:id="IMark71897512"/><text:alphabetical-index-mark-end text:id="IMark62860904"/><text:alphabetical-index-mark-end text:id="IMark67669080"/><text:alphabetical-index-mark-end text:id="IMark65821992"/><text:alphabetical-index-mark-end text:id="IMark63076088"/><text:alphabetical-index-mark-start text:id="IMark60270856"/><text:alphabetical-index-mark-start text:id="IMark53984840"/><text:alphabetical-index-mark-start text:id="IMark64584504"/><text:alphabetical-index-mark-start text:id="IMark68858696"/><text:alphabetical-index-mark-start text:id="IMark54539016"/><text:alphabetical-index-mark-start text:id="IMark61534232"/><text:alphabetical-index-mark-start text:id="IMark71546072"/>.txt<text:alphabetical-index-mark-end text:id="IMark71546072"/><text:alphabetical-index-mark-end text:id="IMark61534232"/><text:alphabetical-index-mark-end text:id="IMark54539016"/><text:alphabetical-index-mark-end text:id="IMark68858696"/><text:alphabetical-index-mark-end text:id="IMark64584504"/><text:alphabetical-index-mark-end text:id="IMark53984840"/><text:alphabetical-index-mark-end text:id="IMark60270856"/>. It is important to remember that the contents of this <text:alphabetical-index-mark-start text:id="IMark65653416"/><text:alphabetical-index-mark-start text:id="IMark68370312"/><text:alphabetical-index-mark-start text:id="IMark69039560"/><text:alphabetical-index-mark-start text:id="IMark54886072"/><text:alphabetical-index-mark-start text:id="IMark60713016"/><text:alphabetical-index-mark-start text:id="IMark60896136"/><text:alphabetical-index-mark-start text:id="IMark65384328"/>file<text:alphabetical-index-mark-end text:id="IMark65384328"/><text:alphabetical-index-mark-end text:id="IMark60896136"/><text:alphabetical-index-mark-end text:id="IMark60713016"/><text:alphabetical-index-mark-end text:id="IMark54886072"/><text:alphabetical-index-mark-end text:id="IMark69039560"/><text:alphabetical-index-mark-end text:id="IMark68370312"/><text:alphabetical-index-mark-end text:id="IMark65653416"/> are not <text:alphabetical-index-mark-start text:id="IMark62670056"/><text:alphabetical-index-mark-start text:id="IMark67383848"/><text:alphabetical-index-mark-start text:id="IMark58755384"/><text:alphabetical-index-mark-start text:id="IMark38763832"/><text:alphabetical-index-mark-start text:id="IMark73278200"/><text:alphabetical-index-mark-start text:id="IMark63713384"/><text:alphabetical-index-mark-start text:id="IMark73110760"/><text:alphabetical-index-mark-start text:id="IMark66088008"/>format<text:alphabetical-index-mark-end text:id="IMark66088008"/><text:alphabetical-index-mark-end text:id="IMark73110760"/><text:alphabetical-index-mark-end text:id="IMark63713384"/><text:alphabetical-index-mark-end text:id="IMark73278200"/><text:alphabetical-index-mark-end text:id="IMark38763832"/><text:alphabetical-index-mark-end text:id="IMark58755384"/><text:alphabetical-index-mark-end text:id="IMark67383848"/><text:alphabetical-index-mark-end text:id="IMark62670056"/>ted, so in the case of complex <text:alphabetical-index-mark-start text:id="IMark71296984"/><text:alphabetical-index-mark-start text:id="IMark65481016"/><text:alphabetical-index-mark-start text:id="IMark62056728"/><text:alphabetical-index-mark-start text:id="IMark64586424"/><text:alphabetical-index-mark-start text:id="IMark65058072"/><text:alphabetical-index-mark-start text:id="IMark58840712"/><text:alphabetical-index-mark-start text:id="IMark65376904"/>queries<text:alphabetical-index-mark-end text:id="IMark65376904"/><text:alphabetical-index-mark-end text:id="IMark58840712"/><text:alphabetical-index-mark-end text:id="IMark65058072"/><text:alphabetical-index-mark-end text:id="IMark64586424"/><text:alphabetical-index-mark-end text:id="IMark62056728"/><text:alphabetical-index-mark-end text:id="IMark65481016"/><text:alphabetical-index-mark-end text:id="IMark71296984"/> you may see a lot of <text:alphabetical-index-mark-start text:id="IMark64585464"/>pretty<text:alphabetical-index-mark-end text:id="IMark64585464"/> confusing <text:alphabetical-index-mark-start text:id="IMark68368984"/><text:alphabetical-index-mark-start text:id="IMark65378232"/><text:alphabetical-index-mark-start text:id="IMark68047656"/><text:alphabetical-index-mark-start text:id="IMark63277352"/><text:alphabetical-index-mark-start text:id="IMark54226520"/><text:alphabetical-index-mark-start text:id="IMark75006040"/><text:alphabetical-index-mark-start text:id="IMark73279528"/>character<text:alphabetical-index-mark-end text:id="IMark73279528"/><text:alphabetical-index-mark-end text:id="IMark75006040"/><text:alphabetical-index-mark-end text:id="IMark54226520"/><text:alphabetical-index-mark-end text:id="IMark63277352"/><text:alphabetical-index-mark-end text:id="IMark68047656"/><text:alphabetical-index-mark-end text:id="IMark65378232"/><text:alphabetical-index-mark-end text:id="IMark68368984"/>s if you don’t know what you are looking for. </text:p>
      <text:p text:style-name="P56"/>
      <text:p text:style-name="P56">Yet, for simple <text:alphabetical-index-mark-start text:id="IMark68875352"/><text:alphabetical-index-mark-start text:id="IMark54079880"/><text:alphabetical-index-mark-start text:id="IMark71593896"/><text:alphabetical-index-mark-start text:id="IMark63284456"/><text:alphabetical-index-mark-start text:id="IMark63599000"/><text:alphabetical-index-mark-start text:id="IMark67728776"/><text:alphabetical-index-mark-start text:id="IMark65262776"/>queries<text:alphabetical-index-mark-end text:id="IMark65262776"/><text:alphabetical-index-mark-end text:id="IMark67728776"/><text:alphabetical-index-mark-end text:id="IMark63599000"/><text:alphabetical-index-mark-end text:id="IMark63284456"/><text:alphabetical-index-mark-end text:id="IMark71593896"/><text:alphabetical-index-mark-end text:id="IMark54079880"/><text:alphabetical-index-mark-end text:id="IMark68875352"/> it might be convenient, as well as for testing <text:alphabetical-index-mark-start text:id="IMark68868632"/><text:alphabetical-index-mark-start text:id="IMark71547032"/><text:alphabetical-index-mark-start text:id="IMark71581208"/><text:alphabetical-index-mark-start text:id="IMark68382264"/><text:alphabetical-index-mark-start text:id="IMark65470392"/><text:alphabetical-index-mark-start text:id="IMark39840120"/><text:alphabetical-index-mark-start text:id="IMark61472360"/>queries<text:alphabetical-index-mark-end text:id="IMark61472360"/><text:alphabetical-index-mark-end text:id="IMark39840120"/><text:alphabetical-index-mark-end text:id="IMark65470392"/><text:alphabetical-index-mark-end text:id="IMark68382264"/><text:alphabetical-index-mark-end text:id="IMark71581208"/><text:alphabetical-index-mark-end text:id="IMark71547032"/><text:alphabetical-index-mark-end text:id="IMark68868632"/> and evaluating the kind of <text:alphabetical-index-mark-start text:id="IMark67525624"/><text:alphabetical-index-mark-start text:id="IMark71731960"/><text:alphabetical-index-mark-start text:id="IMark39899064"/><text:alphabetical-index-mark-start text:id="IMark68874392"/><text:alphabetical-index-mark-start text:id="IMark73159832"/><text:alphabetical-index-mark-start text:id="IMark64794904"/><text:alphabetical-index-mark-start text:id="IMark59247224"/><text:alphabetical-index-mark-start text:id="IMark68628232"/><text:alphabetical-index-mark-start text:id="IMark65261816"/><text:alphabetical-index-mark-start text:id="IMark71547992"/><text:alphabetical-index-mark-start text:id="IMark64706680"/><text:alphabetical-index-mark-start text:id="IMark38766712"/><text:alphabetical-index-mark-start text:id="IMark63608104"/><text:alphabetical-index-mark-start text:id="IMark64384536"/>result<text:alphabetical-index-mark-end text:id="IMark64384536"/><text:alphabetical-index-mark-end text:id="IMark63608104"/><text:alphabetical-index-mark-end text:id="IMark38766712"/><text:alphabetical-index-mark-end text:id="IMark64706680"/><text:alphabetical-index-mark-end text:id="IMark71547992"/><text:alphabetical-index-mark-end text:id="IMark65261816"/><text:alphabetical-index-mark-end text:id="IMark68628232"/>s<text:alphabetical-index-mark-end text:id="IMark59247224"/><text:alphabetical-index-mark-end text:id="IMark64794904"/><text:alphabetical-index-mark-end text:id="IMark73159832"/><text:alphabetical-index-mark-end text:id="IMark68874392"/><text:alphabetical-index-mark-end text:id="IMark39899064"/><text:alphabetical-index-mark-end text:id="IMark71731960"/><text:alphabetical-index-mark-end text:id="IMark67525624"/> that they produce.</text:p>
      <text:p text:style-name="P55"/>
      <text:p text:style-name="P55"/>
      <text:h text:style-name="Heading_20_3" text:outline-level="3"><text:bookmark-start text:name="__RefHeading___Toc23964_1670562577"/>5.4.4. <text:alphabetical-index-mark-start text:id="IMark60514504"/><text:alphabetical-index-mark-start text:id="IMark58842632"/>PRETTY<text:alphabetical-index-mark-end text:id="IMark58842632"/>_SHOW<text:bookmark-end text:name="__RefHeading___Toc23964_1670562577"/><text:alphabetical-index-mark-end text:id="IMark60514504"/></text:h>
      <text:p text:style-name="P55"/>
      <text:p text:style-name="P105"><text:soft-page-break/>This <text:alphabetical-index-mark-start text:id="IMark68872472"/>query<text:alphabetical-index-mark-end text:id="IMark68872472"/> acts not on a <text:alphabetical-index-mark-start text:id="IMark66246344"/>database<text:alphabetical-index-mark-end text:id="IMark66246344"/>, be it <text:alphabetical-index-mark-start text:id="IMark73276872"/><text:alphabetical-index-mark-start text:id="IMark63998040"/><text:alphabetical-index-mark-start text:id="IMark62570392"/>Sql<text:alphabetical-index-mark-end text:id="IMark62570392"/><text:alphabetical-index-mark-end text:id="IMark63998040"/>ite<text:alphabetical-index-mark-end text:id="IMark73276872"/>3 or <text:alphabetical-index-mark-start text:id="IMark68871512"/>HDF5<text:alphabetical-index-mark-end text:id="IMark68871512"/> but on the <text:alphabetical-index-mark-start text:id="IMark62204072"/><text:alphabetical-index-mark-start text:id="IMark71613720"/>result<text:alphabetical-index-mark-end text:id="IMark71613720"/>s<text:alphabetical-index-mark-end text:id="IMark62204072"/> provided by <text:alphabetical-index-mark-start text:id="IMark62469560"/>queries<text:alphabetical-index-mark-end text:id="IMark62469560"/> made upon those <text:alphabetical-index-mark-start text:id="IMark39716568"/>database<text:alphabetical-index-mark-end text:id="IMark39716568"/>s. What <text:alphabetical-index-mark-start text:id="IMark73267288"/><text:alphabetical-index-mark-start text:id="IMark65263736"/>PRETTY<text:alphabetical-index-mark-end text:id="IMark65263736"/>_SHOW<text:alphabetical-index-mark-end text:id="IMark73267288"/> does is to <text:alphabetical-index-mark-start text:id="IMark68337128"/><text:alphabetical-index-mark-start text:id="IMark67142280"/>format<text:alphabetical-index-mark-end text:id="IMark67142280"/><text:alphabetical-index-mark-end text:id="IMark68337128"/> the <text:alphabetical-index-mark-start text:id="IMark64796248"/><text:alphabetical-index-mark-start text:id="IMark62054472"/>result<text:alphabetical-index-mark-end text:id="IMark62054472"/>s<text:alphabetical-index-mark-end text:id="IMark64796248"/> contained in the <text:alphabetical-index-mark-start text:id="IMark62915224"/>file<text:alphabetical-index-mark-end text:id="IMark62915224"/> <text:alphabetical-index-mark-start text:id="IMark71271272"/><text:alphabetical-index-mark-start text:id="IMark58314088"/>sql<text:alphabetical-index-mark-end text:id="IMark58314088"/><text:alphabetical-index-mark-end text:id="IMark71271272"/>p_<text:alphabetical-index-mark-start text:id="IMark64795864"/><text:alphabetical-index-mark-start text:id="IMark65471352"/>result<text:alphabetical-index-mark-end text:id="IMark65471352"/>s<text:alphabetical-index-mark-end text:id="IMark64795864"/><text:alphabetical-index-mark-start text:id="IMark58827352"/>.txt<text:alphabetical-index-mark-end text:id="IMark58827352"/> in a columnar structure so that they appear legible to the human eye. </text:p>
      <text:p text:style-name="P105"/>
      <text:p text:style-name="P106">Instead of the name of a <text:alphabetical-index-mark-start text:id="IMark71679560"/>database<text:alphabetical-index-mark-end text:id="IMark71679560"/>, the user has to provide the name of the <text:alphabetical-index-mark-start text:id="IMark71481880"/>file<text:alphabetical-index-mark-end text:id="IMark71481880"/> to read and turn <text:alphabetical-index-mark-start text:id="IMark65122104"/>pretty<text:alphabetical-index-mark-end text:id="IMark65122104"/> – usually <text:alphabetical-index-mark-start text:id="IMark68971704"/><text:alphabetical-index-mark-start text:id="IMark68168424"/><text:span text:style-name="T23">sql</text:span><text:alphabetical-index-mark-end text:id="IMark68168424"/><text:alphabetical-index-mark-end text:id="IMark68971704"/><text:span text:style-name="T23">p_</text:span><text:alphabetical-index-mark-start text:id="IMark58923976"/><text:alphabetical-index-mark-start text:id="IMark68388936"/><text:span text:style-name="T23">result</text:span><text:alphabetical-index-mark-end text:id="IMark68388936"/><text:span text:style-name="T23">s</text:span><text:alphabetical-index-mark-end text:id="IMark58923976"/><text:alphabetical-index-mark-start text:id="IMark54574696"/><text:span text:style-name="T23">.txt</text:span><text:alphabetical-index-mark-end text:id="IMark54574696"/> <text:span text:style-name="T90">as</text:span></text:p>
      <text:p text:style-name="P106"/>
      <text:p text:style-name="P113">“<text:span text:style-name="T90">[</text:span><text:alphabetical-index-mark-start text:id="IMark68869592"/><text:span text:style-name="T90">file</text:span><text:alphabetical-index-mark-end text:id="IMark68869592"/><text:span text:style-name="T90">_name]</text:span>”</text:p>
      <text:p text:style-name="P105"/>
      <text:p text:style-name="P106">Instead of an <text:alphabetical-index-mark-start text:id="IMark68866184"/><text:alphabetical-index-mark-start text:id="IMark68873432"/>SQL<text:alphabetical-index-mark-end text:id="IMark68873432"/><text:alphabetical-index-mark-end text:id="IMark68866184"/> or <text:alphabetical-index-mark-start text:id="IMark73222808"/>HDF<text:span text:style-name="T91">ql</text:span><text:alphabetical-index-mark-end text:id="IMark73222808"/> <text:alphabetical-index-mark-start text:id="IMark64587384"/>query<text:alphabetical-index-mark-end text:id="IMark64587384"/>, the user has to provide the number of columns that will be used to <text:alphabetical-index-mark-start text:id="IMark58315704"/><text:alphabetical-index-mark-start text:id="IMark68130360"/>format<text:alphabetical-index-mark-end text:id="IMark68130360"/><text:alphabetical-index-mark-end text:id="IMark58315704"/> the <text:alphabetical-index-mark-start text:id="IMark38765752"/><text:alphabetical-index-mark-start text:id="IMark58788664"/>result<text:alphabetical-index-mark-end text:id="IMark58788664"/>s<text:alphabetical-index-mark-end text:id="IMark38765752"/> <text:span text:style-name="T90">as a </text:span><text:alphabetical-index-mark-start text:id="IMark68870552"/><text:span text:style-name="T90">string</text:span><text:alphabetical-index-mark-end text:id="IMark68870552"/><text:span text:style-name="T90"> of the following form:</text:span></text:p>
      <text:p text:style-name="P105"/>
      <text:p text:style-name="P110">“<text:span text:style-name="T90">COLS=[number_of_columns];</text:span>”</text:p>
      <text:p text:style-name="P105"/>
      <text:p text:style-name="P107">Notice the semicolon at the end of the <text:alphabetical-index-mark-start text:id="IMark68047656"/>string<text:alphabetical-index-mark-end text:id="IMark68047656"/>.</text:p>
      <text:p text:style-name="P105"/>
      <text:p text:style-name="P107">And the third argument should be the <text:alphabetical-index-mark-start text:id="IMark73279528"/>macro<text:alphabetical-index-mark-end text:id="IMark73279528"/>:</text:p>
      <text:p text:style-name="P107"/>
      <text:p text:style-name="P111">“<text:alphabetical-index-mark-start text:id="IMark62056728"/><text:alphabetical-index-mark-start text:id="IMark64586424"/>PRETTY<text:alphabetical-index-mark-end text:id="IMark64586424"/>_SHOW<text:alphabetical-index-mark-end text:id="IMark62056728"/>”</text:p>
      <text:p text:style-name="P105"/>
      <text:p text:style-name="P108">Thus, the complete <text:alphabetical-index-mark-start text:id="IMark62670056"/>call<text:alphabetical-index-mark-end text:id="IMark62670056"/> to <text:alphabetical-index-mark-start text:id="IMark67383848"/><text:alphabetical-index-mark-start text:id="IMark58755384"/>sql<text:alphabetical-index-mark-end text:id="IMark58755384"/><text:alphabetical-index-mark-end text:id="IMark67383848"/>p in order to use <text:alphabetical-index-mark-start text:id="IMark38763832"/><text:alphabetical-index-mark-start text:id="IMark73278200"/><text:span text:style-name="T48">PRETTY</text:span><text:alphabetical-index-mark-end text:id="IMark73278200"/><text:span text:style-name="T48">_SHOW</text:span><text:alphabetical-index-mark-end text:id="IMark38763832"/> would be something like this in a hypothetical case of <text:alphabetical-index-mark-start text:id="IMark63713384"/><text:alphabetical-index-mark-start text:id="IMark73110760"/>result<text:alphabetical-index-mark-end text:id="IMark73110760"/>s<text:alphabetical-index-mark-end text:id="IMark63713384"/> organized in five columns, based on</text:p>
      <text:p text:style-name="P105"/>
      <text:p text:style-name="P112">./<text:alphabetical-index-mark-start text:id="IMark61534232"/><text:alphabetical-index-mark-start text:id="IMark71546072"/>sql<text:alphabetical-index-mark-end text:id="IMark71546072"/><text:alphabetical-index-mark-end text:id="IMark61534232"/>p "<text:alphabetical-index-mark-start text:id="IMark63076088"/><text:alphabetical-index-mark-start text:id="IMark65821992"/>sql<text:alphabetical-index-mark-end text:id="IMark65821992"/><text:alphabetical-index-mark-end text:id="IMark63076088"/>p_<text:alphabetical-index-mark-start text:id="IMark67669080"/><text:alphabetical-index-mark-start text:id="IMark62860904"/>result<text:alphabetical-index-mark-end text:id="IMark62860904"/>s<text:alphabetical-index-mark-end text:id="IMark67669080"/><text:alphabetical-index-mark-start text:id="IMark71897512"/>.txt<text:alphabetical-index-mark-end text:id="IMark71897512"/>" "COLS=5;" "<text:alphabetical-index-mark-start text:id="IMark67740040"/><text:alphabetical-index-mark-start text:id="IMark58903464"/>PRETTY<text:alphabetical-index-mark-end text:id="IMark58903464"/>_SHOW<text:alphabetical-index-mark-end text:id="IMark67740040"/>"</text:p>
      <text:p text:style-name="P105"/>
      <text:p text:style-name="P109">As a <text:alphabetical-index-mark-start text:id="IMark64675064"/>result<text:alphabetical-index-mark-end text:id="IMark64675064"/> of the use of this <text:alphabetical-index-mark-start text:id="IMark59222280"/>macro<text:alphabetical-index-mark-end text:id="IMark59222280"/>, a <text:alphabetical-index-mark-start text:id="IMark61138520"/>file<text:alphabetical-index-mark-end text:id="IMark61138520"/> <text:alphabetical-index-mark-start text:id="IMark61249560"/>call<text:alphabetical-index-mark-end text:id="IMark61249560"/>ed <text:alphabetical-index-mark-start text:id="IMark68450968"/><text:alphabetical-index-mark-start text:id="IMark68392920"/><text:alphabetical-index-mark-start text:id="IMark68133240"/><text:span text:style-name="T23">sql</text:span><text:alphabetical-index-mark-end text:id="IMark68133240"/><text:alphabetical-index-mark-end text:id="IMark68392920"/><text:span text:style-name="T23">p_</text:span><text:alphabetical-index-mark-start text:id="IMark33279960"/><text:span text:style-name="T23">pretty</text:span><text:alphabetical-index-mark-end text:id="IMark33279960"/><text:span text:style-name="T23">_tmp</text:span><text:alphabetical-index-mark-start text:id="IMark62567928"/><text:span text:style-name="T23">.txt</text:span><text:alphabetical-index-mark-end text:id="IMark62567928"/><text:alphabetical-index-mark-end text:id="IMark68450968"/> will be created. By opening this <text:alphabetical-index-mark-start text:id="IMark54033032"/>file<text:alphabetical-index-mark-end text:id="IMark54033032"/> you would see the <text:alphabetical-index-mark-start text:id="IMark59159384"/><text:alphabetical-index-mark-start text:id="IMark61585448"/>result<text:alphabetical-index-mark-end text:id="IMark61585448"/>s<text:alphabetical-index-mark-end text:id="IMark59159384"/> of the last <text:alphabetical-index-mark-start text:id="IMark73268904"/>query<text:alphabetical-index-mark-end text:id="IMark73268904"/> in a somewhat legible way.</text:p>
      <text:p text:style-name="P105"/>
      <text:p text:style-name="P105"/>
      <text:p text:style-name="P55">In effect, when you <text:alphabetical-index-mark-start text:id="IMark73159832"/><text:alphabetical-index-mark-start text:id="IMark64794904"/><text:alphabetical-index-mark-start text:id="IMark59247224"/><text:alphabetical-index-mark-start text:id="IMark68628232"/><text:alphabetical-index-mark-start text:id="IMark65261816"/><text:alphabetical-index-mark-start text:id="IMark71547992"/><text:alphabetical-index-mark-start text:id="IMark64706680"/><text:alphabetical-index-mark-start text:id="IMark38766712"/><text:alphabetical-index-mark-start text:id="IMark63608104"/>call<text:alphabetical-index-mark-end text:id="IMark63608104"/><text:alphabetical-index-mark-end text:id="IMark38766712"/><text:alphabetical-index-mark-end text:id="IMark64706680"/><text:alphabetical-index-mark-end text:id="IMark71547992"/><text:alphabetical-index-mark-end text:id="IMark65261816"/><text:alphabetical-index-mark-end text:id="IMark68628232"/><text:alphabetical-index-mark-end text:id="IMark59247224"/><text:alphabetical-index-mark-end text:id="IMark64794904"/><text:alphabetical-index-mark-end text:id="IMark73159832"/> <text:alphabetical-index-mark-start text:id="IMark64384536"/><text:alphabetical-index-mark-start text:id="IMark68868632"/><text:alphabetical-index-mark-start text:id="IMark71547032"/><text:alphabetical-index-mark-start text:id="IMark71581208"/><text:alphabetical-index-mark-start text:id="IMark68382264"/><text:alphabetical-index-mark-start text:id="IMark65470392"/><text:alphabetical-index-mark-start text:id="IMark39840120"/><text:alphabetical-index-mark-start text:id="IMark61472360"/><text:alphabetical-index-mark-start text:id="IMark68875352"/><text:alphabetical-index-mark-start text:id="IMark54079880"/><text:alphabetical-index-mark-start text:id="IMark71593896"/><text:alphabetical-index-mark-start text:id="IMark63284456"/><text:alphabetical-index-mark-start text:id="IMark63599000"/><text:alphabetical-index-mark-start text:id="IMark67728776"/><text:alphabetical-index-mark-start text:id="IMark65262776"/><text:alphabetical-index-mark-start text:id="IMark73226792"/><text:alphabetical-index-mark-start text:id="IMark68531944"/><text:alphabetical-index-mark-start text:id="IMark59215448"/>sql<text:alphabetical-index-mark-end text:id="IMark59215448"/><text:alphabetical-index-mark-end text:id="IMark68531944"/><text:alphabetical-index-mark-end text:id="IMark73226792"/><text:alphabetical-index-mark-end text:id="IMark65262776"/><text:alphabetical-index-mark-end text:id="IMark67728776"/><text:alphabetical-index-mark-end text:id="IMark63599000"/><text:alphabetical-index-mark-end text:id="IMark63284456"/><text:alphabetical-index-mark-end text:id="IMark71593896"/><text:alphabetical-index-mark-end text:id="IMark54079880"/><text:alphabetical-index-mark-end text:id="IMark68875352"/><text:alphabetical-index-mark-end text:id="IMark61472360"/><text:alphabetical-index-mark-end text:id="IMark39840120"/><text:alphabetical-index-mark-end text:id="IMark65470392"/><text:alphabetical-index-mark-end text:id="IMark68382264"/><text:alphabetical-index-mark-end text:id="IMark71581208"/><text:alphabetical-index-mark-end text:id="IMark71547032"/><text:alphabetical-index-mark-end text:id="IMark68868632"/><text:alphabetical-index-mark-end text:id="IMark64384536"/>p using two arguments and no <text:alphabetical-index-mark-start text:id="IMark64864744"/><text:alphabetical-index-mark-start text:id="IMark39900024"/><text:alphabetical-index-mark-start text:id="IMark58842632"/><text:alphabetical-index-mark-start text:id="IMark60514504"/><text:alphabetical-index-mark-start text:id="IMark67712568"/><text:alphabetical-index-mark-start text:id="IMark62569160"/><text:alphabetical-index-mark-start text:id="IMark71899432"/><text:alphabetical-index-mark-start text:id="IMark64795864"/><text:alphabetical-index-mark-start text:id="IMark58827352"/>macro<text:alphabetical-index-mark-end text:id="IMark58827352"/><text:alphabetical-index-mark-end text:id="IMark64795864"/><text:alphabetical-index-mark-end text:id="IMark71899432"/><text:alphabetical-index-mark-end text:id="IMark62569160"/><text:alphabetical-index-mark-end text:id="IMark67712568"/><text:alphabetical-index-mark-end text:id="IMark60514504"/><text:alphabetical-index-mark-end text:id="IMark58842632"/><text:alphabetical-index-mark-end text:id="IMark39900024"/><text:alphabetical-index-mark-end text:id="IMark64864744"/>, the <text:alphabetical-index-mark-start text:id="IMark65471352"/><text:alphabetical-index-mark-start text:id="IMark71271272"/><text:alphabetical-index-mark-start text:id="IMark58314088"/><text:alphabetical-index-mark-start text:id="IMark62915224"/><text:alphabetical-index-mark-start text:id="IMark64796248"/><text:alphabetical-index-mark-start text:id="IMark62054472"/><text:alphabetical-index-mark-start text:id="IMark68337128"/><text:alphabetical-index-mark-start text:id="IMark67142280"/><text:alphabetical-index-mark-start text:id="IMark73267288"/>program<text:alphabetical-index-mark-end text:id="IMark73267288"/><text:alphabetical-index-mark-end text:id="IMark67142280"/><text:alphabetical-index-mark-end text:id="IMark68337128"/><text:alphabetical-index-mark-end text:id="IMark62054472"/><text:alphabetical-index-mark-end text:id="IMark64796248"/><text:alphabetical-index-mark-end text:id="IMark62915224"/><text:alphabetical-index-mark-end text:id="IMark58314088"/><text:alphabetical-index-mark-end text:id="IMark71271272"/><text:alphabetical-index-mark-end text:id="IMark65471352"/> by default will <text:alphabetical-index-mark-start text:id="IMark65263736"/><text:alphabetical-index-mark-start text:id="IMark39716568"/><text:alphabetical-index-mark-start text:id="IMark62469560"/><text:alphabetical-index-mark-start text:id="IMark62204072"/><text:alphabetical-index-mark-start text:id="IMark71613720"/><text:alphabetical-index-mark-start text:id="IMark68871512"/><text:alphabetical-index-mark-start text:id="IMark73276872"/><text:alphabetical-index-mark-start text:id="IMark63998040"/><text:alphabetical-index-mark-start text:id="IMark62570392"/>execute<text:alphabetical-index-mark-end text:id="IMark62570392"/><text:alphabetical-index-mark-end text:id="IMark63998040"/><text:alphabetical-index-mark-end text:id="IMark73276872"/><text:alphabetical-index-mark-end text:id="IMark68871512"/><text:alphabetical-index-mark-end text:id="IMark71613720"/><text:alphabetical-index-mark-end text:id="IMark62204072"/><text:alphabetical-index-mark-end text:id="IMark62469560"/><text:alphabetical-index-mark-end text:id="IMark39716568"/><text:alphabetical-index-mark-end text:id="IMark65263736"/> with <text:alphabetical-index-mark-start text:id="IMark66246344"/><text:alphabetical-index-mark-start text:id="IMark68872472"/><text:alphabetical-index-mark-start text:id="IMark62340840"/><text:alphabetical-index-mark-start text:id="IMark63397000"/><text:alphabetical-index-mark-start text:id="IMark65525048"/><text:alphabetical-index-mark-start text:id="IMark65122104"/><text:alphabetical-index-mark-start text:id="IMark71481880"/><text:alphabetical-index-mark-start text:id="IMark71679560"/><text:alphabetical-index-mark-start text:id="IMark71744232"/>OPEN_<text:alphabetical-index-mark-start text:id="IMark68971704"/><text:alphabetical-index-mark-start text:id="IMark68168424"/><text:alphabetical-index-mark-start text:id="IMark58841672"/><text:alphabetical-index-mark-start text:id="IMark62456568"/><text:alphabetical-index-mark-start text:id="IMark68388936"/><text:alphabetical-index-mark-start text:id="IMark71241976"/><text:alphabetical-index-mark-start text:id="IMark58923976"/><text:alphabetical-index-mark-start text:id="IMark62232936"/><text:alphabetical-index-mark-start text:id="IMark54574696"/>QUERY<text:alphabetical-index-mark-end text:id="IMark54574696"/><text:alphabetical-index-mark-end text:id="IMark62232936"/><text:alphabetical-index-mark-end text:id="IMark58923976"/><text:alphabetical-index-mark-end text:id="IMark71241976"/><text:alphabetical-index-mark-end text:id="IMark68388936"/><text:alphabetical-index-mark-end text:id="IMark62456568"/><text:alphabetical-index-mark-end text:id="IMark58841672"/><text:alphabetical-index-mark-end text:id="IMark68168424"/><text:alphabetical-index-mark-end text:id="IMark68971704"/>_CLOSE<text:alphabetical-index-mark-end text:id="IMark71744232"/><text:alphabetical-index-mark-end text:id="IMark71679560"/><text:alphabetical-index-mark-end text:id="IMark71481880"/><text:alphabetical-index-mark-end text:id="IMark65122104"/><text:alphabetical-index-mark-end text:id="IMark65525048"/><text:alphabetical-index-mark-end text:id="IMark63397000"/><text:alphabetical-index-mark-end text:id="IMark62340840"/><text:alphabetical-index-mark-end text:id="IMark68872472"/><text:alphabetical-index-mark-end text:id="IMark66246344"/>. In the future other <text:alphabetical-index-mark-start text:id="IMark71898472"/><text:alphabetical-index-mark-start text:id="IMark64817112"/><text:alphabetical-index-mark-start text:id="IMark69042024"/><text:alphabetical-index-mark-start text:id="IMark64793944"/><text:alphabetical-index-mark-start text:id="IMark58869096"/><text:alphabetical-index-mark-start text:id="IMark66841768"/><text:alphabetical-index-mark-start text:id="IMark68869592"/><text:alphabetical-index-mark-start text:id="IMark65883000"/><text:alphabetical-index-mark-start text:id="IMark68163368"/>macro<text:alphabetical-index-mark-end text:id="IMark68163368"/><text:alphabetical-index-mark-end text:id="IMark65883000"/><text:alphabetical-index-mark-end text:id="IMark68869592"/><text:alphabetical-index-mark-end text:id="IMark66841768"/><text:alphabetical-index-mark-end text:id="IMark58869096"/><text:alphabetical-index-mark-end text:id="IMark64793944"/><text:alphabetical-index-mark-end text:id="IMark69042024"/><text:alphabetical-index-mark-end text:id="IMark64817112"/><text:alphabetical-index-mark-end text:id="IMark71898472"/>s might be designed.</text:p>
      <text:p text:style-name="P105"/>
      <text:p text:style-name="P9"/>
      <text:h text:style-name="P118" text:outline-level="1"><text:bookmark-start text:name="__RefHeading___Toc993_76759228"/>6. Sources<text:bookmark-end text:name="__RefHeading___Toc993_76759228"/></text:h>
      <text:p text:style-name="P8"/>
      <text:p text:style-name="P12"><text:span text:style-name="T12">6.</text:span><text:span text:style-name="T13">1</text:span><text:span text:style-name="T12">.</text:span><text:span text:style-name="T10"> </text:span><text:alphabetical-index-mark-start text:id="IMark71243896"/><text:alphabetical-index-mark-start text:id="IMark64904072"/><text:alphabetical-index-mark-start text:id="IMark39901944"/><text:alphabetical-index-mark-start text:id="IMark65260856"/><text:alphabetical-index-mark-start text:id="IMark68368984"/><text:alphabetical-index-mark-start text:id="IMark65378232"/><text:alphabetical-index-mark-start text:id="IMark63277352"/><text:alphabetical-index-mark-start text:id="IMark68047656"/><text:alphabetical-index-mark-start text:id="IMark75006040"/><text:alphabetical-index-mark-start text:id="IMark54226520"/><text:alphabetical-index-mark-start text:id="IMark64585464"/><text:alphabetical-index-mark-start text:id="IMark73279528"/><text:alphabetical-index-mark-start text:id="IMark65481016"/><text:alphabetical-index-mark-start text:id="IMark71296984"/><text:alphabetical-index-mark-start text:id="IMark64586424"/><text:alphabetical-index-mark-start text:id="IMark62056728"/><text:alphabetical-index-mark-start text:id="IMark65058072"/><text:alphabetical-index-mark-start text:id="IMark65376904"/><text:alphabetical-index-mark-start text:id="IMark58840712"/><text:alphabetical-index-mark-start text:id="IMark66088008"/><text:alphabetical-index-mark-start text:id="IMark65653416"/><text:alphabetical-index-mark-start text:id="IMark62670056"/><text:alphabetical-index-mark-start text:id="IMark67383848"/><text:alphabetical-index-mark-start text:id="IMark58755384"/><text:alphabetical-index-mark-start text:id="IMark68370312"/><text:alphabetical-index-mark-start text:id="IMark69039560"/><text:alphabetical-index-mark-start text:id="IMark73278200"/><text:alphabetical-index-mark-start text:id="IMark54886072"/><text:alphabetical-index-mark-start text:id="IMark38763832"/><text:alphabetical-index-mark-start text:id="IMark73110760"/><text:alphabetical-index-mark-start text:id="IMark63713384"/><text:alphabetical-index-mark-start text:id="IMark60896136"/><text:alphabetical-index-mark-start text:id="IMark60713016"/><text:alphabetical-index-mark-start text:id="IMark65384328"/><text:alphabetical-index-mark-start text:id="IMark60270856"/><text:alphabetical-index-mark-start text:id="IMark53984840"/>Sql<text:alphabetical-index-mark-end text:id="IMark53984840"/><text:alphabetical-index-mark-end text:id="IMark60270856"/><text:alphabetical-index-mark-end text:id="IMark65384328"/><text:alphabetical-index-mark-end text:id="IMark60713016"/><text:alphabetical-index-mark-end text:id="IMark60896136"/><text:alphabetical-index-mark-end text:id="IMark63713384"/><text:alphabetical-index-mark-end text:id="IMark73110760"/><text:alphabetical-index-mark-end text:id="IMark38763832"/><text:alphabetical-index-mark-end text:id="IMark54886072"/><text:alphabetical-index-mark-end text:id="IMark73278200"/><text:alphabetical-index-mark-end text:id="IMark69039560"/><text:alphabetical-index-mark-end text:id="IMark68370312"/><text:alphabetical-index-mark-end text:id="IMark58755384"/><text:alphabetical-index-mark-end text:id="IMark67383848"/><text:alphabetical-index-mark-end text:id="IMark62670056"/><text:alphabetical-index-mark-end text:id="IMark65653416"/><text:alphabetical-index-mark-end text:id="IMark66088008"/><text:alphabetical-index-mark-end text:id="IMark58840712"/><text:alphabetical-index-mark-end text:id="IMark65376904"/><text:alphabetical-index-mark-end text:id="IMark65058072"/><text:alphabetical-index-mark-end text:id="IMark62056728"/><text:alphabetical-index-mark-end text:id="IMark64586424"/><text:alphabetical-index-mark-end text:id="IMark71296984"/><text:alphabetical-index-mark-end text:id="IMark65481016"/>ite<text:alphabetical-index-mark-end text:id="IMark73279528"/><text:alphabetical-index-mark-end text:id="IMark64585464"/><text:alphabetical-index-mark-end text:id="IMark54226520"/><text:alphabetical-index-mark-end text:id="IMark75006040"/><text:alphabetical-index-mark-end text:id="IMark68047656"/><text:alphabetical-index-mark-end text:id="IMark63277352"/><text:alphabetical-index-mark-end text:id="IMark65378232"/><text:alphabetical-index-mark-end text:id="IMark68368984"/><text:alphabetical-index-mark-end text:id="IMark65260856"/><text:alphabetical-index-mark-end text:id="IMark39901944"/><text:alphabetical-index-mark-end text:id="IMark64904072"/><text:alphabetical-index-mark-end text:id="IMark71243896"/>.org. (2000). <text:alphabetical-index-mark-start text:id="IMark68858696"/><text:alphabetical-index-mark-start text:id="IMark64584504"/><text:alphabetical-index-mark-start text:id="IMark54539016"/><text:alphabetical-index-mark-start text:id="IMark66343928"/><text:alphabetical-index-mark-start text:id="IMark61534232"/><text:alphabetical-index-mark-start text:id="IMark71546072"/><text:alphabetical-index-mark-start text:id="IMark63076088"/><text:alphabetical-index-mark-start text:id="IMark65821992"/><text:alphabetical-index-mark-start text:id="IMark62860904"/><text:alphabetical-index-mark-start text:id="IMark67669080"/><text:alphabetical-index-mark-start text:id="IMark71897512"/><text:alphabetical-index-mark-start text:id="IMark58903464"/><text:alphabetical-index-mark-start text:id="IMark67740040"/><text:alphabetical-index-mark-start text:id="IMark67735592"/><text:alphabetical-index-mark-start text:id="IMark67524664"/><text:alphabetical-index-mark-start text:id="IMark61167448"/><text:alphabetical-index-mark-start text:id="IMark71943208"/><text:alphabetical-index-mark-start text:id="IMark73588344"/><text:alphabetical-index-mark-start text:id="IMark68341400"/><text:alphabetical-index-mark-start text:id="IMark71309368"/><text:alphabetical-index-mark-start text:id="IMark68132280"/><text:alphabetical-index-mark-start text:id="IMark64792984"/><text:alphabetical-index-mark-start text:id="IMark64675064"/><text:alphabetical-index-mark-start text:id="IMark71642872"/><text:alphabetical-index-mark-start text:id="IMark59222280"/><text:alphabetical-index-mark-start text:id="IMark61138520"/><text:alphabetical-index-mark-start text:id="IMark61249560"/><text:alphabetical-index-mark-start text:id="IMark71981096"/><text:alphabetical-index-mark-start text:id="IMark68392920"/><text:alphabetical-index-mark-start text:id="IMark68133240"/><text:alphabetical-index-mark-start text:id="IMark65124760"/><text:alphabetical-index-mark-start text:id="IMark39900984"/><text:alphabetical-index-mark-start text:id="IMark33279960"/><text:alphabetical-index-mark-start text:id="IMark66191256"/><text:alphabetical-index-mark-start text:id="IMark68345384"/><text:alphabetical-index-mark-start text:id="IMark68450968"/>SQL<text:alphabetical-index-mark-end text:id="IMark68450968"/><text:alphabetical-index-mark-end text:id="IMark68345384"/><text:alphabetical-index-mark-end text:id="IMark66191256"/><text:alphabetical-index-mark-end text:id="IMark33279960"/><text:alphabetical-index-mark-end text:id="IMark39900984"/><text:alphabetical-index-mark-end text:id="IMark65124760"/><text:alphabetical-index-mark-end text:id="IMark68133240"/><text:alphabetical-index-mark-end text:id="IMark68392920"/><text:alphabetical-index-mark-end text:id="IMark71981096"/><text:alphabetical-index-mark-end text:id="IMark61249560"/><text:alphabetical-index-mark-end text:id="IMark61138520"/><text:alphabetical-index-mark-end text:id="IMark59222280"/><text:alphabetical-index-mark-end text:id="IMark71642872"/><text:alphabetical-index-mark-end text:id="IMark64675064"/><text:alphabetical-index-mark-end text:id="IMark64792984"/><text:alphabetical-index-mark-end text:id="IMark68132280"/><text:alphabetical-index-mark-end text:id="IMark71309368"/><text:alphabetical-index-mark-end text:id="IMark68341400"/><text:alphabetical-index-mark-end text:id="IMark73588344"/><text:alphabetical-index-mark-end text:id="IMark71943208"/><text:alphabetical-index-mark-end text:id="IMark61167448"/><text:alphabetical-index-mark-end text:id="IMark67524664"/><text:alphabetical-index-mark-end text:id="IMark67735592"/><text:alphabetical-index-mark-end text:id="IMark67740040"/>ite<text:alphabetical-index-mark-end text:id="IMark58903464"/><text:alphabetical-index-mark-end text:id="IMark71897512"/><text:alphabetical-index-mark-end text:id="IMark67669080"/><text:alphabetical-index-mark-end text:id="IMark62860904"/><text:alphabetical-index-mark-end text:id="IMark65821992"/><text:alphabetical-index-mark-end text:id="IMark63076088"/><text:alphabetical-index-mark-end text:id="IMark71546072"/><text:alphabetical-index-mark-end text:id="IMark61534232"/><text:alphabetical-index-mark-end text:id="IMark66343928"/><text:alphabetical-index-mark-end text:id="IMark54539016"/><text:alphabetical-index-mark-end text:id="IMark64584504"/><text:alphabetical-index-mark-end text:id="IMark68858696"/> Home Page. [online] Available at: https://www<text:alphabetical-index-mark-start text:id="IMark62567928"/><text:alphabetical-index-mark-start text:id="IMark62794904"/><text:alphabetical-index-mark-start text:id="IMark54033032"/><text:alphabetical-index-mark-start text:id="IMark67385768"/><text:alphabetical-index-mark-start text:id="IMark61585448"/><text:alphabetical-index-mark-start text:id="IMark59159384"/><text:alphabetical-index-mark-start text:id="IMark73268904"/><text:alphabetical-index-mark-start text:id="IMark68992184"/><text:alphabetical-index-mark-start text:id="IMark66711048"/><text:alphabetical-index-mark-start text:id="IMark65614552"/><text:alphabetical-index-mark-start text:id="IMark69040792"/><text:alphabetical-index-mark-start text:id="IMark64224280"/>.<text:alphabetical-index-mark-start text:id="IMark61586584"/><text:alphabetical-index-mark-start text:id="IMark71730728"/><text:alphabetical-index-mark-start text:id="IMark71731960"/><text:alphabetical-index-mark-start text:id="IMark39899064"/><text:alphabetical-index-mark-start text:id="IMark67525624"/><text:alphabetical-index-mark-start text:id="IMark68874392"/><text:alphabetical-index-mark-start text:id="IMark38764792"/><text:alphabetical-index-mark-start text:id="IMark65264696"/><text:alphabetical-index-mark-start text:id="IMark73159832"/><text:alphabetical-index-mark-start text:id="IMark64794904"/><text:alphabetical-index-mark-start text:id="IMark59247224"/><text:alphabetical-index-mark-start text:id="IMark68628232"/><text:alphabetical-index-mark-start text:id="IMark65261816"/><text:alphabetical-index-mark-start text:id="IMark71547992"/><text:alphabetical-index-mark-start text:id="IMark64706680"/><text:alphabetical-index-mark-start text:id="IMark38766712"/><text:alphabetical-index-mark-start text:id="IMark63608104"/><text:alphabetical-index-mark-start text:id="IMark64384536"/><text:alphabetical-index-mark-start text:id="IMark68868632"/><text:alphabetical-index-mark-start text:id="IMark71547032"/><text:alphabetical-index-mark-start text:id="IMark71581208"/><text:alphabetical-index-mark-start text:id="IMark68382264"/><text:alphabetical-index-mark-start text:id="IMark65470392"/><text:alphabetical-index-mark-start text:id="IMark39840120"/><text:alphabetical-index-mark-start text:id="IMark61472360"/><text:alphabetical-index-mark-start text:id="IMark68875352"/><text:alphabetical-index-mark-start text:id="IMark54079880"/><text:alphabetical-index-mark-start text:id="IMark71593896"/><text:alphabetical-index-mark-start text:id="IMark63284456"/><text:alphabetical-index-mark-start text:id="IMark63599000"/><text:alphabetical-index-mark-start text:id="IMark67728776"/><text:alphabetical-index-mark-start text:id="IMark65262776"/><text:alphabetical-index-mark-start text:id="IMark73226792"/><text:alphabetical-index-mark-start text:id="IMark68531944"/><text:alphabetical-index-mark-start text:id="IMark59215448"/><text:alphabetical-index-mark-start text:id="IMark64864744"/><text:alphabetical-index-mark-start text:id="IMark39900024"/><text:alphabetical-index-mark-start text:id="IMark58842632"/><text:alphabetical-index-mark-start text:id="IMark60514504"/>sql<text:alphabetical-index-mark-end text:id="IMark60514504"/><text:alphabetical-index-mark-end text:id="IMark58842632"/><text:alphabetical-index-mark-end text:id="IMark39900024"/><text:alphabetical-index-mark-end text:id="IMark64864744"/><text:alphabetical-index-mark-end text:id="IMark59215448"/><text:alphabetical-index-mark-end text:id="IMark68531944"/><text:alphabetical-index-mark-end text:id="IMark73226792"/><text:alphabetical-index-mark-end text:id="IMark65262776"/><text:alphabetical-index-mark-end text:id="IMark67728776"/><text:alphabetical-index-mark-end text:id="IMark63599000"/><text:alphabetical-index-mark-end text:id="IMark63284456"/><text:alphabetical-index-mark-end text:id="IMark71593896"/><text:alphabetical-index-mark-end text:id="IMark54079880"/><text:alphabetical-index-mark-end text:id="IMark68875352"/><text:alphabetical-index-mark-end text:id="IMark61472360"/><text:alphabetical-index-mark-end text:id="IMark39840120"/><text:alphabetical-index-mark-end text:id="IMark65470392"/><text:alphabetical-index-mark-end text:id="IMark68382264"/><text:alphabetical-index-mark-end text:id="IMark71581208"/><text:alphabetical-index-mark-end text:id="IMark71547032"/><text:alphabetical-index-mark-end text:id="IMark68868632"/><text:alphabetical-index-mark-end text:id="IMark64384536"/><text:alphabetical-index-mark-end text:id="IMark63608104"/><text:alphabetical-index-mark-end text:id="IMark38766712"/><text:alphabetical-index-mark-end text:id="IMark64706680"/><text:alphabetical-index-mark-end text:id="IMark71547992"/><text:alphabetical-index-mark-end text:id="IMark65261816"/><text:alphabetical-index-mark-end text:id="IMark64224280"/><text:alphabetical-index-mark-end text:id="IMark69040792"/><text:alphabetical-index-mark-end text:id="IMark65614552"/><text:alphabetical-index-mark-end text:id="IMark66711048"/><text:alphabetical-index-mark-end text:id="IMark68992184"/><text:alphabetical-index-mark-end text:id="IMark73268904"/><text:alphabetical-index-mark-end text:id="IMark59159384"/><text:alphabetical-index-mark-end text:id="IMark61585448"/><text:alphabetical-index-mark-end text:id="IMark67385768"/><text:alphabetical-index-mark-end text:id="IMark54033032"/><text:alphabetical-index-mark-end text:id="IMark62794904"/><text:alphabetical-index-mark-end text:id="IMark62567928"/>ite<text:alphabetical-index-mark-end text:id="IMark68628232"/><text:alphabetical-index-mark-end text:id="IMark59247224"/><text:alphabetical-index-mark-end text:id="IMark64794904"/><text:alphabetical-index-mark-end text:id="IMark73159832"/><text:alphabetical-index-mark-end text:id="IMark65264696"/><text:alphabetical-index-mark-end text:id="IMark38764792"/><text:alphabetical-index-mark-end text:id="IMark68874392"/><text:alphabetical-index-mark-end text:id="IMark67525624"/><text:alphabetical-index-mark-end text:id="IMark39899064"/><text:alphabetical-index-mark-end text:id="IMark71731960"/><text:alphabetical-index-mark-end text:id="IMark71730728"/><text:alphabetical-index-mark-end text:id="IMark61586584"/>.org/index.html [Acc<text:alphabetical-index-mark-start text:id="IMark67712568"/>es<text:alphabetical-index-mark-end text:id="IMark67712568"/>sed 26 Aug. 2019].</text:p>
      <text:p text:style-name="P12"/>
      <text:p text:style-name="P4"><text:bookmark text:name="js-reference-string-0"/><text:span text:style-name="T14">6.2.</text:span><text:span text:style-name="T58"> </text:span><text:alphabetical-index-mark-start text:id="IMark58314088"/><text:alphabetical-index-mark-start text:id="IMark62915224"/><text:alphabetical-index-mark-start text:id="IMark64796248"/><text:alphabetical-index-mark-start text:id="IMark62054472"/><text:alphabetical-index-mark-start text:id="IMark68337128"/><text:alphabetical-index-mark-start text:id="IMark67142280"/><text:alphabetical-index-mark-start text:id="IMark73267288"/><text:alphabetical-index-mark-start text:id="IMark68866184"/><text:alphabetical-index-mark-start text:id="IMark65263736"/><text:alphabetical-index-mark-start text:id="IMark39716568"/><text:alphabetical-index-mark-start text:id="IMark62469560"/><text:alphabetical-index-mark-start text:id="IMark62204072"/><text:alphabetical-index-mark-start text:id="IMark71613720"/><text:alphabetical-index-mark-start text:id="IMark68871512"/><text:alphabetical-index-mark-start text:id="IMark73276872"/><text:alphabetical-index-mark-start text:id="IMark63998040"/><text:alphabetical-index-mark-start text:id="IMark62570392"/><text:alphabetical-index-mark-start text:id="IMark68971704"/>Sql<text:alphabetical-index-mark-end text:id="IMark68971704"/><text:alphabetical-index-mark-end text:id="IMark62570392"/><text:alphabetical-index-mark-end text:id="IMark63998040"/><text:alphabetical-index-mark-end text:id="IMark73276872"/><text:alphabetical-index-mark-end text:id="IMark68871512"/><text:alphabetical-index-mark-end text:id="IMark71613720"/><text:alphabetical-index-mark-end text:id="IMark62204072"/><text:alphabetical-index-mark-end text:id="IMark62469560"/><text:alphabetical-index-mark-end text:id="IMark39716568"/><text:alphabetical-index-mark-end text:id="IMark65263736"/><text:alphabetical-index-mark-end text:id="IMark68866184"/><text:alphabetical-index-mark-end text:id="IMark73267288"/>ite<text:alphabetical-index-mark-end text:id="IMark67142280"/><text:alphabetical-index-mark-end text:id="IMark68337128"/><text:alphabetical-index-mark-end text:id="IMark62054472"/><text:alphabetical-index-mark-end text:id="IMark64796248"/><text:alphabetical-index-mark-end text:id="IMark62915224"/><text:alphabetical-index-mark-end text:id="IMark58314088"/>.org. (20<text:span text:style-name="T58">00</text:span>). <text:alphabetical-index-mark-start text:id="IMark68168424"/><text:alphabetical-index-mark-start text:id="IMark58841672"/><text:alphabetical-index-mark-start text:id="IMark62456568"/><text:alphabetical-index-mark-start text:id="IMark68388936"/><text:alphabetical-index-mark-start text:id="IMark71241976"/><text:alphabetical-index-mark-start text:id="IMark58923976"/><text:span text:style-name="T22">Command</text:span><text:alphabetical-index-mark-end text:id="IMark58923976"/><text:alphabetical-index-mark-end text:id="IMark71241976"/><text:alphabetical-index-mark-end text:id="IMark68388936"/><text:alphabetical-index-mark-end text:id="IMark62456568"/><text:alphabetical-index-mark-end text:id="IMark58841672"/><text:alphabetical-index-mark-end text:id="IMark68168424"/><text:span text:style-name="T22"> Line Shell For </text:span><text:alphabetical-index-mark-start text:id="IMark62232936"/><text:alphabetical-index-mark-start text:id="IMark54574696"/><text:alphabetical-index-mark-start text:id="IMark66246344"/><text:alphabetical-index-mark-start text:id="IMark68872472"/><text:alphabetical-index-mark-start text:id="IMark62340840"/><text:alphabetical-index-mark-start text:id="IMark63397000"/><text:alphabetical-index-mark-start text:id="IMark65525048"/><text:alphabetical-index-mark-start text:id="IMark65122104"/><text:alphabetical-index-mark-start text:id="IMark71481880"/><text:alphabetical-index-mark-start text:id="IMark71679560"/><text:alphabetical-index-mark-start text:id="IMark71744232"/><text:alphabetical-index-mark-start text:id="IMark68873432"/><text:alphabetical-index-mark-start text:id="IMark71898472"/><text:alphabetical-index-mark-start text:id="IMark64817112"/><text:alphabetical-index-mark-start text:id="IMark69042024"/><text:alphabetical-index-mark-start text:id="IMark64793944"/><text:alphabetical-index-mark-start text:id="IMark58869096"/><text:alphabetical-index-mark-start text:id="IMark66841768"/><text:span text:style-name="T22">SQL</text:span><text:alphabetical-index-mark-end text:id="IMark66841768"/><text:alphabetical-index-mark-end text:id="IMark58869096"/><text:alphabetical-index-mark-end text:id="IMark64793944"/><text:alphabetical-index-mark-end text:id="IMark69042024"/><text:alphabetical-index-mark-end text:id="IMark64817112"/><text:alphabetical-index-mark-end text:id="IMark71898472"/><text:alphabetical-index-mark-end text:id="IMark68873432"/><text:alphabetical-index-mark-end text:id="IMark71744232"/><text:alphabetical-index-mark-end text:id="IMark71679560"/><text:alphabetical-index-mark-end text:id="IMark71481880"/><text:alphabetical-index-mark-end text:id="IMark65122104"/><text:alphabetical-index-mark-end text:id="IMark65525048"/><text:span text:style-name="T22">ite</text:span><text:alphabetical-index-mark-end text:id="IMark63397000"/><text:alphabetical-index-mark-end text:id="IMark62340840"/><text:alphabetical-index-mark-end text:id="IMark68872472"/><text:alphabetical-index-mark-end text:id="IMark66246344"/><text:alphabetical-index-mark-end text:id="IMark54574696"/><text:alphabetical-index-mark-end text:id="IMark62232936"/>. [online] Available at: https://www<text:alphabetical-index-mark-start text:id="IMark68869592"/><text:alphabetical-index-mark-start text:id="IMark65883000"/><text:alphabetical-index-mark-start text:id="IMark68163368"/><text:alphabetical-index-mark-start text:id="IMark38765752"/><text:alphabetical-index-mark-start text:id="IMark60712632"/><text:alphabetical-index-mark-start text:id="IMark58315704"/>.<text:alphabetical-index-mark-start text:id="IMark58788664"/><text:alphabetical-index-mark-start text:id="IMark64587384"/><text:alphabetical-index-mark-start text:id="IMark68130360"/><text:alphabetical-index-mark-start text:id="IMark73222808"/><text:alphabetical-index-mark-start text:id="IMark68870552"/><text:alphabetical-index-mark-start text:id="IMark68432136"/><text:alphabetical-index-mark-start text:id="IMark60519016"/><text:alphabetical-index-mark-start text:id="IMark63406824"/><text:alphabetical-index-mark-start text:id="IMark62569160"/><text:alphabetical-index-mark-start text:id="IMark71899432"/><text:alphabetical-index-mark-start text:id="IMark64795864"/><text:alphabetical-index-mark-start text:id="IMark58827352"/><text:alphabetical-index-mark-start text:id="IMark65481016"/><text:alphabetical-index-mark-start text:id="IMark71296984"/><text:alphabetical-index-mark-start text:id="IMark64586424"/><text:alphabetical-index-mark-start text:id="IMark62056728"/><text:alphabetical-index-mark-start text:id="IMark65058072"/><text:alphabetical-index-mark-start text:id="IMark65376904"/>sql<text:alphabetical-index-mark-end text:id="IMark65376904"/><text:alphabetical-index-mark-end text:id="IMark65058072"/><text:alphabetical-index-mark-end text:id="IMark62056728"/><text:alphabetical-index-mark-end text:id="IMark64586424"/><text:alphabetical-index-mark-end text:id="IMark71296984"/><text:alphabetical-index-mark-end text:id="IMark65481016"/><text:alphabetical-index-mark-end text:id="IMark58827352"/><text:alphabetical-index-mark-end text:id="IMark64795864"/><text:alphabetical-index-mark-end text:id="IMark71899432"/><text:alphabetical-index-mark-end text:id="IMark62569160"/><text:alphabetical-index-mark-end text:id="IMark63406824"/><text:alphabetical-index-mark-end text:id="IMark60519016"/><text:alphabetical-index-mark-end text:id="IMark58315704"/><text:alphabetical-index-mark-end text:id="IMark60712632"/><text:alphabetical-index-mark-end text:id="IMark38765752"/><text:alphabetical-index-mark-end text:id="IMark68163368"/><text:alphabetical-index-mark-end text:id="IMark65883000"/><text:alphabetical-index-mark-end text:id="IMark68869592"/>ite<text:alphabetical-index-mark-end text:id="IMark68432136"/><text:alphabetical-index-mark-end text:id="IMark68870552"/><text:alphabetical-index-mark-end text:id="IMark73222808"/><text:alphabetical-index-mark-end text:id="IMark68130360"/><text:alphabetical-index-mark-end text:id="IMark64587384"/><text:alphabetical-index-mark-end text:id="IMark58788664"/>.org/cli.html [Accessed 10 Oct. 2019].</text:p>
      <text:p text:style-name="P4"/>
      <text:p text:style-name="P4"/>
      <text:p text:style-name="P6"><text:span text:style-name="T61">6.3.</text:span><text:span text:style-name="T60"> </text:span><text:bookmark text:name="js-reference-string-2"/><text:span text:style-name="T60">The HDF Group. (2019). </text:span><text:span text:style-name="T62">The HDF Group - ensuring long-term access and usability of HDF data and supporting users of HDF technologies</text:span><text:span text:style-name="T60">. [online] Available at: https://www.hdfgroup.org [Accessed 18 Oct. 2019].</text:span><text:bookmark text:name="js-reference-string-02"/></text:p>
      <text:p text:style-name="P5"/>
      <text:p text:style-name="P5"/>
      <text:p text:style-name="P6"><text:span text:style-name="T61">6.4.</text:span><text:span text:style-name="T60"> </text:span><text:bookmark text:name="js-reference-string-01"/><text:alphabetical-index-mark-start text:id="IMark68368984"/><text:alphabetical-index-mark-start text:id="IMark65378232"/><text:alphabetical-index-mark-start text:id="IMark63277352"/><text:alphabetical-index-mark-start text:id="IMark68047656"/><text:alphabetical-index-mark-start text:id="IMark75006040"/>Hdfql<text:alphabetical-index-mark-end text:id="IMark75006040"/><text:alphabetical-index-mark-end text:id="IMark68047656"/><text:alphabetical-index-mark-end text:id="IMark63277352"/><text:alphabetical-index-mark-end text:id="IMark65378232"/><text:alphabetical-index-mark-end text:id="IMark68368984"/>.com. (2019). <text:span text:style-name="T22">The easy way to </text:span><text:alphabetical-index-mark-start text:id="IMark54226520"/><text:alphabetical-index-mark-start text:id="IMark64585464"/><text:alphabetical-index-mark-start text:id="IMark73279528"/><text:alphabetical-index-mark-start text:id="IMark67740040"/><text:alphabetical-index-mark-start text:id="IMark67735592"/><text:span text:style-name="T22">manage</text:span><text:alphabetical-index-mark-end text:id="IMark67735592"/><text:alphabetical-index-mark-end text:id="IMark67740040"/><text:alphabetical-index-mark-end text:id="IMark73279528"/><text:alphabetical-index-mark-end text:id="IMark64585464"/><text:alphabetical-index-mark-end text:id="IMark54226520"/><text:span text:style-name="T22"> </text:span><text:alphabetical-index-mark-start text:id="IMark67524664"/><text:alphabetical-index-mark-start text:id="IMark61167448"/><text:alphabetical-index-mark-start text:id="IMark71943208"/><text:alphabetical-index-mark-start text:id="IMark73588344"/><text:alphabetical-index-mark-start text:id="IMark68341400"/><text:span text:style-name="T22">HDF5</text:span><text:alphabetical-index-mark-end text:id="IMark68341400"/><text:alphabetical-index-mark-end text:id="IMark73588344"/><text:alphabetical-index-mark-end text:id="IMark71943208"/><text:alphabetical-index-mark-end text:id="IMark61167448"/><text:alphabetical-index-mark-end text:id="IMark67524664"/><text:span text:style-name="T22"> data</text:span>. [online] Available at: http://www.<text:alphabetical-index-mark-start text:id="IMark71309368"/><text:alphabetical-index-mark-start text:id="IMark68132280"/><text:alphabetical-index-mark-start text:id="IMark64792984"/><text:alphabetical-index-mark-start text:id="IMark64675064"/><text:alphabetical-index-mark-start text:id="IMark71642872"/>hdfql<text:alphabetical-index-mark-end text:id="IMark71642872"/><text:alphabetical-index-mark-end text:id="IMark64675064"/><text:alphabetical-index-mark-end text:id="IMark64792984"/><text:alphabetical-index-mark-end text:id="IMark68132280"/><text:alphabetical-index-mark-end text:id="IMark71309368"/>.com/ [Accessed 18 Oct. 2019].</text:p>
      <text:p text:style-name="P4"/>
      <text:p text:style-name="P11"/>
      <text:p text:style-name="P11"/>
      <text:p text:style-name="P8"/>
      <text:p text:style-name="P8"/>
      <text:p text:style-name="P8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1">7. 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118" text:outline-level="1">7. Alphabetical Index</text:h>
          </text:index-title>
          <text:p text:style-name="P119"/>
          <text:p text:style-name="P119">A</text:p>
          <text:p text:style-name="P115"/>
          <text:p text:style-name="P115">advantage<text:tab/>1, 5p.</text:p>
          <text:p text:style-name="P115">append<text:tab/>9p.</text:p>
          <text:p text:style-name="P119"/>
          <text:p text:style-name="P119"/>
          <text:p text:style-name="P119">C</text:p>
          <text:p text:style-name="P115"/>
          <text:p text:style-name="P115">call<text:tab/>3, 8p., 11p., 14p., 19, 21</text:p>
          <text:p text:style-name="P115">Call<text:tab/>3, 15, 18p.</text:p>
          <text:p text:style-name="P115">character<text:tab/>5, 7pp., 11p., 19p.</text:p>
          <text:p text:style-name="P115">code<text:tab/>6, 8, 11p.</text:p>
          <text:p text:style-name="P115">command<text:tab/>1, 5p.</text:p>
          <text:p text:style-name="P115">Command<text:tab/>22</text:p>
          <text:p text:style-name="P115">common<text:tab/>1, 3, 5, 15</text:p>
          <text:p text:style-name="P115">composite<text:tab/>3, 7pp., 13p., 19</text:p>
          <text:p text:style-name="P115">Composite<text:tab/>7, 10</text:p>
          <text:p text:style-name="P115">contribute<text:tab/>2</text:p>
          <text:p text:style-name="P115">CONTRIBUTING<text:tab/>2</text:p>
          <text:p text:style-name="P115">COPYING<text:tab/>2</text:p>
          <text:p text:style-name="P119"/>
          <text:p text:style-name="P119"/>
          <text:p text:style-name="P119">D</text:p>
          <text:p text:style-name="P115"/>
          <text:p text:style-name="P115">database<text:tab/>1, 5pp., 9p., 12, 14pp., 18pp.</text:p>
          <text:p text:style-name="P115">database.db<text:tab/>9</text:p>
          <text:p text:style-name="P115">database.h5<text:tab/>10</text:p>
          <text:p text:style-name="P115">dataset<text:tab/>5, 9p., 14</text:p>
          <text:p text:style-name="P115">DBMS<text:tab/>7</text:p>
          <text:p text:style-name="P115">develop<text:tab/>1</text:p>
          <text:p text:style-name="P115">developer<text:tab/>1</text:p>
          <text:p text:style-name="P115">dialect<text:tab/>3, 8</text:p>
          <text:p text:style-name="P115"><text:soft-page-break/>dot<text:tab/>1, 5</text:p>
          <text:p text:style-name="P119"/>
          <text:p text:style-name="P119"/>
          <text:p text:style-name="P119">E</text:p>
          <text:p text:style-name="P115"/>
          <text:p text:style-name="P115">Edronkin<text:tab/>1</text:p>
          <text:p text:style-name="P115">environment<text:tab/>3, 14p.</text:p>
          <text:p text:style-name="P115">es<text:tab/>2, 22</text:p>
          <text:p text:style-name="P115">execute<text:tab/>5, 20p.</text:p>
          <text:p text:style-name="P119"/>
          <text:p text:style-name="P119"/>
          <text:p text:style-name="P119">F</text:p>
          <text:p text:style-name="P115"/>
          <text:p text:style-name="P115">factor<text:tab/>7</text:p>
          <text:p text:style-name="P115">file<text:tab/>1pp., 5, 7pp.</text:p>
          <text:p text:style-name="P115">folder<text:tab/>9, 16pp.</text:p>
          <text:p text:style-name="P115">format<text:tab/>2, 5, 16, 20p.</text:p>
          <text:p text:style-name="P115">Fortran<text:tab/>15</text:p>
          <text:p text:style-name="P119"/>
          <text:p text:style-name="P119"/>
          <text:p text:style-name="P119">G</text:p>
          <text:p text:style-name="P115"/>
          <text:p text:style-name="P115">g++<text:tab/>17</text:p>
          <text:p text:style-name="P115">gcc<text:tab/>15, 17</text:p>
          <text:p text:style-name="P119"/>
          <text:p text:style-name="P119"/>
          <text:p text:style-name="P119">H</text:p>
          <text:p text:style-name="P115"/>
          <text:p text:style-name="P115">handle<text:tab/>5, 10, 13, 15</text:p>
          <text:p text:style-name="P115">hdf5<text:tab/>1</text:p>
          <text:p text:style-name="P115">HDF5<text:tab/>1p., 5pp., 10pp., 21p.</text:p>
          <text:p text:style-name="P115">hdfql<text:tab/>1, 17p., 22</text:p>
          <text:p text:style-name="P115">Hdfql<text:tab/>22</text:p>
          <text:p text:style-name="P115">HDFql<text:tab/>2p., 5pp., 9pp., 17p., 21</text:p>
          <text:p text:style-name="P119"/>
          <text:p text:style-name="P119"/>
          <text:p text:style-name="P119">I</text:p>
          <text:p text:style-name="P115"><text:soft-page-break/></text:p>
          <text:p text:style-name="P115">independent<text:tab/>5</text:p>
          <text:p text:style-name="P115">information<text:tab/>2</text:p>
          <text:p text:style-name="P115">INSERT<text:tab/>8</text:p>
          <text:p text:style-name="P115">install<text:tab/>2p., 11, 18</text:p>
          <text:p text:style-name="P115">Install<text:tab/>3, 17</text:p>
          <text:p text:style-name="P115">instance<text:tab/>9p.</text:p>
          <text:p text:style-name="P119"/>
          <text:p text:style-name="P119"/>
          <text:p text:style-name="P119">L</text:p>
          <text:p text:style-name="P115"/>
          <text:p text:style-name="P115">libraries<text:tab/>11, 14p., 18</text:p>
          <text:p text:style-name="P115">library<text:tab/>14</text:p>
          <text:p text:style-name="P115">license<text:tab/>2, 16</text:p>
          <text:p text:style-name="P115">License<text:tab/>2p.</text:p>
          <text:p text:style-name="P115">link<text:tab/>18</text:p>
          <text:p text:style-name="P115">Link<text:tab/>17</text:p>
          <text:p text:style-name="P115">Linux<text:tab/>15, 17p.</text:p>
          <text:p text:style-name="P115">listing<text:tab/>8p., 19p.</text:p>
          <text:p text:style-name="P115">lock<text:tab/>14p.</text:p>
          <text:p text:style-name="P115">locking<text:tab/>14p.</text:p>
          <text:p text:style-name="P115">lsqlite<text:tab/>17</text:p>
          <text:p text:style-name="P119"/>
          <text:p text:style-name="P119"/>
          <text:p text:style-name="P119">M</text:p>
          <text:p text:style-name="P115"/>
          <text:p text:style-name="P115">macro<text:tab/>18pp.</text:p>
          <text:p text:style-name="P115">manage<text:tab/>7, 14, 22</text:p>
          <text:p text:style-name="P115">MariaDB<text:tab/>5</text:p>
          <text:p text:style-name="P115">module<text:tab/>2</text:p>
          <text:p text:style-name="P115">mpi<text:tab/>3, 14p., 17p.</text:p>
          <text:p text:style-name="P115">MPI<text:tab/>14p.</text:p>
          <text:p text:style-name="P115">multiple<text:tab/>19</text:p>
          <text:p text:style-name="P115"><text:soft-page-break/>Mysql<text:tab/>5</text:p>
          <text:p text:style-name="P119"/>
          <text:p text:style-name="P119"/>
          <text:p text:style-name="P119">O</text:p>
          <text:p text:style-name="P115"/>
          <text:p text:style-name="P115">OPEN_QUERY_CLOSE<text:tab/>4, 20p.</text:p>
          <text:p text:style-name="P115">OPEN_QUERY_CLOSE_SHOW<text:tab/>4, 20</text:p>
          <text:p text:style-name="P115">openmp<text:tab/>17</text:p>
          <text:p text:style-name="P115">OpenMP<text:tab/>14p., 18</text:p>
          <text:p text:style-name="P115">operating<text:tab/>18</text:p>
          <text:p text:style-name="P115">Operating<text:tab/>3, 15</text:p>
          <text:p text:style-name="P115">operation<text:tab/>9</text:p>
          <text:p text:style-name="P115">orcid<text:tab/>1</text:p>
          <text:p text:style-name="P115">overwrite<text:tab/>9p.</text:p>
          <text:p text:style-name="P119"/>
          <text:p text:style-name="P119"/>
          <text:p text:style-name="P119">P</text:p>
          <text:p text:style-name="P115"/>
          <text:p text:style-name="P115">parse<text:tab/>9, 19</text:p>
          <text:p text:style-name="P115">path<text:tab/>17, 19</text:p>
          <text:p text:style-name="P115">PATH<text:tab/>19</text:p>
          <text:p text:style-name="P115">PostgreSQL<text:tab/>5</text:p>
          <text:p text:style-name="P115">preparation<text:tab/>14</text:p>
          <text:p text:style-name="P115">pretty<text:tab/>20p.</text:p>
          <text:p text:style-name="P115">PRETTY<text:tab/>4, 20p.</text:p>
          <text:p text:style-name="P115">PRETTY_SHOW<text:tab/>4, 20p.</text:p>
          <text:p text:style-name="P115">program<text:tab/>1, 5, 8, 11, 14, 20p.</text:p>
          <text:p text:style-name="P115">project<text:tab/>1p.</text:p>
          <text:p text:style-name="P119"/>
          <text:p text:style-name="P119"/>
          <text:p text:style-name="P119">Q</text:p>
          <text:p text:style-name="P115"/>
          <text:p text:style-name="P115">ql<text:tab/>7p.</text:p>
          <text:p text:style-name="P115">queries<text:tab/>1, 5pp., 19pp.</text:p>
          <text:p text:style-name="P115">query<text:tab/>1, 3, 5pp., 14, 18pp.</text:p>
          <text:p text:style-name="P115"><text:soft-page-break/>Query<text:tab/>19</text:p>
          <text:p text:style-name="P115">QUERY<text:tab/>4, 20p.</text:p>
          <text:p text:style-name="P119"/>
          <text:p text:style-name="P119"/>
          <text:p text:style-name="P119">R</text:p>
          <text:p text:style-name="P115"/>
          <text:p text:style-name="P115">RDBMS<text:tab/>7</text:p>
          <text:p text:style-name="P115">README<text:tab/>2</text:p>
          <text:p text:style-name="P115">relational<text:tab/>5, 12, 15</text:p>
          <text:p text:style-name="P115">Relational<text:tab/>7</text:p>
          <text:p text:style-name="P115">repetitive<text:tab/>5, 14</text:p>
          <text:p text:style-name="P115">result<text:tab/>3, 6pp., 18pp.</text:p>
          <text:p text:style-name="P115">results<text:tab/>3, 7pp., 18pp.</text:p>
          <text:p text:style-name="P115">retrieve<text:tab/>9, 14</text:p>
          <text:p text:style-name="P115">return<text:tab/>8p., 19</text:p>
          <text:p text:style-name="P119"/>
          <text:p text:style-name="P119"/>
          <text:p text:style-name="P119">S</text:p>
          <text:p text:style-name="P115"/>
          <text:p text:style-name="P115">Scheme<text:tab/>12, 15</text:p>
          <text:p text:style-name="P115">select<text:tab/>8</text:p>
          <text:p text:style-name="P115">SELECT<text:tab/>8pp., 12, 19</text:p>
          <text:p text:style-name="P115">sentence<text:tab/>5</text:p>
          <text:p text:style-name="P115">server<text:tab/>5</text:p>
          <text:p text:style-name="P115">setting<text:tab/>2</text:p>
          <text:p text:style-name="P115">single<text:tab/>5p., 10p., 14</text:p>
          <text:p text:style-name="P115">Single<text:tab/>10</text:p>
          <text:p text:style-name="P115">snippet<text:tab/>18</text:p>
          <text:p text:style-name="P115">sql<text:tab/>1pp., 5pp.</text:p>
          <text:p text:style-name="P115">Sql<text:tab/>1pp., 5pp., 18, 20pp.</text:p>
          <text:p text:style-name="P115">SQL<text:tab/>1, 3, 5pp., 14p., 18, 21p.</text:p>
          <text:p text:style-name="P115">sqlite<text:tab/>1, 17, 22</text:p>
          <text:p text:style-name="P115">Sqlite<text:tab/>1pp., 5pp., 18, 20pp.</text:p>
          <text:p text:style-name="P115"><text:soft-page-break/>SQLite<text:tab/>22</text:p>
          <text:p text:style-name="P115">Sqlite3<text:tab/>1</text:p>
          <text:p text:style-name="P115">sqlp_pretty_tmp.txt<text:tab/>21</text:p>
          <text:p text:style-name="P115">string<text:tab/>11p., 14, 19pp.</text:p>
          <text:p text:style-name="P115">syntax<text:tab/>3, 5, 10, 12, 19</text:p>
          <text:p text:style-name="P115">system<text:tab/>2p., 5, 7, 10pp., 15, 17p.</text:p>
          <text:p text:style-name="P115">System<text:tab/>3, 11</text:p>
          <text:p text:style-name="P119"/>
          <text:p text:style-name="P119"/>
          <text:p text:style-name="P119">T</text:p>
          <text:p text:style-name="P115"/>
          <text:p text:style-name="P115">table<text:tab/>6, 9p., 12, 14p., 19</text:p>
          <text:p text:style-name="P115">Table<text:tab/>3</text:p>
          <text:p text:style-name="P115">terminal<text:tab/>1, 11p., 18</text:p>
          <text:p text:style-name="P115">TEST_DB<text:tab/>4, 20</text:p>
          <text:p text:style-name="P115">thread<text:tab/>3, 14p.</text:p>
          <text:p text:style-name="P115">tool<text:tab/>5, 14</text:p>
          <text:p text:style-name="P115">trouble<text:tab/>18</text:p>
          <text:p text:style-name="P119"/>
          <text:p text:style-name="P119"/>
          <text:p text:style-name="P119">W</text:p>
          <text:p text:style-name="P115"/>
          <text:p text:style-name="P115">Windows<text:tab/>15</text:p>
          <text:p text:style-name="P119"/>
          <text:p text:style-name="P119"/>
          <text:p text:style-name="P119">Y</text:p>
          <text:p text:style-name="P115"/>
          <text:p text:style-name="P115">your_database<text:tab/>9p., 12, 19</text:p>
          <text:p text:style-name="P115">your_database.db<text:tab/>9</text:p>
          <text:p text:style-name="P115">your_database.h5<text:tab/>10</text:p>
          <text:p text:style-name="P115">your_dataset<text:tab/>10</text:p>
          <text:p text:style-name="P115">your_table<text:tab/>9p., 12, 19</text:p>
          <text:p text:style-name="P119"/>
          <text:p text:style-name="P119"/>
          <text:p text:style-name="P119">.</text:p>
          <text:p text:style-name="P115"/>
          <text:p text:style-name="P115"><text:soft-page-break/>.cpp<text:tab/>16p.</text:p>
          <text:p text:style-name="P115">.db<text:tab/>7, 9, 18p.</text:p>
          <text:p text:style-name="P115">.h5<text:tab/>7, 9p., 18</text:p>
          <text:p text:style-name="P115">.hpp<text:tab/>16p.</text:p>
          <text:p text:style-name="P115">.hql<text:tab/>7</text:p>
          <text:p text:style-name="P115">.sql<text:tab/>1, 7p., 10, 13p., 16, 18p., 22</text:p>
          <text:p text:style-name="P115">.txt<text:tab/>9p., 19pp.</text:p>
          <text:p text:style-name="P119"/>
          <text:p text:style-name="P119"/>
          <text:p text:style-name="P119">/</text:p>
          <text:p text:style-name="P115"/>
          <text:p text:style-name="P115">/doc<text:tab/>3, 16</text:p>
          <text:p text:style-name="P115">/examples<text:tab/>3, 16, 19</text:p>
        </text:index-body>
      </text:alphabetical-index>
      <text:p text:style-name="P49"/>
      <text:p text:style-name="P8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4:43:04.266971651</meta:creation-date>
    <dc:date>2019-12-25T20:20:59.122175608</dc:date>
    <meta:editing-duration>P6DT18H53M32S</meta:editing-duration>
    <meta:editing-cycles>150</meta:editing-cycles>
    <meta:generator>LibreOffice/5.1.6.2$Linux_X86_64 LibreOffice_project/10m0$Build-2</meta:generator>
    <meta:document-statistic meta:table-count="0" meta:image-count="0" meta:object-count="0" meta:page-count="29" meta:paragraph-count="396" meta:word-count="4247" meta:character-count="24636" meta:non-whitespace-character-count="20775"/>
  </office:meta>
</office:document-meta>
</file>